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C000000032FDB43D9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cm"/>
    </style:style>
    <style:style style:name="co3" style:family="table-column">
      <style:table-column-properties fo:break-before="auto" style:column-width="1.739cm"/>
    </style:style>
    <style:style style:name="co4" style:family="table-column">
      <style:table-column-properties fo:break-before="auto" style:column-width="2.835cm"/>
    </style:style>
    <style:style style:name="co5" style:family="table-column">
      <style:table-column-properties fo:break-before="auto" style:column-width="1.023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5.602cm"/>
    </style:style>
    <style:style style:name="co8" style:family="table-column">
      <style:table-column-properties fo:break-before="auto" style:column-width="2.789cm"/>
    </style:style>
    <style:style style:name="co9" style:family="table-column">
      <style:table-column-properties fo:break-before="auto" style:column-width="2.655cm"/>
    </style:style>
    <style:style style:name="co10" style:family="table-column">
      <style:table-column-properties fo:break-before="auto" style:column-width="5.851cm"/>
    </style:style>
    <style:style style:name="co11" style:family="table-column">
      <style:table-column-properties fo:break-before="auto" style:column-width="0.975cm"/>
    </style:style>
    <style:style style:name="co12" style:family="table-column">
      <style:table-column-properties fo:break-before="auto" style:column-width="2.731cm"/>
    </style:style>
    <style:style style:name="co13" style:family="table-column">
      <style:table-column-properties fo:break-before="auto" style:column-width="3.70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51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02cm" fo:break-before="auto" style:use-optimal-row-height="true"/>
    </style:style>
    <style:style style:name="ro6" style:family="table-row">
      <style:table-row-properties style:row-height="0.40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Structure">
      <style:table-properties table:display="true" style:writing-mode="lr-tb"/>
    </style:style>
    <style:style style:name="ta4" style:family="table" style:master-page-name="PageStyle_5f_Sheet_20_40">
      <style:table-properties table:display="true" style:writing-mode="lr-tb"/>
    </style:style>
    <style:style style:name="ta5" style:family="table" style:master-page-name="PageStyle_5f_Sheet_20_41">
      <style:table-properties table:display="true" style:writing-mode="lr-tb"/>
    </style:style>
    <style:style style:name="ta6" style:family="table" style:master-page-name="PageStyle_5f_Sheet_20_42">
      <style:table-properties table:display="true" style:writing-mode="lr-tb"/>
    </style:style>
    <style:style style:name="ta7" style:family="table" style:master-page-name="PageStyle_5f_Sheet_20_43">
      <style:table-properties table:display="true" style:writing-mode="lr-tb"/>
    </style:style>
    <style:style style:name="ta8" style:family="table" style:master-page-name="PageStyle_5f_Sheet_20_44">
      <style:table-properties table:display="true" style:writing-mode="lr-tb"/>
    </style:style>
    <style:style style:name="ta9" style:family="table" style:master-page-name="PageStyle_5f_Sheet_20_45">
      <style:table-properties table:display="true" style:writing-mode="lr-tb"/>
    </style:style>
    <style:style style:name="ta10" style:family="table" style:master-page-name="PageStyle_5f_Sheet_20_46">
      <style:table-properties table:display="true" style:writing-mode="lr-tb"/>
    </style:style>
    <style:style style:name="ta11" style:family="table" style:master-page-name="PageStyle_5f_Sheet_20_47">
      <style:table-properties table:display="true" style:writing-mode="lr-tb"/>
    </style:style>
    <style:style style:name="ta12" style:family="table" style:master-page-name="PageStyle_5f_Sheet_20_48">
      <style:table-properties table:display="true" style:writing-mode="lr-tb"/>
    </style:style>
    <style:style style:name="ta13" style:family="table" style:master-page-name="PageStyle_5f_Sheet_20_49">
      <style:table-properties table:display="true" style:writing-mode="lr-tb"/>
    </style:style>
    <style:style style:name="ta14" style:family="table" style:master-page-name="PageStyle_5f_Sheet_20_50">
      <style:table-properties table:display="true" style:writing-mode="lr-tb"/>
    </style:style>
    <style:style style:name="ta15" style:family="table" style:master-page-name="PageStyle_5f_Sheet_20_51">
      <style:table-properties table:display="true" style:writing-mode="lr-tb"/>
    </style:style>
    <style:style style:name="ta16" style:family="table" style:master-page-name="PageStyle_5f_Sheet_20_52">
      <style:table-properties table:display="true" style:writing-mode="lr-tb"/>
    </style:style>
    <style:style style:name="ta17" style:family="table" style:master-page-name="PageStyle_5f_Sheet_20_53">
      <style:table-properties table:display="true" style:writing-mode="lr-tb"/>
    </style:style>
    <style:style style:name="ta18" style:family="table" style:master-page-name="PageStyle_5f_Sheet_20_54">
      <style:table-properties table:display="true" style:writing-mode="lr-tb"/>
    </style:style>
    <style:style style:name="ta19" style:family="table" style:master-page-name="PageStyle_5f_Sheet_20_55">
      <style:table-properties table:display="true" style:writing-mode="lr-tb"/>
    </style:style>
    <style:style style:name="ta20" style:family="table" style:master-page-name="PageStyle_5f_Sheet_20_56">
      <style:table-properties table:display="true" style:writing-mode="lr-tb"/>
    </style:style>
    <style:style style:name="ta21" style:family="table" style:master-page-name="PageStyle_5f_Sheet_20_57">
      <style:table-properties table:display="true" style:writing-mode="lr-tb"/>
    </style:style>
    <style:style style:name="ta22" style:family="table" style:master-page-name="PageStyle_5f_Sheet_20_58">
      <style:table-properties table:display="true" style:writing-mode="lr-tb"/>
    </style:style>
    <style:style style:name="ta23" style:family="table" style:master-page-name="PageStyle_5f_Sheet_20_59">
      <style:table-properties table:display="true" style:writing-mode="lr-tb"/>
    </style:style>
    <style:style style:name="ta24" style:family="table" style:master-page-name="PageStyle_5f_Sheet_20_60">
      <style:table-properties table:display="true" style:writing-mode="lr-tb"/>
    </style:style>
    <style:style style:name="ta25" style:family="table" style:master-page-name="PageStyle_5f_Sheet_20_61">
      <style:table-properties table:display="true" style:writing-mode="lr-tb"/>
    </style:style>
    <style:style style:name="ta26" style:family="table" style:master-page-name="PageStyle_5f_Sheet_20_62">
      <style:table-properties table:display="true" style:writing-mode="lr-tb"/>
    </style:style>
    <style:style style:name="ta27" style:family="table" style:master-page-name="PageStyle_5f_Sheet_20_63">
      <style:table-properties table:display="true" style:writing-mode="lr-tb"/>
    </style:style>
    <style:style style:name="ta28" style:family="table" style:master-page-name="PageStyle_5f_Sheet_20_64">
      <style:table-properties table:display="true" style:writing-mode="lr-tb"/>
    </style:style>
    <style:style style:name="ta29" style:family="table" style:master-page-name="PageStyle_5f_Sheet_20_65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style:font-name="Liberation Serif" style:font-name-asian="Segoe UI" style:font-name-complex="Tahoma"/>
    </style:style>
    <style:style style:name="ce10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 style:data-style-name="N37"/>
    <style:style style:name="ce12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6f6f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fo:background-color="#0096dc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Default">
      <style:table-cell-properties fo:background-color="#dce6f1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" style:family="table-cell" style:parent-style-name="Default">
      <style:table-cell-properties fo:background-color="#4669af" style:diagonal-bl-tr="none" style:diagonal-tl-br="none" style:text-align-source="fix" style:repeat-content="false" fo:wrap-option="no-wrap" fo:border="0.74pt solid #b0b0b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" style:family="table-cell" style:parent-style-name="Default">
      <style:table-cell-properties fo:background-color="#606060" style:rotation-align="none"/>
    </style:style>
    <style:style style:name="ce20" style:family="table-cell" style:parent-style-name="Default" style:data-style-name="N3">
      <style:table-cell-properties fo:background-color="#f6f6f6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Summary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ce2"/>
        <table:table-column table:style-name="co4" table:default-cell-style-name="ce4"/>
        <table:table-column table:style-name="co5" table:default-cell-style-name="ce4"/>
        <table:table-column table:style-name="co2" table:default-cell-style-name="Default"/>
        <table:table-column table:style-name="co6" table:number-columns-repeated="16379" table:default-cell-style-name="Default"/>
        <table:table-row table:style-name="ro2">
          <table:table-cell>
            <draw:frame table:end-cell-address="Summary.R7" table:end-x="0.869cm" table:end-y="0.158cm" draw:z-index="0" draw:name="Picture 1" draw:style-name="gr1" draw:text-style-name="P1" svg:width="33.866cm" svg:height="3.333cm" svg:x="0cm" svg:y="0cm">
              <draw:image xlink:href="Pictures/10000001000003C000000032FDB43D9C.png" xlink:type="simple" xlink:show="embed" xlink:actuate="onLoad" draw:mime-type="image/png">
                <text:p/>
              </draw:image>
              <svg:desc>Picture</svg:desc>
            </draw:frame>
          </table:table-cell>
          <table:table-cell table:style-name="Default" table:number-columns-repeated="3"/>
          <table:table-cell table:number-columns-repeated="1638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/>
          <table:table-cell table:style-name="Default" table:number-columns-repeated="3"/>
          <table:table-cell table:style-name="ce11"/>
          <table:table-cell table:number-columns-repeated="16379"/>
        </table:table-row>
        <table:table-row table:style-name="ro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/>
          <table:table-cell table:style-name="Default"/>
          <table:table-cell table:style-name="ce8" office:value-type="string" calcext:value-type="string">
            <text:p>16.04.2025 Download From:</text:p>
          </table:table-cell>
          <table:table-cell table:style-name="Default"/>
          <table:table-cell table:number-columns-repeated="16380"/>
        </table:table-row>
        <table:table-row table:style-name="ro2">
          <table:table-cell/>
          <table:table-cell table:style-name="Default"/>
          <table:table-cell table:style-name="ce9" office:value-type="string" calcext:value-type="string">
            <text:p>' <text:a xlink:href="https://ec.europa.eu/eurostat/databrowser/view/DEMO_GIND__custom_3013169/bookmark/table?lang=en&amp;bookmarkId=c4612cfe-62b5-4670-89ea-d50a6828366e&amp;page=time:2021" xlink:type="simple">[demo_gind] Population change - Demographic balance and crude rates at national level</text:a> </text:p>
          </table:table-cell>
          <table:table-cell table:style-name="Default"/>
          <table:table-cell table:number-columns-repeated="16380"/>
        </table:table-row>
        <table:table-row table:style-name="ro2">
          <table:table-cell/>
          <table:table-cell table:style-name="Default"/>
          <table:table-cell table:style-name="Default" office:value-type="string" calcext:value-type="string">
            <text:p>'<text:a xlink:href="https://ec.europa.eu/eurostat/databrowser/view/DEMO_GIND__custom_3013169/bookmark/table?lang=en&amp;bookmarkId=c4612cfe-62b5-4670-89ea-d50a6828366e&amp;page=time:2021" xlink:type="simple">https://ec.europa.eu/eurostat/databrowser/view/DEMO_GIND__custom_3013169/bookmark/table?lang=en&amp;bookmarkId=c4612cfe-62b5-4670-89ea-d50a6828366e&amp;page=time:2021</text:a></text:p>
          </table:table-cell>
          <table:table-cell table:style-name="Default"/>
          <table:table-cell table:number-columns-repeated="1638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ce1" office:value-type="string" calcext:value-type="string">
            <text:p>Population change - Demographic balance and crude rates at national level [demo_gind__custom_3013169]</text:p>
          </table:table-cell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ce2" office:value-type="string" calcext:value-type="string">
            <text:p><text:a xlink:href="https://ec.europa.eu/eurostat/databrowser/product/page/demo_gind__custom_3013169" xlink:type="simple">Open product page</text:a></text:p>
          </table:table-cell>
          <table:table-cell office:value-type="string" calcext:value-type="string">
            <text:p><text:a xlink:href="https://ec.europa.eu/eurostat/databrowser/view/demo_gind__custom_3013169/default/table" xlink:type="simple">Open in Data Browser</text:a></text:p>
          </table:table-cell>
          <table:table-cell table:style-name="Default" table:number-columns-repeated="2"/>
          <table:table-cell table:number-columns-repeated="16380"/>
        </table:table-row>
        <table:table-row table:style-name="ro3">
          <table:table-cell table:style-name="ce3" office:value-type="string" calcext:value-type="string">
            <text:p>Description: </text:p>
          </table:table-cell>
          <table:table-cell table:style-name="ce5" office:value-type="string" calcext:value-type="string" table:number-columns-spanned="14" table:number-rows-spanned="1">
            <text:p>-</text:p>
          </table:table-cell>
          <table:covered-table-cell table:number-columns-repeated="2" table:style-name="Default"/>
          <table:covered-table-cell table:number-columns-repeated="11"/>
          <table:table-cell table:number-columns-repeated="16369"/>
        </table:table-row>
        <table:table-row table:style-name="ro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 table:style-name="ce4" office:value-type="string" calcext:value-type="string">
            <text:p>Last update of data: </text:p>
          </table:table-cell>
          <table:table-cell table:style-name="Default" table:number-columns-repeated="2"/>
          <table:table-cell office:value-type="string" calcext:value-type="string">
            <text:p>27/03/2025 23:00</text:p>
          </table:table-cell>
          <table:table-cell table:number-columns-repeated="16380"/>
        </table:table-row>
        <table:table-row table:style-name="ro2">
          <table:table-cell table:style-name="ce4" office:value-type="string" calcext:value-type="string">
            <text:p>Last change of data structure: </text:p>
          </table:table-cell>
          <table:table-cell table:style-name="Default" table:number-columns-repeated="2"/>
          <table:table-cell office:value-type="string" calcext:value-type="string">
            <text:p>26/11/2024 23:00</text:p>
          </table:table-cell>
          <table:table-cell table:number-columns-repeated="16380"/>
        </table:table-row>
        <table:table-row table:style-name="ro2">
          <table:table-cell/>
          <table:table-cell table:style-name="Default" table:number-columns-repeated="3"/>
          <table:table-cell table:number-columns-repeated="16380"/>
        </table:table-row>
        <table:table-row table:style-name="ro2">
          <table:table-cell/>
          <table:table-cell table:style-name="ce6" office:value-type="string" calcext:value-type="string">
            <text:p>Institutional source(s)</text:p>
          </table:table-cell>
          <table:table-cell table:style-name="Default" table:number-columns-repeated="2"/>
          <table:table-cell table:number-columns-repeated="16380"/>
        </table:table-row>
        <table:table-row table:style-name="ro2">
          <table:table-cell/>
          <table:table-cell table:style-name="Default"/>
          <table:table-cell office:value-type="string" calcext:value-type="string">
            <text:p>Eurostat</text:p>
          </table:table-cell>
          <table:table-cell table:style-name="Default"/>
          <table:table-cell table:number-columns-repeated="16380"/>
        </table:table-row>
        <table:table-row table:style-name="ro2">
          <table:table-cell/>
          <table:table-cell table:style-name="ce1" office:value-type="string" calcext:value-type="string">
            <text:p>Contents</text:p>
          </table:table-cell>
          <table:table-cell table:style-name="ce1" office:value-type="string" calcext:value-type="string">
            <text:p>Time frequency</text:p>
          </table:table-cell>
          <table:table-cell table:style-name="ce1" office:value-type="string" calcext:value-type="string">
            <text:p>Time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'.A1" xlink:type="simple">Sheet 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6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'.A1" xlink:type="simple">Sheet 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6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'.A1" xlink:type="simple">Sheet 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6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'.A1" xlink:type="simple">Sheet 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6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'.A1" xlink:type="simple">Sheet 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6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6'.A1" xlink:type="simple">Sheet 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6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7'.A1" xlink:type="simple">Sheet 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6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8'.A1" xlink:type="simple">Sheet 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6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9'.A1" xlink:type="simple">Sheet 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6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10'.A1" xlink:type="simple">Sheet 1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6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1'.A1" xlink:type="simple">Sheet 1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7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12'.A1" xlink:type="simple">Sheet 1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7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3'.A1" xlink:type="simple">Sheet 1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7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14'.A1" xlink:type="simple">Sheet 1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7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5'.A1" xlink:type="simple">Sheet 1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7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16'.A1" xlink:type="simple">Sheet 1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7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7'.A1" xlink:type="simple">Sheet 1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7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18'.A1" xlink:type="simple">Sheet 1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7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19'.A1" xlink:type="simple">Sheet 1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7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0'.A1" xlink:type="simple">Sheet 2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7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21'.A1" xlink:type="simple">Sheet 2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8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2'.A1" xlink:type="simple">Sheet 2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8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23'.A1" xlink:type="simple">Sheet 2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8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4'.A1" xlink:type="simple">Sheet 2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8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25'.A1" xlink:type="simple">Sheet 2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8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6'.A1" xlink:type="simple">Sheet 2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8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27'.A1" xlink:type="simple">Sheet 2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8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28'.A1" xlink:type="simple">Sheet 2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8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29'.A1" xlink:type="simple">Sheet 2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8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30'.A1" xlink:type="simple">Sheet 3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8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1'.A1" xlink:type="simple">Sheet 3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9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32'.A1" xlink:type="simple">Sheet 3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9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3'.A1" xlink:type="simple">Sheet 3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9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34'.A1" xlink:type="simple">Sheet 3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9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5'.A1" xlink:type="simple">Sheet 3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9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36'.A1" xlink:type="simple">Sheet 3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9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7'.A1" xlink:type="simple">Sheet 3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9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38'.A1" xlink:type="simple">Sheet 3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9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39'.A1" xlink:type="simple">Sheet 3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199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0'.A1" xlink:type="simple">Sheet 4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199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41'.A1" xlink:type="simple">Sheet 4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0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2'.A1" xlink:type="simple">Sheet 4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0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43'.A1" xlink:type="simple">Sheet 4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0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4'.A1" xlink:type="simple">Sheet 4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0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45'.A1" xlink:type="simple">Sheet 4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0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6'.A1" xlink:type="simple">Sheet 4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0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47'.A1" xlink:type="simple">Sheet 4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0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48'.A1" xlink:type="simple">Sheet 4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0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49'.A1" xlink:type="simple">Sheet 4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0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50'.A1" xlink:type="simple">Sheet 5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0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1'.A1" xlink:type="simple">Sheet 5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1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52'.A1" xlink:type="simple">Sheet 5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1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3'.A1" xlink:type="simple">Sheet 5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1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54'.A1" xlink:type="simple">Sheet 5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1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5'.A1" xlink:type="simple">Sheet 5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14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56'.A1" xlink:type="simple">Sheet 56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15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7'.A1" xlink:type="simple">Sheet 57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16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58'.A1" xlink:type="simple">Sheet 58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17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59'.A1" xlink:type="simple">Sheet 59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18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60'.A1" xlink:type="simple">Sheet 60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19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61'.A1" xlink:type="simple">Sheet 61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20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62'.A1" xlink:type="simple">Sheet 62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21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63'.A1" xlink:type="simple">Sheet 63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22</text:p>
          </table:table-cell>
          <table:table-cell table:number-columns-repeated="16380"/>
        </table:table-row>
        <table:table-row table:style-name="ro2">
          <table:table-cell/>
          <table:table-cell office:value-type="string" calcext:value-type="string">
            <text:p><text:a xlink:href="#'Sheet 64'.A1" xlink:type="simple">Sheet 64</text:a></text:p>
          </table:table-cell>
          <table:table-cell table:style-name="ce10" office:value-type="string" calcext:value-type="string">
            <text:p>Annual</text:p>
          </table:table-cell>
          <table:table-cell table:style-name="ce10" office:value-type="string" calcext:value-type="string">
            <text:p>2023</text:p>
          </table:table-cell>
          <table:table-cell table:number-columns-repeated="16380"/>
        </table:table-row>
        <table:table-row table:style-name="ro2">
          <table:table-cell/>
          <table:table-cell table:style-name="ce7" office:value-type="string" calcext:value-type="string">
            <text:p><text:a xlink:href="#'Sheet 65'.A1" xlink:type="simple">Sheet 65</text:a>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2024</text:p>
          </table:table-cell>
          <table:table-cell table:number-columns-repeated="16380"/>
        </table:table-row>
      </table:table>
      <table:table table:name="Structure" table:style-name="ta3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ce4"/>
        <table:table-column table:style-name="co7" table:number-columns-repeated="2" table:default-cell-style-name="Default"/>
        <table:table-column table:style-name="co6" table:number-columns-repeated="16379" table:default-cell-style-name="Default"/>
        <table:table-row table:style-name="ro2">
          <table:table-cell table:style-name="ce6" office:value-type="string" calcext:value-type="string">
            <text:p>Structure</text:p>
          </table:table-cell>
          <table:table-cell table:style-name="Default" table:number-columns-repeated="2"/>
          <table:table-cell table:number-columns-repeated="16381"/>
        </table:table-row>
        <table:table-row table:style-name="ro2">
          <table:table-cell/>
          <table:table-cell table:style-name="ce12" office:value-type="string" calcext:value-type="string">
            <text:p>Dimension</text:p>
          </table:table-cell>
          <table:table-cell table:style-name="ce12" office:value-type="string" calcext:value-type="string">
            <text:p>Position</text:p>
          </table:table-cell>
          <table:table-cell table:number-columns-repeated="16381"/>
        </table:table-row>
        <table:table-row table:style-name="ro2">
          <table:table-cell/>
          <table:table-cell table:number-columns-repeated="2" table:style-name="ce13" office:value-type="string" calcext:value-type="string">
            <text:p>Label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 frequency</text:p>
          </table:table-cell>
          <table:table-cell office:value-type="string" calcext:value-type="string">
            <text:p>Annual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Demographic indicator</text:p>
          </table:table-cell>
          <table:table-cell table:style-name="ce10" office:value-type="string" calcext:value-type="string">
            <text:p>Net migration plus statistical adjustment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emographic indicator</text:p>
          </table:table-cell>
          <table:table-cell office:value-type="string" calcext:value-type="string">
            <text:p>Deaths - total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Demographic indicator</text:p>
          </table:table-cell>
          <table:table-cell table:style-name="ce10" office:value-type="string" calcext:value-type="string">
            <text:p>Total population change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emographic indicator</text:p>
          </table:table-cell>
          <table:table-cell office:value-type="string" calcext:value-type="string">
            <text:p>Population on 1 January - total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Demographic indicator</text:p>
          </table:table-cell>
          <table:table-cell table:style-name="ce10" office:value-type="string" calcext:value-type="string">
            <text:p>Live births - total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Demographic indicator</text:p>
          </table:table-cell>
          <table:table-cell office:value-type="string" calcext:value-type="string">
            <text:p>Natural change of population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European Union - 27 countries (from 2020)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Belgium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Bulgar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Czech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Denmark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Germany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Germany including former GDR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Eston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Ireland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Greece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Spain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France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Metropolitan France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Croat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Ital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Cyprus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Latv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Lithuan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Luxembourg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Hungary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Malt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Netherlands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Austr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Poland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Portugal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Roman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Sloven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Slovak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Finland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Sweden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Iceland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Liechtenstein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Norway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Switzerland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United Kingdom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Bosnia and Herzegovin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Montenegro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Moldov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North Macedon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Georg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Alban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Serbi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Türkiye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Ukraine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Kosovo*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Andorra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Belarus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Monaco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Russ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San Marino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Geopolitical entity (reporting)</text:p>
          </table:table-cell>
          <table:table-cell table:style-name="ce10" office:value-type="string" calcext:value-type="string">
            <text:p>Armenia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Geopolitical entity (reporting)</text:p>
          </table:table-cell>
          <table:table-cell office:value-type="string" calcext:value-type="string">
            <text:p>Azerbaijan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6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6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6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6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6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6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6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6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6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6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7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7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7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7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7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7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7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7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7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7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8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8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8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8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8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8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8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8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8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8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9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9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9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9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9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9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9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9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199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199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0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0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0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0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0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0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0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0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0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0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1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1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1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1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14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15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16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17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18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19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20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21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22</text:p>
          </table:table-cell>
          <table:table-cell table:number-columns-repeated="16381"/>
        </table:table-row>
        <table:table-row table:style-name="ro2"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2023</text:p>
          </table:table-cell>
          <table:table-cell table:number-columns-repeated="16381"/>
        </table:table-row>
        <table:table-row table:style-name="ro2">
          <table:table-cell/>
          <table:table-cell table:style-name="ce10" office:value-type="string" calcext:value-type="string">
            <text:p>Time</text:p>
          </table:table-cell>
          <table:table-cell table:style-name="ce10" office:value-type="string" calcext:value-type="string">
            <text:p>2024</text:p>
          </table:table-cell>
          <table:table-cell table:number-columns-repeated="16381"/>
        </table:table-row>
      </table:table>
      <table:table table:name="Countrys-pop-sverw" table:style-name="ta1">
        <office:forms form:automatic-focus="false" form:apply-design-mode="false"/>
        <table:table-column table:style-name="co8" table:default-cell-style-name="ce14"/>
        <table:table-column table:style-name="co9" table:default-cell-style-name="Default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ce14" office:value-type="float" office:value="1999" calcext:value-type="float">
            <text:p>1999</text:p>
          </table:table-cell>
          <table:table-cell table:style-name="ce14" office:value-type="float" office:value="2000" calcext:value-type="float">
            <text:p>2000</text:p>
          </table:table-cell>
          <table:table-cell table:style-name="ce14" office:value-type="float" office:value="2001" calcext:value-type="float">
            <text:p>2001</text:p>
          </table:table-cell>
          <table:table-cell table:style-name="ce14" office:value-type="float" office:value="2002" calcext:value-type="float">
            <text:p>2002</text:p>
          </table:table-cell>
          <table:table-cell table:style-name="ce14" office:value-type="float" office:value="2003" calcext:value-type="float">
            <text:p>2003</text:p>
          </table:table-cell>
          <table:table-cell table:style-name="ce14" office:value-type="float" office:value="2004" calcext:value-type="float">
            <text:p>2004</text:p>
          </table:table-cell>
          <table:table-cell table:style-name="ce14" office:value-type="float" office:value="2005" calcext:value-type="float">
            <text:p>2005</text:p>
          </table:table-cell>
          <table:table-cell table:style-name="ce14" office:value-type="float" office:value="2006" calcext:value-type="float">
            <text:p>2006</text:p>
          </table:table-cell>
          <table:table-cell table:style-name="ce14" office:value-type="float" office:value="2007" calcext:value-type="float">
            <text:p>2007</text:p>
          </table:table-cell>
          <table:table-cell table:style-name="ce14" office:value-type="float" office:value="2008" calcext:value-type="float">
            <text:p>2008</text:p>
          </table:table-cell>
          <table:table-cell table:style-name="ce14" office:value-type="float" office:value="2009" calcext:value-type="float">
            <text:p>2009</text:p>
          </table:table-cell>
          <table:table-cell table:style-name="ce14" office:value-type="float" office:value="2010" calcext:value-type="float">
            <text:p>2010</text:p>
          </table:table-cell>
          <table:table-cell table:style-name="ce14" office:value-type="float" office:value="2011" calcext:value-type="float">
            <text:p>2011</text:p>
          </table:table-cell>
          <table:table-cell table:style-name="ce14" office:value-type="float" office:value="2012" calcext:value-type="float">
            <text:p>2012</text:p>
          </table:table-cell>
          <table:table-cell table:style-name="ce14" office:value-type="float" office:value="2013" calcext:value-type="float">
            <text:p>2013</text:p>
          </table:table-cell>
          <table:table-cell table:style-name="ce14" office:value-type="float" office:value="2014" calcext:value-type="float">
            <text:p>2014</text:p>
          </table:table-cell>
          <table:table-cell table:style-name="ce14" office:value-type="float" office:value="2015" calcext:value-type="float">
            <text:p>2015</text:p>
          </table:table-cell>
          <table:table-cell table:style-name="ce14" office:value-type="float" office:value="2016" calcext:value-type="float">
            <text:p>2016</text:p>
          </table:table-cell>
          <table:table-cell table:style-name="ce14" office:value-type="float" office:value="2017" calcext:value-type="float">
            <text:p>2017</text:p>
          </table:table-cell>
          <table:table-cell table:style-name="ce14" office:value-type="float" office:value="2018" calcext:value-type="float">
            <text:p>2018</text:p>
          </table:table-cell>
          <table:table-cell table:style-name="ce14" office:value-type="float" office:value="2019" calcext:value-type="float">
            <text:p>2019</text:p>
          </table:table-cell>
          <table:table-cell table:style-name="ce14" office:value-type="float" office:value="2020" calcext:value-type="float">
            <text:p>2020</text:p>
          </table:table-cell>
          <table:table-cell table:style-name="ce14" office:value-type="float" office:value="2021" calcext:value-type="float">
            <text:p>2021</text:p>
          </table:table-cell>
          <table:table-cell table:style-name="ce14" office:value-type="float" office:value="2022" calcext:value-type="float">
            <text:p>2022</text:p>
          </table:table-cell>
          <table:table-cell table:style-name="ce14" office:value-type="float" office:value="2023" calcext:value-type="float">
            <text:p>2023</text:p>
          </table:table-cell>
          <table:table-cell table:style-name="ce14"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formula="of:=VLOOKUP([.A2];[$'Sheet 40'.$A$11:.$H$61];8;0)" office:value-type="float" office:value="7982461" calcext:value-type="float">
            <text:p>7982461</text:p>
          </table:table-cell>
          <table:table-cell table:formula="of:=VLOOKUP([.A2];[$'Sheet 41'.$A$11:.$H$61];8;0)" office:value-type="float" office:value="8002186" calcext:value-type="float">
            <text:p>8002186</text:p>
          </table:table-cell>
          <table:table-cell table:formula="of:=VLOOKUP([.A2];[$'Sheet 42'.$A$11:.$H$61];8;0)" office:value-type="float" office:value="8020946" calcext:value-type="float">
            <text:p>8020946</text:p>
          </table:table-cell>
          <table:table-cell table:formula="of:=VLOOKUP([.A2];[$'Sheet 43'.$A$11:.$H$61];8;0)" office:value-type="float" office:value="8063640" calcext:value-type="float">
            <text:p>8063640</text:p>
          </table:table-cell>
          <table:table-cell table:formula="of:=VLOOKUP([.A2];[$'Sheet 44'.$A$11:.$H$61];8;0)" office:value-type="float" office:value="8100273" calcext:value-type="float">
            <text:p>8100273</text:p>
          </table:table-cell>
          <table:table-cell table:formula="of:=VLOOKUP([.A2];[$'Sheet 45'.$A$11:.$H$61];8;0)" office:value-type="float" office:value="8142573" calcext:value-type="float">
            <text:p>8142573</text:p>
          </table:table-cell>
          <table:table-cell table:formula="of:=VLOOKUP([.A2];[$'Sheet 46'.$A$11:.$H$61];8;0)" office:value-type="float" office:value="8201359" calcext:value-type="float">
            <text:p>8201359</text:p>
          </table:table-cell>
          <table:table-cell table:formula="of:=VLOOKUP([.A2];[$'Sheet 47'.$A$11:.$H$61];8;0)" office:value-type="float" office:value="8254298" calcext:value-type="float">
            <text:p>8254298</text:p>
          </table:table-cell>
          <table:table-cell table:formula="of:=VLOOKUP([.A2];[$'Sheet 48'.$A$11:.$H$61];8;0)" office:value-type="float" office:value="8282984" calcext:value-type="float">
            <text:p>8282984</text:p>
          </table:table-cell>
          <table:table-cell table:formula="of:=VLOOKUP([.A2];[$'Sheet 49'.$A$11:.$H$61];8;0)" office:value-type="float" office:value="8307989" calcext:value-type="float">
            <text:p>8307989</text:p>
          </table:table-cell>
          <table:table-cell table:formula="of:=VLOOKUP([.A2];[$'Sheet 50'.$A$11:.$H$61];8;0)" office:value-type="float" office:value="8335003" calcext:value-type="float">
            <text:p>8335003</text:p>
          </table:table-cell>
          <table:table-cell table:formula="of:=VLOOKUP([.A2];[$'Sheet 51'.$A$11:.$H$61];8;0)" office:value-type="float" office:value="8351643" calcext:value-type="float">
            <text:p>8351643</text:p>
          </table:table-cell>
          <table:table-cell table:formula="of:=VLOOKUP([.A2];[$'Sheet 52'.$A$11:.$H$61];8;0)" office:value-type="float" office:value="8375164" calcext:value-type="float">
            <text:p>8375164</text:p>
          </table:table-cell>
          <table:table-cell table:formula="of:=VLOOKUP([.A2];[$'Sheet 53'.$A$11:.$H$61];8;0)" office:value-type="float" office:value="8408121" calcext:value-type="float">
            <text:p>8408121</text:p>
          </table:table-cell>
          <table:table-cell table:formula="of:=VLOOKUP([.A2];[$'Sheet 54'.$A$11:.$H$61];8;0)" office:value-type="float" office:value="8451860" calcext:value-type="float">
            <text:p>8451860</text:p>
          </table:table-cell>
          <table:table-cell table:formula="of:=VLOOKUP([.A2];[$'Sheet 55'.$A$11:.$H$61];8;0)" office:value-type="float" office:value="8507786" calcext:value-type="float">
            <text:p>8507786</text:p>
          </table:table-cell>
          <table:table-cell table:formula="of:=VLOOKUP([.A2];[$'Sheet 56'.$A$11:.$H$61];8;0)" office:value-type="float" office:value="8584926" calcext:value-type="float">
            <text:p>8584926</text:p>
          </table:table-cell>
          <table:table-cell table:formula="of:=VLOOKUP([.A2];[$'Sheet 57'.$A$11:.$H$61];8;0)" office:value-type="float" office:value="8700471" calcext:value-type="float">
            <text:p>8700471</text:p>
          </table:table-cell>
          <table:table-cell table:formula="of:=VLOOKUP([.A2];[$'Sheet 58'.$A$11:.$H$61];8;0)" office:value-type="float" office:value="8772865" calcext:value-type="float">
            <text:p>8772865</text:p>
          </table:table-cell>
          <table:table-cell table:formula="of:=VLOOKUP([.A2];[$'Sheet 59'.$A$11:.$H$61];8;0)" office:value-type="float" office:value="8822267" calcext:value-type="float">
            <text:p>8822267</text:p>
          </table:table-cell>
          <table:table-cell table:formula="of:=VLOOKUP([.A2];[$'Sheet 60'.$A$11:.$H$61];8;0)" office:value-type="float" office:value="8858775" calcext:value-type="float">
            <text:p>8858775</text:p>
          </table:table-cell>
          <table:table-cell table:formula="of:=VLOOKUP([.A2];[$'Sheet 61'.$A$11:.$H$61];8;0)" office:value-type="float" office:value="8901064" calcext:value-type="float">
            <text:p>8901064</text:p>
          </table:table-cell>
          <table:table-cell table:formula="of:=VLOOKUP([.A2];[$'Sheet 62'.$A$11:.$H$61];8;0)" office:value-type="float" office:value="8932664" calcext:value-type="float">
            <text:p>8932664</text:p>
          </table:table-cell>
          <table:table-cell table:formula="of:=VLOOKUP([.A2];[$'Sheet 63'.$A$11:.$H$61];8;0)" office:value-type="float" office:value="8978929" calcext:value-type="float">
            <text:p>8978929</text:p>
          </table:table-cell>
          <table:table-cell table:formula="of:=VLOOKUP([.A2];[$'Sheet 64'.$A$11:.$H$61];8;0)" office:value-type="float" office:value="9104772" calcext:value-type="float">
            <text:p>9104772</text:p>
          </table:table-cell>
          <table:table-cell table:formula="of:=VLOOKUP([.A2];[$'Sheet 65'.$A$11:.$H$61];8;0)" office:value-type="float" office:value="9158750" calcext:value-type="float">
            <text:p>915875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formula="of:=VLOOKUP([.A3];[$'Sheet 40'.$A$11:.$H$61];8;0)" office:value-type="float" office:value="10213752" calcext:value-type="float">
            <text:p>10213752</text:p>
          </table:table-cell>
          <table:table-cell table:formula="of:=VLOOKUP([.A3];[$'Sheet 41'.$A$11:.$H$61];8;0)" office:value-type="float" office:value="10239085" calcext:value-type="float">
            <text:p>10239085</text:p>
          </table:table-cell>
          <table:table-cell table:formula="of:=VLOOKUP([.A3];[$'Sheet 42'.$A$11:.$H$61];8;0)" office:value-type="float" office:value="10263414" calcext:value-type="float">
            <text:p>10263414</text:p>
          </table:table-cell>
          <table:table-cell table:formula="of:=VLOOKUP([.A3];[$'Sheet 43'.$A$11:.$H$61];8;0)" office:value-type="float" office:value="10309725" calcext:value-type="float">
            <text:p>10309725</text:p>
          </table:table-cell>
          <table:table-cell table:formula="of:=VLOOKUP([.A3];[$'Sheet 44'.$A$11:.$H$61];8;0)" office:value-type="float" office:value="10355844" calcext:value-type="float">
            <text:p>10355844</text:p>
          </table:table-cell>
          <table:table-cell table:formula="of:=VLOOKUP([.A3];[$'Sheet 45'.$A$11:.$H$61];8;0)" office:value-type="float" office:value="10396421" calcext:value-type="float">
            <text:p>10396421</text:p>
          </table:table-cell>
          <table:table-cell table:formula="of:=VLOOKUP([.A3];[$'Sheet 46'.$A$11:.$H$61];8;0)" office:value-type="float" office:value="10445852" calcext:value-type="float">
            <text:p>10445852</text:p>
          </table:table-cell>
          <table:table-cell table:formula="of:=VLOOKUP([.A3];[$'Sheet 47'.$A$11:.$H$61];8;0)" office:value-type="float" office:value="10511382" calcext:value-type="float">
            <text:p>10511382</text:p>
          </table:table-cell>
          <table:table-cell table:formula="of:=VLOOKUP([.A3];[$'Sheet 48'.$A$11:.$H$61];8;0)" office:value-type="float" office:value="10584534" calcext:value-type="float">
            <text:p>10584534</text:p>
          </table:table-cell>
          <table:table-cell table:formula="of:=VLOOKUP([.A3];[$'Sheet 49'.$A$11:.$H$61];8;0)" office:value-type="float" office:value="10666866" calcext:value-type="float">
            <text:p>10666866</text:p>
          </table:table-cell>
          <table:table-cell table:formula="of:=VLOOKUP([.A3];[$'Sheet 50'.$A$11:.$H$61];8;0)" office:value-type="float" office:value="10753080" calcext:value-type="float">
            <text:p>10753080</text:p>
          </table:table-cell>
          <table:table-cell table:formula="of:=VLOOKUP([.A3];[$'Sheet 51'.$A$11:.$H$61];8;0)" office:value-type="float" office:value="10839905" calcext:value-type="float">
            <text:p>10839905</text:p>
          </table:table-cell>
          <table:table-cell table:formula="of:=VLOOKUP([.A3];[$'Sheet 52'.$A$11:.$H$61];8;0)" office:value-type="float" office:value="11000638" calcext:value-type="float">
            <text:p>11000638</text:p>
          </table:table-cell>
          <table:table-cell table:formula="of:=VLOOKUP([.A3];[$'Sheet 53'.$A$11:.$H$61];8;0)" office:value-type="float" office:value="11075889" calcext:value-type="float">
            <text:p>11075889</text:p>
          </table:table-cell>
          <table:table-cell table:formula="of:=VLOOKUP([.A3];[$'Sheet 54'.$A$11:.$H$61];8;0)" office:value-type="float" office:value="11137974" calcext:value-type="float">
            <text:p>11137974</text:p>
          </table:table-cell>
          <table:table-cell table:formula="of:=VLOOKUP([.A3];[$'Sheet 55'.$A$11:.$H$61];8;0)" office:value-type="float" office:value="11180840" calcext:value-type="float">
            <text:p>11180840</text:p>
          </table:table-cell>
          <table:table-cell table:formula="of:=VLOOKUP([.A3];[$'Sheet 56'.$A$11:.$H$61];8;0)" office:value-type="float" office:value="11237274" calcext:value-type="float">
            <text:p>11237274</text:p>
          </table:table-cell>
          <table:table-cell table:formula="of:=VLOOKUP([.A3];[$'Sheet 57'.$A$11:.$H$61];8;0)" office:value-type="float" office:value="11311117" calcext:value-type="float">
            <text:p>11311117</text:p>
          </table:table-cell>
          <table:table-cell table:formula="of:=VLOOKUP([.A3];[$'Sheet 58'.$A$11:.$H$61];8;0)" office:value-type="float" office:value="11351727" calcext:value-type="float">
            <text:p>11351727</text:p>
          </table:table-cell>
          <table:table-cell table:formula="of:=VLOOKUP([.A3];[$'Sheet 59'.$A$11:.$H$61];8;0)" office:value-type="float" office:value="11398589" calcext:value-type="float">
            <text:p>11398589</text:p>
          </table:table-cell>
          <table:table-cell table:formula="of:=VLOOKUP([.A3];[$'Sheet 60'.$A$11:.$H$61];8;0)" office:value-type="float" office:value="11455519" calcext:value-type="float">
            <text:p>11455519</text:p>
          </table:table-cell>
          <table:table-cell table:formula="of:=VLOOKUP([.A3];[$'Sheet 61'.$A$11:.$H$61];8;0)" office:value-type="float" office:value="11522440" calcext:value-type="float">
            <text:p>11522440</text:p>
          </table:table-cell>
          <table:table-cell table:formula="of:=VLOOKUP([.A3];[$'Sheet 62'.$A$11:.$H$61];8;0)" office:value-type="float" office:value="11554767" calcext:value-type="float">
            <text:p>11554767</text:p>
          </table:table-cell>
          <table:table-cell table:formula="of:=VLOOKUP([.A3];[$'Sheet 63'.$A$11:.$H$61];8;0)" office:value-type="float" office:value="11617623" calcext:value-type="float">
            <text:p>11617623</text:p>
          </table:table-cell>
          <table:table-cell table:formula="of:=VLOOKUP([.A3];[$'Sheet 64'.$A$11:.$H$61];8;0)" office:value-type="float" office:value="11742796" calcext:value-type="float">
            <text:p>11742796</text:p>
          </table:table-cell>
          <table:table-cell table:formula="of:=VLOOKUP([.A3];[$'Sheet 65'.$A$11:.$H$61];8;0)" office:value-type="float" office:value="11817096" calcext:value-type="float">
            <text:p>118170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table:formula="of:=VLOOKUP([.A4];[$'Sheet 40'.$A$11:.$H$61];8;0)" office:value-type="float" office:value="8230371" calcext:value-type="float">
            <text:p>8230371</text:p>
          </table:table-cell>
          <table:table-cell table:formula="of:=VLOOKUP([.A4];[$'Sheet 41'.$A$11:.$H$61];8;0)" office:value-type="float" office:value="8190876" calcext:value-type="float">
            <text:p>8190876</text:p>
          </table:table-cell>
          <table:table-cell table:formula="of:=VLOOKUP([.A4];[$'Sheet 42'.$A$11:.$H$61];8;0)" office:value-type="float" office:value="8149468" calcext:value-type="float">
            <text:p>8149468</text:p>
          </table:table-cell>
          <table:table-cell table:formula="of:=VLOOKUP([.A4];[$'Sheet 43'.$A$11:.$H$61];8;0)" office:value-type="float" office:value="7868815" calcext:value-type="float">
            <text:p>7868815</text:p>
          </table:table-cell>
          <table:table-cell table:formula="of:=VLOOKUP([.A4];[$'Sheet 44'.$A$11:.$H$61];8;0)" office:value-type="float" office:value="7805506" calcext:value-type="float">
            <text:p>7805506</text:p>
          </table:table-cell>
          <table:table-cell table:formula="of:=VLOOKUP([.A4];[$'Sheet 45'.$A$11:.$H$61];8;0)" office:value-type="float" office:value="7745147" calcext:value-type="float">
            <text:p>7745147</text:p>
          </table:table-cell>
          <table:table-cell table:formula="of:=VLOOKUP([.A4];[$'Sheet 46'.$A$11:.$H$61];8;0)" office:value-type="float" office:value="7688573" calcext:value-type="float">
            <text:p>7688573</text:p>
          </table:table-cell>
          <table:table-cell table:formula="of:=VLOOKUP([.A4];[$'Sheet 47'.$A$11:.$H$61];8;0)" office:value-type="float" office:value="7629371" calcext:value-type="float">
            <text:p>7629371</text:p>
          </table:table-cell>
          <table:table-cell table:formula="of:=VLOOKUP([.A4];[$'Sheet 48'.$A$11:.$H$61];8;0)" office:value-type="float" office:value="7572673" calcext:value-type="float">
            <text:p>7572673</text:p>
          </table:table-cell>
          <table:table-cell table:formula="of:=VLOOKUP([.A4];[$'Sheet 49'.$A$11:.$H$61];8;0)" office:value-type="float" office:value="7518002" calcext:value-type="float">
            <text:p>7518002</text:p>
          </table:table-cell>
          <table:table-cell table:formula="of:=VLOOKUP([.A4];[$'Sheet 50'.$A$11:.$H$61];8;0)" office:value-type="float" office:value="7467119" calcext:value-type="float">
            <text:p>7467119</text:p>
          </table:table-cell>
          <table:table-cell table:formula="of:=VLOOKUP([.A4];[$'Sheet 51'.$A$11:.$H$61];8;0)" office:value-type="float" office:value="7421766" calcext:value-type="float">
            <text:p>7421766</text:p>
          </table:table-cell>
          <table:table-cell table:formula="of:=VLOOKUP([.A4];[$'Sheet 52'.$A$11:.$H$61];8;0)" office:value-type="float" office:value="7369431" calcext:value-type="float">
            <text:p>7369431</text:p>
          </table:table-cell>
          <table:table-cell table:formula="of:=VLOOKUP([.A4];[$'Sheet 53'.$A$11:.$H$61];8;0)" office:value-type="float" office:value="7327224" calcext:value-type="float">
            <text:p>7327224</text:p>
          </table:table-cell>
          <table:table-cell table:formula="of:=VLOOKUP([.A4];[$'Sheet 54'.$A$11:.$H$61];8;0)" office:value-type="float" office:value="7202556" calcext:value-type="float">
            <text:p>7202556</text:p>
          </table:table-cell>
          <table:table-cell table:formula="of:=VLOOKUP([.A4];[$'Sheet 55'.$A$11:.$H$61];8;0)" office:value-type="float" office:value="7117453" calcext:value-type="float">
            <text:p>7117453</text:p>
          </table:table-cell>
          <table:table-cell table:formula="of:=VLOOKUP([.A4];[$'Sheet 56'.$A$11:.$H$61];8;0)" office:value-type="float" office:value="7029690" calcext:value-type="float">
            <text:p>7029690</text:p>
          </table:table-cell>
          <table:table-cell table:formula="of:=VLOOKUP([.A4];[$'Sheet 57'.$A$11:.$H$61];8;0)" office:value-type="float" office:value="6938759" calcext:value-type="float">
            <text:p>6938759</text:p>
          </table:table-cell>
          <table:table-cell table:formula="of:=VLOOKUP([.A4];[$'Sheet 58'.$A$11:.$H$61];8;0)" office:value-type="float" office:value="6849518" calcext:value-type="float">
            <text:p>6849518</text:p>
          </table:table-cell>
          <table:table-cell table:formula="of:=VLOOKUP([.A4];[$'Sheet 59'.$A$11:.$H$61];8;0)" office:value-type="float" office:value="6757418" calcext:value-type="float">
            <text:p>6757418</text:p>
          </table:table-cell>
          <table:table-cell table:formula="of:=VLOOKUP([.A4];[$'Sheet 60'.$A$11:.$H$61];8;0)" office:value-type="float" office:value="6664177" calcext:value-type="float">
            <text:p>6664177</text:p>
          </table:table-cell>
          <table:table-cell table:formula="of:=VLOOKUP([.A4];[$'Sheet 61'.$A$11:.$H$61];8;0)" office:value-type="float" office:value="6569275" calcext:value-type="float">
            <text:p>6569275</text:p>
          </table:table-cell>
          <table:table-cell table:formula="of:=VLOOKUP([.A4];[$'Sheet 62'.$A$11:.$H$61];8;0)" office:value-type="float" office:value="6532117" calcext:value-type="float">
            <text:p>6532117</text:p>
          </table:table-cell>
          <table:table-cell table:formula="of:=VLOOKUP([.A4];[$'Sheet 63'.$A$11:.$H$61];8;0)" office:value-type="float" office:value="6482484" calcext:value-type="float">
            <text:p>6482484</text:p>
          </table:table-cell>
          <table:table-cell table:formula="of:=VLOOKUP([.A4];[$'Sheet 64'.$A$11:.$H$61];8;0)" office:value-type="float" office:value="6447710" calcext:value-type="float">
            <text:p>6447710</text:p>
          </table:table-cell>
          <table:table-cell table:formula="of:=VLOOKUP([.A4];[$'Sheet 65'.$A$11:.$H$61];8;0)" office:value-type="float" office:value="6445481" calcext:value-type="float">
            <text:p>644548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table:formula="of:=VLOOKUP([.A5];[$'Sheet 40'.$A$11:.$H$61];8;0)" office:value-type="float" office:value="682862" calcext:value-type="float">
            <text:p>682862</text:p>
          </table:table-cell>
          <table:table-cell table:formula="of:=VLOOKUP([.A5];[$'Sheet 41'.$A$11:.$H$61];8;0)" office:value-type="float" office:value="690497" calcext:value-type="float">
            <text:p>690497</text:p>
          </table:table-cell>
          <table:table-cell table:formula="of:=VLOOKUP([.A5];[$'Sheet 42'.$A$11:.$H$61];8;0)" office:value-type="float" office:value="697549" calcext:value-type="float">
            <text:p>697549</text:p>
          </table:table-cell>
          <table:table-cell table:formula="of:=VLOOKUP([.A5];[$'Sheet 43'.$A$11:.$H$61];8;0)" office:value-type="float" office:value="705539" calcext:value-type="float">
            <text:p>705539</text:p>
          </table:table-cell>
          <table:table-cell table:formula="of:=VLOOKUP([.A5];[$'Sheet 44'.$A$11:.$H$61];8;0)" office:value-type="float" office:value="713720" calcext:value-type="float">
            <text:p>713720</text:p>
          </table:table-cell>
          <table:table-cell table:formula="of:=VLOOKUP([.A5];[$'Sheet 45'.$A$11:.$H$61];8;0)" office:value-type="float" office:value="722893" calcext:value-type="float">
            <text:p>722893</text:p>
          </table:table-cell>
          <table:table-cell table:formula="of:=VLOOKUP([.A5];[$'Sheet 46'.$A$11:.$H$61];8;0)" office:value-type="float" office:value="733067" calcext:value-type="float">
            <text:p>733067</text:p>
          </table:table-cell>
          <table:table-cell table:formula="of:=VLOOKUP([.A5];[$'Sheet 47'.$A$11:.$H$61];8;0)" office:value-type="float" office:value="744013" calcext:value-type="float">
            <text:p>744013</text:p>
          </table:table-cell>
          <table:table-cell table:formula="of:=VLOOKUP([.A5];[$'Sheet 48'.$A$11:.$H$61];8;0)" office:value-type="float" office:value="757916" calcext:value-type="float">
            <text:p>757916</text:p>
          </table:table-cell>
          <table:table-cell table:formula="of:=VLOOKUP([.A5];[$'Sheet 49'.$A$11:.$H$61];8;0)" office:value-type="float" office:value="776333" calcext:value-type="float">
            <text:p>776333</text:p>
          </table:table-cell>
          <table:table-cell table:formula="of:=VLOOKUP([.A5];[$'Sheet 50'.$A$11:.$H$61];8;0)" office:value-type="float" office:value="796930" calcext:value-type="float">
            <text:p>796930</text:p>
          </table:table-cell>
          <table:table-cell table:formula="of:=VLOOKUP([.A5];[$'Sheet 51'.$A$11:.$H$61];8;0)" office:value-type="float" office:value="819140" calcext:value-type="float">
            <text:p>819140</text:p>
          </table:table-cell>
          <table:table-cell table:formula="of:=VLOOKUP([.A5];[$'Sheet 52'.$A$11:.$H$61];8;0)" office:value-type="float" office:value="839751" calcext:value-type="float">
            <text:p>839751</text:p>
          </table:table-cell>
          <table:table-cell table:formula="of:=VLOOKUP([.A5];[$'Sheet 53'.$A$11:.$H$61];8;0)" office:value-type="float" office:value="862011" calcext:value-type="float">
            <text:p>862011</text:p>
          </table:table-cell>
          <table:table-cell table:formula="of:=VLOOKUP([.A5];[$'Sheet 54'.$A$11:.$H$61];8;0)" office:value-type="float" office:value="865878" calcext:value-type="float">
            <text:p>865878</text:p>
          </table:table-cell>
          <table:table-cell table:formula="of:=VLOOKUP([.A5];[$'Sheet 55'.$A$11:.$H$61];8;0)" office:value-type="float" office:value="858000" calcext:value-type="float">
            <text:p>858000</text:p>
          </table:table-cell>
          <table:table-cell table:formula="of:=VLOOKUP([.A5];[$'Sheet 56'.$A$11:.$H$61];8;0)" office:value-type="float" office:value="847008" calcext:value-type="float">
            <text:p>847008</text:p>
          </table:table-cell>
          <table:table-cell table:formula="of:=VLOOKUP([.A5];[$'Sheet 57'.$A$11:.$H$61];8;0)" office:value-type="float" office:value="848319" calcext:value-type="float">
            <text:p>848319</text:p>
          </table:table-cell>
          <table:table-cell table:formula="of:=VLOOKUP([.A5];[$'Sheet 58'.$A$11:.$H$61];8;0)" office:value-type="float" office:value="854802" calcext:value-type="float">
            <text:p>854802</text:p>
          </table:table-cell>
          <table:table-cell table:formula="of:=VLOOKUP([.A5];[$'Sheet 59'.$A$11:.$H$61];8;0)" office:value-type="float" office:value="864236" calcext:value-type="float">
            <text:p>864236</text:p>
          </table:table-cell>
          <table:table-cell table:formula="of:=VLOOKUP([.A5];[$'Sheet 60'.$A$11:.$H$61];8;0)" office:value-type="float" office:value="875899" calcext:value-type="float">
            <text:p>875899</text:p>
          </table:table-cell>
          <table:table-cell table:formula="of:=VLOOKUP([.A5];[$'Sheet 61'.$A$11:.$H$61];8;0)" office:value-type="float" office:value="888005" calcext:value-type="float">
            <text:p>888005</text:p>
          </table:table-cell>
          <table:table-cell table:formula="of:=VLOOKUP([.A5];[$'Sheet 62'.$A$11:.$H$61];8;0)" office:value-type="float" office:value="896007" calcext:value-type="float">
            <text:p>896007</text:p>
          </table:table-cell>
          <table:table-cell table:formula="of:=VLOOKUP([.A5];[$'Sheet 63'.$A$11:.$H$61];8;0)" office:value-type="float" office:value="904705" calcext:value-type="float">
            <text:p>904705</text:p>
          </table:table-cell>
          <table:table-cell table:formula="of:=VLOOKUP([.A5];[$'Sheet 64'.$A$11:.$H$61];8;0)" office:value-type="float" office:value="949084" calcext:value-type="float">
            <text:p>949084</text:p>
          </table:table-cell>
          <table:table-cell table:formula="of:=VLOOKUP([.A5];[$'Sheet 65'.$A$11:.$H$61];8;0)" office:value-type="float" office:value="966365" calcext:value-type="float">
            <text:p>96636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table:formula="of:=VLOOKUP([.A6];[$'Sheet 40'.$A$11:.$H$61];8;0)" office:value-type="float" office:value="10289621" calcext:value-type="float">
            <text:p>10289621</text:p>
          </table:table-cell>
          <table:table-cell table:formula="of:=VLOOKUP([.A6];[$'Sheet 41'.$A$11:.$H$61];8;0)" office:value-type="float" office:value="10278098" calcext:value-type="float">
            <text:p>10278098</text:p>
          </table:table-cell>
          <table:table-cell table:formula="of:=VLOOKUP([.A6];[$'Sheet 42'.$A$11:.$H$61];8;0)" office:value-type="float" office:value="10232027" calcext:value-type="float">
            <text:p>10232027</text:p>
          </table:table-cell>
          <table:table-cell table:formula="of:=VLOOKUP([.A6];[$'Sheet 43'.$A$11:.$H$61];8;0)" office:value-type="float" office:value="10201182" calcext:value-type="float">
            <text:p>10201182</text:p>
          </table:table-cell>
          <table:table-cell table:formula="of:=VLOOKUP([.A6];[$'Sheet 44'.$A$11:.$H$61];8;0)" office:value-type="float" office:value="10192649" calcext:value-type="float">
            <text:p>10192649</text:p>
          </table:table-cell>
          <table:table-cell table:formula="of:=VLOOKUP([.A6];[$'Sheet 45'.$A$11:.$H$61];8;0)" office:value-type="float" office:value="10195347" calcext:value-type="float">
            <text:p>10195347</text:p>
          </table:table-cell>
          <table:table-cell table:formula="of:=VLOOKUP([.A6];[$'Sheet 46'.$A$11:.$H$61];8;0)" office:value-type="float" office:value="10198855" calcext:value-type="float">
            <text:p>10198855</text:p>
          </table:table-cell>
          <table:table-cell table:formula="of:=VLOOKUP([.A6];[$'Sheet 47'.$A$11:.$H$61];8;0)" office:value-type="float" office:value="10223577" calcext:value-type="float">
            <text:p>10223577</text:p>
          </table:table-cell>
          <table:table-cell table:formula="of:=VLOOKUP([.A6];[$'Sheet 48'.$A$11:.$H$61];8;0)" office:value-type="float" office:value="10254233" calcext:value-type="float">
            <text:p>10254233</text:p>
          </table:table-cell>
          <table:table-cell table:formula="of:=VLOOKUP([.A6];[$'Sheet 49'.$A$11:.$H$61];8;0)" office:value-type="float" office:value="10343422" calcext:value-type="float">
            <text:p>10343422</text:p>
          </table:table-cell>
          <table:table-cell table:formula="of:=VLOOKUP([.A6];[$'Sheet 50'.$A$11:.$H$61];8;0)" office:value-type="float" office:value="10425783" calcext:value-type="float">
            <text:p>10425783</text:p>
          </table:table-cell>
          <table:table-cell table:formula="of:=VLOOKUP([.A6];[$'Sheet 51'.$A$11:.$H$61];8;0)" office:value-type="float" office:value="10462088" calcext:value-type="float">
            <text:p>10462088</text:p>
          </table:table-cell>
          <table:table-cell table:formula="of:=VLOOKUP([.A6];[$'Sheet 52'.$A$11:.$H$61];8;0)" office:value-type="float" office:value="10486731" calcext:value-type="float">
            <text:p>10486731</text:p>
          </table:table-cell>
          <table:table-cell table:formula="of:=VLOOKUP([.A6];[$'Sheet 53'.$A$11:.$H$61];8;0)" office:value-type="float" office:value="10505445" calcext:value-type="float">
            <text:p>10505445</text:p>
          </table:table-cell>
          <table:table-cell table:formula="of:=VLOOKUP([.A6];[$'Sheet 54'.$A$11:.$H$61];8;0)" office:value-type="float" office:value="10516125" calcext:value-type="float">
            <text:p>10516125</text:p>
          </table:table-cell>
          <table:table-cell table:formula="of:=VLOOKUP([.A6];[$'Sheet 55'.$A$11:.$H$61];8;0)" office:value-type="float" office:value="10512419" calcext:value-type="float">
            <text:p>10512419</text:p>
          </table:table-cell>
          <table:table-cell table:formula="of:=VLOOKUP([.A6];[$'Sheet 56'.$A$11:.$H$61];8;0)" office:value-type="float" office:value="10538275" calcext:value-type="float">
            <text:p>10538275</text:p>
          </table:table-cell>
          <table:table-cell table:formula="of:=VLOOKUP([.A6];[$'Sheet 57'.$A$11:.$H$61];8;0)" office:value-type="float" office:value="10553843" calcext:value-type="float">
            <text:p>10553843</text:p>
          </table:table-cell>
          <table:table-cell table:formula="of:=VLOOKUP([.A6];[$'Sheet 58'.$A$11:.$H$61];8;0)" office:value-type="float" office:value="10578820" calcext:value-type="float">
            <text:p>10578820</text:p>
          </table:table-cell>
          <table:table-cell table:formula="of:=VLOOKUP([.A6];[$'Sheet 59'.$A$11:.$H$61];8;0)" office:value-type="float" office:value="10610055" calcext:value-type="float">
            <text:p>10610055</text:p>
          </table:table-cell>
          <table:table-cell table:formula="of:=VLOOKUP([.A6];[$'Sheet 60'.$A$11:.$H$61];8;0)" office:value-type="float" office:value="10649800" calcext:value-type="float">
            <text:p>10649800</text:p>
          </table:table-cell>
          <table:table-cell table:formula="of:=VLOOKUP([.A6];[$'Sheet 61'.$A$11:.$H$61];8;0)" office:value-type="float" office:value="10693939" calcext:value-type="float">
            <text:p>10693939</text:p>
          </table:table-cell>
          <table:table-cell table:formula="of:=VLOOKUP([.A6];[$'Sheet 62'.$A$11:.$H$61];8;0)" office:value-type="float" office:value="10494836" calcext:value-type="float">
            <text:p>10494836</text:p>
          </table:table-cell>
          <table:table-cell table:formula="of:=VLOOKUP([.A6];[$'Sheet 63'.$A$11:.$H$61];8;0)" office:value-type="float" office:value="10516707" calcext:value-type="float">
            <text:p>10516707</text:p>
          </table:table-cell>
          <table:table-cell table:formula="of:=VLOOKUP([.A6];[$'Sheet 64'.$A$11:.$H$61];8;0)" office:value-type="float" office:value="10827529" calcext:value-type="float">
            <text:p>10827529</text:p>
          </table:table-cell>
          <table:table-cell table:formula="of:=VLOOKUP([.A6];[$'Sheet 65'.$A$11:.$H$61];8;0)" office:value-type="float" office:value="10900555" calcext:value-type="float">
            <text:p>1090055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formula="of:=VLOOKUP([.A7];[$'Sheet 40'.$A$11:.$H$61];8;0)" office:value-type="float" office:value="82037011" calcext:value-type="float">
            <text:p>82037011</text:p>
          </table:table-cell>
          <table:table-cell table:formula="of:=VLOOKUP([.A7];[$'Sheet 41'.$A$11:.$H$61];8;0)" office:value-type="float" office:value="82163475" calcext:value-type="float">
            <text:p>82163475</text:p>
          </table:table-cell>
          <table:table-cell table:formula="of:=VLOOKUP([.A7];[$'Sheet 42'.$A$11:.$H$61];8;0)" office:value-type="float" office:value="82259540" calcext:value-type="float">
            <text:p>82259540</text:p>
          </table:table-cell>
          <table:table-cell table:formula="of:=VLOOKUP([.A7];[$'Sheet 43'.$A$11:.$H$61];8;0)" office:value-type="float" office:value="82440309" calcext:value-type="float">
            <text:p>82440309</text:p>
          </table:table-cell>
          <table:table-cell table:formula="of:=VLOOKUP([.A7];[$'Sheet 44'.$A$11:.$H$61];8;0)" office:value-type="float" office:value="82536680" calcext:value-type="float">
            <text:p>82536680</text:p>
          </table:table-cell>
          <table:table-cell table:formula="of:=VLOOKUP([.A7];[$'Sheet 45'.$A$11:.$H$61];8;0)" office:value-type="float" office:value="82531671" calcext:value-type="float">
            <text:p>82531671</text:p>
          </table:table-cell>
          <table:table-cell table:formula="of:=VLOOKUP([.A7];[$'Sheet 46'.$A$11:.$H$61];8;0)" office:value-type="float" office:value="82500849" calcext:value-type="float">
            <text:p>82500849</text:p>
          </table:table-cell>
          <table:table-cell table:formula="of:=VLOOKUP([.A7];[$'Sheet 47'.$A$11:.$H$61];8;0)" office:value-type="float" office:value="82437995" calcext:value-type="float">
            <text:p>82437995</text:p>
          </table:table-cell>
          <table:table-cell table:formula="of:=VLOOKUP([.A7];[$'Sheet 48'.$A$11:.$H$61];8;0)" office:value-type="float" office:value="82314906" calcext:value-type="float">
            <text:p>82314906</text:p>
          </table:table-cell>
          <table:table-cell table:formula="of:=VLOOKUP([.A7];[$'Sheet 49'.$A$11:.$H$61];8;0)" office:value-type="float" office:value="82217837" calcext:value-type="float">
            <text:p>82217837</text:p>
          </table:table-cell>
          <table:table-cell table:formula="of:=VLOOKUP([.A7];[$'Sheet 50'.$A$11:.$H$61];8;0)" office:value-type="float" office:value="82002356" calcext:value-type="float">
            <text:p>82002356</text:p>
          </table:table-cell>
          <table:table-cell table:formula="of:=VLOOKUP([.A7];[$'Sheet 51'.$A$11:.$H$61];8;0)" office:value-type="float" office:value="81802257" calcext:value-type="float">
            <text:p>81802257</text:p>
          </table:table-cell>
          <table:table-cell table:formula="of:=VLOOKUP([.A7];[$'Sheet 52'.$A$11:.$H$61];8;0)" office:value-type="float" office:value="80222065" calcext:value-type="float">
            <text:p>80222065</text:p>
          </table:table-cell>
          <table:table-cell table:formula="of:=VLOOKUP([.A7];[$'Sheet 53'.$A$11:.$H$61];8;0)" office:value-type="float" office:value="80327900" calcext:value-type="float">
            <text:p>80327900</text:p>
          </table:table-cell>
          <table:table-cell table:formula="of:=VLOOKUP([.A7];[$'Sheet 54'.$A$11:.$H$61];8;0)" office:value-type="float" office:value="80523746" calcext:value-type="float">
            <text:p>80523746</text:p>
          </table:table-cell>
          <table:table-cell table:formula="of:=VLOOKUP([.A7];[$'Sheet 55'.$A$11:.$H$61];8;0)" office:value-type="float" office:value="80767463" calcext:value-type="float">
            <text:p>80767463</text:p>
          </table:table-cell>
          <table:table-cell table:formula="of:=VLOOKUP([.A7];[$'Sheet 56'.$A$11:.$H$61];8;0)" office:value-type="float" office:value="81197537" calcext:value-type="float">
            <text:p>81197537</text:p>
          </table:table-cell>
          <table:table-cell table:formula="of:=VLOOKUP([.A7];[$'Sheet 57'.$A$11:.$H$61];8;0)" office:value-type="float" office:value="82175684" calcext:value-type="float">
            <text:p>82175684</text:p>
          </table:table-cell>
          <table:table-cell table:formula="of:=VLOOKUP([.A7];[$'Sheet 58'.$A$11:.$H$61];8;0)" office:value-type="float" office:value="82521653" calcext:value-type="float">
            <text:p>82521653</text:p>
          </table:table-cell>
          <table:table-cell table:formula="of:=VLOOKUP([.A7];[$'Sheet 59'.$A$11:.$H$61];8;0)" office:value-type="float" office:value="82792351" calcext:value-type="float">
            <text:p>82792351</text:p>
          </table:table-cell>
          <table:table-cell table:formula="of:=VLOOKUP([.A7];[$'Sheet 60'.$A$11:.$H$61];8;0)" office:value-type="float" office:value="83019213" calcext:value-type="float">
            <text:p>83019213</text:p>
          </table:table-cell>
          <table:table-cell table:formula="of:=VLOOKUP([.A7];[$'Sheet 61'.$A$11:.$H$61];8;0)" office:value-type="float" office:value="83166711" calcext:value-type="float">
            <text:p>83166711</text:p>
          </table:table-cell>
          <table:table-cell table:formula="of:=VLOOKUP([.A7];[$'Sheet 62'.$A$11:.$H$61];8;0)" office:value-type="float" office:value="83155031" calcext:value-type="float">
            <text:p>83155031</text:p>
          </table:table-cell>
          <table:table-cell table:formula="of:=VLOOKUP([.A7];[$'Sheet 63'.$A$11:.$H$61];8;0)" office:value-type="float" office:value="83237124" calcext:value-type="float">
            <text:p>83237124</text:p>
          </table:table-cell>
          <table:table-cell table:formula="of:=VLOOKUP([.A7];[$'Sheet 64'.$A$11:.$H$61];8;0)" office:value-type="float" office:value="83118501" calcext:value-type="float">
            <text:p>83118501</text:p>
          </table:table-cell>
          <table:table-cell table:formula="of:=VLOOKUP([.A7];[$'Sheet 65'.$A$11:.$H$61];8;0)" office:value-type="float" office:value="83456045" calcext:value-type="float">
            <text:p>8345604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formula="of:=VLOOKUP([.A8];[$'Sheet 40'.$A$11:.$H$61];8;0)" office:value-type="float" office:value="5313577" calcext:value-type="float">
            <text:p>5313577</text:p>
          </table:table-cell>
          <table:table-cell table:formula="of:=VLOOKUP([.A8];[$'Sheet 41'.$A$11:.$H$61];8;0)" office:value-type="float" office:value="5330020" calcext:value-type="float">
            <text:p>5330020</text:p>
          </table:table-cell>
          <table:table-cell table:formula="of:=VLOOKUP([.A8];[$'Sheet 42'.$A$11:.$H$61];8;0)" office:value-type="float" office:value="5349212" calcext:value-type="float">
            <text:p>5349212</text:p>
          </table:table-cell>
          <table:table-cell table:formula="of:=VLOOKUP([.A8];[$'Sheet 43'.$A$11:.$H$61];8;0)" office:value-type="float" office:value="5368354" calcext:value-type="float">
            <text:p>5368354</text:p>
          </table:table-cell>
          <table:table-cell table:formula="of:=VLOOKUP([.A8];[$'Sheet 44'.$A$11:.$H$61];8;0)" office:value-type="float" office:value="5383507" calcext:value-type="float">
            <text:p>5383507</text:p>
          </table:table-cell>
          <table:table-cell table:formula="of:=VLOOKUP([.A8];[$'Sheet 45'.$A$11:.$H$61];8;0)" office:value-type="float" office:value="5397640" calcext:value-type="float">
            <text:p>5397640</text:p>
          </table:table-cell>
          <table:table-cell table:formula="of:=VLOOKUP([.A8];[$'Sheet 46'.$A$11:.$H$61];8;0)" office:value-type="float" office:value="5411405" calcext:value-type="float">
            <text:p>5411405</text:p>
          </table:table-cell>
          <table:table-cell table:formula="of:=VLOOKUP([.A8];[$'Sheet 47'.$A$11:.$H$61];8;0)" office:value-type="float" office:value="5427459" calcext:value-type="float">
            <text:p>5427459</text:p>
          </table:table-cell>
          <table:table-cell table:formula="of:=VLOOKUP([.A8];[$'Sheet 48'.$A$11:.$H$61];8;0)" office:value-type="float" office:value="5447084" calcext:value-type="float">
            <text:p>5447084</text:p>
          </table:table-cell>
          <table:table-cell table:formula="of:=VLOOKUP([.A8];[$'Sheet 49'.$A$11:.$H$61];8;0)" office:value-type="float" office:value="5475791" calcext:value-type="float">
            <text:p>5475791</text:p>
          </table:table-cell>
          <table:table-cell table:formula="of:=VLOOKUP([.A8];[$'Sheet 50'.$A$11:.$H$61];8;0)" office:value-type="float" office:value="5511451" calcext:value-type="float">
            <text:p>5511451</text:p>
          </table:table-cell>
          <table:table-cell table:formula="of:=VLOOKUP([.A8];[$'Sheet 51'.$A$11:.$H$61];8;0)" office:value-type="float" office:value="5534738" calcext:value-type="float">
            <text:p>5534738</text:p>
          </table:table-cell>
          <table:table-cell table:formula="of:=VLOOKUP([.A8];[$'Sheet 52'.$A$11:.$H$61];8;0)" office:value-type="float" office:value="5560628" calcext:value-type="float">
            <text:p>5560628</text:p>
          </table:table-cell>
          <table:table-cell table:formula="of:=VLOOKUP([.A8];[$'Sheet 53'.$A$11:.$H$61];8;0)" office:value-type="float" office:value="5580516" calcext:value-type="float">
            <text:p>5580516</text:p>
          </table:table-cell>
          <table:table-cell table:formula="of:=VLOOKUP([.A8];[$'Sheet 54'.$A$11:.$H$61];8;0)" office:value-type="float" office:value="5602628" calcext:value-type="float">
            <text:p>5602628</text:p>
          </table:table-cell>
          <table:table-cell table:formula="of:=VLOOKUP([.A8];[$'Sheet 55'.$A$11:.$H$61];8;0)" office:value-type="float" office:value="5627235" calcext:value-type="float">
            <text:p>5627235</text:p>
          </table:table-cell>
          <table:table-cell table:formula="of:=VLOOKUP([.A8];[$'Sheet 56'.$A$11:.$H$61];8;0)" office:value-type="float" office:value="5659715" calcext:value-type="float">
            <text:p>5659715</text:p>
          </table:table-cell>
          <table:table-cell table:formula="of:=VLOOKUP([.A8];[$'Sheet 57'.$A$11:.$H$61];8;0)" office:value-type="float" office:value="5707251" calcext:value-type="float">
            <text:p>5707251</text:p>
          </table:table-cell>
          <table:table-cell table:formula="of:=VLOOKUP([.A8];[$'Sheet 58'.$A$11:.$H$61];8;0)" office:value-type="float" office:value="5748769" calcext:value-type="float">
            <text:p>5748769</text:p>
          </table:table-cell>
          <table:table-cell table:formula="of:=VLOOKUP([.A8];[$'Sheet 59'.$A$11:.$H$61];8;0)" office:value-type="float" office:value="5781190" calcext:value-type="float">
            <text:p>5781190</text:p>
          </table:table-cell>
          <table:table-cell table:formula="of:=VLOOKUP([.A8];[$'Sheet 60'.$A$11:.$H$61];8;0)" office:value-type="float" office:value="5806081" calcext:value-type="float">
            <text:p>5806081</text:p>
          </table:table-cell>
          <table:table-cell table:formula="of:=VLOOKUP([.A8];[$'Sheet 61'.$A$11:.$H$61];8;0)" office:value-type="float" office:value="5822763" calcext:value-type="float">
            <text:p>5822763</text:p>
          </table:table-cell>
          <table:table-cell table:formula="of:=VLOOKUP([.A8];[$'Sheet 62'.$A$11:.$H$61];8;0)" office:value-type="float" office:value="5840045" calcext:value-type="float">
            <text:p>5840045</text:p>
          </table:table-cell>
          <table:table-cell table:formula="of:=VLOOKUP([.A8];[$'Sheet 63'.$A$11:.$H$61];8;0)" office:value-type="float" office:value="5873420" calcext:value-type="float">
            <text:p>5873420</text:p>
          </table:table-cell>
          <table:table-cell table:formula="of:=VLOOKUP([.A8];[$'Sheet 64'.$A$11:.$H$61];8;0)" office:value-type="float" office:value="5932654" calcext:value-type="float">
            <text:p>5932654</text:p>
          </table:table-cell>
          <table:table-cell table:formula="of:=VLOOKUP([.A8];[$'Sheet 65'.$A$11:.$H$61];8;0)" office:value-type="float" office:value="5961249" calcext:value-type="float">
            <text:p>596124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table:formula="of:=VLOOKUP([.A9];[$'Sheet 40'.$A$11:.$H$61];8;0)" office:value-type="float" office:value="1379237" calcext:value-type="float">
            <text:p>1379237</text:p>
          </table:table-cell>
          <table:table-cell table:formula="of:=VLOOKUP([.A9];[$'Sheet 41'.$A$11:.$H$61];8;0)" office:value-type="float" office:value="1401250" calcext:value-type="float">
            <text:p>1401250</text:p>
          </table:table-cell>
          <table:table-cell table:formula="of:=VLOOKUP([.A9];[$'Sheet 42'.$A$11:.$H$61];8;0)" office:value-type="float" office:value="1392720" calcext:value-type="float">
            <text:p>1392720</text:p>
          </table:table-cell>
          <table:table-cell table:formula="of:=VLOOKUP([.A9];[$'Sheet 43'.$A$11:.$H$61];8;0)" office:value-type="float" office:value="1383510" calcext:value-type="float">
            <text:p>1383510</text:p>
          </table:table-cell>
          <table:table-cell table:formula="of:=VLOOKUP([.A9];[$'Sheet 44'.$A$11:.$H$61];8;0)" office:value-type="float" office:value="1375190" calcext:value-type="float">
            <text:p>1375190</text:p>
          </table:table-cell>
          <table:table-cell table:formula="of:=VLOOKUP([.A9];[$'Sheet 45'.$A$11:.$H$61];8;0)" office:value-type="float" office:value="1366250" calcext:value-type="float">
            <text:p>1366250</text:p>
          </table:table-cell>
          <table:table-cell table:formula="of:=VLOOKUP([.A9];[$'Sheet 46'.$A$11:.$H$61];8;0)" office:value-type="float" office:value="1358850" calcext:value-type="float">
            <text:p>1358850</text:p>
          </table:table-cell>
          <table:table-cell table:formula="of:=VLOOKUP([.A9];[$'Sheet 47'.$A$11:.$H$61];8;0)" office:value-type="float" office:value="1350700" calcext:value-type="float">
            <text:p>1350700</text:p>
          </table:table-cell>
          <table:table-cell table:formula="of:=VLOOKUP([.A9];[$'Sheet 48'.$A$11:.$H$61];8;0)" office:value-type="float" office:value="1342920" calcext:value-type="float">
            <text:p>1342920</text:p>
          </table:table-cell>
          <table:table-cell table:formula="of:=VLOOKUP([.A9];[$'Sheet 49'.$A$11:.$H$61];8;0)" office:value-type="float" office:value="1338440" calcext:value-type="float">
            <text:p>1338440</text:p>
          </table:table-cell>
          <table:table-cell table:formula="of:=VLOOKUP([.A9];[$'Sheet 50'.$A$11:.$H$61];8;0)" office:value-type="float" office:value="1335740" calcext:value-type="float">
            <text:p>1335740</text:p>
          </table:table-cell>
          <table:table-cell table:formula="of:=VLOOKUP([.A9];[$'Sheet 51'.$A$11:.$H$61];8;0)" office:value-type="float" office:value="1333290" calcext:value-type="float">
            <text:p>1333290</text:p>
          </table:table-cell>
          <table:table-cell table:formula="of:=VLOOKUP([.A9];[$'Sheet 52'.$A$11:.$H$61];8;0)" office:value-type="float" office:value="1329660" calcext:value-type="float">
            <text:p>1329660</text:p>
          </table:table-cell>
          <table:table-cell table:formula="of:=VLOOKUP([.A9];[$'Sheet 53'.$A$11:.$H$61];8;0)" office:value-type="float" office:value="1325217" calcext:value-type="float">
            <text:p>1325217</text:p>
          </table:table-cell>
          <table:table-cell table:formula="of:=VLOOKUP([.A9];[$'Sheet 54'.$A$11:.$H$61];8;0)" office:value-type="float" office:value="1320174" calcext:value-type="float">
            <text:p>1320174</text:p>
          </table:table-cell>
          <table:table-cell table:formula="of:=VLOOKUP([.A9];[$'Sheet 55'.$A$11:.$H$61];8;0)" office:value-type="float" office:value="1315819" calcext:value-type="float">
            <text:p>1315819</text:p>
          </table:table-cell>
          <table:table-cell table:formula="of:=VLOOKUP([.A9];[$'Sheet 56'.$A$11:.$H$61];8;0)" office:value-type="float" office:value="1314870" calcext:value-type="float">
            <text:p>1314870</text:p>
          </table:table-cell>
          <table:table-cell table:formula="of:=VLOOKUP([.A9];[$'Sheet 57'.$A$11:.$H$61];8;0)" office:value-type="float" office:value="1315944" calcext:value-type="float">
            <text:p>1315944</text:p>
          </table:table-cell>
          <table:table-cell table:formula="of:=VLOOKUP([.A9];[$'Sheet 58'.$A$11:.$H$61];8;0)" office:value-type="float" office:value="1315635" calcext:value-type="float">
            <text:p>1315635</text:p>
          </table:table-cell>
          <table:table-cell table:formula="of:=VLOOKUP([.A9];[$'Sheet 59'.$A$11:.$H$61];8;0)" office:value-type="float" office:value="1319133" calcext:value-type="float">
            <text:p>1319133</text:p>
          </table:table-cell>
          <table:table-cell table:formula="of:=VLOOKUP([.A9];[$'Sheet 60'.$A$11:.$H$61];8;0)" office:value-type="float" office:value="1324820" calcext:value-type="float">
            <text:p>1324820</text:p>
          </table:table-cell>
          <table:table-cell table:formula="of:=VLOOKUP([.A9];[$'Sheet 61'.$A$11:.$H$61];8;0)" office:value-type="float" office:value="1328976" calcext:value-type="float">
            <text:p>1328976</text:p>
          </table:table-cell>
          <table:table-cell table:formula="of:=VLOOKUP([.A9];[$'Sheet 62'.$A$11:.$H$61];8;0)" office:value-type="float" office:value="1330068" calcext:value-type="float">
            <text:p>1330068</text:p>
          </table:table-cell>
          <table:table-cell table:formula="of:=VLOOKUP([.A9];[$'Sheet 63'.$A$11:.$H$61];8;0)" office:value-type="float" office:value="1331796" calcext:value-type="float">
            <text:p>1331796</text:p>
          </table:table-cell>
          <table:table-cell table:formula="of:=VLOOKUP([.A9];[$'Sheet 64'.$A$11:.$H$61];8;0)" office:value-type="float" office:value="1365884" calcext:value-type="float">
            <text:p>1365884</text:p>
          </table:table-cell>
          <table:table-cell table:formula="of:=VLOOKUP([.A9];[$'Sheet 65'.$A$11:.$H$61];8;0)" office:value-type="float" office:value="1374687" calcext:value-type="float">
            <text:p>137468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formula="of:=VLOOKUP([.A10];[$'Sheet 40'.$A$11:.$H$61];8;0)" office:value-type="float" office:value="10747768" calcext:value-type="float">
            <text:p>10747768</text:p>
          </table:table-cell>
          <table:table-cell table:formula="of:=VLOOKUP([.A10];[$'Sheet 41'.$A$11:.$H$61];8;0)" office:value-type="float" office:value="10775627" calcext:value-type="float">
            <text:p>10775627</text:p>
          </table:table-cell>
          <table:table-cell table:formula="of:=VLOOKUP([.A10];[$'Sheet 42'.$A$11:.$H$61];8;0)" office:value-type="float" office:value="10835989" calcext:value-type="float">
            <text:p>10835989</text:p>
          </table:table-cell>
          <table:table-cell table:formula="of:=VLOOKUP([.A10];[$'Sheet 43'.$A$11:.$H$61];8;0)" office:value-type="float" office:value="10888274" calcext:value-type="float">
            <text:p>10888274</text:p>
          </table:table-cell>
          <table:table-cell table:formula="of:=VLOOKUP([.A10];[$'Sheet 44'.$A$11:.$H$61];8;0)" office:value-type="float" office:value="10915770" calcext:value-type="float">
            <text:p>10915770</text:p>
          </table:table-cell>
          <table:table-cell table:formula="of:=VLOOKUP([.A10];[$'Sheet 45'.$A$11:.$H$61];8;0)" office:value-type="float" office:value="10940369" calcext:value-type="float">
            <text:p>10940369</text:p>
          </table:table-cell>
          <table:table-cell table:formula="of:=VLOOKUP([.A10];[$'Sheet 46'.$A$11:.$H$61];8;0)" office:value-type="float" office:value="10969912" calcext:value-type="float">
            <text:p>10969912</text:p>
          </table:table-cell>
          <table:table-cell table:formula="of:=VLOOKUP([.A10];[$'Sheet 47'.$A$11:.$H$61];8;0)" office:value-type="float" office:value="11004716" calcext:value-type="float">
            <text:p>11004716</text:p>
          </table:table-cell>
          <table:table-cell table:formula="of:=VLOOKUP([.A10];[$'Sheet 48'.$A$11:.$H$61];8;0)" office:value-type="float" office:value="11036008" calcext:value-type="float">
            <text:p>11036008</text:p>
          </table:table-cell>
          <table:table-cell table:formula="of:=VLOOKUP([.A10];[$'Sheet 49'.$A$11:.$H$61];8;0)" office:value-type="float" office:value="11060937" calcext:value-type="float">
            <text:p>11060937</text:p>
          </table:table-cell>
          <table:table-cell table:formula="of:=VLOOKUP([.A10];[$'Sheet 50'.$A$11:.$H$61];8;0)" office:value-type="float" office:value="11094745" calcext:value-type="float">
            <text:p>11094745</text:p>
          </table:table-cell>
          <table:table-cell table:formula="of:=VLOOKUP([.A10];[$'Sheet 51'.$A$11:.$H$61];8;0)" office:value-type="float" office:value="11119289" calcext:value-type="float">
            <text:p>11119289</text:p>
          </table:table-cell>
          <table:table-cell table:formula="of:=VLOOKUP([.A10];[$'Sheet 52'.$A$11:.$H$61];8;0)" office:value-type="float" office:value="11123392" calcext:value-type="float">
            <text:p>11123392</text:p>
          </table:table-cell>
          <table:table-cell table:formula="of:=VLOOKUP([.A10];[$'Sheet 53'.$A$11:.$H$61];8;0)" office:value-type="float" office:value="11086406" calcext:value-type="float">
            <text:p>11086406</text:p>
          </table:table-cell>
          <table:table-cell table:formula="of:=VLOOKUP([.A10];[$'Sheet 54'.$A$11:.$H$61];8;0)" office:value-type="float" office:value="11003615" calcext:value-type="float">
            <text:p>11003615</text:p>
          </table:table-cell>
          <table:table-cell table:formula="of:=VLOOKUP([.A10];[$'Sheet 55'.$A$11:.$H$61];8;0)" office:value-type="float" office:value="10926807" calcext:value-type="float">
            <text:p>10926807</text:p>
          </table:table-cell>
          <table:table-cell table:formula="of:=VLOOKUP([.A10];[$'Sheet 56'.$A$11:.$H$61];8;0)" office:value-type="float" office:value="10858018" calcext:value-type="float">
            <text:p>10858018</text:p>
          </table:table-cell>
          <table:table-cell table:formula="of:=VLOOKUP([.A10];[$'Sheet 57'.$A$11:.$H$61];8;0)" office:value-type="float" office:value="10783748" calcext:value-type="float">
            <text:p>10783748</text:p>
          </table:table-cell>
          <table:table-cell table:formula="of:=VLOOKUP([.A10];[$'Sheet 58'.$A$11:.$H$61];8;0)" office:value-type="float" office:value="10768193" calcext:value-type="float">
            <text:p>10768193</text:p>
          </table:table-cell>
          <table:table-cell table:formula="of:=VLOOKUP([.A10];[$'Sheet 59'.$A$11:.$H$61];8;0)" office:value-type="float" office:value="10741165" calcext:value-type="float">
            <text:p>10741165</text:p>
          </table:table-cell>
          <table:table-cell table:formula="of:=VLOOKUP([.A10];[$'Sheet 60'.$A$11:.$H$61];8;0)" office:value-type="float" office:value="10724599" calcext:value-type="float">
            <text:p>10724599</text:p>
          </table:table-cell>
          <table:table-cell table:formula="of:=VLOOKUP([.A10];[$'Sheet 61'.$A$11:.$H$61];8;0)" office:value-type="float" office:value="10718565" calcext:value-type="float">
            <text:p>10718565</text:p>
          </table:table-cell>
          <table:table-cell table:formula="of:=VLOOKUP([.A10];[$'Sheet 62'.$A$11:.$H$61];8;0)" office:value-type="float" office:value="10678632" calcext:value-type="float">
            <text:p>10678632</text:p>
          </table:table-cell>
          <table:table-cell table:formula="of:=VLOOKUP([.A10];[$'Sheet 63'.$A$11:.$H$61];8;0)" office:value-type="float" office:value="10459782" calcext:value-type="float">
            <text:p>10459782</text:p>
          </table:table-cell>
          <table:table-cell table:formula="of:=VLOOKUP([.A10];[$'Sheet 64'.$A$11:.$H$61];8;0)" office:value-type="float" office:value="10413982" calcext:value-type="float">
            <text:p>10413982</text:p>
          </table:table-cell>
          <table:table-cell table:formula="of:=VLOOKUP([.A10];[$'Sheet 65'.$A$11:.$H$61];8;0)" office:value-type="float" office:value="10400720" calcext:value-type="float">
            <text:p>1040072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formula="of:=VLOOKUP([.A11];[$'Sheet 40'.$A$11:.$H$61];8;0)" office:value-type="float" office:value="40303568" calcext:value-type="float">
            <text:p>40303568</text:p>
          </table:table-cell>
          <table:table-cell table:formula="of:=VLOOKUP([.A11];[$'Sheet 41'.$A$11:.$H$61];8;0)" office:value-type="float" office:value="40470182" calcext:value-type="float">
            <text:p>40470182</text:p>
          </table:table-cell>
          <table:table-cell table:formula="of:=VLOOKUP([.A11];[$'Sheet 42'.$A$11:.$H$61];8;0)" office:value-type="float" office:value="40665545" calcext:value-type="float">
            <text:p>40665545</text:p>
          </table:table-cell>
          <table:table-cell table:formula="of:=VLOOKUP([.A11];[$'Sheet 43'.$A$11:.$H$61];8;0)" office:value-type="float" office:value="41035278" calcext:value-type="float">
            <text:p>41035278</text:p>
          </table:table-cell>
          <table:table-cell table:formula="of:=VLOOKUP([.A11];[$'Sheet 44'.$A$11:.$H$61];8;0)" office:value-type="float" office:value="41827838" calcext:value-type="float">
            <text:p>41827838</text:p>
          </table:table-cell>
          <table:table-cell table:formula="of:=VLOOKUP([.A11];[$'Sheet 45'.$A$11:.$H$61];8;0)" office:value-type="float" office:value="42547451" calcext:value-type="float">
            <text:p>42547451</text:p>
          </table:table-cell>
          <table:table-cell table:formula="of:=VLOOKUP([.A11];[$'Sheet 46'.$A$11:.$H$61];8;0)" office:value-type="float" office:value="43296338" calcext:value-type="float">
            <text:p>43296338</text:p>
          </table:table-cell>
          <table:table-cell table:formula="of:=VLOOKUP([.A11];[$'Sheet 47'.$A$11:.$H$61];8;0)" office:value-type="float" office:value="44009971" calcext:value-type="float">
            <text:p>44009971</text:p>
          </table:table-cell>
          <table:table-cell table:formula="of:=VLOOKUP([.A11];[$'Sheet 48'.$A$11:.$H$61];8;0)" office:value-type="float" office:value="44784666" calcext:value-type="float">
            <text:p>44784666</text:p>
          </table:table-cell>
          <table:table-cell table:formula="of:=VLOOKUP([.A11];[$'Sheet 49'.$A$11:.$H$61];8;0)" office:value-type="float" office:value="45668939" calcext:value-type="float">
            <text:p>45668939</text:p>
          </table:table-cell>
          <table:table-cell table:formula="of:=VLOOKUP([.A11];[$'Sheet 50'.$A$11:.$H$61];8;0)" office:value-type="float" office:value="46239273" calcext:value-type="float">
            <text:p>46239273</text:p>
          </table:table-cell>
          <table:table-cell table:formula="of:=VLOOKUP([.A11];[$'Sheet 51'.$A$11:.$H$61];8;0)" office:value-type="float" office:value="46486619" calcext:value-type="float">
            <text:p>46486619</text:p>
          </table:table-cell>
          <table:table-cell table:formula="of:=VLOOKUP([.A11];[$'Sheet 52'.$A$11:.$H$61];8;0)" office:value-type="float" office:value="46667174" calcext:value-type="float">
            <text:p>46667174</text:p>
          </table:table-cell>
          <table:table-cell table:formula="of:=VLOOKUP([.A11];[$'Sheet 53'.$A$11:.$H$61];8;0)" office:value-type="float" office:value="46818219" calcext:value-type="float">
            <text:p>46818219</text:p>
          </table:table-cell>
          <table:table-cell table:formula="of:=VLOOKUP([.A11];[$'Sheet 54'.$A$11:.$H$61];8;0)" office:value-type="float" office:value="46712650" calcext:value-type="float">
            <text:p>46712650</text:p>
          </table:table-cell>
          <table:table-cell table:formula="of:=VLOOKUP([.A11];[$'Sheet 55'.$A$11:.$H$61];8;0)" office:value-type="float" office:value="46495744" calcext:value-type="float">
            <text:p>46495744</text:p>
          </table:table-cell>
          <table:table-cell table:formula="of:=VLOOKUP([.A11];[$'Sheet 56'.$A$11:.$H$61];8;0)" office:value-type="float" office:value="46425722" calcext:value-type="float">
            <text:p>46425722</text:p>
          </table:table-cell>
          <table:table-cell table:formula="of:=VLOOKUP([.A11];[$'Sheet 57'.$A$11:.$H$61];8;0)" office:value-type="float" office:value="46418884" calcext:value-type="float">
            <text:p>46418884</text:p>
          </table:table-cell>
          <table:table-cell table:formula="of:=VLOOKUP([.A11];[$'Sheet 58'.$A$11:.$H$61];8;0)" office:value-type="float" office:value="46497393" calcext:value-type="float">
            <text:p>46497393</text:p>
          </table:table-cell>
          <table:table-cell table:formula="of:=VLOOKUP([.A11];[$'Sheet 59'.$A$11:.$H$61];8;0)" office:value-type="float" office:value="46645070" calcext:value-type="float">
            <text:p>46645070</text:p>
          </table:table-cell>
          <table:table-cell table:formula="of:=VLOOKUP([.A11];[$'Sheet 60'.$A$11:.$H$61];8;0)" office:value-type="float" office:value="46918951" calcext:value-type="float">
            <text:p>46918951</text:p>
          </table:table-cell>
          <table:table-cell table:formula="of:=VLOOKUP([.A11];[$'Sheet 61'.$A$11:.$H$61];8;0)" office:value-type="float" office:value="47318050" calcext:value-type="float">
            <text:p>47318050</text:p>
          </table:table-cell>
          <table:table-cell table:formula="of:=VLOOKUP([.A11];[$'Sheet 62'.$A$11:.$H$61];8;0)" office:value-type="float" office:value="47400798" calcext:value-type="float">
            <text:p>47400798</text:p>
          </table:table-cell>
          <table:table-cell table:formula="of:=VLOOKUP([.A11];[$'Sheet 63'.$A$11:.$H$61];8;0)" office:value-type="float" office:value="47486843" calcext:value-type="float">
            <text:p>47486843</text:p>
          </table:table-cell>
          <table:table-cell table:formula="of:=VLOOKUP([.A11];[$'Sheet 64'.$A$11:.$H$61];8;0)" office:value-type="float" office:value="48085361" calcext:value-type="float">
            <text:p>48085361</text:p>
          </table:table-cell>
          <table:table-cell table:formula="of:=VLOOKUP([.A11];[$'Sheet 65'.$A$11:.$H$61];8;0)" office:value-type="float" office:value="48619695" calcext:value-type="float">
            <text:p>486196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formula="of:=VLOOKUP([.A12];[$'Sheet 40'.$A$11:.$H$61];8;0)" office:value-type="float" office:value="5159646" calcext:value-type="float">
            <text:p>5159646</text:p>
          </table:table-cell>
          <table:table-cell table:formula="of:=VLOOKUP([.A12];[$'Sheet 41'.$A$11:.$H$61];8;0)" office:value-type="float" office:value="5171302" calcext:value-type="float">
            <text:p>5171302</text:p>
          </table:table-cell>
          <table:table-cell table:formula="of:=VLOOKUP([.A12];[$'Sheet 42'.$A$11:.$H$61];8;0)" office:value-type="float" office:value="5181115" calcext:value-type="float">
            <text:p>5181115</text:p>
          </table:table-cell>
          <table:table-cell table:formula="of:=VLOOKUP([.A12];[$'Sheet 43'.$A$11:.$H$61];8;0)" office:value-type="float" office:value="5194901" calcext:value-type="float">
            <text:p>5194901</text:p>
          </table:table-cell>
          <table:table-cell table:formula="of:=VLOOKUP([.A12];[$'Sheet 44'.$A$11:.$H$61];8;0)" office:value-type="float" office:value="5206295" calcext:value-type="float">
            <text:p>5206295</text:p>
          </table:table-cell>
          <table:table-cell table:formula="of:=VLOOKUP([.A12];[$'Sheet 45'.$A$11:.$H$61];8;0)" office:value-type="float" office:value="5219732" calcext:value-type="float">
            <text:p>5219732</text:p>
          </table:table-cell>
          <table:table-cell table:formula="of:=VLOOKUP([.A12];[$'Sheet 46'.$A$11:.$H$61];8;0)" office:value-type="float" office:value="5236611" calcext:value-type="float">
            <text:p>5236611</text:p>
          </table:table-cell>
          <table:table-cell table:formula="of:=VLOOKUP([.A12];[$'Sheet 47'.$A$11:.$H$61];8;0)" office:value-type="float" office:value="5255580" calcext:value-type="float">
            <text:p>5255580</text:p>
          </table:table-cell>
          <table:table-cell table:formula="of:=VLOOKUP([.A12];[$'Sheet 48'.$A$11:.$H$61];8;0)" office:value-type="float" office:value="5276955" calcext:value-type="float">
            <text:p>5276955</text:p>
          </table:table-cell>
          <table:table-cell table:formula="of:=VLOOKUP([.A12];[$'Sheet 49'.$A$11:.$H$61];8;0)" office:value-type="float" office:value="5300484" calcext:value-type="float">
            <text:p>5300484</text:p>
          </table:table-cell>
          <table:table-cell table:formula="of:=VLOOKUP([.A12];[$'Sheet 50'.$A$11:.$H$61];8;0)" office:value-type="float" office:value="5326314" calcext:value-type="float">
            <text:p>5326314</text:p>
          </table:table-cell>
          <table:table-cell table:formula="of:=VLOOKUP([.A12];[$'Sheet 51'.$A$11:.$H$61];8;0)" office:value-type="float" office:value="5351427" calcext:value-type="float">
            <text:p>5351427</text:p>
          </table:table-cell>
          <table:table-cell table:formula="of:=VLOOKUP([.A12];[$'Sheet 52'.$A$11:.$H$61];8;0)" office:value-type="float" office:value="5375276" calcext:value-type="float">
            <text:p>5375276</text:p>
          </table:table-cell>
          <table:table-cell table:formula="of:=VLOOKUP([.A12];[$'Sheet 53'.$A$11:.$H$61];8;0)" office:value-type="float" office:value="5401267" calcext:value-type="float">
            <text:p>5401267</text:p>
          </table:table-cell>
          <table:table-cell table:formula="of:=VLOOKUP([.A12];[$'Sheet 54'.$A$11:.$H$61];8;0)" office:value-type="float" office:value="5426674" calcext:value-type="float">
            <text:p>5426674</text:p>
          </table:table-cell>
          <table:table-cell table:formula="of:=VLOOKUP([.A12];[$'Sheet 55'.$A$11:.$H$61];8;0)" office:value-type="float" office:value="5451270" calcext:value-type="float">
            <text:p>5451270</text:p>
          </table:table-cell>
          <table:table-cell table:formula="of:=VLOOKUP([.A12];[$'Sheet 56'.$A$11:.$H$61];8;0)" office:value-type="float" office:value="5471753" calcext:value-type="float">
            <text:p>5471753</text:p>
          </table:table-cell>
          <table:table-cell table:formula="of:=VLOOKUP([.A12];[$'Sheet 57'.$A$11:.$H$61];8;0)" office:value-type="float" office:value="5487308" calcext:value-type="float">
            <text:p>5487308</text:p>
          </table:table-cell>
          <table:table-cell table:formula="of:=VLOOKUP([.A12];[$'Sheet 58'.$A$11:.$H$61];8;0)" office:value-type="float" office:value="5503297" calcext:value-type="float">
            <text:p>5503297</text:p>
          </table:table-cell>
          <table:table-cell table:formula="of:=VLOOKUP([.A12];[$'Sheet 59'.$A$11:.$H$61];8;0)" office:value-type="float" office:value="5513130" calcext:value-type="float">
            <text:p>5513130</text:p>
          </table:table-cell>
          <table:table-cell table:formula="of:=VLOOKUP([.A12];[$'Sheet 60'.$A$11:.$H$61];8;0)" office:value-type="float" office:value="5517919" calcext:value-type="float">
            <text:p>5517919</text:p>
          </table:table-cell>
          <table:table-cell table:formula="of:=VLOOKUP([.A12];[$'Sheet 61'.$A$11:.$H$61];8;0)" office:value-type="float" office:value="5525292" calcext:value-type="float">
            <text:p>5525292</text:p>
          </table:table-cell>
          <table:table-cell table:formula="of:=VLOOKUP([.A12];[$'Sheet 62'.$A$11:.$H$61];8;0)" office:value-type="float" office:value="5533793" calcext:value-type="float">
            <text:p>5533793</text:p>
          </table:table-cell>
          <table:table-cell table:formula="of:=VLOOKUP([.A12];[$'Sheet 63'.$A$11:.$H$61];8;0)" office:value-type="float" office:value="5548241" calcext:value-type="float">
            <text:p>5548241</text:p>
          </table:table-cell>
          <table:table-cell table:formula="of:=VLOOKUP([.A12];[$'Sheet 64'.$A$11:.$H$61];8;0)" office:value-type="float" office:value="5563970" calcext:value-type="float">
            <text:p>5563970</text:p>
          </table:table-cell>
          <table:table-cell table:formula="of:=VLOOKUP([.A12];[$'Sheet 65'.$A$11:.$H$61];8;0)" office:value-type="float" office:value="5603851" calcext:value-type="float">
            <text:p>560385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formula="of:=VLOOKUP([.A13];[$'Sheet 40'.$A$11:.$H$61];8;0)" office:value-type="float" office:value="60158533" calcext:value-type="float">
            <text:p>60158533</text:p>
          </table:table-cell>
          <table:table-cell table:formula="of:=VLOOKUP([.A13];[$'Sheet 41'.$A$11:.$H$61];8;0)" office:value-type="float" office:value="60545022" calcext:value-type="float">
            <text:p>60545022</text:p>
          </table:table-cell>
          <table:table-cell table:formula="of:=VLOOKUP([.A13];[$'Sheet 42'.$A$11:.$H$61];8;0)" office:value-type="float" office:value="60979315" calcext:value-type="float">
            <text:p>60979315</text:p>
          </table:table-cell>
          <table:table-cell table:formula="of:=VLOOKUP([.A13];[$'Sheet 43'.$A$11:.$H$61];8;0)" office:value-type="float" office:value="61424036" calcext:value-type="float">
            <text:p>61424036</text:p>
          </table:table-cell>
          <table:table-cell table:formula="of:=VLOOKUP([.A13];[$'Sheet 44'.$A$11:.$H$61];8;0)" office:value-type="float" office:value="61864088" calcext:value-type="float">
            <text:p>61864088</text:p>
          </table:table-cell>
          <table:table-cell table:formula="of:=VLOOKUP([.A13];[$'Sheet 45'.$A$11:.$H$61];8;0)" office:value-type="float" office:value="62292241" calcext:value-type="float">
            <text:p>62292241</text:p>
          </table:table-cell>
          <table:table-cell table:formula="of:=VLOOKUP([.A13];[$'Sheet 46'.$A$11:.$H$61];8;0)" office:value-type="float" office:value="62772870" calcext:value-type="float">
            <text:p>62772870</text:p>
          </table:table-cell>
          <table:table-cell table:formula="of:=VLOOKUP([.A13];[$'Sheet 47'.$A$11:.$H$61];8;0)" office:value-type="float" office:value="63229635" calcext:value-type="float">
            <text:p>63229635</text:p>
          </table:table-cell>
          <table:table-cell table:formula="of:=VLOOKUP([.A13];[$'Sheet 48'.$A$11:.$H$61];8;0)" office:value-type="float" office:value="63645065" calcext:value-type="float">
            <text:p>63645065</text:p>
          </table:table-cell>
          <table:table-cell table:formula="of:=VLOOKUP([.A13];[$'Sheet 49'.$A$11:.$H$61];8;0)" office:value-type="float" office:value="64007193" calcext:value-type="float">
            <text:p>64007193</text:p>
          </table:table-cell>
          <table:table-cell table:formula="of:=VLOOKUP([.A13];[$'Sheet 50'.$A$11:.$H$61];8;0)" office:value-type="float" office:value="64350226" calcext:value-type="float">
            <text:p>64350226</text:p>
          </table:table-cell>
          <table:table-cell table:formula="of:=VLOOKUP([.A13];[$'Sheet 51'.$A$11:.$H$61];8;0)" office:value-type="float" office:value="64658856" calcext:value-type="float">
            <text:p>64658856</text:p>
          </table:table-cell>
          <table:table-cell table:formula="of:=VLOOKUP([.A13];[$'Sheet 52'.$A$11:.$H$61];8;0)" office:value-type="float" office:value="64978721" calcext:value-type="float">
            <text:p>64978721</text:p>
          </table:table-cell>
          <table:table-cell table:formula="of:=VLOOKUP([.A13];[$'Sheet 53'.$A$11:.$H$61];8;0)" office:value-type="float" office:value="65276983" calcext:value-type="float">
            <text:p>65276983</text:p>
          </table:table-cell>
          <table:table-cell table:formula="of:=VLOOKUP([.A13];[$'Sheet 54'.$A$11:.$H$61];8;0)" office:value-type="float" office:value="65600350" calcext:value-type="float">
            <text:p>65600350</text:p>
          </table:table-cell>
          <table:table-cell table:formula="of:=VLOOKUP([.A13];[$'Sheet 55'.$A$11:.$H$61];8;0)" office:value-type="float" office:value="66165980" calcext:value-type="float">
            <text:p>66165980</text:p>
          </table:table-cell>
          <table:table-cell table:formula="of:=VLOOKUP([.A13];[$'Sheet 56'.$A$11:.$H$61];8;0)" office:value-type="float" office:value="66458153" calcext:value-type="float">
            <text:p>66458153</text:p>
          </table:table-cell>
          <table:table-cell table:formula="of:=VLOOKUP([.A13];[$'Sheet 57'.$A$11:.$H$61];8;0)" office:value-type="float" office:value="66638391" calcext:value-type="float">
            <text:p>66638391</text:p>
          </table:table-cell>
          <table:table-cell table:formula="of:=VLOOKUP([.A13];[$'Sheet 58'.$A$11:.$H$61];8;0)" office:value-type="float" office:value="66809816" calcext:value-type="float">
            <text:p>66809816</text:p>
          </table:table-cell>
          <table:table-cell table:formula="of:=VLOOKUP([.A13];[$'Sheet 59'.$A$11:.$H$61];8;0)" office:value-type="float" office:value="67026224" calcext:value-type="float">
            <text:p>67026224</text:p>
          </table:table-cell>
          <table:table-cell table:formula="of:=VLOOKUP([.A13];[$'Sheet 60'.$A$11:.$H$61];8;0)" office:value-type="float" office:value="67290471" calcext:value-type="float">
            <text:p>67290471</text:p>
          </table:table-cell>
          <table:table-cell table:formula="of:=VLOOKUP([.A13];[$'Sheet 61'.$A$11:.$H$61];8;0)" office:value-type="float" office:value="67473651" calcext:value-type="float">
            <text:p>67473651</text:p>
          </table:table-cell>
          <table:table-cell table:formula="of:=VLOOKUP([.A13];[$'Sheet 62'.$A$11:.$H$61];8;0)" office:value-type="float" office:value="67728568" calcext:value-type="float">
            <text:p>67728568</text:p>
          </table:table-cell>
          <table:table-cell table:formula="of:=VLOOKUP([.A13];[$'Sheet 63'.$A$11:.$H$61];8;0)" office:value-type="float" office:value="68091703" calcext:value-type="float">
            <text:p>68091703</text:p>
          </table:table-cell>
          <table:table-cell table:formula="of:=VLOOKUP([.A13];[$'Sheet 64'.$A$11:.$H$61];8;0)" office:value-type="float" office:value="68277210" calcext:value-type="float">
            <text:p>68277210</text:p>
          </table:table-cell>
          <table:table-cell table:formula="of:=VLOOKUP([.A13];[$'Sheet 65'.$A$11:.$H$61];8;0)" office:value-type="float" office:value="68467362" calcext:value-type="float">
            <text:p>6846736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table:formula="of:=VLOOKUP([.A14];[$'Sheet 40'.$A$11:.$H$61];8;0)" office:value-type="float" office:value="4527460" calcext:value-type="float">
            <text:p>4527460</text:p>
          </table:table-cell>
          <table:table-cell table:formula="of:=VLOOKUP([.A14];[$'Sheet 41'.$A$11:.$H$61];8;0)" office:value-type="float" office:value="4497735" calcext:value-type="float">
            <text:p>4497735</text:p>
          </table:table-cell>
          <table:table-cell table:formula="of:=VLOOKUP([.A14];[$'Sheet 42'.$A$11:.$H$61];8;0)" office:value-type="float" office:value="4295406" calcext:value-type="float">
            <text:p>4295406</text:p>
          </table:table-cell>
          <table:table-cell table:formula="of:=VLOOKUP([.A14];[$'Sheet 43'.$A$11:.$H$61];8;0)" office:value-type="float" office:value="4305494" calcext:value-type="float">
            <text:p>4305494</text:p>
          </table:table-cell>
          <table:table-cell table:formula="of:=VLOOKUP([.A14];[$'Sheet 44'.$A$11:.$H$61];8;0)" office:value-type="float" office:value="4305384" calcext:value-type="float">
            <text:p>4305384</text:p>
          </table:table-cell>
          <table:table-cell table:formula="of:=VLOOKUP([.A14];[$'Sheet 45'.$A$11:.$H$61];8;0)" office:value-type="float" office:value="4305725" calcext:value-type="float">
            <text:p>4305725</text:p>
          </table:table-cell>
          <table:table-cell table:formula="of:=VLOOKUP([.A14];[$'Sheet 46'.$A$11:.$H$61];8;0)" office:value-type="float" office:value="4310861" calcext:value-type="float">
            <text:p>4310861</text:p>
          </table:table-cell>
          <table:table-cell table:formula="of:=VLOOKUP([.A14];[$'Sheet 47'.$A$11:.$H$61];8;0)" office:value-type="float" office:value="4312487" calcext:value-type="float">
            <text:p>4312487</text:p>
          </table:table-cell>
          <table:table-cell table:formula="of:=VLOOKUP([.A14];[$'Sheet 48'.$A$11:.$H$61];8;0)" office:value-type="float" office:value="4313530" calcext:value-type="float">
            <text:p>4313530</text:p>
          </table:table-cell>
          <table:table-cell table:formula="of:=VLOOKUP([.A14];[$'Sheet 49'.$A$11:.$H$61];8;0)" office:value-type="float" office:value="4311967" calcext:value-type="float">
            <text:p>4311967</text:p>
          </table:table-cell>
          <table:table-cell table:formula="of:=VLOOKUP([.A14];[$'Sheet 50'.$A$11:.$H$61];8;0)" office:value-type="float" office:value="4309796" calcext:value-type="float">
            <text:p>4309796</text:p>
          </table:table-cell>
          <table:table-cell table:formula="of:=VLOOKUP([.A14];[$'Sheet 51'.$A$11:.$H$61];8;0)" office:value-type="float" office:value="4302847" calcext:value-type="float">
            <text:p>4302847</text:p>
          </table:table-cell>
          <table:table-cell table:formula="of:=VLOOKUP([.A14];[$'Sheet 52'.$A$11:.$H$61];8;0)" office:value-type="float" office:value="4289857" calcext:value-type="float">
            <text:p>4289857</text:p>
          </table:table-cell>
          <table:table-cell table:formula="of:=VLOOKUP([.A14];[$'Sheet 53'.$A$11:.$H$61];8;0)" office:value-type="float" office:value="4275984" calcext:value-type="float">
            <text:p>4275984</text:p>
          </table:table-cell>
          <table:table-cell table:formula="of:=VLOOKUP([.A14];[$'Sheet 54'.$A$11:.$H$61];8;0)" office:value-type="float" office:value="4247803" calcext:value-type="float">
            <text:p>4247803</text:p>
          </table:table-cell>
          <table:table-cell table:formula="of:=VLOOKUP([.A14];[$'Sheet 55'.$A$11:.$H$61];8;0)" office:value-type="float" office:value="4217632" calcext:value-type="float">
            <text:p>4217632</text:p>
          </table:table-cell>
          <table:table-cell table:formula="of:=VLOOKUP([.A14];[$'Sheet 56'.$A$11:.$H$61];8;0)" office:value-type="float" office:value="4180915" calcext:value-type="float">
            <text:p>4180915</text:p>
          </table:table-cell>
          <table:table-cell table:formula="of:=VLOOKUP([.A14];[$'Sheet 57'.$A$11:.$H$61];8;0)" office:value-type="float" office:value="4131115" calcext:value-type="float">
            <text:p>4131115</text:p>
          </table:table-cell>
          <table:table-cell table:formula="of:=VLOOKUP([.A14];[$'Sheet 58'.$A$11:.$H$61];8;0)" office:value-type="float" office:value="4078769" calcext:value-type="float">
            <text:p>4078769</text:p>
          </table:table-cell>
          <table:table-cell table:formula="of:=VLOOKUP([.A14];[$'Sheet 59'.$A$11:.$H$61];8;0)" office:value-type="float" office:value="4014341" calcext:value-type="float">
            <text:p>4014341</text:p>
          </table:table-cell>
          <table:table-cell table:formula="of:=VLOOKUP([.A14];[$'Sheet 60'.$A$11:.$H$61];8;0)" office:value-type="float" office:value="3968676" calcext:value-type="float">
            <text:p>3968676</text:p>
          </table:table-cell>
          <table:table-cell table:formula="of:=VLOOKUP([.A14];[$'Sheet 61'.$A$11:.$H$61];8;0)" office:value-type="float" office:value="3933511" calcext:value-type="float">
            <text:p>3933511</text:p>
          </table:table-cell>
          <table:table-cell table:formula="of:=VLOOKUP([.A14];[$'Sheet 62'.$A$11:.$H$61];8;0)" office:value-type="float" office:value="3893026" calcext:value-type="float">
            <text:p>3893026</text:p>
          </table:table-cell>
          <table:table-cell table:formula="of:=VLOOKUP([.A14];[$'Sheet 63'.$A$11:.$H$61];8;0)" office:value-type="float" office:value="3862305" calcext:value-type="float">
            <text:p>3862305</text:p>
          </table:table-cell>
          <table:table-cell table:formula="of:=VLOOKUP([.A14];[$'Sheet 64'.$A$11:.$H$61];8;0)" office:value-type="float" office:value="3850894" calcext:value-type="float">
            <text:p>3850894</text:p>
          </table:table-cell>
          <table:table-cell table:formula="of:=VLOOKUP([.A14];[$'Sheet 65'.$A$11:.$H$61];8;0)" office:value-type="float" office:value="3861967" calcext:value-type="float">
            <text:p>38619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formula="of:=VLOOKUP([.A15];[$'Sheet 40'.$A$11:.$H$61];8;0)" office:value-type="float" office:value="10253416" calcext:value-type="float">
            <text:p>10253416</text:p>
          </table:table-cell>
          <table:table-cell table:formula="of:=VLOOKUP([.A15];[$'Sheet 41'.$A$11:.$H$61];8;0)" office:value-type="float" office:value="10221644" calcext:value-type="float">
            <text:p>10221644</text:p>
          </table:table-cell>
          <table:table-cell table:formula="of:=VLOOKUP([.A15];[$'Sheet 42'.$A$11:.$H$61];8;0)" office:value-type="float" office:value="10200298" calcext:value-type="float">
            <text:p>10200298</text:p>
          </table:table-cell>
          <table:table-cell table:formula="of:=VLOOKUP([.A15];[$'Sheet 43'.$A$11:.$H$61];8;0)" office:value-type="float" office:value="10174853" calcext:value-type="float">
            <text:p>10174853</text:p>
          </table:table-cell>
          <table:table-cell table:formula="of:=VLOOKUP([.A15];[$'Sheet 44'.$A$11:.$H$61];8;0)" office:value-type="float" office:value="10142362" calcext:value-type="float">
            <text:p>10142362</text:p>
          </table:table-cell>
          <table:table-cell table:formula="of:=VLOOKUP([.A15];[$'Sheet 45'.$A$11:.$H$61];8;0)" office:value-type="float" office:value="10116742" calcext:value-type="float">
            <text:p>10116742</text:p>
          </table:table-cell>
          <table:table-cell table:formula="of:=VLOOKUP([.A15];[$'Sheet 46'.$A$11:.$H$61];8;0)" office:value-type="float" office:value="10097549" calcext:value-type="float">
            <text:p>10097549</text:p>
          </table:table-cell>
          <table:table-cell table:formula="of:=VLOOKUP([.A15];[$'Sheet 47'.$A$11:.$H$61];8;0)" office:value-type="float" office:value="10076581" calcext:value-type="float">
            <text:p>10076581</text:p>
          </table:table-cell>
          <table:table-cell table:formula="of:=VLOOKUP([.A15];[$'Sheet 48'.$A$11:.$H$61];8;0)" office:value-type="float" office:value="10066158" calcext:value-type="float">
            <text:p>10066158</text:p>
          </table:table-cell>
          <table:table-cell table:formula="of:=VLOOKUP([.A15];[$'Sheet 49'.$A$11:.$H$61];8;0)" office:value-type="float" office:value="10045401" calcext:value-type="float">
            <text:p>10045401</text:p>
          </table:table-cell>
          <table:table-cell table:formula="of:=VLOOKUP([.A15];[$'Sheet 50'.$A$11:.$H$61];8;0)" office:value-type="float" office:value="10030975" calcext:value-type="float">
            <text:p>10030975</text:p>
          </table:table-cell>
          <table:table-cell table:formula="of:=VLOOKUP([.A15];[$'Sheet 51'.$A$11:.$H$61];8;0)" office:value-type="float" office:value="10014324" calcext:value-type="float">
            <text:p>10014324</text:p>
          </table:table-cell>
          <table:table-cell table:formula="of:=VLOOKUP([.A15];[$'Sheet 52'.$A$11:.$H$61];8;0)" office:value-type="float" office:value="9985722" calcext:value-type="float">
            <text:p>9985722</text:p>
          </table:table-cell>
          <table:table-cell table:formula="of:=VLOOKUP([.A15];[$'Sheet 53'.$A$11:.$H$61];8;0)" office:value-type="float" office:value="9931925" calcext:value-type="float">
            <text:p>9931925</text:p>
          </table:table-cell>
          <table:table-cell table:formula="of:=VLOOKUP([.A15];[$'Sheet 54'.$A$11:.$H$61];8;0)" office:value-type="float" office:value="9895250" calcext:value-type="float">
            <text:p>9895250</text:p>
          </table:table-cell>
          <table:table-cell table:formula="of:=VLOOKUP([.A15];[$'Sheet 55'.$A$11:.$H$61];8;0)" office:value-type="float" office:value="9850217" calcext:value-type="float">
            <text:p>9850217</text:p>
          </table:table-cell>
          <table:table-cell table:formula="of:=VLOOKUP([.A15];[$'Sheet 56'.$A$11:.$H$61];8;0)" office:value-type="float" office:value="9815858" calcext:value-type="float">
            <text:p>9815858</text:p>
          </table:table-cell>
          <table:table-cell table:formula="of:=VLOOKUP([.A15];[$'Sheet 57'.$A$11:.$H$61];8;0)" office:value-type="float" office:value="9779652" calcext:value-type="float">
            <text:p>9779652</text:p>
          </table:table-cell>
          <table:table-cell table:formula="of:=VLOOKUP([.A15];[$'Sheet 58'.$A$11:.$H$61];8;0)" office:value-type="float" office:value="9739857" calcext:value-type="float">
            <text:p>9739857</text:p>
          </table:table-cell>
          <table:table-cell table:formula="of:=VLOOKUP([.A15];[$'Sheet 59'.$A$11:.$H$61];8;0)" office:value-type="float" office:value="9713655" calcext:value-type="float">
            <text:p>9713655</text:p>
          </table:table-cell>
          <table:table-cell table:formula="of:=VLOOKUP([.A15];[$'Sheet 60'.$A$11:.$H$61];8;0)" office:value-type="float" office:value="9700272" calcext:value-type="float">
            <text:p>9700272</text:p>
          </table:table-cell>
          <table:table-cell table:formula="of:=VLOOKUP([.A15];[$'Sheet 61'.$A$11:.$H$61];8;0)" office:value-type="float" office:value="9689376" calcext:value-type="float">
            <text:p>9689376</text:p>
          </table:table-cell>
          <table:table-cell table:formula="of:=VLOOKUP([.A15];[$'Sheet 62'.$A$11:.$H$61];8;0)" office:value-type="float" office:value="9651461" calcext:value-type="float">
            <text:p>9651461</text:p>
          </table:table-cell>
          <table:table-cell table:formula="of:=VLOOKUP([.A15];[$'Sheet 63'.$A$11:.$H$61];8;0)" office:value-type="float" office:value="9610403" calcext:value-type="float">
            <text:p>9610403</text:p>
          </table:table-cell>
          <table:table-cell table:formula="of:=VLOOKUP([.A15];[$'Sheet 64'.$A$11:.$H$61];8;0)" office:value-type="float" office:value="9599744" calcext:value-type="float">
            <text:p>9599744</text:p>
          </table:table-cell>
          <table:table-cell table:formula="of:=VLOOKUP([.A15];[$'Sheet 65'.$A$11:.$H$61];8;0)" office:value-type="float" office:value="9584627" calcext:value-type="float">
            <text:p>958462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formula="of:=VLOOKUP([.A16];[$'Sheet 40'.$A$11:.$H$61];8;0)" office:value-type="float" office:value="3732006" calcext:value-type="float">
            <text:p>3732006</text:p>
          </table:table-cell>
          <table:table-cell table:formula="of:=VLOOKUP([.A16];[$'Sheet 41'.$A$11:.$H$61];8;0)" office:value-type="float" office:value="3777565" calcext:value-type="float">
            <text:p>3777565</text:p>
          </table:table-cell>
          <table:table-cell table:formula="of:=VLOOKUP([.A16];[$'Sheet 42'.$A$11:.$H$61];8;0)" office:value-type="float" office:value="3832783" calcext:value-type="float">
            <text:p>3832783</text:p>
          </table:table-cell>
          <table:table-cell table:formula="of:=VLOOKUP([.A16];[$'Sheet 43'.$A$11:.$H$61];8;0)" office:value-type="float" office:value="3899702" calcext:value-type="float">
            <text:p>3899702</text:p>
          </table:table-cell>
          <table:table-cell table:formula="of:=VLOOKUP([.A16];[$'Sheet 44'.$A$11:.$H$61];8;0)" office:value-type="float" office:value="3964191" calcext:value-type="float">
            <text:p>3964191</text:p>
          </table:table-cell>
          <table:table-cell table:formula="of:=VLOOKUP([.A16];[$'Sheet 45'.$A$11:.$H$61];8;0)" office:value-type="float" office:value="4028851" calcext:value-type="float">
            <text:p>4028851</text:p>
          </table:table-cell>
          <table:table-cell table:formula="of:=VLOOKUP([.A16];[$'Sheet 46'.$A$11:.$H$61];8;0)" office:value-type="float" office:value="4111672" calcext:value-type="float">
            <text:p>4111672</text:p>
          </table:table-cell>
          <table:table-cell table:formula="of:=VLOOKUP([.A16];[$'Sheet 47'.$A$11:.$H$61];8;0)" office:value-type="float" office:value="4208156" calcext:value-type="float">
            <text:p>4208156</text:p>
          </table:table-cell>
          <table:table-cell table:formula="of:=VLOOKUP([.A16];[$'Sheet 48'.$A$11:.$H$61];8;0)" office:value-type="float" office:value="4340118" calcext:value-type="float">
            <text:p>4340118</text:p>
          </table:table-cell>
          <table:table-cell table:formula="of:=VLOOKUP([.A16];[$'Sheet 49'.$A$11:.$H$61];8;0)" office:value-type="float" office:value="4457765" calcext:value-type="float">
            <text:p>4457765</text:p>
          </table:table-cell>
          <table:table-cell table:formula="of:=VLOOKUP([.A16];[$'Sheet 50'.$A$11:.$H$61];8;0)" office:value-type="float" office:value="4521322" calcext:value-type="float">
            <text:p>4521322</text:p>
          </table:table-cell>
          <table:table-cell table:formula="of:=VLOOKUP([.A16];[$'Sheet 51'.$A$11:.$H$61];8;0)" office:value-type="float" office:value="4549428" calcext:value-type="float">
            <text:p>4549428</text:p>
          </table:table-cell>
          <table:table-cell table:formula="of:=VLOOKUP([.A16];[$'Sheet 52'.$A$11:.$H$61];8;0)" office:value-type="float" office:value="4570881" calcext:value-type="float">
            <text:p>4570881</text:p>
          </table:table-cell>
          <table:table-cell table:formula="of:=VLOOKUP([.A16];[$'Sheet 53'.$A$11:.$H$61];8;0)" office:value-type="float" office:value="4589287" calcext:value-type="float">
            <text:p>4589287</text:p>
          </table:table-cell>
          <table:table-cell table:formula="of:=VLOOKUP([.A16];[$'Sheet 54'.$A$11:.$H$61];8;0)" office:value-type="float" office:value="4609779" calcext:value-type="float">
            <text:p>4609779</text:p>
          </table:table-cell>
          <table:table-cell table:formula="of:=VLOOKUP([.A16];[$'Sheet 55'.$A$11:.$H$61];8;0)" office:value-type="float" office:value="4637852" calcext:value-type="float">
            <text:p>4637852</text:p>
          </table:table-cell>
          <table:table-cell table:formula="of:=VLOOKUP([.A16];[$'Sheet 56'.$A$11:.$H$61];8;0)" office:value-type="float" office:value="4677627" calcext:value-type="float">
            <text:p>4677627</text:p>
          </table:table-cell>
          <table:table-cell table:formula="of:=VLOOKUP([.A16];[$'Sheet 57'.$A$11:.$H$61];8;0)" office:value-type="float" office:value="4726286" calcext:value-type="float">
            <text:p>4726286</text:p>
          </table:table-cell>
          <table:table-cell table:formula="of:=VLOOKUP([.A16];[$'Sheet 58'.$A$11:.$H$61];8;0)" office:value-type="float" office:value="4799157" calcext:value-type="float">
            <text:p>4799157</text:p>
          </table:table-cell>
          <table:table-cell table:formula="of:=VLOOKUP([.A16];[$'Sheet 59'.$A$11:.$H$61];8;0)" office:value-type="float" office:value="4855733" calcext:value-type="float">
            <text:p>4855733</text:p>
          </table:table-cell>
          <table:table-cell table:formula="of:=VLOOKUP([.A16];[$'Sheet 60'.$A$11:.$H$61];8;0)" office:value-type="float" office:value="4940311" calcext:value-type="float">
            <text:p>4940311</text:p>
          </table:table-cell>
          <table:table-cell table:formula="of:=VLOOKUP([.A16];[$'Sheet 61'.$A$11:.$H$61];8;0)" office:value-type="float" office:value="5012600" calcext:value-type="float">
            <text:p>5012600</text:p>
          </table:table-cell>
          <table:table-cell table:formula="of:=VLOOKUP([.A16];[$'Sheet 62'.$A$11:.$H$61];8;0)" office:value-type="float" office:value="5066893" calcext:value-type="float">
            <text:p>5066893</text:p>
          </table:table-cell>
          <table:table-cell table:formula="of:=VLOOKUP([.A16];[$'Sheet 63'.$A$11:.$H$61];8;0)" office:value-type="float" office:value="5154277" calcext:value-type="float">
            <text:p>5154277</text:p>
          </table:table-cell>
          <table:table-cell table:formula="of:=VLOOKUP([.A16];[$'Sheet 64'.$A$11:.$H$61];8;0)" office:value-type="float" office:value="5271395" calcext:value-type="float">
            <text:p>5271395</text:p>
          </table:table-cell>
          <table:table-cell table:formula="of:=VLOOKUP([.A16];[$'Sheet 65'.$A$11:.$H$61];8;0)" office:value-type="float" office:value="5351681" calcext:value-type="float">
            <text:p>53516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formula="of:=VLOOKUP([.A17];[$'Sheet 40'.$A$11:.$H$61];8;0)" office:value-type="float" office:value="275712" calcext:value-type="float">
            <text:p>275712</text:p>
          </table:table-cell>
          <table:table-cell table:formula="of:=VLOOKUP([.A17];[$'Sheet 41'.$A$11:.$H$61];8;0)" office:value-type="float" office:value="279049" calcext:value-type="float">
            <text:p>279049</text:p>
          </table:table-cell>
          <table:table-cell table:formula="of:=VLOOKUP([.A17];[$'Sheet 42'.$A$11:.$H$61];8;0)" office:value-type="float" office:value="283361" calcext:value-type="float">
            <text:p>283361</text:p>
          </table:table-cell>
          <table:table-cell table:formula="of:=VLOOKUP([.A17];[$'Sheet 43'.$A$11:.$H$61];8;0)" office:value-type="float" office:value="286575" calcext:value-type="float">
            <text:p>286575</text:p>
          </table:table-cell>
          <table:table-cell table:formula="of:=VLOOKUP([.A17];[$'Sheet 44'.$A$11:.$H$61];8;0)" office:value-type="float" office:value="288471" calcext:value-type="float">
            <text:p>288471</text:p>
          </table:table-cell>
          <table:table-cell table:formula="of:=VLOOKUP([.A17];[$'Sheet 45'.$A$11:.$H$61];8;0)" office:value-type="float" office:value="290570" calcext:value-type="float">
            <text:p>290570</text:p>
          </table:table-cell>
          <table:table-cell table:formula="of:=VLOOKUP([.A17];[$'Sheet 46'.$A$11:.$H$61];8;0)" office:value-type="float" office:value="293577" calcext:value-type="float">
            <text:p>293577</text:p>
          </table:table-cell>
          <table:table-cell table:formula="of:=VLOOKUP([.A17];[$'Sheet 47'.$A$11:.$H$61];8;0)" office:value-type="float" office:value="299891" calcext:value-type="float">
            <text:p>299891</text:p>
          </table:table-cell>
          <table:table-cell table:formula="of:=VLOOKUP([.A17];[$'Sheet 48'.$A$11:.$H$61];8;0)" office:value-type="float" office:value="307672" calcext:value-type="float">
            <text:p>307672</text:p>
          </table:table-cell>
          <table:table-cell table:formula="of:=VLOOKUP([.A17];[$'Sheet 49'.$A$11:.$H$61];8;0)" office:value-type="float" office:value="315459" calcext:value-type="float">
            <text:p>315459</text:p>
          </table:table-cell>
          <table:table-cell table:formula="of:=VLOOKUP([.A17];[$'Sheet 50'.$A$11:.$H$61];8;0)" office:value-type="float" office:value="319368" calcext:value-type="float">
            <text:p>319368</text:p>
          </table:table-cell>
          <table:table-cell table:formula="of:=VLOOKUP([.A17];[$'Sheet 51'.$A$11:.$H$61];8;0)" office:value-type="float" office:value="317630" calcext:value-type="float">
            <text:p>317630</text:p>
          </table:table-cell>
          <table:table-cell table:formula="of:=VLOOKUP([.A17];[$'Sheet 52'.$A$11:.$H$61];8;0)" office:value-type="float" office:value="318452" calcext:value-type="float">
            <text:p>318452</text:p>
          </table:table-cell>
          <table:table-cell table:formula="of:=VLOOKUP([.A17];[$'Sheet 53'.$A$11:.$H$61];8;0)" office:value-type="float" office:value="319575" calcext:value-type="float">
            <text:p>319575</text:p>
          </table:table-cell>
          <table:table-cell table:formula="of:=VLOOKUP([.A17];[$'Sheet 54'.$A$11:.$H$61];8;0)" office:value-type="float" office:value="321857" calcext:value-type="float">
            <text:p>321857</text:p>
          </table:table-cell>
          <table:table-cell table:formula="of:=VLOOKUP([.A17];[$'Sheet 55'.$A$11:.$H$61];8;0)" office:value-type="float" office:value="325671" calcext:value-type="float">
            <text:p>325671</text:p>
          </table:table-cell>
          <table:table-cell table:formula="of:=VLOOKUP([.A17];[$'Sheet 56'.$A$11:.$H$61];8;0)" office:value-type="float" office:value="329100" calcext:value-type="float">
            <text:p>329100</text:p>
          </table:table-cell>
          <table:table-cell table:formula="of:=VLOOKUP([.A17];[$'Sheet 57'.$A$11:.$H$61];8;0)" office:value-type="float" office:value="332529" calcext:value-type="float">
            <text:p>332529</text:p>
          </table:table-cell>
          <table:table-cell table:formula="of:=VLOOKUP([.A17];[$'Sheet 58'.$A$11:.$H$61];8;0)" office:value-type="float" office:value="338349" calcext:value-type="float">
            <text:p>338349</text:p>
          </table:table-cell>
          <table:table-cell table:formula="of:=VLOOKUP([.A17];[$'Sheet 59'.$A$11:.$H$61];8;0)" office:value-type="float" office:value="348450" calcext:value-type="float">
            <text:p>348450</text:p>
          </table:table-cell>
          <table:table-cell table:formula="of:=VLOOKUP([.A17];[$'Sheet 60'.$A$11:.$H$61];8;0)" office:value-type="float" office:value="356991" calcext:value-type="float">
            <text:p>356991</text:p>
          </table:table-cell>
          <table:table-cell table:formula="of:=VLOOKUP([.A17];[$'Sheet 61'.$A$11:.$H$61];8;0)" office:value-type="float" office:value="364134" calcext:value-type="float">
            <text:p>364134</text:p>
          </table:table-cell>
          <table:table-cell table:formula="of:=VLOOKUP([.A17];[$'Sheet 62'.$A$11:.$H$61];8;0)" office:value-type="float" office:value="368792" calcext:value-type="float">
            <text:p>368792</text:p>
          </table:table-cell>
          <table:table-cell table:formula="of:=VLOOKUP([.A17];[$'Sheet 63'.$A$11:.$H$61];8;0)" office:value-type="float" office:value="376248" calcext:value-type="float">
            <text:p>376248</text:p>
          </table:table-cell>
          <table:table-cell table:formula="of:=VLOOKUP([.A17];[$'Sheet 64'.$A$11:.$H$61];8;0)" office:value-type="float" office:value="387758" calcext:value-type="float">
            <text:p>387758</text:p>
          </table:table-cell>
          <table:table-cell table:formula="of:=VLOOKUP([.A17];[$'Sheet 65'.$A$11:.$H$61];8;0)" office:value-type="float" office:value="383567" calcext:value-type="float">
            <text:p>38356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formula="of:=VLOOKUP([.A18];[$'Sheet 40'.$A$11:.$H$61];8;0)" office:value-type="float" office:value="56909109" calcext:value-type="float">
            <text:p>56909109</text:p>
          </table:table-cell>
          <table:table-cell table:formula="of:=VLOOKUP([.A18];[$'Sheet 41'.$A$11:.$H$61];8;0)" office:value-type="float" office:value="56923524" calcext:value-type="float">
            <text:p>56923524</text:p>
          </table:table-cell>
          <table:table-cell table:formula="of:=VLOOKUP([.A18];[$'Sheet 42'.$A$11:.$H$61];8;0)" office:value-type="float" office:value="56960692" calcext:value-type="float">
            <text:p>56960692</text:p>
          </table:table-cell>
          <table:table-cell table:formula="of:=VLOOKUP([.A18];[$'Sheet 43'.$A$11:.$H$61];8;0)" office:value-type="float" office:value="56993270" calcext:value-type="float">
            <text:p>56993270</text:p>
          </table:table-cell>
          <table:table-cell table:formula="of:=VLOOKUP([.A18];[$'Sheet 44'.$A$11:.$H$61];8;0)" office:value-type="float" office:value="57186378" calcext:value-type="float">
            <text:p>57186378</text:p>
          </table:table-cell>
          <table:table-cell table:formula="of:=VLOOKUP([.A18];[$'Sheet 45'.$A$11:.$H$61];8;0)" office:value-type="float" office:value="57611990" calcext:value-type="float">
            <text:p>57611990</text:p>
          </table:table-cell>
          <table:table-cell table:formula="of:=VLOOKUP([.A18];[$'Sheet 46'.$A$11:.$H$61];8;0)" office:value-type="float" office:value="58044368" calcext:value-type="float">
            <text:p>58044368</text:p>
          </table:table-cell>
          <table:table-cell table:formula="of:=VLOOKUP([.A18];[$'Sheet 47'.$A$11:.$H$61];8;0)" office:value-type="float" office:value="58288996" calcext:value-type="float">
            <text:p>58288996</text:p>
          </table:table-cell>
          <table:table-cell table:formula="of:=VLOOKUP([.A18];[$'Sheet 48'.$A$11:.$H$61];8;0)" office:value-type="float" office:value="58510725" calcext:value-type="float">
            <text:p>58510725</text:p>
          </table:table-cell>
          <table:table-cell table:formula="of:=VLOOKUP([.A18];[$'Sheet 49'.$A$11:.$H$61];8;0)" office:value-type="float" office:value="59001769" calcext:value-type="float">
            <text:p>59001769</text:p>
          </table:table-cell>
          <table:table-cell table:formula="of:=VLOOKUP([.A18];[$'Sheet 50'.$A$11:.$H$61];8;0)" office:value-type="float" office:value="59420592" calcext:value-type="float">
            <text:p>59420592</text:p>
          </table:table-cell>
          <table:table-cell table:formula="of:=VLOOKUP([.A18];[$'Sheet 51'.$A$11:.$H$61];8;0)" office:value-type="float" office:value="59690316" calcext:value-type="float">
            <text:p>59690316</text:p>
          </table:table-cell>
          <table:table-cell table:formula="of:=VLOOKUP([.A18];[$'Sheet 52'.$A$11:.$H$61];8;0)" office:value-type="float" office:value="59948497" calcext:value-type="float">
            <text:p>59948497</text:p>
          </table:table-cell>
          <table:table-cell table:formula="of:=VLOOKUP([.A18];[$'Sheet 53'.$A$11:.$H$61];8;0)" office:value-type="float" office:value="60105185" calcext:value-type="float">
            <text:p>60105185</text:p>
          </table:table-cell>
          <table:table-cell table:formula="of:=VLOOKUP([.A18];[$'Sheet 54'.$A$11:.$H$61];8;0)" office:value-type="float" office:value="60277309" calcext:value-type="float">
            <text:p>60277309</text:p>
          </table:table-cell>
          <table:table-cell table:formula="of:=VLOOKUP([.A18];[$'Sheet 55'.$A$11:.$H$61];8;0)" office:value-type="float" office:value="60345917" calcext:value-type="float">
            <text:p>60345917</text:p>
          </table:table-cell>
          <table:table-cell table:formula="of:=VLOOKUP([.A18];[$'Sheet 56'.$A$11:.$H$61];8;0)" office:value-type="float" office:value="60295497" calcext:value-type="float">
            <text:p>60295497</text:p>
          </table:table-cell>
          <table:table-cell table:formula="of:=VLOOKUP([.A18];[$'Sheet 57'.$A$11:.$H$61];8;0)" office:value-type="float" office:value="60163712" calcext:value-type="float">
            <text:p>60163712</text:p>
          </table:table-cell>
          <table:table-cell table:formula="of:=VLOOKUP([.A18];[$'Sheet 58'.$A$11:.$H$61];8;0)" office:value-type="float" office:value="60066734" calcext:value-type="float">
            <text:p>60066734</text:p>
          </table:table-cell>
          <table:table-cell table:formula="of:=VLOOKUP([.A18];[$'Sheet 59'.$A$11:.$H$61];8;0)" office:value-type="float" office:value="59937769" calcext:value-type="float">
            <text:p>59937769</text:p>
          </table:table-cell>
          <table:table-cell table:formula="of:=VLOOKUP([.A18];[$'Sheet 60'.$A$11:.$H$61];8;0)" office:value-type="float" office:value="59816673" calcext:value-type="float">
            <text:p>59816673</text:p>
          </table:table-cell>
          <table:table-cell table:formula="of:=VLOOKUP([.A18];[$'Sheet 61'.$A$11:.$H$61];8;0)" office:value-type="float" office:value="59641488" calcext:value-type="float">
            <text:p>59641488</text:p>
          </table:table-cell>
          <table:table-cell table:formula="of:=VLOOKUP([.A18];[$'Sheet 62'.$A$11:.$H$61];8;0)" office:value-type="float" office:value="59236213" calcext:value-type="float">
            <text:p>59236213</text:p>
          </table:table-cell>
          <table:table-cell table:formula="of:=VLOOKUP([.A18];[$'Sheet 63'.$A$11:.$H$61];8;0)" office:value-type="float" office:value="59030133" calcext:value-type="float">
            <text:p>59030133</text:p>
          </table:table-cell>
          <table:table-cell table:formula="of:=VLOOKUP([.A18];[$'Sheet 64'.$A$11:.$H$61];8;0)" office:value-type="float" office:value="58997201" calcext:value-type="float">
            <text:p>58997201</text:p>
          </table:table-cell>
          <table:table-cell table:formula="of:=VLOOKUP([.A18];[$'Sheet 65'.$A$11:.$H$61];8;0)" office:value-type="float" office:value="58971230" calcext:value-type="float">
            <text:p>5897123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table:formula="of:=VLOOKUP([.A19];[$'Sheet 40'.$A$11:.$H$61];8;0)" office:value-type="float" office:value="3536401" calcext:value-type="float">
            <text:p>3536401</text:p>
          </table:table-cell>
          <table:table-cell table:formula="of:=VLOOKUP([.A19];[$'Sheet 41'.$A$11:.$H$61];8;0)" office:value-type="float" office:value="3512074" calcext:value-type="float">
            <text:p>3512074</text:p>
          </table:table-cell>
          <table:table-cell table:formula="of:=VLOOKUP([.A19];[$'Sheet 42'.$A$11:.$H$61];8;0)" office:value-type="float" office:value="3486998" calcext:value-type="float">
            <text:p>3486998</text:p>
          </table:table-cell>
          <table:table-cell table:formula="of:=VLOOKUP([.A19];[$'Sheet 43'.$A$11:.$H$61];8;0)" office:value-type="float" office:value="3454637" calcext:value-type="float">
            <text:p>3454637</text:p>
          </table:table-cell>
          <table:table-cell table:formula="of:=VLOOKUP([.A19];[$'Sheet 44'.$A$11:.$H$61];8;0)" office:value-type="float" office:value="3431497" calcext:value-type="float">
            <text:p>3431497</text:p>
          </table:table-cell>
          <table:table-cell table:formula="of:=VLOOKUP([.A19];[$'Sheet 45'.$A$11:.$H$61];8;0)" office:value-type="float" office:value="3398929" calcext:value-type="float">
            <text:p>3398929</text:p>
          </table:table-cell>
          <table:table-cell table:formula="of:=VLOOKUP([.A19];[$'Sheet 46'.$A$11:.$H$61];8;0)" office:value-type="float" office:value="3355220" calcext:value-type="float">
            <text:p>3355220</text:p>
          </table:table-cell>
          <table:table-cell table:formula="of:=VLOOKUP([.A19];[$'Sheet 47'.$A$11:.$H$61];8;0)" office:value-type="float" office:value="3289835" calcext:value-type="float">
            <text:p>3289835</text:p>
          </table:table-cell>
          <table:table-cell table:formula="of:=VLOOKUP([.A19];[$'Sheet 48'.$A$11:.$H$61];8;0)" office:value-type="float" office:value="3249983" calcext:value-type="float">
            <text:p>3249983</text:p>
          </table:table-cell>
          <table:table-cell table:formula="of:=VLOOKUP([.A19];[$'Sheet 49'.$A$11:.$H$61];8;0)" office:value-type="float" office:value="3212605" calcext:value-type="float">
            <text:p>3212605</text:p>
          </table:table-cell>
          <table:table-cell table:formula="of:=VLOOKUP([.A19];[$'Sheet 50'.$A$11:.$H$61];8;0)" office:value-type="float" office:value="3183856" calcext:value-type="float">
            <text:p>3183856</text:p>
          </table:table-cell>
          <table:table-cell table:formula="of:=VLOOKUP([.A19];[$'Sheet 51'.$A$11:.$H$61];8;0)" office:value-type="float" office:value="3141976" calcext:value-type="float">
            <text:p>3141976</text:p>
          </table:table-cell>
          <table:table-cell table:formula="of:=VLOOKUP([.A19];[$'Sheet 52'.$A$11:.$H$61];8;0)" office:value-type="float" office:value="3052588" calcext:value-type="float">
            <text:p>3052588</text:p>
          </table:table-cell>
          <table:table-cell table:formula="of:=VLOOKUP([.A19];[$'Sheet 53'.$A$11:.$H$61];8;0)" office:value-type="float" office:value="3003641" calcext:value-type="float">
            <text:p>3003641</text:p>
          </table:table-cell>
          <table:table-cell table:formula="of:=VLOOKUP([.A19];[$'Sheet 54'.$A$11:.$H$61];8;0)" office:value-type="float" office:value="2974637" calcext:value-type="float">
            <text:p>2974637</text:p>
          </table:table-cell>
          <table:table-cell table:formula="of:=VLOOKUP([.A19];[$'Sheet 55'.$A$11:.$H$61];8;0)" office:value-type="float" office:value="2947862" calcext:value-type="float">
            <text:p>2947862</text:p>
          </table:table-cell>
          <table:table-cell table:formula="of:=VLOOKUP([.A19];[$'Sheet 56'.$A$11:.$H$61];8;0)" office:value-type="float" office:value="2926644" calcext:value-type="float">
            <text:p>2926644</text:p>
          </table:table-cell>
          <table:table-cell table:formula="of:=VLOOKUP([.A19];[$'Sheet 57'.$A$11:.$H$61];8;0)" office:value-type="float" office:value="2895573" calcext:value-type="float">
            <text:p>2895573</text:p>
          </table:table-cell>
          <table:table-cell table:formula="of:=VLOOKUP([.A19];[$'Sheet 58'.$A$11:.$H$61];8;0)" office:value-type="float" office:value="2859077" calcext:value-type="float">
            <text:p>2859077</text:p>
          </table:table-cell>
          <table:table-cell table:formula="of:=VLOOKUP([.A19];[$'Sheet 59'.$A$11:.$H$61];8;0)" office:value-type="float" office:value="2826200" calcext:value-type="float">
            <text:p>2826200</text:p>
          </table:table-cell>
          <table:table-cell table:formula="of:=VLOOKUP([.A19];[$'Sheet 60'.$A$11:.$H$61];8;0)" office:value-type="float" office:value="2812200" calcext:value-type="float">
            <text:p>2812200</text:p>
          </table:table-cell>
          <table:table-cell table:formula="of:=VLOOKUP([.A19];[$'Sheet 61'.$A$11:.$H$61];8;0)" office:value-type="float" office:value="2809977" calcext:value-type="float">
            <text:p>2809977</text:p>
          </table:table-cell>
          <table:table-cell table:formula="of:=VLOOKUP([.A19];[$'Sheet 62'.$A$11:.$H$61];8;0)" office:value-type="float" office:value="2810761" calcext:value-type="float">
            <text:p>2810761</text:p>
          </table:table-cell>
          <table:table-cell table:formula="of:=VLOOKUP([.A19];[$'Sheet 63'.$A$11:.$H$61];8;0)" office:value-type="float" office:value="2805998" calcext:value-type="float">
            <text:p>2805998</text:p>
          </table:table-cell>
          <table:table-cell table:formula="of:=VLOOKUP([.A19];[$'Sheet 64'.$A$11:.$H$61];8;0)" office:value-type="float" office:value="2857279" calcext:value-type="float">
            <text:p>2857279</text:p>
          </table:table-cell>
          <table:table-cell table:formula="of:=VLOOKUP([.A19];[$'Sheet 65'.$A$11:.$H$61];8;0)" office:value-type="float" office:value="2885891" calcext:value-type="float">
            <text:p>288589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formula="of:=VLOOKUP([.A20];[$'Sheet 40'.$A$11:.$H$61];8;0)" office:value-type="float" office:value="427350" calcext:value-type="float">
            <text:p>427350</text:p>
          </table:table-cell>
          <table:table-cell table:formula="of:=VLOOKUP([.A20];[$'Sheet 41'.$A$11:.$H$61];8;0)" office:value-type="float" office:value="433600" calcext:value-type="float">
            <text:p>433600</text:p>
          </table:table-cell>
          <table:table-cell table:formula="of:=VLOOKUP([.A20];[$'Sheet 42'.$A$11:.$H$61];8;0)" office:value-type="float" office:value="439000" calcext:value-type="float">
            <text:p>439000</text:p>
          </table:table-cell>
          <table:table-cell table:formula="of:=VLOOKUP([.A20];[$'Sheet 43'.$A$11:.$H$61];8;0)" office:value-type="float" office:value="444050" calcext:value-type="float">
            <text:p>444050</text:p>
          </table:table-cell>
          <table:table-cell table:formula="of:=VLOOKUP([.A20];[$'Sheet 44'.$A$11:.$H$61];8;0)" office:value-type="float" office:value="448300" calcext:value-type="float">
            <text:p>448300</text:p>
          </table:table-cell>
          <table:table-cell table:formula="of:=VLOOKUP([.A20];[$'Sheet 45'.$A$11:.$H$61];8;0)" office:value-type="float" office:value="454960" calcext:value-type="float">
            <text:p>454960</text:p>
          </table:table-cell>
          <table:table-cell table:formula="of:=VLOOKUP([.A20];[$'Sheet 46'.$A$11:.$H$61];8;0)" office:value-type="float" office:value="461230" calcext:value-type="float">
            <text:p>461230</text:p>
          </table:table-cell>
          <table:table-cell table:formula="of:=VLOOKUP([.A20];[$'Sheet 47'.$A$11:.$H$61];8;0)" office:value-type="float" office:value="469086" calcext:value-type="float">
            <text:p>469086</text:p>
          </table:table-cell>
          <table:table-cell table:formula="of:=VLOOKUP([.A20];[$'Sheet 48'.$A$11:.$H$61];8;0)" office:value-type="float" office:value="476187" calcext:value-type="float">
            <text:p>476187</text:p>
          </table:table-cell>
          <table:table-cell table:formula="of:=VLOOKUP([.A20];[$'Sheet 49'.$A$11:.$H$61];8;0)" office:value-type="float" office:value="483799" calcext:value-type="float">
            <text:p>483799</text:p>
          </table:table-cell>
          <table:table-cell table:formula="of:=VLOOKUP([.A20];[$'Sheet 50'.$A$11:.$H$61];8;0)" office:value-type="float" office:value="493500" calcext:value-type="float">
            <text:p>493500</text:p>
          </table:table-cell>
          <table:table-cell table:formula="of:=VLOOKUP([.A20];[$'Sheet 51'.$A$11:.$H$61];8;0)" office:value-type="float" office:value="502066" calcext:value-type="float">
            <text:p>502066</text:p>
          </table:table-cell>
          <table:table-cell table:formula="of:=VLOOKUP([.A20];[$'Sheet 52'.$A$11:.$H$61];8;0)" office:value-type="float" office:value="511840" calcext:value-type="float">
            <text:p>511840</text:p>
          </table:table-cell>
          <table:table-cell table:formula="of:=VLOOKUP([.A20];[$'Sheet 53'.$A$11:.$H$61];8;0)" office:value-type="float" office:value="524853" calcext:value-type="float">
            <text:p>524853</text:p>
          </table:table-cell>
          <table:table-cell table:formula="of:=VLOOKUP([.A20];[$'Sheet 54'.$A$11:.$H$61];8;0)" office:value-type="float" office:value="537039" calcext:value-type="float">
            <text:p>537039</text:p>
          </table:table-cell>
          <table:table-cell table:formula="of:=VLOOKUP([.A20];[$'Sheet 55'.$A$11:.$H$61];8;0)" office:value-type="float" office:value="549680" calcext:value-type="float">
            <text:p>549680</text:p>
          </table:table-cell>
          <table:table-cell table:formula="of:=VLOOKUP([.A20];[$'Sheet 56'.$A$11:.$H$61];8;0)" office:value-type="float" office:value="562958" calcext:value-type="float">
            <text:p>562958</text:p>
          </table:table-cell>
          <table:table-cell table:formula="of:=VLOOKUP([.A20];[$'Sheet 57'.$A$11:.$H$61];8;0)" office:value-type="float" office:value="576249" calcext:value-type="float">
            <text:p>576249</text:p>
          </table:table-cell>
          <table:table-cell table:formula="of:=VLOOKUP([.A20];[$'Sheet 58'.$A$11:.$H$61];8;0)" office:value-type="float" office:value="590667" calcext:value-type="float">
            <text:p>590667</text:p>
          </table:table-cell>
          <table:table-cell table:formula="of:=VLOOKUP([.A20];[$'Sheet 59'.$A$11:.$H$61];8;0)" office:value-type="float" office:value="602005" calcext:value-type="float">
            <text:p>602005</text:p>
          </table:table-cell>
          <table:table-cell table:formula="of:=VLOOKUP([.A20];[$'Sheet 60'.$A$11:.$H$61];8;0)" office:value-type="float" office:value="613894" calcext:value-type="float">
            <text:p>613894</text:p>
          </table:table-cell>
          <table:table-cell table:formula="of:=VLOOKUP([.A20];[$'Sheet 61'.$A$11:.$H$61];8;0)" office:value-type="float" office:value="626108" calcext:value-type="float">
            <text:p>626108</text:p>
          </table:table-cell>
          <table:table-cell table:formula="of:=VLOOKUP([.A20];[$'Sheet 62'.$A$11:.$H$61];8;0)" office:value-type="float" office:value="634730" calcext:value-type="float">
            <text:p>634730</text:p>
          </table:table-cell>
          <table:table-cell table:formula="of:=VLOOKUP([.A20];[$'Sheet 63'.$A$11:.$H$61];8;0)" office:value-type="float" office:value="645397" calcext:value-type="float">
            <text:p>645397</text:p>
          </table:table-cell>
          <table:table-cell table:formula="of:=VLOOKUP([.A20];[$'Sheet 64'.$A$11:.$H$61];8;0)" office:value-type="float" office:value="660809" calcext:value-type="float">
            <text:p>660809</text:p>
          </table:table-cell>
          <table:table-cell table:formula="of:=VLOOKUP([.A20];[$'Sheet 65'.$A$11:.$H$61];8;0)" office:value-type="float" office:value="672050" calcext:value-type="float">
            <text:p>6720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formula="of:=VLOOKUP([.A21];[$'Sheet 40'.$A$11:.$H$61];8;0)" office:value-type="float" office:value="2399248" calcext:value-type="float">
            <text:p>2399248</text:p>
          </table:table-cell>
          <table:table-cell table:formula="of:=VLOOKUP([.A21];[$'Sheet 41'.$A$11:.$H$61];8;0)" office:value-type="float" office:value="2381715" calcext:value-type="float">
            <text:p>2381715</text:p>
          </table:table-cell>
          <table:table-cell table:formula="of:=VLOOKUP([.A21];[$'Sheet 42'.$A$11:.$H$61];8;0)" office:value-type="float" office:value="2353384" calcext:value-type="float">
            <text:p>2353384</text:p>
          </table:table-cell>
          <table:table-cell table:formula="of:=VLOOKUP([.A21];[$'Sheet 43'.$A$11:.$H$61];8;0)" office:value-type="float" office:value="2320956" calcext:value-type="float">
            <text:p>2320956</text:p>
          </table:table-cell>
          <table:table-cell table:formula="of:=VLOOKUP([.A21];[$'Sheet 44'.$A$11:.$H$61];8;0)" office:value-type="float" office:value="2299390" calcext:value-type="float">
            <text:p>2299390</text:p>
          </table:table-cell>
          <table:table-cell table:formula="of:=VLOOKUP([.A21];[$'Sheet 45'.$A$11:.$H$61];8;0)" office:value-type="float" office:value="2276520" calcext:value-type="float">
            <text:p>2276520</text:p>
          </table:table-cell>
          <table:table-cell table:formula="of:=VLOOKUP([.A21];[$'Sheet 46'.$A$11:.$H$61];8;0)" office:value-type="float" office:value="2249724" calcext:value-type="float">
            <text:p>2249724</text:p>
          </table:table-cell>
          <table:table-cell table:formula="of:=VLOOKUP([.A21];[$'Sheet 47'.$A$11:.$H$61];8;0)" office:value-type="float" office:value="2227874" calcext:value-type="float">
            <text:p>2227874</text:p>
          </table:table-cell>
          <table:table-cell table:formula="of:=VLOOKUP([.A21];[$'Sheet 48'.$A$11:.$H$61];8;0)" office:value-type="float" office:value="2208840" calcext:value-type="float">
            <text:p>2208840</text:p>
          </table:table-cell>
          <table:table-cell table:formula="of:=VLOOKUP([.A21];[$'Sheet 49'.$A$11:.$H$61];8;0)" office:value-type="float" office:value="2191810" calcext:value-type="float">
            <text:p>2191810</text:p>
          </table:table-cell>
          <table:table-cell table:formula="of:=VLOOKUP([.A21];[$'Sheet 50'.$A$11:.$H$61];8;0)" office:value-type="float" office:value="2162834" calcext:value-type="float">
            <text:p>2162834</text:p>
          </table:table-cell>
          <table:table-cell table:formula="of:=VLOOKUP([.A21];[$'Sheet 51'.$A$11:.$H$61];8;0)" office:value-type="float" office:value="2120504" calcext:value-type="float">
            <text:p>2120504</text:p>
          </table:table-cell>
          <table:table-cell table:formula="of:=VLOOKUP([.A21];[$'Sheet 52'.$A$11:.$H$61];8;0)" office:value-type="float" office:value="2074605" calcext:value-type="float">
            <text:p>2074605</text:p>
          </table:table-cell>
          <table:table-cell table:formula="of:=VLOOKUP([.A21];[$'Sheet 53'.$A$11:.$H$61];8;0)" office:value-type="float" office:value="2044813" calcext:value-type="float">
            <text:p>2044813</text:p>
          </table:table-cell>
          <table:table-cell table:formula="of:=VLOOKUP([.A21];[$'Sheet 54'.$A$11:.$H$61];8;0)" office:value-type="float" office:value="2023825" calcext:value-type="float">
            <text:p>2023825</text:p>
          </table:table-cell>
          <table:table-cell table:formula="of:=VLOOKUP([.A21];[$'Sheet 55'.$A$11:.$H$61];8;0)" office:value-type="float" office:value="2001468" calcext:value-type="float">
            <text:p>2001468</text:p>
          </table:table-cell>
          <table:table-cell table:formula="of:=VLOOKUP([.A21];[$'Sheet 56'.$A$11:.$H$61];8;0)" office:value-type="float" office:value="1986096" calcext:value-type="float">
            <text:p>1986096</text:p>
          </table:table-cell>
          <table:table-cell table:formula="of:=VLOOKUP([.A21];[$'Sheet 57'.$A$11:.$H$61];8;0)" office:value-type="float" office:value="1968957" calcext:value-type="float">
            <text:p>1968957</text:p>
          </table:table-cell>
          <table:table-cell table:formula="of:=VLOOKUP([.A21];[$'Sheet 58'.$A$11:.$H$61];8;0)" office:value-type="float" office:value="1950116" calcext:value-type="float">
            <text:p>1950116</text:p>
          </table:table-cell>
          <table:table-cell table:formula="of:=VLOOKUP([.A21];[$'Sheet 59'.$A$11:.$H$61];8;0)" office:value-type="float" office:value="1934379" calcext:value-type="float">
            <text:p>1934379</text:p>
          </table:table-cell>
          <table:table-cell table:formula="of:=VLOOKUP([.A21];[$'Sheet 60'.$A$11:.$H$61];8;0)" office:value-type="float" office:value="1919968" calcext:value-type="float">
            <text:p>1919968</text:p>
          </table:table-cell>
          <table:table-cell table:formula="of:=VLOOKUP([.A21];[$'Sheet 61'.$A$11:.$H$61];8;0)" office:value-type="float" office:value="1907675" calcext:value-type="float">
            <text:p>1907675</text:p>
          </table:table-cell>
          <table:table-cell table:formula="of:=VLOOKUP([.A21];[$'Sheet 62'.$A$11:.$H$61];8;0)" office:value-type="float" office:value="1893223" calcext:value-type="float">
            <text:p>1893223</text:p>
          </table:table-cell>
          <table:table-cell table:formula="of:=VLOOKUP([.A21];[$'Sheet 63'.$A$11:.$H$61];8;0)" office:value-type="float" office:value="1875757" calcext:value-type="float">
            <text:p>1875757</text:p>
          </table:table-cell>
          <table:table-cell table:formula="of:=VLOOKUP([.A21];[$'Sheet 64'.$A$11:.$H$61];8;0)" office:value-type="float" office:value="1883008" calcext:value-type="float">
            <text:p>1883008</text:p>
          </table:table-cell>
          <table:table-cell table:formula="of:=VLOOKUP([.A21];[$'Sheet 65'.$A$11:.$H$61];8;0)" office:value-type="float" office:value="1871882" calcext:value-type="float">
            <text:p>187188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table:formula="of:=VLOOKUP([.A22];[$'Sheet 40'.$A$11:.$H$61];8;0)" office:value-type="float" office:value="386397" calcext:value-type="float">
            <text:p>386397</text:p>
          </table:table-cell>
          <table:table-cell table:formula="of:=VLOOKUP([.A22];[$'Sheet 41'.$A$11:.$H$61];8;0)" office:value-type="float" office:value="388759" calcext:value-type="float">
            <text:p>388759</text:p>
          </table:table-cell>
          <table:table-cell table:formula="of:=VLOOKUP([.A22];[$'Sheet 42'.$A$11:.$H$61];8;0)" office:value-type="float" office:value="391415" calcext:value-type="float">
            <text:p>391415</text:p>
          </table:table-cell>
          <table:table-cell table:formula="of:=VLOOKUP([.A22];[$'Sheet 43'.$A$11:.$H$61];8;0)" office:value-type="float" office:value="394641" calcext:value-type="float">
            <text:p>394641</text:p>
          </table:table-cell>
          <table:table-cell table:formula="of:=VLOOKUP([.A22];[$'Sheet 44'.$A$11:.$H$61];8;0)" office:value-type="float" office:value="397296" calcext:value-type="float">
            <text:p>397296</text:p>
          </table:table-cell>
          <table:table-cell table:formula="of:=VLOOKUP([.A22];[$'Sheet 45'.$A$11:.$H$61];8;0)" office:value-type="float" office:value="399867" calcext:value-type="float">
            <text:p>399867</text:p>
          </table:table-cell>
          <table:table-cell table:formula="of:=VLOOKUP([.A22];[$'Sheet 46'.$A$11:.$H$61];8;0)" office:value-type="float" office:value="402668" calcext:value-type="float">
            <text:p>402668</text:p>
          </table:table-cell>
          <table:table-cell table:formula="of:=VLOOKUP([.A22];[$'Sheet 47'.$A$11:.$H$61];8;0)" office:value-type="float" office:value="404999" calcext:value-type="float">
            <text:p>404999</text:p>
          </table:table-cell>
          <table:table-cell table:formula="of:=VLOOKUP([.A22];[$'Sheet 48'.$A$11:.$H$61];8;0)" office:value-type="float" office:value="405616" calcext:value-type="float">
            <text:p>405616</text:p>
          </table:table-cell>
          <table:table-cell table:formula="of:=VLOOKUP([.A22];[$'Sheet 49'.$A$11:.$H$61];8;0)" office:value-type="float" office:value="407832" calcext:value-type="float">
            <text:p>407832</text:p>
          </table:table-cell>
          <table:table-cell table:formula="of:=VLOOKUP([.A22];[$'Sheet 50'.$A$11:.$H$61];8;0)" office:value-type="float" office:value="410926" calcext:value-type="float">
            <text:p>410926</text:p>
          </table:table-cell>
          <table:table-cell table:formula="of:=VLOOKUP([.A22];[$'Sheet 51'.$A$11:.$H$61];8;0)" office:value-type="float" office:value="414027" calcext:value-type="float">
            <text:p>414027</text:p>
          </table:table-cell>
          <table:table-cell table:formula="of:=VLOOKUP([.A22];[$'Sheet 52'.$A$11:.$H$61];8;0)" office:value-type="float" office:value="414989" calcext:value-type="float">
            <text:p>414989</text:p>
          </table:table-cell>
          <table:table-cell table:formula="of:=VLOOKUP([.A22];[$'Sheet 53'.$A$11:.$H$61];8;0)" office:value-type="float" office:value="417546" calcext:value-type="float">
            <text:p>417546</text:p>
          </table:table-cell>
          <table:table-cell table:formula="of:=VLOOKUP([.A22];[$'Sheet 54'.$A$11:.$H$61];8;0)" office:value-type="float" office:value="421464" calcext:value-type="float">
            <text:p>421464</text:p>
          </table:table-cell>
          <table:table-cell table:formula="of:=VLOOKUP([.A22];[$'Sheet 55'.$A$11:.$H$61];8;0)" office:value-type="float" office:value="428156" calcext:value-type="float">
            <text:p>428156</text:p>
          </table:table-cell>
          <table:table-cell table:formula="of:=VLOOKUP([.A22];[$'Sheet 56'.$A$11:.$H$61];8;0)" office:value-type="float" office:value="438805" calcext:value-type="float">
            <text:p>438805</text:p>
          </table:table-cell>
          <table:table-cell table:formula="of:=VLOOKUP([.A22];[$'Sheet 57'.$A$11:.$H$61];8;0)" office:value-type="float" office:value="449635" calcext:value-type="float">
            <text:p>449635</text:p>
          </table:table-cell>
          <table:table-cell table:formula="of:=VLOOKUP([.A22];[$'Sheet 58'.$A$11:.$H$61];8;0)" office:value-type="float" office:value="459375" calcext:value-type="float">
            <text:p>459375</text:p>
          </table:table-cell>
          <table:table-cell table:formula="of:=VLOOKUP([.A22];[$'Sheet 59'.$A$11:.$H$61];8;0)" office:value-type="float" office:value="474837" calcext:value-type="float">
            <text:p>474837</text:p>
          </table:table-cell>
          <table:table-cell table:formula="of:=VLOOKUP([.A22];[$'Sheet 60'.$A$11:.$H$61];8;0)" office:value-type="float" office:value="492968" calcext:value-type="float">
            <text:p>492968</text:p>
          </table:table-cell>
          <table:table-cell table:formula="of:=VLOOKUP([.A22];[$'Sheet 61'.$A$11:.$H$61];8;0)" office:value-type="float" office:value="514855" calcext:value-type="float">
            <text:p>514855</text:p>
          </table:table-cell>
          <table:table-cell table:formula="of:=VLOOKUP([.A22];[$'Sheet 62'.$A$11:.$H$61];8;0)" office:value-type="float" office:value="516125" calcext:value-type="float">
            <text:p>516125</text:p>
          </table:table-cell>
          <table:table-cell table:formula="of:=VLOOKUP([.A22];[$'Sheet 63'.$A$11:.$H$61];8;0)" office:value-type="float" office:value="520174" calcext:value-type="float">
            <text:p>520174</text:p>
          </table:table-cell>
          <table:table-cell table:formula="of:=VLOOKUP([.A22];[$'Sheet 64'.$A$11:.$H$61];8;0)" office:value-type="float" office:value="542051" calcext:value-type="float">
            <text:p>542051</text:p>
          </table:table-cell>
          <table:table-cell table:formula="of:=VLOOKUP([.A22];[$'Sheet 65'.$A$11:.$H$61];8;0)" office:value-type="float" office:value="563443" calcext:value-type="float">
            <text:p>56344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formula="of:=VLOOKUP([.A23];[$'Sheet 40'.$A$11:.$H$61];8;0)" office:value-type="float" office:value="15760225" calcext:value-type="float">
            <text:p>15760225</text:p>
          </table:table-cell>
          <table:table-cell table:formula="of:=VLOOKUP([.A23];[$'Sheet 41'.$A$11:.$H$61];8;0)" office:value-type="float" office:value="15863950" calcext:value-type="float">
            <text:p>15863950</text:p>
          </table:table-cell>
          <table:table-cell table:formula="of:=VLOOKUP([.A23];[$'Sheet 42'.$A$11:.$H$61];8;0)" office:value-type="float" office:value="15987075" calcext:value-type="float">
            <text:p>15987075</text:p>
          </table:table-cell>
          <table:table-cell table:formula="of:=VLOOKUP([.A23];[$'Sheet 43'.$A$11:.$H$61];8;0)" office:value-type="float" office:value="16105285" calcext:value-type="float">
            <text:p>16105285</text:p>
          </table:table-cell>
          <table:table-cell table:formula="of:=VLOOKUP([.A23];[$'Sheet 44'.$A$11:.$H$61];8;0)" office:value-type="float" office:value="16192572" calcext:value-type="float">
            <text:p>16192572</text:p>
          </table:table-cell>
          <table:table-cell table:formula="of:=VLOOKUP([.A23];[$'Sheet 45'.$A$11:.$H$61];8;0)" office:value-type="float" office:value="16258032" calcext:value-type="float">
            <text:p>16258032</text:p>
          </table:table-cell>
          <table:table-cell table:formula="of:=VLOOKUP([.A23];[$'Sheet 46'.$A$11:.$H$61];8;0)" office:value-type="float" office:value="16305526" calcext:value-type="float">
            <text:p>16305526</text:p>
          </table:table-cell>
          <table:table-cell table:formula="of:=VLOOKUP([.A23];[$'Sheet 47'.$A$11:.$H$61];8;0)" office:value-type="float" office:value="16334210" calcext:value-type="float">
            <text:p>16334210</text:p>
          </table:table-cell>
          <table:table-cell table:formula="of:=VLOOKUP([.A23];[$'Sheet 48'.$A$11:.$H$61];8;0)" office:value-type="float" office:value="16357992" calcext:value-type="float">
            <text:p>16357992</text:p>
          </table:table-cell>
          <table:table-cell table:formula="of:=VLOOKUP([.A23];[$'Sheet 49'.$A$11:.$H$61];8;0)" office:value-type="float" office:value="16405399" calcext:value-type="float">
            <text:p>16405399</text:p>
          </table:table-cell>
          <table:table-cell table:formula="of:=VLOOKUP([.A23];[$'Sheet 50'.$A$11:.$H$61];8;0)" office:value-type="float" office:value="16485787" calcext:value-type="float">
            <text:p>16485787</text:p>
          </table:table-cell>
          <table:table-cell table:formula="of:=VLOOKUP([.A23];[$'Sheet 51'.$A$11:.$H$61];8;0)" office:value-type="float" office:value="16574989" calcext:value-type="float">
            <text:p>16574989</text:p>
          </table:table-cell>
          <table:table-cell table:formula="of:=VLOOKUP([.A23];[$'Sheet 52'.$A$11:.$H$61];8;0)" office:value-type="float" office:value="16655799" calcext:value-type="float">
            <text:p>16655799</text:p>
          </table:table-cell>
          <table:table-cell table:formula="of:=VLOOKUP([.A23];[$'Sheet 53'.$A$11:.$H$61];8;0)" office:value-type="float" office:value="16730348" calcext:value-type="float">
            <text:p>16730348</text:p>
          </table:table-cell>
          <table:table-cell table:formula="of:=VLOOKUP([.A23];[$'Sheet 54'.$A$11:.$H$61];8;0)" office:value-type="float" office:value="16779575" calcext:value-type="float">
            <text:p>16779575</text:p>
          </table:table-cell>
          <table:table-cell table:formula="of:=VLOOKUP([.A23];[$'Sheet 55'.$A$11:.$H$61];8;0)" office:value-type="float" office:value="16829289" calcext:value-type="float">
            <text:p>16829289</text:p>
          </table:table-cell>
          <table:table-cell table:formula="of:=VLOOKUP([.A23];[$'Sheet 56'.$A$11:.$H$61];8;0)" office:value-type="float" office:value="16900726" calcext:value-type="float">
            <text:p>16900726</text:p>
          </table:table-cell>
          <table:table-cell table:formula="of:=VLOOKUP([.A23];[$'Sheet 57'.$A$11:.$H$61];8;0)" office:value-type="float" office:value="16979120" calcext:value-type="float">
            <text:p>16979120</text:p>
          </table:table-cell>
          <table:table-cell table:formula="of:=VLOOKUP([.A23];[$'Sheet 58'.$A$11:.$H$61];8;0)" office:value-type="float" office:value="17081507" calcext:value-type="float">
            <text:p>17081507</text:p>
          </table:table-cell>
          <table:table-cell table:formula="of:=VLOOKUP([.A23];[$'Sheet 59'.$A$11:.$H$61];8;0)" office:value-type="float" office:value="17181084" calcext:value-type="float">
            <text:p>17181084</text:p>
          </table:table-cell>
          <table:table-cell table:formula="of:=VLOOKUP([.A23];[$'Sheet 60'.$A$11:.$H$61];8;0)" office:value-type="float" office:value="17282163" calcext:value-type="float">
            <text:p>17282163</text:p>
          </table:table-cell>
          <table:table-cell table:formula="of:=VLOOKUP([.A23];[$'Sheet 61'.$A$11:.$H$61];8;0)" office:value-type="float" office:value="17407585" calcext:value-type="float">
            <text:p>17407585</text:p>
          </table:table-cell>
          <table:table-cell table:formula="of:=VLOOKUP([.A23];[$'Sheet 62'.$A$11:.$H$61];8;0)" office:value-type="float" office:value="17475415" calcext:value-type="float">
            <text:p>17475415</text:p>
          </table:table-cell>
          <table:table-cell table:formula="of:=VLOOKUP([.A23];[$'Sheet 63'.$A$11:.$H$61];8;0)" office:value-type="float" office:value="17590672" calcext:value-type="float">
            <text:p>17590672</text:p>
          </table:table-cell>
          <table:table-cell table:formula="of:=VLOOKUP([.A23];[$'Sheet 64'.$A$11:.$H$61];8;0)" office:value-type="float" office:value="17811291" calcext:value-type="float">
            <text:p>17811291</text:p>
          </table:table-cell>
          <table:table-cell table:formula="of:=VLOOKUP([.A23];[$'Sheet 65'.$A$11:.$H$61];8;0)" office:value-type="float" office:value="17942942" calcext:value-type="float">
            <text:p>1794294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formula="of:=VLOOKUP([.A24];[$'Sheet 40'.$A$11:.$H$61];8;0)" office:value-type="float" office:value="4445329" calcext:value-type="float">
            <text:p>4445329</text:p>
          </table:table-cell>
          <table:table-cell table:formula="of:=VLOOKUP([.A24];[$'Sheet 41'.$A$11:.$H$61];8;0)" office:value-type="float" office:value="4478497" calcext:value-type="float">
            <text:p>4478497</text:p>
          </table:table-cell>
          <table:table-cell table:formula="of:=VLOOKUP([.A24];[$'Sheet 42'.$A$11:.$H$61];8;0)" office:value-type="float" office:value="4503436" calcext:value-type="float">
            <text:p>4503436</text:p>
          </table:table-cell>
          <table:table-cell table:formula="of:=VLOOKUP([.A24];[$'Sheet 43'.$A$11:.$H$61];8;0)" office:value-type="float" office:value="4524066" calcext:value-type="float">
            <text:p>4524066</text:p>
          </table:table-cell>
          <table:table-cell table:formula="of:=VLOOKUP([.A24];[$'Sheet 44'.$A$11:.$H$61];8;0)" office:value-type="float" office:value="4552252" calcext:value-type="float">
            <text:p>4552252</text:p>
          </table:table-cell>
          <table:table-cell table:formula="of:=VLOOKUP([.A24];[$'Sheet 45'.$A$11:.$H$61];8;0)" office:value-type="float" office:value="4577457" calcext:value-type="float">
            <text:p>4577457</text:p>
          </table:table-cell>
          <table:table-cell table:formula="of:=VLOOKUP([.A24];[$'Sheet 46'.$A$11:.$H$61];8;0)" office:value-type="float" office:value="4606363" calcext:value-type="float">
            <text:p>4606363</text:p>
          </table:table-cell>
          <table:table-cell table:formula="of:=VLOOKUP([.A24];[$'Sheet 47'.$A$11:.$H$61];8;0)" office:value-type="float" office:value="4640219" calcext:value-type="float">
            <text:p>4640219</text:p>
          </table:table-cell>
          <table:table-cell table:formula="of:=VLOOKUP([.A24];[$'Sheet 48'.$A$11:.$H$61];8;0)" office:value-type="float" office:value="4681134" calcext:value-type="float">
            <text:p>4681134</text:p>
          </table:table-cell>
          <table:table-cell table:formula="of:=VLOOKUP([.A24];[$'Sheet 49'.$A$11:.$H$61];8;0)" office:value-type="float" office:value="4737171" calcext:value-type="float">
            <text:p>4737171</text:p>
          </table:table-cell>
          <table:table-cell table:formula="of:=VLOOKUP([.A24];[$'Sheet 50'.$A$11:.$H$61];8;0)" office:value-type="float" office:value="4799252" calcext:value-type="float">
            <text:p>4799252</text:p>
          </table:table-cell>
          <table:table-cell table:formula="of:=VLOOKUP([.A24];[$'Sheet 51'.$A$11:.$H$61];8;0)" office:value-type="float" office:value="4858199" calcext:value-type="float">
            <text:p>4858199</text:p>
          </table:table-cell>
          <table:table-cell table:formula="of:=VLOOKUP([.A24];[$'Sheet 52'.$A$11:.$H$61];8;0)" office:value-type="float" office:value="4920305" calcext:value-type="float">
            <text:p>4920305</text:p>
          </table:table-cell>
          <table:table-cell table:formula="of:=VLOOKUP([.A24];[$'Sheet 53'.$A$11:.$H$61];8;0)" office:value-type="float" office:value="4985870" calcext:value-type="float">
            <text:p>4985870</text:p>
          </table:table-cell>
          <table:table-cell table:formula="of:=VLOOKUP([.A24];[$'Sheet 54'.$A$11:.$H$61];8;0)" office:value-type="float" office:value="5051275" calcext:value-type="float">
            <text:p>5051275</text:p>
          </table:table-cell>
          <table:table-cell table:formula="of:=VLOOKUP([.A24];[$'Sheet 55'.$A$11:.$H$61];8;0)" office:value-type="float" office:value="5109056" calcext:value-type="float">
            <text:p>5109056</text:p>
          </table:table-cell>
          <table:table-cell table:formula="of:=VLOOKUP([.A24];[$'Sheet 56'.$A$11:.$H$61];8;0)" office:value-type="float" office:value="5165802" calcext:value-type="float">
            <text:p>5165802</text:p>
          </table:table-cell>
          <table:table-cell table:formula="of:=VLOOKUP([.A24];[$'Sheet 57'.$A$11:.$H$61];8;0)" office:value-type="float" office:value="5213985" calcext:value-type="float">
            <text:p>5213985</text:p>
          </table:table-cell>
          <table:table-cell table:formula="of:=VLOOKUP([.A24];[$'Sheet 58'.$A$11:.$H$61];8;0)" office:value-type="float" office:value="5258317" calcext:value-type="float">
            <text:p>5258317</text:p>
          </table:table-cell>
          <table:table-cell table:formula="of:=VLOOKUP([.A24];[$'Sheet 59'.$A$11:.$H$61];8;0)" office:value-type="float" office:value="5295619" calcext:value-type="float">
            <text:p>5295619</text:p>
          </table:table-cell>
          <table:table-cell table:formula="of:=VLOOKUP([.A24];[$'Sheet 60'.$A$11:.$H$61];8;0)" office:value-type="float" office:value="5328212" calcext:value-type="float">
            <text:p>5328212</text:p>
          </table:table-cell>
          <table:table-cell table:formula="of:=VLOOKUP([.A24];[$'Sheet 61'.$A$11:.$H$61];8;0)" office:value-type="float" office:value="5367580" calcext:value-type="float">
            <text:p>5367580</text:p>
          </table:table-cell>
          <table:table-cell table:formula="of:=VLOOKUP([.A24];[$'Sheet 62'.$A$11:.$H$61];8;0)" office:value-type="float" office:value="5391369" calcext:value-type="float">
            <text:p>5391369</text:p>
          </table:table-cell>
          <table:table-cell table:formula="of:=VLOOKUP([.A24];[$'Sheet 63'.$A$11:.$H$61];8;0)" office:value-type="float" office:value="5425270" calcext:value-type="float">
            <text:p>5425270</text:p>
          </table:table-cell>
          <table:table-cell table:formula="of:=VLOOKUP([.A24];[$'Sheet 64'.$A$11:.$H$61];8;0)" office:value-type="float" office:value="5488984" calcext:value-type="float">
            <text:p>5488984</text:p>
          </table:table-cell>
          <table:table-cell table:formula="of:=VLOOKUP([.A24];[$'Sheet 65'.$A$11:.$H$61];8;0)" office:value-type="float" office:value="5550217" calcext:value-type="float">
            <text:p>555021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formula="of:=VLOOKUP([.A25];[$'Sheet 40'.$A$11:.$H$61];8;0)" office:value-type="float" office:value="38666983" calcext:value-type="float">
            <text:p>38666983</text:p>
          </table:table-cell>
          <table:table-cell table:formula="of:=VLOOKUP([.A25];[$'Sheet 41'.$A$11:.$H$61];8;0)" office:value-type="float" office:value="38263303" calcext:value-type="float">
            <text:p>38263303</text:p>
          </table:table-cell>
          <table:table-cell table:formula="of:=VLOOKUP([.A25];[$'Sheet 42'.$A$11:.$H$61];8;0)" office:value-type="float" office:value="38253955" calcext:value-type="float">
            <text:p>38253955</text:p>
          </table:table-cell>
          <table:table-cell table:formula="of:=VLOOKUP([.A25];[$'Sheet 43'.$A$11:.$H$61];8;0)" office:value-type="float" office:value="38242197" calcext:value-type="float">
            <text:p>38242197</text:p>
          </table:table-cell>
          <table:table-cell table:formula="of:=VLOOKUP([.A25];[$'Sheet 44'.$A$11:.$H$61];8;0)" office:value-type="float" office:value="38218531" calcext:value-type="float">
            <text:p>38218531</text:p>
          </table:table-cell>
          <table:table-cell table:formula="of:=VLOOKUP([.A25];[$'Sheet 45'.$A$11:.$H$61];8;0)" office:value-type="float" office:value="38190608" calcext:value-type="float">
            <text:p>38190608</text:p>
          </table:table-cell>
          <table:table-cell table:formula="of:=VLOOKUP([.A25];[$'Sheet 46'.$A$11:.$H$61];8;0)" office:value-type="float" office:value="38173835" calcext:value-type="float">
            <text:p>38173835</text:p>
          </table:table-cell>
          <table:table-cell table:formula="of:=VLOOKUP([.A25];[$'Sheet 47'.$A$11:.$H$61];8;0)" office:value-type="float" office:value="38157055" calcext:value-type="float">
            <text:p>38157055</text:p>
          </table:table-cell>
          <table:table-cell table:formula="of:=VLOOKUP([.A25];[$'Sheet 48'.$A$11:.$H$61];8;0)" office:value-type="float" office:value="38125479" calcext:value-type="float">
            <text:p>38125479</text:p>
          </table:table-cell>
          <table:table-cell table:formula="of:=VLOOKUP([.A25];[$'Sheet 49'.$A$11:.$H$61];8;0)" office:value-type="float" office:value="38115641" calcext:value-type="float">
            <text:p>38115641</text:p>
          </table:table-cell>
          <table:table-cell table:formula="of:=VLOOKUP([.A25];[$'Sheet 50'.$A$11:.$H$61];8;0)" office:value-type="float" office:value="38135876" calcext:value-type="float">
            <text:p>38135876</text:p>
          </table:table-cell>
          <table:table-cell table:formula="of:=VLOOKUP([.A25];[$'Sheet 51'.$A$11:.$H$61];8;0)" office:value-type="float" office:value="38022869" calcext:value-type="float">
            <text:p>38022869</text:p>
          </table:table-cell>
          <table:table-cell table:formula="of:=VLOOKUP([.A25];[$'Sheet 52'.$A$11:.$H$61];8;0)" office:value-type="float" office:value="38062718" calcext:value-type="float">
            <text:p>38062718</text:p>
          </table:table-cell>
          <table:table-cell table:formula="of:=VLOOKUP([.A25];[$'Sheet 53'.$A$11:.$H$61];8;0)" office:value-type="float" office:value="38063792" calcext:value-type="float">
            <text:p>38063792</text:p>
          </table:table-cell>
          <table:table-cell table:formula="of:=VLOOKUP([.A25];[$'Sheet 54'.$A$11:.$H$61];8;0)" office:value-type="float" office:value="38062535" calcext:value-type="float">
            <text:p>38062535</text:p>
          </table:table-cell>
          <table:table-cell table:formula="of:=VLOOKUP([.A25];[$'Sheet 55'.$A$11:.$H$61];8;0)" office:value-type="float" office:value="38017856" calcext:value-type="float">
            <text:p>38017856</text:p>
          </table:table-cell>
          <table:table-cell table:formula="of:=VLOOKUP([.A25];[$'Sheet 56'.$A$11:.$H$61];8;0)" office:value-type="float" office:value="38005614" calcext:value-type="float">
            <text:p>38005614</text:p>
          </table:table-cell>
          <table:table-cell table:formula="of:=VLOOKUP([.A25];[$'Sheet 57'.$A$11:.$H$61];8;0)" office:value-type="float" office:value="37967209" calcext:value-type="float">
            <text:p>37967209</text:p>
          </table:table-cell>
          <table:table-cell table:formula="of:=VLOOKUP([.A25];[$'Sheet 58'.$A$11:.$H$61];8;0)" office:value-type="float" office:value="37972964" calcext:value-type="float">
            <text:p>37972964</text:p>
          </table:table-cell>
          <table:table-cell table:formula="of:=VLOOKUP([.A25];[$'Sheet 59'.$A$11:.$H$61];8;0)" office:value-type="float" office:value="37976687" calcext:value-type="float">
            <text:p>37976687</text:p>
          </table:table-cell>
          <table:table-cell table:formula="of:=VLOOKUP([.A25];[$'Sheet 60'.$A$11:.$H$61];8;0)" office:value-type="float" office:value="37972812" calcext:value-type="float">
            <text:p>37972812</text:p>
          </table:table-cell>
          <table:table-cell table:formula="of:=VLOOKUP([.A25];[$'Sheet 61'.$A$11:.$H$61];8;0)" office:value-type="float" office:value="37958138" calcext:value-type="float">
            <text:p>37958138</text:p>
          </table:table-cell>
          <table:table-cell table:formula="of:=VLOOKUP([.A25];[$'Sheet 62'.$A$11:.$H$61];8;0)" office:value-type="float" office:value="37073357" calcext:value-type="float">
            <text:p>37073357</text:p>
          </table:table-cell>
          <table:table-cell table:formula="of:=VLOOKUP([.A25];[$'Sheet 63'.$A$11:.$H$61];8;0)" office:value-type="float" office:value="36889761" calcext:value-type="float">
            <text:p>36889761</text:p>
          </table:table-cell>
          <table:table-cell table:formula="of:=VLOOKUP([.A25];[$'Sheet 64'.$A$11:.$H$61];8;0)" office:value-type="float" office:value="36753736" calcext:value-type="float">
            <text:p>36753736</text:p>
          </table:table-cell>
          <table:table-cell table:formula="of:=VLOOKUP([.A25];[$'Sheet 65'.$A$11:.$H$61];8;0)" office:value-type="float" office:value="36620970" calcext:value-type="float">
            <text:p>3662097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formula="of:=VLOOKUP([.A26];[$'Sheet 40'.$A$11:.$H$61];8;0)" office:value-type="float" office:value="10186634" calcext:value-type="float">
            <text:p>10186634</text:p>
          </table:table-cell>
          <table:table-cell table:formula="of:=VLOOKUP([.A26];[$'Sheet 41'.$A$11:.$H$61];8;0)" office:value-type="float" office:value="10249022" calcext:value-type="float">
            <text:p>10249022</text:p>
          </table:table-cell>
          <table:table-cell table:formula="of:=VLOOKUP([.A26];[$'Sheet 42'.$A$11:.$H$61];8;0)" office:value-type="float" office:value="10330774" calcext:value-type="float">
            <text:p>10330774</text:p>
          </table:table-cell>
          <table:table-cell table:formula="of:=VLOOKUP([.A26];[$'Sheet 43'.$A$11:.$H$61];8;0)" office:value-type="float" office:value="10394669" calcext:value-type="float">
            <text:p>10394669</text:p>
          </table:table-cell>
          <table:table-cell table:formula="of:=VLOOKUP([.A26];[$'Sheet 44'.$A$11:.$H$61];8;0)" office:value-type="float" office:value="10444592" calcext:value-type="float">
            <text:p>10444592</text:p>
          </table:table-cell>
          <table:table-cell table:formula="of:=VLOOKUP([.A26];[$'Sheet 45'.$A$11:.$H$61];8;0)" office:value-type="float" office:value="10473050" calcext:value-type="float">
            <text:p>10473050</text:p>
          </table:table-cell>
          <table:table-cell table:formula="of:=VLOOKUP([.A26];[$'Sheet 46'.$A$11:.$H$61];8;0)" office:value-type="float" office:value="10494672" calcext:value-type="float">
            <text:p>10494672</text:p>
          </table:table-cell>
          <table:table-cell table:formula="of:=VLOOKUP([.A26];[$'Sheet 47'.$A$11:.$H$61];8;0)" office:value-type="float" office:value="10511988" calcext:value-type="float">
            <text:p>10511988</text:p>
          </table:table-cell>
          <table:table-cell table:formula="of:=VLOOKUP([.A26];[$'Sheet 48'.$A$11:.$H$61];8;0)" office:value-type="float" office:value="10532588" calcext:value-type="float">
            <text:p>10532588</text:p>
          </table:table-cell>
          <table:table-cell table:formula="of:=VLOOKUP([.A26];[$'Sheet 49'.$A$11:.$H$61];8;0)" office:value-type="float" office:value="10553339" calcext:value-type="float">
            <text:p>10553339</text:p>
          </table:table-cell>
          <table:table-cell table:formula="of:=VLOOKUP([.A26];[$'Sheet 50'.$A$11:.$H$61];8;0)" office:value-type="float" office:value="10563014" calcext:value-type="float">
            <text:p>10563014</text:p>
          </table:table-cell>
          <table:table-cell table:formula="of:=VLOOKUP([.A26];[$'Sheet 51'.$A$11:.$H$61];8;0)" office:value-type="float" office:value="10573479" calcext:value-type="float">
            <text:p>10573479</text:p>
          </table:table-cell>
          <table:table-cell table:formula="of:=VLOOKUP([.A26];[$'Sheet 52'.$A$11:.$H$61];8;0)" office:value-type="float" office:value="10572721" calcext:value-type="float">
            <text:p>10572721</text:p>
          </table:table-cell>
          <table:table-cell table:formula="of:=VLOOKUP([.A26];[$'Sheet 53'.$A$11:.$H$61];8;0)" office:value-type="float" office:value="10558950" calcext:value-type="float">
            <text:p>10558950</text:p>
          </table:table-cell>
          <table:table-cell table:formula="of:=VLOOKUP([.A26];[$'Sheet 54'.$A$11:.$H$61];8;0)" office:value-type="float" office:value="10503889" calcext:value-type="float">
            <text:p>10503889</text:p>
          </table:table-cell>
          <table:table-cell table:formula="of:=VLOOKUP([.A26];[$'Sheet 55'.$A$11:.$H$61];8;0)" office:value-type="float" office:value="10444092" calcext:value-type="float">
            <text:p>10444092</text:p>
          </table:table-cell>
          <table:table-cell table:formula="of:=VLOOKUP([.A26];[$'Sheet 56'.$A$11:.$H$61];8;0)" office:value-type="float" office:value="10395121" calcext:value-type="float">
            <text:p>10395121</text:p>
          </table:table-cell>
          <table:table-cell table:formula="of:=VLOOKUP([.A26];[$'Sheet 57'.$A$11:.$H$61];8;0)" office:value-type="float" office:value="10368554" calcext:value-type="float">
            <text:p>10368554</text:p>
          </table:table-cell>
          <table:table-cell table:formula="of:=VLOOKUP([.A26];[$'Sheet 58'.$A$11:.$H$61];8;0)" office:value-type="float" office:value="10344478" calcext:value-type="float">
            <text:p>10344478</text:p>
          </table:table-cell>
          <table:table-cell table:formula="of:=VLOOKUP([.A26];[$'Sheet 59'.$A$11:.$H$61];8;0)" office:value-type="float" office:value="10335770" calcext:value-type="float">
            <text:p>10335770</text:p>
          </table:table-cell>
          <table:table-cell table:formula="of:=VLOOKUP([.A26];[$'Sheet 60'.$A$11:.$H$61];8;0)" office:value-type="float" office:value="10333496" calcext:value-type="float">
            <text:p>10333496</text:p>
          </table:table-cell>
          <table:table-cell table:formula="of:=VLOOKUP([.A26];[$'Sheet 61'.$A$11:.$H$61];8;0)" office:value-type="float" office:value="10375395" calcext:value-type="float">
            <text:p>10375395</text:p>
          </table:table-cell>
          <table:table-cell table:formula="of:=VLOOKUP([.A26];[$'Sheet 62'.$A$11:.$H$61];8;0)" office:value-type="float" office:value="10394297" calcext:value-type="float">
            <text:p>10394297</text:p>
          </table:table-cell>
          <table:table-cell table:formula="of:=VLOOKUP([.A26];[$'Sheet 63'.$A$11:.$H$61];8;0)" office:value-type="float" office:value="10421117" calcext:value-type="float">
            <text:p>10421117</text:p>
          </table:table-cell>
          <table:table-cell table:formula="of:=VLOOKUP([.A26];[$'Sheet 64'.$A$11:.$H$61];8;0)" office:value-type="float" office:value="10516621" calcext:value-type="float">
            <text:p>10516621</text:p>
          </table:table-cell>
          <table:table-cell table:formula="of:=VLOOKUP([.A26];[$'Sheet 65'.$A$11:.$H$61];8;0)" office:value-type="float" office:value="10639726" calcext:value-type="float">
            <text:p>106397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table:formula="of:=VLOOKUP([.A27];[$'Sheet 40'.$A$11:.$H$61];8;0)" office:value-type="float" office:value="22488595" calcext:value-type="float">
            <text:p>22488595</text:p>
          </table:table-cell>
          <table:table-cell table:formula="of:=VLOOKUP([.A27];[$'Sheet 41'.$A$11:.$H$61];8;0)" office:value-type="float" office:value="22455485" calcext:value-type="float">
            <text:p>22455485</text:p>
          </table:table-cell>
          <table:table-cell table:formula="of:=VLOOKUP([.A27];[$'Sheet 42'.$A$11:.$H$61];8;0)" office:value-type="float" office:value="22430457" calcext:value-type="float">
            <text:p>22430457</text:p>
          </table:table-cell>
          <table:table-cell table:formula="of:=VLOOKUP([.A27];[$'Sheet 43'.$A$11:.$H$61];8;0)" office:value-type="float" office:value="21833483" calcext:value-type="float">
            <text:p>21833483</text:p>
          </table:table-cell>
          <table:table-cell table:formula="of:=VLOOKUP([.A27];[$'Sheet 44'.$A$11:.$H$61];8;0)" office:value-type="float" office:value="21627509" calcext:value-type="float">
            <text:p>21627509</text:p>
          </table:table-cell>
          <table:table-cell table:formula="of:=VLOOKUP([.A27];[$'Sheet 45'.$A$11:.$H$61];8;0)" office:value-type="float" office:value="21521142" calcext:value-type="float">
            <text:p>21521142</text:p>
          </table:table-cell>
          <table:table-cell table:formula="of:=VLOOKUP([.A27];[$'Sheet 46'.$A$11:.$H$61];8;0)" office:value-type="float" office:value="21382354" calcext:value-type="float">
            <text:p>21382354</text:p>
          </table:table-cell>
          <table:table-cell table:formula="of:=VLOOKUP([.A27];[$'Sheet 47'.$A$11:.$H$61];8;0)" office:value-type="float" office:value="21257016" calcext:value-type="float">
            <text:p>21257016</text:p>
          </table:table-cell>
          <table:table-cell table:formula="of:=VLOOKUP([.A27];[$'Sheet 48'.$A$11:.$H$61];8;0)" office:value-type="float" office:value="21130503" calcext:value-type="float">
            <text:p>21130503</text:p>
          </table:table-cell>
          <table:table-cell table:formula="of:=VLOOKUP([.A27];[$'Sheet 49'.$A$11:.$H$61];8;0)" office:value-type="float" office:value="20635460" calcext:value-type="float">
            <text:p>20635460</text:p>
          </table:table-cell>
          <table:table-cell table:formula="of:=VLOOKUP([.A27];[$'Sheet 50'.$A$11:.$H$61];8;0)" office:value-type="float" office:value="20440290" calcext:value-type="float">
            <text:p>20440290</text:p>
          </table:table-cell>
          <table:table-cell table:formula="of:=VLOOKUP([.A27];[$'Sheet 51'.$A$11:.$H$61];8;0)" office:value-type="float" office:value="20294683" calcext:value-type="float">
            <text:p>20294683</text:p>
          </table:table-cell>
          <table:table-cell table:formula="of:=VLOOKUP([.A27];[$'Sheet 52'.$A$11:.$H$61];8;0)" office:value-type="float" office:value="20199059" calcext:value-type="float">
            <text:p>20199059</text:p>
          </table:table-cell>
          <table:table-cell table:formula="of:=VLOOKUP([.A27];[$'Sheet 53'.$A$11:.$H$61];8;0)" office:value-type="float" office:value="20095996" calcext:value-type="float">
            <text:p>20095996</text:p>
          </table:table-cell>
          <table:table-cell table:formula="of:=VLOOKUP([.A27];[$'Sheet 54'.$A$11:.$H$61];8;0)" office:value-type="float" office:value="20020074" calcext:value-type="float">
            <text:p>20020074</text:p>
          </table:table-cell>
          <table:table-cell table:formula="of:=VLOOKUP([.A27];[$'Sheet 55'.$A$11:.$H$61];8;0)" office:value-type="float" office:value="19947311" calcext:value-type="float">
            <text:p>19947311</text:p>
          </table:table-cell>
          <table:table-cell table:formula="of:=VLOOKUP([.A27];[$'Sheet 56'.$A$11:.$H$61];8;0)" office:value-type="float" office:value="19870647" calcext:value-type="float">
            <text:p>19870647</text:p>
          </table:table-cell>
          <table:table-cell table:formula="of:=VLOOKUP([.A27];[$'Sheet 57'.$A$11:.$H$61];8;0)" office:value-type="float" office:value="19760585" calcext:value-type="float">
            <text:p>19760585</text:p>
          </table:table-cell>
          <table:table-cell table:formula="of:=VLOOKUP([.A27];[$'Sheet 58'.$A$11:.$H$61];8;0)" office:value-type="float" office:value="19643949" calcext:value-type="float">
            <text:p>19643949</text:p>
          </table:table-cell>
          <table:table-cell table:formula="of:=VLOOKUP([.A27];[$'Sheet 59'.$A$11:.$H$61];8;0)" office:value-type="float" office:value="19533481" calcext:value-type="float">
            <text:p>19533481</text:p>
          </table:table-cell>
          <table:table-cell table:formula="of:=VLOOKUP([.A27];[$'Sheet 60'.$A$11:.$H$61];8;0)" office:value-type="float" office:value="19414458" calcext:value-type="float">
            <text:p>19414458</text:p>
          </table:table-cell>
          <table:table-cell table:formula="of:=VLOOKUP([.A27];[$'Sheet 61'.$A$11:.$H$61];8;0)" office:value-type="float" office:value="19328838" calcext:value-type="float">
            <text:p>19328838</text:p>
          </table:table-cell>
          <table:table-cell table:formula="of:=VLOOKUP([.A27];[$'Sheet 62'.$A$11:.$H$61];8;0)" office:value-type="float" office:value="19201662" calcext:value-type="float">
            <text:p>19201662</text:p>
          </table:table-cell>
          <table:table-cell table:formula="of:=VLOOKUP([.A27];[$'Sheet 63'.$A$11:.$H$61];8;0)" office:value-type="float" office:value="19042455" calcext:value-type="float">
            <text:p>19042455</text:p>
          </table:table-cell>
          <table:table-cell table:formula="of:=VLOOKUP([.A27];[$'Sheet 64'.$A$11:.$H$61];8;0)" office:value-type="float" office:value="19054548" calcext:value-type="float">
            <text:p>19054548</text:p>
          </table:table-cell>
          <table:table-cell table:formula="of:=VLOOKUP([.A27];[$'Sheet 65'.$A$11:.$H$61];8;0)" office:value-type="float" office:value="19067576" calcext:value-type="float">
            <text:p>1906757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formula="of:=VLOOKUP([.A28];[$'Sheet 40'.$A$11:.$H$61];8;0)" office:value-type="float" office:value="8854322" calcext:value-type="float">
            <text:p>8854322</text:p>
          </table:table-cell>
          <table:table-cell table:formula="of:=VLOOKUP([.A28];[$'Sheet 41'.$A$11:.$H$61];8;0)" office:value-type="float" office:value="8861426" calcext:value-type="float">
            <text:p>8861426</text:p>
          </table:table-cell>
          <table:table-cell table:formula="of:=VLOOKUP([.A28];[$'Sheet 42'.$A$11:.$H$61];8;0)" office:value-type="float" office:value="8882792" calcext:value-type="float">
            <text:p>8882792</text:p>
          </table:table-cell>
          <table:table-cell table:formula="of:=VLOOKUP([.A28];[$'Sheet 43'.$A$11:.$H$61];8;0)" office:value-type="float" office:value="8909128" calcext:value-type="float">
            <text:p>8909128</text:p>
          </table:table-cell>
          <table:table-cell table:formula="of:=VLOOKUP([.A28];[$'Sheet 44'.$A$11:.$H$61];8;0)" office:value-type="float" office:value="8940788" calcext:value-type="float">
            <text:p>8940788</text:p>
          </table:table-cell>
          <table:table-cell table:formula="of:=VLOOKUP([.A28];[$'Sheet 45'.$A$11:.$H$61];8;0)" office:value-type="float" office:value="8975670" calcext:value-type="float">
            <text:p>8975670</text:p>
          </table:table-cell>
          <table:table-cell table:formula="of:=VLOOKUP([.A28];[$'Sheet 46'.$A$11:.$H$61];8;0)" office:value-type="float" office:value="9011392" calcext:value-type="float">
            <text:p>9011392</text:p>
          </table:table-cell>
          <table:table-cell table:formula="of:=VLOOKUP([.A28];[$'Sheet 47'.$A$11:.$H$61];8;0)" office:value-type="float" office:value="9047752" calcext:value-type="float">
            <text:p>9047752</text:p>
          </table:table-cell>
          <table:table-cell table:formula="of:=VLOOKUP([.A28];[$'Sheet 48'.$A$11:.$H$61];8;0)" office:value-type="float" office:value="9113257" calcext:value-type="float">
            <text:p>9113257</text:p>
          </table:table-cell>
          <table:table-cell table:formula="of:=VLOOKUP([.A28];[$'Sheet 49'.$A$11:.$H$61];8;0)" office:value-type="float" office:value="9182927" calcext:value-type="float">
            <text:p>9182927</text:p>
          </table:table-cell>
          <table:table-cell table:formula="of:=VLOOKUP([.A28];[$'Sheet 50'.$A$11:.$H$61];8;0)" office:value-type="float" office:value="9256347" calcext:value-type="float">
            <text:p>9256347</text:p>
          </table:table-cell>
          <table:table-cell table:formula="of:=VLOOKUP([.A28];[$'Sheet 51'.$A$11:.$H$61];8;0)" office:value-type="float" office:value="9340682" calcext:value-type="float">
            <text:p>9340682</text:p>
          </table:table-cell>
          <table:table-cell table:formula="of:=VLOOKUP([.A28];[$'Sheet 52'.$A$11:.$H$61];8;0)" office:value-type="float" office:value="9415570" calcext:value-type="float">
            <text:p>9415570</text:p>
          </table:table-cell>
          <table:table-cell table:formula="of:=VLOOKUP([.A28];[$'Sheet 53'.$A$11:.$H$61];8;0)" office:value-type="float" office:value="9482855" calcext:value-type="float">
            <text:p>9482855</text:p>
          </table:table-cell>
          <table:table-cell table:formula="of:=VLOOKUP([.A28];[$'Sheet 54'.$A$11:.$H$61];8;0)" office:value-type="float" office:value="9555893" calcext:value-type="float">
            <text:p>9555893</text:p>
          </table:table-cell>
          <table:table-cell table:formula="of:=VLOOKUP([.A28];[$'Sheet 55'.$A$11:.$H$61];8;0)" office:value-type="float" office:value="9644864" calcext:value-type="float">
            <text:p>9644864</text:p>
          </table:table-cell>
          <table:table-cell table:formula="of:=VLOOKUP([.A28];[$'Sheet 56'.$A$11:.$H$61];8;0)" office:value-type="float" office:value="9747355" calcext:value-type="float">
            <text:p>9747355</text:p>
          </table:table-cell>
          <table:table-cell table:formula="of:=VLOOKUP([.A28];[$'Sheet 57'.$A$11:.$H$61];8;0)" office:value-type="float" office:value="9851017" calcext:value-type="float">
            <text:p>9851017</text:p>
          </table:table-cell>
          <table:table-cell table:formula="of:=VLOOKUP([.A28];[$'Sheet 58'.$A$11:.$H$61];8;0)" office:value-type="float" office:value="9995153" calcext:value-type="float">
            <text:p>9995153</text:p>
          </table:table-cell>
          <table:table-cell table:formula="of:=VLOOKUP([.A28];[$'Sheet 59'.$A$11:.$H$61];8;0)" office:value-type="float" office:value="10120242" calcext:value-type="float">
            <text:p>10120242</text:p>
          </table:table-cell>
          <table:table-cell table:formula="of:=VLOOKUP([.A28];[$'Sheet 60'.$A$11:.$H$61];8;0)" office:value-type="float" office:value="10230185" calcext:value-type="float">
            <text:p>10230185</text:p>
          </table:table-cell>
          <table:table-cell table:formula="of:=VLOOKUP([.A28];[$'Sheet 61'.$A$11:.$H$61];8;0)" office:value-type="float" office:value="10327589" calcext:value-type="float">
            <text:p>10327589</text:p>
          </table:table-cell>
          <table:table-cell table:formula="of:=VLOOKUP([.A28];[$'Sheet 62'.$A$11:.$H$61];8;0)" office:value-type="float" office:value="10379295" calcext:value-type="float">
            <text:p>10379295</text:p>
          </table:table-cell>
          <table:table-cell table:formula="of:=VLOOKUP([.A28];[$'Sheet 63'.$A$11:.$H$61];8;0)" office:value-type="float" office:value="10452326" calcext:value-type="float">
            <text:p>10452326</text:p>
          </table:table-cell>
          <table:table-cell table:formula="of:=VLOOKUP([.A28];[$'Sheet 64'.$A$11:.$H$61];8;0)" office:value-type="float" office:value="10521556" calcext:value-type="float">
            <text:p>10521556</text:p>
          </table:table-cell>
          <table:table-cell table:formula="of:=VLOOKUP([.A28];[$'Sheet 65'.$A$11:.$H$61];8;0)" office:value-type="float" office:value="10551707" calcext:value-type="float">
            <text:p>1055170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formula="of:=VLOOKUP([.A29];[$'Sheet 40'.$A$11:.$H$61];8;0)" office:value-type="float" office:value="1978334" calcext:value-type="float">
            <text:p>1978334</text:p>
          </table:table-cell>
          <table:table-cell table:formula="of:=VLOOKUP([.A29];[$'Sheet 41'.$A$11:.$H$61];8;0)" office:value-type="float" office:value="1987755" calcext:value-type="float">
            <text:p>1987755</text:p>
          </table:table-cell>
          <table:table-cell table:formula="of:=VLOOKUP([.A29];[$'Sheet 42'.$A$11:.$H$61];8;0)" office:value-type="float" office:value="1990094" calcext:value-type="float">
            <text:p>1990094</text:p>
          </table:table-cell>
          <table:table-cell table:formula="of:=VLOOKUP([.A29];[$'Sheet 43'.$A$11:.$H$61];8;0)" office:value-type="float" office:value="1994026" calcext:value-type="float">
            <text:p>1994026</text:p>
          </table:table-cell>
          <table:table-cell table:formula="of:=VLOOKUP([.A29];[$'Sheet 44'.$A$11:.$H$61];8;0)" office:value-type="float" office:value="1995033" calcext:value-type="float">
            <text:p>1995033</text:p>
          </table:table-cell>
          <table:table-cell table:formula="of:=VLOOKUP([.A29];[$'Sheet 45'.$A$11:.$H$61];8;0)" office:value-type="float" office:value="1996433" calcext:value-type="float">
            <text:p>1996433</text:p>
          </table:table-cell>
          <table:table-cell table:formula="of:=VLOOKUP([.A29];[$'Sheet 46'.$A$11:.$H$61];8;0)" office:value-type="float" office:value="1997590" calcext:value-type="float">
            <text:p>1997590</text:p>
          </table:table-cell>
          <table:table-cell table:formula="of:=VLOOKUP([.A29];[$'Sheet 47'.$A$11:.$H$61];8;0)" office:value-type="float" office:value="2003358" calcext:value-type="float">
            <text:p>2003358</text:p>
          </table:table-cell>
          <table:table-cell table:formula="of:=VLOOKUP([.A29];[$'Sheet 48'.$A$11:.$H$61];8;0)" office:value-type="float" office:value="2010377" calcext:value-type="float">
            <text:p>2010377</text:p>
          </table:table-cell>
          <table:table-cell table:formula="of:=VLOOKUP([.A29];[$'Sheet 49'.$A$11:.$H$61];8;0)" office:value-type="float" office:value="2010269" calcext:value-type="float">
            <text:p>2010269</text:p>
          </table:table-cell>
          <table:table-cell table:formula="of:=VLOOKUP([.A29];[$'Sheet 50'.$A$11:.$H$61];8;0)" office:value-type="float" office:value="2032362" calcext:value-type="float">
            <text:p>2032362</text:p>
          </table:table-cell>
          <table:table-cell table:formula="of:=VLOOKUP([.A29];[$'Sheet 51'.$A$11:.$H$61];8;0)" office:value-type="float" office:value="2046976" calcext:value-type="float">
            <text:p>2046976</text:p>
          </table:table-cell>
          <table:table-cell table:formula="of:=VLOOKUP([.A29];[$'Sheet 52'.$A$11:.$H$61];8;0)" office:value-type="float" office:value="2050189" calcext:value-type="float">
            <text:p>2050189</text:p>
          </table:table-cell>
          <table:table-cell table:formula="of:=VLOOKUP([.A29];[$'Sheet 53'.$A$11:.$H$61];8;0)" office:value-type="float" office:value="2055496" calcext:value-type="float">
            <text:p>2055496</text:p>
          </table:table-cell>
          <table:table-cell table:formula="of:=VLOOKUP([.A29];[$'Sheet 54'.$A$11:.$H$61];8;0)" office:value-type="float" office:value="2058821" calcext:value-type="float">
            <text:p>2058821</text:p>
          </table:table-cell>
          <table:table-cell table:formula="of:=VLOOKUP([.A29];[$'Sheet 55'.$A$11:.$H$61];8;0)" office:value-type="float" office:value="2061085" calcext:value-type="float">
            <text:p>2061085</text:p>
          </table:table-cell>
          <table:table-cell table:formula="of:=VLOOKUP([.A29];[$'Sheet 56'.$A$11:.$H$61];8;0)" office:value-type="float" office:value="2062874" calcext:value-type="float">
            <text:p>2062874</text:p>
          </table:table-cell>
          <table:table-cell table:formula="of:=VLOOKUP([.A29];[$'Sheet 57'.$A$11:.$H$61];8;0)" office:value-type="float" office:value="2064188" calcext:value-type="float">
            <text:p>2064188</text:p>
          </table:table-cell>
          <table:table-cell table:formula="of:=VLOOKUP([.A29];[$'Sheet 58'.$A$11:.$H$61];8;0)" office:value-type="float" office:value="2065895" calcext:value-type="float">
            <text:p>2065895</text:p>
          </table:table-cell>
          <table:table-cell table:formula="of:=VLOOKUP([.A29];[$'Sheet 59'.$A$11:.$H$61];8;0)" office:value-type="float" office:value="2066880" calcext:value-type="float">
            <text:p>2066880</text:p>
          </table:table-cell>
          <table:table-cell table:formula="of:=VLOOKUP([.A29];[$'Sheet 60'.$A$11:.$H$61];8;0)" office:value-type="float" office:value="2080908" calcext:value-type="float">
            <text:p>2080908</text:p>
          </table:table-cell>
          <table:table-cell table:formula="of:=VLOOKUP([.A29];[$'Sheet 61'.$A$11:.$H$61];8;0)" office:value-type="float" office:value="2095861" calcext:value-type="float">
            <text:p>2095861</text:p>
          </table:table-cell>
          <table:table-cell table:formula="of:=VLOOKUP([.A29];[$'Sheet 62'.$A$11:.$H$61];8;0)" office:value-type="float" office:value="2108977" calcext:value-type="float">
            <text:p>2108977</text:p>
          </table:table-cell>
          <table:table-cell table:formula="of:=VLOOKUP([.A29];[$'Sheet 63'.$A$11:.$H$61];8;0)" office:value-type="float" office:value="2107180" calcext:value-type="float">
            <text:p>2107180</text:p>
          </table:table-cell>
          <table:table-cell table:formula="of:=VLOOKUP([.A29];[$'Sheet 64'.$A$11:.$H$61];8;0)" office:value-type="float" office:value="2116972" calcext:value-type="float">
            <text:p>2116972</text:p>
          </table:table-cell>
          <table:table-cell table:formula="of:=VLOOKUP([.A29];[$'Sheet 65'.$A$11:.$H$61];8;0)" office:value-type="float" office:value="2123949" calcext:value-type="float">
            <text:p>212394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table:formula="of:=VLOOKUP([.A30];[$'Sheet 40'.$A$11:.$H$61];8;0)" office:value-type="float" office:value="5393382" calcext:value-type="float">
            <text:p>5393382</text:p>
          </table:table-cell>
          <table:table-cell table:formula="of:=VLOOKUP([.A30];[$'Sheet 41'.$A$11:.$H$61];8;0)" office:value-type="float" office:value="5398657" calcext:value-type="float">
            <text:p>5398657</text:p>
          </table:table-cell>
          <table:table-cell table:formula="of:=VLOOKUP([.A30];[$'Sheet 42'.$A$11:.$H$61];8;0)" office:value-type="float" office:value="5378783" calcext:value-type="float">
            <text:p>5378783</text:p>
          </table:table-cell>
          <table:table-cell table:formula="of:=VLOOKUP([.A30];[$'Sheet 43'.$A$11:.$H$61];8;0)" office:value-type="float" office:value="5378951" calcext:value-type="float">
            <text:p>5378951</text:p>
          </table:table-cell>
          <table:table-cell table:formula="of:=VLOOKUP([.A30];[$'Sheet 44'.$A$11:.$H$61];8;0)" office:value-type="float" office:value="5374873" calcext:value-type="float">
            <text:p>5374873</text:p>
          </table:table-cell>
          <table:table-cell table:formula="of:=VLOOKUP([.A30];[$'Sheet 45'.$A$11:.$H$61];8;0)" office:value-type="float" office:value="5371875" calcext:value-type="float">
            <text:p>5371875</text:p>
          </table:table-cell>
          <table:table-cell table:formula="of:=VLOOKUP([.A30];[$'Sheet 46'.$A$11:.$H$61];8;0)" office:value-type="float" office:value="5372685" calcext:value-type="float">
            <text:p>5372685</text:p>
          </table:table-cell>
          <table:table-cell table:formula="of:=VLOOKUP([.A30];[$'Sheet 47'.$A$11:.$H$61];8;0)" office:value-type="float" office:value="5372928" calcext:value-type="float">
            <text:p>5372928</text:p>
          </table:table-cell>
          <table:table-cell table:formula="of:=VLOOKUP([.A30];[$'Sheet 48'.$A$11:.$H$61];8;0)" office:value-type="float" office:value="5373180" calcext:value-type="float">
            <text:p>5373180</text:p>
          </table:table-cell>
          <table:table-cell table:formula="of:=VLOOKUP([.A30];[$'Sheet 49'.$A$11:.$H$61];8;0)" office:value-type="float" office:value="5376064" calcext:value-type="float">
            <text:p>5376064</text:p>
          </table:table-cell>
          <table:table-cell table:formula="of:=VLOOKUP([.A30];[$'Sheet 50'.$A$11:.$H$61];8;0)" office:value-type="float" office:value="5382401" calcext:value-type="float">
            <text:p>5382401</text:p>
          </table:table-cell>
          <table:table-cell table:formula="of:=VLOOKUP([.A30];[$'Sheet 51'.$A$11:.$H$61];8;0)" office:value-type="float" office:value="5390410" calcext:value-type="float">
            <text:p>5390410</text:p>
          </table:table-cell>
          <table:table-cell table:formula="of:=VLOOKUP([.A30];[$'Sheet 52'.$A$11:.$H$61];8;0)" office:value-type="float" office:value="5392446" calcext:value-type="float">
            <text:p>5392446</text:p>
          </table:table-cell>
          <table:table-cell table:formula="of:=VLOOKUP([.A30];[$'Sheet 53'.$A$11:.$H$61];8;0)" office:value-type="float" office:value="5404322" calcext:value-type="float">
            <text:p>5404322</text:p>
          </table:table-cell>
          <table:table-cell table:formula="of:=VLOOKUP([.A30];[$'Sheet 54'.$A$11:.$H$61];8;0)" office:value-type="float" office:value="5410836" calcext:value-type="float">
            <text:p>5410836</text:p>
          </table:table-cell>
          <table:table-cell table:formula="of:=VLOOKUP([.A30];[$'Sheet 55'.$A$11:.$H$61];8;0)" office:value-type="float" office:value="5415949" calcext:value-type="float">
            <text:p>5415949</text:p>
          </table:table-cell>
          <table:table-cell table:formula="of:=VLOOKUP([.A30];[$'Sheet 56'.$A$11:.$H$61];8;0)" office:value-type="float" office:value="5421349" calcext:value-type="float">
            <text:p>5421349</text:p>
          </table:table-cell>
          <table:table-cell table:formula="of:=VLOOKUP([.A30];[$'Sheet 57'.$A$11:.$H$61];8;0)" office:value-type="float" office:value="5426252" calcext:value-type="float">
            <text:p>5426252</text:p>
          </table:table-cell>
          <table:table-cell table:formula="of:=VLOOKUP([.A30];[$'Sheet 58'.$A$11:.$H$61];8;0)" office:value-type="float" office:value="5435343" calcext:value-type="float">
            <text:p>5435343</text:p>
          </table:table-cell>
          <table:table-cell table:formula="of:=VLOOKUP([.A30];[$'Sheet 59'.$A$11:.$H$61];8;0)" office:value-type="float" office:value="5443120" calcext:value-type="float">
            <text:p>5443120</text:p>
          </table:table-cell>
          <table:table-cell table:formula="of:=VLOOKUP([.A30];[$'Sheet 60'.$A$11:.$H$61];8;0)" office:value-type="float" office:value="5450421" calcext:value-type="float">
            <text:p>5450421</text:p>
          </table:table-cell>
          <table:table-cell table:formula="of:=VLOOKUP([.A30];[$'Sheet 61'.$A$11:.$H$61];8;0)" office:value-type="float" office:value="5457873" calcext:value-type="float">
            <text:p>5457873</text:p>
          </table:table-cell>
          <table:table-cell table:formula="of:=VLOOKUP([.A30];[$'Sheet 62'.$A$11:.$H$61];8;0)" office:value-type="float" office:value="5459781" calcext:value-type="float">
            <text:p>5459781</text:p>
          </table:table-cell>
          <table:table-cell table:formula="of:=VLOOKUP([.A30];[$'Sheet 63'.$A$11:.$H$61];8;0)" office:value-type="float" office:value="5434712" calcext:value-type="float">
            <text:p>5434712</text:p>
          </table:table-cell>
          <table:table-cell table:formula="of:=VLOOKUP([.A30];[$'Sheet 64'.$A$11:.$H$61];8;0)" office:value-type="float" office:value="5428792" calcext:value-type="float">
            <text:p>5428792</text:p>
          </table:table-cell>
          <table:table-cell table:formula="of:=VLOOKUP([.A30];[$'Sheet 65'.$A$11:.$H$61];8;0)" office:value-type="float" office:value="5424687" calcext:value-type="float">
            <text:p>54246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table:formula="of:=VLOOKUP([.A31];[$'Sheet 40'.$A$11:.$H$61];8;0)" office:value-type="float" office:value="58579685" calcext:value-type="float">
            <text:p>58579685</text:p>
          </table:table-cell>
          <table:table-cell table:formula="of:=VLOOKUP([.A31];[$'Sheet 41'.$A$11:.$H$61];8;0)" office:value-type="float" office:value="58785246" calcext:value-type="float">
            <text:p>58785246</text:p>
          </table:table-cell>
          <table:table-cell table:formula="of:=VLOOKUP([.A31];[$'Sheet 42'.$A$11:.$H$61];8;0)" office:value-type="float" office:value="58999781" calcext:value-type="float">
            <text:p>58999781</text:p>
          </table:table-cell>
          <table:table-cell table:formula="of:=VLOOKUP([.A31];[$'Sheet 43'.$A$11:.$H$61];8;0)" office:value-type="float" office:value="59239564" calcext:value-type="float">
            <text:p>59239564</text:p>
          </table:table-cell>
          <table:table-cell table:formula="of:=VLOOKUP([.A31];[$'Sheet 44'.$A$11:.$H$61];8;0)" office:value-type="float" office:value="59501394" calcext:value-type="float">
            <text:p>59501394</text:p>
          </table:table-cell>
          <table:table-cell table:formula="of:=VLOOKUP([.A31];[$'Sheet 45'.$A$11:.$H$61];8;0)" office:value-type="float" office:value="59793759" calcext:value-type="float">
            <text:p>59793759</text:p>
          </table:table-cell>
          <table:table-cell table:formula="of:=VLOOKUP([.A31];[$'Sheet 46'.$A$11:.$H$61];8;0)" office:value-type="float" office:value="60182050" calcext:value-type="float">
            <text:p>60182050</text:p>
          </table:table-cell>
          <table:table-cell table:formula="of:=VLOOKUP([.A31];[$'Sheet 47'.$A$11:.$H$61];8;0)" office:value-type="float" office:value="60620361" calcext:value-type="float">
            <text:p>60620361</text:p>
          </table:table-cell>
          <table:table-cell table:formula="of:=VLOOKUP([.A31];[$'Sheet 48'.$A$11:.$H$61];8;0)" office:value-type="float" office:value="61073279" calcext:value-type="float">
            <text:p>61073279</text:p>
          </table:table-cell>
          <table:table-cell table:formula="of:=VLOOKUP([.A31];[$'Sheet 49'.$A$11:.$H$61];8;0)" office:value-type="float" office:value="61571647" calcext:value-type="float">
            <text:p>61571647</text:p>
          </table:table-cell>
          <table:table-cell table:formula="of:=VLOOKUP([.A31];[$'Sheet 50'.$A$11:.$H$61];8;0)" office:value-type="float" office:value="62042343" calcext:value-type="float">
            <text:p>62042343</text:p>
          </table:table-cell>
          <table:table-cell table:formula="of:=VLOOKUP([.A31];[$'Sheet 51'.$A$11:.$H$61];8;0)" office:value-type="float" office:value="62510197" calcext:value-type="float">
            <text:p>62510197</text:p>
          </table:table-cell>
          <table:table-cell table:formula="of:=VLOOKUP([.A31];[$'Sheet 52'.$A$11:.$H$61];8;0)" office:value-type="float" office:value="63022532" calcext:value-type="float">
            <text:p>63022532</text:p>
          </table:table-cell>
          <table:table-cell table:formula="of:=VLOOKUP([.A31];[$'Sheet 53'.$A$11:.$H$61];8;0)" office:value-type="float" office:value="63495088" calcext:value-type="float">
            <text:p>63495088</text:p>
          </table:table-cell>
          <table:table-cell table:formula="of:=VLOOKUP([.A31];[$'Sheet 54'.$A$11:.$H$61];8;0)" office:value-type="float" office:value="63905342" calcext:value-type="float">
            <text:p>63905342</text:p>
          </table:table-cell>
          <table:table-cell table:formula="of:=VLOOKUP([.A31];[$'Sheet 55'.$A$11:.$H$61];8;0)" office:value-type="float" office:value="64351203" calcext:value-type="float">
            <text:p>64351203</text:p>
          </table:table-cell>
          <table:table-cell table:formula="of:=VLOOKUP([.A31];[$'Sheet 56'.$A$11:.$H$61];8;0)" office:value-type="float" office:value="64853393" calcext:value-type="float">
            <text:p>64853393</text:p>
          </table:table-cell>
          <table:table-cell table:formula="of:=VLOOKUP([.A31];[$'Sheet 57'.$A$11:.$H$61];8;0)" office:value-type="float" office:value="65379044" calcext:value-type="float">
            <text:p>65379044</text:p>
          </table:table-cell>
          <table:table-cell table:formula="of:=VLOOKUP([.A31];[$'Sheet 58'.$A$11:.$H$61];8;0)" office:value-type="float" office:value="65844142" calcext:value-type="float">
            <text:p>65844142</text:p>
          </table:table-cell>
          <table:table-cell table:formula="of:=VLOOKUP([.A31];[$'Sheet 59'.$A$11:.$H$61];8;0)" office:value-type="float" office:value="66273576" calcext:value-type="float">
            <text:p>66273576</text:p>
          </table:table-cell>
          <table:table-cell table:formula="of:=VLOOKUP([.A31];[$'Sheet 60'.$A$11:.$H$61];8;0)" office:value-type="float" office:value="66647112" calcext:value-type="float">
            <text:p>66647112</text:p>
          </table:table-cell>
          <table:table-cell table:formula="of:=VLOOKUP([.A31];[$'Sheet 61'.$A$11:.$H$61];8;0)" office:value-type="float" office:value="67025542" calcext:value-type="float">
            <text:p>67025542</text:p>
          </table:table-cell>
          <table:table-cell table:formula="of:=VLOOKUP([.A31];[$'Sheet 62'.$A$11:.$H$61];8;0)" office:value-type="string" office:string-value=":" calcext:value-type="string">
            <text:p>:</text:p>
          </table:table-cell>
          <table:table-cell table:formula="of:=VLOOKUP([.A31];[$'Sheet 63'.$A$11:.$H$61];8;0)" office:value-type="string" office:string-value=":" calcext:value-type="string">
            <text:p>:</text:p>
          </table:table-cell>
          <table:table-cell table:formula="of:=VLOOKUP([.A31];[$'Sheet 64'.$A$11:.$H$61];8;0)" office:value-type="string" office:string-value=":" calcext:value-type="string">
            <text:p>:</text:p>
          </table:table-cell>
          <table:table-cell table:formula="of:=VLOOKUP([.A31];[$'Sheet 65'.$A$11:.$H$61];8;0)" office:value-type="string" office:string-value=":" calcext:value-type="string">
            <text:p>:</text:p>
          </table:table-cell>
        </table:table-row>
        <table:table-row table:style-name="ro1" table:number-rows-repeated="1048544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Countries-pop" table:style-name="ta1">
        <office:forms form:automatic-focus="false" form:apply-design-mode="false"/>
        <table:table-column table:style-name="co8" table:default-cell-style-name="Default"/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2002" calcext:value-type="float">
            <text:p>2002</text:p>
          </table:table-cell>
          <table:table-cell office:value-type="float" office:value="2003" calcext:value-type="float">
            <text:p>2003</text:p>
          </table:table-cell>
          <table:table-cell office:value-type="float" office:value="2004" calcext:value-type="float">
            <text:p>2004</text:p>
          </table:table-cell>
          <table:table-cell office:value-type="float" office:value="2005" calcext:value-type="float">
            <text:p>2005</text:p>
          </table:table-cell>
          <table:table-cell office:value-type="float" office:value="2006" calcext:value-type="float">
            <text:p>2006</text:p>
          </table:table-cell>
          <table:table-cell office:value-type="float" office:value="2007" calcext:value-type="float">
            <text:p>2007</text:p>
          </table:table-cell>
          <table:table-cell office:value-type="float" office:value="2008" calcext:value-type="float">
            <text:p>2008</text:p>
          </table:table-cell>
          <table:table-cell office:value-type="float" office:value="2009" calcext:value-type="float">
            <text:p>2009</text:p>
          </table:table-cell>
          <table:table-cell office:value-type="float" office:value="2010" calcext:value-type="float">
            <text:p>2010</text:p>
          </table:table-cell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office:value-type="float" office:value="2016" calcext:value-type="float">
            <text:p>2016</text:p>
          </table:table-cell>
          <table:table-cell office:value-type="float" office:value="2017" calcext:value-type="float">
            <text:p>2017</text:p>
          </table:table-cell>
          <table:table-cell office:value-type="float" office:value="2018" calcext:value-type="float">
            <text:p>2018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2022" calcext:value-type="float">
            <text:p>2022</text:p>
          </table:table-cell>
          <table:table-cell office:value-type="float" office:value="2023" calcext:value-type="float">
            <text:p>2023</text:p>
          </table:table-cell>
          <table:table-cell office:value-type="float" office:value="2024" calcext:value-type="float">
            <text:p>2024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7982461" calcext:value-type="float">
            <text:p>7982461</text:p>
          </table:table-cell>
          <table:table-cell office:value-type="float" office:value="8002186" calcext:value-type="float">
            <text:p>8002186</text:p>
          </table:table-cell>
          <table:table-cell office:value-type="float" office:value="8020946" calcext:value-type="float">
            <text:p>8020946</text:p>
          </table:table-cell>
          <table:table-cell office:value-type="float" office:value="8063640" calcext:value-type="float">
            <text:p>8063640</text:p>
          </table:table-cell>
          <table:table-cell office:value-type="float" office:value="8100273" calcext:value-type="float">
            <text:p>8100273</text:p>
          </table:table-cell>
          <table:table-cell office:value-type="float" office:value="8142573" calcext:value-type="float">
            <text:p>8142573</text:p>
          </table:table-cell>
          <table:table-cell office:value-type="float" office:value="8201359" calcext:value-type="float">
            <text:p>8201359</text:p>
          </table:table-cell>
          <table:table-cell office:value-type="float" office:value="8254298" calcext:value-type="float">
            <text:p>8254298</text:p>
          </table:table-cell>
          <table:table-cell office:value-type="float" office:value="8282984" calcext:value-type="float">
            <text:p>8282984</text:p>
          </table:table-cell>
          <table:table-cell office:value-type="float" office:value="8307989" calcext:value-type="float">
            <text:p>8307989</text:p>
          </table:table-cell>
          <table:table-cell office:value-type="float" office:value="8335003" calcext:value-type="float">
            <text:p>8335003</text:p>
          </table:table-cell>
          <table:table-cell office:value-type="float" office:value="8351643" calcext:value-type="float">
            <text:p>8351643</text:p>
          </table:table-cell>
          <table:table-cell office:value-type="float" office:value="8375164" calcext:value-type="float">
            <text:p>8375164</text:p>
          </table:table-cell>
          <table:table-cell office:value-type="float" office:value="8408121" calcext:value-type="float">
            <text:p>8408121</text:p>
          </table:table-cell>
          <table:table-cell office:value-type="float" office:value="8451860" calcext:value-type="float">
            <text:p>8451860</text:p>
          </table:table-cell>
          <table:table-cell office:value-type="float" office:value="8507786" calcext:value-type="float">
            <text:p>8507786</text:p>
          </table:table-cell>
          <table:table-cell office:value-type="float" office:value="8584926" calcext:value-type="float">
            <text:p>8584926</text:p>
          </table:table-cell>
          <table:table-cell office:value-type="float" office:value="8700471" calcext:value-type="float">
            <text:p>8700471</text:p>
          </table:table-cell>
          <table:table-cell office:value-type="float" office:value="8772865" calcext:value-type="float">
            <text:p>8772865</text:p>
          </table:table-cell>
          <table:table-cell office:value-type="float" office:value="8822267" calcext:value-type="float">
            <text:p>8822267</text:p>
          </table:table-cell>
          <table:table-cell office:value-type="float" office:value="8858775" calcext:value-type="float">
            <text:p>8858775</text:p>
          </table:table-cell>
          <table:table-cell office:value-type="float" office:value="8901064" calcext:value-type="float">
            <text:p>8901064</text:p>
          </table:table-cell>
          <table:table-cell office:value-type="float" office:value="8932664" calcext:value-type="float">
            <text:p>8932664</text:p>
          </table:table-cell>
          <table:table-cell office:value-type="float" office:value="8978929" calcext:value-type="float">
            <text:p>8978929</text:p>
          </table:table-cell>
          <table:table-cell office:value-type="float" office:value="9104772" calcext:value-type="float">
            <text:p>9104772</text:p>
          </table:table-cell>
          <table:table-cell office:value-type="float" office:value="9158750" calcext:value-type="float">
            <text:p>915875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0213752" calcext:value-type="float">
            <text:p>10213752</text:p>
          </table:table-cell>
          <table:table-cell office:value-type="float" office:value="10239085" calcext:value-type="float">
            <text:p>10239085</text:p>
          </table:table-cell>
          <table:table-cell office:value-type="float" office:value="10263414" calcext:value-type="float">
            <text:p>10263414</text:p>
          </table:table-cell>
          <table:table-cell office:value-type="float" office:value="10309725" calcext:value-type="float">
            <text:p>10309725</text:p>
          </table:table-cell>
          <table:table-cell office:value-type="float" office:value="10355844" calcext:value-type="float">
            <text:p>10355844</text:p>
          </table:table-cell>
          <table:table-cell office:value-type="float" office:value="10396421" calcext:value-type="float">
            <text:p>10396421</text:p>
          </table:table-cell>
          <table:table-cell office:value-type="float" office:value="10445852" calcext:value-type="float">
            <text:p>10445852</text:p>
          </table:table-cell>
          <table:table-cell office:value-type="float" office:value="10511382" calcext:value-type="float">
            <text:p>10511382</text:p>
          </table:table-cell>
          <table:table-cell office:value-type="float" office:value="10584534" calcext:value-type="float">
            <text:p>10584534</text:p>
          </table:table-cell>
          <table:table-cell office:value-type="float" office:value="10666866" calcext:value-type="float">
            <text:p>10666866</text:p>
          </table:table-cell>
          <table:table-cell office:value-type="float" office:value="10753080" calcext:value-type="float">
            <text:p>10753080</text:p>
          </table:table-cell>
          <table:table-cell office:value-type="float" office:value="10839905" calcext:value-type="float">
            <text:p>10839905</text:p>
          </table:table-cell>
          <table:table-cell office:value-type="float" office:value="11000638" calcext:value-type="float">
            <text:p>11000638</text:p>
          </table:table-cell>
          <table:table-cell office:value-type="float" office:value="11075889" calcext:value-type="float">
            <text:p>11075889</text:p>
          </table:table-cell>
          <table:table-cell office:value-type="float" office:value="11137974" calcext:value-type="float">
            <text:p>11137974</text:p>
          </table:table-cell>
          <table:table-cell office:value-type="float" office:value="11180840" calcext:value-type="float">
            <text:p>11180840</text:p>
          </table:table-cell>
          <table:table-cell office:value-type="float" office:value="11237274" calcext:value-type="float">
            <text:p>11237274</text:p>
          </table:table-cell>
          <table:table-cell office:value-type="float" office:value="11311117" calcext:value-type="float">
            <text:p>11311117</text:p>
          </table:table-cell>
          <table:table-cell office:value-type="float" office:value="11351727" calcext:value-type="float">
            <text:p>11351727</text:p>
          </table:table-cell>
          <table:table-cell office:value-type="float" office:value="11398589" calcext:value-type="float">
            <text:p>11398589</text:p>
          </table:table-cell>
          <table:table-cell office:value-type="float" office:value="11455519" calcext:value-type="float">
            <text:p>11455519</text:p>
          </table:table-cell>
          <table:table-cell office:value-type="float" office:value="11522440" calcext:value-type="float">
            <text:p>11522440</text:p>
          </table:table-cell>
          <table:table-cell office:value-type="float" office:value="11554767" calcext:value-type="float">
            <text:p>11554767</text:p>
          </table:table-cell>
          <table:table-cell office:value-type="float" office:value="11617623" calcext:value-type="float">
            <text:p>11617623</text:p>
          </table:table-cell>
          <table:table-cell office:value-type="float" office:value="11742796" calcext:value-type="float">
            <text:p>11742796</text:p>
          </table:table-cell>
          <table:table-cell office:value-type="float" office:value="11817096" calcext:value-type="float">
            <text:p>11817096</text:p>
          </table:table-cell>
        </table:table-row>
        <table:table-row table:style-name="ro1">
          <table:table-cell office:value-type="string" calcext:value-type="string">
            <text:p>Bulgaria</text:p>
          </table:table-cell>
          <table:table-cell office:value-type="float" office:value="8230371" calcext:value-type="float">
            <text:p>8230371</text:p>
          </table:table-cell>
          <table:table-cell office:value-type="float" office:value="8190876" calcext:value-type="float">
            <text:p>8190876</text:p>
          </table:table-cell>
          <table:table-cell office:value-type="float" office:value="8149468" calcext:value-type="float">
            <text:p>8149468</text:p>
          </table:table-cell>
          <table:table-cell office:value-type="float" office:value="7868815" calcext:value-type="float">
            <text:p>7868815</text:p>
          </table:table-cell>
          <table:table-cell office:value-type="float" office:value="7805506" calcext:value-type="float">
            <text:p>7805506</text:p>
          </table:table-cell>
          <table:table-cell office:value-type="float" office:value="7745147" calcext:value-type="float">
            <text:p>7745147</text:p>
          </table:table-cell>
          <table:table-cell office:value-type="float" office:value="7688573" calcext:value-type="float">
            <text:p>7688573</text:p>
          </table:table-cell>
          <table:table-cell office:value-type="float" office:value="7629371" calcext:value-type="float">
            <text:p>7629371</text:p>
          </table:table-cell>
          <table:table-cell office:value-type="float" office:value="7572673" calcext:value-type="float">
            <text:p>7572673</text:p>
          </table:table-cell>
          <table:table-cell office:value-type="float" office:value="7518002" calcext:value-type="float">
            <text:p>7518002</text:p>
          </table:table-cell>
          <table:table-cell office:value-type="float" office:value="7467119" calcext:value-type="float">
            <text:p>7467119</text:p>
          </table:table-cell>
          <table:table-cell office:value-type="float" office:value="7421766" calcext:value-type="float">
            <text:p>7421766</text:p>
          </table:table-cell>
          <table:table-cell office:value-type="float" office:value="7369431" calcext:value-type="float">
            <text:p>7369431</text:p>
          </table:table-cell>
          <table:table-cell office:value-type="float" office:value="7327224" calcext:value-type="float">
            <text:p>7327224</text:p>
          </table:table-cell>
          <table:table-cell office:value-type="float" office:value="7202556" calcext:value-type="float">
            <text:p>7202556</text:p>
          </table:table-cell>
          <table:table-cell office:value-type="float" office:value="7117453" calcext:value-type="float">
            <text:p>7117453</text:p>
          </table:table-cell>
          <table:table-cell office:value-type="float" office:value="7029690" calcext:value-type="float">
            <text:p>7029690</text:p>
          </table:table-cell>
          <table:table-cell office:value-type="float" office:value="6938759" calcext:value-type="float">
            <text:p>6938759</text:p>
          </table:table-cell>
          <table:table-cell office:value-type="float" office:value="6849518" calcext:value-type="float">
            <text:p>6849518</text:p>
          </table:table-cell>
          <table:table-cell office:value-type="float" office:value="6757418" calcext:value-type="float">
            <text:p>6757418</text:p>
          </table:table-cell>
          <table:table-cell office:value-type="float" office:value="6664177" calcext:value-type="float">
            <text:p>6664177</text:p>
          </table:table-cell>
          <table:table-cell office:value-type="float" office:value="6569275" calcext:value-type="float">
            <text:p>6569275</text:p>
          </table:table-cell>
          <table:table-cell office:value-type="float" office:value="6532117" calcext:value-type="float">
            <text:p>6532117</text:p>
          </table:table-cell>
          <table:table-cell office:value-type="float" office:value="6482484" calcext:value-type="float">
            <text:p>6482484</text:p>
          </table:table-cell>
          <table:table-cell office:value-type="float" office:value="6447710" calcext:value-type="float">
            <text:p>6447710</text:p>
          </table:table-cell>
          <table:table-cell office:value-type="float" office:value="6445481" calcext:value-type="float">
            <text:p>6445481</text:p>
          </table:table-cell>
        </table:table-row>
        <table:table-row table:style-name="ro1">
          <table:table-cell office:value-type="string" calcext:value-type="string">
            <text:p>Cyprus</text:p>
          </table:table-cell>
          <table:table-cell office:value-type="float" office:value="682862" calcext:value-type="float">
            <text:p>682862</text:p>
          </table:table-cell>
          <table:table-cell office:value-type="float" office:value="690497" calcext:value-type="float">
            <text:p>690497</text:p>
          </table:table-cell>
          <table:table-cell office:value-type="float" office:value="697549" calcext:value-type="float">
            <text:p>697549</text:p>
          </table:table-cell>
          <table:table-cell office:value-type="float" office:value="705539" calcext:value-type="float">
            <text:p>705539</text:p>
          </table:table-cell>
          <table:table-cell office:value-type="float" office:value="713720" calcext:value-type="float">
            <text:p>713720</text:p>
          </table:table-cell>
          <table:table-cell office:value-type="float" office:value="722893" calcext:value-type="float">
            <text:p>722893</text:p>
          </table:table-cell>
          <table:table-cell office:value-type="float" office:value="733067" calcext:value-type="float">
            <text:p>733067</text:p>
          </table:table-cell>
          <table:table-cell office:value-type="float" office:value="744013" calcext:value-type="float">
            <text:p>744013</text:p>
          </table:table-cell>
          <table:table-cell office:value-type="float" office:value="757916" calcext:value-type="float">
            <text:p>757916</text:p>
          </table:table-cell>
          <table:table-cell office:value-type="float" office:value="776333" calcext:value-type="float">
            <text:p>776333</text:p>
          </table:table-cell>
          <table:table-cell office:value-type="float" office:value="796930" calcext:value-type="float">
            <text:p>796930</text:p>
          </table:table-cell>
          <table:table-cell office:value-type="float" office:value="819140" calcext:value-type="float">
            <text:p>819140</text:p>
          </table:table-cell>
          <table:table-cell office:value-type="float" office:value="839751" calcext:value-type="float">
            <text:p>839751</text:p>
          </table:table-cell>
          <table:table-cell office:value-type="float" office:value="862011" calcext:value-type="float">
            <text:p>862011</text:p>
          </table:table-cell>
          <table:table-cell office:value-type="float" office:value="865878" calcext:value-type="float">
            <text:p>865878</text:p>
          </table:table-cell>
          <table:table-cell office:value-type="float" office:value="858000" calcext:value-type="float">
            <text:p>858000</text:p>
          </table:table-cell>
          <table:table-cell office:value-type="float" office:value="847008" calcext:value-type="float">
            <text:p>847008</text:p>
          </table:table-cell>
          <table:table-cell office:value-type="float" office:value="848319" calcext:value-type="float">
            <text:p>848319</text:p>
          </table:table-cell>
          <table:table-cell office:value-type="float" office:value="854802" calcext:value-type="float">
            <text:p>854802</text:p>
          </table:table-cell>
          <table:table-cell office:value-type="float" office:value="864236" calcext:value-type="float">
            <text:p>864236</text:p>
          </table:table-cell>
          <table:table-cell office:value-type="float" office:value="875899" calcext:value-type="float">
            <text:p>875899</text:p>
          </table:table-cell>
          <table:table-cell office:value-type="float" office:value="888005" calcext:value-type="float">
            <text:p>888005</text:p>
          </table:table-cell>
          <table:table-cell office:value-type="float" office:value="896007" calcext:value-type="float">
            <text:p>896007</text:p>
          </table:table-cell>
          <table:table-cell office:value-type="float" office:value="904705" calcext:value-type="float">
            <text:p>904705</text:p>
          </table:table-cell>
          <table:table-cell office:value-type="float" office:value="949084" calcext:value-type="float">
            <text:p>949084</text:p>
          </table:table-cell>
          <table:table-cell office:value-type="float" office:value="966365" calcext:value-type="float">
            <text:p>966365</text:p>
          </table:table-cell>
        </table:table-row>
        <table:table-row table:style-name="ro1">
          <table:table-cell office:value-type="string" calcext:value-type="string">
            <text:p>Czechia</text:p>
          </table:table-cell>
          <table:table-cell office:value-type="float" office:value="10289621" calcext:value-type="float">
            <text:p>10289621</text:p>
          </table:table-cell>
          <table:table-cell office:value-type="float" office:value="10278098" calcext:value-type="float">
            <text:p>10278098</text:p>
          </table:table-cell>
          <table:table-cell office:value-type="float" office:value="10232027" calcext:value-type="float">
            <text:p>10232027</text:p>
          </table:table-cell>
          <table:table-cell office:value-type="float" office:value="10201182" calcext:value-type="float">
            <text:p>10201182</text:p>
          </table:table-cell>
          <table:table-cell office:value-type="float" office:value="10192649" calcext:value-type="float">
            <text:p>10192649</text:p>
          </table:table-cell>
          <table:table-cell office:value-type="float" office:value="10195347" calcext:value-type="float">
            <text:p>10195347</text:p>
          </table:table-cell>
          <table:table-cell office:value-type="float" office:value="10198855" calcext:value-type="float">
            <text:p>10198855</text:p>
          </table:table-cell>
          <table:table-cell office:value-type="float" office:value="10223577" calcext:value-type="float">
            <text:p>10223577</text:p>
          </table:table-cell>
          <table:table-cell office:value-type="float" office:value="10254233" calcext:value-type="float">
            <text:p>10254233</text:p>
          </table:table-cell>
          <table:table-cell office:value-type="float" office:value="10343422" calcext:value-type="float">
            <text:p>10343422</text:p>
          </table:table-cell>
          <table:table-cell office:value-type="float" office:value="10425783" calcext:value-type="float">
            <text:p>10425783</text:p>
          </table:table-cell>
          <table:table-cell office:value-type="float" office:value="10462088" calcext:value-type="float">
            <text:p>10462088</text:p>
          </table:table-cell>
          <table:table-cell office:value-type="float" office:value="10486731" calcext:value-type="float">
            <text:p>10486731</text:p>
          </table:table-cell>
          <table:table-cell office:value-type="float" office:value="10505445" calcext:value-type="float">
            <text:p>10505445</text:p>
          </table:table-cell>
          <table:table-cell office:value-type="float" office:value="10516125" calcext:value-type="float">
            <text:p>10516125</text:p>
          </table:table-cell>
          <table:table-cell office:value-type="float" office:value="10512419" calcext:value-type="float">
            <text:p>10512419</text:p>
          </table:table-cell>
          <table:table-cell office:value-type="float" office:value="10538275" calcext:value-type="float">
            <text:p>10538275</text:p>
          </table:table-cell>
          <table:table-cell office:value-type="float" office:value="10553843" calcext:value-type="float">
            <text:p>10553843</text:p>
          </table:table-cell>
          <table:table-cell office:value-type="float" office:value="10578820" calcext:value-type="float">
            <text:p>10578820</text:p>
          </table:table-cell>
          <table:table-cell office:value-type="float" office:value="10610055" calcext:value-type="float">
            <text:p>10610055</text:p>
          </table:table-cell>
          <table:table-cell office:value-type="float" office:value="10649800" calcext:value-type="float">
            <text:p>10649800</text:p>
          </table:table-cell>
          <table:table-cell office:value-type="float" office:value="10693939" calcext:value-type="float">
            <text:p>10693939</text:p>
          </table:table-cell>
          <table:table-cell office:value-type="float" office:value="10494836" calcext:value-type="float">
            <text:p>10494836</text:p>
          </table:table-cell>
          <table:table-cell office:value-type="float" office:value="10516707" calcext:value-type="float">
            <text:p>10516707</text:p>
          </table:table-cell>
          <table:table-cell office:value-type="float" office:value="10827529" calcext:value-type="float">
            <text:p>10827529</text:p>
          </table:table-cell>
          <table:table-cell office:value-type="float" office:value="10900555" calcext:value-type="float">
            <text:p>1090055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82037011" calcext:value-type="float">
            <text:p>82037011</text:p>
          </table:table-cell>
          <table:table-cell office:value-type="float" office:value="82163475" calcext:value-type="float">
            <text:p>82163475</text:p>
          </table:table-cell>
          <table:table-cell office:value-type="float" office:value="82259540" calcext:value-type="float">
            <text:p>82259540</text:p>
          </table:table-cell>
          <table:table-cell office:value-type="float" office:value="82440309" calcext:value-type="float">
            <text:p>82440309</text:p>
          </table:table-cell>
          <table:table-cell office:value-type="float" office:value="82536680" calcext:value-type="float">
            <text:p>82536680</text:p>
          </table:table-cell>
          <table:table-cell office:value-type="float" office:value="82531671" calcext:value-type="float">
            <text:p>82531671</text:p>
          </table:table-cell>
          <table:table-cell office:value-type="float" office:value="82500849" calcext:value-type="float">
            <text:p>82500849</text:p>
          </table:table-cell>
          <table:table-cell office:value-type="float" office:value="82437995" calcext:value-type="float">
            <text:p>82437995</text:p>
          </table:table-cell>
          <table:table-cell office:value-type="float" office:value="82314906" calcext:value-type="float">
            <text:p>82314906</text:p>
          </table:table-cell>
          <table:table-cell office:value-type="float" office:value="82217837" calcext:value-type="float">
            <text:p>82217837</text:p>
          </table:table-cell>
          <table:table-cell office:value-type="float" office:value="82002356" calcext:value-type="float">
            <text:p>82002356</text:p>
          </table:table-cell>
          <table:table-cell office:value-type="float" office:value="81802257" calcext:value-type="float">
            <text:p>81802257</text:p>
          </table:table-cell>
          <table:table-cell office:value-type="float" office:value="80222065" calcext:value-type="float">
            <text:p>80222065</text:p>
          </table:table-cell>
          <table:table-cell office:value-type="float" office:value="80327900" calcext:value-type="float">
            <text:p>80327900</text:p>
          </table:table-cell>
          <table:table-cell office:value-type="float" office:value="80523746" calcext:value-type="float">
            <text:p>80523746</text:p>
          </table:table-cell>
          <table:table-cell office:value-type="float" office:value="80767463" calcext:value-type="float">
            <text:p>80767463</text:p>
          </table:table-cell>
          <table:table-cell office:value-type="float" office:value="81197537" calcext:value-type="float">
            <text:p>81197537</text:p>
          </table:table-cell>
          <table:table-cell office:value-type="float" office:value="82175684" calcext:value-type="float">
            <text:p>82175684</text:p>
          </table:table-cell>
          <table:table-cell office:value-type="float" office:value="82521653" calcext:value-type="float">
            <text:p>82521653</text:p>
          </table:table-cell>
          <table:table-cell office:value-type="float" office:value="82792351" calcext:value-type="float">
            <text:p>82792351</text:p>
          </table:table-cell>
          <table:table-cell office:value-type="float" office:value="83019213" calcext:value-type="float">
            <text:p>83019213</text:p>
          </table:table-cell>
          <table:table-cell office:value-type="float" office:value="83166711" calcext:value-type="float">
            <text:p>83166711</text:p>
          </table:table-cell>
          <table:table-cell office:value-type="float" office:value="83155031" calcext:value-type="float">
            <text:p>83155031</text:p>
          </table:table-cell>
          <table:table-cell office:value-type="float" office:value="83237124" calcext:value-type="float">
            <text:p>83237124</text:p>
          </table:table-cell>
          <table:table-cell office:value-type="float" office:value="83118501" calcext:value-type="float">
            <text:p>83118501</text:p>
          </table:table-cell>
          <table:table-cell office:value-type="float" office:value="83456045" calcext:value-type="float">
            <text:p>83456045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5313577" calcext:value-type="float">
            <text:p>5313577</text:p>
          </table:table-cell>
          <table:table-cell office:value-type="float" office:value="5330020" calcext:value-type="float">
            <text:p>5330020</text:p>
          </table:table-cell>
          <table:table-cell office:value-type="float" office:value="5349212" calcext:value-type="float">
            <text:p>5349212</text:p>
          </table:table-cell>
          <table:table-cell office:value-type="float" office:value="5368354" calcext:value-type="float">
            <text:p>5368354</text:p>
          </table:table-cell>
          <table:table-cell office:value-type="float" office:value="5383507" calcext:value-type="float">
            <text:p>5383507</text:p>
          </table:table-cell>
          <table:table-cell office:value-type="float" office:value="5397640" calcext:value-type="float">
            <text:p>5397640</text:p>
          </table:table-cell>
          <table:table-cell office:value-type="float" office:value="5411405" calcext:value-type="float">
            <text:p>5411405</text:p>
          </table:table-cell>
          <table:table-cell office:value-type="float" office:value="5427459" calcext:value-type="float">
            <text:p>5427459</text:p>
          </table:table-cell>
          <table:table-cell office:value-type="float" office:value="5447084" calcext:value-type="float">
            <text:p>5447084</text:p>
          </table:table-cell>
          <table:table-cell office:value-type="float" office:value="5475791" calcext:value-type="float">
            <text:p>5475791</text:p>
          </table:table-cell>
          <table:table-cell office:value-type="float" office:value="5511451" calcext:value-type="float">
            <text:p>5511451</text:p>
          </table:table-cell>
          <table:table-cell office:value-type="float" office:value="5534738" calcext:value-type="float">
            <text:p>5534738</text:p>
          </table:table-cell>
          <table:table-cell office:value-type="float" office:value="5560628" calcext:value-type="float">
            <text:p>5560628</text:p>
          </table:table-cell>
          <table:table-cell office:value-type="float" office:value="5580516" calcext:value-type="float">
            <text:p>5580516</text:p>
          </table:table-cell>
          <table:table-cell office:value-type="float" office:value="5602628" calcext:value-type="float">
            <text:p>5602628</text:p>
          </table:table-cell>
          <table:table-cell office:value-type="float" office:value="5627235" calcext:value-type="float">
            <text:p>5627235</text:p>
          </table:table-cell>
          <table:table-cell office:value-type="float" office:value="5659715" calcext:value-type="float">
            <text:p>5659715</text:p>
          </table:table-cell>
          <table:table-cell office:value-type="float" office:value="5707251" calcext:value-type="float">
            <text:p>5707251</text:p>
          </table:table-cell>
          <table:table-cell office:value-type="float" office:value="5748769" calcext:value-type="float">
            <text:p>5748769</text:p>
          </table:table-cell>
          <table:table-cell office:value-type="float" office:value="5781190" calcext:value-type="float">
            <text:p>5781190</text:p>
          </table:table-cell>
          <table:table-cell office:value-type="float" office:value="5806081" calcext:value-type="float">
            <text:p>5806081</text:p>
          </table:table-cell>
          <table:table-cell office:value-type="float" office:value="5822763" calcext:value-type="float">
            <text:p>5822763</text:p>
          </table:table-cell>
          <table:table-cell office:value-type="float" office:value="5840045" calcext:value-type="float">
            <text:p>5840045</text:p>
          </table:table-cell>
          <table:table-cell office:value-type="float" office:value="5873420" calcext:value-type="float">
            <text:p>5873420</text:p>
          </table:table-cell>
          <table:table-cell office:value-type="float" office:value="5932654" calcext:value-type="float">
            <text:p>5932654</text:p>
          </table:table-cell>
          <table:table-cell office:value-type="float" office:value="5961249" calcext:value-type="float">
            <text:p>5961249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1379237" calcext:value-type="float">
            <text:p>1379237</text:p>
          </table:table-cell>
          <table:table-cell office:value-type="float" office:value="1401250" calcext:value-type="float">
            <text:p>1401250</text:p>
          </table:table-cell>
          <table:table-cell office:value-type="float" office:value="1392720" calcext:value-type="float">
            <text:p>1392720</text:p>
          </table:table-cell>
          <table:table-cell office:value-type="float" office:value="1383510" calcext:value-type="float">
            <text:p>1383510</text:p>
          </table:table-cell>
          <table:table-cell office:value-type="float" office:value="1375190" calcext:value-type="float">
            <text:p>1375190</text:p>
          </table:table-cell>
          <table:table-cell office:value-type="float" office:value="1366250" calcext:value-type="float">
            <text:p>1366250</text:p>
          </table:table-cell>
          <table:table-cell office:value-type="float" office:value="1358850" calcext:value-type="float">
            <text:p>1358850</text:p>
          </table:table-cell>
          <table:table-cell office:value-type="float" office:value="1350700" calcext:value-type="float">
            <text:p>1350700</text:p>
          </table:table-cell>
          <table:table-cell office:value-type="float" office:value="1342920" calcext:value-type="float">
            <text:p>1342920</text:p>
          </table:table-cell>
          <table:table-cell office:value-type="float" office:value="1338440" calcext:value-type="float">
            <text:p>1338440</text:p>
          </table:table-cell>
          <table:table-cell office:value-type="float" office:value="1335740" calcext:value-type="float">
            <text:p>1335740</text:p>
          </table:table-cell>
          <table:table-cell office:value-type="float" office:value="1333290" calcext:value-type="float">
            <text:p>1333290</text:p>
          </table:table-cell>
          <table:table-cell office:value-type="float" office:value="1329660" calcext:value-type="float">
            <text:p>1329660</text:p>
          </table:table-cell>
          <table:table-cell office:value-type="float" office:value="1325217" calcext:value-type="float">
            <text:p>1325217</text:p>
          </table:table-cell>
          <table:table-cell office:value-type="float" office:value="1320174" calcext:value-type="float">
            <text:p>1320174</text:p>
          </table:table-cell>
          <table:table-cell office:value-type="float" office:value="1315819" calcext:value-type="float">
            <text:p>1315819</text:p>
          </table:table-cell>
          <table:table-cell office:value-type="float" office:value="1314870" calcext:value-type="float">
            <text:p>1314870</text:p>
          </table:table-cell>
          <table:table-cell office:value-type="float" office:value="1315944" calcext:value-type="float">
            <text:p>1315944</text:p>
          </table:table-cell>
          <table:table-cell office:value-type="float" office:value="1315635" calcext:value-type="float">
            <text:p>1315635</text:p>
          </table:table-cell>
          <table:table-cell office:value-type="float" office:value="1319133" calcext:value-type="float">
            <text:p>1319133</text:p>
          </table:table-cell>
          <table:table-cell office:value-type="float" office:value="1324820" calcext:value-type="float">
            <text:p>1324820</text:p>
          </table:table-cell>
          <table:table-cell office:value-type="float" office:value="1328976" calcext:value-type="float">
            <text:p>1328976</text:p>
          </table:table-cell>
          <table:table-cell office:value-type="float" office:value="1330068" calcext:value-type="float">
            <text:p>1330068</text:p>
          </table:table-cell>
          <table:table-cell office:value-type="float" office:value="1331796" calcext:value-type="float">
            <text:p>1331796</text:p>
          </table:table-cell>
          <table:table-cell office:value-type="float" office:value="1365884" calcext:value-type="float">
            <text:p>1365884</text:p>
          </table:table-cell>
          <table:table-cell office:value-type="float" office:value="1374687" calcext:value-type="float">
            <text:p>1374687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10747768" calcext:value-type="float">
            <text:p>10747768</text:p>
          </table:table-cell>
          <table:table-cell office:value-type="float" office:value="10775627" calcext:value-type="float">
            <text:p>10775627</text:p>
          </table:table-cell>
          <table:table-cell office:value-type="float" office:value="10835989" calcext:value-type="float">
            <text:p>10835989</text:p>
          </table:table-cell>
          <table:table-cell office:value-type="float" office:value="10888274" calcext:value-type="float">
            <text:p>10888274</text:p>
          </table:table-cell>
          <table:table-cell office:value-type="float" office:value="10915770" calcext:value-type="float">
            <text:p>10915770</text:p>
          </table:table-cell>
          <table:table-cell office:value-type="float" office:value="10940369" calcext:value-type="float">
            <text:p>10940369</text:p>
          </table:table-cell>
          <table:table-cell office:value-type="float" office:value="10969912" calcext:value-type="float">
            <text:p>10969912</text:p>
          </table:table-cell>
          <table:table-cell office:value-type="float" office:value="11004716" calcext:value-type="float">
            <text:p>11004716</text:p>
          </table:table-cell>
          <table:table-cell office:value-type="float" office:value="11036008" calcext:value-type="float">
            <text:p>11036008</text:p>
          </table:table-cell>
          <table:table-cell office:value-type="float" office:value="11060937" calcext:value-type="float">
            <text:p>11060937</text:p>
          </table:table-cell>
          <table:table-cell office:value-type="float" office:value="11094745" calcext:value-type="float">
            <text:p>11094745</text:p>
          </table:table-cell>
          <table:table-cell office:value-type="float" office:value="11119289" calcext:value-type="float">
            <text:p>11119289</text:p>
          </table:table-cell>
          <table:table-cell office:value-type="float" office:value="11123392" calcext:value-type="float">
            <text:p>11123392</text:p>
          </table:table-cell>
          <table:table-cell office:value-type="float" office:value="11086406" calcext:value-type="float">
            <text:p>11086406</text:p>
          </table:table-cell>
          <table:table-cell office:value-type="float" office:value="11003615" calcext:value-type="float">
            <text:p>11003615</text:p>
          </table:table-cell>
          <table:table-cell office:value-type="float" office:value="10926807" calcext:value-type="float">
            <text:p>10926807</text:p>
          </table:table-cell>
          <table:table-cell office:value-type="float" office:value="10858018" calcext:value-type="float">
            <text:p>10858018</text:p>
          </table:table-cell>
          <table:table-cell office:value-type="float" office:value="10783748" calcext:value-type="float">
            <text:p>10783748</text:p>
          </table:table-cell>
          <table:table-cell office:value-type="float" office:value="10768193" calcext:value-type="float">
            <text:p>10768193</text:p>
          </table:table-cell>
          <table:table-cell office:value-type="float" office:value="10741165" calcext:value-type="float">
            <text:p>10741165</text:p>
          </table:table-cell>
          <table:table-cell office:value-type="float" office:value="10724599" calcext:value-type="float">
            <text:p>10724599</text:p>
          </table:table-cell>
          <table:table-cell office:value-type="float" office:value="10718565" calcext:value-type="float">
            <text:p>10718565</text:p>
          </table:table-cell>
          <table:table-cell office:value-type="float" office:value="10678632" calcext:value-type="float">
            <text:p>10678632</text:p>
          </table:table-cell>
          <table:table-cell office:value-type="float" office:value="10459782" calcext:value-type="float">
            <text:p>10459782</text:p>
          </table:table-cell>
          <table:table-cell office:value-type="float" office:value="10413982" calcext:value-type="float">
            <text:p>10413982</text:p>
          </table:table-cell>
          <table:table-cell office:value-type="float" office:value="10400720" calcext:value-type="float">
            <text:p>10400720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40303568" calcext:value-type="float">
            <text:p>40303568</text:p>
          </table:table-cell>
          <table:table-cell office:value-type="float" office:value="40470182" calcext:value-type="float">
            <text:p>40470182</text:p>
          </table:table-cell>
          <table:table-cell office:value-type="float" office:value="40665545" calcext:value-type="float">
            <text:p>40665545</text:p>
          </table:table-cell>
          <table:table-cell office:value-type="float" office:value="41035278" calcext:value-type="float">
            <text:p>41035278</text:p>
          </table:table-cell>
          <table:table-cell office:value-type="float" office:value="41827838" calcext:value-type="float">
            <text:p>41827838</text:p>
          </table:table-cell>
          <table:table-cell office:value-type="float" office:value="42547451" calcext:value-type="float">
            <text:p>42547451</text:p>
          </table:table-cell>
          <table:table-cell office:value-type="float" office:value="43296338" calcext:value-type="float">
            <text:p>43296338</text:p>
          </table:table-cell>
          <table:table-cell office:value-type="float" office:value="44009971" calcext:value-type="float">
            <text:p>44009971</text:p>
          </table:table-cell>
          <table:table-cell office:value-type="float" office:value="44784666" calcext:value-type="float">
            <text:p>44784666</text:p>
          </table:table-cell>
          <table:table-cell office:value-type="float" office:value="45668939" calcext:value-type="float">
            <text:p>45668939</text:p>
          </table:table-cell>
          <table:table-cell office:value-type="float" office:value="46239273" calcext:value-type="float">
            <text:p>46239273</text:p>
          </table:table-cell>
          <table:table-cell office:value-type="float" office:value="46486619" calcext:value-type="float">
            <text:p>46486619</text:p>
          </table:table-cell>
          <table:table-cell office:value-type="float" office:value="46667174" calcext:value-type="float">
            <text:p>46667174</text:p>
          </table:table-cell>
          <table:table-cell office:value-type="float" office:value="46818219" calcext:value-type="float">
            <text:p>46818219</text:p>
          </table:table-cell>
          <table:table-cell office:value-type="float" office:value="46712650" calcext:value-type="float">
            <text:p>46712650</text:p>
          </table:table-cell>
          <table:table-cell office:value-type="float" office:value="46495744" calcext:value-type="float">
            <text:p>46495744</text:p>
          </table:table-cell>
          <table:table-cell office:value-type="float" office:value="46425722" calcext:value-type="float">
            <text:p>46425722</text:p>
          </table:table-cell>
          <table:table-cell office:value-type="float" office:value="46418884" calcext:value-type="float">
            <text:p>46418884</text:p>
          </table:table-cell>
          <table:table-cell office:value-type="float" office:value="46497393" calcext:value-type="float">
            <text:p>46497393</text:p>
          </table:table-cell>
          <table:table-cell office:value-type="float" office:value="46645070" calcext:value-type="float">
            <text:p>46645070</text:p>
          </table:table-cell>
          <table:table-cell office:value-type="float" office:value="46918951" calcext:value-type="float">
            <text:p>46918951</text:p>
          </table:table-cell>
          <table:table-cell office:value-type="float" office:value="47318050" calcext:value-type="float">
            <text:p>47318050</text:p>
          </table:table-cell>
          <table:table-cell office:value-type="float" office:value="47400798" calcext:value-type="float">
            <text:p>47400798</text:p>
          </table:table-cell>
          <table:table-cell office:value-type="float" office:value="47486843" calcext:value-type="float">
            <text:p>47486843</text:p>
          </table:table-cell>
          <table:table-cell office:value-type="float" office:value="48085361" calcext:value-type="float">
            <text:p>48085361</text:p>
          </table:table-cell>
          <table:table-cell office:value-type="float" office:value="48619695" calcext:value-type="float">
            <text:p>4861969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5159646" calcext:value-type="float">
            <text:p>5159646</text:p>
          </table:table-cell>
          <table:table-cell office:value-type="float" office:value="5171302" calcext:value-type="float">
            <text:p>5171302</text:p>
          </table:table-cell>
          <table:table-cell office:value-type="float" office:value="5181115" calcext:value-type="float">
            <text:p>5181115</text:p>
          </table:table-cell>
          <table:table-cell office:value-type="float" office:value="5194901" calcext:value-type="float">
            <text:p>5194901</text:p>
          </table:table-cell>
          <table:table-cell office:value-type="float" office:value="5206295" calcext:value-type="float">
            <text:p>5206295</text:p>
          </table:table-cell>
          <table:table-cell office:value-type="float" office:value="5219732" calcext:value-type="float">
            <text:p>5219732</text:p>
          </table:table-cell>
          <table:table-cell office:value-type="float" office:value="5236611" calcext:value-type="float">
            <text:p>5236611</text:p>
          </table:table-cell>
          <table:table-cell office:value-type="float" office:value="5255580" calcext:value-type="float">
            <text:p>5255580</text:p>
          </table:table-cell>
          <table:table-cell office:value-type="float" office:value="5276955" calcext:value-type="float">
            <text:p>5276955</text:p>
          </table:table-cell>
          <table:table-cell office:value-type="float" office:value="5300484" calcext:value-type="float">
            <text:p>5300484</text:p>
          </table:table-cell>
          <table:table-cell office:value-type="float" office:value="5326314" calcext:value-type="float">
            <text:p>5326314</text:p>
          </table:table-cell>
          <table:table-cell office:value-type="float" office:value="5351427" calcext:value-type="float">
            <text:p>5351427</text:p>
          </table:table-cell>
          <table:table-cell office:value-type="float" office:value="5375276" calcext:value-type="float">
            <text:p>5375276</text:p>
          </table:table-cell>
          <table:table-cell office:value-type="float" office:value="5401267" calcext:value-type="float">
            <text:p>5401267</text:p>
          </table:table-cell>
          <table:table-cell office:value-type="float" office:value="5426674" calcext:value-type="float">
            <text:p>5426674</text:p>
          </table:table-cell>
          <table:table-cell office:value-type="float" office:value="5451270" calcext:value-type="float">
            <text:p>5451270</text:p>
          </table:table-cell>
          <table:table-cell office:value-type="float" office:value="5471753" calcext:value-type="float">
            <text:p>5471753</text:p>
          </table:table-cell>
          <table:table-cell office:value-type="float" office:value="5487308" calcext:value-type="float">
            <text:p>5487308</text:p>
          </table:table-cell>
          <table:table-cell office:value-type="float" office:value="5503297" calcext:value-type="float">
            <text:p>5503297</text:p>
          </table:table-cell>
          <table:table-cell office:value-type="float" office:value="5513130" calcext:value-type="float">
            <text:p>5513130</text:p>
          </table:table-cell>
          <table:table-cell office:value-type="float" office:value="5517919" calcext:value-type="float">
            <text:p>5517919</text:p>
          </table:table-cell>
          <table:table-cell office:value-type="float" office:value="5525292" calcext:value-type="float">
            <text:p>5525292</text:p>
          </table:table-cell>
          <table:table-cell office:value-type="float" office:value="5533793" calcext:value-type="float">
            <text:p>5533793</text:p>
          </table:table-cell>
          <table:table-cell office:value-type="float" office:value="5548241" calcext:value-type="float">
            <text:p>5548241</text:p>
          </table:table-cell>
          <table:table-cell office:value-type="float" office:value="5563970" calcext:value-type="float">
            <text:p>5563970</text:p>
          </table:table-cell>
          <table:table-cell office:value-type="float" office:value="5603851" calcext:value-type="float">
            <text:p>5603851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60158533" calcext:value-type="float">
            <text:p>60158533</text:p>
          </table:table-cell>
          <table:table-cell office:value-type="float" office:value="60545022" calcext:value-type="float">
            <text:p>60545022</text:p>
          </table:table-cell>
          <table:table-cell office:value-type="float" office:value="60979315" calcext:value-type="float">
            <text:p>60979315</text:p>
          </table:table-cell>
          <table:table-cell office:value-type="float" office:value="61424036" calcext:value-type="float">
            <text:p>61424036</text:p>
          </table:table-cell>
          <table:table-cell office:value-type="float" office:value="61864088" calcext:value-type="float">
            <text:p>61864088</text:p>
          </table:table-cell>
          <table:table-cell office:value-type="float" office:value="62292241" calcext:value-type="float">
            <text:p>62292241</text:p>
          </table:table-cell>
          <table:table-cell office:value-type="float" office:value="62772870" calcext:value-type="float">
            <text:p>62772870</text:p>
          </table:table-cell>
          <table:table-cell office:value-type="float" office:value="63229635" calcext:value-type="float">
            <text:p>63229635</text:p>
          </table:table-cell>
          <table:table-cell office:value-type="float" office:value="63645065" calcext:value-type="float">
            <text:p>63645065</text:p>
          </table:table-cell>
          <table:table-cell office:value-type="float" office:value="64007193" calcext:value-type="float">
            <text:p>64007193</text:p>
          </table:table-cell>
          <table:table-cell office:value-type="float" office:value="64350226" calcext:value-type="float">
            <text:p>64350226</text:p>
          </table:table-cell>
          <table:table-cell office:value-type="float" office:value="64658856" calcext:value-type="float">
            <text:p>64658856</text:p>
          </table:table-cell>
          <table:table-cell office:value-type="float" office:value="64978721" calcext:value-type="float">
            <text:p>64978721</text:p>
          </table:table-cell>
          <table:table-cell office:value-type="float" office:value="65276983" calcext:value-type="float">
            <text:p>65276983</text:p>
          </table:table-cell>
          <table:table-cell office:value-type="float" office:value="65600350" calcext:value-type="float">
            <text:p>65600350</text:p>
          </table:table-cell>
          <table:table-cell office:value-type="float" office:value="66165980" calcext:value-type="float">
            <text:p>66165980</text:p>
          </table:table-cell>
          <table:table-cell office:value-type="float" office:value="66458153" calcext:value-type="float">
            <text:p>66458153</text:p>
          </table:table-cell>
          <table:table-cell office:value-type="float" office:value="66638391" calcext:value-type="float">
            <text:p>66638391</text:p>
          </table:table-cell>
          <table:table-cell office:value-type="float" office:value="66809816" calcext:value-type="float">
            <text:p>66809816</text:p>
          </table:table-cell>
          <table:table-cell office:value-type="float" office:value="67026224" calcext:value-type="float">
            <text:p>67026224</text:p>
          </table:table-cell>
          <table:table-cell office:value-type="float" office:value="67290471" calcext:value-type="float">
            <text:p>67290471</text:p>
          </table:table-cell>
          <table:table-cell office:value-type="float" office:value="67473651" calcext:value-type="float">
            <text:p>67473651</text:p>
          </table:table-cell>
          <table:table-cell office:value-type="float" office:value="67728568" calcext:value-type="float">
            <text:p>67728568</text:p>
          </table:table-cell>
          <table:table-cell office:value-type="float" office:value="68091703" calcext:value-type="float">
            <text:p>68091703</text:p>
          </table:table-cell>
          <table:table-cell office:value-type="float" office:value="68277210" calcext:value-type="float">
            <text:p>68277210</text:p>
          </table:table-cell>
          <table:table-cell office:value-type="float" office:value="68467362" calcext:value-type="float">
            <text:p>68467362</text:p>
          </table:table-cell>
        </table:table-row>
        <table:table-row table:style-name="ro1">
          <table:table-cell office:value-type="string" calcext:value-type="string">
            <text:p>Croatia</text:p>
          </table:table-cell>
          <table:table-cell office:value-type="float" office:value="4527460" calcext:value-type="float">
            <text:p>4527460</text:p>
          </table:table-cell>
          <table:table-cell office:value-type="float" office:value="4497735" calcext:value-type="float">
            <text:p>4497735</text:p>
          </table:table-cell>
          <table:table-cell office:value-type="float" office:value="4295406" calcext:value-type="float">
            <text:p>4295406</text:p>
          </table:table-cell>
          <table:table-cell office:value-type="float" office:value="4305494" calcext:value-type="float">
            <text:p>4305494</text:p>
          </table:table-cell>
          <table:table-cell office:value-type="float" office:value="4305384" calcext:value-type="float">
            <text:p>4305384</text:p>
          </table:table-cell>
          <table:table-cell office:value-type="float" office:value="4305725" calcext:value-type="float">
            <text:p>4305725</text:p>
          </table:table-cell>
          <table:table-cell office:value-type="float" office:value="4310861" calcext:value-type="float">
            <text:p>4310861</text:p>
          </table:table-cell>
          <table:table-cell office:value-type="float" office:value="4312487" calcext:value-type="float">
            <text:p>4312487</text:p>
          </table:table-cell>
          <table:table-cell office:value-type="float" office:value="4313530" calcext:value-type="float">
            <text:p>4313530</text:p>
          </table:table-cell>
          <table:table-cell office:value-type="float" office:value="4311967" calcext:value-type="float">
            <text:p>4311967</text:p>
          </table:table-cell>
          <table:table-cell office:value-type="float" office:value="4309796" calcext:value-type="float">
            <text:p>4309796</text:p>
          </table:table-cell>
          <table:table-cell office:value-type="float" office:value="4302847" calcext:value-type="float">
            <text:p>4302847</text:p>
          </table:table-cell>
          <table:table-cell office:value-type="float" office:value="4289857" calcext:value-type="float">
            <text:p>4289857</text:p>
          </table:table-cell>
          <table:table-cell office:value-type="float" office:value="4275984" calcext:value-type="float">
            <text:p>4275984</text:p>
          </table:table-cell>
          <table:table-cell office:value-type="float" office:value="4247803" calcext:value-type="float">
            <text:p>4247803</text:p>
          </table:table-cell>
          <table:table-cell office:value-type="float" office:value="4217632" calcext:value-type="float">
            <text:p>4217632</text:p>
          </table:table-cell>
          <table:table-cell office:value-type="float" office:value="4180915" calcext:value-type="float">
            <text:p>4180915</text:p>
          </table:table-cell>
          <table:table-cell office:value-type="float" office:value="4131115" calcext:value-type="float">
            <text:p>4131115</text:p>
          </table:table-cell>
          <table:table-cell office:value-type="float" office:value="4078769" calcext:value-type="float">
            <text:p>4078769</text:p>
          </table:table-cell>
          <table:table-cell office:value-type="float" office:value="4014341" calcext:value-type="float">
            <text:p>4014341</text:p>
          </table:table-cell>
          <table:table-cell office:value-type="float" office:value="3968676" calcext:value-type="float">
            <text:p>3968676</text:p>
          </table:table-cell>
          <table:table-cell office:value-type="float" office:value="3933511" calcext:value-type="float">
            <text:p>3933511</text:p>
          </table:table-cell>
          <table:table-cell office:value-type="float" office:value="3893026" calcext:value-type="float">
            <text:p>3893026</text:p>
          </table:table-cell>
          <table:table-cell office:value-type="float" office:value="3862305" calcext:value-type="float">
            <text:p>3862305</text:p>
          </table:table-cell>
          <table:table-cell office:value-type="float" office:value="3850894" calcext:value-type="float">
            <text:p>3850894</text:p>
          </table:table-cell>
          <table:table-cell office:value-type="float" office:value="3861967" calcext:value-type="float">
            <text:p>38619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10253416" calcext:value-type="float">
            <text:p>10253416</text:p>
          </table:table-cell>
          <table:table-cell office:value-type="float" office:value="10221644" calcext:value-type="float">
            <text:p>10221644</text:p>
          </table:table-cell>
          <table:table-cell office:value-type="float" office:value="10200298" calcext:value-type="float">
            <text:p>10200298</text:p>
          </table:table-cell>
          <table:table-cell office:value-type="float" office:value="10174853" calcext:value-type="float">
            <text:p>10174853</text:p>
          </table:table-cell>
          <table:table-cell office:value-type="float" office:value="10142362" calcext:value-type="float">
            <text:p>10142362</text:p>
          </table:table-cell>
          <table:table-cell office:value-type="float" office:value="10116742" calcext:value-type="float">
            <text:p>10116742</text:p>
          </table:table-cell>
          <table:table-cell office:value-type="float" office:value="10097549" calcext:value-type="float">
            <text:p>10097549</text:p>
          </table:table-cell>
          <table:table-cell office:value-type="float" office:value="10076581" calcext:value-type="float">
            <text:p>10076581</text:p>
          </table:table-cell>
          <table:table-cell office:value-type="float" office:value="10066158" calcext:value-type="float">
            <text:p>10066158</text:p>
          </table:table-cell>
          <table:table-cell office:value-type="float" office:value="10045401" calcext:value-type="float">
            <text:p>10045401</text:p>
          </table:table-cell>
          <table:table-cell office:value-type="float" office:value="10030975" calcext:value-type="float">
            <text:p>10030975</text:p>
          </table:table-cell>
          <table:table-cell office:value-type="float" office:value="10014324" calcext:value-type="float">
            <text:p>10014324</text:p>
          </table:table-cell>
          <table:table-cell office:value-type="float" office:value="9985722" calcext:value-type="float">
            <text:p>9985722</text:p>
          </table:table-cell>
          <table:table-cell office:value-type="float" office:value="9931925" calcext:value-type="float">
            <text:p>9931925</text:p>
          </table:table-cell>
          <table:table-cell office:value-type="float" office:value="9895250" calcext:value-type="float">
            <text:p>9895250</text:p>
          </table:table-cell>
          <table:table-cell office:value-type="float" office:value="9850217" calcext:value-type="float">
            <text:p>9850217</text:p>
          </table:table-cell>
          <table:table-cell office:value-type="float" office:value="9815858" calcext:value-type="float">
            <text:p>9815858</text:p>
          </table:table-cell>
          <table:table-cell office:value-type="float" office:value="9779652" calcext:value-type="float">
            <text:p>9779652</text:p>
          </table:table-cell>
          <table:table-cell office:value-type="float" office:value="9739857" calcext:value-type="float">
            <text:p>9739857</text:p>
          </table:table-cell>
          <table:table-cell office:value-type="float" office:value="9713655" calcext:value-type="float">
            <text:p>9713655</text:p>
          </table:table-cell>
          <table:table-cell office:value-type="float" office:value="9700272" calcext:value-type="float">
            <text:p>9700272</text:p>
          </table:table-cell>
          <table:table-cell office:value-type="float" office:value="9689376" calcext:value-type="float">
            <text:p>9689376</text:p>
          </table:table-cell>
          <table:table-cell office:value-type="float" office:value="9651461" calcext:value-type="float">
            <text:p>9651461</text:p>
          </table:table-cell>
          <table:table-cell office:value-type="float" office:value="9610403" calcext:value-type="float">
            <text:p>9610403</text:p>
          </table:table-cell>
          <table:table-cell office:value-type="float" office:value="9599744" calcext:value-type="float">
            <text:p>9599744</text:p>
          </table:table-cell>
          <table:table-cell office:value-type="float" office:value="9584627" calcext:value-type="float">
            <text:p>9584627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3732006" calcext:value-type="float">
            <text:p>3732006</text:p>
          </table:table-cell>
          <table:table-cell office:value-type="float" office:value="3777565" calcext:value-type="float">
            <text:p>3777565</text:p>
          </table:table-cell>
          <table:table-cell office:value-type="float" office:value="3832783" calcext:value-type="float">
            <text:p>3832783</text:p>
          </table:table-cell>
          <table:table-cell office:value-type="float" office:value="3899702" calcext:value-type="float">
            <text:p>3899702</text:p>
          </table:table-cell>
          <table:table-cell office:value-type="float" office:value="3964191" calcext:value-type="float">
            <text:p>3964191</text:p>
          </table:table-cell>
          <table:table-cell office:value-type="float" office:value="4028851" calcext:value-type="float">
            <text:p>4028851</text:p>
          </table:table-cell>
          <table:table-cell office:value-type="float" office:value="4111672" calcext:value-type="float">
            <text:p>4111672</text:p>
          </table:table-cell>
          <table:table-cell office:value-type="float" office:value="4208156" calcext:value-type="float">
            <text:p>4208156</text:p>
          </table:table-cell>
          <table:table-cell office:value-type="float" office:value="4340118" calcext:value-type="float">
            <text:p>4340118</text:p>
          </table:table-cell>
          <table:table-cell office:value-type="float" office:value="4457765" calcext:value-type="float">
            <text:p>4457765</text:p>
          </table:table-cell>
          <table:table-cell office:value-type="float" office:value="4521322" calcext:value-type="float">
            <text:p>4521322</text:p>
          </table:table-cell>
          <table:table-cell office:value-type="float" office:value="4549428" calcext:value-type="float">
            <text:p>4549428</text:p>
          </table:table-cell>
          <table:table-cell office:value-type="float" office:value="4570881" calcext:value-type="float">
            <text:p>4570881</text:p>
          </table:table-cell>
          <table:table-cell office:value-type="float" office:value="4589287" calcext:value-type="float">
            <text:p>4589287</text:p>
          </table:table-cell>
          <table:table-cell office:value-type="float" office:value="4609779" calcext:value-type="float">
            <text:p>4609779</text:p>
          </table:table-cell>
          <table:table-cell office:value-type="float" office:value="4637852" calcext:value-type="float">
            <text:p>4637852</text:p>
          </table:table-cell>
          <table:table-cell office:value-type="float" office:value="4677627" calcext:value-type="float">
            <text:p>4677627</text:p>
          </table:table-cell>
          <table:table-cell office:value-type="float" office:value="4726286" calcext:value-type="float">
            <text:p>4726286</text:p>
          </table:table-cell>
          <table:table-cell office:value-type="float" office:value="4799157" calcext:value-type="float">
            <text:p>4799157</text:p>
          </table:table-cell>
          <table:table-cell office:value-type="float" office:value="4855733" calcext:value-type="float">
            <text:p>4855733</text:p>
          </table:table-cell>
          <table:table-cell office:value-type="float" office:value="4940311" calcext:value-type="float">
            <text:p>4940311</text:p>
          </table:table-cell>
          <table:table-cell office:value-type="float" office:value="5012600" calcext:value-type="float">
            <text:p>5012600</text:p>
          </table:table-cell>
          <table:table-cell office:value-type="float" office:value="5066893" calcext:value-type="float">
            <text:p>5066893</text:p>
          </table:table-cell>
          <table:table-cell office:value-type="float" office:value="5154277" calcext:value-type="float">
            <text:p>5154277</text:p>
          </table:table-cell>
          <table:table-cell office:value-type="float" office:value="5271395" calcext:value-type="float">
            <text:p>5271395</text:p>
          </table:table-cell>
          <table:table-cell office:value-type="float" office:value="5351681" calcext:value-type="float">
            <text:p>5351681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275712" calcext:value-type="float">
            <text:p>275712</text:p>
          </table:table-cell>
          <table:table-cell office:value-type="float" office:value="279049" calcext:value-type="float">
            <text:p>279049</text:p>
          </table:table-cell>
          <table:table-cell office:value-type="float" office:value="283361" calcext:value-type="float">
            <text:p>283361</text:p>
          </table:table-cell>
          <table:table-cell office:value-type="float" office:value="286575" calcext:value-type="float">
            <text:p>286575</text:p>
          </table:table-cell>
          <table:table-cell office:value-type="float" office:value="288471" calcext:value-type="float">
            <text:p>288471</text:p>
          </table:table-cell>
          <table:table-cell office:value-type="float" office:value="290570" calcext:value-type="float">
            <text:p>290570</text:p>
          </table:table-cell>
          <table:table-cell office:value-type="float" office:value="293577" calcext:value-type="float">
            <text:p>293577</text:p>
          </table:table-cell>
          <table:table-cell office:value-type="float" office:value="299891" calcext:value-type="float">
            <text:p>299891</text:p>
          </table:table-cell>
          <table:table-cell office:value-type="float" office:value="307672" calcext:value-type="float">
            <text:p>307672</text:p>
          </table:table-cell>
          <table:table-cell office:value-type="float" office:value="315459" calcext:value-type="float">
            <text:p>315459</text:p>
          </table:table-cell>
          <table:table-cell office:value-type="float" office:value="319368" calcext:value-type="float">
            <text:p>319368</text:p>
          </table:table-cell>
          <table:table-cell office:value-type="float" office:value="317630" calcext:value-type="float">
            <text:p>317630</text:p>
          </table:table-cell>
          <table:table-cell office:value-type="float" office:value="318452" calcext:value-type="float">
            <text:p>318452</text:p>
          </table:table-cell>
          <table:table-cell office:value-type="float" office:value="319575" calcext:value-type="float">
            <text:p>319575</text:p>
          </table:table-cell>
          <table:table-cell office:value-type="float" office:value="321857" calcext:value-type="float">
            <text:p>321857</text:p>
          </table:table-cell>
          <table:table-cell office:value-type="float" office:value="325671" calcext:value-type="float">
            <text:p>325671</text:p>
          </table:table-cell>
          <table:table-cell office:value-type="float" office:value="329100" calcext:value-type="float">
            <text:p>329100</text:p>
          </table:table-cell>
          <table:table-cell office:value-type="float" office:value="332529" calcext:value-type="float">
            <text:p>332529</text:p>
          </table:table-cell>
          <table:table-cell office:value-type="float" office:value="338349" calcext:value-type="float">
            <text:p>338349</text:p>
          </table:table-cell>
          <table:table-cell office:value-type="float" office:value="348450" calcext:value-type="float">
            <text:p>348450</text:p>
          </table:table-cell>
          <table:table-cell office:value-type="float" office:value="356991" calcext:value-type="float">
            <text:p>356991</text:p>
          </table:table-cell>
          <table:table-cell office:value-type="float" office:value="364134" calcext:value-type="float">
            <text:p>364134</text:p>
          </table:table-cell>
          <table:table-cell office:value-type="float" office:value="368792" calcext:value-type="float">
            <text:p>368792</text:p>
          </table:table-cell>
          <table:table-cell office:value-type="float" office:value="376248" calcext:value-type="float">
            <text:p>376248</text:p>
          </table:table-cell>
          <table:table-cell office:value-type="float" office:value="387758" calcext:value-type="float">
            <text:p>387758</text:p>
          </table:table-cell>
          <table:table-cell office:value-type="float" office:value="383567" calcext:value-type="float">
            <text:p>38356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6909109" calcext:value-type="float">
            <text:p>56909109</text:p>
          </table:table-cell>
          <table:table-cell office:value-type="float" office:value="56923524" calcext:value-type="float">
            <text:p>56923524</text:p>
          </table:table-cell>
          <table:table-cell office:value-type="float" office:value="56960692" calcext:value-type="float">
            <text:p>56960692</text:p>
          </table:table-cell>
          <table:table-cell office:value-type="float" office:value="56993270" calcext:value-type="float">
            <text:p>56993270</text:p>
          </table:table-cell>
          <table:table-cell office:value-type="float" office:value="57186378" calcext:value-type="float">
            <text:p>57186378</text:p>
          </table:table-cell>
          <table:table-cell office:value-type="float" office:value="57611990" calcext:value-type="float">
            <text:p>57611990</text:p>
          </table:table-cell>
          <table:table-cell office:value-type="float" office:value="58044368" calcext:value-type="float">
            <text:p>58044368</text:p>
          </table:table-cell>
          <table:table-cell office:value-type="float" office:value="58288996" calcext:value-type="float">
            <text:p>58288996</text:p>
          </table:table-cell>
          <table:table-cell office:value-type="float" office:value="58510725" calcext:value-type="float">
            <text:p>58510725</text:p>
          </table:table-cell>
          <table:table-cell office:value-type="float" office:value="59001769" calcext:value-type="float">
            <text:p>59001769</text:p>
          </table:table-cell>
          <table:table-cell office:value-type="float" office:value="59420592" calcext:value-type="float">
            <text:p>59420592</text:p>
          </table:table-cell>
          <table:table-cell office:value-type="float" office:value="59690316" calcext:value-type="float">
            <text:p>59690316</text:p>
          </table:table-cell>
          <table:table-cell office:value-type="float" office:value="59948497" calcext:value-type="float">
            <text:p>59948497</text:p>
          </table:table-cell>
          <table:table-cell office:value-type="float" office:value="60105185" calcext:value-type="float">
            <text:p>60105185</text:p>
          </table:table-cell>
          <table:table-cell office:value-type="float" office:value="60277309" calcext:value-type="float">
            <text:p>60277309</text:p>
          </table:table-cell>
          <table:table-cell office:value-type="float" office:value="60345917" calcext:value-type="float">
            <text:p>60345917</text:p>
          </table:table-cell>
          <table:table-cell office:value-type="float" office:value="60295497" calcext:value-type="float">
            <text:p>60295497</text:p>
          </table:table-cell>
          <table:table-cell office:value-type="float" office:value="60163712" calcext:value-type="float">
            <text:p>60163712</text:p>
          </table:table-cell>
          <table:table-cell office:value-type="float" office:value="60066734" calcext:value-type="float">
            <text:p>60066734</text:p>
          </table:table-cell>
          <table:table-cell office:value-type="float" office:value="59937769" calcext:value-type="float">
            <text:p>59937769</text:p>
          </table:table-cell>
          <table:table-cell office:value-type="float" office:value="59816673" calcext:value-type="float">
            <text:p>59816673</text:p>
          </table:table-cell>
          <table:table-cell office:value-type="float" office:value="59641488" calcext:value-type="float">
            <text:p>59641488</text:p>
          </table:table-cell>
          <table:table-cell office:value-type="float" office:value="59236213" calcext:value-type="float">
            <text:p>59236213</text:p>
          </table:table-cell>
          <table:table-cell office:value-type="float" office:value="59030133" calcext:value-type="float">
            <text:p>59030133</text:p>
          </table:table-cell>
          <table:table-cell office:value-type="float" office:value="58997201" calcext:value-type="float">
            <text:p>58997201</text:p>
          </table:table-cell>
          <table:table-cell office:value-type="float" office:value="58971230" calcext:value-type="float">
            <text:p>5897123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3536401" calcext:value-type="float">
            <text:p>3536401</text:p>
          </table:table-cell>
          <table:table-cell office:value-type="float" office:value="3512074" calcext:value-type="float">
            <text:p>3512074</text:p>
          </table:table-cell>
          <table:table-cell office:value-type="float" office:value="3486998" calcext:value-type="float">
            <text:p>3486998</text:p>
          </table:table-cell>
          <table:table-cell office:value-type="float" office:value="3454637" calcext:value-type="float">
            <text:p>3454637</text:p>
          </table:table-cell>
          <table:table-cell office:value-type="float" office:value="3431497" calcext:value-type="float">
            <text:p>3431497</text:p>
          </table:table-cell>
          <table:table-cell office:value-type="float" office:value="3398929" calcext:value-type="float">
            <text:p>3398929</text:p>
          </table:table-cell>
          <table:table-cell office:value-type="float" office:value="3355220" calcext:value-type="float">
            <text:p>3355220</text:p>
          </table:table-cell>
          <table:table-cell office:value-type="float" office:value="3289835" calcext:value-type="float">
            <text:p>3289835</text:p>
          </table:table-cell>
          <table:table-cell office:value-type="float" office:value="3249983" calcext:value-type="float">
            <text:p>3249983</text:p>
          </table:table-cell>
          <table:table-cell office:value-type="float" office:value="3212605" calcext:value-type="float">
            <text:p>3212605</text:p>
          </table:table-cell>
          <table:table-cell office:value-type="float" office:value="3183856" calcext:value-type="float">
            <text:p>3183856</text:p>
          </table:table-cell>
          <table:table-cell office:value-type="float" office:value="3141976" calcext:value-type="float">
            <text:p>3141976</text:p>
          </table:table-cell>
          <table:table-cell office:value-type="float" office:value="3052588" calcext:value-type="float">
            <text:p>3052588</text:p>
          </table:table-cell>
          <table:table-cell office:value-type="float" office:value="3003641" calcext:value-type="float">
            <text:p>3003641</text:p>
          </table:table-cell>
          <table:table-cell office:value-type="float" office:value="2974637" calcext:value-type="float">
            <text:p>2974637</text:p>
          </table:table-cell>
          <table:table-cell office:value-type="float" office:value="2947862" calcext:value-type="float">
            <text:p>2947862</text:p>
          </table:table-cell>
          <table:table-cell office:value-type="float" office:value="2926644" calcext:value-type="float">
            <text:p>2926644</text:p>
          </table:table-cell>
          <table:table-cell office:value-type="float" office:value="2895573" calcext:value-type="float">
            <text:p>2895573</text:p>
          </table:table-cell>
          <table:table-cell office:value-type="float" office:value="2859077" calcext:value-type="float">
            <text:p>2859077</text:p>
          </table:table-cell>
          <table:table-cell office:value-type="float" office:value="2826200" calcext:value-type="float">
            <text:p>2826200</text:p>
          </table:table-cell>
          <table:table-cell office:value-type="float" office:value="2812200" calcext:value-type="float">
            <text:p>2812200</text:p>
          </table:table-cell>
          <table:table-cell office:value-type="float" office:value="2809977" calcext:value-type="float">
            <text:p>2809977</text:p>
          </table:table-cell>
          <table:table-cell office:value-type="float" office:value="2810761" calcext:value-type="float">
            <text:p>2810761</text:p>
          </table:table-cell>
          <table:table-cell office:value-type="float" office:value="2805998" calcext:value-type="float">
            <text:p>2805998</text:p>
          </table:table-cell>
          <table:table-cell office:value-type="float" office:value="2857279" calcext:value-type="float">
            <text:p>2857279</text:p>
          </table:table-cell>
          <table:table-cell office:value-type="float" office:value="2885891" calcext:value-type="float">
            <text:p>2885891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427350" calcext:value-type="float">
            <text:p>427350</text:p>
          </table:table-cell>
          <table:table-cell office:value-type="float" office:value="433600" calcext:value-type="float">
            <text:p>433600</text:p>
          </table:table-cell>
          <table:table-cell office:value-type="float" office:value="439000" calcext:value-type="float">
            <text:p>439000</text:p>
          </table:table-cell>
          <table:table-cell office:value-type="float" office:value="444050" calcext:value-type="float">
            <text:p>444050</text:p>
          </table:table-cell>
          <table:table-cell office:value-type="float" office:value="448300" calcext:value-type="float">
            <text:p>448300</text:p>
          </table:table-cell>
          <table:table-cell office:value-type="float" office:value="454960" calcext:value-type="float">
            <text:p>454960</text:p>
          </table:table-cell>
          <table:table-cell office:value-type="float" office:value="461230" calcext:value-type="float">
            <text:p>461230</text:p>
          </table:table-cell>
          <table:table-cell office:value-type="float" office:value="469086" calcext:value-type="float">
            <text:p>469086</text:p>
          </table:table-cell>
          <table:table-cell office:value-type="float" office:value="476187" calcext:value-type="float">
            <text:p>476187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3500" calcext:value-type="float">
            <text:p>493500</text:p>
          </table:table-cell>
          <table:table-cell office:value-type="float" office:value="502066" calcext:value-type="float">
            <text:p>502066</text:p>
          </table:table-cell>
          <table:table-cell office:value-type="float" office:value="511840" calcext:value-type="float">
            <text:p>511840</text:p>
          </table:table-cell>
          <table:table-cell office:value-type="float" office:value="524853" calcext:value-type="float">
            <text:p>524853</text:p>
          </table:table-cell>
          <table:table-cell office:value-type="float" office:value="537039" calcext:value-type="float">
            <text:p>537039</text:p>
          </table:table-cell>
          <table:table-cell office:value-type="float" office:value="549680" calcext:value-type="float">
            <text:p>549680</text:p>
          </table:table-cell>
          <table:table-cell office:value-type="float" office:value="562958" calcext:value-type="float">
            <text:p>562958</text:p>
          </table:table-cell>
          <table:table-cell office:value-type="float" office:value="576249" calcext:value-type="float">
            <text:p>576249</text:p>
          </table:table-cell>
          <table:table-cell office:value-type="float" office:value="590667" calcext:value-type="float">
            <text:p>590667</text:p>
          </table:table-cell>
          <table:table-cell office:value-type="float" office:value="602005" calcext:value-type="float">
            <text:p>602005</text:p>
          </table:table-cell>
          <table:table-cell office:value-type="float" office:value="613894" calcext:value-type="float">
            <text:p>613894</text:p>
          </table:table-cell>
          <table:table-cell office:value-type="float" office:value="626108" calcext:value-type="float">
            <text:p>626108</text:p>
          </table:table-cell>
          <table:table-cell office:value-type="float" office:value="634730" calcext:value-type="float">
            <text:p>634730</text:p>
          </table:table-cell>
          <table:table-cell office:value-type="float" office:value="645397" calcext:value-type="float">
            <text:p>645397</text:p>
          </table:table-cell>
          <table:table-cell office:value-type="float" office:value="660809" calcext:value-type="float">
            <text:p>660809</text:p>
          </table:table-cell>
          <table:table-cell office:value-type="float" office:value="672050" calcext:value-type="float">
            <text:p>67205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2399248" calcext:value-type="float">
            <text:p>2399248</text:p>
          </table:table-cell>
          <table:table-cell office:value-type="float" office:value="2381715" calcext:value-type="float">
            <text:p>2381715</text:p>
          </table:table-cell>
          <table:table-cell office:value-type="float" office:value="2353384" calcext:value-type="float">
            <text:p>2353384</text:p>
          </table:table-cell>
          <table:table-cell office:value-type="float" office:value="2320956" calcext:value-type="float">
            <text:p>2320956</text:p>
          </table:table-cell>
          <table:table-cell office:value-type="float" office:value="2299390" calcext:value-type="float">
            <text:p>2299390</text:p>
          </table:table-cell>
          <table:table-cell office:value-type="float" office:value="2276520" calcext:value-type="float">
            <text:p>2276520</text:p>
          </table:table-cell>
          <table:table-cell office:value-type="float" office:value="2249724" calcext:value-type="float">
            <text:p>2249724</text:p>
          </table:table-cell>
          <table:table-cell office:value-type="float" office:value="2227874" calcext:value-type="float">
            <text:p>2227874</text:p>
          </table:table-cell>
          <table:table-cell office:value-type="float" office:value="2208840" calcext:value-type="float">
            <text:p>2208840</text:p>
          </table:table-cell>
          <table:table-cell office:value-type="float" office:value="2191810" calcext:value-type="float">
            <text:p>2191810</text:p>
          </table:table-cell>
          <table:table-cell office:value-type="float" office:value="2162834" calcext:value-type="float">
            <text:p>2162834</text:p>
          </table:table-cell>
          <table:table-cell office:value-type="float" office:value="2120504" calcext:value-type="float">
            <text:p>2120504</text:p>
          </table:table-cell>
          <table:table-cell office:value-type="float" office:value="2074605" calcext:value-type="float">
            <text:p>2074605</text:p>
          </table:table-cell>
          <table:table-cell office:value-type="float" office:value="2044813" calcext:value-type="float">
            <text:p>2044813</text:p>
          </table:table-cell>
          <table:table-cell office:value-type="float" office:value="2023825" calcext:value-type="float">
            <text:p>2023825</text:p>
          </table:table-cell>
          <table:table-cell office:value-type="float" office:value="2001468" calcext:value-type="float">
            <text:p>2001468</text:p>
          </table:table-cell>
          <table:table-cell office:value-type="float" office:value="1986096" calcext:value-type="float">
            <text:p>1986096</text:p>
          </table:table-cell>
          <table:table-cell office:value-type="float" office:value="1968957" calcext:value-type="float">
            <text:p>1968957</text:p>
          </table:table-cell>
          <table:table-cell office:value-type="float" office:value="1950116" calcext:value-type="float">
            <text:p>1950116</text:p>
          </table:table-cell>
          <table:table-cell office:value-type="float" office:value="1934379" calcext:value-type="float">
            <text:p>1934379</text:p>
          </table:table-cell>
          <table:table-cell office:value-type="float" office:value="1919968" calcext:value-type="float">
            <text:p>1919968</text:p>
          </table:table-cell>
          <table:table-cell office:value-type="float" office:value="1907675" calcext:value-type="float">
            <text:p>1907675</text:p>
          </table:table-cell>
          <table:table-cell office:value-type="float" office:value="1893223" calcext:value-type="float">
            <text:p>1893223</text:p>
          </table:table-cell>
          <table:table-cell office:value-type="float" office:value="1875757" calcext:value-type="float">
            <text:p>1875757</text:p>
          </table:table-cell>
          <table:table-cell office:value-type="float" office:value="1883008" calcext:value-type="float">
            <text:p>1883008</text:p>
          </table:table-cell>
          <table:table-cell office:value-type="float" office:value="1871882" calcext:value-type="float">
            <text:p>1871882</text:p>
          </table:table-cell>
        </table:table-row>
        <table:table-row table:style-name="ro1">
          <table:table-cell office:value-type="string" calcext:value-type="string">
            <text:p>Malta</text:p>
          </table:table-cell>
          <table:table-cell office:value-type="float" office:value="386397" calcext:value-type="float">
            <text:p>386397</text:p>
          </table:table-cell>
          <table:table-cell office:value-type="float" office:value="388759" calcext:value-type="float">
            <text:p>388759</text:p>
          </table:table-cell>
          <table:table-cell office:value-type="float" office:value="391415" calcext:value-type="float">
            <text:p>391415</text:p>
          </table:table-cell>
          <table:table-cell office:value-type="float" office:value="394641" calcext:value-type="float">
            <text:p>394641</text:p>
          </table:table-cell>
          <table:table-cell office:value-type="float" office:value="397296" calcext:value-type="float">
            <text:p>397296</text:p>
          </table:table-cell>
          <table:table-cell office:value-type="float" office:value="399867" calcext:value-type="float">
            <text:p>399867</text:p>
          </table:table-cell>
          <table:table-cell office:value-type="float" office:value="402668" calcext:value-type="float">
            <text:p>402668</text:p>
          </table:table-cell>
          <table:table-cell office:value-type="float" office:value="404999" calcext:value-type="float">
            <text:p>404999</text:p>
          </table:table-cell>
          <table:table-cell office:value-type="float" office:value="405616" calcext:value-type="float">
            <text:p>405616</text:p>
          </table:table-cell>
          <table:table-cell office:value-type="float" office:value="407832" calcext:value-type="float">
            <text:p>407832</text:p>
          </table:table-cell>
          <table:table-cell office:value-type="float" office:value="410926" calcext:value-type="float">
            <text:p>410926</text:p>
          </table:table-cell>
          <table:table-cell office:value-type="float" office:value="414027" calcext:value-type="float">
            <text:p>414027</text:p>
          </table:table-cell>
          <table:table-cell office:value-type="float" office:value="414989" calcext:value-type="float">
            <text:p>414989</text:p>
          </table:table-cell>
          <table:table-cell office:value-type="float" office:value="417546" calcext:value-type="float">
            <text:p>417546</text:p>
          </table:table-cell>
          <table:table-cell office:value-type="float" office:value="421464" calcext:value-type="float">
            <text:p>421464</text:p>
          </table:table-cell>
          <table:table-cell office:value-type="float" office:value="428156" calcext:value-type="float">
            <text:p>428156</text:p>
          </table:table-cell>
          <table:table-cell office:value-type="float" office:value="438805" calcext:value-type="float">
            <text:p>438805</text:p>
          </table:table-cell>
          <table:table-cell office:value-type="float" office:value="449635" calcext:value-type="float">
            <text:p>449635</text:p>
          </table:table-cell>
          <table:table-cell office:value-type="float" office:value="459375" calcext:value-type="float">
            <text:p>459375</text:p>
          </table:table-cell>
          <table:table-cell office:value-type="float" office:value="474837" calcext:value-type="float">
            <text:p>474837</text:p>
          </table:table-cell>
          <table:table-cell office:value-type="float" office:value="492968" calcext:value-type="float">
            <text:p>492968</text:p>
          </table:table-cell>
          <table:table-cell office:value-type="float" office:value="514855" calcext:value-type="float">
            <text:p>514855</text:p>
          </table:table-cell>
          <table:table-cell office:value-type="float" office:value="516125" calcext:value-type="float">
            <text:p>516125</text:p>
          </table:table-cell>
          <table:table-cell office:value-type="float" office:value="520174" calcext:value-type="float">
            <text:p>520174</text:p>
          </table:table-cell>
          <table:table-cell office:value-type="float" office:value="542051" calcext:value-type="float">
            <text:p>542051</text:p>
          </table:table-cell>
          <table:table-cell office:value-type="float" office:value="563443" calcext:value-type="float">
            <text:p>563443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15760225" calcext:value-type="float">
            <text:p>15760225</text:p>
          </table:table-cell>
          <table:table-cell office:value-type="float" office:value="15863950" calcext:value-type="float">
            <text:p>15863950</text:p>
          </table:table-cell>
          <table:table-cell office:value-type="float" office:value="15987075" calcext:value-type="float">
            <text:p>15987075</text:p>
          </table:table-cell>
          <table:table-cell office:value-type="float" office:value="16105285" calcext:value-type="float">
            <text:p>16105285</text:p>
          </table:table-cell>
          <table:table-cell office:value-type="float" office:value="16192572" calcext:value-type="float">
            <text:p>16192572</text:p>
          </table:table-cell>
          <table:table-cell office:value-type="float" office:value="16258032" calcext:value-type="float">
            <text:p>16258032</text:p>
          </table:table-cell>
          <table:table-cell office:value-type="float" office:value="16305526" calcext:value-type="float">
            <text:p>16305526</text:p>
          </table:table-cell>
          <table:table-cell office:value-type="float" office:value="16334210" calcext:value-type="float">
            <text:p>16334210</text:p>
          </table:table-cell>
          <table:table-cell office:value-type="float" office:value="16357992" calcext:value-type="float">
            <text:p>16357992</text:p>
          </table:table-cell>
          <table:table-cell office:value-type="float" office:value="16405399" calcext:value-type="float">
            <text:p>16405399</text:p>
          </table:table-cell>
          <table:table-cell office:value-type="float" office:value="16485787" calcext:value-type="float">
            <text:p>16485787</text:p>
          </table:table-cell>
          <table:table-cell office:value-type="float" office:value="16574989" calcext:value-type="float">
            <text:p>16574989</text:p>
          </table:table-cell>
          <table:table-cell office:value-type="float" office:value="16655799" calcext:value-type="float">
            <text:p>16655799</text:p>
          </table:table-cell>
          <table:table-cell office:value-type="float" office:value="16730348" calcext:value-type="float">
            <text:p>16730348</text:p>
          </table:table-cell>
          <table:table-cell office:value-type="float" office:value="16779575" calcext:value-type="float">
            <text:p>16779575</text:p>
          </table:table-cell>
          <table:table-cell office:value-type="float" office:value="16829289" calcext:value-type="float">
            <text:p>16829289</text:p>
          </table:table-cell>
          <table:table-cell office:value-type="float" office:value="16900726" calcext:value-type="float">
            <text:p>16900726</text:p>
          </table:table-cell>
          <table:table-cell office:value-type="float" office:value="16979120" calcext:value-type="float">
            <text:p>16979120</text:p>
          </table:table-cell>
          <table:table-cell office:value-type="float" office:value="17081507" calcext:value-type="float">
            <text:p>17081507</text:p>
          </table:table-cell>
          <table:table-cell office:value-type="float" office:value="17181084" calcext:value-type="float">
            <text:p>17181084</text:p>
          </table:table-cell>
          <table:table-cell office:value-type="float" office:value="17282163" calcext:value-type="float">
            <text:p>17282163</text:p>
          </table:table-cell>
          <table:table-cell office:value-type="float" office:value="17407585" calcext:value-type="float">
            <text:p>17407585</text:p>
          </table:table-cell>
          <table:table-cell office:value-type="float" office:value="17475415" calcext:value-type="float">
            <text:p>17475415</text:p>
          </table:table-cell>
          <table:table-cell office:value-type="float" office:value="17590672" calcext:value-type="float">
            <text:p>17590672</text:p>
          </table:table-cell>
          <table:table-cell office:value-type="float" office:value="17811291" calcext:value-type="float">
            <text:p>17811291</text:p>
          </table:table-cell>
          <table:table-cell office:value-type="float" office:value="17942942" calcext:value-type="float">
            <text:p>17942942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4445329" calcext:value-type="float">
            <text:p>4445329</text:p>
          </table:table-cell>
          <table:table-cell office:value-type="float" office:value="4478497" calcext:value-type="float">
            <text:p>4478497</text:p>
          </table:table-cell>
          <table:table-cell office:value-type="float" office:value="4503436" calcext:value-type="float">
            <text:p>4503436</text:p>
          </table:table-cell>
          <table:table-cell office:value-type="float" office:value="4524066" calcext:value-type="float">
            <text:p>4524066</text:p>
          </table:table-cell>
          <table:table-cell office:value-type="float" office:value="4552252" calcext:value-type="float">
            <text:p>4552252</text:p>
          </table:table-cell>
          <table:table-cell office:value-type="float" office:value="4577457" calcext:value-type="float">
            <text:p>4577457</text:p>
          </table:table-cell>
          <table:table-cell office:value-type="float" office:value="4606363" calcext:value-type="float">
            <text:p>4606363</text:p>
          </table:table-cell>
          <table:table-cell office:value-type="float" office:value="4640219" calcext:value-type="float">
            <text:p>4640219</text:p>
          </table:table-cell>
          <table:table-cell office:value-type="float" office:value="4681134" calcext:value-type="float">
            <text:p>4681134</text:p>
          </table:table-cell>
          <table:table-cell office:value-type="float" office:value="4737171" calcext:value-type="float">
            <text:p>4737171</text:p>
          </table:table-cell>
          <table:table-cell office:value-type="float" office:value="4799252" calcext:value-type="float">
            <text:p>4799252</text:p>
          </table:table-cell>
          <table:table-cell office:value-type="float" office:value="4858199" calcext:value-type="float">
            <text:p>4858199</text:p>
          </table:table-cell>
          <table:table-cell office:value-type="float" office:value="4920305" calcext:value-type="float">
            <text:p>4920305</text:p>
          </table:table-cell>
          <table:table-cell office:value-type="float" office:value="4985870" calcext:value-type="float">
            <text:p>4985870</text:p>
          </table:table-cell>
          <table:table-cell office:value-type="float" office:value="5051275" calcext:value-type="float">
            <text:p>5051275</text:p>
          </table:table-cell>
          <table:table-cell office:value-type="float" office:value="5109056" calcext:value-type="float">
            <text:p>5109056</text:p>
          </table:table-cell>
          <table:table-cell office:value-type="float" office:value="5165802" calcext:value-type="float">
            <text:p>5165802</text:p>
          </table:table-cell>
          <table:table-cell office:value-type="float" office:value="5213985" calcext:value-type="float">
            <text:p>5213985</text:p>
          </table:table-cell>
          <table:table-cell office:value-type="float" office:value="5258317" calcext:value-type="float">
            <text:p>5258317</text:p>
          </table:table-cell>
          <table:table-cell office:value-type="float" office:value="5295619" calcext:value-type="float">
            <text:p>5295619</text:p>
          </table:table-cell>
          <table:table-cell office:value-type="float" office:value="5328212" calcext:value-type="float">
            <text:p>5328212</text:p>
          </table:table-cell>
          <table:table-cell office:value-type="float" office:value="5367580" calcext:value-type="float">
            <text:p>5367580</text:p>
          </table:table-cell>
          <table:table-cell office:value-type="float" office:value="5391369" calcext:value-type="float">
            <text:p>5391369</text:p>
          </table:table-cell>
          <table:table-cell office:value-type="float" office:value="5425270" calcext:value-type="float">
            <text:p>5425270</text:p>
          </table:table-cell>
          <table:table-cell office:value-type="float" office:value="5488984" calcext:value-type="float">
            <text:p>5488984</text:p>
          </table:table-cell>
          <table:table-cell office:value-type="float" office:value="5550217" calcext:value-type="float">
            <text:p>555021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38666983" calcext:value-type="float">
            <text:p>38666983</text:p>
          </table:table-cell>
          <table:table-cell office:value-type="float" office:value="38263303" calcext:value-type="float">
            <text:p>38263303</text:p>
          </table:table-cell>
          <table:table-cell office:value-type="float" office:value="38253955" calcext:value-type="float">
            <text:p>38253955</text:p>
          </table:table-cell>
          <table:table-cell office:value-type="float" office:value="38242197" calcext:value-type="float">
            <text:p>38242197</text:p>
          </table:table-cell>
          <table:table-cell office:value-type="float" office:value="38218531" calcext:value-type="float">
            <text:p>38218531</text:p>
          </table:table-cell>
          <table:table-cell office:value-type="float" office:value="38190608" calcext:value-type="float">
            <text:p>38190608</text:p>
          </table:table-cell>
          <table:table-cell office:value-type="float" office:value="38173835" calcext:value-type="float">
            <text:p>38173835</text:p>
          </table:table-cell>
          <table:table-cell office:value-type="float" office:value="38157055" calcext:value-type="float">
            <text:p>38157055</text:p>
          </table:table-cell>
          <table:table-cell office:value-type="float" office:value="38125479" calcext:value-type="float">
            <text:p>38125479</text:p>
          </table:table-cell>
          <table:table-cell office:value-type="float" office:value="38115641" calcext:value-type="float">
            <text:p>38115641</text:p>
          </table:table-cell>
          <table:table-cell office:value-type="float" office:value="38135876" calcext:value-type="float">
            <text:p>38135876</text:p>
          </table:table-cell>
          <table:table-cell office:value-type="float" office:value="38022869" calcext:value-type="float">
            <text:p>38022869</text:p>
          </table:table-cell>
          <table:table-cell office:value-type="float" office:value="38062718" calcext:value-type="float">
            <text:p>38062718</text:p>
          </table:table-cell>
          <table:table-cell office:value-type="float" office:value="38063792" calcext:value-type="float">
            <text:p>38063792</text:p>
          </table:table-cell>
          <table:table-cell office:value-type="float" office:value="38062535" calcext:value-type="float">
            <text:p>38062535</text:p>
          </table:table-cell>
          <table:table-cell office:value-type="float" office:value="38017856" calcext:value-type="float">
            <text:p>38017856</text:p>
          </table:table-cell>
          <table:table-cell office:value-type="float" office:value="38005614" calcext:value-type="float">
            <text:p>38005614</text:p>
          </table:table-cell>
          <table:table-cell office:value-type="float" office:value="37967209" calcext:value-type="float">
            <text:p>37967209</text:p>
          </table:table-cell>
          <table:table-cell office:value-type="float" office:value="37972964" calcext:value-type="float">
            <text:p>37972964</text:p>
          </table:table-cell>
          <table:table-cell office:value-type="float" office:value="37976687" calcext:value-type="float">
            <text:p>37976687</text:p>
          </table:table-cell>
          <table:table-cell office:value-type="float" office:value="37972812" calcext:value-type="float">
            <text:p>37972812</text:p>
          </table:table-cell>
          <table:table-cell office:value-type="float" office:value="37958138" calcext:value-type="float">
            <text:p>37958138</text:p>
          </table:table-cell>
          <table:table-cell office:value-type="float" office:value="37073357" calcext:value-type="float">
            <text:p>37073357</text:p>
          </table:table-cell>
          <table:table-cell office:value-type="float" office:value="36889761" calcext:value-type="float">
            <text:p>36889761</text:p>
          </table:table-cell>
          <table:table-cell office:value-type="float" office:value="36753736" calcext:value-type="float">
            <text:p>36753736</text:p>
          </table:table-cell>
          <table:table-cell office:value-type="float" office:value="36620970" calcext:value-type="float">
            <text:p>3662097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10186634" calcext:value-type="float">
            <text:p>10186634</text:p>
          </table:table-cell>
          <table:table-cell office:value-type="float" office:value="10249022" calcext:value-type="float">
            <text:p>10249022</text:p>
          </table:table-cell>
          <table:table-cell office:value-type="float" office:value="10330774" calcext:value-type="float">
            <text:p>10330774</text:p>
          </table:table-cell>
          <table:table-cell office:value-type="float" office:value="10394669" calcext:value-type="float">
            <text:p>10394669</text:p>
          </table:table-cell>
          <table:table-cell office:value-type="float" office:value="10444592" calcext:value-type="float">
            <text:p>10444592</text:p>
          </table:table-cell>
          <table:table-cell office:value-type="float" office:value="10473050" calcext:value-type="float">
            <text:p>10473050</text:p>
          </table:table-cell>
          <table:table-cell office:value-type="float" office:value="10494672" calcext:value-type="float">
            <text:p>10494672</text:p>
          </table:table-cell>
          <table:table-cell office:value-type="float" office:value="10511988" calcext:value-type="float">
            <text:p>10511988</text:p>
          </table:table-cell>
          <table:table-cell office:value-type="float" office:value="10532588" calcext:value-type="float">
            <text:p>10532588</text:p>
          </table:table-cell>
          <table:table-cell office:value-type="float" office:value="10553339" calcext:value-type="float">
            <text:p>10553339</text:p>
          </table:table-cell>
          <table:table-cell office:value-type="float" office:value="10563014" calcext:value-type="float">
            <text:p>10563014</text:p>
          </table:table-cell>
          <table:table-cell office:value-type="float" office:value="10573479" calcext:value-type="float">
            <text:p>10573479</text:p>
          </table:table-cell>
          <table:table-cell office:value-type="float" office:value="10572721" calcext:value-type="float">
            <text:p>10572721</text:p>
          </table:table-cell>
          <table:table-cell office:value-type="float" office:value="10558950" calcext:value-type="float">
            <text:p>10558950</text:p>
          </table:table-cell>
          <table:table-cell office:value-type="float" office:value="10503889" calcext:value-type="float">
            <text:p>10503889</text:p>
          </table:table-cell>
          <table:table-cell office:value-type="float" office:value="10444092" calcext:value-type="float">
            <text:p>10444092</text:p>
          </table:table-cell>
          <table:table-cell office:value-type="float" office:value="10395121" calcext:value-type="float">
            <text:p>10395121</text:p>
          </table:table-cell>
          <table:table-cell office:value-type="float" office:value="10368554" calcext:value-type="float">
            <text:p>10368554</text:p>
          </table:table-cell>
          <table:table-cell office:value-type="float" office:value="10344478" calcext:value-type="float">
            <text:p>10344478</text:p>
          </table:table-cell>
          <table:table-cell office:value-type="float" office:value="10335770" calcext:value-type="float">
            <text:p>10335770</text:p>
          </table:table-cell>
          <table:table-cell office:value-type="float" office:value="10333496" calcext:value-type="float">
            <text:p>10333496</text:p>
          </table:table-cell>
          <table:table-cell office:value-type="float" office:value="10375395" calcext:value-type="float">
            <text:p>10375395</text:p>
          </table:table-cell>
          <table:table-cell office:value-type="float" office:value="10394297" calcext:value-type="float">
            <text:p>10394297</text:p>
          </table:table-cell>
          <table:table-cell office:value-type="float" office:value="10421117" calcext:value-type="float">
            <text:p>10421117</text:p>
          </table:table-cell>
          <table:table-cell office:value-type="float" office:value="10516621" calcext:value-type="float">
            <text:p>10516621</text:p>
          </table:table-cell>
          <table:table-cell office:value-type="float" office:value="10639726" calcext:value-type="float">
            <text:p>10639726</text:p>
          </table:table-cell>
        </table:table-row>
        <table:table-row table:style-name="ro1">
          <table:table-cell office:value-type="string" calcext:value-type="string">
            <text:p>Romania</text:p>
          </table:table-cell>
          <table:table-cell office:value-type="float" office:value="22488595" calcext:value-type="float">
            <text:p>22488595</text:p>
          </table:table-cell>
          <table:table-cell office:value-type="float" office:value="22455485" calcext:value-type="float">
            <text:p>22455485</text:p>
          </table:table-cell>
          <table:table-cell office:value-type="float" office:value="22430457" calcext:value-type="float">
            <text:p>22430457</text:p>
          </table:table-cell>
          <table:table-cell office:value-type="float" office:value="21833483" calcext:value-type="float">
            <text:p>21833483</text:p>
          </table:table-cell>
          <table:table-cell office:value-type="float" office:value="21627509" calcext:value-type="float">
            <text:p>21627509</text:p>
          </table:table-cell>
          <table:table-cell office:value-type="float" office:value="21521142" calcext:value-type="float">
            <text:p>21521142</text:p>
          </table:table-cell>
          <table:table-cell office:value-type="float" office:value="21382354" calcext:value-type="float">
            <text:p>21382354</text:p>
          </table:table-cell>
          <table:table-cell office:value-type="float" office:value="21257016" calcext:value-type="float">
            <text:p>21257016</text:p>
          </table:table-cell>
          <table:table-cell office:value-type="float" office:value="21130503" calcext:value-type="float">
            <text:p>21130503</text:p>
          </table:table-cell>
          <table:table-cell office:value-type="float" office:value="20635460" calcext:value-type="float">
            <text:p>20635460</text:p>
          </table:table-cell>
          <table:table-cell office:value-type="float" office:value="20440290" calcext:value-type="float">
            <text:p>20440290</text:p>
          </table:table-cell>
          <table:table-cell office:value-type="float" office:value="20294683" calcext:value-type="float">
            <text:p>20294683</text:p>
          </table:table-cell>
          <table:table-cell office:value-type="float" office:value="20199059" calcext:value-type="float">
            <text:p>20199059</text:p>
          </table:table-cell>
          <table:table-cell office:value-type="float" office:value="20095996" calcext:value-type="float">
            <text:p>20095996</text:p>
          </table:table-cell>
          <table:table-cell office:value-type="float" office:value="20020074" calcext:value-type="float">
            <text:p>20020074</text:p>
          </table:table-cell>
          <table:table-cell office:value-type="float" office:value="19947311" calcext:value-type="float">
            <text:p>19947311</text:p>
          </table:table-cell>
          <table:table-cell office:value-type="float" office:value="19870647" calcext:value-type="float">
            <text:p>19870647</text:p>
          </table:table-cell>
          <table:table-cell office:value-type="float" office:value="19760585" calcext:value-type="float">
            <text:p>19760585</text:p>
          </table:table-cell>
          <table:table-cell office:value-type="float" office:value="19643949" calcext:value-type="float">
            <text:p>19643949</text:p>
          </table:table-cell>
          <table:table-cell office:value-type="float" office:value="19533481" calcext:value-type="float">
            <text:p>19533481</text:p>
          </table:table-cell>
          <table:table-cell office:value-type="float" office:value="19414458" calcext:value-type="float">
            <text:p>19414458</text:p>
          </table:table-cell>
          <table:table-cell office:value-type="float" office:value="19328838" calcext:value-type="float">
            <text:p>19328838</text:p>
          </table:table-cell>
          <table:table-cell office:value-type="float" office:value="19201662" calcext:value-type="float">
            <text:p>19201662</text:p>
          </table:table-cell>
          <table:table-cell office:value-type="float" office:value="19042455" calcext:value-type="float">
            <text:p>19042455</text:p>
          </table:table-cell>
          <table:table-cell office:value-type="float" office:value="19054548" calcext:value-type="float">
            <text:p>19054548</text:p>
          </table:table-cell>
          <table:table-cell office:value-type="float" office:value="19067576" calcext:value-type="float">
            <text:p>1906757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8854322" calcext:value-type="float">
            <text:p>8854322</text:p>
          </table:table-cell>
          <table:table-cell office:value-type="float" office:value="8861426" calcext:value-type="float">
            <text:p>8861426</text:p>
          </table:table-cell>
          <table:table-cell office:value-type="float" office:value="8882792" calcext:value-type="float">
            <text:p>8882792</text:p>
          </table:table-cell>
          <table:table-cell office:value-type="float" office:value="8909128" calcext:value-type="float">
            <text:p>8909128</text:p>
          </table:table-cell>
          <table:table-cell office:value-type="float" office:value="8940788" calcext:value-type="float">
            <text:p>8940788</text:p>
          </table:table-cell>
          <table:table-cell office:value-type="float" office:value="8975670" calcext:value-type="float">
            <text:p>8975670</text:p>
          </table:table-cell>
          <table:table-cell office:value-type="float" office:value="9011392" calcext:value-type="float">
            <text:p>9011392</text:p>
          </table:table-cell>
          <table:table-cell office:value-type="float" office:value="9047752" calcext:value-type="float">
            <text:p>9047752</text:p>
          </table:table-cell>
          <table:table-cell office:value-type="float" office:value="9113257" calcext:value-type="float">
            <text:p>9113257</text:p>
          </table:table-cell>
          <table:table-cell office:value-type="float" office:value="9182927" calcext:value-type="float">
            <text:p>9182927</text:p>
          </table:table-cell>
          <table:table-cell office:value-type="float" office:value="9256347" calcext:value-type="float">
            <text:p>9256347</text:p>
          </table:table-cell>
          <table:table-cell office:value-type="float" office:value="9340682" calcext:value-type="float">
            <text:p>9340682</text:p>
          </table:table-cell>
          <table:table-cell office:value-type="float" office:value="9415570" calcext:value-type="float">
            <text:p>9415570</text:p>
          </table:table-cell>
          <table:table-cell office:value-type="float" office:value="9482855" calcext:value-type="float">
            <text:p>9482855</text:p>
          </table:table-cell>
          <table:table-cell office:value-type="float" office:value="9555893" calcext:value-type="float">
            <text:p>9555893</text:p>
          </table:table-cell>
          <table:table-cell office:value-type="float" office:value="9644864" calcext:value-type="float">
            <text:p>9644864</text:p>
          </table:table-cell>
          <table:table-cell office:value-type="float" office:value="9747355" calcext:value-type="float">
            <text:p>9747355</text:p>
          </table:table-cell>
          <table:table-cell office:value-type="float" office:value="9851017" calcext:value-type="float">
            <text:p>9851017</text:p>
          </table:table-cell>
          <table:table-cell office:value-type="float" office:value="9995153" calcext:value-type="float">
            <text:p>9995153</text:p>
          </table:table-cell>
          <table:table-cell office:value-type="float" office:value="10120242" calcext:value-type="float">
            <text:p>10120242</text:p>
          </table:table-cell>
          <table:table-cell office:value-type="float" office:value="10230185" calcext:value-type="float">
            <text:p>10230185</text:p>
          </table:table-cell>
          <table:table-cell office:value-type="float" office:value="10327589" calcext:value-type="float">
            <text:p>10327589</text:p>
          </table:table-cell>
          <table:table-cell office:value-type="float" office:value="10379295" calcext:value-type="float">
            <text:p>10379295</text:p>
          </table:table-cell>
          <table:table-cell office:value-type="float" office:value="10452326" calcext:value-type="float">
            <text:p>10452326</text:p>
          </table:table-cell>
          <table:table-cell office:value-type="float" office:value="10521556" calcext:value-type="float">
            <text:p>10521556</text:p>
          </table:table-cell>
          <table:table-cell office:value-type="float" office:value="10551707" calcext:value-type="float">
            <text:p>10551707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office:value-type="float" office:value="1978334" calcext:value-type="float">
            <text:p>1978334</text:p>
          </table:table-cell>
          <table:table-cell office:value-type="float" office:value="1987755" calcext:value-type="float">
            <text:p>1987755</text:p>
          </table:table-cell>
          <table:table-cell office:value-type="float" office:value="1990094" calcext:value-type="float">
            <text:p>1990094</text:p>
          </table:table-cell>
          <table:table-cell office:value-type="float" office:value="1994026" calcext:value-type="float">
            <text:p>1994026</text:p>
          </table:table-cell>
          <table:table-cell office:value-type="float" office:value="1995033" calcext:value-type="float">
            <text:p>1995033</text:p>
          </table:table-cell>
          <table:table-cell office:value-type="float" office:value="1996433" calcext:value-type="float">
            <text:p>1996433</text:p>
          </table:table-cell>
          <table:table-cell office:value-type="float" office:value="1997590" calcext:value-type="float">
            <text:p>1997590</text:p>
          </table:table-cell>
          <table:table-cell office:value-type="float" office:value="2003358" calcext:value-type="float">
            <text:p>2003358</text:p>
          </table:table-cell>
          <table:table-cell office:value-type="float" office:value="2010377" calcext:value-type="float">
            <text:p>2010377</text:p>
          </table:table-cell>
          <table:table-cell office:value-type="float" office:value="2010269" calcext:value-type="float">
            <text:p>2010269</text:p>
          </table:table-cell>
          <table:table-cell office:value-type="float" office:value="2032362" calcext:value-type="float">
            <text:p>2032362</text:p>
          </table:table-cell>
          <table:table-cell office:value-type="float" office:value="2046976" calcext:value-type="float">
            <text:p>2046976</text:p>
          </table:table-cell>
          <table:table-cell office:value-type="float" office:value="2050189" calcext:value-type="float">
            <text:p>2050189</text:p>
          </table:table-cell>
          <table:table-cell office:value-type="float" office:value="2055496" calcext:value-type="float">
            <text:p>2055496</text:p>
          </table:table-cell>
          <table:table-cell office:value-type="float" office:value="2058821" calcext:value-type="float">
            <text:p>2058821</text:p>
          </table:table-cell>
          <table:table-cell office:value-type="float" office:value="2061085" calcext:value-type="float">
            <text:p>2061085</text:p>
          </table:table-cell>
          <table:table-cell office:value-type="float" office:value="2062874" calcext:value-type="float">
            <text:p>2062874</text:p>
          </table:table-cell>
          <table:table-cell office:value-type="float" office:value="2064188" calcext:value-type="float">
            <text:p>2064188</text:p>
          </table:table-cell>
          <table:table-cell office:value-type="float" office:value="2065895" calcext:value-type="float">
            <text:p>2065895</text:p>
          </table:table-cell>
          <table:table-cell office:value-type="float" office:value="2066880" calcext:value-type="float">
            <text:p>2066880</text:p>
          </table:table-cell>
          <table:table-cell office:value-type="float" office:value="2080908" calcext:value-type="float">
            <text:p>2080908</text:p>
          </table:table-cell>
          <table:table-cell office:value-type="float" office:value="2095861" calcext:value-type="float">
            <text:p>2095861</text:p>
          </table:table-cell>
          <table:table-cell office:value-type="float" office:value="2108977" calcext:value-type="float">
            <text:p>2108977</text:p>
          </table:table-cell>
          <table:table-cell office:value-type="float" office:value="2107180" calcext:value-type="float">
            <text:p>2107180</text:p>
          </table:table-cell>
          <table:table-cell office:value-type="float" office:value="2116972" calcext:value-type="float">
            <text:p>2116972</text:p>
          </table:table-cell>
          <table:table-cell office:value-type="float" office:value="2123949" calcext:value-type="float">
            <text:p>2123949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5393382" calcext:value-type="float">
            <text:p>5393382</text:p>
          </table:table-cell>
          <table:table-cell office:value-type="float" office:value="5398657" calcext:value-type="float">
            <text:p>5398657</text:p>
          </table:table-cell>
          <table:table-cell office:value-type="float" office:value="5378783" calcext:value-type="float">
            <text:p>5378783</text:p>
          </table:table-cell>
          <table:table-cell office:value-type="float" office:value="5378951" calcext:value-type="float">
            <text:p>5378951</text:p>
          </table:table-cell>
          <table:table-cell office:value-type="float" office:value="5374873" calcext:value-type="float">
            <text:p>5374873</text:p>
          </table:table-cell>
          <table:table-cell office:value-type="float" office:value="5371875" calcext:value-type="float">
            <text:p>5371875</text:p>
          </table:table-cell>
          <table:table-cell office:value-type="float" office:value="5372685" calcext:value-type="float">
            <text:p>5372685</text:p>
          </table:table-cell>
          <table:table-cell office:value-type="float" office:value="5372928" calcext:value-type="float">
            <text:p>5372928</text:p>
          </table:table-cell>
          <table:table-cell office:value-type="float" office:value="5373180" calcext:value-type="float">
            <text:p>5373180</text:p>
          </table:table-cell>
          <table:table-cell office:value-type="float" office:value="5376064" calcext:value-type="float">
            <text:p>5376064</text:p>
          </table:table-cell>
          <table:table-cell office:value-type="float" office:value="5382401" calcext:value-type="float">
            <text:p>5382401</text:p>
          </table:table-cell>
          <table:table-cell office:value-type="float" office:value="5390410" calcext:value-type="float">
            <text:p>5390410</text:p>
          </table:table-cell>
          <table:table-cell office:value-type="float" office:value="5392446" calcext:value-type="float">
            <text:p>5392446</text:p>
          </table:table-cell>
          <table:table-cell office:value-type="float" office:value="5404322" calcext:value-type="float">
            <text:p>5404322</text:p>
          </table:table-cell>
          <table:table-cell office:value-type="float" office:value="5410836" calcext:value-type="float">
            <text:p>5410836</text:p>
          </table:table-cell>
          <table:table-cell office:value-type="float" office:value="5415949" calcext:value-type="float">
            <text:p>5415949</text:p>
          </table:table-cell>
          <table:table-cell office:value-type="float" office:value="5421349" calcext:value-type="float">
            <text:p>5421349</text:p>
          </table:table-cell>
          <table:table-cell office:value-type="float" office:value="5426252" calcext:value-type="float">
            <text:p>5426252</text:p>
          </table:table-cell>
          <table:table-cell office:value-type="float" office:value="5435343" calcext:value-type="float">
            <text:p>5435343</text:p>
          </table:table-cell>
          <table:table-cell office:value-type="float" office:value="5443120" calcext:value-type="float">
            <text:p>5443120</text:p>
          </table:table-cell>
          <table:table-cell office:value-type="float" office:value="5450421" calcext:value-type="float">
            <text:p>5450421</text:p>
          </table:table-cell>
          <table:table-cell office:value-type="float" office:value="5457873" calcext:value-type="float">
            <text:p>5457873</text:p>
          </table:table-cell>
          <table:table-cell office:value-type="float" office:value="5459781" calcext:value-type="float">
            <text:p>5459781</text:p>
          </table:table-cell>
          <table:table-cell office:value-type="float" office:value="5434712" calcext:value-type="float">
            <text:p>5434712</text:p>
          </table:table-cell>
          <table:table-cell office:value-type="float" office:value="5428792" calcext:value-type="float">
            <text:p>5428792</text:p>
          </table:table-cell>
          <table:table-cell office:value-type="float" office:value="5424687" calcext:value-type="float">
            <text:p>5424687</text:p>
          </table:table-cell>
        </table:table-row>
        <table:table-row table:style-name="ro1">
          <table:table-cell office:value-type="string" calcext:value-type="string">
            <text:p>United Kingdom</text:p>
          </table:table-cell>
          <table:table-cell office:value-type="float" office:value="58579685" calcext:value-type="float">
            <text:p>58579685</text:p>
          </table:table-cell>
          <table:table-cell office:value-type="float" office:value="58785246" calcext:value-type="float">
            <text:p>58785246</text:p>
          </table:table-cell>
          <table:table-cell office:value-type="float" office:value="58999781" calcext:value-type="float">
            <text:p>58999781</text:p>
          </table:table-cell>
          <table:table-cell office:value-type="float" office:value="59239564" calcext:value-type="float">
            <text:p>59239564</text:p>
          </table:table-cell>
          <table:table-cell office:value-type="float" office:value="59501394" calcext:value-type="float">
            <text:p>59501394</text:p>
          </table:table-cell>
          <table:table-cell office:value-type="float" office:value="59793759" calcext:value-type="float">
            <text:p>59793759</text:p>
          </table:table-cell>
          <table:table-cell office:value-type="float" office:value="60182050" calcext:value-type="float">
            <text:p>60182050</text:p>
          </table:table-cell>
          <table:table-cell office:value-type="float" office:value="60620361" calcext:value-type="float">
            <text:p>60620361</text:p>
          </table:table-cell>
          <table:table-cell office:value-type="float" office:value="61073279" calcext:value-type="float">
            <text:p>61073279</text:p>
          </table:table-cell>
          <table:table-cell office:value-type="float" office:value="61571647" calcext:value-type="float">
            <text:p>61571647</text:p>
          </table:table-cell>
          <table:table-cell office:value-type="float" office:value="62042343" calcext:value-type="float">
            <text:p>62042343</text:p>
          </table:table-cell>
          <table:table-cell office:value-type="float" office:value="62510197" calcext:value-type="float">
            <text:p>62510197</text:p>
          </table:table-cell>
          <table:table-cell office:value-type="float" office:value="63022532" calcext:value-type="float">
            <text:p>63022532</text:p>
          </table:table-cell>
          <table:table-cell office:value-type="float" office:value="63495088" calcext:value-type="float">
            <text:p>63495088</text:p>
          </table:table-cell>
          <table:table-cell office:value-type="float" office:value="63905342" calcext:value-type="float">
            <text:p>63905342</text:p>
          </table:table-cell>
          <table:table-cell office:value-type="float" office:value="64351203" calcext:value-type="float">
            <text:p>64351203</text:p>
          </table:table-cell>
          <table:table-cell office:value-type="float" office:value="64853393" calcext:value-type="float">
            <text:p>64853393</text:p>
          </table:table-cell>
          <table:table-cell office:value-type="float" office:value="65379044" calcext:value-type="float">
            <text:p>65379044</text:p>
          </table:table-cell>
          <table:table-cell office:value-type="float" office:value="65844142" calcext:value-type="float">
            <text:p>65844142</text:p>
          </table:table-cell>
          <table:table-cell office:value-type="float" office:value="66273576" calcext:value-type="float">
            <text:p>66273576</text:p>
          </table:table-cell>
          <table:table-cell office:value-type="float" office:value="66647112" calcext:value-type="float">
            <text:p>66647112</text:p>
          </table:table-cell>
          <table:table-cell office:value-type="float" office:value="67025542" calcext:value-type="float">
            <text:p>67025542</text:p>
          </table:table-cell>
          <table:table-cell table:number-columns-repeated="4"/>
        </table:table-row>
      </table:table>
      <table:table table:name="Sheet 40" table:style-name="ta4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1999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778199" calcext:value-type="float">
            <text:p>778.199</text:p>
          </table:table-cell>
          <table:table-cell table:style-name="ce20"/>
          <table:table-cell table:style-name="ce20" office:value-type="float" office:value="4331000" calcext:value-type="float">
            <text:p>4.331.000</text:p>
          </table:table-cell>
          <table:table-cell table:style-name="ce20"/>
          <table:table-cell table:style-name="ce20" office:value-type="float" office:value="865821" calcext:value-type="float">
            <text:p>865.821</text:p>
          </table:table-cell>
          <table:table-cell table:style-name="ce20"/>
          <table:table-cell table:style-name="ce20" office:value-type="float" office:value="427998269" calcext:value-type="float">
            <text:p>427.998.269</text:p>
          </table:table-cell>
          <table:table-cell table:style-name="ce20"/>
          <table:table-cell table:style-name="ce20" office:value-type="float" office:value="4418622" calcext:value-type="float">
            <text:p>4.418.622</text:p>
          </table:table-cell>
          <table:table-cell table:style-name="ce20"/>
          <table:table-cell table:style-name="ce20" office:value-type="float" office:value="87622" calcext:value-type="float">
            <text:p>87.622</text:p>
          </table:table-cell>
          <table:table-cell table:style-name="ce20"/>
          <table:table-cell table:number-columns-repeated="16371"/>
        </table:table-row>
        <table:table-row table:style-name="ro4">
          <table:table-cell table:style-name="ce17" office:value-type="string" calcext:value-type="string">
            <text:p>Belgium</text:p>
          </table:table-cell>
          <table:table-cell table:style-name="ce21" office:value-type="float" office:value="16067" calcext:value-type="float">
            <text:p>16.067</text:p>
          </table:table-cell>
          <table:table-cell table:style-name="ce21"/>
          <table:table-cell table:style-name="ce21" office:value-type="float" office:value="104904" calcext:value-type="float">
            <text:p>104.904</text:p>
          </table:table-cell>
          <table:table-cell table:style-name="ce21"/>
          <table:table-cell table:style-name="ce21" office:value-type="float" office:value="25333" calcext:value-type="float">
            <text:p>25.333</text:p>
          </table:table-cell>
          <table:table-cell table:style-name="ce21"/>
          <table:table-cell table:style-name="ce20" office:value-type="float" office:value="10213752" calcext:value-type="float">
            <text:p>10.213.752</text:p>
          </table:table-cell>
          <table:table-cell table:style-name="ce21"/>
          <table:table-cell table:style-name="ce21" office:value-type="float" office:value="114170" calcext:value-type="float">
            <text:p>114.170</text:p>
          </table:table-cell>
          <table:table-cell table:style-name="ce21"/>
          <table:table-cell table:style-name="ce21" office:value-type="float" office:value="9266" calcext:value-type="float">
            <text:p>9.266</text:p>
          </table:table-cell>
          <table:table-cell table:style-name="ce21"/>
          <table:table-cell table:number-columns-repeated="16371"/>
        </table:table-row>
        <table:table-row table:style-name="ro4">
          <table:table-cell table:style-name="ce17" office:value-type="string" calcext:value-type="string">
            <text:p>Bulgaria</text:p>
          </table:table-cell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float" office:value="111786" calcext:value-type="float">
            <text:p>111.786</text:p>
          </table:table-cell>
          <table:table-cell table:style-name="ce20"/>
          <table:table-cell table:style-name="ce20" office:value-type="float" office:value="-39495" calcext:value-type="float">
            <text:p>-39.495</text:p>
          </table:table-cell>
          <table:table-cell table:style-name="ce20"/>
          <table:table-cell table:style-name="ce20" office:value-type="float" office:value="8230371" calcext:value-type="float">
            <text:p>8.230.371</text:p>
          </table:table-cell>
          <table:table-cell table:style-name="ce20"/>
          <table:table-cell table:style-name="ce20" office:value-type="float" office:value="72290" calcext:value-type="float">
            <text:p>72.290</text:p>
          </table:table-cell>
          <table:table-cell table:style-name="ce20"/>
          <table:table-cell table:style-name="ce20" office:value-type="float" office:value="-39496" calcext:value-type="float">
            <text:p>-39.4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8774" calcext:value-type="float">
            <text:p>8.774</text:p>
          </table:table-cell>
          <table:table-cell table:style-name="ce21"/>
          <table:table-cell table:style-name="ce21" office:value-type="float" office:value="109768" calcext:value-type="float">
            <text:p>109.768</text:p>
          </table:table-cell>
          <table:table-cell table:style-name="ce21"/>
          <table:table-cell table:style-name="ce21" office:value-type="float" office:value="-11523" calcext:value-type="float">
            <text:p>-11.523</text:p>
          </table:table-cell>
          <table:table-cell table:style-name="ce21"/>
          <table:table-cell table:style-name="ce21" office:value-type="float" office:value="10289621" calcext:value-type="float">
            <text:p>10.289.621</text:p>
          </table:table-cell>
          <table:table-cell table:style-name="ce21"/>
          <table:table-cell table:style-name="ce21" office:value-type="float" office:value="89471" calcext:value-type="float">
            <text:p>89.471</text:p>
          </table:table-cell>
          <table:table-cell table:style-name="ce21"/>
          <table:table-cell table:style-name="ce21" office:value-type="float" office:value="-20297" calcext:value-type="float">
            <text:p>-20.29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9379" calcext:value-type="float">
            <text:p>9.379</text:p>
          </table:table-cell>
          <table:table-cell table:style-name="ce20"/>
          <table:table-cell table:style-name="ce20" office:value-type="float" office:value="59156" calcext:value-type="float">
            <text:p>59.156</text:p>
          </table:table-cell>
          <table:table-cell table:style-name="ce20"/>
          <table:table-cell table:style-name="ce20" office:value-type="float" office:value="16443" calcext:value-type="float">
            <text:p>16.443</text:p>
          </table:table-cell>
          <table:table-cell table:style-name="ce20"/>
          <table:table-cell table:style-name="ce20" office:value-type="float" office:value="5313577" calcext:value-type="float">
            <text:p>5.313.577</text:p>
          </table:table-cell>
          <table:table-cell table:style-name="ce20"/>
          <table:table-cell table:style-name="ce20" office:value-type="float" office:value="66220" calcext:value-type="float">
            <text:p>66.220</text:p>
          </table:table-cell>
          <table:table-cell table:style-name="ce20"/>
          <table:table-cell table:style-name="ce20" office:value-type="float" office:value="7064" calcext:value-type="float">
            <text:p>7.0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02050" calcext:value-type="float">
            <text:p>202.050</text:p>
          </table:table-cell>
          <table:table-cell table:style-name="ce21"/>
          <table:table-cell table:style-name="ce21" office:value-type="float" office:value="846330" calcext:value-type="float">
            <text:p>846.330</text:p>
          </table:table-cell>
          <table:table-cell table:style-name="ce21"/>
          <table:table-cell table:style-name="ce21" office:value-type="float" office:value="126464" calcext:value-type="float">
            <text:p>126.464</text:p>
          </table:table-cell>
          <table:table-cell table:style-name="ce21"/>
          <table:table-cell table:style-name="ce21" office:value-type="float" office:value="82037011" calcext:value-type="float">
            <text:p>82.037.011</text:p>
          </table:table-cell>
          <table:table-cell table:style-name="ce21"/>
          <table:table-cell table:style-name="ce21" office:value-type="float" office:value="770744" calcext:value-type="float">
            <text:p>770.744</text:p>
          </table:table-cell>
          <table:table-cell table:style-name="ce21"/>
          <table:table-cell table:style-name="ce21" office:value-type="float" office:value="-75586" calcext:value-type="float">
            <text:p>-75.58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02050" calcext:value-type="float">
            <text:p>202.050</text:p>
          </table:table-cell>
          <table:table-cell table:style-name="ce20"/>
          <table:table-cell table:style-name="ce20" office:value-type="float" office:value="846330" calcext:value-type="float">
            <text:p>846.330</text:p>
          </table:table-cell>
          <table:table-cell table:style-name="ce20"/>
          <table:table-cell table:style-name="ce20" office:value-type="float" office:value="126464" calcext:value-type="float">
            <text:p>126.464</text:p>
          </table:table-cell>
          <table:table-cell table:style-name="ce20"/>
          <table:table-cell table:style-name="ce20" office:value-type="float" office:value="82037011" calcext:value-type="float">
            <text:p>82.037.011</text:p>
          </table:table-cell>
          <table:table-cell table:style-name="ce20"/>
          <table:table-cell table:style-name="ce20" office:value-type="float" office:value="770744" calcext:value-type="float">
            <text:p>770.744</text:p>
          </table:table-cell>
          <table:table-cell table:style-name="ce20"/>
          <table:table-cell table:style-name="ce20" office:value-type="float" office:value="-75586" calcext:value-type="float">
            <text:p>-75.5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28035" calcext:value-type="float">
            <text:p>28.035</text:p>
          </table:table-cell>
          <table:table-cell table:style-name="ce21"/>
          <table:table-cell table:style-name="ce21" office:value-type="float" office:value="18447" calcext:value-type="float">
            <text:p>18.447</text:p>
          </table:table-cell>
          <table:table-cell table:style-name="ce21"/>
          <table:table-cell table:style-name="ce21" office:value-type="float" office:value="22013" calcext:value-type="float">
            <text:p>22.013</text:p>
          </table:table-cell>
          <table:table-cell table:style-name="ce21"/>
          <table:table-cell table:style-name="ce21" office:value-type="float" office:value="1379237" calcext:value-type="float">
            <text:p>1.379.237</text:p>
          </table:table-cell>
          <table:table-cell table:style-name="ce21"/>
          <table:table-cell table:style-name="ce21" office:value-type="float" office:value="12425" calcext:value-type="float">
            <text:p>12.425</text:p>
          </table:table-cell>
          <table:table-cell table:style-name="ce21"/>
          <table:table-cell table:style-name="ce21" office:value-type="float" office:value="-6022" calcext:value-type="float">
            <text:p>-6.0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24243" calcext:value-type="float">
            <text:p>24.243</text:p>
          </table:table-cell>
          <table:table-cell table:style-name="ce20"/>
          <table:table-cell table:style-name="ce20" office:value-type="float" office:value="32608" calcext:value-type="float">
            <text:p>32.608</text:p>
          </table:table-cell>
          <table:table-cell table:style-name="ce20"/>
          <table:table-cell table:style-name="ce20" office:value-type="float" office:value="45559" calcext:value-type="float">
            <text:p>45.559</text:p>
          </table:table-cell>
          <table:table-cell table:style-name="ce20"/>
          <table:table-cell table:style-name="ce20" office:value-type="float" office:value="3732006" calcext:value-type="float">
            <text:p>3.732.006</text:p>
          </table:table-cell>
          <table:table-cell table:style-name="ce20"/>
          <table:table-cell table:style-name="ce20" office:value-type="float" office:value="53924" calcext:value-type="float">
            <text:p>53.924</text:p>
          </table:table-cell>
          <table:table-cell table:style-name="ce20"/>
          <table:table-cell table:style-name="ce20" office:value-type="float" office:value="21316" calcext:value-type="float">
            <text:p>21.31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30520" calcext:value-type="float">
            <text:p>30.520</text:p>
          </table:table-cell>
          <table:table-cell table:style-name="ce21"/>
          <table:table-cell table:style-name="ce21" office:value-type="float" office:value="103304" calcext:value-type="float">
            <text:p>103.304</text:p>
          </table:table-cell>
          <table:table-cell table:style-name="ce21"/>
          <table:table-cell table:style-name="ce21" office:value-type="float" office:value="27859" calcext:value-type="float">
            <text:p>27.859</text:p>
          </table:table-cell>
          <table:table-cell table:style-name="ce21"/>
          <table:table-cell table:style-name="ce21" office:value-type="float" office:value="10747768" calcext:value-type="float">
            <text:p>10.747.768</text:p>
          </table:table-cell>
          <table:table-cell table:style-name="ce21"/>
          <table:table-cell table:style-name="ce21" office:value-type="float" office:value="100643" calcext:value-type="float">
            <text:p>100.643</text:p>
          </table:table-cell>
          <table:table-cell table:style-name="ce21"/>
          <table:table-cell table:style-name="ce21" office:value-type="float" office:value="-2661" calcext:value-type="float">
            <text:p>-2.66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157586" calcext:value-type="float">
            <text:p>157.586</text:p>
          </table:table-cell>
          <table:table-cell table:style-name="ce20"/>
          <table:table-cell table:style-name="ce20" office:value-type="float" office:value="371102" calcext:value-type="float">
            <text:p>371.102</text:p>
          </table:table-cell>
          <table:table-cell table:style-name="ce20"/>
          <table:table-cell table:style-name="ce20" office:value-type="float" office:value="166614" calcext:value-type="float">
            <text:p>166.614</text:p>
          </table:table-cell>
          <table:table-cell table:style-name="ce20"/>
          <table:table-cell table:style-name="ce20" office:value-type="float" office:value="40303568" calcext:value-type="float">
            <text:p>40.303.568</text:p>
          </table:table-cell>
          <table:table-cell table:style-name="ce20"/>
          <table:table-cell table:style-name="ce20" office:value-type="float" office:value="380130" calcext:value-type="float">
            <text:p>380.130</text:p>
          </table:table-cell>
          <table:table-cell table:style-name="ce20"/>
          <table:table-cell table:style-name="ce20" office:value-type="float" office:value="9028" calcext:value-type="float">
            <text:p>9.0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57318" calcext:value-type="float">
            <text:p>157.318</text:p>
          </table:table-cell>
          <table:table-cell table:style-name="ce21"/>
          <table:table-cell table:style-name="ce21" office:value-type="float" office:value="547377" calcext:value-type="float">
            <text:p>547.377</text:p>
          </table:table-cell>
          <table:table-cell table:style-name="ce21"/>
          <table:table-cell table:style-name="ce21" office:value-type="float" office:value="386489" calcext:value-type="float">
            <text:p>386.489</text:p>
          </table:table-cell>
          <table:table-cell table:style-name="ce21"/>
          <table:table-cell table:style-name="ce21" office:value-type="float" office:value="60158533" calcext:value-type="float">
            <text:p>60.158.533</text:p>
          </table:table-cell>
          <table:table-cell table:style-name="ce21"/>
          <table:table-cell table:style-name="ce21" office:value-type="float" office:value="776548" calcext:value-type="float">
            <text:p>776.548</text:p>
          </table:table-cell>
          <table:table-cell table:style-name="ce21"/>
          <table:table-cell table:style-name="ce21" office:value-type="float" office:value="229171" calcext:value-type="float">
            <text:p>229.1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54455" calcext:value-type="float">
            <text:p>154.455</text:p>
          </table:table-cell>
          <table:table-cell table:style-name="ce20"/>
          <table:table-cell table:style-name="ce20" office:value-type="float" office:value="537661" calcext:value-type="float">
            <text:p>537.661</text:p>
          </table:table-cell>
          <table:table-cell table:style-name="ce20"/>
          <table:table-cell table:style-name="ce20" office:value-type="float" office:value="361585" calcext:value-type="float">
            <text:p>361.585</text:p>
          </table:table-cell>
          <table:table-cell table:style-name="ce20"/>
          <table:table-cell table:style-name="ce20" office:value-type="float" office:value="58496613" calcext:value-type="float">
            <text:p>58.496.613</text:p>
          </table:table-cell>
          <table:table-cell table:style-name="ce20"/>
          <table:table-cell table:style-name="ce20" office:value-type="float" office:value="744791" calcext:value-type="float">
            <text:p>744.791</text:p>
          </table:table-cell>
          <table:table-cell table:style-name="ce20"/>
          <table:table-cell table:style-name="ce20" office:value-type="float" office:value="207130" calcext:value-type="float">
            <text:p>207.1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22951" calcext:value-type="float">
            <text:p>-22.951</text:p>
          </table:table-cell>
          <table:table-cell table:style-name="ce21"/>
          <table:table-cell table:style-name="ce21" office:value-type="float" office:value="51953" calcext:value-type="float">
            <text:p>51.953</text:p>
          </table:table-cell>
          <table:table-cell table:style-name="ce21"/>
          <table:table-cell table:style-name="ce21" office:value-type="float" office:value="-29725" calcext:value-type="float">
            <text:p>-29.725</text:p>
          </table:table-cell>
          <table:table-cell table:style-name="ce21"/>
          <table:table-cell table:style-name="ce21" office:value-type="float" office:value="4527460" calcext:value-type="float">
            <text:p>4.527.46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5179" calcext:value-type="float">
            <text:p>45.179</text:p>
          </table:table-cell>
          <table:table-cell table:style-name="ce21"/>
          <table:table-cell table:style-name="ce21" office:value-type="float" office:value="-6774" calcext:value-type="float">
            <text:p>-6.77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34914" calcext:value-type="float">
            <text:p>34.914</text:p>
          </table:table-cell>
          <table:table-cell table:style-name="ce20"/>
          <table:table-cell table:style-name="ce20" office:value-type="float" office:value="557741" calcext:value-type="float">
            <text:p>557.741</text:p>
          </table:table-cell>
          <table:table-cell table:style-name="ce20"/>
          <table:table-cell table:style-name="ce20" office:value-type="float" office:value="14415" calcext:value-type="float">
            <text:p>14.415</text:p>
          </table:table-cell>
          <table:table-cell table:style-name="ce20"/>
          <table:table-cell table:style-name="ce20" office:value-type="float" office:value="56909109" calcext:value-type="float">
            <text:p>56.909.109</text:p>
          </table:table-cell>
          <table:table-cell table:style-name="ce20"/>
          <table:table-cell table:style-name="ce20" office:value-type="float" office:value="537242" calcext:value-type="float">
            <text:p>537.242</text:p>
          </table:table-cell>
          <table:table-cell table:style-name="ce20"/>
          <table:table-cell table:style-name="ce20" office:value-type="float" office:value="-20499" calcext:value-type="float">
            <text:p>-20.4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4200" calcext:value-type="float">
            <text:p>4.200</text:p>
          </table:table-cell>
          <table:table-cell table:style-name="ce21"/>
          <table:table-cell table:style-name="ce21" office:value-type="float" office:value="5070" calcext:value-type="float">
            <text:p>5.070</text:p>
          </table:table-cell>
          <table:table-cell table:style-name="ce21"/>
          <table:table-cell table:style-name="ce21" office:value-type="float" office:value="7635" calcext:value-type="float">
            <text:p>7.635</text:p>
          </table:table-cell>
          <table:table-cell table:style-name="ce21"/>
          <table:table-cell table:style-name="ce21" office:value-type="float" office:value="682862" calcext:value-type="float">
            <text:p>682.862</text:p>
          </table:table-cell>
          <table:table-cell table:style-name="ce21"/>
          <table:table-cell table:style-name="ce21" office:value-type="float" office:value="8505" calcext:value-type="float">
            <text:p>8.505</text:p>
          </table:table-cell>
          <table:table-cell table:style-name="ce21"/>
          <table:table-cell table:style-name="ce21" office:value-type="float" office:value="3435" calcext:value-type="float">
            <text:p>3.4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4085" calcext:value-type="float">
            <text:p>-4.085</text:p>
          </table:table-cell>
          <table:table-cell table:style-name="ce20"/>
          <table:table-cell table:style-name="ce20" office:value-type="float" office:value="32844" calcext:value-type="float">
            <text:p>32.844</text:p>
          </table:table-cell>
          <table:table-cell table:style-name="ce20"/>
          <table:table-cell table:style-name="ce20" office:value-type="float" office:value="-17533" calcext:value-type="float">
            <text:p>-17.533</text:p>
          </table:table-cell>
          <table:table-cell table:style-name="ce20"/>
          <table:table-cell table:style-name="ce20" office:value-type="float" office:value="2399248" calcext:value-type="float">
            <text:p>2.399.248</text:p>
          </table:table-cell>
          <table:table-cell table:style-name="ce20"/>
          <table:table-cell table:style-name="ce20" office:value-type="float" office:value="19396" calcext:value-type="float">
            <text:p>19.396</text:p>
          </table:table-cell>
          <table:table-cell table:style-name="ce20"/>
          <table:table-cell table:style-name="ce20" office:value-type="float" office:value="-13448" calcext:value-type="float">
            <text:p>-13.44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0739" calcext:value-type="float">
            <text:p>-20.739</text:p>
          </table:table-cell>
          <table:table-cell table:style-name="ce21"/>
          <table:table-cell table:style-name="ce21" office:value-type="float" office:value="40003" calcext:value-type="float">
            <text:p>40.003</text:p>
          </table:table-cell>
          <table:table-cell table:style-name="ce21"/>
          <table:table-cell table:style-name="ce21" office:value-type="float" office:value="-24327" calcext:value-type="float">
            <text:p>-24.327</text:p>
          </table:table-cell>
          <table:table-cell table:style-name="ce21"/>
          <table:table-cell table:style-name="ce21" office:value-type="float" office:value="3536401" calcext:value-type="float">
            <text:p>3.536.401</text:p>
          </table:table-cell>
          <table:table-cell table:style-name="ce21"/>
          <table:table-cell table:style-name="ce21" office:value-type="float" office:value="36415" calcext:value-type="float">
            <text:p>36.415</text:p>
          </table:table-cell>
          <table:table-cell table:style-name="ce21"/>
          <table:table-cell table:style-name="ce21" office:value-type="float" office:value="-3588" calcext:value-type="float">
            <text:p>-3.5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4461" calcext:value-type="float">
            <text:p>4.461</text:p>
          </table:table-cell>
          <table:table-cell table:style-name="ce20"/>
          <table:table-cell table:style-name="ce20" office:value-type="float" office:value="3793" calcext:value-type="float">
            <text:p>3.793</text:p>
          </table:table-cell>
          <table:table-cell table:style-name="ce20"/>
          <table:table-cell table:style-name="ce20" office:value-type="float" office:value="6250" calcext:value-type="float">
            <text:p>6.250</text:p>
          </table:table-cell>
          <table:table-cell table:style-name="ce20"/>
          <table:table-cell table:style-name="ce20" office:value-type="float" office:value="427350" calcext:value-type="float">
            <text:p>427.350</text:p>
          </table:table-cell>
          <table:table-cell table:style-name="ce20"/>
          <table:table-cell table:style-name="ce20" office:value-type="float" office:value="5582" calcext:value-type="float">
            <text:p>5.582</text:p>
          </table:table-cell>
          <table:table-cell table:style-name="ce20"/>
          <table:table-cell table:style-name="ce20" office:value-type="float" office:value="1789" calcext:value-type="float">
            <text:p>1.78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6793" calcext:value-type="float">
            <text:p>16.793</text:p>
          </table:table-cell>
          <table:table-cell table:style-name="ce21"/>
          <table:table-cell table:style-name="ce21" office:value-type="float" office:value="143210" calcext:value-type="float">
            <text:p>143.210</text:p>
          </table:table-cell>
          <table:table-cell table:style-name="ce21"/>
          <table:table-cell table:style-name="ce21" office:value-type="float" office:value="-31772" calcext:value-type="float">
            <text:p>-31.772</text:p>
          </table:table-cell>
          <table:table-cell table:style-name="ce21"/>
          <table:table-cell table:style-name="ce21" office:value-type="float" office:value="10253416" calcext:value-type="float">
            <text:p>10.253.416</text:p>
          </table:table-cell>
          <table:table-cell table:style-name="ce21"/>
          <table:table-cell table:style-name="ce21" office:value-type="float" office:value="94645" calcext:value-type="float">
            <text:p>94.645</text:p>
          </table:table-cell>
          <table:table-cell table:style-name="ce21"/>
          <table:table-cell table:style-name="ce21" office:value-type="float" office:value="-48565" calcext:value-type="float">
            <text:p>-48.56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038" calcext:value-type="float">
            <text:p>1.038</text:p>
          </table:table-cell>
          <table:table-cell table:style-name="ce20"/>
          <table:table-cell table:style-name="ce20" office:value-type="float" office:value="3079" calcext:value-type="float">
            <text:p>3.079</text:p>
          </table:table-cell>
          <table:table-cell table:style-name="ce20"/>
          <table:table-cell table:style-name="ce20" office:value-type="float" office:value="2362" calcext:value-type="float">
            <text:p>2.362</text:p>
          </table:table-cell>
          <table:table-cell table:style-name="ce20"/>
          <table:table-cell table:style-name="ce20" office:value-type="float" office:value="386397" calcext:value-type="float">
            <text:p>386.397</text:p>
          </table:table-cell>
          <table:table-cell table:style-name="ce20"/>
          <table:table-cell table:style-name="ce20" office:value-type="float" office:value="4403" calcext:value-type="float">
            <text:p>4.403</text:p>
          </table:table-cell>
          <table:table-cell table:style-name="ce20"/>
          <table:table-cell table:style-name="ce20" office:value-type="float" office:value="1324" calcext:value-type="float">
            <text:p>1.3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43767" calcext:value-type="float">
            <text:p>43.767</text:p>
          </table:table-cell>
          <table:table-cell table:style-name="ce21"/>
          <table:table-cell table:style-name="ce21" office:value-type="float" office:value="140487" calcext:value-type="float">
            <text:p>140.487</text:p>
          </table:table-cell>
          <table:table-cell table:style-name="ce21"/>
          <table:table-cell table:style-name="ce21" office:value-type="float" office:value="103725" calcext:value-type="float">
            <text:p>103.725</text:p>
          </table:table-cell>
          <table:table-cell table:style-name="ce21"/>
          <table:table-cell table:style-name="ce21" office:value-type="float" office:value="15760225" calcext:value-type="float">
            <text:p>15.760.225</text:p>
          </table:table-cell>
          <table:table-cell table:style-name="ce21"/>
          <table:table-cell table:style-name="ce21" office:value-type="float" office:value="200445" calcext:value-type="float">
            <text:p>200.445</text:p>
          </table:table-cell>
          <table:table-cell table:style-name="ce21"/>
          <table:table-cell table:style-name="ce21" office:value-type="float" office:value="59958" calcext:value-type="float">
            <text:p>59.9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19787" calcext:value-type="float">
            <text:p>19.787</text:p>
          </table:table-cell>
          <table:table-cell table:style-name="ce20"/>
          <table:table-cell table:style-name="ce20" office:value-type="float" office:value="78200" calcext:value-type="float">
            <text:p>78.200</text:p>
          </table:table-cell>
          <table:table-cell table:style-name="ce20"/>
          <table:table-cell table:style-name="ce20" office:value-type="float" office:value="19725" calcext:value-type="float">
            <text:p>19.725</text:p>
          </table:table-cell>
          <table:table-cell table:style-name="ce20"/>
          <table:table-cell table:style-name="ce20" office:value-type="float" office:value="7982461" calcext:value-type="float">
            <text:p>7.982.461</text:p>
          </table:table-cell>
          <table:table-cell table:style-name="ce20"/>
          <table:table-cell table:style-name="ce20" office:value-type="float" office:value="78138" calcext:value-type="float">
            <text:p>78.138</text:p>
          </table:table-cell>
          <table:table-cell table:style-name="ce20"/>
          <table:table-cell table:style-name="ce20" office:value-type="float" office:value="-62" calcext:value-type="float">
            <text:p>-6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4011" calcext:value-type="float">
            <text:p>-14.011</text:p>
          </table:table-cell>
          <table:table-cell table:style-name="ce21"/>
          <table:table-cell table:style-name="ce21" office:value-type="float" office:value="381415" calcext:value-type="float">
            <text:p>381.415</text:p>
          </table:table-cell>
          <table:table-cell table:style-name="ce21"/>
          <table:table-cell table:style-name="ce21" office:value-type="float" office:value="-13424" calcext:value-type="float">
            <text:p>-13.424</text:p>
          </table:table-cell>
          <table:table-cell table:style-name="ce21"/>
          <table:table-cell table:style-name="ce21" office:value-type="float" office:value="38666983" calcext:value-type="float">
            <text:p>38.666.983</text:p>
          </table:table-cell>
          <table:table-cell table:style-name="ce21"/>
          <table:table-cell table:style-name="ce21" office:value-type="float" office:value="382002" calcext:value-type="float">
            <text:p>382.002</text:p>
          </table:table-cell>
          <table:table-cell table:style-name="ce21"/>
          <table:table-cell table:style-name="ce21" office:value-type="float" office:value="587" calcext:value-type="float">
            <text:p>58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54257" calcext:value-type="float">
            <text:p>54.257</text:p>
          </table:table-cell>
          <table:table-cell table:style-name="ce20"/>
          <table:table-cell table:style-name="ce20" office:value-type="float" office:value="107871" calcext:value-type="float">
            <text:p>107.871</text:p>
          </table:table-cell>
          <table:table-cell table:style-name="ce20"/>
          <table:table-cell table:style-name="ce20" office:value-type="float" office:value="62388" calcext:value-type="float">
            <text:p>62.388</text:p>
          </table:table-cell>
          <table:table-cell table:style-name="ce20"/>
          <table:table-cell table:style-name="ce20" office:value-type="float" office:value="10186634" calcext:value-type="float">
            <text:p>10.186.634</text:p>
          </table:table-cell>
          <table:table-cell table:style-name="ce20"/>
          <table:table-cell table:style-name="ce20" office:value-type="float" office:value="116002" calcext:value-type="float">
            <text:p>116.002</text:p>
          </table:table-cell>
          <table:table-cell table:style-name="ce20"/>
          <table:table-cell table:style-name="ce20" office:value-type="float" office:value="8131" calcext:value-type="float">
            <text:p>8.1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2516" calcext:value-type="float">
            <text:p>-2.516</text:p>
          </table:table-cell>
          <table:table-cell table:style-name="ce21"/>
          <table:table-cell table:style-name="ce21" office:value-type="float" office:value="265194" calcext:value-type="float">
            <text:p>265.194</text:p>
          </table:table-cell>
          <table:table-cell table:style-name="ce21"/>
          <table:table-cell table:style-name="ce21" office:value-type="float" office:value="-33110" calcext:value-type="float">
            <text:p>-33.110</text:p>
          </table:table-cell>
          <table:table-cell table:style-name="ce21"/>
          <table:table-cell table:style-name="ce21" office:value-type="float" office:value="22488595" calcext:value-type="float">
            <text:p>22.488.595</text:p>
          </table:table-cell>
          <table:table-cell table:style-name="ce21"/>
          <table:table-cell table:style-name="ce21" office:value-type="float" office:value="234600" calcext:value-type="float">
            <text:p>234.600</text:p>
          </table:table-cell>
          <table:table-cell table:style-name="ce21"/>
          <table:table-cell table:style-name="ce21" office:value-type="float" office:value="-30594" calcext:value-type="float">
            <text:p>-30.5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0773" calcext:value-type="float">
            <text:p>10.773</text:p>
          </table:table-cell>
          <table:table-cell table:style-name="ce20"/>
          <table:table-cell table:style-name="ce20" office:value-type="float" office:value="18885" calcext:value-type="float">
            <text:p>18.885</text:p>
          </table:table-cell>
          <table:table-cell table:style-name="ce20"/>
          <table:table-cell table:style-name="ce20" office:value-type="float" office:value="9421" calcext:value-type="float">
            <text:p>9.421</text:p>
          </table:table-cell>
          <table:table-cell table:style-name="ce20"/>
          <table:table-cell table:style-name="ce20" office:value-type="float" office:value="1978334" calcext:value-type="float">
            <text:p>1.978.334</text:p>
          </table:table-cell>
          <table:table-cell table:style-name="ce20"/>
          <table:table-cell table:style-name="ce20" office:value-type="float" office:value="17533" calcext:value-type="float">
            <text:p>17.533</text:p>
          </table:table-cell>
          <table:table-cell table:style-name="ce20"/>
          <table:table-cell table:style-name="ce20" office:value-type="float" office:value="-1352" calcext:value-type="float">
            <text:p>-1.3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1454" calcext:value-type="float">
            <text:p>1.454</text:p>
          </table:table-cell>
          <table:table-cell table:style-name="ce21"/>
          <table:table-cell table:style-name="ce21" office:value-type="float" office:value="52402" calcext:value-type="float">
            <text:p>52.402</text:p>
          </table:table-cell>
          <table:table-cell table:style-name="ce21"/>
          <table:table-cell table:style-name="ce21" office:value-type="float" office:value="5275" calcext:value-type="float">
            <text:p>5.275</text:p>
          </table:table-cell>
          <table:table-cell table:style-name="ce21"/>
          <table:table-cell table:style-name="ce21" office:value-type="float" office:value="5393382" calcext:value-type="float">
            <text:p>5.393.382</text:p>
          </table:table-cell>
          <table:table-cell table:style-name="ce21"/>
          <table:table-cell table:style-name="ce21" office:value-type="float" office:value="56223" calcext:value-type="float">
            <text:p>56.223</text:p>
          </table:table-cell>
          <table:table-cell table:style-name="ce21"/>
          <table:table-cell table:style-name="ce21" office:value-type="float" office:value="3821" calcext:value-type="float">
            <text:p>3.8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3427" calcext:value-type="float">
            <text:p>3.427</text:p>
          </table:table-cell>
          <table:table-cell table:style-name="ce20"/>
          <table:table-cell table:style-name="ce20" office:value-type="float" office:value="49345" calcext:value-type="float">
            <text:p>49.345</text:p>
          </table:table-cell>
          <table:table-cell table:style-name="ce20"/>
          <table:table-cell table:style-name="ce20" office:value-type="float" office:value="11656" calcext:value-type="float">
            <text:p>11.656</text:p>
          </table:table-cell>
          <table:table-cell table:style-name="ce20"/>
          <table:table-cell table:style-name="ce20" office:value-type="float" office:value="5159646" calcext:value-type="float">
            <text:p>5.159.646</text:p>
          </table:table-cell>
          <table:table-cell table:style-name="ce20"/>
          <table:table-cell table:style-name="ce20" office:value-type="float" office:value="57574" calcext:value-type="float">
            <text:p>57.574</text:p>
          </table:table-cell>
          <table:table-cell table:style-name="ce20"/>
          <table:table-cell table:style-name="ce20" office:value-type="float" office:value="8229" calcext:value-type="float">
            <text:p>8.22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13657" calcext:value-type="float">
            <text:p>13.657</text:p>
          </table:table-cell>
          <table:table-cell table:style-name="ce21"/>
          <table:table-cell table:style-name="ce21" office:value-type="float" office:value="94726" calcext:value-type="float">
            <text:p>94.726</text:p>
          </table:table-cell>
          <table:table-cell table:style-name="ce21"/>
          <table:table-cell table:style-name="ce21" office:value-type="float" office:value="7104" calcext:value-type="float">
            <text:p>7.104</text:p>
          </table:table-cell>
          <table:table-cell table:style-name="ce21"/>
          <table:table-cell table:style-name="ce21" office:value-type="float" office:value="8854322" calcext:value-type="float">
            <text:p>8.854.322</text:p>
          </table:table-cell>
          <table:table-cell table:style-name="ce21"/>
          <table:table-cell table:style-name="ce21" office:value-type="float" office:value="88173" calcext:value-type="float">
            <text:p>88.173</text:p>
          </table:table-cell>
          <table:table-cell table:style-name="ce21"/>
          <table:table-cell table:style-name="ce21" office:value-type="float" office:value="-6553" calcext:value-type="float">
            <text:p>-6.5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138" calcext:value-type="float">
            <text:p>1.138</text:p>
          </table:table-cell>
          <table:table-cell table:style-name="ce20"/>
          <table:table-cell table:style-name="ce20" office:value-type="float" office:value="1901" calcext:value-type="float">
            <text:p>1.901</text:p>
          </table:table-cell>
          <table:table-cell table:style-name="ce20"/>
          <table:table-cell table:style-name="ce20" office:value-type="float" office:value="3337" calcext:value-type="float">
            <text:p>3.337</text:p>
          </table:table-cell>
          <table:table-cell table:style-name="ce20"/>
          <table:table-cell table:style-name="ce20" office:value-type="float" office:value="275712" calcext:value-type="float">
            <text:p>275.712</text:p>
          </table:table-cell>
          <table:table-cell table:style-name="ce20"/>
          <table:table-cell table:style-name="ce20" office:value-type="float" office:value="4100" calcext:value-type="float">
            <text:p>4.100</text:p>
          </table:table-cell>
          <table:table-cell table:style-name="ce20"/>
          <table:table-cell table:style-name="ce20" office:value-type="float" office:value="2199" calcext:value-type="float">
            <text:p>2.1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17" calcext:value-type="float">
            <text:p>217</text:p>
          </table:table-cell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/>
          <table:table-cell table:style-name="ce21" office:value-type="float" office:value="411" calcext:value-type="float">
            <text:p>411</text:p>
          </table:table-cell>
          <table:table-cell table:style-name="ce21"/>
          <table:table-cell table:style-name="ce21" office:value-type="float" office:value="32015" calcext:value-type="float">
            <text:p>32.015</text:p>
          </table:table-cell>
          <table:table-cell table:style-name="ce21"/>
          <table:table-cell table:style-name="ce21" office:value-type="float" office:value="400" calcext:value-type="float">
            <text:p>400</text:p>
          </table:table-cell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9040" calcext:value-type="float">
            <text:p>19.040</text:p>
          </table:table-cell>
          <table:table-cell table:style-name="ce20"/>
          <table:table-cell table:style-name="ce20" office:value-type="float" office:value="45170" calcext:value-type="float">
            <text:p>45.170</text:p>
          </table:table-cell>
          <table:table-cell table:style-name="ce20"/>
          <table:table-cell table:style-name="ce20" office:value-type="float" office:value="33168" calcext:value-type="float">
            <text:p>33.168</text:p>
          </table:table-cell>
          <table:table-cell table:style-name="ce20"/>
          <table:table-cell table:style-name="ce20" office:value-type="float" office:value="4445329" calcext:value-type="float">
            <text:p>4.445.329</text:p>
          </table:table-cell>
          <table:table-cell table:style-name="ce20"/>
          <table:table-cell table:style-name="ce20" office:value-type="float" office:value="59298" calcext:value-type="float">
            <text:p>59.298</text:p>
          </table:table-cell>
          <table:table-cell table:style-name="ce20"/>
          <table:table-cell table:style-name="ce20" office:value-type="float" office:value="14128" calcext:value-type="float">
            <text:p>14.1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25002" calcext:value-type="float">
            <text:p>25.002</text:p>
          </table:table-cell>
          <table:table-cell table:style-name="ce21"/>
          <table:table-cell table:style-name="ce21" office:value-type="float" office:value="62503" calcext:value-type="float">
            <text:p>62.503</text:p>
          </table:table-cell>
          <table:table-cell table:style-name="ce21"/>
          <table:table-cell table:style-name="ce21" office:value-type="float" office:value="40907" calcext:value-type="float">
            <text:p>40.907</text:p>
          </table:table-cell>
          <table:table-cell table:style-name="ce21"/>
          <table:table-cell table:style-name="ce21" office:value-type="float" office:value="7123537" calcext:value-type="float">
            <text:p>7.123.537</text:p>
          </table:table-cell>
          <table:table-cell table:style-name="ce21"/>
          <table:table-cell table:style-name="ce21" office:value-type="float" office:value="78408" calcext:value-type="float">
            <text:p>78.408</text:p>
          </table:table-cell>
          <table:table-cell table:style-name="ce21"/>
          <table:table-cell table:style-name="ce21" office:value-type="float" office:value="15905" calcext:value-type="float">
            <text:p>15.90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137647" calcext:value-type="float">
            <text:p>137.647</text:p>
          </table:table-cell>
          <table:table-cell table:style-name="ce20"/>
          <table:table-cell table:style-name="ce20" office:value-type="float" office:value="632062" calcext:value-type="float">
            <text:p>632.062</text:p>
          </table:table-cell>
          <table:table-cell table:style-name="ce20"/>
          <table:table-cell table:style-name="ce20" office:value-type="float" office:value="205561" calcext:value-type="float">
            <text:p>205.561</text:p>
          </table:table-cell>
          <table:table-cell table:style-name="ce20"/>
          <table:table-cell table:style-name="ce20" office:value-type="float" office:value="58579685" calcext:value-type="float">
            <text:p>58.579.685</text:p>
          </table:table-cell>
          <table:table-cell table:style-name="ce20"/>
          <table:table-cell table:style-name="ce20" office:value-type="float" office:value="699976" calcext:value-type="float">
            <text:p>699.976</text:p>
          </table:table-cell>
          <table:table-cell table:style-name="ce20"/>
          <table:table-cell table:style-name="ce20" office:value-type="float" office:value="67914" calcext:value-type="float">
            <text:p>67.9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50240" calcext:value-type="float">
            <text:p>50.240</text:p>
          </table:table-cell>
          <table:table-cell table:style-name="ce21"/>
          <table:table-cell table:style-name="ce21" office:value-type="float" office:value="28637" calcext:value-type="float">
            <text:p>28.637</text:p>
          </table:table-cell>
          <table:table-cell table:style-name="ce21"/>
          <table:table-cell table:style-name="ce21" office:value-type="float" office:value="64067" calcext:value-type="float">
            <text:p>64.067</text:p>
          </table:table-cell>
          <table:table-cell table:style-name="ce21"/>
          <table:table-cell table:style-name="ce21" office:value-type="float" office:value="3689018" calcext:value-type="float">
            <text:p>3.689.01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2464" calcext:value-type="float">
            <text:p>42.464</text:p>
          </table:table-cell>
          <table:table-cell table:style-name="ce21"/>
          <table:table-cell table:style-name="ce21" office:value-type="float" office:value="13827" calcext:value-type="float">
            <text:p>13.82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10484" calcext:value-type="float">
            <text:p>-10.484</text:p>
          </table:table-cell>
          <table:table-cell table:style-name="ce20"/>
          <table:table-cell table:style-name="ce20" office:value-type="float" office:value="5393" calcext:value-type="float">
            <text:p>5.393</text:p>
          </table:table-cell>
          <table:table-cell table:style-name="ce20"/>
          <table:table-cell table:style-name="ce20" office:value-type="float" office:value="-7049" calcext:value-type="float">
            <text:p>-7.049</text:p>
          </table:table-cell>
          <table:table-cell table:style-name="ce20"/>
          <table:table-cell table:style-name="ce20" office:value-type="float" office:value="610201" calcext:value-type="float">
            <text:p>610.201</text:p>
          </table:table-cell>
          <table:table-cell table:style-name="ce20"/>
          <table:table-cell table:style-name="ce20" office:value-type="float" office:value="8828" calcext:value-type="float">
            <text:p>8.828</text:p>
          </table:table-cell>
          <table:table-cell table:style-name="ce20"/>
          <table:table-cell table:style-name="ce20" office:value-type="float" office:value="3435" calcext:value-type="float">
            <text:p>3.43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046" calcext:value-type="float">
            <text:p>-3.046</text:p>
          </table:table-cell>
          <table:table-cell table:style-name="ce21"/>
          <table:table-cell table:style-name="ce21" office:value-type="float" office:value="41315" calcext:value-type="float">
            <text:p>41.315</text:p>
          </table:table-cell>
          <table:table-cell table:style-name="ce21"/>
          <table:table-cell table:style-name="ce21" office:value-type="float" office:value="-5860" calcext:value-type="float">
            <text:p>-5.860</text:p>
          </table:table-cell>
          <table:table-cell table:style-name="ce21"/>
          <table:table-cell table:style-name="ce21" office:value-type="float" office:value="3649930" calcext:value-type="float">
            <text:p>3.649.930</text:p>
          </table:table-cell>
          <table:table-cell table:style-name="ce21"/>
          <table:table-cell table:style-name="ce21" office:value-type="float" office:value="38501" calcext:value-type="float">
            <text:p>38.501</text:p>
          </table:table-cell>
          <table:table-cell table:style-name="ce21"/>
          <table:table-cell table:style-name="ce21" office:value-type="float" office:value="-2814" calcext:value-type="float">
            <text:p>-2.8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1647" calcext:value-type="float">
            <text:p>-1.647</text:p>
          </table:table-cell>
          <table:table-cell table:style-name="ce20"/>
          <table:table-cell table:style-name="ce20" office:value-type="float" office:value="16789" calcext:value-type="float">
            <text:p>16.789</text:p>
          </table:table-cell>
          <table:table-cell table:style-name="ce20"/>
          <table:table-cell table:style-name="ce20" office:value-type="float" office:value="8873" calcext:value-type="float">
            <text:p>8.873</text:p>
          </table:table-cell>
          <table:table-cell table:style-name="ce20"/>
          <table:table-cell table:style-name="ce20" office:value-type="float" office:value="2012705" calcext:value-type="float">
            <text:p>2.012.705</text:p>
          </table:table-cell>
          <table:table-cell table:style-name="ce20"/>
          <table:table-cell table:style-name="ce20" office:value-type="float" office:value="27309" calcext:value-type="float">
            <text:p>27.309</text:p>
          </table:table-cell>
          <table:table-cell table:style-name="ce20"/>
          <table:table-cell table:style-name="ce20" office:value-type="float" office:value="10520" calcext:value-type="float">
            <text:p>10.5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36111" calcext:value-type="float">
            <text:p>-36.111</text:p>
          </table:table-cell>
          <table:table-cell table:style-name="ce21"/>
          <table:table-cell table:style-name="ce21" office:value-type="float" office:value="47184" calcext:value-type="float">
            <text:p>47.18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34600" calcext:value-type="float">
            <text:p>-34.600</text:p>
          </table:table-cell>
          <table:table-cell table:style-name="ce21"/>
          <table:table-cell table:style-name="ce21" office:value-type="float" office:value="4469800" calcext:value-type="float">
            <text:p>4.469.8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8695" calcext:value-type="float">
            <text:p>48.69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511" calcext:value-type="float">
            <text:p>1.5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05229" calcext:value-type="float">
            <text:p>-105.229</text:p>
          </table:table-cell>
          <table:table-cell table:style-name="ce20"/>
          <table:table-cell table:style-name="ce20" office:value-type="float" office:value="16720" calcext:value-type="float">
            <text:p>16.720</text:p>
          </table:table-cell>
          <table:table-cell table:style-name="ce20"/>
          <table:table-cell table:style-name="ce20" office:value-type="float" office:value="-64001" calcext:value-type="float">
            <text:p>-64.001</text:p>
          </table:table-cell>
          <table:table-cell table:style-name="ce20"/>
          <table:table-cell table:style-name="ce20" office:value-type="float" office:value="3121027" calcext:value-type="float">
            <text:p>3.121.027</text:p>
          </table:table-cell>
          <table:table-cell table:style-name="ce20"/>
          <table:table-cell table:style-name="ce20" office:value-type="float" office:value="57948" calcext:value-type="float">
            <text:p>57.948</text:p>
          </table:table-cell>
          <table:table-cell table:style-name="ce20"/>
          <table:table-cell table:style-name="ce20" office:value-type="float" office:value="41228" calcext:value-type="float">
            <text:p>41.2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4324" calcext:value-type="float">
            <text:p>4.324</text:p>
          </table:table-cell>
          <table:table-cell table:style-name="ce21"/>
          <table:table-cell table:style-name="ce21" office:value-type="float" office:value="101444" calcext:value-type="float">
            <text:p>101.444</text:p>
          </table:table-cell>
          <table:table-cell table:style-name="ce21"/>
          <table:table-cell table:style-name="ce21" office:value-type="float" office:value="-24898" calcext:value-type="float">
            <text:p>-24.898</text:p>
          </table:table-cell>
          <table:table-cell table:style-name="ce21"/>
          <table:table-cell table:style-name="ce21" office:value-type="float" office:value="7552850" calcext:value-type="float">
            <text:p>7.552.850</text:p>
          </table:table-cell>
          <table:table-cell table:style-name="ce21"/>
          <table:table-cell table:style-name="ce21" office:value-type="float" office:value="72222" calcext:value-type="float">
            <text:p>72.222</text:p>
          </table:table-cell>
          <table:table-cell table:style-name="ce21"/>
          <table:table-cell table:style-name="ce21" office:value-type="float" office:value="-29222" calcext:value-type="float">
            <text:p>-29.2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78862" calcext:value-type="float">
            <text:p>78.86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27000" calcext:value-type="float">
            <text:p>427.000</text:p>
          </table:table-cell>
          <table:table-cell table:style-name="ce20"/>
          <table:table-cell table:style-name="ce20" office:value-type="float" office:value="1102862" calcext:value-type="float">
            <text:p>1.102.862</text:p>
          </table:table-cell>
          <table:table-cell table:style-name="ce20"/>
          <table:table-cell table:style-name="ce20" office:value-type="float" office:value="65786563" calcext:value-type="float">
            <text:p>65.786.563</text:p>
          </table:table-cell>
          <table:table-cell table:style-name="ce20"/>
          <table:table-cell table:style-name="ce20" office:value-type="float" office:value="1451000" calcext:value-type="float">
            <text:p>1.451.000</text:p>
          </table:table-cell>
          <table:table-cell table:style-name="ce20"/>
          <table:table-cell table:style-name="ce20" office:value-type="float" office:value="1024000" calcext:value-type="float">
            <text:p>1.024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79896" calcext:value-type="float">
            <text:p>-79.896</text:p>
          </table:table-cell>
          <table:table-cell table:style-name="ce21"/>
          <table:table-cell table:style-name="ce21" office:value-type="float" office:value="739170" calcext:value-type="float">
            <text:p>739.170</text:p>
          </table:table-cell>
          <table:table-cell table:style-name="ce21"/>
          <table:table-cell table:style-name="ce21" office:value-type="float" office:value="-429858" calcext:value-type="float">
            <text:p>-429.858</text:p>
          </table:table-cell>
          <table:table-cell table:style-name="ce21"/>
          <table:table-cell table:style-name="ce21" office:value-type="float" office:value="49544808" calcext:value-type="float">
            <text:p>49.544.808</text:p>
          </table:table-cell>
          <table:table-cell table:style-name="ce21"/>
          <table:table-cell table:style-name="ce21" office:value-type="float" office:value="389208" calcext:value-type="float">
            <text:p>389.208</text:p>
          </table:table-cell>
          <table:table-cell table:style-name="ce21"/>
          <table:table-cell table:style-name="ce21" office:value-type="float" office:value="-349962" calcext:value-type="float">
            <text:p>-349.96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94" calcext:value-type="float">
            <text:p>94</text:p>
          </table:table-cell>
          <table:table-cell table:style-name="ce21"/>
          <table:table-cell table:style-name="ce21" office:value-type="float" office:value="65877" calcext:value-type="float">
            <text:p>65.877</text:p>
          </table:table-cell>
          <table:table-cell table:style-name="ce21"/>
          <table:table-cell table:style-name="ce21" office:value-type="float" office:value="833" calcext:value-type="float">
            <text:p>833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23295" calcext:value-type="float">
            <text:p>23.295</text:p>
          </table:table-cell>
          <table:table-cell table:style-name="ce20"/>
          <table:table-cell table:style-name="ce20" office:value-type="float" office:value="142027" calcext:value-type="float">
            <text:p>142.027</text:p>
          </table:table-cell>
          <table:table-cell table:style-name="ce20"/>
          <table:table-cell table:style-name="ce20" office:value-type="float" office:value="-25757" calcext:value-type="float">
            <text:p>-25.757</text:p>
          </table:table-cell>
          <table:table-cell table:style-name="ce20"/>
          <table:table-cell table:style-name="ce20" office:value-type="float" office:value="10045237" calcext:value-type="float">
            <text:p>10.045.237</text:p>
          </table:table-cell>
          <table:table-cell table:style-name="ce20"/>
          <table:table-cell table:style-name="ce20" office:value-type="float" office:value="92975" calcext:value-type="float">
            <text:p>92.975</text:p>
          </table:table-cell>
          <table:table-cell table:style-name="ce20"/>
          <table:table-cell table:style-name="ce20" office:value-type="float" office:value="-49052" calcext:value-type="float">
            <text:p>-49.0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280329" calcext:value-type="float">
            <text:p>280.329</text:p>
          </table:table-cell>
          <table:table-cell table:style-name="ce20"/>
          <table:table-cell table:style-name="ce20" office:value-type="float" office:value="2144316" calcext:value-type="float">
            <text:p>2.144.31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649298" calcext:value-type="float">
            <text:p>-649.298</text:p>
          </table:table-cell>
          <table:table-cell table:style-name="ce20"/>
          <table:table-cell table:style-name="ce20" office:value-type="float" office:value="147539426" calcext:value-type="float">
            <text:p>147.539.426</text:p>
          </table:table-cell>
          <table:table-cell table:style-name="ce20"/>
          <table:table-cell table:style-name="ce20" office:value-type="float" office:value="1214689" calcext:value-type="float">
            <text:p>1.214.689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929627" calcext:value-type="float">
            <text:p>-929.62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17615" calcext:value-type="float">
            <text:p>-17.615</text:p>
          </table:table-cell>
          <table:table-cell table:style-name="ce20"/>
          <table:table-cell table:style-name="ce20" office:value-type="float" office:value="24087" calcext:value-type="float">
            <text:p>24.087</text:p>
          </table:table-cell>
          <table:table-cell table:style-name="ce20"/>
          <table:table-cell table:style-name="ce20" office:value-type="float" office:value="-5200" calcext:value-type="float">
            <text:p>-5.200</text:p>
          </table:table-cell>
          <table:table-cell table:style-name="ce20"/>
          <table:table-cell table:style-name="ce20" office:value-type="float" office:value="3232100" calcext:value-type="float">
            <text:p>3.232.100</text:p>
          </table:table-cell>
          <table:table-cell table:style-name="ce20"/>
          <table:table-cell table:style-name="ce20" office:value-type="float" office:value="36502" calcext:value-type="float">
            <text:p>36.502</text:p>
          </table:table-cell>
          <table:table-cell table:style-name="ce20"/>
          <table:table-cell table:style-name="ce20" office:value-type="float" office:value="12415" calcext:value-type="float">
            <text:p>12.4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4344" calcext:value-type="float">
            <text:p>-4.344</text:p>
          </table:table-cell>
          <table:table-cell table:style-name="ce21"/>
          <table:table-cell table:style-name="ce21" office:value-type="float" office:value="46295" calcext:value-type="float">
            <text:p>46.295</text:p>
          </table:table-cell>
          <table:table-cell table:style-name="ce21"/>
          <table:table-cell table:style-name="ce21" office:value-type="float" office:value="66900" calcext:value-type="float">
            <text:p>66.900</text:p>
          </table:table-cell>
          <table:table-cell table:style-name="ce21"/>
          <table:table-cell table:style-name="ce21" office:value-type="float" office:value="7949300" calcext:value-type="float">
            <text:p>7.949.300</text:p>
          </table:table-cell>
          <table:table-cell table:style-name="ce21"/>
          <table:table-cell table:style-name="ce21" office:value-type="float" office:value="117539" calcext:value-type="float">
            <text:p>117.539</text:p>
          </table:table-cell>
          <table:table-cell table:style-name="ce21"/>
          <table:table-cell table:style-name="ce21" office:value-type="float" office:value="71244" calcext:value-type="float">
            <text:p>71.244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1" table:style-name="ta5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0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689677" calcext:value-type="float">
            <text:p>689.677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267048" calcext:value-type="float">
            <text:p>4.267.048</text:p>
          </table:table-cell>
          <table:table-cell table:style-name="ce20"/>
          <table:table-cell table:style-name="ce20" office:value-type="float" office:value="910374" calcext:value-type="float">
            <text:p>910.374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28473834" calcext:value-type="float">
            <text:p>428.473.834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87745" calcext:value-type="float">
            <text:p>4.487.745</text:p>
          </table:table-cell>
          <table:table-cell table:style-name="ce20"/>
          <table:table-cell table:style-name="ce20" office:value-type="float" office:value="220697" calcext:value-type="float">
            <text:p>220.69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12836" calcext:value-type="float">
            <text:p>12.836</text:p>
          </table:table-cell>
          <table:table-cell table:style-name="ce21"/>
          <table:table-cell table:style-name="ce21" office:value-type="float" office:value="104903" calcext:value-type="float">
            <text:p>104.903</text:p>
          </table:table-cell>
          <table:table-cell table:style-name="ce21"/>
          <table:table-cell table:style-name="ce21" office:value-type="float" office:value="24329" calcext:value-type="float">
            <text:p>24.329</text:p>
          </table:table-cell>
          <table:table-cell table:style-name="ce21"/>
          <table:table-cell table:style-name="ce21" office:value-type="float" office:value="10239085" calcext:value-type="float">
            <text:p>10.239.085</text:p>
          </table:table-cell>
          <table:table-cell table:style-name="ce21"/>
          <table:table-cell table:style-name="ce21" office:value-type="float" office:value="116396" calcext:value-type="float">
            <text:p>116.396</text:p>
          </table:table-cell>
          <table:table-cell table:style-name="ce21"/>
          <table:table-cell table:style-name="ce21" office:value-type="float" office:value="11493" calcext:value-type="float">
            <text:p>11.4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115087" calcext:value-type="float">
            <text:p>115.087</text:p>
          </table:table-cell>
          <table:table-cell table:style-name="ce20"/>
          <table:table-cell table:style-name="ce20" office:value-type="float" office:value="-41408" calcext:value-type="float">
            <text:p>-41.408</text:p>
          </table:table-cell>
          <table:table-cell table:style-name="ce20"/>
          <table:table-cell table:style-name="ce20" office:value-type="float" office:value="8190876" calcext:value-type="float">
            <text:p>8.190.876</text:p>
          </table:table-cell>
          <table:table-cell table:style-name="ce20"/>
          <table:table-cell table:style-name="ce20" office:value-type="float" office:value="73679" calcext:value-type="float">
            <text:p>73.679</text:p>
          </table:table-cell>
          <table:table-cell table:style-name="ce20"/>
          <table:table-cell table:style-name="ce20" office:value-type="float" office:value="-41408" calcext:value-type="float">
            <text:p>-41.4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-27980" calcext:value-type="float">
            <text:p>-27.980</text:p>
          </table:table-cell>
          <table:table-cell table:style-name="ce21"/>
          <table:table-cell table:style-name="ce21" office:value-type="float" office:value="109001" calcext:value-type="float">
            <text:p>109.001</text:p>
          </table:table-cell>
          <table:table-cell table:style-name="ce21"/>
          <table:table-cell table:style-name="ce21" office:value-type="float" office:value="-46071" calcext:value-type="float">
            <text:p>-46.071</text:p>
          </table:table-cell>
          <table:table-cell table:style-name="ce21"/>
          <table:table-cell table:style-name="ce21" office:value-type="float" office:value="10278098" calcext:value-type="float">
            <text:p>10.278.098</text:p>
          </table:table-cell>
          <table:table-cell table:style-name="ce21"/>
          <table:table-cell table:style-name="ce21" office:value-type="float" office:value="90910" calcext:value-type="float">
            <text:p>90.910</text:p>
          </table:table-cell>
          <table:table-cell table:style-name="ce21"/>
          <table:table-cell table:style-name="ce21" office:value-type="float" office:value="-18091" calcext:value-type="float">
            <text:p>-18.0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0094" calcext:value-type="float">
            <text:p>10.094</text:p>
          </table:table-cell>
          <table:table-cell table:style-name="ce20"/>
          <table:table-cell table:style-name="ce20" office:value-type="float" office:value="57986" calcext:value-type="float">
            <text:p>57.986</text:p>
          </table:table-cell>
          <table:table-cell table:style-name="ce20"/>
          <table:table-cell table:style-name="ce20" office:value-type="float" office:value="19192" calcext:value-type="float">
            <text:p>19.192</text:p>
          </table:table-cell>
          <table:table-cell table:style-name="ce20"/>
          <table:table-cell table:style-name="ce20" office:value-type="float" office:value="5330020" calcext:value-type="float">
            <text:p>5.330.020</text:p>
          </table:table-cell>
          <table:table-cell table:style-name="ce20"/>
          <table:table-cell table:style-name="ce20" office:value-type="float" office:value="67084" calcext:value-type="float">
            <text:p>67.084</text:p>
          </table:table-cell>
          <table:table-cell table:style-name="ce20"/>
          <table:table-cell table:style-name="ce20" office:value-type="float" office:value="9098" calcext:value-type="float">
            <text:p>9.0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167863" calcext:value-type="float">
            <text:p>167.863</text:p>
          </table:table-cell>
          <table:table-cell table:style-name="ce21"/>
          <table:table-cell table:style-name="ce21" office:value-type="float" office:value="838797" calcext:value-type="float">
            <text:p>838.797</text:p>
          </table:table-cell>
          <table:table-cell table:style-name="ce21"/>
          <table:table-cell table:style-name="ce21" office:value-type="float" office:value="96065" calcext:value-type="float">
            <text:p>96.065</text:p>
          </table:table-cell>
          <table:table-cell table:style-name="ce21"/>
          <table:table-cell table:style-name="ce21" office:value-type="float" office:value="82163475" calcext:value-type="float">
            <text:p>82.163.475</text:p>
          </table:table-cell>
          <table:table-cell table:style-name="ce21"/>
          <table:table-cell table:style-name="ce21" office:value-type="float" office:value="766999" calcext:value-type="float">
            <text:p>766.999</text:p>
          </table:table-cell>
          <table:table-cell table:style-name="ce21"/>
          <table:table-cell table:style-name="ce21" office:value-type="float" office:value="-71798" calcext:value-type="float">
            <text:p>-71.7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167863" calcext:value-type="float">
            <text:p>167.863</text:p>
          </table:table-cell>
          <table:table-cell table:style-name="ce20"/>
          <table:table-cell table:style-name="ce20" office:value-type="float" office:value="838797" calcext:value-type="float">
            <text:p>838.797</text:p>
          </table:table-cell>
          <table:table-cell table:style-name="ce20"/>
          <table:table-cell table:style-name="ce20" office:value-type="float" office:value="96065" calcext:value-type="float">
            <text:p>96.065</text:p>
          </table:table-cell>
          <table:table-cell table:style-name="ce20"/>
          <table:table-cell table:style-name="ce20" office:value-type="float" office:value="82163475" calcext:value-type="float">
            <text:p>82.163.475</text:p>
          </table:table-cell>
          <table:table-cell table:style-name="ce20"/>
          <table:table-cell table:style-name="ce20" office:value-type="float" office:value="766999" calcext:value-type="float">
            <text:p>766.999</text:p>
          </table:table-cell>
          <table:table-cell table:style-name="ce20"/>
          <table:table-cell table:style-name="ce20" office:value-type="float" office:value="-71798" calcext:value-type="float">
            <text:p>-71.7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194" calcext:value-type="float">
            <text:p>-3.194</text:p>
          </table:table-cell>
          <table:table-cell table:style-name="ce21"/>
          <table:table-cell table:style-name="ce21" office:value-type="float" office:value="18403" calcext:value-type="float">
            <text:p>18.403</text:p>
          </table:table-cell>
          <table:table-cell table:style-name="ce21"/>
          <table:table-cell table:style-name="ce21" office:value-type="float" office:value="-8530" calcext:value-type="float">
            <text:p>-8.530</text:p>
          </table:table-cell>
          <table:table-cell table:style-name="ce21"/>
          <table:table-cell table:style-name="ce21" office:value-type="float" office:value="1401250" calcext:value-type="float">
            <text:p>1.401.250</text:p>
          </table:table-cell>
          <table:table-cell table:style-name="ce21"/>
          <table:table-cell table:style-name="ce21" office:value-type="float" office:value="13067" calcext:value-type="float">
            <text:p>13.067</text:p>
          </table:table-cell>
          <table:table-cell table:style-name="ce21"/>
          <table:table-cell table:style-name="ce21" office:value-type="float" office:value="-5336" calcext:value-type="float">
            <text:p>-5.3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1820" calcext:value-type="float">
            <text:p>31.820</text:p>
          </table:table-cell>
          <table:table-cell table:style-name="ce20"/>
          <table:table-cell table:style-name="ce20" office:value-type="float" office:value="31391" calcext:value-type="float">
            <text:p>31.391</text:p>
          </table:table-cell>
          <table:table-cell table:style-name="ce20"/>
          <table:table-cell table:style-name="ce20" office:value-type="float" office:value="55218" calcext:value-type="float">
            <text:p>55.218</text:p>
          </table:table-cell>
          <table:table-cell table:style-name="ce20"/>
          <table:table-cell table:style-name="ce20" office:value-type="float" office:value="3777565" calcext:value-type="float">
            <text:p>3.777.565</text:p>
          </table:table-cell>
          <table:table-cell table:style-name="ce20"/>
          <table:table-cell table:style-name="ce20" office:value-type="float" office:value="54789" calcext:value-type="float">
            <text:p>54.789</text:p>
          </table:table-cell>
          <table:table-cell table:style-name="ce20"/>
          <table:table-cell table:style-name="ce20" office:value-type="float" office:value="23398" calcext:value-type="float">
            <text:p>23.3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62314" calcext:value-type="float">
            <text:p>62.314</text:p>
          </table:table-cell>
          <table:table-cell table:style-name="ce21"/>
          <table:table-cell table:style-name="ce21" office:value-type="float" office:value="105219" calcext:value-type="float">
            <text:p>105.219</text:p>
          </table:table-cell>
          <table:table-cell table:style-name="ce21"/>
          <table:table-cell table:style-name="ce21" office:value-type="float" office:value="60362" calcext:value-type="float">
            <text:p>60.362</text:p>
          </table:table-cell>
          <table:table-cell table:style-name="ce21"/>
          <table:table-cell table:style-name="ce21" office:value-type="float" office:value="10775627" calcext:value-type="float">
            <text:p>10.775.627</text:p>
          </table:table-cell>
          <table:table-cell table:style-name="ce21"/>
          <table:table-cell table:style-name="ce21" office:value-type="float" office:value="103267" calcext:value-type="float">
            <text:p>103.267</text:p>
          </table:table-cell>
          <table:table-cell table:style-name="ce21"/>
          <table:table-cell table:style-name="ce21" office:value-type="float" office:value="-1952" calcext:value-type="float">
            <text:p>-1.9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158122" calcext:value-type="float">
            <text:p>158.122</text:p>
          </table:table-cell>
          <table:table-cell table:style-name="ce20"/>
          <table:table-cell table:style-name="ce20" office:value-type="float" office:value="360391" calcext:value-type="float">
            <text:p>360.391</text:p>
          </table:table-cell>
          <table:table-cell table:style-name="ce20"/>
          <table:table-cell table:style-name="ce20" office:value-type="float" office:value="195363" calcext:value-type="float">
            <text:p>195.363</text:p>
          </table:table-cell>
          <table:table-cell table:style-name="ce20"/>
          <table:table-cell table:style-name="ce20" office:value-type="float" office:value="40470182" calcext:value-type="float">
            <text:p>40.470.182</text:p>
          </table:table-cell>
          <table:table-cell table:style-name="ce20"/>
          <table:table-cell table:style-name="ce20" office:value-type="float" office:value="397632" calcext:value-type="float">
            <text:p>397.632</text:p>
          </table:table-cell>
          <table:table-cell table:style-name="ce20"/>
          <table:table-cell table:style-name="ce20" office:value-type="float" office:value="37241" calcext:value-type="float">
            <text:p>37.24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66761" calcext:value-type="float">
            <text:p>166.761</text:p>
          </table:table-cell>
          <table:table-cell table:style-name="ce21"/>
          <table:table-cell table:style-name="ce21" office:value-type="float" office:value="540717" calcext:value-type="float">
            <text:p>540.717</text:p>
          </table:table-cell>
          <table:table-cell table:style-name="ce21"/>
          <table:table-cell table:style-name="ce21" office:value-type="float" office:value="434293" calcext:value-type="float">
            <text:p>434.293</text:p>
          </table:table-cell>
          <table:table-cell table:style-name="ce21"/>
          <table:table-cell table:style-name="ce21" office:value-type="float" office:value="60545022" calcext:value-type="float">
            <text:p>60.545.022</text:p>
          </table:table-cell>
          <table:table-cell table:style-name="ce21"/>
          <table:table-cell table:style-name="ce21" office:value-type="float" office:value="808249" calcext:value-type="float">
            <text:p>808.249</text:p>
          </table:table-cell>
          <table:table-cell table:style-name="ce21"/>
          <table:table-cell table:style-name="ce21" office:value-type="float" office:value="267532" calcext:value-type="float">
            <text:p>267.5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64456" calcext:value-type="float">
            <text:p>164.456</text:p>
          </table:table-cell>
          <table:table-cell table:style-name="ce20"/>
          <table:table-cell table:style-name="ce20" office:value-type="float" office:value="530864" calcext:value-type="float">
            <text:p>530.864</text:p>
          </table:table-cell>
          <table:table-cell table:style-name="ce20"/>
          <table:table-cell table:style-name="ce20" office:value-type="float" office:value="408374" calcext:value-type="float">
            <text:p>408.374</text:p>
          </table:table-cell>
          <table:table-cell table:style-name="ce20"/>
          <table:table-cell table:style-name="ce20" office:value-type="float" office:value="58858198" calcext:value-type="float">
            <text:p>58.858.198</text:p>
          </table:table-cell>
          <table:table-cell table:style-name="ce20"/>
          <table:table-cell table:style-name="ce20" office:value-type="float" office:value="774782" calcext:value-type="float">
            <text:p>774.782</text:p>
          </table:table-cell>
          <table:table-cell table:style-name="ce20"/>
          <table:table-cell table:style-name="ce20" office:value-type="float" office:value="243918" calcext:value-type="float">
            <text:p>243.9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52367" calcext:value-type="float">
            <text:p>-52.367</text:p>
          </table:table-cell>
          <table:table-cell table:style-name="ce21"/>
          <table:table-cell table:style-name="ce21" office:value-type="float" office:value="50246" calcext:value-type="float">
            <text:p>50.246</text:p>
          </table:table-cell>
          <table:table-cell table:style-name="ce21"/>
          <table:table-cell table:style-name="ce21" office:value-type="float" office:value="-58867" calcext:value-type="float">
            <text:p>-58.867</text:p>
          </table:table-cell>
          <table:table-cell table:style-name="ce21"/>
          <table:table-cell table:style-name="ce21" office:value-type="float" office:value="4497735" calcext:value-type="float">
            <text:p>4.497.73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3746" calcext:value-type="float">
            <text:p>43.746</text:p>
          </table:table-cell>
          <table:table-cell table:style-name="ce21"/>
          <table:table-cell table:style-name="ce21" office:value-type="float" office:value="-6500" calcext:value-type="float">
            <text:p>-6.5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9631" calcext:value-type="float">
            <text:p>49.631</text:p>
          </table:table-cell>
          <table:table-cell table:style-name="ce20"/>
          <table:table-cell table:style-name="ce20" office:value-type="float" office:value="555502" calcext:value-type="float">
            <text:p>555.502</text:p>
          </table:table-cell>
          <table:table-cell table:style-name="ce20"/>
          <table:table-cell table:style-name="ce20" office:value-type="float" office:value="37168" calcext:value-type="float">
            <text:p>37.168</text:p>
          </table:table-cell>
          <table:table-cell table:style-name="ce20"/>
          <table:table-cell table:style-name="ce20" office:value-type="float" office:value="56923524" calcext:value-type="float">
            <text:p>56.923.524</text:p>
          </table:table-cell>
          <table:table-cell table:style-name="ce20"/>
          <table:table-cell table:style-name="ce20" office:value-type="float" office:value="543039" calcext:value-type="float">
            <text:p>543.039</text:p>
          </table:table-cell>
          <table:table-cell table:style-name="ce20"/>
          <table:table-cell table:style-name="ce20" office:value-type="float" office:value="-12463" calcext:value-type="float">
            <text:p>-12.4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3960" calcext:value-type="float">
            <text:p>3.960</text:p>
          </table:table-cell>
          <table:table-cell table:style-name="ce21"/>
          <table:table-cell table:style-name="ce21" office:value-type="float" office:value="5355" calcext:value-type="float">
            <text:p>5.355</text:p>
          </table:table-cell>
          <table:table-cell table:style-name="ce21"/>
          <table:table-cell table:style-name="ce21" office:value-type="float" office:value="7052" calcext:value-type="float">
            <text:p>7.052</text:p>
          </table:table-cell>
          <table:table-cell table:style-name="ce21"/>
          <table:table-cell table:style-name="ce21" office:value-type="float" office:value="690497" calcext:value-type="float">
            <text:p>690.497</text:p>
          </table:table-cell>
          <table:table-cell table:style-name="ce21"/>
          <table:table-cell table:style-name="ce21" office:value-type="float" office:value="8447" calcext:value-type="float">
            <text:p>8.447</text:p>
          </table:table-cell>
          <table:table-cell table:style-name="ce21"/>
          <table:table-cell table:style-name="ce21" office:value-type="float" office:value="3092" calcext:value-type="float">
            <text:p>3.0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6428" calcext:value-type="float">
            <text:p>-16.428</text:p>
          </table:table-cell>
          <table:table-cell table:style-name="ce20"/>
          <table:table-cell table:style-name="ce20" office:value-type="float" office:value="32205" calcext:value-type="float">
            <text:p>32.205</text:p>
          </table:table-cell>
          <table:table-cell table:style-name="ce20"/>
          <table:table-cell table:style-name="ce20" office:value-type="float" office:value="-28331" calcext:value-type="float">
            <text:p>-28.331</text:p>
          </table:table-cell>
          <table:table-cell table:style-name="ce20"/>
          <table:table-cell table:style-name="ce20" office:value-type="float" office:value="2381715" calcext:value-type="float">
            <text:p>2.381.715</text:p>
          </table:table-cell>
          <table:table-cell table:style-name="ce20"/>
          <table:table-cell table:style-name="ce20" office:value-type="float" office:value="20302" calcext:value-type="float">
            <text:p>20.302</text:p>
          </table:table-cell>
          <table:table-cell table:style-name="ce20"/>
          <table:table-cell table:style-name="ce20" office:value-type="float" office:value="-11903" calcext:value-type="float">
            <text:p>-11.9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0306" calcext:value-type="float">
            <text:p>-20.306</text:p>
          </table:table-cell>
          <table:table-cell table:style-name="ce21"/>
          <table:table-cell table:style-name="ce21" office:value-type="float" office:value="38919" calcext:value-type="float">
            <text:p>38.919</text:p>
          </table:table-cell>
          <table:table-cell table:style-name="ce21"/>
          <table:table-cell table:style-name="ce21" office:value-type="float" office:value="-25076" calcext:value-type="float">
            <text:p>-25.076</text:p>
          </table:table-cell>
          <table:table-cell table:style-name="ce21"/>
          <table:table-cell table:style-name="ce21" office:value-type="float" office:value="3512074" calcext:value-type="float">
            <text:p>3.512.074</text:p>
          </table:table-cell>
          <table:table-cell table:style-name="ce21"/>
          <table:table-cell table:style-name="ce21" office:value-type="float" office:value="34149" calcext:value-type="float">
            <text:p>34.149</text:p>
          </table:table-cell>
          <table:table-cell table:style-name="ce21"/>
          <table:table-cell table:style-name="ce21" office:value-type="float" office:value="-4770" calcext:value-type="float">
            <text:p>-4.77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3431" calcext:value-type="float">
            <text:p>3.431</text:p>
          </table:table-cell>
          <table:table-cell table:style-name="ce20"/>
          <table:table-cell table:style-name="ce20" office:value-type="float" office:value="3754" calcext:value-type="float">
            <text:p>3.754</text:p>
          </table:table-cell>
          <table:table-cell table:style-name="ce20"/>
          <table:table-cell table:style-name="ce20" office:value-type="float" office:value="5400" calcext:value-type="float">
            <text:p>5.400</text:p>
          </table:table-cell>
          <table:table-cell table:style-name="ce20"/>
          <table:table-cell table:style-name="ce20" office:value-type="float" office:value="433600" calcext:value-type="float">
            <text:p>433.600</text:p>
          </table:table-cell>
          <table:table-cell table:style-name="ce20"/>
          <table:table-cell table:style-name="ce20" office:value-type="float" office:value="5723" calcext:value-type="float">
            <text:p>5.723</text:p>
          </table:table-cell>
          <table:table-cell table:style-name="ce20"/>
          <table:table-cell table:style-name="ce20" office:value-type="float" office:value="1969" calcext:value-type="float">
            <text:p>1.9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6658" calcext:value-type="float">
            <text:p>16.658</text:p>
          </table:table-cell>
          <table:table-cell table:style-name="ce21"/>
          <table:table-cell table:style-name="ce21" office:value-type="float" office:value="135601" calcext:value-type="float">
            <text:p>135.601</text:p>
          </table:table-cell>
          <table:table-cell table:style-name="ce21"/>
          <table:table-cell table:style-name="ce21" office:value-type="float" office:value="-21346" calcext:value-type="float">
            <text:p>-21.346</text:p>
          </table:table-cell>
          <table:table-cell table:style-name="ce21"/>
          <table:table-cell table:style-name="ce21" office:value-type="float" office:value="10221644" calcext:value-type="float">
            <text:p>10.221.644</text:p>
          </table:table-cell>
          <table:table-cell table:style-name="ce21"/>
          <table:table-cell table:style-name="ce21" office:value-type="float" office:value="97597" calcext:value-type="float">
            <text:p>97.597</text:p>
          </table:table-cell>
          <table:table-cell table:style-name="ce21"/>
          <table:table-cell table:style-name="ce21" office:value-type="float" office:value="-38004" calcext:value-type="float">
            <text:p>-38.0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205" calcext:value-type="float">
            <text:p>1.205</text:p>
          </table:table-cell>
          <table:table-cell table:style-name="ce20"/>
          <table:table-cell table:style-name="ce20" office:value-type="float" office:value="2941" calcext:value-type="float">
            <text:p>2.941</text:p>
          </table:table-cell>
          <table:table-cell table:style-name="ce20"/>
          <table:table-cell table:style-name="ce20" office:value-type="float" office:value="2656" calcext:value-type="float">
            <text:p>2.656</text:p>
          </table:table-cell>
          <table:table-cell table:style-name="ce20"/>
          <table:table-cell table:style-name="ce20" office:value-type="float" office:value="388759" calcext:value-type="float">
            <text:p>388.759</text:p>
          </table:table-cell>
          <table:table-cell table:style-name="ce20"/>
          <table:table-cell table:style-name="ce20" office:value-type="float" office:value="4392" calcext:value-type="float">
            <text:p>4.392</text:p>
          </table:table-cell>
          <table:table-cell table:style-name="ce20"/>
          <table:table-cell table:style-name="ce20" office:value-type="float" office:value="1451" calcext:value-type="float">
            <text:p>1.4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57033" calcext:value-type="float">
            <text:p>57.033</text:p>
          </table:table-cell>
          <table:table-cell table:style-name="ce21"/>
          <table:table-cell table:style-name="ce21" office:value-type="float" office:value="140527" calcext:value-type="float">
            <text:p>140.527</text:p>
          </table:table-cell>
          <table:table-cell table:style-name="ce21"/>
          <table:table-cell table:style-name="ce21" office:value-type="float" office:value="123125" calcext:value-type="float">
            <text:p>123.125</text:p>
          </table:table-cell>
          <table:table-cell table:style-name="ce21"/>
          <table:table-cell table:style-name="ce21" office:value-type="float" office:value="15863950" calcext:value-type="float">
            <text:p>15.863.950</text:p>
          </table:table-cell>
          <table:table-cell table:style-name="ce21"/>
          <table:table-cell table:style-name="ce21" office:value-type="float" office:value="206619" calcext:value-type="float">
            <text:p>206.619</text:p>
          </table:table-cell>
          <table:table-cell table:style-name="ce21"/>
          <table:table-cell table:style-name="ce21" office:value-type="float" office:value="66092" calcext:value-type="float">
            <text:p>66.0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17272" calcext:value-type="float">
            <text:p>17.272</text:p>
          </table:table-cell>
          <table:table-cell table:style-name="ce20"/>
          <table:table-cell table:style-name="ce20" office:value-type="float" office:value="76780" calcext:value-type="float">
            <text:p>76.780</text:p>
          </table:table-cell>
          <table:table-cell table:style-name="ce20"/>
          <table:table-cell table:style-name="ce20" office:value-type="float" office:value="18760" calcext:value-type="float">
            <text:p>18.760</text:p>
          </table:table-cell>
          <table:table-cell table:style-name="ce20"/>
          <table:table-cell table:style-name="ce20" office:value-type="float" office:value="8002186" calcext:value-type="float">
            <text:p>8.002.186</text:p>
          </table:table-cell>
          <table:table-cell table:style-name="ce20"/>
          <table:table-cell table:style-name="ce20" office:value-type="float" office:value="78268" calcext:value-type="float">
            <text:p>78.268</text:p>
          </table:table-cell>
          <table:table-cell table:style-name="ce20"/>
          <table:table-cell table:style-name="ce20" office:value-type="float" office:value="1488" calcext:value-type="float">
            <text:p>1.48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9669" calcext:value-type="float">
            <text:p>-19.66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68027" calcext:value-type="float">
            <text:p>368.027</text:p>
          </table:table-cell>
          <table:table-cell table:style-name="ce21"/>
          <table:table-cell table:style-name="ce21" office:value-type="float" office:value="-9348" calcext:value-type="float">
            <text:p>-9.34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8263303" calcext:value-type="float">
            <text:p>38.263.303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78348" calcext:value-type="float">
            <text:p>378.348</text:p>
          </table:table-cell>
          <table:table-cell table:style-name="ce21"/>
          <table:table-cell table:style-name="ce21" office:value-type="float" office:value="10321" calcext:value-type="float">
            <text:p>10.3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67108" calcext:value-type="float">
            <text:p>67.108</text:p>
          </table:table-cell>
          <table:table-cell table:style-name="ce20"/>
          <table:table-cell table:style-name="ce20" office:value-type="float" office:value="105364" calcext:value-type="float">
            <text:p>105.364</text:p>
          </table:table-cell>
          <table:table-cell table:style-name="ce20"/>
          <table:table-cell table:style-name="ce20" office:value-type="float" office:value="81752" calcext:value-type="float">
            <text:p>81.752</text:p>
          </table:table-cell>
          <table:table-cell table:style-name="ce20"/>
          <table:table-cell table:style-name="ce20" office:value-type="float" office:value="10249022" calcext:value-type="float">
            <text:p>10.249.022</text:p>
          </table:table-cell>
          <table:table-cell table:style-name="ce20"/>
          <table:table-cell table:style-name="ce20" office:value-type="float" office:value="120008" calcext:value-type="float">
            <text:p>120.008</text:p>
          </table:table-cell>
          <table:table-cell table:style-name="ce20"/>
          <table:table-cell table:style-name="ce20" office:value-type="float" office:value="14644" calcext:value-type="float">
            <text:p>14.6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3729" calcext:value-type="float">
            <text:p>-3.729</text:p>
          </table:table-cell>
          <table:table-cell table:style-name="ce21"/>
          <table:table-cell table:style-name="ce21" office:value-type="float" office:value="255820" calcext:value-type="float">
            <text:p>255.820</text:p>
          </table:table-cell>
          <table:table-cell table:style-name="ce21"/>
          <table:table-cell table:style-name="ce21" office:value-type="float" office:value="-25028" calcext:value-type="float">
            <text:p>-25.028</text:p>
          </table:table-cell>
          <table:table-cell table:style-name="ce21"/>
          <table:table-cell table:style-name="ce21" office:value-type="float" office:value="22455485" calcext:value-type="float">
            <text:p>22.455.485</text:p>
          </table:table-cell>
          <table:table-cell table:style-name="ce21"/>
          <table:table-cell table:style-name="ce21" office:value-type="float" office:value="234521" calcext:value-type="float">
            <text:p>234.521</text:p>
          </table:table-cell>
          <table:table-cell table:style-name="ce21"/>
          <table:table-cell table:style-name="ce21" office:value-type="float" office:value="-21299" calcext:value-type="float">
            <text:p>-21.29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2747" calcext:value-type="float">
            <text:p>2.747</text:p>
          </table:table-cell>
          <table:table-cell table:style-name="ce20"/>
          <table:table-cell table:style-name="ce20" office:value-type="float" office:value="18588" calcext:value-type="float">
            <text:p>18.588</text:p>
          </table:table-cell>
          <table:table-cell table:style-name="ce20"/>
          <table:table-cell table:style-name="ce20" office:value-type="float" office:value="2339" calcext:value-type="float">
            <text:p>2.339</text:p>
          </table:table-cell>
          <table:table-cell table:style-name="ce20"/>
          <table:table-cell table:style-name="ce20" office:value-type="float" office:value="1987755" calcext:value-type="float">
            <text:p>1.987.755</text:p>
          </table:table-cell>
          <table:table-cell table:style-name="ce20"/>
          <table:table-cell table:style-name="ce20" office:value-type="float" office:value="18180" calcext:value-type="float">
            <text:p>18.180</text:p>
          </table:table-cell>
          <table:table-cell table:style-name="ce20"/>
          <table:table-cell table:style-name="ce20" office:value-type="float" office:value="-408" calcext:value-type="float">
            <text:p>-4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22301" calcext:value-type="float">
            <text:p>-22.301</text:p>
          </table:table-cell>
          <table:table-cell table:style-name="ce21"/>
          <table:table-cell table:style-name="ce21" office:value-type="float" office:value="52724" calcext:value-type="float">
            <text:p>52.724</text:p>
          </table:table-cell>
          <table:table-cell table:style-name="ce21"/>
          <table:table-cell table:style-name="ce21" office:value-type="float" office:value="-19874" calcext:value-type="float">
            <text:p>-19.874</text:p>
          </table:table-cell>
          <table:table-cell table:style-name="ce21"/>
          <table:table-cell table:style-name="ce21" office:value-type="float" office:value="5398657" calcext:value-type="float">
            <text:p>5.398.657</text:p>
          </table:table-cell>
          <table:table-cell table:style-name="ce21"/>
          <table:table-cell table:style-name="ce21" office:value-type="float" office:value="55151" calcext:value-type="float">
            <text:p>55.151</text:p>
          </table:table-cell>
          <table:table-cell table:style-name="ce21"/>
          <table:table-cell table:style-name="ce21" office:value-type="float" office:value="2427" calcext:value-type="float">
            <text:p>2.42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2410" calcext:value-type="float">
            <text:p>2.410</text:p>
          </table:table-cell>
          <table:table-cell table:style-name="ce20"/>
          <table:table-cell table:style-name="ce20" office:value-type="float" office:value="49339" calcext:value-type="float">
            <text:p>49.339</text:p>
          </table:table-cell>
          <table:table-cell table:style-name="ce20"/>
          <table:table-cell table:style-name="ce20" office:value-type="float" office:value="9813" calcext:value-type="float">
            <text:p>9.813</text:p>
          </table:table-cell>
          <table:table-cell table:style-name="ce20"/>
          <table:table-cell table:style-name="ce20" office:value-type="float" office:value="5171302" calcext:value-type="float">
            <text:p>5.171.302</text:p>
          </table:table-cell>
          <table:table-cell table:style-name="ce20"/>
          <table:table-cell table:style-name="ce20" office:value-type="float" office:value="56742" calcext:value-type="float">
            <text:p>56.742</text:p>
          </table:table-cell>
          <table:table-cell table:style-name="ce20"/>
          <table:table-cell table:style-name="ce20" office:value-type="float" office:value="7403" calcext:value-type="float">
            <text:p>7.4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4386" calcext:value-type="float">
            <text:p>24.386</text:p>
          </table:table-cell>
          <table:table-cell table:style-name="ce21"/>
          <table:table-cell table:style-name="ce21" office:value-type="float" office:value="93461" calcext:value-type="float">
            <text:p>93.461</text:p>
          </table:table-cell>
          <table:table-cell table:style-name="ce21"/>
          <table:table-cell table:style-name="ce21" office:value-type="float" office:value="21366" calcext:value-type="float">
            <text:p>21.366</text:p>
          </table:table-cell>
          <table:table-cell table:style-name="ce21"/>
          <table:table-cell table:style-name="ce21" office:value-type="float" office:value="8861426" calcext:value-type="float">
            <text:p>8.861.426</text:p>
          </table:table-cell>
          <table:table-cell table:style-name="ce21"/>
          <table:table-cell table:style-name="ce21" office:value-type="float" office:value="90441" calcext:value-type="float">
            <text:p>90.441</text:p>
          </table:table-cell>
          <table:table-cell table:style-name="ce21"/>
          <table:table-cell table:style-name="ce21" office:value-type="float" office:value="-3020" calcext:value-type="float">
            <text:p>-3.0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825" calcext:value-type="float">
            <text:p>1.825</text:p>
          </table:table-cell>
          <table:table-cell table:style-name="ce20"/>
          <table:table-cell table:style-name="ce20" office:value-type="float" office:value="1828" calcext:value-type="float">
            <text:p>1.828</text:p>
          </table:table-cell>
          <table:table-cell table:style-name="ce20"/>
          <table:table-cell table:style-name="ce20" office:value-type="float" office:value="4312" calcext:value-type="float">
            <text:p>4.312</text:p>
          </table:table-cell>
          <table:table-cell table:style-name="ce20"/>
          <table:table-cell table:style-name="ce20" office:value-type="float" office:value="279049" calcext:value-type="float">
            <text:p>279.049</text:p>
          </table:table-cell>
          <table:table-cell table:style-name="ce20"/>
          <table:table-cell table:style-name="ce20" office:value-type="float" office:value="4315" calcext:value-type="float">
            <text:p>4.315</text:p>
          </table:table-cell>
          <table:table-cell table:style-name="ce20"/>
          <table:table-cell table:style-name="ce20" office:value-type="float" office:value="2487" calcext:value-type="float">
            <text:p>2.48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56" calcext:value-type="float">
            <text:p>256</text:p>
          </table:table-cell>
          <table:table-cell table:style-name="ce21"/>
          <table:table-cell table:style-name="ce21" office:value-type="float" office:value="239" calcext:value-type="float">
            <text:p>239</text:p>
          </table:table-cell>
          <table:table-cell table:style-name="ce21"/>
          <table:table-cell table:style-name="ce21" office:value-type="float" office:value="437" calcext:value-type="float">
            <text:p>437</text:p>
          </table:table-cell>
          <table:table-cell table:style-name="ce21"/>
          <table:table-cell table:style-name="ce21" office:value-type="float" office:value="32426" calcext:value-type="float">
            <text:p>32.426</text:p>
          </table:table-cell>
          <table:table-cell table:style-name="ce21"/>
          <table:table-cell table:style-name="ce21" office:value-type="float" office:value="420" calcext:value-type="float">
            <text:p>420</text:p>
          </table:table-cell>
          <table:table-cell table:style-name="ce21"/>
          <table:table-cell table:style-name="ce21" office:value-type="float" office:value="181" calcext:value-type="float">
            <text:p>18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9707" calcext:value-type="float">
            <text:p>9.707</text:p>
          </table:table-cell>
          <table:table-cell table:style-name="ce20"/>
          <table:table-cell table:style-name="ce20" office:value-type="float" office:value="44002" calcext:value-type="float">
            <text:p>44.002</text:p>
          </table:table-cell>
          <table:table-cell table:style-name="ce20"/>
          <table:table-cell table:style-name="ce20" office:value-type="float" office:value="24939" calcext:value-type="float">
            <text:p>24.939</text:p>
          </table:table-cell>
          <table:table-cell table:style-name="ce20"/>
          <table:table-cell table:style-name="ce20" office:value-type="float" office:value="4478497" calcext:value-type="float">
            <text:p>4.478.497</text:p>
          </table:table-cell>
          <table:table-cell table:style-name="ce20"/>
          <table:table-cell table:style-name="ce20" office:value-type="float" office:value="59234" calcext:value-type="float">
            <text:p>59.234</text:p>
          </table:table-cell>
          <table:table-cell table:style-name="ce20"/>
          <table:table-cell table:style-name="ce20" office:value-type="float" office:value="15232" calcext:value-type="float">
            <text:p>15.23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23681" calcext:value-type="float">
            <text:p>23.681</text:p>
          </table:table-cell>
          <table:table-cell table:style-name="ce21"/>
          <table:table-cell table:style-name="ce21" office:value-type="float" office:value="62528" calcext:value-type="float">
            <text:p>62.528</text:p>
          </table:table-cell>
          <table:table-cell table:style-name="ce21"/>
          <table:table-cell table:style-name="ce21" office:value-type="float" office:value="39611" calcext:value-type="float">
            <text:p>39.611</text:p>
          </table:table-cell>
          <table:table-cell table:style-name="ce21"/>
          <table:table-cell table:style-name="ce21" office:value-type="float" office:value="7164444" calcext:value-type="float">
            <text:p>7.164.444</text:p>
          </table:table-cell>
          <table:table-cell table:style-name="ce21"/>
          <table:table-cell table:style-name="ce21" office:value-type="float" office:value="78458" calcext:value-type="float">
            <text:p>78.458</text:p>
          </table:table-cell>
          <table:table-cell table:style-name="ce21"/>
          <table:table-cell table:style-name="ce21" office:value-type="float" office:value="15930" calcext:value-type="float">
            <text:p>15.93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143871" calcext:value-type="float">
            <text:p>143.871</text:p>
          </table:table-cell>
          <table:table-cell table:style-name="ce20"/>
          <table:table-cell table:style-name="ce20" office:value-type="float" office:value="608365" calcext:value-type="float">
            <text:p>608.365</text:p>
          </table:table-cell>
          <table:table-cell table:style-name="ce20"/>
          <table:table-cell table:style-name="ce20" office:value-type="float" office:value="214535" calcext:value-type="float">
            <text:p>214.535</text:p>
          </table:table-cell>
          <table:table-cell table:style-name="ce20"/>
          <table:table-cell table:style-name="ce20" office:value-type="float" office:value="58785246" calcext:value-type="float">
            <text:p>58.785.246</text:p>
          </table:table-cell>
          <table:table-cell table:style-name="ce20"/>
          <table:table-cell table:style-name="ce20" office:value-type="float" office:value="679029" calcext:value-type="float">
            <text:p>679.029</text:p>
          </table:table-cell>
          <table:table-cell table:style-name="ce20"/>
          <table:table-cell table:style-name="ce20" office:value-type="float" office:value="70664" calcext:value-type="float">
            <text:p>70.6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27551" calcext:value-type="float">
            <text:p>27.551</text:p>
          </table:table-cell>
          <table:table-cell table:style-name="ce21"/>
          <table:table-cell table:style-name="ce21" office:value-type="float" office:value="30482" calcext:value-type="float">
            <text:p>30.482</text:p>
          </table:table-cell>
          <table:table-cell table:style-name="ce21"/>
          <table:table-cell table:style-name="ce21" office:value-type="float" office:value="36632" calcext:value-type="float">
            <text:p>36.632</text:p>
          </table:table-cell>
          <table:table-cell table:style-name="ce21"/>
          <table:table-cell table:style-name="ce21" office:value-type="float" office:value="3753085" calcext:value-type="float">
            <text:p>3.753.08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9563" calcext:value-type="float">
            <text:p>39.563</text:p>
          </table:table-cell>
          <table:table-cell table:style-name="ce21"/>
          <table:table-cell table:style-name="ce21" office:value-type="float" office:value="9081" calcext:value-type="float">
            <text:p>9.08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412" calcext:value-type="float">
            <text:p>5.412</text:p>
          </table:table-cell>
          <table:table-cell table:style-name="ce20"/>
          <table:table-cell table:style-name="ce20" office:value-type="float" office:value="2836" calcext:value-type="float">
            <text:p>2.836</text:p>
          </table:table-cell>
          <table:table-cell table:style-name="ce20"/>
          <table:table-cell table:style-name="ce20" office:value-type="float" office:value="603152" calcext:value-type="float">
            <text:p>603.152</text:p>
          </table:table-cell>
          <table:table-cell table:style-name="ce20"/>
          <table:table-cell table:style-name="ce20" office:value-type="float" office:value="9184" calcext:value-type="float">
            <text:p>9.184</text:p>
          </table:table-cell>
          <table:table-cell table:style-name="ce20"/>
          <table:table-cell table:style-name="ce20" office:value-type="float" office:value="3772" calcext:value-type="float">
            <text:p>3.7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673" calcext:value-type="float">
            <text:p>-4.673</text:p>
          </table:table-cell>
          <table:table-cell table:style-name="ce21"/>
          <table:table-cell table:style-name="ce21" office:value-type="float" office:value="41224" calcext:value-type="float">
            <text:p>41.224</text:p>
          </table:table-cell>
          <table:table-cell table:style-name="ce21"/>
          <table:table-cell table:style-name="ce21" office:value-type="float" office:value="-8958" calcext:value-type="float">
            <text:p>-8.958</text:p>
          </table:table-cell>
          <table:table-cell table:style-name="ce21"/>
          <table:table-cell table:style-name="ce21" office:value-type="float" office:value="3644070" calcext:value-type="float">
            <text:p>3.644.070</text:p>
          </table:table-cell>
          <table:table-cell table:style-name="ce21"/>
          <table:table-cell table:style-name="ce21" office:value-type="float" office:value="36939" calcext:value-type="float">
            <text:p>36.939</text:p>
          </table:table-cell>
          <table:table-cell table:style-name="ce21"/>
          <table:table-cell table:style-name="ce21" office:value-type="float" office:value="-4285" calcext:value-type="float">
            <text:p>-4.2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521" calcext:value-type="float">
            <text:p>-2.521</text:p>
          </table:table-cell>
          <table:table-cell table:style-name="ce20"/>
          <table:table-cell table:style-name="ce20" office:value-type="float" office:value="17253" calcext:value-type="float">
            <text:p>17.253</text:p>
          </table:table-cell>
          <table:table-cell table:style-name="ce20"/>
          <table:table-cell table:style-name="ce20" office:value-type="float" office:value="9534" calcext:value-type="float">
            <text:p>9.534</text:p>
          </table:table-cell>
          <table:table-cell table:style-name="ce20"/>
          <table:table-cell table:style-name="ce20" office:value-type="float" office:value="2021578" calcext:value-type="float">
            <text:p>2.021.578</text:p>
          </table:table-cell>
          <table:table-cell table:style-name="ce20"/>
          <table:table-cell table:style-name="ce20" office:value-type="float" office:value="29308" calcext:value-type="float">
            <text:p>29.308</text:p>
          </table:table-cell>
          <table:table-cell table:style-name="ce20"/>
          <table:table-cell table:style-name="ce20" office:value-type="float" office:value="12055" calcext:value-type="float">
            <text:p>12.0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35190" calcext:value-type="float">
            <text:p>-35.190</text:p>
          </table:table-cell>
          <table:table-cell table:style-name="ce21"/>
          <table:table-cell table:style-name="ce21" office:value-type="float" office:value="47410" calcext:value-type="float">
            <text:p>47.41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33800" calcext:value-type="float">
            <text:p>-33.800</text:p>
          </table:table-cell>
          <table:table-cell table:style-name="ce21"/>
          <table:table-cell table:style-name="ce21" office:value-type="float" office:value="4435200" calcext:value-type="float">
            <text:p>4.435.2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8800" calcext:value-type="float">
            <text:p>48.8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390" calcext:value-type="float">
            <text:p>1.39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8527" calcext:value-type="float">
            <text:p>-28.527</text:p>
          </table:table-cell>
          <table:table-cell table:style-name="ce20"/>
          <table:table-cell table:style-name="ce20" office:value-type="float" office:value="16421" calcext:value-type="float">
            <text:p>16.421</text:p>
          </table:table-cell>
          <table:table-cell table:style-name="ce20"/>
          <table:table-cell table:style-name="ce20" office:value-type="float" office:value="6294" calcext:value-type="float">
            <text:p>6.294</text:p>
          </table:table-cell>
          <table:table-cell table:style-name="ce20"/>
          <table:table-cell table:style-name="ce20" office:value-type="float" office:value="3057026" calcext:value-type="float">
            <text:p>3.057.026</text:p>
          </table:table-cell>
          <table:table-cell table:style-name="ce20"/>
          <table:table-cell table:style-name="ce20" office:value-type="float" office:value="51242" calcext:value-type="float">
            <text:p>51.242</text:p>
          </table:table-cell>
          <table:table-cell table:style-name="ce20"/>
          <table:table-cell table:style-name="ce20" office:value-type="float" office:value="34821" calcext:value-type="float">
            <text:p>34.8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7065" calcext:value-type="float">
            <text:p>7.065</text:p>
          </table:table-cell>
          <table:table-cell table:style-name="ce21"/>
          <table:table-cell table:style-name="ce21" office:value-type="float" office:value="104042" calcext:value-type="float">
            <text:p>104.042</text:p>
          </table:table-cell>
          <table:table-cell table:style-name="ce21"/>
          <table:table-cell table:style-name="ce21" office:value-type="float" office:value="-23213" calcext:value-type="float">
            <text:p>-23.213</text:p>
          </table:table-cell>
          <table:table-cell table:style-name="ce21"/>
          <table:table-cell table:style-name="ce21" office:value-type="float" office:value="7527952" calcext:value-type="float">
            <text:p>7.527.952</text:p>
          </table:table-cell>
          <table:table-cell table:style-name="ce21"/>
          <table:table-cell table:style-name="ce21" office:value-type="float" office:value="73764" calcext:value-type="float">
            <text:p>73.764</text:p>
          </table:table-cell>
          <table:table-cell table:style-name="ce21"/>
          <table:table-cell table:style-name="ce21" office:value-type="float" office:value="-30278" calcext:value-type="float">
            <text:p>-30.2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-3082924" calcext:value-type="float">
            <text:p>-3.082.92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66000" calcext:value-type="float">
            <text:p>466.000</text:p>
          </table:table-cell>
          <table:table-cell table:style-name="ce20"/>
          <table:table-cell table:style-name="ce20" office:value-type="float" office:value="-2159924" calcext:value-type="float">
            <text:p>-2.159.92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6889425" calcext:value-type="float">
            <text:p>66.889.425</text:p>
          </table:table-cell>
          <table:table-cell table:style-name="ce20"/>
          <table:table-cell table:style-name="ce20" office:value-type="float" office:value="1389000" calcext:value-type="float">
            <text:p>1.389.000</text:p>
          </table:table-cell>
          <table:table-cell table:style-name="ce20"/>
          <table:table-cell table:style-name="ce20" office:value-type="float" office:value="923000" calcext:value-type="float">
            <text:p>923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78385" calcext:value-type="float">
            <text:p>-78.385</text:p>
          </table:table-cell>
          <table:table-cell table:style-name="ce21"/>
          <table:table-cell table:style-name="ce21" office:value-type="float" office:value="758082" calcext:value-type="float">
            <text:p>758.082</text:p>
          </table:table-cell>
          <table:table-cell table:style-name="ce21"/>
          <table:table-cell table:style-name="ce21" office:value-type="float" office:value="-451341" calcext:value-type="float">
            <text:p>-451.341</text:p>
          </table:table-cell>
          <table:table-cell table:style-name="ce21"/>
          <table:table-cell table:style-name="ce21" office:value-type="float" office:value="49114950" calcext:value-type="float">
            <text:p>49.114.950</text:p>
          </table:table-cell>
          <table:table-cell table:style-name="ce21"/>
          <table:table-cell table:style-name="ce21" office:value-type="float" office:value="385126" calcext:value-type="float">
            <text:p>385.126</text:p>
          </table:table-cell>
          <table:table-cell table:style-name="ce21"/>
          <table:table-cell table:style-name="ce21" office:value-type="float" office:value="-372956" calcext:value-type="float">
            <text:p>-372.95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-127" calcext:value-type="float">
            <text:p>-127</text:p>
          </table:table-cell>
          <table:table-cell table:style-name="ce21"/>
          <table:table-cell table:style-name="ce21" office:value-type="float" office:value="65971" calcext:value-type="float">
            <text:p>65.971</text:p>
          </table:table-cell>
          <table:table-cell table:style-name="ce21"/>
          <table:table-cell table:style-name="ce21" office:value-type="float" office:value="747" calcext:value-type="float">
            <text:p>74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12131" calcext:value-type="float">
            <text:p>12.131</text:p>
          </table:table-cell>
          <table:table-cell table:style-name="ce20"/>
          <table:table-cell table:style-name="ce20" office:value-type="float" office:value="134867" calcext:value-type="float">
            <text:p>134.867</text:p>
          </table:table-cell>
          <table:table-cell table:style-name="ce20"/>
          <table:table-cell table:style-name="ce20" office:value-type="float" office:value="-29045" calcext:value-type="float">
            <text:p>-29.045</text:p>
          </table:table-cell>
          <table:table-cell table:style-name="ce20"/>
          <table:table-cell table:style-name="ce20" office:value-type="float" office:value="10019480" calcext:value-type="float">
            <text:p>10.019.480</text:p>
          </table:table-cell>
          <table:table-cell table:style-name="ce20"/>
          <table:table-cell table:style-name="ce20" office:value-type="float" office:value="93691" calcext:value-type="float">
            <text:p>93.691</text:p>
          </table:table-cell>
          <table:table-cell table:style-name="ce20"/>
          <table:table-cell table:style-name="ce20" office:value-type="float" office:value="-41176" calcext:value-type="float">
            <text:p>-41.1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372017" calcext:value-type="float">
            <text:p>372.017</text:p>
          </table:table-cell>
          <table:table-cell table:style-name="ce20"/>
          <table:table-cell table:style-name="ce20" office:value-type="float" office:value="2225334" calcext:value-type="float">
            <text:p>2.225.33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586517" calcext:value-type="float">
            <text:p>-586.517</text:p>
          </table:table-cell>
          <table:table-cell table:style-name="ce20"/>
          <table:table-cell table:style-name="ce20" office:value-type="float" office:value="146890128" calcext:value-type="float">
            <text:p>146.890.128</text:p>
          </table:table-cell>
          <table:table-cell table:style-name="ce20"/>
          <table:table-cell table:style-name="ce20" office:value-type="float" office:value="1266800" calcext:value-type="float">
            <text:p>1.266.800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958534" calcext:value-type="float">
            <text:p>-958.53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21851" calcext:value-type="float">
            <text:p>-21.851</text:p>
          </table:table-cell>
          <table:table-cell table:style-name="ce20"/>
          <table:table-cell table:style-name="ce20" office:value-type="float" office:value="24025" calcext:value-type="float">
            <text:p>24.025</text:p>
          </table:table-cell>
          <table:table-cell table:style-name="ce20"/>
          <table:table-cell table:style-name="ce20" office:value-type="float" office:value="-11600" calcext:value-type="float">
            <text:p>-11.600</text:p>
          </table:table-cell>
          <table:table-cell table:style-name="ce20"/>
          <table:table-cell table:style-name="ce20" office:value-type="float" office:value="3226900" calcext:value-type="float">
            <text:p>3.226.900</text:p>
          </table:table-cell>
          <table:table-cell table:style-name="ce20"/>
          <table:table-cell table:style-name="ce20" office:value-type="float" office:value="34276" calcext:value-type="float">
            <text:p>34.276</text:p>
          </table:table-cell>
          <table:table-cell table:style-name="ce20"/>
          <table:table-cell table:style-name="ce20" office:value-type="float" office:value="10251" calcext:value-type="float">
            <text:p>10.2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5493" calcext:value-type="float">
            <text:p>-5.493</text:p>
          </table:table-cell>
          <table:table-cell table:style-name="ce21"/>
          <table:table-cell table:style-name="ce21" office:value-type="float" office:value="46701" calcext:value-type="float">
            <text:p>46.701</text:p>
          </table:table-cell>
          <table:table-cell table:style-name="ce21"/>
          <table:table-cell table:style-name="ce21" office:value-type="float" office:value="64800" calcext:value-type="float">
            <text:p>64.800</text:p>
          </table:table-cell>
          <table:table-cell table:style-name="ce21"/>
          <table:table-cell table:style-name="ce21" office:value-type="float" office:value="8016200" calcext:value-type="float">
            <text:p>8.016.200</text:p>
          </table:table-cell>
          <table:table-cell table:style-name="ce21"/>
          <table:table-cell table:style-name="ce21" office:value-type="float" office:value="116994" calcext:value-type="float">
            <text:p>116.994</text:p>
          </table:table-cell>
          <table:table-cell table:style-name="ce21"/>
          <table:table-cell table:style-name="ce21" office:value-type="float" office:value="70293" calcext:value-type="float">
            <text:p>70.293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2" table:style-name="ta6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1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325512" calcext:value-type="float">
            <text:p>325.51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31178" calcext:value-type="float">
            <text:p>4.231.178</text:p>
          </table:table-cell>
          <table:table-cell table:style-name="ce20"/>
          <table:table-cell table:style-name="ce20" office:value-type="float" office:value="488159" calcext:value-type="float">
            <text:p>488.15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9240746" calcext:value-type="float">
            <text:p>429.240.74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93825" calcext:value-type="float">
            <text:p>4.393.825</text:p>
          </table:table-cell>
          <table:table-cell table:style-name="ce20"/>
          <table:table-cell table:style-name="ce20" office:value-type="float" office:value="162647" calcext:value-type="float">
            <text:p>162.6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4386" calcext:value-type="float">
            <text:p>34.386</text:p>
          </table:table-cell>
          <table:table-cell table:style-name="ce21"/>
          <table:table-cell table:style-name="ce21" office:value-type="float" office:value="103447" calcext:value-type="float">
            <text:p>103.447</text:p>
          </table:table-cell>
          <table:table-cell table:style-name="ce21"/>
          <table:table-cell table:style-name="ce21" office:value-type="float" office:value="46311" calcext:value-type="float">
            <text:p>46.311</text:p>
          </table:table-cell>
          <table:table-cell table:style-name="ce21"/>
          <table:table-cell table:style-name="ce21" office:value-type="float" office:value="10263414" calcext:value-type="float">
            <text:p>10.263.414</text:p>
          </table:table-cell>
          <table:table-cell table:style-name="ce21"/>
          <table:table-cell table:style-name="ce21" office:value-type="float" office:value="115372" calcext:value-type="float">
            <text:p>115.372</text:p>
          </table:table-cell>
          <table:table-cell table:style-name="ce21"/>
          <table:table-cell table:style-name="ce21" office:value-type="float" office:value="11925" calcext:value-type="float">
            <text:p>11.9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236465" calcext:value-type="float">
            <text:p>-236.465</text:p>
          </table:table-cell>
          <table:table-cell table:style-name="ce20"/>
          <table:table-cell table:style-name="ce20" office:value-type="float" office:value="112368" calcext:value-type="float">
            <text:p>112.368</text:p>
          </table:table-cell>
          <table:table-cell table:style-name="ce20"/>
          <table:table-cell table:style-name="ce20" office:value-type="float" office:value="-280653" calcext:value-type="float">
            <text:p>-280.653</text:p>
          </table:table-cell>
          <table:table-cell table:style-name="ce20"/>
          <table:table-cell table:style-name="ce20" office:value-type="float" office:value="8149468" calcext:value-type="float">
            <text:p>8.149.468</text:p>
          </table:table-cell>
          <table:table-cell table:style-name="ce20"/>
          <table:table-cell table:style-name="ce20" office:value-type="float" office:value="68180" calcext:value-type="float">
            <text:p>68.180</text:p>
          </table:table-cell>
          <table:table-cell table:style-name="ce20"/>
          <table:table-cell table:style-name="ce20" office:value-type="float" office:value="-44188" calcext:value-type="float">
            <text:p>-44.18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-13805" calcext:value-type="float">
            <text:p>-13.805</text:p>
          </table:table-cell>
          <table:table-cell table:style-name="ce21"/>
          <table:table-cell table:style-name="ce21" office:value-type="float" office:value="107755" calcext:value-type="float">
            <text:p>107.755</text:p>
          </table:table-cell>
          <table:table-cell table:style-name="ce21"/>
          <table:table-cell table:style-name="ce21" office:value-type="float" office:value="-30845" calcext:value-type="float">
            <text:p>-30.845</text:p>
          </table:table-cell>
          <table:table-cell table:style-name="ce21"/>
          <table:table-cell table:style-name="ce21" office:value-type="float" office:value="10232027" calcext:value-type="float">
            <text:p>10.232.027</text:p>
          </table:table-cell>
          <table:table-cell table:style-name="ce21"/>
          <table:table-cell table:style-name="ce21" office:value-type="float" office:value="90715" calcext:value-type="float">
            <text:p>90.715</text:p>
          </table:table-cell>
          <table:table-cell table:style-name="ce21"/>
          <table:table-cell table:style-name="ce21" office:value-type="float" office:value="-17040" calcext:value-type="float">
            <text:p>-17.04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2022" calcext:value-type="float">
            <text:p>12.022</text:p>
          </table:table-cell>
          <table:table-cell table:style-name="ce20"/>
          <table:table-cell table:style-name="ce20" office:value-type="float" office:value="58338" calcext:value-type="float">
            <text:p>58.338</text:p>
          </table:table-cell>
          <table:table-cell table:style-name="ce20"/>
          <table:table-cell table:style-name="ce20" office:value-type="float" office:value="19142" calcext:value-type="float">
            <text:p>19.142</text:p>
          </table:table-cell>
          <table:table-cell table:style-name="ce20"/>
          <table:table-cell table:style-name="ce20" office:value-type="float" office:value="5349212" calcext:value-type="float">
            <text:p>5.349.212</text:p>
          </table:table-cell>
          <table:table-cell table:style-name="ce20"/>
          <table:table-cell table:style-name="ce20" office:value-type="float" office:value="65458" calcext:value-type="float">
            <text:p>65.458</text:p>
          </table:table-cell>
          <table:table-cell table:style-name="ce20"/>
          <table:table-cell table:style-name="ce20" office:value-type="float" office:value="7120" calcext:value-type="float">
            <text:p>7.1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74835" calcext:value-type="float">
            <text:p>274.835</text:p>
          </table:table-cell>
          <table:table-cell table:style-name="ce21"/>
          <table:table-cell table:style-name="ce21" office:value-type="float" office:value="828541" calcext:value-type="float">
            <text:p>828.541</text:p>
          </table:table-cell>
          <table:table-cell table:style-name="ce21"/>
          <table:table-cell table:style-name="ce21" office:value-type="float" office:value="180769" calcext:value-type="float">
            <text:p>180.769</text:p>
          </table:table-cell>
          <table:table-cell table:style-name="ce21"/>
          <table:table-cell table:style-name="ce21" office:value-type="float" office:value="82259540" calcext:value-type="float">
            <text:p>82.259.540</text:p>
          </table:table-cell>
          <table:table-cell table:style-name="ce21"/>
          <table:table-cell table:style-name="ce21" office:value-type="float" office:value="734475" calcext:value-type="float">
            <text:p>734.475</text:p>
          </table:table-cell>
          <table:table-cell table:style-name="ce21"/>
          <table:table-cell table:style-name="ce21" office:value-type="float" office:value="-94066" calcext:value-type="float">
            <text:p>-94.0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74835" calcext:value-type="float">
            <text:p>274.835</text:p>
          </table:table-cell>
          <table:table-cell table:style-name="ce20"/>
          <table:table-cell table:style-name="ce20" office:value-type="float" office:value="828541" calcext:value-type="float">
            <text:p>828.541</text:p>
          </table:table-cell>
          <table:table-cell table:style-name="ce20"/>
          <table:table-cell table:style-name="ce20" office:value-type="float" office:value="180769" calcext:value-type="float">
            <text:p>180.769</text:p>
          </table:table-cell>
          <table:table-cell table:style-name="ce20"/>
          <table:table-cell table:style-name="ce20" office:value-type="float" office:value="82259540" calcext:value-type="float">
            <text:p>82.259.540</text:p>
          </table:table-cell>
          <table:table-cell table:style-name="ce20"/>
          <table:table-cell table:style-name="ce20" office:value-type="float" office:value="734475" calcext:value-type="float">
            <text:p>734.475</text:p>
          </table:table-cell>
          <table:table-cell table:style-name="ce20"/>
          <table:table-cell table:style-name="ce20" office:value-type="float" office:value="-94066" calcext:value-type="float">
            <text:p>-94.0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326" calcext:value-type="float">
            <text:p>-3.326</text:p>
          </table:table-cell>
          <table:table-cell table:style-name="ce21"/>
          <table:table-cell table:style-name="ce21" office:value-type="float" office:value="18516" calcext:value-type="float">
            <text:p>18.516</text:p>
          </table:table-cell>
          <table:table-cell table:style-name="ce21"/>
          <table:table-cell table:style-name="ce21" office:value-type="float" office:value="-9210" calcext:value-type="float">
            <text:p>-9.210</text:p>
          </table:table-cell>
          <table:table-cell table:style-name="ce21"/>
          <table:table-cell table:style-name="ce21" office:value-type="float" office:value="1392720" calcext:value-type="float">
            <text:p>1.392.720</text:p>
          </table:table-cell>
          <table:table-cell table:style-name="ce21"/>
          <table:table-cell table:style-name="ce21" office:value-type="float" office:value="12632" calcext:value-type="float">
            <text:p>12.632</text:p>
          </table:table-cell>
          <table:table-cell table:style-name="ce21"/>
          <table:table-cell table:style-name="ce21" office:value-type="float" office:value="-5884" calcext:value-type="float">
            <text:p>-5.8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9277" calcext:value-type="float">
            <text:p>39.277</text:p>
          </table:table-cell>
          <table:table-cell table:style-name="ce20"/>
          <table:table-cell table:style-name="ce20" office:value-type="float" office:value="30212" calcext:value-type="float">
            <text:p>30.212</text:p>
          </table:table-cell>
          <table:table-cell table:style-name="ce20"/>
          <table:table-cell table:style-name="ce20" office:value-type="float" office:value="66919" calcext:value-type="float">
            <text:p>66.919</text:p>
          </table:table-cell>
          <table:table-cell table:style-name="ce20"/>
          <table:table-cell table:style-name="ce20" office:value-type="float" office:value="3832783" calcext:value-type="float">
            <text:p>3.832.783</text:p>
          </table:table-cell>
          <table:table-cell table:style-name="ce20"/>
          <table:table-cell table:style-name="ce20" office:value-type="float" office:value="57854" calcext:value-type="float">
            <text:p>57.854</text:p>
          </table:table-cell>
          <table:table-cell table:style-name="ce20"/>
          <table:table-cell table:style-name="ce20" office:value-type="float" office:value="27642" calcext:value-type="float">
            <text:p>27.6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52562" calcext:value-type="float">
            <text:p>52.562</text:p>
          </table:table-cell>
          <table:table-cell table:style-name="ce21"/>
          <table:table-cell table:style-name="ce21" office:value-type="float" office:value="102559" calcext:value-type="float">
            <text:p>102.559</text:p>
          </table:table-cell>
          <table:table-cell table:style-name="ce21"/>
          <table:table-cell table:style-name="ce21" office:value-type="float" office:value="52285" calcext:value-type="float">
            <text:p>52.285</text:p>
          </table:table-cell>
          <table:table-cell table:style-name="ce21"/>
          <table:table-cell table:style-name="ce21" office:value-type="float" office:value="10835989" calcext:value-type="float">
            <text:p>10.835.989</text:p>
          </table:table-cell>
          <table:table-cell table:style-name="ce21"/>
          <table:table-cell table:style-name="ce21" office:value-type="float" office:value="102282" calcext:value-type="float">
            <text:p>102.282</text:p>
          </table:table-cell>
          <table:table-cell table:style-name="ce21"/>
          <table:table-cell table:style-name="ce21" office:value-type="float" office:value="-277" calcext:value-type="float">
            <text:p>-2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322000" calcext:value-type="float">
            <text:p>322.000</text:p>
          </table:table-cell>
          <table:table-cell table:style-name="ce20"/>
          <table:table-cell table:style-name="ce20" office:value-type="float" office:value="357580" calcext:value-type="float">
            <text:p>357.580</text:p>
          </table:table-cell>
          <table:table-cell table:style-name="ce20"/>
          <table:table-cell table:style-name="ce20" office:value-type="float" office:value="369733" calcext:value-type="float">
            <text:p>369.733</text:p>
          </table:table-cell>
          <table:table-cell table:style-name="ce20"/>
          <table:table-cell table:style-name="ce20" office:value-type="float" office:value="40665545" calcext:value-type="float">
            <text:p>40.665.545</text:p>
          </table:table-cell>
          <table:table-cell table:style-name="ce20"/>
          <table:table-cell table:style-name="ce20" office:value-type="float" office:value="405313" calcext:value-type="float">
            <text:p>405.313</text:p>
          </table:table-cell>
          <table:table-cell table:style-name="ce20"/>
          <table:table-cell table:style-name="ce20" office:value-type="float" office:value="47733" calcext:value-type="float">
            <text:p>47.7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81853" calcext:value-type="float">
            <text:p>181.853</text:p>
          </table:table-cell>
          <table:table-cell table:style-name="ce21"/>
          <table:table-cell table:style-name="ce21" office:value-type="float" office:value="541184" calcext:value-type="float">
            <text:p>541.184</text:p>
          </table:table-cell>
          <table:table-cell table:style-name="ce21"/>
          <table:table-cell table:style-name="ce21" office:value-type="float" office:value="444721" calcext:value-type="float">
            <text:p>444.721</text:p>
          </table:table-cell>
          <table:table-cell table:style-name="ce21"/>
          <table:table-cell table:style-name="ce21" office:value-type="float" office:value="60979315" calcext:value-type="float">
            <text:p>60.979.315</text:p>
          </table:table-cell>
          <table:table-cell table:style-name="ce21"/>
          <table:table-cell table:style-name="ce21" office:value-type="float" office:value="804052" calcext:value-type="float">
            <text:p>804.052</text:p>
          </table:table-cell>
          <table:table-cell table:style-name="ce21"/>
          <table:table-cell table:style-name="ce21" office:value-type="float" office:value="262868" calcext:value-type="float">
            <text:p>262.86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79455" calcext:value-type="float">
            <text:p>179.455</text:p>
          </table:table-cell>
          <table:table-cell table:style-name="ce20"/>
          <table:table-cell table:style-name="ce20" office:value-type="float" office:value="531073" calcext:value-type="float">
            <text:p>531.073</text:p>
          </table:table-cell>
          <table:table-cell table:style-name="ce20"/>
          <table:table-cell table:style-name="ce20" office:value-type="float" office:value="419327" calcext:value-type="float">
            <text:p>419.327</text:p>
          </table:table-cell>
          <table:table-cell table:style-name="ce20"/>
          <table:table-cell table:style-name="ce20" office:value-type="float" office:value="59266572" calcext:value-type="float">
            <text:p>59.266.572</text:p>
          </table:table-cell>
          <table:table-cell table:style-name="ce20"/>
          <table:table-cell table:style-name="ce20" office:value-type="float" office:value="770945" calcext:value-type="float">
            <text:p>770.945</text:p>
          </table:table-cell>
          <table:table-cell table:style-name="ce20"/>
          <table:table-cell table:style-name="ce20" office:value-type="float" office:value="239872" calcext:value-type="float">
            <text:p>239.8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8647" calcext:value-type="float">
            <text:p>18.647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9552" calcext:value-type="float">
            <text:p>49.552</text:p>
          </table:table-cell>
          <table:table-cell table:style-name="ce21"/>
          <table:table-cell table:style-name="ce21" office:value-type="float" office:value="10088" calcext:value-type="float">
            <text:p>10.08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295406" calcext:value-type="float">
            <text:p>4.295.406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0993" calcext:value-type="float">
            <text:p>40.993</text:p>
          </table:table-cell>
          <table:table-cell table:style-name="ce21"/>
          <table:table-cell table:style-name="ce21" office:value-type="float" office:value="-8559" calcext:value-type="float">
            <text:p>-8.5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5550" calcext:value-type="float">
            <text:p>45.550</text:p>
          </table:table-cell>
          <table:table-cell table:style-name="ce20"/>
          <table:table-cell table:style-name="ce20" office:value-type="float" office:value="548254" calcext:value-type="float">
            <text:p>548.254</text:p>
          </table:table-cell>
          <table:table-cell table:style-name="ce20"/>
          <table:table-cell table:style-name="ce20" office:value-type="float" office:value="32578" calcext:value-type="float">
            <text:p>32.578</text:p>
          </table:table-cell>
          <table:table-cell table:style-name="ce20"/>
          <table:table-cell table:style-name="ce20" office:value-type="float" office:value="56960692" calcext:value-type="float">
            <text:p>56.960.692</text:p>
          </table:table-cell>
          <table:table-cell table:style-name="ce20"/>
          <table:table-cell table:style-name="ce20" office:value-type="float" office:value="535282" calcext:value-type="float">
            <text:p>535.282</text:p>
          </table:table-cell>
          <table:table-cell table:style-name="ce20"/>
          <table:table-cell table:style-name="ce20" office:value-type="float" office:value="-12972" calcext:value-type="float">
            <text:p>-12.9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4650" calcext:value-type="float">
            <text:p>4.650</text:p>
          </table:table-cell>
          <table:table-cell table:style-name="ce21"/>
          <table:table-cell table:style-name="ce21" office:value-type="float" office:value="4827" calcext:value-type="float">
            <text:p>4.827</text:p>
          </table:table-cell>
          <table:table-cell table:style-name="ce21"/>
          <table:table-cell table:style-name="ce21" office:value-type="float" office:value="7990" calcext:value-type="float">
            <text:p>7.990</text:p>
          </table:table-cell>
          <table:table-cell table:style-name="ce21"/>
          <table:table-cell table:style-name="ce21" office:value-type="float" office:value="697549" calcext:value-type="float">
            <text:p>697.549</text:p>
          </table:table-cell>
          <table:table-cell table:style-name="ce21"/>
          <table:table-cell table:style-name="ce21" office:value-type="float" office:value="8167" calcext:value-type="float">
            <text:p>8.167</text:p>
          </table:table-cell>
          <table:table-cell table:style-name="ce21"/>
          <table:table-cell table:style-name="ce21" office:value-type="float" office:value="3340" calcext:value-type="float">
            <text:p>3.34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9163" calcext:value-type="float">
            <text:p>-19.163</text:p>
          </table:table-cell>
          <table:table-cell table:style-name="ce20"/>
          <table:table-cell table:style-name="ce20" office:value-type="float" office:value="32991" calcext:value-type="float">
            <text:p>32.991</text:p>
          </table:table-cell>
          <table:table-cell table:style-name="ce20"/>
          <table:table-cell table:style-name="ce20" office:value-type="float" office:value="-32428" calcext:value-type="float">
            <text:p>-32.428</text:p>
          </table:table-cell>
          <table:table-cell table:style-name="ce20"/>
          <table:table-cell table:style-name="ce20" office:value-type="float" office:value="2353384" calcext:value-type="float">
            <text:p>2.353.384</text:p>
          </table:table-cell>
          <table:table-cell table:style-name="ce20"/>
          <table:table-cell table:style-name="ce20" office:value-type="float" office:value="19726" calcext:value-type="float">
            <text:p>19.726</text:p>
          </table:table-cell>
          <table:table-cell table:style-name="ce20"/>
          <table:table-cell table:style-name="ce20" office:value-type="float" office:value="-13265" calcext:value-type="float">
            <text:p>-13.26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3147" calcext:value-type="float">
            <text:p>-23.147</text:p>
          </table:table-cell>
          <table:table-cell table:style-name="ce21"/>
          <table:table-cell table:style-name="ce21" office:value-type="float" office:value="40399" calcext:value-type="float">
            <text:p>40.399</text:p>
          </table:table-cell>
          <table:table-cell table:style-name="ce21"/>
          <table:table-cell table:style-name="ce21" office:value-type="float" office:value="-32361" calcext:value-type="float">
            <text:p>-32.361</text:p>
          </table:table-cell>
          <table:table-cell table:style-name="ce21"/>
          <table:table-cell table:style-name="ce21" office:value-type="float" office:value="3486998" calcext:value-type="float">
            <text:p>3.486.998</text:p>
          </table:table-cell>
          <table:table-cell table:style-name="ce21"/>
          <table:table-cell table:style-name="ce21" office:value-type="float" office:value="31185" calcext:value-type="float">
            <text:p>31.185</text:p>
          </table:table-cell>
          <table:table-cell table:style-name="ce21"/>
          <table:table-cell table:style-name="ce21" office:value-type="float" office:value="-9214" calcext:value-type="float">
            <text:p>-9.2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3310" calcext:value-type="float">
            <text:p>3.310</text:p>
          </table:table-cell>
          <table:table-cell table:style-name="ce20"/>
          <table:table-cell table:style-name="ce20" office:value-type="float" office:value="3719" calcext:value-type="float">
            <text:p>3.719</text:p>
          </table:table-cell>
          <table:table-cell table:style-name="ce20"/>
          <table:table-cell table:style-name="ce20" office:value-type="float" office:value="5050" calcext:value-type="float">
            <text:p>5.050</text:p>
          </table:table-cell>
          <table:table-cell table:style-name="ce20"/>
          <table:table-cell table:style-name="ce20" office:value-type="float" office:value="439000" calcext:value-type="float">
            <text:p>439.000</text:p>
          </table:table-cell>
          <table:table-cell table:style-name="ce20"/>
          <table:table-cell table:style-name="ce20" office:value-type="float" office:value="5459" calcext:value-type="float">
            <text:p>5.459</text:p>
          </table:table-cell>
          <table:table-cell table:style-name="ce20"/>
          <table:table-cell table:style-name="ce20" office:value-type="float" office:value="1740" calcext:value-type="float">
            <text:p>1.74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9691" calcext:value-type="float">
            <text:p>9.691</text:p>
          </table:table-cell>
          <table:table-cell table:style-name="ce21"/>
          <table:table-cell table:style-name="ce21" office:value-type="float" office:value="132183" calcext:value-type="float">
            <text:p>132.183</text:p>
          </table:table-cell>
          <table:table-cell table:style-name="ce21"/>
          <table:table-cell table:style-name="ce21" office:value-type="float" office:value="-25445" calcext:value-type="float">
            <text:p>-25.445</text:p>
          </table:table-cell>
          <table:table-cell table:style-name="ce21"/>
          <table:table-cell table:style-name="ce21" office:value-type="float" office:value="10200298" calcext:value-type="float">
            <text:p>10.200.298</text:p>
          </table:table-cell>
          <table:table-cell table:style-name="ce21"/>
          <table:table-cell table:style-name="ce21" office:value-type="float" office:value="97047" calcext:value-type="float">
            <text:p>97.047</text:p>
          </table:table-cell>
          <table:table-cell table:style-name="ce21"/>
          <table:table-cell table:style-name="ce21" office:value-type="float" office:value="-35136" calcext:value-type="float">
            <text:p>-35.1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173" calcext:value-type="float">
            <text:p>2.173</text:p>
          </table:table-cell>
          <table:table-cell table:style-name="ce20"/>
          <table:table-cell table:style-name="ce20" office:value-type="float" office:value="2904" calcext:value-type="float">
            <text:p>2.904</text:p>
          </table:table-cell>
          <table:table-cell table:style-name="ce20"/>
          <table:table-cell table:style-name="ce20" office:value-type="float" office:value="3226" calcext:value-type="float">
            <text:p>3.226</text:p>
          </table:table-cell>
          <table:table-cell table:style-name="ce20"/>
          <table:table-cell table:style-name="ce20" office:value-type="float" office:value="391415" calcext:value-type="float">
            <text:p>391.415</text:p>
          </table:table-cell>
          <table:table-cell table:style-name="ce20"/>
          <table:table-cell table:style-name="ce20" office:value-type="float" office:value="3957" calcext:value-type="float">
            <text:p>3.957</text:p>
          </table:table-cell>
          <table:table-cell table:style-name="ce20"/>
          <table:table-cell table:style-name="ce20" office:value-type="float" office:value="1053" calcext:value-type="float">
            <text:p>1.05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55984" calcext:value-type="float">
            <text:p>55.984</text:p>
          </table:table-cell>
          <table:table-cell table:style-name="ce21"/>
          <table:table-cell table:style-name="ce21" office:value-type="float" office:value="140377" calcext:value-type="float">
            <text:p>140.377</text:p>
          </table:table-cell>
          <table:table-cell table:style-name="ce21"/>
          <table:table-cell table:style-name="ce21" office:value-type="float" office:value="118210" calcext:value-type="float">
            <text:p>118.210</text:p>
          </table:table-cell>
          <table:table-cell table:style-name="ce21"/>
          <table:table-cell table:style-name="ce21" office:value-type="float" office:value="15987075" calcext:value-type="float">
            <text:p>15.987.075</text:p>
          </table:table-cell>
          <table:table-cell table:style-name="ce21"/>
          <table:table-cell table:style-name="ce21" office:value-type="float" office:value="202603" calcext:value-type="float">
            <text:p>202.603</text:p>
          </table:table-cell>
          <table:table-cell table:style-name="ce21"/>
          <table:table-cell table:style-name="ce21" office:value-type="float" office:value="62226" calcext:value-type="float">
            <text:p>62.22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2003" calcext:value-type="float">
            <text:p>42.003</text:p>
          </table:table-cell>
          <table:table-cell table:style-name="ce20"/>
          <table:table-cell table:style-name="ce20" office:value-type="float" office:value="74767" calcext:value-type="float">
            <text:p>74.767</text:p>
          </table:table-cell>
          <table:table-cell table:style-name="ce20"/>
          <table:table-cell table:style-name="ce20" office:value-type="float" office:value="42694" calcext:value-type="float">
            <text:p>42.694</text:p>
          </table:table-cell>
          <table:table-cell table:style-name="ce20"/>
          <table:table-cell table:style-name="ce20" office:value-type="float" office:value="8020946" calcext:value-type="float">
            <text:p>8.020.946</text:p>
          </table:table-cell>
          <table:table-cell table:style-name="ce20"/>
          <table:table-cell table:style-name="ce20" office:value-type="float" office:value="75458" calcext:value-type="float">
            <text:p>75.458</text:p>
          </table:table-cell>
          <table:table-cell table:style-name="ce20"/>
          <table:table-cell table:style-name="ce20" office:value-type="float" office:value="691" calcext:value-type="float">
            <text:p>69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6743" calcext:value-type="float">
            <text:p>-16.743</text:p>
          </table:table-cell>
          <table:table-cell table:style-name="ce21"/>
          <table:table-cell table:style-name="ce21" office:value-type="float" office:value="363220" calcext:value-type="float">
            <text:p>363.220</text:p>
          </table:table-cell>
          <table:table-cell table:style-name="ce21"/>
          <table:table-cell table:style-name="ce21" office:value-type="float" office:value="-11758" calcext:value-type="float">
            <text:p>-11.758</text:p>
          </table:table-cell>
          <table:table-cell table:style-name="ce21"/>
          <table:table-cell table:style-name="ce21" office:value-type="float" office:value="38253955" calcext:value-type="float">
            <text:p>38.253.955</text:p>
          </table:table-cell>
          <table:table-cell table:style-name="ce21"/>
          <table:table-cell table:style-name="ce21" office:value-type="float" office:value="368205" calcext:value-type="float">
            <text:p>368.205</text:p>
          </table:table-cell>
          <table:table-cell table:style-name="ce21"/>
          <table:table-cell table:style-name="ce21" office:value-type="float" office:value="4985" calcext:value-type="float">
            <text:p>4.9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56213" calcext:value-type="float">
            <text:p>56.213</text:p>
          </table:table-cell>
          <table:table-cell table:style-name="ce20"/>
          <table:table-cell table:style-name="ce20" office:value-type="float" office:value="105092" calcext:value-type="float">
            <text:p>105.092</text:p>
          </table:table-cell>
          <table:table-cell table:style-name="ce20"/>
          <table:table-cell table:style-name="ce20" office:value-type="float" office:value="63895" calcext:value-type="float">
            <text:p>63.895</text:p>
          </table:table-cell>
          <table:table-cell table:style-name="ce20"/>
          <table:table-cell table:style-name="ce20" office:value-type="float" office:value="10330774" calcext:value-type="float">
            <text:p>10.330.774</text:p>
          </table:table-cell>
          <table:table-cell table:style-name="ce20"/>
          <table:table-cell table:style-name="ce20" office:value-type="float" office:value="112774" calcext:value-type="float">
            <text:p>112.774</text:p>
          </table:table-cell>
          <table:table-cell table:style-name="ce20"/>
          <table:table-cell table:style-name="ce20" office:value-type="float" office:value="7682" calcext:value-type="float">
            <text:p>7.6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557739" calcext:value-type="float">
            <text:p>-557.739</text:p>
          </table:table-cell>
          <table:table-cell table:style-name="ce21"/>
          <table:table-cell table:style-name="ce21" office:value-type="float" office:value="259603" calcext:value-type="float">
            <text:p>259.603</text:p>
          </table:table-cell>
          <table:table-cell table:style-name="ce21"/>
          <table:table-cell table:style-name="ce21" office:value-type="float" office:value="-596974" calcext:value-type="float">
            <text:p>-596.974</text:p>
          </table:table-cell>
          <table:table-cell table:style-name="ce21"/>
          <table:table-cell table:style-name="ce21" office:value-type="float" office:value="22430457" calcext:value-type="float">
            <text:p>22.430.457</text:p>
          </table:table-cell>
          <table:table-cell table:style-name="ce21"/>
          <table:table-cell table:style-name="ce21" office:value-type="float" office:value="220368" calcext:value-type="float">
            <text:p>220.368</text:p>
          </table:table-cell>
          <table:table-cell table:style-name="ce21"/>
          <table:table-cell table:style-name="ce21" office:value-type="float" office:value="-39235" calcext:value-type="float">
            <text:p>-39.2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4963" calcext:value-type="float">
            <text:p>4.963</text:p>
          </table:table-cell>
          <table:table-cell table:style-name="ce20"/>
          <table:table-cell table:style-name="ce20" office:value-type="float" office:value="18508" calcext:value-type="float">
            <text:p>18.508</text:p>
          </table:table-cell>
          <table:table-cell table:style-name="ce20"/>
          <table:table-cell table:style-name="ce20" office:value-type="float" office:value="3932" calcext:value-type="float">
            <text:p>3.932</text:p>
          </table:table-cell>
          <table:table-cell table:style-name="ce20"/>
          <table:table-cell table:style-name="ce20" office:value-type="float" office:value="1990094" calcext:value-type="float">
            <text:p>1.990.094</text:p>
          </table:table-cell>
          <table:table-cell table:style-name="ce20"/>
          <table:table-cell table:style-name="ce20" office:value-type="float" office:value="17477" calcext:value-type="float">
            <text:p>17.477</text:p>
          </table:table-cell>
          <table:table-cell table:style-name="ce20"/>
          <table:table-cell table:style-name="ce20" office:value-type="float" office:value="-1031" calcext:value-type="float">
            <text:p>-1.0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1012" calcext:value-type="float">
            <text:p>1.012</text:p>
          </table:table-cell>
          <table:table-cell table:style-name="ce21"/>
          <table:table-cell table:style-name="ce21" office:value-type="float" office:value="51980" calcext:value-type="float">
            <text:p>51.980</text:p>
          </table:table-cell>
          <table:table-cell table:style-name="ce21"/>
          <table:table-cell table:style-name="ce21" office:value-type="float" office:value="168" calcext:value-type="float">
            <text:p>168</text:p>
          </table:table-cell>
          <table:table-cell table:style-name="ce21"/>
          <table:table-cell table:style-name="ce21" office:value-type="float" office:value="5378783" calcext:value-type="float">
            <text:p>5.378.783</text:p>
          </table:table-cell>
          <table:table-cell table:style-name="ce21"/>
          <table:table-cell table:style-name="ce21" office:value-type="float" office:value="51136" calcext:value-type="float">
            <text:p>51.136</text:p>
          </table:table-cell>
          <table:table-cell table:style-name="ce21"/>
          <table:table-cell table:style-name="ce21" office:value-type="float" office:value="-844" calcext:value-type="float">
            <text:p>-8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6147" calcext:value-type="float">
            <text:p>6.147</text:p>
          </table:table-cell>
          <table:table-cell table:style-name="ce20"/>
          <table:table-cell table:style-name="ce20" office:value-type="float" office:value="48550" calcext:value-type="float">
            <text:p>48.550</text:p>
          </table:table-cell>
          <table:table-cell table:style-name="ce20"/>
          <table:table-cell table:style-name="ce20" office:value-type="float" office:value="13786" calcext:value-type="float">
            <text:p>13.786</text:p>
          </table:table-cell>
          <table:table-cell table:style-name="ce20"/>
          <table:table-cell table:style-name="ce20" office:value-type="float" office:value="5181115" calcext:value-type="float">
            <text:p>5.181.115</text:p>
          </table:table-cell>
          <table:table-cell table:style-name="ce20"/>
          <table:table-cell table:style-name="ce20" office:value-type="float" office:value="56189" calcext:value-type="float">
            <text:p>56.189</text:p>
          </table:table-cell>
          <table:table-cell table:style-name="ce20"/>
          <table:table-cell table:style-name="ce20" office:value-type="float" office:value="7639" calcext:value-type="float">
            <text:p>7.6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8622" calcext:value-type="float">
            <text:p>28.622</text:p>
          </table:table-cell>
          <table:table-cell table:style-name="ce21"/>
          <table:table-cell table:style-name="ce21" office:value-type="float" office:value="93752" calcext:value-type="float">
            <text:p>93.752</text:p>
          </table:table-cell>
          <table:table-cell table:style-name="ce21"/>
          <table:table-cell table:style-name="ce21" office:value-type="float" office:value="26336" calcext:value-type="float">
            <text:p>26.336</text:p>
          </table:table-cell>
          <table:table-cell table:style-name="ce21"/>
          <table:table-cell table:style-name="ce21" office:value-type="float" office:value="8882792" calcext:value-type="float">
            <text:p>8.882.792</text:p>
          </table:table-cell>
          <table:table-cell table:style-name="ce21"/>
          <table:table-cell table:style-name="ce21" office:value-type="float" office:value="91466" calcext:value-type="float">
            <text:p>91.466</text:p>
          </table:table-cell>
          <table:table-cell table:style-name="ce21"/>
          <table:table-cell table:style-name="ce21" office:value-type="float" office:value="-2286" calcext:value-type="float">
            <text:p>-2.28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848" calcext:value-type="float">
            <text:p>848</text:p>
          </table:table-cell>
          <table:table-cell table:style-name="ce20"/>
          <table:table-cell table:style-name="ce20" office:value-type="float" office:value="1725" calcext:value-type="float">
            <text:p>1.725</text:p>
          </table:table-cell>
          <table:table-cell table:style-name="ce20"/>
          <table:table-cell table:style-name="ce20" office:value-type="float" office:value="3214" calcext:value-type="float">
            <text:p>3.214</text:p>
          </table:table-cell>
          <table:table-cell table:style-name="ce20"/>
          <table:table-cell table:style-name="ce20" office:value-type="float" office:value="283361" calcext:value-type="float">
            <text:p>283.361</text:p>
          </table:table-cell>
          <table:table-cell table:style-name="ce20"/>
          <table:table-cell table:style-name="ce20" office:value-type="float" office:value="4091" calcext:value-type="float">
            <text:p>4.091</text:p>
          </table:table-cell>
          <table:table-cell table:style-name="ce20"/>
          <table:table-cell table:style-name="ce20" office:value-type="float" office:value="2366" calcext:value-type="float">
            <text:p>2.3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481" calcext:value-type="float">
            <text:p>481</text:p>
          </table:table-cell>
          <table:table-cell table:style-name="ce21"/>
          <table:table-cell table:style-name="ce21" office:value-type="float" office:value="220" calcext:value-type="float">
            <text:p>220</text:p>
          </table:table-cell>
          <table:table-cell table:style-name="ce21"/>
          <table:table-cell table:style-name="ce21" office:value-type="float" office:value="662" calcext:value-type="float">
            <text:p>662</text:p>
          </table:table-cell>
          <table:table-cell table:style-name="ce21"/>
          <table:table-cell table:style-name="ce21" office:value-type="float" office:value="32863" calcext:value-type="float">
            <text:p>32.863</text:p>
          </table:table-cell>
          <table:table-cell table:style-name="ce21"/>
          <table:table-cell table:style-name="ce21" office:value-type="float" office:value="401" calcext:value-type="float">
            <text:p>401</text:p>
          </table:table-cell>
          <table:table-cell table:style-name="ce21"/>
          <table:table-cell table:style-name="ce21" office:value-type="float" office:value="181" calcext:value-type="float">
            <text:p>18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7915" calcext:value-type="float">
            <text:p>7.915</text:p>
          </table:table-cell>
          <table:table-cell table:style-name="ce20"/>
          <table:table-cell table:style-name="ce20" office:value-type="float" office:value="43981" calcext:value-type="float">
            <text:p>43.981</text:p>
          </table:table-cell>
          <table:table-cell table:style-name="ce20"/>
          <table:table-cell table:style-name="ce20" office:value-type="float" office:value="20630" calcext:value-type="float">
            <text:p>20.630</text:p>
          </table:table-cell>
          <table:table-cell table:style-name="ce20"/>
          <table:table-cell table:style-name="ce20" office:value-type="float" office:value="4503436" calcext:value-type="float">
            <text:p>4.503.436</text:p>
          </table:table-cell>
          <table:table-cell table:style-name="ce20"/>
          <table:table-cell table:style-name="ce20" office:value-type="float" office:value="56696" calcext:value-type="float">
            <text:p>56.696</text:p>
          </table:table-cell>
          <table:table-cell table:style-name="ce20"/>
          <table:table-cell table:style-name="ce20" office:value-type="float" office:value="12715" calcext:value-type="float">
            <text:p>12.7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40531" calcext:value-type="float">
            <text:p>40.531</text:p>
          </table:table-cell>
          <table:table-cell table:style-name="ce21"/>
          <table:table-cell table:style-name="ce21" office:value-type="float" office:value="61228" calcext:value-type="float">
            <text:p>61.228</text:p>
          </table:table-cell>
          <table:table-cell table:style-name="ce21"/>
          <table:table-cell table:style-name="ce21" office:value-type="float" office:value="51598" calcext:value-type="float">
            <text:p>51.598</text:p>
          </table:table-cell>
          <table:table-cell table:style-name="ce21"/>
          <table:table-cell table:style-name="ce21" office:value-type="float" office:value="7204055" calcext:value-type="float">
            <text:p>7.204.055</text:p>
          </table:table-cell>
          <table:table-cell table:style-name="ce21"/>
          <table:table-cell table:style-name="ce21" office:value-type="float" office:value="72295" calcext:value-type="float">
            <text:p>72.295</text:p>
          </table:table-cell>
          <table:table-cell table:style-name="ce21"/>
          <table:table-cell table:style-name="ce21" office:value-type="float" office:value="11067" calcext:value-type="float">
            <text:p>11.06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172928" calcext:value-type="float">
            <text:p>172.928</text:p>
          </table:table-cell>
          <table:table-cell table:style-name="ce20"/>
          <table:table-cell table:style-name="ce20" office:value-type="float" office:value="602268" calcext:value-type="float">
            <text:p>602.268</text:p>
          </table:table-cell>
          <table:table-cell table:style-name="ce20"/>
          <table:table-cell table:style-name="ce20" office:value-type="float" office:value="239783" calcext:value-type="float">
            <text:p>239.783</text:p>
          </table:table-cell>
          <table:table-cell table:style-name="ce20"/>
          <table:table-cell table:style-name="ce20" office:value-type="float" office:value="58999781" calcext:value-type="float">
            <text:p>58.999.781</text:p>
          </table:table-cell>
          <table:table-cell table:style-name="ce20"/>
          <table:table-cell table:style-name="ce20" office:value-type="float" office:value="669123" calcext:value-type="float">
            <text:p>669.123</text:p>
          </table:table-cell>
          <table:table-cell table:style-name="ce20"/>
          <table:table-cell table:style-name="ce20" office:value-type="float" office:value="66855" calcext:value-type="float">
            <text:p>66.8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16058" calcext:value-type="float">
            <text:p>16.058</text:p>
          </table:table-cell>
          <table:table-cell table:style-name="ce21"/>
          <table:table-cell table:style-name="ce21" office:value-type="float" office:value="30325" calcext:value-type="float">
            <text:p>30.325</text:p>
          </table:table-cell>
          <table:table-cell table:style-name="ce21"/>
          <table:table-cell table:style-name="ce21" office:value-type="float" office:value="23450" calcext:value-type="float">
            <text:p>23.450</text:p>
          </table:table-cell>
          <table:table-cell table:style-name="ce21"/>
          <table:table-cell table:style-name="ce21" office:value-type="float" office:value="3789717" calcext:value-type="float">
            <text:p>3.789.71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717" calcext:value-type="float">
            <text:p>37.717</text:p>
          </table:table-cell>
          <table:table-cell table:style-name="ce21"/>
          <table:table-cell table:style-name="ce21" office:value-type="float" office:value="7392" calcext:value-type="float">
            <text:p>7.3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431" calcext:value-type="float">
            <text:p>5.431</text:p>
          </table:table-cell>
          <table:table-cell table:style-name="ce20"/>
          <table:table-cell table:style-name="ce20" office:value-type="float" office:value="2472" calcext:value-type="float">
            <text:p>2.472</text:p>
          </table:table-cell>
          <table:table-cell table:style-name="ce20"/>
          <table:table-cell table:style-name="ce20" office:value-type="float" office:value="605988" calcext:value-type="float">
            <text:p>605.988</text:p>
          </table:table-cell>
          <table:table-cell table:style-name="ce20"/>
          <table:table-cell table:style-name="ce20" office:value-type="float" office:value="8839" calcext:value-type="float">
            <text:p>8.839</text:p>
          </table:table-cell>
          <table:table-cell table:style-name="ce20"/>
          <table:table-cell table:style-name="ce20" office:value-type="float" office:value="3408" calcext:value-type="float">
            <text:p>3.4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673" calcext:value-type="float">
            <text:p>-3.673</text:p>
          </table:table-cell>
          <table:table-cell table:style-name="ce21"/>
          <table:table-cell table:style-name="ce21" office:value-type="float" office:value="40075" calcext:value-type="float">
            <text:p>40.075</text:p>
          </table:table-cell>
          <table:table-cell table:style-name="ce21"/>
          <table:table-cell table:style-name="ce21" office:value-type="float" office:value="-7300" calcext:value-type="float">
            <text:p>-7.300</text:p>
          </table:table-cell>
          <table:table-cell table:style-name="ce21"/>
          <table:table-cell table:style-name="ce21" office:value-type="float" office:value="3635112" calcext:value-type="float">
            <text:p>3.635.112</text:p>
          </table:table-cell>
          <table:table-cell table:style-name="ce21"/>
          <table:table-cell table:style-name="ce21" office:value-type="float" office:value="36448" calcext:value-type="float">
            <text:p>36.448</text:p>
          </table:table-cell>
          <table:table-cell table:style-name="ce21"/>
          <table:table-cell table:style-name="ce21" office:value-type="float" office:value="-3627" calcext:value-type="float">
            <text:p>-3.62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552" calcext:value-type="float">
            <text:p>-2.552</text:p>
          </table:table-cell>
          <table:table-cell table:style-name="ce20"/>
          <table:table-cell table:style-name="ce20" office:value-type="float" office:value="16919" calcext:value-type="float">
            <text:p>16.919</text:p>
          </table:table-cell>
          <table:table-cell table:style-name="ce20"/>
          <table:table-cell table:style-name="ce20" office:value-type="float" office:value="7539" calcext:value-type="float">
            <text:p>7.539</text:p>
          </table:table-cell>
          <table:table-cell table:style-name="ce20"/>
          <table:table-cell table:style-name="ce20" office:value-type="float" office:value="2031112" calcext:value-type="float">
            <text:p>2.031.112</text:p>
          </table:table-cell>
          <table:table-cell table:style-name="ce20"/>
          <table:table-cell table:style-name="ce20" office:value-type="float" office:value="27010" calcext:value-type="float">
            <text:p>27.010</text:p>
          </table:table-cell>
          <table:table-cell table:style-name="ce20"/>
          <table:table-cell table:style-name="ce20" office:value-type="float" office:value="10091" calcext:value-type="float">
            <text:p>10.09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31271" calcext:value-type="float">
            <text:p>-31.271</text:p>
          </table:table-cell>
          <table:table-cell table:style-name="ce21"/>
          <table:table-cell table:style-name="ce21" office:value-type="float" office:value="46218" calcext:value-type="float">
            <text:p>46.21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29900" calcext:value-type="float">
            <text:p>-29.900</text:p>
          </table:table-cell>
          <table:table-cell table:style-name="ce21"/>
          <table:table-cell table:style-name="ce21" office:value-type="float" office:value="4401400" calcext:value-type="float">
            <text:p>4.401.4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7589" calcext:value-type="float">
            <text:p>47.58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371" calcext:value-type="float">
            <text:p>1.3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43694" calcext:value-type="float">
            <text:p>-43.694</text:p>
          </table:table-cell>
          <table:table-cell table:style-name="ce20"/>
          <table:table-cell table:style-name="ce20" office:value-type="float" office:value="15813" calcext:value-type="float">
            <text:p>15.813</text:p>
          </table:table-cell>
          <table:table-cell table:style-name="ce20"/>
          <table:table-cell table:style-name="ce20" office:value-type="float" office:value="-6302" calcext:value-type="float">
            <text:p>-6.302</text:p>
          </table:table-cell>
          <table:table-cell table:style-name="ce20"/>
          <table:table-cell table:style-name="ce20" office:value-type="float" office:value="3063320" calcext:value-type="float">
            <text:p>3.063.320</text:p>
          </table:table-cell>
          <table:table-cell table:style-name="ce20"/>
          <table:table-cell table:style-name="ce20" office:value-type="float" office:value="53205" calcext:value-type="float">
            <text:p>53.205</text:p>
          </table:table-cell>
          <table:table-cell table:style-name="ce20"/>
          <table:table-cell table:style-name="ce20" office:value-type="float" office:value="37392" calcext:value-type="float">
            <text:p>37.3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17960" calcext:value-type="float">
            <text:p>17.960</text:p>
          </table:table-cell>
          <table:table-cell table:style-name="ce21"/>
          <table:table-cell table:style-name="ce21" office:value-type="float" office:value="99008" calcext:value-type="float">
            <text:p>99.008</text:p>
          </table:table-cell>
          <table:table-cell table:style-name="ce21"/>
          <table:table-cell table:style-name="ce21" office:value-type="float" office:value="-2613" calcext:value-type="float">
            <text:p>-2.613</text:p>
          </table:table-cell>
          <table:table-cell table:style-name="ce21"/>
          <table:table-cell table:style-name="ce21" office:value-type="float" office:value="7504739" calcext:value-type="float">
            <text:p>7.504.739</text:p>
          </table:table-cell>
          <table:table-cell table:style-name="ce21"/>
          <table:table-cell table:style-name="ce21" office:value-type="float" office:value="78435" calcext:value-type="float">
            <text:p>78.435</text:p>
          </table:table-cell>
          <table:table-cell table:style-name="ce21"/>
          <table:table-cell table:style-name="ce21" office:value-type="float" office:value="-20573" calcext:value-type="float">
            <text:p>-20.57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-341" calcext:value-type="float">
            <text:p>-341</text:p>
          </table:table-cell>
          <table:table-cell table:style-name="ce20"/>
          <table:table-cell table:style-name="ce20" office:value-type="float" office:value="449000" calcext:value-type="float">
            <text:p>449.000</text:p>
          </table:table-cell>
          <table:table-cell table:style-name="ce20"/>
          <table:table-cell table:style-name="ce20" office:value-type="float" office:value="873659" calcext:value-type="float">
            <text:p>873.659</text:p>
          </table:table-cell>
          <table:table-cell table:style-name="ce20"/>
          <table:table-cell table:style-name="ce20" office:value-type="float" office:value="64729501" calcext:value-type="float">
            <text:p>64.729.50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323000" calcext:value-type="float">
            <text:p>1.323.000</text:p>
          </table:table-cell>
          <table:table-cell table:style-name="ce20"/>
          <table:table-cell table:style-name="ce20" office:value-type="float" office:value="874000" calcext:value-type="float">
            <text:p>874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53233" calcext:value-type="float">
            <text:p>-53.233</text:p>
          </table:table-cell>
          <table:table-cell table:style-name="ce21"/>
          <table:table-cell table:style-name="ce21" office:value-type="float" office:value="745952" calcext:value-type="float">
            <text:p>745.952</text:p>
          </table:table-cell>
          <table:table-cell table:style-name="ce21"/>
          <table:table-cell table:style-name="ce21" office:value-type="float" office:value="-422707" calcext:value-type="float">
            <text:p>-422.707</text:p>
          </table:table-cell>
          <table:table-cell table:style-name="ce21"/>
          <table:table-cell table:style-name="ce21" office:value-type="float" office:value="48663609" calcext:value-type="float">
            <text:p>48.663.609</text:p>
          </table:table-cell>
          <table:table-cell table:style-name="ce21"/>
          <table:table-cell table:style-name="ce21" office:value-type="float" office:value="376478" calcext:value-type="float">
            <text:p>376.478</text:p>
          </table:table-cell>
          <table:table-cell table:style-name="ce21"/>
          <table:table-cell table:style-name="ce21" office:value-type="float" office:value="-369474" calcext:value-type="float">
            <text:p>-369.47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90" calcext:value-type="float">
            <text:p>490</text:p>
          </table:table-cell>
          <table:table-cell table:style-name="ce21"/>
          <table:table-cell table:style-name="ce21" office:value-type="float" office:value="65844" calcext:value-type="float">
            <text:p>65.844</text:p>
          </table:table-cell>
          <table:table-cell table:style-name="ce21"/>
          <table:table-cell table:style-name="ce21" office:value-type="float" office:value="777" calcext:value-type="float">
            <text:p>77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9085" calcext:value-type="float">
            <text:p>9.085</text:p>
          </table:table-cell>
          <table:table-cell table:style-name="ce20"/>
          <table:table-cell table:style-name="ce20" office:value-type="float" office:value="140299" calcext:value-type="float">
            <text:p>140.299</text:p>
          </table:table-cell>
          <table:table-cell table:style-name="ce20"/>
          <table:table-cell table:style-name="ce20" office:value-type="float" office:value="-39494" calcext:value-type="float">
            <text:p>-39.494</text:p>
          </table:table-cell>
          <table:table-cell table:style-name="ce20"/>
          <table:table-cell table:style-name="ce20" office:value-type="float" office:value="9990435" calcext:value-type="float">
            <text:p>9.990.435</text:p>
          </table:table-cell>
          <table:table-cell table:style-name="ce20"/>
          <table:table-cell table:style-name="ce20" office:value-type="float" office:value="91720" calcext:value-type="float">
            <text:p>91.720</text:p>
          </table:table-cell>
          <table:table-cell table:style-name="ce20"/>
          <table:table-cell table:style-name="ce20" office:value-type="float" office:value="-48579" calcext:value-type="float">
            <text:p>-48.57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288975" calcext:value-type="float">
            <text:p>288.975</text:p>
          </table:table-cell>
          <table:table-cell table:style-name="ce20"/>
          <table:table-cell table:style-name="ce20" office:value-type="float" office:value="2254856" calcext:value-type="float">
            <text:p>2.254.85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654277" calcext:value-type="float">
            <text:p>-654.277</text:p>
          </table:table-cell>
          <table:table-cell table:style-name="ce20"/>
          <table:table-cell table:style-name="ce20" office:value-type="float" office:value="146303611" calcext:value-type="float">
            <text:p>146.303.611</text:p>
          </table:table-cell>
          <table:table-cell table:style-name="ce20"/>
          <table:table-cell table:style-name="ce20" office:value-type="float" office:value="1311604" calcext:value-type="float">
            <text:p>1.311.60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943252" calcext:value-type="float">
            <text:p>-943.2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10462" calcext:value-type="float">
            <text:p>-10.462</text:p>
          </table:table-cell>
          <table:table-cell table:style-name="ce20"/>
          <table:table-cell table:style-name="ce20" office:value-type="float" office:value="24003" calcext:value-type="float">
            <text:p>24.003</text:p>
          </table:table-cell>
          <table:table-cell table:style-name="ce20"/>
          <table:table-cell table:style-name="ce20" office:value-type="float" office:value="-2400" calcext:value-type="float">
            <text:p>-2.400</text:p>
          </table:table-cell>
          <table:table-cell table:style-name="ce20"/>
          <table:table-cell table:style-name="ce20" office:value-type="float" office:value="3215300" calcext:value-type="float">
            <text:p>3.215.300</text:p>
          </table:table-cell>
          <table:table-cell table:style-name="ce20"/>
          <table:table-cell table:style-name="ce20" office:value-type="float" office:value="32065" calcext:value-type="float">
            <text:p>32.065</text:p>
          </table:table-cell>
          <table:table-cell table:style-name="ce20"/>
          <table:table-cell table:style-name="ce20" office:value-type="float" office:value="8062" calcext:value-type="float">
            <text:p>8.06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4672" calcext:value-type="float">
            <text:p>-4.672</text:p>
          </table:table-cell>
          <table:table-cell table:style-name="ce21"/>
          <table:table-cell table:style-name="ce21" office:value-type="float" office:value="45284" calcext:value-type="float">
            <text:p>45.284</text:p>
          </table:table-cell>
          <table:table-cell table:style-name="ce21"/>
          <table:table-cell table:style-name="ce21" office:value-type="float" office:value="60400" calcext:value-type="float">
            <text:p>60.400</text:p>
          </table:table-cell>
          <table:table-cell table:style-name="ce21"/>
          <table:table-cell table:style-name="ce21" office:value-type="float" office:value="8081000" calcext:value-type="float">
            <text:p>8.081.000</text:p>
          </table:table-cell>
          <table:table-cell table:style-name="ce21"/>
          <table:table-cell table:style-name="ce21" office:value-type="float" office:value="110356" calcext:value-type="float">
            <text:p>110.356</text:p>
          </table:table-cell>
          <table:table-cell table:style-name="ce21"/>
          <table:table-cell table:style-name="ce21" office:value-type="float" office:value="65072" calcext:value-type="float">
            <text:p>65.072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3" table:style-name="ta7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2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437212" calcext:value-type="float">
            <text:p>1.437.212</text:p>
          </table:table-cell>
          <table:table-cell table:style-name="ce20"/>
          <table:table-cell table:style-name="ce20" office:value-type="float" office:value="4284989" calcext:value-type="float">
            <text:p>4.284.989</text:p>
          </table:table-cell>
          <table:table-cell table:style-name="ce20"/>
          <table:table-cell table:style-name="ce20" office:value-type="float" office:value="1517151" calcext:value-type="float">
            <text:p>1.517.151</text:p>
          </table:table-cell>
          <table:table-cell table:style-name="ce20"/>
          <table:table-cell table:style-name="ce20" office:value-type="float" office:value="429728905" calcext:value-type="float">
            <text:p>429.728.905</text:p>
          </table:table-cell>
          <table:table-cell table:style-name="ce20"/>
          <table:table-cell table:style-name="ce20" office:value-type="float" office:value="4364928" calcext:value-type="float">
            <text:p>4.364.928</text:p>
          </table:table-cell>
          <table:table-cell table:style-name="ce20"/>
          <table:table-cell table:style-name="ce20" office:value-type="float" office:value="79939" calcext:value-type="float">
            <text:p>79.9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8665" calcext:value-type="float">
            <text:p>38.665</text:p>
          </table:table-cell>
          <table:table-cell table:style-name="ce21"/>
          <table:table-cell table:style-name="ce21" office:value-type="float" office:value="105642" calcext:value-type="float">
            <text:p>105.642</text:p>
          </table:table-cell>
          <table:table-cell table:style-name="ce21"/>
          <table:table-cell table:style-name="ce21" office:value-type="float" office:value="46119" calcext:value-type="float">
            <text:p>46.119</text:p>
          </table:table-cell>
          <table:table-cell table:style-name="ce21"/>
          <table:table-cell table:style-name="ce21" office:value-type="float" office:value="10309725" calcext:value-type="float">
            <text:p>10.309.725</text:p>
          </table:table-cell>
          <table:table-cell table:style-name="ce21"/>
          <table:table-cell table:style-name="ce21" office:value-type="float" office:value="113096" calcext:value-type="float">
            <text:p>113.096</text:p>
          </table:table-cell>
          <table:table-cell table:style-name="ce21"/>
          <table:table-cell table:style-name="ce21" office:value-type="float" office:value="7454" calcext:value-type="float">
            <text:p>7.4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7191" calcext:value-type="float">
            <text:p>-17.191</text:p>
          </table:table-cell>
          <table:table-cell table:style-name="ce20"/>
          <table:table-cell table:style-name="ce20" office:value-type="float" office:value="112617" calcext:value-type="float">
            <text:p>112.617</text:p>
          </table:table-cell>
          <table:table-cell table:style-name="ce20"/>
          <table:table-cell table:style-name="ce20" office:value-type="float" office:value="-63309" calcext:value-type="float">
            <text:p>-63.309</text:p>
          </table:table-cell>
          <table:table-cell table:style-name="ce20"/>
          <table:table-cell table:style-name="ce20" office:value-type="float" office:value="7868815" calcext:value-type="float">
            <text:p>7.868.815</text:p>
          </table:table-cell>
          <table:table-cell table:style-name="ce20"/>
          <table:table-cell table:style-name="ce20" office:value-type="float" office:value="66499" calcext:value-type="float">
            <text:p>66.499</text:p>
          </table:table-cell>
          <table:table-cell table:style-name="ce20"/>
          <table:table-cell table:style-name="ce20" office:value-type="float" office:value="-46118" calcext:value-type="float">
            <text:p>-46.1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6924" calcext:value-type="float">
            <text:p>6.924</text:p>
          </table:table-cell>
          <table:table-cell table:style-name="ce21"/>
          <table:table-cell table:style-name="ce21" office:value-type="float" office:value="108243" calcext:value-type="float">
            <text:p>108.243</text:p>
          </table:table-cell>
          <table:table-cell table:style-name="ce21"/>
          <table:table-cell table:style-name="ce21" office:value-type="float" office:value="-8533" calcext:value-type="float">
            <text:p>-8.533</text:p>
          </table:table-cell>
          <table:table-cell table:style-name="ce21"/>
          <table:table-cell table:style-name="ce21" office:value-type="float" office:value="10201182" calcext:value-type="float">
            <text:p>10.201.182</text:p>
          </table:table-cell>
          <table:table-cell table:style-name="ce21"/>
          <table:table-cell table:style-name="ce21" office:value-type="float" office:value="92786" calcext:value-type="float">
            <text:p>92.786</text:p>
          </table:table-cell>
          <table:table-cell table:style-name="ce21"/>
          <table:table-cell table:style-name="ce21" office:value-type="float" office:value="-15457" calcext:value-type="float">
            <text:p>-15.45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9614" calcext:value-type="float">
            <text:p>9.614</text:p>
          </table:table-cell>
          <table:table-cell table:style-name="ce20"/>
          <table:table-cell table:style-name="ce20" office:value-type="float" office:value="58610" calcext:value-type="float">
            <text:p>58.610</text:p>
          </table:table-cell>
          <table:table-cell table:style-name="ce20"/>
          <table:table-cell table:style-name="ce20" office:value-type="float" office:value="15153" calcext:value-type="float">
            <text:p>15.153</text:p>
          </table:table-cell>
          <table:table-cell table:style-name="ce20"/>
          <table:table-cell table:style-name="ce20" office:value-type="float" office:value="5368354" calcext:value-type="float">
            <text:p>5.368.354</text:p>
          </table:table-cell>
          <table:table-cell table:style-name="ce20"/>
          <table:table-cell table:style-name="ce20" office:value-type="float" office:value="64149" calcext:value-type="float">
            <text:p>64.149</text:p>
          </table:table-cell>
          <table:table-cell table:style-name="ce20"/>
          <table:table-cell table:style-name="ce20" office:value-type="float" office:value="5539" calcext:value-type="float">
            <text:p>5.5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18807" calcext:value-type="float">
            <text:p>218.807</text:p>
          </table:table-cell>
          <table:table-cell table:style-name="ce21"/>
          <table:table-cell table:style-name="ce21" office:value-type="float" office:value="841686" calcext:value-type="float">
            <text:p>841.686</text:p>
          </table:table-cell>
          <table:table-cell table:style-name="ce21"/>
          <table:table-cell table:style-name="ce21" office:value-type="float" office:value="96371" calcext:value-type="float">
            <text:p>96.371</text:p>
          </table:table-cell>
          <table:table-cell table:style-name="ce21"/>
          <table:table-cell table:style-name="ce21" office:value-type="float" office:value="82440309" calcext:value-type="float">
            <text:p>82.440.309</text:p>
          </table:table-cell>
          <table:table-cell table:style-name="ce21"/>
          <table:table-cell table:style-name="ce21" office:value-type="float" office:value="719250" calcext:value-type="float">
            <text:p>719.250</text:p>
          </table:table-cell>
          <table:table-cell table:style-name="ce21"/>
          <table:table-cell table:style-name="ce21" office:value-type="float" office:value="-122436" calcext:value-type="float">
            <text:p>-122.4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18807" calcext:value-type="float">
            <text:p>218.807</text:p>
          </table:table-cell>
          <table:table-cell table:style-name="ce20"/>
          <table:table-cell table:style-name="ce20" office:value-type="float" office:value="841686" calcext:value-type="float">
            <text:p>841.686</text:p>
          </table:table-cell>
          <table:table-cell table:style-name="ce20"/>
          <table:table-cell table:style-name="ce20" office:value-type="float" office:value="96371" calcext:value-type="float">
            <text:p>96.371</text:p>
          </table:table-cell>
          <table:table-cell table:style-name="ce20"/>
          <table:table-cell table:style-name="ce20" office:value-type="float" office:value="82440309" calcext:value-type="float">
            <text:p>82.440.309</text:p>
          </table:table-cell>
          <table:table-cell table:style-name="ce20"/>
          <table:table-cell table:style-name="ce20" office:value-type="float" office:value="719250" calcext:value-type="float">
            <text:p>719.250</text:p>
          </table:table-cell>
          <table:table-cell table:style-name="ce20"/>
          <table:table-cell table:style-name="ce20" office:value-type="float" office:value="-122436" calcext:value-type="float">
            <text:p>-122.4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2966" calcext:value-type="float">
            <text:p>-2.966</text:p>
          </table:table-cell>
          <table:table-cell table:style-name="ce21"/>
          <table:table-cell table:style-name="ce21" office:value-type="float" office:value="18355" calcext:value-type="float">
            <text:p>18.355</text:p>
          </table:table-cell>
          <table:table-cell table:style-name="ce21"/>
          <table:table-cell table:style-name="ce21" office:value-type="float" office:value="-8320" calcext:value-type="float">
            <text:p>-8.320</text:p>
          </table:table-cell>
          <table:table-cell table:style-name="ce21"/>
          <table:table-cell table:style-name="ce21" office:value-type="float" office:value="1383510" calcext:value-type="float">
            <text:p>1.383.510</text:p>
          </table:table-cell>
          <table:table-cell table:style-name="ce21"/>
          <table:table-cell table:style-name="ce21" office:value-type="float" office:value="13001" calcext:value-type="float">
            <text:p>13.001</text:p>
          </table:table-cell>
          <table:table-cell table:style-name="ce21"/>
          <table:table-cell table:style-name="ce21" office:value-type="float" office:value="-5354" calcext:value-type="float">
            <text:p>-5.3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3669" calcext:value-type="float">
            <text:p>33.669</text:p>
          </table:table-cell>
          <table:table-cell table:style-name="ce20"/>
          <table:table-cell table:style-name="ce20" office:value-type="float" office:value="29683" calcext:value-type="float">
            <text:p>29.683</text:p>
          </table:table-cell>
          <table:table-cell table:style-name="ce20"/>
          <table:table-cell table:style-name="ce20" office:value-type="float" office:value="64489" calcext:value-type="float">
            <text:p>64.489</text:p>
          </table:table-cell>
          <table:table-cell table:style-name="ce20"/>
          <table:table-cell table:style-name="ce20" office:value-type="float" office:value="3899702" calcext:value-type="float">
            <text:p>3.899.702</text:p>
          </table:table-cell>
          <table:table-cell table:style-name="ce20"/>
          <table:table-cell table:style-name="ce20" office:value-type="float" office:value="60503" calcext:value-type="float">
            <text:p>60.503</text:p>
          </table:table-cell>
          <table:table-cell table:style-name="ce20"/>
          <table:table-cell table:style-name="ce20" office:value-type="float" office:value="30820" calcext:value-type="float">
            <text:p>30.8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7842" calcext:value-type="float">
            <text:p>27.842</text:p>
          </table:table-cell>
          <table:table-cell table:style-name="ce21"/>
          <table:table-cell table:style-name="ce21" office:value-type="float" office:value="103915" calcext:value-type="float">
            <text:p>103.915</text:p>
          </table:table-cell>
          <table:table-cell table:style-name="ce21"/>
          <table:table-cell table:style-name="ce21" office:value-type="float" office:value="27496" calcext:value-type="float">
            <text:p>27.496</text:p>
          </table:table-cell>
          <table:table-cell table:style-name="ce21"/>
          <table:table-cell table:style-name="ce21" office:value-type="float" office:value="10888274" calcext:value-type="float">
            <text:p>10.888.274</text:p>
          </table:table-cell>
          <table:table-cell table:style-name="ce21"/>
          <table:table-cell table:style-name="ce21" office:value-type="float" office:value="103569" calcext:value-type="float">
            <text:p>103.569</text:p>
          </table:table-cell>
          <table:table-cell table:style-name="ce21"/>
          <table:table-cell table:style-name="ce21" office:value-type="float" office:value="-346" calcext:value-type="float">
            <text:p>-3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740918" calcext:value-type="float">
            <text:p>740.918</text:p>
          </table:table-cell>
          <table:table-cell table:style-name="ce20"/>
          <table:table-cell table:style-name="ce20" office:value-type="float" office:value="366046" calcext:value-type="float">
            <text:p>366.046</text:p>
          </table:table-cell>
          <table:table-cell table:style-name="ce20"/>
          <table:table-cell table:style-name="ce20" office:value-type="float" office:value="792560" calcext:value-type="float">
            <text:p>792.560</text:p>
          </table:table-cell>
          <table:table-cell table:style-name="ce20"/>
          <table:table-cell table:style-name="ce20" office:value-type="float" office:value="41035278" calcext:value-type="float">
            <text:p>41.035.278</text:p>
          </table:table-cell>
          <table:table-cell table:style-name="ce20"/>
          <table:table-cell table:style-name="ce20" office:value-type="float" office:value="417688" calcext:value-type="float">
            <text:p>417.688</text:p>
          </table:table-cell>
          <table:table-cell table:style-name="ce20"/>
          <table:table-cell table:style-name="ce20" office:value-type="float" office:value="51642" calcext:value-type="float">
            <text:p>51.6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91799" calcext:value-type="float">
            <text:p>191.799</text:p>
          </table:table-cell>
          <table:table-cell table:style-name="ce21"/>
          <table:table-cell table:style-name="ce21" office:value-type="float" office:value="545353" calcext:value-type="float">
            <text:p>545.353</text:p>
          </table:table-cell>
          <table:table-cell table:style-name="ce21"/>
          <table:table-cell table:style-name="ce21" office:value-type="float" office:value="440052" calcext:value-type="float">
            <text:p>440.052</text:p>
          </table:table-cell>
          <table:table-cell table:style-name="ce21"/>
          <table:table-cell table:style-name="ce21" office:value-type="float" office:value="61424036" calcext:value-type="float">
            <text:p>61.424.036</text:p>
          </table:table-cell>
          <table:table-cell table:style-name="ce21"/>
          <table:table-cell table:style-name="ce21" office:value-type="float" office:value="793606" calcext:value-type="float">
            <text:p>793.606</text:p>
          </table:table-cell>
          <table:table-cell table:style-name="ce21"/>
          <table:table-cell table:style-name="ce21" office:value-type="float" office:value="248253" calcext:value-type="float">
            <text:p>248.2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89456" calcext:value-type="float">
            <text:p>189.456</text:p>
          </table:table-cell>
          <table:table-cell table:style-name="ce20"/>
          <table:table-cell table:style-name="ce20" office:value-type="float" office:value="535144" calcext:value-type="float">
            <text:p>535.144</text:p>
          </table:table-cell>
          <table:table-cell table:style-name="ce20"/>
          <table:table-cell table:style-name="ce20" office:value-type="float" office:value="415942" calcext:value-type="float">
            <text:p>415.942</text:p>
          </table:table-cell>
          <table:table-cell table:style-name="ce20"/>
          <table:table-cell table:style-name="ce20" office:value-type="float" office:value="59685899" calcext:value-type="float">
            <text:p>59.685.899</text:p>
          </table:table-cell>
          <table:table-cell table:style-name="ce20"/>
          <table:table-cell table:style-name="ce20" office:value-type="float" office:value="761630" calcext:value-type="float">
            <text:p>761.630</text:p>
          </table:table-cell>
          <table:table-cell table:style-name="ce20"/>
          <table:table-cell table:style-name="ce20" office:value-type="float" office:value="226486" calcext:value-type="float">
            <text:p>226.4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0365" calcext:value-type="float">
            <text:p>10.365</text:p>
          </table:table-cell>
          <table:table-cell table:style-name="ce21"/>
          <table:table-cell table:style-name="ce21" office:value-type="float" office:value="50569" calcext:value-type="float">
            <text:p>50.569</text:p>
          </table:table-cell>
          <table:table-cell table:style-name="ce21"/>
          <table:table-cell table:style-name="ce21" office:value-type="float" office:value="-110" calcext:value-type="float">
            <text:p>-110</text:p>
          </table:table-cell>
          <table:table-cell table:style-name="ce21"/>
          <table:table-cell table:style-name="ce21" office:value-type="float" office:value="4305494" calcext:value-type="float">
            <text:p>4.305.494</text:p>
          </table:table-cell>
          <table:table-cell table:style-name="ce21"/>
          <table:table-cell table:style-name="ce21" office:value-type="float" office:value="40094" calcext:value-type="float">
            <text:p>40.094</text:p>
          </table:table-cell>
          <table:table-cell table:style-name="ce21"/>
          <table:table-cell table:style-name="ce21" office:value-type="float" office:value="-10475" calcext:value-type="float">
            <text:p>-10.47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12303" calcext:value-type="float">
            <text:p>212.303</text:p>
          </table:table-cell>
          <table:table-cell table:style-name="ce20"/>
          <table:table-cell table:style-name="ce20" office:value-type="float" office:value="557393" calcext:value-type="float">
            <text:p>557.393</text:p>
          </table:table-cell>
          <table:table-cell table:style-name="ce20"/>
          <table:table-cell table:style-name="ce20" office:value-type="float" office:value="193108" calcext:value-type="float">
            <text:p>193.108</text:p>
          </table:table-cell>
          <table:table-cell table:style-name="ce20"/>
          <table:table-cell table:style-name="ce20" office:value-type="float" office:value="56993270" calcext:value-type="float">
            <text:p>56.993.270</text:p>
          </table:table-cell>
          <table:table-cell table:style-name="ce20"/>
          <table:table-cell table:style-name="ce20" office:value-type="float" office:value="538198" calcext:value-type="float">
            <text:p>538.198</text:p>
          </table:table-cell>
          <table:table-cell table:style-name="ce20"/>
          <table:table-cell table:style-name="ce20" office:value-type="float" office:value="-19195" calcext:value-type="float">
            <text:p>-19.19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5466" calcext:value-type="float">
            <text:p>5.466</text:p>
          </table:table-cell>
          <table:table-cell table:style-name="ce21"/>
          <table:table-cell table:style-name="ce21" office:value-type="float" office:value="5168" calcext:value-type="float">
            <text:p>5.168</text:p>
          </table:table-cell>
          <table:table-cell table:style-name="ce21"/>
          <table:table-cell table:style-name="ce21" office:value-type="float" office:value="8181" calcext:value-type="float">
            <text:p>8.181</text:p>
          </table:table-cell>
          <table:table-cell table:style-name="ce21"/>
          <table:table-cell table:style-name="ce21" office:value-type="float" office:value="705539" calcext:value-type="float">
            <text:p>705.539</text:p>
          </table:table-cell>
          <table:table-cell table:style-name="ce21"/>
          <table:table-cell table:style-name="ce21" office:value-type="float" office:value="7883" calcext:value-type="float">
            <text:p>7.883</text:p>
          </table:table-cell>
          <table:table-cell table:style-name="ce21"/>
          <table:table-cell table:style-name="ce21" office:value-type="float" office:value="2715" calcext:value-type="float">
            <text:p>2.71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9195" calcext:value-type="float">
            <text:p>-9.195</text:p>
          </table:table-cell>
          <table:table-cell table:style-name="ce20"/>
          <table:table-cell table:style-name="ce20" office:value-type="float" office:value="32498" calcext:value-type="float">
            <text:p>32.498</text:p>
          </table:table-cell>
          <table:table-cell table:style-name="ce20"/>
          <table:table-cell table:style-name="ce20" office:value-type="float" office:value="-21566" calcext:value-type="float">
            <text:p>-21.566</text:p>
          </table:table-cell>
          <table:table-cell table:style-name="ce20"/>
          <table:table-cell table:style-name="ce20" office:value-type="float" office:value="2320956" calcext:value-type="float">
            <text:p>2.320.956</text:p>
          </table:table-cell>
          <table:table-cell table:style-name="ce20"/>
          <table:table-cell table:style-name="ce20" office:value-type="float" office:value="20127" calcext:value-type="float">
            <text:p>20.127</text:p>
          </table:table-cell>
          <table:table-cell table:style-name="ce20"/>
          <table:table-cell table:style-name="ce20" office:value-type="float" office:value="-12371" calcext:value-type="float">
            <text:p>-12.37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1609" calcext:value-type="float">
            <text:p>-11.609</text:p>
          </table:table-cell>
          <table:table-cell table:style-name="ce21"/>
          <table:table-cell table:style-name="ce21" office:value-type="float" office:value="41072" calcext:value-type="float">
            <text:p>41.072</text:p>
          </table:table-cell>
          <table:table-cell table:style-name="ce21"/>
          <table:table-cell table:style-name="ce21" office:value-type="float" office:value="-23140" calcext:value-type="float">
            <text:p>-23.140</text:p>
          </table:table-cell>
          <table:table-cell table:style-name="ce21"/>
          <table:table-cell table:style-name="ce21" office:value-type="float" office:value="3454637" calcext:value-type="float">
            <text:p>3.454.637</text:p>
          </table:table-cell>
          <table:table-cell table:style-name="ce21"/>
          <table:table-cell table:style-name="ce21" office:value-type="float" office:value="29541" calcext:value-type="float">
            <text:p>29.541</text:p>
          </table:table-cell>
          <table:table-cell table:style-name="ce21"/>
          <table:table-cell table:style-name="ce21" office:value-type="float" office:value="-11531" calcext:value-type="float">
            <text:p>-11.5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2649" calcext:value-type="float">
            <text:p>2.649</text:p>
          </table:table-cell>
          <table:table-cell table:style-name="ce20"/>
          <table:table-cell table:style-name="ce20" office:value-type="float" office:value="3744" calcext:value-type="float">
            <text:p>3.744</text:p>
          </table:table-cell>
          <table:table-cell table:style-name="ce20"/>
          <table:table-cell table:style-name="ce20" office:value-type="float" office:value="4250" calcext:value-type="float">
            <text:p>4.250</text:p>
          </table:table-cell>
          <table:table-cell table:style-name="ce20"/>
          <table:table-cell table:style-name="ce20" office:value-type="float" office:value="444050" calcext:value-type="float">
            <text:p>444.050</text:p>
          </table:table-cell>
          <table:table-cell table:style-name="ce20"/>
          <table:table-cell table:style-name="ce20" office:value-type="float" office:value="5345" calcext:value-type="float">
            <text:p>5.345</text:p>
          </table:table-cell>
          <table:table-cell table:style-name="ce20"/>
          <table:table-cell table:style-name="ce20" office:value-type="float" office:value="1601" calcext:value-type="float">
            <text:p>1.6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3538" calcext:value-type="float">
            <text:p>3.538</text:p>
          </table:table-cell>
          <table:table-cell table:style-name="ce21"/>
          <table:table-cell table:style-name="ce21" office:value-type="float" office:value="132833" calcext:value-type="float">
            <text:p>132.833</text:p>
          </table:table-cell>
          <table:table-cell table:style-name="ce21"/>
          <table:table-cell table:style-name="ce21" office:value-type="float" office:value="-32491" calcext:value-type="float">
            <text:p>-32.491</text:p>
          </table:table-cell>
          <table:table-cell table:style-name="ce21"/>
          <table:table-cell table:style-name="ce21" office:value-type="float" office:value="10174853" calcext:value-type="float">
            <text:p>10.174.853</text:p>
          </table:table-cell>
          <table:table-cell table:style-name="ce21"/>
          <table:table-cell table:style-name="ce21" office:value-type="float" office:value="96804" calcext:value-type="float">
            <text:p>96.804</text:p>
          </table:table-cell>
          <table:table-cell table:style-name="ce21"/>
          <table:table-cell table:style-name="ce21" office:value-type="float" office:value="-36029" calcext:value-type="float">
            <text:p>-36.02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743" calcext:value-type="float">
            <text:p>1.743</text:p>
          </table:table-cell>
          <table:table-cell table:style-name="ce20"/>
          <table:table-cell table:style-name="ce20" office:value-type="float" office:value="3006" calcext:value-type="float">
            <text:p>3.006</text:p>
          </table:table-cell>
          <table:table-cell table:style-name="ce20"/>
          <table:table-cell table:style-name="ce20" office:value-type="float" office:value="2655" calcext:value-type="float">
            <text:p>2.655</text:p>
          </table:table-cell>
          <table:table-cell table:style-name="ce20"/>
          <table:table-cell table:style-name="ce20" office:value-type="float" office:value="394641" calcext:value-type="float">
            <text:p>394.641</text:p>
          </table:table-cell>
          <table:table-cell table:style-name="ce20"/>
          <table:table-cell table:style-name="ce20" office:value-type="float" office:value="3918" calcext:value-type="float">
            <text:p>3.918</text:p>
          </table:table-cell>
          <table:table-cell table:style-name="ce20"/>
          <table:table-cell table:style-name="ce20" office:value-type="float" office:value="912" calcext:value-type="float">
            <text:p>9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27559" calcext:value-type="float">
            <text:p>27.559</text:p>
          </table:table-cell>
          <table:table-cell table:style-name="ce21"/>
          <table:table-cell table:style-name="ce21" office:value-type="float" office:value="142355" calcext:value-type="float">
            <text:p>142.355</text:p>
          </table:table-cell>
          <table:table-cell table:style-name="ce21"/>
          <table:table-cell table:style-name="ce21" office:value-type="float" office:value="87287" calcext:value-type="float">
            <text:p>87.287</text:p>
          </table:table-cell>
          <table:table-cell table:style-name="ce21"/>
          <table:table-cell table:style-name="ce21" office:value-type="float" office:value="16105285" calcext:value-type="float">
            <text:p>16.105.285</text:p>
          </table:table-cell>
          <table:table-cell table:style-name="ce21"/>
          <table:table-cell table:style-name="ce21" office:value-type="float" office:value="202083" calcext:value-type="float">
            <text:p>202.083</text:p>
          </table:table-cell>
          <table:table-cell table:style-name="ce21"/>
          <table:table-cell table:style-name="ce21" office:value-type="float" office:value="59728" calcext:value-type="float">
            <text:p>59.7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34365" calcext:value-type="float">
            <text:p>34.365</text:p>
          </table:table-cell>
          <table:table-cell table:style-name="ce20"/>
          <table:table-cell table:style-name="ce20" office:value-type="float" office:value="76131" calcext:value-type="float">
            <text:p>76.131</text:p>
          </table:table-cell>
          <table:table-cell table:style-name="ce20"/>
          <table:table-cell table:style-name="ce20" office:value-type="float" office:value="36633" calcext:value-type="float">
            <text:p>36.633</text:p>
          </table:table-cell>
          <table:table-cell table:style-name="ce20"/>
          <table:table-cell table:style-name="ce20" office:value-type="float" office:value="8063640" calcext:value-type="float">
            <text:p>8.063.640</text:p>
          </table:table-cell>
          <table:table-cell table:style-name="ce20"/>
          <table:table-cell table:style-name="ce20" office:value-type="float" office:value="78399" calcext:value-type="float">
            <text:p>78.399</text:p>
          </table:table-cell>
          <table:table-cell table:style-name="ce20"/>
          <table:table-cell table:style-name="ce20" office:value-type="float" office:value="2268" calcext:value-type="float">
            <text:p>2.2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7945" calcext:value-type="float">
            <text:p>-17.945</text:p>
          </table:table-cell>
          <table:table-cell table:style-name="ce21"/>
          <table:table-cell table:style-name="ce21" office:value-type="float" office:value="359486" calcext:value-type="float">
            <text:p>359.486</text:p>
          </table:table-cell>
          <table:table-cell table:style-name="ce21"/>
          <table:table-cell table:style-name="ce21" office:value-type="float" office:value="-23666" calcext:value-type="float">
            <text:p>-23.666</text:p>
          </table:table-cell>
          <table:table-cell table:style-name="ce21"/>
          <table:table-cell table:style-name="ce21" office:value-type="float" office:value="38242197" calcext:value-type="float">
            <text:p>38.242.197</text:p>
          </table:table-cell>
          <table:table-cell table:style-name="ce21"/>
          <table:table-cell table:style-name="ce21" office:value-type="float" office:value="353765" calcext:value-type="float">
            <text:p>353.765</text:p>
          </table:table-cell>
          <table:table-cell table:style-name="ce21"/>
          <table:table-cell table:style-name="ce21" office:value-type="float" office:value="-5721" calcext:value-type="float">
            <text:p>-5.7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41798" calcext:value-type="float">
            <text:p>41.798</text:p>
          </table:table-cell>
          <table:table-cell table:style-name="ce20"/>
          <table:table-cell table:style-name="ce20" office:value-type="float" office:value="106258" calcext:value-type="float">
            <text:p>106.258</text:p>
          </table:table-cell>
          <table:table-cell table:style-name="ce20"/>
          <table:table-cell table:style-name="ce20" office:value-type="float" office:value="49923" calcext:value-type="float">
            <text:p>49.923</text:p>
          </table:table-cell>
          <table:table-cell table:style-name="ce20"/>
          <table:table-cell table:style-name="ce20" office:value-type="float" office:value="10394669" calcext:value-type="float">
            <text:p>10.394.669</text:p>
          </table:table-cell>
          <table:table-cell table:style-name="ce20"/>
          <table:table-cell table:style-name="ce20" office:value-type="float" office:value="114383" calcext:value-type="float">
            <text:p>114.383</text:p>
          </table:table-cell>
          <table:table-cell table:style-name="ce20"/>
          <table:table-cell table:style-name="ce20" office:value-type="float" office:value="8125" calcext:value-type="float">
            <text:p>8.1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146837" calcext:value-type="float">
            <text:p>-146.837</text:p>
          </table:table-cell>
          <table:table-cell table:style-name="ce21"/>
          <table:table-cell table:style-name="ce21" office:value-type="float" office:value="269666" calcext:value-type="float">
            <text:p>269.666</text:p>
          </table:table-cell>
          <table:table-cell table:style-name="ce21"/>
          <table:table-cell table:style-name="ce21" office:value-type="float" office:value="-205974" calcext:value-type="float">
            <text:p>-205.974</text:p>
          </table:table-cell>
          <table:table-cell table:style-name="ce21"/>
          <table:table-cell table:style-name="ce21" office:value-type="float" office:value="21833483" calcext:value-type="float">
            <text:p>21.833.483</text:p>
          </table:table-cell>
          <table:table-cell table:style-name="ce21"/>
          <table:table-cell table:style-name="ce21" office:value-type="float" office:value="210529" calcext:value-type="float">
            <text:p>210.529</text:p>
          </table:table-cell>
          <table:table-cell table:style-name="ce21"/>
          <table:table-cell table:style-name="ce21" office:value-type="float" office:value="-59137" calcext:value-type="float">
            <text:p>-59.1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2207" calcext:value-type="float">
            <text:p>2.207</text:p>
          </table:table-cell>
          <table:table-cell table:style-name="ce20"/>
          <table:table-cell table:style-name="ce20" office:value-type="float" office:value="18701" calcext:value-type="float">
            <text:p>18.701</text:p>
          </table:table-cell>
          <table:table-cell table:style-name="ce20"/>
          <table:table-cell table:style-name="ce20" office:value-type="float" office:value="1007" calcext:value-type="float">
            <text:p>1.007</text:p>
          </table:table-cell>
          <table:table-cell table:style-name="ce20"/>
          <table:table-cell table:style-name="ce20" office:value-type="float" office:value="1994026" calcext:value-type="float">
            <text:p>1.994.026</text:p>
          </table:table-cell>
          <table:table-cell table:style-name="ce20"/>
          <table:table-cell table:style-name="ce20" office:value-type="float" office:value="17501" calcext:value-type="float">
            <text:p>17.501</text:p>
          </table:table-cell>
          <table:table-cell table:style-name="ce20"/>
          <table:table-cell table:style-name="ce20" office:value-type="float" office:value="-1200" calcext:value-type="float">
            <text:p>-1.2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3387" calcext:value-type="float">
            <text:p>-3.387</text:p>
          </table:table-cell>
          <table:table-cell table:style-name="ce21"/>
          <table:table-cell table:style-name="ce21" office:value-type="float" office:value="51532" calcext:value-type="float">
            <text:p>51.532</text:p>
          </table:table-cell>
          <table:table-cell table:style-name="ce21"/>
          <table:table-cell table:style-name="ce21" office:value-type="float" office:value="-4078" calcext:value-type="float">
            <text:p>-4.078</text:p>
          </table:table-cell>
          <table:table-cell table:style-name="ce21"/>
          <table:table-cell table:style-name="ce21" office:value-type="float" office:value="5378951" calcext:value-type="float">
            <text:p>5.378.951</text:p>
          </table:table-cell>
          <table:table-cell table:style-name="ce21"/>
          <table:table-cell table:style-name="ce21" office:value-type="float" office:value="50841" calcext:value-type="float">
            <text:p>50.841</text:p>
          </table:table-cell>
          <table:table-cell table:style-name="ce21"/>
          <table:table-cell table:style-name="ce21" office:value-type="float" office:value="-691" calcext:value-type="float">
            <text:p>-6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5257" calcext:value-type="float">
            <text:p>5.257</text:p>
          </table:table-cell>
          <table:table-cell table:style-name="ce20"/>
          <table:table-cell table:style-name="ce20" office:value-type="float" office:value="49418" calcext:value-type="float">
            <text:p>49.418</text:p>
          </table:table-cell>
          <table:table-cell table:style-name="ce20"/>
          <table:table-cell table:style-name="ce20" office:value-type="float" office:value="11394" calcext:value-type="float">
            <text:p>11.394</text:p>
          </table:table-cell>
          <table:table-cell table:style-name="ce20"/>
          <table:table-cell table:style-name="ce20" office:value-type="float" office:value="5194901" calcext:value-type="float">
            <text:p>5.194.901</text:p>
          </table:table-cell>
          <table:table-cell table:style-name="ce20"/>
          <table:table-cell table:style-name="ce20" office:value-type="float" office:value="55555" calcext:value-type="float">
            <text:p>55.555</text:p>
          </table:table-cell>
          <table:table-cell table:style-name="ce20"/>
          <table:table-cell table:style-name="ce20" office:value-type="float" office:value="6137" calcext:value-type="float">
            <text:p>6.1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30854" calcext:value-type="float">
            <text:p>30.854</text:p>
          </table:table-cell>
          <table:table-cell table:style-name="ce21"/>
          <table:table-cell table:style-name="ce21" office:value-type="float" office:value="95009" calcext:value-type="float">
            <text:p>95.009</text:p>
          </table:table-cell>
          <table:table-cell table:style-name="ce21"/>
          <table:table-cell table:style-name="ce21" office:value-type="float" office:value="31660" calcext:value-type="float">
            <text:p>31.660</text:p>
          </table:table-cell>
          <table:table-cell table:style-name="ce21"/>
          <table:table-cell table:style-name="ce21" office:value-type="float" office:value="8909128" calcext:value-type="float">
            <text:p>8.909.128</text:p>
          </table:table-cell>
          <table:table-cell table:style-name="ce21"/>
          <table:table-cell table:style-name="ce21" office:value-type="float" office:value="95815" calcext:value-type="float">
            <text:p>95.815</text:p>
          </table:table-cell>
          <table:table-cell table:style-name="ce21"/>
          <table:table-cell table:style-name="ce21" office:value-type="float" office:value="806" calcext:value-type="float">
            <text:p>80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332" calcext:value-type="float">
            <text:p>-332</text:p>
          </table:table-cell>
          <table:table-cell table:style-name="ce20"/>
          <table:table-cell table:style-name="ce20" office:value-type="float" office:value="1821" calcext:value-type="float">
            <text:p>1.821</text:p>
          </table:table-cell>
          <table:table-cell table:style-name="ce20"/>
          <table:table-cell table:style-name="ce20" office:value-type="float" office:value="1896" calcext:value-type="float">
            <text:p>1.896</text:p>
          </table:table-cell>
          <table:table-cell table:style-name="ce20"/>
          <table:table-cell table:style-name="ce20" office:value-type="float" office:value="286575" calcext:value-type="float">
            <text:p>286.575</text:p>
          </table:table-cell>
          <table:table-cell table:style-name="ce20"/>
          <table:table-cell table:style-name="ce20" office:value-type="float" office:value="4049" calcext:value-type="float">
            <text:p>4.049</text:p>
          </table:table-cell>
          <table:table-cell table:style-name="ce20"/>
          <table:table-cell table:style-name="ce20" office:value-type="float" office:value="2228" calcext:value-type="float">
            <text:p>2.2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58" calcext:value-type="float">
            <text:p>158</text:p>
          </table:table-cell>
          <table:table-cell table:style-name="ce21"/>
          <table:table-cell table:style-name="ce21" office:value-type="float" office:value="215" calcext:value-type="float">
            <text:p>215</text:p>
          </table:table-cell>
          <table:table-cell table:style-name="ce21"/>
          <table:table-cell table:style-name="ce21" office:value-type="float" office:value="338" calcext:value-type="float">
            <text:p>338</text:p>
          </table:table-cell>
          <table:table-cell table:style-name="ce21"/>
          <table:table-cell table:style-name="ce21" office:value-type="float" office:value="33525" calcext:value-type="float">
            <text:p>33.525</text:p>
          </table:table-cell>
          <table:table-cell table:style-name="ce21"/>
          <table:table-cell table:style-name="ce21" office:value-type="float" office:value="395" calcext:value-type="float">
            <text:p>395</text:p>
          </table:table-cell>
          <table:table-cell table:style-name="ce21"/>
          <table:table-cell table:style-name="ce21" office:value-type="float" office:value="180" calcext:value-type="float">
            <text:p>18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7217" calcext:value-type="float">
            <text:p>17.217</text:p>
          </table:table-cell>
          <table:table-cell table:style-name="ce20"/>
          <table:table-cell table:style-name="ce20" office:value-type="float" office:value="44465" calcext:value-type="float">
            <text:p>44.465</text:p>
          </table:table-cell>
          <table:table-cell table:style-name="ce20"/>
          <table:table-cell table:style-name="ce20" office:value-type="float" office:value="28186" calcext:value-type="float">
            <text:p>28.186</text:p>
          </table:table-cell>
          <table:table-cell table:style-name="ce20"/>
          <table:table-cell table:style-name="ce20" office:value-type="float" office:value="4524066" calcext:value-type="float">
            <text:p>4.524.066</text:p>
          </table:table-cell>
          <table:table-cell table:style-name="ce20"/>
          <table:table-cell table:style-name="ce20" office:value-type="float" office:value="55434" calcext:value-type="float">
            <text:p>55.434</text:p>
          </table:table-cell>
          <table:table-cell table:style-name="ce20"/>
          <table:table-cell table:style-name="ce20" office:value-type="float" office:value="10969" calcext:value-type="float">
            <text:p>10.9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47596" calcext:value-type="float">
            <text:p>47.596</text:p>
          </table:table-cell>
          <table:table-cell table:style-name="ce21"/>
          <table:table-cell table:style-name="ce21" office:value-type="float" office:value="61768" calcext:value-type="float">
            <text:p>61.768</text:p>
          </table:table-cell>
          <table:table-cell table:style-name="ce21"/>
          <table:table-cell table:style-name="ce21" office:value-type="float" office:value="58200" calcext:value-type="float">
            <text:p>58.200</text:p>
          </table:table-cell>
          <table:table-cell table:style-name="ce21"/>
          <table:table-cell table:style-name="ce21" office:value-type="float" office:value="7255653" calcext:value-type="float">
            <text:p>7.255.653</text:p>
          </table:table-cell>
          <table:table-cell table:style-name="ce21"/>
          <table:table-cell table:style-name="ce21" office:value-type="float" office:value="72372" calcext:value-type="float">
            <text:p>72.372</text:p>
          </table:table-cell>
          <table:table-cell table:style-name="ce21"/>
          <table:table-cell table:style-name="ce21" office:value-type="float" office:value="10604" calcext:value-type="float">
            <text:p>10.6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199267" calcext:value-type="float">
            <text:p>199.267</text:p>
          </table:table-cell>
          <table:table-cell table:style-name="ce20"/>
          <table:table-cell table:style-name="ce20" office:value-type="float" office:value="606214" calcext:value-type="float">
            <text:p>606.214</text:p>
          </table:table-cell>
          <table:table-cell table:style-name="ce20"/>
          <table:table-cell table:style-name="ce20" office:value-type="float" office:value="261830" calcext:value-type="float">
            <text:p>261.830</text:p>
          </table:table-cell>
          <table:table-cell table:style-name="ce20"/>
          <table:table-cell table:style-name="ce20" office:value-type="float" office:value="59239564" calcext:value-type="float">
            <text:p>59.239.564</text:p>
          </table:table-cell>
          <table:table-cell table:style-name="ce20"/>
          <table:table-cell table:style-name="ce20" office:value-type="float" office:value="668777" calcext:value-type="float">
            <text:p>668.777</text:p>
          </table:table-cell>
          <table:table-cell table:style-name="ce20"/>
          <table:table-cell table:style-name="ce20" office:value-type="float" office:value="62563" calcext:value-type="float">
            <text:p>62.5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11528" calcext:value-type="float">
            <text:p>11.528</text:p>
          </table:table-cell>
          <table:table-cell table:style-name="ce21"/>
          <table:table-cell table:style-name="ce21" office:value-type="float" office:value="30831" calcext:value-type="float">
            <text:p>30.831</text:p>
          </table:table-cell>
          <table:table-cell table:style-name="ce21"/>
          <table:table-cell table:style-name="ce21" office:value-type="float" office:value="17182" calcext:value-type="float">
            <text:p>17.182</text:p>
          </table:table-cell>
          <table:table-cell table:style-name="ce21"/>
          <table:table-cell table:style-name="ce21" office:value-type="float" office:value="3813167" calcext:value-type="float">
            <text:p>3.813.16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6485" calcext:value-type="float">
            <text:p>36.485</text:p>
          </table:table-cell>
          <table:table-cell table:style-name="ce21"/>
          <table:table-cell table:style-name="ce21" office:value-type="float" office:value="5654" calcext:value-type="float">
            <text:p>5.6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513" calcext:value-type="float">
            <text:p>5.513</text:p>
          </table:table-cell>
          <table:table-cell table:style-name="ce20"/>
          <table:table-cell table:style-name="ce20" office:value-type="float" office:value="2050" calcext:value-type="float">
            <text:p>2.050</text:p>
          </table:table-cell>
          <table:table-cell table:style-name="ce20"/>
          <table:table-cell table:style-name="ce20" office:value-type="float" office:value="608460" calcext:value-type="float">
            <text:p>608.460</text:p>
          </table:table-cell>
          <table:table-cell table:style-name="ce20"/>
          <table:table-cell table:style-name="ce20" office:value-type="float" office:value="8499" calcext:value-type="float">
            <text:p>8.499</text:p>
          </table:table-cell>
          <table:table-cell table:style-name="ce20"/>
          <table:table-cell table:style-name="ce20" office:value-type="float" office:value="2986" calcext:value-type="float">
            <text:p>2.9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353" calcext:value-type="float">
            <text:p>-3.353</text:p>
          </table:table-cell>
          <table:table-cell table:style-name="ce21"/>
          <table:table-cell table:style-name="ce21" office:value-type="float" office:value="41852" calcext:value-type="float">
            <text:p>41.852</text:p>
          </table:table-cell>
          <table:table-cell table:style-name="ce21"/>
          <table:table-cell table:style-name="ce21" office:value-type="float" office:value="-9500" calcext:value-type="float">
            <text:p>-9.500</text:p>
          </table:table-cell>
          <table:table-cell table:style-name="ce21"/>
          <table:table-cell table:style-name="ce21" office:value-type="float" office:value="3627812" calcext:value-type="float">
            <text:p>3.627.812</text:p>
          </table:table-cell>
          <table:table-cell table:style-name="ce21"/>
          <table:table-cell table:style-name="ce21" office:value-type="float" office:value="35705" calcext:value-type="float">
            <text:p>35.705</text:p>
          </table:table-cell>
          <table:table-cell table:style-name="ce21"/>
          <table:table-cell table:style-name="ce21" office:value-type="float" office:value="-6147" calcext:value-type="float">
            <text:p>-6.1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4796" calcext:value-type="float">
            <text:p>-24.796</text:p>
          </table:table-cell>
          <table:table-cell table:style-name="ce20"/>
          <table:table-cell table:style-name="ce20" office:value-type="float" office:value="17962" calcext:value-type="float">
            <text:p>17.962</text:p>
          </table:table-cell>
          <table:table-cell table:style-name="ce20"/>
          <table:table-cell table:style-name="ce20" office:value-type="float" office:value="-14997" calcext:value-type="float">
            <text:p>-14.997</text:p>
          </table:table-cell>
          <table:table-cell table:style-name="ce20"/>
          <table:table-cell table:style-name="ce20" office:value-type="float" office:value="2038651" calcext:value-type="float">
            <text:p>2.038.651</text:p>
          </table:table-cell>
          <table:table-cell table:style-name="ce20"/>
          <table:table-cell table:style-name="ce20" office:value-type="float" office:value="27761" calcext:value-type="float">
            <text:p>27.761</text:p>
          </table:table-cell>
          <table:table-cell table:style-name="ce20"/>
          <table:table-cell table:style-name="ce20" office:value-type="float" office:value="9799" calcext:value-type="float">
            <text:p>9.7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19059" calcext:value-type="float">
            <text:p>-19.059</text:p>
          </table:table-cell>
          <table:table-cell table:style-name="ce21"/>
          <table:table-cell table:style-name="ce21" office:value-type="float" office:value="46446" calcext:value-type="float">
            <text:p>46.446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18900" calcext:value-type="float">
            <text:p>-18.900</text:p>
          </table:table-cell>
          <table:table-cell table:style-name="ce21"/>
          <table:table-cell table:style-name="ce21" office:value-type="float" office:value="4371500" calcext:value-type="float">
            <text:p>4.371.5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6605" calcext:value-type="float">
            <text:p>46.60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59" calcext:value-type="float">
            <text:p>1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8304" calcext:value-type="float">
            <text:p>-38.304</text:p>
          </table:table-cell>
          <table:table-cell table:style-name="ce20"/>
          <table:table-cell table:style-name="ce20" office:value-type="float" office:value="16248" calcext:value-type="float">
            <text:p>16.248</text:p>
          </table:table-cell>
          <table:table-cell table:style-name="ce20"/>
          <table:table-cell table:style-name="ce20" office:value-type="float" office:value="-12025" calcext:value-type="float">
            <text:p>-12.025</text:p>
          </table:table-cell>
          <table:table-cell table:style-name="ce20"/>
          <table:table-cell table:style-name="ce20" office:value-type="float" office:value="3057018" calcext:value-type="float">
            <text:p>3.057.018</text:p>
          </table:table-cell>
          <table:table-cell table:style-name="ce20"/>
          <table:table-cell table:style-name="ce20" office:value-type="float" office:value="42527" calcext:value-type="float">
            <text:p>42.527</text:p>
          </table:table-cell>
          <table:table-cell table:style-name="ce20"/>
          <table:table-cell table:style-name="ce20" office:value-type="float" office:value="26279" calcext:value-type="float">
            <text:p>26.27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13476" calcext:value-type="float">
            <text:p>13.476</text:p>
          </table:table-cell>
          <table:table-cell table:style-name="ce21"/>
          <table:table-cell table:style-name="ce21" office:value-type="float" office:value="102785" calcext:value-type="float">
            <text:p>102.785</text:p>
          </table:table-cell>
          <table:table-cell table:style-name="ce21"/>
          <table:table-cell table:style-name="ce21" office:value-type="float" office:value="-11208" calcext:value-type="float">
            <text:p>-11.208</text:p>
          </table:table-cell>
          <table:table-cell table:style-name="ce21"/>
          <table:table-cell table:style-name="ce21" office:value-type="float" office:value="7502126" calcext:value-type="float">
            <text:p>7.502.126</text:p>
          </table:table-cell>
          <table:table-cell table:style-name="ce21"/>
          <table:table-cell table:style-name="ce21" office:value-type="float" office:value="78101" calcext:value-type="float">
            <text:p>78.101</text:p>
          </table:table-cell>
          <table:table-cell table:style-name="ce21"/>
          <table:table-cell table:style-name="ce21" office:value-type="float" office:value="-24684" calcext:value-type="float">
            <text:p>-24.6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691" calcext:value-type="float">
            <text:p>1.691</text:p>
          </table:table-cell>
          <table:table-cell table:style-name="ce20"/>
          <table:table-cell table:style-name="ce20" office:value-type="float" office:value="433000" calcext:value-type="float">
            <text:p>433.000</text:p>
          </table:table-cell>
          <table:table-cell table:style-name="ce20"/>
          <table:table-cell table:style-name="ce20" office:value-type="float" office:value="798691" calcext:value-type="float">
            <text:p>798.691</text:p>
          </table:table-cell>
          <table:table-cell table:style-name="ce20"/>
          <table:table-cell table:style-name="ce20" office:value-type="float" office:value="65603160" calcext:value-type="float">
            <text:p>65.603.160</text:p>
          </table:table-cell>
          <table:table-cell table:style-name="ce20"/>
          <table:table-cell table:style-name="ce20" office:value-type="float" office:value="1230000" calcext:value-type="float">
            <text:p>1.230.000</text:p>
          </table:table-cell>
          <table:table-cell table:style-name="ce20"/>
          <table:table-cell table:style-name="ce20" office:value-type="float" office:value="797000" calcext:value-type="float">
            <text:p>797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53571" calcext:value-type="float">
            <text:p>-53.571</text:p>
          </table:table-cell>
          <table:table-cell table:style-name="ce21"/>
          <table:table-cell table:style-name="ce21" office:value-type="float" office:value="754911" calcext:value-type="float">
            <text:p>754.911</text:p>
          </table:table-cell>
          <table:table-cell table:style-name="ce21"/>
          <table:table-cell table:style-name="ce21" office:value-type="float" office:value="-417794" calcext:value-type="float">
            <text:p>-417.794</text:p>
          </table:table-cell>
          <table:table-cell table:style-name="ce21"/>
          <table:table-cell table:style-name="ce21" office:value-type="float" office:value="48240902" calcext:value-type="float">
            <text:p>48.240.902</text:p>
          </table:table-cell>
          <table:table-cell table:style-name="ce21"/>
          <table:table-cell table:style-name="ce21" office:value-type="float" office:value="390688" calcext:value-type="float">
            <text:p>390.688</text:p>
          </table:table-cell>
          <table:table-cell table:style-name="ce21"/>
          <table:table-cell table:style-name="ce21" office:value-type="float" office:value="-364223" calcext:value-type="float">
            <text:p>-364.22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654" calcext:value-type="float">
            <text:p>5.654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36136" calcext:value-type="float">
            <text:p>36.136</text:p>
          </table:table-cell>
          <table:table-cell table:style-name="ce20"/>
          <table:table-cell table:style-name="ce20" office:value-type="float" office:value="30482" calcext:value-type="float">
            <text:p>30.4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825" calcext:value-type="float">
            <text:p>825</text:p>
          </table:table-cell>
          <table:table-cell table:style-name="ce21"/>
          <table:table-cell table:style-name="ce21" office:value-type="float" office:value="66334" calcext:value-type="float">
            <text:p>66.334</text:p>
          </table:table-cell>
          <table:table-cell table:style-name="ce21"/>
          <table:table-cell table:style-name="ce21" office:value-type="float" office:value="749" calcext:value-type="float">
            <text:p>749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5561" calcext:value-type="float">
            <text:p>5.561</text:p>
          </table:table-cell>
          <table:table-cell table:style-name="ce20"/>
          <table:table-cell table:style-name="ce20" office:value-type="float" office:value="146655" calcext:value-type="float">
            <text:p>146.655</text:p>
          </table:table-cell>
          <table:table-cell table:style-name="ce20"/>
          <table:table-cell table:style-name="ce20" office:value-type="float" office:value="-52351" calcext:value-type="float">
            <text:p>-52.351</text:p>
          </table:table-cell>
          <table:table-cell table:style-name="ce20"/>
          <table:table-cell table:style-name="ce20" office:value-type="float" office:value="9950941" calcext:value-type="float">
            <text:p>9.950.941</text:p>
          </table:table-cell>
          <table:table-cell table:style-name="ce20"/>
          <table:table-cell table:style-name="ce20" office:value-type="float" office:value="88743" calcext:value-type="float">
            <text:p>88.743</text:p>
          </table:table-cell>
          <table:table-cell table:style-name="ce20"/>
          <table:table-cell table:style-name="ce20" office:value-type="float" office:value="-57912" calcext:value-type="float">
            <text:p>-57.9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452702" calcext:value-type="float">
            <text:p>452.702</text:p>
          </table:table-cell>
          <table:table-cell table:style-name="ce20"/>
          <table:table-cell table:style-name="ce20" office:value-type="float" office:value="2332272" calcext:value-type="float">
            <text:p>2.332.27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482603" calcext:value-type="float">
            <text:p>-482.603</text:p>
          </table:table-cell>
          <table:table-cell table:style-name="ce20"/>
          <table:table-cell table:style-name="ce20" office:value-type="float" office:value="145649334" calcext:value-type="float">
            <text:p>145.649.334</text:p>
          </table:table-cell>
          <table:table-cell table:style-name="ce20"/>
          <table:table-cell table:style-name="ce20" office:value-type="float" office:value="1396967" calcext:value-type="float">
            <text:p>1.396.96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935305" calcext:value-type="float">
            <text:p>-935.3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9275" calcext:value-type="float">
            <text:p>-9.275</text:p>
          </table:table-cell>
          <table:table-cell table:style-name="ce20"/>
          <table:table-cell table:style-name="ce20" office:value-type="float" office:value="25554" calcext:value-type="float">
            <text:p>25.554</text:p>
          </table:table-cell>
          <table:table-cell table:style-name="ce20"/>
          <table:table-cell table:style-name="ce20" office:value-type="float" office:value="-2600" calcext:value-type="float">
            <text:p>-2.600</text:p>
          </table:table-cell>
          <table:table-cell table:style-name="ce20"/>
          <table:table-cell table:style-name="ce20" office:value-type="float" office:value="3212900" calcext:value-type="float">
            <text:p>3.212.900</text:p>
          </table:table-cell>
          <table:table-cell table:style-name="ce20"/>
          <table:table-cell table:style-name="ce20" office:value-type="float" office:value="32229" calcext:value-type="float">
            <text:p>32.229</text:p>
          </table:table-cell>
          <table:table-cell table:style-name="ce20"/>
          <table:table-cell table:style-name="ce20" office:value-type="float" office:value="6675" calcext:value-type="float">
            <text:p>6.67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3093" calcext:value-type="float">
            <text:p>-3.093</text:p>
          </table:table-cell>
          <table:table-cell table:style-name="ce21"/>
          <table:table-cell table:style-name="ce21" office:value-type="float" office:value="46522" calcext:value-type="float">
            <text:p>46.522</text:p>
          </table:table-cell>
          <table:table-cell table:style-name="ce21"/>
          <table:table-cell table:style-name="ce21" office:value-type="float" office:value="61100" calcext:value-type="float">
            <text:p>61.100</text:p>
          </table:table-cell>
          <table:table-cell table:style-name="ce21"/>
          <table:table-cell table:style-name="ce21" office:value-type="float" office:value="8141400" calcext:value-type="float">
            <text:p>8.141.400</text:p>
          </table:table-cell>
          <table:table-cell table:style-name="ce21"/>
          <table:table-cell table:style-name="ce21" office:value-type="float" office:value="110715" calcext:value-type="float">
            <text:p>110.715</text:p>
          </table:table-cell>
          <table:table-cell table:style-name="ce21"/>
          <table:table-cell table:style-name="ce21" office:value-type="float" office:value="64193" calcext:value-type="float">
            <text:p>64.193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4" table:style-name="ta8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3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620807" calcext:value-type="float">
            <text:p>1.620.807</text:p>
          </table:table-cell>
          <table:table-cell table:style-name="ce20"/>
          <table:table-cell table:style-name="ce20" office:value-type="float" office:value="4373650" calcext:value-type="float">
            <text:p>4.373.650</text:p>
          </table:table-cell>
          <table:table-cell table:style-name="ce20"/>
          <table:table-cell table:style-name="ce20" office:value-type="float" office:value="1632073" calcext:value-type="float">
            <text:p>1.632.073</text:p>
          </table:table-cell>
          <table:table-cell table:style-name="ce20"/>
          <table:table-cell table:style-name="ce20" office:value-type="float" office:value="431246056" calcext:value-type="float">
            <text:p>431.246.056</text:p>
          </table:table-cell>
          <table:table-cell table:style-name="ce20"/>
          <table:table-cell table:style-name="ce20" office:value-type="float" office:value="4384916" calcext:value-type="float">
            <text:p>4.384.916</text:p>
          </table:table-cell>
          <table:table-cell table:style-name="ce20"/>
          <table:table-cell table:style-name="ce20" office:value-type="float" office:value="11266" calcext:value-type="float">
            <text:p>11.2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3611" calcext:value-type="float">
            <text:p>33.611</text:p>
          </table:table-cell>
          <table:table-cell table:style-name="ce21"/>
          <table:table-cell table:style-name="ce21" office:value-type="float" office:value="107039" calcext:value-type="float">
            <text:p>107.039</text:p>
          </table:table-cell>
          <table:table-cell table:style-name="ce21"/>
          <table:table-cell table:style-name="ce21" office:value-type="float" office:value="40577" calcext:value-type="float">
            <text:p>40.577</text:p>
          </table:table-cell>
          <table:table-cell table:style-name="ce21"/>
          <table:table-cell table:style-name="ce21" office:value-type="float" office:value="10355844" calcext:value-type="float">
            <text:p>10.355.844</text:p>
          </table:table-cell>
          <table:table-cell table:style-name="ce21"/>
          <table:table-cell table:style-name="ce21" office:value-type="float" office:value="114005" calcext:value-type="float">
            <text:p>114.005</text:p>
          </table:table-cell>
          <table:table-cell table:style-name="ce21"/>
          <table:table-cell table:style-name="ce21" office:value-type="float" office:value="6966" calcext:value-type="float">
            <text:p>6.9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5791" calcext:value-type="float">
            <text:p>-15.791</text:p>
          </table:table-cell>
          <table:table-cell table:style-name="ce20"/>
          <table:table-cell table:style-name="ce20" office:value-type="float" office:value="111927" calcext:value-type="float">
            <text:p>111.927</text:p>
          </table:table-cell>
          <table:table-cell table:style-name="ce20"/>
          <table:table-cell table:style-name="ce20" office:value-type="float" office:value="-60359" calcext:value-type="float">
            <text:p>-60.359</text:p>
          </table:table-cell>
          <table:table-cell table:style-name="ce20"/>
          <table:table-cell table:style-name="ce20" office:value-type="float" office:value="7805506" calcext:value-type="float">
            <text:p>7.805.506</text:p>
          </table:table-cell>
          <table:table-cell table:style-name="ce20"/>
          <table:table-cell table:style-name="ce20" office:value-type="float" office:value="67359" calcext:value-type="float">
            <text:p>67.359</text:p>
          </table:table-cell>
          <table:table-cell table:style-name="ce20"/>
          <table:table-cell table:style-name="ce20" office:value-type="float" office:value="-44568" calcext:value-type="float">
            <text:p>-44.5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0301" calcext:value-type="float">
            <text:p>20.301</text:p>
          </table:table-cell>
          <table:table-cell table:style-name="ce21"/>
          <table:table-cell table:style-name="ce21" office:value-type="float" office:value="111288" calcext:value-type="float">
            <text:p>111.288</text:p>
          </table:table-cell>
          <table:table-cell table:style-name="ce21"/>
          <table:table-cell table:style-name="ce21" office:value-type="float" office:value="2698" calcext:value-type="float">
            <text:p>2.698</text:p>
          </table:table-cell>
          <table:table-cell table:style-name="ce21"/>
          <table:table-cell table:style-name="ce21" office:value-type="float" office:value="10192649" calcext:value-type="float">
            <text:p>10.192.649</text:p>
          </table:table-cell>
          <table:table-cell table:style-name="ce21"/>
          <table:table-cell table:style-name="ce21" office:value-type="float" office:value="93685" calcext:value-type="float">
            <text:p>93.685</text:p>
          </table:table-cell>
          <table:table-cell table:style-name="ce21"/>
          <table:table-cell table:style-name="ce21" office:value-type="float" office:value="-17603" calcext:value-type="float">
            <text:p>-17.6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7025" calcext:value-type="float">
            <text:p>7.025</text:p>
          </table:table-cell>
          <table:table-cell table:style-name="ce20"/>
          <table:table-cell table:style-name="ce20" office:value-type="float" office:value="57574" calcext:value-type="float">
            <text:p>57.574</text:p>
          </table:table-cell>
          <table:table-cell table:style-name="ce20"/>
          <table:table-cell table:style-name="ce20" office:value-type="float" office:value="14133" calcext:value-type="float">
            <text:p>14.133</text:p>
          </table:table-cell>
          <table:table-cell table:style-name="ce20"/>
          <table:table-cell table:style-name="ce20" office:value-type="float" office:value="5383507" calcext:value-type="float">
            <text:p>5.383.507</text:p>
          </table:table-cell>
          <table:table-cell table:style-name="ce20"/>
          <table:table-cell table:style-name="ce20" office:value-type="float" office:value="64682" calcext:value-type="float">
            <text:p>64.682</text:p>
          </table:table-cell>
          <table:table-cell table:style-name="ce20"/>
          <table:table-cell table:style-name="ce20" office:value-type="float" office:value="7108" calcext:value-type="float">
            <text:p>7.1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142216" calcext:value-type="float">
            <text:p>142.216</text:p>
          </table:table-cell>
          <table:table-cell table:style-name="ce21"/>
          <table:table-cell table:style-name="ce21" office:value-type="float" office:value="853946" calcext:value-type="float">
            <text:p>853.946</text:p>
          </table:table-cell>
          <table:table-cell table:style-name="ce21"/>
          <table:table-cell table:style-name="ce21" office:value-type="float" office:value="-5009" calcext:value-type="float">
            <text:p>-5.009</text:p>
          </table:table-cell>
          <table:table-cell table:style-name="ce21"/>
          <table:table-cell table:style-name="ce21" office:value-type="float" office:value="82536680" calcext:value-type="float">
            <text:p>82.536.680</text:p>
          </table:table-cell>
          <table:table-cell table:style-name="ce21"/>
          <table:table-cell table:style-name="ce21" office:value-type="float" office:value="706721" calcext:value-type="float">
            <text:p>706.721</text:p>
          </table:table-cell>
          <table:table-cell table:style-name="ce21"/>
          <table:table-cell table:style-name="ce21" office:value-type="float" office:value="-147225" calcext:value-type="float">
            <text:p>-147.2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142216" calcext:value-type="float">
            <text:p>142.216</text:p>
          </table:table-cell>
          <table:table-cell table:style-name="ce20"/>
          <table:table-cell table:style-name="ce20" office:value-type="float" office:value="853946" calcext:value-type="float">
            <text:p>853.946</text:p>
          </table:table-cell>
          <table:table-cell table:style-name="ce20"/>
          <table:table-cell table:style-name="ce20" office:value-type="float" office:value="-5009" calcext:value-type="float">
            <text:p>-5.009</text:p>
          </table:table-cell>
          <table:table-cell table:style-name="ce20"/>
          <table:table-cell table:style-name="ce20" office:value-type="float" office:value="82536680" calcext:value-type="float">
            <text:p>82.536.680</text:p>
          </table:table-cell>
          <table:table-cell table:style-name="ce20"/>
          <table:table-cell table:style-name="ce20" office:value-type="float" office:value="706721" calcext:value-type="float">
            <text:p>706.721</text:p>
          </table:table-cell>
          <table:table-cell table:style-name="ce20"/>
          <table:table-cell table:style-name="ce20" office:value-type="float" office:value="-147225" calcext:value-type="float">
            <text:p>-147.2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824" calcext:value-type="float">
            <text:p>-3.824</text:p>
          </table:table-cell>
          <table:table-cell table:style-name="ce21"/>
          <table:table-cell table:style-name="ce21" office:value-type="float" office:value="18152" calcext:value-type="float">
            <text:p>18.152</text:p>
          </table:table-cell>
          <table:table-cell table:style-name="ce21"/>
          <table:table-cell table:style-name="ce21" office:value-type="float" office:value="-8940" calcext:value-type="float">
            <text:p>-8.940</text:p>
          </table:table-cell>
          <table:table-cell table:style-name="ce21"/>
          <table:table-cell table:style-name="ce21" office:value-type="float" office:value="1375190" calcext:value-type="float">
            <text:p>1.375.190</text:p>
          </table:table-cell>
          <table:table-cell table:style-name="ce21"/>
          <table:table-cell table:style-name="ce21" office:value-type="float" office:value="13036" calcext:value-type="float">
            <text:p>13.036</text:p>
          </table:table-cell>
          <table:table-cell table:style-name="ce21"/>
          <table:table-cell table:style-name="ce21" office:value-type="float" office:value="-5116" calcext:value-type="float">
            <text:p>-5.1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2205" calcext:value-type="float">
            <text:p>32.205</text:p>
          </table:table-cell>
          <table:table-cell table:style-name="ce20"/>
          <table:table-cell table:style-name="ce20" office:value-type="float" office:value="29074" calcext:value-type="float">
            <text:p>29.074</text:p>
          </table:table-cell>
          <table:table-cell table:style-name="ce20"/>
          <table:table-cell table:style-name="ce20" office:value-type="float" office:value="64660" calcext:value-type="float">
            <text:p>64.660</text:p>
          </table:table-cell>
          <table:table-cell table:style-name="ce20"/>
          <table:table-cell table:style-name="ce20" office:value-type="float" office:value="3964191" calcext:value-type="float">
            <text:p>3.964.191</text:p>
          </table:table-cell>
          <table:table-cell table:style-name="ce20"/>
          <table:table-cell table:style-name="ce20" office:value-type="float" office:value="61529" calcext:value-type="float">
            <text:p>61.529</text:p>
          </table:table-cell>
          <table:table-cell table:style-name="ce20"/>
          <table:table-cell table:style-name="ce20" office:value-type="float" office:value="32455" calcext:value-type="float">
            <text:p>32.4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5708" calcext:value-type="float">
            <text:p>25.708</text:p>
          </table:table-cell>
          <table:table-cell table:style-name="ce21"/>
          <table:table-cell table:style-name="ce21" office:value-type="float" office:value="105529" calcext:value-type="float">
            <text:p>105.529</text:p>
          </table:table-cell>
          <table:table-cell table:style-name="ce21"/>
          <table:table-cell table:style-name="ce21" office:value-type="float" office:value="24599" calcext:value-type="float">
            <text:p>24.599</text:p>
          </table:table-cell>
          <table:table-cell table:style-name="ce21"/>
          <table:table-cell table:style-name="ce21" office:value-type="float" office:value="10915770" calcext:value-type="float">
            <text:p>10.915.770</text:p>
          </table:table-cell>
          <table:table-cell table:style-name="ce21"/>
          <table:table-cell table:style-name="ce21" office:value-type="float" office:value="104420" calcext:value-type="float">
            <text:p>104.420</text:p>
          </table:table-cell>
          <table:table-cell table:style-name="ce21"/>
          <table:table-cell table:style-name="ce21" office:value-type="float" office:value="-1109" calcext:value-type="float">
            <text:p>-1.1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61537" calcext:value-type="float">
            <text:p>661.537</text:p>
          </table:table-cell>
          <table:table-cell table:style-name="ce20"/>
          <table:table-cell table:style-name="ce20" office:value-type="float" office:value="382455" calcext:value-type="float">
            <text:p>382.455</text:p>
          </table:table-cell>
          <table:table-cell table:style-name="ce20"/>
          <table:table-cell table:style-name="ce20" office:value-type="float" office:value="719613" calcext:value-type="float">
            <text:p>719.613</text:p>
          </table:table-cell>
          <table:table-cell table:style-name="ce20"/>
          <table:table-cell table:style-name="ce20" office:value-type="float" office:value="41827838" calcext:value-type="float">
            <text:p>41.827.838</text:p>
          </table:table-cell>
          <table:table-cell table:style-name="ce20"/>
          <table:table-cell table:style-name="ce20" office:value-type="float" office:value="440531" calcext:value-type="float">
            <text:p>440.531</text:p>
          </table:table-cell>
          <table:table-cell table:style-name="ce20"/>
          <table:table-cell table:style-name="ce20" office:value-type="float" office:value="58076" calcext:value-type="float">
            <text:p>58.0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96851" calcext:value-type="float">
            <text:p>196.851</text:p>
          </table:table-cell>
          <table:table-cell table:style-name="ce21"/>
          <table:table-cell table:style-name="ce21" office:value-type="float" office:value="562591" calcext:value-type="float">
            <text:p>562.591</text:p>
          </table:table-cell>
          <table:table-cell table:style-name="ce21"/>
          <table:table-cell table:style-name="ce21" office:value-type="float" office:value="428153" calcext:value-type="float">
            <text:p>428.153</text:p>
          </table:table-cell>
          <table:table-cell table:style-name="ce21"/>
          <table:table-cell table:style-name="ce21" office:value-type="float" office:value="61864088" calcext:value-type="float">
            <text:p>61.864.088</text:p>
          </table:table-cell>
          <table:table-cell table:style-name="ce21"/>
          <table:table-cell table:style-name="ce21" office:value-type="float" office:value="793893" calcext:value-type="float">
            <text:p>793.893</text:p>
          </table:table-cell>
          <table:table-cell table:style-name="ce21"/>
          <table:table-cell table:style-name="ce21" office:value-type="float" office:value="231302" calcext:value-type="float">
            <text:p>231.3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94455" calcext:value-type="float">
            <text:p>194.455</text:p>
          </table:table-cell>
          <table:table-cell table:style-name="ce20"/>
          <table:table-cell table:style-name="ce20" office:value-type="float" office:value="552339" calcext:value-type="float">
            <text:p>552.339</text:p>
          </table:table-cell>
          <table:table-cell table:style-name="ce20"/>
          <table:table-cell table:style-name="ce20" office:value-type="float" office:value="403580" calcext:value-type="float">
            <text:p>403.580</text:p>
          </table:table-cell>
          <table:table-cell table:style-name="ce20"/>
          <table:table-cell table:style-name="ce20" office:value-type="float" office:value="60101841" calcext:value-type="float">
            <text:p>60.101.841</text:p>
          </table:table-cell>
          <table:table-cell table:style-name="ce20"/>
          <table:table-cell table:style-name="ce20" office:value-type="float" office:value="761464" calcext:value-type="float">
            <text:p>761.464</text:p>
          </table:table-cell>
          <table:table-cell table:style-name="ce20"/>
          <table:table-cell table:style-name="ce20" office:value-type="float" office:value="209125" calcext:value-type="float">
            <text:p>209.1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3248" calcext:value-type="float">
            <text:p>13.248</text:p>
          </table:table-cell>
          <table:table-cell table:style-name="ce21"/>
          <table:table-cell table:style-name="ce21" office:value-type="float" office:value="52575" calcext:value-type="float">
            <text:p>52.575</text:p>
          </table:table-cell>
          <table:table-cell table:style-name="ce21"/>
          <table:table-cell table:style-name="ce21" office:value-type="float" office:value="341" calcext:value-type="float">
            <text:p>341</text:p>
          </table:table-cell>
          <table:table-cell table:style-name="ce21"/>
          <table:table-cell table:style-name="ce21" office:value-type="float" office:value="4305384" calcext:value-type="float">
            <text:p>4.305.384</text:p>
          </table:table-cell>
          <table:table-cell table:style-name="ce21"/>
          <table:table-cell table:style-name="ce21" office:value-type="float" office:value="39668" calcext:value-type="float">
            <text:p>39.668</text:p>
          </table:table-cell>
          <table:table-cell table:style-name="ce21"/>
          <table:table-cell table:style-name="ce21" office:value-type="float" office:value="-12907" calcext:value-type="float">
            <text:p>-12.9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68017" calcext:value-type="float">
            <text:p>468.017</text:p>
          </table:table-cell>
          <table:table-cell table:style-name="ce20"/>
          <table:table-cell table:style-name="ce20" office:value-type="float" office:value="586468" calcext:value-type="float">
            <text:p>586.468</text:p>
          </table:table-cell>
          <table:table-cell table:style-name="ce20"/>
          <table:table-cell table:style-name="ce20" office:value-type="float" office:value="425612" calcext:value-type="float">
            <text:p>425.612</text:p>
          </table:table-cell>
          <table:table-cell table:style-name="ce20"/>
          <table:table-cell table:style-name="ce20" office:value-type="float" office:value="57186378" calcext:value-type="float">
            <text:p>57.186.378</text:p>
          </table:table-cell>
          <table:table-cell table:style-name="ce20"/>
          <table:table-cell table:style-name="ce20" office:value-type="float" office:value="544063" calcext:value-type="float">
            <text:p>544.063</text:p>
          </table:table-cell>
          <table:table-cell table:style-name="ce20"/>
          <table:table-cell table:style-name="ce20" office:value-type="float" office:value="-42405" calcext:value-type="float">
            <text:p>-42.4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6285" calcext:value-type="float">
            <text:p>6.285</text:p>
          </table:table-cell>
          <table:table-cell table:style-name="ce21"/>
          <table:table-cell table:style-name="ce21" office:value-type="float" office:value="5200" calcext:value-type="float">
            <text:p>5.200</text:p>
          </table:table-cell>
          <table:table-cell table:style-name="ce21"/>
          <table:table-cell table:style-name="ce21" office:value-type="float" office:value="9173" calcext:value-type="float">
            <text:p>9.173</text:p>
          </table:table-cell>
          <table:table-cell table:style-name="ce21"/>
          <table:table-cell table:style-name="ce21" office:value-type="float" office:value="713720" calcext:value-type="float">
            <text:p>713.720</text:p>
          </table:table-cell>
          <table:table-cell table:style-name="ce21"/>
          <table:table-cell table:style-name="ce21" office:value-type="float" office:value="8088" calcext:value-type="float">
            <text:p>8.088</text:p>
          </table:table-cell>
          <table:table-cell table:style-name="ce21"/>
          <table:table-cell table:style-name="ce21" office:value-type="float" office:value="2888" calcext:value-type="float">
            <text:p>2.8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1584" calcext:value-type="float">
            <text:p>-11.584</text:p>
          </table:table-cell>
          <table:table-cell table:style-name="ce20"/>
          <table:table-cell table:style-name="ce20" office:value-type="float" office:value="32437" calcext:value-type="float">
            <text:p>32.437</text:p>
          </table:table-cell>
          <table:table-cell table:style-name="ce20"/>
          <table:table-cell table:style-name="ce20" office:value-type="float" office:value="-22870" calcext:value-type="float">
            <text:p>-22.870</text:p>
          </table:table-cell>
          <table:table-cell table:style-name="ce20"/>
          <table:table-cell table:style-name="ce20" office:value-type="float" office:value="2299390" calcext:value-type="float">
            <text:p>2.299.390</text:p>
          </table:table-cell>
          <table:table-cell table:style-name="ce20"/>
          <table:table-cell table:style-name="ce20" office:value-type="float" office:value="21151" calcext:value-type="float">
            <text:p>21.151</text:p>
          </table:table-cell>
          <table:table-cell table:style-name="ce20"/>
          <table:table-cell table:style-name="ce20" office:value-type="float" office:value="-11286" calcext:value-type="float">
            <text:p>-11.2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1555" calcext:value-type="float">
            <text:p>-21.555</text:p>
          </table:table-cell>
          <table:table-cell table:style-name="ce21"/>
          <table:table-cell table:style-name="ce21" office:value-type="float" office:value="40990" calcext:value-type="float">
            <text:p>40.990</text:p>
          </table:table-cell>
          <table:table-cell table:style-name="ce21"/>
          <table:table-cell table:style-name="ce21" office:value-type="float" office:value="-32568" calcext:value-type="float">
            <text:p>-32.568</text:p>
          </table:table-cell>
          <table:table-cell table:style-name="ce21"/>
          <table:table-cell table:style-name="ce21" office:value-type="float" office:value="3431497" calcext:value-type="float">
            <text:p>3.431.497</text:p>
          </table:table-cell>
          <table:table-cell table:style-name="ce21"/>
          <table:table-cell table:style-name="ce21" office:value-type="float" office:value="29977" calcext:value-type="float">
            <text:p>29.977</text:p>
          </table:table-cell>
          <table:table-cell table:style-name="ce21"/>
          <table:table-cell table:style-name="ce21" office:value-type="float" office:value="-11013" calcext:value-type="float">
            <text:p>-11.0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5410" calcext:value-type="float">
            <text:p>5.410</text:p>
          </table:table-cell>
          <table:table-cell table:style-name="ce20"/>
          <table:table-cell table:style-name="ce20" office:value-type="float" office:value="4053" calcext:value-type="float">
            <text:p>4.053</text:p>
          </table:table-cell>
          <table:table-cell table:style-name="ce20"/>
          <table:table-cell table:style-name="ce20" office:value-type="float" office:value="6660" calcext:value-type="float">
            <text:p>6.660</text:p>
          </table:table-cell>
          <table:table-cell table:style-name="ce20"/>
          <table:table-cell table:style-name="ce20" office:value-type="float" office:value="448300" calcext:value-type="float">
            <text:p>448.300</text:p>
          </table:table-cell>
          <table:table-cell table:style-name="ce20"/>
          <table:table-cell table:style-name="ce20" office:value-type="float" office:value="5303" calcext:value-type="float">
            <text:p>5.303</text:p>
          </table:table-cell>
          <table:table-cell table:style-name="ce20"/>
          <table:table-cell table:style-name="ce20" office:value-type="float" office:value="1250" calcext:value-type="float">
            <text:p>1.2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5556" calcext:value-type="float">
            <text:p>15.556</text:p>
          </table:table-cell>
          <table:table-cell table:style-name="ce21"/>
          <table:table-cell table:style-name="ce21" office:value-type="float" office:value="135823" calcext:value-type="float">
            <text:p>135.823</text:p>
          </table:table-cell>
          <table:table-cell table:style-name="ce21"/>
          <table:table-cell table:style-name="ce21" office:value-type="float" office:value="-25620" calcext:value-type="float">
            <text:p>-25.620</text:p>
          </table:table-cell>
          <table:table-cell table:style-name="ce21"/>
          <table:table-cell table:style-name="ce21" office:value-type="float" office:value="10142362" calcext:value-type="float">
            <text:p>10.142.362</text:p>
          </table:table-cell>
          <table:table-cell table:style-name="ce21"/>
          <table:table-cell table:style-name="ce21" office:value-type="float" office:value="94647" calcext:value-type="float">
            <text:p>94.647</text:p>
          </table:table-cell>
          <table:table-cell table:style-name="ce21"/>
          <table:table-cell table:style-name="ce21" office:value-type="float" office:value="-41176" calcext:value-type="float">
            <text:p>-41.17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667" calcext:value-type="float">
            <text:p>1.667</text:p>
          </table:table-cell>
          <table:table-cell table:style-name="ce20"/>
          <table:table-cell table:style-name="ce20" office:value-type="float" office:value="3146" calcext:value-type="float">
            <text:p>3.146</text:p>
          </table:table-cell>
          <table:table-cell table:style-name="ce20"/>
          <table:table-cell table:style-name="ce20" office:value-type="float" office:value="2571" calcext:value-type="float">
            <text:p>2.571</text:p>
          </table:table-cell>
          <table:table-cell table:style-name="ce20"/>
          <table:table-cell table:style-name="ce20" office:value-type="float" office:value="397296" calcext:value-type="float">
            <text:p>397.296</text:p>
          </table:table-cell>
          <table:table-cell table:style-name="ce20"/>
          <table:table-cell table:style-name="ce20" office:value-type="float" office:value="4050" calcext:value-type="float">
            <text:p>4.050</text:p>
          </table:table-cell>
          <table:table-cell table:style-name="ce20"/>
          <table:table-cell table:style-name="ce20" office:value-type="float" office:value="904" calcext:value-type="float">
            <text:p>9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7099" calcext:value-type="float">
            <text:p>7.099</text:p>
          </table:table-cell>
          <table:table-cell table:style-name="ce21"/>
          <table:table-cell table:style-name="ce21" office:value-type="float" office:value="141936" calcext:value-type="float">
            <text:p>141.936</text:p>
          </table:table-cell>
          <table:table-cell table:style-name="ce21"/>
          <table:table-cell table:style-name="ce21" office:value-type="float" office:value="65460" calcext:value-type="float">
            <text:p>65.460</text:p>
          </table:table-cell>
          <table:table-cell table:style-name="ce21"/>
          <table:table-cell table:style-name="ce21" office:value-type="float" office:value="16192572" calcext:value-type="float">
            <text:p>16.192.572</text:p>
          </table:table-cell>
          <table:table-cell table:style-name="ce21"/>
          <table:table-cell table:style-name="ce21" office:value-type="float" office:value="200297" calcext:value-type="float">
            <text:p>200.297</text:p>
          </table:table-cell>
          <table:table-cell table:style-name="ce21"/>
          <table:table-cell table:style-name="ce21" office:value-type="float" office:value="58361" calcext:value-type="float">
            <text:p>58.36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2565" calcext:value-type="float">
            <text:p>42.565</text:p>
          </table:table-cell>
          <table:table-cell table:style-name="ce20"/>
          <table:table-cell table:style-name="ce20" office:value-type="float" office:value="77209" calcext:value-type="float">
            <text:p>77.209</text:p>
          </table:table-cell>
          <table:table-cell table:style-name="ce20"/>
          <table:table-cell table:style-name="ce20" office:value-type="float" office:value="42300" calcext:value-type="float">
            <text:p>42.300</text:p>
          </table:table-cell>
          <table:table-cell table:style-name="ce20"/>
          <table:table-cell table:style-name="ce20" office:value-type="float" office:value="8100273" calcext:value-type="float">
            <text:p>8.100.273</text:p>
          </table:table-cell>
          <table:table-cell table:style-name="ce20"/>
          <table:table-cell table:style-name="ce20" office:value-type="float" office:value="76944" calcext:value-type="float">
            <text:p>76.944</text:p>
          </table:table-cell>
          <table:table-cell table:style-name="ce20"/>
          <table:table-cell table:style-name="ce20" office:value-type="float" office:value="-265" calcext:value-type="float">
            <text:p>-26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3765" calcext:value-type="float">
            <text:p>-13.765</text:p>
          </table:table-cell>
          <table:table-cell table:style-name="ce21"/>
          <table:table-cell table:style-name="ce21" office:value-type="float" office:value="365230" calcext:value-type="float">
            <text:p>365.230</text:p>
          </table:table-cell>
          <table:table-cell table:style-name="ce21"/>
          <table:table-cell table:style-name="ce21" office:value-type="float" office:value="-27923" calcext:value-type="float">
            <text:p>-27.923</text:p>
          </table:table-cell>
          <table:table-cell table:style-name="ce21"/>
          <table:table-cell table:style-name="ce21" office:value-type="float" office:value="38218531" calcext:value-type="float">
            <text:p>38.218.531</text:p>
          </table:table-cell>
          <table:table-cell table:style-name="ce21"/>
          <table:table-cell table:style-name="ce21" office:value-type="float" office:value="351072" calcext:value-type="float">
            <text:p>351.072</text:p>
          </table:table-cell>
          <table:table-cell table:style-name="ce21"/>
          <table:table-cell table:style-name="ce21" office:value-type="float" office:value="-14158" calcext:value-type="float">
            <text:p>-14.1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24738" calcext:value-type="float">
            <text:p>24.738</text:p>
          </table:table-cell>
          <table:table-cell table:style-name="ce20"/>
          <table:table-cell table:style-name="ce20" office:value-type="float" office:value="108795" calcext:value-type="float">
            <text:p>108.795</text:p>
          </table:table-cell>
          <table:table-cell table:style-name="ce20"/>
          <table:table-cell table:style-name="ce20" office:value-type="float" office:value="28458" calcext:value-type="float">
            <text:p>28.458</text:p>
          </table:table-cell>
          <table:table-cell table:style-name="ce20"/>
          <table:table-cell table:style-name="ce20" office:value-type="float" office:value="10444592" calcext:value-type="float">
            <text:p>10.444.592</text:p>
          </table:table-cell>
          <table:table-cell table:style-name="ce20"/>
          <table:table-cell table:style-name="ce20" office:value-type="float" office:value="112515" calcext:value-type="float">
            <text:p>112.515</text:p>
          </table:table-cell>
          <table:table-cell table:style-name="ce20"/>
          <table:table-cell table:style-name="ce20" office:value-type="float" office:value="3720" calcext:value-type="float">
            <text:p>3.7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52251" calcext:value-type="float">
            <text:p>-52.251</text:p>
          </table:table-cell>
          <table:table-cell table:style-name="ce21"/>
          <table:table-cell table:style-name="ce21" office:value-type="float" office:value="266575" calcext:value-type="float">
            <text:p>266.575</text:p>
          </table:table-cell>
          <table:table-cell table:style-name="ce21"/>
          <table:table-cell table:style-name="ce21" office:value-type="float" office:value="-106367" calcext:value-type="float">
            <text:p>-106.367</text:p>
          </table:table-cell>
          <table:table-cell table:style-name="ce21"/>
          <table:table-cell table:style-name="ce21" office:value-type="float" office:value="21627509" calcext:value-type="float">
            <text:p>21.627.509</text:p>
          </table:table-cell>
          <table:table-cell table:style-name="ce21"/>
          <table:table-cell table:style-name="ce21" office:value-type="float" office:value="212459" calcext:value-type="float">
            <text:p>212.459</text:p>
          </table:table-cell>
          <table:table-cell table:style-name="ce21"/>
          <table:table-cell table:style-name="ce21" office:value-type="float" office:value="-54116" calcext:value-type="float">
            <text:p>-54.1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3530" calcext:value-type="float">
            <text:p>3.530</text:p>
          </table:table-cell>
          <table:table-cell table:style-name="ce20"/>
          <table:table-cell table:style-name="ce20" office:value-type="float" office:value="19451" calcext:value-type="float">
            <text:p>19.451</text:p>
          </table:table-cell>
          <table:table-cell table:style-name="ce20"/>
          <table:table-cell table:style-name="ce20" office:value-type="float" office:value="1400" calcext:value-type="float">
            <text:p>1.400</text:p>
          </table:table-cell>
          <table:table-cell table:style-name="ce20"/>
          <table:table-cell table:style-name="ce20" office:value-type="float" office:value="1995033" calcext:value-type="float">
            <text:p>1.995.033</text:p>
          </table:table-cell>
          <table:table-cell table:style-name="ce20"/>
          <table:table-cell table:style-name="ce20" office:value-type="float" office:value="17321" calcext:value-type="float">
            <text:p>17.321</text:p>
          </table:table-cell>
          <table:table-cell table:style-name="ce20"/>
          <table:table-cell table:style-name="ce20" office:value-type="float" office:value="-2130" calcext:value-type="float">
            <text:p>-2.1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2481" calcext:value-type="float">
            <text:p>-2.481</text:p>
          </table:table-cell>
          <table:table-cell table:style-name="ce21"/>
          <table:table-cell table:style-name="ce21" office:value-type="float" office:value="52230" calcext:value-type="float">
            <text:p>52.230</text:p>
          </table:table-cell>
          <table:table-cell table:style-name="ce21"/>
          <table:table-cell table:style-name="ce21" office:value-type="float" office:value="-2998" calcext:value-type="float">
            <text:p>-2.998</text:p>
          </table:table-cell>
          <table:table-cell table:style-name="ce21"/>
          <table:table-cell table:style-name="ce21" office:value-type="float" office:value="5374873" calcext:value-type="float">
            <text:p>5.374.873</text:p>
          </table:table-cell>
          <table:table-cell table:style-name="ce21"/>
          <table:table-cell table:style-name="ce21" office:value-type="float" office:value="51713" calcext:value-type="float">
            <text:p>51.713</text:p>
          </table:table-cell>
          <table:table-cell table:style-name="ce21"/>
          <table:table-cell table:style-name="ce21" office:value-type="float" office:value="-517" calcext:value-type="float">
            <text:p>-5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5803" calcext:value-type="float">
            <text:p>5.803</text:p>
          </table:table-cell>
          <table:table-cell table:style-name="ce20"/>
          <table:table-cell table:style-name="ce20" office:value-type="float" office:value="48996" calcext:value-type="float">
            <text:p>48.996</text:p>
          </table:table-cell>
          <table:table-cell table:style-name="ce20"/>
          <table:table-cell table:style-name="ce20" office:value-type="float" office:value="13437" calcext:value-type="float">
            <text:p>13.437</text:p>
          </table:table-cell>
          <table:table-cell table:style-name="ce20"/>
          <table:table-cell table:style-name="ce20" office:value-type="float" office:value="5206295" calcext:value-type="float">
            <text:p>5.206.295</text:p>
          </table:table-cell>
          <table:table-cell table:style-name="ce20"/>
          <table:table-cell table:style-name="ce20" office:value-type="float" office:value="56630" calcext:value-type="float">
            <text:p>56.630</text:p>
          </table:table-cell>
          <table:table-cell table:style-name="ce20"/>
          <table:table-cell table:style-name="ce20" office:value-type="float" office:value="7634" calcext:value-type="float">
            <text:p>7.63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8686" calcext:value-type="float">
            <text:p>28.686</text:p>
          </table:table-cell>
          <table:table-cell table:style-name="ce21"/>
          <table:table-cell table:style-name="ce21" office:value-type="float" office:value="92961" calcext:value-type="float">
            <text:p>92.961</text:p>
          </table:table-cell>
          <table:table-cell table:style-name="ce21"/>
          <table:table-cell table:style-name="ce21" office:value-type="float" office:value="34882" calcext:value-type="float">
            <text:p>34.882</text:p>
          </table:table-cell>
          <table:table-cell table:style-name="ce21"/>
          <table:table-cell table:style-name="ce21" office:value-type="float" office:value="8940788" calcext:value-type="float">
            <text:p>8.940.788</text:p>
          </table:table-cell>
          <table:table-cell table:style-name="ce21"/>
          <table:table-cell table:style-name="ce21" office:value-type="float" office:value="99157" calcext:value-type="float">
            <text:p>99.157</text:p>
          </table:table-cell>
          <table:table-cell table:style-name="ce21"/>
          <table:table-cell table:style-name="ce21" office:value-type="float" office:value="6196" calcext:value-type="float">
            <text:p>6.1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217" calcext:value-type="float">
            <text:p>-217</text:p>
          </table:table-cell>
          <table:table-cell table:style-name="ce20"/>
          <table:table-cell table:style-name="ce20" office:value-type="float" office:value="1827" calcext:value-type="float">
            <text:p>1.827</text:p>
          </table:table-cell>
          <table:table-cell table:style-name="ce20"/>
          <table:table-cell table:style-name="ce20" office:value-type="float" office:value="2099" calcext:value-type="float">
            <text:p>2.099</text:p>
          </table:table-cell>
          <table:table-cell table:style-name="ce20"/>
          <table:table-cell table:style-name="ce20" office:value-type="float" office:value="288471" calcext:value-type="float">
            <text:p>288.471</text:p>
          </table:table-cell>
          <table:table-cell table:style-name="ce20"/>
          <table:table-cell table:style-name="ce20" office:value-type="float" office:value="4143" calcext:value-type="float">
            <text:p>4.143</text:p>
          </table:table-cell>
          <table:table-cell table:style-name="ce20"/>
          <table:table-cell table:style-name="ce20" office:value-type="float" office:value="2316" calcext:value-type="float">
            <text:p>2.31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301" calcext:value-type="float">
            <text:p>301</text:p>
          </table:table-cell>
          <table:table-cell table:style-name="ce21"/>
          <table:table-cell table:style-name="ce21" office:value-type="float" office:value="217" calcext:value-type="float">
            <text:p>217</text:p>
          </table:table-cell>
          <table:table-cell table:style-name="ce21"/>
          <table:table-cell table:style-name="ce21" office:value-type="float" office:value="431" calcext:value-type="float">
            <text:p>431</text:p>
          </table:table-cell>
          <table:table-cell table:style-name="ce21"/>
          <table:table-cell table:style-name="ce21" office:value-type="float" office:value="33863" calcext:value-type="float">
            <text:p>33.863</text:p>
          </table:table-cell>
          <table:table-cell table:style-name="ce21"/>
          <table:table-cell table:style-name="ce21" office:value-type="float" office:value="347" calcext:value-type="float">
            <text:p>347</text:p>
          </table:table-cell>
          <table:table-cell table:style-name="ce21"/>
          <table:table-cell table:style-name="ce21" office:value-type="float" office:value="130" calcext:value-type="float">
            <text:p>13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1225" calcext:value-type="float">
            <text:p>11.225</text:p>
          </table:table-cell>
          <table:table-cell table:style-name="ce20"/>
          <table:table-cell table:style-name="ce20" office:value-type="float" office:value="42478" calcext:value-type="float">
            <text:p>42.478</text:p>
          </table:table-cell>
          <table:table-cell table:style-name="ce20"/>
          <table:table-cell table:style-name="ce20" office:value-type="float" office:value="25205" calcext:value-type="float">
            <text:p>25.205</text:p>
          </table:table-cell>
          <table:table-cell table:style-name="ce20"/>
          <table:table-cell table:style-name="ce20" office:value-type="float" office:value="4552252" calcext:value-type="float">
            <text:p>4.552.252</text:p>
          </table:table-cell>
          <table:table-cell table:style-name="ce20"/>
          <table:table-cell table:style-name="ce20" office:value-type="float" office:value="56458" calcext:value-type="float">
            <text:p>56.458</text:p>
          </table:table-cell>
          <table:table-cell table:style-name="ce20"/>
          <table:table-cell table:style-name="ce20" office:value-type="float" office:value="13980" calcext:value-type="float">
            <text:p>13.9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41517" calcext:value-type="float">
            <text:p>41.517</text:p>
          </table:table-cell>
          <table:table-cell table:style-name="ce21"/>
          <table:table-cell table:style-name="ce21" office:value-type="float" office:value="63070" calcext:value-type="float">
            <text:p>63.070</text:p>
          </table:table-cell>
          <table:table-cell table:style-name="ce21"/>
          <table:table-cell table:style-name="ce21" office:value-type="float" office:value="50295" calcext:value-type="float">
            <text:p>50.295</text:p>
          </table:table-cell>
          <table:table-cell table:style-name="ce21"/>
          <table:table-cell table:style-name="ce21" office:value-type="float" office:value="7313853" calcext:value-type="float">
            <text:p>7.313.853</text:p>
          </table:table-cell>
          <table:table-cell table:style-name="ce21"/>
          <table:table-cell table:style-name="ce21" office:value-type="float" office:value="71848" calcext:value-type="float">
            <text:p>71.848</text:p>
          </table:table-cell>
          <table:table-cell table:style-name="ce21"/>
          <table:table-cell table:style-name="ce21" office:value-type="float" office:value="8778" calcext:value-type="float">
            <text:p>8.7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08001" calcext:value-type="float">
            <text:p>208.001</text:p>
          </table:table-cell>
          <table:table-cell table:style-name="ce20"/>
          <table:table-cell table:style-name="ce20" office:value-type="float" office:value="611185" calcext:value-type="float">
            <text:p>611.185</text:p>
          </table:table-cell>
          <table:table-cell table:style-name="ce20"/>
          <table:table-cell table:style-name="ce20" office:value-type="float" office:value="292365" calcext:value-type="float">
            <text:p>292.365</text:p>
          </table:table-cell>
          <table:table-cell table:style-name="ce20"/>
          <table:table-cell table:style-name="ce20" office:value-type="float" office:value="59501394" calcext:value-type="float">
            <text:p>59.501.394</text:p>
          </table:table-cell>
          <table:table-cell table:style-name="ce20"/>
          <table:table-cell table:style-name="ce20" office:value-type="float" office:value="695549" calcext:value-type="float">
            <text:p>695.549</text:p>
          </table:table-cell>
          <table:table-cell table:style-name="ce20"/>
          <table:table-cell table:style-name="ce20" office:value-type="float" office:value="84364" calcext:value-type="float">
            <text:p>84.3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3588" calcext:value-type="float">
            <text:p>3.588</text:p>
          </table:table-cell>
          <table:table-cell table:style-name="ce21"/>
          <table:table-cell table:style-name="ce21" office:value-type="float" office:value="31757" calcext:value-type="float">
            <text:p>31.757</text:p>
          </table:table-cell>
          <table:table-cell table:style-name="ce21"/>
          <table:table-cell table:style-name="ce21" office:value-type="float" office:value="7065" calcext:value-type="float">
            <text:p>7.065</text:p>
          </table:table-cell>
          <table:table-cell table:style-name="ce21"/>
          <table:table-cell table:style-name="ce21" office:value-type="float" office:value="3830349" calcext:value-type="float">
            <text:p>3.830.34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5234" calcext:value-type="float">
            <text:p>35.234</text:p>
          </table:table-cell>
          <table:table-cell table:style-name="ce21"/>
          <table:table-cell table:style-name="ce21" office:value-type="float" office:value="3477" calcext:value-type="float">
            <text:p>3.4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704" calcext:value-type="float">
            <text:p>5.704</text:p>
          </table:table-cell>
          <table:table-cell table:style-name="ce20"/>
          <table:table-cell table:style-name="ce20" office:value-type="float" office:value="1704" calcext:value-type="float">
            <text:p>1.704</text:p>
          </table:table-cell>
          <table:table-cell table:style-name="ce20"/>
          <table:table-cell table:style-name="ce20" office:value-type="float" office:value="610510" calcext:value-type="float">
            <text:p>610.510</text:p>
          </table:table-cell>
          <table:table-cell table:style-name="ce20"/>
          <table:table-cell table:style-name="ce20" office:value-type="float" office:value="8344" calcext:value-type="float">
            <text:p>8.344</text:p>
          </table:table-cell>
          <table:table-cell table:style-name="ce20"/>
          <table:table-cell table:style-name="ce20" office:value-type="float" office:value="2640" calcext:value-type="float">
            <text:p>2.64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269" calcext:value-type="float">
            <text:p>-4.269</text:p>
          </table:table-cell>
          <table:table-cell table:style-name="ce21"/>
          <table:table-cell table:style-name="ce21" office:value-type="float" office:value="43079" calcext:value-type="float">
            <text:p>43.079</text:p>
          </table:table-cell>
          <table:table-cell table:style-name="ce21"/>
          <table:table-cell table:style-name="ce21" office:value-type="float" office:value="-10877" calcext:value-type="float">
            <text:p>-10.877</text:p>
          </table:table-cell>
          <table:table-cell table:style-name="ce21"/>
          <table:table-cell table:style-name="ce21" office:value-type="float" office:value="3618312" calcext:value-type="float">
            <text:p>3.618.312</text:p>
          </table:table-cell>
          <table:table-cell table:style-name="ce21"/>
          <table:table-cell table:style-name="ce21" office:value-type="float" office:value="36471" calcext:value-type="float">
            <text:p>36.471</text:p>
          </table:table-cell>
          <table:table-cell table:style-name="ce21"/>
          <table:table-cell table:style-name="ce21" office:value-type="float" office:value="-6608" calcext:value-type="float">
            <text:p>-6.6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767" calcext:value-type="float">
            <text:p>-2.767</text:p>
          </table:table-cell>
          <table:table-cell table:style-name="ce20"/>
          <table:table-cell table:style-name="ce20" office:value-type="float" office:value="18006" calcext:value-type="float">
            <text:p>18.006</text:p>
          </table:table-cell>
          <table:table-cell table:style-name="ce20"/>
          <table:table-cell table:style-name="ce20" office:value-type="float" office:value="6238" calcext:value-type="float">
            <text:p>6.238</text:p>
          </table:table-cell>
          <table:table-cell table:style-name="ce20"/>
          <table:table-cell table:style-name="ce20" office:value-type="float" office:value="2023654" calcext:value-type="float">
            <text:p>2.023.654</text:p>
          </table:table-cell>
          <table:table-cell table:style-name="ce20"/>
          <table:table-cell table:style-name="ce20" office:value-type="float" office:value="27011" calcext:value-type="float">
            <text:p>27.011</text:p>
          </table:table-cell>
          <table:table-cell table:style-name="ce20"/>
          <table:table-cell table:style-name="ce20" office:value-type="float" office:value="9005" calcext:value-type="float">
            <text:p>9.0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37539" calcext:value-type="float">
            <text:p>-37.539</text:p>
          </table:table-cell>
          <table:table-cell table:style-name="ce21"/>
          <table:table-cell table:style-name="ce21" office:value-type="float" office:value="46055" calcext:value-type="float">
            <text:p>46.05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37400" calcext:value-type="float">
            <text:p>-37.400</text:p>
          </table:table-cell>
          <table:table-cell table:style-name="ce21"/>
          <table:table-cell table:style-name="ce21" office:value-type="float" office:value="4352600" calcext:value-type="float">
            <text:p>4.352.6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6194" calcext:value-type="float">
            <text:p>46.19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39" calcext:value-type="float">
            <text:p>1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8108" calcext:value-type="float">
            <text:p>-38.108</text:p>
          </table:table-cell>
          <table:table-cell table:style-name="ce20"/>
          <table:table-cell table:style-name="ce20" office:value-type="float" office:value="17967" calcext:value-type="float">
            <text:p>17.967</text:p>
          </table:table-cell>
          <table:table-cell table:style-name="ce20"/>
          <table:table-cell table:style-name="ce20" office:value-type="float" office:value="-10762" calcext:value-type="float">
            <text:p>-10.762</text:p>
          </table:table-cell>
          <table:table-cell table:style-name="ce20"/>
          <table:table-cell table:style-name="ce20" office:value-type="float" office:value="3044993" calcext:value-type="float">
            <text:p>3.044.993</text:p>
          </table:table-cell>
          <table:table-cell table:style-name="ce20"/>
          <table:table-cell table:style-name="ce20" office:value-type="float" office:value="45313" calcext:value-type="float">
            <text:p>45.313</text:p>
          </table:table-cell>
          <table:table-cell table:style-name="ce20"/>
          <table:table-cell table:style-name="ce20" office:value-type="float" office:value="27346" calcext:value-type="float">
            <text:p>27.3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4266" calcext:value-type="float">
            <text:p>4.266</text:p>
          </table:table-cell>
          <table:table-cell table:style-name="ce21"/>
          <table:table-cell table:style-name="ce21" office:value-type="float" office:value="103946" calcext:value-type="float">
            <text:p>103.946</text:p>
          </table:table-cell>
          <table:table-cell table:style-name="ce21"/>
          <table:table-cell table:style-name="ce21" office:value-type="float" office:value="-20655" calcext:value-type="float">
            <text:p>-20.655</text:p>
          </table:table-cell>
          <table:table-cell table:style-name="ce21"/>
          <table:table-cell table:style-name="ce21" office:value-type="float" office:value="7490918" calcext:value-type="float">
            <text:p>7.490.918</text:p>
          </table:table-cell>
          <table:table-cell table:style-name="ce21"/>
          <table:table-cell table:style-name="ce21" office:value-type="float" office:value="79025" calcext:value-type="float">
            <text:p>79.025</text:p>
          </table:table-cell>
          <table:table-cell table:style-name="ce21"/>
          <table:table-cell table:style-name="ce21" office:value-type="float" office:value="-24921" calcext:value-type="float">
            <text:p>-24.9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5400" calcext:value-type="float">
            <text:p>5.400</text:p>
          </table:table-cell>
          <table:table-cell table:style-name="ce20"/>
          <table:table-cell table:style-name="ce20" office:value-type="float" office:value="419000" calcext:value-type="float">
            <text:p>419.000</text:p>
          </table:table-cell>
          <table:table-cell table:style-name="ce20"/>
          <table:table-cell table:style-name="ce20" office:value-type="float" office:value="785400" calcext:value-type="float">
            <text:p>785.400</text:p>
          </table:table-cell>
          <table:table-cell table:style-name="ce20"/>
          <table:table-cell table:style-name="ce20" office:value-type="float" office:value="66401851" calcext:value-type="float">
            <text:p>66.401.851</text:p>
          </table:table-cell>
          <table:table-cell table:style-name="ce20"/>
          <table:table-cell table:style-name="ce20" office:value-type="float" office:value="1199000" calcext:value-type="float">
            <text:p>1.199.000</text:p>
          </table:table-cell>
          <table:table-cell table:style-name="ce20"/>
          <table:table-cell table:style-name="ce20" office:value-type="float" office:value="780000" calcext:value-type="float">
            <text:p>780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24210" calcext:value-type="float">
            <text:p>-24.210</text:p>
          </table:table-cell>
          <table:table-cell table:style-name="ce21"/>
          <table:table-cell table:style-name="ce21" office:value-type="float" office:value="765408" calcext:value-type="float">
            <text:p>765.408</text:p>
          </table:table-cell>
          <table:table-cell table:style-name="ce21"/>
          <table:table-cell table:style-name="ce21" office:value-type="float" office:value="-381029" calcext:value-type="float">
            <text:p>-381.029</text:p>
          </table:table-cell>
          <table:table-cell table:style-name="ce21"/>
          <table:table-cell table:style-name="ce21" office:value-type="float" office:value="47823108" calcext:value-type="float">
            <text:p>47.823.108</text:p>
          </table:table-cell>
          <table:table-cell table:style-name="ce21"/>
          <table:table-cell table:style-name="ce21" office:value-type="float" office:value="408589" calcext:value-type="float">
            <text:p>408.589</text:p>
          </table:table-cell>
          <table:table-cell table:style-name="ce21"/>
          <table:table-cell table:style-name="ce21" office:value-type="float" office:value="-356819" calcext:value-type="float">
            <text:p>-356.8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5423" calcext:value-type="float">
            <text:p>5.423</text:p>
          </table:table-cell>
          <table:table-cell table:style-name="ce20"/>
          <table:table-cell table:style-name="ce20" office:value-type="float" office:value="6417" calcext:value-type="float">
            <text:p>6.417</text:p>
          </table:table-cell>
          <table:table-cell table:style-name="ce20"/>
          <table:table-cell table:style-name="ce20" office:value-type="float" office:value="31000" calcext:value-type="float">
            <text:p>31.000</text:p>
          </table:table-cell>
          <table:table-cell table:style-name="ce20"/>
          <table:table-cell table:style-name="ce20" office:value-type="float" office:value="1985000" calcext:value-type="float">
            <text:p>1.985.000</text:p>
          </table:table-cell>
          <table:table-cell table:style-name="ce20"/>
          <table:table-cell table:style-name="ce20" office:value-type="float" office:value="31994" calcext:value-type="float">
            <text:p>31.994</text:p>
          </table:table-cell>
          <table:table-cell table:style-name="ce20"/>
          <table:table-cell table:style-name="ce20" office:value-type="float" office:value="25577" calcext:value-type="float">
            <text:p>25.5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5161" calcext:value-type="float">
            <text:p>5.161</text:p>
          </table:table-cell>
          <table:table-cell table:style-name="ce21"/>
          <table:table-cell table:style-name="ce21" office:value-type="float" office:value="67159" calcext:value-type="float">
            <text:p>67.159</text:p>
          </table:table-cell>
          <table:table-cell table:style-name="ce21"/>
          <table:table-cell table:style-name="ce21" office:value-type="float" office:value="721" calcext:value-type="float">
            <text:p>721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5160" calcext:value-type="float">
            <text:p>5.160</text:p>
          </table:table-cell>
          <table:table-cell table:style-name="ce20"/>
          <table:table-cell table:style-name="ce20" office:value-type="float" office:value="143200" calcext:value-type="float">
            <text:p>143.200</text:p>
          </table:table-cell>
          <table:table-cell table:style-name="ce20"/>
          <table:table-cell table:style-name="ce20" office:value-type="float" office:value="-49528" calcext:value-type="float">
            <text:p>-49.528</text:p>
          </table:table-cell>
          <table:table-cell table:style-name="ce20"/>
          <table:table-cell table:style-name="ce20" office:value-type="float" office:value="9898590" calcext:value-type="float">
            <text:p>9.898.590</text:p>
          </table:table-cell>
          <table:table-cell table:style-name="ce20"/>
          <table:table-cell table:style-name="ce20" office:value-type="float" office:value="88512" calcext:value-type="float">
            <text:p>88.512</text:p>
          </table:table-cell>
          <table:table-cell table:style-name="ce20"/>
          <table:table-cell table:style-name="ce20" office:value-type="float" office:value="-54688" calcext:value-type="float">
            <text:p>-54.68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-110001" calcext:value-type="float">
            <text:p>-110.001</text:p>
          </table:table-cell>
          <table:table-cell table:style-name="ce20"/>
          <table:table-cell table:style-name="ce20" office:value-type="float" office:value="2365826" calcext:value-type="float">
            <text:p>2.365.82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998526" calcext:value-type="float">
            <text:p>-998.526</text:p>
          </table:table-cell>
          <table:table-cell table:style-name="ce20"/>
          <table:table-cell table:style-name="ce20" office:value-type="float" office:value="145166731" calcext:value-type="float">
            <text:p>145.166.73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477301" calcext:value-type="float">
            <text:p>1.477.30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-888525" calcext:value-type="float">
            <text:p>-888.5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7879" calcext:value-type="float">
            <text:p>-7.879</text:p>
          </table:table-cell>
          <table:table-cell table:style-name="ce20"/>
          <table:table-cell table:style-name="ce20" office:value-type="float" office:value="26014" calcext:value-type="float">
            <text:p>26.014</text:p>
          </table:table-cell>
          <table:table-cell table:style-name="ce20"/>
          <table:table-cell table:style-name="ce20" office:value-type="float" office:value="1900" calcext:value-type="float">
            <text:p>1.900</text:p>
          </table:table-cell>
          <table:table-cell table:style-name="ce20"/>
          <table:table-cell table:style-name="ce20" office:value-type="float" office:value="3210300" calcext:value-type="float">
            <text:p>3.210.300</text:p>
          </table:table-cell>
          <table:table-cell table:style-name="ce20"/>
          <table:table-cell table:style-name="ce20" office:value-type="float" office:value="35793" calcext:value-type="float">
            <text:p>35.793</text:p>
          </table:table-cell>
          <table:table-cell table:style-name="ce20"/>
          <table:table-cell table:style-name="ce20" office:value-type="float" office:value="9779" calcext:value-type="float">
            <text:p>9.77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1266" calcext:value-type="float">
            <text:p>-1.266</text:p>
          </table:table-cell>
          <table:table-cell table:style-name="ce21"/>
          <table:table-cell table:style-name="ce21" office:value-type="float" office:value="49001" calcext:value-type="float">
            <text:p>49.001</text:p>
          </table:table-cell>
          <table:table-cell table:style-name="ce21"/>
          <table:table-cell table:style-name="ce21" office:value-type="float" office:value="63200" calcext:value-type="float">
            <text:p>63.200</text:p>
          </table:table-cell>
          <table:table-cell table:style-name="ce21"/>
          <table:table-cell table:style-name="ce21" office:value-type="float" office:value="8202500" calcext:value-type="float">
            <text:p>8.202.500</text:p>
          </table:table-cell>
          <table:table-cell table:style-name="ce21"/>
          <table:table-cell table:style-name="ce21" office:value-type="float" office:value="113467" calcext:value-type="float">
            <text:p>113.467</text:p>
          </table:table-cell>
          <table:table-cell table:style-name="ce21"/>
          <table:table-cell table:style-name="ce21" office:value-type="float" office:value="64466" calcext:value-type="float">
            <text:p>64.466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5" table:style-name="ta9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4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457501" calcext:value-type="float">
            <text:p>1.457.501</text:p>
          </table:table-cell>
          <table:table-cell table:style-name="ce20"/>
          <table:table-cell table:style-name="ce20" office:value-type="float" office:value="4190920" calcext:value-type="float">
            <text:p>4.190.920</text:p>
          </table:table-cell>
          <table:table-cell table:style-name="ce20"/>
          <table:table-cell table:style-name="ce20" office:value-type="float" office:value="1707758" calcext:value-type="float">
            <text:p>1.707.758</text:p>
          </table:table-cell>
          <table:table-cell table:style-name="ce20"/>
          <table:table-cell table:style-name="ce20" office:value-type="float" office:value="432878129" calcext:value-type="float">
            <text:p>432.878.129</text:p>
          </table:table-cell>
          <table:table-cell table:style-name="ce20"/>
          <table:table-cell table:style-name="ce20" office:value-type="float" office:value="4441177" calcext:value-type="float">
            <text:p>4.441.177</text:p>
          </table:table-cell>
          <table:table-cell table:style-name="ce20"/>
          <table:table-cell table:style-name="ce20" office:value-type="float" office:value="250257" calcext:value-type="float">
            <text:p>250.25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3392" calcext:value-type="float">
            <text:p>33.392</text:p>
          </table:table-cell>
          <table:table-cell table:style-name="ce21"/>
          <table:table-cell table:style-name="ce21" office:value-type="float" office:value="101256" calcext:value-type="float">
            <text:p>101.256</text:p>
          </table:table-cell>
          <table:table-cell table:style-name="ce21"/>
          <table:table-cell table:style-name="ce21" office:value-type="float" office:value="49431" calcext:value-type="float">
            <text:p>49.431</text:p>
          </table:table-cell>
          <table:table-cell table:style-name="ce21"/>
          <table:table-cell table:style-name="ce21" office:value-type="float" office:value="10396421" calcext:value-type="float">
            <text:p>10.396.421</text:p>
          </table:table-cell>
          <table:table-cell table:style-name="ce21"/>
          <table:table-cell table:style-name="ce21" office:value-type="float" office:value="117295" calcext:value-type="float">
            <text:p>117.295</text:p>
          </table:table-cell>
          <table:table-cell table:style-name="ce21"/>
          <table:table-cell table:style-name="ce21" office:value-type="float" office:value="16039" calcext:value-type="float">
            <text:p>16.0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6350" calcext:value-type="float">
            <text:p>-16.350</text:p>
          </table:table-cell>
          <table:table-cell table:style-name="ce20"/>
          <table:table-cell table:style-name="ce20" office:value-type="float" office:value="110110" calcext:value-type="float">
            <text:p>110.110</text:p>
          </table:table-cell>
          <table:table-cell table:style-name="ce20"/>
          <table:table-cell table:style-name="ce20" office:value-type="float" office:value="-56574" calcext:value-type="float">
            <text:p>-56.574</text:p>
          </table:table-cell>
          <table:table-cell table:style-name="ce20"/>
          <table:table-cell table:style-name="ce20" office:value-type="float" office:value="7745147" calcext:value-type="float">
            <text:p>7.745.147</text:p>
          </table:table-cell>
          <table:table-cell table:style-name="ce20"/>
          <table:table-cell table:style-name="ce20" office:value-type="float" office:value="69886" calcext:value-type="float">
            <text:p>69.886</text:p>
          </table:table-cell>
          <table:table-cell table:style-name="ce20"/>
          <table:table-cell table:style-name="ce20" office:value-type="float" office:value="-40224" calcext:value-type="float">
            <text:p>-40.2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13021" calcext:value-type="float">
            <text:p>13.021</text:p>
          </table:table-cell>
          <table:table-cell table:style-name="ce21"/>
          <table:table-cell table:style-name="ce21" office:value-type="float" office:value="107177" calcext:value-type="float">
            <text:p>107.177</text:p>
          </table:table-cell>
          <table:table-cell table:style-name="ce21"/>
          <table:table-cell table:style-name="ce21" office:value-type="float" office:value="3508" calcext:value-type="float">
            <text:p>3.508</text:p>
          </table:table-cell>
          <table:table-cell table:style-name="ce21"/>
          <table:table-cell table:style-name="ce21" office:value-type="float" office:value="10195347" calcext:value-type="float">
            <text:p>10.195.347</text:p>
          </table:table-cell>
          <table:table-cell table:style-name="ce21"/>
          <table:table-cell table:style-name="ce21" office:value-type="float" office:value="97664" calcext:value-type="float">
            <text:p>97.664</text:p>
          </table:table-cell>
          <table:table-cell table:style-name="ce21"/>
          <table:table-cell table:style-name="ce21" office:value-type="float" office:value="-9513" calcext:value-type="float">
            <text:p>-9.5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4962" calcext:value-type="float">
            <text:p>4.962</text:p>
          </table:table-cell>
          <table:table-cell table:style-name="ce20"/>
          <table:table-cell table:style-name="ce20" office:value-type="float" office:value="55806" calcext:value-type="float">
            <text:p>55.806</text:p>
          </table:table-cell>
          <table:table-cell table:style-name="ce20"/>
          <table:table-cell table:style-name="ce20" office:value-type="float" office:value="13765" calcext:value-type="float">
            <text:p>13.765</text:p>
          </table:table-cell>
          <table:table-cell table:style-name="ce20"/>
          <table:table-cell table:style-name="ce20" office:value-type="float" office:value="5397640" calcext:value-type="float">
            <text:p>5.397.640</text:p>
          </table:table-cell>
          <table:table-cell table:style-name="ce20"/>
          <table:table-cell table:style-name="ce20" office:value-type="float" office:value="64609" calcext:value-type="float">
            <text:p>64.609</text:p>
          </table:table-cell>
          <table:table-cell table:style-name="ce20"/>
          <table:table-cell table:style-name="ce20" office:value-type="float" office:value="8803" calcext:value-type="float">
            <text:p>8.8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81827" calcext:value-type="float">
            <text:p>81.827</text:p>
          </table:table-cell>
          <table:table-cell table:style-name="ce21"/>
          <table:table-cell table:style-name="ce21" office:value-type="float" office:value="818271" calcext:value-type="float">
            <text:p>818.271</text:p>
          </table:table-cell>
          <table:table-cell table:style-name="ce21"/>
          <table:table-cell table:style-name="ce21" office:value-type="float" office:value="-30822" calcext:value-type="float">
            <text:p>-30.822</text:p>
          </table:table-cell>
          <table:table-cell table:style-name="ce21"/>
          <table:table-cell table:style-name="ce21" office:value-type="float" office:value="82531671" calcext:value-type="float">
            <text:p>82.531.671</text:p>
          </table:table-cell>
          <table:table-cell table:style-name="ce21"/>
          <table:table-cell table:style-name="ce21" office:value-type="float" office:value="705622" calcext:value-type="float">
            <text:p>705.622</text:p>
          </table:table-cell>
          <table:table-cell table:style-name="ce21"/>
          <table:table-cell table:style-name="ce21" office:value-type="float" office:value="-112649" calcext:value-type="float">
            <text:p>-112.64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81827" calcext:value-type="float">
            <text:p>81.827</text:p>
          </table:table-cell>
          <table:table-cell table:style-name="ce20"/>
          <table:table-cell table:style-name="ce20" office:value-type="float" office:value="818271" calcext:value-type="float">
            <text:p>818.271</text:p>
          </table:table-cell>
          <table:table-cell table:style-name="ce20"/>
          <table:table-cell table:style-name="ce20" office:value-type="float" office:value="-30822" calcext:value-type="float">
            <text:p>-30.822</text:p>
          </table:table-cell>
          <table:table-cell table:style-name="ce20"/>
          <table:table-cell table:style-name="ce20" office:value-type="float" office:value="82531671" calcext:value-type="float">
            <text:p>82.531.671</text:p>
          </table:table-cell>
          <table:table-cell table:style-name="ce20"/>
          <table:table-cell table:style-name="ce20" office:value-type="float" office:value="705622" calcext:value-type="float">
            <text:p>705.622</text:p>
          </table:table-cell>
          <table:table-cell table:style-name="ce20"/>
          <table:table-cell table:style-name="ce20" office:value-type="float" office:value="-112649" calcext:value-type="float">
            <text:p>-112.64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707" calcext:value-type="float">
            <text:p>-3.707</text:p>
          </table:table-cell>
          <table:table-cell table:style-name="ce21"/>
          <table:table-cell table:style-name="ce21" office:value-type="float" office:value="17685" calcext:value-type="float">
            <text:p>17.685</text:p>
          </table:table-cell>
          <table:table-cell table:style-name="ce21"/>
          <table:table-cell table:style-name="ce21" office:value-type="float" office:value="-7400" calcext:value-type="float">
            <text:p>-7.400</text:p>
          </table:table-cell>
          <table:table-cell table:style-name="ce21"/>
          <table:table-cell table:style-name="ce21" office:value-type="float" office:value="1366250" calcext:value-type="float">
            <text:p>1.366.250</text:p>
          </table:table-cell>
          <table:table-cell table:style-name="ce21"/>
          <table:table-cell table:style-name="ce21" office:value-type="float" office:value="13992" calcext:value-type="float">
            <text:p>13.992</text:p>
          </table:table-cell>
          <table:table-cell table:style-name="ce21"/>
          <table:table-cell table:style-name="ce21" office:value-type="float" office:value="-3693" calcext:value-type="float">
            <text:p>-3.6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49514" calcext:value-type="float">
            <text:p>49.514</text:p>
          </table:table-cell>
          <table:table-cell table:style-name="ce20"/>
          <table:table-cell table:style-name="ce20" office:value-type="float" office:value="28665" calcext:value-type="float">
            <text:p>28.665</text:p>
          </table:table-cell>
          <table:table-cell table:style-name="ce20"/>
          <table:table-cell table:style-name="ce20" office:value-type="float" office:value="82821" calcext:value-type="float">
            <text:p>82.821</text:p>
          </table:table-cell>
          <table:table-cell table:style-name="ce20"/>
          <table:table-cell table:style-name="ce20" office:value-type="float" office:value="4028851" calcext:value-type="float">
            <text:p>4.028.851</text:p>
          </table:table-cell>
          <table:table-cell table:style-name="ce20"/>
          <table:table-cell table:style-name="ce20" office:value-type="float" office:value="61972" calcext:value-type="float">
            <text:p>61.972</text:p>
          </table:table-cell>
          <table:table-cell table:style-name="ce20"/>
          <table:table-cell table:style-name="ce20" office:value-type="float" office:value="33307" calcext:value-type="float">
            <text:p>33.3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8830" calcext:value-type="float">
            <text:p>28.830</text:p>
          </table:table-cell>
          <table:table-cell table:style-name="ce21"/>
          <table:table-cell table:style-name="ce21" office:value-type="float" office:value="104942" calcext:value-type="float">
            <text:p>104.942</text:p>
          </table:table-cell>
          <table:table-cell table:style-name="ce21"/>
          <table:table-cell table:style-name="ce21" office:value-type="float" office:value="29543" calcext:value-type="float">
            <text:p>29.543</text:p>
          </table:table-cell>
          <table:table-cell table:style-name="ce21"/>
          <table:table-cell table:style-name="ce21" office:value-type="float" office:value="10940369" calcext:value-type="float">
            <text:p>10.940.369</text:p>
          </table:table-cell>
          <table:table-cell table:style-name="ce21"/>
          <table:table-cell table:style-name="ce21" office:value-type="float" office:value="105655" calcext:value-type="float">
            <text:p>105.655</text:p>
          </table:table-cell>
          <table:table-cell table:style-name="ce21"/>
          <table:table-cell table:style-name="ce21" office:value-type="float" office:value="713" calcext:value-type="float">
            <text:p>7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65279" calcext:value-type="float">
            <text:p>665.279</text:p>
          </table:table-cell>
          <table:table-cell table:style-name="ce20"/>
          <table:table-cell table:style-name="ce20" office:value-type="float" office:value="369564" calcext:value-type="float">
            <text:p>369.564</text:p>
          </table:table-cell>
          <table:table-cell table:style-name="ce20"/>
          <table:table-cell table:style-name="ce20" office:value-type="float" office:value="748887" calcext:value-type="float">
            <text:p>748.887</text:p>
          </table:table-cell>
          <table:table-cell table:style-name="ce20"/>
          <table:table-cell table:style-name="ce20" office:value-type="float" office:value="42547451" calcext:value-type="float">
            <text:p>42.547.451</text:p>
          </table:table-cell>
          <table:table-cell table:style-name="ce20"/>
          <table:table-cell table:style-name="ce20" office:value-type="float" office:value="453172" calcext:value-type="float">
            <text:p>453.172</text:p>
          </table:table-cell>
          <table:table-cell table:style-name="ce20"/>
          <table:table-cell table:style-name="ce20" office:value-type="float" office:value="83608" calcext:value-type="float">
            <text:p>83.6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99978" calcext:value-type="float">
            <text:p>199.978</text:p>
          </table:table-cell>
          <table:table-cell table:style-name="ce21"/>
          <table:table-cell table:style-name="ce21" office:value-type="float" office:value="519589" calcext:value-type="float">
            <text:p>519.589</text:p>
          </table:table-cell>
          <table:table-cell table:style-name="ce21"/>
          <table:table-cell table:style-name="ce21" office:value-type="float" office:value="480629" calcext:value-type="float">
            <text:p>480.629</text:p>
          </table:table-cell>
          <table:table-cell table:style-name="ce21"/>
          <table:table-cell table:style-name="ce21" office:value-type="float" office:value="62292241" calcext:value-type="float">
            <text:p>62.292.241</text:p>
          </table:table-cell>
          <table:table-cell table:style-name="ce21"/>
          <table:table-cell table:style-name="ce21" office:value-type="float" office:value="800240" calcext:value-type="float">
            <text:p>800.240</text:p>
          </table:table-cell>
          <table:table-cell table:style-name="ce21"/>
          <table:table-cell table:style-name="ce21" office:value-type="float" office:value="280651" calcext:value-type="float">
            <text:p>280.65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99456" calcext:value-type="float">
            <text:p>199.456</text:p>
          </table:table-cell>
          <table:table-cell table:style-name="ce20"/>
          <table:table-cell table:style-name="ce20" office:value-type="float" office:value="509429" calcext:value-type="float">
            <text:p>509.429</text:p>
          </table:table-cell>
          <table:table-cell table:style-name="ce20"/>
          <table:table-cell table:style-name="ce20" office:value-type="float" office:value="457843" calcext:value-type="float">
            <text:p>457.843</text:p>
          </table:table-cell>
          <table:table-cell table:style-name="ce20"/>
          <table:table-cell table:style-name="ce20" office:value-type="float" office:value="60505421" calcext:value-type="float">
            <text:p>60.505.421</text:p>
          </table:table-cell>
          <table:table-cell table:style-name="ce20"/>
          <table:table-cell table:style-name="ce20" office:value-type="float" office:value="767816" calcext:value-type="float">
            <text:p>767.816</text:p>
          </table:table-cell>
          <table:table-cell table:style-name="ce20"/>
          <table:table-cell table:style-name="ce20" office:value-type="float" office:value="258387" calcext:value-type="float">
            <text:p>258.38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4585" calcext:value-type="float">
            <text:p>14.585</text:p>
          </table:table-cell>
          <table:table-cell table:style-name="ce21"/>
          <table:table-cell table:style-name="ce21" office:value-type="float" office:value="49756" calcext:value-type="float">
            <text:p>49.756</text:p>
          </table:table-cell>
          <table:table-cell table:style-name="ce21"/>
          <table:table-cell table:style-name="ce21" office:value-type="float" office:value="5136" calcext:value-type="float">
            <text:p>5.136</text:p>
          </table:table-cell>
          <table:table-cell table:style-name="ce21"/>
          <table:table-cell table:style-name="ce21" office:value-type="float" office:value="4305725" calcext:value-type="float">
            <text:p>4.305.725</text:p>
          </table:table-cell>
          <table:table-cell table:style-name="ce21"/>
          <table:table-cell table:style-name="ce21" office:value-type="float" office:value="40307" calcext:value-type="float">
            <text:p>40.307</text:p>
          </table:table-cell>
          <table:table-cell table:style-name="ce21"/>
          <table:table-cell table:style-name="ce21" office:value-type="float" office:value="-9449" calcext:value-type="float">
            <text:p>-9.44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16437" calcext:value-type="float">
            <text:p>416.437</text:p>
          </table:table-cell>
          <table:table-cell table:style-name="ce20"/>
          <table:table-cell table:style-name="ce20" office:value-type="float" office:value="546658" calcext:value-type="float">
            <text:p>546.658</text:p>
          </table:table-cell>
          <table:table-cell table:style-name="ce20"/>
          <table:table-cell table:style-name="ce20" office:value-type="float" office:value="432378" calcext:value-type="float">
            <text:p>432.378</text:p>
          </table:table-cell>
          <table:table-cell table:style-name="ce20"/>
          <table:table-cell table:style-name="ce20" office:value-type="float" office:value="57611990" calcext:value-type="float">
            <text:p>57.611.990</text:p>
          </table:table-cell>
          <table:table-cell table:style-name="ce20"/>
          <table:table-cell table:style-name="ce20" office:value-type="float" office:value="562599" calcext:value-type="float">
            <text:p>562.599</text:p>
          </table:table-cell>
          <table:table-cell table:style-name="ce20"/>
          <table:table-cell table:style-name="ce20" office:value-type="float" office:value="15941" calcext:value-type="float">
            <text:p>15.94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7090" calcext:value-type="float">
            <text:p>7.090</text:p>
          </table:table-cell>
          <table:table-cell table:style-name="ce21"/>
          <table:table-cell table:style-name="ce21" office:value-type="float" office:value="5225" calcext:value-type="float">
            <text:p>5.225</text:p>
          </table:table-cell>
          <table:table-cell table:style-name="ce21"/>
          <table:table-cell table:style-name="ce21" office:value-type="float" office:value="10174" calcext:value-type="float">
            <text:p>10.174</text:p>
          </table:table-cell>
          <table:table-cell table:style-name="ce21"/>
          <table:table-cell table:style-name="ce21" office:value-type="float" office:value="722893" calcext:value-type="float">
            <text:p>722.893</text:p>
          </table:table-cell>
          <table:table-cell table:style-name="ce21"/>
          <table:table-cell table:style-name="ce21" office:value-type="float" office:value="8309" calcext:value-type="float">
            <text:p>8.309</text:p>
          </table:table-cell>
          <table:table-cell table:style-name="ce21"/>
          <table:table-cell table:style-name="ce21" office:value-type="float" office:value="3084" calcext:value-type="float">
            <text:p>3.0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5323" calcext:value-type="float">
            <text:p>-15.323</text:p>
          </table:table-cell>
          <table:table-cell table:style-name="ce20"/>
          <table:table-cell table:style-name="ce20" office:value-type="float" office:value="32024" calcext:value-type="float">
            <text:p>32.024</text:p>
          </table:table-cell>
          <table:table-cell table:style-name="ce20"/>
          <table:table-cell table:style-name="ce20" office:value-type="float" office:value="-26796" calcext:value-type="float">
            <text:p>-26.796</text:p>
          </table:table-cell>
          <table:table-cell table:style-name="ce20"/>
          <table:table-cell table:style-name="ce20" office:value-type="float" office:value="2276520" calcext:value-type="float">
            <text:p>2.276.520</text:p>
          </table:table-cell>
          <table:table-cell table:style-name="ce20"/>
          <table:table-cell table:style-name="ce20" office:value-type="float" office:value="20551" calcext:value-type="float">
            <text:p>20.551</text:p>
          </table:table-cell>
          <table:table-cell table:style-name="ce20"/>
          <table:table-cell table:style-name="ce20" office:value-type="float" office:value="-11473" calcext:value-type="float">
            <text:p>-11.47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32138" calcext:value-type="float">
            <text:p>-32.138</text:p>
          </table:table-cell>
          <table:table-cell table:style-name="ce21"/>
          <table:table-cell table:style-name="ce21" office:value-type="float" office:value="41340" calcext:value-type="float">
            <text:p>41.340</text:p>
          </table:table-cell>
          <table:table-cell table:style-name="ce21"/>
          <table:table-cell table:style-name="ce21" office:value-type="float" office:value="-43709" calcext:value-type="float">
            <text:p>-43.709</text:p>
          </table:table-cell>
          <table:table-cell table:style-name="ce21"/>
          <table:table-cell table:style-name="ce21" office:value-type="float" office:value="3398929" calcext:value-type="float">
            <text:p>3.398.929</text:p>
          </table:table-cell>
          <table:table-cell table:style-name="ce21"/>
          <table:table-cell table:style-name="ce21" office:value-type="float" office:value="29769" calcext:value-type="float">
            <text:p>29.769</text:p>
          </table:table-cell>
          <table:table-cell table:style-name="ce21"/>
          <table:table-cell table:style-name="ce21" office:value-type="float" office:value="-11571" calcext:value-type="float">
            <text:p>-11.5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4396" calcext:value-type="float">
            <text:p>4.396</text:p>
          </table:table-cell>
          <table:table-cell table:style-name="ce20"/>
          <table:table-cell table:style-name="ce20" office:value-type="float" office:value="3578" calcext:value-type="float">
            <text:p>3.578</text:p>
          </table:table-cell>
          <table:table-cell table:style-name="ce20"/>
          <table:table-cell table:style-name="ce20" office:value-type="float" office:value="6270" calcext:value-type="float">
            <text:p>6.270</text:p>
          </table:table-cell>
          <table:table-cell table:style-name="ce20"/>
          <table:table-cell table:style-name="ce20" office:value-type="float" office:value="454960" calcext:value-type="float">
            <text:p>454.960</text:p>
          </table:table-cell>
          <table:table-cell table:style-name="ce20"/>
          <table:table-cell table:style-name="ce20" office:value-type="float" office:value="5452" calcext:value-type="float">
            <text:p>5.452</text:p>
          </table:table-cell>
          <table:table-cell table:style-name="ce20"/>
          <table:table-cell table:style-name="ce20" office:value-type="float" office:value="1874" calcext:value-type="float">
            <text:p>1.8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8162" calcext:value-type="float">
            <text:p>18.162</text:p>
          </table:table-cell>
          <table:table-cell table:style-name="ce21"/>
          <table:table-cell table:style-name="ce21" office:value-type="float" office:value="132492" calcext:value-type="float">
            <text:p>132.492</text:p>
          </table:table-cell>
          <table:table-cell table:style-name="ce21"/>
          <table:table-cell table:style-name="ce21" office:value-type="float" office:value="-19193" calcext:value-type="float">
            <text:p>-19.193</text:p>
          </table:table-cell>
          <table:table-cell table:style-name="ce21"/>
          <table:table-cell table:style-name="ce21" office:value-type="float" office:value="10116742" calcext:value-type="float">
            <text:p>10.116.742</text:p>
          </table:table-cell>
          <table:table-cell table:style-name="ce21"/>
          <table:table-cell table:style-name="ce21" office:value-type="float" office:value="95137" calcext:value-type="float">
            <text:p>95.137</text:p>
          </table:table-cell>
          <table:table-cell table:style-name="ce21"/>
          <table:table-cell table:style-name="ce21" office:value-type="float" office:value="-37355" calcext:value-type="float">
            <text:p>-37.35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920" calcext:value-type="float">
            <text:p>1.920</text:p>
          </table:table-cell>
          <table:table-cell table:style-name="ce20"/>
          <table:table-cell table:style-name="ce20" office:value-type="float" office:value="3006" calcext:value-type="float">
            <text:p>3.006</text:p>
          </table:table-cell>
          <table:table-cell table:style-name="ce20"/>
          <table:table-cell table:style-name="ce20" office:value-type="float" office:value="2801" calcext:value-type="float">
            <text:p>2.801</text:p>
          </table:table-cell>
          <table:table-cell table:style-name="ce20"/>
          <table:table-cell table:style-name="ce20" office:value-type="float" office:value="399867" calcext:value-type="float">
            <text:p>399.867</text:p>
          </table:table-cell>
          <table:table-cell table:style-name="ce20"/>
          <table:table-cell table:style-name="ce20" office:value-type="float" office:value="3887" calcext:value-type="float">
            <text:p>3.887</text:p>
          </table:table-cell>
          <table:table-cell table:style-name="ce20"/>
          <table:table-cell table:style-name="ce20" office:value-type="float" office:value="881" calcext:value-type="float">
            <text:p>88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-9960" calcext:value-type="float">
            <text:p>-9.960</text:p>
          </table:table-cell>
          <table:table-cell table:style-name="ce21"/>
          <table:table-cell table:style-name="ce21" office:value-type="float" office:value="136553" calcext:value-type="float">
            <text:p>136.553</text:p>
          </table:table-cell>
          <table:table-cell table:style-name="ce21"/>
          <table:table-cell table:style-name="ce21" office:value-type="float" office:value="47494" calcext:value-type="float">
            <text:p>47.494</text:p>
          </table:table-cell>
          <table:table-cell table:style-name="ce21"/>
          <table:table-cell table:style-name="ce21" office:value-type="float" office:value="16258032" calcext:value-type="float">
            <text:p>16.258.032</text:p>
          </table:table-cell>
          <table:table-cell table:style-name="ce21"/>
          <table:table-cell table:style-name="ce21" office:value-type="float" office:value="194007" calcext:value-type="float">
            <text:p>194.007</text:p>
          </table:table-cell>
          <table:table-cell table:style-name="ce21"/>
          <table:table-cell table:style-name="ce21" office:value-type="float" office:value="57454" calcext:value-type="float">
            <text:p>57.4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54110" calcext:value-type="float">
            <text:p>54.110</text:p>
          </table:table-cell>
          <table:table-cell table:style-name="ce20"/>
          <table:table-cell table:style-name="ce20" office:value-type="float" office:value="74292" calcext:value-type="float">
            <text:p>74.292</text:p>
          </table:table-cell>
          <table:table-cell table:style-name="ce20"/>
          <table:table-cell table:style-name="ce20" office:value-type="float" office:value="58786" calcext:value-type="float">
            <text:p>58.786</text:p>
          </table:table-cell>
          <table:table-cell table:style-name="ce20"/>
          <table:table-cell table:style-name="ce20" office:value-type="float" office:value="8142573" calcext:value-type="float">
            <text:p>8.142.573</text:p>
          </table:table-cell>
          <table:table-cell table:style-name="ce20"/>
          <table:table-cell table:style-name="ce20" office:value-type="float" office:value="78968" calcext:value-type="float">
            <text:p>78.968</text:p>
          </table:table-cell>
          <table:table-cell table:style-name="ce20"/>
          <table:table-cell table:style-name="ce20" office:value-type="float" office:value="4676" calcext:value-type="float">
            <text:p>4.6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9382" calcext:value-type="float">
            <text:p>-9.382</text:p>
          </table:table-cell>
          <table:table-cell table:style-name="ce21"/>
          <table:table-cell table:style-name="ce21" office:value-type="float" office:value="363522" calcext:value-type="float">
            <text:p>363.522</text:p>
          </table:table-cell>
          <table:table-cell table:style-name="ce21"/>
          <table:table-cell table:style-name="ce21" office:value-type="float" office:value="-16773" calcext:value-type="float">
            <text:p>-16.773</text:p>
          </table:table-cell>
          <table:table-cell table:style-name="ce21"/>
          <table:table-cell table:style-name="ce21" office:value-type="float" office:value="38190608" calcext:value-type="float">
            <text:p>38.190.608</text:p>
          </table:table-cell>
          <table:table-cell table:style-name="ce21"/>
          <table:table-cell table:style-name="ce21" office:value-type="float" office:value="356131" calcext:value-type="float">
            <text:p>356.131</text:p>
          </table:table-cell>
          <table:table-cell table:style-name="ce21"/>
          <table:table-cell table:style-name="ce21" office:value-type="float" office:value="-7391" calcext:value-type="float">
            <text:p>-7.3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4336" calcext:value-type="float">
            <text:p>14.336</text:p>
          </table:table-cell>
          <table:table-cell table:style-name="ce20"/>
          <table:table-cell table:style-name="ce20" office:value-type="float" office:value="102012" calcext:value-type="float">
            <text:p>102.012</text:p>
          </table:table-cell>
          <table:table-cell table:style-name="ce20"/>
          <table:table-cell table:style-name="ce20" office:value-type="float" office:value="21622" calcext:value-type="float">
            <text:p>21.622</text:p>
          </table:table-cell>
          <table:table-cell table:style-name="ce20"/>
          <table:table-cell table:style-name="ce20" office:value-type="float" office:value="10473050" calcext:value-type="float">
            <text:p>10.473.050</text:p>
          </table:table-cell>
          <table:table-cell table:style-name="ce20"/>
          <table:table-cell table:style-name="ce20" office:value-type="float" office:value="109298" calcext:value-type="float">
            <text:p>109.298</text:p>
          </table:table-cell>
          <table:table-cell table:style-name="ce20"/>
          <table:table-cell table:style-name="ce20" office:value-type="float" office:value="7286" calcext:value-type="float">
            <text:p>7.2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96159" calcext:value-type="float">
            <text:p>-96.159</text:p>
          </table:table-cell>
          <table:table-cell table:style-name="ce21"/>
          <table:table-cell table:style-name="ce21" office:value-type="float" office:value="258890" calcext:value-type="float">
            <text:p>258.890</text:p>
          </table:table-cell>
          <table:table-cell table:style-name="ce21"/>
          <table:table-cell table:style-name="ce21" office:value-type="float" office:value="-138788" calcext:value-type="float">
            <text:p>-138.788</text:p>
          </table:table-cell>
          <table:table-cell table:style-name="ce21"/>
          <table:table-cell table:style-name="ce21" office:value-type="float" office:value="21521142" calcext:value-type="float">
            <text:p>21.521.142</text:p>
          </table:table-cell>
          <table:table-cell table:style-name="ce21"/>
          <table:table-cell table:style-name="ce21" office:value-type="float" office:value="216261" calcext:value-type="float">
            <text:p>216.261</text:p>
          </table:table-cell>
          <table:table-cell table:style-name="ce21"/>
          <table:table-cell table:style-name="ce21" office:value-type="float" office:value="-42629" calcext:value-type="float">
            <text:p>-42.62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719" calcext:value-type="float">
            <text:p>1.719</text:p>
          </table:table-cell>
          <table:table-cell table:style-name="ce20"/>
          <table:table-cell table:style-name="ce20" office:value-type="float" office:value="18523" calcext:value-type="float">
            <text:p>18.523</text:p>
          </table:table-cell>
          <table:table-cell table:style-name="ce20"/>
          <table:table-cell table:style-name="ce20" office:value-type="float" office:value="1157" calcext:value-type="float">
            <text:p>1.157</text:p>
          </table:table-cell>
          <table:table-cell table:style-name="ce20"/>
          <table:table-cell table:style-name="ce20" office:value-type="float" office:value="1996433" calcext:value-type="float">
            <text:p>1.996.433</text:p>
          </table:table-cell>
          <table:table-cell table:style-name="ce20"/>
          <table:table-cell table:style-name="ce20" office:value-type="float" office:value="17961" calcext:value-type="float">
            <text:p>17.961</text:p>
          </table:table-cell>
          <table:table-cell table:style-name="ce20"/>
          <table:table-cell table:style-name="ce20" office:value-type="float" office:value="-562" calcext:value-type="float">
            <text:p>-56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1085" calcext:value-type="float">
            <text:p>-1.085</text:p>
          </table:table-cell>
          <table:table-cell table:style-name="ce21"/>
          <table:table-cell table:style-name="ce21" office:value-type="float" office:value="51852" calcext:value-type="float">
            <text:p>51.852</text:p>
          </table:table-cell>
          <table:table-cell table:style-name="ce21"/>
          <table:table-cell table:style-name="ce21" office:value-type="float" office:value="810" calcext:value-type="float">
            <text:p>810</text:p>
          </table:table-cell>
          <table:table-cell table:style-name="ce21"/>
          <table:table-cell table:style-name="ce21" office:value-type="float" office:value="5371875" calcext:value-type="float">
            <text:p>5.371.875</text:p>
          </table:table-cell>
          <table:table-cell table:style-name="ce21"/>
          <table:table-cell table:style-name="ce21" office:value-type="float" office:value="53747" calcext:value-type="float">
            <text:p>53.747</text:p>
          </table:table-cell>
          <table:table-cell table:style-name="ce21"/>
          <table:table-cell table:style-name="ce21" office:value-type="float" office:value="1895" calcext:value-type="float">
            <text:p>1.89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6721" calcext:value-type="float">
            <text:p>6.721</text:p>
          </table:table-cell>
          <table:table-cell table:style-name="ce20"/>
          <table:table-cell table:style-name="ce20" office:value-type="float" office:value="47600" calcext:value-type="float">
            <text:p>47.600</text:p>
          </table:table-cell>
          <table:table-cell table:style-name="ce20"/>
          <table:table-cell table:style-name="ce20" office:value-type="float" office:value="16879" calcext:value-type="float">
            <text:p>16.879</text:p>
          </table:table-cell>
          <table:table-cell table:style-name="ce20"/>
          <table:table-cell table:style-name="ce20" office:value-type="float" office:value="5219732" calcext:value-type="float">
            <text:p>5.219.732</text:p>
          </table:table-cell>
          <table:table-cell table:style-name="ce20"/>
          <table:table-cell table:style-name="ce20" office:value-type="float" office:value="57758" calcext:value-type="float">
            <text:p>57.758</text:p>
          </table:table-cell>
          <table:table-cell table:style-name="ce20"/>
          <table:table-cell table:style-name="ce20" office:value-type="float" office:value="10158" calcext:value-type="float">
            <text:p>10.15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5326" calcext:value-type="float">
            <text:p>25.326</text:p>
          </table:table-cell>
          <table:table-cell table:style-name="ce21"/>
          <table:table-cell table:style-name="ce21" office:value-type="float" office:value="90532" calcext:value-type="float">
            <text:p>90.532</text:p>
          </table:table-cell>
          <table:table-cell table:style-name="ce21"/>
          <table:table-cell table:style-name="ce21" office:value-type="float" office:value="35722" calcext:value-type="float">
            <text:p>35.722</text:p>
          </table:table-cell>
          <table:table-cell table:style-name="ce21"/>
          <table:table-cell table:style-name="ce21" office:value-type="float" office:value="8975670" calcext:value-type="float">
            <text:p>8.975.670</text:p>
          </table:table-cell>
          <table:table-cell table:style-name="ce21"/>
          <table:table-cell table:style-name="ce21" office:value-type="float" office:value="100928" calcext:value-type="float">
            <text:p>100.928</text:p>
          </table:table-cell>
          <table:table-cell table:style-name="ce21"/>
          <table:table-cell table:style-name="ce21" office:value-type="float" office:value="10396" calcext:value-type="float">
            <text:p>10.3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597" calcext:value-type="float">
            <text:p>597</text:p>
          </table:table-cell>
          <table:table-cell table:style-name="ce20"/>
          <table:table-cell table:style-name="ce20" office:value-type="float" office:value="1824" calcext:value-type="float">
            <text:p>1.824</text:p>
          </table:table-cell>
          <table:table-cell table:style-name="ce20"/>
          <table:table-cell table:style-name="ce20" office:value-type="float" office:value="3007" calcext:value-type="float">
            <text:p>3.007</text:p>
          </table:table-cell>
          <table:table-cell table:style-name="ce20"/>
          <table:table-cell table:style-name="ce20" office:value-type="float" office:value="290570" calcext:value-type="float">
            <text:p>290.570</text:p>
          </table:table-cell>
          <table:table-cell table:style-name="ce20"/>
          <table:table-cell table:style-name="ce20" office:value-type="float" office:value="4234" calcext:value-type="float">
            <text:p>4.234</text:p>
          </table:table-cell>
          <table:table-cell table:style-name="ce20"/>
          <table:table-cell table:style-name="ce20" office:value-type="float" office:value="2410" calcext:value-type="float">
            <text:p>2.41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32" calcext:value-type="float">
            <text:p>132</text:p>
          </table:table-cell>
          <table:table-cell table:style-name="ce21"/>
          <table:table-cell table:style-name="ce21" office:value-type="float" office:value="198" calcext:value-type="float">
            <text:p>198</text:p>
          </table:table-cell>
          <table:table-cell table:style-name="ce21"/>
          <table:table-cell table:style-name="ce21" office:value-type="float" office:value="306" calcext:value-type="float">
            <text:p>306</text:p>
          </table:table-cell>
          <table:table-cell table:style-name="ce21"/>
          <table:table-cell table:style-name="ce21" office:value-type="float" office:value="34294" calcext:value-type="float">
            <text:p>34.294</text:p>
          </table:table-cell>
          <table:table-cell table:style-name="ce21"/>
          <table:table-cell table:style-name="ce21" office:value-type="float" office:value="372" calcext:value-type="float">
            <text:p>372</text:p>
          </table:table-cell>
          <table:table-cell table:style-name="ce21"/>
          <table:table-cell table:style-name="ce21" office:value-type="float" office:value="174" calcext:value-type="float">
            <text:p>17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3155" calcext:value-type="float">
            <text:p>13.155</text:p>
          </table:table-cell>
          <table:table-cell table:style-name="ce20"/>
          <table:table-cell table:style-name="ce20" office:value-type="float" office:value="41200" calcext:value-type="float">
            <text:p>41.200</text:p>
          </table:table-cell>
          <table:table-cell table:style-name="ce20"/>
          <table:table-cell table:style-name="ce20" office:value-type="float" office:value="28906" calcext:value-type="float">
            <text:p>28.906</text:p>
          </table:table-cell>
          <table:table-cell table:style-name="ce20"/>
          <table:table-cell table:style-name="ce20" office:value-type="float" office:value="4577457" calcext:value-type="float">
            <text:p>4.577.457</text:p>
          </table:table-cell>
          <table:table-cell table:style-name="ce20"/>
          <table:table-cell table:style-name="ce20" office:value-type="float" office:value="56951" calcext:value-type="float">
            <text:p>56.951</text:p>
          </table:table-cell>
          <table:table-cell table:style-name="ce20"/>
          <table:table-cell table:style-name="ce20" office:value-type="float" office:value="15751" calcext:value-type="float">
            <text:p>15.7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38052" calcext:value-type="float">
            <text:p>38.052</text:p>
          </table:table-cell>
          <table:table-cell table:style-name="ce21"/>
          <table:table-cell table:style-name="ce21" office:value-type="float" office:value="60180" calcext:value-type="float">
            <text:p>60.180</text:p>
          </table:table-cell>
          <table:table-cell table:style-name="ce21"/>
          <table:table-cell table:style-name="ce21" office:value-type="float" office:value="50954" calcext:value-type="float">
            <text:p>50.954</text:p>
          </table:table-cell>
          <table:table-cell table:style-name="ce21"/>
          <table:table-cell table:style-name="ce21" office:value-type="float" office:value="7364148" calcext:value-type="float">
            <text:p>7.364.148</text:p>
          </table:table-cell>
          <table:table-cell table:style-name="ce21"/>
          <table:table-cell table:style-name="ce21" office:value-type="float" office:value="73082" calcext:value-type="float">
            <text:p>73.082</text:p>
          </table:table-cell>
          <table:table-cell table:style-name="ce21"/>
          <table:table-cell table:style-name="ce21" office:value-type="float" office:value="12902" calcext:value-type="float">
            <text:p>12.9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55377" calcext:value-type="float">
            <text:p>255.377</text:p>
          </table:table-cell>
          <table:table-cell table:style-name="ce20"/>
          <table:table-cell table:style-name="ce20" office:value-type="float" office:value="583082" calcext:value-type="float">
            <text:p>583.082</text:p>
          </table:table-cell>
          <table:table-cell table:style-name="ce20"/>
          <table:table-cell table:style-name="ce20" office:value-type="float" office:value="388291" calcext:value-type="float">
            <text:p>388.291</text:p>
          </table:table-cell>
          <table:table-cell table:style-name="ce20"/>
          <table:table-cell table:style-name="ce20" office:value-type="float" office:value="59793759" calcext:value-type="float">
            <text:p>59.793.759</text:p>
          </table:table-cell>
          <table:table-cell table:style-name="ce20"/>
          <table:table-cell table:style-name="ce20" office:value-type="float" office:value="715996" calcext:value-type="float">
            <text:p>715.996</text:p>
          </table:table-cell>
          <table:table-cell table:style-name="ce20"/>
          <table:table-cell table:style-name="ce20" office:value-type="float" office:value="132914" calcext:value-type="float">
            <text:p>132.9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2776" calcext:value-type="float">
            <text:p>2.776</text:p>
          </table:table-cell>
          <table:table-cell table:style-name="ce21"/>
          <table:table-cell table:style-name="ce21" office:value-type="float" office:value="31825" calcext:value-type="float">
            <text:p>31.825</text:p>
          </table:table-cell>
          <table:table-cell table:style-name="ce21"/>
          <table:table-cell table:style-name="ce21" office:value-type="float" office:value="5118" calcext:value-type="float">
            <text:p>5.118</text:p>
          </table:table-cell>
          <table:table-cell table:style-name="ce21"/>
          <table:table-cell table:style-name="ce21" office:value-type="float" office:value="3837414" calcext:value-type="float">
            <text:p>3.837.41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4167" calcext:value-type="float">
            <text:p>34.167</text:p>
          </table:table-cell>
          <table:table-cell table:style-name="ce21"/>
          <table:table-cell table:style-name="ce21" office:value-type="float" office:value="2342" calcext:value-type="float">
            <text:p>2.34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707" calcext:value-type="float">
            <text:p>5.707</text:p>
          </table:table-cell>
          <table:table-cell table:style-name="ce20"/>
          <table:table-cell table:style-name="ce20" office:value-type="float" office:value="1206" calcext:value-type="float">
            <text:p>1.206</text:p>
          </table:table-cell>
          <table:table-cell table:style-name="ce20"/>
          <table:table-cell table:style-name="ce20" office:value-type="float" office:value="612214" calcext:value-type="float">
            <text:p>612.214</text:p>
          </table:table-cell>
          <table:table-cell table:style-name="ce20"/>
          <table:table-cell table:style-name="ce20" office:value-type="float" office:value="7849" calcext:value-type="float">
            <text:p>7.849</text:p>
          </table:table-cell>
          <table:table-cell table:style-name="ce20"/>
          <table:table-cell table:style-name="ce20" office:value-type="float" office:value="2142" calcext:value-type="float">
            <text:p>2.1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603" calcext:value-type="float">
            <text:p>-3.603</text:p>
          </table:table-cell>
          <table:table-cell table:style-name="ce21"/>
          <table:table-cell table:style-name="ce21" office:value-type="float" office:value="41668" calcext:value-type="float">
            <text:p>41.668</text:p>
          </table:table-cell>
          <table:table-cell table:style-name="ce21"/>
          <table:table-cell table:style-name="ce21" office:value-type="float" office:value="-6999" calcext:value-type="float">
            <text:p>-6.999</text:p>
          </table:table-cell>
          <table:table-cell table:style-name="ce21"/>
          <table:table-cell table:style-name="ce21" office:value-type="float" office:value="3607435" calcext:value-type="float">
            <text:p>3.607.435</text:p>
          </table:table-cell>
          <table:table-cell table:style-name="ce21"/>
          <table:table-cell table:style-name="ce21" office:value-type="float" office:value="38272" calcext:value-type="float">
            <text:p>38.272</text:p>
          </table:table-cell>
          <table:table-cell table:style-name="ce21"/>
          <table:table-cell table:style-name="ce21" office:value-type="float" office:value="-3396" calcext:value-type="float">
            <text:p>-3.3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113" calcext:value-type="float">
            <text:p>-113</text:p>
          </table:table-cell>
          <table:table-cell table:style-name="ce20"/>
          <table:table-cell table:style-name="ce20" office:value-type="float" office:value="17944" calcext:value-type="float">
            <text:p>17.944</text:p>
          </table:table-cell>
          <table:table-cell table:style-name="ce20"/>
          <table:table-cell table:style-name="ce20" office:value-type="float" office:value="5304" calcext:value-type="float">
            <text:p>5.304</text:p>
          </table:table-cell>
          <table:table-cell table:style-name="ce20"/>
          <table:table-cell table:style-name="ce20" office:value-type="float" office:value="2029892" calcext:value-type="float">
            <text:p>2.029.892</text:p>
          </table:table-cell>
          <table:table-cell table:style-name="ce20"/>
          <table:table-cell table:style-name="ce20" office:value-type="float" office:value="23361" calcext:value-type="float">
            <text:p>23.361</text:p>
          </table:table-cell>
          <table:table-cell table:style-name="ce20"/>
          <table:table-cell table:style-name="ce20" office:value-type="float" office:value="5417" calcext:value-type="float">
            <text:p>5.4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5521" calcext:value-type="float">
            <text:p>5.521</text:p>
          </table:table-cell>
          <table:table-cell table:style-name="ce21"/>
          <table:table-cell table:style-name="ce21" office:value-type="float" office:value="48793" calcext:value-type="float">
            <text:p>48.793</text:p>
          </table:table-cell>
          <table:table-cell table:style-name="ce21"/>
          <table:table-cell table:style-name="ce21" office:value-type="float" office:value="6300" calcext:value-type="float">
            <text:p>6.300</text:p>
          </table:table-cell>
          <table:table-cell table:style-name="ce21"/>
          <table:table-cell table:style-name="ce21" office:value-type="float" office:value="4315200" calcext:value-type="float">
            <text:p>4.315.2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9572" calcext:value-type="float">
            <text:p>49.572</text:p>
          </table:table-cell>
          <table:table-cell table:style-name="ce21"/>
          <table:table-cell table:style-name="ce21" office:value-type="float" office:value="779" calcext:value-type="float">
            <text:p>77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7837" calcext:value-type="float">
            <text:p>-37.837</text:p>
          </table:table-cell>
          <table:table-cell table:style-name="ce20"/>
          <table:table-cell table:style-name="ce20" office:value-type="float" office:value="17749" calcext:value-type="float">
            <text:p>17.749</text:p>
          </table:table-cell>
          <table:table-cell table:style-name="ce20"/>
          <table:table-cell table:style-name="ce20" office:value-type="float" office:value="-14597" calcext:value-type="float">
            <text:p>-14.597</text:p>
          </table:table-cell>
          <table:table-cell table:style-name="ce20"/>
          <table:table-cell table:style-name="ce20" office:value-type="float" office:value="3034231" calcext:value-type="float">
            <text:p>3.034.231</text:p>
          </table:table-cell>
          <table:table-cell table:style-name="ce20"/>
          <table:table-cell table:style-name="ce20" office:value-type="float" office:value="40989" calcext:value-type="float">
            <text:p>40.989</text:p>
          </table:table-cell>
          <table:table-cell table:style-name="ce20"/>
          <table:table-cell table:style-name="ce20" office:value-type="float" office:value="23240" calcext:value-type="float">
            <text:p>23.24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11921" calcext:value-type="float">
            <text:p>11.921</text:p>
          </table:table-cell>
          <table:table-cell table:style-name="ce21"/>
          <table:table-cell table:style-name="ce21" office:value-type="float" office:value="104320" calcext:value-type="float">
            <text:p>104.320</text:p>
          </table:table-cell>
          <table:table-cell table:style-name="ce21"/>
          <table:table-cell table:style-name="ce21" office:value-type="float" office:value="-14213" calcext:value-type="float">
            <text:p>-14.213</text:p>
          </table:table-cell>
          <table:table-cell table:style-name="ce21"/>
          <table:table-cell table:style-name="ce21" office:value-type="float" office:value="7470263" calcext:value-type="float">
            <text:p>7.470.263</text:p>
          </table:table-cell>
          <table:table-cell table:style-name="ce21"/>
          <table:table-cell table:style-name="ce21" office:value-type="float" office:value="78186" calcext:value-type="float">
            <text:p>78.186</text:p>
          </table:table-cell>
          <table:table-cell table:style-name="ce21"/>
          <table:table-cell table:style-name="ce21" office:value-type="float" office:value="-26134" calcext:value-type="float">
            <text:p>-26.1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9970" calcext:value-type="float">
            <text:p>9.970</text:p>
          </table:table-cell>
          <table:table-cell table:style-name="ce20"/>
          <table:table-cell table:style-name="ce20" office:value-type="float" office:value="409000" calcext:value-type="float">
            <text:p>409.000</text:p>
          </table:table-cell>
          <table:table-cell table:style-name="ce20"/>
          <table:table-cell table:style-name="ce20" office:value-type="float" office:value="822970" calcext:value-type="float">
            <text:p>822.970</text:p>
          </table:table-cell>
          <table:table-cell table:style-name="ce20"/>
          <table:table-cell table:style-name="ce20" office:value-type="float" office:value="67187251" calcext:value-type="float">
            <text:p>67.187.251</text:p>
          </table:table-cell>
          <table:table-cell table:style-name="ce20"/>
          <table:table-cell table:style-name="ce20" office:value-type="float" office:value="1222000" calcext:value-type="float">
            <text:p>1.222.000</text:p>
          </table:table-cell>
          <table:table-cell table:style-name="ce20"/>
          <table:table-cell table:style-name="ce20" office:value-type="float" office:value="813000" calcext:value-type="float">
            <text:p>813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-7615" calcext:value-type="float">
            <text:p>-7.615</text:p>
          </table:table-cell>
          <table:table-cell table:style-name="ce21"/>
          <table:table-cell table:style-name="ce21" office:value-type="float" office:value="761261" calcext:value-type="float">
            <text:p>761.261</text:p>
          </table:table-cell>
          <table:table-cell table:style-name="ce21"/>
          <table:table-cell table:style-name="ce21" office:value-type="float" office:value="-341617" calcext:value-type="float">
            <text:p>-341.617</text:p>
          </table:table-cell>
          <table:table-cell table:style-name="ce21"/>
          <table:table-cell table:style-name="ce21" office:value-type="float" office:value="47442079" calcext:value-type="float">
            <text:p>47.442.079</text:p>
          </table:table-cell>
          <table:table-cell table:style-name="ce21"/>
          <table:table-cell table:style-name="ce21" office:value-type="float" office:value="427259" calcext:value-type="float">
            <text:p>427.259</text:p>
          </table:table-cell>
          <table:table-cell table:style-name="ce21"/>
          <table:table-cell table:style-name="ce21" office:value-type="float" office:value="-334002" calcext:value-type="float">
            <text:p>-334.0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3664" calcext:value-type="float">
            <text:p>-3.664</text:p>
          </table:table-cell>
          <table:table-cell table:style-name="ce20"/>
          <table:table-cell table:style-name="ce20" office:value-type="float" office:value="6399" calcext:value-type="float">
            <text:p>6.399</text:p>
          </table:table-cell>
          <table:table-cell table:style-name="ce20"/>
          <table:table-cell table:style-name="ce20" office:value-type="float" office:value="25000" calcext:value-type="float">
            <text:p>25.000</text:p>
          </table:table-cell>
          <table:table-cell table:style-name="ce20"/>
          <table:table-cell table:style-name="ce20" office:value-type="float" office:value="2016000" calcext:value-type="float">
            <text:p>2.016.000</text:p>
          </table:table-cell>
          <table:table-cell table:style-name="ce20"/>
          <table:table-cell table:style-name="ce20" office:value-type="float" office:value="35063" calcext:value-type="float">
            <text:p>35.063</text:p>
          </table:table-cell>
          <table:table-cell table:style-name="ce20"/>
          <table:table-cell table:style-name="ce20" office:value-type="float" office:value="28664" calcext:value-type="float">
            <text:p>28.6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4022" calcext:value-type="float">
            <text:p>4.022</text:p>
          </table:table-cell>
          <table:table-cell table:style-name="ce21"/>
          <table:table-cell table:style-name="ce21" office:value-type="float" office:value="281" calcext:value-type="float">
            <text:p>281</text:p>
          </table:table-cell>
          <table:table-cell table:style-name="ce21"/>
          <table:table-cell table:style-name="ce21" office:value-type="float" office:value="4555" calcext:value-type="float">
            <text:p>4.555</text:p>
          </table:table-cell>
          <table:table-cell table:style-name="ce21"/>
          <table:table-cell table:style-name="ce21" office:value-type="float" office:value="72320" calcext:value-type="float">
            <text:p>72.320</text:p>
          </table:table-cell>
          <table:table-cell table:style-name="ce21"/>
          <table:table-cell table:style-name="ce21" office:value-type="float" office:value="814" calcext:value-type="float">
            <text:p>814</text:p>
          </table:table-cell>
          <table:table-cell table:style-name="ce21"/>
          <table:table-cell table:style-name="ce21" office:value-type="float" office:value="533" calcext:value-type="float">
            <text:p>53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2132" calcext:value-type="float">
            <text:p>2.132</text:p>
          </table:table-cell>
          <table:table-cell table:style-name="ce20"/>
          <table:table-cell table:style-name="ce20" office:value-type="float" office:value="140064" calcext:value-type="float">
            <text:p>140.064</text:p>
          </table:table-cell>
          <table:table-cell table:style-name="ce20"/>
          <table:table-cell table:style-name="ce20" office:value-type="float" office:value="-48989" calcext:value-type="float">
            <text:p>-48.989</text:p>
          </table:table-cell>
          <table:table-cell table:style-name="ce20"/>
          <table:table-cell table:style-name="ce20" office:value-type="float" office:value="9849062" calcext:value-type="float">
            <text:p>9.849.062</text:p>
          </table:table-cell>
          <table:table-cell table:style-name="ce20"/>
          <table:table-cell table:style-name="ce20" office:value-type="float" office:value="88943" calcext:value-type="float">
            <text:p>88.943</text:p>
          </table:table-cell>
          <table:table-cell table:style-name="ce20"/>
          <table:table-cell table:style-name="ce20" office:value-type="float" office:value="-51121" calcext:value-type="float">
            <text:p>-51.1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float" office:value="-43" calcext:value-type="float">
            <text:p>-43</text:p>
          </table:table-cell>
          <table:table-cell table:style-name="ce21"/>
          <table:table-cell table:style-name="ce21" office:value-type="float" office:value="525" calcext:value-type="float">
            <text:p>525</text:p>
          </table:table-cell>
          <table:table-cell table:style-name="ce21"/>
          <table:table-cell table:style-name="ce21" office:value-type="float" office:value="257" calcext:value-type="float">
            <text:p>257</text:p>
          </table:table-cell>
          <table:table-cell table:style-name="ce21"/>
          <table:table-cell table:style-name="ce21" office:value-type="float" office:value="32828" calcext:value-type="float">
            <text:p>32.828</text:p>
          </table:table-cell>
          <table:table-cell table:style-name="ce21"/>
          <table:table-cell table:style-name="ce21" office:value-type="float" office:value="825" calcext:value-type="float">
            <text:p>825</text:p>
          </table:table-cell>
          <table:table-cell table:style-name="ce21"/>
          <table:table-cell table:style-name="ce21" office:value-type="float" office:value="300" calcext:value-type="float">
            <text:p>3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98939" calcext:value-type="float">
            <text:p>98.939</text:p>
          </table:table-cell>
          <table:table-cell table:style-name="ce20"/>
          <table:table-cell table:style-name="ce20" office:value-type="float" office:value="2295402" calcext:value-type="float">
            <text:p>2.295.402</text:p>
          </table:table-cell>
          <table:table-cell table:style-name="ce20"/>
          <table:table-cell table:style-name="ce20" office:value-type="float" office:value="-693986" calcext:value-type="float">
            <text:p>-693.986</text:p>
          </table:table-cell>
          <table:table-cell table:style-name="ce20"/>
          <table:table-cell table:style-name="ce20" office:value-type="float" office:value="144168205" calcext:value-type="float">
            <text:p>144.168.205</text:p>
          </table:table-cell>
          <table:table-cell table:style-name="ce20"/>
          <table:table-cell table:style-name="ce20" office:value-type="float" office:value="1502477" calcext:value-type="float">
            <text:p>1.502.477</text:p>
          </table:table-cell>
          <table:table-cell table:style-name="ce20"/>
          <table:table-cell table:style-name="ce20" office:value-type="float" office:value="-792925" calcext:value-type="float">
            <text:p>-792.9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311" calcext:value-type="float">
            <text:p>311</text:p>
          </table:table-cell>
          <table:table-cell table:style-name="ce21"/>
          <table:table-cell table:style-name="ce21" office:value-type="float" office:value="185" calcext:value-type="float">
            <text:p>185</text:p>
          </table:table-cell>
          <table:table-cell table:style-name="ce21"/>
          <table:table-cell table:style-name="ce21" office:value-type="float" office:value="432" calcext:value-type="float">
            <text:p>432</text:p>
          </table:table-cell>
          <table:table-cell table:style-name="ce21"/>
          <table:table-cell table:style-name="ce21" office:value-type="float" office:value="29241" calcext:value-type="float">
            <text:p>29.241</text:p>
          </table:table-cell>
          <table:table-cell table:style-name="ce21"/>
          <table:table-cell table:style-name="ce21" office:value-type="float" office:value="306" calcext:value-type="float">
            <text:p>306</text:p>
          </table:table-cell>
          <table:table-cell table:style-name="ce21"/>
          <table:table-cell table:style-name="ce21" office:value-type="float" office:value="121" calcext:value-type="float">
            <text:p>1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8241" calcext:value-type="float">
            <text:p>-8.241</text:p>
          </table:table-cell>
          <table:table-cell table:style-name="ce20"/>
          <table:table-cell table:style-name="ce20" office:value-type="float" office:value="25679" calcext:value-type="float">
            <text:p>25.679</text:p>
          </table:table-cell>
          <table:table-cell table:style-name="ce20"/>
          <table:table-cell table:style-name="ce20" office:value-type="float" office:value="3600" calcext:value-type="float">
            <text:p>3.600</text:p>
          </table:table-cell>
          <table:table-cell table:style-name="ce20"/>
          <table:table-cell table:style-name="ce20" office:value-type="float" office:value="3212200" calcext:value-type="float">
            <text:p>3.212.200</text:p>
          </table:table-cell>
          <table:table-cell table:style-name="ce20"/>
          <table:table-cell table:style-name="ce20" office:value-type="float" office:value="37520" calcext:value-type="float">
            <text:p>37.520</text:p>
          </table:table-cell>
          <table:table-cell table:style-name="ce20"/>
          <table:table-cell table:style-name="ce20" office:value-type="float" office:value="11841" calcext:value-type="float">
            <text:p>11.84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441" calcext:value-type="float">
            <text:p>-441</text:p>
          </table:table-cell>
          <table:table-cell table:style-name="ce21"/>
          <table:table-cell table:style-name="ce21" office:value-type="float" office:value="49568" calcext:value-type="float">
            <text:p>49.568</text:p>
          </table:table-cell>
          <table:table-cell table:style-name="ce21"/>
          <table:table-cell table:style-name="ce21" office:value-type="float" office:value="81600" calcext:value-type="float">
            <text:p>81.600</text:p>
          </table:table-cell>
          <table:table-cell table:style-name="ce21"/>
          <table:table-cell table:style-name="ce21" office:value-type="float" office:value="8265700" calcext:value-type="float">
            <text:p>8.265.700</text:p>
          </table:table-cell>
          <table:table-cell table:style-name="ce21"/>
          <table:table-cell table:style-name="ce21" office:value-type="float" office:value="131609" calcext:value-type="float">
            <text:p>131.609</text:p>
          </table:table-cell>
          <table:table-cell table:style-name="ce21"/>
          <table:table-cell table:style-name="ce21" office:value-type="float" office:value="82041" calcext:value-type="float">
            <text:p>82.041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6" table:style-name="ta10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5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289498" calcext:value-type="float">
            <text:p>1.289.498</text:p>
          </table:table-cell>
          <table:table-cell table:style-name="ce20"/>
          <table:table-cell table:style-name="ce20" office:value-type="float" office:value="4288668" calcext:value-type="float">
            <text:p>4.288.668</text:p>
          </table:table-cell>
          <table:table-cell table:style-name="ce20"/>
          <table:table-cell table:style-name="ce20" office:value-type="float" office:value="1455131" calcext:value-type="float">
            <text:p>1.455.131</text:p>
          </table:table-cell>
          <table:table-cell table:style-name="ce20"/>
          <table:table-cell table:style-name="ce20" office:value-type="float" office:value="434585887" calcext:value-type="float">
            <text:p>434.585.887</text:p>
          </table:table-cell>
          <table:table-cell table:style-name="ce20"/>
          <table:table-cell table:style-name="ce20" office:value-type="float" office:value="4454301" calcext:value-type="float">
            <text:p>4.454.301</text:p>
          </table:table-cell>
          <table:table-cell table:style-name="ce20"/>
          <table:table-cell table:style-name="ce20" office:value-type="float" office:value="165633" calcext:value-type="float">
            <text:p>165.6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49186" calcext:value-type="float">
            <text:p>49.186</text:p>
          </table:table-cell>
          <table:table-cell table:style-name="ce21"/>
          <table:table-cell table:style-name="ce21" office:value-type="float" office:value="103278" calcext:value-type="float">
            <text:p>103.278</text:p>
          </table:table-cell>
          <table:table-cell table:style-name="ce21"/>
          <table:table-cell table:style-name="ce21" office:value-type="float" office:value="65530" calcext:value-type="float">
            <text:p>65.530</text:p>
          </table:table-cell>
          <table:table-cell table:style-name="ce21"/>
          <table:table-cell table:style-name="ce21" office:value-type="float" office:value="10445852" calcext:value-type="float">
            <text:p>10.445.852</text:p>
          </table:table-cell>
          <table:table-cell table:style-name="ce21"/>
          <table:table-cell table:style-name="ce21" office:value-type="float" office:value="119622" calcext:value-type="float">
            <text:p>119.622</text:p>
          </table:table-cell>
          <table:table-cell table:style-name="ce21"/>
          <table:table-cell table:style-name="ce21" office:value-type="float" office:value="16344" calcext:value-type="float">
            <text:p>16.3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6903" calcext:value-type="float">
            <text:p>-16.903</text:p>
          </table:table-cell>
          <table:table-cell table:style-name="ce20"/>
          <table:table-cell table:style-name="ce20" office:value-type="float" office:value="113374" calcext:value-type="float">
            <text:p>113.374</text:p>
          </table:table-cell>
          <table:table-cell table:style-name="ce20"/>
          <table:table-cell table:style-name="ce20" office:value-type="float" office:value="-59202" calcext:value-type="float">
            <text:p>-59.202</text:p>
          </table:table-cell>
          <table:table-cell table:style-name="ce20"/>
          <table:table-cell table:style-name="ce20" office:value-type="float" office:value="7688573" calcext:value-type="float">
            <text:p>7.688.573</text:p>
          </table:table-cell>
          <table:table-cell table:style-name="ce20"/>
          <table:table-cell table:style-name="ce20" office:value-type="float" office:value="71075" calcext:value-type="float">
            <text:p>71.075</text:p>
          </table:table-cell>
          <table:table-cell table:style-name="ce20"/>
          <table:table-cell table:style-name="ce20" office:value-type="float" office:value="-42299" calcext:value-type="float">
            <text:p>-42.2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30449" calcext:value-type="float">
            <text:p>30.449</text:p>
          </table:table-cell>
          <table:table-cell table:style-name="ce21"/>
          <table:table-cell table:style-name="ce21" office:value-type="float" office:value="107938" calcext:value-type="float">
            <text:p>107.938</text:p>
          </table:table-cell>
          <table:table-cell table:style-name="ce21"/>
          <table:table-cell table:style-name="ce21" office:value-type="float" office:value="24722" calcext:value-type="float">
            <text:p>24.722</text:p>
          </table:table-cell>
          <table:table-cell table:style-name="ce21"/>
          <table:table-cell table:style-name="ce21" office:value-type="float" office:value="10198855" calcext:value-type="float">
            <text:p>10.198.855</text:p>
          </table:table-cell>
          <table:table-cell table:style-name="ce21"/>
          <table:table-cell table:style-name="ce21" office:value-type="float" office:value="102211" calcext:value-type="float">
            <text:p>102.211</text:p>
          </table:table-cell>
          <table:table-cell table:style-name="ce21"/>
          <table:table-cell table:style-name="ce21" office:value-type="float" office:value="-5727" calcext:value-type="float">
            <text:p>-5.72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6734" calcext:value-type="float">
            <text:p>6.734</text:p>
          </table:table-cell>
          <table:table-cell table:style-name="ce20"/>
          <table:table-cell table:style-name="ce20" office:value-type="float" office:value="54962" calcext:value-type="float">
            <text:p>54.962</text:p>
          </table:table-cell>
          <table:table-cell table:style-name="ce20"/>
          <table:table-cell table:style-name="ce20" office:value-type="float" office:value="16054" calcext:value-type="float">
            <text:p>16.054</text:p>
          </table:table-cell>
          <table:table-cell table:style-name="ce20"/>
          <table:table-cell table:style-name="ce20" office:value-type="float" office:value="5411405" calcext:value-type="float">
            <text:p>5.411.405</text:p>
          </table:table-cell>
          <table:table-cell table:style-name="ce20"/>
          <table:table-cell table:style-name="ce20" office:value-type="float" office:value="64282" calcext:value-type="float">
            <text:p>64.282</text:p>
          </table:table-cell>
          <table:table-cell table:style-name="ce20"/>
          <table:table-cell table:style-name="ce20" office:value-type="float" office:value="9320" calcext:value-type="float">
            <text:p>9.3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81578" calcext:value-type="float">
            <text:p>81.578</text:p>
          </table:table-cell>
          <table:table-cell table:style-name="ce21"/>
          <table:table-cell table:style-name="ce21" office:value-type="float" office:value="830227" calcext:value-type="float">
            <text:p>830.227</text:p>
          </table:table-cell>
          <table:table-cell table:style-name="ce21"/>
          <table:table-cell table:style-name="ce21" office:value-type="float" office:value="-62854" calcext:value-type="float">
            <text:p>-62.854</text:p>
          </table:table-cell>
          <table:table-cell table:style-name="ce21"/>
          <table:table-cell table:style-name="ce21" office:value-type="float" office:value="82500849" calcext:value-type="float">
            <text:p>82.500.849</text:p>
          </table:table-cell>
          <table:table-cell table:style-name="ce21"/>
          <table:table-cell table:style-name="ce21" office:value-type="float" office:value="685795" calcext:value-type="float">
            <text:p>685.795</text:p>
          </table:table-cell>
          <table:table-cell table:style-name="ce21"/>
          <table:table-cell table:style-name="ce21" office:value-type="float" office:value="-144432" calcext:value-type="float">
            <text:p>-144.4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81578" calcext:value-type="float">
            <text:p>81.578</text:p>
          </table:table-cell>
          <table:table-cell table:style-name="ce20"/>
          <table:table-cell table:style-name="ce20" office:value-type="float" office:value="830227" calcext:value-type="float">
            <text:p>830.227</text:p>
          </table:table-cell>
          <table:table-cell table:style-name="ce20"/>
          <table:table-cell table:style-name="ce20" office:value-type="float" office:value="-62854" calcext:value-type="float">
            <text:p>-62.854</text:p>
          </table:table-cell>
          <table:table-cell table:style-name="ce20"/>
          <table:table-cell table:style-name="ce20" office:value-type="float" office:value="82500849" calcext:value-type="float">
            <text:p>82.500.849</text:p>
          </table:table-cell>
          <table:table-cell table:style-name="ce20"/>
          <table:table-cell table:style-name="ce20" office:value-type="float" office:value="685795" calcext:value-type="float">
            <text:p>685.795</text:p>
          </table:table-cell>
          <table:table-cell table:style-name="ce20"/>
          <table:table-cell table:style-name="ce20" office:value-type="float" office:value="-144432" calcext:value-type="float">
            <text:p>-144.43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5184" calcext:value-type="float">
            <text:p>-5.184</text:p>
          </table:table-cell>
          <table:table-cell table:style-name="ce21"/>
          <table:table-cell table:style-name="ce21" office:value-type="float" office:value="17316" calcext:value-type="float">
            <text:p>17.316</text:p>
          </table:table-cell>
          <table:table-cell table:style-name="ce21"/>
          <table:table-cell table:style-name="ce21" office:value-type="float" office:value="-8150" calcext:value-type="float">
            <text:p>-8.150</text:p>
          </table:table-cell>
          <table:table-cell table:style-name="ce21"/>
          <table:table-cell table:style-name="ce21" office:value-type="float" office:value="1358850" calcext:value-type="float">
            <text:p>1.358.850</text:p>
          </table:table-cell>
          <table:table-cell table:style-name="ce21"/>
          <table:table-cell table:style-name="ce21" office:value-type="float" office:value="14350" calcext:value-type="float">
            <text:p>14.350</text:p>
          </table:table-cell>
          <table:table-cell table:style-name="ce21"/>
          <table:table-cell table:style-name="ce21" office:value-type="float" office:value="-2966" calcext:value-type="float">
            <text:p>-2.9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63372" calcext:value-type="float">
            <text:p>63.372</text:p>
          </table:table-cell>
          <table:table-cell table:style-name="ce20"/>
          <table:table-cell table:style-name="ce20" office:value-type="float" office:value="28260" calcext:value-type="float">
            <text:p>28.260</text:p>
          </table:table-cell>
          <table:table-cell table:style-name="ce20"/>
          <table:table-cell table:style-name="ce20" office:value-type="float" office:value="96484" calcext:value-type="float">
            <text:p>96.484</text:p>
          </table:table-cell>
          <table:table-cell table:style-name="ce20"/>
          <table:table-cell table:style-name="ce20" office:value-type="float" office:value="4111672" calcext:value-type="float">
            <text:p>4.111.672</text:p>
          </table:table-cell>
          <table:table-cell table:style-name="ce20"/>
          <table:table-cell table:style-name="ce20" office:value-type="float" office:value="61372" calcext:value-type="float">
            <text:p>61.372</text:p>
          </table:table-cell>
          <table:table-cell table:style-name="ce20"/>
          <table:table-cell table:style-name="ce20" office:value-type="float" office:value="33112" calcext:value-type="float">
            <text:p>33.1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32350" calcext:value-type="float">
            <text:p>32.350</text:p>
          </table:table-cell>
          <table:table-cell table:style-name="ce21"/>
          <table:table-cell table:style-name="ce21" office:value-type="float" office:value="105091" calcext:value-type="float">
            <text:p>105.091</text:p>
          </table:table-cell>
          <table:table-cell table:style-name="ce21"/>
          <table:table-cell table:style-name="ce21" office:value-type="float" office:value="34804" calcext:value-type="float">
            <text:p>34.804</text:p>
          </table:table-cell>
          <table:table-cell table:style-name="ce21"/>
          <table:table-cell table:style-name="ce21" office:value-type="float" office:value="10969912" calcext:value-type="float">
            <text:p>10.969.912</text:p>
          </table:table-cell>
          <table:table-cell table:style-name="ce21"/>
          <table:table-cell table:style-name="ce21" office:value-type="float" office:value="107545" calcext:value-type="float">
            <text:p>107.545</text:p>
          </table:table-cell>
          <table:table-cell table:style-name="ce21"/>
          <table:table-cell table:style-name="ce21" office:value-type="float" office:value="2454" calcext:value-type="float">
            <text:p>2.4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33878" calcext:value-type="float">
            <text:p>633.878</text:p>
          </table:table-cell>
          <table:table-cell table:style-name="ce20"/>
          <table:table-cell table:style-name="ce20" office:value-type="float" office:value="385056" calcext:value-type="float">
            <text:p>385.056</text:p>
          </table:table-cell>
          <table:table-cell table:style-name="ce20"/>
          <table:table-cell table:style-name="ce20" office:value-type="float" office:value="713633" calcext:value-type="float">
            <text:p>713.633</text:p>
          </table:table-cell>
          <table:table-cell table:style-name="ce20"/>
          <table:table-cell table:style-name="ce20" office:value-type="float" office:value="43296338" calcext:value-type="float">
            <text:p>43.296.338</text:p>
          </table:table-cell>
          <table:table-cell table:style-name="ce20"/>
          <table:table-cell table:style-name="ce20" office:value-type="float" office:value="464811" calcext:value-type="float">
            <text:p>464.811</text:p>
          </table:table-cell>
          <table:table-cell table:style-name="ce20"/>
          <table:table-cell table:style-name="ce20" office:value-type="float" office:value="79755" calcext:value-type="float">
            <text:p>79.7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87185" calcext:value-type="float">
            <text:p>187.185</text:p>
          </table:table-cell>
          <table:table-cell table:style-name="ce21"/>
          <table:table-cell table:style-name="ce21" office:value-type="float" office:value="538207" calcext:value-type="float">
            <text:p>538.207</text:p>
          </table:table-cell>
          <table:table-cell table:style-name="ce21"/>
          <table:table-cell table:style-name="ce21" office:value-type="float" office:value="456765" calcext:value-type="float">
            <text:p>456.765</text:p>
          </table:table-cell>
          <table:table-cell table:style-name="ce21"/>
          <table:table-cell table:style-name="ce21" office:value-type="float" office:value="62772870" calcext:value-type="float">
            <text:p>62.772.870</text:p>
          </table:table-cell>
          <table:table-cell table:style-name="ce21"/>
          <table:table-cell table:style-name="ce21" office:value-type="float" office:value="807787" calcext:value-type="float">
            <text:p>807.787</text:p>
          </table:table-cell>
          <table:table-cell table:style-name="ce21"/>
          <table:table-cell table:style-name="ce21" office:value-type="float" office:value="269580" calcext:value-type="float">
            <text:p>269.58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89647" calcext:value-type="float">
            <text:p>189.647</text:p>
          </table:table-cell>
          <table:table-cell table:style-name="ce20"/>
          <table:table-cell table:style-name="ce20" office:value-type="float" office:value="527533" calcext:value-type="float">
            <text:p>527.533</text:p>
          </table:table-cell>
          <table:table-cell table:style-name="ce20"/>
          <table:table-cell table:style-name="ce20" office:value-type="float" office:value="436469" calcext:value-type="float">
            <text:p>436.469</text:p>
          </table:table-cell>
          <table:table-cell table:style-name="ce20"/>
          <table:table-cell table:style-name="ce20" office:value-type="float" office:value="60963264" calcext:value-type="float">
            <text:p>60.963.264</text:p>
          </table:table-cell>
          <table:table-cell table:style-name="ce20"/>
          <table:table-cell table:style-name="ce20" office:value-type="float" office:value="774355" calcext:value-type="float">
            <text:p>774.355</text:p>
          </table:table-cell>
          <table:table-cell table:style-name="ce20"/>
          <table:table-cell table:style-name="ce20" office:value-type="float" office:value="246822" calcext:value-type="float">
            <text:p>246.82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0924" calcext:value-type="float">
            <text:p>10.924</text:p>
          </table:table-cell>
          <table:table-cell table:style-name="ce21"/>
          <table:table-cell table:style-name="ce21" office:value-type="float" office:value="51790" calcext:value-type="float">
            <text:p>51.790</text:p>
          </table:table-cell>
          <table:table-cell table:style-name="ce21"/>
          <table:table-cell table:style-name="ce21" office:value-type="float" office:value="1626" calcext:value-type="float">
            <text:p>1.626</text:p>
          </table:table-cell>
          <table:table-cell table:style-name="ce21"/>
          <table:table-cell table:style-name="ce21" office:value-type="float" office:value="4310861" calcext:value-type="float">
            <text:p>4.310.861</text:p>
          </table:table-cell>
          <table:table-cell table:style-name="ce21"/>
          <table:table-cell table:style-name="ce21" office:value-type="float" office:value="42492" calcext:value-type="float">
            <text:p>42.492</text:p>
          </table:table-cell>
          <table:table-cell table:style-name="ce21"/>
          <table:table-cell table:style-name="ce21" office:value-type="float" office:value="-9298" calcext:value-type="float">
            <text:p>-9.2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57910" calcext:value-type="float">
            <text:p>257.910</text:p>
          </table:table-cell>
          <table:table-cell table:style-name="ce20"/>
          <table:table-cell table:style-name="ce20" office:value-type="float" office:value="567304" calcext:value-type="float">
            <text:p>567.304</text:p>
          </table:table-cell>
          <table:table-cell table:style-name="ce20"/>
          <table:table-cell table:style-name="ce20" office:value-type="float" office:value="244628" calcext:value-type="float">
            <text:p>244.628</text:p>
          </table:table-cell>
          <table:table-cell table:style-name="ce20"/>
          <table:table-cell table:style-name="ce20" office:value-type="float" office:value="58044368" calcext:value-type="float">
            <text:p>58.044.368</text:p>
          </table:table-cell>
          <table:table-cell table:style-name="ce20"/>
          <table:table-cell table:style-name="ce20" office:value-type="float" office:value="554022" calcext:value-type="float">
            <text:p>554.022</text:p>
          </table:table-cell>
          <table:table-cell table:style-name="ce20"/>
          <table:table-cell table:style-name="ce20" office:value-type="float" office:value="-13282" calcext:value-type="float">
            <text:p>-13.2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8128" calcext:value-type="float">
            <text:p>8.128</text:p>
          </table:table-cell>
          <table:table-cell table:style-name="ce21"/>
          <table:table-cell table:style-name="ce21" office:value-type="float" office:value="5425" calcext:value-type="float">
            <text:p>5.425</text:p>
          </table:table-cell>
          <table:table-cell table:style-name="ce21"/>
          <table:table-cell table:style-name="ce21" office:value-type="float" office:value="10946" calcext:value-type="float">
            <text:p>10.946</text:p>
          </table:table-cell>
          <table:table-cell table:style-name="ce21"/>
          <table:table-cell table:style-name="ce21" office:value-type="float" office:value="733067" calcext:value-type="float">
            <text:p>733.067</text:p>
          </table:table-cell>
          <table:table-cell table:style-name="ce21"/>
          <table:table-cell table:style-name="ce21" office:value-type="float" office:value="8243" calcext:value-type="float">
            <text:p>8.243</text:p>
          </table:table-cell>
          <table:table-cell table:style-name="ce21"/>
          <table:table-cell table:style-name="ce21" office:value-type="float" office:value="2818" calcext:value-type="float">
            <text:p>2.8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0952" calcext:value-type="float">
            <text:p>-10.952</text:p>
          </table:table-cell>
          <table:table-cell table:style-name="ce20"/>
          <table:table-cell table:style-name="ce20" office:value-type="float" office:value="32777" calcext:value-type="float">
            <text:p>32.777</text:p>
          </table:table-cell>
          <table:table-cell table:style-name="ce20"/>
          <table:table-cell table:style-name="ce20" office:value-type="float" office:value="-21850" calcext:value-type="float">
            <text:p>-21.850</text:p>
          </table:table-cell>
          <table:table-cell table:style-name="ce20"/>
          <table:table-cell table:style-name="ce20" office:value-type="float" office:value="2249724" calcext:value-type="float">
            <text:p>2.249.724</text:p>
          </table:table-cell>
          <table:table-cell table:style-name="ce20"/>
          <table:table-cell table:style-name="ce20" office:value-type="float" office:value="21879" calcext:value-type="float">
            <text:p>21.879</text:p>
          </table:table-cell>
          <table:table-cell table:style-name="ce20"/>
          <table:table-cell table:style-name="ce20" office:value-type="float" office:value="-10898" calcext:value-type="float">
            <text:p>-10.8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51096" calcext:value-type="float">
            <text:p>-51.096</text:p>
          </table:table-cell>
          <table:table-cell table:style-name="ce21"/>
          <table:table-cell table:style-name="ce21" office:value-type="float" office:value="43799" calcext:value-type="float">
            <text:p>43.799</text:p>
          </table:table-cell>
          <table:table-cell table:style-name="ce21"/>
          <table:table-cell table:style-name="ce21" office:value-type="float" office:value="-65385" calcext:value-type="float">
            <text:p>-65.385</text:p>
          </table:table-cell>
          <table:table-cell table:style-name="ce21"/>
          <table:table-cell table:style-name="ce21" office:value-type="float" office:value="3355220" calcext:value-type="float">
            <text:p>3.355.220</text:p>
          </table:table-cell>
          <table:table-cell table:style-name="ce21"/>
          <table:table-cell table:style-name="ce21" office:value-type="float" office:value="29510" calcext:value-type="float">
            <text:p>29.510</text:p>
          </table:table-cell>
          <table:table-cell table:style-name="ce21"/>
          <table:table-cell table:style-name="ce21" office:value-type="float" office:value="-14289" calcext:value-type="float">
            <text:p>-14.28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6106" calcext:value-type="float">
            <text:p>6.106</text:p>
          </table:table-cell>
          <table:table-cell table:style-name="ce20"/>
          <table:table-cell table:style-name="ce20" office:value-type="float" office:value="3621" calcext:value-type="float">
            <text:p>3.621</text:p>
          </table:table-cell>
          <table:table-cell table:style-name="ce20"/>
          <table:table-cell table:style-name="ce20" office:value-type="float" office:value="7856" calcext:value-type="float">
            <text:p>7.856</text:p>
          </table:table-cell>
          <table:table-cell table:style-name="ce20"/>
          <table:table-cell table:style-name="ce20" office:value-type="float" office:value="461230" calcext:value-type="float">
            <text:p>461.230</text:p>
          </table:table-cell>
          <table:table-cell table:style-name="ce20"/>
          <table:table-cell table:style-name="ce20" office:value-type="float" office:value="5371" calcext:value-type="float">
            <text:p>5.371</text:p>
          </table:table-cell>
          <table:table-cell table:style-name="ce20"/>
          <table:table-cell table:style-name="ce20" office:value-type="float" office:value="1750" calcext:value-type="float">
            <text:p>1.7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7268" calcext:value-type="float">
            <text:p>17.268</text:p>
          </table:table-cell>
          <table:table-cell table:style-name="ce21"/>
          <table:table-cell table:style-name="ce21" office:value-type="float" office:value="135732" calcext:value-type="float">
            <text:p>135.732</text:p>
          </table:table-cell>
          <table:table-cell table:style-name="ce21"/>
          <table:table-cell table:style-name="ce21" office:value-type="float" office:value="-20968" calcext:value-type="float">
            <text:p>-20.968</text:p>
          </table:table-cell>
          <table:table-cell table:style-name="ce21"/>
          <table:table-cell table:style-name="ce21" office:value-type="float" office:value="10097549" calcext:value-type="float">
            <text:p>10.097.549</text:p>
          </table:table-cell>
          <table:table-cell table:style-name="ce21"/>
          <table:table-cell table:style-name="ce21" office:value-type="float" office:value="97496" calcext:value-type="float">
            <text:p>97.496</text:p>
          </table:table-cell>
          <table:table-cell table:style-name="ce21"/>
          <table:table-cell table:style-name="ce21" office:value-type="float" office:value="-38236" calcext:value-type="float">
            <text:p>-38.2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605" calcext:value-type="float">
            <text:p>1.605</text:p>
          </table:table-cell>
          <table:table-cell table:style-name="ce20"/>
          <table:table-cell table:style-name="ce20" office:value-type="float" office:value="3132" calcext:value-type="float">
            <text:p>3.132</text:p>
          </table:table-cell>
          <table:table-cell table:style-name="ce20"/>
          <table:table-cell table:style-name="ce20" office:value-type="float" office:value="2331" calcext:value-type="float">
            <text:p>2.331</text:p>
          </table:table-cell>
          <table:table-cell table:style-name="ce20"/>
          <table:table-cell table:style-name="ce20" office:value-type="float" office:value="402668" calcext:value-type="float">
            <text:p>402.668</text:p>
          </table:table-cell>
          <table:table-cell table:style-name="ce20"/>
          <table:table-cell table:style-name="ce20" office:value-type="float" office:value="3858" calcext:value-type="float">
            <text:p>3.858</text:p>
          </table:table-cell>
          <table:table-cell table:style-name="ce20"/>
          <table:table-cell table:style-name="ce20" office:value-type="float" office:value="726" calcext:value-type="float">
            <text:p>7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-22824" calcext:value-type="float">
            <text:p>-22.824</text:p>
          </table:table-cell>
          <table:table-cell table:style-name="ce21"/>
          <table:table-cell table:style-name="ce21" office:value-type="float" office:value="136402" calcext:value-type="float">
            <text:p>136.402</text:p>
          </table:table-cell>
          <table:table-cell table:style-name="ce21"/>
          <table:table-cell table:style-name="ce21" office:value-type="float" office:value="28684" calcext:value-type="float">
            <text:p>28.684</text:p>
          </table:table-cell>
          <table:table-cell table:style-name="ce21"/>
          <table:table-cell table:style-name="ce21" office:value-type="float" office:value="16305526" calcext:value-type="float">
            <text:p>16.305.526</text:p>
          </table:table-cell>
          <table:table-cell table:style-name="ce21"/>
          <table:table-cell table:style-name="ce21" office:value-type="float" office:value="187910" calcext:value-type="float">
            <text:p>187.910</text:p>
          </table:table-cell>
          <table:table-cell table:style-name="ce21"/>
          <table:table-cell table:style-name="ce21" office:value-type="float" office:value="51508" calcext:value-type="float">
            <text:p>51.5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9938" calcext:value-type="float">
            <text:p>49.938</text:p>
          </table:table-cell>
          <table:table-cell table:style-name="ce20"/>
          <table:table-cell table:style-name="ce20" office:value-type="float" office:value="75189" calcext:value-type="float">
            <text:p>75.189</text:p>
          </table:table-cell>
          <table:table-cell table:style-name="ce20"/>
          <table:table-cell table:style-name="ce20" office:value-type="float" office:value="52939" calcext:value-type="float">
            <text:p>52.939</text:p>
          </table:table-cell>
          <table:table-cell table:style-name="ce20"/>
          <table:table-cell table:style-name="ce20" office:value-type="float" office:value="8201359" calcext:value-type="float">
            <text:p>8.201.359</text:p>
          </table:table-cell>
          <table:table-cell table:style-name="ce20"/>
          <table:table-cell table:style-name="ce20" office:value-type="float" office:value="78190" calcext:value-type="float">
            <text:p>78.190</text:p>
          </table:table-cell>
          <table:table-cell table:style-name="ce20"/>
          <table:table-cell table:style-name="ce20" office:value-type="float" office:value="3001" calcext:value-type="float">
            <text:p>3.0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2878" calcext:value-type="float">
            <text:p>-12.878</text:p>
          </table:table-cell>
          <table:table-cell table:style-name="ce21"/>
          <table:table-cell table:style-name="ce21" office:value-type="float" office:value="368285" calcext:value-type="float">
            <text:p>368.285</text:p>
          </table:table-cell>
          <table:table-cell table:style-name="ce21"/>
          <table:table-cell table:style-name="ce21" office:value-type="float" office:value="-16780" calcext:value-type="float">
            <text:p>-16.780</text:p>
          </table:table-cell>
          <table:table-cell table:style-name="ce21"/>
          <table:table-cell table:style-name="ce21" office:value-type="float" office:value="38173835" calcext:value-type="float">
            <text:p>38.173.835</text:p>
          </table:table-cell>
          <table:table-cell table:style-name="ce21"/>
          <table:table-cell table:style-name="ce21" office:value-type="float" office:value="364383" calcext:value-type="float">
            <text:p>364.383</text:p>
          </table:table-cell>
          <table:table-cell table:style-name="ce21"/>
          <table:table-cell table:style-name="ce21" office:value-type="float" office:value="-3902" calcext:value-type="float">
            <text:p>-3.9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5381" calcext:value-type="float">
            <text:p>15.381</text:p>
          </table:table-cell>
          <table:table-cell table:style-name="ce20"/>
          <table:table-cell table:style-name="ce20" office:value-type="float" office:value="107464" calcext:value-type="float">
            <text:p>107.464</text:p>
          </table:table-cell>
          <table:table-cell table:style-name="ce20"/>
          <table:table-cell table:style-name="ce20" office:value-type="float" office:value="17316" calcext:value-type="float">
            <text:p>17.316</text:p>
          </table:table-cell>
          <table:table-cell table:style-name="ce20"/>
          <table:table-cell table:style-name="ce20" office:value-type="float" office:value="10494672" calcext:value-type="float">
            <text:p>10.494.672</text:p>
          </table:table-cell>
          <table:table-cell table:style-name="ce20"/>
          <table:table-cell table:style-name="ce20" office:value-type="float" office:value="109399" calcext:value-type="float">
            <text:p>109.399</text:p>
          </table:table-cell>
          <table:table-cell table:style-name="ce20"/>
          <table:table-cell table:style-name="ce20" office:value-type="float" office:value="1935" calcext:value-type="float">
            <text:p>1.93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84257" calcext:value-type="float">
            <text:p>-84.257</text:p>
          </table:table-cell>
          <table:table-cell table:style-name="ce21"/>
          <table:table-cell table:style-name="ce21" office:value-type="float" office:value="262101" calcext:value-type="float">
            <text:p>262.101</text:p>
          </table:table-cell>
          <table:table-cell table:style-name="ce21"/>
          <table:table-cell table:style-name="ce21" office:value-type="float" office:value="-125338" calcext:value-type="float">
            <text:p>-125.338</text:p>
          </table:table-cell>
          <table:table-cell table:style-name="ce21"/>
          <table:table-cell table:style-name="ce21" office:value-type="float" office:value="21382354" calcext:value-type="float">
            <text:p>21.382.354</text:p>
          </table:table-cell>
          <table:table-cell table:style-name="ce21"/>
          <table:table-cell table:style-name="ce21" office:value-type="float" office:value="221020" calcext:value-type="float">
            <text:p>221.020</text:p>
          </table:table-cell>
          <table:table-cell table:style-name="ce21"/>
          <table:table-cell table:style-name="ce21" office:value-type="float" office:value="-41081" calcext:value-type="float">
            <text:p>-41.08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6436" calcext:value-type="float">
            <text:p>6.436</text:p>
          </table:table-cell>
          <table:table-cell table:style-name="ce20"/>
          <table:table-cell table:style-name="ce20" office:value-type="float" office:value="18825" calcext:value-type="float">
            <text:p>18.825</text:p>
          </table:table-cell>
          <table:table-cell table:style-name="ce20"/>
          <table:table-cell table:style-name="ce20" office:value-type="float" office:value="5768" calcext:value-type="float">
            <text:p>5.768</text:p>
          </table:table-cell>
          <table:table-cell table:style-name="ce20"/>
          <table:table-cell table:style-name="ce20" office:value-type="float" office:value="1997590" calcext:value-type="float">
            <text:p>1.997.590</text:p>
          </table:table-cell>
          <table:table-cell table:style-name="ce20"/>
          <table:table-cell table:style-name="ce20" office:value-type="float" office:value="18157" calcext:value-type="float">
            <text:p>18.157</text:p>
          </table:table-cell>
          <table:table-cell table:style-name="ce20"/>
          <table:table-cell table:style-name="ce20" office:value-type="float" office:value="-668" calcext:value-type="float">
            <text:p>-6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712" calcext:value-type="float">
            <text:p>-712</text:p>
          </table:table-cell>
          <table:table-cell table:style-name="ce21"/>
          <table:table-cell table:style-name="ce21" office:value-type="float" office:value="53475" calcext:value-type="float">
            <text:p>53.475</text:p>
          </table:table-cell>
          <table:table-cell table:style-name="ce21"/>
          <table:table-cell table:style-name="ce21" office:value-type="float" office:value="243" calcext:value-type="float">
            <text:p>243</text:p>
          </table:table-cell>
          <table:table-cell table:style-name="ce21"/>
          <table:table-cell table:style-name="ce21" office:value-type="float" office:value="5372685" calcext:value-type="float">
            <text:p>5.372.685</text:p>
          </table:table-cell>
          <table:table-cell table:style-name="ce21"/>
          <table:table-cell table:style-name="ce21" office:value-type="float" office:value="54430" calcext:value-type="float">
            <text:p>54.430</text:p>
          </table:table-cell>
          <table:table-cell table:style-name="ce21"/>
          <table:table-cell table:style-name="ce21" office:value-type="float" office:value="955" calcext:value-type="float">
            <text:p>95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9152" calcext:value-type="float">
            <text:p>9.152</text:p>
          </table:table-cell>
          <table:table-cell table:style-name="ce20"/>
          <table:table-cell table:style-name="ce20" office:value-type="float" office:value="47928" calcext:value-type="float">
            <text:p>47.928</text:p>
          </table:table-cell>
          <table:table-cell table:style-name="ce20"/>
          <table:table-cell table:style-name="ce20" office:value-type="float" office:value="18969" calcext:value-type="float">
            <text:p>18.969</text:p>
          </table:table-cell>
          <table:table-cell table:style-name="ce20"/>
          <table:table-cell table:style-name="ce20" office:value-type="float" office:value="5236611" calcext:value-type="float">
            <text:p>5.236.611</text:p>
          </table:table-cell>
          <table:table-cell table:style-name="ce20"/>
          <table:table-cell table:style-name="ce20" office:value-type="float" office:value="57745" calcext:value-type="float">
            <text:p>57.745</text:p>
          </table:table-cell>
          <table:table-cell table:style-name="ce20"/>
          <table:table-cell table:style-name="ce20" office:value-type="float" office:value="9817" calcext:value-type="float">
            <text:p>9.8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6724" calcext:value-type="float">
            <text:p>26.724</text:p>
          </table:table-cell>
          <table:table-cell table:style-name="ce21"/>
          <table:table-cell table:style-name="ce21" office:value-type="float" office:value="91710" calcext:value-type="float">
            <text:p>91.710</text:p>
          </table:table-cell>
          <table:table-cell table:style-name="ce21"/>
          <table:table-cell table:style-name="ce21" office:value-type="float" office:value="36360" calcext:value-type="float">
            <text:p>36.360</text:p>
          </table:table-cell>
          <table:table-cell table:style-name="ce21"/>
          <table:table-cell table:style-name="ce21" office:value-type="float" office:value="9011392" calcext:value-type="float">
            <text:p>9.011.392</text:p>
          </table:table-cell>
          <table:table-cell table:style-name="ce21"/>
          <table:table-cell table:style-name="ce21" office:value-type="float" office:value="101346" calcext:value-type="float">
            <text:p>101.346</text:p>
          </table:table-cell>
          <table:table-cell table:style-name="ce21"/>
          <table:table-cell table:style-name="ce21" office:value-type="float" office:value="9636" calcext:value-type="float">
            <text:p>9.6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3872" calcext:value-type="float">
            <text:p>3.872</text:p>
          </table:table-cell>
          <table:table-cell table:style-name="ce20"/>
          <table:table-cell table:style-name="ce20" office:value-type="float" office:value="1838" calcext:value-type="float">
            <text:p>1.838</text:p>
          </table:table-cell>
          <table:table-cell table:style-name="ce20"/>
          <table:table-cell table:style-name="ce20" office:value-type="float" office:value="6314" calcext:value-type="float">
            <text:p>6.314</text:p>
          </table:table-cell>
          <table:table-cell table:style-name="ce20"/>
          <table:table-cell table:style-name="ce20" office:value-type="float" office:value="293577" calcext:value-type="float">
            <text:p>293.577</text:p>
          </table:table-cell>
          <table:table-cell table:style-name="ce20"/>
          <table:table-cell table:style-name="ce20" office:value-type="float" office:value="4280" calcext:value-type="float">
            <text:p>4.280</text:p>
          </table:table-cell>
          <table:table-cell table:style-name="ce20"/>
          <table:table-cell table:style-name="ce20" office:value-type="float" office:value="2442" calcext:value-type="float">
            <text:p>2.4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39" calcext:value-type="float">
            <text:p>139</text:p>
          </table:table-cell>
          <table:table-cell table:style-name="ce21"/>
          <table:table-cell table:style-name="ce21" office:value-type="float" office:value="215" calcext:value-type="float">
            <text:p>215</text:p>
          </table:table-cell>
          <table:table-cell table:style-name="ce21"/>
          <table:table-cell table:style-name="ce21" office:value-type="float" office:value="305" calcext:value-type="float">
            <text:p>305</text:p>
          </table:table-cell>
          <table:table-cell table:style-name="ce21"/>
          <table:table-cell table:style-name="ce21" office:value-type="float" office:value="34600" calcext:value-type="float">
            <text:p>34.600</text:p>
          </table:table-cell>
          <table:table-cell table:style-name="ce21"/>
          <table:table-cell table:style-name="ce21" office:value-type="float" office:value="381" calcext:value-type="float">
            <text:p>381</text:p>
          </table:table-cell>
          <table:table-cell table:style-name="ce21"/>
          <table:table-cell table:style-name="ce21" office:value-type="float" office:value="166" calcext:value-type="float">
            <text:p>1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8332" calcext:value-type="float">
            <text:p>18.332</text:p>
          </table:table-cell>
          <table:table-cell table:style-name="ce20"/>
          <table:table-cell table:style-name="ce20" office:value-type="float" office:value="41232" calcext:value-type="float">
            <text:p>41.232</text:p>
          </table:table-cell>
          <table:table-cell table:style-name="ce20"/>
          <table:table-cell table:style-name="ce20" office:value-type="float" office:value="33856" calcext:value-type="float">
            <text:p>33.856</text:p>
          </table:table-cell>
          <table:table-cell table:style-name="ce20"/>
          <table:table-cell table:style-name="ce20" office:value-type="float" office:value="4606363" calcext:value-type="float">
            <text:p>4.606.363</text:p>
          </table:table-cell>
          <table:table-cell table:style-name="ce20"/>
          <table:table-cell table:style-name="ce20" office:value-type="float" office:value="56756" calcext:value-type="float">
            <text:p>56.756</text:p>
          </table:table-cell>
          <table:table-cell table:style-name="ce20"/>
          <table:table-cell table:style-name="ce20" office:value-type="float" office:value="15524" calcext:value-type="float">
            <text:p>15.5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32247" calcext:value-type="float">
            <text:p>32.247</text:p>
          </table:table-cell>
          <table:table-cell table:style-name="ce21"/>
          <table:table-cell table:style-name="ce21" office:value-type="float" office:value="61124" calcext:value-type="float">
            <text:p>61.124</text:p>
          </table:table-cell>
          <table:table-cell table:style-name="ce21"/>
          <table:table-cell table:style-name="ce21" office:value-type="float" office:value="44026" calcext:value-type="float">
            <text:p>44.026</text:p>
          </table:table-cell>
          <table:table-cell table:style-name="ce21"/>
          <table:table-cell table:style-name="ce21" office:value-type="float" office:value="7415102" calcext:value-type="float">
            <text:p>7.415.102</text:p>
          </table:table-cell>
          <table:table-cell table:style-name="ce21"/>
          <table:table-cell table:style-name="ce21" office:value-type="float" office:value="72903" calcext:value-type="float">
            <text:p>72.903</text:p>
          </table:table-cell>
          <table:table-cell table:style-name="ce21"/>
          <table:table-cell table:style-name="ce21" office:value-type="float" office:value="11779" calcext:value-type="float">
            <text:p>11.77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98425" calcext:value-type="float">
            <text:p>298.425</text:p>
          </table:table-cell>
          <table:table-cell table:style-name="ce20"/>
          <table:table-cell table:style-name="ce20" office:value-type="float" office:value="582663" calcext:value-type="float">
            <text:p>582.663</text:p>
          </table:table-cell>
          <table:table-cell table:style-name="ce20"/>
          <table:table-cell table:style-name="ce20" office:value-type="float" office:value="438311" calcext:value-type="float">
            <text:p>438.311</text:p>
          </table:table-cell>
          <table:table-cell table:style-name="ce20"/>
          <table:table-cell table:style-name="ce20" office:value-type="float" office:value="60182050" calcext:value-type="float">
            <text:p>60.182.050</text:p>
          </table:table-cell>
          <table:table-cell table:style-name="ce20"/>
          <table:table-cell table:style-name="ce20" office:value-type="float" office:value="722549" calcext:value-type="float">
            <text:p>722.549</text:p>
          </table:table-cell>
          <table:table-cell table:style-name="ce20"/>
          <table:table-cell table:style-name="ce20" office:value-type="float" office:value="139886" calcext:value-type="float">
            <text:p>139.8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-107" calcext:value-type="float">
            <text:p>-107</text:p>
          </table:table-cell>
          <table:table-cell table:style-name="ce21"/>
          <table:table-cell table:style-name="ce21" office:value-type="float" office:value="34402" calcext:value-type="float">
            <text:p>34.402</text:p>
          </table:table-cell>
          <table:table-cell table:style-name="ce21"/>
          <table:table-cell table:style-name="ce21" office:value-type="float" office:value="118" calcext:value-type="float">
            <text:p>118</text:p>
          </table:table-cell>
          <table:table-cell table:style-name="ce21"/>
          <table:table-cell table:style-name="ce21" office:value-type="float" office:value="3842532" calcext:value-type="float">
            <text:p>3.842.532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4627" calcext:value-type="float">
            <text:p>34.627</text:p>
          </table:table-cell>
          <table:table-cell table:style-name="ce21"/>
          <table:table-cell table:style-name="ce21" office:value-type="float" office:value="225" calcext:value-type="float">
            <text:p>2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1824" calcext:value-type="float">
            <text:p>-1.824</text:p>
          </table:table-cell>
          <table:table-cell table:style-name="ce20"/>
          <table:table-cell table:style-name="ce20" office:value-type="float" office:value="5839" calcext:value-type="float">
            <text:p>5.839</text:p>
          </table:table-cell>
          <table:table-cell table:style-name="ce20"/>
          <table:table-cell table:style-name="ce20" office:value-type="float" office:value="-311" calcext:value-type="float">
            <text:p>-311</text:p>
          </table:table-cell>
          <table:table-cell table:style-name="ce20"/>
          <table:table-cell table:style-name="ce20" office:value-type="float" office:value="613420" calcext:value-type="float">
            <text:p>613.420</text:p>
          </table:table-cell>
          <table:table-cell table:style-name="ce20"/>
          <table:table-cell table:style-name="ce20" office:value-type="float" office:value="7352" calcext:value-type="float">
            <text:p>7.352</text:p>
          </table:table-cell>
          <table:table-cell table:style-name="ce20"/>
          <table:table-cell table:style-name="ce20" office:value-type="float" office:value="1513" calcext:value-type="float">
            <text:p>1.51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506" calcext:value-type="float">
            <text:p>-3.506</text:p>
          </table:table-cell>
          <table:table-cell table:style-name="ce21"/>
          <table:table-cell table:style-name="ce21" office:value-type="float" office:value="44689" calcext:value-type="float">
            <text:p>44.689</text:p>
          </table:table-cell>
          <table:table-cell table:style-name="ce21"/>
          <table:table-cell table:style-name="ce21" office:value-type="float" office:value="-10500" calcext:value-type="float">
            <text:p>-10.500</text:p>
          </table:table-cell>
          <table:table-cell table:style-name="ce21"/>
          <table:table-cell table:style-name="ce21" office:value-type="float" office:value="3600436" calcext:value-type="float">
            <text:p>3.600.436</text:p>
          </table:table-cell>
          <table:table-cell table:style-name="ce21"/>
          <table:table-cell table:style-name="ce21" office:value-type="float" office:value="37695" calcext:value-type="float">
            <text:p>37.695</text:p>
          </table:table-cell>
          <table:table-cell table:style-name="ce21"/>
          <table:table-cell table:style-name="ce21" office:value-type="float" office:value="-6994" calcext:value-type="float">
            <text:p>-6.9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758" calcext:value-type="float">
            <text:p>-758</text:p>
          </table:table-cell>
          <table:table-cell table:style-name="ce20"/>
          <table:table-cell table:style-name="ce20" office:value-type="float" office:value="18406" calcext:value-type="float">
            <text:p>18.406</text:p>
          </table:table-cell>
          <table:table-cell table:style-name="ce20"/>
          <table:table-cell table:style-name="ce20" office:value-type="float" office:value="3318" calcext:value-type="float">
            <text:p>3.318</text:p>
          </table:table-cell>
          <table:table-cell table:style-name="ce20"/>
          <table:table-cell table:style-name="ce20" office:value-type="float" office:value="2035196" calcext:value-type="float">
            <text:p>2.035.196</text:p>
          </table:table-cell>
          <table:table-cell table:style-name="ce20"/>
          <table:table-cell table:style-name="ce20" office:value-type="float" office:value="22482" calcext:value-type="float">
            <text:p>22.482</text:p>
          </table:table-cell>
          <table:table-cell table:style-name="ce20"/>
          <table:table-cell table:style-name="ce20" office:value-type="float" office:value="4076" calcext:value-type="float">
            <text:p>4.0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76264" calcext:value-type="float">
            <text:p>76.264</text:p>
          </table:table-cell>
          <table:table-cell table:style-name="ce21"/>
          <table:table-cell table:style-name="ce21" office:value-type="float" office:value="42984" calcext:value-type="float">
            <text:p>42.984</text:p>
          </table:table-cell>
          <table:table-cell table:style-name="ce21"/>
          <table:table-cell table:style-name="ce21" office:value-type="float" office:value="79792" calcext:value-type="float">
            <text:p>79.792</text:p>
          </table:table-cell>
          <table:table-cell table:style-name="ce21"/>
          <table:table-cell table:style-name="ce21" office:value-type="float" office:value="4321500" calcext:value-type="float">
            <text:p>4.321.5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6512" calcext:value-type="float">
            <text:p>46.512</text:p>
          </table:table-cell>
          <table:table-cell table:style-name="ce21"/>
          <table:table-cell table:style-name="ce21" office:value-type="float" office:value="3528" calcext:value-type="float">
            <text:p>3.5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8079" calcext:value-type="float">
            <text:p>-38.079</text:p>
          </table:table-cell>
          <table:table-cell table:style-name="ce20"/>
          <table:table-cell table:style-name="ce20" office:value-type="float" office:value="17124" calcext:value-type="float">
            <text:p>17.124</text:p>
          </table:table-cell>
          <table:table-cell table:style-name="ce20"/>
          <table:table-cell table:style-name="ce20" office:value-type="float" office:value="-16305" calcext:value-type="float">
            <text:p>-16.305</text:p>
          </table:table-cell>
          <table:table-cell table:style-name="ce20"/>
          <table:table-cell table:style-name="ce20" office:value-type="float" office:value="3019634" calcext:value-type="float">
            <text:p>3.019.634</text:p>
          </table:table-cell>
          <table:table-cell table:style-name="ce20"/>
          <table:table-cell table:style-name="ce20" office:value-type="float" office:value="38898" calcext:value-type="float">
            <text:p>38.898</text:p>
          </table:table-cell>
          <table:table-cell table:style-name="ce20"/>
          <table:table-cell table:style-name="ce20" office:value-type="float" office:value="21774" calcext:value-type="float">
            <text:p>21.7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4028" calcext:value-type="float">
            <text:p>4.028</text:p>
          </table:table-cell>
          <table:table-cell table:style-name="ce21"/>
          <table:table-cell table:style-name="ce21" office:value-type="float" office:value="106771" calcext:value-type="float">
            <text:p>106.771</text:p>
          </table:table-cell>
          <table:table-cell table:style-name="ce21"/>
          <table:table-cell table:style-name="ce21" office:value-type="float" office:value="-30563" calcext:value-type="float">
            <text:p>-30.563</text:p>
          </table:table-cell>
          <table:table-cell table:style-name="ce21"/>
          <table:table-cell table:style-name="ce21" office:value-type="float" office:value="7456050" calcext:value-type="float">
            <text:p>7.456.050</text:p>
          </table:table-cell>
          <table:table-cell table:style-name="ce21"/>
          <table:table-cell table:style-name="ce21" office:value-type="float" office:value="72180" calcext:value-type="float">
            <text:p>72.180</text:p>
          </table:table-cell>
          <table:table-cell table:style-name="ce21"/>
          <table:table-cell table:style-name="ce21" office:value-type="float" office:value="-34591" calcext:value-type="float">
            <text:p>-34.5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9318" calcext:value-type="float">
            <text:p>9.318</text:p>
          </table:table-cell>
          <table:table-cell table:style-name="ce20"/>
          <table:table-cell table:style-name="ce20" office:value-type="float" office:value="403000" calcext:value-type="float">
            <text:p>403.000</text:p>
          </table:table-cell>
          <table:table-cell table:style-name="ce20"/>
          <table:table-cell table:style-name="ce20" office:value-type="float" office:value="850318" calcext:value-type="float">
            <text:p>850.318</text:p>
          </table:table-cell>
          <table:table-cell table:style-name="ce20"/>
          <table:table-cell table:style-name="ce20" office:value-type="float" office:value="68010221" calcext:value-type="float">
            <text:p>68.010.221</text:p>
          </table:table-cell>
          <table:table-cell table:style-name="ce20"/>
          <table:table-cell table:style-name="ce20" office:value-type="float" office:value="1244000" calcext:value-type="float">
            <text:p>1.244.000</text:p>
          </table:table-cell>
          <table:table-cell table:style-name="ce20"/>
          <table:table-cell table:style-name="ce20" office:value-type="float" office:value="841000" calcext:value-type="float">
            <text:p>841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4583" calcext:value-type="float">
            <text:p>4.583</text:p>
          </table:table-cell>
          <table:table-cell table:style-name="ce21"/>
          <table:table-cell table:style-name="ce21" office:value-type="float" office:value="781961" calcext:value-type="float">
            <text:p>781.961</text:p>
          </table:table-cell>
          <table:table-cell table:style-name="ce21"/>
          <table:table-cell table:style-name="ce21" office:value-type="float" office:value="-351292" calcext:value-type="float">
            <text:p>-351.292</text:p>
          </table:table-cell>
          <table:table-cell table:style-name="ce21"/>
          <table:table-cell table:style-name="ce21" office:value-type="float" office:value="47100462" calcext:value-type="float">
            <text:p>47.100.462</text:p>
          </table:table-cell>
          <table:table-cell table:style-name="ce21"/>
          <table:table-cell table:style-name="ce21" office:value-type="float" office:value="426086" calcext:value-type="float">
            <text:p>426.086</text:p>
          </table:table-cell>
          <table:table-cell table:style-name="ce21"/>
          <table:table-cell table:style-name="ce21" office:value-type="float" office:value="-355875" calcext:value-type="float">
            <text:p>-355.87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28989" calcext:value-type="float">
            <text:p>28.989</text:p>
          </table:table-cell>
          <table:table-cell table:style-name="ce20"/>
          <table:table-cell table:style-name="ce20" office:value-type="float" office:value="7207" calcext:value-type="float">
            <text:p>7.207</text:p>
          </table:table-cell>
          <table:table-cell table:style-name="ce20"/>
          <table:table-cell table:style-name="ce20" office:value-type="float" office:value="59000" calcext:value-type="float">
            <text:p>59.000</text:p>
          </table:table-cell>
          <table:table-cell table:style-name="ce20"/>
          <table:table-cell table:style-name="ce20" office:value-type="float" office:value="2041000" calcext:value-type="float">
            <text:p>2.041.000</text:p>
          </table:table-cell>
          <table:table-cell table:style-name="ce20"/>
          <table:table-cell table:style-name="ce20" office:value-type="float" office:value="37218" calcext:value-type="float">
            <text:p>37.218</text:p>
          </table:table-cell>
          <table:table-cell table:style-name="ce20"/>
          <table:table-cell table:style-name="ce20" office:value-type="float" office:value="30011" calcext:value-type="float">
            <text:p>30.0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122" calcext:value-type="float">
            <text:p>1.122</text:p>
          </table:table-cell>
          <table:table-cell table:style-name="ce21"/>
          <table:table-cell table:style-name="ce21" office:value-type="float" office:value="276" calcext:value-type="float">
            <text:p>276</text:p>
          </table:table-cell>
          <table:table-cell table:style-name="ce21"/>
          <table:table-cell table:style-name="ce21" office:value-type="float" office:value="1674" calcext:value-type="float">
            <text:p>1.674</text:p>
          </table:table-cell>
          <table:table-cell table:style-name="ce21"/>
          <table:table-cell table:style-name="ce21" office:value-type="float" office:value="76875" calcext:value-type="float">
            <text:p>76.875</text:p>
          </table:table-cell>
          <table:table-cell table:style-name="ce21"/>
          <table:table-cell table:style-name="ce21" office:value-type="float" office:value="828" calcext:value-type="float">
            <text:p>828</text:p>
          </table:table-cell>
          <table:table-cell table:style-name="ce21"/>
          <table:table-cell table:style-name="ce21" office:value-type="float" office:value="552" calcext:value-type="float">
            <text:p>5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1816" calcext:value-type="float">
            <text:p>1.816</text:p>
          </table:table-cell>
          <table:table-cell table:style-name="ce20"/>
          <table:table-cell table:style-name="ce20" office:value-type="float" office:value="141857" calcext:value-type="float">
            <text:p>141.857</text:p>
          </table:table-cell>
          <table:table-cell table:style-name="ce20"/>
          <table:table-cell table:style-name="ce20" office:value-type="float" office:value="-49533" calcext:value-type="float">
            <text:p>-49.533</text:p>
          </table:table-cell>
          <table:table-cell table:style-name="ce20"/>
          <table:table-cell table:style-name="ce20" office:value-type="float" office:value="9800073" calcext:value-type="float">
            <text:p>9.800.073</text:p>
          </table:table-cell>
          <table:table-cell table:style-name="ce20"/>
          <table:table-cell table:style-name="ce20" office:value-type="float" office:value="90508" calcext:value-type="float">
            <text:p>90.508</text:p>
          </table:table-cell>
          <table:table-cell table:style-name="ce20"/>
          <table:table-cell table:style-name="ce20" office:value-type="float" office:value="-51349" calcext:value-type="float">
            <text:p>-51.34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606" calcext:value-type="float">
            <text:p>606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3085" calcext:value-type="float">
            <text:p>33.085</text:p>
          </table:table-cell>
          <table:table-cell table:style-name="ce21"/>
          <table:table-cell table:style-name="ce21" office:value-type="float" office:value="894" calcext:value-type="float">
            <text:p>894</text:p>
          </table:table-cell>
          <table:table-cell table:style-name="ce21"/>
          <table:table-cell table:style-name="ce21" office:value-type="float" office:value="288" calcext:value-type="float">
            <text:p>2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125891" calcext:value-type="float">
            <text:p>125.891</text:p>
          </table:table-cell>
          <table:table-cell table:style-name="ce20"/>
          <table:table-cell table:style-name="ce20" office:value-type="float" office:value="2303935" calcext:value-type="float">
            <text:p>2.303.935</text:p>
          </table:table-cell>
          <table:table-cell table:style-name="ce20"/>
          <table:table-cell table:style-name="ce20" office:value-type="float" office:value="-720668" calcext:value-type="float">
            <text:p>-720.668</text:p>
          </table:table-cell>
          <table:table-cell table:style-name="ce20"/>
          <table:table-cell table:style-name="ce20" office:value-type="float" office:value="143474219" calcext:value-type="float">
            <text:p>143.474.219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457376" calcext:value-type="float">
            <text:p>1.457.376</text:p>
          </table:table-cell>
          <table:table-cell table:style-name="ce20"/>
          <table:table-cell table:style-name="ce20" office:value-type="float" office:value="-846559" calcext:value-type="float">
            <text:p>-846.55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261" calcext:value-type="float">
            <text:p>261</text:p>
          </table:table-cell>
          <table:table-cell table:style-name="ce21"/>
          <table:table-cell table:style-name="ce21" office:value-type="float" office:value="219" calcext:value-type="float">
            <text:p>219</text:p>
          </table:table-cell>
          <table:table-cell table:style-name="ce21"/>
          <table:table-cell table:style-name="ce21" office:value-type="float" office:value="326" calcext:value-type="float">
            <text:p>326</text:p>
          </table:table-cell>
          <table:table-cell table:style-name="ce21"/>
          <table:table-cell table:style-name="ce21" office:value-type="float" office:value="29673" calcext:value-type="float">
            <text:p>29.673</text:p>
          </table:table-cell>
          <table:table-cell table:style-name="ce21"/>
          <table:table-cell table:style-name="ce21" office:value-type="float" office:value="284" calcext:value-type="float">
            <text:p>284</text:p>
          </table:table-cell>
          <table:table-cell table:style-name="ce21"/>
          <table:table-cell table:style-name="ce21" office:value-type="float" office:value="65" calcext:value-type="float">
            <text:p>6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7686" calcext:value-type="float">
            <text:p>-7.686</text:p>
          </table:table-cell>
          <table:table-cell table:style-name="ce20"/>
          <table:table-cell table:style-name="ce20" office:value-type="float" office:value="26379" calcext:value-type="float">
            <text:p>26.379</text:p>
          </table:table-cell>
          <table:table-cell table:style-name="ce20"/>
          <table:table-cell table:style-name="ce20" office:value-type="float" office:value="3434" calcext:value-type="float">
            <text:p>3.434</text:p>
          </table:table-cell>
          <table:table-cell table:style-name="ce20"/>
          <table:table-cell table:style-name="ce20" office:value-type="float" office:value="3215800" calcext:value-type="float">
            <text:p>3.215.800</text:p>
          </table:table-cell>
          <table:table-cell table:style-name="ce20"/>
          <table:table-cell table:style-name="ce20" office:value-type="float" office:value="37499" calcext:value-type="float">
            <text:p>37.499</text:p>
          </table:table-cell>
          <table:table-cell table:style-name="ce20"/>
          <table:table-cell table:style-name="ce20" office:value-type="float" office:value="11120" calcext:value-type="float">
            <text:p>11.1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839" calcext:value-type="float">
            <text:p>-839</text:p>
          </table:table-cell>
          <table:table-cell table:style-name="ce21"/>
          <table:table-cell table:style-name="ce21" office:value-type="float" office:value="51962" calcext:value-type="float">
            <text:p>51.962</text:p>
          </table:table-cell>
          <table:table-cell table:style-name="ce21"/>
          <table:table-cell table:style-name="ce21" office:value-type="float" office:value="89100" calcext:value-type="float">
            <text:p>89.100</text:p>
          </table:table-cell>
          <table:table-cell table:style-name="ce21"/>
          <table:table-cell table:style-name="ce21" office:value-type="float" office:value="8347300" calcext:value-type="float">
            <text:p>8.347.300</text:p>
          </table:table-cell>
          <table:table-cell table:style-name="ce21"/>
          <table:table-cell table:style-name="ce21" office:value-type="float" office:value="141901" calcext:value-type="float">
            <text:p>141.901</text:p>
          </table:table-cell>
          <table:table-cell table:style-name="ce21"/>
          <table:table-cell table:style-name="ce21" office:value-type="float" office:value="89939" calcext:value-type="float">
            <text:p>89.939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7" table:style-name="ta1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6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182252" calcext:value-type="float">
            <text:p>1.182.252</text:p>
          </table:table-cell>
          <table:table-cell table:style-name="ce20"/>
          <table:table-cell table:style-name="ce20" office:value-type="float" office:value="4224330" calcext:value-type="float">
            <text:p>4.224.330</text:p>
          </table:table-cell>
          <table:table-cell table:style-name="ce20"/>
          <table:table-cell table:style-name="ce20" office:value-type="float" office:value="1473459" calcext:value-type="float">
            <text:p>1.473.459</text:p>
          </table:table-cell>
          <table:table-cell table:style-name="ce20"/>
          <table:table-cell table:style-name="ce20" office:value-type="float" office:value="436041018" calcext:value-type="float">
            <text:p>436.041.018</text:p>
          </table:table-cell>
          <table:table-cell table:style-name="ce20"/>
          <table:table-cell table:style-name="ce20" office:value-type="float" office:value="4515537" calcext:value-type="float">
            <text:p>4.515.537</text:p>
          </table:table-cell>
          <table:table-cell table:style-name="ce20"/>
          <table:table-cell table:style-name="ce20" office:value-type="float" office:value="291207" calcext:value-type="float">
            <text:p>291.2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52210" calcext:value-type="float">
            <text:p>52.210</text:p>
          </table:table-cell>
          <table:table-cell table:style-name="ce21"/>
          <table:table-cell table:style-name="ce21" office:value-type="float" office:value="101587" calcext:value-type="float">
            <text:p>101.587</text:p>
          </table:table-cell>
          <table:table-cell table:style-name="ce21"/>
          <table:table-cell table:style-name="ce21" office:value-type="float" office:value="73152" calcext:value-type="float">
            <text:p>73.152</text:p>
          </table:table-cell>
          <table:table-cell table:style-name="ce21"/>
          <table:table-cell table:style-name="ce21" office:value-type="float" office:value="10511382" calcext:value-type="float">
            <text:p>10.511.382</text:p>
          </table:table-cell>
          <table:table-cell table:style-name="ce21"/>
          <table:table-cell table:style-name="ce21" office:value-type="float" office:value="122529" calcext:value-type="float">
            <text:p>122.529</text:p>
          </table:table-cell>
          <table:table-cell table:style-name="ce21"/>
          <table:table-cell table:style-name="ce21" office:value-type="float" office:value="20942" calcext:value-type="float">
            <text:p>20.94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7238" calcext:value-type="float">
            <text:p>-17.238</text:p>
          </table:table-cell>
          <table:table-cell table:style-name="ce20"/>
          <table:table-cell table:style-name="ce20" office:value-type="float" office:value="113438" calcext:value-type="float">
            <text:p>113.438</text:p>
          </table:table-cell>
          <table:table-cell table:style-name="ce20"/>
          <table:table-cell table:style-name="ce20" office:value-type="float" office:value="-56698" calcext:value-type="float">
            <text:p>-56.698</text:p>
          </table:table-cell>
          <table:table-cell table:style-name="ce20"/>
          <table:table-cell table:style-name="ce20" office:value-type="float" office:value="7629371" calcext:value-type="float">
            <text:p>7.629.371</text:p>
          </table:table-cell>
          <table:table-cell table:style-name="ce20"/>
          <table:table-cell table:style-name="ce20" office:value-type="float" office:value="73978" calcext:value-type="float">
            <text:p>73.978</text:p>
          </table:table-cell>
          <table:table-cell table:style-name="ce20"/>
          <table:table-cell table:style-name="ce20" office:value-type="float" office:value="-39460" calcext:value-type="float">
            <text:p>-39.4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9266" calcext:value-type="float">
            <text:p>29.266</text:p>
          </table:table-cell>
          <table:table-cell table:style-name="ce21"/>
          <table:table-cell table:style-name="ce21" office:value-type="float" office:value="104441" calcext:value-type="float">
            <text:p>104.441</text:p>
          </table:table-cell>
          <table:table-cell table:style-name="ce21"/>
          <table:table-cell table:style-name="ce21" office:value-type="float" office:value="30656" calcext:value-type="float">
            <text:p>30.656</text:p>
          </table:table-cell>
          <table:table-cell table:style-name="ce21"/>
          <table:table-cell table:style-name="ce21" office:value-type="float" office:value="10223577" calcext:value-type="float">
            <text:p>10.223.577</text:p>
          </table:table-cell>
          <table:table-cell table:style-name="ce21"/>
          <table:table-cell table:style-name="ce21" office:value-type="float" office:value="105831" calcext:value-type="float">
            <text:p>105.831</text:p>
          </table:table-cell>
          <table:table-cell table:style-name="ce21"/>
          <table:table-cell table:style-name="ce21" office:value-type="float" office:value="1390" calcext:value-type="float">
            <text:p>1.39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0118" calcext:value-type="float">
            <text:p>10.118</text:p>
          </table:table-cell>
          <table:table-cell table:style-name="ce20"/>
          <table:table-cell table:style-name="ce20" office:value-type="float" office:value="55477" calcext:value-type="float">
            <text:p>55.477</text:p>
          </table:table-cell>
          <table:table-cell table:style-name="ce20"/>
          <table:table-cell table:style-name="ce20" office:value-type="float" office:value="19625" calcext:value-type="float">
            <text:p>19.625</text:p>
          </table:table-cell>
          <table:table-cell table:style-name="ce20"/>
          <table:table-cell table:style-name="ce20" office:value-type="float" office:value="5427459" calcext:value-type="float">
            <text:p>5.427.459</text:p>
          </table:table-cell>
          <table:table-cell table:style-name="ce20"/>
          <table:table-cell table:style-name="ce20" office:value-type="float" office:value="64984" calcext:value-type="float">
            <text:p>64.984</text:p>
          </table:table-cell>
          <table:table-cell table:style-name="ce20"/>
          <table:table-cell table:style-name="ce20" office:value-type="float" office:value="9507" calcext:value-type="float">
            <text:p>9.5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5814" calcext:value-type="float">
            <text:p>25.814</text:p>
          </table:table-cell>
          <table:table-cell table:style-name="ce21"/>
          <table:table-cell table:style-name="ce21" office:value-type="float" office:value="821627" calcext:value-type="float">
            <text:p>821.627</text:p>
          </table:table-cell>
          <table:table-cell table:style-name="ce21"/>
          <table:table-cell table:style-name="ce21" office:value-type="float" office:value="-123089" calcext:value-type="float">
            <text:p>-123.089</text:p>
          </table:table-cell>
          <table:table-cell table:style-name="ce21"/>
          <table:table-cell table:style-name="ce21" office:value-type="float" office:value="82437995" calcext:value-type="float">
            <text:p>82.437.995</text:p>
          </table:table-cell>
          <table:table-cell table:style-name="ce21"/>
          <table:table-cell table:style-name="ce21" office:value-type="float" office:value="672724" calcext:value-type="float">
            <text:p>672.724</text:p>
          </table:table-cell>
          <table:table-cell table:style-name="ce21"/>
          <table:table-cell table:style-name="ce21" office:value-type="float" office:value="-148903" calcext:value-type="float">
            <text:p>-148.9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5814" calcext:value-type="float">
            <text:p>25.814</text:p>
          </table:table-cell>
          <table:table-cell table:style-name="ce20"/>
          <table:table-cell table:style-name="ce20" office:value-type="float" office:value="821627" calcext:value-type="float">
            <text:p>821.627</text:p>
          </table:table-cell>
          <table:table-cell table:style-name="ce20"/>
          <table:table-cell table:style-name="ce20" office:value-type="float" office:value="-123089" calcext:value-type="float">
            <text:p>-123.089</text:p>
          </table:table-cell>
          <table:table-cell table:style-name="ce20"/>
          <table:table-cell table:style-name="ce20" office:value-type="float" office:value="82437995" calcext:value-type="float">
            <text:p>82.437.995</text:p>
          </table:table-cell>
          <table:table-cell table:style-name="ce20"/>
          <table:table-cell table:style-name="ce20" office:value-type="float" office:value="672724" calcext:value-type="float">
            <text:p>672.724</text:p>
          </table:table-cell>
          <table:table-cell table:style-name="ce20"/>
          <table:table-cell table:style-name="ce20" office:value-type="float" office:value="-148903" calcext:value-type="float">
            <text:p>-148.9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5341" calcext:value-type="float">
            <text:p>-5.341</text:p>
          </table:table-cell>
          <table:table-cell table:style-name="ce21"/>
          <table:table-cell table:style-name="ce21" office:value-type="float" office:value="17316" calcext:value-type="float">
            <text:p>17.316</text:p>
          </table:table-cell>
          <table:table-cell table:style-name="ce21"/>
          <table:table-cell table:style-name="ce21" office:value-type="float" office:value="-7780" calcext:value-type="float">
            <text:p>-7.780</text:p>
          </table:table-cell>
          <table:table-cell table:style-name="ce21"/>
          <table:table-cell table:style-name="ce21" office:value-type="float" office:value="1350700" calcext:value-type="float">
            <text:p>1.350.700</text:p>
          </table:table-cell>
          <table:table-cell table:style-name="ce21"/>
          <table:table-cell table:style-name="ce21" office:value-type="float" office:value="14877" calcext:value-type="float">
            <text:p>14.877</text:p>
          </table:table-cell>
          <table:table-cell table:style-name="ce21"/>
          <table:table-cell table:style-name="ce21" office:value-type="float" office:value="-2439" calcext:value-type="float">
            <text:p>-2.4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95025" calcext:value-type="float">
            <text:p>95.025</text:p>
          </table:table-cell>
          <table:table-cell table:style-name="ce20"/>
          <table:table-cell table:style-name="ce20" office:value-type="float" office:value="28488" calcext:value-type="float">
            <text:p>28.488</text:p>
          </table:table-cell>
          <table:table-cell table:style-name="ce20"/>
          <table:table-cell table:style-name="ce20" office:value-type="float" office:value="131962" calcext:value-type="float">
            <text:p>131.962</text:p>
          </table:table-cell>
          <table:table-cell table:style-name="ce20"/>
          <table:table-cell table:style-name="ce20" office:value-type="float" office:value="4208156" calcext:value-type="float">
            <text:p>4.208.156</text:p>
          </table:table-cell>
          <table:table-cell table:style-name="ce20"/>
          <table:table-cell table:style-name="ce20" office:value-type="float" office:value="65425" calcext:value-type="float">
            <text:p>65.425</text:p>
          </table:table-cell>
          <table:table-cell table:style-name="ce20"/>
          <table:table-cell table:style-name="ce20" office:value-type="float" office:value="36937" calcext:value-type="float">
            <text:p>36.9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4726" calcext:value-type="float">
            <text:p>24.726</text:p>
          </table:table-cell>
          <table:table-cell table:style-name="ce21"/>
          <table:table-cell table:style-name="ce21" office:value-type="float" office:value="105476" calcext:value-type="float">
            <text:p>105.476</text:p>
          </table:table-cell>
          <table:table-cell table:style-name="ce21"/>
          <table:table-cell table:style-name="ce21" office:value-type="float" office:value="31292" calcext:value-type="float">
            <text:p>31.292</text:p>
          </table:table-cell>
          <table:table-cell table:style-name="ce21"/>
          <table:table-cell table:style-name="ce21" office:value-type="float" office:value="11004716" calcext:value-type="float">
            <text:p>11.004.716</text:p>
          </table:table-cell>
          <table:table-cell table:style-name="ce21"/>
          <table:table-cell table:style-name="ce21" office:value-type="float" office:value="112042" calcext:value-type="float">
            <text:p>112.042</text:p>
          </table:table-cell>
          <table:table-cell table:style-name="ce21"/>
          <table:table-cell table:style-name="ce21" office:value-type="float" office:value="6566" calcext:value-type="float">
            <text:p>6.5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62791" calcext:value-type="float">
            <text:p>662.791</text:p>
          </table:table-cell>
          <table:table-cell table:style-name="ce20"/>
          <table:table-cell table:style-name="ce20" office:value-type="float" office:value="369391" calcext:value-type="float">
            <text:p>369.391</text:p>
          </table:table-cell>
          <table:table-cell table:style-name="ce20"/>
          <table:table-cell table:style-name="ce20" office:value-type="float" office:value="774695" calcext:value-type="float">
            <text:p>774.695</text:p>
          </table:table-cell>
          <table:table-cell table:style-name="ce20"/>
          <table:table-cell table:style-name="ce20" office:value-type="float" office:value="44009971" calcext:value-type="float">
            <text:p>44.009.971</text:p>
          </table:table-cell>
          <table:table-cell table:style-name="ce20"/>
          <table:table-cell table:style-name="ce20" office:value-type="float" office:value="481295" calcext:value-type="float">
            <text:p>481.295</text:p>
          </table:table-cell>
          <table:table-cell table:style-name="ce20"/>
          <table:table-cell table:style-name="ce20" office:value-type="float" office:value="111904" calcext:value-type="float">
            <text:p>111.9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12178" calcext:value-type="float">
            <text:p>112.178</text:p>
          </table:table-cell>
          <table:table-cell table:style-name="ce21"/>
          <table:table-cell table:style-name="ce21" office:value-type="float" office:value="527036" calcext:value-type="float">
            <text:p>527.036</text:p>
          </table:table-cell>
          <table:table-cell table:style-name="ce21"/>
          <table:table-cell table:style-name="ce21" office:value-type="float" office:value="415430" calcext:value-type="float">
            <text:p>415.430</text:p>
          </table:table-cell>
          <table:table-cell table:style-name="ce21"/>
          <table:table-cell table:style-name="ce21" office:value-type="float" office:value="63229635" calcext:value-type="float">
            <text:p>63.229.635</text:p>
          </table:table-cell>
          <table:table-cell table:style-name="ce21"/>
          <table:table-cell table:style-name="ce21" office:value-type="float" office:value="830288" calcext:value-type="float">
            <text:p>830.288</text:p>
          </table:table-cell>
          <table:table-cell table:style-name="ce21"/>
          <table:table-cell table:style-name="ce21" office:value-type="float" office:value="303252" calcext:value-type="float">
            <text:p>303.2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115025" calcext:value-type="float">
            <text:p>115.025</text:p>
          </table:table-cell>
          <table:table-cell table:style-name="ce20"/>
          <table:table-cell table:style-name="ce20" office:value-type="float" office:value="516416" calcext:value-type="float">
            <text:p>516.416</text:p>
          </table:table-cell>
          <table:table-cell table:style-name="ce20"/>
          <table:table-cell table:style-name="ce20" office:value-type="float" office:value="395505" calcext:value-type="float">
            <text:p>395.505</text:p>
          </table:table-cell>
          <table:table-cell table:style-name="ce20"/>
          <table:table-cell table:style-name="ce20" office:value-type="float" office:value="61399733" calcext:value-type="float">
            <text:p>61.399.733</text:p>
          </table:table-cell>
          <table:table-cell table:style-name="ce20"/>
          <table:table-cell table:style-name="ce20" office:value-type="float" office:value="796896" calcext:value-type="float">
            <text:p>796.896</text:p>
          </table:table-cell>
          <table:table-cell table:style-name="ce20"/>
          <table:table-cell table:style-name="ce20" office:value-type="float" office:value="280480" calcext:value-type="float">
            <text:p>280.4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9975" calcext:value-type="float">
            <text:p>9.975</text:p>
          </table:table-cell>
          <table:table-cell table:style-name="ce21"/>
          <table:table-cell table:style-name="ce21" office:value-type="float" office:value="50378" calcext:value-type="float">
            <text:p>50.378</text:p>
          </table:table-cell>
          <table:table-cell table:style-name="ce21"/>
          <table:table-cell table:style-name="ce21" office:value-type="float" office:value="1043" calcext:value-type="float">
            <text:p>1.043</text:p>
          </table:table-cell>
          <table:table-cell table:style-name="ce21"/>
          <table:table-cell table:style-name="ce21" office:value-type="float" office:value="4312487" calcext:value-type="float">
            <text:p>4.312.487</text:p>
          </table:table-cell>
          <table:table-cell table:style-name="ce21"/>
          <table:table-cell table:style-name="ce21" office:value-type="float" office:value="41446" calcext:value-type="float">
            <text:p>41.446</text:p>
          </table:table-cell>
          <table:table-cell table:style-name="ce21"/>
          <table:table-cell table:style-name="ce21" office:value-type="float" office:value="-8932" calcext:value-type="float">
            <text:p>-8.9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19611" calcext:value-type="float">
            <text:p>219.611</text:p>
          </table:table-cell>
          <table:table-cell table:style-name="ce20"/>
          <table:table-cell table:style-name="ce20" office:value-type="float" office:value="557892" calcext:value-type="float">
            <text:p>557.892</text:p>
          </table:table-cell>
          <table:table-cell table:style-name="ce20"/>
          <table:table-cell table:style-name="ce20" office:value-type="float" office:value="221729" calcext:value-type="float">
            <text:p>221.729</text:p>
          </table:table-cell>
          <table:table-cell table:style-name="ce20"/>
          <table:table-cell table:style-name="ce20" office:value-type="float" office:value="58288996" calcext:value-type="float">
            <text:p>58.288.996</text:p>
          </table:table-cell>
          <table:table-cell table:style-name="ce20"/>
          <table:table-cell table:style-name="ce20" office:value-type="float" office:value="560010" calcext:value-type="float">
            <text:p>560.010</text:p>
          </table:table-cell>
          <table:table-cell table:style-name="ce20"/>
          <table:table-cell table:style-name="ce20" office:value-type="float" office:value="2118" calcext:value-type="float">
            <text:p>2.1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0299" calcext:value-type="float">
            <text:p>10.299</text:p>
          </table:table-cell>
          <table:table-cell table:style-name="ce21"/>
          <table:table-cell table:style-name="ce21" office:value-type="float" office:value="5127" calcext:value-type="float">
            <text:p>5.127</text:p>
          </table:table-cell>
          <table:table-cell table:style-name="ce21"/>
          <table:table-cell table:style-name="ce21" office:value-type="float" office:value="13903" calcext:value-type="float">
            <text:p>13.903</text:p>
          </table:table-cell>
          <table:table-cell table:style-name="ce21"/>
          <table:table-cell table:style-name="ce21" office:value-type="float" office:value="744013" calcext:value-type="float">
            <text:p>744.013</text:p>
          </table:table-cell>
          <table:table-cell table:style-name="ce21"/>
          <table:table-cell table:style-name="ce21" office:value-type="float" office:value="8731" calcext:value-type="float">
            <text:p>8.731</text:p>
          </table:table-cell>
          <table:table-cell table:style-name="ce21"/>
          <table:table-cell table:style-name="ce21" office:value-type="float" office:value="3604" calcext:value-type="float">
            <text:p>3.6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8807" calcext:value-type="float">
            <text:p>-8.807</text:p>
          </table:table-cell>
          <table:table-cell table:style-name="ce20"/>
          <table:table-cell table:style-name="ce20" office:value-type="float" office:value="33098" calcext:value-type="float">
            <text:p>33.098</text:p>
          </table:table-cell>
          <table:table-cell table:style-name="ce20"/>
          <table:table-cell table:style-name="ce20" office:value-type="float" office:value="-19034" calcext:value-type="float">
            <text:p>-19.034</text:p>
          </table:table-cell>
          <table:table-cell table:style-name="ce20"/>
          <table:table-cell table:style-name="ce20" office:value-type="float" office:value="2227874" calcext:value-type="float">
            <text:p>2.227.874</text:p>
          </table:table-cell>
          <table:table-cell table:style-name="ce20"/>
          <table:table-cell table:style-name="ce20" office:value-type="float" office:value="22871" calcext:value-type="float">
            <text:p>22.871</text:p>
          </table:table-cell>
          <table:table-cell table:style-name="ce20"/>
          <table:table-cell table:style-name="ce20" office:value-type="float" office:value="-10227" calcext:value-type="float">
            <text:p>-10.22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4645" calcext:value-type="float">
            <text:p>-24.645</text:p>
          </table:table-cell>
          <table:table-cell table:style-name="ce21"/>
          <table:table-cell table:style-name="ce21" office:value-type="float" office:value="44813" calcext:value-type="float">
            <text:p>44.813</text:p>
          </table:table-cell>
          <table:table-cell table:style-name="ce21"/>
          <table:table-cell table:style-name="ce21" office:value-type="float" office:value="-39852" calcext:value-type="float">
            <text:p>-39.852</text:p>
          </table:table-cell>
          <table:table-cell table:style-name="ce21"/>
          <table:table-cell table:style-name="ce21" office:value-type="float" office:value="3289835" calcext:value-type="float">
            <text:p>3.289.835</text:p>
          </table:table-cell>
          <table:table-cell table:style-name="ce21"/>
          <table:table-cell table:style-name="ce21" office:value-type="float" office:value="29606" calcext:value-type="float">
            <text:p>29.606</text:p>
          </table:table-cell>
          <table:table-cell table:style-name="ce21"/>
          <table:table-cell table:style-name="ce21" office:value-type="float" office:value="-15207" calcext:value-type="float">
            <text:p>-15.2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5353" calcext:value-type="float">
            <text:p>5.353</text:p>
          </table:table-cell>
          <table:table-cell table:style-name="ce20"/>
          <table:table-cell table:style-name="ce20" office:value-type="float" office:value="3766" calcext:value-type="float">
            <text:p>3.766</text:p>
          </table:table-cell>
          <table:table-cell table:style-name="ce20"/>
          <table:table-cell table:style-name="ce20" office:value-type="float" office:value="7101" calcext:value-type="float">
            <text:p>7.101</text:p>
          </table:table-cell>
          <table:table-cell table:style-name="ce20"/>
          <table:table-cell table:style-name="ce20" office:value-type="float" office:value="469086" calcext:value-type="float">
            <text:p>469.086</text:p>
          </table:table-cell>
          <table:table-cell table:style-name="ce20"/>
          <table:table-cell table:style-name="ce20" office:value-type="float" office:value="5514" calcext:value-type="float">
            <text:p>5.514</text:p>
          </table:table-cell>
          <table:table-cell table:style-name="ce20"/>
          <table:table-cell table:style-name="ce20" office:value-type="float" office:value="1748" calcext:value-type="float">
            <text:p>1.74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21309" calcext:value-type="float">
            <text:p>21.309</text:p>
          </table:table-cell>
          <table:table-cell table:style-name="ce21"/>
          <table:table-cell table:style-name="ce21" office:value-type="float" office:value="131603" calcext:value-type="float">
            <text:p>131.603</text:p>
          </table:table-cell>
          <table:table-cell table:style-name="ce21"/>
          <table:table-cell table:style-name="ce21" office:value-type="float" office:value="-10423" calcext:value-type="float">
            <text:p>-10.423</text:p>
          </table:table-cell>
          <table:table-cell table:style-name="ce21"/>
          <table:table-cell table:style-name="ce21" office:value-type="float" office:value="10076581" calcext:value-type="float">
            <text:p>10.076.581</text:p>
          </table:table-cell>
          <table:table-cell table:style-name="ce21"/>
          <table:table-cell table:style-name="ce21" office:value-type="float" office:value="99871" calcext:value-type="float">
            <text:p>99.871</text:p>
          </table:table-cell>
          <table:table-cell table:style-name="ce21"/>
          <table:table-cell table:style-name="ce21" office:value-type="float" office:value="-31732" calcext:value-type="float">
            <text:p>-31.7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54" calcext:value-type="float">
            <text:p>54</text:p>
          </table:table-cell>
          <table:table-cell table:style-name="ce20"/>
          <table:table-cell table:style-name="ce20" office:value-type="float" office:value="3216" calcext:value-type="float">
            <text:p>3.216</text:p>
          </table:table-cell>
          <table:table-cell table:style-name="ce20"/>
          <table:table-cell table:style-name="ce20" office:value-type="float" office:value="617" calcext:value-type="float">
            <text:p>617</text:p>
          </table:table-cell>
          <table:table-cell table:style-name="ce20"/>
          <table:table-cell table:style-name="ce20" office:value-type="float" office:value="404999" calcext:value-type="float">
            <text:p>404.999</text:p>
          </table:table-cell>
          <table:table-cell table:style-name="ce20"/>
          <table:table-cell table:style-name="ce20" office:value-type="float" office:value="3779" calcext:value-type="float">
            <text:p>3.779</text:p>
          </table:table-cell>
          <table:table-cell table:style-name="ce20"/>
          <table:table-cell table:style-name="ce20" office:value-type="float" office:value="563" calcext:value-type="float">
            <text:p>5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-25903" calcext:value-type="float">
            <text:p>-25.903</text:p>
          </table:table-cell>
          <table:table-cell table:style-name="ce21"/>
          <table:table-cell table:style-name="ce21" office:value-type="float" office:value="135372" calcext:value-type="float">
            <text:p>135.372</text:p>
          </table:table-cell>
          <table:table-cell table:style-name="ce21"/>
          <table:table-cell table:style-name="ce21" office:value-type="float" office:value="23782" calcext:value-type="float">
            <text:p>23.782</text:p>
          </table:table-cell>
          <table:table-cell table:style-name="ce21"/>
          <table:table-cell table:style-name="ce21" office:value-type="float" office:value="16334210" calcext:value-type="float">
            <text:p>16.334.210</text:p>
          </table:table-cell>
          <table:table-cell table:style-name="ce21"/>
          <table:table-cell table:style-name="ce21" office:value-type="float" office:value="185057" calcext:value-type="float">
            <text:p>185.057</text:p>
          </table:table-cell>
          <table:table-cell table:style-name="ce21"/>
          <table:table-cell table:style-name="ce21" office:value-type="float" office:value="49685" calcext:value-type="float">
            <text:p>49.6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25067" calcext:value-type="float">
            <text:p>25.067</text:p>
          </table:table-cell>
          <table:table-cell table:style-name="ce20"/>
          <table:table-cell table:style-name="ce20" office:value-type="float" office:value="74295" calcext:value-type="float">
            <text:p>74.295</text:p>
          </table:table-cell>
          <table:table-cell table:style-name="ce20"/>
          <table:table-cell table:style-name="ce20" office:value-type="float" office:value="28686" calcext:value-type="float">
            <text:p>28.686</text:p>
          </table:table-cell>
          <table:table-cell table:style-name="ce20"/>
          <table:table-cell table:style-name="ce20" office:value-type="float" office:value="8254298" calcext:value-type="float">
            <text:p>8.254.298</text:p>
          </table:table-cell>
          <table:table-cell table:style-name="ce20"/>
          <table:table-cell table:style-name="ce20" office:value-type="float" office:value="77914" calcext:value-type="float">
            <text:p>77.914</text:p>
          </table:table-cell>
          <table:table-cell table:style-name="ce20"/>
          <table:table-cell table:style-name="ce20" office:value-type="float" office:value="3619" calcext:value-type="float">
            <text:p>3.61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36134" calcext:value-type="float">
            <text:p>-36.134</text:p>
          </table:table-cell>
          <table:table-cell table:style-name="ce21"/>
          <table:table-cell table:style-name="ce21" office:value-type="float" office:value="369686" calcext:value-type="float">
            <text:p>369.686</text:p>
          </table:table-cell>
          <table:table-cell table:style-name="ce21"/>
          <table:table-cell table:style-name="ce21" office:value-type="float" office:value="-31576" calcext:value-type="float">
            <text:p>-31.576</text:p>
          </table:table-cell>
          <table:table-cell table:style-name="ce21"/>
          <table:table-cell table:style-name="ce21" office:value-type="float" office:value="38157055" calcext:value-type="float">
            <text:p>38.157.055</text:p>
          </table:table-cell>
          <table:table-cell table:style-name="ce21"/>
          <table:table-cell table:style-name="ce21" office:value-type="float" office:value="374244" calcext:value-type="float">
            <text:p>374.244</text:p>
          </table:table-cell>
          <table:table-cell table:style-name="ce21"/>
          <table:table-cell table:style-name="ce21" office:value-type="float" office:value="4558" calcext:value-type="float">
            <text:p>4.5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7141" calcext:value-type="float">
            <text:p>17.141</text:p>
          </table:table-cell>
          <table:table-cell table:style-name="ce20"/>
          <table:table-cell table:style-name="ce20" office:value-type="float" office:value="101990" calcext:value-type="float">
            <text:p>101.990</text:p>
          </table:table-cell>
          <table:table-cell table:style-name="ce20"/>
          <table:table-cell table:style-name="ce20" office:value-type="float" office:value="20600" calcext:value-type="float">
            <text:p>20.600</text:p>
          </table:table-cell>
          <table:table-cell table:style-name="ce20"/>
          <table:table-cell table:style-name="ce20" office:value-type="float" office:value="10511988" calcext:value-type="float">
            <text:p>10.511.988</text:p>
          </table:table-cell>
          <table:table-cell table:style-name="ce20"/>
          <table:table-cell table:style-name="ce20" office:value-type="float" office:value="105449" calcext:value-type="float">
            <text:p>105.449</text:p>
          </table:table-cell>
          <table:table-cell table:style-name="ce20"/>
          <table:table-cell table:style-name="ce20" office:value-type="float" office:value="3459" calcext:value-type="float">
            <text:p>3.45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87902" calcext:value-type="float">
            <text:p>-87.902</text:p>
          </table:table-cell>
          <table:table-cell table:style-name="ce21"/>
          <table:table-cell table:style-name="ce21" office:value-type="float" office:value="258094" calcext:value-type="float">
            <text:p>258.094</text:p>
          </table:table-cell>
          <table:table-cell table:style-name="ce21"/>
          <table:table-cell table:style-name="ce21" office:value-type="float" office:value="-126513" calcext:value-type="float">
            <text:p>-126.513</text:p>
          </table:table-cell>
          <table:table-cell table:style-name="ce21"/>
          <table:table-cell table:style-name="ce21" office:value-type="float" office:value="21257016" calcext:value-type="float">
            <text:p>21.257.016</text:p>
          </table:table-cell>
          <table:table-cell table:style-name="ce21"/>
          <table:table-cell table:style-name="ce21" office:value-type="float" office:value="219483" calcext:value-type="float">
            <text:p>219.483</text:p>
          </table:table-cell>
          <table:table-cell table:style-name="ce21"/>
          <table:table-cell table:style-name="ce21" office:value-type="float" office:value="-38611" calcext:value-type="float">
            <text:p>-38.6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6267" calcext:value-type="float">
            <text:p>6.267</text:p>
          </table:table-cell>
          <table:table-cell table:style-name="ce20"/>
          <table:table-cell table:style-name="ce20" office:value-type="float" office:value="18180" calcext:value-type="float">
            <text:p>18.180</text:p>
          </table:table-cell>
          <table:table-cell table:style-name="ce20"/>
          <table:table-cell table:style-name="ce20" office:value-type="float" office:value="7019" calcext:value-type="float">
            <text:p>7.019</text:p>
          </table:table-cell>
          <table:table-cell table:style-name="ce20"/>
          <table:table-cell table:style-name="ce20" office:value-type="float" office:value="2003358" calcext:value-type="float">
            <text:p>2.003.358</text:p>
          </table:table-cell>
          <table:table-cell table:style-name="ce20"/>
          <table:table-cell table:style-name="ce20" office:value-type="float" office:value="18932" calcext:value-type="float">
            <text:p>18.932</text:p>
          </table:table-cell>
          <table:table-cell table:style-name="ce20"/>
          <table:table-cell table:style-name="ce20" office:value-type="float" office:value="752" calcext:value-type="float">
            <text:p>7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351" calcext:value-type="float">
            <text:p>-351</text:p>
          </table:table-cell>
          <table:table-cell table:style-name="ce21"/>
          <table:table-cell table:style-name="ce21" office:value-type="float" office:value="53301" calcext:value-type="float">
            <text:p>53.301</text:p>
          </table:table-cell>
          <table:table-cell table:style-name="ce21"/>
          <table:table-cell table:style-name="ce21" office:value-type="float" office:value="252" calcext:value-type="float">
            <text:p>252</text:p>
          </table:table-cell>
          <table:table-cell table:style-name="ce21"/>
          <table:table-cell table:style-name="ce21" office:value-type="float" office:value="5372928" calcext:value-type="float">
            <text:p>5.372.928</text:p>
          </table:table-cell>
          <table:table-cell table:style-name="ce21"/>
          <table:table-cell table:style-name="ce21" office:value-type="float" office:value="53904" calcext:value-type="float">
            <text:p>53.904</text:p>
          </table:table-cell>
          <table:table-cell table:style-name="ce21"/>
          <table:table-cell table:style-name="ce21" office:value-type="float" office:value="603" calcext:value-type="float">
            <text:p>6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0600" calcext:value-type="float">
            <text:p>10.600</text:p>
          </table:table-cell>
          <table:table-cell table:style-name="ce20"/>
          <table:table-cell table:style-name="ce20" office:value-type="float" office:value="48065" calcext:value-type="float">
            <text:p>48.065</text:p>
          </table:table-cell>
          <table:table-cell table:style-name="ce20"/>
          <table:table-cell table:style-name="ce20" office:value-type="float" office:value="21375" calcext:value-type="float">
            <text:p>21.375</text:p>
          </table:table-cell>
          <table:table-cell table:style-name="ce20"/>
          <table:table-cell table:style-name="ce20" office:value-type="float" office:value="5255580" calcext:value-type="float">
            <text:p>5.255.580</text:p>
          </table:table-cell>
          <table:table-cell table:style-name="ce20"/>
          <table:table-cell table:style-name="ce20" office:value-type="float" office:value="58840" calcext:value-type="float">
            <text:p>58.840</text:p>
          </table:table-cell>
          <table:table-cell table:style-name="ce20"/>
          <table:table-cell table:style-name="ce20" office:value-type="float" office:value="10775" calcext:value-type="float">
            <text:p>10.77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0769" calcext:value-type="float">
            <text:p>50.769</text:p>
          </table:table-cell>
          <table:table-cell table:style-name="ce21"/>
          <table:table-cell table:style-name="ce21" office:value-type="float" office:value="91177" calcext:value-type="float">
            <text:p>91.177</text:p>
          </table:table-cell>
          <table:table-cell table:style-name="ce21"/>
          <table:table-cell table:style-name="ce21" office:value-type="float" office:value="65505" calcext:value-type="float">
            <text:p>65.505</text:p>
          </table:table-cell>
          <table:table-cell table:style-name="ce21"/>
          <table:table-cell table:style-name="ce21" office:value-type="float" office:value="9047752" calcext:value-type="float">
            <text:p>9.047.752</text:p>
          </table:table-cell>
          <table:table-cell table:style-name="ce21"/>
          <table:table-cell table:style-name="ce21" office:value-type="float" office:value="105913" calcext:value-type="float">
            <text:p>105.913</text:p>
          </table:table-cell>
          <table:table-cell table:style-name="ce21"/>
          <table:table-cell table:style-name="ce21" office:value-type="float" office:value="14736" calcext:value-type="float">
            <text:p>14.7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5269" calcext:value-type="float">
            <text:p>5.269</text:p>
          </table:table-cell>
          <table:table-cell table:style-name="ce20"/>
          <table:table-cell table:style-name="ce20" office:value-type="float" office:value="1903" calcext:value-type="float">
            <text:p>1.903</text:p>
          </table:table-cell>
          <table:table-cell table:style-name="ce20"/>
          <table:table-cell table:style-name="ce20" office:value-type="float" office:value="7781" calcext:value-type="float">
            <text:p>7.781</text:p>
          </table:table-cell>
          <table:table-cell table:style-name="ce20"/>
          <table:table-cell table:style-name="ce20" office:value-type="float" office:value="299891" calcext:value-type="float">
            <text:p>299.891</text:p>
          </table:table-cell>
          <table:table-cell table:style-name="ce20"/>
          <table:table-cell table:style-name="ce20" office:value-type="float" office:value="4415" calcext:value-type="float">
            <text:p>4.415</text:p>
          </table:table-cell>
          <table:table-cell table:style-name="ce20"/>
          <table:table-cell table:style-name="ce20" office:value-type="float" office:value="2512" calcext:value-type="float">
            <text:p>2.5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22" calcext:value-type="float">
            <text:p>122</text:p>
          </table:table-cell>
          <table:table-cell table:style-name="ce21"/>
          <table:table-cell table:style-name="ce21" office:value-type="float" office:value="220" calcext:value-type="float">
            <text:p>220</text:p>
          </table:table-cell>
          <table:table-cell table:style-name="ce21"/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34905" calcext:value-type="float">
            <text:p>34.905</text:p>
          </table:table-cell>
          <table:table-cell table:style-name="ce21"/>
          <table:table-cell table:style-name="ce21" office:value-type="float" office:value="361" calcext:value-type="float">
            <text:p>361</text:p>
          </table:table-cell>
          <table:table-cell table:style-name="ce21"/>
          <table:table-cell table:style-name="ce21" office:value-type="float" office:value="141" calcext:value-type="float">
            <text:p>14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23623" calcext:value-type="float">
            <text:p>23.623</text:p>
          </table:table-cell>
          <table:table-cell table:style-name="ce20"/>
          <table:table-cell table:style-name="ce20" office:value-type="float" office:value="41253" calcext:value-type="float">
            <text:p>41.253</text:p>
          </table:table-cell>
          <table:table-cell table:style-name="ce20"/>
          <table:table-cell table:style-name="ce20" office:value-type="float" office:value="40915" calcext:value-type="float">
            <text:p>40.915</text:p>
          </table:table-cell>
          <table:table-cell table:style-name="ce20"/>
          <table:table-cell table:style-name="ce20" office:value-type="float" office:value="4640219" calcext:value-type="float">
            <text:p>4.640.219</text:p>
          </table:table-cell>
          <table:table-cell table:style-name="ce20"/>
          <table:table-cell table:style-name="ce20" office:value-type="float" office:value="58545" calcext:value-type="float">
            <text:p>58.545</text:p>
          </table:table-cell>
          <table:table-cell table:style-name="ce20"/>
          <table:table-cell table:style-name="ce20" office:value-type="float" office:value="17292" calcext:value-type="float">
            <text:p>17.2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36523" calcext:value-type="float">
            <text:p>36.523</text:p>
          </table:table-cell>
          <table:table-cell table:style-name="ce21"/>
          <table:table-cell table:style-name="ce21" office:value-type="float" office:value="60283" calcext:value-type="float">
            <text:p>60.283</text:p>
          </table:table-cell>
          <table:table-cell table:style-name="ce21"/>
          <table:table-cell table:style-name="ce21" office:value-type="float" office:value="49611" calcext:value-type="float">
            <text:p>49.611</text:p>
          </table:table-cell>
          <table:table-cell table:style-name="ce21"/>
          <table:table-cell table:style-name="ce21" office:value-type="float" office:value="7459128" calcext:value-type="float">
            <text:p>7.459.128</text:p>
          </table:table-cell>
          <table:table-cell table:style-name="ce21"/>
          <table:table-cell table:style-name="ce21" office:value-type="float" office:value="73371" calcext:value-type="float">
            <text:p>73.371</text:p>
          </table:table-cell>
          <table:table-cell table:style-name="ce21"/>
          <table:table-cell table:style-name="ce21" office:value-type="float" office:value="13088" calcext:value-type="float">
            <text:p>13.0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76579" calcext:value-type="float">
            <text:p>276.579</text:p>
          </table:table-cell>
          <table:table-cell table:style-name="ce20"/>
          <table:table-cell table:style-name="ce20" office:value-type="float" office:value="572224" calcext:value-type="float">
            <text:p>572.224</text:p>
          </table:table-cell>
          <table:table-cell table:style-name="ce20"/>
          <table:table-cell table:style-name="ce20" office:value-type="float" office:value="452918" calcext:value-type="float">
            <text:p>452.918</text:p>
          </table:table-cell>
          <table:table-cell table:style-name="ce20"/>
          <table:table-cell table:style-name="ce20" office:value-type="float" office:value="60620361" calcext:value-type="float">
            <text:p>60.620.361</text:p>
          </table:table-cell>
          <table:table-cell table:style-name="ce20"/>
          <table:table-cell table:style-name="ce20" office:value-type="float" office:value="748563" calcext:value-type="float">
            <text:p>748.563</text:p>
          </table:table-cell>
          <table:table-cell table:style-name="ce20"/>
          <table:table-cell table:style-name="ce20" office:value-type="float" office:value="176339" calcext:value-type="float">
            <text:p>176.3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555" calcext:value-type="float">
            <text:p>555</text:p>
          </table:table-cell>
          <table:table-cell table:style-name="ce21"/>
          <table:table-cell table:style-name="ce21" office:value-type="float" office:value="33221" calcext:value-type="float">
            <text:p>33.221</text:p>
          </table:table-cell>
          <table:table-cell table:style-name="ce21"/>
          <table:table-cell table:style-name="ce21" office:value-type="float" office:value="1367" calcext:value-type="float">
            <text:p>1.367</text:p>
          </table:table-cell>
          <table:table-cell table:style-name="ce21"/>
          <table:table-cell table:style-name="ce21" office:value-type="float" office:value="3842650" calcext:value-type="float">
            <text:p>3.842.650</text:p>
          </table:table-cell>
          <table:table-cell table:style-name="ce21"/>
          <table:table-cell table:style-name="ce21" office:value-type="float" office:value="34033" calcext:value-type="float">
            <text:p>34.033</text:p>
          </table:table-cell>
          <table:table-cell table:style-name="ce21"/>
          <table:table-cell table:style-name="ce21" office:value-type="float" office:value="812" calcext:value-type="float">
            <text:p>81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48" calcext:value-type="float">
            <text:p>-48</text:p>
          </table:table-cell>
          <table:table-cell table:style-name="ce20"/>
          <table:table-cell table:style-name="ce20" office:value-type="float" office:value="5968" calcext:value-type="float">
            <text:p>5.968</text:p>
          </table:table-cell>
          <table:table-cell table:style-name="ce20"/>
          <table:table-cell table:style-name="ce20" office:value-type="float" office:value="1515" calcext:value-type="float">
            <text:p>1.515</text:p>
          </table:table-cell>
          <table:table-cell table:style-name="ce20"/>
          <table:table-cell table:style-name="ce20" office:value-type="float" office:value="613109" calcext:value-type="float">
            <text:p>613.109</text:p>
          </table:table-cell>
          <table:table-cell table:style-name="ce20"/>
          <table:table-cell table:style-name="ce20" office:value-type="float" office:value="7531" calcext:value-type="float">
            <text:p>7.531</text:p>
          </table:table-cell>
          <table:table-cell table:style-name="ce20"/>
          <table:table-cell table:style-name="ce20" office:value-type="float" office:value="1563" calcext:value-type="float">
            <text:p>1.5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276" calcext:value-type="float">
            <text:p>-3.276</text:p>
          </table:table-cell>
          <table:table-cell table:style-name="ce21"/>
          <table:table-cell table:style-name="ce21" office:value-type="float" office:value="43137" calcext:value-type="float">
            <text:p>43.137</text:p>
          </table:table-cell>
          <table:table-cell table:style-name="ce21"/>
          <table:table-cell table:style-name="ce21" office:value-type="float" office:value="-8826" calcext:value-type="float">
            <text:p>-8.826</text:p>
          </table:table-cell>
          <table:table-cell table:style-name="ce21"/>
          <table:table-cell table:style-name="ce21" office:value-type="float" office:value="3589936" calcext:value-type="float">
            <text:p>3.589.936</text:p>
          </table:table-cell>
          <table:table-cell table:style-name="ce21"/>
          <table:table-cell table:style-name="ce21" office:value-type="float" office:value="37587" calcext:value-type="float">
            <text:p>37.587</text:p>
          </table:table-cell>
          <table:table-cell table:style-name="ce21"/>
          <table:table-cell table:style-name="ce21" office:value-type="float" office:value="-5550" calcext:value-type="float">
            <text:p>-5.55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528" calcext:value-type="float">
            <text:p>-528</text:p>
          </table:table-cell>
          <table:table-cell table:style-name="ce20"/>
          <table:table-cell table:style-name="ce20" office:value-type="float" office:value="18630" calcext:value-type="float">
            <text:p>18.630</text:p>
          </table:table-cell>
          <table:table-cell table:style-name="ce20"/>
          <table:table-cell table:style-name="ce20" office:value-type="float" office:value="3427" calcext:value-type="float">
            <text:p>3.427</text:p>
          </table:table-cell>
          <table:table-cell table:style-name="ce20"/>
          <table:table-cell table:style-name="ce20" office:value-type="float" office:value="2038514" calcext:value-type="float">
            <text:p>2.038.514</text:p>
          </table:table-cell>
          <table:table-cell table:style-name="ce20"/>
          <table:table-cell table:style-name="ce20" office:value-type="float" office:value="22585" calcext:value-type="float">
            <text:p>22.585</text:p>
          </table:table-cell>
          <table:table-cell table:style-name="ce20"/>
          <table:table-cell table:style-name="ce20" office:value-type="float" office:value="3955" calcext:value-type="float">
            <text:p>3.9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12130" calcext:value-type="float">
            <text:p>-12.130</text:p>
          </table:table-cell>
          <table:table-cell table:style-name="ce21"/>
          <table:table-cell table:style-name="ce21" office:value-type="float" office:value="42255" calcext:value-type="float">
            <text:p>42.255</text:p>
          </table:table-cell>
          <table:table-cell table:style-name="ce21"/>
          <table:table-cell table:style-name="ce21" office:value-type="float" office:value="-6590" calcext:value-type="float">
            <text:p>-6.590</text:p>
          </table:table-cell>
          <table:table-cell table:style-name="ce21"/>
          <table:table-cell table:style-name="ce21" office:value-type="float" office:value="4401292" calcext:value-type="float">
            <text:p>4.401.292</text:p>
          </table:table-cell>
          <table:table-cell table:style-name="ce21"/>
          <table:table-cell table:style-name="ce21" office:value-type="float" office:value="47795" calcext:value-type="float">
            <text:p>47.795</text:p>
          </table:table-cell>
          <table:table-cell table:style-name="ce21"/>
          <table:table-cell table:style-name="ce21" office:value-type="float" office:value="5540" calcext:value-type="float">
            <text:p>5.54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40783" calcext:value-type="float">
            <text:p>-40.783</text:p>
          </table:table-cell>
          <table:table-cell table:style-name="ce20"/>
          <table:table-cell table:style-name="ce20" office:value-type="float" office:value="16682" calcext:value-type="float">
            <text:p>16.682</text:p>
          </table:table-cell>
          <table:table-cell table:style-name="ce20"/>
          <table:table-cell table:style-name="ce20" office:value-type="float" office:value="-21574" calcext:value-type="float">
            <text:p>-21.574</text:p>
          </table:table-cell>
          <table:table-cell table:style-name="ce20"/>
          <table:table-cell table:style-name="ce20" office:value-type="float" office:value="3003329" calcext:value-type="float">
            <text:p>3.003.329</text:p>
          </table:table-cell>
          <table:table-cell table:style-name="ce20"/>
          <table:table-cell table:style-name="ce20" office:value-type="float" office:value="35891" calcext:value-type="float">
            <text:p>35.891</text:p>
          </table:table-cell>
          <table:table-cell table:style-name="ce20"/>
          <table:table-cell table:style-name="ce20" office:value-type="float" office:value="19209" calcext:value-type="float">
            <text:p>19.2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4051" calcext:value-type="float">
            <text:p>4.051</text:p>
          </table:table-cell>
          <table:table-cell table:style-name="ce21"/>
          <table:table-cell table:style-name="ce21" office:value-type="float" office:value="102884" calcext:value-type="float">
            <text:p>102.884</text:p>
          </table:table-cell>
          <table:table-cell table:style-name="ce21"/>
          <table:table-cell table:style-name="ce21" office:value-type="float" office:value="-27836" calcext:value-type="float">
            <text:p>-27.836</text:p>
          </table:table-cell>
          <table:table-cell table:style-name="ce21"/>
          <table:table-cell table:style-name="ce21" office:value-type="float" office:value="7425487" calcext:value-type="float">
            <text:p>7.425.487</text:p>
          </table:table-cell>
          <table:table-cell table:style-name="ce21"/>
          <table:table-cell table:style-name="ce21" office:value-type="float" office:value="70997" calcext:value-type="float">
            <text:p>70.997</text:p>
          </table:table-cell>
          <table:table-cell table:style-name="ce21"/>
          <table:table-cell table:style-name="ce21" office:value-type="float" office:value="-31887" calcext:value-type="float">
            <text:p>-31.88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2428" calcext:value-type="float">
            <text:p>12.428</text:p>
          </table:table-cell>
          <table:table-cell table:style-name="ce20"/>
          <table:table-cell table:style-name="ce20" office:value-type="float" office:value="398000" calcext:value-type="float">
            <text:p>398.000</text:p>
          </table:table-cell>
          <table:table-cell table:style-name="ce20"/>
          <table:table-cell table:style-name="ce20" office:value-type="float" office:value="869428" calcext:value-type="float">
            <text:p>869.428</text:p>
          </table:table-cell>
          <table:table-cell table:style-name="ce20"/>
          <table:table-cell table:style-name="ce20" office:value-type="float" office:value="68860539" calcext:value-type="float">
            <text:p>68.860.539</text:p>
          </table:table-cell>
          <table:table-cell table:style-name="ce20"/>
          <table:table-cell table:style-name="ce20" office:value-type="float" office:value="1255000" calcext:value-type="float">
            <text:p>1.255.000</text:p>
          </table:table-cell>
          <table:table-cell table:style-name="ce20"/>
          <table:table-cell table:style-name="ce20" office:value-type="float" office:value="857000" calcext:value-type="float">
            <text:p>857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4245" calcext:value-type="float">
            <text:p>14.245</text:p>
          </table:table-cell>
          <table:table-cell table:style-name="ce21"/>
          <table:table-cell table:style-name="ce21" office:value-type="float" office:value="758092" calcext:value-type="float">
            <text:p>758.092</text:p>
          </table:table-cell>
          <table:table-cell table:style-name="ce21"/>
          <table:table-cell table:style-name="ce21" office:value-type="float" office:value="-283479" calcext:value-type="float">
            <text:p>-283.479</text:p>
          </table:table-cell>
          <table:table-cell table:style-name="ce21"/>
          <table:table-cell table:style-name="ce21" office:value-type="float" office:value="46749170" calcext:value-type="float">
            <text:p>46.749.170</text:p>
          </table:table-cell>
          <table:table-cell table:style-name="ce21"/>
          <table:table-cell table:style-name="ce21" office:value-type="float" office:value="460368" calcext:value-type="float">
            <text:p>460.368</text:p>
          </table:table-cell>
          <table:table-cell table:style-name="ce21"/>
          <table:table-cell table:style-name="ce21" office:value-type="float" office:value="-297724" calcext:value-type="float">
            <text:p>-297.72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479" calcext:value-type="float">
            <text:p>7.479</text:p>
          </table:table-cell>
          <table:table-cell table:style-name="ce20"/>
          <table:table-cell table:style-name="ce20" office:value-type="float" office:value="26708" calcext:value-type="float">
            <text:p>26.708</text:p>
          </table:table-cell>
          <table:table-cell table:style-name="ce20"/>
          <table:table-cell table:style-name="ce20" office:value-type="float" office:value="2100000" calcext:value-type="float">
            <text:p>2.100.000</text:p>
          </table:table-cell>
          <table:table-cell table:style-name="ce20"/>
          <table:table-cell table:style-name="ce20" office:value-type="float" office:value="34187" calcext:value-type="float">
            <text:p>34.187</text:p>
          </table:table-cell>
          <table:table-cell table:style-name="ce20"/>
          <table:table-cell table:style-name="ce20" office:value-type="float" office:value="26708" calcext:value-type="float">
            <text:p>26.7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2090" calcext:value-type="float">
            <text:p>2.090</text:p>
          </table:table-cell>
          <table:table-cell table:style-name="ce21"/>
          <table:table-cell table:style-name="ce21" office:value-type="float" office:value="260" calcext:value-type="float">
            <text:p>260</text:p>
          </table:table-cell>
          <table:table-cell table:style-name="ce21"/>
          <table:table-cell table:style-name="ce21" office:value-type="float" office:value="2673" calcext:value-type="float">
            <text:p>2.673</text:p>
          </table:table-cell>
          <table:table-cell table:style-name="ce21"/>
          <table:table-cell table:style-name="ce21" office:value-type="float" office:value="78549" calcext:value-type="float">
            <text:p>78.549</text:p>
          </table:table-cell>
          <table:table-cell table:style-name="ce21"/>
          <table:table-cell table:style-name="ce21" office:value-type="float" office:value="843" calcext:value-type="float">
            <text:p>843</text:p>
          </table:table-cell>
          <table:table-cell table:style-name="ce21"/>
          <table:table-cell table:style-name="ce21" office:value-type="float" office:value="583" calcext:value-type="float">
            <text:p>58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5626" calcext:value-type="float">
            <text:p>5.626</text:p>
          </table:table-cell>
          <table:table-cell table:style-name="ce20"/>
          <table:table-cell table:style-name="ce20" office:value-type="float" office:value="138426" calcext:value-type="float">
            <text:p>138.426</text:p>
          </table:table-cell>
          <table:table-cell table:style-name="ce20"/>
          <table:table-cell table:style-name="ce20" office:value-type="float" office:value="-36079" calcext:value-type="float">
            <text:p>-36.079</text:p>
          </table:table-cell>
          <table:table-cell table:style-name="ce20"/>
          <table:table-cell table:style-name="ce20" office:value-type="float" office:value="9750540" calcext:value-type="float">
            <text:p>9.750.540</text:p>
          </table:table-cell>
          <table:table-cell table:style-name="ce20"/>
          <table:table-cell table:style-name="ce20" office:value-type="float" office:value="96721" calcext:value-type="float">
            <text:p>96.721</text:p>
          </table:table-cell>
          <table:table-cell table:style-name="ce20"/>
          <table:table-cell table:style-name="ce20" office:value-type="float" office:value="-41705" calcext:value-type="float">
            <text:p>-41.7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154483" calcext:value-type="float">
            <text:p>154.483</text:p>
          </table:table-cell>
          <table:table-cell table:style-name="ce20"/>
          <table:table-cell table:style-name="ce20" office:value-type="float" office:value="2166703" calcext:value-type="float">
            <text:p>2.166.703</text:p>
          </table:table-cell>
          <table:table-cell table:style-name="ce20"/>
          <table:table-cell table:style-name="ce20" office:value-type="float" office:value="-532583" calcext:value-type="float">
            <text:p>-532.583</text:p>
          </table:table-cell>
          <table:table-cell table:style-name="ce20"/>
          <table:table-cell table:style-name="ce20" office:value-type="float" office:value="142753551" calcext:value-type="float">
            <text:p>142.753.551</text:p>
          </table:table-cell>
          <table:table-cell table:style-name="ce20"/>
          <table:table-cell table:style-name="ce20" office:value-type="float" office:value="1479637" calcext:value-type="float">
            <text:p>1.479.637</text:p>
          </table:table-cell>
          <table:table-cell table:style-name="ce20"/>
          <table:table-cell table:style-name="ce20" office:value-type="float" office:value="-687066" calcext:value-type="float">
            <text:p>-687.0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292" calcext:value-type="float">
            <text:p>292</text:p>
          </table:table-cell>
          <table:table-cell table:style-name="ce21"/>
          <table:table-cell table:style-name="ce21" office:value-type="float" office:value="225" calcext:value-type="float">
            <text:p>225</text:p>
          </table:table-cell>
          <table:table-cell table:style-name="ce21"/>
          <table:table-cell table:style-name="ce21" office:value-type="float" office:value="369" calcext:value-type="float">
            <text:p>369</text:p>
          </table:table-cell>
          <table:table-cell table:style-name="ce21"/>
          <table:table-cell table:style-name="ce21" office:value-type="float" office:value="29999" calcext:value-type="float">
            <text:p>29.999</text:p>
          </table:table-cell>
          <table:table-cell table:style-name="ce21"/>
          <table:table-cell table:style-name="ce21" office:value-type="float" office:value="302" calcext:value-type="float">
            <text:p>302</text:p>
          </table:table-cell>
          <table:table-cell table:style-name="ce21"/>
          <table:table-cell table:style-name="ce21" office:value-type="float" office:value="77" calcext:value-type="float">
            <text:p>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6718" calcext:value-type="float">
            <text:p>-6.718</text:p>
          </table:table-cell>
          <table:table-cell table:style-name="ce20"/>
          <table:table-cell table:style-name="ce20" office:value-type="float" office:value="27202" calcext:value-type="float">
            <text:p>27.202</text:p>
          </table:table-cell>
          <table:table-cell table:style-name="ce20"/>
          <table:table-cell table:style-name="ce20" office:value-type="float" office:value="3719" calcext:value-type="float">
            <text:p>3.719</text:p>
          </table:table-cell>
          <table:table-cell table:style-name="ce20"/>
          <table:table-cell table:style-name="ce20" office:value-type="float" office:value="3219234" calcext:value-type="float">
            <text:p>3.219.234</text:p>
          </table:table-cell>
          <table:table-cell table:style-name="ce20"/>
          <table:table-cell table:style-name="ce20" office:value-type="float" office:value="37639" calcext:value-type="float">
            <text:p>37.639</text:p>
          </table:table-cell>
          <table:table-cell table:style-name="ce20"/>
          <table:table-cell table:style-name="ce20" office:value-type="float" office:value="10437" calcext:value-type="float">
            <text:p>10.4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398" calcext:value-type="float">
            <text:p>-398</text:p>
          </table:table-cell>
          <table:table-cell table:style-name="ce21"/>
          <table:table-cell table:style-name="ce21" office:value-type="float" office:value="52248" calcext:value-type="float">
            <text:p>52.248</text:p>
          </table:table-cell>
          <table:table-cell table:style-name="ce21"/>
          <table:table-cell table:style-name="ce21" office:value-type="float" office:value="96300" calcext:value-type="float">
            <text:p>96.300</text:p>
          </table:table-cell>
          <table:table-cell table:style-name="ce21"/>
          <table:table-cell table:style-name="ce21" office:value-type="float" office:value="8436400" calcext:value-type="float">
            <text:p>8.436.400</text:p>
          </table:table-cell>
          <table:table-cell table:style-name="ce21"/>
          <table:table-cell table:style-name="ce21" office:value-type="float" office:value="148946" calcext:value-type="float">
            <text:p>148.946</text:p>
          </table:table-cell>
          <table:table-cell table:style-name="ce21"/>
          <table:table-cell table:style-name="ce21" office:value-type="float" office:value="96698" calcext:value-type="float">
            <text:p>96.698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6" table:number-rows-repeated="104851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8" table:style-name="ta12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7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280359" calcext:value-type="float">
            <text:p>1.280.35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71736" calcext:value-type="float">
            <text:p>4.271.736</text:p>
          </table:table-cell>
          <table:table-cell table:style-name="ce20"/>
          <table:table-cell table:style-name="ce20" office:value-type="float" office:value="1559803" calcext:value-type="float">
            <text:p>1.559.80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7514477" calcext:value-type="float">
            <text:p>437.514.477</text:p>
          </table:table-cell>
          <table:table-cell table:style-name="ce20"/>
          <table:table-cell table:style-name="ce20" office:value-type="float" office:value="4551180" calcext:value-type="float">
            <text:p>4.551.180</text:p>
          </table:table-cell>
          <table:table-cell table:style-name="ce20"/>
          <table:table-cell table:style-name="ce20" office:value-type="float" office:value="279444" calcext:value-type="float">
            <text:p>279.4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58895" calcext:value-type="float">
            <text:p>58.895</text:p>
          </table:table-cell>
          <table:table-cell table:style-name="ce21"/>
          <table:table-cell table:style-name="ce21" office:value-type="float" office:value="100658" calcext:value-type="float">
            <text:p>100.658</text:p>
          </table:table-cell>
          <table:table-cell table:style-name="ce21"/>
          <table:table-cell table:style-name="ce21" office:value-type="float" office:value="82332" calcext:value-type="float">
            <text:p>82.332</text:p>
          </table:table-cell>
          <table:table-cell table:style-name="ce21"/>
          <table:table-cell table:style-name="ce21" office:value-type="float" office:value="10584534" calcext:value-type="float">
            <text:p>10.584.534</text:p>
          </table:table-cell>
          <table:table-cell table:style-name="ce21"/>
          <table:table-cell table:style-name="ce21" office:value-type="float" office:value="124095" calcext:value-type="float">
            <text:p>124.095</text:p>
          </table:table-cell>
          <table:table-cell table:style-name="ce21"/>
          <table:table-cell table:style-name="ce21" office:value-type="float" office:value="23437" calcext:value-type="float">
            <text:p>23.4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7016" calcext:value-type="float">
            <text:p>-17.016</text:p>
          </table:table-cell>
          <table:table-cell table:style-name="ce20"/>
          <table:table-cell table:style-name="ce20" office:value-type="float" office:value="113004" calcext:value-type="float">
            <text:p>113.004</text:p>
          </table:table-cell>
          <table:table-cell table:style-name="ce20"/>
          <table:table-cell table:style-name="ce20" office:value-type="float" office:value="-54671" calcext:value-type="float">
            <text:p>-54.671</text:p>
          </table:table-cell>
          <table:table-cell table:style-name="ce20"/>
          <table:table-cell table:style-name="ce20" office:value-type="float" office:value="7572673" calcext:value-type="float">
            <text:p>7.572.673</text:p>
          </table:table-cell>
          <table:table-cell table:style-name="ce20"/>
          <table:table-cell table:style-name="ce20" office:value-type="float" office:value="75349" calcext:value-type="float">
            <text:p>75.349</text:p>
          </table:table-cell>
          <table:table-cell table:style-name="ce20"/>
          <table:table-cell table:style-name="ce20" office:value-type="float" office:value="-37655" calcext:value-type="float">
            <text:p>-37.6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79193" calcext:value-type="float">
            <text:p>79.193</text:p>
          </table:table-cell>
          <table:table-cell table:style-name="ce21"/>
          <table:table-cell table:style-name="ce21" office:value-type="float" office:value="104636" calcext:value-type="float">
            <text:p>104.636</text:p>
          </table:table-cell>
          <table:table-cell table:style-name="ce21"/>
          <table:table-cell table:style-name="ce21" office:value-type="float" office:value="89189" calcext:value-type="float">
            <text:p>89.189</text:p>
          </table:table-cell>
          <table:table-cell table:style-name="ce21"/>
          <table:table-cell table:style-name="ce21" office:value-type="float" office:value="10254233" calcext:value-type="float">
            <text:p>10.254.233</text:p>
          </table:table-cell>
          <table:table-cell table:style-name="ce21"/>
          <table:table-cell table:style-name="ce21" office:value-type="float" office:value="114632" calcext:value-type="float">
            <text:p>114.632</text:p>
          </table:table-cell>
          <table:table-cell table:style-name="ce21"/>
          <table:table-cell table:style-name="ce21" office:value-type="float" office:value="9996" calcext:value-type="float">
            <text:p>9.9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0229" calcext:value-type="float">
            <text:p>20.229</text:p>
          </table:table-cell>
          <table:table-cell table:style-name="ce20"/>
          <table:table-cell table:style-name="ce20" office:value-type="float" office:value="55604" calcext:value-type="float">
            <text:p>55.604</text:p>
          </table:table-cell>
          <table:table-cell table:style-name="ce20"/>
          <table:table-cell table:style-name="ce20" office:value-type="float" office:value="28707" calcext:value-type="float">
            <text:p>28.707</text:p>
          </table:table-cell>
          <table:table-cell table:style-name="ce20"/>
          <table:table-cell table:style-name="ce20" office:value-type="float" office:value="5447084" calcext:value-type="float">
            <text:p>5.447.084</text:p>
          </table:table-cell>
          <table:table-cell table:style-name="ce20"/>
          <table:table-cell table:style-name="ce20" office:value-type="float" office:value="64082" calcext:value-type="float">
            <text:p>64.082</text:p>
          </table:table-cell>
          <table:table-cell table:style-name="ce20"/>
          <table:table-cell table:style-name="ce20" office:value-type="float" office:value="8478" calcext:value-type="float">
            <text:p>8.47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45224" calcext:value-type="float">
            <text:p>45.224</text:p>
          </table:table-cell>
          <table:table-cell table:style-name="ce21"/>
          <table:table-cell table:style-name="ce21" office:value-type="float" office:value="827155" calcext:value-type="float">
            <text:p>827.155</text:p>
          </table:table-cell>
          <table:table-cell table:style-name="ce21"/>
          <table:table-cell table:style-name="ce21" office:value-type="float" office:value="-97069" calcext:value-type="float">
            <text:p>-97.069</text:p>
          </table:table-cell>
          <table:table-cell table:style-name="ce21"/>
          <table:table-cell table:style-name="ce21" office:value-type="float" office:value="82314906" calcext:value-type="float">
            <text:p>82.314.906</text:p>
          </table:table-cell>
          <table:table-cell table:style-name="ce21"/>
          <table:table-cell table:style-name="ce21" office:value-type="float" office:value="684862" calcext:value-type="float">
            <text:p>684.862</text:p>
          </table:table-cell>
          <table:table-cell table:style-name="ce21"/>
          <table:table-cell table:style-name="ce21" office:value-type="float" office:value="-142293" calcext:value-type="float">
            <text:p>-142.2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45224" calcext:value-type="float">
            <text:p>45.224</text:p>
          </table:table-cell>
          <table:table-cell table:style-name="ce20"/>
          <table:table-cell table:style-name="ce20" office:value-type="float" office:value="827155" calcext:value-type="float">
            <text:p>827.155</text:p>
          </table:table-cell>
          <table:table-cell table:style-name="ce20"/>
          <table:table-cell table:style-name="ce20" office:value-type="float" office:value="-97069" calcext:value-type="float">
            <text:p>-97.069</text:p>
          </table:table-cell>
          <table:table-cell table:style-name="ce20"/>
          <table:table-cell table:style-name="ce20" office:value-type="float" office:value="82314906" calcext:value-type="float">
            <text:p>82.314.906</text:p>
          </table:table-cell>
          <table:table-cell table:style-name="ce20"/>
          <table:table-cell table:style-name="ce20" office:value-type="float" office:value="684862" calcext:value-type="float">
            <text:p>684.862</text:p>
          </table:table-cell>
          <table:table-cell table:style-name="ce20"/>
          <table:table-cell table:style-name="ce20" office:value-type="float" office:value="-142293" calcext:value-type="float">
            <text:p>-142.29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2846" calcext:value-type="float">
            <text:p>-2.846</text:p>
          </table:table-cell>
          <table:table-cell table:style-name="ce21"/>
          <table:table-cell table:style-name="ce21" office:value-type="float" office:value="17409" calcext:value-type="float">
            <text:p>17.409</text:p>
          </table:table-cell>
          <table:table-cell table:style-name="ce21"/>
          <table:table-cell table:style-name="ce21" office:value-type="float" office:value="-4480" calcext:value-type="float">
            <text:p>-4.480</text:p>
          </table:table-cell>
          <table:table-cell table:style-name="ce21"/>
          <table:table-cell table:style-name="ce21" office:value-type="float" office:value="1342920" calcext:value-type="float">
            <text:p>1.342.920</text:p>
          </table:table-cell>
          <table:table-cell table:style-name="ce21"/>
          <table:table-cell table:style-name="ce21" office:value-type="float" office:value="15775" calcext:value-type="float">
            <text:p>15.775</text:p>
          </table:table-cell>
          <table:table-cell table:style-name="ce21"/>
          <table:table-cell table:style-name="ce21" office:value-type="float" office:value="-1634" calcext:value-type="float">
            <text:p>-1.6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74375" calcext:value-type="float">
            <text:p>74.375</text:p>
          </table:table-cell>
          <table:table-cell table:style-name="ce20"/>
          <table:table-cell table:style-name="ce20" office:value-type="float" office:value="28117" calcext:value-type="float">
            <text:p>28.117</text:p>
          </table:table-cell>
          <table:table-cell table:style-name="ce20"/>
          <table:table-cell table:style-name="ce20" office:value-type="float" office:value="117647" calcext:value-type="float">
            <text:p>117.647</text:p>
          </table:table-cell>
          <table:table-cell table:style-name="ce20"/>
          <table:table-cell table:style-name="ce20" office:value-type="float" office:value="4340118" calcext:value-type="float">
            <text:p>4.340.118</text:p>
          </table:table-cell>
          <table:table-cell table:style-name="ce20"/>
          <table:table-cell table:style-name="ce20" office:value-type="float" office:value="71389" calcext:value-type="float">
            <text:p>71.389</text:p>
          </table:table-cell>
          <table:table-cell table:style-name="ce20"/>
          <table:table-cell table:style-name="ce20" office:value-type="float" office:value="43272" calcext:value-type="float">
            <text:p>43.2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2898" calcext:value-type="float">
            <text:p>22.898</text:p>
          </table:table-cell>
          <table:table-cell table:style-name="ce21"/>
          <table:table-cell table:style-name="ce21" office:value-type="float" office:value="109895" calcext:value-type="float">
            <text:p>109.895</text:p>
          </table:table-cell>
          <table:table-cell table:style-name="ce21"/>
          <table:table-cell table:style-name="ce21" office:value-type="float" office:value="24929" calcext:value-type="float">
            <text:p>24.929</text:p>
          </table:table-cell>
          <table:table-cell table:style-name="ce21"/>
          <table:table-cell table:style-name="ce21" office:value-type="float" office:value="11036008" calcext:value-type="float">
            <text:p>11.036.008</text:p>
          </table:table-cell>
          <table:table-cell table:style-name="ce21"/>
          <table:table-cell table:style-name="ce21" office:value-type="float" office:value="111926" calcext:value-type="float">
            <text:p>111.926</text:p>
          </table:table-cell>
          <table:table-cell table:style-name="ce21"/>
          <table:table-cell table:style-name="ce21" office:value-type="float" office:value="2031" calcext:value-type="float">
            <text:p>2.0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776384" calcext:value-type="float">
            <text:p>776.384</text:p>
          </table:table-cell>
          <table:table-cell table:style-name="ce20"/>
          <table:table-cell table:style-name="ce20" office:value-type="float" office:value="383249" calcext:value-type="float">
            <text:p>383.249</text:p>
          </table:table-cell>
          <table:table-cell table:style-name="ce20"/>
          <table:table-cell table:style-name="ce20" office:value-type="float" office:value="884273" calcext:value-type="float">
            <text:p>884.273</text:p>
          </table:table-cell>
          <table:table-cell table:style-name="ce20"/>
          <table:table-cell table:style-name="ce20" office:value-type="float" office:value="44784666" calcext:value-type="float">
            <text:p>44.784.666</text:p>
          </table:table-cell>
          <table:table-cell table:style-name="ce20"/>
          <table:table-cell table:style-name="ce20" office:value-type="float" office:value="491138" calcext:value-type="float">
            <text:p>491.138</text:p>
          </table:table-cell>
          <table:table-cell table:style-name="ce20"/>
          <table:table-cell table:style-name="ce20" office:value-type="float" office:value="107889" calcext:value-type="float">
            <text:p>107.88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73796" calcext:value-type="float">
            <text:p>73.796</text:p>
          </table:table-cell>
          <table:table-cell table:style-name="ce21"/>
          <table:table-cell table:style-name="ce21" office:value-type="float" office:value="531273" calcext:value-type="float">
            <text:p>531.273</text:p>
          </table:table-cell>
          <table:table-cell table:style-name="ce21"/>
          <table:table-cell table:style-name="ce21" office:value-type="float" office:value="362128" calcext:value-type="float">
            <text:p>362.128</text:p>
          </table:table-cell>
          <table:table-cell table:style-name="ce21"/>
          <table:table-cell table:style-name="ce21" office:value-type="float" office:value="63645065" calcext:value-type="float">
            <text:p>63.645.065</text:p>
          </table:table-cell>
          <table:table-cell table:style-name="ce21"/>
          <table:table-cell table:style-name="ce21" office:value-type="float" office:value="819605" calcext:value-type="float">
            <text:p>819.605</text:p>
          </table:table-cell>
          <table:table-cell table:style-name="ce21"/>
          <table:table-cell table:style-name="ce21" office:value-type="float" office:value="288332" calcext:value-type="float">
            <text:p>288.3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74659" calcext:value-type="float">
            <text:p>74.659</text:p>
          </table:table-cell>
          <table:table-cell table:style-name="ce20"/>
          <table:table-cell table:style-name="ce20" office:value-type="float" office:value="521016" calcext:value-type="float">
            <text:p>521.016</text:p>
          </table:table-cell>
          <table:table-cell table:style-name="ce20"/>
          <table:table-cell table:style-name="ce20" office:value-type="float" office:value="339628" calcext:value-type="float">
            <text:p>339.628</text:p>
          </table:table-cell>
          <table:table-cell table:style-name="ce20"/>
          <table:table-cell table:style-name="ce20" office:value-type="float" office:value="61795238" calcext:value-type="float">
            <text:p>61.795.238</text:p>
          </table:table-cell>
          <table:table-cell table:style-name="ce20"/>
          <table:table-cell table:style-name="ce20" office:value-type="float" office:value="785985" calcext:value-type="float">
            <text:p>785.985</text:p>
          </table:table-cell>
          <table:table-cell table:style-name="ce20"/>
          <table:table-cell table:style-name="ce20" office:value-type="float" office:value="264969" calcext:value-type="float">
            <text:p>264.9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8894" calcext:value-type="float">
            <text:p>8.894</text:p>
          </table:table-cell>
          <table:table-cell table:style-name="ce21"/>
          <table:table-cell table:style-name="ce21" office:value-type="float" office:value="52367" calcext:value-type="float">
            <text:p>52.367</text:p>
          </table:table-cell>
          <table:table-cell table:style-name="ce21"/>
          <table:table-cell table:style-name="ce21" office:value-type="float" office:value="-1563" calcext:value-type="float">
            <text:p>-1.563</text:p>
          </table:table-cell>
          <table:table-cell table:style-name="ce21"/>
          <table:table-cell table:style-name="ce21" office:value-type="float" office:value="4313530" calcext:value-type="float">
            <text:p>4.313.530</text:p>
          </table:table-cell>
          <table:table-cell table:style-name="ce21"/>
          <table:table-cell table:style-name="ce21" office:value-type="float" office:value="41910" calcext:value-type="float">
            <text:p>41.910</text:p>
          </table:table-cell>
          <table:table-cell table:style-name="ce21"/>
          <table:table-cell table:style-name="ce21" office:value-type="float" office:value="-10457" calcext:value-type="float">
            <text:p>-10.45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97912" calcext:value-type="float">
            <text:p>497.912</text:p>
          </table:table-cell>
          <table:table-cell table:style-name="ce20"/>
          <table:table-cell table:style-name="ce20" office:value-type="float" office:value="570801" calcext:value-type="float">
            <text:p>570.801</text:p>
          </table:table-cell>
          <table:table-cell table:style-name="ce20"/>
          <table:table-cell table:style-name="ce20" office:value-type="float" office:value="491044" calcext:value-type="float">
            <text:p>491.044</text:p>
          </table:table-cell>
          <table:table-cell table:style-name="ce20"/>
          <table:table-cell table:style-name="ce20" office:value-type="float" office:value="58510725" calcext:value-type="float">
            <text:p>58.510.725</text:p>
          </table:table-cell>
          <table:table-cell table:style-name="ce20"/>
          <table:table-cell table:style-name="ce20" office:value-type="float" office:value="563933" calcext:value-type="float">
            <text:p>563.933</text:p>
          </table:table-cell>
          <table:table-cell table:style-name="ce20"/>
          <table:table-cell table:style-name="ce20" office:value-type="float" office:value="-6868" calcext:value-type="float">
            <text:p>-6.8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5233" calcext:value-type="float">
            <text:p>15.233</text:p>
          </table:table-cell>
          <table:table-cell table:style-name="ce21"/>
          <table:table-cell table:style-name="ce21" office:value-type="float" office:value="5391" calcext:value-type="float">
            <text:p>5.391</text:p>
          </table:table-cell>
          <table:table-cell table:style-name="ce21"/>
          <table:table-cell table:style-name="ce21" office:value-type="float" office:value="18417" calcext:value-type="float">
            <text:p>18.417</text:p>
          </table:table-cell>
          <table:table-cell table:style-name="ce21"/>
          <table:table-cell table:style-name="ce21" office:value-type="float" office:value="757916" calcext:value-type="float">
            <text:p>757.916</text:p>
          </table:table-cell>
          <table:table-cell table:style-name="ce21"/>
          <table:table-cell table:style-name="ce21" office:value-type="float" office:value="8575" calcext:value-type="float">
            <text:p>8.575</text:p>
          </table:table-cell>
          <table:table-cell table:style-name="ce21"/>
          <table:table-cell table:style-name="ce21" office:value-type="float" office:value="3184" calcext:value-type="float">
            <text:p>3.1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7946" calcext:value-type="float">
            <text:p>-7.946</text:p>
          </table:table-cell>
          <table:table-cell table:style-name="ce20"/>
          <table:table-cell table:style-name="ce20" office:value-type="float" office:value="33042" calcext:value-type="float">
            <text:p>33.042</text:p>
          </table:table-cell>
          <table:table-cell table:style-name="ce20"/>
          <table:table-cell table:style-name="ce20" office:value-type="float" office:value="-17030" calcext:value-type="float">
            <text:p>-17.030</text:p>
          </table:table-cell>
          <table:table-cell table:style-name="ce20"/>
          <table:table-cell table:style-name="ce20" office:value-type="float" office:value="2208840" calcext:value-type="float">
            <text:p>2.208.840</text:p>
          </table:table-cell>
          <table:table-cell table:style-name="ce20"/>
          <table:table-cell table:style-name="ce20" office:value-type="float" office:value="23958" calcext:value-type="float">
            <text:p>23.958</text:p>
          </table:table-cell>
          <table:table-cell table:style-name="ce20"/>
          <table:table-cell table:style-name="ce20" office:value-type="float" office:value="-9084" calcext:value-type="float">
            <text:p>-9.08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1774" calcext:value-type="float">
            <text:p>-21.774</text:p>
          </table:table-cell>
          <table:table-cell table:style-name="ce21"/>
          <table:table-cell table:style-name="ce21" office:value-type="float" office:value="45624" calcext:value-type="float">
            <text:p>45.624</text:p>
          </table:table-cell>
          <table:table-cell table:style-name="ce21"/>
          <table:table-cell table:style-name="ce21" office:value-type="float" office:value="-37378" calcext:value-type="float">
            <text:p>-37.378</text:p>
          </table:table-cell>
          <table:table-cell table:style-name="ce21"/>
          <table:table-cell table:style-name="ce21" office:value-type="float" office:value="3249983" calcext:value-type="float">
            <text:p>3.249.983</text:p>
          </table:table-cell>
          <table:table-cell table:style-name="ce21"/>
          <table:table-cell table:style-name="ce21" office:value-type="float" office:value="30020" calcext:value-type="float">
            <text:p>30.020</text:p>
          </table:table-cell>
          <table:table-cell table:style-name="ce21"/>
          <table:table-cell table:style-name="ce21" office:value-type="float" office:value="-15604" calcext:value-type="float">
            <text:p>-15.6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6001" calcext:value-type="float">
            <text:p>6.001</text:p>
          </table:table-cell>
          <table:table-cell table:style-name="ce20"/>
          <table:table-cell table:style-name="ce20" office:value-type="float" office:value="3866" calcext:value-type="float">
            <text:p>3.866</text:p>
          </table:table-cell>
          <table:table-cell table:style-name="ce20"/>
          <table:table-cell table:style-name="ce20" office:value-type="float" office:value="7612" calcext:value-type="float">
            <text:p>7.612</text:p>
          </table:table-cell>
          <table:table-cell table:style-name="ce20"/>
          <table:table-cell table:style-name="ce20" office:value-type="float" office:value="476187" calcext:value-type="float">
            <text:p>476.187</text:p>
          </table:table-cell>
          <table:table-cell table:style-name="ce20"/>
          <table:table-cell table:style-name="ce20" office:value-type="float" office:value="5477" calcext:value-type="float">
            <text:p>5.477</text:p>
          </table:table-cell>
          <table:table-cell table:style-name="ce20"/>
          <table:table-cell table:style-name="ce20" office:value-type="float" office:value="1611" calcext:value-type="float">
            <text:p>1.6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4568" calcext:value-type="float">
            <text:p>14.568</text:p>
          </table:table-cell>
          <table:table-cell table:style-name="ce21"/>
          <table:table-cell table:style-name="ce21" office:value-type="float" office:value="132938" calcext:value-type="float">
            <text:p>132.938</text:p>
          </table:table-cell>
          <table:table-cell table:style-name="ce21"/>
          <table:table-cell table:style-name="ce21" office:value-type="float" office:value="-20757" calcext:value-type="float">
            <text:p>-20.757</text:p>
          </table:table-cell>
          <table:table-cell table:style-name="ce21"/>
          <table:table-cell table:style-name="ce21" office:value-type="float" office:value="10066158" calcext:value-type="float">
            <text:p>10.066.158</text:p>
          </table:table-cell>
          <table:table-cell table:style-name="ce21"/>
          <table:table-cell table:style-name="ce21" office:value-type="float" office:value="97613" calcext:value-type="float">
            <text:p>97.613</text:p>
          </table:table-cell>
          <table:table-cell table:style-name="ce21"/>
          <table:table-cell table:style-name="ce21" office:value-type="float" office:value="-35325" calcext:value-type="float">
            <text:p>-35.3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562" calcext:value-type="float">
            <text:p>1.562</text:p>
          </table:table-cell>
          <table:table-cell table:style-name="ce20"/>
          <table:table-cell table:style-name="ce20" office:value-type="float" office:value="3111" calcext:value-type="float">
            <text:p>3.111</text:p>
          </table:table-cell>
          <table:table-cell table:style-name="ce20"/>
          <table:table-cell table:style-name="ce20" office:value-type="float" office:value="2216" calcext:value-type="float">
            <text:p>2.216</text:p>
          </table:table-cell>
          <table:table-cell table:style-name="ce20"/>
          <table:table-cell table:style-name="ce20" office:value-type="float" office:value="405616" calcext:value-type="float">
            <text:p>405.616</text:p>
          </table:table-cell>
          <table:table-cell table:style-name="ce20"/>
          <table:table-cell table:style-name="ce20" office:value-type="float" office:value="3765" calcext:value-type="float">
            <text:p>3.765</text:p>
          </table:table-cell>
          <table:table-cell table:style-name="ce20"/>
          <table:table-cell table:style-name="ce20" office:value-type="float" office:value="654" calcext:value-type="float">
            <text:p>65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-907" calcext:value-type="float">
            <text:p>-907</text:p>
          </table:table-cell>
          <table:table-cell table:style-name="ce21"/>
          <table:table-cell table:style-name="ce21" office:value-type="float" office:value="133022" calcext:value-type="float">
            <text:p>133.022</text:p>
          </table:table-cell>
          <table:table-cell table:style-name="ce21"/>
          <table:table-cell table:style-name="ce21" office:value-type="float" office:value="47407" calcext:value-type="float">
            <text:p>47.407</text:p>
          </table:table-cell>
          <table:table-cell table:style-name="ce21"/>
          <table:table-cell table:style-name="ce21" office:value-type="float" office:value="16357992" calcext:value-type="float">
            <text:p>16.357.992</text:p>
          </table:table-cell>
          <table:table-cell table:style-name="ce21"/>
          <table:table-cell table:style-name="ce21" office:value-type="float" office:value="181336" calcext:value-type="float">
            <text:p>181.336</text:p>
          </table:table-cell>
          <table:table-cell table:style-name="ce21"/>
          <table:table-cell table:style-name="ce21" office:value-type="float" office:value="48314" calcext:value-type="float">
            <text:p>48.3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23380" calcext:value-type="float">
            <text:p>23.380</text:p>
          </table:table-cell>
          <table:table-cell table:style-name="ce20"/>
          <table:table-cell table:style-name="ce20" office:value-type="float" office:value="74625" calcext:value-type="float">
            <text:p>74.625</text:p>
          </table:table-cell>
          <table:table-cell table:style-name="ce20"/>
          <table:table-cell table:style-name="ce20" office:value-type="float" office:value="25005" calcext:value-type="float">
            <text:p>25.005</text:p>
          </table:table-cell>
          <table:table-cell table:style-name="ce20"/>
          <table:table-cell table:style-name="ce20" office:value-type="float" office:value="8282984" calcext:value-type="float">
            <text:p>8.282.984</text:p>
          </table:table-cell>
          <table:table-cell table:style-name="ce20"/>
          <table:table-cell table:style-name="ce20" office:value-type="float" office:value="76250" calcext:value-type="float">
            <text:p>76.250</text:p>
          </table:table-cell>
          <table:table-cell table:style-name="ce20"/>
          <table:table-cell table:style-name="ce20" office:value-type="float" office:value="1625" calcext:value-type="float">
            <text:p>1.6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20485" calcext:value-type="float">
            <text:p>-20.485</text:p>
          </table:table-cell>
          <table:table-cell table:style-name="ce21"/>
          <table:table-cell table:style-name="ce21" office:value-type="float" office:value="377226" calcext:value-type="float">
            <text:p>377.226</text:p>
          </table:table-cell>
          <table:table-cell table:style-name="ce21"/>
          <table:table-cell table:style-name="ce21" office:value-type="float" office:value="-9838" calcext:value-type="float">
            <text:p>-9.838</text:p>
          </table:table-cell>
          <table:table-cell table:style-name="ce21"/>
          <table:table-cell table:style-name="ce21" office:value-type="float" office:value="38125479" calcext:value-type="float">
            <text:p>38.125.479</text:p>
          </table:table-cell>
          <table:table-cell table:style-name="ce21"/>
          <table:table-cell table:style-name="ce21" office:value-type="float" office:value="387873" calcext:value-type="float">
            <text:p>387.873</text:p>
          </table:table-cell>
          <table:table-cell table:style-name="ce21"/>
          <table:table-cell table:style-name="ce21" office:value-type="float" office:value="10647" calcext:value-type="float">
            <text:p>10.6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21771" calcext:value-type="float">
            <text:p>21.771</text:p>
          </table:table-cell>
          <table:table-cell table:style-name="ce20"/>
          <table:table-cell table:style-name="ce20" office:value-type="float" office:value="103512" calcext:value-type="float">
            <text:p>103.512</text:p>
          </table:table-cell>
          <table:table-cell table:style-name="ce20"/>
          <table:table-cell table:style-name="ce20" office:value-type="float" office:value="20751" calcext:value-type="float">
            <text:p>20.751</text:p>
          </table:table-cell>
          <table:table-cell table:style-name="ce20"/>
          <table:table-cell table:style-name="ce20" office:value-type="float" office:value="10532588" calcext:value-type="float">
            <text:p>10.532.588</text:p>
          </table:table-cell>
          <table:table-cell table:style-name="ce20"/>
          <table:table-cell table:style-name="ce20" office:value-type="float" office:value="102492" calcext:value-type="float">
            <text:p>102.492</text:p>
          </table:table-cell>
          <table:table-cell table:style-name="ce20"/>
          <table:table-cell table:style-name="ce20" office:value-type="float" office:value="-1020" calcext:value-type="float">
            <text:p>-1.0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457806" calcext:value-type="float">
            <text:p>-457.806</text:p>
          </table:table-cell>
          <table:table-cell table:style-name="ce21"/>
          <table:table-cell table:style-name="ce21" office:value-type="float" office:value="251965" calcext:value-type="float">
            <text:p>251.965</text:p>
          </table:table-cell>
          <table:table-cell table:style-name="ce21"/>
          <table:table-cell table:style-name="ce21" office:value-type="float" office:value="-495043" calcext:value-type="float">
            <text:p>-495.043</text:p>
          </table:table-cell>
          <table:table-cell table:style-name="ce21"/>
          <table:table-cell table:style-name="ce21" office:value-type="float" office:value="21130503" calcext:value-type="float">
            <text:p>21.130.503</text:p>
          </table:table-cell>
          <table:table-cell table:style-name="ce21"/>
          <table:table-cell table:style-name="ce21" office:value-type="float" office:value="214728" calcext:value-type="float">
            <text:p>214.728</text:p>
          </table:table-cell>
          <table:table-cell table:style-name="ce21"/>
          <table:table-cell table:style-name="ce21" office:value-type="float" office:value="-37237" calcext:value-type="float">
            <text:p>-37.2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4250" calcext:value-type="float">
            <text:p>14.250</text:p>
          </table:table-cell>
          <table:table-cell table:style-name="ce20"/>
          <table:table-cell table:style-name="ce20" office:value-type="float" office:value="18584" calcext:value-type="float">
            <text:p>18.584</text:p>
          </table:table-cell>
          <table:table-cell table:style-name="ce20"/>
          <table:table-cell table:style-name="ce20" office:value-type="float" office:value="15489" calcext:value-type="float">
            <text:p>15.489</text:p>
          </table:table-cell>
          <table:table-cell table:style-name="ce20"/>
          <table:table-cell table:style-name="ce20" office:value-type="float" office:value="2010377" calcext:value-type="float">
            <text:p>2.010.377</text:p>
          </table:table-cell>
          <table:table-cell table:style-name="ce20"/>
          <table:table-cell table:style-name="ce20" office:value-type="float" office:value="19823" calcext:value-type="float">
            <text:p>19.823</text:p>
          </table:table-cell>
          <table:table-cell table:style-name="ce20"/>
          <table:table-cell table:style-name="ce20" office:value-type="float" office:value="1239" calcext:value-type="float">
            <text:p>1.2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2316" calcext:value-type="float">
            <text:p>2.316</text:p>
          </table:table-cell>
          <table:table-cell table:style-name="ce21"/>
          <table:table-cell table:style-name="ce21" office:value-type="float" office:value="53856" calcext:value-type="float">
            <text:p>53.856</text:p>
          </table:table-cell>
          <table:table-cell table:style-name="ce21"/>
          <table:table-cell table:style-name="ce21" office:value-type="float" office:value="2884" calcext:value-type="float">
            <text:p>2.884</text:p>
          </table:table-cell>
          <table:table-cell table:style-name="ce21"/>
          <table:table-cell table:style-name="ce21" office:value-type="float" office:value="5373180" calcext:value-type="float">
            <text:p>5.373.180</text:p>
          </table:table-cell>
          <table:table-cell table:style-name="ce21"/>
          <table:table-cell table:style-name="ce21" office:value-type="float" office:value="54424" calcext:value-type="float">
            <text:p>54.424</text:p>
          </table:table-cell>
          <table:table-cell table:style-name="ce21"/>
          <table:table-cell table:style-name="ce21" office:value-type="float" office:value="568" calcext:value-type="float">
            <text:p>56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3877" calcext:value-type="float">
            <text:p>13.877</text:p>
          </table:table-cell>
          <table:table-cell table:style-name="ce20"/>
          <table:table-cell table:style-name="ce20" office:value-type="float" office:value="49077" calcext:value-type="float">
            <text:p>49.077</text:p>
          </table:table-cell>
          <table:table-cell table:style-name="ce20"/>
          <table:table-cell table:style-name="ce20" office:value-type="float" office:value="23529" calcext:value-type="float">
            <text:p>23.529</text:p>
          </table:table-cell>
          <table:table-cell table:style-name="ce20"/>
          <table:table-cell table:style-name="ce20" office:value-type="float" office:value="5276955" calcext:value-type="float">
            <text:p>5.276.955</text:p>
          </table:table-cell>
          <table:table-cell table:style-name="ce20"/>
          <table:table-cell table:style-name="ce20" office:value-type="float" office:value="58729" calcext:value-type="float">
            <text:p>58.729</text:p>
          </table:table-cell>
          <table:table-cell table:style-name="ce20"/>
          <table:table-cell table:style-name="ce20" office:value-type="float" office:value="9652" calcext:value-type="float">
            <text:p>9.6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3978" calcext:value-type="float">
            <text:p>53.978</text:p>
          </table:table-cell>
          <table:table-cell table:style-name="ce21"/>
          <table:table-cell table:style-name="ce21" office:value-type="float" office:value="91729" calcext:value-type="float">
            <text:p>91.729</text:p>
          </table:table-cell>
          <table:table-cell table:style-name="ce21"/>
          <table:table-cell table:style-name="ce21" office:value-type="float" office:value="69670" calcext:value-type="float">
            <text:p>69.670</text:p>
          </table:table-cell>
          <table:table-cell table:style-name="ce21"/>
          <table:table-cell table:style-name="ce21" office:value-type="float" office:value="9113257" calcext:value-type="float">
            <text:p>9.113.257</text:p>
          </table:table-cell>
          <table:table-cell table:style-name="ce21"/>
          <table:table-cell table:style-name="ce21" office:value-type="float" office:value="107421" calcext:value-type="float">
            <text:p>107.421</text:p>
          </table:table-cell>
          <table:table-cell table:style-name="ce21"/>
          <table:table-cell table:style-name="ce21" office:value-type="float" office:value="15692" calcext:value-type="float">
            <text:p>15.6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5170" calcext:value-type="float">
            <text:p>5.170</text:p>
          </table:table-cell>
          <table:table-cell table:style-name="ce20"/>
          <table:table-cell table:style-name="ce20" office:value-type="float" office:value="1943" calcext:value-type="float">
            <text:p>1.943</text:p>
          </table:table-cell>
          <table:table-cell table:style-name="ce20"/>
          <table:table-cell table:style-name="ce20" office:value-type="float" office:value="7787" calcext:value-type="float">
            <text:p>7.787</text:p>
          </table:table-cell>
          <table:table-cell table:style-name="ce20"/>
          <table:table-cell table:style-name="ce20" office:value-type="float" office:value="307672" calcext:value-type="float">
            <text:p>307.672</text:p>
          </table:table-cell>
          <table:table-cell table:style-name="ce20"/>
          <table:table-cell table:style-name="ce20" office:value-type="float" office:value="4560" calcext:value-type="float">
            <text:p>4.560</text:p>
          </table:table-cell>
          <table:table-cell table:style-name="ce20"/>
          <table:table-cell table:style-name="ce20" office:value-type="float" office:value="2617" calcext:value-type="float">
            <text:p>2.6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64" calcext:value-type="float">
            <text:p>64</text:p>
          </table:table-cell>
          <table:table-cell table:style-name="ce21"/>
          <table:table-cell table:style-name="ce21" office:value-type="float" office:value="227" calcext:value-type="float">
            <text:p>227</text:p>
          </table:table-cell>
          <table:table-cell table:style-name="ce21"/>
          <table:table-cell table:style-name="ce21" office:value-type="float" office:value="188" calcext:value-type="float">
            <text:p>188</text:p>
          </table:table-cell>
          <table:table-cell table:style-name="ce21"/>
          <table:table-cell table:style-name="ce21" office:value-type="float" office:value="35168" calcext:value-type="float">
            <text:p>35.168</text:p>
          </table:table-cell>
          <table:table-cell table:style-name="ce21"/>
          <table:table-cell table:style-name="ce21" office:value-type="float" office:value="351" calcext:value-type="float">
            <text:p>351</text:p>
          </table:table-cell>
          <table:table-cell table:style-name="ce21"/>
          <table:table-cell table:style-name="ce21" office:value-type="float" office:value="124" calcext:value-type="float">
            <text:p>12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39532" calcext:value-type="float">
            <text:p>39.532</text:p>
          </table:table-cell>
          <table:table-cell table:style-name="ce20"/>
          <table:table-cell table:style-name="ce20" office:value-type="float" office:value="41954" calcext:value-type="float">
            <text:p>41.954</text:p>
          </table:table-cell>
          <table:table-cell table:style-name="ce20"/>
          <table:table-cell table:style-name="ce20" office:value-type="float" office:value="56037" calcext:value-type="float">
            <text:p>56.037</text:p>
          </table:table-cell>
          <table:table-cell table:style-name="ce20"/>
          <table:table-cell table:style-name="ce20" office:value-type="float" office:value="4681134" calcext:value-type="float">
            <text:p>4.681.134</text:p>
          </table:table-cell>
          <table:table-cell table:style-name="ce20"/>
          <table:table-cell table:style-name="ce20" office:value-type="float" office:value="58459" calcext:value-type="float">
            <text:p>58.459</text:p>
          </table:table-cell>
          <table:table-cell table:style-name="ce20"/>
          <table:table-cell table:style-name="ce20" office:value-type="float" office:value="16505" calcext:value-type="float">
            <text:p>16.5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71350" calcext:value-type="float">
            <text:p>71.350</text:p>
          </table:table-cell>
          <table:table-cell table:style-name="ce21"/>
          <table:table-cell table:style-name="ce21" office:value-type="float" office:value="61089" calcext:value-type="float">
            <text:p>61.089</text:p>
          </table:table-cell>
          <table:table-cell table:style-name="ce21"/>
          <table:table-cell table:style-name="ce21" office:value-type="float" office:value="84755" calcext:value-type="float">
            <text:p>84.755</text:p>
          </table:table-cell>
          <table:table-cell table:style-name="ce21"/>
          <table:table-cell table:style-name="ce21" office:value-type="float" office:value="7508739" calcext:value-type="float">
            <text:p>7.508.739</text:p>
          </table:table-cell>
          <table:table-cell table:style-name="ce21"/>
          <table:table-cell table:style-name="ce21" office:value-type="float" office:value="74494" calcext:value-type="float">
            <text:p>74.494</text:p>
          </table:table-cell>
          <table:table-cell table:style-name="ce21"/>
          <table:table-cell table:style-name="ce21" office:value-type="float" office:value="13405" calcext:value-type="float">
            <text:p>13.40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300810" calcext:value-type="float">
            <text:p>300.810</text:p>
          </table:table-cell>
          <table:table-cell table:style-name="ce20"/>
          <table:table-cell table:style-name="ce20" office:value-type="float" office:value="574687" calcext:value-type="float">
            <text:p>574.687</text:p>
          </table:table-cell>
          <table:table-cell table:style-name="ce20"/>
          <table:table-cell table:style-name="ce20" office:value-type="float" office:value="498368" calcext:value-type="float">
            <text:p>498.368</text:p>
          </table:table-cell>
          <table:table-cell table:style-name="ce20"/>
          <table:table-cell table:style-name="ce20" office:value-type="float" office:value="61073279" calcext:value-type="float">
            <text:p>61.073.279</text:p>
          </table:table-cell>
          <table:table-cell table:style-name="ce20"/>
          <table:table-cell table:style-name="ce20" office:value-type="float" office:value="772245" calcext:value-type="float">
            <text:p>772.245</text:p>
          </table:table-cell>
          <table:table-cell table:style-name="ce20"/>
          <table:table-cell table:style-name="ce20" office:value-type="float" office:value="197558" calcext:value-type="float">
            <text:p>197.55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1038" calcext:value-type="float">
            <text:p>1.038</text:p>
          </table:table-cell>
          <table:table-cell table:style-name="ce21"/>
          <table:table-cell table:style-name="ce21" office:value-type="float" office:value="35044" calcext:value-type="float">
            <text:p>35.044</text:p>
          </table:table-cell>
          <table:table-cell table:style-name="ce21"/>
          <table:table-cell table:style-name="ce21" office:value-type="float" office:value="-171" calcext:value-type="float">
            <text:p>-171</text:p>
          </table:table-cell>
          <table:table-cell table:style-name="ce21"/>
          <table:table-cell table:style-name="ce21" office:value-type="float" office:value="3844017" calcext:value-type="float">
            <text:p>3.844.017</text:p>
          </table:table-cell>
          <table:table-cell table:style-name="ce21"/>
          <table:table-cell table:style-name="ce21" office:value-type="float" office:value="33835" calcext:value-type="float">
            <text:p>33.835</text:p>
          </table:table-cell>
          <table:table-cell table:style-name="ce21"/>
          <table:table-cell table:style-name="ce21" office:value-type="float" office:value="-1209" calcext:value-type="float">
            <text:p>-1.2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979" calcext:value-type="float">
            <text:p>5.979</text:p>
          </table:table-cell>
          <table:table-cell table:style-name="ce20"/>
          <table:table-cell table:style-name="ce20" office:value-type="float" office:value="919" calcext:value-type="float">
            <text:p>919</text:p>
          </table:table-cell>
          <table:table-cell table:style-name="ce20"/>
          <table:table-cell table:style-name="ce20" office:value-type="float" office:value="614624" calcext:value-type="float">
            <text:p>614.624</text:p>
          </table:table-cell>
          <table:table-cell table:style-name="ce20"/>
          <table:table-cell table:style-name="ce20" office:value-type="float" office:value="7834" calcext:value-type="float">
            <text:p>7.834</text:p>
          </table:table-cell>
          <table:table-cell table:style-name="ce20"/>
          <table:table-cell table:style-name="ce20" office:value-type="float" office:value="1855" calcext:value-type="float">
            <text:p>1.8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330" calcext:value-type="float">
            <text:p>-3.330</text:p>
          </table:table-cell>
          <table:table-cell table:style-name="ce21"/>
          <table:table-cell table:style-name="ce21" office:value-type="float" office:value="43050" calcext:value-type="float">
            <text:p>43.050</text:p>
          </table:table-cell>
          <table:table-cell table:style-name="ce21"/>
          <table:table-cell table:style-name="ce21" office:value-type="float" office:value="-8407" calcext:value-type="float">
            <text:p>-8.407</text:p>
          </table:table-cell>
          <table:table-cell table:style-name="ce21"/>
          <table:table-cell table:style-name="ce21" office:value-type="float" office:value="3581110" calcext:value-type="float">
            <text:p>3.581.110</text:p>
          </table:table-cell>
          <table:table-cell table:style-name="ce21"/>
          <table:table-cell table:style-name="ce21" office:value-type="float" office:value="37973" calcext:value-type="float">
            <text:p>37.973</text:p>
          </table:table-cell>
          <table:table-cell table:style-name="ce21"/>
          <table:table-cell table:style-name="ce21" office:value-type="float" office:value="-5077" calcext:value-type="float">
            <text:p>-5.0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142" calcext:value-type="float">
            <text:p>142</text:p>
          </table:table-cell>
          <table:table-cell table:style-name="ce20"/>
          <table:table-cell table:style-name="ce20" office:value-type="float" office:value="19594" calcext:value-type="float">
            <text:p>19.594</text:p>
          </table:table-cell>
          <table:table-cell table:style-name="ce20"/>
          <table:table-cell table:style-name="ce20" office:value-type="float" office:value="3236" calcext:value-type="float">
            <text:p>3.236</text:p>
          </table:table-cell>
          <table:table-cell table:style-name="ce20"/>
          <table:table-cell table:style-name="ce20" office:value-type="float" office:value="2041941" calcext:value-type="float">
            <text:p>2.041.941</text:p>
          </table:table-cell>
          <table:table-cell table:style-name="ce20"/>
          <table:table-cell table:style-name="ce20" office:value-type="float" office:value="22688" calcext:value-type="float">
            <text:p>22.688</text:p>
          </table:table-cell>
          <table:table-cell table:style-name="ce20"/>
          <table:table-cell table:style-name="ce20" office:value-type="float" office:value="3094" calcext:value-type="float">
            <text:p>3.09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20741" calcext:value-type="float">
            <text:p>-20.741</text:p>
          </table:table-cell>
          <table:table-cell table:style-name="ce21"/>
          <table:table-cell table:style-name="ce21" office:value-type="float" office:value="41178" calcext:value-type="float">
            <text:p>41.178</text:p>
          </table:table-cell>
          <table:table-cell table:style-name="ce21"/>
          <table:table-cell table:style-name="ce21" office:value-type="float" office:value="-12632" calcext:value-type="float">
            <text:p>-12.632</text:p>
          </table:table-cell>
          <table:table-cell table:style-name="ce21"/>
          <table:table-cell table:style-name="ce21" office:value-type="float" office:value="4394702" calcext:value-type="float">
            <text:p>4.394.702</text:p>
          </table:table-cell>
          <table:table-cell table:style-name="ce21"/>
          <table:table-cell table:style-name="ce21" office:value-type="float" office:value="49287" calcext:value-type="float">
            <text:p>49.287</text:p>
          </table:table-cell>
          <table:table-cell table:style-name="ce21"/>
          <table:table-cell table:style-name="ce21" office:value-type="float" office:value="8109" calcext:value-type="float">
            <text:p>8.1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43409" calcext:value-type="float">
            <text:p>-43.409</text:p>
          </table:table-cell>
          <table:table-cell table:style-name="ce20"/>
          <table:table-cell table:style-name="ce20" office:value-type="float" office:value="14528" calcext:value-type="float">
            <text:p>14.528</text:p>
          </table:table-cell>
          <table:table-cell table:style-name="ce20"/>
          <table:table-cell table:style-name="ce20" office:value-type="float" office:value="-23489" calcext:value-type="float">
            <text:p>-23.489</text:p>
          </table:table-cell>
          <table:table-cell table:style-name="ce20"/>
          <table:table-cell table:style-name="ce20" office:value-type="float" office:value="2981755" calcext:value-type="float">
            <text:p>2.981.755</text:p>
          </table:table-cell>
          <table:table-cell table:style-name="ce20"/>
          <table:table-cell table:style-name="ce20" office:value-type="float" office:value="34448" calcext:value-type="float">
            <text:p>34.448</text:p>
          </table:table-cell>
          <table:table-cell table:style-name="ce20"/>
          <table:table-cell table:style-name="ce20" office:value-type="float" office:value="19920" calcext:value-type="float">
            <text:p>19.9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2559" calcext:value-type="float">
            <text:p>2.559</text:p>
          </table:table-cell>
          <table:table-cell table:style-name="ce21"/>
          <table:table-cell table:style-name="ce21" office:value-type="float" office:value="102805" calcext:value-type="float">
            <text:p>102.805</text:p>
          </table:table-cell>
          <table:table-cell table:style-name="ce21"/>
          <table:table-cell table:style-name="ce21" office:value-type="float" office:value="-32144" calcext:value-type="float">
            <text:p>-32.144</text:p>
          </table:table-cell>
          <table:table-cell table:style-name="ce21"/>
          <table:table-cell table:style-name="ce21" office:value-type="float" office:value="7397651" calcext:value-type="float">
            <text:p>7.397.651</text:p>
          </table:table-cell>
          <table:table-cell table:style-name="ce21"/>
          <table:table-cell table:style-name="ce21" office:value-type="float" office:value="68102" calcext:value-type="float">
            <text:p>68.102</text:p>
          </table:table-cell>
          <table:table-cell table:style-name="ce21"/>
          <table:table-cell table:style-name="ce21" office:value-type="float" office:value="-34703" calcext:value-type="float">
            <text:p>-34.7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-38711" calcext:value-type="float">
            <text:p>-38.711</text:p>
          </table:table-cell>
          <table:table-cell table:style-name="ce20"/>
          <table:table-cell table:style-name="ce20" office:value-type="float" office:value="394000" calcext:value-type="float">
            <text:p>394.000</text:p>
          </table:table-cell>
          <table:table-cell table:style-name="ce20"/>
          <table:table-cell table:style-name="ce20" office:value-type="float" office:value="856289" calcext:value-type="float">
            <text:p>856.289</text:p>
          </table:table-cell>
          <table:table-cell table:style-name="ce20"/>
          <table:table-cell table:style-name="ce20" office:value-type="float" office:value="69729967" calcext:value-type="float">
            <text:p>69.729.967</text:p>
          </table:table-cell>
          <table:table-cell table:style-name="ce20"/>
          <table:table-cell table:style-name="ce20" office:value-type="float" office:value="1266503" calcext:value-type="float">
            <text:p>1.266.503</text:p>
          </table:table-cell>
          <table:table-cell table:style-name="ce20"/>
          <table:table-cell table:style-name="ce20" office:value-type="float" office:value="895000" calcext:value-type="float">
            <text:p>895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6838" calcext:value-type="float">
            <text:p>16.838</text:p>
          </table:table-cell>
          <table:table-cell table:style-name="ce21"/>
          <table:table-cell table:style-name="ce21" office:value-type="float" office:value="762877" calcext:value-type="float">
            <text:p>762.877</text:p>
          </table:table-cell>
          <table:table-cell table:style-name="ce21"/>
          <table:table-cell table:style-name="ce21" office:value-type="float" office:value="-273382" calcext:value-type="float">
            <text:p>-273.382</text:p>
          </table:table-cell>
          <table:table-cell table:style-name="ce21"/>
          <table:table-cell table:style-name="ce21" office:value-type="float" office:value="46465691" calcext:value-type="float">
            <text:p>46.465.691</text:p>
          </table:table-cell>
          <table:table-cell table:style-name="ce21"/>
          <table:table-cell table:style-name="ce21" office:value-type="float" office:value="472657" calcext:value-type="float">
            <text:p>472.657</text:p>
          </table:table-cell>
          <table:table-cell table:style-name="ce21"/>
          <table:table-cell table:style-name="ce21" office:value-type="float" office:value="-290220" calcext:value-type="float">
            <text:p>-290.2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6681" calcext:value-type="float">
            <text:p>6.681</text:p>
          </table:table-cell>
          <table:table-cell table:style-name="ce20"/>
          <table:table-cell table:style-name="ce20" office:value-type="float" office:value="26431" calcext:value-type="float">
            <text:p>26.431</text:p>
          </table:table-cell>
          <table:table-cell table:style-name="ce20"/>
          <table:table-cell table:style-name="ce20" office:value-type="float" office:value="2126708" calcext:value-type="float">
            <text:p>2.126.708</text:p>
          </table:table-cell>
          <table:table-cell table:style-name="ce20"/>
          <table:table-cell table:style-name="ce20" office:value-type="float" office:value="33112" calcext:value-type="float">
            <text:p>33.112</text:p>
          </table:table-cell>
          <table:table-cell table:style-name="ce20"/>
          <table:table-cell table:style-name="ce20" office:value-type="float" office:value="26431" calcext:value-type="float">
            <text:p>26.4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319" calcext:value-type="float">
            <text:p>1.319</text:p>
          </table:table-cell>
          <table:table-cell table:style-name="ce21"/>
          <table:table-cell table:style-name="ce21" office:value-type="float" office:value="230" calcext:value-type="float">
            <text:p>230</text:p>
          </table:table-cell>
          <table:table-cell table:style-name="ce21"/>
          <table:table-cell table:style-name="ce21" office:value-type="float" office:value="1915" calcext:value-type="float">
            <text:p>1.915</text:p>
          </table:table-cell>
          <table:table-cell table:style-name="ce21"/>
          <table:table-cell table:style-name="ce21" office:value-type="float" office:value="81222" calcext:value-type="float">
            <text:p>81.222</text:p>
          </table:table-cell>
          <table:table-cell table:style-name="ce21"/>
          <table:table-cell table:style-name="ce21" office:value-type="float" office:value="826" calcext:value-type="float">
            <text:p>826</text:p>
          </table:table-cell>
          <table:table-cell table:style-name="ce21"/>
          <table:table-cell table:style-name="ce21" office:value-type="float" office:value="596" calcext:value-type="float">
            <text:p>5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4676" calcext:value-type="float">
            <text:p>4.676</text:p>
          </table:table-cell>
          <table:table-cell table:style-name="ce20"/>
          <table:table-cell table:style-name="ce20" office:value-type="float" office:value="132993" calcext:value-type="float">
            <text:p>132.993</text:p>
          </table:table-cell>
          <table:table-cell table:style-name="ce20"/>
          <table:table-cell table:style-name="ce20" office:value-type="float" office:value="-24691" calcext:value-type="float">
            <text:p>-24.691</text:p>
          </table:table-cell>
          <table:table-cell table:style-name="ce20"/>
          <table:table-cell table:style-name="ce20" office:value-type="float" office:value="9714461" calcext:value-type="float">
            <text:p>9.714.461</text:p>
          </table:table-cell>
          <table:table-cell table:style-name="ce20"/>
          <table:table-cell table:style-name="ce20" office:value-type="float" office:value="103626" calcext:value-type="float">
            <text:p>103.626</text:p>
          </table:table-cell>
          <table:table-cell table:style-name="ce20"/>
          <table:table-cell table:style-name="ce20" office:value-type="float" office:value="-29367" calcext:value-type="float">
            <text:p>-29.3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258193" calcext:value-type="float">
            <text:p>258.193</text:p>
          </table:table-cell>
          <table:table-cell table:style-name="ce20"/>
          <table:table-cell table:style-name="ce20" office:value-type="float" office:value="2080445" calcext:value-type="float">
            <text:p>2.080.445</text:p>
          </table:table-cell>
          <table:table-cell table:style-name="ce20"/>
          <table:table-cell table:style-name="ce20" office:value-type="float" office:value="-212130" calcext:value-type="float">
            <text:p>-212.130</text:p>
          </table:table-cell>
          <table:table-cell table:style-name="ce20"/>
          <table:table-cell table:style-name="ce20" office:value-type="float" office:value="142220968" calcext:value-type="float">
            <text:p>142.220.968</text:p>
          </table:table-cell>
          <table:table-cell table:style-name="ce20"/>
          <table:table-cell table:style-name="ce20" office:value-type="float" office:value="1610122" calcext:value-type="float">
            <text:p>1.610.122</text:p>
          </table:table-cell>
          <table:table-cell table:style-name="ce20"/>
          <table:table-cell table:style-name="ce20" office:value-type="float" office:value="-470323" calcext:value-type="float">
            <text:p>-470.32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619" calcext:value-type="float">
            <text:p>1.619</text:p>
          </table:table-cell>
          <table:table-cell table:style-name="ce21"/>
          <table:table-cell table:style-name="ce21" office:value-type="float" office:value="225" calcext:value-type="float">
            <text:p>225</text:p>
          </table:table-cell>
          <table:table-cell table:style-name="ce21"/>
          <table:table-cell table:style-name="ce21" office:value-type="float" office:value="1686" calcext:value-type="float">
            <text:p>1.686</text:p>
          </table:table-cell>
          <table:table-cell table:style-name="ce21"/>
          <table:table-cell table:style-name="ce21" office:value-type="float" office:value="30368" calcext:value-type="float">
            <text:p>30.368</text:p>
          </table:table-cell>
          <table:table-cell table:style-name="ce21"/>
          <table:table-cell table:style-name="ce21" office:value-type="float" office:value="292" calcext:value-type="float">
            <text:p>292</text:p>
          </table:table-cell>
          <table:table-cell table:style-name="ce21"/>
          <table:table-cell table:style-name="ce21" office:value-type="float" office:value="67" calcext:value-type="float">
            <text:p>6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6142" calcext:value-type="float">
            <text:p>-6.142</text:p>
          </table:table-cell>
          <table:table-cell table:style-name="ce20"/>
          <table:table-cell table:style-name="ce20" office:value-type="float" office:value="26830" calcext:value-type="float">
            <text:p>26.830</text:p>
          </table:table-cell>
          <table:table-cell table:style-name="ce20"/>
          <table:table-cell table:style-name="ce20" office:value-type="float" office:value="7133" calcext:value-type="float">
            <text:p>7.133</text:p>
          </table:table-cell>
          <table:table-cell table:style-name="ce20"/>
          <table:table-cell table:style-name="ce20" office:value-type="float" office:value="3222953" calcext:value-type="float">
            <text:p>3.222.953</text:p>
          </table:table-cell>
          <table:table-cell table:style-name="ce20"/>
          <table:table-cell table:style-name="ce20" office:value-type="float" office:value="40105" calcext:value-type="float">
            <text:p>40.105</text:p>
          </table:table-cell>
          <table:table-cell table:style-name="ce20"/>
          <table:table-cell table:style-name="ce20" office:value-type="float" office:value="13275" calcext:value-type="float">
            <text:p>13.27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1108" calcext:value-type="float">
            <text:p>-1.108</text:p>
          </table:table-cell>
          <table:table-cell table:style-name="ce21"/>
          <table:table-cell table:style-name="ce21" office:value-type="float" office:value="53655" calcext:value-type="float">
            <text:p>53.655</text:p>
          </table:table-cell>
          <table:table-cell table:style-name="ce21"/>
          <table:table-cell table:style-name="ce21" office:value-type="float" office:value="97200" calcext:value-type="float">
            <text:p>97.200</text:p>
          </table:table-cell>
          <table:table-cell table:style-name="ce21"/>
          <table:table-cell table:style-name="ce21" office:value-type="float" office:value="8532700" calcext:value-type="float">
            <text:p>8.532.700</text:p>
          </table:table-cell>
          <table:table-cell table:style-name="ce21"/>
          <table:table-cell table:style-name="ce21" office:value-type="float" office:value="151963" calcext:value-type="float">
            <text:p>151.963</text:p>
          </table:table-cell>
          <table:table-cell table:style-name="ce21"/>
          <table:table-cell table:style-name="ce21" office:value-type="float" office:value="98308" calcext:value-type="float">
            <text:p>98.308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49" table:style-name="ta13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8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030804" calcext:value-type="float">
            <text:p>1.030.80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12237" calcext:value-type="float">
            <text:p>4.312.237</text:p>
          </table:table-cell>
          <table:table-cell table:style-name="ce20"/>
          <table:table-cell table:style-name="ce20" office:value-type="float" office:value="1393618" calcext:value-type="float">
            <text:p>1.393.61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9074280" calcext:value-type="float">
            <text:p>439.074.28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675051" calcext:value-type="float">
            <text:p>4.675.051</text:p>
          </table:table-cell>
          <table:table-cell table:style-name="ce20"/>
          <table:table-cell table:style-name="ce20" office:value-type="float" office:value="362814" calcext:value-type="float">
            <text:p>362.8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63596" calcext:value-type="float">
            <text:p>63.596</text:p>
          </table:table-cell>
          <table:table-cell table:style-name="ce21"/>
          <table:table-cell table:style-name="ce21" office:value-type="float" office:value="104587" calcext:value-type="float">
            <text:p>104.587</text:p>
          </table:table-cell>
          <table:table-cell table:style-name="ce21"/>
          <table:table-cell table:style-name="ce21" office:value-type="float" office:value="86214" calcext:value-type="float">
            <text:p>86.214</text:p>
          </table:table-cell>
          <table:table-cell table:style-name="ce21"/>
          <table:table-cell table:style-name="ce21" office:value-type="float" office:value="10666866" calcext:value-type="float">
            <text:p>10.666.866</text:p>
          </table:table-cell>
          <table:table-cell table:style-name="ce21"/>
          <table:table-cell table:style-name="ce21" office:value-type="float" office:value="127205" calcext:value-type="float">
            <text:p>127.205</text:p>
          </table:table-cell>
          <table:table-cell table:style-name="ce21"/>
          <table:table-cell table:style-name="ce21" office:value-type="float" office:value="22618" calcext:value-type="float">
            <text:p>22.6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8072" calcext:value-type="float">
            <text:p>-18.072</text:p>
          </table:table-cell>
          <table:table-cell table:style-name="ce20"/>
          <table:table-cell table:style-name="ce20" office:value-type="float" office:value="110523" calcext:value-type="float">
            <text:p>110.523</text:p>
          </table:table-cell>
          <table:table-cell table:style-name="ce20"/>
          <table:table-cell table:style-name="ce20" office:value-type="float" office:value="-50883" calcext:value-type="float">
            <text:p>-50.883</text:p>
          </table:table-cell>
          <table:table-cell table:style-name="ce20"/>
          <table:table-cell table:style-name="ce20" office:value-type="float" office:value="7518002" calcext:value-type="float">
            <text:p>7.518.002</text:p>
          </table:table-cell>
          <table:table-cell table:style-name="ce20"/>
          <table:table-cell table:style-name="ce20" office:value-type="float" office:value="77712" calcext:value-type="float">
            <text:p>77.712</text:p>
          </table:table-cell>
          <table:table-cell table:style-name="ce20"/>
          <table:table-cell table:style-name="ce20" office:value-type="float" office:value="-32811" calcext:value-type="float">
            <text:p>-32.8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67739" calcext:value-type="float">
            <text:p>67.739</text:p>
          </table:table-cell>
          <table:table-cell table:style-name="ce21"/>
          <table:table-cell table:style-name="ce21" office:value-type="float" office:value="104948" calcext:value-type="float">
            <text:p>104.948</text:p>
          </table:table-cell>
          <table:table-cell table:style-name="ce21"/>
          <table:table-cell table:style-name="ce21" office:value-type="float" office:value="82361" calcext:value-type="float">
            <text:p>82.361</text:p>
          </table:table-cell>
          <table:table-cell table:style-name="ce21"/>
          <table:table-cell table:style-name="ce21" office:value-type="float" office:value="10343422" calcext:value-type="float">
            <text:p>10.343.422</text:p>
          </table:table-cell>
          <table:table-cell table:style-name="ce21"/>
          <table:table-cell table:style-name="ce21" office:value-type="float" office:value="119570" calcext:value-type="float">
            <text:p>119.570</text:p>
          </table:table-cell>
          <table:table-cell table:style-name="ce21"/>
          <table:table-cell table:style-name="ce21" office:value-type="float" office:value="14622" calcext:value-type="float">
            <text:p>14.6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5213" calcext:value-type="float">
            <text:p>25.213</text:p>
          </table:table-cell>
          <table:table-cell table:style-name="ce20"/>
          <table:table-cell table:style-name="ce20" office:value-type="float" office:value="54591" calcext:value-type="float">
            <text:p>54.591</text:p>
          </table:table-cell>
          <table:table-cell table:style-name="ce20"/>
          <table:table-cell table:style-name="ce20" office:value-type="float" office:value="35660" calcext:value-type="float">
            <text:p>35.660</text:p>
          </table:table-cell>
          <table:table-cell table:style-name="ce20"/>
          <table:table-cell table:style-name="ce20" office:value-type="float" office:value="5475791" calcext:value-type="float">
            <text:p>5.475.791</text:p>
          </table:table-cell>
          <table:table-cell table:style-name="ce20"/>
          <table:table-cell table:style-name="ce20" office:value-type="float" office:value="65038" calcext:value-type="float">
            <text:p>65.038</text:p>
          </table:table-cell>
          <table:table-cell table:style-name="ce20"/>
          <table:table-cell table:style-name="ce20" office:value-type="float" office:value="10447" calcext:value-type="float">
            <text:p>10.4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-53556" calcext:value-type="float">
            <text:p>-53.556</text:p>
          </table:table-cell>
          <table:table-cell table:style-name="ce21"/>
          <table:table-cell table:style-name="ce21" office:value-type="float" office:value="844439" calcext:value-type="float">
            <text:p>844.439</text:p>
          </table:table-cell>
          <table:table-cell table:style-name="ce21"/>
          <table:table-cell table:style-name="ce21" office:value-type="float" office:value="-215481" calcext:value-type="float">
            <text:p>-215.481</text:p>
          </table:table-cell>
          <table:table-cell table:style-name="ce21"/>
          <table:table-cell table:style-name="ce21" office:value-type="float" office:value="82217837" calcext:value-type="float">
            <text:p>82.217.837</text:p>
          </table:table-cell>
          <table:table-cell table:style-name="ce21"/>
          <table:table-cell table:style-name="ce21" office:value-type="float" office:value="682514" calcext:value-type="float">
            <text:p>682.514</text:p>
          </table:table-cell>
          <table:table-cell table:style-name="ce21"/>
          <table:table-cell table:style-name="ce21" office:value-type="float" office:value="-161925" calcext:value-type="float">
            <text:p>-161.9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-53556" calcext:value-type="float">
            <text:p>-53.556</text:p>
          </table:table-cell>
          <table:table-cell table:style-name="ce20"/>
          <table:table-cell table:style-name="ce20" office:value-type="float" office:value="844439" calcext:value-type="float">
            <text:p>844.439</text:p>
          </table:table-cell>
          <table:table-cell table:style-name="ce20"/>
          <table:table-cell table:style-name="ce20" office:value-type="float" office:value="-215481" calcext:value-type="float">
            <text:p>-215.481</text:p>
          </table:table-cell>
          <table:table-cell table:style-name="ce20"/>
          <table:table-cell table:style-name="ce20" office:value-type="float" office:value="82217837" calcext:value-type="float">
            <text:p>82.217.837</text:p>
          </table:table-cell>
          <table:table-cell table:style-name="ce20"/>
          <table:table-cell table:style-name="ce20" office:value-type="float" office:value="682514" calcext:value-type="float">
            <text:p>682.514</text:p>
          </table:table-cell>
          <table:table-cell table:style-name="ce20"/>
          <table:table-cell table:style-name="ce20" office:value-type="float" office:value="-161925" calcext:value-type="float">
            <text:p>-161.9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2053" calcext:value-type="float">
            <text:p>-2.053</text:p>
          </table:table-cell>
          <table:table-cell table:style-name="ce21"/>
          <table:table-cell table:style-name="ce21" office:value-type="float" office:value="16675" calcext:value-type="float">
            <text:p>16.675</text:p>
          </table:table-cell>
          <table:table-cell table:style-name="ce21"/>
          <table:table-cell table:style-name="ce21" office:value-type="float" office:value="-2700" calcext:value-type="float">
            <text:p>-2.700</text:p>
          </table:table-cell>
          <table:table-cell table:style-name="ce21"/>
          <table:table-cell table:style-name="ce21" office:value-type="float" office:value="1338440" calcext:value-type="float">
            <text:p>1.338.440</text:p>
          </table:table-cell>
          <table:table-cell table:style-name="ce21"/>
          <table:table-cell table:style-name="ce21" office:value-type="float" office:value="16028" calcext:value-type="float">
            <text:p>16.028</text:p>
          </table:table-cell>
          <table:table-cell table:style-name="ce21"/>
          <table:table-cell table:style-name="ce21" office:value-type="float" office:value="-647" calcext:value-type="float">
            <text:p>-6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16658" calcext:value-type="float">
            <text:p>16.658</text:p>
          </table:table-cell>
          <table:table-cell table:style-name="ce20"/>
          <table:table-cell table:style-name="ce20" office:value-type="float" office:value="28274" calcext:value-type="float">
            <text:p>28.274</text:p>
          </table:table-cell>
          <table:table-cell table:style-name="ce20"/>
          <table:table-cell table:style-name="ce20" office:value-type="float" office:value="63557" calcext:value-type="float">
            <text:p>63.557</text:p>
          </table:table-cell>
          <table:table-cell table:style-name="ce20"/>
          <table:table-cell table:style-name="ce20" office:value-type="float" office:value="4457765" calcext:value-type="float">
            <text:p>4.457.765</text:p>
          </table:table-cell>
          <table:table-cell table:style-name="ce20"/>
          <table:table-cell table:style-name="ce20" office:value-type="float" office:value="75173" calcext:value-type="float">
            <text:p>75.173</text:p>
          </table:table-cell>
          <table:table-cell table:style-name="ce20"/>
          <table:table-cell table:style-name="ce20" office:value-type="float" office:value="46899" calcext:value-type="float">
            <text:p>46.8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23485" calcext:value-type="float">
            <text:p>23.485</text:p>
          </table:table-cell>
          <table:table-cell table:style-name="ce21"/>
          <table:table-cell table:style-name="ce21" office:value-type="float" office:value="107979" calcext:value-type="float">
            <text:p>107.979</text:p>
          </table:table-cell>
          <table:table-cell table:style-name="ce21"/>
          <table:table-cell table:style-name="ce21" office:value-type="float" office:value="33808" calcext:value-type="float">
            <text:p>33.808</text:p>
          </table:table-cell>
          <table:table-cell table:style-name="ce21"/>
          <table:table-cell table:style-name="ce21" office:value-type="float" office:value="11060937" calcext:value-type="float">
            <text:p>11.060.937</text:p>
          </table:table-cell>
          <table:table-cell table:style-name="ce21"/>
          <table:table-cell table:style-name="ce21" office:value-type="float" office:value="118302" calcext:value-type="float">
            <text:p>118.302</text:p>
          </table:table-cell>
          <table:table-cell table:style-name="ce21"/>
          <table:table-cell table:style-name="ce21" office:value-type="float" office:value="10323" calcext:value-type="float">
            <text:p>10.32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436029" calcext:value-type="float">
            <text:p>436.029</text:p>
          </table:table-cell>
          <table:table-cell table:style-name="ce20"/>
          <table:table-cell table:style-name="ce20" office:value-type="float" office:value="384198" calcext:value-type="float">
            <text:p>384.198</text:p>
          </table:table-cell>
          <table:table-cell table:style-name="ce20"/>
          <table:table-cell table:style-name="ce20" office:value-type="float" office:value="570334" calcext:value-type="float">
            <text:p>570.334</text:p>
          </table:table-cell>
          <table:table-cell table:style-name="ce20"/>
          <table:table-cell table:style-name="ce20" office:value-type="float" office:value="45668939" calcext:value-type="float">
            <text:p>45.668.939</text:p>
          </table:table-cell>
          <table:table-cell table:style-name="ce20"/>
          <table:table-cell table:style-name="ce20" office:value-type="float" office:value="518503" calcext:value-type="float">
            <text:p>518.503</text:p>
          </table:table-cell>
          <table:table-cell table:style-name="ce20"/>
          <table:table-cell table:style-name="ce20" office:value-type="float" office:value="134305" calcext:value-type="float">
            <text:p>134.3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56456" calcext:value-type="float">
            <text:p>56.456</text:p>
          </table:table-cell>
          <table:table-cell table:style-name="ce21"/>
          <table:table-cell table:style-name="ce21" office:value-type="float" office:value="542734" calcext:value-type="float">
            <text:p>542.734</text:p>
          </table:table-cell>
          <table:table-cell table:style-name="ce21"/>
          <table:table-cell table:style-name="ce21" office:value-type="float" office:value="343033" calcext:value-type="float">
            <text:p>343.033</text:p>
          </table:table-cell>
          <table:table-cell table:style-name="ce21"/>
          <table:table-cell table:style-name="ce21" office:value-type="float" office:value="64007193" calcext:value-type="float">
            <text:p>64.007.193</text:p>
          </table:table-cell>
          <table:table-cell table:style-name="ce21"/>
          <table:table-cell table:style-name="ce21" office:value-type="float" office:value="829311" calcext:value-type="float">
            <text:p>829.311</text:p>
          </table:table-cell>
          <table:table-cell table:style-name="ce21"/>
          <table:table-cell table:style-name="ce21" office:value-type="float" office:value="286577" calcext:value-type="float">
            <text:p>286.5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66930" calcext:value-type="float">
            <text:p>66.930</text:p>
          </table:table-cell>
          <table:table-cell table:style-name="ce20"/>
          <table:table-cell table:style-name="ce20" office:value-type="float" office:value="532131" calcext:value-type="float">
            <text:p>532.131</text:p>
          </table:table-cell>
          <table:table-cell table:style-name="ce20"/>
          <table:table-cell table:style-name="ce20" office:value-type="float" office:value="330843" calcext:value-type="float">
            <text:p>330.843</text:p>
          </table:table-cell>
          <table:table-cell table:style-name="ce20"/>
          <table:table-cell table:style-name="ce20" office:value-type="float" office:value="62134866" calcext:value-type="float">
            <text:p>62.134.866</text:p>
          </table:table-cell>
          <table:table-cell table:style-name="ce20"/>
          <table:table-cell table:style-name="ce20" office:value-type="float" office:value="796044" calcext:value-type="float">
            <text:p>796.044</text:p>
          </table:table-cell>
          <table:table-cell table:style-name="ce20"/>
          <table:table-cell table:style-name="ce20" office:value-type="float" office:value="263913" calcext:value-type="float">
            <text:p>263.91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6227" calcext:value-type="float">
            <text:p>6.227</text:p>
          </table:table-cell>
          <table:table-cell table:style-name="ce21"/>
          <table:table-cell table:style-name="ce21" office:value-type="float" office:value="52151" calcext:value-type="float">
            <text:p>52.151</text:p>
          </table:table-cell>
          <table:table-cell table:style-name="ce21"/>
          <table:table-cell table:style-name="ce21" office:value-type="float" office:value="-2171" calcext:value-type="float">
            <text:p>-2.171</text:p>
          </table:table-cell>
          <table:table-cell table:style-name="ce21"/>
          <table:table-cell table:style-name="ce21" office:value-type="float" office:value="4311967" calcext:value-type="float">
            <text:p>4.311.967</text:p>
          </table:table-cell>
          <table:table-cell table:style-name="ce21"/>
          <table:table-cell table:style-name="ce21" office:value-type="float" office:value="43753" calcext:value-type="float">
            <text:p>43.753</text:p>
          </table:table-cell>
          <table:table-cell table:style-name="ce21"/>
          <table:table-cell table:style-name="ce21" office:value-type="float" office:value="-8398" calcext:value-type="float">
            <text:p>-8.3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27290" calcext:value-type="float">
            <text:p>427.290</text:p>
          </table:table-cell>
          <table:table-cell table:style-name="ce20"/>
          <table:table-cell table:style-name="ce20" office:value-type="float" office:value="585126" calcext:value-type="float">
            <text:p>585.126</text:p>
          </table:table-cell>
          <table:table-cell table:style-name="ce20"/>
          <table:table-cell table:style-name="ce20" office:value-type="float" office:value="418823" calcext:value-type="float">
            <text:p>418.823</text:p>
          </table:table-cell>
          <table:table-cell table:style-name="ce20"/>
          <table:table-cell table:style-name="ce20" office:value-type="float" office:value="59001769" calcext:value-type="float">
            <text:p>59.001.769</text:p>
          </table:table-cell>
          <table:table-cell table:style-name="ce20"/>
          <table:table-cell table:style-name="ce20" office:value-type="float" office:value="576659" calcext:value-type="float">
            <text:p>576.659</text:p>
          </table:table-cell>
          <table:table-cell table:style-name="ce20"/>
          <table:table-cell table:style-name="ce20" office:value-type="float" office:value="-8467" calcext:value-type="float">
            <text:p>-8.4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6586" calcext:value-type="float">
            <text:p>16.586</text:p>
          </table:table-cell>
          <table:table-cell table:style-name="ce21"/>
          <table:table-cell table:style-name="ce21" office:value-type="float" office:value="5194" calcext:value-type="float">
            <text:p>5.194</text:p>
          </table:table-cell>
          <table:table-cell table:style-name="ce21"/>
          <table:table-cell table:style-name="ce21" office:value-type="float" office:value="20597" calcext:value-type="float">
            <text:p>20.597</text:p>
          </table:table-cell>
          <table:table-cell table:style-name="ce21"/>
          <table:table-cell table:style-name="ce21" office:value-type="float" office:value="776333" calcext:value-type="float">
            <text:p>776.333</text:p>
          </table:table-cell>
          <table:table-cell table:style-name="ce21"/>
          <table:table-cell table:style-name="ce21" office:value-type="float" office:value="9205" calcext:value-type="float">
            <text:p>9.205</text:p>
          </table:table-cell>
          <table:table-cell table:style-name="ce21"/>
          <table:table-cell table:style-name="ce21" office:value-type="float" office:value="4011" calcext:value-type="float">
            <text:p>4.0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22367" calcext:value-type="float">
            <text:p>-22.367</text:p>
          </table:table-cell>
          <table:table-cell table:style-name="ce20"/>
          <table:table-cell table:style-name="ce20" office:value-type="float" office:value="31006" calcext:value-type="float">
            <text:p>31.006</text:p>
          </table:table-cell>
          <table:table-cell table:style-name="ce20"/>
          <table:table-cell table:style-name="ce20" office:value-type="float" office:value="-28976" calcext:value-type="float">
            <text:p>-28.976</text:p>
          </table:table-cell>
          <table:table-cell table:style-name="ce20"/>
          <table:table-cell table:style-name="ce20" office:value-type="float" office:value="2191810" calcext:value-type="float">
            <text:p>2.191.810</text:p>
          </table:table-cell>
          <table:table-cell table:style-name="ce20"/>
          <table:table-cell table:style-name="ce20" office:value-type="float" office:value="24397" calcext:value-type="float">
            <text:p>24.397</text:p>
          </table:table-cell>
          <table:table-cell table:style-name="ce20"/>
          <table:table-cell table:style-name="ce20" office:value-type="float" office:value="-6609" calcext:value-type="float">
            <text:p>-6.6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6453" calcext:value-type="float">
            <text:p>-16.453</text:p>
          </table:table-cell>
          <table:table-cell table:style-name="ce21"/>
          <table:table-cell table:style-name="ce21" office:value-type="float" office:value="43832" calcext:value-type="float">
            <text:p>43.832</text:p>
          </table:table-cell>
          <table:table-cell table:style-name="ce21"/>
          <table:table-cell table:style-name="ce21" office:value-type="float" office:value="-28749" calcext:value-type="float">
            <text:p>-28.749</text:p>
          </table:table-cell>
          <table:table-cell table:style-name="ce21"/>
          <table:table-cell table:style-name="ce21" office:value-type="float" office:value="3212605" calcext:value-type="float">
            <text:p>3.212.605</text:p>
          </table:table-cell>
          <table:table-cell table:style-name="ce21"/>
          <table:table-cell table:style-name="ce21" office:value-type="float" office:value="31536" calcext:value-type="float">
            <text:p>31.536</text:p>
          </table:table-cell>
          <table:table-cell table:style-name="ce21"/>
          <table:table-cell table:style-name="ce21" office:value-type="float" office:value="-12296" calcext:value-type="float">
            <text:p>-12.2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7700" calcext:value-type="float">
            <text:p>7.700</text:p>
          </table:table-cell>
          <table:table-cell table:style-name="ce20"/>
          <table:table-cell table:style-name="ce20" office:value-type="float" office:value="3595" calcext:value-type="float">
            <text:p>3.595</text:p>
          </table:table-cell>
          <table:table-cell table:style-name="ce20"/>
          <table:table-cell table:style-name="ce20" office:value-type="float" office:value="9701" calcext:value-type="float">
            <text:p>9.701</text:p>
          </table:table-cell>
          <table:table-cell table:style-name="ce20"/>
          <table:table-cell table:style-name="ce20" office:value-type="float" office:value="483799" calcext:value-type="float">
            <text:p>483.799</text:p>
          </table:table-cell>
          <table:table-cell table:style-name="ce20"/>
          <table:table-cell table:style-name="ce20" office:value-type="float" office:value="5596" calcext:value-type="float">
            <text:p>5.596</text:p>
          </table:table-cell>
          <table:table-cell table:style-name="ce20"/>
          <table:table-cell table:style-name="ce20" office:value-type="float" office:value="2001" calcext:value-type="float">
            <text:p>2.0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6452" calcext:value-type="float">
            <text:p>16.452</text:p>
          </table:table-cell>
          <table:table-cell table:style-name="ce21"/>
          <table:table-cell table:style-name="ce21" office:value-type="float" office:value="130027" calcext:value-type="float">
            <text:p>130.027</text:p>
          </table:table-cell>
          <table:table-cell table:style-name="ce21"/>
          <table:table-cell table:style-name="ce21" office:value-type="float" office:value="-14426" calcext:value-type="float">
            <text:p>-14.426</text:p>
          </table:table-cell>
          <table:table-cell table:style-name="ce21"/>
          <table:table-cell table:style-name="ce21" office:value-type="float" office:value="10045401" calcext:value-type="float">
            <text:p>10.045.401</text:p>
          </table:table-cell>
          <table:table-cell table:style-name="ce21"/>
          <table:table-cell table:style-name="ce21" office:value-type="float" office:value="99149" calcext:value-type="float">
            <text:p>99.149</text:p>
          </table:table-cell>
          <table:table-cell table:style-name="ce21"/>
          <table:table-cell table:style-name="ce21" office:value-type="float" office:value="-30878" calcext:value-type="float">
            <text:p>-30.8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324" calcext:value-type="float">
            <text:p>2.324</text:p>
          </table:table-cell>
          <table:table-cell table:style-name="ce20"/>
          <table:table-cell table:style-name="ce20" office:value-type="float" office:value="3243" calcext:value-type="float">
            <text:p>3.243</text:p>
          </table:table-cell>
          <table:table-cell table:style-name="ce20"/>
          <table:table-cell table:style-name="ce20" office:value-type="float" office:value="3094" calcext:value-type="float">
            <text:p>3.094</text:p>
          </table:table-cell>
          <table:table-cell table:style-name="ce20"/>
          <table:table-cell table:style-name="ce20" office:value-type="float" office:value="407832" calcext:value-type="float">
            <text:p>407.832</text:p>
          </table:table-cell>
          <table:table-cell table:style-name="ce20"/>
          <table:table-cell table:style-name="ce20" office:value-type="float" office:value="4013" calcext:value-type="float">
            <text:p>4.013</text:p>
          </table:table-cell>
          <table:table-cell table:style-name="ce20"/>
          <table:table-cell table:style-name="ce20" office:value-type="float" office:value="770" calcext:value-type="float">
            <text:p>77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30890" calcext:value-type="float">
            <text:p>30.890</text:p>
          </table:table-cell>
          <table:table-cell table:style-name="ce21"/>
          <table:table-cell table:style-name="ce21" office:value-type="float" office:value="135136" calcext:value-type="float">
            <text:p>135.136</text:p>
          </table:table-cell>
          <table:table-cell table:style-name="ce21"/>
          <table:table-cell table:style-name="ce21" office:value-type="float" office:value="80388" calcext:value-type="float">
            <text:p>80.388</text:p>
          </table:table-cell>
          <table:table-cell table:style-name="ce21"/>
          <table:table-cell table:style-name="ce21" office:value-type="float" office:value="16405399" calcext:value-type="float">
            <text:p>16.405.399</text:p>
          </table:table-cell>
          <table:table-cell table:style-name="ce21"/>
          <table:table-cell table:style-name="ce21" office:value-type="float" office:value="184634" calcext:value-type="float">
            <text:p>184.634</text:p>
          </table:table-cell>
          <table:table-cell table:style-name="ce21"/>
          <table:table-cell table:style-name="ce21" office:value-type="float" office:value="49498" calcext:value-type="float">
            <text:p>49.4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24345" calcext:value-type="float">
            <text:p>24.345</text:p>
          </table:table-cell>
          <table:table-cell table:style-name="ce20"/>
          <table:table-cell table:style-name="ce20" office:value-type="float" office:value="75083" calcext:value-type="float">
            <text:p>75.083</text:p>
          </table:table-cell>
          <table:table-cell table:style-name="ce20"/>
          <table:table-cell table:style-name="ce20" office:value-type="float" office:value="27014" calcext:value-type="float">
            <text:p>27.014</text:p>
          </table:table-cell>
          <table:table-cell table:style-name="ce20"/>
          <table:table-cell table:style-name="ce20" office:value-type="float" office:value="8307989" calcext:value-type="float">
            <text:p>8.307.989</text:p>
          </table:table-cell>
          <table:table-cell table:style-name="ce20"/>
          <table:table-cell table:style-name="ce20" office:value-type="float" office:value="77752" calcext:value-type="float">
            <text:p>77.752</text:p>
          </table:table-cell>
          <table:table-cell table:style-name="ce20"/>
          <table:table-cell table:style-name="ce20" office:value-type="float" office:value="2669" calcext:value-type="float">
            <text:p>2.6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4865" calcext:value-type="float">
            <text:p>-14.865</text:p>
          </table:table-cell>
          <table:table-cell table:style-name="ce21"/>
          <table:table-cell table:style-name="ce21" office:value-type="float" office:value="379399" calcext:value-type="float">
            <text:p>379.399</text:p>
          </table:table-cell>
          <table:table-cell table:style-name="ce21"/>
          <table:table-cell table:style-name="ce21" office:value-type="float" office:value="20235" calcext:value-type="float">
            <text:p>20.235</text:p>
          </table:table-cell>
          <table:table-cell table:style-name="ce21"/>
          <table:table-cell table:style-name="ce21" office:value-type="float" office:value="38115641" calcext:value-type="float">
            <text:p>38.115.641</text:p>
          </table:table-cell>
          <table:table-cell table:style-name="ce21"/>
          <table:table-cell table:style-name="ce21" office:value-type="float" office:value="414499" calcext:value-type="float">
            <text:p>414.499</text:p>
          </table:table-cell>
          <table:table-cell table:style-name="ce21"/>
          <table:table-cell table:style-name="ce21" office:value-type="float" office:value="35100" calcext:value-type="float">
            <text:p>35.1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9361" calcext:value-type="float">
            <text:p>9.361</text:p>
          </table:table-cell>
          <table:table-cell table:style-name="ce20"/>
          <table:table-cell table:style-name="ce20" office:value-type="float" office:value="104280" calcext:value-type="float">
            <text:p>104.280</text:p>
          </table:table-cell>
          <table:table-cell table:style-name="ce20"/>
          <table:table-cell table:style-name="ce20" office:value-type="float" office:value="9675" calcext:value-type="float">
            <text:p>9.675</text:p>
          </table:table-cell>
          <table:table-cell table:style-name="ce20"/>
          <table:table-cell table:style-name="ce20" office:value-type="float" office:value="10553339" calcext:value-type="float">
            <text:p>10.553.339</text:p>
          </table:table-cell>
          <table:table-cell table:style-name="ce20"/>
          <table:table-cell table:style-name="ce20" office:value-type="float" office:value="104594" calcext:value-type="float">
            <text:p>104.594</text:p>
          </table:table-cell>
          <table:table-cell table:style-name="ce20"/>
          <table:table-cell table:style-name="ce20" office:value-type="float" office:value="314" calcext:value-type="float">
            <text:p>3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163868" calcext:value-type="float">
            <text:p>-163.868</text:p>
          </table:table-cell>
          <table:table-cell table:style-name="ce21"/>
          <table:table-cell table:style-name="ce21" office:value-type="float" office:value="253202" calcext:value-type="float">
            <text:p>253.202</text:p>
          </table:table-cell>
          <table:table-cell table:style-name="ce21"/>
          <table:table-cell table:style-name="ce21" office:value-type="float" office:value="-195170" calcext:value-type="float">
            <text:p>-195.170</text:p>
          </table:table-cell>
          <table:table-cell table:style-name="ce21"/>
          <table:table-cell table:style-name="ce21" office:value-type="float" office:value="20635460" calcext:value-type="float">
            <text:p>20.635.460</text:p>
          </table:table-cell>
          <table:table-cell table:style-name="ce21"/>
          <table:table-cell table:style-name="ce21" office:value-type="float" office:value="221900" calcext:value-type="float">
            <text:p>221.900</text:p>
          </table:table-cell>
          <table:table-cell table:style-name="ce21"/>
          <table:table-cell table:style-name="ce21" office:value-type="float" office:value="-31302" calcext:value-type="float">
            <text:p>-31.3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8584" calcext:value-type="float">
            <text:p>18.58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8308" calcext:value-type="float">
            <text:p>18.308</text:p>
          </table:table-cell>
          <table:table-cell table:style-name="ce20"/>
          <table:table-cell table:style-name="ce20" office:value-type="float" office:value="22093" calcext:value-type="float">
            <text:p>22.09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010269" calcext:value-type="float">
            <text:p>2.010.26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1817" calcext:value-type="float">
            <text:p>21.817</text:p>
          </table:table-cell>
          <table:table-cell table:style-name="ce20"/>
          <table:table-cell table:style-name="ce20" office:value-type="float" office:value="3509" calcext:value-type="float">
            <text:p>3.5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2141" calcext:value-type="float">
            <text:p>2.141</text:p>
          </table:table-cell>
          <table:table-cell table:style-name="ce21"/>
          <table:table-cell table:style-name="ce21" office:value-type="float" office:value="53164" calcext:value-type="float">
            <text:p>53.164</text:p>
          </table:table-cell>
          <table:table-cell table:style-name="ce21"/>
          <table:table-cell table:style-name="ce21" office:value-type="float" office:value="6337" calcext:value-type="float">
            <text:p>6.337</text:p>
          </table:table-cell>
          <table:table-cell table:style-name="ce21"/>
          <table:table-cell table:style-name="ce21" office:value-type="float" office:value="5376064" calcext:value-type="float">
            <text:p>5.376.064</text:p>
          </table:table-cell>
          <table:table-cell table:style-name="ce21"/>
          <table:table-cell table:style-name="ce21" office:value-type="float" office:value="57360" calcext:value-type="float">
            <text:p>57.360</text:p>
          </table:table-cell>
          <table:table-cell table:style-name="ce21"/>
          <table:table-cell table:style-name="ce21" office:value-type="float" office:value="4196" calcext:value-type="float">
            <text:p>4.1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5394" calcext:value-type="float">
            <text:p>15.394</text:p>
          </table:table-cell>
          <table:table-cell table:style-name="ce20"/>
          <table:table-cell table:style-name="ce20" office:value-type="float" office:value="49094" calcext:value-type="float">
            <text:p>49.094</text:p>
          </table:table-cell>
          <table:table-cell table:style-name="ce20"/>
          <table:table-cell table:style-name="ce20" office:value-type="float" office:value="25830" calcext:value-type="float">
            <text:p>25.830</text:p>
          </table:table-cell>
          <table:table-cell table:style-name="ce20"/>
          <table:table-cell table:style-name="ce20" office:value-type="float" office:value="5300484" calcext:value-type="float">
            <text:p>5.300.484</text:p>
          </table:table-cell>
          <table:table-cell table:style-name="ce20"/>
          <table:table-cell table:style-name="ce20" office:value-type="float" office:value="59530" calcext:value-type="float">
            <text:p>59.530</text:p>
          </table:table-cell>
          <table:table-cell table:style-name="ce20"/>
          <table:table-cell table:style-name="ce20" office:value-type="float" office:value="10436" calcext:value-type="float">
            <text:p>10.4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5568" calcext:value-type="float">
            <text:p>55.568</text:p>
          </table:table-cell>
          <table:table-cell table:style-name="ce21"/>
          <table:table-cell table:style-name="ce21" office:value-type="float" office:value="91449" calcext:value-type="float">
            <text:p>91.449</text:p>
          </table:table-cell>
          <table:table-cell table:style-name="ce21"/>
          <table:table-cell table:style-name="ce21" office:value-type="float" office:value="73420" calcext:value-type="float">
            <text:p>73.420</text:p>
          </table:table-cell>
          <table:table-cell table:style-name="ce21"/>
          <table:table-cell table:style-name="ce21" office:value-type="float" office:value="9182927" calcext:value-type="float">
            <text:p>9.182.927</text:p>
          </table:table-cell>
          <table:table-cell table:style-name="ce21"/>
          <table:table-cell table:style-name="ce21" office:value-type="float" office:value="109301" calcext:value-type="float">
            <text:p>109.301</text:p>
          </table:table-cell>
          <table:table-cell table:style-name="ce21"/>
          <table:table-cell table:style-name="ce21" office:value-type="float" office:value="17852" calcext:value-type="float">
            <text:p>17.8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061" calcext:value-type="float">
            <text:p>1.061</text:p>
          </table:table-cell>
          <table:table-cell table:style-name="ce20"/>
          <table:table-cell table:style-name="ce20" office:value-type="float" office:value="1987" calcext:value-type="float">
            <text:p>1.987</text:p>
          </table:table-cell>
          <table:table-cell table:style-name="ce20"/>
          <table:table-cell table:style-name="ce20" office:value-type="float" office:value="3909" calcext:value-type="float">
            <text:p>3.909</text:p>
          </table:table-cell>
          <table:table-cell table:style-name="ce20"/>
          <table:table-cell table:style-name="ce20" office:value-type="float" office:value="315459" calcext:value-type="float">
            <text:p>315.459</text:p>
          </table:table-cell>
          <table:table-cell table:style-name="ce20"/>
          <table:table-cell table:style-name="ce20" office:value-type="float" office:value="4835" calcext:value-type="float">
            <text:p>4.835</text:p>
          </table:table-cell>
          <table:table-cell table:style-name="ce20"/>
          <table:table-cell table:style-name="ce20" office:value-type="float" office:value="2848" calcext:value-type="float">
            <text:p>2.84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88" calcext:value-type="float">
            <text:p>88</text:p>
          </table:table-cell>
          <table:table-cell table:style-name="ce21"/>
          <table:table-cell table:style-name="ce21" office:value-type="float" office:value="205" calcext:value-type="float">
            <text:p>205</text:p>
          </table:table-cell>
          <table:table-cell table:style-name="ce21"/>
          <table:table-cell table:style-name="ce21" office:value-type="float" office:value="233" calcext:value-type="float">
            <text:p>233</text:p>
          </table:table-cell>
          <table:table-cell table:style-name="ce21"/>
          <table:table-cell table:style-name="ce21" office:value-type="float" office:value="35356" calcext:value-type="float">
            <text:p>35.356</text:p>
          </table:table-cell>
          <table:table-cell table:style-name="ce21"/>
          <table:table-cell table:style-name="ce21" office:value-type="float" office:value="350" calcext:value-type="float">
            <text:p>350</text:p>
          </table:table-cell>
          <table:table-cell table:style-name="ce21"/>
          <table:table-cell table:style-name="ce21" office:value-type="float" office:value="145" calcext:value-type="float">
            <text:p>14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43296" calcext:value-type="float">
            <text:p>43.296</text:p>
          </table:table-cell>
          <table:table-cell table:style-name="ce20"/>
          <table:table-cell table:style-name="ce20" office:value-type="float" office:value="41712" calcext:value-type="float">
            <text:p>41.712</text:p>
          </table:table-cell>
          <table:table-cell table:style-name="ce20"/>
          <table:table-cell table:style-name="ce20" office:value-type="float" office:value="62081" calcext:value-type="float">
            <text:p>62.081</text:p>
          </table:table-cell>
          <table:table-cell table:style-name="ce20"/>
          <table:table-cell table:style-name="ce20" office:value-type="float" office:value="4737171" calcext:value-type="float">
            <text:p>4.737.171</text:p>
          </table:table-cell>
          <table:table-cell table:style-name="ce20"/>
          <table:table-cell table:style-name="ce20" office:value-type="float" office:value="60497" calcext:value-type="float">
            <text:p>60.497</text:p>
          </table:table-cell>
          <table:table-cell table:style-name="ce20"/>
          <table:table-cell table:style-name="ce20" office:value-type="float" office:value="18785" calcext:value-type="float">
            <text:p>18.78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92904" calcext:value-type="float">
            <text:p>92.904</text:p>
          </table:table-cell>
          <table:table-cell table:style-name="ce21"/>
          <table:table-cell table:style-name="ce21" office:value-type="float" office:value="61233" calcext:value-type="float">
            <text:p>61.233</text:p>
          </table:table-cell>
          <table:table-cell table:style-name="ce21"/>
          <table:table-cell table:style-name="ce21" office:value-type="float" office:value="108362" calcext:value-type="float">
            <text:p>108.362</text:p>
          </table:table-cell>
          <table:table-cell table:style-name="ce21"/>
          <table:table-cell table:style-name="ce21" office:value-type="float" office:value="7593494" calcext:value-type="float">
            <text:p>7.593.494</text:p>
          </table:table-cell>
          <table:table-cell table:style-name="ce21"/>
          <table:table-cell table:style-name="ce21" office:value-type="float" office:value="76691" calcext:value-type="float">
            <text:p>76.691</text:p>
          </table:table-cell>
          <table:table-cell table:style-name="ce21"/>
          <table:table-cell table:style-name="ce21" office:value-type="float" office:value="15458" calcext:value-type="float">
            <text:p>15.4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56010" calcext:value-type="float">
            <text:p>256.010</text:p>
          </table:table-cell>
          <table:table-cell table:style-name="ce20"/>
          <table:table-cell table:style-name="ce20" office:value-type="float" office:value="579697" calcext:value-type="float">
            <text:p>579.697</text:p>
          </table:table-cell>
          <table:table-cell table:style-name="ce20"/>
          <table:table-cell table:style-name="ce20" office:value-type="float" office:value="470696" calcext:value-type="float">
            <text:p>470.696</text:p>
          </table:table-cell>
          <table:table-cell table:style-name="ce20"/>
          <table:table-cell table:style-name="ce20" office:value-type="float" office:value="61571647" calcext:value-type="float">
            <text:p>61.571.647</text:p>
          </table:table-cell>
          <table:table-cell table:style-name="ce20"/>
          <table:table-cell table:style-name="ce20" office:value-type="float" office:value="794383" calcext:value-type="float">
            <text:p>794.383</text:p>
          </table:table-cell>
          <table:table-cell table:style-name="ce20"/>
          <table:table-cell table:style-name="ce20" office:value-type="float" office:value="214686" calcext:value-type="float">
            <text:p>214.6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34026" calcext:value-type="float">
            <text:p>34.026</text:p>
          </table:table-cell>
          <table:table-cell table:style-name="ce21"/>
          <table:table-cell table:style-name="ce21" office:value-type="float" office:value="152" calcext:value-type="float">
            <text:p>152</text:p>
          </table:table-cell>
          <table:table-cell table:style-name="ce21"/>
          <table:table-cell table:style-name="ce21" office:value-type="float" office:value="3843846" calcext:value-type="float">
            <text:p>3.843.846</text:p>
          </table:table-cell>
          <table:table-cell table:style-name="ce21"/>
          <table:table-cell table:style-name="ce21" office:value-type="float" office:value="34176" calcext:value-type="float">
            <text:p>34.176</text:p>
          </table:table-cell>
          <table:table-cell table:style-name="ce21"/>
          <table:table-cell table:style-name="ce21" office:value-type="float" office:value="150" calcext:value-type="float">
            <text:p>15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708" calcext:value-type="float">
            <text:p>5.708</text:p>
          </table:table-cell>
          <table:table-cell table:style-name="ce20"/>
          <table:table-cell table:style-name="ce20" office:value-type="float" office:value="1614" calcext:value-type="float">
            <text:p>1.614</text:p>
          </table:table-cell>
          <table:table-cell table:style-name="ce20"/>
          <table:table-cell table:style-name="ce20" office:value-type="float" office:value="615543" calcext:value-type="float">
            <text:p>615.543</text:p>
          </table:table-cell>
          <table:table-cell table:style-name="ce20"/>
          <table:table-cell table:style-name="ce20" office:value-type="float" office:value="8258" calcext:value-type="float">
            <text:p>8.258</text:p>
          </table:table-cell>
          <table:table-cell table:style-name="ce20"/>
          <table:table-cell table:style-name="ce20" office:value-type="float" office:value="2550" calcext:value-type="float">
            <text:p>2.5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2261" calcext:value-type="float">
            <text:p>-2.261</text:p>
          </table:table-cell>
          <table:table-cell table:style-name="ce21"/>
          <table:table-cell table:style-name="ce21" office:value-type="float" office:value="41948" calcext:value-type="float">
            <text:p>41.948</text:p>
          </table:table-cell>
          <table:table-cell table:style-name="ce21"/>
          <table:table-cell table:style-name="ce21" office:value-type="float" office:value="-5191" calcext:value-type="float">
            <text:p>-5.191</text:p>
          </table:table-cell>
          <table:table-cell table:style-name="ce21"/>
          <table:table-cell table:style-name="ce21" office:value-type="float" office:value="3572703" calcext:value-type="float">
            <text:p>3.572.703</text:p>
          </table:table-cell>
          <table:table-cell table:style-name="ce21"/>
          <table:table-cell table:style-name="ce21" office:value-type="float" office:value="39018" calcext:value-type="float">
            <text:p>39.018</text:p>
          </table:table-cell>
          <table:table-cell table:style-name="ce21"/>
          <table:table-cell table:style-name="ce21" office:value-type="float" office:value="-2930" calcext:value-type="float">
            <text:p>-2.93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521" calcext:value-type="float">
            <text:p>-521</text:p>
          </table:table-cell>
          <table:table-cell table:style-name="ce20"/>
          <table:table-cell table:style-name="ce20" office:value-type="float" office:value="18982" calcext:value-type="float">
            <text:p>18.982</text:p>
          </table:table-cell>
          <table:table-cell table:style-name="ce20"/>
          <table:table-cell table:style-name="ce20" office:value-type="float" office:value="3442" calcext:value-type="float">
            <text:p>3.442</text:p>
          </table:table-cell>
          <table:table-cell table:style-name="ce20"/>
          <table:table-cell table:style-name="ce20" office:value-type="float" office:value="2045177" calcext:value-type="float">
            <text:p>2.045.177</text:p>
          </table:table-cell>
          <table:table-cell table:style-name="ce20"/>
          <table:table-cell table:style-name="ce20" office:value-type="float" office:value="22945" calcext:value-type="float">
            <text:p>22.945</text:p>
          </table:table-cell>
          <table:table-cell table:style-name="ce20"/>
          <table:table-cell table:style-name="ce20" office:value-type="float" office:value="3963" calcext:value-type="float">
            <text:p>3.9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10195" calcext:value-type="float">
            <text:p>-10.195</text:p>
          </table:table-cell>
          <table:table-cell table:style-name="ce21"/>
          <table:table-cell table:style-name="ce21" office:value-type="float" office:value="43011" calcext:value-type="float">
            <text:p>43.011</text:p>
          </table:table-cell>
          <table:table-cell table:style-name="ce21"/>
          <table:table-cell table:style-name="ce21" office:value-type="float" office:value="3359" calcext:value-type="float">
            <text:p>3.359</text:p>
          </table:table-cell>
          <table:table-cell table:style-name="ce21"/>
          <table:table-cell table:style-name="ce21" office:value-type="float" office:value="4382070" calcext:value-type="float">
            <text:p>4.382.070</text:p>
          </table:table-cell>
          <table:table-cell table:style-name="ce21"/>
          <table:table-cell table:style-name="ce21" office:value-type="float" office:value="56565" calcext:value-type="float">
            <text:p>56.565</text:p>
          </table:table-cell>
          <table:table-cell table:style-name="ce21"/>
          <table:table-cell table:style-name="ce21" office:value-type="float" office:value="13554" calcext:value-type="float">
            <text:p>13.5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9430" calcext:value-type="float">
            <text:p>-39.430</text:p>
          </table:table-cell>
          <table:table-cell table:style-name="ce20"/>
          <table:table-cell table:style-name="ce20" office:value-type="float" office:value="15926" calcext:value-type="float">
            <text:p>15.926</text:p>
          </table:table-cell>
          <table:table-cell table:style-name="ce20"/>
          <table:table-cell table:style-name="ce20" office:value-type="float" office:value="-21911" calcext:value-type="float">
            <text:p>-21.911</text:p>
          </table:table-cell>
          <table:table-cell table:style-name="ce20"/>
          <table:table-cell table:style-name="ce20" office:value-type="float" office:value="2958266" calcext:value-type="float">
            <text:p>2.958.266</text:p>
          </table:table-cell>
          <table:table-cell table:style-name="ce20"/>
          <table:table-cell table:style-name="ce20" office:value-type="float" office:value="33445" calcext:value-type="float">
            <text:p>33.445</text:p>
          </table:table-cell>
          <table:table-cell table:style-name="ce20"/>
          <table:table-cell table:style-name="ce20" office:value-type="float" office:value="17519" calcext:value-type="float">
            <text:p>17.51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3058" calcext:value-type="float">
            <text:p>3.058</text:p>
          </table:table-cell>
          <table:table-cell table:style-name="ce21"/>
          <table:table-cell table:style-name="ce21" office:value-type="float" office:value="102711" calcext:value-type="float">
            <text:p>102.711</text:p>
          </table:table-cell>
          <table:table-cell table:style-name="ce21"/>
          <table:table-cell table:style-name="ce21" office:value-type="float" office:value="-30570" calcext:value-type="float">
            <text:p>-30.570</text:p>
          </table:table-cell>
          <table:table-cell table:style-name="ce21"/>
          <table:table-cell table:style-name="ce21" office:value-type="float" office:value="7365507" calcext:value-type="float">
            <text:p>7.365.507</text:p>
          </table:table-cell>
          <table:table-cell table:style-name="ce21"/>
          <table:table-cell table:style-name="ce21" office:value-type="float" office:value="69083" calcext:value-type="float">
            <text:p>69.083</text:p>
          </table:table-cell>
          <table:table-cell table:style-name="ce21"/>
          <table:table-cell table:style-name="ce21" office:value-type="float" office:value="-33628" calcext:value-type="float">
            <text:p>-33.6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28844" calcext:value-type="float">
            <text:p>28.844</text:p>
          </table:table-cell>
          <table:table-cell table:style-name="ce20"/>
          <table:table-cell table:style-name="ce20" office:value-type="float" office:value="392000" calcext:value-type="float">
            <text:p>392.000</text:p>
          </table:table-cell>
          <table:table-cell table:style-name="ce20"/>
          <table:table-cell table:style-name="ce20" office:value-type="float" office:value="930844" calcext:value-type="float">
            <text:p>930.844</text:p>
          </table:table-cell>
          <table:table-cell table:style-name="ce20"/>
          <table:table-cell table:style-name="ce20" office:value-type="float" office:value="70586256" calcext:value-type="float">
            <text:p>70.586.256</text:p>
          </table:table-cell>
          <table:table-cell table:style-name="ce20"/>
          <table:table-cell table:style-name="ce20" office:value-type="float" office:value="1262333" calcext:value-type="float">
            <text:p>1.262.333</text:p>
          </table:table-cell>
          <table:table-cell table:style-name="ce20"/>
          <table:table-cell table:style-name="ce20" office:value-type="float" office:value="902000" calcext:value-type="float">
            <text:p>902.0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4921" calcext:value-type="float">
            <text:p>14.921</text:p>
          </table:table-cell>
          <table:table-cell table:style-name="ce21"/>
          <table:table-cell table:style-name="ce21" office:value-type="float" office:value="754460" calcext:value-type="float">
            <text:p>754.460</text:p>
          </table:table-cell>
          <table:table-cell table:style-name="ce21"/>
          <table:table-cell table:style-name="ce21" office:value-type="float" office:value="-228950" calcext:value-type="float">
            <text:p>-228.950</text:p>
          </table:table-cell>
          <table:table-cell table:style-name="ce21"/>
          <table:table-cell table:style-name="ce21" office:value-type="float" office:value="46192309" calcext:value-type="float">
            <text:p>46.192.309</text:p>
          </table:table-cell>
          <table:table-cell table:style-name="ce21"/>
          <table:table-cell table:style-name="ce21" office:value-type="float" office:value="510589" calcext:value-type="float">
            <text:p>510.589</text:p>
          </table:table-cell>
          <table:table-cell table:style-name="ce21"/>
          <table:table-cell table:style-name="ce21" office:value-type="float" office:value="-243871" calcext:value-type="float">
            <text:p>-243.8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6852" calcext:value-type="float">
            <text:p>6.852</text:p>
          </table:table-cell>
          <table:table-cell table:style-name="ce20"/>
          <table:table-cell table:style-name="ce20" office:value-type="float" office:value="27547" calcext:value-type="float">
            <text:p>27.547</text:p>
          </table:table-cell>
          <table:table-cell table:style-name="ce20"/>
          <table:table-cell table:style-name="ce20" office:value-type="float" office:value="2153139" calcext:value-type="float">
            <text:p>2.153.139</text:p>
          </table:table-cell>
          <table:table-cell table:style-name="ce20"/>
          <table:table-cell table:style-name="ce20" office:value-type="float" office:value="34399" calcext:value-type="float">
            <text:p>34.399</text:p>
          </table:table-cell>
          <table:table-cell table:style-name="ce20"/>
          <table:table-cell table:style-name="ce20" office:value-type="float" office:value="27547" calcext:value-type="float">
            <text:p>27.5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709" calcext:value-type="float">
            <text:p>709</text:p>
          </table:table-cell>
          <table:table-cell table:style-name="ce21"/>
          <table:table-cell table:style-name="ce21" office:value-type="float" office:value="237" calcext:value-type="float">
            <text:p>237</text:p>
          </table:table-cell>
          <table:table-cell table:style-name="ce21"/>
          <table:table-cell table:style-name="ce21" office:value-type="float" office:value="1347" calcext:value-type="float">
            <text:p>1.347</text:p>
          </table:table-cell>
          <table:table-cell table:style-name="ce21"/>
          <table:table-cell table:style-name="ce21" office:value-type="float" office:value="83137" calcext:value-type="float">
            <text:p>83.137</text:p>
          </table:table-cell>
          <table:table-cell table:style-name="ce21"/>
          <table:table-cell table:style-name="ce21" office:value-type="float" office:value="875" calcext:value-type="float">
            <text:p>875</text:p>
          </table:table-cell>
          <table:table-cell table:style-name="ce21"/>
          <table:table-cell table:style-name="ce21" office:value-type="float" office:value="638" calcext:value-type="float">
            <text:p>63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8145" calcext:value-type="float">
            <text:p>8.145</text:p>
          </table:table-cell>
          <table:table-cell table:style-name="ce20"/>
          <table:table-cell table:style-name="ce20" office:value-type="float" office:value="133879" calcext:value-type="float">
            <text:p>133.879</text:p>
          </table:table-cell>
          <table:table-cell table:style-name="ce20"/>
          <table:table-cell table:style-name="ce20" office:value-type="float" office:value="-17858" calcext:value-type="float">
            <text:p>-17.858</text:p>
          </table:table-cell>
          <table:table-cell table:style-name="ce20"/>
          <table:table-cell table:style-name="ce20" office:value-type="float" office:value="9689770" calcext:value-type="float">
            <text:p>9.689.770</text:p>
          </table:table-cell>
          <table:table-cell table:style-name="ce20"/>
          <table:table-cell table:style-name="ce20" office:value-type="float" office:value="107876" calcext:value-type="float">
            <text:p>107.876</text:p>
          </table:table-cell>
          <table:table-cell table:style-name="ce20"/>
          <table:table-cell table:style-name="ce20" office:value-type="float" office:value="-26003" calcext:value-type="float">
            <text:p>-26.0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257148" calcext:value-type="float">
            <text:p>257.148</text:p>
          </table:table-cell>
          <table:table-cell table:style-name="ce20"/>
          <table:table-cell table:style-name="ce20" office:value-type="float" office:value="2075954" calcext:value-type="float">
            <text:p>2.075.954</text:p>
          </table:table-cell>
          <table:table-cell table:style-name="ce20"/>
          <table:table-cell table:style-name="ce20" office:value-type="float" office:value="-104859" calcext:value-type="float">
            <text:p>-104.859</text:p>
          </table:table-cell>
          <table:table-cell table:style-name="ce20"/>
          <table:table-cell table:style-name="ce20" office:value-type="float" office:value="142008838" calcext:value-type="float">
            <text:p>142.008.838</text:p>
          </table:table-cell>
          <table:table-cell table:style-name="ce20"/>
          <table:table-cell table:style-name="ce20" office:value-type="float" office:value="1713947" calcext:value-type="float">
            <text:p>1.713.947</text:p>
          </table:table-cell>
          <table:table-cell table:style-name="ce20"/>
          <table:table-cell table:style-name="ce20" office:value-type="float" office:value="-362007" calcext:value-type="float">
            <text:p>-362.0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-944" calcext:value-type="float">
            <text:p>-944</text:p>
          </table:table-cell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/>
          <table:table-cell table:style-name="ce21" office:value-type="float" office:value="-785" calcext:value-type="float">
            <text:p>-785</text:p>
          </table:table-cell>
          <table:table-cell table:style-name="ce21"/>
          <table:table-cell table:style-name="ce21" office:value-type="float" office:value="32054" calcext:value-type="float">
            <text:p>32.054</text:p>
          </table:table-cell>
          <table:table-cell table:style-name="ce21"/>
          <table:table-cell table:style-name="ce21" office:value-type="float" office:value="349" calcext:value-type="float">
            <text:p>349</text:p>
          </table:table-cell>
          <table:table-cell table:style-name="ce21"/>
          <table:table-cell table:style-name="ce21" office:value-type="float" office:value="159" calcext:value-type="float">
            <text:p>1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5883" calcext:value-type="float">
            <text:p>-5.883</text:p>
          </table:table-cell>
          <table:table-cell table:style-name="ce20"/>
          <table:table-cell table:style-name="ce20" office:value-type="float" office:value="27412" calcext:value-type="float">
            <text:p>27.412</text:p>
          </table:table-cell>
          <table:table-cell table:style-name="ce20"/>
          <table:table-cell table:style-name="ce20" office:value-type="float" office:value="7890" calcext:value-type="float">
            <text:p>7.890</text:p>
          </table:table-cell>
          <table:table-cell table:style-name="ce20"/>
          <table:table-cell table:style-name="ce20" office:value-type="float" office:value="3230086" calcext:value-type="float">
            <text:p>3.230.086</text:p>
          </table:table-cell>
          <table:table-cell table:style-name="ce20"/>
          <table:table-cell table:style-name="ce20" office:value-type="float" office:value="41185" calcext:value-type="float">
            <text:p>41.185</text:p>
          </table:table-cell>
          <table:table-cell table:style-name="ce20"/>
          <table:table-cell table:style-name="ce20" office:value-type="float" office:value="13773" calcext:value-type="float">
            <text:p>13.77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67624" calcext:value-type="float">
            <text:p>167.624</text:p>
          </table:table-cell>
          <table:table-cell table:style-name="ce21"/>
          <table:table-cell table:style-name="ce21" office:value-type="float" office:value="52710" calcext:value-type="float">
            <text:p>52.710</text:p>
          </table:table-cell>
          <table:table-cell table:style-name="ce21"/>
          <table:table-cell table:style-name="ce21" office:value-type="float" office:value="267000" calcext:value-type="float">
            <text:p>267.000</text:p>
          </table:table-cell>
          <table:table-cell table:style-name="ce21"/>
          <table:table-cell table:style-name="ce21" office:value-type="float" office:value="8629900" calcext:value-type="float">
            <text:p>8.629.900</text:p>
          </table:table-cell>
          <table:table-cell table:style-name="ce21"/>
          <table:table-cell table:style-name="ce21" office:value-type="float" office:value="152086" calcext:value-type="float">
            <text:p>152.086</text:p>
          </table:table-cell>
          <table:table-cell table:style-name="ce21"/>
          <table:table-cell table:style-name="ce21" office:value-type="float" office:value="99376" calcext:value-type="float">
            <text:p>99.376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0" table:style-name="ta14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09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556529" calcext:value-type="float">
            <text:p>556.529</text:p>
          </table:table-cell>
          <table:table-cell table:style-name="ce20"/>
          <table:table-cell table:style-name="ce20" office:value-type="float" office:value="4341741" calcext:value-type="float">
            <text:p>4.341.741</text:p>
          </table:table-cell>
          <table:table-cell table:style-name="ce20"/>
          <table:table-cell table:style-name="ce20" office:value-type="float" office:value="837156" calcext:value-type="float">
            <text:p>837.156</text:p>
          </table:table-cell>
          <table:table-cell table:style-name="ce20"/>
          <table:table-cell table:style-name="ce20" office:value-type="float" office:value="440467898" calcext:value-type="float">
            <text:p>440.467.898</text:p>
          </table:table-cell>
          <table:table-cell table:style-name="ce20"/>
          <table:table-cell table:style-name="ce20" office:value-type="float" office:value="4622368" calcext:value-type="float">
            <text:p>4.622.368</text:p>
          </table:table-cell>
          <table:table-cell table:style-name="ce20"/>
          <table:table-cell table:style-name="ce20" office:value-type="float" office:value="280627" calcext:value-type="float">
            <text:p>280.62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63481" calcext:value-type="float">
            <text:p>63.481</text:p>
          </table:table-cell>
          <table:table-cell table:style-name="ce21"/>
          <table:table-cell table:style-name="ce21" office:value-type="float" office:value="103854" calcext:value-type="float">
            <text:p>103.854</text:p>
          </table:table-cell>
          <table:table-cell table:style-name="ce21"/>
          <table:table-cell table:style-name="ce21" office:value-type="float" office:value="86825" calcext:value-type="float">
            <text:p>86.825</text:p>
          </table:table-cell>
          <table:table-cell table:style-name="ce21"/>
          <table:table-cell table:style-name="ce21" office:value-type="float" office:value="10753080" calcext:value-type="float">
            <text:p>10.753.080</text:p>
          </table:table-cell>
          <table:table-cell table:style-name="ce21"/>
          <table:table-cell table:style-name="ce21" office:value-type="float" office:value="127198" calcext:value-type="float">
            <text:p>127.198</text:p>
          </table:table-cell>
          <table:table-cell table:style-name="ce21"/>
          <table:table-cell table:style-name="ce21" office:value-type="float" office:value="23344" calcext:value-type="float">
            <text:p>23.3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8241" calcext:value-type="float">
            <text:p>-18.241</text:p>
          </table:table-cell>
          <table:table-cell table:style-name="ce20"/>
          <table:table-cell table:style-name="ce20" office:value-type="float" office:value="108068" calcext:value-type="float">
            <text:p>108.068</text:p>
          </table:table-cell>
          <table:table-cell table:style-name="ce20"/>
          <table:table-cell table:style-name="ce20" office:value-type="float" office:value="-45353" calcext:value-type="float">
            <text:p>-45.353</text:p>
          </table:table-cell>
          <table:table-cell table:style-name="ce20"/>
          <table:table-cell table:style-name="ce20" office:value-type="float" office:value="7467119" calcext:value-type="float">
            <text:p>7.467.119</text:p>
          </table:table-cell>
          <table:table-cell table:style-name="ce20"/>
          <table:table-cell table:style-name="ce20" office:value-type="float" office:value="80956" calcext:value-type="float">
            <text:p>80.956</text:p>
          </table:table-cell>
          <table:table-cell table:style-name="ce20"/>
          <table:table-cell table:style-name="ce20" office:value-type="float" office:value="-27112" calcext:value-type="float">
            <text:p>-27.1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5378" calcext:value-type="float">
            <text:p>25.378</text:p>
          </table:table-cell>
          <table:table-cell table:style-name="ce21"/>
          <table:table-cell table:style-name="ce21" office:value-type="float" office:value="107421" calcext:value-type="float">
            <text:p>107.421</text:p>
          </table:table-cell>
          <table:table-cell table:style-name="ce21"/>
          <table:table-cell table:style-name="ce21" office:value-type="float" office:value="36305" calcext:value-type="float">
            <text:p>36.305</text:p>
          </table:table-cell>
          <table:table-cell table:style-name="ce21"/>
          <table:table-cell table:style-name="ce21" office:value-type="float" office:value="10425783" calcext:value-type="float">
            <text:p>10.425.783</text:p>
          </table:table-cell>
          <table:table-cell table:style-name="ce21"/>
          <table:table-cell table:style-name="ce21" office:value-type="float" office:value="118348" calcext:value-type="float">
            <text:p>118.348</text:p>
          </table:table-cell>
          <table:table-cell table:style-name="ce21"/>
          <table:table-cell table:style-name="ce21" office:value-type="float" office:value="10927" calcext:value-type="float">
            <text:p>10.92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5341" calcext:value-type="float">
            <text:p>15.341</text:p>
          </table:table-cell>
          <table:table-cell table:style-name="ce20"/>
          <table:table-cell table:style-name="ce20" office:value-type="float" office:value="54872" calcext:value-type="float">
            <text:p>54.872</text:p>
          </table:table-cell>
          <table:table-cell table:style-name="ce20"/>
          <table:table-cell table:style-name="ce20" office:value-type="float" office:value="23287" calcext:value-type="float">
            <text:p>23.287</text:p>
          </table:table-cell>
          <table:table-cell table:style-name="ce20"/>
          <table:table-cell table:style-name="ce20" office:value-type="float" office:value="5511451" calcext:value-type="float">
            <text:p>5.511.451</text:p>
          </table:table-cell>
          <table:table-cell table:style-name="ce20"/>
          <table:table-cell table:style-name="ce20" office:value-type="float" office:value="62818" calcext:value-type="float">
            <text:p>62.818</text:p>
          </table:table-cell>
          <table:table-cell table:style-name="ce20"/>
          <table:table-cell table:style-name="ce20" office:value-type="float" office:value="7946" calcext:value-type="float">
            <text:p>7.9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-10681" calcext:value-type="float">
            <text:p>-10.681</text:p>
          </table:table-cell>
          <table:table-cell table:style-name="ce21"/>
          <table:table-cell table:style-name="ce21" office:value-type="float" office:value="854544" calcext:value-type="float">
            <text:p>854.544</text:p>
          </table:table-cell>
          <table:table-cell table:style-name="ce21"/>
          <table:table-cell table:style-name="ce21" office:value-type="float" office:value="-200099" calcext:value-type="float">
            <text:p>-200.099</text:p>
          </table:table-cell>
          <table:table-cell table:style-name="ce21"/>
          <table:table-cell table:style-name="ce21" office:value-type="float" office:value="82002356" calcext:value-type="float">
            <text:p>82.002.356</text:p>
          </table:table-cell>
          <table:table-cell table:style-name="ce21"/>
          <table:table-cell table:style-name="ce21" office:value-type="float" office:value="665126" calcext:value-type="float">
            <text:p>665.126</text:p>
          </table:table-cell>
          <table:table-cell table:style-name="ce21"/>
          <table:table-cell table:style-name="ce21" office:value-type="float" office:value="-189418" calcext:value-type="float">
            <text:p>-189.4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-10681" calcext:value-type="float">
            <text:p>-10.681</text:p>
          </table:table-cell>
          <table:table-cell table:style-name="ce20"/>
          <table:table-cell table:style-name="ce20" office:value-type="float" office:value="854544" calcext:value-type="float">
            <text:p>854.544</text:p>
          </table:table-cell>
          <table:table-cell table:style-name="ce20"/>
          <table:table-cell table:style-name="ce20" office:value-type="float" office:value="-200099" calcext:value-type="float">
            <text:p>-200.099</text:p>
          </table:table-cell>
          <table:table-cell table:style-name="ce20"/>
          <table:table-cell table:style-name="ce20" office:value-type="float" office:value="82002356" calcext:value-type="float">
            <text:p>82.002.356</text:p>
          </table:table-cell>
          <table:table-cell table:style-name="ce20"/>
          <table:table-cell table:style-name="ce20" office:value-type="float" office:value="665126" calcext:value-type="float">
            <text:p>665.126</text:p>
          </table:table-cell>
          <table:table-cell table:style-name="ce20"/>
          <table:table-cell table:style-name="ce20" office:value-type="float" office:value="-189418" calcext:value-type="float">
            <text:p>-189.4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2132" calcext:value-type="float">
            <text:p>-2.132</text:p>
          </table:table-cell>
          <table:table-cell table:style-name="ce21"/>
          <table:table-cell table:style-name="ce21" office:value-type="float" office:value="16081" calcext:value-type="float">
            <text:p>16.081</text:p>
          </table:table-cell>
          <table:table-cell table:style-name="ce21"/>
          <table:table-cell table:style-name="ce21" office:value-type="float" office:value="-2450" calcext:value-type="float">
            <text:p>-2.450</text:p>
          </table:table-cell>
          <table:table-cell table:style-name="ce21"/>
          <table:table-cell table:style-name="ce21" office:value-type="float" office:value="1335740" calcext:value-type="float">
            <text:p>1.335.740</text:p>
          </table:table-cell>
          <table:table-cell table:style-name="ce21"/>
          <table:table-cell table:style-name="ce21" office:value-type="float" office:value="15763" calcext:value-type="float">
            <text:p>15.763</text:p>
          </table:table-cell>
          <table:table-cell table:style-name="ce21"/>
          <table:table-cell table:style-name="ce21" office:value-type="float" office:value="-318" calcext:value-type="float">
            <text:p>-3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-19068" calcext:value-type="float">
            <text:p>-19.068</text:p>
          </table:table-cell>
          <table:table-cell table:style-name="ce20"/>
          <table:table-cell table:style-name="ce20" office:value-type="float" office:value="28380" calcext:value-type="float">
            <text:p>28.380</text:p>
          </table:table-cell>
          <table:table-cell table:style-name="ce20"/>
          <table:table-cell table:style-name="ce20" office:value-type="float" office:value="28106" calcext:value-type="float">
            <text:p>28.106</text:p>
          </table:table-cell>
          <table:table-cell table:style-name="ce20"/>
          <table:table-cell table:style-name="ce20" office:value-type="float" office:value="4521322" calcext:value-type="float">
            <text:p>4.521.322</text:p>
          </table:table-cell>
          <table:table-cell table:style-name="ce20"/>
          <table:table-cell table:style-name="ce20" office:value-type="float" office:value="75554" calcext:value-type="float">
            <text:p>75.554</text:p>
          </table:table-cell>
          <table:table-cell table:style-name="ce20"/>
          <table:table-cell table:style-name="ce20" office:value-type="float" office:value="47174" calcext:value-type="float">
            <text:p>47.1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14927" calcext:value-type="float">
            <text:p>14.927</text:p>
          </table:table-cell>
          <table:table-cell table:style-name="ce21"/>
          <table:table-cell table:style-name="ce21" office:value-type="float" office:value="108316" calcext:value-type="float">
            <text:p>108.316</text:p>
          </table:table-cell>
          <table:table-cell table:style-name="ce21"/>
          <table:table-cell table:style-name="ce21" office:value-type="float" office:value="24544" calcext:value-type="float">
            <text:p>24.544</text:p>
          </table:table-cell>
          <table:table-cell table:style-name="ce21"/>
          <table:table-cell table:style-name="ce21" office:value-type="float" office:value="11094745" calcext:value-type="float">
            <text:p>11.094.745</text:p>
          </table:table-cell>
          <table:table-cell table:style-name="ce21"/>
          <table:table-cell table:style-name="ce21" office:value-type="float" office:value="117933" calcext:value-type="float">
            <text:p>117.933</text:p>
          </table:table-cell>
          <table:table-cell table:style-name="ce21"/>
          <table:table-cell table:style-name="ce21" office:value-type="float" office:value="9617" calcext:value-type="float">
            <text:p>9.6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136838" calcext:value-type="float">
            <text:p>136.838</text:p>
          </table:table-cell>
          <table:table-cell table:style-name="ce20"/>
          <table:table-cell table:style-name="ce20" office:value-type="float" office:value="383209" calcext:value-type="float">
            <text:p>383.209</text:p>
          </table:table-cell>
          <table:table-cell table:style-name="ce20"/>
          <table:table-cell table:style-name="ce20" office:value-type="float" office:value="247346" calcext:value-type="float">
            <text:p>247.346</text:p>
          </table:table-cell>
          <table:table-cell table:style-name="ce20"/>
          <table:table-cell table:style-name="ce20" office:value-type="float" office:value="46239273" calcext:value-type="float">
            <text:p>46.239.273</text:p>
          </table:table-cell>
          <table:table-cell table:style-name="ce20"/>
          <table:table-cell table:style-name="ce20" office:value-type="float" office:value="493717" calcext:value-type="float">
            <text:p>493.717</text:p>
          </table:table-cell>
          <table:table-cell table:style-name="ce20"/>
          <table:table-cell table:style-name="ce20" office:value-type="float" office:value="110508" calcext:value-type="float">
            <text:p>110.5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31755" calcext:value-type="float">
            <text:p>31.755</text:p>
          </table:table-cell>
          <table:table-cell table:style-name="ce21"/>
          <table:table-cell table:style-name="ce21" office:value-type="float" office:value="548689" calcext:value-type="float">
            <text:p>548.689</text:p>
          </table:table-cell>
          <table:table-cell table:style-name="ce21"/>
          <table:table-cell table:style-name="ce21" office:value-type="float" office:value="308630" calcext:value-type="float">
            <text:p>308.630</text:p>
          </table:table-cell>
          <table:table-cell table:style-name="ce21"/>
          <table:table-cell table:style-name="ce21" office:value-type="float" office:value="64350226" calcext:value-type="float">
            <text:p>64.350.226</text:p>
          </table:table-cell>
          <table:table-cell table:style-name="ce21"/>
          <table:table-cell table:style-name="ce21" office:value-type="float" office:value="825564" calcext:value-type="float">
            <text:p>825.564</text:p>
          </table:table-cell>
          <table:table-cell table:style-name="ce21"/>
          <table:table-cell table:style-name="ce21" office:value-type="float" office:value="276875" calcext:value-type="float">
            <text:p>276.87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44222" calcext:value-type="float">
            <text:p>44.222</text:p>
          </table:table-cell>
          <table:table-cell table:style-name="ce20"/>
          <table:table-cell table:style-name="ce20" office:value-type="float" office:value="538116" calcext:value-type="float">
            <text:p>538.116</text:p>
          </table:table-cell>
          <table:table-cell table:style-name="ce20"/>
          <table:table-cell table:style-name="ce20" office:value-type="float" office:value="299526" calcext:value-type="float">
            <text:p>299.526</text:p>
          </table:table-cell>
          <table:table-cell table:style-name="ce20"/>
          <table:table-cell table:style-name="ce20" office:value-type="float" office:value="62465709" calcext:value-type="float">
            <text:p>62.465.709</text:p>
          </table:table-cell>
          <table:table-cell table:style-name="ce20"/>
          <table:table-cell table:style-name="ce20" office:value-type="float" office:value="793420" calcext:value-type="float">
            <text:p>793.420</text:p>
          </table:table-cell>
          <table:table-cell table:style-name="ce20"/>
          <table:table-cell table:style-name="ce20" office:value-type="float" office:value="255304" calcext:value-type="float">
            <text:p>255.3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888" calcext:value-type="float">
            <text:p>888</text:p>
          </table:table-cell>
          <table:table-cell table:style-name="ce21"/>
          <table:table-cell table:style-name="ce21" office:value-type="float" office:value="52414" calcext:value-type="float">
            <text:p>52.414</text:p>
          </table:table-cell>
          <table:table-cell table:style-name="ce21"/>
          <table:table-cell table:style-name="ce21" office:value-type="float" office:value="-6949" calcext:value-type="float">
            <text:p>-6.949</text:p>
          </table:table-cell>
          <table:table-cell table:style-name="ce21"/>
          <table:table-cell table:style-name="ce21" office:value-type="float" office:value="4309796" calcext:value-type="float">
            <text:p>4.309.796</text:p>
          </table:table-cell>
          <table:table-cell table:style-name="ce21"/>
          <table:table-cell table:style-name="ce21" office:value-type="float" office:value="44577" calcext:value-type="float">
            <text:p>44.577</text:p>
          </table:table-cell>
          <table:table-cell table:style-name="ce21"/>
          <table:table-cell table:style-name="ce21" office:value-type="float" office:value="-7837" calcext:value-type="float">
            <text:p>-7.8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92530" calcext:value-type="float">
            <text:p>292.530</text:p>
          </table:table-cell>
          <table:table-cell table:style-name="ce20"/>
          <table:table-cell table:style-name="ce20" office:value-type="float" office:value="591663" calcext:value-type="float">
            <text:p>591.663</text:p>
          </table:table-cell>
          <table:table-cell table:style-name="ce20"/>
          <table:table-cell table:style-name="ce20" office:value-type="float" office:value="269724" calcext:value-type="float">
            <text:p>269.724</text:p>
          </table:table-cell>
          <table:table-cell table:style-name="ce20"/>
          <table:table-cell table:style-name="ce20" office:value-type="float" office:value="59420592" calcext:value-type="float">
            <text:p>59.420.592</text:p>
          </table:table-cell>
          <table:table-cell table:style-name="ce20"/>
          <table:table-cell table:style-name="ce20" office:value-type="float" office:value="568857" calcext:value-type="float">
            <text:p>568.857</text:p>
          </table:table-cell>
          <table:table-cell table:style-name="ce20"/>
          <table:table-cell table:style-name="ce20" office:value-type="float" office:value="-22806" calcext:value-type="float">
            <text:p>-22.8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7784" calcext:value-type="float">
            <text:p>17.784</text:p>
          </table:table-cell>
          <table:table-cell table:style-name="ce21"/>
          <table:table-cell table:style-name="ce21" office:value-type="float" office:value="5182" calcext:value-type="float">
            <text:p>5.182</text:p>
          </table:table-cell>
          <table:table-cell table:style-name="ce21"/>
          <table:table-cell table:style-name="ce21" office:value-type="float" office:value="22210" calcext:value-type="float">
            <text:p>22.210</text:p>
          </table:table-cell>
          <table:table-cell table:style-name="ce21"/>
          <table:table-cell table:style-name="ce21" office:value-type="float" office:value="796930" calcext:value-type="float">
            <text:p>796.930</text:p>
          </table:table-cell>
          <table:table-cell table:style-name="ce21"/>
          <table:table-cell table:style-name="ce21" office:value-type="float" office:value="9608" calcext:value-type="float">
            <text:p>9.608</text:p>
          </table:table-cell>
          <table:table-cell table:style-name="ce21"/>
          <table:table-cell table:style-name="ce21" office:value-type="float" office:value="4426" calcext:value-type="float">
            <text:p>4.42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34477" calcext:value-type="float">
            <text:p>-34.477</text:p>
          </table:table-cell>
          <table:table-cell table:style-name="ce20"/>
          <table:table-cell table:style-name="ce20" office:value-type="float" office:value="29897" calcext:value-type="float">
            <text:p>29.897</text:p>
          </table:table-cell>
          <table:table-cell table:style-name="ce20"/>
          <table:table-cell table:style-name="ce20" office:value-type="float" office:value="-42330" calcext:value-type="float">
            <text:p>-42.330</text:p>
          </table:table-cell>
          <table:table-cell table:style-name="ce20"/>
          <table:table-cell table:style-name="ce20" office:value-type="float" office:value="2162834" calcext:value-type="float">
            <text:p>2.162.834</text:p>
          </table:table-cell>
          <table:table-cell table:style-name="ce20"/>
          <table:table-cell table:style-name="ce20" office:value-type="float" office:value="22044" calcext:value-type="float">
            <text:p>22.044</text:p>
          </table:table-cell>
          <table:table-cell table:style-name="ce20"/>
          <table:table-cell table:style-name="ce20" office:value-type="float" office:value="-7853" calcext:value-type="float">
            <text:p>-7.85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32013" calcext:value-type="float">
            <text:p>-32.013</text:p>
          </table:table-cell>
          <table:table-cell table:style-name="ce21"/>
          <table:table-cell table:style-name="ce21" office:value-type="float" office:value="42032" calcext:value-type="float">
            <text:p>42.032</text:p>
          </table:table-cell>
          <table:table-cell table:style-name="ce21"/>
          <table:table-cell table:style-name="ce21" office:value-type="float" office:value="-41880" calcext:value-type="float">
            <text:p>-41.880</text:p>
          </table:table-cell>
          <table:table-cell table:style-name="ce21"/>
          <table:table-cell table:style-name="ce21" office:value-type="float" office:value="3183856" calcext:value-type="float">
            <text:p>3.183.856</text:p>
          </table:table-cell>
          <table:table-cell table:style-name="ce21"/>
          <table:table-cell table:style-name="ce21" office:value-type="float" office:value="32165" calcext:value-type="float">
            <text:p>32.165</text:p>
          </table:table-cell>
          <table:table-cell table:style-name="ce21"/>
          <table:table-cell table:style-name="ce21" office:value-type="float" office:value="-9867" calcext:value-type="float">
            <text:p>-9.86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6583" calcext:value-type="float">
            <text:p>6.583</text:p>
          </table:table-cell>
          <table:table-cell table:style-name="ce20"/>
          <table:table-cell table:style-name="ce20" office:value-type="float" office:value="3655" calcext:value-type="float">
            <text:p>3.655</text:p>
          </table:table-cell>
          <table:table-cell table:style-name="ce20"/>
          <table:table-cell table:style-name="ce20" office:value-type="float" office:value="8566" calcext:value-type="float">
            <text:p>8.566</text:p>
          </table:table-cell>
          <table:table-cell table:style-name="ce20"/>
          <table:table-cell table:style-name="ce20" office:value-type="float" office:value="493500" calcext:value-type="float">
            <text:p>493.500</text:p>
          </table:table-cell>
          <table:table-cell table:style-name="ce20"/>
          <table:table-cell table:style-name="ce20" office:value-type="float" office:value="5638" calcext:value-type="float">
            <text:p>5.638</text:p>
          </table:table-cell>
          <table:table-cell table:style-name="ce20"/>
          <table:table-cell table:style-name="ce20" office:value-type="float" office:value="1983" calcext:value-type="float">
            <text:p>1.9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7321" calcext:value-type="float">
            <text:p>17.321</text:p>
          </table:table-cell>
          <table:table-cell table:style-name="ce21"/>
          <table:table-cell table:style-name="ce21" office:value-type="float" office:value="130414" calcext:value-type="float">
            <text:p>130.414</text:p>
          </table:table-cell>
          <table:table-cell table:style-name="ce21"/>
          <table:table-cell table:style-name="ce21" office:value-type="float" office:value="-16651" calcext:value-type="float">
            <text:p>-16.651</text:p>
          </table:table-cell>
          <table:table-cell table:style-name="ce21"/>
          <table:table-cell table:style-name="ce21" office:value-type="float" office:value="10030975" calcext:value-type="float">
            <text:p>10.030.975</text:p>
          </table:table-cell>
          <table:table-cell table:style-name="ce21"/>
          <table:table-cell table:style-name="ce21" office:value-type="float" office:value="96442" calcext:value-type="float">
            <text:p>96.442</text:p>
          </table:table-cell>
          <table:table-cell table:style-name="ce21"/>
          <table:table-cell table:style-name="ce21" office:value-type="float" office:value="-33972" calcext:value-type="float">
            <text:p>-33.97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293" calcext:value-type="float">
            <text:p>2.293</text:p>
          </table:table-cell>
          <table:table-cell table:style-name="ce20"/>
          <table:table-cell table:style-name="ce20" office:value-type="float" office:value="3221" calcext:value-type="float">
            <text:p>3.221</text:p>
          </table:table-cell>
          <table:table-cell table:style-name="ce20"/>
          <table:table-cell table:style-name="ce20" office:value-type="float" office:value="3101" calcext:value-type="float">
            <text:p>3.101</text:p>
          </table:table-cell>
          <table:table-cell table:style-name="ce20"/>
          <table:table-cell table:style-name="ce20" office:value-type="float" office:value="410926" calcext:value-type="float">
            <text:p>410.926</text:p>
          </table:table-cell>
          <table:table-cell table:style-name="ce20"/>
          <table:table-cell table:style-name="ce20" office:value-type="float" office:value="4029" calcext:value-type="float">
            <text:p>4.029</text:p>
          </table:table-cell>
          <table:table-cell table:style-name="ce20"/>
          <table:table-cell table:style-name="ce20" office:value-type="float" office:value="808" calcext:value-type="float">
            <text:p>8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38522" calcext:value-type="float">
            <text:p>38.522</text:p>
          </table:table-cell>
          <table:table-cell table:style-name="ce21"/>
          <table:table-cell table:style-name="ce21" office:value-type="float" office:value="134235" calcext:value-type="float">
            <text:p>134.235</text:p>
          </table:table-cell>
          <table:table-cell table:style-name="ce21"/>
          <table:table-cell table:style-name="ce21" office:value-type="float" office:value="89202" calcext:value-type="float">
            <text:p>89.202</text:p>
          </table:table-cell>
          <table:table-cell table:style-name="ce21"/>
          <table:table-cell table:style-name="ce21" office:value-type="float" office:value="16485787" calcext:value-type="float">
            <text:p>16.485.787</text:p>
          </table:table-cell>
          <table:table-cell table:style-name="ce21"/>
          <table:table-cell table:style-name="ce21" office:value-type="float" office:value="184915" calcext:value-type="float">
            <text:p>184.915</text:p>
          </table:table-cell>
          <table:table-cell table:style-name="ce21"/>
          <table:table-cell table:style-name="ce21" office:value-type="float" office:value="50680" calcext:value-type="float">
            <text:p>50.68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17677" calcext:value-type="float">
            <text:p>17.677</text:p>
          </table:table-cell>
          <table:table-cell table:style-name="ce20"/>
          <table:table-cell table:style-name="ce20" office:value-type="float" office:value="77381" calcext:value-type="float">
            <text:p>77.381</text:p>
          </table:table-cell>
          <table:table-cell table:style-name="ce20"/>
          <table:table-cell table:style-name="ce20" office:value-type="float" office:value="16640" calcext:value-type="float">
            <text:p>16.640</text:p>
          </table:table-cell>
          <table:table-cell table:style-name="ce20"/>
          <table:table-cell table:style-name="ce20" office:value-type="float" office:value="8335003" calcext:value-type="float">
            <text:p>8.335.003</text:p>
          </table:table-cell>
          <table:table-cell table:style-name="ce20"/>
          <table:table-cell table:style-name="ce20" office:value-type="float" office:value="76344" calcext:value-type="float">
            <text:p>76.344</text:p>
          </table:table-cell>
          <table:table-cell table:style-name="ce20"/>
          <table:table-cell table:style-name="ce20" office:value-type="float" office:value="-1037" calcext:value-type="float">
            <text:p>-1.0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196" calcext:value-type="float">
            <text:p>-1.196</text:p>
          </table:table-cell>
          <table:table-cell table:style-name="ce21"/>
          <table:table-cell table:style-name="ce21" office:value-type="float" office:value="384940" calcext:value-type="float">
            <text:p>384.940</text:p>
          </table:table-cell>
          <table:table-cell table:style-name="ce21"/>
          <table:table-cell table:style-name="ce21" office:value-type="float" office:value="31453" calcext:value-type="float">
            <text:p>31.453</text:p>
          </table:table-cell>
          <table:table-cell table:style-name="ce21"/>
          <table:table-cell table:style-name="ce21" office:value-type="float" office:value="38135876" calcext:value-type="float">
            <text:p>38.135.876</text:p>
          </table:table-cell>
          <table:table-cell table:style-name="ce21"/>
          <table:table-cell table:style-name="ce21" office:value-type="float" office:value="417589" calcext:value-type="float">
            <text:p>417.589</text:p>
          </table:table-cell>
          <table:table-cell table:style-name="ce21"/>
          <table:table-cell table:style-name="ce21" office:value-type="float" office:value="32649" calcext:value-type="float">
            <text:p>32.64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5408" calcext:value-type="float">
            <text:p>15.408</text:p>
          </table:table-cell>
          <table:table-cell table:style-name="ce20"/>
          <table:table-cell table:style-name="ce20" office:value-type="float" office:value="104434" calcext:value-type="float">
            <text:p>104.434</text:p>
          </table:table-cell>
          <table:table-cell table:style-name="ce20"/>
          <table:table-cell table:style-name="ce20" office:value-type="float" office:value="10465" calcext:value-type="float">
            <text:p>10.465</text:p>
          </table:table-cell>
          <table:table-cell table:style-name="ce20"/>
          <table:table-cell table:style-name="ce20" office:value-type="float" office:value="10563014" calcext:value-type="float">
            <text:p>10.563.014</text:p>
          </table:table-cell>
          <table:table-cell table:style-name="ce20"/>
          <table:table-cell table:style-name="ce20" office:value-type="float" office:value="99491" calcext:value-type="float">
            <text:p>99.491</text:p>
          </table:table-cell>
          <table:table-cell table:style-name="ce20"/>
          <table:table-cell table:style-name="ce20" office:value-type="float" office:value="-4943" calcext:value-type="float">
            <text:p>-4.9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110782" calcext:value-type="float">
            <text:p>-110.782</text:p>
          </table:table-cell>
          <table:table-cell table:style-name="ce21"/>
          <table:table-cell table:style-name="ce21" office:value-type="float" office:value="257213" calcext:value-type="float">
            <text:p>257.213</text:p>
          </table:table-cell>
          <table:table-cell table:style-name="ce21"/>
          <table:table-cell table:style-name="ce21" office:value-type="float" office:value="-145607" calcext:value-type="float">
            <text:p>-145.607</text:p>
          </table:table-cell>
          <table:table-cell table:style-name="ce21"/>
          <table:table-cell table:style-name="ce21" office:value-type="float" office:value="20440290" calcext:value-type="float">
            <text:p>20.440.290</text:p>
          </table:table-cell>
          <table:table-cell table:style-name="ce21"/>
          <table:table-cell table:style-name="ce21" office:value-type="float" office:value="222388" calcext:value-type="float">
            <text:p>222.388</text:p>
          </table:table-cell>
          <table:table-cell table:style-name="ce21"/>
          <table:table-cell table:style-name="ce21" office:value-type="float" office:value="-34825" calcext:value-type="float">
            <text:p>-34.8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1508" calcext:value-type="float">
            <text:p>11.508</text:p>
          </table:table-cell>
          <table:table-cell table:style-name="ce20"/>
          <table:table-cell table:style-name="ce20" office:value-type="float" office:value="18750" calcext:value-type="float">
            <text:p>18.750</text:p>
          </table:table-cell>
          <table:table-cell table:style-name="ce20"/>
          <table:table-cell table:style-name="ce20" office:value-type="float" office:value="14614" calcext:value-type="float">
            <text:p>14.614</text:p>
          </table:table-cell>
          <table:table-cell table:style-name="ce20"/>
          <table:table-cell table:style-name="ce20" office:value-type="float" office:value="2032362" calcext:value-type="float">
            <text:p>2.032.362</text:p>
          </table:table-cell>
          <table:table-cell table:style-name="ce20"/>
          <table:table-cell table:style-name="ce20" office:value-type="float" office:value="21856" calcext:value-type="float">
            <text:p>21.856</text:p>
          </table:table-cell>
          <table:table-cell table:style-name="ce20"/>
          <table:table-cell table:style-name="ce20" office:value-type="float" office:value="3106" calcext:value-type="float">
            <text:p>3.1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295" calcext:value-type="float">
            <text:p>-295</text:p>
          </table:table-cell>
          <table:table-cell table:style-name="ce21"/>
          <table:table-cell table:style-name="ce21" office:value-type="float" office:value="52913" calcext:value-type="float">
            <text:p>52.913</text:p>
          </table:table-cell>
          <table:table-cell table:style-name="ce21"/>
          <table:table-cell table:style-name="ce21" office:value-type="float" office:value="8009" calcext:value-type="float">
            <text:p>8.009</text:p>
          </table:table-cell>
          <table:table-cell table:style-name="ce21"/>
          <table:table-cell table:style-name="ce21" office:value-type="float" office:value="5382401" calcext:value-type="float">
            <text:p>5.382.401</text:p>
          </table:table-cell>
          <table:table-cell table:style-name="ce21"/>
          <table:table-cell table:style-name="ce21" office:value-type="float" office:value="61217" calcext:value-type="float">
            <text:p>61.217</text:p>
          </table:table-cell>
          <table:table-cell table:style-name="ce21"/>
          <table:table-cell table:style-name="ce21" office:value-type="float" office:value="8304" calcext:value-type="float">
            <text:p>8.3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4566" calcext:value-type="float">
            <text:p>14.566</text:p>
          </table:table-cell>
          <table:table-cell table:style-name="ce20"/>
          <table:table-cell table:style-name="ce20" office:value-type="float" office:value="49883" calcext:value-type="float">
            <text:p>49.883</text:p>
          </table:table-cell>
          <table:table-cell table:style-name="ce20"/>
          <table:table-cell table:style-name="ce20" office:value-type="float" office:value="25113" calcext:value-type="float">
            <text:p>25.113</text:p>
          </table:table-cell>
          <table:table-cell table:style-name="ce20"/>
          <table:table-cell table:style-name="ce20" office:value-type="float" office:value="5326314" calcext:value-type="float">
            <text:p>5.326.314</text:p>
          </table:table-cell>
          <table:table-cell table:style-name="ce20"/>
          <table:table-cell table:style-name="ce20" office:value-type="float" office:value="60430" calcext:value-type="float">
            <text:p>60.430</text:p>
          </table:table-cell>
          <table:table-cell table:style-name="ce20"/>
          <table:table-cell table:style-name="ce20" office:value-type="float" office:value="10547" calcext:value-type="float">
            <text:p>10.5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62614" calcext:value-type="float">
            <text:p>62.614</text:p>
          </table:table-cell>
          <table:table-cell table:style-name="ce21"/>
          <table:table-cell table:style-name="ce21" office:value-type="float" office:value="90080" calcext:value-type="float">
            <text:p>90.080</text:p>
          </table:table-cell>
          <table:table-cell table:style-name="ce21"/>
          <table:table-cell table:style-name="ce21" office:value-type="float" office:value="84335" calcext:value-type="float">
            <text:p>84.335</text:p>
          </table:table-cell>
          <table:table-cell table:style-name="ce21"/>
          <table:table-cell table:style-name="ce21" office:value-type="float" office:value="9256347" calcext:value-type="float">
            <text:p>9.256.347</text:p>
          </table:table-cell>
          <table:table-cell table:style-name="ce21"/>
          <table:table-cell table:style-name="ce21" office:value-type="float" office:value="111801" calcext:value-type="float">
            <text:p>111.801</text:p>
          </table:table-cell>
          <table:table-cell table:style-name="ce21"/>
          <table:table-cell table:style-name="ce21" office:value-type="float" office:value="21721" calcext:value-type="float">
            <text:p>21.7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4762" calcext:value-type="float">
            <text:p>-4.762</text:p>
          </table:table-cell>
          <table:table-cell table:style-name="ce20"/>
          <table:table-cell table:style-name="ce20" office:value-type="float" office:value="2002" calcext:value-type="float">
            <text:p>2.002</text:p>
          </table:table-cell>
          <table:table-cell table:style-name="ce20"/>
          <table:table-cell table:style-name="ce20" office:value-type="float" office:value="-1738" calcext:value-type="float">
            <text:p>-1.738</text:p>
          </table:table-cell>
          <table:table-cell table:style-name="ce20"/>
          <table:table-cell table:style-name="ce20" office:value-type="float" office:value="319368" calcext:value-type="float">
            <text:p>319.368</text:p>
          </table:table-cell>
          <table:table-cell table:style-name="ce20"/>
          <table:table-cell table:style-name="ce20" office:value-type="float" office:value="5026" calcext:value-type="float">
            <text:p>5.026</text:p>
          </table:table-cell>
          <table:table-cell table:style-name="ce20"/>
          <table:table-cell table:style-name="ce20" office:value-type="float" office:value="3024" calcext:value-type="float">
            <text:p>3.0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28" calcext:value-type="float">
            <text:p>128</text:p>
          </table:table-cell>
          <table:table-cell table:style-name="ce21"/>
          <table:table-cell table:style-name="ce21" office:value-type="float" office:value="229" calcext:value-type="float">
            <text:p>229</text:p>
          </table:table-cell>
          <table:table-cell table:style-name="ce21"/>
          <table:table-cell table:style-name="ce21" office:value-type="float" office:value="305" calcext:value-type="float">
            <text:p>305</text:p>
          </table:table-cell>
          <table:table-cell table:style-name="ce21"/>
          <table:table-cell table:style-name="ce21" office:value-type="float" office:value="35589" calcext:value-type="float">
            <text:p>35.589</text:p>
          </table:table-cell>
          <table:table-cell table:style-name="ce21"/>
          <table:table-cell table:style-name="ce21" office:value-type="float" office:value="406" calcext:value-type="float">
            <text:p>406</text:p>
          </table:table-cell>
          <table:table-cell table:style-name="ce21"/>
          <table:table-cell table:style-name="ce21" office:value-type="float" office:value="177" calcext:value-type="float">
            <text:p>1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38589" calcext:value-type="float">
            <text:p>38.589</text:p>
          </table:table-cell>
          <table:table-cell table:style-name="ce20"/>
          <table:table-cell table:style-name="ce20" office:value-type="float" office:value="41449" calcext:value-type="float">
            <text:p>41.449</text:p>
          </table:table-cell>
          <table:table-cell table:style-name="ce20"/>
          <table:table-cell table:style-name="ce20" office:value-type="float" office:value="58947" calcext:value-type="float">
            <text:p>58.947</text:p>
          </table:table-cell>
          <table:table-cell table:style-name="ce20"/>
          <table:table-cell table:style-name="ce20" office:value-type="float" office:value="4799252" calcext:value-type="float">
            <text:p>4.799.252</text:p>
          </table:table-cell>
          <table:table-cell table:style-name="ce20"/>
          <table:table-cell table:style-name="ce20" office:value-type="float" office:value="61807" calcext:value-type="float">
            <text:p>61.807</text:p>
          </table:table-cell>
          <table:table-cell table:style-name="ce20"/>
          <table:table-cell table:style-name="ce20" office:value-type="float" office:value="20358" calcext:value-type="float">
            <text:p>20.35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8140" calcext:value-type="float">
            <text:p>68.140</text:p>
          </table:table-cell>
          <table:table-cell table:style-name="ce21"/>
          <table:table-cell table:style-name="ce21" office:value-type="float" office:value="62476" calcext:value-type="float">
            <text:p>62.476</text:p>
          </table:table-cell>
          <table:table-cell table:style-name="ce21"/>
          <table:table-cell table:style-name="ce21" office:value-type="float" office:value="83950" calcext:value-type="float">
            <text:p>83.950</text:p>
          </table:table-cell>
          <table:table-cell table:style-name="ce21"/>
          <table:table-cell table:style-name="ce21" office:value-type="float" office:value="7701856" calcext:value-type="float">
            <text:p>7.701.856</text:p>
          </table:table-cell>
          <table:table-cell table:style-name="ce21"/>
          <table:table-cell table:style-name="ce21" office:value-type="float" office:value="78286" calcext:value-type="float">
            <text:p>78.286</text:p>
          </table:table-cell>
          <table:table-cell table:style-name="ce21"/>
          <table:table-cell table:style-name="ce21" office:value-type="float" office:value="15810" calcext:value-type="float">
            <text:p>15.81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37267" calcext:value-type="float">
            <text:p>237.267</text:p>
          </table:table-cell>
          <table:table-cell table:style-name="ce20"/>
          <table:table-cell table:style-name="ce20" office:value-type="float" office:value="559617" calcext:value-type="float">
            <text:p>559.617</text:p>
          </table:table-cell>
          <table:table-cell table:style-name="ce20"/>
          <table:table-cell table:style-name="ce20" office:value-type="float" office:value="467854" calcext:value-type="float">
            <text:p>467.854</text:p>
          </table:table-cell>
          <table:table-cell table:style-name="ce20"/>
          <table:table-cell table:style-name="ce20" office:value-type="float" office:value="62042343" calcext:value-type="float">
            <text:p>62.042.343</text:p>
          </table:table-cell>
          <table:table-cell table:style-name="ce20"/>
          <table:table-cell table:style-name="ce20" office:value-type="float" office:value="790204" calcext:value-type="float">
            <text:p>790.204</text:p>
          </table:table-cell>
          <table:table-cell table:style-name="ce20"/>
          <table:table-cell table:style-name="ce20" office:value-type="float" office:value="230587" calcext:value-type="float">
            <text:p>230.58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402" calcext:value-type="float">
            <text:p>402</text:p>
          </table:table-cell>
          <table:table-cell table:style-name="ce21"/>
          <table:table-cell table:style-name="ce21" office:value-type="float" office:value="34904" calcext:value-type="float">
            <text:p>34.904</text:p>
          </table:table-cell>
          <table:table-cell table:style-name="ce21"/>
          <table:table-cell table:style-name="ce21" office:value-type="float" office:value="48" calcext:value-type="float">
            <text:p>48</text:p>
          </table:table-cell>
          <table:table-cell table:style-name="ce21"/>
          <table:table-cell table:style-name="ce21" office:value-type="float" office:value="3843998" calcext:value-type="float">
            <text:p>3.843.998</text:p>
          </table:table-cell>
          <table:table-cell table:style-name="ce21"/>
          <table:table-cell table:style-name="ce21" office:value-type="float" office:value="34550" calcext:value-type="float">
            <text:p>34.550</text:p>
          </table:table-cell>
          <table:table-cell table:style-name="ce21"/>
          <table:table-cell table:style-name="ce21" office:value-type="float" office:value="-354" calcext:value-type="float">
            <text:p>-3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5862" calcext:value-type="float">
            <text:p>5.862</text:p>
          </table:table-cell>
          <table:table-cell table:style-name="ce20"/>
          <table:table-cell table:style-name="ce20" office:value-type="float" office:value="1844" calcext:value-type="float">
            <text:p>1.844</text:p>
          </table:table-cell>
          <table:table-cell table:style-name="ce20"/>
          <table:table-cell table:style-name="ce20" office:value-type="float" office:value="617157" calcext:value-type="float">
            <text:p>617.157</text:p>
          </table:table-cell>
          <table:table-cell table:style-name="ce20"/>
          <table:table-cell table:style-name="ce20" office:value-type="float" office:value="8642" calcext:value-type="float">
            <text:p>8.642</text:p>
          </table:table-cell>
          <table:table-cell table:style-name="ce20"/>
          <table:table-cell table:style-name="ce20" office:value-type="float" office:value="2780" calcext:value-type="float">
            <text:p>2.7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2481" calcext:value-type="float">
            <text:p>-2.481</text:p>
          </table:table-cell>
          <table:table-cell table:style-name="ce21"/>
          <table:table-cell table:style-name="ce21" office:value-type="float" office:value="42139" calcext:value-type="float">
            <text:p>42.139</text:p>
          </table:table-cell>
          <table:table-cell table:style-name="ce21"/>
          <table:table-cell table:style-name="ce21" office:value-type="float" office:value="-3817" calcext:value-type="float">
            <text:p>-3.817</text:p>
          </table:table-cell>
          <table:table-cell table:style-name="ce21"/>
          <table:table-cell table:style-name="ce21" office:value-type="float" office:value="3567512" calcext:value-type="float">
            <text:p>3.567.512</text:p>
          </table:table-cell>
          <table:table-cell table:style-name="ce21"/>
          <table:table-cell table:style-name="ce21" office:value-type="float" office:value="40803" calcext:value-type="float">
            <text:p>40.803</text:p>
          </table:table-cell>
          <table:table-cell table:style-name="ce21"/>
          <table:table-cell table:style-name="ce21" office:value-type="float" office:value="-1336" calcext:value-type="float">
            <text:p>-1.3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521" calcext:value-type="float">
            <text:p>-521</text:p>
          </table:table-cell>
          <table:table-cell table:style-name="ce20"/>
          <table:table-cell table:style-name="ce20" office:value-type="float" office:value="19060" calcext:value-type="float">
            <text:p>19.060</text:p>
          </table:table-cell>
          <table:table-cell table:style-name="ce20"/>
          <table:table-cell table:style-name="ce20" office:value-type="float" office:value="4103" calcext:value-type="float">
            <text:p>4.103</text:p>
          </table:table-cell>
          <table:table-cell table:style-name="ce20"/>
          <table:table-cell table:style-name="ce20" office:value-type="float" office:value="2048619" calcext:value-type="float">
            <text:p>2.048.619</text:p>
          </table:table-cell>
          <table:table-cell table:style-name="ce20"/>
          <table:table-cell table:style-name="ce20" office:value-type="float" office:value="23684" calcext:value-type="float">
            <text:p>23.684</text:p>
          </table:table-cell>
          <table:table-cell table:style-name="ce20"/>
          <table:table-cell table:style-name="ce20" office:value-type="float" office:value="4624" calcext:value-type="float">
            <text:p>4.6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6625" calcext:value-type="float">
            <text:p>46.625</text:p>
          </table:table-cell>
          <table:table-cell table:style-name="ce21"/>
          <table:table-cell table:style-name="ce21" office:value-type="float" office:value="50962" calcext:value-type="float">
            <text:p>50.962</text:p>
          </table:table-cell>
          <table:table-cell table:style-name="ce21"/>
          <table:table-cell table:style-name="ce21" office:value-type="float" office:value="4385429" calcext:value-type="float">
            <text:p>4.385.429</text:p>
          </table:table-cell>
          <table:table-cell table:style-name="ce21"/>
          <table:table-cell table:style-name="ce21" office:value-type="float" office:value="63377" calcext:value-type="float">
            <text:p>63.37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1367" calcext:value-type="float">
            <text:p>-31.367</text:p>
          </table:table-cell>
          <table:table-cell table:style-name="ce20"/>
          <table:table-cell table:style-name="ce20" office:value-type="float" office:value="20428" calcext:value-type="float">
            <text:p>20.428</text:p>
          </table:table-cell>
          <table:table-cell table:style-name="ce20"/>
          <table:table-cell table:style-name="ce20" office:value-type="float" office:value="-17681" calcext:value-type="float">
            <text:p>-17.681</text:p>
          </table:table-cell>
          <table:table-cell table:style-name="ce20"/>
          <table:table-cell table:style-name="ce20" office:value-type="float" office:value="2936355" calcext:value-type="float">
            <text:p>2.936.355</text:p>
          </table:table-cell>
          <table:table-cell table:style-name="ce20"/>
          <table:table-cell table:style-name="ce20" office:value-type="float" office:value="34114" calcext:value-type="float">
            <text:p>34.114</text:p>
          </table:table-cell>
          <table:table-cell table:style-name="ce20"/>
          <table:table-cell table:style-name="ce20" office:value-type="float" office:value="13686" calcext:value-type="float">
            <text:p>13.6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5441" calcext:value-type="float">
            <text:p>5.441</text:p>
          </table:table-cell>
          <table:table-cell table:style-name="ce21"/>
          <table:table-cell table:style-name="ce21" office:value-type="float" office:value="104000" calcext:value-type="float">
            <text:p>104.000</text:p>
          </table:table-cell>
          <table:table-cell table:style-name="ce21"/>
          <table:table-cell table:style-name="ce21" office:value-type="float" office:value="-28260" calcext:value-type="float">
            <text:p>-28.260</text:p>
          </table:table-cell>
          <table:table-cell table:style-name="ce21"/>
          <table:table-cell table:style-name="ce21" office:value-type="float" office:value="7334937" calcext:value-type="float">
            <text:p>7.334.937</text:p>
          </table:table-cell>
          <table:table-cell table:style-name="ce21"/>
          <table:table-cell table:style-name="ce21" office:value-type="float" office:value="70299" calcext:value-type="float">
            <text:p>70.299</text:p>
          </table:table-cell>
          <table:table-cell table:style-name="ce21"/>
          <table:table-cell table:style-name="ce21" office:value-type="float" office:value="-33701" calcext:value-type="float">
            <text:p>-33.70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72923" calcext:value-type="float">
            <text:p>172.923</text:p>
          </table:table-cell>
          <table:table-cell table:style-name="ce20"/>
          <table:table-cell table:style-name="ce20" office:value-type="float" office:value="392000" calcext:value-type="float">
            <text:p>392.000</text:p>
          </table:table-cell>
          <table:table-cell table:style-name="ce20"/>
          <table:table-cell table:style-name="ce20" office:value-type="float" office:value="1044212" calcext:value-type="float">
            <text:p>1.044.212</text:p>
          </table:table-cell>
          <table:table-cell table:style-name="ce20"/>
          <table:table-cell table:style-name="ce20" office:value-type="float" office:value="71517100" calcext:value-type="float">
            <text:p>71.517.100</text:p>
          </table:table-cell>
          <table:table-cell table:style-name="ce20"/>
          <table:table-cell table:style-name="ce20" office:value-type="float" office:value="1263289" calcext:value-type="float">
            <text:p>1.263.289</text:p>
          </table:table-cell>
          <table:table-cell table:style-name="ce20"/>
          <table:table-cell table:style-name="ce20" office:value-type="float" office:value="871289" calcext:value-type="float">
            <text:p>871.28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3447" calcext:value-type="float">
            <text:p>13.447</text:p>
          </table:table-cell>
          <table:table-cell table:style-name="ce21"/>
          <table:table-cell table:style-name="ce21" office:value-type="float" office:value="706739" calcext:value-type="float">
            <text:p>706.739</text:p>
          </table:table-cell>
          <table:table-cell table:style-name="ce21"/>
          <table:table-cell table:style-name="ce21" office:value-type="float" office:value="-180767" calcext:value-type="float">
            <text:p>-180.767</text:p>
          </table:table-cell>
          <table:table-cell table:style-name="ce21"/>
          <table:table-cell table:style-name="ce21" office:value-type="float" office:value="45963359" calcext:value-type="float">
            <text:p>45.963.359</text:p>
          </table:table-cell>
          <table:table-cell table:style-name="ce21"/>
          <table:table-cell table:style-name="ce21" office:value-type="float" office:value="512525" calcext:value-type="float">
            <text:p>512.525</text:p>
          </table:table-cell>
          <table:table-cell table:style-name="ce21"/>
          <table:table-cell table:style-name="ce21" office:value-type="float" office:value="-194214" calcext:value-type="float">
            <text:p>-194.2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037" calcext:value-type="float">
            <text:p>7.037</text:p>
          </table:table-cell>
          <table:table-cell table:style-name="ce20"/>
          <table:table-cell table:style-name="ce20" office:value-type="float" office:value="27421" calcext:value-type="float">
            <text:p>27.421</text:p>
          </table:table-cell>
          <table:table-cell table:style-name="ce20"/>
          <table:table-cell table:style-name="ce20" office:value-type="float" office:value="2180686" calcext:value-type="float">
            <text:p>2.180.686</text:p>
          </table:table-cell>
          <table:table-cell table:style-name="ce20"/>
          <table:table-cell table:style-name="ce20" office:value-type="float" office:value="34458" calcext:value-type="float">
            <text:p>34.458</text:p>
          </table:table-cell>
          <table:table-cell table:style-name="ce20"/>
          <table:table-cell table:style-name="ce20" office:value-type="float" office:value="27421" calcext:value-type="float">
            <text:p>27.4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-968" calcext:value-type="float">
            <text:p>-968</text:p>
          </table:table-cell>
          <table:table-cell table:style-name="ce21"/>
          <table:table-cell table:style-name="ce21" office:value-type="float" office:value="272" calcext:value-type="float">
            <text:p>272</text:p>
          </table:table-cell>
          <table:table-cell table:style-name="ce21"/>
          <table:table-cell table:style-name="ce21" office:value-type="float" office:value="-402" calcext:value-type="float">
            <text:p>-402</text:p>
          </table:table-cell>
          <table:table-cell table:style-name="ce21"/>
          <table:table-cell table:style-name="ce21" office:value-type="float" office:value="84484" calcext:value-type="float">
            <text:p>84.484</text:p>
          </table:table-cell>
          <table:table-cell table:style-name="ce21"/>
          <table:table-cell table:style-name="ce21" office:value-type="float" office:value="838" calcext:value-type="float">
            <text:p>838</text:p>
          </table:table-cell>
          <table:table-cell table:style-name="ce21"/>
          <table:table-cell table:style-name="ce21" office:value-type="float" office:value="566" calcext:value-type="float">
            <text:p>5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-165941" calcext:value-type="float">
            <text:p>-165.941</text:p>
          </table:table-cell>
          <table:table-cell table:style-name="ce20"/>
          <table:table-cell table:style-name="ce20" office:value-type="float" office:value="135056" calcext:value-type="float">
            <text:p>135.056</text:p>
          </table:table-cell>
          <table:table-cell table:style-name="ce20"/>
          <table:table-cell table:style-name="ce20" office:value-type="float" office:value="-191734" calcext:value-type="float">
            <text:p>-191.734</text:p>
          </table:table-cell>
          <table:table-cell table:style-name="ce20"/>
          <table:table-cell table:style-name="ce20" office:value-type="float" office:value="9671912" calcext:value-type="float">
            <text:p>9.671.912</text:p>
          </table:table-cell>
          <table:table-cell table:style-name="ce20"/>
          <table:table-cell table:style-name="ce20" office:value-type="float" office:value="109263" calcext:value-type="float">
            <text:p>109.263</text:p>
          </table:table-cell>
          <table:table-cell table:style-name="ce20"/>
          <table:table-cell table:style-name="ce20" office:value-type="float" office:value="-25793" calcext:value-type="float">
            <text:p>-25.79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259386" calcext:value-type="float">
            <text:p>259.386</text:p>
          </table:table-cell>
          <table:table-cell table:style-name="ce20"/>
          <table:table-cell table:style-name="ce20" office:value-type="float" office:value="2010543" calcext:value-type="float">
            <text:p>2.010.543</text:p>
          </table:table-cell>
          <table:table-cell table:style-name="ce20"/>
          <table:table-cell table:style-name="ce20" office:value-type="float" office:value="10530" calcext:value-type="float">
            <text:p>10.530</text:p>
          </table:table-cell>
          <table:table-cell table:style-name="ce20"/>
          <table:table-cell table:style-name="ce20" office:value-type="float" office:value="141903979" calcext:value-type="float">
            <text:p>141.903.979</text:p>
          </table:table-cell>
          <table:table-cell table:style-name="ce20"/>
          <table:table-cell table:style-name="ce20" office:value-type="float" office:value="1761687" calcext:value-type="float">
            <text:p>1.761.687</text:p>
          </table:table-cell>
          <table:table-cell table:style-name="ce20"/>
          <table:table-cell table:style-name="ce20" office:value-type="float" office:value="-248856" calcext:value-type="float">
            <text:p>-248.8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1269" calcext:value-type="float">
            <text:p>31.269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5347" calcext:value-type="float">
            <text:p>-5.347</text:p>
          </table:table-cell>
          <table:table-cell table:style-name="ce20"/>
          <table:table-cell table:style-name="ce20" office:value-type="float" office:value="27560" calcext:value-type="float">
            <text:p>27.560</text:p>
          </table:table-cell>
          <table:table-cell table:style-name="ce20"/>
          <table:table-cell table:style-name="ce20" office:value-type="float" office:value="11506" calcext:value-type="float">
            <text:p>11.506</text:p>
          </table:table-cell>
          <table:table-cell table:style-name="ce20"/>
          <table:table-cell table:style-name="ce20" office:value-type="float" office:value="3237976" calcext:value-type="float">
            <text:p>3.237.976</text:p>
          </table:table-cell>
          <table:table-cell table:style-name="ce20"/>
          <table:table-cell table:style-name="ce20" office:value-type="float" office:value="44413" calcext:value-type="float">
            <text:p>44.413</text:p>
          </table:table-cell>
          <table:table-cell table:style-name="ce20"/>
          <table:table-cell table:style-name="ce20" office:value-type="float" office:value="16853" calcext:value-type="float">
            <text:p>16.85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061" calcext:value-type="float">
            <text:p>1.061</text:p>
          </table:table-cell>
          <table:table-cell table:style-name="ce21"/>
          <table:table-cell table:style-name="ce21" office:value-type="float" office:value="52514" calcext:value-type="float">
            <text:p>52.514</text:p>
          </table:table-cell>
          <table:table-cell table:style-name="ce21"/>
          <table:table-cell table:style-name="ce21" office:value-type="float" office:value="100686" calcext:value-type="float">
            <text:p>100.686</text:p>
          </table:table-cell>
          <table:table-cell table:style-name="ce21"/>
          <table:table-cell table:style-name="ce21" office:value-type="float" office:value="8896900" calcext:value-type="float">
            <text:p>8.896.900</text:p>
          </table:table-cell>
          <table:table-cell table:style-name="ce21"/>
          <table:table-cell table:style-name="ce21" office:value-type="float" office:value="152139" calcext:value-type="float">
            <text:p>152.139</text:p>
          </table:table-cell>
          <table:table-cell table:style-name="ce21"/>
          <table:table-cell table:style-name="ce21" office:value-type="float" office:value="99625" calcext:value-type="float">
            <text:p>99.625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6" table:number-rows-repeated="1048511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1" table:style-name="ta15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0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586472" calcext:value-type="float">
            <text:p>586.47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44647" calcext:value-type="float">
            <text:p>4.344.647</text:p>
          </table:table-cell>
          <table:table-cell table:style-name="ce20"/>
          <table:table-cell table:style-name="ce20" office:value-type="float" office:value="845683" calcext:value-type="float">
            <text:p>845.68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1160594" calcext:value-type="float">
            <text:p>441.160.59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603858" calcext:value-type="float">
            <text:p>4.603.858</text:p>
          </table:table-cell>
          <table:table-cell table:style-name="ce20"/>
          <table:table-cell table:style-name="ce20" office:value-type="float" office:value="259211" calcext:value-type="float">
            <text:p>259.2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86413" calcext:value-type="float">
            <text:p>86.413</text:p>
          </table:table-cell>
          <table:table-cell table:style-name="ce21"/>
          <table:table-cell table:style-name="ce21" office:value-type="float" office:value="105152" calcext:value-type="float">
            <text:p>105.152</text:p>
          </table:table-cell>
          <table:table-cell table:style-name="ce21"/>
          <table:table-cell table:style-name="ce21" office:value-type="float" office:value="111361" calcext:value-type="float">
            <text:p>111.361</text:p>
          </table:table-cell>
          <table:table-cell table:style-name="ce21"/>
          <table:table-cell table:style-name="ce21" office:value-type="float" office:value="10839905" calcext:value-type="float">
            <text:p>10.839.905</text:p>
          </table:table-cell>
          <table:table-cell table:style-name="ce21"/>
          <table:table-cell table:style-name="ce21" office:value-type="float" office:value="130100" calcext:value-type="float">
            <text:p>130.100</text:p>
          </table:table-cell>
          <table:table-cell table:style-name="ce21"/>
          <table:table-cell table:style-name="ce21" office:value-type="float" office:value="24948" calcext:value-type="float">
            <text:p>24.94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17683" calcext:value-type="float">
            <text:p>-17.683</text:p>
          </table:table-cell>
          <table:table-cell table:style-name="ce20"/>
          <table:table-cell table:style-name="ce20" office:value-type="float" office:value="110165" calcext:value-type="float">
            <text:p>110.165</text:p>
          </table:table-cell>
          <table:table-cell table:style-name="ce20"/>
          <table:table-cell table:style-name="ce20" office:value-type="float" office:value="-52335" calcext:value-type="float">
            <text:p>-52.335</text:p>
          </table:table-cell>
          <table:table-cell table:style-name="ce20"/>
          <table:table-cell table:style-name="ce20" office:value-type="float" office:value="7421766" calcext:value-type="float">
            <text:p>7.421.766</text:p>
          </table:table-cell>
          <table:table-cell table:style-name="ce20"/>
          <table:table-cell table:style-name="ce20" office:value-type="float" office:value="75513" calcext:value-type="float">
            <text:p>75.513</text:p>
          </table:table-cell>
          <table:table-cell table:style-name="ce20"/>
          <table:table-cell table:style-name="ce20" office:value-type="float" office:value="-34652" calcext:value-type="float">
            <text:p>-34.65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14334" calcext:value-type="float">
            <text:p>14.334</text:p>
          </table:table-cell>
          <table:table-cell table:style-name="ce21"/>
          <table:table-cell table:style-name="ce21" office:value-type="float" office:value="106844" calcext:value-type="float">
            <text:p>106.844</text:p>
          </table:table-cell>
          <table:table-cell table:style-name="ce21"/>
          <table:table-cell table:style-name="ce21" office:value-type="float" office:value="24643" calcext:value-type="float">
            <text:p>24.643</text:p>
          </table:table-cell>
          <table:table-cell table:style-name="ce21"/>
          <table:table-cell table:style-name="ce21" office:value-type="float" office:value="10462088" calcext:value-type="float">
            <text:p>10.462.088</text:p>
          </table:table-cell>
          <table:table-cell table:style-name="ce21"/>
          <table:table-cell table:style-name="ce21" office:value-type="float" office:value="117153" calcext:value-type="float">
            <text:p>117.153</text:p>
          </table:table-cell>
          <table:table-cell table:style-name="ce21"/>
          <table:table-cell table:style-name="ce21" office:value-type="float" office:value="10309" calcext:value-type="float">
            <text:p>10.3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6847" calcext:value-type="float">
            <text:p>16.847</text:p>
          </table:table-cell>
          <table:table-cell table:style-name="ce20"/>
          <table:table-cell table:style-name="ce20" office:value-type="float" office:value="54368" calcext:value-type="float">
            <text:p>54.368</text:p>
          </table:table-cell>
          <table:table-cell table:style-name="ce20"/>
          <table:table-cell table:style-name="ce20" office:value-type="float" office:value="25890" calcext:value-type="float">
            <text:p>25.890</text:p>
          </table:table-cell>
          <table:table-cell table:style-name="ce20"/>
          <table:table-cell table:style-name="ce20" office:value-type="float" office:value="5534738" calcext:value-type="float">
            <text:p>5.534.738</text:p>
          </table:table-cell>
          <table:table-cell table:style-name="ce20"/>
          <table:table-cell table:style-name="ce20" office:value-type="float" office:value="63411" calcext:value-type="float">
            <text:p>63.411</text:p>
          </table:table-cell>
          <table:table-cell table:style-name="ce20"/>
          <table:table-cell table:style-name="ce20" office:value-type="float" office:value="9043" calcext:value-type="float">
            <text:p>9.0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130166" calcext:value-type="float">
            <text:p>130.166</text:p>
          </table:table-cell>
          <table:table-cell table:style-name="ce21"/>
          <table:table-cell table:style-name="ce21" office:value-type="float" office:value="858768" calcext:value-type="float">
            <text:p>858.768</text:p>
          </table:table-cell>
          <table:table-cell table:style-name="ce21"/>
          <table:table-cell table:style-name="ce21" office:value-type="float" office:value="-50655" calcext:value-type="float">
            <text:p>-50.655</text:p>
          </table:table-cell>
          <table:table-cell table:style-name="ce21"/>
          <table:table-cell table:style-name="ce21" office:value-type="float" office:value="81802257" calcext:value-type="float">
            <text:p>81.802.257</text:p>
          </table:table-cell>
          <table:table-cell table:style-name="ce21"/>
          <table:table-cell table:style-name="ce21" office:value-type="float" office:value="677947" calcext:value-type="float">
            <text:p>677.947</text:p>
          </table:table-cell>
          <table:table-cell table:style-name="ce21"/>
          <table:table-cell table:style-name="ce21" office:value-type="float" office:value="-180821" calcext:value-type="float">
            <text:p>-180.8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130166" calcext:value-type="float">
            <text:p>130.166</text:p>
          </table:table-cell>
          <table:table-cell table:style-name="ce20"/>
          <table:table-cell table:style-name="ce20" office:value-type="float" office:value="858768" calcext:value-type="float">
            <text:p>858.768</text:p>
          </table:table-cell>
          <table:table-cell table:style-name="ce20"/>
          <table:table-cell table:style-name="ce20" office:value-type="float" office:value="-50655" calcext:value-type="float">
            <text:p>-50.655</text:p>
          </table:table-cell>
          <table:table-cell table:style-name="ce20"/>
          <table:table-cell table:style-name="ce20" office:value-type="float" office:value="81802257" calcext:value-type="float">
            <text:p>81.802.257</text:p>
          </table:table-cell>
          <table:table-cell table:style-name="ce20"/>
          <table:table-cell table:style-name="ce20" office:value-type="float" office:value="677947" calcext:value-type="float">
            <text:p>677.947</text:p>
          </table:table-cell>
          <table:table-cell table:style-name="ce20"/>
          <table:table-cell table:style-name="ce20" office:value-type="float" office:value="-180821" calcext:value-type="float">
            <text:p>-180.8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665" calcext:value-type="float">
            <text:p>-3.665</text:p>
          </table:table-cell>
          <table:table-cell table:style-name="ce21"/>
          <table:table-cell table:style-name="ce21" office:value-type="float" office:value="15790" calcext:value-type="float">
            <text:p>15.790</text:p>
          </table:table-cell>
          <table:table-cell table:style-name="ce21"/>
          <table:table-cell table:style-name="ce21" office:value-type="float" office:value="-3630" calcext:value-type="float">
            <text:p>-3.630</text:p>
          </table:table-cell>
          <table:table-cell table:style-name="ce21"/>
          <table:table-cell table:style-name="ce21" office:value-type="float" office:value="1333290" calcext:value-type="float">
            <text:p>1.333.290</text:p>
          </table:table-cell>
          <table:table-cell table:style-name="ce21"/>
          <table:table-cell table:style-name="ce21" office:value-type="float" office:value="15825" calcext:value-type="float">
            <text:p>15.825</text:p>
          </table:table-cell>
          <table:table-cell table:style-name="ce21"/>
          <table:table-cell table:style-name="ce21" office:value-type="float" office:value="35" calcext:value-type="float">
            <text:p>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-25760" calcext:value-type="float">
            <text:p>-25.760</text:p>
          </table:table-cell>
          <table:table-cell table:style-name="ce20"/>
          <table:table-cell table:style-name="ce20" office:value-type="float" office:value="27961" calcext:value-type="float">
            <text:p>27.961</text:p>
          </table:table-cell>
          <table:table-cell table:style-name="ce20"/>
          <table:table-cell table:style-name="ce20" office:value-type="float" office:value="21453" calcext:value-type="float">
            <text:p>21.453</text:p>
          </table:table-cell>
          <table:table-cell table:style-name="ce20"/>
          <table:table-cell table:style-name="ce20" office:value-type="float" office:value="4549428" calcext:value-type="float">
            <text:p>4.549.428</text:p>
          </table:table-cell>
          <table:table-cell table:style-name="ce20"/>
          <table:table-cell table:style-name="ce20" office:value-type="float" office:value="75174" calcext:value-type="float">
            <text:p>75.174</text:p>
          </table:table-cell>
          <table:table-cell table:style-name="ce20"/>
          <table:table-cell table:style-name="ce20" office:value-type="float" office:value="47213" calcext:value-type="float">
            <text:p>47.21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1579" calcext:value-type="float">
            <text:p>-1.579</text:p>
          </table:table-cell>
          <table:table-cell table:style-name="ce21"/>
          <table:table-cell table:style-name="ce21" office:value-type="float" office:value="109084" calcext:value-type="float">
            <text:p>109.084</text:p>
          </table:table-cell>
          <table:table-cell table:style-name="ce21"/>
          <table:table-cell table:style-name="ce21" office:value-type="float" office:value="4103" calcext:value-type="float">
            <text:p>4.103</text:p>
          </table:table-cell>
          <table:table-cell table:style-name="ce21"/>
          <table:table-cell table:style-name="ce21" office:value-type="float" office:value="11119289" calcext:value-type="float">
            <text:p>11.119.289</text:p>
          </table:table-cell>
          <table:table-cell table:style-name="ce21"/>
          <table:table-cell table:style-name="ce21" office:value-type="float" office:value="114766" calcext:value-type="float">
            <text:p>114.766</text:p>
          </table:table-cell>
          <table:table-cell table:style-name="ce21"/>
          <table:table-cell table:style-name="ce21" office:value-type="float" office:value="5682" calcext:value-type="float">
            <text:p>5.68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75537" calcext:value-type="float">
            <text:p>75.537</text:p>
          </table:table-cell>
          <table:table-cell table:style-name="ce20"/>
          <table:table-cell table:style-name="ce20" office:value-type="float" office:value="380234" calcext:value-type="float">
            <text:p>380.234</text:p>
          </table:table-cell>
          <table:table-cell table:style-name="ce20"/>
          <table:table-cell table:style-name="ce20" office:value-type="float" office:value="180555" calcext:value-type="float">
            <text:p>180.555</text:p>
          </table:table-cell>
          <table:table-cell table:style-name="ce20"/>
          <table:table-cell table:style-name="ce20" office:value-type="float" office:value="46486619" calcext:value-type="float">
            <text:p>46.486.619</text:p>
          </table:table-cell>
          <table:table-cell table:style-name="ce20"/>
          <table:table-cell table:style-name="ce20" office:value-type="float" office:value="485252" calcext:value-type="float">
            <text:p>485.252</text:p>
          </table:table-cell>
          <table:table-cell table:style-name="ce20"/>
          <table:table-cell table:style-name="ce20" office:value-type="float" office:value="105018" calcext:value-type="float">
            <text:p>105.0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37580" calcext:value-type="float">
            <text:p>37.580</text:p>
          </table:table-cell>
          <table:table-cell table:style-name="ce21"/>
          <table:table-cell table:style-name="ce21" office:value-type="float" office:value="551369" calcext:value-type="float">
            <text:p>551.369</text:p>
          </table:table-cell>
          <table:table-cell table:style-name="ce21"/>
          <table:table-cell table:style-name="ce21" office:value-type="float" office:value="319865" calcext:value-type="float">
            <text:p>319.865</text:p>
          </table:table-cell>
          <table:table-cell table:style-name="ce21"/>
          <table:table-cell table:style-name="ce21" office:value-type="float" office:value="64658856" calcext:value-type="float">
            <text:p>64.658.856</text:p>
          </table:table-cell>
          <table:table-cell table:style-name="ce21"/>
          <table:table-cell table:style-name="ce21" office:value-type="float" office:value="833654" calcext:value-type="float">
            <text:p>833.654</text:p>
          </table:table-cell>
          <table:table-cell table:style-name="ce21"/>
          <table:table-cell table:style-name="ce21" office:value-type="float" office:value="282285" calcext:value-type="float">
            <text:p>282.2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43354" calcext:value-type="float">
            <text:p>43.354</text:p>
          </table:table-cell>
          <table:table-cell table:style-name="ce20"/>
          <table:table-cell table:style-name="ce20" office:value-type="float" office:value="540469" calcext:value-type="float">
            <text:p>540.469</text:p>
          </table:table-cell>
          <table:table-cell table:style-name="ce20"/>
          <table:table-cell table:style-name="ce20" office:value-type="float" office:value="305109" calcext:value-type="float">
            <text:p>305.109</text:p>
          </table:table-cell>
          <table:table-cell table:style-name="ce20"/>
          <table:table-cell table:style-name="ce20" office:value-type="float" office:value="62765235" calcext:value-type="float">
            <text:p>62.765.235</text:p>
          </table:table-cell>
          <table:table-cell table:style-name="ce20"/>
          <table:table-cell table:style-name="ce20" office:value-type="float" office:value="802224" calcext:value-type="float">
            <text:p>802.224</text:p>
          </table:table-cell>
          <table:table-cell table:style-name="ce20"/>
          <table:table-cell table:style-name="ce20" office:value-type="float" office:value="261755" calcext:value-type="float">
            <text:p>261.7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4255" calcext:value-type="float">
            <text:p>-4.255</text:p>
          </table:table-cell>
          <table:table-cell table:style-name="ce21"/>
          <table:table-cell table:style-name="ce21" office:value-type="float" office:value="52096" calcext:value-type="float">
            <text:p>52.096</text:p>
          </table:table-cell>
          <table:table-cell table:style-name="ce21"/>
          <table:table-cell table:style-name="ce21" office:value-type="float" office:value="-12990" calcext:value-type="float">
            <text:p>-12.990</text:p>
          </table:table-cell>
          <table:table-cell table:style-name="ce21"/>
          <table:table-cell table:style-name="ce21" office:value-type="float" office:value="4302847" calcext:value-type="float">
            <text:p>4.302.847</text:p>
          </table:table-cell>
          <table:table-cell table:style-name="ce21"/>
          <table:table-cell table:style-name="ce21" office:value-type="float" office:value="43361" calcext:value-type="float">
            <text:p>43.361</text:p>
          </table:table-cell>
          <table:table-cell table:style-name="ce21"/>
          <table:table-cell table:style-name="ce21" office:value-type="float" office:value="-8735" calcext:value-type="float">
            <text:p>-8.7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83725" calcext:value-type="float">
            <text:p>283.725</text:p>
          </table:table-cell>
          <table:table-cell table:style-name="ce20"/>
          <table:table-cell table:style-name="ce20" office:value-type="float" office:value="587488" calcext:value-type="float">
            <text:p>587.488</text:p>
          </table:table-cell>
          <table:table-cell table:style-name="ce20"/>
          <table:table-cell table:style-name="ce20" office:value-type="float" office:value="258181" calcext:value-type="float">
            <text:p>258.181</text:p>
          </table:table-cell>
          <table:table-cell table:style-name="ce20"/>
          <table:table-cell table:style-name="ce20" office:value-type="float" office:value="59690316" calcext:value-type="float">
            <text:p>59.690.316</text:p>
          </table:table-cell>
          <table:table-cell table:style-name="ce20"/>
          <table:table-cell table:style-name="ce20" office:value-type="float" office:value="561944" calcext:value-type="float">
            <text:p>561.944</text:p>
          </table:table-cell>
          <table:table-cell table:style-name="ce20"/>
          <table:table-cell table:style-name="ce20" office:value-type="float" office:value="-25544" calcext:value-type="float">
            <text:p>-25.5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5913" calcext:value-type="float">
            <text:p>15.913</text:p>
          </table:table-cell>
          <table:table-cell table:style-name="ce21"/>
          <table:table-cell table:style-name="ce21" office:value-type="float" office:value="5103" calcext:value-type="float">
            <text:p>5.103</text:p>
          </table:table-cell>
          <table:table-cell table:style-name="ce21"/>
          <table:table-cell table:style-name="ce21" office:value-type="float" office:value="20611" calcext:value-type="float">
            <text:p>20.611</text:p>
          </table:table-cell>
          <table:table-cell table:style-name="ce21"/>
          <table:table-cell table:style-name="ce21" office:value-type="float" office:value="819140" calcext:value-type="float">
            <text:p>819.140</text:p>
          </table:table-cell>
          <table:table-cell table:style-name="ce21"/>
          <table:table-cell table:style-name="ce21" office:value-type="float" office:value="9801" calcext:value-type="float">
            <text:p>9.801</text:p>
          </table:table-cell>
          <table:table-cell table:style-name="ce21"/>
          <table:table-cell table:style-name="ce21" office:value-type="float" office:value="4698" calcext:value-type="float">
            <text:p>4.6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35640" calcext:value-type="float">
            <text:p>-35.640</text:p>
          </table:table-cell>
          <table:table-cell table:style-name="ce20"/>
          <table:table-cell table:style-name="ce20" office:value-type="float" office:value="30040" calcext:value-type="float">
            <text:p>30.040</text:p>
          </table:table-cell>
          <table:table-cell table:style-name="ce20"/>
          <table:table-cell table:style-name="ce20" office:value-type="float" office:value="-45899" calcext:value-type="float">
            <text:p>-45.899</text:p>
          </table:table-cell>
          <table:table-cell table:style-name="ce20"/>
          <table:table-cell table:style-name="ce20" office:value-type="float" office:value="2120504" calcext:value-type="float">
            <text:p>2.120.504</text:p>
          </table:table-cell>
          <table:table-cell table:style-name="ce20"/>
          <table:table-cell table:style-name="ce20" office:value-type="float" office:value="19781" calcext:value-type="float">
            <text:p>19.781</text:p>
          </table:table-cell>
          <table:table-cell table:style-name="ce20"/>
          <table:table-cell table:style-name="ce20" office:value-type="float" office:value="-10259" calcext:value-type="float">
            <text:p>-10.25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77944" calcext:value-type="float">
            <text:p>-77.944</text:p>
          </table:table-cell>
          <table:table-cell table:style-name="ce21"/>
          <table:table-cell table:style-name="ce21" office:value-type="float" office:value="42120" calcext:value-type="float">
            <text:p>42.120</text:p>
          </table:table-cell>
          <table:table-cell table:style-name="ce21"/>
          <table:table-cell table:style-name="ce21" office:value-type="float" office:value="-89388" calcext:value-type="float">
            <text:p>-89.388</text:p>
          </table:table-cell>
          <table:table-cell table:style-name="ce21"/>
          <table:table-cell table:style-name="ce21" office:value-type="float" office:value="3141976" calcext:value-type="float">
            <text:p>3.141.976</text:p>
          </table:table-cell>
          <table:table-cell table:style-name="ce21"/>
          <table:table-cell table:style-name="ce21" office:value-type="float" office:value="30676" calcext:value-type="float">
            <text:p>30.676</text:p>
          </table:table-cell>
          <table:table-cell table:style-name="ce21"/>
          <table:table-cell table:style-name="ce21" office:value-type="float" office:value="-11444" calcext:value-type="float">
            <text:p>-11.4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7660" calcext:value-type="float">
            <text:p>7.660</text:p>
          </table:table-cell>
          <table:table-cell table:style-name="ce20"/>
          <table:table-cell table:style-name="ce20" office:value-type="float" office:value="3760" calcext:value-type="float">
            <text:p>3.760</text:p>
          </table:table-cell>
          <table:table-cell table:style-name="ce20"/>
          <table:table-cell table:style-name="ce20" office:value-type="float" office:value="9774" calcext:value-type="float">
            <text:p>9.774</text:p>
          </table:table-cell>
          <table:table-cell table:style-name="ce20"/>
          <table:table-cell table:style-name="ce20" office:value-type="float" office:value="502066" calcext:value-type="float">
            <text:p>502.066</text:p>
          </table:table-cell>
          <table:table-cell table:style-name="ce20"/>
          <table:table-cell table:style-name="ce20" office:value-type="float" office:value="5874" calcext:value-type="float">
            <text:p>5.874</text:p>
          </table:table-cell>
          <table:table-cell table:style-name="ce20"/>
          <table:table-cell table:style-name="ce20" office:value-type="float" office:value="2114" calcext:value-type="float">
            <text:p>2.1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1519" calcext:value-type="float">
            <text:p>11.519</text:p>
          </table:table-cell>
          <table:table-cell table:style-name="ce21"/>
          <table:table-cell table:style-name="ce21" office:value-type="float" office:value="130456" calcext:value-type="float">
            <text:p>130.456</text:p>
          </table:table-cell>
          <table:table-cell table:style-name="ce21"/>
          <table:table-cell table:style-name="ce21" office:value-type="float" office:value="-28602" calcext:value-type="float">
            <text:p>-28.602</text:p>
          </table:table-cell>
          <table:table-cell table:style-name="ce21"/>
          <table:table-cell table:style-name="ce21" office:value-type="float" office:value="10014324" calcext:value-type="float">
            <text:p>10.014.324</text:p>
          </table:table-cell>
          <table:table-cell table:style-name="ce21"/>
          <table:table-cell table:style-name="ce21" office:value-type="float" office:value="90335" calcext:value-type="float">
            <text:p>90.335</text:p>
          </table:table-cell>
          <table:table-cell table:style-name="ce21"/>
          <table:table-cell table:style-name="ce21" office:value-type="float" office:value="-40121" calcext:value-type="float">
            <text:p>-40.1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74" calcext:value-type="float">
            <text:p>74</text:p>
          </table:table-cell>
          <table:table-cell table:style-name="ce20"/>
          <table:table-cell table:style-name="ce20" office:value-type="float" office:value="3010" calcext:value-type="float">
            <text:p>3.010</text:p>
          </table:table-cell>
          <table:table-cell table:style-name="ce20"/>
          <table:table-cell table:style-name="ce20" office:value-type="float" office:value="962" calcext:value-type="float">
            <text:p>962</text:p>
          </table:table-cell>
          <table:table-cell table:style-name="ce20"/>
          <table:table-cell table:style-name="ce20" office:value-type="float" office:value="414027" calcext:value-type="float">
            <text:p>414.027</text:p>
          </table:table-cell>
          <table:table-cell table:style-name="ce20"/>
          <table:table-cell table:style-name="ce20" office:value-type="float" office:value="3898" calcext:value-type="float">
            <text:p>3.898</text:p>
          </table:table-cell>
          <table:table-cell table:style-name="ce20"/>
          <table:table-cell table:style-name="ce20" office:value-type="float" office:value="888" calcext:value-type="float">
            <text:p>88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32471" calcext:value-type="float">
            <text:p>32.471</text:p>
          </table:table-cell>
          <table:table-cell table:style-name="ce21"/>
          <table:table-cell table:style-name="ce21" office:value-type="float" office:value="136058" calcext:value-type="float">
            <text:p>136.058</text:p>
          </table:table-cell>
          <table:table-cell table:style-name="ce21"/>
          <table:table-cell table:style-name="ce21" office:value-type="float" office:value="80810" calcext:value-type="float">
            <text:p>80.810</text:p>
          </table:table-cell>
          <table:table-cell table:style-name="ce21"/>
          <table:table-cell table:style-name="ce21" office:value-type="float" office:value="16574989" calcext:value-type="float">
            <text:p>16.574.989</text:p>
          </table:table-cell>
          <table:table-cell table:style-name="ce21"/>
          <table:table-cell table:style-name="ce21" office:value-type="float" office:value="184397" calcext:value-type="float">
            <text:p>184.397</text:p>
          </table:table-cell>
          <table:table-cell table:style-name="ce21"/>
          <table:table-cell table:style-name="ce21" office:value-type="float" office:value="48339" calcext:value-type="float">
            <text:p>48.3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21978" calcext:value-type="float">
            <text:p>21.978</text:p>
          </table:table-cell>
          <table:table-cell table:style-name="ce20"/>
          <table:table-cell table:style-name="ce20" office:value-type="float" office:value="77199" calcext:value-type="float">
            <text:p>77.199</text:p>
          </table:table-cell>
          <table:table-cell table:style-name="ce20"/>
          <table:table-cell table:style-name="ce20" office:value-type="float" office:value="23521" calcext:value-type="float">
            <text:p>23.521</text:p>
          </table:table-cell>
          <table:table-cell table:style-name="ce20"/>
          <table:table-cell table:style-name="ce20" office:value-type="float" office:value="8351643" calcext:value-type="float">
            <text:p>8.351.643</text:p>
          </table:table-cell>
          <table:table-cell table:style-name="ce20"/>
          <table:table-cell table:style-name="ce20" office:value-type="float" office:value="78742" calcext:value-type="float">
            <text:p>78.742</text:p>
          </table:table-cell>
          <table:table-cell table:style-name="ce20"/>
          <table:table-cell table:style-name="ce20" office:value-type="float" office:value="1543" calcext:value-type="float">
            <text:p>1.5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5027" calcext:value-type="float">
            <text:p>5.027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78478" calcext:value-type="float">
            <text:p>378.478</text:p>
          </table:table-cell>
          <table:table-cell table:style-name="ce21"/>
          <table:table-cell table:style-name="ce21" office:value-type="float" office:value="39849" calcext:value-type="float">
            <text:p>39.84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8022869" calcext:value-type="float">
            <text:p>38.022.86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13300" calcext:value-type="float">
            <text:p>413.300</text:p>
          </table:table-cell>
          <table:table-cell table:style-name="ce21"/>
          <table:table-cell table:style-name="ce21" office:value-type="float" office:value="34822" calcext:value-type="float">
            <text:p>34.8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3814" calcext:value-type="float">
            <text:p>3.814</text:p>
          </table:table-cell>
          <table:table-cell table:style-name="ce20"/>
          <table:table-cell table:style-name="ce20" office:value-type="float" office:value="105953" calcext:value-type="float">
            <text:p>105.953</text:p>
          </table:table-cell>
          <table:table-cell table:style-name="ce20"/>
          <table:table-cell table:style-name="ce20" office:value-type="float" office:value="-758" calcext:value-type="float">
            <text:p>-758</text:p>
          </table:table-cell>
          <table:table-cell table:style-name="ce20"/>
          <table:table-cell table:style-name="ce20" office:value-type="float" office:value="10573479" calcext:value-type="float">
            <text:p>10.573.479</text:p>
          </table:table-cell>
          <table:table-cell table:style-name="ce20"/>
          <table:table-cell table:style-name="ce20" office:value-type="float" office:value="101381" calcext:value-type="float">
            <text:p>101.381</text:p>
          </table:table-cell>
          <table:table-cell table:style-name="ce20"/>
          <table:table-cell table:style-name="ce20" office:value-type="float" office:value="-4572" calcext:value-type="float">
            <text:p>-4.5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48100" calcext:value-type="float">
            <text:p>-48.100</text:p>
          </table:table-cell>
          <table:table-cell table:style-name="ce21"/>
          <table:table-cell table:style-name="ce21" office:value-type="float" office:value="259723" calcext:value-type="float">
            <text:p>259.723</text:p>
          </table:table-cell>
          <table:table-cell table:style-name="ce21"/>
          <table:table-cell table:style-name="ce21" office:value-type="float" office:value="-95624" calcext:value-type="float">
            <text:p>-95.624</text:p>
          </table:table-cell>
          <table:table-cell table:style-name="ce21"/>
          <table:table-cell table:style-name="ce21" office:value-type="float" office:value="20294683" calcext:value-type="float">
            <text:p>20.294.683</text:p>
          </table:table-cell>
          <table:table-cell table:style-name="ce21"/>
          <table:table-cell table:style-name="ce21" office:value-type="float" office:value="212199" calcext:value-type="float">
            <text:p>212.199</text:p>
          </table:table-cell>
          <table:table-cell table:style-name="ce21"/>
          <table:table-cell table:style-name="ce21" office:value-type="float" office:value="-47524" calcext:value-type="float">
            <text:p>-47.52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-521" calcext:value-type="float">
            <text:p>-521</text:p>
          </table:table-cell>
          <table:table-cell table:style-name="ce20"/>
          <table:table-cell table:style-name="ce20" office:value-type="float" office:value="18609" calcext:value-type="float">
            <text:p>18.609</text:p>
          </table:table-cell>
          <table:table-cell table:style-name="ce20"/>
          <table:table-cell table:style-name="ce20" office:value-type="float" office:value="3213" calcext:value-type="float">
            <text:p>3.213</text:p>
          </table:table-cell>
          <table:table-cell table:style-name="ce20"/>
          <table:table-cell table:style-name="ce20" office:value-type="float" office:value="2046976" calcext:value-type="float">
            <text:p>2.046.976</text:p>
          </table:table-cell>
          <table:table-cell table:style-name="ce20"/>
          <table:table-cell table:style-name="ce20" office:value-type="float" office:value="22343" calcext:value-type="float">
            <text:p>22.343</text:p>
          </table:table-cell>
          <table:table-cell table:style-name="ce20"/>
          <table:table-cell table:style-name="ce20" office:value-type="float" office:value="3734" calcext:value-type="float">
            <text:p>3.73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4929" calcext:value-type="float">
            <text:p>-4.929</text:p>
          </table:table-cell>
          <table:table-cell table:style-name="ce21"/>
          <table:table-cell table:style-name="ce21" office:value-type="float" office:value="53445" calcext:value-type="float">
            <text:p>53.445</text:p>
          </table:table-cell>
          <table:table-cell table:style-name="ce21"/>
          <table:table-cell table:style-name="ce21" office:value-type="float" office:value="2036" calcext:value-type="float">
            <text:p>2.036</text:p>
          </table:table-cell>
          <table:table-cell table:style-name="ce21"/>
          <table:table-cell table:style-name="ce21" office:value-type="float" office:value="5390410" calcext:value-type="float">
            <text:p>5.390.410</text:p>
          </table:table-cell>
          <table:table-cell table:style-name="ce21"/>
          <table:table-cell table:style-name="ce21" office:value-type="float" office:value="60410" calcext:value-type="float">
            <text:p>60.410</text:p>
          </table:table-cell>
          <table:table-cell table:style-name="ce21"/>
          <table:table-cell table:style-name="ce21" office:value-type="float" office:value="6965" calcext:value-type="float">
            <text:p>6.96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3756" calcext:value-type="float">
            <text:p>13.756</text:p>
          </table:table-cell>
          <table:table-cell table:style-name="ce20"/>
          <table:table-cell table:style-name="ce20" office:value-type="float" office:value="50887" calcext:value-type="float">
            <text:p>50.887</text:p>
          </table:table-cell>
          <table:table-cell table:style-name="ce20"/>
          <table:table-cell table:style-name="ce20" office:value-type="float" office:value="23849" calcext:value-type="float">
            <text:p>23.849</text:p>
          </table:table-cell>
          <table:table-cell table:style-name="ce20"/>
          <table:table-cell table:style-name="ce20" office:value-type="float" office:value="5351427" calcext:value-type="float">
            <text:p>5.351.427</text:p>
          </table:table-cell>
          <table:table-cell table:style-name="ce20"/>
          <table:table-cell table:style-name="ce20" office:value-type="float" office:value="60980" calcext:value-type="float">
            <text:p>60.980</text:p>
          </table:table-cell>
          <table:table-cell table:style-name="ce20"/>
          <table:table-cell table:style-name="ce20" office:value-type="float" office:value="10093" calcext:value-type="float">
            <text:p>10.09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49734" calcext:value-type="float">
            <text:p>49.734</text:p>
          </table:table-cell>
          <table:table-cell table:style-name="ce21"/>
          <table:table-cell table:style-name="ce21" office:value-type="float" office:value="90487" calcext:value-type="float">
            <text:p>90.487</text:p>
          </table:table-cell>
          <table:table-cell table:style-name="ce21"/>
          <table:table-cell table:style-name="ce21" office:value-type="float" office:value="74888" calcext:value-type="float">
            <text:p>74.888</text:p>
          </table:table-cell>
          <table:table-cell table:style-name="ce21"/>
          <table:table-cell table:style-name="ce21" office:value-type="float" office:value="9340682" calcext:value-type="float">
            <text:p>9.340.682</text:p>
          </table:table-cell>
          <table:table-cell table:style-name="ce21"/>
          <table:table-cell table:style-name="ce21" office:value-type="float" office:value="115641" calcext:value-type="float">
            <text:p>115.641</text:p>
          </table:table-cell>
          <table:table-cell table:style-name="ce21"/>
          <table:table-cell table:style-name="ce21" office:value-type="float" office:value="25154" calcext:value-type="float">
            <text:p>25.1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2065" calcext:value-type="float">
            <text:p>-2.065</text:p>
          </table:table-cell>
          <table:table-cell table:style-name="ce20"/>
          <table:table-cell table:style-name="ce20" office:value-type="float" office:value="2020" calcext:value-type="float">
            <text:p>2.020</text:p>
          </table:table-cell>
          <table:table-cell table:style-name="ce20"/>
          <table:table-cell table:style-name="ce20" office:value-type="float" office:value="822" calcext:value-type="float">
            <text:p>822</text:p>
          </table:table-cell>
          <table:table-cell table:style-name="ce20"/>
          <table:table-cell table:style-name="ce20" office:value-type="float" office:value="317630" calcext:value-type="float">
            <text:p>317.630</text:p>
          </table:table-cell>
          <table:table-cell table:style-name="ce20"/>
          <table:table-cell table:style-name="ce20" office:value-type="float" office:value="4907" calcext:value-type="float">
            <text:p>4.907</text:p>
          </table:table-cell>
          <table:table-cell table:style-name="ce20"/>
          <table:table-cell table:style-name="ce20" office:value-type="float" office:value="2887" calcext:value-type="float">
            <text:p>2.88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64" calcext:value-type="float">
            <text:p>164</text:p>
          </table:table-cell>
          <table:table-cell table:style-name="ce21"/>
          <table:table-cell table:style-name="ce21" office:value-type="float" office:value="238" calcext:value-type="float">
            <text:p>238</text:p>
          </table:table-cell>
          <table:table-cell table:style-name="ce21"/>
          <table:table-cell table:style-name="ce21" office:value-type="float" office:value="255" calcext:value-type="float">
            <text:p>255</text:p>
          </table:table-cell>
          <table:table-cell table:style-name="ce21"/>
          <table:table-cell table:style-name="ce21" office:value-type="float" office:value="35894" calcext:value-type="float">
            <text:p>35.894</text:p>
          </table:table-cell>
          <table:table-cell table:style-name="ce21"/>
          <table:table-cell table:style-name="ce21" office:value-type="float" office:value="329" calcext:value-type="float">
            <text:p>329</text:p>
          </table:table-cell>
          <table:table-cell table:style-name="ce21"/>
          <table:table-cell table:style-name="ce21" office:value-type="float" office:value="91" calcext:value-type="float">
            <text:p>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42163" calcext:value-type="float">
            <text:p>42.163</text:p>
          </table:table-cell>
          <table:table-cell table:style-name="ce20"/>
          <table:table-cell table:style-name="ce20" office:value-type="float" office:value="41499" calcext:value-type="float">
            <text:p>41.499</text:p>
          </table:table-cell>
          <table:table-cell table:style-name="ce20"/>
          <table:table-cell table:style-name="ce20" office:value-type="float" office:value="62106" calcext:value-type="float">
            <text:p>62.106</text:p>
          </table:table-cell>
          <table:table-cell table:style-name="ce20"/>
          <table:table-cell table:style-name="ce20" office:value-type="float" office:value="4858199" calcext:value-type="float">
            <text:p>4.858.199</text:p>
          </table:table-cell>
          <table:table-cell table:style-name="ce20"/>
          <table:table-cell table:style-name="ce20" office:value-type="float" office:value="61442" calcext:value-type="float">
            <text:p>61.442</text:p>
          </table:table-cell>
          <table:table-cell table:style-name="ce20"/>
          <table:table-cell table:style-name="ce20" office:value-type="float" office:value="19943" calcext:value-type="float">
            <text:p>19.9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0565" calcext:value-type="float">
            <text:p>60.565</text:p>
          </table:table-cell>
          <table:table-cell table:style-name="ce21"/>
          <table:table-cell table:style-name="ce21" office:value-type="float" office:value="62649" calcext:value-type="float">
            <text:p>62.649</text:p>
          </table:table-cell>
          <table:table-cell table:style-name="ce21"/>
          <table:table-cell table:style-name="ce21" office:value-type="float" office:value="78206" calcext:value-type="float">
            <text:p>78.206</text:p>
          </table:table-cell>
          <table:table-cell table:style-name="ce21"/>
          <table:table-cell table:style-name="ce21" office:value-type="float" office:value="7785806" calcext:value-type="float">
            <text:p>7.785.806</text:p>
          </table:table-cell>
          <table:table-cell table:style-name="ce21"/>
          <table:table-cell table:style-name="ce21" office:value-type="float" office:value="80290" calcext:value-type="float">
            <text:p>80.290</text:p>
          </table:table-cell>
          <table:table-cell table:style-name="ce21"/>
          <table:table-cell table:style-name="ce21" office:value-type="float" office:value="17641" calcext:value-type="float">
            <text:p>17.64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66730" calcext:value-type="float">
            <text:p>266.730</text:p>
          </table:table-cell>
          <table:table-cell table:style-name="ce20"/>
          <table:table-cell table:style-name="ce20" office:value-type="float" office:value="561666" calcext:value-type="float">
            <text:p>561.666</text:p>
          </table:table-cell>
          <table:table-cell table:style-name="ce20"/>
          <table:table-cell table:style-name="ce20" office:value-type="float" office:value="512335" calcext:value-type="float">
            <text:p>512.335</text:p>
          </table:table-cell>
          <table:table-cell table:style-name="ce20"/>
          <table:table-cell table:style-name="ce20" office:value-type="float" office:value="62510197" calcext:value-type="float">
            <text:p>62.510.197</text:p>
          </table:table-cell>
          <table:table-cell table:style-name="ce20"/>
          <table:table-cell table:style-name="ce20" office:value-type="float" office:value="807271" calcext:value-type="float">
            <text:p>807.271</text:p>
          </table:table-cell>
          <table:table-cell table:style-name="ce20"/>
          <table:table-cell table:style-name="ce20" office:value-type="float" office:value="245605" calcext:value-type="float">
            <text:p>245.6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727" calcext:value-type="float">
            <text:p>727</text:p>
          </table:table-cell>
          <table:table-cell table:style-name="ce21"/>
          <table:table-cell table:style-name="ce21" office:value-type="float" office:value="35118" calcext:value-type="float">
            <text:p>35.118</text:p>
          </table:table-cell>
          <table:table-cell table:style-name="ce21"/>
          <table:table-cell table:style-name="ce21" office:value-type="float" office:value="-863" calcext:value-type="float">
            <text:p>-863</text:p>
          </table:table-cell>
          <table:table-cell table:style-name="ce21"/>
          <table:table-cell table:style-name="ce21" office:value-type="float" office:value="3844046" calcext:value-type="float">
            <text:p>3.844.046</text:p>
          </table:table-cell>
          <table:table-cell table:style-name="ce21"/>
          <table:table-cell table:style-name="ce21" office:value-type="float" office:value="33528" calcext:value-type="float">
            <text:p>33.528</text:p>
          </table:table-cell>
          <table:table-cell table:style-name="ce21"/>
          <table:table-cell table:style-name="ce21" office:value-type="float" office:value="-1590" calcext:value-type="float">
            <text:p>-1.59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633" calcext:value-type="float">
            <text:p>5.633</text:p>
          </table:table-cell>
          <table:table-cell table:style-name="ce20"/>
          <table:table-cell table:style-name="ce20" office:value-type="float" office:value="849" calcext:value-type="float">
            <text:p>84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19001" calcext:value-type="float">
            <text:p>619.001</text:p>
          </table:table-cell>
          <table:table-cell table:style-name="ce20"/>
          <table:table-cell table:style-name="ce20" office:value-type="float" office:value="7418" calcext:value-type="float">
            <text:p>7.418</text:p>
          </table:table-cell>
          <table:table-cell table:style-name="ce20"/>
          <table:table-cell table:style-name="ce20" office:value-type="float" office:value="1785" calcext:value-type="float">
            <text:p>1.78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108" calcext:value-type="float">
            <text:p>-108</text:p>
          </table:table-cell>
          <table:table-cell table:style-name="ce21"/>
          <table:table-cell table:style-name="ce21" office:value-type="float" office:value="43631" calcext:value-type="float">
            <text:p>43.631</text:p>
          </table:table-cell>
          <table:table-cell table:style-name="ce21"/>
          <table:table-cell table:style-name="ce21" office:value-type="float" office:value="-3265" calcext:value-type="float">
            <text:p>-3.265</text:p>
          </table:table-cell>
          <table:table-cell table:style-name="ce21"/>
          <table:table-cell table:style-name="ce21" office:value-type="float" office:value="3563695" calcext:value-type="float">
            <text:p>3.563.695</text:p>
          </table:table-cell>
          <table:table-cell table:style-name="ce21"/>
          <table:table-cell table:style-name="ce21" office:value-type="float" office:value="40474" calcext:value-type="float">
            <text:p>40.474</text:p>
          </table:table-cell>
          <table:table-cell table:style-name="ce21"/>
          <table:table-cell table:style-name="ce21" office:value-type="float" office:value="-3157" calcext:value-type="float">
            <text:p>-3.15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621" calcext:value-type="float">
            <text:p>-621</text:p>
          </table:table-cell>
          <table:table-cell table:style-name="ce20"/>
          <table:table-cell table:style-name="ce20" office:value-type="float" office:value="19113" calcext:value-type="float">
            <text:p>19.113</text:p>
          </table:table-cell>
          <table:table-cell table:style-name="ce20"/>
          <table:table-cell table:style-name="ce20" office:value-type="float" office:value="4562" calcext:value-type="float">
            <text:p>4.562</text:p>
          </table:table-cell>
          <table:table-cell table:style-name="ce20"/>
          <table:table-cell table:style-name="ce20" office:value-type="float" office:value="2052722" calcext:value-type="float">
            <text:p>2.052.722</text:p>
          </table:table-cell>
          <table:table-cell table:style-name="ce20"/>
          <table:table-cell table:style-name="ce20" office:value-type="float" office:value="24296" calcext:value-type="float">
            <text:p>24.296</text:p>
          </table:table-cell>
          <table:table-cell table:style-name="ce20"/>
          <table:table-cell table:style-name="ce20" office:value-type="float" office:value="5183" calcext:value-type="float">
            <text:p>5.1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18138" calcext:value-type="float">
            <text:p>18.138</text:p>
          </table:table-cell>
          <table:table-cell table:style-name="ce21"/>
          <table:table-cell table:style-name="ce21" office:value-type="float" office:value="47864" calcext:value-type="float">
            <text:p>47.864</text:p>
          </table:table-cell>
          <table:table-cell table:style-name="ce21"/>
          <table:table-cell table:style-name="ce21" office:value-type="float" office:value="32859" calcext:value-type="float">
            <text:p>32.859</text:p>
          </table:table-cell>
          <table:table-cell table:style-name="ce21"/>
          <table:table-cell table:style-name="ce21" office:value-type="float" office:value="4436391" calcext:value-type="float">
            <text:p>4.436.391</text:p>
          </table:table-cell>
          <table:table-cell table:style-name="ce21"/>
          <table:table-cell table:style-name="ce21" office:value-type="float" office:value="62585" calcext:value-type="float">
            <text:p>62.585</text:p>
          </table:table-cell>
          <table:table-cell table:style-name="ce21"/>
          <table:table-cell table:style-name="ce21" office:value-type="float" office:value="14721" calcext:value-type="float">
            <text:p>14.7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5267" calcext:value-type="float">
            <text:p>-25.267</text:p>
          </table:table-cell>
          <table:table-cell table:style-name="ce20"/>
          <table:table-cell table:style-name="ce20" office:value-type="float" office:value="20107" calcext:value-type="float">
            <text:p>20.107</text:p>
          </table:table-cell>
          <table:table-cell table:style-name="ce20"/>
          <table:table-cell table:style-name="ce20" office:value-type="float" office:value="-11313" calcext:value-type="float">
            <text:p>-11.313</text:p>
          </table:table-cell>
          <table:table-cell table:style-name="ce20"/>
          <table:table-cell table:style-name="ce20" office:value-type="float" office:value="2918674" calcext:value-type="float">
            <text:p>2.918.674</text:p>
          </table:table-cell>
          <table:table-cell table:style-name="ce20"/>
          <table:table-cell table:style-name="ce20" office:value-type="float" office:value="34061" calcext:value-type="float">
            <text:p>34.061</text:p>
          </table:table-cell>
          <table:table-cell table:style-name="ce20"/>
          <table:table-cell table:style-name="ce20" office:value-type="float" office:value="13954" calcext:value-type="float">
            <text:p>13.95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4425" calcext:value-type="float">
            <text:p>4.425</text:p>
          </table:table-cell>
          <table:table-cell table:style-name="ce21"/>
          <table:table-cell table:style-name="ce21" office:value-type="float" office:value="103211" calcext:value-type="float">
            <text:p>103.211</text:p>
          </table:table-cell>
          <table:table-cell table:style-name="ce21"/>
          <table:table-cell table:style-name="ce21" office:value-type="float" office:value="-30482" calcext:value-type="float">
            <text:p>-30.482</text:p>
          </table:table-cell>
          <table:table-cell table:style-name="ce21"/>
          <table:table-cell table:style-name="ce21" office:value-type="float" office:value="7306677" calcext:value-type="float">
            <text:p>7.306.677</text:p>
          </table:table-cell>
          <table:table-cell table:style-name="ce21"/>
          <table:table-cell table:style-name="ce21" office:value-type="float" office:value="68304" calcext:value-type="float">
            <text:p>68.304</text:p>
          </table:table-cell>
          <table:table-cell table:style-name="ce21"/>
          <table:table-cell table:style-name="ce21" office:value-type="float" office:value="-34907" calcext:value-type="float">
            <text:p>-34.9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288413" calcext:value-type="float">
            <text:p>288.413</text:p>
          </table:table-cell>
          <table:table-cell table:style-name="ce20"/>
          <table:table-cell table:style-name="ce20" office:value-type="float" office:value="365707" calcext:value-type="float">
            <text:p>365.707</text:p>
          </table:table-cell>
          <table:table-cell table:style-name="ce20"/>
          <table:table-cell table:style-name="ce20" office:value-type="float" office:value="1161676" calcext:value-type="float">
            <text:p>1.161.676</text:p>
          </table:table-cell>
          <table:table-cell table:style-name="ce20"/>
          <table:table-cell table:style-name="ce20" office:value-type="float" office:value="72561312" calcext:value-type="float">
            <text:p>72.561.312</text:p>
          </table:table-cell>
          <table:table-cell table:style-name="ce20"/>
          <table:table-cell table:style-name="ce20" office:value-type="float" office:value="1238970" calcext:value-type="float">
            <text:p>1.238.970</text:p>
          </table:table-cell>
          <table:table-cell table:style-name="ce20"/>
          <table:table-cell table:style-name="ce20" office:value-type="float" office:value="873263" calcext:value-type="float">
            <text:p>873.2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6133" calcext:value-type="float">
            <text:p>16.133</text:p>
          </table:table-cell>
          <table:table-cell table:style-name="ce21"/>
          <table:table-cell table:style-name="ce21" office:value-type="float" office:value="698235" calcext:value-type="float">
            <text:p>698.235</text:p>
          </table:table-cell>
          <table:table-cell table:style-name="ce21"/>
          <table:table-cell table:style-name="ce21" office:value-type="float" office:value="-184413" calcext:value-type="float">
            <text:p>-184.413</text:p>
          </table:table-cell>
          <table:table-cell table:style-name="ce21"/>
          <table:table-cell table:style-name="ce21" office:value-type="float" office:value="45782592" calcext:value-type="float">
            <text:p>45.782.592</text:p>
          </table:table-cell>
          <table:table-cell table:style-name="ce21"/>
          <table:table-cell table:style-name="ce21" office:value-type="float" office:value="497689" calcext:value-type="float">
            <text:p>497.689</text:p>
          </table:table-cell>
          <table:table-cell table:style-name="ce21"/>
          <table:table-cell table:style-name="ce21" office:value-type="float" office:value="-200546" calcext:value-type="float">
            <text:p>-200.5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440444" calcext:value-type="float">
            <text:p>-440.44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234" calcext:value-type="float">
            <text:p>7.234</text:p>
          </table:table-cell>
          <table:table-cell table:style-name="ce20"/>
          <table:table-cell table:style-name="ce20" office:value-type="float" office:value="-413927" calcext:value-type="float">
            <text:p>-413.92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208107" calcext:value-type="float">
            <text:p>2.208.107</text:p>
          </table:table-cell>
          <table:table-cell table:style-name="ce20"/>
          <table:table-cell table:style-name="ce20" office:value-type="float" office:value="33751" calcext:value-type="float">
            <text:p>33.751</text:p>
          </table:table-cell>
          <table:table-cell table:style-name="ce20"/>
          <table:table-cell table:style-name="ce20" office:value-type="float" office:value="26517" calcext:value-type="float">
            <text:p>26.5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344" calcext:value-type="float">
            <text:p>344</text:p>
          </table:table-cell>
          <table:table-cell table:style-name="ce21"/>
          <table:table-cell table:style-name="ce21" office:value-type="float" office:value="239" calcext:value-type="float">
            <text:p>239</text:p>
          </table:table-cell>
          <table:table-cell table:style-name="ce21"/>
          <table:table-cell table:style-name="ce21" office:value-type="float" office:value="933" calcext:value-type="float">
            <text:p>933</text:p>
          </table:table-cell>
          <table:table-cell table:style-name="ce21"/>
          <table:table-cell table:style-name="ce21" office:value-type="float" office:value="84082" calcext:value-type="float">
            <text:p>84.082</text:p>
          </table:table-cell>
          <table:table-cell table:style-name="ce21"/>
          <table:table-cell table:style-name="ce21" office:value-type="float" office:value="828" calcext:value-type="float">
            <text:p>828</text:p>
          </table:table-cell>
          <table:table-cell table:style-name="ce21"/>
          <table:table-cell table:style-name="ce21" office:value-type="float" office:value="589" calcext:value-type="float">
            <text:p>58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30097" calcext:value-type="float">
            <text:p>30.097</text:p>
          </table:table-cell>
          <table:table-cell table:style-name="ce20"/>
          <table:table-cell table:style-name="ce20" office:value-type="float" office:value="137132" calcext:value-type="float">
            <text:p>137.132</text:p>
          </table:table-cell>
          <table:table-cell table:style-name="ce20"/>
          <table:table-cell table:style-name="ce20" office:value-type="float" office:value="1015" calcext:value-type="float">
            <text:p>1.015</text:p>
          </table:table-cell>
          <table:table-cell table:style-name="ce20"/>
          <table:table-cell table:style-name="ce20" office:value-type="float" office:value="9480178" calcext:value-type="float">
            <text:p>9.480.178</text:p>
          </table:table-cell>
          <table:table-cell table:style-name="ce20"/>
          <table:table-cell table:style-name="ce20" office:value-type="float" office:value="108050" calcext:value-type="float">
            <text:p>108.050</text:p>
          </table:table-cell>
          <table:table-cell table:style-name="ce20"/>
          <table:table-cell table:style-name="ce20" office:value-type="float" office:value="-29082" calcext:value-type="float">
            <text:p>-29.0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1181595" calcext:value-type="float">
            <text:p>1.181.595</text:p>
          </table:table-cell>
          <table:table-cell table:style-name="ce20"/>
          <table:table-cell table:style-name="ce20" office:value-type="float" office:value="2028516" calcext:value-type="float">
            <text:p>2.028.516</text:p>
          </table:table-cell>
          <table:table-cell table:style-name="ce20"/>
          <table:table-cell table:style-name="ce20" office:value-type="float" office:value="942027" calcext:value-type="float">
            <text:p>942.027</text:p>
          </table:table-cell>
          <table:table-cell table:style-name="ce20"/>
          <table:table-cell table:style-name="ce20" office:value-type="float" office:value="141914509" calcext:value-type="float">
            <text:p>141.914.509</text:p>
          </table:table-cell>
          <table:table-cell table:style-name="ce20"/>
          <table:table-cell table:style-name="ce20" office:value-type="float" office:value="1788948" calcext:value-type="float">
            <text:p>1.788.948</text:p>
          </table:table-cell>
          <table:table-cell table:style-name="ce20"/>
          <table:table-cell table:style-name="ce20" office:value-type="float" office:value="-239568" calcext:value-type="float">
            <text:p>-239.5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3736" calcext:value-type="float">
            <text:p>-3.736</text:p>
          </table:table-cell>
          <table:table-cell table:style-name="ce20"/>
          <table:table-cell table:style-name="ce20" office:value-type="float" office:value="27921" calcext:value-type="float">
            <text:p>27.921</text:p>
          </table:table-cell>
          <table:table-cell table:style-name="ce20"/>
          <table:table-cell table:style-name="ce20" office:value-type="float" office:value="13168" calcext:value-type="float">
            <text:p>13.168</text:p>
          </table:table-cell>
          <table:table-cell table:style-name="ce20"/>
          <table:table-cell table:style-name="ce20" office:value-type="float" office:value="3249482" calcext:value-type="float">
            <text:p>3.249.482</text:p>
          </table:table-cell>
          <table:table-cell table:style-name="ce20"/>
          <table:table-cell table:style-name="ce20" office:value-type="float" office:value="44825" calcext:value-type="float">
            <text:p>44.825</text:p>
          </table:table-cell>
          <table:table-cell table:style-name="ce20"/>
          <table:table-cell table:style-name="ce20" office:value-type="float" office:value="16904" calcext:value-type="float">
            <text:p>16.9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429" calcext:value-type="float">
            <text:p>1.429</text:p>
          </table:table-cell>
          <table:table-cell table:style-name="ce21"/>
          <table:table-cell table:style-name="ce21" office:value-type="float" office:value="53580" calcext:value-type="float">
            <text:p>53.580</text:p>
          </table:table-cell>
          <table:table-cell table:style-name="ce21"/>
          <table:table-cell table:style-name="ce21" office:value-type="float" office:value="113492" calcext:value-type="float">
            <text:p>113.492</text:p>
          </table:table-cell>
          <table:table-cell table:style-name="ce21"/>
          <table:table-cell table:style-name="ce21" office:value-type="float" office:value="8997586" calcext:value-type="float">
            <text:p>8.997.586</text:p>
          </table:table-cell>
          <table:table-cell table:style-name="ce21"/>
          <table:table-cell table:style-name="ce21" office:value-type="float" office:value="165643" calcext:value-type="float">
            <text:p>165.643</text:p>
          </table:table-cell>
          <table:table-cell table:style-name="ce21"/>
          <table:table-cell table:style-name="ce21" office:value-type="float" office:value="112063" calcext:value-type="float">
            <text:p>112.063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2" table:style-name="ta16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1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640316" calcext:value-type="float">
            <text:p>640.31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18817" calcext:value-type="float">
            <text:p>4.318.817</text:p>
          </table:table-cell>
          <table:table-cell table:style-name="ce20"/>
          <table:table-cell table:style-name="ce20" office:value-type="float" office:value="779885" calcext:value-type="float">
            <text:p>779.88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0526112" calcext:value-type="float">
            <text:p>440.526.11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58386" calcext:value-type="float">
            <text:p>4.458.386</text:p>
          </table:table-cell>
          <table:table-cell table:style-name="ce20"/>
          <table:table-cell table:style-name="ce20" office:value-type="float" office:value="139569" calcext:value-type="float">
            <text:p>139.5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50838" calcext:value-type="float">
            <text:p>50.83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4292" calcext:value-type="float">
            <text:p>104.292</text:p>
          </table:table-cell>
          <table:table-cell table:style-name="ce21"/>
          <table:table-cell table:style-name="ce21" office:value-type="float" office:value="75251" calcext:value-type="float">
            <text:p>75.25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1000638" calcext:value-type="float">
            <text:p>11.000.63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28705" calcext:value-type="float">
            <text:p>128.705</text:p>
          </table:table-cell>
          <table:table-cell table:style-name="ce21"/>
          <table:table-cell table:style-name="ce21" office:value-type="float" office:value="24413" calcext:value-type="float">
            <text:p>24.4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795" calcext:value-type="float">
            <text:p>-4.795</text:p>
          </table:table-cell>
          <table:table-cell table:style-name="ce20"/>
          <table:table-cell table:style-name="ce20" office:value-type="float" office:value="108258" calcext:value-type="float">
            <text:p>108.258</text:p>
          </table:table-cell>
          <table:table-cell table:style-name="ce20"/>
          <table:table-cell table:style-name="ce20" office:value-type="float" office:value="-42207" calcext:value-type="float">
            <text:p>-42.207</text:p>
          </table:table-cell>
          <table:table-cell table:style-name="ce20"/>
          <table:table-cell table:style-name="ce20" office:value-type="float" office:value="7369431" calcext:value-type="float">
            <text:p>7.369.431</text:p>
          </table:table-cell>
          <table:table-cell table:style-name="ce20"/>
          <table:table-cell table:style-name="ce20" office:value-type="float" office:value="70846" calcext:value-type="float">
            <text:p>70.846</text:p>
          </table:table-cell>
          <table:table-cell table:style-name="ce20"/>
          <table:table-cell table:style-name="ce20" office:value-type="float" office:value="-37412" calcext:value-type="float">
            <text:p>-37.4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16889" calcext:value-type="float">
            <text:p>16.889</text:p>
          </table:table-cell>
          <table:table-cell table:style-name="ce21"/>
          <table:table-cell table:style-name="ce21" office:value-type="float" office:value="106848" calcext:value-type="float">
            <text:p>106.848</text:p>
          </table:table-cell>
          <table:table-cell table:style-name="ce21"/>
          <table:table-cell table:style-name="ce21" office:value-type="float" office:value="18714" calcext:value-type="float">
            <text:p>18.714</text:p>
          </table:table-cell>
          <table:table-cell table:style-name="ce21"/>
          <table:table-cell table:style-name="ce21" office:value-type="float" office:value="10486731" calcext:value-type="float">
            <text:p>10.486.731</text:p>
          </table:table-cell>
          <table:table-cell table:style-name="ce21"/>
          <table:table-cell table:style-name="ce21" office:value-type="float" office:value="108673" calcext:value-type="float">
            <text:p>108.673</text:p>
          </table:table-cell>
          <table:table-cell table:style-name="ce21"/>
          <table:table-cell table:style-name="ce21" office:value-type="float" office:value="1825" calcext:value-type="float">
            <text:p>1.8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3406" calcext:value-type="float">
            <text:p>13.406</text:p>
          </table:table-cell>
          <table:table-cell table:style-name="ce20"/>
          <table:table-cell table:style-name="ce20" office:value-type="float" office:value="52516" calcext:value-type="float">
            <text:p>52.516</text:p>
          </table:table-cell>
          <table:table-cell table:style-name="ce20"/>
          <table:table-cell table:style-name="ce20" office:value-type="float" office:value="19888" calcext:value-type="float">
            <text:p>19.888</text:p>
          </table:table-cell>
          <table:table-cell table:style-name="ce20"/>
          <table:table-cell table:style-name="ce20" office:value-type="float" office:value="5560628" calcext:value-type="float">
            <text:p>5.560.628</text:p>
          </table:table-cell>
          <table:table-cell table:style-name="ce20"/>
          <table:table-cell table:style-name="ce20" office:value-type="float" office:value="58998" calcext:value-type="float">
            <text:p>58.998</text:p>
          </table:table-cell>
          <table:table-cell table:style-name="ce20"/>
          <table:table-cell table:style-name="ce20" office:value-type="float" office:value="6482" calcext:value-type="float">
            <text:p>6.4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95478" calcext:value-type="float">
            <text:p>295.47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52328" calcext:value-type="float">
            <text:p>852.328</text:p>
          </table:table-cell>
          <table:table-cell table:style-name="ce21"/>
          <table:table-cell table:style-name="ce21" office:value-type="float" office:value="105835" calcext:value-type="float">
            <text:p>105.835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0222065" calcext:value-type="float">
            <text:p>80.222.065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662685" calcext:value-type="float">
            <text:p>662.685</text:p>
          </table:table-cell>
          <table:table-cell table:style-name="ce21"/>
          <table:table-cell table:style-name="ce21" office:value-type="float" office:value="-189643" calcext:value-type="float">
            <text:p>-189.64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95478" calcext:value-type="float">
            <text:p>295.47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852328" calcext:value-type="float">
            <text:p>852.328</text:p>
          </table:table-cell>
          <table:table-cell table:style-name="ce20"/>
          <table:table-cell table:style-name="ce20" office:value-type="float" office:value="105835" calcext:value-type="float">
            <text:p>105.83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80222065" calcext:value-type="float">
            <text:p>80.222.06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62685" calcext:value-type="float">
            <text:p>662.685</text:p>
          </table:table-cell>
          <table:table-cell table:style-name="ce20"/>
          <table:table-cell table:style-name="ce20" office:value-type="float" office:value="-189643" calcext:value-type="float">
            <text:p>-189.6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878" calcext:value-type="float">
            <text:p>-3.878</text:p>
          </table:table-cell>
          <table:table-cell table:style-name="ce21"/>
          <table:table-cell table:style-name="ce21" office:value-type="float" office:value="15244" calcext:value-type="float">
            <text:p>15.244</text:p>
          </table:table-cell>
          <table:table-cell table:style-name="ce21"/>
          <table:table-cell table:style-name="ce21" office:value-type="float" office:value="-4443" calcext:value-type="float">
            <text:p>-4.443</text:p>
          </table:table-cell>
          <table:table-cell table:style-name="ce21"/>
          <table:table-cell table:style-name="ce21" office:value-type="float" office:value="1329660" calcext:value-type="float">
            <text:p>1.329.660</text:p>
          </table:table-cell>
          <table:table-cell table:style-name="ce21"/>
          <table:table-cell table:style-name="ce21" office:value-type="float" office:value="14679" calcext:value-type="float">
            <text:p>14.679</text:p>
          </table:table-cell>
          <table:table-cell table:style-name="ce21"/>
          <table:table-cell table:style-name="ce21" office:value-type="float" office:value="-565" calcext:value-type="float">
            <text:p>-56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-27171" calcext:value-type="float">
            <text:p>-27.171</text:p>
          </table:table-cell>
          <table:table-cell table:style-name="ce20"/>
          <table:table-cell table:style-name="ce20" office:value-type="float" office:value="28456" calcext:value-type="float">
            <text:p>28.456</text:p>
          </table:table-cell>
          <table:table-cell table:style-name="ce20"/>
          <table:table-cell table:style-name="ce20" office:value-type="float" office:value="18406" calcext:value-type="float">
            <text:p>18.406</text:p>
          </table:table-cell>
          <table:table-cell table:style-name="ce20"/>
          <table:table-cell table:style-name="ce20" office:value-type="float" office:value="4570881" calcext:value-type="float">
            <text:p>4.570.881</text:p>
          </table:table-cell>
          <table:table-cell table:style-name="ce20"/>
          <table:table-cell table:style-name="ce20" office:value-type="float" office:value="74033" calcext:value-type="float">
            <text:p>74.033</text:p>
          </table:table-cell>
          <table:table-cell table:style-name="ce20"/>
          <table:table-cell table:style-name="ce20" office:value-type="float" office:value="45577" calcext:value-type="float">
            <text:p>45.5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32315" calcext:value-type="float">
            <text:p>-32.315</text:p>
          </table:table-cell>
          <table:table-cell table:style-name="ce21"/>
          <table:table-cell table:style-name="ce21" office:value-type="float" office:value="111099" calcext:value-type="float">
            <text:p>111.099</text:p>
          </table:table-cell>
          <table:table-cell table:style-name="ce21"/>
          <table:table-cell table:style-name="ce21" office:value-type="float" office:value="-36986" calcext:value-type="float">
            <text:p>-36.986</text:p>
          </table:table-cell>
          <table:table-cell table:style-name="ce21"/>
          <table:table-cell table:style-name="ce21" office:value-type="float" office:value="11123392" calcext:value-type="float">
            <text:p>11.123.392</text:p>
          </table:table-cell>
          <table:table-cell table:style-name="ce21"/>
          <table:table-cell table:style-name="ce21" office:value-type="float" office:value="106428" calcext:value-type="float">
            <text:p>106.428</text:p>
          </table:table-cell>
          <table:table-cell table:style-name="ce21"/>
          <table:table-cell table:style-name="ce21" office:value-type="float" office:value="-4671" calcext:value-type="float">
            <text:p>-4.6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6509" calcext:value-type="float">
            <text:p>66.509</text:p>
          </table:table-cell>
          <table:table-cell table:style-name="ce20"/>
          <table:table-cell table:style-name="ce20" office:value-type="float" office:value="386017" calcext:value-type="float">
            <text:p>386.017</text:p>
          </table:table-cell>
          <table:table-cell table:style-name="ce20"/>
          <table:table-cell table:style-name="ce20" office:value-type="float" office:value="151045" calcext:value-type="float">
            <text:p>151.045</text:p>
          </table:table-cell>
          <table:table-cell table:style-name="ce20"/>
          <table:table-cell table:style-name="ce20" office:value-type="float" office:value="46667174" calcext:value-type="float">
            <text:p>46.667.174</text:p>
          </table:table-cell>
          <table:table-cell table:style-name="ce20"/>
          <table:table-cell table:style-name="ce20" office:value-type="float" office:value="470553" calcext:value-type="float">
            <text:p>470.553</text:p>
          </table:table-cell>
          <table:table-cell table:style-name="ce20"/>
          <table:table-cell table:style-name="ce20" office:value-type="float" office:value="84536" calcext:value-type="float">
            <text:p>84.5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9220" calcext:value-type="float">
            <text:p>19.220</text:p>
          </table:table-cell>
          <table:table-cell table:style-name="ce21"/>
          <table:table-cell table:style-name="ce21" office:value-type="float" office:value="545221" calcext:value-type="float">
            <text:p>545.221</text:p>
          </table:table-cell>
          <table:table-cell table:style-name="ce21"/>
          <table:table-cell table:style-name="ce21" office:value-type="float" office:value="298262" calcext:value-type="float">
            <text:p>298.262</text:p>
          </table:table-cell>
          <table:table-cell table:style-name="ce21"/>
          <table:table-cell table:style-name="ce21" office:value-type="float" office:value="64978721" calcext:value-type="float">
            <text:p>64.978.721</text:p>
          </table:table-cell>
          <table:table-cell table:style-name="ce21"/>
          <table:table-cell table:style-name="ce21" office:value-type="float" office:value="824263" calcext:value-type="float">
            <text:p>824.263</text:p>
          </table:table-cell>
          <table:table-cell table:style-name="ce21"/>
          <table:table-cell table:style-name="ce21" office:value-type="float" office:value="279042" calcext:value-type="float">
            <text:p>279.04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47426" calcext:value-type="float">
            <text:p>47.426</text:p>
          </table:table-cell>
          <table:table-cell table:style-name="ce20"/>
          <table:table-cell table:style-name="ce20" office:value-type="float" office:value="534795" calcext:value-type="float">
            <text:p>534.795</text:p>
          </table:table-cell>
          <table:table-cell table:style-name="ce20"/>
          <table:table-cell table:style-name="ce20" office:value-type="float" office:value="305627" calcext:value-type="float">
            <text:p>305.627</text:p>
          </table:table-cell>
          <table:table-cell table:style-name="ce20"/>
          <table:table-cell table:style-name="ce20" office:value-type="float" office:value="63070344" calcext:value-type="float">
            <text:p>63.070.344</text:p>
          </table:table-cell>
          <table:table-cell table:style-name="ce20"/>
          <table:table-cell table:style-name="ce20" office:value-type="float" office:value="792996" calcext:value-type="float">
            <text:p>792.996</text:p>
          </table:table-cell>
          <table:table-cell table:style-name="ce20"/>
          <table:table-cell table:style-name="ce20" office:value-type="float" office:value="258201" calcext:value-type="float">
            <text:p>258.2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4051" calcext:value-type="float">
            <text:p>-4.051</text:p>
          </table:table-cell>
          <table:table-cell table:style-name="ce21"/>
          <table:table-cell table:style-name="ce21" office:value-type="float" office:value="51019" calcext:value-type="float">
            <text:p>51.019</text:p>
          </table:table-cell>
          <table:table-cell table:style-name="ce21"/>
          <table:table-cell table:style-name="ce21" office:value-type="float" office:value="-13873" calcext:value-type="float">
            <text:p>-13.873</text:p>
          </table:table-cell>
          <table:table-cell table:style-name="ce21"/>
          <table:table-cell table:style-name="ce21" office:value-type="float" office:value="4289857" calcext:value-type="float">
            <text:p>4.289.857</text:p>
          </table:table-cell>
          <table:table-cell table:style-name="ce21"/>
          <table:table-cell table:style-name="ce21" office:value-type="float" office:value="41197" calcext:value-type="float">
            <text:p>41.197</text:p>
          </table:table-cell>
          <table:table-cell table:style-name="ce21"/>
          <table:table-cell table:style-name="ce21" office:value-type="float" office:value="-9822" calcext:value-type="float">
            <text:p>-9.8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03530" calcext:value-type="float">
            <text:p>203.530</text:p>
          </table:table-cell>
          <table:table-cell table:style-name="ce20"/>
          <table:table-cell table:style-name="ce20" office:value-type="float" office:value="593427" calcext:value-type="float">
            <text:p>593.427</text:p>
          </table:table-cell>
          <table:table-cell table:style-name="ce20"/>
          <table:table-cell table:style-name="ce20" office:value-type="float" office:value="156688" calcext:value-type="float">
            <text:p>156.688</text:p>
          </table:table-cell>
          <table:table-cell table:style-name="ce20"/>
          <table:table-cell table:style-name="ce20" office:value-type="float" office:value="59948497" calcext:value-type="float">
            <text:p>59.948.497</text:p>
          </table:table-cell>
          <table:table-cell table:style-name="ce20"/>
          <table:table-cell table:style-name="ce20" office:value-type="float" office:value="546585" calcext:value-type="float">
            <text:p>546.585</text:p>
          </table:table-cell>
          <table:table-cell table:style-name="ce20"/>
          <table:table-cell table:style-name="ce20" office:value-type="float" office:value="-46842" calcext:value-type="float">
            <text:p>-46.8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8142" calcext:value-type="float">
            <text:p>18.142</text:p>
          </table:table-cell>
          <table:table-cell table:style-name="ce21"/>
          <table:table-cell table:style-name="ce21" office:value-type="float" office:value="5504" calcext:value-type="float">
            <text:p>5.504</text:p>
          </table:table-cell>
          <table:table-cell table:style-name="ce21"/>
          <table:table-cell table:style-name="ce21" office:value-type="float" office:value="22260" calcext:value-type="float">
            <text:p>22.260</text:p>
          </table:table-cell>
          <table:table-cell table:style-name="ce21"/>
          <table:table-cell table:style-name="ce21" office:value-type="float" office:value="839751" calcext:value-type="float">
            <text:p>839.751</text:p>
          </table:table-cell>
          <table:table-cell table:style-name="ce21"/>
          <table:table-cell table:style-name="ce21" office:value-type="float" office:value="9622" calcext:value-type="float">
            <text:p>9.622</text:p>
          </table:table-cell>
          <table:table-cell table:style-name="ce21"/>
          <table:table-cell table:style-name="ce21" office:value-type="float" office:value="4118" calcext:value-type="float">
            <text:p>4.1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20077" calcext:value-type="float">
            <text:p>-20.077</text:p>
          </table:table-cell>
          <table:table-cell table:style-name="ce20"/>
          <table:table-cell table:style-name="ce20" office:value-type="float" office:value="28540" calcext:value-type="float">
            <text:p>28.540</text:p>
          </table:table-cell>
          <table:table-cell table:style-name="ce20"/>
          <table:table-cell table:style-name="ce20" office:value-type="float" office:value="-29792" calcext:value-type="float">
            <text:p>-29.792</text:p>
          </table:table-cell>
          <table:table-cell table:style-name="ce20"/>
          <table:table-cell table:style-name="ce20" office:value-type="float" office:value="2074605" calcext:value-type="float">
            <text:p>2.074.605</text:p>
          </table:table-cell>
          <table:table-cell table:style-name="ce20"/>
          <table:table-cell table:style-name="ce20" office:value-type="float" office:value="18825" calcext:value-type="float">
            <text:p>18.825</text:p>
          </table:table-cell>
          <table:table-cell table:style-name="ce20"/>
          <table:table-cell table:style-name="ce20" office:value-type="float" office:value="-9715" calcext:value-type="float">
            <text:p>-9.7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38178" calcext:value-type="float">
            <text:p>-38.178</text:p>
          </table:table-cell>
          <table:table-cell table:style-name="ce21"/>
          <table:table-cell table:style-name="ce21" office:value-type="float" office:value="41037" calcext:value-type="float">
            <text:p>41.037</text:p>
          </table:table-cell>
          <table:table-cell table:style-name="ce21"/>
          <table:table-cell table:style-name="ce21" office:value-type="float" office:value="-48947" calcext:value-type="float">
            <text:p>-48.947</text:p>
          </table:table-cell>
          <table:table-cell table:style-name="ce21"/>
          <table:table-cell table:style-name="ce21" office:value-type="float" office:value="3052588" calcext:value-type="float">
            <text:p>3.052.588</text:p>
          </table:table-cell>
          <table:table-cell table:style-name="ce21"/>
          <table:table-cell table:style-name="ce21" office:value-type="float" office:value="30268" calcext:value-type="float">
            <text:p>30.268</text:p>
          </table:table-cell>
          <table:table-cell table:style-name="ce21"/>
          <table:table-cell table:style-name="ce21" office:value-type="float" office:value="-10769" calcext:value-type="float">
            <text:p>-10.76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1004" calcext:value-type="float">
            <text:p>11.004</text:p>
          </table:table-cell>
          <table:table-cell table:style-name="ce20"/>
          <table:table-cell table:style-name="ce20" office:value-type="float" office:value="3819" calcext:value-type="float">
            <text:p>3.819</text:p>
          </table:table-cell>
          <table:table-cell table:style-name="ce20"/>
          <table:table-cell table:style-name="ce20" office:value-type="float" office:value="12824" calcext:value-type="float">
            <text:p>12.824</text:p>
          </table:table-cell>
          <table:table-cell table:style-name="ce20"/>
          <table:table-cell table:style-name="ce20" office:value-type="float" office:value="511840" calcext:value-type="float">
            <text:p>511.840</text:p>
          </table:table-cell>
          <table:table-cell table:style-name="ce20"/>
          <table:table-cell table:style-name="ce20" office:value-type="float" office:value="5639" calcext:value-type="float">
            <text:p>5.639</text:p>
          </table:table-cell>
          <table:table-cell table:style-name="ce20"/>
          <table:table-cell table:style-name="ce20" office:value-type="float" office:value="1820" calcext:value-type="float">
            <text:p>1.8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2755" calcext:value-type="float">
            <text:p>12.755</text:p>
          </table:table-cell>
          <table:table-cell table:style-name="ce21"/>
          <table:table-cell table:style-name="ce21" office:value-type="float" office:value="128795" calcext:value-type="float">
            <text:p>128.795</text:p>
          </table:table-cell>
          <table:table-cell table:style-name="ce21"/>
          <table:table-cell table:style-name="ce21" office:value-type="float" office:value="-27991" calcext:value-type="float">
            <text:p>-27.991</text:p>
          </table:table-cell>
          <table:table-cell table:style-name="ce21"/>
          <table:table-cell table:style-name="ce21" office:value-type="float" office:value="9985722" calcext:value-type="float">
            <text:p>9.985.722</text:p>
          </table:table-cell>
          <table:table-cell table:style-name="ce21"/>
          <table:table-cell table:style-name="ce21" office:value-type="float" office:value="88049" calcext:value-type="float">
            <text:p>88.049</text:p>
          </table:table-cell>
          <table:table-cell table:style-name="ce21"/>
          <table:table-cell table:style-name="ce21" office:value-type="float" office:value="-40746" calcext:value-type="float">
            <text:p>-40.7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659" calcext:value-type="float">
            <text:p>1.659</text:p>
          </table:table-cell>
          <table:table-cell table:style-name="ce20"/>
          <table:table-cell table:style-name="ce20" office:value-type="float" office:value="3267" calcext:value-type="float">
            <text:p>3.267</text:p>
          </table:table-cell>
          <table:table-cell table:style-name="ce20"/>
          <table:table-cell table:style-name="ce20" office:value-type="float" office:value="2557" calcext:value-type="float">
            <text:p>2.557</text:p>
          </table:table-cell>
          <table:table-cell table:style-name="ce20"/>
          <table:table-cell table:style-name="ce20" office:value-type="float" office:value="414989" calcext:value-type="float">
            <text:p>414.989</text:p>
          </table:table-cell>
          <table:table-cell table:style-name="ce20"/>
          <table:table-cell table:style-name="ce20" office:value-type="float" office:value="4165" calcext:value-type="float">
            <text:p>4.165</text:p>
          </table:table-cell>
          <table:table-cell table:style-name="ce20"/>
          <table:table-cell table:style-name="ce20" office:value-type="float" office:value="898" calcext:value-type="float">
            <text:p>8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30230" calcext:value-type="float">
            <text:p>30.230</text:p>
          </table:table-cell>
          <table:table-cell table:style-name="ce21"/>
          <table:table-cell table:style-name="ce21" office:value-type="float" office:value="135741" calcext:value-type="float">
            <text:p>135.741</text:p>
          </table:table-cell>
          <table:table-cell table:style-name="ce21"/>
          <table:table-cell table:style-name="ce21" office:value-type="float" office:value="74549" calcext:value-type="float">
            <text:p>74.549</text:p>
          </table:table-cell>
          <table:table-cell table:style-name="ce21"/>
          <table:table-cell table:style-name="ce21" office:value-type="float" office:value="16655799" calcext:value-type="float">
            <text:p>16.655.799</text:p>
          </table:table-cell>
          <table:table-cell table:style-name="ce21"/>
          <table:table-cell table:style-name="ce21" office:value-type="float" office:value="180060" calcext:value-type="float">
            <text:p>180.060</text:p>
          </table:table-cell>
          <table:table-cell table:style-name="ce21"/>
          <table:table-cell table:style-name="ce21" office:value-type="float" office:value="44319" calcext:value-type="float">
            <text:p>44.3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31327" calcext:value-type="float">
            <text:p>31.327</text:p>
          </table:table-cell>
          <table:table-cell table:style-name="ce20"/>
          <table:table-cell table:style-name="ce20" office:value-type="float" office:value="76479" calcext:value-type="float">
            <text:p>76.479</text:p>
          </table:table-cell>
          <table:table-cell table:style-name="ce20"/>
          <table:table-cell table:style-name="ce20" office:value-type="float" office:value="32957" calcext:value-type="float">
            <text:p>32.957</text:p>
          </table:table-cell>
          <table:table-cell table:style-name="ce20"/>
          <table:table-cell table:style-name="ce20" office:value-type="float" office:value="8375164" calcext:value-type="float">
            <text:p>8.375.164</text:p>
          </table:table-cell>
          <table:table-cell table:style-name="ce20"/>
          <table:table-cell table:style-name="ce20" office:value-type="float" office:value="78109" calcext:value-type="float">
            <text:p>78.109</text:p>
          </table:table-cell>
          <table:table-cell table:style-name="ce20"/>
          <table:table-cell table:style-name="ce20" office:value-type="float" office:value="1630" calcext:value-type="float">
            <text:p>1.6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1841" calcext:value-type="float">
            <text:p>-11.841</text:p>
          </table:table-cell>
          <table:table-cell table:style-name="ce21"/>
          <table:table-cell table:style-name="ce21" office:value-type="float" office:value="375501" calcext:value-type="float">
            <text:p>375.501</text:p>
          </table:table-cell>
          <table:table-cell table:style-name="ce21"/>
          <table:table-cell table:style-name="ce21" office:value-type="float" office:value="1074" calcext:value-type="float">
            <text:p>1.074</text:p>
          </table:table-cell>
          <table:table-cell table:style-name="ce21"/>
          <table:table-cell table:style-name="ce21" office:value-type="float" office:value="38062718" calcext:value-type="float">
            <text:p>38.062.718</text:p>
          </table:table-cell>
          <table:table-cell table:style-name="ce21"/>
          <table:table-cell table:style-name="ce21" office:value-type="float" office:value="388416" calcext:value-type="float">
            <text:p>388.416</text:p>
          </table:table-cell>
          <table:table-cell table:style-name="ce21"/>
          <table:table-cell table:style-name="ce21" office:value-type="float" office:value="12915" calcext:value-type="float">
            <text:p>12.91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7781" calcext:value-type="float">
            <text:p>-7.781</text:p>
          </table:table-cell>
          <table:table-cell table:style-name="ce20"/>
          <table:table-cell table:style-name="ce20" office:value-type="float" office:value="102845" calcext:value-type="float">
            <text:p>102.845</text:p>
          </table:table-cell>
          <table:table-cell table:style-name="ce20"/>
          <table:table-cell table:style-name="ce20" office:value-type="float" office:value="-13771" calcext:value-type="float">
            <text:p>-13.771</text:p>
          </table:table-cell>
          <table:table-cell table:style-name="ce20"/>
          <table:table-cell table:style-name="ce20" office:value-type="float" office:value="10572721" calcext:value-type="float">
            <text:p>10.572.721</text:p>
          </table:table-cell>
          <table:table-cell table:style-name="ce20"/>
          <table:table-cell table:style-name="ce20" office:value-type="float" office:value="96855" calcext:value-type="float">
            <text:p>96.855</text:p>
          </table:table-cell>
          <table:table-cell table:style-name="ce20"/>
          <table:table-cell table:style-name="ce20" office:value-type="float" office:value="-5990" calcext:value-type="float">
            <text:p>-5.9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47866" calcext:value-type="float">
            <text:p>-47.866</text:p>
          </table:table-cell>
          <table:table-cell table:style-name="ce21"/>
          <table:table-cell table:style-name="ce21" office:value-type="float" office:value="251439" calcext:value-type="float">
            <text:p>251.439</text:p>
          </table:table-cell>
          <table:table-cell table:style-name="ce21"/>
          <table:table-cell table:style-name="ce21" office:value-type="float" office:value="-103063" calcext:value-type="float">
            <text:p>-103.063</text:p>
          </table:table-cell>
          <table:table-cell table:style-name="ce21"/>
          <table:table-cell table:style-name="ce21" office:value-type="float" office:value="20199059" calcext:value-type="float">
            <text:p>20.199.059</text:p>
          </table:table-cell>
          <table:table-cell table:style-name="ce21"/>
          <table:table-cell table:style-name="ce21" office:value-type="float" office:value="196242" calcext:value-type="float">
            <text:p>196.242</text:p>
          </table:table-cell>
          <table:table-cell table:style-name="ce21"/>
          <table:table-cell table:style-name="ce21" office:value-type="float" office:value="-55197" calcext:value-type="float">
            <text:p>-55.19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2059" calcext:value-type="float">
            <text:p>2.059</text:p>
          </table:table-cell>
          <table:table-cell table:style-name="ce20"/>
          <table:table-cell table:style-name="ce20" office:value-type="float" office:value="18699" calcext:value-type="float">
            <text:p>18.699</text:p>
          </table:table-cell>
          <table:table-cell table:style-name="ce20"/>
          <table:table-cell table:style-name="ce20" office:value-type="float" office:value="5307" calcext:value-type="float">
            <text:p>5.307</text:p>
          </table:table-cell>
          <table:table-cell table:style-name="ce20"/>
          <table:table-cell table:style-name="ce20" office:value-type="float" office:value="2050189" calcext:value-type="float">
            <text:p>2.050.189</text:p>
          </table:table-cell>
          <table:table-cell table:style-name="ce20"/>
          <table:table-cell table:style-name="ce20" office:value-type="float" office:value="21947" calcext:value-type="float">
            <text:p>21.947</text:p>
          </table:table-cell>
          <table:table-cell table:style-name="ce20"/>
          <table:table-cell table:style-name="ce20" office:value-type="float" office:value="3248" calcext:value-type="float">
            <text:p>3.24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2966" calcext:value-type="float">
            <text:p>2.966</text:p>
          </table:table-cell>
          <table:table-cell table:style-name="ce21"/>
          <table:table-cell table:style-name="ce21" office:value-type="float" office:value="51903" calcext:value-type="float">
            <text:p>51.903</text:p>
          </table:table-cell>
          <table:table-cell table:style-name="ce21"/>
          <table:table-cell table:style-name="ce21" office:value-type="float" office:value="11876" calcext:value-type="float">
            <text:p>11.876</text:p>
          </table:table-cell>
          <table:table-cell table:style-name="ce21"/>
          <table:table-cell table:style-name="ce21" office:value-type="float" office:value="5392446" calcext:value-type="float">
            <text:p>5.392.446</text:p>
          </table:table-cell>
          <table:table-cell table:style-name="ce21"/>
          <table:table-cell table:style-name="ce21" office:value-type="float" office:value="60813" calcext:value-type="float">
            <text:p>60.813</text:p>
          </table:table-cell>
          <table:table-cell table:style-name="ce21"/>
          <table:table-cell table:style-name="ce21" office:value-type="float" office:value="8910" calcext:value-type="float">
            <text:p>8.91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6615" calcext:value-type="float">
            <text:p>16.615</text:p>
          </table:table-cell>
          <table:table-cell table:style-name="ce20"/>
          <table:table-cell table:style-name="ce20" office:value-type="float" office:value="50585" calcext:value-type="float">
            <text:p>50.585</text:p>
          </table:table-cell>
          <table:table-cell table:style-name="ce20"/>
          <table:table-cell table:style-name="ce20" office:value-type="float" office:value="25991" calcext:value-type="float">
            <text:p>25.991</text:p>
          </table:table-cell>
          <table:table-cell table:style-name="ce20"/>
          <table:table-cell table:style-name="ce20" office:value-type="float" office:value="5375276" calcext:value-type="float">
            <text:p>5.375.276</text:p>
          </table:table-cell>
          <table:table-cell table:style-name="ce20"/>
          <table:table-cell table:style-name="ce20" office:value-type="float" office:value="59961" calcext:value-type="float">
            <text:p>59.961</text:p>
          </table:table-cell>
          <table:table-cell table:style-name="ce20"/>
          <table:table-cell table:style-name="ce20" office:value-type="float" office:value="9376" calcext:value-type="float">
            <text:p>9.3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45453" calcext:value-type="float">
            <text:p>45.453</text:p>
          </table:table-cell>
          <table:table-cell table:style-name="ce21"/>
          <table:table-cell table:style-name="ce21" office:value-type="float" office:value="89938" calcext:value-type="float">
            <text:p>89.938</text:p>
          </table:table-cell>
          <table:table-cell table:style-name="ce21"/>
          <table:table-cell table:style-name="ce21" office:value-type="float" office:value="67285" calcext:value-type="float">
            <text:p>67.285</text:p>
          </table:table-cell>
          <table:table-cell table:style-name="ce21"/>
          <table:table-cell table:style-name="ce21" office:value-type="float" office:value="9415570" calcext:value-type="float">
            <text:p>9.415.570</text:p>
          </table:table-cell>
          <table:table-cell table:style-name="ce21"/>
          <table:table-cell table:style-name="ce21" office:value-type="float" office:value="111770" calcext:value-type="float">
            <text:p>111.770</text:p>
          </table:table-cell>
          <table:table-cell table:style-name="ce21"/>
          <table:table-cell table:style-name="ce21" office:value-type="float" office:value="21832" calcext:value-type="float">
            <text:p>21.83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1383" calcext:value-type="float">
            <text:p>-1.383</text:p>
          </table:table-cell>
          <table:table-cell table:style-name="ce20"/>
          <table:table-cell table:style-name="ce20" office:value-type="float" office:value="1986" calcext:value-type="float">
            <text:p>1.986</text:p>
          </table:table-cell>
          <table:table-cell table:style-name="ce20"/>
          <table:table-cell table:style-name="ce20" office:value-type="float" office:value="1123" calcext:value-type="float">
            <text:p>1.123</text:p>
          </table:table-cell>
          <table:table-cell table:style-name="ce20"/>
          <table:table-cell table:style-name="ce20" office:value-type="float" office:value="318452" calcext:value-type="float">
            <text:p>318.452</text:p>
          </table:table-cell>
          <table:table-cell table:style-name="ce20"/>
          <table:table-cell table:style-name="ce20" office:value-type="float" office:value="4492" calcext:value-type="float">
            <text:p>4.492</text:p>
          </table:table-cell>
          <table:table-cell table:style-name="ce20"/>
          <table:table-cell table:style-name="ce20" office:value-type="float" office:value="2506" calcext:value-type="float">
            <text:p>2.5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79" calcext:value-type="float">
            <text:p>179</text:p>
          </table:table-cell>
          <table:table-cell table:style-name="ce21"/>
          <table:table-cell table:style-name="ce21" office:value-type="float" office:value="248" calcext:value-type="float">
            <text:p>248</text:p>
          </table:table-cell>
          <table:table-cell table:style-name="ce21"/>
          <table:table-cell table:style-name="ce21" office:value-type="float" office:value="326" calcext:value-type="float">
            <text:p>326</text:p>
          </table:table-cell>
          <table:table-cell table:style-name="ce21"/>
          <table:table-cell table:style-name="ce21" office:value-type="float" office:value="36149" calcext:value-type="float">
            <text:p>36.149</text:p>
          </table:table-cell>
          <table:table-cell table:style-name="ce21"/>
          <table:table-cell table:style-name="ce21" office:value-type="float" office:value="395" calcext:value-type="float">
            <text:p>395</text:p>
          </table:table-cell>
          <table:table-cell table:style-name="ce21"/>
          <table:table-cell table:style-name="ce21" office:value-type="float" office:value="147" calcext:value-type="float">
            <text:p>1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46738" calcext:value-type="float">
            <text:p>46.738</text:p>
          </table:table-cell>
          <table:table-cell table:style-name="ce20"/>
          <table:table-cell table:style-name="ce20" office:value-type="float" office:value="41393" calcext:value-type="float">
            <text:p>41.393</text:p>
          </table:table-cell>
          <table:table-cell table:style-name="ce20"/>
          <table:table-cell table:style-name="ce20" office:value-type="float" office:value="65565" calcext:value-type="float">
            <text:p>65.565</text:p>
          </table:table-cell>
          <table:table-cell table:style-name="ce20"/>
          <table:table-cell table:style-name="ce20" office:value-type="float" office:value="4920305" calcext:value-type="float">
            <text:p>4.920.305</text:p>
          </table:table-cell>
          <table:table-cell table:style-name="ce20"/>
          <table:table-cell table:style-name="ce20" office:value-type="float" office:value="60220" calcext:value-type="float">
            <text:p>60.220</text:p>
          </table:table-cell>
          <table:table-cell table:style-name="ce20"/>
          <table:table-cell table:style-name="ce20" office:value-type="float" office:value="18827" calcext:value-type="float">
            <text:p>18.82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5811" calcext:value-type="float">
            <text:p>65.81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62091" calcext:value-type="float">
            <text:p>62.091</text:p>
          </table:table-cell>
          <table:table-cell table:style-name="ce21"/>
          <table:table-cell table:style-name="ce21" office:value-type="float" office:value="84528" calcext:value-type="float">
            <text:p>84.52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7870134" calcext:value-type="float">
            <text:p>7.870.134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0808" calcext:value-type="float">
            <text:p>80.808</text:p>
          </table:table-cell>
          <table:table-cell table:style-name="ce21"/>
          <table:table-cell table:style-name="ce21" office:value-type="float" office:value="18717" calcext:value-type="float">
            <text:p>18.7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17012" calcext:value-type="float">
            <text:p>217.012</text:p>
          </table:table-cell>
          <table:table-cell table:style-name="ce20"/>
          <table:table-cell table:style-name="ce20" office:value-type="float" office:value="552232" calcext:value-type="float">
            <text:p>552.232</text:p>
          </table:table-cell>
          <table:table-cell table:style-name="ce20"/>
          <table:table-cell table:style-name="ce20" office:value-type="float" office:value="472556" calcext:value-type="float">
            <text:p>472.556</text:p>
          </table:table-cell>
          <table:table-cell table:style-name="ce20"/>
          <table:table-cell table:style-name="ce20" office:value-type="float" office:value="63022532" calcext:value-type="float">
            <text:p>63.022.532</text:p>
          </table:table-cell>
          <table:table-cell table:style-name="ce20"/>
          <table:table-cell table:style-name="ce20" office:value-type="float" office:value="807776" calcext:value-type="float">
            <text:p>807.776</text:p>
          </table:table-cell>
          <table:table-cell table:style-name="ce20"/>
          <table:table-cell table:style-name="ce20" office:value-type="float" office:value="255544" calcext:value-type="float">
            <text:p>255.5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-271" calcext:value-type="float">
            <text:p>-271</text:p>
          </table:table-cell>
          <table:table-cell table:style-name="ce21"/>
          <table:table-cell table:style-name="ce21" office:value-type="float" office:value="35522" calcext:value-type="float">
            <text:p>35.522</text:p>
          </table:table-cell>
          <table:table-cell table:style-name="ce21"/>
          <table:table-cell table:style-name="ce21" office:value-type="float" office:value="-3918" calcext:value-type="float">
            <text:p>-3.918</text:p>
          </table:table-cell>
          <table:table-cell table:style-name="ce21"/>
          <table:table-cell table:style-name="ce21" office:value-type="float" office:value="3843183" calcext:value-type="float">
            <text:p>3.843.183</text:p>
          </table:table-cell>
          <table:table-cell table:style-name="ce21"/>
          <table:table-cell table:style-name="ce21" office:value-type="float" office:value="31875" calcext:value-type="float">
            <text:p>31.875</text:p>
          </table:table-cell>
          <table:table-cell table:style-name="ce21"/>
          <table:table-cell table:style-name="ce21" office:value-type="float" office:value="-3647" calcext:value-type="float">
            <text:p>-3.6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10" calcext:value-type="float">
            <text:p>-910</text:p>
          </table:table-cell>
          <table:table-cell table:style-name="ce20"/>
          <table:table-cell table:style-name="ce20" office:value-type="float" office:value="5847" calcext:value-type="float">
            <text:p>5.847</text:p>
          </table:table-cell>
          <table:table-cell table:style-name="ce20"/>
          <table:table-cell table:style-name="ce20" office:value-type="float" office:value="458" calcext:value-type="float">
            <text:p>458</text:p>
          </table:table-cell>
          <table:table-cell table:style-name="ce20"/>
          <table:table-cell table:style-name="ce20" office:value-type="float" office:value="619850" calcext:value-type="float">
            <text:p>619.850</text:p>
          </table:table-cell>
          <table:table-cell table:style-name="ce20"/>
          <table:table-cell table:style-name="ce20" office:value-type="float" office:value="7215" calcext:value-type="float">
            <text:p>7.215</text:p>
          </table:table-cell>
          <table:table-cell table:style-name="ce20"/>
          <table:table-cell table:style-name="ce20" office:value-type="float" office:value="1368" calcext:value-type="float">
            <text:p>1.3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822" calcext:value-type="float">
            <text:p>-822</text:p>
          </table:table-cell>
          <table:table-cell table:style-name="ce21"/>
          <table:table-cell table:style-name="ce21" office:value-type="float" office:value="39249" calcext:value-type="float">
            <text:p>39.249</text:p>
          </table:table-cell>
          <table:table-cell table:style-name="ce21"/>
          <table:table-cell table:style-name="ce21" office:value-type="float" office:value="-889" calcext:value-type="float">
            <text:p>-889</text:p>
          </table:table-cell>
          <table:table-cell table:style-name="ce21"/>
          <table:table-cell table:style-name="ce21" office:value-type="float" office:value="3560430" calcext:value-type="float">
            <text:p>3.560.430</text:p>
          </table:table-cell>
          <table:table-cell table:style-name="ce21"/>
          <table:table-cell table:style-name="ce21" office:value-type="float" office:value="39182" calcext:value-type="float">
            <text:p>39.182</text:p>
          </table:table-cell>
          <table:table-cell table:style-name="ce21"/>
          <table:table-cell table:style-name="ce21" office:value-type="float" office:value="-67" calcext:value-type="float">
            <text:p>-6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795" calcext:value-type="float">
            <text:p>-795</text:p>
          </table:table-cell>
          <table:table-cell table:style-name="ce20"/>
          <table:table-cell table:style-name="ce20" office:value-type="float" office:value="19465" calcext:value-type="float">
            <text:p>19.465</text:p>
          </table:table-cell>
          <table:table-cell table:style-name="ce20"/>
          <table:table-cell table:style-name="ce20" office:value-type="float" office:value="2510" calcext:value-type="float">
            <text:p>2.510</text:p>
          </table:table-cell>
          <table:table-cell table:style-name="ce20"/>
          <table:table-cell table:style-name="ce20" office:value-type="float" office:value="2057284" calcext:value-type="float">
            <text:p>2.057.284</text:p>
          </table:table-cell>
          <table:table-cell table:style-name="ce20"/>
          <table:table-cell table:style-name="ce20" office:value-type="float" office:value="22770" calcext:value-type="float">
            <text:p>22.770</text:p>
          </table:table-cell>
          <table:table-cell table:style-name="ce20"/>
          <table:table-cell table:style-name="ce20" office:value-type="float" office:value="3305" calcext:value-type="float">
            <text:p>3.3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20171" calcext:value-type="float">
            <text:p>20.171</text:p>
          </table:table-cell>
          <table:table-cell table:style-name="ce21"/>
          <table:table-cell table:style-name="ce21" office:value-type="float" office:value="49818" calcext:value-type="float">
            <text:p>49.818</text:p>
          </table:table-cell>
          <table:table-cell table:style-name="ce21"/>
          <table:table-cell table:style-name="ce21" office:value-type="float" office:value="28367" calcext:value-type="float">
            <text:p>28.367</text:p>
          </table:table-cell>
          <table:table-cell table:style-name="ce21"/>
          <table:table-cell table:style-name="ce21" office:value-type="float" office:value="4469250" calcext:value-type="float">
            <text:p>4.469.250</text:p>
          </table:table-cell>
          <table:table-cell table:style-name="ce21"/>
          <table:table-cell table:style-name="ce21" office:value-type="float" office:value="58014" calcext:value-type="float">
            <text:p>58.014</text:p>
          </table:table-cell>
          <table:table-cell table:style-name="ce21"/>
          <table:table-cell table:style-name="ce21" office:value-type="float" office:value="8196" calcext:value-type="float">
            <text:p>8.1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8626" calcext:value-type="float">
            <text:p>-18.626</text:p>
          </table:table-cell>
          <table:table-cell table:style-name="ce20"/>
          <table:table-cell table:style-name="ce20" office:value-type="float" office:value="20012" calcext:value-type="float">
            <text:p>20.012</text:p>
          </table:table-cell>
          <table:table-cell table:style-name="ce20"/>
          <table:table-cell table:style-name="ce20" office:value-type="float" office:value="-4353" calcext:value-type="float">
            <text:p>-4.353</text:p>
          </table:table-cell>
          <table:table-cell table:style-name="ce20"/>
          <table:table-cell table:style-name="ce20" office:value-type="float" office:value="2907361" calcext:value-type="float">
            <text:p>2.907.361</text:p>
          </table:table-cell>
          <table:table-cell table:style-name="ce20"/>
          <table:table-cell table:style-name="ce20" office:value-type="float" office:value="34285" calcext:value-type="float">
            <text:p>34.285</text:p>
          </table:table-cell>
          <table:table-cell table:style-name="ce20"/>
          <table:table-cell table:style-name="ce20" office:value-type="float" office:value="14273" calcext:value-type="float">
            <text:p>14.27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2437" calcext:value-type="float">
            <text:p>2.437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2935" calcext:value-type="float">
            <text:p>102.935</text:p>
          </table:table-cell>
          <table:table-cell table:style-name="ce21"/>
          <table:table-cell table:style-name="ce21" office:value-type="float" office:value="-34900" calcext:value-type="float">
            <text:p>-34.90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7251549" calcext:value-type="float">
            <text:p>7.251.54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65598" calcext:value-type="float">
            <text:p>65.598</text:p>
          </table:table-cell>
          <table:table-cell table:style-name="ce21"/>
          <table:table-cell table:style-name="ce21" office:value-type="float" office:value="-37337" calcext:value-type="float">
            <text:p>-37.3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35236" calcext:value-type="float">
            <text:p>135.236</text:p>
          </table:table-cell>
          <table:table-cell table:style-name="ce20"/>
          <table:table-cell table:style-name="ce20" office:value-type="float" office:value="375367" calcext:value-type="float">
            <text:p>375.367</text:p>
          </table:table-cell>
          <table:table-cell table:style-name="ce20"/>
          <table:table-cell table:style-name="ce20" office:value-type="float" office:value="1001281" calcext:value-type="float">
            <text:p>1.001.281</text:p>
          </table:table-cell>
          <table:table-cell table:style-name="ce20"/>
          <table:table-cell table:style-name="ce20" office:value-type="float" office:value="73722988" calcext:value-type="float">
            <text:p>73.722.988</text:p>
          </table:table-cell>
          <table:table-cell table:style-name="ce20"/>
          <table:table-cell table:style-name="ce20" office:value-type="float" office:value="1241412" calcext:value-type="float">
            <text:p>1.241.412</text:p>
          </table:table-cell>
          <table:table-cell table:style-name="ce20"/>
          <table:table-cell table:style-name="ce20" office:value-type="float" office:value="866045" calcext:value-type="float">
            <text:p>866.04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7096" calcext:value-type="float">
            <text:p>17.096</text:p>
          </table:table-cell>
          <table:table-cell table:style-name="ce21"/>
          <table:table-cell table:style-name="ce21" office:value-type="float" office:value="664588" calcext:value-type="float">
            <text:p>664.588</text:p>
          </table:table-cell>
          <table:table-cell table:style-name="ce21"/>
          <table:table-cell table:style-name="ce21" office:value-type="float" office:value="-144897" calcext:value-type="float">
            <text:p>-144.897</text:p>
          </table:table-cell>
          <table:table-cell table:style-name="ce21"/>
          <table:table-cell table:style-name="ce21" office:value-type="float" office:value="45598179" calcext:value-type="float">
            <text:p>45.598.179</text:p>
          </table:table-cell>
          <table:table-cell table:style-name="ce21"/>
          <table:table-cell table:style-name="ce21" office:value-type="float" office:value="502595" calcext:value-type="float">
            <text:p>502.595</text:p>
          </table:table-cell>
          <table:table-cell table:style-name="ce21"/>
          <table:table-cell table:style-name="ce21" office:value-type="float" office:value="-161993" calcext:value-type="float">
            <text:p>-161.9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34674" calcext:value-type="float">
            <text:p>-34.67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7111" calcext:value-type="float">
            <text:p>7.111</text:p>
          </table:table-cell>
          <table:table-cell table:style-name="ce20"/>
          <table:table-cell table:style-name="ce20" office:value-type="float" office:value="-14159" calcext:value-type="float">
            <text:p>-14.15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794180" calcext:value-type="float">
            <text:p>1.794.180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27626" calcext:value-type="float">
            <text:p>27.626</text:p>
          </table:table-cell>
          <table:table-cell table:style-name="ce20"/>
          <table:table-cell table:style-name="ce20" office:value-type="float" office:value="20515" calcext:value-type="float">
            <text:p>20.5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78115" calcext:value-type="float">
            <text:p>78.115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9900" calcext:value-type="float">
            <text:p>9.900</text:p>
          </table:table-cell>
          <table:table-cell table:style-name="ce20"/>
          <table:table-cell table:style-name="ce20" office:value-type="float" office:value="135090" calcext:value-type="float">
            <text:p>135.090</text:p>
          </table:table-cell>
          <table:table-cell table:style-name="ce20"/>
          <table:table-cell table:style-name="ce20" office:value-type="float" office:value="-16043" calcext:value-type="float">
            <text:p>-16.043</text:p>
          </table:table-cell>
          <table:table-cell table:style-name="ce20"/>
          <table:table-cell table:style-name="ce20" office:value-type="float" office:value="9481193" calcext:value-type="float">
            <text:p>9.481.193</text:p>
          </table:table-cell>
          <table:table-cell table:style-name="ce20"/>
          <table:table-cell table:style-name="ce20" office:value-type="float" office:value="109147" calcext:value-type="float">
            <text:p>109.147</text:p>
          </table:table-cell>
          <table:table-cell table:style-name="ce20"/>
          <table:table-cell table:style-name="ce20" office:value-type="float" office:value="-25943" calcext:value-type="float">
            <text:p>-25.9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float" office:value="328938" calcext:value-type="float">
            <text:p>328.938</text:p>
          </table:table-cell>
          <table:table-cell table:style-name="ce20"/>
          <table:table-cell table:style-name="ce20" office:value-type="float" office:value="1925720" calcext:value-type="float">
            <text:p>1.925.720</text:p>
          </table:table-cell>
          <table:table-cell table:style-name="ce20"/>
          <table:table-cell table:style-name="ce20" office:value-type="float" office:value="199847" calcext:value-type="float">
            <text:p>199.847</text:p>
          </table:table-cell>
          <table:table-cell table:style-name="ce20"/>
          <table:table-cell table:style-name="ce20" office:value-type="float" office:value="142856536" calcext:value-type="float">
            <text:p>142.856.536</text:p>
          </table:table-cell>
          <table:table-cell table:style-name="ce20"/>
          <table:table-cell table:style-name="ce20" office:value-type="float" office:value="1796629" calcext:value-type="float">
            <text:p>1.796.629</text:p>
          </table:table-cell>
          <table:table-cell table:style-name="ce20"/>
          <table:table-cell table:style-name="ce20" office:value-type="float" office:value="-129091" calcext:value-type="float">
            <text:p>-129.09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410" calcext:value-type="float">
            <text:p>1.410</text:p>
          </table:table-cell>
          <table:table-cell table:style-name="ce21"/>
          <table:table-cell table:style-name="ce21" office:value-type="float" office:value="222" calcext:value-type="float">
            <text:p>222</text:p>
          </table:table-cell>
          <table:table-cell table:style-name="ce21"/>
          <table:table-cell table:style-name="ce21" office:value-type="float" office:value="1513" calcext:value-type="float">
            <text:p>1.513</text:p>
          </table:table-cell>
          <table:table-cell table:style-name="ce21"/>
          <table:table-cell table:style-name="ce21" office:value-type="float" office:value="31863" calcext:value-type="float">
            <text:p>31.863</text:p>
          </table:table-cell>
          <table:table-cell table:style-name="ce21"/>
          <table:table-cell table:style-name="ce21" office:value-type="float" office:value="325" calcext:value-type="float">
            <text:p>325</text:p>
          </table:table-cell>
          <table:table-cell table:style-name="ce21"/>
          <table:table-cell table:style-name="ce21" office:value-type="float" office:value="103" calcext:value-type="float">
            <text:p>1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3742" calcext:value-type="float">
            <text:p>-3.742</text:p>
          </table:table-cell>
          <table:table-cell table:style-name="ce20"/>
          <table:table-cell table:style-name="ce20" office:value-type="float" office:value="27963" calcext:value-type="float">
            <text:p>27.963</text:p>
          </table:table-cell>
          <table:table-cell table:style-name="ce20"/>
          <table:table-cell table:style-name="ce20" office:value-type="float" office:value="11635" calcext:value-type="float">
            <text:p>11.635</text:p>
          </table:table-cell>
          <table:table-cell table:style-name="ce20"/>
          <table:table-cell table:style-name="ce20" office:value-type="float" office:value="3262650" calcext:value-type="float">
            <text:p>3.262.650</text:p>
          </table:table-cell>
          <table:table-cell table:style-name="ce20"/>
          <table:table-cell table:style-name="ce20" office:value-type="float" office:value="43340" calcext:value-type="float">
            <text:p>43.340</text:p>
          </table:table-cell>
          <table:table-cell table:style-name="ce20"/>
          <table:table-cell table:style-name="ce20" office:value-type="float" office:value="15377" calcext:value-type="float">
            <text:p>15.3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697" calcext:value-type="float">
            <text:p>1.697</text:p>
          </table:table-cell>
          <table:table-cell table:style-name="ce21"/>
          <table:table-cell table:style-name="ce21" office:value-type="float" office:value="53762" calcext:value-type="float">
            <text:p>53.762</text:p>
          </table:table-cell>
          <table:table-cell table:style-name="ce21"/>
          <table:table-cell table:style-name="ce21" office:value-type="float" office:value="124007" calcext:value-type="float">
            <text:p>124.007</text:p>
          </table:table-cell>
          <table:table-cell table:style-name="ce21"/>
          <table:table-cell table:style-name="ce21" office:value-type="float" office:value="9111078" calcext:value-type="float">
            <text:p>9.111.078</text:p>
          </table:table-cell>
          <table:table-cell table:style-name="ce21"/>
          <table:table-cell table:style-name="ce21" office:value-type="float" office:value="176072" calcext:value-type="float">
            <text:p>176.072</text:p>
          </table:table-cell>
          <table:table-cell table:style-name="ce21"/>
          <table:table-cell table:style-name="ce21" office:value-type="float" office:value="122310" calcext:value-type="float">
            <text:p>122.310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3" table:style-name="ta17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2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486974" calcext:value-type="float">
            <text:p>486.97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41347" calcext:value-type="float">
            <text:p>4.441.347</text:p>
          </table:table-cell>
          <table:table-cell table:style-name="ce20"/>
          <table:table-cell table:style-name="ce20" office:value-type="float" office:value="462768" calcext:value-type="float">
            <text:p>462.76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1280191" calcext:value-type="float">
            <text:p>441.280.19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417141" calcext:value-type="float">
            <text:p>4.417.14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-24206" calcext:value-type="float">
            <text:p>-24.206</text:p>
          </table:table-cell>
          <table:table-cell table:style-name="ce20" office:value-type="string" calcext:value-type="string">
            <text:p>b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43110" calcext:value-type="float">
            <text:p>43.11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9076" calcext:value-type="float">
            <text:p>109.076</text:p>
          </table:table-cell>
          <table:table-cell table:style-name="ce21"/>
          <table:table-cell table:style-name="ce21" office:value-type="float" office:value="62085" calcext:value-type="float">
            <text:p>62.085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1075889" calcext:value-type="float">
            <text:p>11.075.88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28051" calcext:value-type="float">
            <text:p>128.051</text:p>
          </table:table-cell>
          <table:table-cell table:style-name="ce21"/>
          <table:table-cell table:style-name="ce21" office:value-type="float" office:value="18975" calcext:value-type="float">
            <text:p>18.97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2512" calcext:value-type="float">
            <text:p>-2.512</text:p>
          </table:table-cell>
          <table:table-cell table:style-name="ce20"/>
          <table:table-cell table:style-name="ce20" office:value-type="float" office:value="109281" calcext:value-type="float">
            <text:p>109.281</text:p>
          </table:table-cell>
          <table:table-cell table:style-name="ce20"/>
          <table:table-cell table:style-name="ce20" office:value-type="float" office:value="-42672" calcext:value-type="float">
            <text:p>-42.672</text:p>
          </table:table-cell>
          <table:table-cell table:style-name="ce20"/>
          <table:table-cell table:style-name="ce20" office:value-type="float" office:value="7327224" calcext:value-type="float">
            <text:p>7.327.224</text:p>
          </table:table-cell>
          <table:table-cell table:style-name="ce20"/>
          <table:table-cell table:style-name="ce20" office:value-type="float" office:value="69121" calcext:value-type="float">
            <text:p>69.121</text:p>
          </table:table-cell>
          <table:table-cell table:style-name="ce20"/>
          <table:table-cell table:style-name="ce20" office:value-type="float" office:value="-40160" calcext:value-type="float">
            <text:p>-40.1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10293" calcext:value-type="float">
            <text:p>10.293</text:p>
          </table:table-cell>
          <table:table-cell table:style-name="ce21"/>
          <table:table-cell table:style-name="ce21" office:value-type="float" office:value="108189" calcext:value-type="float">
            <text:p>108.189</text:p>
          </table:table-cell>
          <table:table-cell table:style-name="ce21"/>
          <table:table-cell table:style-name="ce21" office:value-type="float" office:value="10680" calcext:value-type="float">
            <text:p>10.680</text:p>
          </table:table-cell>
          <table:table-cell table:style-name="ce21"/>
          <table:table-cell table:style-name="ce21" office:value-type="float" office:value="10505445" calcext:value-type="float">
            <text:p>10.505.445</text:p>
          </table:table-cell>
          <table:table-cell table:style-name="ce21"/>
          <table:table-cell table:style-name="ce21" office:value-type="float" office:value="108576" calcext:value-type="float">
            <text:p>108.576</text:p>
          </table:table-cell>
          <table:table-cell table:style-name="ce21"/>
          <table:table-cell table:style-name="ce21" office:value-type="float" office:value="387" calcext:value-type="float">
            <text:p>38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6521" calcext:value-type="float">
            <text:p>16.521</text:p>
          </table:table-cell>
          <table:table-cell table:style-name="ce20"/>
          <table:table-cell table:style-name="ce20" office:value-type="float" office:value="52325" calcext:value-type="float">
            <text:p>52.325</text:p>
          </table:table-cell>
          <table:table-cell table:style-name="ce20"/>
          <table:table-cell table:style-name="ce20" office:value-type="float" office:value="22112" calcext:value-type="float">
            <text:p>22.112</text:p>
          </table:table-cell>
          <table:table-cell table:style-name="ce20"/>
          <table:table-cell table:style-name="ce20" office:value-type="float" office:value="5580516" calcext:value-type="float">
            <text:p>5.580.516</text:p>
          </table:table-cell>
          <table:table-cell table:style-name="ce20"/>
          <table:table-cell table:style-name="ce20" office:value-type="float" office:value="57916" calcext:value-type="float">
            <text:p>57.916</text:p>
          </table:table-cell>
          <table:table-cell table:style-name="ce20"/>
          <table:table-cell table:style-name="ce20" office:value-type="float" office:value="5591" calcext:value-type="float">
            <text:p>5.59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391884" calcext:value-type="float">
            <text:p>391.884</text:p>
          </table:table-cell>
          <table:table-cell table:style-name="ce21"/>
          <table:table-cell table:style-name="ce21" office:value-type="float" office:value="869582" calcext:value-type="float">
            <text:p>869.582</text:p>
          </table:table-cell>
          <table:table-cell table:style-name="ce21"/>
          <table:table-cell table:style-name="ce21" office:value-type="float" office:value="195846" calcext:value-type="float">
            <text:p>195.846</text:p>
          </table:table-cell>
          <table:table-cell table:style-name="ce21"/>
          <table:table-cell table:style-name="ce21" office:value-type="float" office:value="80327900" calcext:value-type="float">
            <text:p>80.327.900</text:p>
          </table:table-cell>
          <table:table-cell table:style-name="ce21"/>
          <table:table-cell table:style-name="ce21" office:value-type="float" office:value="673544" calcext:value-type="float">
            <text:p>673.544</text:p>
          </table:table-cell>
          <table:table-cell table:style-name="ce21"/>
          <table:table-cell table:style-name="ce21" office:value-type="float" office:value="-196038" calcext:value-type="float">
            <text:p>-196.03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391884" calcext:value-type="float">
            <text:p>391.884</text:p>
          </table:table-cell>
          <table:table-cell table:style-name="ce20"/>
          <table:table-cell table:style-name="ce20" office:value-type="float" office:value="869582" calcext:value-type="float">
            <text:p>869.582</text:p>
          </table:table-cell>
          <table:table-cell table:style-name="ce20"/>
          <table:table-cell table:style-name="ce20" office:value-type="float" office:value="195846" calcext:value-type="float">
            <text:p>195.846</text:p>
          </table:table-cell>
          <table:table-cell table:style-name="ce20"/>
          <table:table-cell table:style-name="ce20" office:value-type="float" office:value="80327900" calcext:value-type="float">
            <text:p>80.327.900</text:p>
          </table:table-cell>
          <table:table-cell table:style-name="ce20"/>
          <table:table-cell table:style-name="ce20" office:value-type="float" office:value="673544" calcext:value-type="float">
            <text:p>673.544</text:p>
          </table:table-cell>
          <table:table-cell table:style-name="ce20"/>
          <table:table-cell table:style-name="ce20" office:value-type="float" office:value="-196038" calcext:value-type="float">
            <text:p>-196.03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3649" calcext:value-type="float">
            <text:p>-3.649</text:p>
          </table:table-cell>
          <table:table-cell table:style-name="ce21"/>
          <table:table-cell table:style-name="ce21" office:value-type="float" office:value="15450" calcext:value-type="float">
            <text:p>15.450</text:p>
          </table:table-cell>
          <table:table-cell table:style-name="ce21"/>
          <table:table-cell table:style-name="ce21" office:value-type="float" office:value="-5043" calcext:value-type="float">
            <text:p>-5.043</text:p>
          </table:table-cell>
          <table:table-cell table:style-name="ce21"/>
          <table:table-cell table:style-name="ce21" office:value-type="float" office:value="1325217" calcext:value-type="float">
            <text:p>1.325.217</text:p>
          </table:table-cell>
          <table:table-cell table:style-name="ce21"/>
          <table:table-cell table:style-name="ce21" office:value-type="float" office:value="14056" calcext:value-type="float">
            <text:p>14.056</text:p>
          </table:table-cell>
          <table:table-cell table:style-name="ce21"/>
          <table:table-cell table:style-name="ce21" office:value-type="float" office:value="-1394" calcext:value-type="float">
            <text:p>-1.3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-21996" calcext:value-type="float">
            <text:p>-21.996</text:p>
          </table:table-cell>
          <table:table-cell table:style-name="ce20"/>
          <table:table-cell table:style-name="ce20" office:value-type="float" office:value="29186" calcext:value-type="float">
            <text:p>29.186</text:p>
          </table:table-cell>
          <table:table-cell table:style-name="ce20"/>
          <table:table-cell table:style-name="ce20" office:value-type="float" office:value="20492" calcext:value-type="float">
            <text:p>20.492</text:p>
          </table:table-cell>
          <table:table-cell table:style-name="ce20"/>
          <table:table-cell table:style-name="ce20" office:value-type="float" office:value="4589287" calcext:value-type="float">
            <text:p>4.589.287</text:p>
          </table:table-cell>
          <table:table-cell table:style-name="ce20"/>
          <table:table-cell table:style-name="ce20" office:value-type="float" office:value="71674" calcext:value-type="float">
            <text:p>71.674</text:p>
          </table:table-cell>
          <table:table-cell table:style-name="ce20"/>
          <table:table-cell table:style-name="ce20" office:value-type="float" office:value="42488" calcext:value-type="float">
            <text:p>42.48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66494" calcext:value-type="float">
            <text:p>-66.494</text:p>
          </table:table-cell>
          <table:table-cell table:style-name="ce21"/>
          <table:table-cell table:style-name="ce21" office:value-type="float" office:value="116668" calcext:value-type="float">
            <text:p>116.668</text:p>
          </table:table-cell>
          <table:table-cell table:style-name="ce21"/>
          <table:table-cell table:style-name="ce21" office:value-type="float" office:value="-82791" calcext:value-type="float">
            <text:p>-82.791</text:p>
          </table:table-cell>
          <table:table-cell table:style-name="ce21"/>
          <table:table-cell table:style-name="ce21" office:value-type="float" office:value="11086406" calcext:value-type="float">
            <text:p>11.086.406</text:p>
          </table:table-cell>
          <table:table-cell table:style-name="ce21"/>
          <table:table-cell table:style-name="ce21" office:value-type="float" office:value="100371" calcext:value-type="float">
            <text:p>100.371</text:p>
          </table:table-cell>
          <table:table-cell table:style-name="ce21"/>
          <table:table-cell table:style-name="ce21" office:value-type="float" office:value="-16297" calcext:value-type="float">
            <text:p>-16.29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-142555" calcext:value-type="float">
            <text:p>-142.555</text:p>
          </table:table-cell>
          <table:table-cell table:style-name="ce20"/>
          <table:table-cell table:style-name="ce20" office:value-type="float" office:value="401122" calcext:value-type="float">
            <text:p>401.122</text:p>
          </table:table-cell>
          <table:table-cell table:style-name="ce20"/>
          <table:table-cell table:style-name="ce20" office:value-type="float" office:value="-90329" calcext:value-type="float">
            <text:p>-90.329</text:p>
          </table:table-cell>
          <table:table-cell table:style-name="ce20"/>
          <table:table-cell table:style-name="ce20" office:value-type="float" office:value="46818219" calcext:value-type="float">
            <text:p>46.818.219</text:p>
          </table:table-cell>
          <table:table-cell table:style-name="ce20"/>
          <table:table-cell table:style-name="ce20" office:value-type="float" office:value="453348" calcext:value-type="float">
            <text:p>453.348</text:p>
          </table:table-cell>
          <table:table-cell table:style-name="ce20"/>
          <table:table-cell table:style-name="ce20" office:value-type="float" office:value="52226" calcext:value-type="float">
            <text:p>52.2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71509" calcext:value-type="float">
            <text:p>71.509</text:p>
          </table:table-cell>
          <table:table-cell table:style-name="ce21"/>
          <table:table-cell table:style-name="ce21" office:value-type="float" office:value="569986" calcext:value-type="float">
            <text:p>569.986</text:p>
          </table:table-cell>
          <table:table-cell table:style-name="ce21"/>
          <table:table-cell table:style-name="ce21" office:value-type="float" office:value="323367" calcext:value-type="float">
            <text:p>323.367</text:p>
          </table:table-cell>
          <table:table-cell table:style-name="ce21"/>
          <table:table-cell table:style-name="ce21" office:value-type="float" office:value="65276983" calcext:value-type="float">
            <text:p>65.276.983</text:p>
          </table:table-cell>
          <table:table-cell table:style-name="ce21"/>
          <table:table-cell table:style-name="ce21" office:value-type="float" office:value="821844" calcext:value-type="float">
            <text:p>821.844</text:p>
          </table:table-cell>
          <table:table-cell table:style-name="ce21"/>
          <table:table-cell table:style-name="ce21" office:value-type="float" office:value="251858" calcext:value-type="float">
            <text:p>251.8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float" office:value="90831" calcext:value-type="float">
            <text:p>90.831</text:p>
          </table:table-cell>
          <table:table-cell table:style-name="ce20"/>
          <table:table-cell table:style-name="ce20" office:value-type="float" office:value="559227" calcext:value-type="float">
            <text:p>559.227</text:p>
          </table:table-cell>
          <table:table-cell table:style-name="ce20"/>
          <table:table-cell table:style-name="ce20" office:value-type="float" office:value="321894" calcext:value-type="float">
            <text:p>321.894</text:p>
          </table:table-cell>
          <table:table-cell table:style-name="ce20"/>
          <table:table-cell table:style-name="ce20" office:value-type="float" office:value="63375971" calcext:value-type="float">
            <text:p>63.375.971</text:p>
          </table:table-cell>
          <table:table-cell table:style-name="ce20"/>
          <table:table-cell table:style-name="ce20" office:value-type="float" office:value="790290" calcext:value-type="float">
            <text:p>790.290</text:p>
          </table:table-cell>
          <table:table-cell table:style-name="ce20"/>
          <table:table-cell table:style-name="ce20" office:value-type="float" office:value="231063" calcext:value-type="float">
            <text:p>231.0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3905" calcext:value-type="float">
            <text:p>-3.905</text:p>
          </table:table-cell>
          <table:table-cell table:style-name="ce21"/>
          <table:table-cell table:style-name="ce21" office:value-type="float" office:value="51710" calcext:value-type="float">
            <text:p>51.710</text:p>
          </table:table-cell>
          <table:table-cell table:style-name="ce21"/>
          <table:table-cell table:style-name="ce21" office:value-type="float" office:value="-13844" calcext:value-type="float">
            <text:p>-13.844</text:p>
          </table:table-cell>
          <table:table-cell table:style-name="ce21"/>
          <table:table-cell table:style-name="ce21" office:value-type="float" office:value="4275984" calcext:value-type="float">
            <text:p>4.275.984</text:p>
          </table:table-cell>
          <table:table-cell table:style-name="ce21"/>
          <table:table-cell table:style-name="ce21" office:value-type="float" office:value="41771" calcext:value-type="float">
            <text:p>41.771</text:p>
          </table:table-cell>
          <table:table-cell table:style-name="ce21"/>
          <table:table-cell table:style-name="ce21" office:value-type="float" office:value="-9939" calcext:value-type="float">
            <text:p>-9.9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50821" calcext:value-type="float">
            <text:p>250.821</text:p>
          </table:table-cell>
          <table:table-cell table:style-name="ce20"/>
          <table:table-cell table:style-name="ce20" office:value-type="float" office:value="612883" calcext:value-type="float">
            <text:p>612.883</text:p>
          </table:table-cell>
          <table:table-cell table:style-name="ce20"/>
          <table:table-cell table:style-name="ce20" office:value-type="float" office:value="172124" calcext:value-type="float">
            <text:p>172.124</text:p>
          </table:table-cell>
          <table:table-cell table:style-name="ce20"/>
          <table:table-cell table:style-name="ce20" office:value-type="float" office:value="60105185" calcext:value-type="float">
            <text:p>60.105.185</text:p>
          </table:table-cell>
          <table:table-cell table:style-name="ce20"/>
          <table:table-cell table:style-name="ce20" office:value-type="float" office:value="534186" calcext:value-type="float">
            <text:p>534.186</text:p>
          </table:table-cell>
          <table:table-cell table:style-name="ce20"/>
          <table:table-cell table:style-name="ce20" office:value-type="float" office:value="-78697" calcext:value-type="float">
            <text:p>-78.69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-629" calcext:value-type="float">
            <text:p>-629</text:p>
          </table:table-cell>
          <table:table-cell table:style-name="ce21"/>
          <table:table-cell table:style-name="ce21" office:value-type="float" office:value="5665" calcext:value-type="float">
            <text:p>5.665</text:p>
          </table:table-cell>
          <table:table-cell table:style-name="ce21"/>
          <table:table-cell table:style-name="ce21" office:value-type="float" office:value="3867" calcext:value-type="float">
            <text:p>3.867</text:p>
          </table:table-cell>
          <table:table-cell table:style-name="ce21"/>
          <table:table-cell table:style-name="ce21" office:value-type="float" office:value="862011" calcext:value-type="float">
            <text:p>862.011</text:p>
          </table:table-cell>
          <table:table-cell table:style-name="ce21"/>
          <table:table-cell table:style-name="ce21" office:value-type="float" office:value="10161" calcext:value-type="float">
            <text:p>10.161</text:p>
          </table:table-cell>
          <table:table-cell table:style-name="ce21"/>
          <table:table-cell table:style-name="ce21" office:value-type="float" office:value="4496" calcext:value-type="float">
            <text:p>4.4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1860" calcext:value-type="float">
            <text:p>-11.860</text:p>
          </table:table-cell>
          <table:table-cell table:style-name="ce20"/>
          <table:table-cell table:style-name="ce20" office:value-type="float" office:value="29025" calcext:value-type="float">
            <text:p>29.025</text:p>
          </table:table-cell>
          <table:table-cell table:style-name="ce20"/>
          <table:table-cell table:style-name="ce20" office:value-type="float" office:value="-20988" calcext:value-type="float">
            <text:p>-20.988</text:p>
          </table:table-cell>
          <table:table-cell table:style-name="ce20"/>
          <table:table-cell table:style-name="ce20" office:value-type="float" office:value="2044813" calcext:value-type="float">
            <text:p>2.044.813</text:p>
          </table:table-cell>
          <table:table-cell table:style-name="ce20"/>
          <table:table-cell table:style-name="ce20" office:value-type="float" office:value="19897" calcext:value-type="float">
            <text:p>19.897</text:p>
          </table:table-cell>
          <table:table-cell table:style-name="ce20"/>
          <table:table-cell table:style-name="ce20" office:value-type="float" office:value="-9128" calcext:value-type="float">
            <text:p>-9.1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8010" calcext:value-type="float">
            <text:p>-18.010</text:p>
          </table:table-cell>
          <table:table-cell table:style-name="ce21"/>
          <table:table-cell table:style-name="ce21" office:value-type="float" office:value="40938" calcext:value-type="float">
            <text:p>40.938</text:p>
          </table:table-cell>
          <table:table-cell table:style-name="ce21"/>
          <table:table-cell table:style-name="ce21" office:value-type="float" office:value="-29004" calcext:value-type="float">
            <text:p>-29.004</text:p>
          </table:table-cell>
          <table:table-cell table:style-name="ce21"/>
          <table:table-cell table:style-name="ce21" office:value-type="float" office:value="3003641" calcext:value-type="float">
            <text:p>3.003.641</text:p>
          </table:table-cell>
          <table:table-cell table:style-name="ce21"/>
          <table:table-cell table:style-name="ce21" office:value-type="float" office:value="29944" calcext:value-type="float">
            <text:p>29.944</text:p>
          </table:table-cell>
          <table:table-cell table:style-name="ce21"/>
          <table:table-cell table:style-name="ce21" office:value-type="float" office:value="-10994" calcext:value-type="float">
            <text:p>-10.9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0036" calcext:value-type="float">
            <text:p>10.03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3876" calcext:value-type="float">
            <text:p>3.876</text:p>
          </table:table-cell>
          <table:table-cell table:style-name="ce20"/>
          <table:table-cell table:style-name="ce20" office:value-type="float" office:value="12186" calcext:value-type="float">
            <text:p>12.186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24853" calcext:value-type="float">
            <text:p>524.85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026" calcext:value-type="float">
            <text:p>6.026</text:p>
          </table:table-cell>
          <table:table-cell table:style-name="ce20"/>
          <table:table-cell table:style-name="ce20" office:value-type="float" office:value="2150" calcext:value-type="float">
            <text:p>2.1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6044" calcext:value-type="float">
            <text:p>16.044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29440" calcext:value-type="float">
            <text:p>129.440</text:p>
          </table:table-cell>
          <table:table-cell table:style-name="ce21"/>
          <table:table-cell table:style-name="ce21" office:value-type="float" office:value="-23127" calcext:value-type="float">
            <text:p>-23.127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9931925" calcext:value-type="float">
            <text:p>9.931.925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90269" calcext:value-type="float">
            <text:p>90.269</text:p>
          </table:table-cell>
          <table:table-cell table:style-name="ce21"/>
          <table:table-cell table:style-name="ce21" office:value-type="float" office:value="-39171" calcext:value-type="float">
            <text:p>-39.1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4251" calcext:value-type="float">
            <text:p>4.251</text:p>
          </table:table-cell>
          <table:table-cell table:style-name="ce20"/>
          <table:table-cell table:style-name="ce20" office:value-type="float" office:value="3418" calcext:value-type="float">
            <text:p>3.418</text:p>
          </table:table-cell>
          <table:table-cell table:style-name="ce20"/>
          <table:table-cell table:style-name="ce20" office:value-type="float" office:value="4963" calcext:value-type="float">
            <text:p>4.963</text:p>
          </table:table-cell>
          <table:table-cell table:style-name="ce20"/>
          <table:table-cell table:style-name="ce20" office:value-type="float" office:value="417546" calcext:value-type="float">
            <text:p>417.546</text:p>
          </table:table-cell>
          <table:table-cell table:style-name="ce20"/>
          <table:table-cell table:style-name="ce20" office:value-type="float" office:value="4130" calcext:value-type="float">
            <text:p>4.130</text:p>
          </table:table-cell>
          <table:table-cell table:style-name="ce20"/>
          <table:table-cell table:style-name="ce20" office:value-type="float" office:value="712" calcext:value-type="float">
            <text:p>7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14081" calcext:value-type="float">
            <text:p>14.081</text:p>
          </table:table-cell>
          <table:table-cell table:style-name="ce21"/>
          <table:table-cell table:style-name="ce21" office:value-type="float" office:value="140813" calcext:value-type="float">
            <text:p>140.813</text:p>
          </table:table-cell>
          <table:table-cell table:style-name="ce21"/>
          <table:table-cell table:style-name="ce21" office:value-type="float" office:value="49227" calcext:value-type="float">
            <text:p>49.227</text:p>
          </table:table-cell>
          <table:table-cell table:style-name="ce21"/>
          <table:table-cell table:style-name="ce21" office:value-type="float" office:value="16730348" calcext:value-type="float">
            <text:p>16.730.348</text:p>
          </table:table-cell>
          <table:table-cell table:style-name="ce21"/>
          <table:table-cell table:style-name="ce21" office:value-type="float" office:value="175959" calcext:value-type="float">
            <text:p>175.959</text:p>
          </table:table-cell>
          <table:table-cell table:style-name="ce21"/>
          <table:table-cell table:style-name="ce21" office:value-type="float" office:value="35146" calcext:value-type="float">
            <text:p>35.1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4223" calcext:value-type="float">
            <text:p>44.223</text:p>
          </table:table-cell>
          <table:table-cell table:style-name="ce20"/>
          <table:table-cell table:style-name="ce20" office:value-type="float" office:value="79436" calcext:value-type="float">
            <text:p>79.436</text:p>
          </table:table-cell>
          <table:table-cell table:style-name="ce20"/>
          <table:table-cell table:style-name="ce20" office:value-type="float" office:value="43739" calcext:value-type="float">
            <text:p>43.739</text:p>
          </table:table-cell>
          <table:table-cell table:style-name="ce20"/>
          <table:table-cell table:style-name="ce20" office:value-type="float" office:value="8408121" calcext:value-type="float">
            <text:p>8.408.121</text:p>
          </table:table-cell>
          <table:table-cell table:style-name="ce20"/>
          <table:table-cell table:style-name="ce20" office:value-type="float" office:value="78952" calcext:value-type="float">
            <text:p>78.952</text:p>
          </table:table-cell>
          <table:table-cell table:style-name="ce20"/>
          <table:table-cell table:style-name="ce20" office:value-type="float" office:value="-484" calcext:value-type="float">
            <text:p>-48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2726" calcext:value-type="float">
            <text:p>-2.726</text:p>
          </table:table-cell>
          <table:table-cell table:style-name="ce21"/>
          <table:table-cell table:style-name="ce21" office:value-type="float" office:value="384788" calcext:value-type="float">
            <text:p>384.788</text:p>
          </table:table-cell>
          <table:table-cell table:style-name="ce21"/>
          <table:table-cell table:style-name="ce21" office:value-type="float" office:value="-1257" calcext:value-type="float">
            <text:p>-1.257</text:p>
          </table:table-cell>
          <table:table-cell table:style-name="ce21"/>
          <table:table-cell table:style-name="ce21" office:value-type="float" office:value="38063792" calcext:value-type="float">
            <text:p>38.063.792</text:p>
          </table:table-cell>
          <table:table-cell table:style-name="ce21"/>
          <table:table-cell table:style-name="ce21" office:value-type="float" office:value="386257" calcext:value-type="float">
            <text:p>386.257</text:p>
          </table:table-cell>
          <table:table-cell table:style-name="ce21"/>
          <table:table-cell table:style-name="ce21" office:value-type="float" office:value="1469" calcext:value-type="float">
            <text:p>1.46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37290" calcext:value-type="float">
            <text:p>-37.290</text:p>
          </table:table-cell>
          <table:table-cell table:style-name="ce20"/>
          <table:table-cell table:style-name="ce20" office:value-type="float" office:value="107612" calcext:value-type="float">
            <text:p>107.612</text:p>
          </table:table-cell>
          <table:table-cell table:style-name="ce20"/>
          <table:table-cell table:style-name="ce20" office:value-type="float" office:value="-55061" calcext:value-type="float">
            <text:p>-55.061</text:p>
          </table:table-cell>
          <table:table-cell table:style-name="ce20"/>
          <table:table-cell table:style-name="ce20" office:value-type="float" office:value="10558950" calcext:value-type="float">
            <text:p>10.558.950</text:p>
          </table:table-cell>
          <table:table-cell table:style-name="ce20"/>
          <table:table-cell table:style-name="ce20" office:value-type="float" office:value="89841" calcext:value-type="float">
            <text:p>89.841</text:p>
          </table:table-cell>
          <table:table-cell table:style-name="ce20"/>
          <table:table-cell table:style-name="ce20" office:value-type="float" office:value="-17771" calcext:value-type="float">
            <text:p>-17.77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21487" calcext:value-type="float">
            <text:p>-21.487</text:p>
          </table:table-cell>
          <table:table-cell table:style-name="ce21"/>
          <table:table-cell table:style-name="ce21" office:value-type="float" office:value="255539" calcext:value-type="float">
            <text:p>255.539</text:p>
          </table:table-cell>
          <table:table-cell table:style-name="ce21"/>
          <table:table-cell table:style-name="ce21" office:value-type="float" office:value="-75922" calcext:value-type="float">
            <text:p>-75.922</text:p>
          </table:table-cell>
          <table:table-cell table:style-name="ce21"/>
          <table:table-cell table:style-name="ce21" office:value-type="float" office:value="20095996" calcext:value-type="float">
            <text:p>20.095.996</text:p>
          </table:table-cell>
          <table:table-cell table:style-name="ce21"/>
          <table:table-cell table:style-name="ce21" office:value-type="float" office:value="201104" calcext:value-type="float">
            <text:p>201.104</text:p>
          </table:table-cell>
          <table:table-cell table:style-name="ce21"/>
          <table:table-cell table:style-name="ce21" office:value-type="float" office:value="-54435" calcext:value-type="float">
            <text:p>-54.4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644" calcext:value-type="float">
            <text:p>644</text:p>
          </table:table-cell>
          <table:table-cell table:style-name="ce20"/>
          <table:table-cell table:style-name="ce20" office:value-type="float" office:value="19257" calcext:value-type="float">
            <text:p>19.257</text:p>
          </table:table-cell>
          <table:table-cell table:style-name="ce20"/>
          <table:table-cell table:style-name="ce20" office:value-type="float" office:value="3325" calcext:value-type="float">
            <text:p>3.325</text:p>
          </table:table-cell>
          <table:table-cell table:style-name="ce20"/>
          <table:table-cell table:style-name="ce20" office:value-type="float" office:value="2055496" calcext:value-type="float">
            <text:p>2.055.496</text:p>
          </table:table-cell>
          <table:table-cell table:style-name="ce20"/>
          <table:table-cell table:style-name="ce20" office:value-type="float" office:value="21938" calcext:value-type="float">
            <text:p>21.938</text:p>
          </table:table-cell>
          <table:table-cell table:style-name="ce20"/>
          <table:table-cell table:style-name="ce20" office:value-type="float" office:value="2681" calcext:value-type="float">
            <text:p>2.68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416" calcext:value-type="float">
            <text:p>3.416</text:p>
          </table:table-cell>
          <table:table-cell table:style-name="ce21"/>
          <table:table-cell table:style-name="ce21" office:value-type="float" office:value="52437" calcext:value-type="float">
            <text:p>52.437</text:p>
          </table:table-cell>
          <table:table-cell table:style-name="ce21"/>
          <table:table-cell table:style-name="ce21" office:value-type="float" office:value="6514" calcext:value-type="float">
            <text:p>6.514</text:p>
          </table:table-cell>
          <table:table-cell table:style-name="ce21"/>
          <table:table-cell table:style-name="ce21" office:value-type="float" office:value="5404322" calcext:value-type="float">
            <text:p>5.404.322</text:p>
          </table:table-cell>
          <table:table-cell table:style-name="ce21"/>
          <table:table-cell table:style-name="ce21" office:value-type="float" office:value="55535" calcext:value-type="float">
            <text:p>55.535</text:p>
          </table:table-cell>
          <table:table-cell table:style-name="ce21"/>
          <table:table-cell table:style-name="ce21" office:value-type="float" office:value="3098" calcext:value-type="float">
            <text:p>3.0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7621" calcext:value-type="float">
            <text:p>17.621</text:p>
          </table:table-cell>
          <table:table-cell table:style-name="ce20"/>
          <table:table-cell table:style-name="ce20" office:value-type="float" office:value="51707" calcext:value-type="float">
            <text:p>51.707</text:p>
          </table:table-cell>
          <table:table-cell table:style-name="ce20"/>
          <table:table-cell table:style-name="ce20" office:value-type="float" office:value="25407" calcext:value-type="float">
            <text:p>25.407</text:p>
          </table:table-cell>
          <table:table-cell table:style-name="ce20"/>
          <table:table-cell table:style-name="ce20" office:value-type="float" office:value="5401267" calcext:value-type="float">
            <text:p>5.401.267</text:p>
          </table:table-cell>
          <table:table-cell table:style-name="ce20"/>
          <table:table-cell table:style-name="ce20" office:value-type="float" office:value="59493" calcext:value-type="float">
            <text:p>59.493</text:p>
          </table:table-cell>
          <table:table-cell table:style-name="ce20"/>
          <table:table-cell table:style-name="ce20" office:value-type="float" office:value="7786" calcext:value-type="float">
            <text:p>7.7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1799" calcext:value-type="float">
            <text:p>51.799</text:p>
          </table:table-cell>
          <table:table-cell table:style-name="ce21"/>
          <table:table-cell table:style-name="ce21" office:value-type="float" office:value="91938" calcext:value-type="float">
            <text:p>91.938</text:p>
          </table:table-cell>
          <table:table-cell table:style-name="ce21"/>
          <table:table-cell table:style-name="ce21" office:value-type="float" office:value="73038" calcext:value-type="float">
            <text:p>73.038</text:p>
          </table:table-cell>
          <table:table-cell table:style-name="ce21"/>
          <table:table-cell table:style-name="ce21" office:value-type="float" office:value="9482855" calcext:value-type="float">
            <text:p>9.482.855</text:p>
          </table:table-cell>
          <table:table-cell table:style-name="ce21"/>
          <table:table-cell table:style-name="ce21" office:value-type="float" office:value="113177" calcext:value-type="float">
            <text:p>113.177</text:p>
          </table:table-cell>
          <table:table-cell table:style-name="ce21"/>
          <table:table-cell table:style-name="ce21" office:value-type="float" office:value="21239" calcext:value-type="float">
            <text:p>21.2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296" calcext:value-type="float">
            <text:p>-296</text:p>
          </table:table-cell>
          <table:table-cell table:style-name="ce20"/>
          <table:table-cell table:style-name="ce20" office:value-type="float" office:value="1955" calcext:value-type="float">
            <text:p>1.955</text:p>
          </table:table-cell>
          <table:table-cell table:style-name="ce20"/>
          <table:table-cell table:style-name="ce20" office:value-type="float" office:value="2282" calcext:value-type="float">
            <text:p>2.282</text:p>
          </table:table-cell>
          <table:table-cell table:style-name="ce20"/>
          <table:table-cell table:style-name="ce20" office:value-type="float" office:value="319575" calcext:value-type="float">
            <text:p>319.575</text:p>
          </table:table-cell>
          <table:table-cell table:style-name="ce20"/>
          <table:table-cell table:style-name="ce20" office:value-type="float" office:value="4533" calcext:value-type="float">
            <text:p>4.533</text:p>
          </table:table-cell>
          <table:table-cell table:style-name="ce20"/>
          <table:table-cell table:style-name="ce20" office:value-type="float" office:value="2578" calcext:value-type="float">
            <text:p>2.57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30" calcext:value-type="float">
            <text:p>230</text:p>
          </table:table-cell>
          <table:table-cell table:style-name="ce21"/>
          <table:table-cell table:style-name="ce21" office:value-type="float" office:value="224" calcext:value-type="float">
            <text:p>224</text:p>
          </table:table-cell>
          <table:table-cell table:style-name="ce21"/>
          <table:table-cell table:style-name="ce21" office:value-type="float" office:value="363" calcext:value-type="float">
            <text:p>363</text:p>
          </table:table-cell>
          <table:table-cell table:style-name="ce21"/>
          <table:table-cell table:style-name="ce21" office:value-type="float" office:value="36475" calcext:value-type="float">
            <text:p>36.475</text:p>
          </table:table-cell>
          <table:table-cell table:style-name="ce21"/>
          <table:table-cell table:style-name="ce21" office:value-type="float" office:value="357" calcext:value-type="float">
            <text:p>357</text:p>
          </table:table-cell>
          <table:table-cell table:style-name="ce21"/>
          <table:table-cell table:style-name="ce21" office:value-type="float" office:value="133" calcext:value-type="float">
            <text:p>13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47142" calcext:value-type="float">
            <text:p>47.142</text:p>
          </table:table-cell>
          <table:table-cell table:style-name="ce20"/>
          <table:table-cell table:style-name="ce20" office:value-type="float" office:value="41992" calcext:value-type="float">
            <text:p>41.992</text:p>
          </table:table-cell>
          <table:table-cell table:style-name="ce20"/>
          <table:table-cell table:style-name="ce20" office:value-type="float" office:value="65405" calcext:value-type="float">
            <text:p>65.405</text:p>
          </table:table-cell>
          <table:table-cell table:style-name="ce20"/>
          <table:table-cell table:style-name="ce20" office:value-type="float" office:value="4985870" calcext:value-type="float">
            <text:p>4.985.870</text:p>
          </table:table-cell>
          <table:table-cell table:style-name="ce20"/>
          <table:table-cell table:style-name="ce20" office:value-type="float" office:value="60255" calcext:value-type="float">
            <text:p>60.255</text:p>
          </table:table-cell>
          <table:table-cell table:style-name="ce20"/>
          <table:table-cell table:style-name="ce20" office:value-type="float" office:value="18263" calcext:value-type="float">
            <text:p>18.2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6407" calcext:value-type="float">
            <text:p>66.407</text:p>
          </table:table-cell>
          <table:table-cell table:style-name="ce21"/>
          <table:table-cell table:style-name="ce21" office:value-type="float" office:value="64173" calcext:value-type="float">
            <text:p>64.173</text:p>
          </table:table-cell>
          <table:table-cell table:style-name="ce21"/>
          <table:table-cell table:style-name="ce21" office:value-type="float" office:value="84398" calcext:value-type="float">
            <text:p>84.398</text:p>
          </table:table-cell>
          <table:table-cell table:style-name="ce21"/>
          <table:table-cell table:style-name="ce21" office:value-type="float" office:value="7954662" calcext:value-type="float">
            <text:p>7.954.662</text:p>
          </table:table-cell>
          <table:table-cell table:style-name="ce21"/>
          <table:table-cell table:style-name="ce21" office:value-type="float" office:value="82164" calcext:value-type="float">
            <text:p>82.164</text:p>
          </table:table-cell>
          <table:table-cell table:style-name="ce21"/>
          <table:table-cell table:style-name="ce21" office:value-type="float" office:value="17991" calcext:value-type="float">
            <text:p>17.9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166308" calcext:value-type="float">
            <text:p>166.308</text:p>
          </table:table-cell>
          <table:table-cell table:style-name="ce20"/>
          <table:table-cell table:style-name="ce20" office:value-type="float" office:value="569024" calcext:value-type="float">
            <text:p>569.024</text:p>
          </table:table-cell>
          <table:table-cell table:style-name="ce20"/>
          <table:table-cell table:style-name="ce20" office:value-type="float" office:value="410254" calcext:value-type="float">
            <text:p>410.254</text:p>
          </table:table-cell>
          <table:table-cell table:style-name="ce20"/>
          <table:table-cell table:style-name="ce20" office:value-type="float" office:value="63495088" calcext:value-type="float">
            <text:p>63.495.088</text:p>
          </table:table-cell>
          <table:table-cell table:style-name="ce20"/>
          <table:table-cell table:style-name="ce20" office:value-type="float" office:value="812970" calcext:value-type="float">
            <text:p>812.970</text:p>
          </table:table-cell>
          <table:table-cell table:style-name="ce20"/>
          <table:table-cell table:style-name="ce20" office:value-type="float" office:value="243946" calcext:value-type="float">
            <text:p>243.9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35817" calcext:value-type="float">
            <text:p>35.817</text:p>
          </table:table-cell>
          <table:table-cell table:style-name="ce21"/>
          <table:table-cell table:style-name="ce21" office:value-type="float" office:value="-3620" calcext:value-type="float">
            <text:p>-3.620</text:p>
          </table:table-cell>
          <table:table-cell table:style-name="ce21"/>
          <table:table-cell table:style-name="ce21" office:value-type="float" office:value="3839265" calcext:value-type="float">
            <text:p>3.839.265</text:p>
          </table:table-cell>
          <table:table-cell table:style-name="ce21"/>
          <table:table-cell table:style-name="ce21" office:value-type="float" office:value="32547" calcext:value-type="float">
            <text:p>32.547</text:p>
          </table:table-cell>
          <table:table-cell table:style-name="ce21"/>
          <table:table-cell table:style-name="ce21" office:value-type="float" office:value="-3620" calcext:value-type="float">
            <text:p>-3.6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52" calcext:value-type="float">
            <text:p>-952</text:p>
          </table:table-cell>
          <table:table-cell table:style-name="ce20"/>
          <table:table-cell table:style-name="ce20" office:value-type="float" office:value="5922" calcext:value-type="float">
            <text:p>5.922</text:p>
          </table:table-cell>
          <table:table-cell table:style-name="ce20"/>
          <table:table-cell table:style-name="ce20" office:value-type="float" office:value="585" calcext:value-type="float">
            <text:p>585</text:p>
          </table:table-cell>
          <table:table-cell table:style-name="ce20"/>
          <table:table-cell table:style-name="ce20" office:value-type="float" office:value="620308" calcext:value-type="float">
            <text:p>620.308</text:p>
          </table:table-cell>
          <table:table-cell table:style-name="ce20"/>
          <table:table-cell table:style-name="ce20" office:value-type="float" office:value="7459" calcext:value-type="float">
            <text:p>7.459</text:p>
          </table:table-cell>
          <table:table-cell table:style-name="ce20"/>
          <table:table-cell table:style-name="ce20" office:value-type="float" office:value="1537" calcext:value-type="float">
            <text:p>1.5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21" office:value-type="float" office:value="39560" calcext:value-type="float">
            <text:p>39.560</text:p>
          </table:table-cell>
          <table:table-cell table:style-name="ce21"/>
          <table:table-cell table:style-name="ce21" office:value-type="float" office:value="-44" calcext:value-type="float">
            <text:p>-44</text:p>
          </table:table-cell>
          <table:table-cell table:style-name="ce21"/>
          <table:table-cell table:style-name="ce21" office:value-type="float" office:value="3559541" calcext:value-type="float">
            <text:p>3.559.541</text:p>
          </table:table-cell>
          <table:table-cell table:style-name="ce21"/>
          <table:table-cell table:style-name="ce21" office:value-type="float" office:value="39435" calcext:value-type="float">
            <text:p>39.435</text:p>
          </table:table-cell>
          <table:table-cell table:style-name="ce21"/>
          <table:table-cell table:style-name="ce21" office:value-type="float" office:value="-125" calcext:value-type="float">
            <text:p>-1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934" calcext:value-type="float">
            <text:p>-934</text:p>
          </table:table-cell>
          <table:table-cell table:style-name="ce20"/>
          <table:table-cell table:style-name="ce20" office:value-type="float" office:value="20134" calcext:value-type="float">
            <text:p>20.134</text:p>
          </table:table-cell>
          <table:table-cell table:style-name="ce20"/>
          <table:table-cell table:style-name="ce20" office:value-type="float" office:value="2500" calcext:value-type="float">
            <text:p>2.500</text:p>
          </table:table-cell>
          <table:table-cell table:style-name="ce20"/>
          <table:table-cell table:style-name="ce20" office:value-type="float" office:value="2059794" calcext:value-type="float">
            <text:p>2.059.794</text:p>
          </table:table-cell>
          <table:table-cell table:style-name="ce20"/>
          <table:table-cell table:style-name="ce20" office:value-type="float" office:value="23568" calcext:value-type="float">
            <text:p>23.568</text:p>
          </table:table-cell>
          <table:table-cell table:style-name="ce20"/>
          <table:table-cell table:style-name="ce20" office:value-type="float" office:value="3434" calcext:value-type="float">
            <text:p>3.43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497617" calcext:value-type="float">
            <text:p>4.497.61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9841" calcext:value-type="float">
            <text:p>-19.841</text:p>
          </table:table-cell>
          <table:table-cell table:style-name="ce20"/>
          <table:table-cell table:style-name="ce20" office:value-type="float" office:value="20870" calcext:value-type="float">
            <text:p>20.870</text:p>
          </table:table-cell>
          <table:table-cell table:style-name="ce20"/>
          <table:table-cell table:style-name="ce20" office:value-type="float" office:value="-5238" calcext:value-type="float">
            <text:p>-5.238</text:p>
          </table:table-cell>
          <table:table-cell table:style-name="ce20"/>
          <table:table-cell table:style-name="ce20" office:value-type="float" office:value="2903008" calcext:value-type="float">
            <text:p>2.903.008</text:p>
          </table:table-cell>
          <table:table-cell table:style-name="ce20"/>
          <table:table-cell table:style-name="ce20" office:value-type="float" office:value="35473" calcext:value-type="float">
            <text:p>35.473</text:p>
          </table:table-cell>
          <table:table-cell table:style-name="ce20"/>
          <table:table-cell table:style-name="ce20" office:value-type="float" office:value="14603" calcext:value-type="float">
            <text:p>14.6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-1" calcext:value-type="float">
            <text:p>-1</text:p>
          </table:table-cell>
          <table:table-cell table:style-name="ce21"/>
          <table:table-cell table:style-name="ce21" office:value-type="float" office:value="102400" calcext:value-type="float">
            <text:p>102.400</text:p>
          </table:table-cell>
          <table:table-cell table:style-name="ce21"/>
          <table:table-cell table:style-name="ce21" office:value-type="float" office:value="-35144" calcext:value-type="float">
            <text:p>-35.144</text:p>
          </table:table-cell>
          <table:table-cell table:style-name="ce21"/>
          <table:table-cell table:style-name="ce21" office:value-type="float" office:value="7216649" calcext:value-type="float">
            <text:p>7.216.649</text:p>
          </table:table-cell>
          <table:table-cell table:style-name="ce21"/>
          <table:table-cell table:style-name="ce21" office:value-type="float" office:value="67257" calcext:value-type="float">
            <text:p>67.257</text:p>
          </table:table-cell>
          <table:table-cell table:style-name="ce21"/>
          <table:table-cell table:style-name="ce21" office:value-type="float" office:value="-35143" calcext:value-type="float">
            <text:p>-35.14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26251" calcext:value-type="float">
            <text:p>26.251</text:p>
          </table:table-cell>
          <table:table-cell table:style-name="ce20"/>
          <table:table-cell table:style-name="ce20" office:value-type="float" office:value="374855" calcext:value-type="float">
            <text:p>374.855</text:p>
          </table:table-cell>
          <table:table-cell table:style-name="ce20"/>
          <table:table-cell table:style-name="ce20" office:value-type="float" office:value="903115" calcext:value-type="float">
            <text:p>903.115</text:p>
          </table:table-cell>
          <table:table-cell table:style-name="ce20"/>
          <table:table-cell table:style-name="ce20" office:value-type="float" office:value="74724269" calcext:value-type="float">
            <text:p>74.724.269</text:p>
          </table:table-cell>
          <table:table-cell table:style-name="ce20"/>
          <table:table-cell table:style-name="ce20" office:value-type="float" office:value="1279864" calcext:value-type="float">
            <text:p>1.279.864</text:p>
          </table:table-cell>
          <table:table-cell table:style-name="ce20"/>
          <table:table-cell table:style-name="ce20" office:value-type="float" office:value="876864" calcext:value-type="float">
            <text:p>876.8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61844" calcext:value-type="float">
            <text:p>61.844</text:p>
          </table:table-cell>
          <table:table-cell table:style-name="ce21"/>
          <table:table-cell table:style-name="ce21" office:value-type="float" office:value="663139" calcext:value-type="float">
            <text:p>663.139</text:p>
          </table:table-cell>
          <table:table-cell table:style-name="ce21"/>
          <table:table-cell table:style-name="ce21" office:value-type="float" office:value="-80590" calcext:value-type="float">
            <text:p>-80.590</text:p>
          </table:table-cell>
          <table:table-cell table:style-name="ce21"/>
          <table:table-cell table:style-name="ce21" office:value-type="float" office:value="45453282" calcext:value-type="float">
            <text:p>45.453.282</text:p>
          </table:table-cell>
          <table:table-cell table:style-name="ce21"/>
          <table:table-cell table:style-name="ce21" office:value-type="float" office:value="520705" calcext:value-type="float">
            <text:p>520.705</text:p>
          </table:table-cell>
          <table:table-cell table:style-name="ce21"/>
          <table:table-cell table:style-name="ce21" office:value-type="float" office:value="-142434" calcext:value-type="float">
            <text:p>-142.4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15159" calcext:value-type="float">
            <text:p>15.159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7317" calcext:value-type="float">
            <text:p>7.317</text:p>
          </table:table-cell>
          <table:table-cell table:style-name="ce20"/>
          <table:table-cell table:style-name="ce20" office:value-type="float" office:value="35585" calcext:value-type="float">
            <text:p>35.585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780021" calcext:value-type="float">
            <text:p>1.780.02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7743" calcext:value-type="float">
            <text:p>27.743</text:p>
          </table:table-cell>
          <table:table-cell table:style-name="ce20"/>
          <table:table-cell table:style-name="ce20" office:value-type="float" office:value="20426" calcext:value-type="float">
            <text:p>20.4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-2303" calcext:value-type="float">
            <text:p>-2.303</text:p>
          </table:table-cell>
          <table:table-cell table:style-name="ce21"/>
          <table:table-cell table:style-name="ce21" office:value-type="float" office:value="303" calcext:value-type="float">
            <text:p>303</text:p>
          </table:table-cell>
          <table:table-cell table:style-name="ce21"/>
          <table:table-cell table:style-name="ce21" office:value-type="float" office:value="-1869" calcext:value-type="float">
            <text:p>-1.869</text:p>
          </table:table-cell>
          <table:table-cell table:style-name="ce21"/>
          <table:table-cell table:style-name="ce21" office:value-type="float" office:value="78115" calcext:value-type="float">
            <text:p>78.115</text:p>
          </table:table-cell>
          <table:table-cell table:style-name="ce21"/>
          <table:table-cell table:style-name="ce21" office:value-type="float" office:value="737" calcext:value-type="float">
            <text:p>737</text:p>
          </table:table-cell>
          <table:table-cell table:style-name="ce21"/>
          <table:table-cell table:style-name="ce21" office:value-type="float" office:value="434" calcext:value-type="float">
            <text:p>4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9328" calcext:value-type="float">
            <text:p>9.328</text:p>
          </table:table-cell>
          <table:table-cell table:style-name="ce20"/>
          <table:table-cell table:style-name="ce20" office:value-type="float" office:value="126531" calcext:value-type="float">
            <text:p>126.531</text:p>
          </table:table-cell>
          <table:table-cell table:style-name="ce20"/>
          <table:table-cell table:style-name="ce20" office:value-type="float" office:value="-1310" calcext:value-type="float">
            <text:p>-1.310</text:p>
          </table:table-cell>
          <table:table-cell table:style-name="ce20"/>
          <table:table-cell table:style-name="ce20" office:value-type="float" office:value="9465150" calcext:value-type="float">
            <text:p>9.465.150</text:p>
          </table:table-cell>
          <table:table-cell table:style-name="ce20"/>
          <table:table-cell table:style-name="ce20" office:value-type="float" office:value="115893" calcext:value-type="float">
            <text:p>115.893</text:p>
          </table:table-cell>
          <table:table-cell table:style-name="ce20"/>
          <table:table-cell table:style-name="ce20" office:value-type="float" office:value="-10638" calcext:value-type="float">
            <text:p>-10.63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43056383" calcext:value-type="float">
            <text:p>143.056.383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31" calcext:value-type="float">
            <text:p>131</text:p>
          </table:table-cell>
          <table:table-cell table:style-name="ce21"/>
          <table:table-cell table:style-name="ce21" office:value-type="float" office:value="237" calcext:value-type="float">
            <text:p>237</text:p>
          </table:table-cell>
          <table:table-cell table:style-name="ce21"/>
          <table:table-cell table:style-name="ce21" office:value-type="float" office:value="186" calcext:value-type="float">
            <text:p>186</text:p>
          </table:table-cell>
          <table:table-cell table:style-name="ce21"/>
          <table:table-cell table:style-name="ce21" office:value-type="float" office:value="33376" calcext:value-type="float">
            <text:p>33.376</text:p>
          </table:table-cell>
          <table:table-cell table:style-name="ce21"/>
          <table:table-cell table:style-name="ce21" office:value-type="float" office:value="292" calcext:value-type="float">
            <text:p>292</text:p>
          </table:table-cell>
          <table:table-cell table:style-name="ce21"/>
          <table:table-cell table:style-name="ce21" office:value-type="float" office:value="55" calcext:value-type="float">
            <text:p>5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3274285" calcext:value-type="float">
            <text:p>3.274.285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946" calcext:value-type="float">
            <text:p>1.946</text:p>
          </table:table-cell>
          <table:table-cell table:style-name="ce21"/>
          <table:table-cell table:style-name="ce21" office:value-type="float" office:value="55017" calcext:value-type="float">
            <text:p>55.017</text:p>
          </table:table-cell>
          <table:table-cell table:style-name="ce21"/>
          <table:table-cell table:style-name="ce21" office:value-type="float" office:value="121398" calcext:value-type="float">
            <text:p>121.398</text:p>
          </table:table-cell>
          <table:table-cell table:style-name="ce21"/>
          <table:table-cell table:style-name="ce21" office:value-type="float" office:value="9235085" calcext:value-type="float">
            <text:p>9.235.085</text:p>
          </table:table-cell>
          <table:table-cell table:style-name="ce21"/>
          <table:table-cell table:style-name="ce21" office:value-type="float" office:value="174469" calcext:value-type="float">
            <text:p>174.469</text:p>
          </table:table-cell>
          <table:table-cell table:style-name="ce21"/>
          <table:table-cell table:style-name="ce21" office:value-type="float" office:value="119452" calcext:value-type="float">
            <text:p>119.452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8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4" table:style-name="ta18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3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439495" calcext:value-type="float">
            <text:p>439.495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19258" calcext:value-type="float">
            <text:p>4.419.258</text:p>
          </table:table-cell>
          <table:table-cell table:style-name="ce20"/>
          <table:table-cell table:style-name="ce20" office:value-type="float" office:value="322526" calcext:value-type="float">
            <text:p>322.526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1742959" calcext:value-type="float">
            <text:p>441.742.95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302289" calcext:value-type="float">
            <text:p>4.302.289</text:p>
          </table:table-cell>
          <table:table-cell table:style-name="ce20"/>
          <table:table-cell table:style-name="ce20" office:value-type="float" office:value="-116969" calcext:value-type="float">
            <text:p>-116.96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26594" calcext:value-type="float">
            <text:p>26.594</text:p>
          </table:table-cell>
          <table:table-cell table:style-name="ce21"/>
          <table:table-cell table:style-name="ce21" office:value-type="float" office:value="109334" calcext:value-type="float">
            <text:p>109.334</text:p>
          </table:table-cell>
          <table:table-cell table:style-name="ce21"/>
          <table:table-cell table:style-name="ce21" office:value-type="float" office:value="42866" calcext:value-type="float">
            <text:p>42.866</text:p>
          </table:table-cell>
          <table:table-cell table:style-name="ce21"/>
          <table:table-cell table:style-name="ce21" office:value-type="float" office:value="11137974" calcext:value-type="float">
            <text:p>11.137.974</text:p>
          </table:table-cell>
          <table:table-cell table:style-name="ce21"/>
          <table:table-cell table:style-name="ce21" office:value-type="float" office:value="125606" calcext:value-type="float">
            <text:p>125.606</text:p>
          </table:table-cell>
          <table:table-cell table:style-name="ce21"/>
          <table:table-cell table:style-name="ce21" office:value-type="float" office:value="16272" calcext:value-type="float">
            <text:p>16.27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7336" calcext:value-type="float">
            <text:p>-47.336</text:p>
          </table:table-cell>
          <table:table-cell table:style-name="ce20"/>
          <table:table-cell table:style-name="ce20" office:value-type="float" office:value="104345" calcext:value-type="float">
            <text:p>104.345</text:p>
          </table:table-cell>
          <table:table-cell table:style-name="ce20"/>
          <table:table-cell table:style-name="ce20" office:value-type="float" office:value="-85103" calcext:value-type="float">
            <text:p>-85.103</text:p>
          </table:table-cell>
          <table:table-cell table:style-name="ce20"/>
          <table:table-cell table:style-name="ce20" office:value-type="float" office:value="7202556" calcext:value-type="float">
            <text:p>7.202.556</text:p>
          </table:table-cell>
          <table:table-cell table:style-name="ce20"/>
          <table:table-cell table:style-name="ce20" office:value-type="float" office:value="66578" calcext:value-type="float">
            <text:p>66.578</text:p>
          </table:table-cell>
          <table:table-cell table:style-name="ce20"/>
          <table:table-cell table:style-name="ce20" office:value-type="float" office:value="-37767" calcext:value-type="float">
            <text:p>-37.7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-1297" calcext:value-type="float">
            <text:p>-1.297</text:p>
          </table:table-cell>
          <table:table-cell table:style-name="ce21"/>
          <table:table-cell table:style-name="ce21" office:value-type="float" office:value="109160" calcext:value-type="float">
            <text:p>109.160</text:p>
          </table:table-cell>
          <table:table-cell table:style-name="ce21"/>
          <table:table-cell table:style-name="ce21" office:value-type="float" office:value="-3706" calcext:value-type="float">
            <text:p>-3.706</text:p>
          </table:table-cell>
          <table:table-cell table:style-name="ce21"/>
          <table:table-cell table:style-name="ce21" office:value-type="float" office:value="10516125" calcext:value-type="float">
            <text:p>10.516.125</text:p>
          </table:table-cell>
          <table:table-cell table:style-name="ce21"/>
          <table:table-cell table:style-name="ce21" office:value-type="float" office:value="106751" calcext:value-type="float">
            <text:p>106.751</text:p>
          </table:table-cell>
          <table:table-cell table:style-name="ce21"/>
          <table:table-cell table:style-name="ce21" office:value-type="float" office:value="-2409" calcext:value-type="float">
            <text:p>-2.4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1204" calcext:value-type="float">
            <text:p>21.204</text:p>
          </table:table-cell>
          <table:table-cell table:style-name="ce20"/>
          <table:table-cell table:style-name="ce20" office:value-type="float" office:value="52470" calcext:value-type="float">
            <text:p>52.470</text:p>
          </table:table-cell>
          <table:table-cell table:style-name="ce20"/>
          <table:table-cell table:style-name="ce20" office:value-type="float" office:value="24607" calcext:value-type="float">
            <text:p>24.607</text:p>
          </table:table-cell>
          <table:table-cell table:style-name="ce20"/>
          <table:table-cell table:style-name="ce20" office:value-type="float" office:value="5602628" calcext:value-type="float">
            <text:p>5.602.628</text:p>
          </table:table-cell>
          <table:table-cell table:style-name="ce20"/>
          <table:table-cell table:style-name="ce20" office:value-type="float" office:value="55873" calcext:value-type="float">
            <text:p>55.873</text:p>
          </table:table-cell>
          <table:table-cell table:style-name="ce20"/>
          <table:table-cell table:style-name="ce20" office:value-type="float" office:value="3403" calcext:value-type="float">
            <text:p>3.4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455473" calcext:value-type="float">
            <text:p>455.473</text:p>
          </table:table-cell>
          <table:table-cell table:style-name="ce21"/>
          <table:table-cell table:style-name="ce21" office:value-type="float" office:value="893825" calcext:value-type="float">
            <text:p>893.825</text:p>
          </table:table-cell>
          <table:table-cell table:style-name="ce21"/>
          <table:table-cell table:style-name="ce21" office:value-type="float" office:value="243717" calcext:value-type="float">
            <text:p>243.717</text:p>
          </table:table-cell>
          <table:table-cell table:style-name="ce21"/>
          <table:table-cell table:style-name="ce21" office:value-type="float" office:value="80523746" calcext:value-type="float">
            <text:p>80.523.746</text:p>
          </table:table-cell>
          <table:table-cell table:style-name="ce21"/>
          <table:table-cell table:style-name="ce21" office:value-type="float" office:value="682069" calcext:value-type="float">
            <text:p>682.069</text:p>
          </table:table-cell>
          <table:table-cell table:style-name="ce21"/>
          <table:table-cell table:style-name="ce21" office:value-type="float" office:value="-211756" calcext:value-type="float">
            <text:p>-211.75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455473" calcext:value-type="float">
            <text:p>455.473</text:p>
          </table:table-cell>
          <table:table-cell table:style-name="ce20"/>
          <table:table-cell table:style-name="ce20" office:value-type="float" office:value="893825" calcext:value-type="float">
            <text:p>893.825</text:p>
          </table:table-cell>
          <table:table-cell table:style-name="ce20"/>
          <table:table-cell table:style-name="ce20" office:value-type="float" office:value="243717" calcext:value-type="float">
            <text:p>243.717</text:p>
          </table:table-cell>
          <table:table-cell table:style-name="ce20"/>
          <table:table-cell table:style-name="ce20" office:value-type="float" office:value="80523746" calcext:value-type="float">
            <text:p>80.523.746</text:p>
          </table:table-cell>
          <table:table-cell table:style-name="ce20"/>
          <table:table-cell table:style-name="ce20" office:value-type="float" office:value="682069" calcext:value-type="float">
            <text:p>682.069</text:p>
          </table:table-cell>
          <table:table-cell table:style-name="ce20"/>
          <table:table-cell table:style-name="ce20" office:value-type="float" office:value="-211756" calcext:value-type="float">
            <text:p>-211.7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2642" calcext:value-type="float">
            <text:p>-2.642</text:p>
          </table:table-cell>
          <table:table-cell table:style-name="ce21"/>
          <table:table-cell table:style-name="ce21" office:value-type="float" office:value="15244" calcext:value-type="float">
            <text:p>15.244</text:p>
          </table:table-cell>
          <table:table-cell table:style-name="ce21"/>
          <table:table-cell table:style-name="ce21" office:value-type="float" office:value="-4355" calcext:value-type="float">
            <text:p>-4.355</text:p>
          </table:table-cell>
          <table:table-cell table:style-name="ce21"/>
          <table:table-cell table:style-name="ce21" office:value-type="float" office:value="1320174" calcext:value-type="float">
            <text:p>1.320.174</text:p>
          </table:table-cell>
          <table:table-cell table:style-name="ce21"/>
          <table:table-cell table:style-name="ce21" office:value-type="float" office:value="13531" calcext:value-type="float">
            <text:p>13.531</text:p>
          </table:table-cell>
          <table:table-cell table:style-name="ce21"/>
          <table:table-cell table:style-name="ce21" office:value-type="float" office:value="-1713" calcext:value-type="float">
            <text:p>-1.7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-11377" calcext:value-type="float">
            <text:p>-11.377</text:p>
          </table:table-cell>
          <table:table-cell table:style-name="ce20"/>
          <table:table-cell table:style-name="ce20" office:value-type="float" office:value="29504" calcext:value-type="float">
            <text:p>29.504</text:p>
          </table:table-cell>
          <table:table-cell table:style-name="ce20"/>
          <table:table-cell table:style-name="ce20" office:value-type="float" office:value="28073" calcext:value-type="float">
            <text:p>28.073</text:p>
          </table:table-cell>
          <table:table-cell table:style-name="ce20"/>
          <table:table-cell table:style-name="ce20" office:value-type="float" office:value="4609779" calcext:value-type="float">
            <text:p>4.609.779</text:p>
          </table:table-cell>
          <table:table-cell table:style-name="ce20"/>
          <table:table-cell table:style-name="ce20" office:value-type="float" office:value="68954" calcext:value-type="float">
            <text:p>68.954</text:p>
          </table:table-cell>
          <table:table-cell table:style-name="ce20"/>
          <table:table-cell table:style-name="ce20" office:value-type="float" office:value="39450" calcext:value-type="float">
            <text:p>39.4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59148" calcext:value-type="float">
            <text:p>-59.148</text:p>
          </table:table-cell>
          <table:table-cell table:style-name="ce21"/>
          <table:table-cell table:style-name="ce21" office:value-type="float" office:value="111794" calcext:value-type="float">
            <text:p>111.794</text:p>
          </table:table-cell>
          <table:table-cell table:style-name="ce21"/>
          <table:table-cell table:style-name="ce21" office:value-type="float" office:value="-76808" calcext:value-type="float">
            <text:p>-76.808</text:p>
          </table:table-cell>
          <table:table-cell table:style-name="ce21"/>
          <table:table-cell table:style-name="ce21" office:value-type="float" office:value="11003615" calcext:value-type="float">
            <text:p>11.003.615</text:p>
          </table:table-cell>
          <table:table-cell table:style-name="ce21"/>
          <table:table-cell table:style-name="ce21" office:value-type="float" office:value="94134" calcext:value-type="float">
            <text:p>94.134</text:p>
          </table:table-cell>
          <table:table-cell table:style-name="ce21"/>
          <table:table-cell table:style-name="ce21" office:value-type="float" office:value="-17660" calcext:value-type="float">
            <text:p>-17.66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-252746" calcext:value-type="float">
            <text:p>-252.746</text:p>
          </table:table-cell>
          <table:table-cell table:style-name="ce20"/>
          <table:table-cell table:style-name="ce20" office:value-type="float" office:value="388600" calcext:value-type="float">
            <text:p>388.600</text:p>
          </table:table-cell>
          <table:table-cell table:style-name="ce20"/>
          <table:table-cell table:style-name="ce20" office:value-type="float" office:value="-216906" calcext:value-type="float">
            <text:p>-216.906</text:p>
          </table:table-cell>
          <table:table-cell table:style-name="ce20"/>
          <table:table-cell table:style-name="ce20" office:value-type="float" office:value="46712650" calcext:value-type="float">
            <text:p>46.712.650</text:p>
          </table:table-cell>
          <table:table-cell table:style-name="ce20"/>
          <table:table-cell table:style-name="ce20" office:value-type="float" office:value="424440" calcext:value-type="float">
            <text:p>424.440</text:p>
          </table:table-cell>
          <table:table-cell table:style-name="ce20"/>
          <table:table-cell table:style-name="ce20" office:value-type="float" office:value="35840" calcext:value-type="float">
            <text:p>35.84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98939" calcext:value-type="float">
            <text:p>98.939</text:p>
          </table:table-cell>
          <table:table-cell table:style-name="ce21"/>
          <table:table-cell table:style-name="ce21" office:value-type="float" office:value="569365" calcext:value-type="float">
            <text:p>569.365</text:p>
          </table:table-cell>
          <table:table-cell table:style-name="ce21"/>
          <table:table-cell table:style-name="ce21" office:value-type="float" office:value="341917" calcext:value-type="float">
            <text:p>341.917</text:p>
          </table:table-cell>
          <table:table-cell table:style-name="ce21"/>
          <table:table-cell table:style-name="ce21" office:value-type="float" office:value="65600350" calcext:value-type="float">
            <text:p>65.600.350</text:p>
          </table:table-cell>
          <table:table-cell table:style-name="ce21"/>
          <table:table-cell table:style-name="ce21" office:value-type="float" office:value="812343" calcext:value-type="float">
            <text:p>812.343</text:p>
          </table:table-cell>
          <table:table-cell table:style-name="ce21"/>
          <table:table-cell table:style-name="ce21" office:value-type="float" office:value="242978" calcext:value-type="float">
            <text:p>242.9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61000" calcext:value-type="float">
            <text:p>561.000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63697865" calcext:value-type="float">
            <text:p>63.697.865</text:p>
          </table:table-cell>
          <table:table-cell table:style-name="ce20"/>
          <table:table-cell table:style-name="ce20" office:value-type="float" office:value="780000" calcext:value-type="float">
            <text:p>780.000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19000" calcext:value-type="float">
            <text:p>219.000</text:p>
          </table:table-cell>
          <table:table-cell table:style-name="ce20" office:value-type="string" calcext:value-type="string">
            <text:p>e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19724" calcext:value-type="float">
            <text:p>-19.724</text:p>
          </table:table-cell>
          <table:table-cell table:style-name="ce21"/>
          <table:table-cell table:style-name="ce21" office:value-type="float" office:value="50386" calcext:value-type="float">
            <text:p>50.386</text:p>
          </table:table-cell>
          <table:table-cell table:style-name="ce21"/>
          <table:table-cell table:style-name="ce21" office:value-type="float" office:value="-30171" calcext:value-type="float">
            <text:p>-30.171</text:p>
          </table:table-cell>
          <table:table-cell table:style-name="ce21"/>
          <table:table-cell table:style-name="ce21" office:value-type="float" office:value="4247803" calcext:value-type="float">
            <text:p>4.247.803</text:p>
          </table:table-cell>
          <table:table-cell table:style-name="ce21"/>
          <table:table-cell table:style-name="ce21" office:value-type="float" office:value="39939" calcext:value-type="float">
            <text:p>39.939</text:p>
          </table:table-cell>
          <table:table-cell table:style-name="ce21"/>
          <table:table-cell table:style-name="ce21" office:value-type="float" office:value="-10447" calcext:value-type="float">
            <text:p>-10.4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155044" calcext:value-type="float">
            <text:p>155.044</text:p>
          </table:table-cell>
          <table:table-cell table:style-name="ce20"/>
          <table:table-cell table:style-name="ce20" office:value-type="float" office:value="600744" calcext:value-type="float">
            <text:p>600.744</text:p>
          </table:table-cell>
          <table:table-cell table:style-name="ce20"/>
          <table:table-cell table:style-name="ce20" office:value-type="float" office:value="68608" calcext:value-type="float">
            <text:p>68.608</text:p>
          </table:table-cell>
          <table:table-cell table:style-name="ce20"/>
          <table:table-cell table:style-name="ce20" office:value-type="float" office:value="60277309" calcext:value-type="float">
            <text:p>60.277.309</text:p>
          </table:table-cell>
          <table:table-cell table:style-name="ce20"/>
          <table:table-cell table:style-name="ce20" office:value-type="float" office:value="514308" calcext:value-type="float">
            <text:p>514.308</text:p>
          </table:table-cell>
          <table:table-cell table:style-name="ce20"/>
          <table:table-cell table:style-name="ce20" office:value-type="float" office:value="-86436" calcext:value-type="float">
            <text:p>-86.4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-12078" calcext:value-type="float">
            <text:p>-12.078</text:p>
          </table:table-cell>
          <table:table-cell table:style-name="ce21"/>
          <table:table-cell table:style-name="ce21" office:value-type="float" office:value="5141" calcext:value-type="float">
            <text:p>5.141</text:p>
          </table:table-cell>
          <table:table-cell table:style-name="ce21"/>
          <table:table-cell table:style-name="ce21" office:value-type="float" office:value="-7878" calcext:value-type="float">
            <text:p>-7.878</text:p>
          </table:table-cell>
          <table:table-cell table:style-name="ce21"/>
          <table:table-cell table:style-name="ce21" office:value-type="float" office:value="865878" calcext:value-type="float">
            <text:p>865.878</text:p>
          </table:table-cell>
          <table:table-cell table:style-name="ce21"/>
          <table:table-cell table:style-name="ce21" office:value-type="float" office:value="9341" calcext:value-type="float">
            <text:p>9.341</text:p>
          </table:table-cell>
          <table:table-cell table:style-name="ce21"/>
          <table:table-cell table:style-name="ce21" office:value-type="float" office:value="4200" calcext:value-type="float">
            <text:p>4.2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4262" calcext:value-type="float">
            <text:p>-14.262</text:p>
          </table:table-cell>
          <table:table-cell table:style-name="ce20"/>
          <table:table-cell table:style-name="ce20" office:value-type="float" office:value="28691" calcext:value-type="float">
            <text:p>28.691</text:p>
          </table:table-cell>
          <table:table-cell table:style-name="ce20"/>
          <table:table-cell table:style-name="ce20" office:value-type="float" office:value="-22357" calcext:value-type="float">
            <text:p>-22.357</text:p>
          </table:table-cell>
          <table:table-cell table:style-name="ce20"/>
          <table:table-cell table:style-name="ce20" office:value-type="float" office:value="2023825" calcext:value-type="float">
            <text:p>2.023.825</text:p>
          </table:table-cell>
          <table:table-cell table:style-name="ce20"/>
          <table:table-cell table:style-name="ce20" office:value-type="float" office:value="20596" calcext:value-type="float">
            <text:p>20.596</text:p>
          </table:table-cell>
          <table:table-cell table:style-name="ce20"/>
          <table:table-cell table:style-name="ce20" office:value-type="float" office:value="-8095" calcext:value-type="float">
            <text:p>-8.09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4125" calcext:value-type="float">
            <text:p>-14.125</text:p>
          </table:table-cell>
          <table:table-cell table:style-name="ce21"/>
          <table:table-cell table:style-name="ce21" office:value-type="float" office:value="41511" calcext:value-type="float">
            <text:p>41.511</text:p>
          </table:table-cell>
          <table:table-cell table:style-name="ce21"/>
          <table:table-cell table:style-name="ce21" office:value-type="float" office:value="-26775" calcext:value-type="float">
            <text:p>-26.775</text:p>
          </table:table-cell>
          <table:table-cell table:style-name="ce21"/>
          <table:table-cell table:style-name="ce21" office:value-type="float" office:value="2974637" calcext:value-type="float">
            <text:p>2.974.637</text:p>
          </table:table-cell>
          <table:table-cell table:style-name="ce21"/>
          <table:table-cell table:style-name="ce21" office:value-type="float" office:value="28861" calcext:value-type="float">
            <text:p>28.861</text:p>
          </table:table-cell>
          <table:table-cell table:style-name="ce21"/>
          <table:table-cell table:style-name="ce21" office:value-type="float" office:value="-12650" calcext:value-type="float">
            <text:p>-12.65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0348" calcext:value-type="float">
            <text:p>10.348</text:p>
          </table:table-cell>
          <table:table-cell table:style-name="ce20"/>
          <table:table-cell table:style-name="ce20" office:value-type="float" office:value="3822" calcext:value-type="float">
            <text:p>3.822</text:p>
          </table:table-cell>
          <table:table-cell table:style-name="ce20"/>
          <table:table-cell table:style-name="ce20" office:value-type="float" office:value="12641" calcext:value-type="float">
            <text:p>12.641</text:p>
          </table:table-cell>
          <table:table-cell table:style-name="ce20"/>
          <table:table-cell table:style-name="ce20" office:value-type="float" office:value="537039" calcext:value-type="float">
            <text:p>537.039</text:p>
          </table:table-cell>
          <table:table-cell table:style-name="ce20"/>
          <table:table-cell table:style-name="ce20" office:value-type="float" office:value="6115" calcext:value-type="float">
            <text:p>6.115</text:p>
          </table:table-cell>
          <table:table-cell table:style-name="ce20"/>
          <table:table-cell table:style-name="ce20" office:value-type="float" office:value="2293" calcext:value-type="float">
            <text:p>2.29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-7880" calcext:value-type="float">
            <text:p>-7.880</text:p>
          </table:table-cell>
          <table:table-cell table:style-name="ce21"/>
          <table:table-cell table:style-name="ce21" office:value-type="float" office:value="126677" calcext:value-type="float">
            <text:p>126.677</text:p>
          </table:table-cell>
          <table:table-cell table:style-name="ce21"/>
          <table:table-cell table:style-name="ce21" office:value-type="float" office:value="-45033" calcext:value-type="float">
            <text:p>-45.033</text:p>
          </table:table-cell>
          <table:table-cell table:style-name="ce21"/>
          <table:table-cell table:style-name="ce21" office:value-type="float" office:value="9895250" calcext:value-type="float">
            <text:p>9.895.250</text:p>
          </table:table-cell>
          <table:table-cell table:style-name="ce21"/>
          <table:table-cell table:style-name="ce21" office:value-type="float" office:value="89524" calcext:value-type="float">
            <text:p>89.524</text:p>
          </table:table-cell>
          <table:table-cell table:style-name="ce21"/>
          <table:table-cell table:style-name="ce21" office:value-type="float" office:value="-37153" calcext:value-type="float">
            <text:p>-37.1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5896" calcext:value-type="float">
            <text:p>5.896</text:p>
          </table:table-cell>
          <table:table-cell table:style-name="ce20"/>
          <table:table-cell table:style-name="ce20" office:value-type="float" office:value="3236" calcext:value-type="float">
            <text:p>3.236</text:p>
          </table:table-cell>
          <table:table-cell table:style-name="ce20"/>
          <table:table-cell table:style-name="ce20" office:value-type="float" office:value="6692" calcext:value-type="float">
            <text:p>6.692</text:p>
          </table:table-cell>
          <table:table-cell table:style-name="ce20"/>
          <table:table-cell table:style-name="ce20" office:value-type="float" office:value="421464" calcext:value-type="float">
            <text:p>421.464</text:p>
          </table:table-cell>
          <table:table-cell table:style-name="ce20"/>
          <table:table-cell table:style-name="ce20" office:value-type="float" office:value="4032" calcext:value-type="float">
            <text:p>4.032</text:p>
          </table:table-cell>
          <table:table-cell table:style-name="ce20"/>
          <table:table-cell table:style-name="ce20" office:value-type="float" office:value="796" calcext:value-type="float">
            <text:p>7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19618" calcext:value-type="float">
            <text:p>19.618</text:p>
          </table:table-cell>
          <table:table-cell table:style-name="ce21"/>
          <table:table-cell table:style-name="ce21" office:value-type="float" office:value="141245" calcext:value-type="float">
            <text:p>141.245</text:p>
          </table:table-cell>
          <table:table-cell table:style-name="ce21"/>
          <table:table-cell table:style-name="ce21" office:value-type="float" office:value="49714" calcext:value-type="float">
            <text:p>49.714</text:p>
          </table:table-cell>
          <table:table-cell table:style-name="ce21"/>
          <table:table-cell table:style-name="ce21" office:value-type="float" office:value="16779575" calcext:value-type="float">
            <text:p>16.779.575</text:p>
          </table:table-cell>
          <table:table-cell table:style-name="ce21"/>
          <table:table-cell table:style-name="ce21" office:value-type="float" office:value="171341" calcext:value-type="float">
            <text:p>171.341</text:p>
          </table:table-cell>
          <table:table-cell table:style-name="ce21"/>
          <table:table-cell table:style-name="ce21" office:value-type="float" office:value="30096" calcext:value-type="float">
            <text:p>30.0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56122" calcext:value-type="float">
            <text:p>56.122</text:p>
          </table:table-cell>
          <table:table-cell table:style-name="ce20"/>
          <table:table-cell table:style-name="ce20" office:value-type="float" office:value="79526" calcext:value-type="float">
            <text:p>79.526</text:p>
          </table:table-cell>
          <table:table-cell table:style-name="ce20"/>
          <table:table-cell table:style-name="ce20" office:value-type="float" office:value="55926" calcext:value-type="float">
            <text:p>55.926</text:p>
          </table:table-cell>
          <table:table-cell table:style-name="ce20"/>
          <table:table-cell table:style-name="ce20" office:value-type="float" office:value="8451860" calcext:value-type="float">
            <text:p>8.451.860</text:p>
          </table:table-cell>
          <table:table-cell table:style-name="ce20"/>
          <table:table-cell table:style-name="ce20" office:value-type="float" office:value="79330" calcext:value-type="float">
            <text:p>79.330</text:p>
          </table:table-cell>
          <table:table-cell table:style-name="ce20"/>
          <table:table-cell table:style-name="ce20" office:value-type="float" office:value="-196" calcext:value-type="float">
            <text:p>-1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26943" calcext:value-type="float">
            <text:p>-26.943</text:p>
          </table:table-cell>
          <table:table-cell table:style-name="ce21"/>
          <table:table-cell table:style-name="ce21" office:value-type="float" office:value="387312" calcext:value-type="float">
            <text:p>387.312</text:p>
          </table:table-cell>
          <table:table-cell table:style-name="ce21"/>
          <table:table-cell table:style-name="ce21" office:value-type="float" office:value="-44679" calcext:value-type="float">
            <text:p>-44.679</text:p>
          </table:table-cell>
          <table:table-cell table:style-name="ce21"/>
          <table:table-cell table:style-name="ce21" office:value-type="float" office:value="38062535" calcext:value-type="float">
            <text:p>38.062.535</text:p>
          </table:table-cell>
          <table:table-cell table:style-name="ce21"/>
          <table:table-cell table:style-name="ce21" office:value-type="float" office:value="369576" calcext:value-type="float">
            <text:p>369.576</text:p>
          </table:table-cell>
          <table:table-cell table:style-name="ce21"/>
          <table:table-cell table:style-name="ce21" office:value-type="float" office:value="-17736" calcext:value-type="float">
            <text:p>-17.7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36030" calcext:value-type="float">
            <text:p>-36.030</text:p>
          </table:table-cell>
          <table:table-cell table:style-name="ce20"/>
          <table:table-cell table:style-name="ce20" office:value-type="float" office:value="106554" calcext:value-type="float">
            <text:p>106.554</text:p>
          </table:table-cell>
          <table:table-cell table:style-name="ce20"/>
          <table:table-cell table:style-name="ce20" office:value-type="float" office:value="-59797" calcext:value-type="float">
            <text:p>-59.797</text:p>
          </table:table-cell>
          <table:table-cell table:style-name="ce20"/>
          <table:table-cell table:style-name="ce20" office:value-type="float" office:value="10503889" calcext:value-type="float">
            <text:p>10.503.889</text:p>
          </table:table-cell>
          <table:table-cell table:style-name="ce20"/>
          <table:table-cell table:style-name="ce20" office:value-type="float" office:value="82787" calcext:value-type="float">
            <text:p>82.787</text:p>
          </table:table-cell>
          <table:table-cell table:style-name="ce20"/>
          <table:table-cell table:style-name="ce20" office:value-type="float" office:value="-23767" calcext:value-type="float">
            <text:p>-23.7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13887" calcext:value-type="float">
            <text:p>-13.887</text:p>
          </table:table-cell>
          <table:table-cell table:style-name="ce21"/>
          <table:table-cell table:style-name="ce21" office:value-type="float" office:value="247475" calcext:value-type="float">
            <text:p>247.475</text:p>
          </table:table-cell>
          <table:table-cell table:style-name="ce21"/>
          <table:table-cell table:style-name="ce21" office:value-type="float" office:value="-72763" calcext:value-type="float">
            <text:p>-72.763</text:p>
          </table:table-cell>
          <table:table-cell table:style-name="ce21"/>
          <table:table-cell table:style-name="ce21" office:value-type="float" office:value="20020074" calcext:value-type="float">
            <text:p>20.020.074</text:p>
          </table:table-cell>
          <table:table-cell table:style-name="ce21"/>
          <table:table-cell table:style-name="ce21" office:value-type="float" office:value="188599" calcext:value-type="float">
            <text:p>188.599</text:p>
          </table:table-cell>
          <table:table-cell table:style-name="ce21"/>
          <table:table-cell table:style-name="ce21" office:value-type="float" office:value="-58876" calcext:value-type="float">
            <text:p>-58.87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487" calcext:value-type="float">
            <text:p>487</text:p>
          </table:table-cell>
          <table:table-cell table:style-name="ce20"/>
          <table:table-cell table:style-name="ce20" office:value-type="float" office:value="19334" calcext:value-type="float">
            <text:p>19.334</text:p>
          </table:table-cell>
          <table:table-cell table:style-name="ce20"/>
          <table:table-cell table:style-name="ce20" office:value-type="float" office:value="2264" calcext:value-type="float">
            <text:p>2.264</text:p>
          </table:table-cell>
          <table:table-cell table:style-name="ce20"/>
          <table:table-cell table:style-name="ce20" office:value-type="float" office:value="2058821" calcext:value-type="float">
            <text:p>2.058.821</text:p>
          </table:table-cell>
          <table:table-cell table:style-name="ce20"/>
          <table:table-cell table:style-name="ce20" office:value-type="float" office:value="21111" calcext:value-type="float">
            <text:p>21.111</text:p>
          </table:table-cell>
          <table:table-cell table:style-name="ce20"/>
          <table:table-cell table:style-name="ce20" office:value-type="float" office:value="1777" calcext:value-type="float">
            <text:p>1.7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2379" calcext:value-type="float">
            <text:p>2.379</text:p>
          </table:table-cell>
          <table:table-cell table:style-name="ce21"/>
          <table:table-cell table:style-name="ce21" office:value-type="float" office:value="52089" calcext:value-type="float">
            <text:p>52.089</text:p>
          </table:table-cell>
          <table:table-cell table:style-name="ce21"/>
          <table:table-cell table:style-name="ce21" office:value-type="float" office:value="5113" calcext:value-type="float">
            <text:p>5.113</text:p>
          </table:table-cell>
          <table:table-cell table:style-name="ce21"/>
          <table:table-cell table:style-name="ce21" office:value-type="float" office:value="5410836" calcext:value-type="float">
            <text:p>5.410.836</text:p>
          </table:table-cell>
          <table:table-cell table:style-name="ce21"/>
          <table:table-cell table:style-name="ce21" office:value-type="float" office:value="54823" calcext:value-type="float">
            <text:p>54.823</text:p>
          </table:table-cell>
          <table:table-cell table:style-name="ce21"/>
          <table:table-cell table:style-name="ce21" office:value-type="float" office:value="2734" calcext:value-type="float">
            <text:p>2.7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7934" calcext:value-type="float">
            <text:p>17.934</text:p>
          </table:table-cell>
          <table:table-cell table:style-name="ce20"/>
          <table:table-cell table:style-name="ce20" office:value-type="float" office:value="51472" calcext:value-type="float">
            <text:p>51.472</text:p>
          </table:table-cell>
          <table:table-cell table:style-name="ce20"/>
          <table:table-cell table:style-name="ce20" office:value-type="float" office:value="24596" calcext:value-type="float">
            <text:p>24.596</text:p>
          </table:table-cell>
          <table:table-cell table:style-name="ce20"/>
          <table:table-cell table:style-name="ce20" office:value-type="float" office:value="5426674" calcext:value-type="float">
            <text:p>5.426.674</text:p>
          </table:table-cell>
          <table:table-cell table:style-name="ce20"/>
          <table:table-cell table:style-name="ce20" office:value-type="float" office:value="58134" calcext:value-type="float">
            <text:p>58.134</text:p>
          </table:table-cell>
          <table:table-cell table:style-name="ce20"/>
          <table:table-cell table:style-name="ce20" office:value-type="float" office:value="6662" calcext:value-type="float">
            <text:p>6.66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65780" calcext:value-type="float">
            <text:p>65.780</text:p>
          </table:table-cell>
          <table:table-cell table:style-name="ce21"/>
          <table:table-cell table:style-name="ce21" office:value-type="float" office:value="90402" calcext:value-type="float">
            <text:p>90.402</text:p>
          </table:table-cell>
          <table:table-cell table:style-name="ce21"/>
          <table:table-cell table:style-name="ce21" office:value-type="float" office:value="88971" calcext:value-type="float">
            <text:p>88.971</text:p>
          </table:table-cell>
          <table:table-cell table:style-name="ce21"/>
          <table:table-cell table:style-name="ce21" office:value-type="float" office:value="9555893" calcext:value-type="float">
            <text:p>9.555.893</text:p>
          </table:table-cell>
          <table:table-cell table:style-name="ce21"/>
          <table:table-cell table:style-name="ce21" office:value-type="float" office:value="113593" calcext:value-type="float">
            <text:p>113.593</text:p>
          </table:table-cell>
          <table:table-cell table:style-name="ce21"/>
          <table:table-cell table:style-name="ce21" office:value-type="float" office:value="23191" calcext:value-type="float">
            <text:p>23.1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642" calcext:value-type="float">
            <text:p>1.642</text:p>
          </table:table-cell>
          <table:table-cell table:style-name="ce20"/>
          <table:table-cell table:style-name="ce20" office:value-type="float" office:value="2154" calcext:value-type="float">
            <text:p>2.154</text:p>
          </table:table-cell>
          <table:table-cell table:style-name="ce20"/>
          <table:table-cell table:style-name="ce20" office:value-type="float" office:value="3814" calcext:value-type="float">
            <text:p>3.814</text:p>
          </table:table-cell>
          <table:table-cell table:style-name="ce20"/>
          <table:table-cell table:style-name="ce20" office:value-type="float" office:value="321857" calcext:value-type="float">
            <text:p>321.857</text:p>
          </table:table-cell>
          <table:table-cell table:style-name="ce20"/>
          <table:table-cell table:style-name="ce20" office:value-type="float" office:value="4326" calcext:value-type="float">
            <text:p>4.326</text:p>
          </table:table-cell>
          <table:table-cell table:style-name="ce20"/>
          <table:table-cell table:style-name="ce20" office:value-type="float" office:value="2172" calcext:value-type="float">
            <text:p>2.1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98" calcext:value-type="float">
            <text:p>198</text:p>
          </table:table-cell>
          <table:table-cell table:style-name="ce21"/>
          <table:table-cell table:style-name="ce21" office:value-type="float" office:value="246" calcext:value-type="float">
            <text:p>246</text:p>
          </table:table-cell>
          <table:table-cell table:style-name="ce21"/>
          <table:table-cell table:style-name="ce21" office:value-type="float" office:value="291" calcext:value-type="float">
            <text:p>291</text:p>
          </table:table-cell>
          <table:table-cell table:style-name="ce21"/>
          <table:table-cell table:style-name="ce21" office:value-type="float" office:value="36838" calcext:value-type="float">
            <text:p>36.838</text:p>
          </table:table-cell>
          <table:table-cell table:style-name="ce21"/>
          <table:table-cell table:style-name="ce21" office:value-type="float" office:value="339" calcext:value-type="float">
            <text:p>339</text:p>
          </table:table-cell>
          <table:table-cell table:style-name="ce21"/>
          <table:table-cell table:style-name="ce21" office:value-type="float" office:value="93" calcext:value-type="float">
            <text:p>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38948" calcext:value-type="float">
            <text:p>38.948</text:p>
          </table:table-cell>
          <table:table-cell table:style-name="ce20"/>
          <table:table-cell table:style-name="ce20" office:value-type="float" office:value="41131" calcext:value-type="float">
            <text:p>41.131</text:p>
          </table:table-cell>
          <table:table-cell table:style-name="ce20"/>
          <table:table-cell table:style-name="ce20" office:value-type="float" office:value="56695" calcext:value-type="float">
            <text:p>56.695</text:p>
          </table:table-cell>
          <table:table-cell table:style-name="ce20"/>
          <table:table-cell table:style-name="ce20" office:value-type="float" office:value="5051275" calcext:value-type="float">
            <text:p>5.051.275</text:p>
          </table:table-cell>
          <table:table-cell table:style-name="ce20"/>
          <table:table-cell table:style-name="ce20" office:value-type="float" office:value="58878" calcext:value-type="float">
            <text:p>58.878</text:p>
          </table:table-cell>
          <table:table-cell table:style-name="ce20"/>
          <table:table-cell table:style-name="ce20" office:value-type="float" office:value="17747" calcext:value-type="float">
            <text:p>17.7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82801" calcext:value-type="float">
            <text:p>82.801</text:p>
          </table:table-cell>
          <table:table-cell table:style-name="ce21"/>
          <table:table-cell table:style-name="ce21" office:value-type="float" office:value="64961" calcext:value-type="float">
            <text:p>64.961</text:p>
          </table:table-cell>
          <table:table-cell table:style-name="ce21"/>
          <table:table-cell table:style-name="ce21" office:value-type="float" office:value="100571" calcext:value-type="float">
            <text:p>100.571</text:p>
          </table:table-cell>
          <table:table-cell table:style-name="ce21"/>
          <table:table-cell table:style-name="ce21" office:value-type="float" office:value="8039060" calcext:value-type="float">
            <text:p>8.039.060</text:p>
          </table:table-cell>
          <table:table-cell table:style-name="ce21"/>
          <table:table-cell table:style-name="ce21" office:value-type="float" office:value="82731" calcext:value-type="float">
            <text:p>82.731</text:p>
          </table:table-cell>
          <table:table-cell table:style-name="ce21"/>
          <table:table-cell table:style-name="ce21" office:value-type="float" office:value="17770" calcext:value-type="float">
            <text:p>17.77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42448" calcext:value-type="float">
            <text:p>242.448</text:p>
          </table:table-cell>
          <table:table-cell table:style-name="ce20"/>
          <table:table-cell table:style-name="ce20" office:value-type="float" office:value="574945" calcext:value-type="float">
            <text:p>574.945</text:p>
          </table:table-cell>
          <table:table-cell table:style-name="ce20"/>
          <table:table-cell table:style-name="ce20" office:value-type="float" office:value="445861" calcext:value-type="float">
            <text:p>445.861</text:p>
          </table:table-cell>
          <table:table-cell table:style-name="ce20"/>
          <table:table-cell table:style-name="ce20" office:value-type="float" office:value="63905342" calcext:value-type="float">
            <text:p>63.905.342</text:p>
          </table:table-cell>
          <table:table-cell table:style-name="ce20"/>
          <table:table-cell table:style-name="ce20" office:value-type="float" office:value="778358" calcext:value-type="float">
            <text:p>778.358</text:p>
          </table:table-cell>
          <table:table-cell table:style-name="ce20"/>
          <table:table-cell table:style-name="ce20" office:value-type="float" office:value="203413" calcext:value-type="float">
            <text:p>203.41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244" calcext:value-type="float">
            <text:p>244</text:p>
          </table:table-cell>
          <table:table-cell table:style-name="ce21"/>
          <table:table-cell table:style-name="ce21" office:value-type="float" office:value="35662" calcext:value-type="float">
            <text:p>35.662</text:p>
          </table:table-cell>
          <table:table-cell table:style-name="ce21"/>
          <table:table-cell table:style-name="ce21" office:value-type="float" office:value="-4734" calcext:value-type="float">
            <text:p>-4.734</text:p>
          </table:table-cell>
          <table:table-cell table:style-name="ce21"/>
          <table:table-cell table:style-name="ce21" office:value-type="float" office:value="3835645" calcext:value-type="float">
            <text:p>3.835.645</text:p>
          </table:table-cell>
          <table:table-cell table:style-name="ce21"/>
          <table:table-cell table:style-name="ce21" office:value-type="float" office:value="30684" calcext:value-type="float">
            <text:p>30.684</text:p>
          </table:table-cell>
          <table:table-cell table:style-name="ce21"/>
          <table:table-cell table:style-name="ce21" office:value-type="float" office:value="-4978" calcext:value-type="float">
            <text:p>-4.9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0" calcext:value-type="float">
            <text:p>-930</text:p>
          </table:table-cell>
          <table:table-cell table:style-name="ce20"/>
          <table:table-cell table:style-name="ce20" office:value-type="float" office:value="5917" calcext:value-type="float">
            <text:p>5.917</text:p>
          </table:table-cell>
          <table:table-cell table:style-name="ce20"/>
          <table:table-cell table:style-name="ce20" office:value-type="float" office:value="628" calcext:value-type="float">
            <text:p>628</text:p>
          </table:table-cell>
          <table:table-cell table:style-name="ce20"/>
          <table:table-cell table:style-name="ce20" office:value-type="float" office:value="620893" calcext:value-type="float">
            <text:p>620.893</text:p>
          </table:table-cell>
          <table:table-cell table:style-name="ce20"/>
          <table:table-cell table:style-name="ce20" office:value-type="float" office:value="7475" calcext:value-type="float">
            <text:p>7.475</text:p>
          </table:table-cell>
          <table:table-cell table:style-name="ce20"/>
          <table:table-cell table:style-name="ce20" office:value-type="float" office:value="1558" calcext:value-type="float">
            <text:p>1.55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1674" calcext:value-type="float">
            <text:p>-1.674</text:p>
          </table:table-cell>
          <table:table-cell table:style-name="ce21"/>
          <table:table-cell table:style-name="ce21" office:value-type="float" office:value="38060" calcext:value-type="float">
            <text:p>38.060</text:p>
          </table:table-cell>
          <table:table-cell table:style-name="ce21"/>
          <table:table-cell table:style-name="ce21" office:value-type="float" office:value="-1863" calcext:value-type="float">
            <text:p>-1.863</text:p>
          </table:table-cell>
          <table:table-cell table:style-name="ce21"/>
          <table:table-cell table:style-name="ce21" office:value-type="float" office:value="3559497" calcext:value-type="float">
            <text:p>3.559.497</text:p>
          </table:table-cell>
          <table:table-cell table:style-name="ce21"/>
          <table:table-cell table:style-name="ce21" office:value-type="float" office:value="37871" calcext:value-type="float">
            <text:p>37.871</text:p>
          </table:table-cell>
          <table:table-cell table:style-name="ce21"/>
          <table:table-cell table:style-name="ce21" office:value-type="float" office:value="-189" calcext:value-type="float">
            <text:p>-18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455" calcext:value-type="float">
            <text:p>-455</text:p>
          </table:table-cell>
          <table:table-cell table:style-name="ce20"/>
          <table:table-cell table:style-name="ce20" office:value-type="float" office:value="19208" calcext:value-type="float">
            <text:p>19.20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3475" calcext:value-type="float">
            <text:p>3.475</text:p>
          </table:table-cell>
          <table:table-cell table:style-name="ce20"/>
          <table:table-cell table:style-name="ce20" office:value-type="float" office:value="2062294" calcext:value-type="float">
            <text:p>2.062.29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138" calcext:value-type="float">
            <text:p>23.13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3930" calcext:value-type="float">
            <text:p>3.9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8553" calcext:value-type="float">
            <text:p>48.553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57878" calcext:value-type="float">
            <text:p>57.878</text:p>
          </table:table-cell>
          <table:table-cell table:style-name="ce21"/>
          <table:table-cell table:style-name="ce21" office:value-type="float" office:value="9325" calcext:value-type="float">
            <text:p>9.3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0684" calcext:value-type="float">
            <text:p>-20.684</text:p>
          </table:table-cell>
          <table:table-cell table:style-name="ce20"/>
          <table:table-cell table:style-name="ce20" office:value-type="float" office:value="20442" calcext:value-type="float">
            <text:p>20.442</text:p>
          </table:table-cell>
          <table:table-cell table:style-name="ce20"/>
          <table:table-cell table:style-name="ce20" office:value-type="float" office:value="-5376" calcext:value-type="float">
            <text:p>-5.376</text:p>
          </table:table-cell>
          <table:table-cell table:style-name="ce20"/>
          <table:table-cell table:style-name="ce20" office:value-type="float" office:value="2897770" calcext:value-type="float">
            <text:p>2.897.770</text:p>
          </table:table-cell>
          <table:table-cell table:style-name="ce20"/>
          <table:table-cell table:style-name="ce20" office:value-type="float" office:value="35750" calcext:value-type="float">
            <text:p>35.750</text:p>
          </table:table-cell>
          <table:table-cell table:style-name="ce20"/>
          <table:table-cell table:style-name="ce20" office:value-type="float" office:value="15308" calcext:value-type="float">
            <text:p>15.3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0300" calcext:value-type="float">
            <text:p>100.300</text:p>
          </table:table-cell>
          <table:table-cell table:style-name="ce21"/>
          <table:table-cell table:style-name="ce21" office:value-type="float" office:value="-34746" calcext:value-type="float">
            <text:p>-34.746</text:p>
          </table:table-cell>
          <table:table-cell table:style-name="ce21"/>
          <table:table-cell table:style-name="ce21" office:value-type="float" office:value="7181505" calcext:value-type="float">
            <text:p>7.181.505</text:p>
          </table:table-cell>
          <table:table-cell table:style-name="ce21"/>
          <table:table-cell table:style-name="ce21" office:value-type="float" office:value="65554" calcext:value-type="float">
            <text:p>65.554</text:p>
          </table:table-cell>
          <table:table-cell table:style-name="ce21"/>
          <table:table-cell table:style-name="ce21" office:value-type="float" office:value="-34746" calcext:value-type="float">
            <text:p>-34.7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29512" calcext:value-type="float">
            <text:p>129.512</text:p>
          </table:table-cell>
          <table:table-cell table:style-name="ce20"/>
          <table:table-cell table:style-name="ce20" office:value-type="float" office:value="372094" calcext:value-type="float">
            <text:p>372.094</text:p>
          </table:table-cell>
          <table:table-cell table:style-name="ce20"/>
          <table:table-cell table:style-name="ce20" office:value-type="float" office:value="1040480" calcext:value-type="float">
            <text:p>1.040.480</text:p>
          </table:table-cell>
          <table:table-cell table:style-name="ce20"/>
          <table:table-cell table:style-name="ce20" office:value-type="float" office:value="75627384" calcext:value-type="float">
            <text:p>75.627.384</text:p>
          </table:table-cell>
          <table:table-cell table:style-name="ce20"/>
          <table:table-cell table:style-name="ce20" office:value-type="float" office:value="1283062" calcext:value-type="float">
            <text:p>1.283.062</text:p>
          </table:table-cell>
          <table:table-cell table:style-name="ce20"/>
          <table:table-cell table:style-name="ce20" office:value-type="float" office:value="910968" calcext:value-type="float">
            <text:p>910.9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31913" calcext:value-type="float">
            <text:p>31.913</text:p>
          </table:table-cell>
          <table:table-cell table:style-name="ce21"/>
          <table:table-cell table:style-name="ce21" office:value-type="float" office:value="662368" calcext:value-type="float">
            <text:p>662.368</text:p>
          </table:table-cell>
          <table:table-cell table:style-name="ce21"/>
          <table:table-cell table:style-name="ce21" office:value-type="float" office:value="-126798" calcext:value-type="float">
            <text:p>-126.798</text:p>
          </table:table-cell>
          <table:table-cell table:style-name="ce21"/>
          <table:table-cell table:style-name="ce21" office:value-type="float" office:value="45372692" calcext:value-type="float">
            <text:p>45.372.692</text:p>
          </table:table-cell>
          <table:table-cell table:style-name="ce21"/>
          <table:table-cell table:style-name="ce21" office:value-type="float" office:value="503657" calcext:value-type="float">
            <text:p>503.657</text:p>
          </table:table-cell>
          <table:table-cell table:style-name="ce21"/>
          <table:table-cell table:style-name="ce21" office:value-type="float" office:value="-158711" calcext:value-type="float">
            <text:p>-158.7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17167" calcext:value-type="float">
            <text:p>-17.16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7135" calcext:value-type="float">
            <text:p>7.135</text:p>
          </table:table-cell>
          <table:table-cell table:style-name="ce20"/>
          <table:table-cell table:style-name="ce20" office:value-type="float" office:value="5025" calcext:value-type="float">
            <text:p>5.025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815606" calcext:value-type="float">
            <text:p>1.815.60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9327" calcext:value-type="float">
            <text:p>29.327</text:p>
          </table:table-cell>
          <table:table-cell table:style-name="ce20"/>
          <table:table-cell table:style-name="ce20" office:value-type="float" office:value="22192" calcext:value-type="float">
            <text:p>22.1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76246" calcext:value-type="float">
            <text:p>76.246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25326" calcext:value-type="float">
            <text:p>125.326</text:p>
          </table:table-cell>
          <table:table-cell table:style-name="ce20"/>
          <table:table-cell table:style-name="ce20" office:value-type="float" office:value="4314" calcext:value-type="float">
            <text:p>4.314</text:p>
          </table:table-cell>
          <table:table-cell table:style-name="ce20"/>
          <table:table-cell table:style-name="ce20" office:value-type="float" office:value="9463840" calcext:value-type="float">
            <text:p>9.463.840</text:p>
          </table:table-cell>
          <table:table-cell table:style-name="ce20"/>
          <table:table-cell table:style-name="ce20" office:value-type="float" office:value="117997" calcext:value-type="float">
            <text:p>117.997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871809" calcext:value-type="float">
            <text:p>1.871.809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895822" calcext:value-type="float">
            <text:p>1.895.822</text:p>
          </table:table-cell>
          <table:table-cell table:style-name="ce20"/>
          <table:table-cell table:style-name="ce20" office:value-type="float" office:value="24013" calcext:value-type="float">
            <text:p>24.01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-1115" calcext:value-type="float">
            <text:p>-1.115</text:p>
          </table:table-cell>
          <table:table-cell table:style-name="ce21"/>
          <table:table-cell table:style-name="ce21" office:value-type="float" office:value="247" calcext:value-type="float">
            <text:p>247</text:p>
          </table:table-cell>
          <table:table-cell table:style-name="ce21"/>
          <table:table-cell table:style-name="ce21" office:value-type="float" office:value="-1042" calcext:value-type="float">
            <text:p>-1.042</text:p>
          </table:table-cell>
          <table:table-cell table:style-name="ce21"/>
          <table:table-cell table:style-name="ce21" office:value-type="float" office:value="33562" calcext:value-type="float">
            <text:p>33.562</text:p>
          </table:table-cell>
          <table:table-cell table:style-name="ce21"/>
          <table:table-cell table:style-name="ce21" office:value-type="float" office:value="320" calcext:value-type="float">
            <text:p>320</text:p>
          </table:table-cell>
          <table:table-cell table:style-name="ce21"/>
          <table:table-cell table:style-name="ce21" office:value-type="float" office:value="73" calcext:value-type="float">
            <text:p>7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24393" calcext:value-type="float">
            <text:p>-24.393</text:p>
          </table:table-cell>
          <table:table-cell table:style-name="ce20"/>
          <table:table-cell table:style-name="ce20" office:value-type="float" office:value="27196" calcext:value-type="float">
            <text:p>27.196</text:p>
          </table:table-cell>
          <table:table-cell table:style-name="ce20"/>
          <table:table-cell table:style-name="ce20" office:value-type="float" office:value="-9799" calcext:value-type="float">
            <text:p>-9.799</text:p>
          </table:table-cell>
          <table:table-cell table:style-name="ce20"/>
          <table:table-cell table:style-name="ce20" office:value-type="float" office:value="3026878" calcext:value-type="float">
            <text:p>3.026.878</text:p>
          </table:table-cell>
          <table:table-cell table:style-name="ce20"/>
          <table:table-cell table:style-name="ce20" office:value-type="float" office:value="41790" calcext:value-type="float">
            <text:p>41.790</text:p>
          </table:table-cell>
          <table:table-cell table:style-name="ce20"/>
          <table:table-cell table:style-name="ce20" office:value-type="float" office:value="14594" calcext:value-type="float">
            <text:p>14.59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2348" calcext:value-type="float">
            <text:p>2.348</text:p>
          </table:table-cell>
          <table:table-cell table:style-name="ce21"/>
          <table:table-cell table:style-name="ce21" office:value-type="float" office:value="54383" calcext:value-type="float">
            <text:p>54.383</text:p>
          </table:table-cell>
          <table:table-cell table:style-name="ce21"/>
          <table:table-cell table:style-name="ce21" office:value-type="float" office:value="120636" calcext:value-type="float">
            <text:p>120.636</text:p>
          </table:table-cell>
          <table:table-cell table:style-name="ce21"/>
          <table:table-cell table:style-name="ce21" office:value-type="float" office:value="9356483" calcext:value-type="float">
            <text:p>9.356.483</text:p>
          </table:table-cell>
          <table:table-cell table:style-name="ce21"/>
          <table:table-cell table:style-name="ce21" office:value-type="float" office:value="172671" calcext:value-type="float">
            <text:p>172.671</text:p>
          </table:table-cell>
          <table:table-cell table:style-name="ce21"/>
          <table:table-cell table:style-name="ce21" office:value-type="float" office:value="118288" calcext:value-type="float">
            <text:p>118.288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5" table:style-name="ta19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4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655755" calcext:value-type="float">
            <text:p>655.755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372607" calcext:value-type="float">
            <text:p>4.372.607</text:p>
          </table:table-cell>
          <table:table-cell table:style-name="ce20"/>
          <table:table-cell table:style-name="ce20" office:value-type="float" office:value="643382" calcext:value-type="float">
            <text:p>643.382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2266046" calcext:value-type="float">
            <text:p>442.266.046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360234" calcext:value-type="float">
            <text:p>4.360.234</text:p>
          </table:table-cell>
          <table:table-cell table:style-name="ce20"/>
          <table:table-cell table:style-name="ce20" office:value-type="float" office:value="-12373" calcext:value-type="float">
            <text:p>-12.37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6175" calcext:value-type="float">
            <text:p>36.175</text:p>
          </table:table-cell>
          <table:table-cell table:style-name="ce21"/>
          <table:table-cell table:style-name="ce21" office:value-type="float" office:value="104755" calcext:value-type="float">
            <text:p>104.755</text:p>
          </table:table-cell>
          <table:table-cell table:style-name="ce21"/>
          <table:table-cell table:style-name="ce21" office:value-type="float" office:value="56434" calcext:value-type="float">
            <text:p>56.434</text:p>
          </table:table-cell>
          <table:table-cell table:style-name="ce21"/>
          <table:table-cell table:style-name="ce21" office:value-type="float" office:value="11180840" calcext:value-type="float">
            <text:p>11.180.840</text:p>
          </table:table-cell>
          <table:table-cell table:style-name="ce21"/>
          <table:table-cell table:style-name="ce21" office:value-type="float" office:value="125014" calcext:value-type="float">
            <text:p>125.014</text:p>
          </table:table-cell>
          <table:table-cell table:style-name="ce21"/>
          <table:table-cell table:style-name="ce21" office:value-type="float" office:value="20259" calcext:value-type="float">
            <text:p>20.2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6396" calcext:value-type="float">
            <text:p>-46.396</text:p>
          </table:table-cell>
          <table:table-cell table:style-name="ce20"/>
          <table:table-cell table:style-name="ce20" office:value-type="float" office:value="108952" calcext:value-type="float">
            <text:p>108.952</text:p>
          </table:table-cell>
          <table:table-cell table:style-name="ce20"/>
          <table:table-cell table:style-name="ce20" office:value-type="float" office:value="-87763" calcext:value-type="float">
            <text:p>-87.763</text:p>
          </table:table-cell>
          <table:table-cell table:style-name="ce20"/>
          <table:table-cell table:style-name="ce20" office:value-type="float" office:value="7117453" calcext:value-type="float">
            <text:p>7.117.453</text:p>
          </table:table-cell>
          <table:table-cell table:style-name="ce20"/>
          <table:table-cell table:style-name="ce20" office:value-type="float" office:value="67585" calcext:value-type="float">
            <text:p>67.585</text:p>
          </table:table-cell>
          <table:table-cell table:style-name="ce20"/>
          <table:table-cell table:style-name="ce20" office:value-type="float" office:value="-41367" calcext:value-type="float">
            <text:p>-41.3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1661" calcext:value-type="float">
            <text:p>21.661</text:p>
          </table:table-cell>
          <table:table-cell table:style-name="ce21"/>
          <table:table-cell table:style-name="ce21" office:value-type="float" office:value="105665" calcext:value-type="float">
            <text:p>105.665</text:p>
          </table:table-cell>
          <table:table-cell table:style-name="ce21"/>
          <table:table-cell table:style-name="ce21" office:value-type="float" office:value="25856" calcext:value-type="float">
            <text:p>25.856</text:p>
          </table:table-cell>
          <table:table-cell table:style-name="ce21"/>
          <table:table-cell table:style-name="ce21" office:value-type="float" office:value="10512419" calcext:value-type="float">
            <text:p>10.512.419</text:p>
          </table:table-cell>
          <table:table-cell table:style-name="ce21"/>
          <table:table-cell table:style-name="ce21" office:value-type="float" office:value="109860" calcext:value-type="float">
            <text:p>109.860</text:p>
          </table:table-cell>
          <table:table-cell table:style-name="ce21"/>
          <table:table-cell table:style-name="ce21" office:value-type="float" office:value="4195" calcext:value-type="float">
            <text:p>4.19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6950" calcext:value-type="float">
            <text:p>26.950</text:p>
          </table:table-cell>
          <table:table-cell table:style-name="ce20"/>
          <table:table-cell table:style-name="ce20" office:value-type="float" office:value="51340" calcext:value-type="float">
            <text:p>51.340</text:p>
          </table:table-cell>
          <table:table-cell table:style-name="ce20"/>
          <table:table-cell table:style-name="ce20" office:value-type="float" office:value="32480" calcext:value-type="float">
            <text:p>32.480</text:p>
          </table:table-cell>
          <table:table-cell table:style-name="ce20"/>
          <table:table-cell table:style-name="ce20" office:value-type="float" office:value="5627235" calcext:value-type="float">
            <text:p>5.627.235</text:p>
          </table:table-cell>
          <table:table-cell table:style-name="ce20"/>
          <table:table-cell table:style-name="ce20" office:value-type="float" office:value="56870" calcext:value-type="float">
            <text:p>56.870</text:p>
          </table:table-cell>
          <table:table-cell table:style-name="ce20"/>
          <table:table-cell table:style-name="ce20" office:value-type="float" office:value="5530" calcext:value-type="float">
            <text:p>5.5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583503" calcext:value-type="float">
            <text:p>583.503</text:p>
          </table:table-cell>
          <table:table-cell table:style-name="ce21"/>
          <table:table-cell table:style-name="ce21" office:value-type="float" office:value="868356" calcext:value-type="float">
            <text:p>868.356</text:p>
          </table:table-cell>
          <table:table-cell table:style-name="ce21"/>
          <table:table-cell table:style-name="ce21" office:value-type="float" office:value="430074" calcext:value-type="float">
            <text:p>430.074</text:p>
          </table:table-cell>
          <table:table-cell table:style-name="ce21"/>
          <table:table-cell table:style-name="ce21" office:value-type="float" office:value="80767463" calcext:value-type="float">
            <text:p>80.767.463</text:p>
          </table:table-cell>
          <table:table-cell table:style-name="ce21"/>
          <table:table-cell table:style-name="ce21" office:value-type="float" office:value="714927" calcext:value-type="float">
            <text:p>714.927</text:p>
          </table:table-cell>
          <table:table-cell table:style-name="ce21"/>
          <table:table-cell table:style-name="ce21" office:value-type="float" office:value="-153429" calcext:value-type="float">
            <text:p>-153.42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583503" calcext:value-type="float">
            <text:p>583.503</text:p>
          </table:table-cell>
          <table:table-cell table:style-name="ce20"/>
          <table:table-cell table:style-name="ce20" office:value-type="float" office:value="868356" calcext:value-type="float">
            <text:p>868.356</text:p>
          </table:table-cell>
          <table:table-cell table:style-name="ce20"/>
          <table:table-cell table:style-name="ce20" office:value-type="float" office:value="430074" calcext:value-type="float">
            <text:p>430.074</text:p>
          </table:table-cell>
          <table:table-cell table:style-name="ce20"/>
          <table:table-cell table:style-name="ce20" office:value-type="float" office:value="80767463" calcext:value-type="float">
            <text:p>80.767.463</text:p>
          </table:table-cell>
          <table:table-cell table:style-name="ce20"/>
          <table:table-cell table:style-name="ce20" office:value-type="float" office:value="714927" calcext:value-type="float">
            <text:p>714.927</text:p>
          </table:table-cell>
          <table:table-cell table:style-name="ce20"/>
          <table:table-cell table:style-name="ce20" office:value-type="float" office:value="-153429" calcext:value-type="float">
            <text:p>-153.42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-615" calcext:value-type="float">
            <text:p>-615</text:p>
          </table:table-cell>
          <table:table-cell table:style-name="ce21"/>
          <table:table-cell table:style-name="ce21" office:value-type="float" office:value="15484" calcext:value-type="float">
            <text:p>15.484</text:p>
          </table:table-cell>
          <table:table-cell table:style-name="ce21"/>
          <table:table-cell table:style-name="ce21" office:value-type="float" office:value="-2548" calcext:value-type="float">
            <text:p>-2.548</text:p>
          </table:table-cell>
          <table:table-cell table:style-name="ce21"/>
          <table:table-cell table:style-name="ce21" office:value-type="float" office:value="1315819" calcext:value-type="float">
            <text:p>1.315.819</text:p>
          </table:table-cell>
          <table:table-cell table:style-name="ce21"/>
          <table:table-cell table:style-name="ce21" office:value-type="float" office:value="13551" calcext:value-type="float">
            <text:p>13.551</text:p>
          </table:table-cell>
          <table:table-cell table:style-name="ce21"/>
          <table:table-cell table:style-name="ce21" office:value-type="float" office:value="-1933" calcext:value-type="float">
            <text:p>-1.93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1732" calcext:value-type="float">
            <text:p>1.732</text:p>
          </table:table-cell>
          <table:table-cell table:style-name="ce20"/>
          <table:table-cell table:style-name="ce20" office:value-type="float" office:value="29252" calcext:value-type="float">
            <text:p>29.252</text:p>
          </table:table-cell>
          <table:table-cell table:style-name="ce20"/>
          <table:table-cell table:style-name="ce20" office:value-type="float" office:value="39775" calcext:value-type="float">
            <text:p>39.775</text:p>
          </table:table-cell>
          <table:table-cell table:style-name="ce20"/>
          <table:table-cell table:style-name="ce20" office:value-type="float" office:value="4637852" calcext:value-type="float">
            <text:p>4.637.852</text:p>
          </table:table-cell>
          <table:table-cell table:style-name="ce20"/>
          <table:table-cell table:style-name="ce20" office:value-type="float" office:value="67295" calcext:value-type="float">
            <text:p>67.295</text:p>
          </table:table-cell>
          <table:table-cell table:style-name="ce20"/>
          <table:table-cell table:style-name="ce20" office:value-type="float" office:value="38043" calcext:value-type="float">
            <text:p>38.0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47198" calcext:value-type="float">
            <text:p>-47.198</text:p>
          </table:table-cell>
          <table:table-cell table:style-name="ce21"/>
          <table:table-cell table:style-name="ce21" office:value-type="float" office:value="113740" calcext:value-type="float">
            <text:p>113.740</text:p>
          </table:table-cell>
          <table:table-cell table:style-name="ce21"/>
          <table:table-cell table:style-name="ce21" office:value-type="float" office:value="-68789" calcext:value-type="float">
            <text:p>-68.789</text:p>
          </table:table-cell>
          <table:table-cell table:style-name="ce21"/>
          <table:table-cell table:style-name="ce21" office:value-type="float" office:value="10926807" calcext:value-type="float">
            <text:p>10.926.807</text:p>
          </table:table-cell>
          <table:table-cell table:style-name="ce21"/>
          <table:table-cell table:style-name="ce21" office:value-type="float" office:value="92149" calcext:value-type="float">
            <text:p>92.149</text:p>
          </table:table-cell>
          <table:table-cell table:style-name="ce21"/>
          <table:table-cell table:style-name="ce21" office:value-type="float" office:value="-21591" calcext:value-type="float">
            <text:p>-21.5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-102364" calcext:value-type="float">
            <text:p>-102.364</text:p>
          </table:table-cell>
          <table:table-cell table:style-name="ce20"/>
          <table:table-cell table:style-name="ce20" office:value-type="float" office:value="393734" calcext:value-type="float">
            <text:p>393.734</text:p>
          </table:table-cell>
          <table:table-cell table:style-name="ce20"/>
          <table:table-cell table:style-name="ce20" office:value-type="float" office:value="-70022" calcext:value-type="float">
            <text:p>-70.022</text:p>
          </table:table-cell>
          <table:table-cell table:style-name="ce20"/>
          <table:table-cell table:style-name="ce20" office:value-type="float" office:value="46495744" calcext:value-type="float">
            <text:p>46.495.744</text:p>
          </table:table-cell>
          <table:table-cell table:style-name="ce20"/>
          <table:table-cell table:style-name="ce20" office:value-type="float" office:value="426076" calcext:value-type="float">
            <text:p>426.076</text:p>
          </table:table-cell>
          <table:table-cell table:style-name="ce20"/>
          <table:table-cell table:style-name="ce20" office:value-type="float" office:value="32342" calcext:value-type="float">
            <text:p>32.34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32280" calcext:value-type="float">
            <text:p>32.28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559435" calcext:value-type="float">
            <text:p>559.435</text:p>
          </table:table-cell>
          <table:table-cell table:style-name="ce21"/>
          <table:table-cell table:style-name="ce21" office:value-type="float" office:value="292173" calcext:value-type="float">
            <text:p>292.173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66165980" calcext:value-type="float">
            <text:p>66.165.98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19328" calcext:value-type="float">
            <text:p>819.328</text:p>
          </table:table-cell>
          <table:table-cell table:style-name="ce21"/>
          <table:table-cell table:style-name="ce21" office:value-type="float" office:value="259893" calcext:value-type="float">
            <text:p>259.8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25444" calcext:value-type="float">
            <text:p>-25.444</text:p>
          </table:table-cell>
          <table:table-cell table:style-name="ce21"/>
          <table:table-cell table:style-name="ce21" office:value-type="float" office:value="50839" calcext:value-type="float">
            <text:p>50.839</text:p>
          </table:table-cell>
          <table:table-cell table:style-name="ce21"/>
          <table:table-cell table:style-name="ce21" office:value-type="float" office:value="-36717" calcext:value-type="float">
            <text:p>-36.717</text:p>
          </table:table-cell>
          <table:table-cell table:style-name="ce21"/>
          <table:table-cell table:style-name="ce21" office:value-type="float" office:value="4217632" calcext:value-type="float">
            <text:p>4.217.632</text:p>
          </table:table-cell>
          <table:table-cell table:style-name="ce21"/>
          <table:table-cell table:style-name="ce21" office:value-type="float" office:value="39566" calcext:value-type="float">
            <text:p>39.566</text:p>
          </table:table-cell>
          <table:table-cell table:style-name="ce21"/>
          <table:table-cell table:style-name="ce21" office:value-type="float" office:value="-11273" calcext:value-type="float">
            <text:p>-11.27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5348" calcext:value-type="float">
            <text:p>45.348</text:p>
          </table:table-cell>
          <table:table-cell table:style-name="ce20"/>
          <table:table-cell table:style-name="ce20" office:value-type="float" office:value="598364" calcext:value-type="float">
            <text:p>598.364</text:p>
          </table:table-cell>
          <table:table-cell table:style-name="ce20"/>
          <table:table-cell table:style-name="ce20" office:value-type="float" office:value="-50420" calcext:value-type="float">
            <text:p>-50.420</text:p>
          </table:table-cell>
          <table:table-cell table:style-name="ce20"/>
          <table:table-cell table:style-name="ce20" office:value-type="float" office:value="60345917" calcext:value-type="float">
            <text:p>60.345.917</text:p>
          </table:table-cell>
          <table:table-cell table:style-name="ce20"/>
          <table:table-cell table:style-name="ce20" office:value-type="float" office:value="502596" calcext:value-type="float">
            <text:p>502.596</text:p>
          </table:table-cell>
          <table:table-cell table:style-name="ce20"/>
          <table:table-cell table:style-name="ce20" office:value-type="float" office:value="-95768" calcext:value-type="float">
            <text:p>-95.7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-14826" calcext:value-type="float">
            <text:p>-14.826</text:p>
          </table:table-cell>
          <table:table-cell table:style-name="ce21"/>
          <table:table-cell table:style-name="ce21" office:value-type="float" office:value="5424" calcext:value-type="float">
            <text:p>5.424</text:p>
          </table:table-cell>
          <table:table-cell table:style-name="ce21"/>
          <table:table-cell table:style-name="ce21" office:value-type="float" office:value="-10992" calcext:value-type="float">
            <text:p>-10.992</text:p>
          </table:table-cell>
          <table:table-cell table:style-name="ce21"/>
          <table:table-cell table:style-name="ce21" office:value-type="float" office:value="858000" calcext:value-type="float">
            <text:p>858.000</text:p>
          </table:table-cell>
          <table:table-cell table:style-name="ce21"/>
          <table:table-cell table:style-name="ce21" office:value-type="float" office:value="9258" calcext:value-type="float">
            <text:p>9.258</text:p>
          </table:table-cell>
          <table:table-cell table:style-name="ce21"/>
          <table:table-cell table:style-name="ce21" office:value-type="float" office:value="3834" calcext:value-type="float">
            <text:p>3.8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8652" calcext:value-type="float">
            <text:p>-8.652</text:p>
          </table:table-cell>
          <table:table-cell table:style-name="ce20"/>
          <table:table-cell table:style-name="ce20" office:value-type="float" office:value="28466" calcext:value-type="float">
            <text:p>28.466</text:p>
          </table:table-cell>
          <table:table-cell table:style-name="ce20"/>
          <table:table-cell table:style-name="ce20" office:value-type="float" office:value="-15372" calcext:value-type="float">
            <text:p>-15.372</text:p>
          </table:table-cell>
          <table:table-cell table:style-name="ce20"/>
          <table:table-cell table:style-name="ce20" office:value-type="float" office:value="2001468" calcext:value-type="float">
            <text:p>2.001.468</text:p>
          </table:table-cell>
          <table:table-cell table:style-name="ce20"/>
          <table:table-cell table:style-name="ce20" office:value-type="float" office:value="21746" calcext:value-type="float">
            <text:p>21.746</text:p>
          </table:table-cell>
          <table:table-cell table:style-name="ce20"/>
          <table:table-cell table:style-name="ce20" office:value-type="float" office:value="-6720" calcext:value-type="float">
            <text:p>-6.72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0330" calcext:value-type="float">
            <text:p>-10.330</text:p>
          </table:table-cell>
          <table:table-cell table:style-name="ce21"/>
          <table:table-cell table:style-name="ce21" office:value-type="float" office:value="40252" calcext:value-type="float">
            <text:p>40.252</text:p>
          </table:table-cell>
          <table:table-cell table:style-name="ce21"/>
          <table:table-cell table:style-name="ce21" office:value-type="float" office:value="-21218" calcext:value-type="float">
            <text:p>-21.218</text:p>
          </table:table-cell>
          <table:table-cell table:style-name="ce21"/>
          <table:table-cell table:style-name="ce21" office:value-type="float" office:value="2947862" calcext:value-type="float">
            <text:p>2.947.862</text:p>
          </table:table-cell>
          <table:table-cell table:style-name="ce21"/>
          <table:table-cell table:style-name="ce21" office:value-type="float" office:value="29364" calcext:value-type="float">
            <text:p>29.364</text:p>
          </table:table-cell>
          <table:table-cell table:style-name="ce21"/>
          <table:table-cell table:style-name="ce21" office:value-type="float" office:value="-10888" calcext:value-type="float">
            <text:p>-10.8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1049" calcext:value-type="float">
            <text:p>11.049</text:p>
          </table:table-cell>
          <table:table-cell table:style-name="ce20"/>
          <table:table-cell table:style-name="ce20" office:value-type="float" office:value="3841" calcext:value-type="float">
            <text:p>3.841</text:p>
          </table:table-cell>
          <table:table-cell table:style-name="ce20"/>
          <table:table-cell table:style-name="ce20" office:value-type="float" office:value="13278" calcext:value-type="float">
            <text:p>13.278</text:p>
          </table:table-cell>
          <table:table-cell table:style-name="ce20"/>
          <table:table-cell table:style-name="ce20" office:value-type="float" office:value="549680" calcext:value-type="float">
            <text:p>549.680</text:p>
          </table:table-cell>
          <table:table-cell table:style-name="ce20"/>
          <table:table-cell table:style-name="ce20" office:value-type="float" office:value="6070" calcext:value-type="float">
            <text:p>6.070</text:p>
          </table:table-cell>
          <table:table-cell table:style-name="ce20"/>
          <table:table-cell table:style-name="ce20" office:value-type="float" office:value="2229" calcext:value-type="float">
            <text:p>2.22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-1346" calcext:value-type="float">
            <text:p>-1.346</text:p>
          </table:table-cell>
          <table:table-cell table:style-name="ce21"/>
          <table:table-cell table:style-name="ce21" office:value-type="float" office:value="126294" calcext:value-type="float">
            <text:p>126.294</text:p>
          </table:table-cell>
          <table:table-cell table:style-name="ce21"/>
          <table:table-cell table:style-name="ce21" office:value-type="float" office:value="-34359" calcext:value-type="float">
            <text:p>-34.359</text:p>
          </table:table-cell>
          <table:table-cell table:style-name="ce21"/>
          <table:table-cell table:style-name="ce21" office:value-type="float" office:value="9850217" calcext:value-type="float">
            <text:p>9.850.217</text:p>
          </table:table-cell>
          <table:table-cell table:style-name="ce21"/>
          <table:table-cell table:style-name="ce21" office:value-type="float" office:value="93281" calcext:value-type="float">
            <text:p>93.281</text:p>
          </table:table-cell>
          <table:table-cell table:style-name="ce21"/>
          <table:table-cell table:style-name="ce21" office:value-type="float" office:value="-33013" calcext:value-type="float">
            <text:p>-33.0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9728" calcext:value-type="float">
            <text:p>9.728</text:p>
          </table:table-cell>
          <table:table-cell table:style-name="ce20"/>
          <table:table-cell table:style-name="ce20" office:value-type="float" office:value="3270" calcext:value-type="float">
            <text:p>3.270</text:p>
          </table:table-cell>
          <table:table-cell table:style-name="ce20"/>
          <table:table-cell table:style-name="ce20" office:value-type="float" office:value="10649" calcext:value-type="float">
            <text:p>10.649</text:p>
          </table:table-cell>
          <table:table-cell table:style-name="ce20"/>
          <table:table-cell table:style-name="ce20" office:value-type="float" office:value="428156" calcext:value-type="float">
            <text:p>428.156</text:p>
          </table:table-cell>
          <table:table-cell table:style-name="ce20"/>
          <table:table-cell table:style-name="ce20" office:value-type="float" office:value="4191" calcext:value-type="float">
            <text:p>4.191</text:p>
          </table:table-cell>
          <table:table-cell table:style-name="ce20"/>
          <table:table-cell table:style-name="ce20" office:value-type="float" office:value="921" calcext:value-type="float">
            <text:p>9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35479" calcext:value-type="float">
            <text:p>35.479</text:p>
          </table:table-cell>
          <table:table-cell table:style-name="ce21"/>
          <table:table-cell table:style-name="ce21" office:value-type="float" office:value="139223" calcext:value-type="float">
            <text:p>139.223</text:p>
          </table:table-cell>
          <table:table-cell table:style-name="ce21"/>
          <table:table-cell table:style-name="ce21" office:value-type="float" office:value="71437" calcext:value-type="float">
            <text:p>71.437</text:p>
          </table:table-cell>
          <table:table-cell table:style-name="ce21"/>
          <table:table-cell table:style-name="ce21" office:value-type="float" office:value="16829289" calcext:value-type="float">
            <text:p>16.829.289</text:p>
          </table:table-cell>
          <table:table-cell table:style-name="ce21"/>
          <table:table-cell table:style-name="ce21" office:value-type="float" office:value="175181" calcext:value-type="float">
            <text:p>175.181</text:p>
          </table:table-cell>
          <table:table-cell table:style-name="ce21"/>
          <table:table-cell table:style-name="ce21" office:value-type="float" office:value="35958" calcext:value-type="float">
            <text:p>35.9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73670" calcext:value-type="float">
            <text:p>73.670</text:p>
          </table:table-cell>
          <table:table-cell table:style-name="ce20"/>
          <table:table-cell table:style-name="ce20" office:value-type="float" office:value="78252" calcext:value-type="float">
            <text:p>78.252</text:p>
          </table:table-cell>
          <table:table-cell table:style-name="ce20"/>
          <table:table-cell table:style-name="ce20" office:value-type="float" office:value="77140" calcext:value-type="float">
            <text:p>77.140</text:p>
          </table:table-cell>
          <table:table-cell table:style-name="ce20"/>
          <table:table-cell table:style-name="ce20" office:value-type="float" office:value="8507786" calcext:value-type="float">
            <text:p>8.507.786</text:p>
          </table:table-cell>
          <table:table-cell table:style-name="ce20"/>
          <table:table-cell table:style-name="ce20" office:value-type="float" office:value="81722" calcext:value-type="float">
            <text:p>81.722</text:p>
          </table:table-cell>
          <table:table-cell table:style-name="ce20"/>
          <table:table-cell table:style-name="ce20" office:value-type="float" office:value="3470" calcext:value-type="float">
            <text:p>3.47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0935" calcext:value-type="float">
            <text:p>-10.935</text:p>
          </table:table-cell>
          <table:table-cell table:style-name="ce21"/>
          <table:table-cell table:style-name="ce21" office:value-type="float" office:value="376467" calcext:value-type="float">
            <text:p>376.467</text:p>
          </table:table-cell>
          <table:table-cell table:style-name="ce21"/>
          <table:table-cell table:style-name="ce21" office:value-type="float" office:value="-12242" calcext:value-type="float">
            <text:p>-12.242</text:p>
          </table:table-cell>
          <table:table-cell table:style-name="ce21"/>
          <table:table-cell table:style-name="ce21" office:value-type="float" office:value="38017856" calcext:value-type="float">
            <text:p>38.017.856</text:p>
          </table:table-cell>
          <table:table-cell table:style-name="ce21"/>
          <table:table-cell table:style-name="ce21" office:value-type="float" office:value="375160" calcext:value-type="float">
            <text:p>375.160</text:p>
          </table:table-cell>
          <table:table-cell table:style-name="ce21"/>
          <table:table-cell table:style-name="ce21" office:value-type="float" office:value="-1307" calcext:value-type="float">
            <text:p>-1.3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26495" calcext:value-type="float">
            <text:p>-26.495</text:p>
          </table:table-cell>
          <table:table-cell table:style-name="ce20"/>
          <table:table-cell table:style-name="ce20" office:value-type="float" office:value="104843" calcext:value-type="float">
            <text:p>104.843</text:p>
          </table:table-cell>
          <table:table-cell table:style-name="ce20"/>
          <table:table-cell table:style-name="ce20" office:value-type="float" office:value="-48971" calcext:value-type="float">
            <text:p>-48.971</text:p>
          </table:table-cell>
          <table:table-cell table:style-name="ce20"/>
          <table:table-cell table:style-name="ce20" office:value-type="float" office:value="10444092" calcext:value-type="float">
            <text:p>10.444.092</text:p>
          </table:table-cell>
          <table:table-cell table:style-name="ce20"/>
          <table:table-cell table:style-name="ce20" office:value-type="float" office:value="82367" calcext:value-type="float">
            <text:p>82.367</text:p>
          </table:table-cell>
          <table:table-cell table:style-name="ce20"/>
          <table:table-cell table:style-name="ce20" office:value-type="float" office:value="-22476" calcext:value-type="float">
            <text:p>-22.4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20439" calcext:value-type="float">
            <text:p>-20.439</text:p>
          </table:table-cell>
          <table:table-cell table:style-name="ce21"/>
          <table:table-cell table:style-name="ce21" office:value-type="float" office:value="254965" calcext:value-type="float">
            <text:p>254.965</text:p>
          </table:table-cell>
          <table:table-cell table:style-name="ce21"/>
          <table:table-cell table:style-name="ce21" office:value-type="float" office:value="-76664" calcext:value-type="float">
            <text:p>-76.664</text:p>
          </table:table-cell>
          <table:table-cell table:style-name="ce21"/>
          <table:table-cell table:style-name="ce21" office:value-type="float" office:value="19947311" calcext:value-type="float">
            <text:p>19.947.311</text:p>
          </table:table-cell>
          <table:table-cell table:style-name="ce21"/>
          <table:table-cell table:style-name="ce21" office:value-type="float" office:value="198740" calcext:value-type="float">
            <text:p>198.740</text:p>
          </table:table-cell>
          <table:table-cell table:style-name="ce21"/>
          <table:table-cell table:style-name="ce21" office:value-type="float" office:value="-56225" calcext:value-type="float">
            <text:p>-56.2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-490" calcext:value-type="float">
            <text:p>-490</text:p>
          </table:table-cell>
          <table:table-cell table:style-name="ce20"/>
          <table:table-cell table:style-name="ce20" office:value-type="float" office:value="18886" calcext:value-type="float">
            <text:p>18.886</text:p>
          </table:table-cell>
          <table:table-cell table:style-name="ce20"/>
          <table:table-cell table:style-name="ce20" office:value-type="float" office:value="1789" calcext:value-type="float">
            <text:p>1.789</text:p>
          </table:table-cell>
          <table:table-cell table:style-name="ce20"/>
          <table:table-cell table:style-name="ce20" office:value-type="float" office:value="2061085" calcext:value-type="float">
            <text:p>2.061.085</text:p>
          </table:table-cell>
          <table:table-cell table:style-name="ce20"/>
          <table:table-cell table:style-name="ce20" office:value-type="float" office:value="21165" calcext:value-type="float">
            <text:p>21.165</text:p>
          </table:table-cell>
          <table:table-cell table:style-name="ce20"/>
          <table:table-cell table:style-name="ce20" office:value-type="float" office:value="2279" calcext:value-type="float">
            <text:p>2.27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1713" calcext:value-type="float">
            <text:p>1.713</text:p>
          </table:table-cell>
          <table:table-cell table:style-name="ce21"/>
          <table:table-cell table:style-name="ce21" office:value-type="float" office:value="51346" calcext:value-type="float">
            <text:p>51.346</text:p>
          </table:table-cell>
          <table:table-cell table:style-name="ce21"/>
          <table:table-cell table:style-name="ce21" office:value-type="float" office:value="5400" calcext:value-type="float">
            <text:p>5.400</text:p>
          </table:table-cell>
          <table:table-cell table:style-name="ce21"/>
          <table:table-cell table:style-name="ce21" office:value-type="float" office:value="5415949" calcext:value-type="float">
            <text:p>5.415.949</text:p>
          </table:table-cell>
          <table:table-cell table:style-name="ce21"/>
          <table:table-cell table:style-name="ce21" office:value-type="float" office:value="55033" calcext:value-type="float">
            <text:p>55.033</text:p>
          </table:table-cell>
          <table:table-cell table:style-name="ce21"/>
          <table:table-cell table:style-name="ce21" office:value-type="float" office:value="3687" calcext:value-type="float">
            <text:p>3.68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5437" calcext:value-type="float">
            <text:p>15.437</text:p>
          </table:table-cell>
          <table:table-cell table:style-name="ce20"/>
          <table:table-cell table:style-name="ce20" office:value-type="float" office:value="52186" calcext:value-type="float">
            <text:p>52.186</text:p>
          </table:table-cell>
          <table:table-cell table:style-name="ce20"/>
          <table:table-cell table:style-name="ce20" office:value-type="float" office:value="20483" calcext:value-type="float">
            <text:p>20.483</text:p>
          </table:table-cell>
          <table:table-cell table:style-name="ce20"/>
          <table:table-cell table:style-name="ce20" office:value-type="float" office:value="5451270" calcext:value-type="float">
            <text:p>5.451.270</text:p>
          </table:table-cell>
          <table:table-cell table:style-name="ce20"/>
          <table:table-cell table:style-name="ce20" office:value-type="float" office:value="57232" calcext:value-type="float">
            <text:p>57.232</text:p>
          </table:table-cell>
          <table:table-cell table:style-name="ce20"/>
          <table:table-cell table:style-name="ce20" office:value-type="float" office:value="5046" calcext:value-type="float">
            <text:p>5.0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76560" calcext:value-type="float">
            <text:p>76.560</text:p>
          </table:table-cell>
          <table:table-cell table:style-name="ce21"/>
          <table:table-cell table:style-name="ce21" office:value-type="float" office:value="88976" calcext:value-type="float">
            <text:p>88.976</text:p>
          </table:table-cell>
          <table:table-cell table:style-name="ce21"/>
          <table:table-cell table:style-name="ce21" office:value-type="float" office:value="102491" calcext:value-type="float">
            <text:p>102.491</text:p>
          </table:table-cell>
          <table:table-cell table:style-name="ce21"/>
          <table:table-cell table:style-name="ce21" office:value-type="float" office:value="9644864" calcext:value-type="float">
            <text:p>9.644.864</text:p>
          </table:table-cell>
          <table:table-cell table:style-name="ce21"/>
          <table:table-cell table:style-name="ce21" office:value-type="float" office:value="114907" calcext:value-type="float">
            <text:p>114.907</text:p>
          </table:table-cell>
          <table:table-cell table:style-name="ce21"/>
          <table:table-cell table:style-name="ce21" office:value-type="float" office:value="25931" calcext:value-type="float">
            <text:p>25.9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103" calcext:value-type="float">
            <text:p>1.103</text:p>
          </table:table-cell>
          <table:table-cell table:style-name="ce20"/>
          <table:table-cell table:style-name="ce20" office:value-type="float" office:value="2049" calcext:value-type="float">
            <text:p>2.049</text:p>
          </table:table-cell>
          <table:table-cell table:style-name="ce20"/>
          <table:table-cell table:style-name="ce20" office:value-type="float" office:value="3429" calcext:value-type="float">
            <text:p>3.429</text:p>
          </table:table-cell>
          <table:table-cell table:style-name="ce20"/>
          <table:table-cell table:style-name="ce20" office:value-type="float" office:value="325671" calcext:value-type="float">
            <text:p>325.671</text:p>
          </table:table-cell>
          <table:table-cell table:style-name="ce20"/>
          <table:table-cell table:style-name="ce20" office:value-type="float" office:value="4375" calcext:value-type="float">
            <text:p>4.375</text:p>
          </table:table-cell>
          <table:table-cell table:style-name="ce20"/>
          <table:table-cell table:style-name="ce20" office:value-type="float" office:value="2326" calcext:value-type="float">
            <text:p>2.3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33" calcext:value-type="float">
            <text:p>133</text:p>
          </table:table-cell>
          <table:table-cell table:style-name="ce21"/>
          <table:table-cell table:style-name="ce21" office:value-type="float" office:value="268" calcext:value-type="float">
            <text:p>268</text:p>
          </table:table-cell>
          <table:table-cell table:style-name="ce21"/>
          <table:table-cell table:style-name="ce21" office:value-type="float" office:value="237" calcext:value-type="float">
            <text:p>237</text:p>
          </table:table-cell>
          <table:table-cell table:style-name="ce21"/>
          <table:table-cell table:style-name="ce21" office:value-type="float" office:value="37129" calcext:value-type="float">
            <text:p>37.129</text:p>
          </table:table-cell>
          <table:table-cell table:style-name="ce21"/>
          <table:table-cell table:style-name="ce21" office:value-type="float" office:value="372" calcext:value-type="float">
            <text:p>372</text:p>
          </table:table-cell>
          <table:table-cell table:style-name="ce21"/>
          <table:table-cell table:style-name="ce21" office:value-type="float" office:value="104" calcext:value-type="float">
            <text:p>1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38139" calcext:value-type="float">
            <text:p>38.139</text:p>
          </table:table-cell>
          <table:table-cell table:style-name="ce20"/>
          <table:table-cell table:style-name="ce20" office:value-type="float" office:value="40369" calcext:value-type="float">
            <text:p>40.369</text:p>
          </table:table-cell>
          <table:table-cell table:style-name="ce20"/>
          <table:table-cell table:style-name="ce20" office:value-type="float" office:value="56746" calcext:value-type="float">
            <text:p>56.746</text:p>
          </table:table-cell>
          <table:table-cell table:style-name="ce20"/>
          <table:table-cell table:style-name="ce20" office:value-type="float" office:value="5109056" calcext:value-type="float">
            <text:p>5.109.056</text:p>
          </table:table-cell>
          <table:table-cell table:style-name="ce20"/>
          <table:table-cell table:style-name="ce20" office:value-type="float" office:value="58976" calcext:value-type="float">
            <text:p>58.976</text:p>
          </table:table-cell>
          <table:table-cell table:style-name="ce20"/>
          <table:table-cell table:style-name="ce20" office:value-type="float" office:value="18607" calcext:value-type="float">
            <text:p>18.6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76686" calcext:value-type="float">
            <text:p>76.686</text:p>
          </table:table-cell>
          <table:table-cell table:style-name="ce21"/>
          <table:table-cell table:style-name="ce21" office:value-type="float" office:value="63938" calcext:value-type="float">
            <text:p>63.938</text:p>
          </table:table-cell>
          <table:table-cell table:style-name="ce21"/>
          <table:table-cell table:style-name="ce21" office:value-type="float" office:value="98035" calcext:value-type="float">
            <text:p>98.035</text:p>
          </table:table-cell>
          <table:table-cell table:style-name="ce21"/>
          <table:table-cell table:style-name="ce21" office:value-type="float" office:value="8139631" calcext:value-type="float">
            <text:p>8.139.631</text:p>
          </table:table-cell>
          <table:table-cell table:style-name="ce21"/>
          <table:table-cell table:style-name="ce21" office:value-type="float" office:value="85287" calcext:value-type="float">
            <text:p>85.287</text:p>
          </table:table-cell>
          <table:table-cell table:style-name="ce21"/>
          <table:table-cell table:style-name="ce21" office:value-type="float" office:value="21349" calcext:value-type="float">
            <text:p>21.34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95122" calcext:value-type="float">
            <text:p>295.122</text:p>
          </table:table-cell>
          <table:table-cell table:style-name="ce20"/>
          <table:table-cell table:style-name="ce20" office:value-type="float" office:value="568840" calcext:value-type="float">
            <text:p>568.840</text:p>
          </table:table-cell>
          <table:table-cell table:style-name="ce20"/>
          <table:table-cell table:style-name="ce20" office:value-type="float" office:value="502190" calcext:value-type="float">
            <text:p>502.190</text:p>
          </table:table-cell>
          <table:table-cell table:style-name="ce20"/>
          <table:table-cell table:style-name="ce20" office:value-type="float" office:value="64351203" calcext:value-type="float">
            <text:p>64.351.203</text:p>
          </table:table-cell>
          <table:table-cell table:style-name="ce20"/>
          <table:table-cell table:style-name="ce20" office:value-type="float" office:value="775908" calcext:value-type="float">
            <text:p>775.908</text:p>
          </table:table-cell>
          <table:table-cell table:style-name="ce20"/>
          <table:table-cell table:style-name="ce20" office:value-type="float" office:value="207068" calcext:value-type="float">
            <text:p>207.0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34824" calcext:value-type="float">
            <text:p>34.824</text:p>
          </table:table-cell>
          <table:table-cell table:style-name="ce21"/>
          <table:table-cell table:style-name="ce21" office:value-type="float" office:value="-5577" calcext:value-type="float">
            <text:p>-5.577</text:p>
          </table:table-cell>
          <table:table-cell table:style-name="ce21"/>
          <table:table-cell table:style-name="ce21" office:value-type="float" office:value="3830911" calcext:value-type="float">
            <text:p>3.830.911</text:p>
          </table:table-cell>
          <table:table-cell table:style-name="ce21"/>
          <table:table-cell table:style-name="ce21" office:value-type="float" office:value="29247" calcext:value-type="float">
            <text:p>29.247</text:p>
          </table:table-cell>
          <table:table-cell table:style-name="ce21"/>
          <table:table-cell table:style-name="ce21" office:value-type="float" office:value="-5577" calcext:value-type="float">
            <text:p>-5.5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7" calcext:value-type="float">
            <text:p>-937</text:p>
          </table:table-cell>
          <table:table-cell table:style-name="ce20"/>
          <table:table-cell table:style-name="ce20" office:value-type="float" office:value="6014" calcext:value-type="float">
            <text:p>6.014</text:p>
          </table:table-cell>
          <table:table-cell table:style-name="ce20"/>
          <table:table-cell table:style-name="ce20" office:value-type="float" office:value="578" calcext:value-type="float">
            <text:p>578</text:p>
          </table:table-cell>
          <table:table-cell table:style-name="ce20"/>
          <table:table-cell table:style-name="ce20" office:value-type="float" office:value="621521" calcext:value-type="float">
            <text:p>621.521</text:p>
          </table:table-cell>
          <table:table-cell table:style-name="ce20"/>
          <table:table-cell table:style-name="ce20" office:value-type="float" office:value="7529" calcext:value-type="float">
            <text:p>7.529</text:p>
          </table:table-cell>
          <table:table-cell table:style-name="ce20"/>
          <table:table-cell table:style-name="ce20" office:value-type="float" office:value="1515" calcext:value-type="float">
            <text:p>1.5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1569" calcext:value-type="float">
            <text:p>-1.56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9522" calcext:value-type="float">
            <text:p>39.522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-2475" calcext:value-type="float">
            <text:p>-2.475</text:p>
          </table:table-cell>
          <table:table-cell table:style-name="ce21"/>
          <table:table-cell table:style-name="ce21" office:value-type="float" office:value="3557634" calcext:value-type="float">
            <text:p>3.557.634</text:p>
          </table:table-cell>
          <table:table-cell table:style-name="ce21"/>
          <table:table-cell table:style-name="ce21" office:value-type="float" office:value="38616" calcext:value-type="float">
            <text:p>38.616</text:p>
          </table:table-cell>
          <table:table-cell table:style-name="ce21"/>
          <table:table-cell table:style-name="ce21" office:value-type="float" office:value="-906" calcext:value-type="float">
            <text:p>-906</text:p>
          </table:table-cell>
          <table:table-cell table:style-name="ce21" office:value-type="string" calcext:value-type="string">
            <text:p>b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475" calcext:value-type="float">
            <text:p>-475</text:p>
          </table:table-cell>
          <table:table-cell table:style-name="ce20"/>
          <table:table-cell table:style-name="ce20" office:value-type="float" office:value="19718" calcext:value-type="float">
            <text:p>19.71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3403" calcext:value-type="float">
            <text:p>3.403</text:p>
          </table:table-cell>
          <table:table-cell table:style-name="ce20"/>
          <table:table-cell table:style-name="ce20" office:value-type="float" office:value="2065769" calcext:value-type="float">
            <text:p>2.065.769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596" calcext:value-type="float">
            <text:p>23.59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3878" calcext:value-type="float">
            <text:p>3.87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772546" calcext:value-type="float">
            <text:p>-772.546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9087" calcext:value-type="float">
            <text:p>49.087</text:p>
          </table:table-cell>
          <table:table-cell table:style-name="ce21"/>
          <table:table-cell table:style-name="ce21" office:value-type="float" office:value="-760998" calcext:value-type="float">
            <text:p>-760.998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490498" calcext:value-type="float">
            <text:p>4.490.498</text:p>
          </table:table-cell>
          <table:table-cell table:style-name="ce21"/>
          <table:table-cell table:style-name="ce21" office:value-type="float" office:value="60635" calcext:value-type="float">
            <text:p>60.635</text:p>
          </table:table-cell>
          <table:table-cell table:style-name="ce21"/>
          <table:table-cell table:style-name="ce21" office:value-type="float" office:value="11548" calcext:value-type="float">
            <text:p>11.54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1702" calcext:value-type="float">
            <text:p>-21.702</text:p>
          </table:table-cell>
          <table:table-cell table:style-name="ce20"/>
          <table:table-cell table:style-name="ce20" office:value-type="float" office:value="20656" calcext:value-type="float">
            <text:p>20.656</text:p>
          </table:table-cell>
          <table:table-cell table:style-name="ce20"/>
          <table:table-cell table:style-name="ce20" office:value-type="float" office:value="-6598" calcext:value-type="float">
            <text:p>-6.598</text:p>
          </table:table-cell>
          <table:table-cell table:style-name="ce20"/>
          <table:table-cell table:style-name="ce20" office:value-type="float" office:value="2892394" calcext:value-type="float">
            <text:p>2.892.394</text:p>
          </table:table-cell>
          <table:table-cell table:style-name="ce20"/>
          <table:table-cell table:style-name="ce20" office:value-type="float" office:value="35760" calcext:value-type="float">
            <text:p>35.760</text:p>
          </table:table-cell>
          <table:table-cell table:style-name="ce20"/>
          <table:table-cell table:style-name="ce20" office:value-type="float" office:value="15104" calcext:value-type="float">
            <text:p>15.1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2420" calcext:value-type="float">
            <text:p>2.420</text:p>
          </table:table-cell>
          <table:table-cell table:style-name="ce21"/>
          <table:table-cell table:style-name="ce21" office:value-type="float" office:value="101247" calcext:value-type="float">
            <text:p>101.247</text:p>
          </table:table-cell>
          <table:table-cell table:style-name="ce21"/>
          <table:table-cell table:style-name="ce21" office:value-type="float" office:value="-32366" calcext:value-type="float">
            <text:p>-32.366</text:p>
          </table:table-cell>
          <table:table-cell table:style-name="ce21"/>
          <table:table-cell table:style-name="ce21" office:value-type="float" office:value="7146759" calcext:value-type="float">
            <text:p>7.146.759</text:p>
          </table:table-cell>
          <table:table-cell table:style-name="ce21"/>
          <table:table-cell table:style-name="ce21" office:value-type="float" office:value="66461" calcext:value-type="float">
            <text:p>66.461</text:p>
          </table:table-cell>
          <table:table-cell table:style-name="ce21"/>
          <table:table-cell table:style-name="ce21" office:value-type="float" office:value="-34786" calcext:value-type="float">
            <text:p>-34.78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80657" calcext:value-type="float">
            <text:p>80.657</text:p>
          </table:table-cell>
          <table:table-cell table:style-name="ce20"/>
          <table:table-cell table:style-name="ce20" office:value-type="float" office:value="390121" calcext:value-type="float">
            <text:p>390.121</text:p>
          </table:table-cell>
          <table:table-cell table:style-name="ce20"/>
          <table:table-cell table:style-name="ce20" office:value-type="float" office:value="1028040" calcext:value-type="float">
            <text:p>1.028.040</text:p>
          </table:table-cell>
          <table:table-cell table:style-name="ce20"/>
          <table:table-cell table:style-name="ce20" office:value-type="float" office:value="76667864" calcext:value-type="float">
            <text:p>76.667.864</text:p>
          </table:table-cell>
          <table:table-cell table:style-name="ce20"/>
          <table:table-cell table:style-name="ce20" office:value-type="float" office:value="1337504" calcext:value-type="float">
            <text:p>1.337.504</text:p>
          </table:table-cell>
          <table:table-cell table:style-name="ce20"/>
          <table:table-cell table:style-name="ce20" office:value-type="float" office:value="947383" calcext:value-type="float">
            <text:p>947.3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632296" calcext:value-type="float">
            <text:p>632.296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5245894" calcext:value-type="float">
            <text:p>45.245.894</text:p>
          </table:table-cell>
          <table:table-cell table:style-name="ce21"/>
          <table:table-cell table:style-name="ce21" office:value-type="float" office:value="465882" calcext:value-type="float">
            <text:p>465.882</text:p>
          </table:table-cell>
          <table:table-cell table:style-name="ce21"/>
          <table:table-cell table:style-name="ce21" office:value-type="float" office:value="-166414" calcext:value-type="float">
            <text:p>-166.4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33982" calcext:value-type="float">
            <text:p>-33.98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7634" calcext:value-type="float">
            <text:p>7.634</text:p>
          </table:table-cell>
          <table:table-cell table:style-name="ce20"/>
          <table:table-cell table:style-name="ce20" office:value-type="float" office:value="-15687" calcext:value-type="float">
            <text:p>-15.68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820631" calcext:value-type="float">
            <text:p>1.820.63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5929" calcext:value-type="float">
            <text:p>25.929</text:p>
          </table:table-cell>
          <table:table-cell table:style-name="ce20"/>
          <table:table-cell table:style-name="ce20" office:value-type="float" office:value="18295" calcext:value-type="float">
            <text:p>18.29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15722" calcext:value-type="float">
            <text:p>15.722</text:p>
          </table:table-cell>
          <table:table-cell table:style-name="ce20"/>
          <table:table-cell table:style-name="ce20" office:value-type="float" office:value="121542" calcext:value-type="float">
            <text:p>121.542</text:p>
          </table:table-cell>
          <table:table-cell table:style-name="ce20"/>
          <table:table-cell table:style-name="ce20" office:value-type="float" office:value="12714" calcext:value-type="float">
            <text:p>12.714</text:p>
          </table:table-cell>
          <table:table-cell table:style-name="ce20"/>
          <table:table-cell table:style-name="ce20" office:value-type="float" office:value="9468154" calcext:value-type="float">
            <text:p>9.468.154</text:p>
          </table:table-cell>
          <table:table-cell table:style-name="ce20"/>
          <table:table-cell table:style-name="ce20" office:value-type="float" office:value="118534" calcext:value-type="float">
            <text:p>118.534</text:p>
          </table:table-cell>
          <table:table-cell table:style-name="ce20"/>
          <table:table-cell table:style-name="ce20" office:value-type="float" office:value="-3008" calcext:value-type="float">
            <text:p>-3.0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878039" calcext:value-type="float">
            <text:p>1.878.039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43666931" calcext:value-type="float">
            <text:p>143.666.931</text:p>
          </table:table-cell>
          <table:table-cell table:style-name="ce20"/>
          <table:table-cell table:style-name="ce20" office:value-type="float" office:value="1913472" calcext:value-type="float">
            <text:p>1.913.472</text:p>
          </table:table-cell>
          <table:table-cell table:style-name="ce20"/>
          <table:table-cell table:style-name="ce20" office:value-type="float" office:value="35433" calcext:value-type="float">
            <text:p>35.4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225" calcext:value-type="float">
            <text:p>225</text:p>
          </table:table-cell>
          <table:table-cell table:style-name="ce21"/>
          <table:table-cell table:style-name="ce21" office:value-type="float" office:value="252" calcext:value-type="float">
            <text:p>252</text:p>
          </table:table-cell>
          <table:table-cell table:style-name="ce21"/>
          <table:table-cell table:style-name="ce21" office:value-type="float" office:value="269" calcext:value-type="float">
            <text:p>269</text:p>
          </table:table-cell>
          <table:table-cell table:style-name="ce21"/>
          <table:table-cell table:style-name="ce21" office:value-type="float" office:value="32520" calcext:value-type="float">
            <text:p>32.520</text:p>
          </table:table-cell>
          <table:table-cell table:style-name="ce21"/>
          <table:table-cell table:style-name="ce21" office:value-type="float" office:value="296" calcext:value-type="float">
            <text:p>296</text:p>
          </table:table-cell>
          <table:table-cell table:style-name="ce21"/>
          <table:table-cell table:style-name="ce21" office:value-type="float" office:value="44" calcext:value-type="float">
            <text:p>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7714" calcext:value-type="float">
            <text:p>27.714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3017079" calcext:value-type="float">
            <text:p>3.017.079</text:p>
          </table:table-cell>
          <table:table-cell table:style-name="ce20"/>
          <table:table-cell table:style-name="ce20" office:value-type="float" office:value="43031" calcext:value-type="float">
            <text:p>43.031</text:p>
          </table:table-cell>
          <table:table-cell table:style-name="ce20"/>
          <table:table-cell table:style-name="ce20" office:value-type="float" office:value="15317" calcext:value-type="float">
            <text:p>15.3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064" calcext:value-type="float">
            <text:p>1.064</text:p>
          </table:table-cell>
          <table:table-cell table:style-name="ce21"/>
          <table:table-cell table:style-name="ce21" office:value-type="float" office:value="55648" calcext:value-type="float">
            <text:p>55.648</text:p>
          </table:table-cell>
          <table:table-cell table:style-name="ce21"/>
          <table:table-cell table:style-name="ce21" office:value-type="float" office:value="115919" calcext:value-type="float">
            <text:p>115.919</text:p>
          </table:table-cell>
          <table:table-cell table:style-name="ce21"/>
          <table:table-cell table:style-name="ce21" office:value-type="float" office:value="9477119" calcext:value-type="float">
            <text:p>9.477.119</text:p>
          </table:table-cell>
          <table:table-cell table:style-name="ce21"/>
          <table:table-cell table:style-name="ce21" office:value-type="float" office:value="170503" calcext:value-type="float">
            <text:p>170.503</text:p>
          </table:table-cell>
          <table:table-cell table:style-name="ce21"/>
          <table:table-cell table:style-name="ce21" office:value-type="float" office:value="114855" calcext:value-type="float">
            <text:p>114.855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6" table:style-name="ta20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6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5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367695" calcext:value-type="float">
            <text:p>1.367.695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620411" calcext:value-type="float">
            <text:p>4.620.411</text:p>
          </table:table-cell>
          <table:table-cell table:style-name="ce20"/>
          <table:table-cell table:style-name="ce20" office:value-type="float" office:value="1076796" calcext:value-type="float">
            <text:p>1.076.796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2911027" calcext:value-type="float">
            <text:p>442.911.027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329512" calcext:value-type="float">
            <text:p>4.329.512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-290899" calcext:value-type="float">
            <text:p>-290.899</text:p>
          </table:table-cell>
          <table:table-cell table:style-name="ce20" office:value-type="string" calcext:value-type="string">
            <text:p>be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62110" calcext:value-type="float">
            <text:p>62.110</text:p>
          </table:table-cell>
          <table:table-cell table:style-name="ce21"/>
          <table:table-cell table:style-name="ce21" office:value-type="float" office:value="110541" calcext:value-type="float">
            <text:p>110.541</text:p>
          </table:table-cell>
          <table:table-cell table:style-name="ce21"/>
          <table:table-cell table:style-name="ce21" office:value-type="float" office:value="73843" calcext:value-type="float">
            <text:p>73.843</text:p>
          </table:table-cell>
          <table:table-cell table:style-name="ce21"/>
          <table:table-cell table:style-name="ce21" office:value-type="float" office:value="11237274" calcext:value-type="float">
            <text:p>11.237.274</text:p>
          </table:table-cell>
          <table:table-cell table:style-name="ce21"/>
          <table:table-cell table:style-name="ce21" office:value-type="float" office:value="122274" calcext:value-type="float">
            <text:p>122.274</text:p>
          </table:table-cell>
          <table:table-cell table:style-name="ce21"/>
          <table:table-cell table:style-name="ce21" office:value-type="float" office:value="11733" calcext:value-type="float">
            <text:p>11.73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6764" calcext:value-type="float">
            <text:p>-46.764</text:p>
          </table:table-cell>
          <table:table-cell table:style-name="ce20"/>
          <table:table-cell table:style-name="ce20" office:value-type="float" office:value="110117" calcext:value-type="float">
            <text:p>110.117</text:p>
          </table:table-cell>
          <table:table-cell table:style-name="ce20"/>
          <table:table-cell table:style-name="ce20" office:value-type="float" office:value="-90931" calcext:value-type="float">
            <text:p>-90.931</text:p>
          </table:table-cell>
          <table:table-cell table:style-name="ce20"/>
          <table:table-cell table:style-name="ce20" office:value-type="float" office:value="7029690" calcext:value-type="float">
            <text:p>7.029.690</text:p>
          </table:table-cell>
          <table:table-cell table:style-name="ce20"/>
          <table:table-cell table:style-name="ce20" office:value-type="float" office:value="65950" calcext:value-type="float">
            <text:p>65.950</text:p>
          </table:table-cell>
          <table:table-cell table:style-name="ce20"/>
          <table:table-cell table:style-name="ce20" office:value-type="float" office:value="-44167" calcext:value-type="float">
            <text:p>-44.16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15977" calcext:value-type="float">
            <text:p>15.977</text:p>
          </table:table-cell>
          <table:table-cell table:style-name="ce21"/>
          <table:table-cell table:style-name="ce21" office:value-type="float" office:value="111173" calcext:value-type="float">
            <text:p>111.173</text:p>
          </table:table-cell>
          <table:table-cell table:style-name="ce21"/>
          <table:table-cell table:style-name="ce21" office:value-type="float" office:value="15568" calcext:value-type="float">
            <text:p>15.568</text:p>
          </table:table-cell>
          <table:table-cell table:style-name="ce21"/>
          <table:table-cell table:style-name="ce21" office:value-type="float" office:value="10538275" calcext:value-type="float">
            <text:p>10.538.275</text:p>
          </table:table-cell>
          <table:table-cell table:style-name="ce21"/>
          <table:table-cell table:style-name="ce21" office:value-type="float" office:value="110764" calcext:value-type="float">
            <text:p>110.764</text:p>
          </table:table-cell>
          <table:table-cell table:style-name="ce21"/>
          <table:table-cell table:style-name="ce21" office:value-type="float" office:value="-409" calcext:value-type="float">
            <text:p>-4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41886" calcext:value-type="float">
            <text:p>41.886</text:p>
          </table:table-cell>
          <table:table-cell table:style-name="ce20"/>
          <table:table-cell table:style-name="ce20" office:value-type="float" office:value="52555" calcext:value-type="float">
            <text:p>52.555</text:p>
          </table:table-cell>
          <table:table-cell table:style-name="ce20"/>
          <table:table-cell table:style-name="ce20" office:value-type="float" office:value="47536" calcext:value-type="float">
            <text:p>47.536</text:p>
          </table:table-cell>
          <table:table-cell table:style-name="ce20"/>
          <table:table-cell table:style-name="ce20" office:value-type="float" office:value="5659715" calcext:value-type="float">
            <text:p>5.659.715</text:p>
          </table:table-cell>
          <table:table-cell table:style-name="ce20"/>
          <table:table-cell table:style-name="ce20" office:value-type="float" office:value="58205" calcext:value-type="float">
            <text:p>58.205</text:p>
          </table:table-cell>
          <table:table-cell table:style-name="ce20"/>
          <table:table-cell table:style-name="ce20" office:value-type="float" office:value="5650" calcext:value-type="float">
            <text:p>5.6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1165772" calcext:value-type="float">
            <text:p>1.165.772</text:p>
          </table:table-cell>
          <table:table-cell table:style-name="ce21"/>
          <table:table-cell table:style-name="ce21" office:value-type="float" office:value="925200" calcext:value-type="float">
            <text:p>925.200</text:p>
          </table:table-cell>
          <table:table-cell table:style-name="ce21"/>
          <table:table-cell table:style-name="ce21" office:value-type="float" office:value="978147" calcext:value-type="float">
            <text:p>978.147</text:p>
          </table:table-cell>
          <table:table-cell table:style-name="ce21"/>
          <table:table-cell table:style-name="ce21" office:value-type="float" office:value="81197537" calcext:value-type="float">
            <text:p>81.197.537</text:p>
          </table:table-cell>
          <table:table-cell table:style-name="ce21"/>
          <table:table-cell table:style-name="ce21" office:value-type="float" office:value="737575" calcext:value-type="float">
            <text:p>737.575</text:p>
          </table:table-cell>
          <table:table-cell table:style-name="ce21"/>
          <table:table-cell table:style-name="ce21" office:value-type="float" office:value="-187625" calcext:value-type="float">
            <text:p>-187.62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1165772" calcext:value-type="float">
            <text:p>1.165.772</text:p>
          </table:table-cell>
          <table:table-cell table:style-name="ce20"/>
          <table:table-cell table:style-name="ce20" office:value-type="float" office:value="925200" calcext:value-type="float">
            <text:p>925.200</text:p>
          </table:table-cell>
          <table:table-cell table:style-name="ce20"/>
          <table:table-cell table:style-name="ce20" office:value-type="float" office:value="978147" calcext:value-type="float">
            <text:p>978.147</text:p>
          </table:table-cell>
          <table:table-cell table:style-name="ce20"/>
          <table:table-cell table:style-name="ce20" office:value-type="float" office:value="81197537" calcext:value-type="float">
            <text:p>81.197.537</text:p>
          </table:table-cell>
          <table:table-cell table:style-name="ce20"/>
          <table:table-cell table:style-name="ce20" office:value-type="float" office:value="737575" calcext:value-type="float">
            <text:p>737.575</text:p>
          </table:table-cell>
          <table:table-cell table:style-name="ce20"/>
          <table:table-cell table:style-name="ce20" office:value-type="float" office:value="-187625" calcext:value-type="float">
            <text:p>-187.6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2410" calcext:value-type="float">
            <text:p>2.41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5243" calcext:value-type="float">
            <text:p>15.243</text:p>
          </table:table-cell>
          <table:table-cell table:style-name="ce21"/>
          <table:table-cell table:style-name="ce21" office:value-type="float" office:value="1074" calcext:value-type="float">
            <text:p>1.074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314870" calcext:value-type="float">
            <text:p>1.314.87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3907" calcext:value-type="float">
            <text:p>13.907</text:p>
          </table:table-cell>
          <table:table-cell table:style-name="ce21"/>
          <table:table-cell table:style-name="ce21" office:value-type="float" office:value="-1336" calcext:value-type="float">
            <text:p>-1.3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13250" calcext:value-type="float">
            <text:p>13.250</text:p>
          </table:table-cell>
          <table:table-cell table:style-name="ce20"/>
          <table:table-cell table:style-name="ce20" office:value-type="float" office:value="30127" calcext:value-type="float">
            <text:p>30.127</text:p>
          </table:table-cell>
          <table:table-cell table:style-name="ce20"/>
          <table:table-cell table:style-name="ce20" office:value-type="float" office:value="48659" calcext:value-type="float">
            <text:p>48.659</text:p>
          </table:table-cell>
          <table:table-cell table:style-name="ce20"/>
          <table:table-cell table:style-name="ce20" office:value-type="float" office:value="4677627" calcext:value-type="float">
            <text:p>4.677.627</text:p>
          </table:table-cell>
          <table:table-cell table:style-name="ce20"/>
          <table:table-cell table:style-name="ce20" office:value-type="float" office:value="65536" calcext:value-type="float">
            <text:p>65.536</text:p>
          </table:table-cell>
          <table:table-cell table:style-name="ce20"/>
          <table:table-cell table:style-name="ce20" office:value-type="float" office:value="35409" calcext:value-type="float">
            <text:p>35.4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44934" calcext:value-type="float">
            <text:p>-44.934</text:p>
          </table:table-cell>
          <table:table-cell table:style-name="ce21"/>
          <table:table-cell table:style-name="ce21" office:value-type="float" office:value="121183" calcext:value-type="float">
            <text:p>121.183</text:p>
          </table:table-cell>
          <table:table-cell table:style-name="ce21"/>
          <table:table-cell table:style-name="ce21" office:value-type="float" office:value="-74270" calcext:value-type="float">
            <text:p>-74.270</text:p>
          </table:table-cell>
          <table:table-cell table:style-name="ce21"/>
          <table:table-cell table:style-name="ce21" office:value-type="float" office:value="10858018" calcext:value-type="float">
            <text:p>10.858.018</text:p>
          </table:table-cell>
          <table:table-cell table:style-name="ce21"/>
          <table:table-cell table:style-name="ce21" office:value-type="float" office:value="91847" calcext:value-type="float">
            <text:p>91.847</text:p>
          </table:table-cell>
          <table:table-cell table:style-name="ce21"/>
          <table:table-cell table:style-name="ce21" office:value-type="float" office:value="-29336" calcext:value-type="float">
            <text:p>-29.3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-4862" calcext:value-type="float">
            <text:p>-4.862</text:p>
          </table:table-cell>
          <table:table-cell table:style-name="ce20"/>
          <table:table-cell table:style-name="ce20" office:value-type="float" office:value="420408" calcext:value-type="float">
            <text:p>420.408</text:p>
          </table:table-cell>
          <table:table-cell table:style-name="ce20"/>
          <table:table-cell table:style-name="ce20" office:value-type="float" office:value="-6838" calcext:value-type="float">
            <text:p>-6.838</text:p>
          </table:table-cell>
          <table:table-cell table:style-name="ce20"/>
          <table:table-cell table:style-name="ce20" office:value-type="float" office:value="46425722" calcext:value-type="float">
            <text:p>46.425.722</text:p>
          </table:table-cell>
          <table:table-cell table:style-name="ce20"/>
          <table:table-cell table:style-name="ce20" office:value-type="float" office:value="418432" calcext:value-type="float">
            <text:p>418.432</text:p>
          </table:table-cell>
          <table:table-cell table:style-name="ce20"/>
          <table:table-cell table:style-name="ce20" office:value-type="float" office:value="-1976" calcext:value-type="float">
            <text:p>-1.97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-25626" calcext:value-type="float">
            <text:p>-25.626</text:p>
          </table:table-cell>
          <table:table-cell table:style-name="ce21"/>
          <table:table-cell table:style-name="ce21" office:value-type="float" office:value="593807" calcext:value-type="float">
            <text:p>593.807</text:p>
          </table:table-cell>
          <table:table-cell table:style-name="ce21"/>
          <table:table-cell table:style-name="ce21" office:value-type="float" office:value="180238" calcext:value-type="float">
            <text:p>180.238</text:p>
          </table:table-cell>
          <table:table-cell table:style-name="ce21"/>
          <table:table-cell table:style-name="ce21" office:value-type="float" office:value="66458153" calcext:value-type="float">
            <text:p>66.458.153</text:p>
          </table:table-cell>
          <table:table-cell table:style-name="ce21"/>
          <table:table-cell table:style-name="ce21" office:value-type="float" office:value="799671" calcext:value-type="float">
            <text:p>799.671</text:p>
          </table:table-cell>
          <table:table-cell table:style-name="ce21"/>
          <table:table-cell table:style-name="ce21" office:value-type="float" office:value="205864" calcext:value-type="float">
            <text:p>205.86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33098" calcext:value-type="float">
            <text:p>-33.098</text:p>
          </table:table-cell>
          <table:table-cell table:style-name="ce21"/>
          <table:table-cell table:style-name="ce21" office:value-type="float" office:value="54205" calcext:value-type="float">
            <text:p>54.205</text:p>
          </table:table-cell>
          <table:table-cell table:style-name="ce21"/>
          <table:table-cell table:style-name="ce21" office:value-type="float" office:value="-49800" calcext:value-type="float">
            <text:p>-49.800</text:p>
          </table:table-cell>
          <table:table-cell table:style-name="ce21"/>
          <table:table-cell table:style-name="ce21" office:value-type="float" office:value="4180915" calcext:value-type="float">
            <text:p>4.180.915</text:p>
          </table:table-cell>
          <table:table-cell table:style-name="ce21"/>
          <table:table-cell table:style-name="ce21" office:value-type="float" office:value="37503" calcext:value-type="float">
            <text:p>37.503</text:p>
          </table:table-cell>
          <table:table-cell table:style-name="ce21"/>
          <table:table-cell table:style-name="ce21" office:value-type="float" office:value="-16702" calcext:value-type="float">
            <text:p>-16.7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30006" calcext:value-type="float">
            <text:p>30.006</text:p>
          </table:table-cell>
          <table:table-cell table:style-name="ce20"/>
          <table:table-cell table:style-name="ce20" office:value-type="float" office:value="647571" calcext:value-type="float">
            <text:p>647.571</text:p>
          </table:table-cell>
          <table:table-cell table:style-name="ce20"/>
          <table:table-cell table:style-name="ce20" office:value-type="float" office:value="-131785" calcext:value-type="float">
            <text:p>-131.785</text:p>
          </table:table-cell>
          <table:table-cell table:style-name="ce20"/>
          <table:table-cell table:style-name="ce20" office:value-type="float" office:value="60295497" calcext:value-type="float">
            <text:p>60.295.497</text:p>
          </table:table-cell>
          <table:table-cell table:style-name="ce20"/>
          <table:table-cell table:style-name="ce20" office:value-type="float" office:value="485780" calcext:value-type="float">
            <text:p>485.780</text:p>
          </table:table-cell>
          <table:table-cell table:style-name="ce20"/>
          <table:table-cell table:style-name="ce20" office:value-type="float" office:value="-161791" calcext:value-type="float">
            <text:p>-161.79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-2000" calcext:value-type="float">
            <text:p>-2.000</text:p>
          </table:table-cell>
          <table:table-cell table:style-name="ce21"/>
          <table:table-cell table:style-name="ce21" office:value-type="float" office:value="5859" calcext:value-type="float">
            <text:p>5.859</text:p>
          </table:table-cell>
          <table:table-cell table:style-name="ce21"/>
          <table:table-cell table:style-name="ce21" office:value-type="float" office:value="1311" calcext:value-type="float">
            <text:p>1.311</text:p>
          </table:table-cell>
          <table:table-cell table:style-name="ce21"/>
          <table:table-cell table:style-name="ce21" office:value-type="float" office:value="847008" calcext:value-type="float">
            <text:p>847.008</text:p>
          </table:table-cell>
          <table:table-cell table:style-name="ce21"/>
          <table:table-cell table:style-name="ce21" office:value-type="float" office:value="9170" calcext:value-type="float">
            <text:p>9.170</text:p>
          </table:table-cell>
          <table:table-cell table:style-name="ce21"/>
          <table:table-cell table:style-name="ce21" office:value-type="float" office:value="3311" calcext:value-type="float">
            <text:p>3.3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0640" calcext:value-type="float">
            <text:p>-10.640</text:p>
          </table:table-cell>
          <table:table-cell table:style-name="ce20"/>
          <table:table-cell table:style-name="ce20" office:value-type="float" office:value="28478" calcext:value-type="float">
            <text:p>28.478</text:p>
          </table:table-cell>
          <table:table-cell table:style-name="ce20"/>
          <table:table-cell table:style-name="ce20" office:value-type="float" office:value="-17139" calcext:value-type="float">
            <text:p>-17.139</text:p>
          </table:table-cell>
          <table:table-cell table:style-name="ce20"/>
          <table:table-cell table:style-name="ce20" office:value-type="float" office:value="1986096" calcext:value-type="float">
            <text:p>1.986.096</text:p>
          </table:table-cell>
          <table:table-cell table:style-name="ce20"/>
          <table:table-cell table:style-name="ce20" office:value-type="float" office:value="21979" calcext:value-type="float">
            <text:p>21.979</text:p>
          </table:table-cell>
          <table:table-cell table:style-name="ce20"/>
          <table:table-cell table:style-name="ce20" office:value-type="float" office:value="-6499" calcext:value-type="float">
            <text:p>-6.49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9360" calcext:value-type="float">
            <text:p>-19.360</text:p>
          </table:table-cell>
          <table:table-cell table:style-name="ce21"/>
          <table:table-cell table:style-name="ce21" office:value-type="float" office:value="41776" calcext:value-type="float">
            <text:p>41.776</text:p>
          </table:table-cell>
          <table:table-cell table:style-name="ce21"/>
          <table:table-cell table:style-name="ce21" office:value-type="float" office:value="-31071" calcext:value-type="float">
            <text:p>-31.071</text:p>
          </table:table-cell>
          <table:table-cell table:style-name="ce21"/>
          <table:table-cell table:style-name="ce21" office:value-type="float" office:value="2926644" calcext:value-type="float">
            <text:p>2.926.644</text:p>
          </table:table-cell>
          <table:table-cell table:style-name="ce21"/>
          <table:table-cell table:style-name="ce21" office:value-type="float" office:value="30065" calcext:value-type="float">
            <text:p>30.065</text:p>
          </table:table-cell>
          <table:table-cell table:style-name="ce21"/>
          <table:table-cell table:style-name="ce21" office:value-type="float" office:value="-11711" calcext:value-type="float">
            <text:p>-11.7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1159" calcext:value-type="float">
            <text:p>11.159</text:p>
          </table:table-cell>
          <table:table-cell table:style-name="ce20"/>
          <table:table-cell table:style-name="ce20" office:value-type="float" office:value="3983" calcext:value-type="float">
            <text:p>3.983</text:p>
          </table:table-cell>
          <table:table-cell table:style-name="ce20"/>
          <table:table-cell table:style-name="ce20" office:value-type="float" office:value="13291" calcext:value-type="float">
            <text:p>13.291</text:p>
          </table:table-cell>
          <table:table-cell table:style-name="ce20"/>
          <table:table-cell table:style-name="ce20" office:value-type="float" office:value="562958" calcext:value-type="float">
            <text:p>562.958</text:p>
          </table:table-cell>
          <table:table-cell table:style-name="ce20"/>
          <table:table-cell table:style-name="ce20" office:value-type="float" office:value="6115" calcext:value-type="float">
            <text:p>6.115</text:p>
          </table:table-cell>
          <table:table-cell table:style-name="ce20"/>
          <table:table-cell table:style-name="ce20" office:value-type="float" office:value="2132" calcext:value-type="float">
            <text:p>2.13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3234" calcext:value-type="float">
            <text:p>3.234</text:p>
          </table:table-cell>
          <table:table-cell table:style-name="ce21"/>
          <table:table-cell table:style-name="ce21" office:value-type="float" office:value="131575" calcext:value-type="float">
            <text:p>131.575</text:p>
          </table:table-cell>
          <table:table-cell table:style-name="ce21"/>
          <table:table-cell table:style-name="ce21" office:value-type="float" office:value="-36206" calcext:value-type="float">
            <text:p>-36.206</text:p>
          </table:table-cell>
          <table:table-cell table:style-name="ce21"/>
          <table:table-cell table:style-name="ce21" office:value-type="float" office:value="9815858" calcext:value-type="float">
            <text:p>9.815.858</text:p>
          </table:table-cell>
          <table:table-cell table:style-name="ce21"/>
          <table:table-cell table:style-name="ce21" office:value-type="float" office:value="92135" calcext:value-type="float">
            <text:p>92.135</text:p>
          </table:table-cell>
          <table:table-cell table:style-name="ce21"/>
          <table:table-cell table:style-name="ce21" office:value-type="float" office:value="-39440" calcext:value-type="float">
            <text:p>-39.44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9947" calcext:value-type="float">
            <text:p>9.947</text:p>
          </table:table-cell>
          <table:table-cell table:style-name="ce20"/>
          <table:table-cell table:style-name="ce20" office:value-type="float" office:value="3442" calcext:value-type="float">
            <text:p>3.442</text:p>
          </table:table-cell>
          <table:table-cell table:style-name="ce20"/>
          <table:table-cell table:style-name="ce20" office:value-type="float" office:value="10830" calcext:value-type="float">
            <text:p>10.830</text:p>
          </table:table-cell>
          <table:table-cell table:style-name="ce20"/>
          <table:table-cell table:style-name="ce20" office:value-type="float" office:value="438805" calcext:value-type="float">
            <text:p>438.805</text:p>
          </table:table-cell>
          <table:table-cell table:style-name="ce20"/>
          <table:table-cell table:style-name="ce20" office:value-type="float" office:value="4325" calcext:value-type="float">
            <text:p>4.325</text:p>
          </table:table-cell>
          <table:table-cell table:style-name="ce20"/>
          <table:table-cell table:style-name="ce20" office:value-type="float" office:value="883" calcext:value-type="float">
            <text:p>8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55018" calcext:value-type="float">
            <text:p>55.018</text:p>
          </table:table-cell>
          <table:table-cell table:style-name="ce21"/>
          <table:table-cell table:style-name="ce21" office:value-type="float" office:value="147134" calcext:value-type="float">
            <text:p>147.134</text:p>
          </table:table-cell>
          <table:table-cell table:style-name="ce21"/>
          <table:table-cell table:style-name="ce21" office:value-type="float" office:value="78394" calcext:value-type="float">
            <text:p>78.394</text:p>
          </table:table-cell>
          <table:table-cell table:style-name="ce21"/>
          <table:table-cell table:style-name="ce21" office:value-type="float" office:value="16900726" calcext:value-type="float">
            <text:p>16.900.726</text:p>
          </table:table-cell>
          <table:table-cell table:style-name="ce21"/>
          <table:table-cell table:style-name="ce21" office:value-type="float" office:value="170510" calcext:value-type="float">
            <text:p>170.510</text:p>
          </table:table-cell>
          <table:table-cell table:style-name="ce21"/>
          <table:table-cell table:style-name="ce21" office:value-type="float" office:value="23376" calcext:value-type="float">
            <text:p>23.37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114237" calcext:value-type="float">
            <text:p>114.237</text:p>
          </table:table-cell>
          <table:table-cell table:style-name="ce20"/>
          <table:table-cell table:style-name="ce20" office:value-type="float" office:value="83073" calcext:value-type="float">
            <text:p>83.073</text:p>
          </table:table-cell>
          <table:table-cell table:style-name="ce20"/>
          <table:table-cell table:style-name="ce20" office:value-type="float" office:value="115545" calcext:value-type="float">
            <text:p>115.545</text:p>
          </table:table-cell>
          <table:table-cell table:style-name="ce20"/>
          <table:table-cell table:style-name="ce20" office:value-type="float" office:value="8584926" calcext:value-type="float">
            <text:p>8.584.926</text:p>
          </table:table-cell>
          <table:table-cell table:style-name="ce20"/>
          <table:table-cell table:style-name="ce20" office:value-type="float" office:value="84381" calcext:value-type="float">
            <text:p>84.381</text:p>
          </table:table-cell>
          <table:table-cell table:style-name="ce20"/>
          <table:table-cell table:style-name="ce20" office:value-type="float" office:value="1308" calcext:value-type="float">
            <text:p>1.3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12792" calcext:value-type="float">
            <text:p>-12.792</text:p>
          </table:table-cell>
          <table:table-cell table:style-name="ce21"/>
          <table:table-cell table:style-name="ce21" office:value-type="float" office:value="394921" calcext:value-type="float">
            <text:p>394.921</text:p>
          </table:table-cell>
          <table:table-cell table:style-name="ce21"/>
          <table:table-cell table:style-name="ce21" office:value-type="float" office:value="-38405" calcext:value-type="float">
            <text:p>-38.405</text:p>
          </table:table-cell>
          <table:table-cell table:style-name="ce21"/>
          <table:table-cell table:style-name="ce21" office:value-type="float" office:value="38005614" calcext:value-type="float">
            <text:p>38.005.614</text:p>
          </table:table-cell>
          <table:table-cell table:style-name="ce21"/>
          <table:table-cell table:style-name="ce21" office:value-type="float" office:value="369308" calcext:value-type="float">
            <text:p>369.308</text:p>
          </table:table-cell>
          <table:table-cell table:style-name="ce21"/>
          <table:table-cell table:style-name="ce21" office:value-type="float" office:value="-25613" calcext:value-type="float">
            <text:p>-25.6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3528" calcext:value-type="float">
            <text:p>-3.528</text:p>
          </table:table-cell>
          <table:table-cell table:style-name="ce20"/>
          <table:table-cell table:style-name="ce20" office:value-type="float" office:value="108539" calcext:value-type="float">
            <text:p>108.539</text:p>
          </table:table-cell>
          <table:table-cell table:style-name="ce20"/>
          <table:table-cell table:style-name="ce20" office:value-type="float" office:value="-26567" calcext:value-type="float">
            <text:p>-26.567</text:p>
          </table:table-cell>
          <table:table-cell table:style-name="ce20"/>
          <table:table-cell table:style-name="ce20" office:value-type="float" office:value="10395121" calcext:value-type="float">
            <text:p>10.395.121</text:p>
          </table:table-cell>
          <table:table-cell table:style-name="ce20"/>
          <table:table-cell table:style-name="ce20" office:value-type="float" office:value="85500" calcext:value-type="float">
            <text:p>85.500</text:p>
          </table:table-cell>
          <table:table-cell table:style-name="ce20"/>
          <table:table-cell table:style-name="ce20" office:value-type="float" office:value="-23039" calcext:value-type="float">
            <text:p>-23.0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49615" calcext:value-type="float">
            <text:p>-49.615</text:p>
          </table:table-cell>
          <table:table-cell table:style-name="ce21"/>
          <table:table-cell table:style-name="ce21" office:value-type="float" office:value="262442" calcext:value-type="float">
            <text:p>262.442</text:p>
          </table:table-cell>
          <table:table-cell table:style-name="ce21"/>
          <table:table-cell table:style-name="ce21" office:value-type="float" office:value="-110062" calcext:value-type="float">
            <text:p>-110.062</text:p>
          </table:table-cell>
          <table:table-cell table:style-name="ce21"/>
          <table:table-cell table:style-name="ce21" office:value-type="float" office:value="19870647" calcext:value-type="float">
            <text:p>19.870.647</text:p>
          </table:table-cell>
          <table:table-cell table:style-name="ce21"/>
          <table:table-cell table:style-name="ce21" office:value-type="float" office:value="201995" calcext:value-type="float">
            <text:p>201.995</text:p>
          </table:table-cell>
          <table:table-cell table:style-name="ce21"/>
          <table:table-cell table:style-name="ce21" office:value-type="float" office:value="-60447" calcext:value-type="float">
            <text:p>-60.4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507" calcext:value-type="float">
            <text:p>507</text:p>
          </table:table-cell>
          <table:table-cell table:style-name="ce20"/>
          <table:table-cell table:style-name="ce20" office:value-type="float" office:value="19834" calcext:value-type="float">
            <text:p>19.834</text:p>
          </table:table-cell>
          <table:table-cell table:style-name="ce20"/>
          <table:table-cell table:style-name="ce20" office:value-type="float" office:value="1314" calcext:value-type="float">
            <text:p>1.314</text:p>
          </table:table-cell>
          <table:table-cell table:style-name="ce20"/>
          <table:table-cell table:style-name="ce20" office:value-type="float" office:value="2062874" calcext:value-type="float">
            <text:p>2.062.874</text:p>
          </table:table-cell>
          <table:table-cell table:style-name="ce20"/>
          <table:table-cell table:style-name="ce20" office:value-type="float" office:value="20641" calcext:value-type="float">
            <text:p>20.641</text:p>
          </table:table-cell>
          <table:table-cell table:style-name="ce20"/>
          <table:table-cell table:style-name="ce20" office:value-type="float" office:value="807" calcext:value-type="float">
            <text:p>8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127" calcext:value-type="float">
            <text:p>3.127</text:p>
          </table:table-cell>
          <table:table-cell table:style-name="ce21"/>
          <table:table-cell table:style-name="ce21" office:value-type="float" office:value="53826" calcext:value-type="float">
            <text:p>53.826</text:p>
          </table:table-cell>
          <table:table-cell table:style-name="ce21"/>
          <table:table-cell table:style-name="ce21" office:value-type="float" office:value="4903" calcext:value-type="float">
            <text:p>4.903</text:p>
          </table:table-cell>
          <table:table-cell table:style-name="ce21"/>
          <table:table-cell table:style-name="ce21" office:value-type="float" office:value="5421349" calcext:value-type="float">
            <text:p>5.421.349</text:p>
          </table:table-cell>
          <table:table-cell table:style-name="ce21"/>
          <table:table-cell table:style-name="ce21" office:value-type="float" office:value="55602" calcext:value-type="float">
            <text:p>55.602</text:p>
          </table:table-cell>
          <table:table-cell table:style-name="ce21"/>
          <table:table-cell table:style-name="ce21" office:value-type="float" office:value="1776" calcext:value-type="float">
            <text:p>1.77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2575" calcext:value-type="float">
            <text:p>12.575</text:p>
          </table:table-cell>
          <table:table-cell table:style-name="ce20"/>
          <table:table-cell table:style-name="ce20" office:value-type="float" office:value="52492" calcext:value-type="float">
            <text:p>52.492</text:p>
          </table:table-cell>
          <table:table-cell table:style-name="ce20"/>
          <table:table-cell table:style-name="ce20" office:value-type="float" office:value="15555" calcext:value-type="float">
            <text:p>15.555</text:p>
          </table:table-cell>
          <table:table-cell table:style-name="ce20"/>
          <table:table-cell table:style-name="ce20" office:value-type="float" office:value="5471753" calcext:value-type="float">
            <text:p>5.471.753</text:p>
          </table:table-cell>
          <table:table-cell table:style-name="ce20"/>
          <table:table-cell table:style-name="ce20" office:value-type="float" office:value="55472" calcext:value-type="float">
            <text:p>55.472</text:p>
          </table:table-cell>
          <table:table-cell table:style-name="ce20"/>
          <table:table-cell table:style-name="ce20" office:value-type="float" office:value="2980" calcext:value-type="float">
            <text:p>2.9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79699" calcext:value-type="float">
            <text:p>79.699</text:p>
          </table:table-cell>
          <table:table-cell table:style-name="ce21"/>
          <table:table-cell table:style-name="ce21" office:value-type="float" office:value="90907" calcext:value-type="float">
            <text:p>90.907</text:p>
          </table:table-cell>
          <table:table-cell table:style-name="ce21"/>
          <table:table-cell table:style-name="ce21" office:value-type="float" office:value="103662" calcext:value-type="float">
            <text:p>103.662</text:p>
          </table:table-cell>
          <table:table-cell table:style-name="ce21"/>
          <table:table-cell table:style-name="ce21" office:value-type="float" office:value="9747355" calcext:value-type="float">
            <text:p>9.747.355</text:p>
          </table:table-cell>
          <table:table-cell table:style-name="ce21"/>
          <table:table-cell table:style-name="ce21" office:value-type="float" office:value="114870" calcext:value-type="float">
            <text:p>114.870</text:p>
          </table:table-cell>
          <table:table-cell table:style-name="ce21"/>
          <table:table-cell table:style-name="ce21" office:value-type="float" office:value="23963" calcext:value-type="float">
            <text:p>23.96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1478" calcext:value-type="float">
            <text:p>1.478</text:p>
          </table:table-cell>
          <table:table-cell table:style-name="ce20"/>
          <table:table-cell table:style-name="ce20" office:value-type="float" office:value="2178" calcext:value-type="float">
            <text:p>2.178</text:p>
          </table:table-cell>
          <table:table-cell table:style-name="ce20"/>
          <table:table-cell table:style-name="ce20" office:value-type="float" office:value="3429" calcext:value-type="float">
            <text:p>3.429</text:p>
          </table:table-cell>
          <table:table-cell table:style-name="ce20"/>
          <table:table-cell table:style-name="ce20" office:value-type="float" office:value="329100" calcext:value-type="float">
            <text:p>329.100</text:p>
          </table:table-cell>
          <table:table-cell table:style-name="ce20"/>
          <table:table-cell table:style-name="ce20" office:value-type="float" office:value="4129" calcext:value-type="float">
            <text:p>4.129</text:p>
          </table:table-cell>
          <table:table-cell table:style-name="ce20"/>
          <table:table-cell table:style-name="ce20" office:value-type="float" office:value="1951" calcext:value-type="float">
            <text:p>1.9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83" calcext:value-type="float">
            <text:p>183</text:p>
          </table:table-cell>
          <table:table-cell table:style-name="ce21"/>
          <table:table-cell table:style-name="ce21" office:value-type="float" office:value="252" calcext:value-type="float">
            <text:p>252</text:p>
          </table:table-cell>
          <table:table-cell table:style-name="ce21"/>
          <table:table-cell table:style-name="ce21" office:value-type="float" office:value="256" calcext:value-type="float">
            <text:p>256</text:p>
          </table:table-cell>
          <table:table-cell table:style-name="ce21"/>
          <table:table-cell table:style-name="ce21" office:value-type="float" office:value="37366" calcext:value-type="float">
            <text:p>37.366</text:p>
          </table:table-cell>
          <table:table-cell table:style-name="ce21"/>
          <table:table-cell table:style-name="ce21" office:value-type="float" office:value="325" calcext:value-type="float">
            <text:p>325</text:p>
          </table:table-cell>
          <table:table-cell table:style-name="ce21"/>
          <table:table-cell table:style-name="ce21" office:value-type="float" office:value="73" calcext:value-type="float">
            <text:p>7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30044" calcext:value-type="float">
            <text:p>30.044</text:p>
          </table:table-cell>
          <table:table-cell table:style-name="ce20"/>
          <table:table-cell table:style-name="ce20" office:value-type="float" office:value="40676" calcext:value-type="float">
            <text:p>40.676</text:p>
          </table:table-cell>
          <table:table-cell table:style-name="ce20"/>
          <table:table-cell table:style-name="ce20" office:value-type="float" office:value="48183" calcext:value-type="float">
            <text:p>48.183</text:p>
          </table:table-cell>
          <table:table-cell table:style-name="ce20"/>
          <table:table-cell table:style-name="ce20" office:value-type="float" office:value="5165802" calcext:value-type="float">
            <text:p>5.165.802</text:p>
          </table:table-cell>
          <table:table-cell table:style-name="ce20"/>
          <table:table-cell table:style-name="ce20" office:value-type="float" office:value="58815" calcext:value-type="float">
            <text:p>58.815</text:p>
          </table:table-cell>
          <table:table-cell table:style-name="ce20"/>
          <table:table-cell table:style-name="ce20" office:value-type="float" office:value="18139" calcext:value-type="float">
            <text:p>18.1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70507" calcext:value-type="float">
            <text:p>70.507</text:p>
          </table:table-cell>
          <table:table-cell table:style-name="ce21"/>
          <table:table-cell table:style-name="ce21" office:value-type="float" office:value="67606" calcext:value-type="float">
            <text:p>67.606</text:p>
          </table:table-cell>
          <table:table-cell table:style-name="ce21"/>
          <table:table-cell table:style-name="ce21" office:value-type="float" office:value="89460" calcext:value-type="float">
            <text:p>89.460</text:p>
          </table:table-cell>
          <table:table-cell table:style-name="ce21"/>
          <table:table-cell table:style-name="ce21" office:value-type="float" office:value="8237666" calcext:value-type="float">
            <text:p>8.237.666</text:p>
          </table:table-cell>
          <table:table-cell table:style-name="ce21"/>
          <table:table-cell table:style-name="ce21" office:value-type="float" office:value="86559" calcext:value-type="float">
            <text:p>86.559</text:p>
          </table:table-cell>
          <table:table-cell table:style-name="ce21"/>
          <table:table-cell table:style-name="ce21" office:value-type="float" office:value="18953" calcext:value-type="float">
            <text:p>18.9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350177" calcext:value-type="float">
            <text:p>350.177</text:p>
          </table:table-cell>
          <table:table-cell table:style-name="ce20"/>
          <table:table-cell table:style-name="ce20" office:value-type="float" office:value="601272" calcext:value-type="float">
            <text:p>601.272</text:p>
          </table:table-cell>
          <table:table-cell table:style-name="ce20"/>
          <table:table-cell table:style-name="ce20" office:value-type="float" office:value="525651" calcext:value-type="float">
            <text:p>525.651</text:p>
          </table:table-cell>
          <table:table-cell table:style-name="ce20"/>
          <table:table-cell table:style-name="ce20" office:value-type="float" office:value="64853393" calcext:value-type="float">
            <text:p>64.853.393</text:p>
          </table:table-cell>
          <table:table-cell table:style-name="ce20"/>
          <table:table-cell table:style-name="ce20" office:value-type="float" office:value="776746" calcext:value-type="float">
            <text:p>776.746</text:p>
          </table:table-cell>
          <table:table-cell table:style-name="ce20"/>
          <table:table-cell table:style-name="ce20" office:value-type="float" office:value="175474" calcext:value-type="float">
            <text:p>175.4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-309352" calcext:value-type="float">
            <text:p>-309.352</text:p>
          </table:table-cell>
          <table:table-cell table:style-name="ce21"/>
          <table:table-cell table:style-name="ce21" office:value-type="float" office:value="3825334" calcext:value-type="float">
            <text:p>3.825.334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8" calcext:value-type="float">
            <text:p>-938</text:p>
          </table:table-cell>
          <table:table-cell table:style-name="ce20"/>
          <table:table-cell table:style-name="ce20" office:value-type="float" office:value="6329" calcext:value-type="float">
            <text:p>6.329</text:p>
          </table:table-cell>
          <table:table-cell table:style-name="ce20"/>
          <table:table-cell table:style-name="ce20" office:value-type="float" office:value="119" calcext:value-type="float">
            <text:p>119</text:p>
          </table:table-cell>
          <table:table-cell table:style-name="ce20"/>
          <table:table-cell table:style-name="ce20" office:value-type="float" office:value="622099" calcext:value-type="float">
            <text:p>622.099</text:p>
          </table:table-cell>
          <table:table-cell table:style-name="ce20"/>
          <table:table-cell table:style-name="ce20" office:value-type="float" office:value="7386" calcext:value-type="float">
            <text:p>7.386</text:p>
          </table:table-cell>
          <table:table-cell table:style-name="ce20"/>
          <table:table-cell table:style-name="ce20" office:value-type="float" office:value="1057" calcext:value-type="float">
            <text:p>1.05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709579" calcext:value-type="float">
            <text:p>-709.57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9800" calcext:value-type="float">
            <text:p>39.800</text:p>
          </table:table-cell>
          <table:table-cell table:style-name="ce21"/>
          <table:table-cell table:style-name="ce21" office:value-type="float" office:value="-708832" calcext:value-type="float">
            <text:p>-708.832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555159" calcext:value-type="float">
            <text:p>3.555.159</text:p>
          </table:table-cell>
          <table:table-cell table:style-name="ce21"/>
          <table:table-cell table:style-name="ce21" office:value-type="float" office:value="40547" calcext:value-type="float">
            <text:p>40.547</text:p>
          </table:table-cell>
          <table:table-cell table:style-name="ce21"/>
          <table:table-cell table:style-name="ce21" office:value-type="float" office:value="747" calcext:value-type="float">
            <text:p>7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508" calcext:value-type="float">
            <text:p>-508</text:p>
          </table:table-cell>
          <table:table-cell table:style-name="ce20"/>
          <table:table-cell table:style-name="ce20" office:value-type="float" office:value="20461" calcext:value-type="float">
            <text:p>20.46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106" calcext:value-type="float">
            <text:p>2.106</text:p>
          </table:table-cell>
          <table:table-cell table:style-name="ce20"/>
          <table:table-cell table:style-name="ce20" office:value-type="float" office:value="2069172" calcext:value-type="float">
            <text:p>2.069.17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075" calcext:value-type="float">
            <text:p>23.075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614" calcext:value-type="float">
            <text:p>2.6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19228" calcext:value-type="float">
            <text:p>-19.228</text:p>
          </table:table-cell>
          <table:table-cell table:style-name="ce21"/>
          <table:table-cell table:style-name="ce21" office:value-type="float" office:value="49121" calcext:value-type="float">
            <text:p>49.121</text:p>
          </table:table-cell>
          <table:table-cell table:style-name="ce21"/>
          <table:table-cell table:style-name="ce21" office:value-type="float" office:value="-9100" calcext:value-type="float">
            <text:p>-9.100</text:p>
          </table:table-cell>
          <table:table-cell table:style-name="ce21"/>
          <table:table-cell table:style-name="ce21" office:value-type="float" office:value="3729500" calcext:value-type="float">
            <text:p>3.729.50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59249" calcext:value-type="float">
            <text:p>59.249</text:p>
          </table:table-cell>
          <table:table-cell table:style-name="ce21"/>
          <table:table-cell table:style-name="ce21" office:value-type="float" office:value="10128" calcext:value-type="float">
            <text:p>10.1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0501" calcext:value-type="float">
            <text:p>-20.501</text:p>
          </table:table-cell>
          <table:table-cell table:style-name="ce20"/>
          <table:table-cell table:style-name="ce20" office:value-type="float" office:value="22418" calcext:value-type="float">
            <text:p>22.418</text:p>
          </table:table-cell>
          <table:table-cell table:style-name="ce20"/>
          <table:table-cell table:style-name="ce20" office:value-type="float" office:value="-10204" calcext:value-type="float">
            <text:p>-10.204</text:p>
          </table:table-cell>
          <table:table-cell table:style-name="ce20"/>
          <table:table-cell table:style-name="ce20" office:value-type="float" office:value="2885796" calcext:value-type="float">
            <text:p>2.885.796</text:p>
          </table:table-cell>
          <table:table-cell table:style-name="ce20"/>
          <table:table-cell table:style-name="ce20" office:value-type="float" office:value="32715" calcext:value-type="float">
            <text:p>32.715</text:p>
          </table:table-cell>
          <table:table-cell table:style-name="ce20"/>
          <table:table-cell table:style-name="ce20" office:value-type="float" office:value="10297" calcext:value-type="float">
            <text:p>10.29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3678" calcext:value-type="float">
            <text:p>103.678</text:p>
          </table:table-cell>
          <table:table-cell table:style-name="ce21"/>
          <table:table-cell table:style-name="ce21" office:value-type="float" office:value="-38021" calcext:value-type="float">
            <text:p>-38.021</text:p>
          </table:table-cell>
          <table:table-cell table:style-name="ce21"/>
          <table:table-cell table:style-name="ce21" office:value-type="float" office:value="7114393" calcext:value-type="float">
            <text:p>7.114.393</text:p>
          </table:table-cell>
          <table:table-cell table:style-name="ce21"/>
          <table:table-cell table:style-name="ce21" office:value-type="float" office:value="65657" calcext:value-type="float">
            <text:p>65.657</text:p>
          </table:table-cell>
          <table:table-cell table:style-name="ce21"/>
          <table:table-cell table:style-name="ce21" office:value-type="float" office:value="-38021" calcext:value-type="float">
            <text:p>-38.0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24584" calcext:value-type="float">
            <text:p>124.584</text:p>
          </table:table-cell>
          <table:table-cell table:style-name="ce20"/>
          <table:table-cell table:style-name="ce20" office:value-type="float" office:value="405218" calcext:value-type="float">
            <text:p>405.218</text:p>
          </table:table-cell>
          <table:table-cell table:style-name="ce20"/>
          <table:table-cell table:style-name="ce20" office:value-type="float" office:value="1045149" calcext:value-type="float">
            <text:p>1.045.149</text:p>
          </table:table-cell>
          <table:table-cell table:style-name="ce20"/>
          <table:table-cell table:style-name="ce20" office:value-type="float" office:value="77695904" calcext:value-type="float">
            <text:p>77.695.904</text:p>
          </table:table-cell>
          <table:table-cell table:style-name="ce20"/>
          <table:table-cell table:style-name="ce20" office:value-type="float" office:value="1325783" calcext:value-type="float">
            <text:p>1.325.783</text:p>
          </table:table-cell>
          <table:table-cell table:style-name="ce20"/>
          <table:table-cell table:style-name="ce20" office:value-type="float" office:value="920565" calcext:value-type="float">
            <text:p>920.56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4233" calcext:value-type="float">
            <text:p>14.233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594796" calcext:value-type="float">
            <text:p>594.796</text:p>
          </table:table-cell>
          <table:table-cell table:style-name="ce21"/>
          <table:table-cell table:style-name="ce21" office:value-type="float" office:value="-168782" calcext:value-type="float">
            <text:p>-168.782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2759661" calcext:value-type="float">
            <text:p>42.759.66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411781" calcext:value-type="float">
            <text:p>411.781</text:p>
          </table:table-cell>
          <table:table-cell table:style-name="ce21"/>
          <table:table-cell table:style-name="ce21" office:value-type="float" office:value="-183015" calcext:value-type="float">
            <text:p>-183.01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49732" calcext:value-type="float">
            <text:p>-49.73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8202" calcext:value-type="float">
            <text:p>8.202</text:p>
          </table:table-cell>
          <table:table-cell table:style-name="ce20"/>
          <table:table-cell table:style-name="ce20" office:value-type="float" office:value="-33340" calcext:value-type="float">
            <text:p>-33.340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804944" calcext:value-type="float">
            <text:p>1.804.94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4594" calcext:value-type="float">
            <text:p>24.594</text:p>
          </table:table-cell>
          <table:table-cell table:style-name="ce20"/>
          <table:table-cell table:style-name="ce20" office:value-type="float" office:value="16392" calcext:value-type="float">
            <text:p>16.3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18494" calcext:value-type="float">
            <text:p>18.49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20026" calcext:value-type="float">
            <text:p>120.026</text:p>
          </table:table-cell>
          <table:table-cell table:style-name="ce20"/>
          <table:table-cell table:style-name="ce20" office:value-type="float" office:value="17496" calcext:value-type="float">
            <text:p>17.496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9480868" calcext:value-type="float">
            <text:p>9.480.86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19028" calcext:value-type="float">
            <text:p>119.028</text:p>
          </table:table-cell>
          <table:table-cell table:style-name="ce20"/>
          <table:table-cell table:style-name="ce20" office:value-type="float" office:value="-998" calcext:value-type="float">
            <text:p>-9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float" office:value="481" calcext:value-type="float">
            <text:p>481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89" calcext:value-type="float">
            <text:p>28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500" calcext:value-type="float">
            <text:p>5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700" calcext:value-type="float">
            <text:p>37.7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08" calcext:value-type="float">
            <text:p>30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string" calcext:value-type="string">
            <text:p>e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82" calcext:value-type="float">
            <text:p>182</text:p>
          </table:table-cell>
          <table:table-cell table:style-name="ce21"/>
          <table:table-cell table:style-name="ce21" office:value-type="float" office:value="235" calcext:value-type="float">
            <text:p>235</text:p>
          </table:table-cell>
          <table:table-cell table:style-name="ce21"/>
          <table:table-cell table:style-name="ce21" office:value-type="float" office:value="216" calcext:value-type="float">
            <text:p>216</text:p>
          </table:table-cell>
          <table:table-cell table:style-name="ce21"/>
          <table:table-cell table:style-name="ce21" office:value-type="float" office:value="32789" calcext:value-type="float">
            <text:p>32.789</text:p>
          </table:table-cell>
          <table:table-cell table:style-name="ce21"/>
          <table:table-cell table:style-name="ce21" office:value-type="float" office:value="269" calcext:value-type="float">
            <text:p>269</text:p>
          </table:table-cell>
          <table:table-cell table:style-name="ce21"/>
          <table:table-cell table:style-name="ce21" office:value-type="float" office:value="34" calcext:value-type="float">
            <text:p>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25906" calcext:value-type="float">
            <text:p>-25.906</text:p>
          </table:table-cell>
          <table:table-cell table:style-name="ce20"/>
          <table:table-cell table:style-name="ce20" office:value-type="float" office:value="27878" calcext:value-type="float">
            <text:p>27.878</text:p>
          </table:table-cell>
          <table:table-cell table:style-name="ce20"/>
          <table:table-cell table:style-name="ce20" office:value-type="float" office:value="-12021" calcext:value-type="float">
            <text:p>-12.021</text:p>
          </table:table-cell>
          <table:table-cell table:style-name="ce20"/>
          <table:table-cell table:style-name="ce20" office:value-type="float" office:value="3010598" calcext:value-type="float">
            <text:p>3.010.598</text:p>
          </table:table-cell>
          <table:table-cell table:style-name="ce20"/>
          <table:table-cell table:style-name="ce20" office:value-type="float" office:value="41763" calcext:value-type="float">
            <text:p>41.763</text:p>
          </table:table-cell>
          <table:table-cell table:style-name="ce20"/>
          <table:table-cell table:style-name="ce20" office:value-type="float" office:value="13885" calcext:value-type="float">
            <text:p>13.88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092" calcext:value-type="float">
            <text:p>1.092</text:p>
          </table:table-cell>
          <table:table-cell table:style-name="ce21"/>
          <table:table-cell table:style-name="ce21" office:value-type="float" office:value="54697" calcext:value-type="float">
            <text:p>54.697</text:p>
          </table:table-cell>
          <table:table-cell table:style-name="ce21"/>
          <table:table-cell table:style-name="ce21" office:value-type="float" office:value="112605" calcext:value-type="float">
            <text:p>112.605</text:p>
          </table:table-cell>
          <table:table-cell table:style-name="ce21"/>
          <table:table-cell table:style-name="ce21" office:value-type="float" office:value="9593038" calcext:value-type="float">
            <text:p>9.593.038</text:p>
          </table:table-cell>
          <table:table-cell table:style-name="ce21"/>
          <table:table-cell table:style-name="ce21" office:value-type="float" office:value="166210" calcext:value-type="float">
            <text:p>166.210</text:p>
          </table:table-cell>
          <table:table-cell table:style-name="ce21"/>
          <table:table-cell table:style-name="ce21" office:value-type="float" office:value="111513" calcext:value-type="float">
            <text:p>111.513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7" table:style-name="ta2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6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820577" calcext:value-type="float">
            <text:p>820.57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534200" calcext:value-type="float">
            <text:p>4.534.200</text:p>
          </table:table-cell>
          <table:table-cell table:style-name="ce20"/>
          <table:table-cell table:style-name="ce20" office:value-type="float" office:value="664817" calcext:value-type="float">
            <text:p>664.81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43987823" calcext:value-type="float">
            <text:p>443.987.823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378440" calcext:value-type="float">
            <text:p>4.378.440</text:p>
          </table:table-cell>
          <table:table-cell table:style-name="ce20"/>
          <table:table-cell table:style-name="ce20" office:value-type="float" office:value="-155760" calcext:value-type="float">
            <text:p>-155.7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26811" calcext:value-type="float">
            <text:p>26.811</text:p>
          </table:table-cell>
          <table:table-cell table:style-name="ce21"/>
          <table:table-cell table:style-name="ce21" office:value-type="float" office:value="108097" calcext:value-type="float">
            <text:p>108.097</text:p>
          </table:table-cell>
          <table:table-cell table:style-name="ce21"/>
          <table:table-cell table:style-name="ce21" office:value-type="float" office:value="40610" calcext:value-type="float">
            <text:p>40.610</text:p>
          </table:table-cell>
          <table:table-cell table:style-name="ce21"/>
          <table:table-cell table:style-name="ce21" office:value-type="float" office:value="11311117" calcext:value-type="float">
            <text:p>11.311.117</text:p>
          </table:table-cell>
          <table:table-cell table:style-name="ce21"/>
          <table:table-cell table:style-name="ce21" office:value-type="float" office:value="121896" calcext:value-type="float">
            <text:p>121.896</text:p>
          </table:table-cell>
          <table:table-cell table:style-name="ce21"/>
          <table:table-cell table:style-name="ce21" office:value-type="float" office:value="13799" calcext:value-type="float">
            <text:p>13.79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6645" calcext:value-type="float">
            <text:p>-46.645</text:p>
          </table:table-cell>
          <table:table-cell table:style-name="ce20"/>
          <table:table-cell table:style-name="ce20" office:value-type="float" office:value="107580" calcext:value-type="float">
            <text:p>107.580</text:p>
          </table:table-cell>
          <table:table-cell table:style-name="ce20"/>
          <table:table-cell table:style-name="ce20" office:value-type="float" office:value="-89241" calcext:value-type="float">
            <text:p>-89.241</text:p>
          </table:table-cell>
          <table:table-cell table:style-name="ce20"/>
          <table:table-cell table:style-name="ce20" office:value-type="float" office:value="6938759" calcext:value-type="float">
            <text:p>6.938.759</text:p>
          </table:table-cell>
          <table:table-cell table:style-name="ce20"/>
          <table:table-cell table:style-name="ce20" office:value-type="float" office:value="64984" calcext:value-type="float">
            <text:p>64.984</text:p>
          </table:table-cell>
          <table:table-cell table:style-name="ce20"/>
          <table:table-cell table:style-name="ce20" office:value-type="float" office:value="-42596" calcext:value-type="float">
            <text:p>-42.5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0064" calcext:value-type="float">
            <text:p>20.064</text:p>
          </table:table-cell>
          <table:table-cell table:style-name="ce21"/>
          <table:table-cell table:style-name="ce21" office:value-type="float" office:value="107750" calcext:value-type="float">
            <text:p>107.750</text:p>
          </table:table-cell>
          <table:table-cell table:style-name="ce21"/>
          <table:table-cell table:style-name="ce21" office:value-type="float" office:value="24977" calcext:value-type="float">
            <text:p>24.977</text:p>
          </table:table-cell>
          <table:table-cell table:style-name="ce21"/>
          <table:table-cell table:style-name="ce21" office:value-type="float" office:value="10553843" calcext:value-type="float">
            <text:p>10.553.843</text:p>
          </table:table-cell>
          <table:table-cell table:style-name="ce21"/>
          <table:table-cell table:style-name="ce21" office:value-type="float" office:value="112663" calcext:value-type="float">
            <text:p>112.663</text:p>
          </table:table-cell>
          <table:table-cell table:style-name="ce21"/>
          <table:table-cell table:style-name="ce21" office:value-type="float" office:value="4913" calcext:value-type="float">
            <text:p>4.91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32728" calcext:value-type="float">
            <text:p>32.728</text:p>
          </table:table-cell>
          <table:table-cell table:style-name="ce20"/>
          <table:table-cell table:style-name="ce20" office:value-type="float" office:value="52824" calcext:value-type="float">
            <text:p>52.824</text:p>
          </table:table-cell>
          <table:table-cell table:style-name="ce20"/>
          <table:table-cell table:style-name="ce20" office:value-type="float" office:value="41518" calcext:value-type="float">
            <text:p>41.518</text:p>
          </table:table-cell>
          <table:table-cell table:style-name="ce20"/>
          <table:table-cell table:style-name="ce20" office:value-type="float" office:value="5707251" calcext:value-type="float">
            <text:p>5.707.251</text:p>
          </table:table-cell>
          <table:table-cell table:style-name="ce20"/>
          <table:table-cell table:style-name="ce20" office:value-type="float" office:value="61614" calcext:value-type="float">
            <text:p>61.614</text:p>
          </table:table-cell>
          <table:table-cell table:style-name="ce20"/>
          <table:table-cell table:style-name="ce20" office:value-type="float" office:value="8790" calcext:value-type="float">
            <text:p>8.7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464730" calcext:value-type="float">
            <text:p>464.730</text:p>
          </table:table-cell>
          <table:table-cell table:style-name="ce21"/>
          <table:table-cell table:style-name="ce21" office:value-type="float" office:value="910902" calcext:value-type="float">
            <text:p>910.902</text:p>
          </table:table-cell>
          <table:table-cell table:style-name="ce21"/>
          <table:table-cell table:style-name="ce21" office:value-type="float" office:value="345969" calcext:value-type="float">
            <text:p>345.969</text:p>
          </table:table-cell>
          <table:table-cell table:style-name="ce21"/>
          <table:table-cell table:style-name="ce21" office:value-type="float" office:value="82175684" calcext:value-type="float">
            <text:p>82.175.684</text:p>
          </table:table-cell>
          <table:table-cell table:style-name="ce21"/>
          <table:table-cell table:style-name="ce21" office:value-type="float" office:value="792141" calcext:value-type="float">
            <text:p>792.141</text:p>
          </table:table-cell>
          <table:table-cell table:style-name="ce21"/>
          <table:table-cell table:style-name="ce21" office:value-type="float" office:value="-118761" calcext:value-type="float">
            <text:p>-118.76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464730" calcext:value-type="float">
            <text:p>464.730</text:p>
          </table:table-cell>
          <table:table-cell table:style-name="ce20"/>
          <table:table-cell table:style-name="ce20" office:value-type="float" office:value="910902" calcext:value-type="float">
            <text:p>910.902</text:p>
          </table:table-cell>
          <table:table-cell table:style-name="ce20"/>
          <table:table-cell table:style-name="ce20" office:value-type="float" office:value="345969" calcext:value-type="float">
            <text:p>345.969</text:p>
          </table:table-cell>
          <table:table-cell table:style-name="ce20"/>
          <table:table-cell table:style-name="ce20" office:value-type="float" office:value="82175684" calcext:value-type="float">
            <text:p>82.175.684</text:p>
          </table:table-cell>
          <table:table-cell table:style-name="ce20"/>
          <table:table-cell table:style-name="ce20" office:value-type="float" office:value="792141" calcext:value-type="float">
            <text:p>792.141</text:p>
          </table:table-cell>
          <table:table-cell table:style-name="ce20"/>
          <table:table-cell table:style-name="ce20" office:value-type="float" office:value="-118761" calcext:value-type="float">
            <text:p>-118.76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1030" calcext:value-type="float">
            <text:p>1.030</text:p>
          </table:table-cell>
          <table:table-cell table:style-name="ce21"/>
          <table:table-cell table:style-name="ce21" office:value-type="float" office:value="15392" calcext:value-type="float">
            <text:p>15.392</text:p>
          </table:table-cell>
          <table:table-cell table:style-name="ce21"/>
          <table:table-cell table:style-name="ce21" office:value-type="float" office:value="-309" calcext:value-type="float">
            <text:p>-309</text:p>
          </table:table-cell>
          <table:table-cell table:style-name="ce21"/>
          <table:table-cell table:style-name="ce21" office:value-type="float" office:value="1315944" calcext:value-type="float">
            <text:p>1.315.944</text:p>
          </table:table-cell>
          <table:table-cell table:style-name="ce21"/>
          <table:table-cell table:style-name="ce21" office:value-type="float" office:value="14053" calcext:value-type="float">
            <text:p>14.053</text:p>
          </table:table-cell>
          <table:table-cell table:style-name="ce21"/>
          <table:table-cell table:style-name="ce21" office:value-type="float" office:value="-1339" calcext:value-type="float">
            <text:p>-1.3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9697" calcext:value-type="float">
            <text:p>39.697</text:p>
          </table:table-cell>
          <table:table-cell table:style-name="ce20"/>
          <table:table-cell table:style-name="ce20" office:value-type="float" office:value="30667" calcext:value-type="float">
            <text:p>30.667</text:p>
          </table:table-cell>
          <table:table-cell table:style-name="ce20"/>
          <table:table-cell table:style-name="ce20" office:value-type="float" office:value="72871" calcext:value-type="float">
            <text:p>72.871</text:p>
          </table:table-cell>
          <table:table-cell table:style-name="ce20"/>
          <table:table-cell table:style-name="ce20" office:value-type="float" office:value="4726286" calcext:value-type="float">
            <text:p>4.726.286</text:p>
          </table:table-cell>
          <table:table-cell table:style-name="ce20"/>
          <table:table-cell table:style-name="ce20" office:value-type="float" office:value="63841" calcext:value-type="float">
            <text:p>63.841</text:p>
          </table:table-cell>
          <table:table-cell table:style-name="ce20"/>
          <table:table-cell table:style-name="ce20" office:value-type="float" office:value="33174" calcext:value-type="float">
            <text:p>33.1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10335" calcext:value-type="float">
            <text:p>10.335</text:p>
          </table:table-cell>
          <table:table-cell table:style-name="ce21"/>
          <table:table-cell table:style-name="ce21" office:value-type="float" office:value="118788" calcext:value-type="float">
            <text:p>118.788</text:p>
          </table:table-cell>
          <table:table-cell table:style-name="ce21"/>
          <table:table-cell table:style-name="ce21" office:value-type="float" office:value="-15555" calcext:value-type="float">
            <text:p>-15.555</text:p>
          </table:table-cell>
          <table:table-cell table:style-name="ce21"/>
          <table:table-cell table:style-name="ce21" office:value-type="float" office:value="10783748" calcext:value-type="float">
            <text:p>10.783.748</text:p>
          </table:table-cell>
          <table:table-cell table:style-name="ce21"/>
          <table:table-cell table:style-name="ce21" office:value-type="float" office:value="92898" calcext:value-type="float">
            <text:p>92.898</text:p>
          </table:table-cell>
          <table:table-cell table:style-name="ce21"/>
          <table:table-cell table:style-name="ce21" office:value-type="float" office:value="-25890" calcext:value-type="float">
            <text:p>-25.89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78006" calcext:value-type="float">
            <text:p>78.006</text:p>
          </table:table-cell>
          <table:table-cell table:style-name="ce20"/>
          <table:table-cell table:style-name="ce20" office:value-type="float" office:value="408231" calcext:value-type="float">
            <text:p>408.231</text:p>
          </table:table-cell>
          <table:table-cell table:style-name="ce20"/>
          <table:table-cell table:style-name="ce20" office:value-type="float" office:value="78509" calcext:value-type="float">
            <text:p>78.509</text:p>
          </table:table-cell>
          <table:table-cell table:style-name="ce20"/>
          <table:table-cell table:style-name="ce20" office:value-type="float" office:value="46418884" calcext:value-type="float">
            <text:p>46.418.884</text:p>
          </table:table-cell>
          <table:table-cell table:style-name="ce20"/>
          <table:table-cell table:style-name="ce20" office:value-type="float" office:value="408734" calcext:value-type="float">
            <text:p>408.734</text:p>
          </table:table-cell>
          <table:table-cell table:style-name="ce20"/>
          <table:table-cell table:style-name="ce20" office:value-type="float" office:value="503" calcext:value-type="float">
            <text:p>50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-18895" calcext:value-type="float">
            <text:p>-18.895</text:p>
          </table:table-cell>
          <table:table-cell table:style-name="ce21"/>
          <table:table-cell table:style-name="ce21" office:value-type="float" office:value="594005" calcext:value-type="float">
            <text:p>594.005</text:p>
          </table:table-cell>
          <table:table-cell table:style-name="ce21"/>
          <table:table-cell table:style-name="ce21" office:value-type="float" office:value="171425" calcext:value-type="float">
            <text:p>171.425</text:p>
          </table:table-cell>
          <table:table-cell table:style-name="ce21"/>
          <table:table-cell table:style-name="ce21" office:value-type="float" office:value="66638391" calcext:value-type="float">
            <text:p>66.638.391</text:p>
          </table:table-cell>
          <table:table-cell table:style-name="ce21"/>
          <table:table-cell table:style-name="ce21" office:value-type="float" office:value="784325" calcext:value-type="float">
            <text:p>784.325</text:p>
          </table:table-cell>
          <table:table-cell table:style-name="ce21"/>
          <table:table-cell table:style-name="ce21" office:value-type="float" office:value="190320" calcext:value-type="float">
            <text:p>190.3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38341" calcext:value-type="float">
            <text:p>-38.341</text:p>
          </table:table-cell>
          <table:table-cell table:style-name="ce21"/>
          <table:table-cell table:style-name="ce21" office:value-type="float" office:value="51542" calcext:value-type="float">
            <text:p>51.542</text:p>
          </table:table-cell>
          <table:table-cell table:style-name="ce21"/>
          <table:table-cell table:style-name="ce21" office:value-type="float" office:value="-52346" calcext:value-type="float">
            <text:p>-52.346</text:p>
          </table:table-cell>
          <table:table-cell table:style-name="ce21"/>
          <table:table-cell table:style-name="ce21" office:value-type="float" office:value="4131115" calcext:value-type="float">
            <text:p>4.131.115</text:p>
          </table:table-cell>
          <table:table-cell table:style-name="ce21"/>
          <table:table-cell table:style-name="ce21" office:value-type="float" office:value="37537" calcext:value-type="float">
            <text:p>37.537</text:p>
          </table:table-cell>
          <table:table-cell table:style-name="ce21"/>
          <table:table-cell table:style-name="ce21" office:value-type="float" office:value="-14005" calcext:value-type="float">
            <text:p>-14.00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44845" calcext:value-type="float">
            <text:p>44.845</text:p>
          </table:table-cell>
          <table:table-cell table:style-name="ce20"/>
          <table:table-cell table:style-name="ce20" office:value-type="float" office:value="615261" calcext:value-type="float">
            <text:p>615.261</text:p>
          </table:table-cell>
          <table:table-cell table:style-name="ce20"/>
          <table:table-cell table:style-name="ce20" office:value-type="float" office:value="-96978" calcext:value-type="float">
            <text:p>-96.978</text:p>
          </table:table-cell>
          <table:table-cell table:style-name="ce20"/>
          <table:table-cell table:style-name="ce20" office:value-type="float" office:value="60163712" calcext:value-type="float">
            <text:p>60.163.712</text:p>
          </table:table-cell>
          <table:table-cell table:style-name="ce20"/>
          <table:table-cell table:style-name="ce20" office:value-type="float" office:value="473438" calcext:value-type="float">
            <text:p>473.438</text:p>
          </table:table-cell>
          <table:table-cell table:style-name="ce20"/>
          <table:table-cell table:style-name="ce20" office:value-type="float" office:value="-141823" calcext:value-type="float">
            <text:p>-141.82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2499" calcext:value-type="float">
            <text:p>2.499</text:p>
          </table:table-cell>
          <table:table-cell table:style-name="ce21"/>
          <table:table-cell table:style-name="ce21" office:value-type="float" office:value="5471" calcext:value-type="float">
            <text:p>5.471</text:p>
          </table:table-cell>
          <table:table-cell table:style-name="ce21"/>
          <table:table-cell table:style-name="ce21" office:value-type="float" office:value="6483" calcext:value-type="float">
            <text:p>6.483</text:p>
          </table:table-cell>
          <table:table-cell table:style-name="ce21"/>
          <table:table-cell table:style-name="ce21" office:value-type="float" office:value="848319" calcext:value-type="float">
            <text:p>848.319</text:p>
          </table:table-cell>
          <table:table-cell table:style-name="ce21"/>
          <table:table-cell table:style-name="ce21" office:value-type="float" office:value="9455" calcext:value-type="float">
            <text:p>9.455</text:p>
          </table:table-cell>
          <table:table-cell table:style-name="ce21"/>
          <table:table-cell table:style-name="ce21" office:value-type="float" office:value="3984" calcext:value-type="float">
            <text:p>3.9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12229" calcext:value-type="float">
            <text:p>-12.229</text:p>
          </table:table-cell>
          <table:table-cell table:style-name="ce20"/>
          <table:table-cell table:style-name="ce20" office:value-type="float" office:value="28580" calcext:value-type="float">
            <text:p>28.580</text:p>
          </table:table-cell>
          <table:table-cell table:style-name="ce20"/>
          <table:table-cell table:style-name="ce20" office:value-type="float" office:value="-18841" calcext:value-type="float">
            <text:p>-18.841</text:p>
          </table:table-cell>
          <table:table-cell table:style-name="ce20"/>
          <table:table-cell table:style-name="ce20" office:value-type="float" office:value="1968957" calcext:value-type="float">
            <text:p>1.968.957</text:p>
          </table:table-cell>
          <table:table-cell table:style-name="ce20"/>
          <table:table-cell table:style-name="ce20" office:value-type="float" office:value="21968" calcext:value-type="float">
            <text:p>21.968</text:p>
          </table:table-cell>
          <table:table-cell table:style-name="ce20"/>
          <table:table-cell table:style-name="ce20" office:value-type="float" office:value="-6612" calcext:value-type="float">
            <text:p>-6.6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4904" calcext:value-type="float">
            <text:p>-24.904</text:p>
          </table:table-cell>
          <table:table-cell table:style-name="ce21"/>
          <table:table-cell table:style-name="ce21" office:value-type="float" office:value="41106" calcext:value-type="float">
            <text:p>41.106</text:p>
          </table:table-cell>
          <table:table-cell table:style-name="ce21"/>
          <table:table-cell table:style-name="ce21" office:value-type="float" office:value="-36496" calcext:value-type="float">
            <text:p>-36.496</text:p>
          </table:table-cell>
          <table:table-cell table:style-name="ce21"/>
          <table:table-cell table:style-name="ce21" office:value-type="float" office:value="2895573" calcext:value-type="float">
            <text:p>2.895.573</text:p>
          </table:table-cell>
          <table:table-cell table:style-name="ce21"/>
          <table:table-cell table:style-name="ce21" office:value-type="float" office:value="29514" calcext:value-type="float">
            <text:p>29.514</text:p>
          </table:table-cell>
          <table:table-cell table:style-name="ce21"/>
          <table:table-cell table:style-name="ce21" office:value-type="float" office:value="-11592" calcext:value-type="float">
            <text:p>-11.5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9446" calcext:value-type="float">
            <text:p>9.446</text:p>
          </table:table-cell>
          <table:table-cell table:style-name="ce20"/>
          <table:table-cell table:style-name="ce20" office:value-type="float" office:value="3967" calcext:value-type="float">
            <text:p>3.967</text:p>
          </table:table-cell>
          <table:table-cell table:style-name="ce20"/>
          <table:table-cell table:style-name="ce20" office:value-type="float" office:value="11529" calcext:value-type="float">
            <text:p>11.529</text:p>
          </table:table-cell>
          <table:table-cell table:style-name="ce20"/>
          <table:table-cell table:style-name="ce20" office:value-type="float" office:value="576249" calcext:value-type="float">
            <text:p>576.249</text:p>
          </table:table-cell>
          <table:table-cell table:style-name="ce20"/>
          <table:table-cell table:style-name="ce20" office:value-type="float" office:value="6050" calcext:value-type="float">
            <text:p>6.050</text:p>
          </table:table-cell>
          <table:table-cell table:style-name="ce20"/>
          <table:table-cell table:style-name="ce20" office:value-type="float" office:value="2083" calcext:value-type="float">
            <text:p>2.0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-8058" calcext:value-type="float">
            <text:p>-8.058</text:p>
          </table:table-cell>
          <table:table-cell table:style-name="ce21"/>
          <table:table-cell table:style-name="ce21" office:value-type="float" office:value="127098" calcext:value-type="float">
            <text:p>127.098</text:p>
          </table:table-cell>
          <table:table-cell table:style-name="ce21"/>
          <table:table-cell table:style-name="ce21" office:value-type="float" office:value="-39795" calcext:value-type="float">
            <text:p>-39.795</text:p>
          </table:table-cell>
          <table:table-cell table:style-name="ce21"/>
          <table:table-cell table:style-name="ce21" office:value-type="float" office:value="9779652" calcext:value-type="float">
            <text:p>9.779.652</text:p>
          </table:table-cell>
          <table:table-cell table:style-name="ce21"/>
          <table:table-cell table:style-name="ce21" office:value-type="float" office:value="95361" calcext:value-type="float">
            <text:p>95.361</text:p>
          </table:table-cell>
          <table:table-cell table:style-name="ce21"/>
          <table:table-cell table:style-name="ce21" office:value-type="float" office:value="-31737" calcext:value-type="float">
            <text:p>-31.7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8606" calcext:value-type="float">
            <text:p>8.606</text:p>
          </table:table-cell>
          <table:table-cell table:style-name="ce20"/>
          <table:table-cell table:style-name="ce20" office:value-type="float" office:value="3342" calcext:value-type="float">
            <text:p>3.342</text:p>
          </table:table-cell>
          <table:table-cell table:style-name="ce20"/>
          <table:table-cell table:style-name="ce20" office:value-type="float" office:value="9740" calcext:value-type="float">
            <text:p>9.740</text:p>
          </table:table-cell>
          <table:table-cell table:style-name="ce20"/>
          <table:table-cell table:style-name="ce20" office:value-type="float" office:value="449635" calcext:value-type="float">
            <text:p>449.635</text:p>
          </table:table-cell>
          <table:table-cell table:style-name="ce20"/>
          <table:table-cell table:style-name="ce20" office:value-type="float" office:value="4476" calcext:value-type="float">
            <text:p>4.476</text:p>
          </table:table-cell>
          <table:table-cell table:style-name="ce20"/>
          <table:table-cell table:style-name="ce20" office:value-type="float" office:value="1134" calcext:value-type="float">
            <text:p>1.13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78864" calcext:value-type="float">
            <text:p>78.864</text:p>
          </table:table-cell>
          <table:table-cell table:style-name="ce21"/>
          <table:table-cell table:style-name="ce21" office:value-type="float" office:value="148997" calcext:value-type="float">
            <text:p>148.997</text:p>
          </table:table-cell>
          <table:table-cell table:style-name="ce21"/>
          <table:table-cell table:style-name="ce21" office:value-type="float" office:value="102387" calcext:value-type="float">
            <text:p>102.387</text:p>
          </table:table-cell>
          <table:table-cell table:style-name="ce21"/>
          <table:table-cell table:style-name="ce21" office:value-type="float" office:value="16979120" calcext:value-type="float">
            <text:p>16.979.120</text:p>
          </table:table-cell>
          <table:table-cell table:style-name="ce21"/>
          <table:table-cell table:style-name="ce21" office:value-type="float" office:value="172520" calcext:value-type="float">
            <text:p>172.520</text:p>
          </table:table-cell>
          <table:table-cell table:style-name="ce21"/>
          <table:table-cell table:style-name="ce21" office:value-type="float" office:value="23523" calcext:value-type="float">
            <text:p>23.52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65388" calcext:value-type="float">
            <text:p>65.388</text:p>
          </table:table-cell>
          <table:table-cell table:style-name="ce20"/>
          <table:table-cell table:style-name="ce20" office:value-type="float" office:value="80669" calcext:value-type="float">
            <text:p>80.669</text:p>
          </table:table-cell>
          <table:table-cell table:style-name="ce20"/>
          <table:table-cell table:style-name="ce20" office:value-type="float" office:value="72394" calcext:value-type="float">
            <text:p>72.394</text:p>
          </table:table-cell>
          <table:table-cell table:style-name="ce20"/>
          <table:table-cell table:style-name="ce20" office:value-type="float" office:value="8700471" calcext:value-type="float">
            <text:p>8.700.471</text:p>
          </table:table-cell>
          <table:table-cell table:style-name="ce20"/>
          <table:table-cell table:style-name="ce20" office:value-type="float" office:value="87675" calcext:value-type="float">
            <text:p>87.675</text:p>
          </table:table-cell>
          <table:table-cell table:style-name="ce20"/>
          <table:table-cell table:style-name="ce20" office:value-type="float" office:value="7006" calcext:value-type="float">
            <text:p>7.0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11507" calcext:value-type="float">
            <text:p>11.507</text:p>
          </table:table-cell>
          <table:table-cell table:style-name="ce21"/>
          <table:table-cell table:style-name="ce21" office:value-type="float" office:value="388009" calcext:value-type="float">
            <text:p>388.009</text:p>
          </table:table-cell>
          <table:table-cell table:style-name="ce21"/>
          <table:table-cell table:style-name="ce21" office:value-type="float" office:value="5755" calcext:value-type="float">
            <text:p>5.755</text:p>
          </table:table-cell>
          <table:table-cell table:style-name="ce21"/>
          <table:table-cell table:style-name="ce21" office:value-type="float" office:value="37967209" calcext:value-type="float">
            <text:p>37.967.209</text:p>
          </table:table-cell>
          <table:table-cell table:style-name="ce21"/>
          <table:table-cell table:style-name="ce21" office:value-type="float" office:value="382257" calcext:value-type="float">
            <text:p>382.257</text:p>
          </table:table-cell>
          <table:table-cell table:style-name="ce21"/>
          <table:table-cell table:style-name="ce21" office:value-type="float" office:value="-5752" calcext:value-type="float">
            <text:p>-5.7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-629" calcext:value-type="float">
            <text:p>-629</text:p>
          </table:table-cell>
          <table:table-cell table:style-name="ce20"/>
          <table:table-cell table:style-name="ce20" office:value-type="float" office:value="110573" calcext:value-type="float">
            <text:p>110.573</text:p>
          </table:table-cell>
          <table:table-cell table:style-name="ce20"/>
          <table:table-cell table:style-name="ce20" office:value-type="float" office:value="-24076" calcext:value-type="float">
            <text:p>-24.076</text:p>
          </table:table-cell>
          <table:table-cell table:style-name="ce20"/>
          <table:table-cell table:style-name="ce20" office:value-type="float" office:value="10368554" calcext:value-type="float">
            <text:p>10.368.554</text:p>
          </table:table-cell>
          <table:table-cell table:style-name="ce20"/>
          <table:table-cell table:style-name="ce20" office:value-type="float" office:value="87126" calcext:value-type="float">
            <text:p>87.126</text:p>
          </table:table-cell>
          <table:table-cell table:style-name="ce20"/>
          <table:table-cell table:style-name="ce20" office:value-type="float" office:value="-23447" calcext:value-type="float">
            <text:p>-23.4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64005" calcext:value-type="float">
            <text:p>-64.005</text:p>
          </table:table-cell>
          <table:table-cell table:style-name="ce21"/>
          <table:table-cell table:style-name="ce21" office:value-type="float" office:value="258404" calcext:value-type="float">
            <text:p>258.404</text:p>
          </table:table-cell>
          <table:table-cell table:style-name="ce21"/>
          <table:table-cell table:style-name="ce21" office:value-type="float" office:value="-116636" calcext:value-type="float">
            <text:p>-116.636</text:p>
          </table:table-cell>
          <table:table-cell table:style-name="ce21"/>
          <table:table-cell table:style-name="ce21" office:value-type="float" office:value="19760585" calcext:value-type="float">
            <text:p>19.760.585</text:p>
          </table:table-cell>
          <table:table-cell table:style-name="ce21"/>
          <table:table-cell table:style-name="ce21" office:value-type="float" office:value="205773" calcext:value-type="float">
            <text:p>205.773</text:p>
          </table:table-cell>
          <table:table-cell table:style-name="ce21"/>
          <table:table-cell table:style-name="ce21" office:value-type="float" office:value="-52631" calcext:value-type="float">
            <text:p>-52.6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051" calcext:value-type="float">
            <text:p>1.051</text:p>
          </table:table-cell>
          <table:table-cell table:style-name="ce20"/>
          <table:table-cell table:style-name="ce20" office:value-type="float" office:value="19689" calcext:value-type="float">
            <text:p>19.689</text:p>
          </table:table-cell>
          <table:table-cell table:style-name="ce20"/>
          <table:table-cell table:style-name="ce20" office:value-type="float" office:value="1707" calcext:value-type="float">
            <text:p>1.707</text:p>
          </table:table-cell>
          <table:table-cell table:style-name="ce20"/>
          <table:table-cell table:style-name="ce20" office:value-type="float" office:value="2064188" calcext:value-type="float">
            <text:p>2.064.188</text:p>
          </table:table-cell>
          <table:table-cell table:style-name="ce20"/>
          <table:table-cell table:style-name="ce20" office:value-type="float" office:value="20345" calcext:value-type="float">
            <text:p>20.345</text:p>
          </table:table-cell>
          <table:table-cell table:style-name="ce20"/>
          <table:table-cell table:style-name="ce20" office:value-type="float" office:value="656" calcext:value-type="float">
            <text:p>6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885" calcext:value-type="float">
            <text:p>3.885</text:p>
          </table:table-cell>
          <table:table-cell table:style-name="ce21"/>
          <table:table-cell table:style-name="ce21" office:value-type="float" office:value="52351" calcext:value-type="float">
            <text:p>52.351</text:p>
          </table:table-cell>
          <table:table-cell table:style-name="ce21"/>
          <table:table-cell table:style-name="ce21" office:value-type="float" office:value="9091" calcext:value-type="float">
            <text:p>9.091</text:p>
          </table:table-cell>
          <table:table-cell table:style-name="ce21"/>
          <table:table-cell table:style-name="ce21" office:value-type="float" office:value="5426252" calcext:value-type="float">
            <text:p>5.426.252</text:p>
          </table:table-cell>
          <table:table-cell table:style-name="ce21"/>
          <table:table-cell table:style-name="ce21" office:value-type="float" office:value="57557" calcext:value-type="float">
            <text:p>57.557</text:p>
          </table:table-cell>
          <table:table-cell table:style-name="ce21"/>
          <table:table-cell table:style-name="ce21" office:value-type="float" office:value="5206" calcext:value-type="float">
            <text:p>5.20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7098" calcext:value-type="float">
            <text:p>17.098</text:p>
          </table:table-cell>
          <table:table-cell table:style-name="ce20"/>
          <table:table-cell table:style-name="ce20" office:value-type="float" office:value="53923" calcext:value-type="float">
            <text:p>53.923</text:p>
          </table:table-cell>
          <table:table-cell table:style-name="ce20"/>
          <table:table-cell table:style-name="ce20" office:value-type="float" office:value="15989" calcext:value-type="float">
            <text:p>15.989</text:p>
          </table:table-cell>
          <table:table-cell table:style-name="ce20"/>
          <table:table-cell table:style-name="ce20" office:value-type="float" office:value="5487308" calcext:value-type="float">
            <text:p>5.487.308</text:p>
          </table:table-cell>
          <table:table-cell table:style-name="ce20"/>
          <table:table-cell table:style-name="ce20" office:value-type="float" office:value="52814" calcext:value-type="float">
            <text:p>52.814</text:p>
          </table:table-cell>
          <table:table-cell table:style-name="ce20"/>
          <table:table-cell table:style-name="ce20" office:value-type="float" office:value="-1109" calcext:value-type="float">
            <text:p>-1.1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117693" calcext:value-type="float">
            <text:p>117.693</text:p>
          </table:table-cell>
          <table:table-cell table:style-name="ce21"/>
          <table:table-cell table:style-name="ce21" office:value-type="float" office:value="90982" calcext:value-type="float">
            <text:p>90.982</text:p>
          </table:table-cell>
          <table:table-cell table:style-name="ce21"/>
          <table:table-cell table:style-name="ce21" office:value-type="float" office:value="144136" calcext:value-type="float">
            <text:p>144.136</text:p>
          </table:table-cell>
          <table:table-cell table:style-name="ce21"/>
          <table:table-cell table:style-name="ce21" office:value-type="float" office:value="9851017" calcext:value-type="float">
            <text:p>9.851.017</text:p>
          </table:table-cell>
          <table:table-cell table:style-name="ce21"/>
          <table:table-cell table:style-name="ce21" office:value-type="float" office:value="117425" calcext:value-type="float">
            <text:p>117.425</text:p>
          </table:table-cell>
          <table:table-cell table:style-name="ce21"/>
          <table:table-cell table:style-name="ce21" office:value-type="float" office:value="26443" calcext:value-type="float">
            <text:p>26.44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4095" calcext:value-type="float">
            <text:p>4.095</text:p>
          </table:table-cell>
          <table:table-cell table:style-name="ce20"/>
          <table:table-cell table:style-name="ce20" office:value-type="float" office:value="2309" calcext:value-type="float">
            <text:p>2.309</text:p>
          </table:table-cell>
          <table:table-cell table:style-name="ce20"/>
          <table:table-cell table:style-name="ce20" office:value-type="float" office:value="5820" calcext:value-type="float">
            <text:p>5.820</text:p>
          </table:table-cell>
          <table:table-cell table:style-name="ce20"/>
          <table:table-cell table:style-name="ce20" office:value-type="float" office:value="332529" calcext:value-type="float">
            <text:p>332.529</text:p>
          </table:table-cell>
          <table:table-cell table:style-name="ce20"/>
          <table:table-cell table:style-name="ce20" office:value-type="float" office:value="4034" calcext:value-type="float">
            <text:p>4.034</text:p>
          </table:table-cell>
          <table:table-cell table:style-name="ce20"/>
          <table:table-cell table:style-name="ce20" office:value-type="float" office:value="1725" calcext:value-type="float">
            <text:p>1.7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81" calcext:value-type="float">
            <text:p>81</text:p>
          </table:table-cell>
          <table:table-cell table:style-name="ce21"/>
          <table:table-cell table:style-name="ce21" office:value-type="float" office:value="271" calcext:value-type="float">
            <text:p>271</text:p>
          </table:table-cell>
          <table:table-cell table:style-name="ce21"/>
          <table:table-cell table:style-name="ce21" office:value-type="float" office:value="188" calcext:value-type="float">
            <text:p>188</text:p>
          </table:table-cell>
          <table:table-cell table:style-name="ce21"/>
          <table:table-cell table:style-name="ce21" office:value-type="float" office:value="37622" calcext:value-type="float">
            <text:p>37.622</text:p>
          </table:table-cell>
          <table:table-cell table:style-name="ce21"/>
          <table:table-cell table:style-name="ce21" office:value-type="float" office:value="378" calcext:value-type="float">
            <text:p>378</text:p>
          </table:table-cell>
          <table:table-cell table:style-name="ce21"/>
          <table:table-cell table:style-name="ce21" office:value-type="float" office:value="107" calcext:value-type="float">
            <text:p>1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26168" calcext:value-type="float">
            <text:p>26.168</text:p>
          </table:table-cell>
          <table:table-cell table:style-name="ce20"/>
          <table:table-cell table:style-name="ce20" office:value-type="float" office:value="40726" calcext:value-type="float">
            <text:p>40.726</text:p>
          </table:table-cell>
          <table:table-cell table:style-name="ce20"/>
          <table:table-cell table:style-name="ce20" office:value-type="float" office:value="44332" calcext:value-type="float">
            <text:p>44.332</text:p>
          </table:table-cell>
          <table:table-cell table:style-name="ce20"/>
          <table:table-cell table:style-name="ce20" office:value-type="float" office:value="5213985" calcext:value-type="float">
            <text:p>5.213.985</text:p>
          </table:table-cell>
          <table:table-cell table:style-name="ce20"/>
          <table:table-cell table:style-name="ce20" office:value-type="float" office:value="58890" calcext:value-type="float">
            <text:p>58.890</text:p>
          </table:table-cell>
          <table:table-cell table:style-name="ce20"/>
          <table:table-cell table:style-name="ce20" office:value-type="float" office:value="18164" calcext:value-type="float">
            <text:p>18.16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9505" calcext:value-type="float">
            <text:p>69.505</text:p>
          </table:table-cell>
          <table:table-cell table:style-name="ce21"/>
          <table:table-cell table:style-name="ce21" office:value-type="float" office:value="64964" calcext:value-type="float">
            <text:p>64.964</text:p>
          </table:table-cell>
          <table:table-cell table:style-name="ce21"/>
          <table:table-cell table:style-name="ce21" office:value-type="float" office:value="92424" calcext:value-type="float">
            <text:p>92.424</text:p>
          </table:table-cell>
          <table:table-cell table:style-name="ce21"/>
          <table:table-cell table:style-name="ce21" office:value-type="float" office:value="8327126" calcext:value-type="float">
            <text:p>8.327.126</text:p>
          </table:table-cell>
          <table:table-cell table:style-name="ce21"/>
          <table:table-cell table:style-name="ce21" office:value-type="float" office:value="87883" calcext:value-type="float">
            <text:p>87.883</text:p>
          </table:table-cell>
          <table:table-cell table:style-name="ce21"/>
          <table:table-cell table:style-name="ce21" office:value-type="float" office:value="22919" calcext:value-type="float">
            <text:p>22.9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86367" calcext:value-type="float">
            <text:p>286.367</text:p>
          </table:table-cell>
          <table:table-cell table:style-name="ce20"/>
          <table:table-cell table:style-name="ce20" office:value-type="float" office:value="595655" calcext:value-type="float">
            <text:p>595.655</text:p>
          </table:table-cell>
          <table:table-cell table:style-name="ce20"/>
          <table:table-cell table:style-name="ce20" office:value-type="float" office:value="465098" calcext:value-type="float">
            <text:p>465.098</text:p>
          </table:table-cell>
          <table:table-cell table:style-name="ce20"/>
          <table:table-cell table:style-name="ce20" office:value-type="float" office:value="65379044" calcext:value-type="float">
            <text:p>65.379.044</text:p>
          </table:table-cell>
          <table:table-cell table:style-name="ce20"/>
          <table:table-cell table:style-name="ce20" office:value-type="float" office:value="774386" calcext:value-type="float">
            <text:p>774.386</text:p>
          </table:table-cell>
          <table:table-cell table:style-name="ce20"/>
          <table:table-cell table:style-name="ce20" office:value-type="float" office:value="178731" calcext:value-type="float">
            <text:p>178.7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35530" calcext:value-type="float">
            <text:p>35.530</text:p>
          </table:table-cell>
          <table:table-cell table:style-name="ce21"/>
          <table:table-cell table:style-name="ce21" office:value-type="float" office:value="-6254" calcext:value-type="float">
            <text:p>-6.254</text:p>
          </table:table-cell>
          <table:table-cell table:style-name="ce21"/>
          <table:table-cell table:style-name="ce21" office:value-type="float" office:value="3515982" calcext:value-type="float">
            <text:p>3.515.982</text:p>
          </table:table-cell>
          <table:table-cell table:style-name="ce21"/>
          <table:table-cell table:style-name="ce21" office:value-type="float" office:value="29276" calcext:value-type="float">
            <text:p>29.276</text:p>
          </table:table-cell>
          <table:table-cell table:style-name="ce21"/>
          <table:table-cell table:style-name="ce21" office:value-type="float" office:value="-6254" calcext:value-type="float">
            <text:p>-6.2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6" calcext:value-type="float">
            <text:p>-936</text:p>
          </table:table-cell>
          <table:table-cell table:style-name="ce20"/>
          <table:table-cell table:style-name="ce20" office:value-type="float" office:value="6464" calcext:value-type="float">
            <text:p>6.464</text:p>
          </table:table-cell>
          <table:table-cell table:style-name="ce20"/>
          <table:table-cell table:style-name="ce20" office:value-type="float" office:value="169" calcext:value-type="float">
            <text:p>169</text:p>
          </table:table-cell>
          <table:table-cell table:style-name="ce20"/>
          <table:table-cell table:style-name="ce20" office:value-type="float" office:value="622218" calcext:value-type="float">
            <text:p>622.218</text:p>
          </table:table-cell>
          <table:table-cell table:style-name="ce20"/>
          <table:table-cell table:style-name="ce20" office:value-type="float" office:value="7569" calcext:value-type="float">
            <text:p>7.569</text:p>
          </table:table-cell>
          <table:table-cell table:style-name="ce20"/>
          <table:table-cell table:style-name="ce20" office:value-type="float" office:value="1105" calcext:value-type="float">
            <text:p>1.1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19681" calcext:value-type="float">
            <text:p>-19.681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8412" calcext:value-type="float">
            <text:p>38.412</text:p>
          </table:table-cell>
          <table:table-cell table:style-name="ce21"/>
          <table:table-cell table:style-name="ce21" office:value-type="float" office:value="-20699" calcext:value-type="float">
            <text:p>-20.69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846327" calcext:value-type="float">
            <text:p>2.846.32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394" calcext:value-type="float">
            <text:p>37.394</text:p>
          </table:table-cell>
          <table:table-cell table:style-name="ce21"/>
          <table:table-cell table:style-name="ce21" office:value-type="float" office:value="-1018" calcext:value-type="float">
            <text:p>-1.0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161" calcext:value-type="float">
            <text:p>-161</text:p>
          </table:table-cell>
          <table:table-cell table:style-name="ce20"/>
          <table:table-cell table:style-name="ce20" office:value-type="float" office:value="20417" calcext:value-type="float">
            <text:p>20.41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424" calcext:value-type="float">
            <text:p>2.424</text:p>
          </table:table-cell>
          <table:table-cell table:style-name="ce20"/>
          <table:table-cell table:style-name="ce20" office:value-type="float" office:value="2071278" calcext:value-type="float">
            <text:p>2.071.27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002" calcext:value-type="float">
            <text:p>23.00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585" calcext:value-type="float">
            <text:p>2.58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7998" calcext:value-type="float">
            <text:p>-7.998</text:p>
          </table:table-cell>
          <table:table-cell table:style-name="ce21"/>
          <table:table-cell table:style-name="ce21" office:value-type="float" office:value="50771" calcext:value-type="float">
            <text:p>50.771</text:p>
          </table:table-cell>
          <table:table-cell table:style-name="ce21"/>
          <table:table-cell table:style-name="ce21" office:value-type="float" office:value="-2200" calcext:value-type="float">
            <text:p>-2.200</text:p>
          </table:table-cell>
          <table:table-cell table:style-name="ce21"/>
          <table:table-cell table:style-name="ce21" office:value-type="float" office:value="3720400" calcext:value-type="float">
            <text:p>3.720.400</text:p>
          </table:table-cell>
          <table:table-cell table:style-name="ce21"/>
          <table:table-cell table:style-name="ce21" office:value-type="float" office:value="56569" calcext:value-type="float">
            <text:p>56.569</text:p>
          </table:table-cell>
          <table:table-cell table:style-name="ce21"/>
          <table:table-cell table:style-name="ce21" office:value-type="float" office:value="5798" calcext:value-type="float">
            <text:p>5.7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9346" calcext:value-type="float">
            <text:p>-9.346</text:p>
          </table:table-cell>
          <table:table-cell table:style-name="ce20"/>
          <table:table-cell table:style-name="ce20" office:value-type="float" office:value="21388" calcext:value-type="float">
            <text:p>21.388</text:p>
          </table:table-cell>
          <table:table-cell table:style-name="ce20"/>
          <table:table-cell table:style-name="ce20" office:value-type="float" office:value="999" calcext:value-type="float">
            <text:p>999</text:p>
          </table:table-cell>
          <table:table-cell table:style-name="ce20"/>
          <table:table-cell table:style-name="ce20" office:value-type="float" office:value="2875592" calcext:value-type="float">
            <text:p>2.875.592</text:p>
          </table:table-cell>
          <table:table-cell table:style-name="ce20"/>
          <table:table-cell table:style-name="ce20" office:value-type="float" office:value="31733" calcext:value-type="float">
            <text:p>31.733</text:p>
          </table:table-cell>
          <table:table-cell table:style-name="ce20"/>
          <table:table-cell table:style-name="ce20" office:value-type="float" office:value="10345" calcext:value-type="float">
            <text:p>10.34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0834" calcext:value-type="float">
            <text:p>100.834</text:p>
          </table:table-cell>
          <table:table-cell table:style-name="ce21"/>
          <table:table-cell table:style-name="ce21" office:value-type="float" office:value="-36100" calcext:value-type="float">
            <text:p>-36.100</text:p>
          </table:table-cell>
          <table:table-cell table:style-name="ce21"/>
          <table:table-cell table:style-name="ce21" office:value-type="float" office:value="7076372" calcext:value-type="float">
            <text:p>7.076.372</text:p>
          </table:table-cell>
          <table:table-cell table:style-name="ce21"/>
          <table:table-cell table:style-name="ce21" office:value-type="float" office:value="64734" calcext:value-type="float">
            <text:p>64.734</text:p>
          </table:table-cell>
          <table:table-cell table:style-name="ce21"/>
          <table:table-cell table:style-name="ce21" office:value-type="float" office:value="-36100" calcext:value-type="float">
            <text:p>-36.1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86182" calcext:value-type="float">
            <text:p>186.182</text:p>
          </table:table-cell>
          <table:table-cell table:style-name="ce20"/>
          <table:table-cell table:style-name="ce20" office:value-type="float" office:value="422135" calcext:value-type="float">
            <text:p>422.135</text:p>
          </table:table-cell>
          <table:table-cell table:style-name="ce20"/>
          <table:table-cell table:style-name="ce20" office:value-type="float" office:value="1073818" calcext:value-type="float">
            <text:p>1.073.818</text:p>
          </table:table-cell>
          <table:table-cell table:style-name="ce20"/>
          <table:table-cell table:style-name="ce20" office:value-type="float" office:value="78741053" calcext:value-type="float">
            <text:p>78.741.053</text:p>
          </table:table-cell>
          <table:table-cell table:style-name="ce20"/>
          <table:table-cell table:style-name="ce20" office:value-type="float" office:value="1309771" calcext:value-type="float">
            <text:p>1.309.771</text:p>
          </table:table-cell>
          <table:table-cell table:style-name="ce20"/>
          <table:table-cell table:style-name="ce20" office:value-type="float" office:value="887636" calcext:value-type="float">
            <text:p>887.6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0620" calcext:value-type="float">
            <text:p>10.620</text:p>
          </table:table-cell>
          <table:table-cell table:style-name="ce21"/>
          <table:table-cell table:style-name="ce21" office:value-type="float" office:value="583631" calcext:value-type="float">
            <text:p>583.631</text:p>
          </table:table-cell>
          <table:table-cell table:style-name="ce21"/>
          <table:table-cell table:style-name="ce21" office:value-type="float" office:value="-175974" calcext:value-type="float">
            <text:p>-175.974</text:p>
          </table:table-cell>
          <table:table-cell table:style-name="ce21"/>
          <table:table-cell table:style-name="ce21" office:value-type="float" office:value="42590879" calcext:value-type="float">
            <text:p>42.590.879</text:p>
          </table:table-cell>
          <table:table-cell table:style-name="ce21"/>
          <table:table-cell table:style-name="ce21" office:value-type="float" office:value="397037" calcext:value-type="float">
            <text:p>397.037</text:p>
          </table:table-cell>
          <table:table-cell table:style-name="ce21"/>
          <table:table-cell table:style-name="ce21" office:value-type="float" office:value="-186594" calcext:value-type="float">
            <text:p>-186.59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2994" calcext:value-type="float">
            <text:p>-2.99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8495" calcext:value-type="float">
            <text:p>8.495</text:p>
          </table:table-cell>
          <table:table-cell table:style-name="ce20"/>
          <table:table-cell table:style-name="ce20" office:value-type="float" office:value="11927" calcext:value-type="float">
            <text:p>11.927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771604" calcext:value-type="float">
            <text:p>1.771.60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416" calcext:value-type="float">
            <text:p>23.416</text:p>
          </table:table-cell>
          <table:table-cell table:style-name="ce20"/>
          <table:table-cell table:style-name="ce20" office:value-type="float" office:value="14921" calcext:value-type="float">
            <text:p>14.9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049" calcext:value-type="float">
            <text:p>1.049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10" calcext:value-type="float">
            <text:p>310</text:p>
          </table:table-cell>
          <table:table-cell table:style-name="ce21"/>
          <table:table-cell table:style-name="ce21" office:value-type="float" office:value="1373" calcext:value-type="float">
            <text:p>1.37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71732" calcext:value-type="float">
            <text:p>71.732</text:p>
          </table:table-cell>
          <table:table-cell table:style-name="ce21"/>
          <table:table-cell table:style-name="ce21" office:value-type="float" office:value="634" calcext:value-type="float">
            <text:p>634</text:p>
          </table:table-cell>
          <table:table-cell table:style-name="ce21"/>
          <table:table-cell table:style-name="ce21" office:value-type="float" office:value="324" calcext:value-type="float">
            <text:p>32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7940" calcext:value-type="float">
            <text:p>7.940</text:p>
          </table:table-cell>
          <table:table-cell table:style-name="ce20"/>
          <table:table-cell table:style-name="ce20" office:value-type="float" office:value="119379" calcext:value-type="float">
            <text:p>119.379</text:p>
          </table:table-cell>
          <table:table-cell table:style-name="ce20"/>
          <table:table-cell table:style-name="ce20" office:value-type="float" office:value="6340" calcext:value-type="float">
            <text:p>6.340</text:p>
          </table:table-cell>
          <table:table-cell table:style-name="ce20"/>
          <table:table-cell table:style-name="ce20" office:value-type="float" office:value="9498364" calcext:value-type="float">
            <text:p>9.498.364</text:p>
          </table:table-cell>
          <table:table-cell table:style-name="ce20"/>
          <table:table-cell table:style-name="ce20" office:value-type="float" office:value="117779" calcext:value-type="float">
            <text:p>117.779</text:p>
          </table:table-cell>
          <table:table-cell table:style-name="ce20"/>
          <table:table-cell table:style-name="ce20" office:value-type="float" office:value="-1600" calcext:value-type="float">
            <text:p>-1.6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float" office:value="-647" calcext:value-type="float">
            <text:p>-64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98" calcext:value-type="float">
            <text:p>29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650" calcext:value-type="float">
            <text:p>-65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8200" calcext:value-type="float">
            <text:p>38.200</text:p>
          </table:table-cell>
          <table:table-cell table:style-name="ce21"/>
          <table:table-cell table:style-name="ce21" office:value-type="float" office:value="295" calcext:value-type="float">
            <text:p>29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3" calcext:value-type="float">
            <text:p>-3</text:p>
          </table:table-cell>
          <table:table-cell table:style-name="ce21" office:value-type="string" calcext:value-type="string">
            <text:p>e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82" calcext:value-type="float">
            <text:p>182</text:p>
          </table:table-cell>
          <table:table-cell table:style-name="ce21"/>
          <table:table-cell table:style-name="ce21" office:value-type="float" office:value="253" calcext:value-type="float">
            <text:p>253</text:p>
          </table:table-cell>
          <table:table-cell table:style-name="ce21"/>
          <table:table-cell table:style-name="ce21" office:value-type="float" office:value="191" calcext:value-type="float">
            <text:p>191</text:p>
          </table:table-cell>
          <table:table-cell table:style-name="ce21"/>
          <table:table-cell table:style-name="ce21" office:value-type="float" office:value="33005" calcext:value-type="float">
            <text:p>33.005</text:p>
          </table:table-cell>
          <table:table-cell table:style-name="ce21"/>
          <table:table-cell table:style-name="ce21" office:value-type="float" office:value="262" calcext:value-type="float">
            <text:p>262</text:p>
          </table:table-cell>
          <table:table-cell table:style-name="ce21"/>
          <table:table-cell table:style-name="ce21" office:value-type="float" office:value="9" calcext:value-type="float">
            <text:p>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24792" calcext:value-type="float">
            <text:p>-24.792</text:p>
          </table:table-cell>
          <table:table-cell table:style-name="ce20"/>
          <table:table-cell table:style-name="ce20" office:value-type="float" office:value="28226" calcext:value-type="float">
            <text:p>28.226</text:p>
          </table:table-cell>
          <table:table-cell table:style-name="ce20"/>
          <table:table-cell table:style-name="ce20" office:value-type="float" office:value="-12426" calcext:value-type="float">
            <text:p>-12.426</text:p>
          </table:table-cell>
          <table:table-cell table:style-name="ce20"/>
          <table:table-cell table:style-name="ce20" office:value-type="float" office:value="2998577" calcext:value-type="float">
            <text:p>2.998.577</text:p>
          </table:table-cell>
          <table:table-cell table:style-name="ce20"/>
          <table:table-cell table:style-name="ce20" office:value-type="float" office:value="40592" calcext:value-type="float">
            <text:p>40.592</text:p>
          </table:table-cell>
          <table:table-cell table:style-name="ce20"/>
          <table:table-cell table:style-name="ce20" office:value-type="float" office:value="12366" calcext:value-type="float">
            <text:p>12.3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522" calcext:value-type="float">
            <text:p>1.522</text:p>
          </table:table-cell>
          <table:table-cell table:style-name="ce21"/>
          <table:table-cell table:style-name="ce21" office:value-type="float" office:value="56648" calcext:value-type="float">
            <text:p>56.648</text:p>
          </table:table-cell>
          <table:table-cell table:style-name="ce21"/>
          <table:table-cell table:style-name="ce21" office:value-type="float" office:value="104338" calcext:value-type="float">
            <text:p>104.338</text:p>
          </table:table-cell>
          <table:table-cell table:style-name="ce21"/>
          <table:table-cell table:style-name="ce21" office:value-type="float" office:value="9705643" calcext:value-type="float">
            <text:p>9.705.643</text:p>
          </table:table-cell>
          <table:table-cell table:style-name="ce21"/>
          <table:table-cell table:style-name="ce21" office:value-type="float" office:value="159464" calcext:value-type="float">
            <text:p>159.464</text:p>
          </table:table-cell>
          <table:table-cell table:style-name="ce21"/>
          <table:table-cell table:style-name="ce21" office:value-type="float" office:value="102816" calcext:value-type="float">
            <text:p>102.816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9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8" table:style-name="ta22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7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964624" calcext:value-type="float">
            <text:p>964.624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660917" calcext:value-type="float">
            <text:p>4.660.917</text:p>
          </table:table-cell>
          <table:table-cell table:style-name="ce20"/>
          <table:table-cell table:style-name="ce20" office:value-type="float" office:value="631482" calcext:value-type="float">
            <text:p>631.482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4655529" calcext:value-type="float">
            <text:p>444.655.529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327775" calcext:value-type="float">
            <text:p>4.327.775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-333142" calcext:value-type="float">
            <text:p>-333.142</text:p>
          </table:table-cell>
          <table:table-cell table:style-name="ce20" office:value-type="string" calcext:value-type="string">
            <text:p>be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36838" calcext:value-type="float">
            <text:p>36.838</text:p>
          </table:table-cell>
          <table:table-cell table:style-name="ce21"/>
          <table:table-cell table:style-name="ce21" office:value-type="float" office:value="109666" calcext:value-type="float">
            <text:p>109.666</text:p>
          </table:table-cell>
          <table:table-cell table:style-name="ce21"/>
          <table:table-cell table:style-name="ce21" office:value-type="float" office:value="46862" calcext:value-type="float">
            <text:p>46.862</text:p>
          </table:table-cell>
          <table:table-cell table:style-name="ce21"/>
          <table:table-cell table:style-name="ce21" office:value-type="float" office:value="11351727" calcext:value-type="float">
            <text:p>11.351.727</text:p>
          </table:table-cell>
          <table:table-cell table:style-name="ce21"/>
          <table:table-cell table:style-name="ce21" office:value-type="float" office:value="119690" calcext:value-type="float">
            <text:p>119.690</text:p>
          </table:table-cell>
          <table:table-cell table:style-name="ce21"/>
          <table:table-cell table:style-name="ce21" office:value-type="float" office:value="10024" calcext:value-type="float">
            <text:p>10.02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6264" calcext:value-type="float">
            <text:p>-46.264</text:p>
          </table:table-cell>
          <table:table-cell table:style-name="ce20"/>
          <table:table-cell table:style-name="ce20" office:value-type="float" office:value="109791" calcext:value-type="float">
            <text:p>109.791</text:p>
          </table:table-cell>
          <table:table-cell table:style-name="ce20"/>
          <table:table-cell table:style-name="ce20" office:value-type="float" office:value="-92100" calcext:value-type="float">
            <text:p>-92.100</text:p>
          </table:table-cell>
          <table:table-cell table:style-name="ce20"/>
          <table:table-cell table:style-name="ce20" office:value-type="float" office:value="6849518" calcext:value-type="float">
            <text:p>6.849.518</text:p>
          </table:table-cell>
          <table:table-cell table:style-name="ce20"/>
          <table:table-cell table:style-name="ce20" office:value-type="float" office:value="63955" calcext:value-type="float">
            <text:p>63.955</text:p>
          </table:table-cell>
          <table:table-cell table:style-name="ce20"/>
          <table:table-cell table:style-name="ce20" office:value-type="float" office:value="-45836" calcext:value-type="float">
            <text:p>-45.8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8273" calcext:value-type="float">
            <text:p>28.273</text:p>
          </table:table-cell>
          <table:table-cell table:style-name="ce21"/>
          <table:table-cell table:style-name="ce21" office:value-type="float" office:value="111443" calcext:value-type="float">
            <text:p>111.443</text:p>
          </table:table-cell>
          <table:table-cell table:style-name="ce21"/>
          <table:table-cell table:style-name="ce21" office:value-type="float" office:value="31235" calcext:value-type="float">
            <text:p>31.235</text:p>
          </table:table-cell>
          <table:table-cell table:style-name="ce21"/>
          <table:table-cell table:style-name="ce21" office:value-type="float" office:value="10578820" calcext:value-type="float">
            <text:p>10.578.820</text:p>
          </table:table-cell>
          <table:table-cell table:style-name="ce21"/>
          <table:table-cell table:style-name="ce21" office:value-type="float" office:value="114405" calcext:value-type="float">
            <text:p>114.405</text:p>
          </table:table-cell>
          <table:table-cell table:style-name="ce21"/>
          <table:table-cell table:style-name="ce21" office:value-type="float" office:value="2962" calcext:value-type="float">
            <text:p>2.96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4285" calcext:value-type="float">
            <text:p>24.285</text:p>
          </table:table-cell>
          <table:table-cell table:style-name="ce20"/>
          <table:table-cell table:style-name="ce20" office:value-type="float" office:value="53261" calcext:value-type="float">
            <text:p>53.261</text:p>
          </table:table-cell>
          <table:table-cell table:style-name="ce20"/>
          <table:table-cell table:style-name="ce20" office:value-type="float" office:value="32421" calcext:value-type="float">
            <text:p>32.421</text:p>
          </table:table-cell>
          <table:table-cell table:style-name="ce20"/>
          <table:table-cell table:style-name="ce20" office:value-type="float" office:value="5748769" calcext:value-type="float">
            <text:p>5.748.769</text:p>
          </table:table-cell>
          <table:table-cell table:style-name="ce20"/>
          <table:table-cell table:style-name="ce20" office:value-type="float" office:value="61397" calcext:value-type="float">
            <text:p>61.397</text:p>
          </table:table-cell>
          <table:table-cell table:style-name="ce20"/>
          <table:table-cell table:style-name="ce20" office:value-type="float" office:value="8136" calcext:value-type="float">
            <text:p>8.1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418069" calcext:value-type="float">
            <text:p>418.069</text:p>
          </table:table-cell>
          <table:table-cell table:style-name="ce21"/>
          <table:table-cell table:style-name="ce21" office:value-type="float" office:value="932272" calcext:value-type="float">
            <text:p>932.272</text:p>
          </table:table-cell>
          <table:table-cell table:style-name="ce21"/>
          <table:table-cell table:style-name="ce21" office:value-type="float" office:value="270698" calcext:value-type="float">
            <text:p>270.698</text:p>
          </table:table-cell>
          <table:table-cell table:style-name="ce21"/>
          <table:table-cell table:style-name="ce21" office:value-type="float" office:value="82521653" calcext:value-type="float">
            <text:p>82.521.653</text:p>
          </table:table-cell>
          <table:table-cell table:style-name="ce21"/>
          <table:table-cell table:style-name="ce21" office:value-type="float" office:value="784901" calcext:value-type="float">
            <text:p>784.901</text:p>
          </table:table-cell>
          <table:table-cell table:style-name="ce21"/>
          <table:table-cell table:style-name="ce21" office:value-type="float" office:value="-147371" calcext:value-type="float">
            <text:p>-147.3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418069" calcext:value-type="float">
            <text:p>418.069</text:p>
          </table:table-cell>
          <table:table-cell table:style-name="ce20"/>
          <table:table-cell table:style-name="ce20" office:value-type="float" office:value="932272" calcext:value-type="float">
            <text:p>932.272</text:p>
          </table:table-cell>
          <table:table-cell table:style-name="ce20"/>
          <table:table-cell table:style-name="ce20" office:value-type="float" office:value="270698" calcext:value-type="float">
            <text:p>270.698</text:p>
          </table:table-cell>
          <table:table-cell table:style-name="ce20"/>
          <table:table-cell table:style-name="ce20" office:value-type="float" office:value="82521653" calcext:value-type="float">
            <text:p>82.521.653</text:p>
          </table:table-cell>
          <table:table-cell table:style-name="ce20"/>
          <table:table-cell table:style-name="ce20" office:value-type="float" office:value="784901" calcext:value-type="float">
            <text:p>784.901</text:p>
          </table:table-cell>
          <table:table-cell table:style-name="ce20"/>
          <table:table-cell table:style-name="ce20" office:value-type="float" office:value="-147371" calcext:value-type="float">
            <text:p>-147.37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5257" calcext:value-type="float">
            <text:p>5.257</text:p>
          </table:table-cell>
          <table:table-cell table:style-name="ce21"/>
          <table:table-cell table:style-name="ce21" office:value-type="float" office:value="15543" calcext:value-type="float">
            <text:p>15.543</text:p>
          </table:table-cell>
          <table:table-cell table:style-name="ce21"/>
          <table:table-cell table:style-name="ce21" office:value-type="float" office:value="3498" calcext:value-type="float">
            <text:p>3.498</text:p>
          </table:table-cell>
          <table:table-cell table:style-name="ce21"/>
          <table:table-cell table:style-name="ce21" office:value-type="float" office:value="1315635" calcext:value-type="float">
            <text:p>1.315.635</text:p>
          </table:table-cell>
          <table:table-cell table:style-name="ce21"/>
          <table:table-cell table:style-name="ce21" office:value-type="float" office:value="13784" calcext:value-type="float">
            <text:p>13.784</text:p>
          </table:table-cell>
          <table:table-cell table:style-name="ce21"/>
          <table:table-cell table:style-name="ce21" office:value-type="float" office:value="-1759" calcext:value-type="float">
            <text:p>-1.7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25069" calcext:value-type="float">
            <text:p>25.069</text:p>
          </table:table-cell>
          <table:table-cell table:style-name="ce20"/>
          <table:table-cell table:style-name="ce20" office:value-type="float" office:value="30317" calcext:value-type="float">
            <text:p>30.317</text:p>
          </table:table-cell>
          <table:table-cell table:style-name="ce20"/>
          <table:table-cell table:style-name="ce20" office:value-type="float" office:value="56576" calcext:value-type="float">
            <text:p>56.576</text:p>
          </table:table-cell>
          <table:table-cell table:style-name="ce20"/>
          <table:table-cell table:style-name="ce20" office:value-type="float" office:value="4799157" calcext:value-type="float">
            <text:p>4.799.157</text:p>
          </table:table-cell>
          <table:table-cell table:style-name="ce20"/>
          <table:table-cell table:style-name="ce20" office:value-type="float" office:value="61824" calcext:value-type="float">
            <text:p>61.824</text:p>
          </table:table-cell>
          <table:table-cell table:style-name="ce20"/>
          <table:table-cell table:style-name="ce20" office:value-type="float" office:value="31507" calcext:value-type="float">
            <text:p>31.50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8920" calcext:value-type="float">
            <text:p>8.920</text:p>
          </table:table-cell>
          <table:table-cell table:style-name="ce21"/>
          <table:table-cell table:style-name="ce21" office:value-type="float" office:value="124501" calcext:value-type="float">
            <text:p>124.501</text:p>
          </table:table-cell>
          <table:table-cell table:style-name="ce21"/>
          <table:table-cell table:style-name="ce21" office:value-type="float" office:value="-27028" calcext:value-type="float">
            <text:p>-27.028</text:p>
          </table:table-cell>
          <table:table-cell table:style-name="ce21"/>
          <table:table-cell table:style-name="ce21" office:value-type="float" office:value="10768193" calcext:value-type="float">
            <text:p>10.768.193</text:p>
          </table:table-cell>
          <table:table-cell table:style-name="ce21"/>
          <table:table-cell table:style-name="ce21" office:value-type="float" office:value="88553" calcext:value-type="float">
            <text:p>88.553</text:p>
          </table:table-cell>
          <table:table-cell table:style-name="ce21"/>
          <table:table-cell table:style-name="ce21" office:value-type="float" office:value="-35948" calcext:value-type="float">
            <text:p>-35.94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178449" calcext:value-type="float">
            <text:p>178.449</text:p>
          </table:table-cell>
          <table:table-cell table:style-name="ce20"/>
          <table:table-cell table:style-name="ce20" office:value-type="float" office:value="422037" calcext:value-type="float">
            <text:p>422.037</text:p>
          </table:table-cell>
          <table:table-cell table:style-name="ce20"/>
          <table:table-cell table:style-name="ce20" office:value-type="float" office:value="147677" calcext:value-type="float">
            <text:p>147.677</text:p>
          </table:table-cell>
          <table:table-cell table:style-name="ce20"/>
          <table:table-cell table:style-name="ce20" office:value-type="float" office:value="46497393" calcext:value-type="float">
            <text:p>46.497.393</text:p>
          </table:table-cell>
          <table:table-cell table:style-name="ce20"/>
          <table:table-cell table:style-name="ce20" office:value-type="float" office:value="391265" calcext:value-type="float">
            <text:p>391.265</text:p>
          </table:table-cell>
          <table:table-cell table:style-name="ce20"/>
          <table:table-cell table:style-name="ce20" office:value-type="float" office:value="-30772" calcext:value-type="float">
            <text:p>-30.7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52773" calcext:value-type="float">
            <text:p>52.773</text:p>
          </table:table-cell>
          <table:table-cell table:style-name="ce21"/>
          <table:table-cell table:style-name="ce21" office:value-type="float" office:value="606410" calcext:value-type="float">
            <text:p>606.410</text:p>
          </table:table-cell>
          <table:table-cell table:style-name="ce21"/>
          <table:table-cell table:style-name="ce21" office:value-type="float" office:value="216408" calcext:value-type="float">
            <text:p>216.408</text:p>
          </table:table-cell>
          <table:table-cell table:style-name="ce21"/>
          <table:table-cell table:style-name="ce21" office:value-type="float" office:value="66809816" calcext:value-type="float">
            <text:p>66.809.816</text:p>
          </table:table-cell>
          <table:table-cell table:style-name="ce21"/>
          <table:table-cell table:style-name="ce21" office:value-type="float" office:value="770045" calcext:value-type="float">
            <text:p>770.045</text:p>
          </table:table-cell>
          <table:table-cell table:style-name="ce21"/>
          <table:table-cell table:style-name="ce21" office:value-type="float" office:value="163635" calcext:value-type="float">
            <text:p>163.63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47507" calcext:value-type="float">
            <text:p>-47.507</text:p>
          </table:table-cell>
          <table:table-cell table:style-name="ce21"/>
          <table:table-cell table:style-name="ce21" office:value-type="float" office:value="53477" calcext:value-type="float">
            <text:p>53.477</text:p>
          </table:table-cell>
          <table:table-cell table:style-name="ce21"/>
          <table:table-cell table:style-name="ce21" office:value-type="float" office:value="-64428" calcext:value-type="float">
            <text:p>-64.428</text:p>
          </table:table-cell>
          <table:table-cell table:style-name="ce21"/>
          <table:table-cell table:style-name="ce21" office:value-type="float" office:value="4078769" calcext:value-type="float">
            <text:p>4.078.769</text:p>
          </table:table-cell>
          <table:table-cell table:style-name="ce21"/>
          <table:table-cell table:style-name="ce21" office:value-type="float" office:value="36556" calcext:value-type="float">
            <text:p>36.556</text:p>
          </table:table-cell>
          <table:table-cell table:style-name="ce21"/>
          <table:table-cell table:style-name="ce21" office:value-type="float" office:value="-16921" calcext:value-type="float">
            <text:p>-16.92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61945" calcext:value-type="float">
            <text:p>61.945</text:p>
          </table:table-cell>
          <table:table-cell table:style-name="ce20"/>
          <table:table-cell table:style-name="ce20" office:value-type="float" office:value="649061" calcext:value-type="float">
            <text:p>649.061</text:p>
          </table:table-cell>
          <table:table-cell table:style-name="ce20"/>
          <table:table-cell table:style-name="ce20" office:value-type="float" office:value="-128965" calcext:value-type="float">
            <text:p>-128.965</text:p>
          </table:table-cell>
          <table:table-cell table:style-name="ce20"/>
          <table:table-cell table:style-name="ce20" office:value-type="float" office:value="60066734" calcext:value-type="float">
            <text:p>60.066.734</text:p>
          </table:table-cell>
          <table:table-cell table:style-name="ce20"/>
          <table:table-cell table:style-name="ce20" office:value-type="float" office:value="458151" calcext:value-type="float">
            <text:p>458.151</text:p>
          </table:table-cell>
          <table:table-cell table:style-name="ce20"/>
          <table:table-cell table:style-name="ce20" office:value-type="float" office:value="-190910" calcext:value-type="float">
            <text:p>-190.91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6201" calcext:value-type="float">
            <text:p>6.201</text:p>
          </table:table-cell>
          <table:table-cell table:style-name="ce21"/>
          <table:table-cell table:style-name="ce21" office:value-type="float" office:value="5996" calcext:value-type="float">
            <text:p>5.996</text:p>
          </table:table-cell>
          <table:table-cell table:style-name="ce21"/>
          <table:table-cell table:style-name="ce21" office:value-type="float" office:value="9434" calcext:value-type="float">
            <text:p>9.434</text:p>
          </table:table-cell>
          <table:table-cell table:style-name="ce21"/>
          <table:table-cell table:style-name="ce21" office:value-type="float" office:value="854802" calcext:value-type="float">
            <text:p>854.802</text:p>
          </table:table-cell>
          <table:table-cell table:style-name="ce21"/>
          <table:table-cell table:style-name="ce21" office:value-type="float" office:value="9229" calcext:value-type="float">
            <text:p>9.229</text:p>
          </table:table-cell>
          <table:table-cell table:style-name="ce21"/>
          <table:table-cell table:style-name="ce21" office:value-type="float" office:value="3233" calcext:value-type="float">
            <text:p>3.23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7808" calcext:value-type="float">
            <text:p>-7.808</text:p>
          </table:table-cell>
          <table:table-cell table:style-name="ce20"/>
          <table:table-cell table:style-name="ce20" office:value-type="float" office:value="28757" calcext:value-type="float">
            <text:p>28.757</text:p>
          </table:table-cell>
          <table:table-cell table:style-name="ce20"/>
          <table:table-cell table:style-name="ce20" office:value-type="float" office:value="-15737" calcext:value-type="float">
            <text:p>-15.737</text:p>
          </table:table-cell>
          <table:table-cell table:style-name="ce20"/>
          <table:table-cell table:style-name="ce20" office:value-type="float" office:value="1950116" calcext:value-type="float">
            <text:p>1.950.116</text:p>
          </table:table-cell>
          <table:table-cell table:style-name="ce20"/>
          <table:table-cell table:style-name="ce20" office:value-type="float" office:value="20828" calcext:value-type="float">
            <text:p>20.828</text:p>
          </table:table-cell>
          <table:table-cell table:style-name="ce20"/>
          <table:table-cell table:style-name="ce20" office:value-type="float" office:value="-7929" calcext:value-type="float">
            <text:p>-7.92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20646" calcext:value-type="float">
            <text:p>-20.646</text:p>
          </table:table-cell>
          <table:table-cell table:style-name="ce21"/>
          <table:table-cell table:style-name="ce21" office:value-type="float" office:value="40142" calcext:value-type="float">
            <text:p>40.142</text:p>
          </table:table-cell>
          <table:table-cell table:style-name="ce21"/>
          <table:table-cell table:style-name="ce21" office:value-type="float" office:value="-32877" calcext:value-type="float">
            <text:p>-32.877</text:p>
          </table:table-cell>
          <table:table-cell table:style-name="ce21"/>
          <table:table-cell table:style-name="ce21" office:value-type="float" office:value="2859077" calcext:value-type="float">
            <text:p>2.859.077</text:p>
          </table:table-cell>
          <table:table-cell table:style-name="ce21"/>
          <table:table-cell table:style-name="ce21" office:value-type="float" office:value="27911" calcext:value-type="float">
            <text:p>27.911</text:p>
          </table:table-cell>
          <table:table-cell table:style-name="ce21"/>
          <table:table-cell table:style-name="ce21" office:value-type="float" office:value="-12231" calcext:value-type="float">
            <text:p>-12.2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9427" calcext:value-type="float">
            <text:p>9.42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63" calcext:value-type="float">
            <text:p>4.263</text:p>
          </table:table-cell>
          <table:table-cell table:style-name="ce20"/>
          <table:table-cell table:style-name="ce20" office:value-type="float" office:value="11338" calcext:value-type="float">
            <text:p>11.33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90667" calcext:value-type="float">
            <text:p>590.667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174" calcext:value-type="float">
            <text:p>6.174</text:p>
          </table:table-cell>
          <table:table-cell table:style-name="ce20"/>
          <table:table-cell table:style-name="ce20" office:value-type="float" office:value="1911" calcext:value-type="float">
            <text:p>1.9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11029" calcext:value-type="float">
            <text:p>11.029</text:p>
          </table:table-cell>
          <table:table-cell table:style-name="ce21"/>
          <table:table-cell table:style-name="ce21" office:value-type="float" office:value="131877" calcext:value-type="float">
            <text:p>131.877</text:p>
          </table:table-cell>
          <table:table-cell table:style-name="ce21"/>
          <table:table-cell table:style-name="ce21" office:value-type="float" office:value="-26202" calcext:value-type="float">
            <text:p>-26.202</text:p>
          </table:table-cell>
          <table:table-cell table:style-name="ce21"/>
          <table:table-cell table:style-name="ce21" office:value-type="float" office:value="9739857" calcext:value-type="float">
            <text:p>9.739.857</text:p>
          </table:table-cell>
          <table:table-cell table:style-name="ce21"/>
          <table:table-cell table:style-name="ce21" office:value-type="float" office:value="94646" calcext:value-type="float">
            <text:p>94.646</text:p>
          </table:table-cell>
          <table:table-cell table:style-name="ce21"/>
          <table:table-cell table:style-name="ce21" office:value-type="float" office:value="-37231" calcext:value-type="float">
            <text:p>-37.2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4714" calcext:value-type="float">
            <text:p>14.714</text:p>
          </table:table-cell>
          <table:table-cell table:style-name="ce20"/>
          <table:table-cell table:style-name="ce20" office:value-type="float" office:value="3571" calcext:value-type="float">
            <text:p>3.571</text:p>
          </table:table-cell>
          <table:table-cell table:style-name="ce20"/>
          <table:table-cell table:style-name="ce20" office:value-type="float" office:value="15462" calcext:value-type="float">
            <text:p>15.462</text:p>
          </table:table-cell>
          <table:table-cell table:style-name="ce20"/>
          <table:table-cell table:style-name="ce20" office:value-type="float" office:value="459375" calcext:value-type="float">
            <text:p>459.375</text:p>
          </table:table-cell>
          <table:table-cell table:style-name="ce20"/>
          <table:table-cell table:style-name="ce20" office:value-type="float" office:value="4319" calcext:value-type="float">
            <text:p>4.319</text:p>
          </table:table-cell>
          <table:table-cell table:style-name="ce20"/>
          <table:table-cell table:style-name="ce20" office:value-type="float" office:value="748" calcext:value-type="float">
            <text:p>74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79955" calcext:value-type="float">
            <text:p>79.955</text:p>
          </table:table-cell>
          <table:table-cell table:style-name="ce21"/>
          <table:table-cell table:style-name="ce21" office:value-type="float" office:value="150214" calcext:value-type="float">
            <text:p>150.214</text:p>
          </table:table-cell>
          <table:table-cell table:style-name="ce21"/>
          <table:table-cell table:style-name="ce21" office:value-type="float" office:value="99577" calcext:value-type="float">
            <text:p>99.577</text:p>
          </table:table-cell>
          <table:table-cell table:style-name="ce21"/>
          <table:table-cell table:style-name="ce21" office:value-type="float" office:value="17081507" calcext:value-type="float">
            <text:p>17.081.507</text:p>
          </table:table-cell>
          <table:table-cell table:style-name="ce21"/>
          <table:table-cell table:style-name="ce21" office:value-type="float" office:value="169836" calcext:value-type="float">
            <text:p>169.836</text:p>
          </table:table-cell>
          <table:table-cell table:style-name="ce21"/>
          <table:table-cell table:style-name="ce21" office:value-type="float" office:value="19622" calcext:value-type="float">
            <text:p>19.6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5039" calcext:value-type="float">
            <text:p>45.039</text:p>
          </table:table-cell>
          <table:table-cell table:style-name="ce20"/>
          <table:table-cell table:style-name="ce20" office:value-type="float" office:value="83270" calcext:value-type="float">
            <text:p>83.270</text:p>
          </table:table-cell>
          <table:table-cell table:style-name="ce20"/>
          <table:table-cell table:style-name="ce20" office:value-type="float" office:value="49402" calcext:value-type="float">
            <text:p>49.402</text:p>
          </table:table-cell>
          <table:table-cell table:style-name="ce20"/>
          <table:table-cell table:style-name="ce20" office:value-type="float" office:value="8772865" calcext:value-type="float">
            <text:p>8.772.865</text:p>
          </table:table-cell>
          <table:table-cell table:style-name="ce20"/>
          <table:table-cell table:style-name="ce20" office:value-type="float" office:value="87633" calcext:value-type="float">
            <text:p>87.633</text:p>
          </table:table-cell>
          <table:table-cell table:style-name="ce20"/>
          <table:table-cell table:style-name="ce20" office:value-type="float" office:value="4363" calcext:value-type="float">
            <text:p>4.3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4593" calcext:value-type="float">
            <text:p>4.593</text:p>
          </table:table-cell>
          <table:table-cell table:style-name="ce21"/>
          <table:table-cell table:style-name="ce21" office:value-type="float" office:value="402852" calcext:value-type="float">
            <text:p>402.852</text:p>
          </table:table-cell>
          <table:table-cell table:style-name="ce21"/>
          <table:table-cell table:style-name="ce21" office:value-type="float" office:value="3723" calcext:value-type="float">
            <text:p>3.723</text:p>
          </table:table-cell>
          <table:table-cell table:style-name="ce21"/>
          <table:table-cell table:style-name="ce21" office:value-type="float" office:value="37972964" calcext:value-type="float">
            <text:p>37.972.964</text:p>
          </table:table-cell>
          <table:table-cell table:style-name="ce21"/>
          <table:table-cell table:style-name="ce21" office:value-type="float" office:value="401982" calcext:value-type="float">
            <text:p>401.982</text:p>
          </table:table-cell>
          <table:table-cell table:style-name="ce21"/>
          <table:table-cell table:style-name="ce21" office:value-type="float" office:value="-870" calcext:value-type="float">
            <text:p>-87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4896" calcext:value-type="float">
            <text:p>14.896</text:p>
          </table:table-cell>
          <table:table-cell table:style-name="ce20"/>
          <table:table-cell table:style-name="ce20" office:value-type="float" office:value="109758" calcext:value-type="float">
            <text:p>109.758</text:p>
          </table:table-cell>
          <table:table-cell table:style-name="ce20"/>
          <table:table-cell table:style-name="ce20" office:value-type="float" office:value="-8708" calcext:value-type="float">
            <text:p>-8.708</text:p>
          </table:table-cell>
          <table:table-cell table:style-name="ce20"/>
          <table:table-cell table:style-name="ce20" office:value-type="float" office:value="10344478" calcext:value-type="float">
            <text:p>10.344.478</text:p>
          </table:table-cell>
          <table:table-cell table:style-name="ce20"/>
          <table:table-cell table:style-name="ce20" office:value-type="float" office:value="86154" calcext:value-type="float">
            <text:p>86.154</text:p>
          </table:table-cell>
          <table:table-cell table:style-name="ce20"/>
          <table:table-cell table:style-name="ce20" office:value-type="float" office:value="-23604" calcext:value-type="float">
            <text:p>-23.60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58737" calcext:value-type="float">
            <text:p>-58.737</text:p>
          </table:table-cell>
          <table:table-cell table:style-name="ce21"/>
          <table:table-cell table:style-name="ce21" office:value-type="float" office:value="262321" calcext:value-type="float">
            <text:p>262.321</text:p>
          </table:table-cell>
          <table:table-cell table:style-name="ce21"/>
          <table:table-cell table:style-name="ce21" office:value-type="float" office:value="-110468" calcext:value-type="float">
            <text:p>-110.468</text:p>
          </table:table-cell>
          <table:table-cell table:style-name="ce21"/>
          <table:table-cell table:style-name="ce21" office:value-type="float" office:value="19643949" calcext:value-type="float">
            <text:p>19.643.949</text:p>
          </table:table-cell>
          <table:table-cell table:style-name="ce21"/>
          <table:table-cell table:style-name="ce21" office:value-type="float" office:value="210590" calcext:value-type="float">
            <text:p>210.590</text:p>
          </table:table-cell>
          <table:table-cell table:style-name="ce21"/>
          <table:table-cell table:style-name="ce21" office:value-type="float" office:value="-51731" calcext:value-type="float">
            <text:p>-51.7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253" calcext:value-type="float">
            <text:p>1.253</text:p>
          </table:table-cell>
          <table:table-cell table:style-name="ce20"/>
          <table:table-cell table:style-name="ce20" office:value-type="float" office:value="20509" calcext:value-type="float">
            <text:p>20.509</text:p>
          </table:table-cell>
          <table:table-cell table:style-name="ce20"/>
          <table:table-cell table:style-name="ce20" office:value-type="float" office:value="985" calcext:value-type="float">
            <text:p>985</text:p>
          </table:table-cell>
          <table:table-cell table:style-name="ce20"/>
          <table:table-cell table:style-name="ce20" office:value-type="float" office:value="2065895" calcext:value-type="float">
            <text:p>2.065.895</text:p>
          </table:table-cell>
          <table:table-cell table:style-name="ce20"/>
          <table:table-cell table:style-name="ce20" office:value-type="float" office:value="20241" calcext:value-type="float">
            <text:p>20.241</text:p>
          </table:table-cell>
          <table:table-cell table:style-name="ce20"/>
          <table:table-cell table:style-name="ce20" office:value-type="float" office:value="-268" calcext:value-type="float">
            <text:p>-2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722" calcext:value-type="float">
            <text:p>3.722</text:p>
          </table:table-cell>
          <table:table-cell table:style-name="ce21"/>
          <table:table-cell table:style-name="ce21" office:value-type="float" office:value="53914" calcext:value-type="float">
            <text:p>53.914</text:p>
          </table:table-cell>
          <table:table-cell table:style-name="ce21"/>
          <table:table-cell table:style-name="ce21" office:value-type="float" office:value="7777" calcext:value-type="float">
            <text:p>7.777</text:p>
          </table:table-cell>
          <table:table-cell table:style-name="ce21"/>
          <table:table-cell table:style-name="ce21" office:value-type="float" office:value="5435343" calcext:value-type="float">
            <text:p>5.435.343</text:p>
          </table:table-cell>
          <table:table-cell table:style-name="ce21"/>
          <table:table-cell table:style-name="ce21" office:value-type="float" office:value="57969" calcext:value-type="float">
            <text:p>57.969</text:p>
          </table:table-cell>
          <table:table-cell table:style-name="ce21"/>
          <table:table-cell table:style-name="ce21" office:value-type="float" office:value="4055" calcext:value-type="float">
            <text:p>4.05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3234" calcext:value-type="float">
            <text:p>13.234</text:p>
          </table:table-cell>
          <table:table-cell table:style-name="ce20"/>
          <table:table-cell table:style-name="ce20" office:value-type="float" office:value="53722" calcext:value-type="float">
            <text:p>53.722</text:p>
          </table:table-cell>
          <table:table-cell table:style-name="ce20"/>
          <table:table-cell table:style-name="ce20" office:value-type="float" office:value="9833" calcext:value-type="float">
            <text:p>9.833</text:p>
          </table:table-cell>
          <table:table-cell table:style-name="ce20"/>
          <table:table-cell table:style-name="ce20" office:value-type="float" office:value="5503297" calcext:value-type="float">
            <text:p>5.503.297</text:p>
          </table:table-cell>
          <table:table-cell table:style-name="ce20"/>
          <table:table-cell table:style-name="ce20" office:value-type="float" office:value="50321" calcext:value-type="float">
            <text:p>50.321</text:p>
          </table:table-cell>
          <table:table-cell table:style-name="ce20"/>
          <table:table-cell table:style-name="ce20" office:value-type="float" office:value="-3401" calcext:value-type="float">
            <text:p>-3.4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101645" calcext:value-type="float">
            <text:p>101.645</text:p>
          </table:table-cell>
          <table:table-cell table:style-name="ce21"/>
          <table:table-cell table:style-name="ce21" office:value-type="float" office:value="91972" calcext:value-type="float">
            <text:p>91.972</text:p>
          </table:table-cell>
          <table:table-cell table:style-name="ce21"/>
          <table:table-cell table:style-name="ce21" office:value-type="float" office:value="125089" calcext:value-type="float">
            <text:p>125.089</text:p>
          </table:table-cell>
          <table:table-cell table:style-name="ce21"/>
          <table:table-cell table:style-name="ce21" office:value-type="float" office:value="9995153" calcext:value-type="float">
            <text:p>9.995.153</text:p>
          </table:table-cell>
          <table:table-cell table:style-name="ce21"/>
          <table:table-cell table:style-name="ce21" office:value-type="float" office:value="115416" calcext:value-type="float">
            <text:p>115.416</text:p>
          </table:table-cell>
          <table:table-cell table:style-name="ce21"/>
          <table:table-cell table:style-name="ce21" office:value-type="float" office:value="23444" calcext:value-type="float">
            <text:p>23.44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8268" calcext:value-type="float">
            <text:p>8.268</text:p>
          </table:table-cell>
          <table:table-cell table:style-name="ce20"/>
          <table:table-cell table:style-name="ce20" office:value-type="float" office:value="2238" calcext:value-type="float">
            <text:p>2.238</text:p>
          </table:table-cell>
          <table:table-cell table:style-name="ce20"/>
          <table:table-cell table:style-name="ce20" office:value-type="float" office:value="10101" calcext:value-type="float">
            <text:p>10.101</text:p>
          </table:table-cell>
          <table:table-cell table:style-name="ce20"/>
          <table:table-cell table:style-name="ce20" office:value-type="float" office:value="338349" calcext:value-type="float">
            <text:p>338.349</text:p>
          </table:table-cell>
          <table:table-cell table:style-name="ce20"/>
          <table:table-cell table:style-name="ce20" office:value-type="float" office:value="4071" calcext:value-type="float">
            <text:p>4.071</text:p>
          </table:table-cell>
          <table:table-cell table:style-name="ce20"/>
          <table:table-cell table:style-name="ce20" office:value-type="float" office:value="1833" calcext:value-type="float">
            <text:p>1.8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15" calcext:value-type="float">
            <text:p>215</text:p>
          </table:table-cell>
          <table:table-cell table:style-name="ce21"/>
          <table:table-cell table:style-name="ce21" office:value-type="float" office:value="249" calcext:value-type="float">
            <text:p>249</text:p>
          </table:table-cell>
          <table:table-cell table:style-name="ce21"/>
          <table:table-cell table:style-name="ce21" office:value-type="float" office:value="304" calcext:value-type="float">
            <text:p>304</text:p>
          </table:table-cell>
          <table:table-cell table:style-name="ce21"/>
          <table:table-cell table:style-name="ce21" office:value-type="float" office:value="37810" calcext:value-type="float">
            <text:p>37.810</text:p>
          </table:table-cell>
          <table:table-cell table:style-name="ce21"/>
          <table:table-cell table:style-name="ce21" office:value-type="float" office:value="338" calcext:value-type="float">
            <text:p>338</text:p>
          </table:table-cell>
          <table:table-cell table:style-name="ce21"/>
          <table:table-cell table:style-name="ce21" office:value-type="float" office:value="89" calcext:value-type="float">
            <text:p>8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21443" calcext:value-type="float">
            <text:p>21.443</text:p>
          </table:table-cell>
          <table:table-cell table:style-name="ce20"/>
          <table:table-cell table:style-name="ce20" office:value-type="float" office:value="40774" calcext:value-type="float">
            <text:p>40.774</text:p>
          </table:table-cell>
          <table:table-cell table:style-name="ce20"/>
          <table:table-cell table:style-name="ce20" office:value-type="float" office:value="37302" calcext:value-type="float">
            <text:p>37.302</text:p>
          </table:table-cell>
          <table:table-cell table:style-name="ce20"/>
          <table:table-cell table:style-name="ce20" office:value-type="float" office:value="5258317" calcext:value-type="float">
            <text:p>5.258.317</text:p>
          </table:table-cell>
          <table:table-cell table:style-name="ce20"/>
          <table:table-cell table:style-name="ce20" office:value-type="float" office:value="56633" calcext:value-type="float">
            <text:p>56.633</text:p>
          </table:table-cell>
          <table:table-cell table:style-name="ce20"/>
          <table:table-cell table:style-name="ce20" office:value-type="float" office:value="15859" calcext:value-type="float">
            <text:p>15.85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44170" calcext:value-type="float">
            <text:p>44.170</text:p>
          </table:table-cell>
          <table:table-cell table:style-name="ce21"/>
          <table:table-cell table:style-name="ce21" office:value-type="float" office:value="66971" calcext:value-type="float">
            <text:p>66.971</text:p>
          </table:table-cell>
          <table:table-cell table:style-name="ce21"/>
          <table:table-cell table:style-name="ce21" office:value-type="float" office:value="64580" calcext:value-type="float">
            <text:p>64.580</text:p>
          </table:table-cell>
          <table:table-cell table:style-name="ce21"/>
          <table:table-cell table:style-name="ce21" office:value-type="float" office:value="8419550" calcext:value-type="float">
            <text:p>8.419.550</text:p>
          </table:table-cell>
          <table:table-cell table:style-name="ce21"/>
          <table:table-cell table:style-name="ce21" office:value-type="float" office:value="87381" calcext:value-type="float">
            <text:p>87.381</text:p>
          </table:table-cell>
          <table:table-cell table:style-name="ce21"/>
          <table:table-cell table:style-name="ce21" office:value-type="float" office:value="20410" calcext:value-type="float">
            <text:p>20.41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80428" calcext:value-type="float">
            <text:p>280.428</text:p>
          </table:table-cell>
          <table:table-cell table:style-name="ce20"/>
          <table:table-cell table:style-name="ce20" office:value-type="float" office:value="605748" calcext:value-type="float">
            <text:p>605.748</text:p>
          </table:table-cell>
          <table:table-cell table:style-name="ce20"/>
          <table:table-cell table:style-name="ce20" office:value-type="float" office:value="429434" calcext:value-type="float">
            <text:p>429.434</text:p>
          </table:table-cell>
          <table:table-cell table:style-name="ce20"/>
          <table:table-cell table:style-name="ce20" office:value-type="float" office:value="65844142" calcext:value-type="float">
            <text:p>65.844.142</text:p>
          </table:table-cell>
          <table:table-cell table:style-name="ce20"/>
          <table:table-cell table:style-name="ce20" office:value-type="float" office:value="754754" calcext:value-type="float">
            <text:p>754.754</text:p>
          </table:table-cell>
          <table:table-cell table:style-name="ce20"/>
          <table:table-cell table:style-name="ce20" office:value-type="float" office:value="149006" calcext:value-type="float">
            <text:p>149.0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-2255" calcext:value-type="float">
            <text:p>-2.255</text:p>
          </table:table-cell>
          <table:table-cell table:style-name="ce21"/>
          <table:table-cell table:style-name="ce21" office:value-type="float" office:value="36336" calcext:value-type="float">
            <text:p>36.336</text:p>
          </table:table-cell>
          <table:table-cell table:style-name="ce21"/>
          <table:table-cell table:style-name="ce21" office:value-type="float" office:value="-9433" calcext:value-type="float">
            <text:p>-9.433</text:p>
          </table:table-cell>
          <table:table-cell table:style-name="ce21"/>
          <table:table-cell table:style-name="ce21" office:value-type="float" office:value="3509728" calcext:value-type="float">
            <text:p>3.509.728</text:p>
          </table:table-cell>
          <table:table-cell table:style-name="ce21"/>
          <table:table-cell table:style-name="ce21" office:value-type="float" office:value="29158" calcext:value-type="float">
            <text:p>29.158</text:p>
          </table:table-cell>
          <table:table-cell table:style-name="ce21"/>
          <table:table-cell table:style-name="ce21" office:value-type="float" office:value="-7178" calcext:value-type="float">
            <text:p>-7.1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7" calcext:value-type="float">
            <text:p>-937</text:p>
          </table:table-cell>
          <table:table-cell table:style-name="ce20"/>
          <table:table-cell table:style-name="ce20" office:value-type="float" office:value="6523" calcext:value-type="float">
            <text:p>6.523</text:p>
          </table:table-cell>
          <table:table-cell table:style-name="ce20"/>
          <table:table-cell table:style-name="ce20" office:value-type="float" office:value="-28" calcext:value-type="float">
            <text:p>-28</text:p>
          </table:table-cell>
          <table:table-cell table:style-name="ce20"/>
          <table:table-cell table:style-name="ce20" office:value-type="float" office:value="622387" calcext:value-type="float">
            <text:p>622.387</text:p>
          </table:table-cell>
          <table:table-cell table:style-name="ce20"/>
          <table:table-cell table:style-name="ce20" office:value-type="float" office:value="7432" calcext:value-type="float">
            <text:p>7.432</text:p>
          </table:table-cell>
          <table:table-cell table:style-name="ce20"/>
          <table:table-cell table:style-name="ce20" office:value-type="float" office:value="909" calcext:value-type="float">
            <text:p>9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4468" calcext:value-type="float">
            <text:p>-44.46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6779" calcext:value-type="float">
            <text:p>36.779</text:p>
          </table:table-cell>
          <table:table-cell table:style-name="ce21"/>
          <table:table-cell table:style-name="ce21" office:value-type="float" office:value="-44884" calcext:value-type="float">
            <text:p>-44.88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825628" calcext:value-type="float">
            <text:p>2.825.62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6363" calcext:value-type="float">
            <text:p>36.363</text:p>
          </table:table-cell>
          <table:table-cell table:style-name="ce21"/>
          <table:table-cell table:style-name="ce21" office:value-type="float" office:value="-416" calcext:value-type="float">
            <text:p>-4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163" calcext:value-type="float">
            <text:p>163</text:p>
          </table:table-cell>
          <table:table-cell table:style-name="ce20"/>
          <table:table-cell table:style-name="ce20" office:value-type="float" office:value="20318" calcext:value-type="float">
            <text:p>20.318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599" calcext:value-type="float">
            <text:p>1.599</text:p>
          </table:table-cell>
          <table:table-cell table:style-name="ce20"/>
          <table:table-cell table:style-name="ce20" office:value-type="float" office:value="2073702" calcext:value-type="float">
            <text:p>2.073.702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1754" calcext:value-type="float">
            <text:p>21.75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436" calcext:value-type="float">
            <text:p>1.4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5962" calcext:value-type="float">
            <text:p>5.962</text:p>
          </table:table-cell>
          <table:table-cell table:style-name="ce21"/>
          <table:table-cell table:style-name="ce21" office:value-type="float" office:value="47822" calcext:value-type="float">
            <text:p>47.822</text:p>
          </table:table-cell>
          <table:table-cell table:style-name="ce21"/>
          <table:table-cell table:style-name="ce21" office:value-type="float" office:value="11433" calcext:value-type="float">
            <text:p>11.433</text:p>
          </table:table-cell>
          <table:table-cell table:style-name="ce21"/>
          <table:table-cell table:style-name="ce21" office:value-type="float" office:value="3718200" calcext:value-type="float">
            <text:p>3.718.200</text:p>
          </table:table-cell>
          <table:table-cell table:style-name="ce21"/>
          <table:table-cell table:style-name="ce21" office:value-type="float" office:value="53293" calcext:value-type="float">
            <text:p>53.293</text:p>
          </table:table-cell>
          <table:table-cell table:style-name="ce21"/>
          <table:table-cell table:style-name="ce21" office:value-type="float" office:value="5471" calcext:value-type="float">
            <text:p>5.47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4904" calcext:value-type="float">
            <text:p>-14.904</text:p>
          </table:table-cell>
          <table:table-cell table:style-name="ce20"/>
          <table:table-cell table:style-name="ce20" office:value-type="float" office:value="22232" calcext:value-type="float">
            <text:p>22.232</text:p>
          </table:table-cell>
          <table:table-cell table:style-name="ce20"/>
          <table:table-cell table:style-name="ce20" office:value-type="float" office:value="-6267" calcext:value-type="float">
            <text:p>-6.267</text:p>
          </table:table-cell>
          <table:table-cell table:style-name="ce20"/>
          <table:table-cell table:style-name="ce20" office:value-type="float" office:value="2876591" calcext:value-type="float">
            <text:p>2.876.591</text:p>
          </table:table-cell>
          <table:table-cell table:style-name="ce20"/>
          <table:table-cell table:style-name="ce20" office:value-type="float" office:value="30869" calcext:value-type="float">
            <text:p>30.869</text:p>
          </table:table-cell>
          <table:table-cell table:style-name="ce20"/>
          <table:table-cell table:style-name="ce20" office:value-type="float" office:value="8637" calcext:value-type="float">
            <text:p>8.63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3722" calcext:value-type="float">
            <text:p>103.722</text:p>
          </table:table-cell>
          <table:table-cell table:style-name="ce21"/>
          <table:table-cell table:style-name="ce21" office:value-type="float" office:value="-38828" calcext:value-type="float">
            <text:p>-38.828</text:p>
          </table:table-cell>
          <table:table-cell table:style-name="ce21"/>
          <table:table-cell table:style-name="ce21" office:value-type="float" office:value="7040272" calcext:value-type="float">
            <text:p>7.040.272</text:p>
          </table:table-cell>
          <table:table-cell table:style-name="ce21"/>
          <table:table-cell table:style-name="ce21" office:value-type="float" office:value="64894" calcext:value-type="float">
            <text:p>64.894</text:p>
          </table:table-cell>
          <table:table-cell table:style-name="ce21"/>
          <table:table-cell table:style-name="ce21" office:value-type="float" office:value="-38828" calcext:value-type="float">
            <text:p>-38.8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130380" calcext:value-type="float">
            <text:p>130.380</text:p>
          </table:table-cell>
          <table:table-cell table:style-name="ce20"/>
          <table:table-cell table:style-name="ce20" office:value-type="float" office:value="425781" calcext:value-type="float">
            <text:p>425.781</text:p>
          </table:table-cell>
          <table:table-cell table:style-name="ce20"/>
          <table:table-cell table:style-name="ce20" office:value-type="float" office:value="995654" calcext:value-type="float">
            <text:p>995.654</text:p>
          </table:table-cell>
          <table:table-cell table:style-name="ce20"/>
          <table:table-cell table:style-name="ce20" office:value-type="float" office:value="79814871" calcext:value-type="float">
            <text:p>79.814.871</text:p>
          </table:table-cell>
          <table:table-cell table:style-name="ce20"/>
          <table:table-cell table:style-name="ce20" office:value-type="float" office:value="1291055" calcext:value-type="float">
            <text:p>1.291.055</text:p>
          </table:table-cell>
          <table:table-cell table:style-name="ce20"/>
          <table:table-cell table:style-name="ce20" office:value-type="float" office:value="865274" calcext:value-type="float">
            <text:p>865.2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1997" calcext:value-type="float">
            <text:p>11.997</text:p>
          </table:table-cell>
          <table:table-cell table:style-name="ce21"/>
          <table:table-cell table:style-name="ce21" office:value-type="float" office:value="574123" calcext:value-type="float">
            <text:p>574.123</text:p>
          </table:table-cell>
          <table:table-cell table:style-name="ce21"/>
          <table:table-cell table:style-name="ce21" office:value-type="float" office:value="-198139" calcext:value-type="float">
            <text:p>-198.139</text:p>
          </table:table-cell>
          <table:table-cell table:style-name="ce21"/>
          <table:table-cell table:style-name="ce21" office:value-type="float" office:value="42414905" calcext:value-type="float">
            <text:p>42.414.905</text:p>
          </table:table-cell>
          <table:table-cell table:style-name="ce21"/>
          <table:table-cell table:style-name="ce21" office:value-type="float" office:value="363987" calcext:value-type="float">
            <text:p>363.987</text:p>
          </table:table-cell>
          <table:table-cell table:style-name="ce21"/>
          <table:table-cell table:style-name="ce21" office:value-type="float" office:value="-210136" calcext:value-type="float">
            <text:p>-210.1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294" calcext:value-type="float">
            <text:p>29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8721" calcext:value-type="float">
            <text:p>8.721</text:p>
          </table:table-cell>
          <table:table-cell table:style-name="ce20"/>
          <table:table-cell table:style-name="ce20" office:value-type="float" office:value="14975" calcext:value-type="float">
            <text:p>14.975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1783531" calcext:value-type="float">
            <text:p>1.783.53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23402" calcext:value-type="float">
            <text:p>23.402</text:p>
          </table:table-cell>
          <table:table-cell table:style-name="ce20"/>
          <table:table-cell table:style-name="ce20" office:value-type="float" office:value="14681" calcext:value-type="float">
            <text:p>14.68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3874" calcext:value-type="float">
            <text:p>3.874</text:p>
          </table:table-cell>
          <table:table-cell table:style-name="ce20"/>
          <table:table-cell table:style-name="ce20" office:value-type="float" office:value="119311" calcext:value-type="float">
            <text:p>119.311</text:p>
          </table:table-cell>
          <table:table-cell table:style-name="ce20"/>
          <table:table-cell table:style-name="ce20" office:value-type="float" office:value="-12881" calcext:value-type="float">
            <text:p>-12.881</text:p>
          </table:table-cell>
          <table:table-cell table:style-name="ce20"/>
          <table:table-cell table:style-name="ce20" office:value-type="float" office:value="9504704" calcext:value-type="float">
            <text:p>9.504.704</text:p>
          </table:table-cell>
          <table:table-cell table:style-name="ce20"/>
          <table:table-cell table:style-name="ce20" office:value-type="float" office:value="102556" calcext:value-type="float">
            <text:p>102.556</text:p>
          </table:table-cell>
          <table:table-cell table:style-name="ce20"/>
          <table:table-cell table:style-name="ce20" office:value-type="float" office:value="-16755" calcext:value-type="float">
            <text:p>-16.7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307" calcext:value-type="float">
            <text:p>1.307</text:p>
          </table:table-cell>
          <table:table-cell table:style-name="ce21"/>
          <table:table-cell table:style-name="ce21" office:value-type="float" office:value="278" calcext:value-type="float">
            <text:p>278</text:p>
          </table:table-cell>
          <table:table-cell table:style-name="ce21"/>
          <table:table-cell table:style-name="ce21" office:value-type="float" office:value="1257" calcext:value-type="float">
            <text:p>1.257</text:p>
          </table:table-cell>
          <table:table-cell table:style-name="ce21"/>
          <table:table-cell table:style-name="ce21" office:value-type="float" office:value="33196" calcext:value-type="float">
            <text:p>33.196</text:p>
          </table:table-cell>
          <table:table-cell table:style-name="ce21"/>
          <table:table-cell table:style-name="ce21" office:value-type="float" office:value="228" calcext:value-type="float">
            <text:p>228</text:p>
          </table:table-cell>
          <table:table-cell table:style-name="ce21"/>
          <table:table-cell table:style-name="ce21" office:value-type="float" office:value="-50" calcext:value-type="float">
            <text:p>-5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23962" calcext:value-type="float">
            <text:p>-23.962</text:p>
          </table:table-cell>
          <table:table-cell table:style-name="ce20"/>
          <table:table-cell table:style-name="ce20" office:value-type="float" office:value="27157" calcext:value-type="float">
            <text:p>27.157</text:p>
          </table:table-cell>
          <table:table-cell table:style-name="ce20"/>
          <table:table-cell table:style-name="ce20" office:value-type="float" office:value="-13419" calcext:value-type="float">
            <text:p>-13.419</text:p>
          </table:table-cell>
          <table:table-cell table:style-name="ce20"/>
          <table:table-cell table:style-name="ce20" office:value-type="float" office:value="2986151" calcext:value-type="float">
            <text:p>2.986.151</text:p>
          </table:table-cell>
          <table:table-cell table:style-name="ce20"/>
          <table:table-cell table:style-name="ce20" office:value-type="float" office:value="37700" calcext:value-type="float">
            <text:p>37.700</text:p>
          </table:table-cell>
          <table:table-cell table:style-name="ce20"/>
          <table:table-cell table:style-name="ce20" office:value-type="float" office:value="10543" calcext:value-type="float">
            <text:p>10.54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172" calcext:value-type="float">
            <text:p>1.172</text:p>
          </table:table-cell>
          <table:table-cell table:style-name="ce21"/>
          <table:table-cell table:style-name="ce21" office:value-type="float" office:value="57109" calcext:value-type="float">
            <text:p>57.109</text:p>
          </table:table-cell>
          <table:table-cell table:style-name="ce21"/>
          <table:table-cell table:style-name="ce21" office:value-type="float" office:value="88104" calcext:value-type="float">
            <text:p>88.104</text:p>
          </table:table-cell>
          <table:table-cell table:style-name="ce21"/>
          <table:table-cell table:style-name="ce21" office:value-type="float" office:value="9809981" calcext:value-type="float">
            <text:p>9.809.981</text:p>
          </table:table-cell>
          <table:table-cell table:style-name="ce21"/>
          <table:table-cell table:style-name="ce21" office:value-type="float" office:value="144041" calcext:value-type="float">
            <text:p>144.041</text:p>
          </table:table-cell>
          <table:table-cell table:style-name="ce21"/>
          <table:table-cell table:style-name="ce21" office:value-type="float" office:value="86932" calcext:value-type="float">
            <text:p>86.932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6" table:number-rows-repeated="1048506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59" table:style-name="ta23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8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841766" calcext:value-type="float">
            <text:p>1.841.766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694628" calcext:value-type="float">
            <text:p>4.694.628</text:p>
          </table:table-cell>
          <table:table-cell table:style-name="ce20"/>
          <table:table-cell table:style-name="ce20" office:value-type="float" office:value="1391491" calcext:value-type="float">
            <text:p>1.391.49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45287011" calcext:value-type="float">
            <text:p>445.287.011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244353" calcext:value-type="float">
            <text:p>4.244.353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-450275" calcext:value-type="float">
            <text:p>-450.275</text:p>
          </table:table-cell>
          <table:table-cell table:style-name="ce20" office:value-type="string" calcext:value-type="string">
            <text:p>be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49304" calcext:value-type="float">
            <text:p>49.304</text:p>
          </table:table-cell>
          <table:table-cell table:style-name="ce21"/>
          <table:table-cell table:style-name="ce21" office:value-type="float" office:value="110693" calcext:value-type="float">
            <text:p>110.693</text:p>
          </table:table-cell>
          <table:table-cell table:style-name="ce21"/>
          <table:table-cell table:style-name="ce21" office:value-type="float" office:value="56930" calcext:value-type="float">
            <text:p>56.930</text:p>
          </table:table-cell>
          <table:table-cell table:style-name="ce21"/>
          <table:table-cell table:style-name="ce21" office:value-type="float" office:value="11398589" calcext:value-type="float">
            <text:p>11.398.589</text:p>
          </table:table-cell>
          <table:table-cell table:style-name="ce21"/>
          <table:table-cell table:style-name="ce21" office:value-type="float" office:value="118319" calcext:value-type="float">
            <text:p>118.319</text:p>
          </table:table-cell>
          <table:table-cell table:style-name="ce21"/>
          <table:table-cell table:style-name="ce21" office:value-type="float" office:value="7626" calcext:value-type="float">
            <text:p>7.62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6912" calcext:value-type="float">
            <text:p>-46.912</text:p>
          </table:table-cell>
          <table:table-cell table:style-name="ce20"/>
          <table:table-cell table:style-name="ce20" office:value-type="float" office:value="108526" calcext:value-type="float">
            <text:p>108.526</text:p>
          </table:table-cell>
          <table:table-cell table:style-name="ce20"/>
          <table:table-cell table:style-name="ce20" office:value-type="float" office:value="-93241" calcext:value-type="float">
            <text:p>-93.241</text:p>
          </table:table-cell>
          <table:table-cell table:style-name="ce20"/>
          <table:table-cell table:style-name="ce20" office:value-type="float" office:value="6757418" calcext:value-type="float">
            <text:p>6.757.418</text:p>
          </table:table-cell>
          <table:table-cell table:style-name="ce20"/>
          <table:table-cell table:style-name="ce20" office:value-type="float" office:value="62197" calcext:value-type="float">
            <text:p>62.197</text:p>
          </table:table-cell>
          <table:table-cell table:style-name="ce20"/>
          <table:table-cell table:style-name="ce20" office:value-type="float" office:value="-46329" calcext:value-type="float">
            <text:p>-46.32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38629" calcext:value-type="float">
            <text:p>38.629</text:p>
          </table:table-cell>
          <table:table-cell table:style-name="ce21"/>
          <table:table-cell table:style-name="ce21" office:value-type="float" office:value="112920" calcext:value-type="float">
            <text:p>112.920</text:p>
          </table:table-cell>
          <table:table-cell table:style-name="ce21"/>
          <table:table-cell table:style-name="ce21" office:value-type="float" office:value="39745" calcext:value-type="float">
            <text:p>39.745</text:p>
          </table:table-cell>
          <table:table-cell table:style-name="ce21"/>
          <table:table-cell table:style-name="ce21" office:value-type="float" office:value="10610055" calcext:value-type="float">
            <text:p>10.610.055</text:p>
          </table:table-cell>
          <table:table-cell table:style-name="ce21"/>
          <table:table-cell table:style-name="ce21" office:value-type="float" office:value="114036" calcext:value-type="float">
            <text:p>114.036</text:p>
          </table:table-cell>
          <table:table-cell table:style-name="ce21"/>
          <table:table-cell table:style-name="ce21" office:value-type="float" office:value="1116" calcext:value-type="float">
            <text:p>1.1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8647" calcext:value-type="float">
            <text:p>18.647</text:p>
          </table:table-cell>
          <table:table-cell table:style-name="ce20"/>
          <table:table-cell table:style-name="ce20" office:value-type="float" office:value="55232" calcext:value-type="float">
            <text:p>55.232</text:p>
          </table:table-cell>
          <table:table-cell table:style-name="ce20"/>
          <table:table-cell table:style-name="ce20" office:value-type="float" office:value="24891" calcext:value-type="float">
            <text:p>24.891</text:p>
          </table:table-cell>
          <table:table-cell table:style-name="ce20"/>
          <table:table-cell table:style-name="ce20" office:value-type="float" office:value="5781190" calcext:value-type="float">
            <text:p>5.781.190</text:p>
          </table:table-cell>
          <table:table-cell table:style-name="ce20"/>
          <table:table-cell table:style-name="ce20" office:value-type="float" office:value="61476" calcext:value-type="float">
            <text:p>61.476</text:p>
          </table:table-cell>
          <table:table-cell table:style-name="ce20"/>
          <table:table-cell table:style-name="ce20" office:value-type="float" office:value="6244" calcext:value-type="float">
            <text:p>6.2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394213" calcext:value-type="float">
            <text:p>394.213</text:p>
          </table:table-cell>
          <table:table-cell table:style-name="ce21"/>
          <table:table-cell table:style-name="ce21" office:value-type="float" office:value="954874" calcext:value-type="float">
            <text:p>954.874</text:p>
          </table:table-cell>
          <table:table-cell table:style-name="ce21"/>
          <table:table-cell table:style-name="ce21" office:value-type="float" office:value="226862" calcext:value-type="float">
            <text:p>226.862</text:p>
          </table:table-cell>
          <table:table-cell table:style-name="ce21"/>
          <table:table-cell table:style-name="ce21" office:value-type="float" office:value="82792351" calcext:value-type="float">
            <text:p>82.792.351</text:p>
          </table:table-cell>
          <table:table-cell table:style-name="ce21"/>
          <table:table-cell table:style-name="ce21" office:value-type="float" office:value="787523" calcext:value-type="float">
            <text:p>787.523</text:p>
          </table:table-cell>
          <table:table-cell table:style-name="ce21"/>
          <table:table-cell table:style-name="ce21" office:value-type="float" office:value="-167351" calcext:value-type="float">
            <text:p>-167.35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394213" calcext:value-type="float">
            <text:p>394.213</text:p>
          </table:table-cell>
          <table:table-cell table:style-name="ce20"/>
          <table:table-cell table:style-name="ce20" office:value-type="float" office:value="954874" calcext:value-type="float">
            <text:p>954.874</text:p>
          </table:table-cell>
          <table:table-cell table:style-name="ce20"/>
          <table:table-cell table:style-name="ce20" office:value-type="float" office:value="226862" calcext:value-type="float">
            <text:p>226.862</text:p>
          </table:table-cell>
          <table:table-cell table:style-name="ce20"/>
          <table:table-cell table:style-name="ce20" office:value-type="float" office:value="82792351" calcext:value-type="float">
            <text:p>82.792.351</text:p>
          </table:table-cell>
          <table:table-cell table:style-name="ce20"/>
          <table:table-cell table:style-name="ce20" office:value-type="float" office:value="787523" calcext:value-type="float">
            <text:p>787.523</text:p>
          </table:table-cell>
          <table:table-cell table:style-name="ce20"/>
          <table:table-cell table:style-name="ce20" office:value-type="float" office:value="-167351" calcext:value-type="float">
            <text:p>-167.3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7071" calcext:value-type="float">
            <text:p>7.071</text:p>
          </table:table-cell>
          <table:table-cell table:style-name="ce21"/>
          <table:table-cell table:style-name="ce21" office:value-type="float" office:value="15751" calcext:value-type="float">
            <text:p>15.751</text:p>
          </table:table-cell>
          <table:table-cell table:style-name="ce21"/>
          <table:table-cell table:style-name="ce21" office:value-type="float" office:value="5687" calcext:value-type="float">
            <text:p>5.687</text:p>
          </table:table-cell>
          <table:table-cell table:style-name="ce21"/>
          <table:table-cell table:style-name="ce21" office:value-type="float" office:value="1319133" calcext:value-type="float">
            <text:p>1.319.133</text:p>
          </table:table-cell>
          <table:table-cell table:style-name="ce21"/>
          <table:table-cell table:style-name="ce21" office:value-type="float" office:value="14367" calcext:value-type="float">
            <text:p>14.367</text:p>
          </table:table-cell>
          <table:table-cell table:style-name="ce21"/>
          <table:table-cell table:style-name="ce21" office:value-type="float" office:value="-1384" calcext:value-type="float">
            <text:p>-1.38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54696" calcext:value-type="float">
            <text:p>54.696</text:p>
          </table:table-cell>
          <table:table-cell table:style-name="ce20"/>
          <table:table-cell table:style-name="ce20" office:value-type="float" office:value="31140" calcext:value-type="float">
            <text:p>31.140</text:p>
          </table:table-cell>
          <table:table-cell table:style-name="ce20"/>
          <table:table-cell table:style-name="ce20" office:value-type="float" office:value="84578" calcext:value-type="float">
            <text:p>84.578</text:p>
          </table:table-cell>
          <table:table-cell table:style-name="ce20"/>
          <table:table-cell table:style-name="ce20" office:value-type="float" office:value="4855733" calcext:value-type="float">
            <text:p>4.855.733</text:p>
          </table:table-cell>
          <table:table-cell table:style-name="ce20"/>
          <table:table-cell table:style-name="ce20" office:value-type="float" office:value="61022" calcext:value-type="float">
            <text:p>61.022</text:p>
          </table:table-cell>
          <table:table-cell table:style-name="ce20"/>
          <table:table-cell table:style-name="ce20" office:value-type="float" office:value="29882" calcext:value-type="float">
            <text:p>29.8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17290" calcext:value-type="float">
            <text:p>17.290</text:p>
          </table:table-cell>
          <table:table-cell table:style-name="ce21"/>
          <table:table-cell table:style-name="ce21" office:value-type="float" office:value="120296" calcext:value-type="float">
            <text:p>120.296</text:p>
          </table:table-cell>
          <table:table-cell table:style-name="ce21"/>
          <table:table-cell table:style-name="ce21" office:value-type="float" office:value="-16566" calcext:value-type="float">
            <text:p>-16.566</text:p>
          </table:table-cell>
          <table:table-cell table:style-name="ce21"/>
          <table:table-cell table:style-name="ce21" office:value-type="float" office:value="10741165" calcext:value-type="float">
            <text:p>10.741.165</text:p>
          </table:table-cell>
          <table:table-cell table:style-name="ce21"/>
          <table:table-cell table:style-name="ce21" office:value-type="float" office:value="86440" calcext:value-type="float">
            <text:p>86.440</text:p>
          </table:table-cell>
          <table:table-cell table:style-name="ce21"/>
          <table:table-cell table:style-name="ce21" office:value-type="float" office:value="-33856" calcext:value-type="float">
            <text:p>-33.85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328207" calcext:value-type="float">
            <text:p>328.207</text:p>
          </table:table-cell>
          <table:table-cell table:style-name="ce20"/>
          <table:table-cell table:style-name="ce20" office:value-type="float" office:value="425153" calcext:value-type="float">
            <text:p>425.153</text:p>
          </table:table-cell>
          <table:table-cell table:style-name="ce20"/>
          <table:table-cell table:style-name="ce20" office:value-type="float" office:value="273881" calcext:value-type="float">
            <text:p>273.881</text:p>
          </table:table-cell>
          <table:table-cell table:style-name="ce20"/>
          <table:table-cell table:style-name="ce20" office:value-type="float" office:value="46645070" calcext:value-type="float">
            <text:p>46.645.070</text:p>
          </table:table-cell>
          <table:table-cell table:style-name="ce20"/>
          <table:table-cell table:style-name="ce20" office:value-type="float" office:value="370827" calcext:value-type="float">
            <text:p>370.827</text:p>
          </table:table-cell>
          <table:table-cell table:style-name="ce20"/>
          <table:table-cell table:style-name="ce20" office:value-type="float" office:value="-54326" calcext:value-type="float">
            <text:p>-54.3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14795" calcext:value-type="float">
            <text:p>114.795</text:p>
          </table:table-cell>
          <table:table-cell table:style-name="ce21"/>
          <table:table-cell table:style-name="ce21" office:value-type="float" office:value="609747" calcext:value-type="float">
            <text:p>609.747</text:p>
          </table:table-cell>
          <table:table-cell table:style-name="ce21"/>
          <table:table-cell table:style-name="ce21" office:value-type="float" office:value="264247" calcext:value-type="float">
            <text:p>264.247</text:p>
          </table:table-cell>
          <table:table-cell table:style-name="ce21"/>
          <table:table-cell table:style-name="ce21" office:value-type="float" office:value="67026224" calcext:value-type="float">
            <text:p>67.026.224</text:p>
          </table:table-cell>
          <table:table-cell table:style-name="ce21"/>
          <table:table-cell table:style-name="ce21" office:value-type="float" office:value="759199" calcext:value-type="float">
            <text:p>759.199</text:p>
          </table:table-cell>
          <table:table-cell table:style-name="ce21"/>
          <table:table-cell table:style-name="ce21" office:value-type="float" office:value="149452" calcext:value-type="float">
            <text:p>149.4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29904" calcext:value-type="float">
            <text:p>-29.904</text:p>
          </table:table-cell>
          <table:table-cell table:style-name="ce21"/>
          <table:table-cell table:style-name="ce21" office:value-type="float" office:value="52706" calcext:value-type="float">
            <text:p>52.706</text:p>
          </table:table-cell>
          <table:table-cell table:style-name="ce21"/>
          <table:table-cell table:style-name="ce21" office:value-type="float" office:value="-45665" calcext:value-type="float">
            <text:p>-45.665</text:p>
          </table:table-cell>
          <table:table-cell table:style-name="ce21"/>
          <table:table-cell table:style-name="ce21" office:value-type="float" office:value="4014341" calcext:value-type="float">
            <text:p>4.014.341</text:p>
          </table:table-cell>
          <table:table-cell table:style-name="ce21"/>
          <table:table-cell table:style-name="ce21" office:value-type="float" office:value="36945" calcext:value-type="float">
            <text:p>36.945</text:p>
          </table:table-cell>
          <table:table-cell table:style-name="ce21"/>
          <table:table-cell table:style-name="ce21" office:value-type="float" office:value="-15761" calcext:value-type="float">
            <text:p>-15.76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615163" calcext:value-type="float">
            <text:p>615.163</text:p>
          </table:table-cell>
          <table:table-cell table:style-name="ce20"/>
          <table:table-cell table:style-name="ce20" office:value-type="float" office:value="633133" calcext:value-type="float">
            <text:p>633.133</text:p>
          </table:table-cell>
          <table:table-cell table:style-name="ce20"/>
          <table:table-cell table:style-name="ce20" office:value-type="float" office:value="421777" calcext:value-type="float">
            <text:p>421.777</text:p>
          </table:table-cell>
          <table:table-cell table:style-name="ce20"/>
          <table:table-cell table:style-name="ce20" office:value-type="float" office:value="59937769" calcext:value-type="float">
            <text:p>59.937.769</text:p>
          </table:table-cell>
          <table:table-cell table:style-name="ce20"/>
          <table:table-cell table:style-name="ce20" office:value-type="float" office:value="439747" calcext:value-type="float">
            <text:p>439.747</text:p>
          </table:table-cell>
          <table:table-cell table:style-name="ce20"/>
          <table:table-cell table:style-name="ce20" office:value-type="float" office:value="-193386" calcext:value-type="float">
            <text:p>-193.3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8102" calcext:value-type="float">
            <text:p>8.102</text:p>
          </table:table-cell>
          <table:table-cell table:style-name="ce21"/>
          <table:table-cell table:style-name="ce21" office:value-type="float" office:value="5768" calcext:value-type="float">
            <text:p>5.768</text:p>
          </table:table-cell>
          <table:table-cell table:style-name="ce21"/>
          <table:table-cell table:style-name="ce21" office:value-type="float" office:value="11663" calcext:value-type="float">
            <text:p>11.663</text:p>
          </table:table-cell>
          <table:table-cell table:style-name="ce21"/>
          <table:table-cell table:style-name="ce21" office:value-type="float" office:value="864236" calcext:value-type="float">
            <text:p>864.236</text:p>
          </table:table-cell>
          <table:table-cell table:style-name="ce21"/>
          <table:table-cell table:style-name="ce21" office:value-type="float" office:value="9329" calcext:value-type="float">
            <text:p>9.329</text:p>
          </table:table-cell>
          <table:table-cell table:style-name="ce21"/>
          <table:table-cell table:style-name="ce21" office:value-type="float" office:value="3561" calcext:value-type="float">
            <text:p>3.56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4905" calcext:value-type="float">
            <text:p>-4.905</text:p>
          </table:table-cell>
          <table:table-cell table:style-name="ce20"/>
          <table:table-cell table:style-name="ce20" office:value-type="float" office:value="28820" calcext:value-type="float">
            <text:p>28.820</text:p>
          </table:table-cell>
          <table:table-cell table:style-name="ce20"/>
          <table:table-cell table:style-name="ce20" office:value-type="float" office:value="-14411" calcext:value-type="float">
            <text:p>-14.411</text:p>
          </table:table-cell>
          <table:table-cell table:style-name="ce20"/>
          <table:table-cell table:style-name="ce20" office:value-type="float" office:value="1934379" calcext:value-type="float">
            <text:p>1.934.379</text:p>
          </table:table-cell>
          <table:table-cell table:style-name="ce20"/>
          <table:table-cell table:style-name="ce20" office:value-type="float" office:value="19314" calcext:value-type="float">
            <text:p>19.314</text:p>
          </table:table-cell>
          <table:table-cell table:style-name="ce20"/>
          <table:table-cell table:style-name="ce20" office:value-type="float" office:value="-9506" calcext:value-type="float">
            <text:p>-9.5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-1218" calcext:value-type="float">
            <text:p>-1.218</text:p>
          </table:table-cell>
          <table:table-cell table:style-name="ce21"/>
          <table:table-cell table:style-name="ce21" office:value-type="float" office:value="39574" calcext:value-type="float">
            <text:p>39.574</text:p>
          </table:table-cell>
          <table:table-cell table:style-name="ce21"/>
          <table:table-cell table:style-name="ce21" office:value-type="float" office:value="-14000" calcext:value-type="float">
            <text:p>-14.000</text:p>
          </table:table-cell>
          <table:table-cell table:style-name="ce21"/>
          <table:table-cell table:style-name="ce21" office:value-type="float" office:value="2826200" calcext:value-type="float">
            <text:p>2.826.200</text:p>
          </table:table-cell>
          <table:table-cell table:style-name="ce21"/>
          <table:table-cell table:style-name="ce21" office:value-type="float" office:value="26792" calcext:value-type="float">
            <text:p>26.792</text:p>
          </table:table-cell>
          <table:table-cell table:style-name="ce21"/>
          <table:table-cell table:style-name="ce21" office:value-type="float" office:value="-12782" calcext:value-type="float">
            <text:p>-12.78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9933" calcext:value-type="float">
            <text:p>9.933</text:p>
          </table:table-cell>
          <table:table-cell table:style-name="ce20"/>
          <table:table-cell table:style-name="ce20" office:value-type="float" office:value="4318" calcext:value-type="float">
            <text:p>4.318</text:p>
          </table:table-cell>
          <table:table-cell table:style-name="ce20"/>
          <table:table-cell table:style-name="ce20" office:value-type="float" office:value="11889" calcext:value-type="float">
            <text:p>11.889</text:p>
          </table:table-cell>
          <table:table-cell table:style-name="ce20"/>
          <table:table-cell table:style-name="ce20" office:value-type="float" office:value="602005" calcext:value-type="float">
            <text:p>602.005</text:p>
          </table:table-cell>
          <table:table-cell table:style-name="ce20"/>
          <table:table-cell table:style-name="ce20" office:value-type="float" office:value="6274" calcext:value-type="float">
            <text:p>6.274</text:p>
          </table:table-cell>
          <table:table-cell table:style-name="ce20"/>
          <table:table-cell table:style-name="ce20" office:value-type="float" office:value="1956" calcext:value-type="float">
            <text:p>1.9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24397" calcext:value-type="float">
            <text:p>24.397</text:p>
          </table:table-cell>
          <table:table-cell table:style-name="ce21"/>
          <table:table-cell table:style-name="ce21" office:value-type="float" office:value="131247" calcext:value-type="float">
            <text:p>131.247</text:p>
          </table:table-cell>
          <table:table-cell table:style-name="ce21"/>
          <table:table-cell table:style-name="ce21" office:value-type="float" office:value="-13383" calcext:value-type="float">
            <text:p>-13.383</text:p>
          </table:table-cell>
          <table:table-cell table:style-name="ce21"/>
          <table:table-cell table:style-name="ce21" office:value-type="float" office:value="9713655" calcext:value-type="float">
            <text:p>9.713.655</text:p>
          </table:table-cell>
          <table:table-cell table:style-name="ce21"/>
          <table:table-cell table:style-name="ce21" office:value-type="float" office:value="93467" calcext:value-type="float">
            <text:p>93.467</text:p>
          </table:table-cell>
          <table:table-cell table:style-name="ce21"/>
          <table:table-cell table:style-name="ce21" office:value-type="float" office:value="-37780" calcext:value-type="float">
            <text:p>-37.78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17375" calcext:value-type="float">
            <text:p>17.375</text:p>
          </table:table-cell>
          <table:table-cell table:style-name="ce20"/>
          <table:table-cell table:style-name="ce20" office:value-type="float" office:value="3688" calcext:value-type="float">
            <text:p>3.688</text:p>
          </table:table-cell>
          <table:table-cell table:style-name="ce20"/>
          <table:table-cell table:style-name="ce20" office:value-type="float" office:value="18131" calcext:value-type="float">
            <text:p>18.131</text:p>
          </table:table-cell>
          <table:table-cell table:style-name="ce20"/>
          <table:table-cell table:style-name="ce20" office:value-type="float" office:value="474837" calcext:value-type="float">
            <text:p>474.837</text:p>
          </table:table-cell>
          <table:table-cell table:style-name="ce20"/>
          <table:table-cell table:style-name="ce20" office:value-type="float" office:value="4444" calcext:value-type="float">
            <text:p>4.444</text:p>
          </table:table-cell>
          <table:table-cell table:style-name="ce20"/>
          <table:table-cell table:style-name="ce20" office:value-type="float" office:value="756" calcext:value-type="float">
            <text:p>7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85917" calcext:value-type="float">
            <text:p>85.917</text:p>
          </table:table-cell>
          <table:table-cell table:style-name="ce21"/>
          <table:table-cell table:style-name="ce21" office:value-type="float" office:value="153363" calcext:value-type="float">
            <text:p>153.363</text:p>
          </table:table-cell>
          <table:table-cell table:style-name="ce21"/>
          <table:table-cell table:style-name="ce21" office:value-type="float" office:value="101079" calcext:value-type="float">
            <text:p>101.079</text:p>
          </table:table-cell>
          <table:table-cell table:style-name="ce21"/>
          <table:table-cell table:style-name="ce21" office:value-type="float" office:value="17181084" calcext:value-type="float">
            <text:p>17.181.084</text:p>
          </table:table-cell>
          <table:table-cell table:style-name="ce21"/>
          <table:table-cell table:style-name="ce21" office:value-type="float" office:value="168525" calcext:value-type="float">
            <text:p>168.525</text:p>
          </table:table-cell>
          <table:table-cell table:style-name="ce21"/>
          <table:table-cell table:style-name="ce21" office:value-type="float" office:value="15162" calcext:value-type="float">
            <text:p>15.16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34948" calcext:value-type="float">
            <text:p>34.948</text:p>
          </table:table-cell>
          <table:table-cell table:style-name="ce20"/>
          <table:table-cell table:style-name="ce20" office:value-type="float" office:value="83975" calcext:value-type="float">
            <text:p>83.975</text:p>
          </table:table-cell>
          <table:table-cell table:style-name="ce20"/>
          <table:table-cell table:style-name="ce20" office:value-type="float" office:value="36508" calcext:value-type="float">
            <text:p>36.508</text:p>
          </table:table-cell>
          <table:table-cell table:style-name="ce20"/>
          <table:table-cell table:style-name="ce20" office:value-type="float" office:value="8822267" calcext:value-type="float">
            <text:p>8.822.267</text:p>
          </table:table-cell>
          <table:table-cell table:style-name="ce20"/>
          <table:table-cell table:style-name="ce20" office:value-type="float" office:value="85535" calcext:value-type="float">
            <text:p>85.535</text:p>
          </table:table-cell>
          <table:table-cell table:style-name="ce20"/>
          <table:table-cell table:style-name="ce20" office:value-type="float" office:value="1560" calcext:value-type="float">
            <text:p>1.5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22147" calcext:value-type="float">
            <text:p>22.14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14200" calcext:value-type="float">
            <text:p>414.200</text:p>
          </table:table-cell>
          <table:table-cell table:style-name="ce21"/>
          <table:table-cell table:style-name="ce21" office:value-type="float" office:value="-3875" calcext:value-type="float">
            <text:p>-3.87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976687" calcext:value-type="float">
            <text:p>37.976.68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88178" calcext:value-type="float">
            <text:p>388.178</text:p>
          </table:table-cell>
          <table:table-cell table:style-name="ce21"/>
          <table:table-cell table:style-name="ce21" office:value-type="float" office:value="-26022" calcext:value-type="float">
            <text:p>-26.0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23757" calcext:value-type="float">
            <text:p>23.757</text:p>
          </table:table-cell>
          <table:table-cell table:style-name="ce20"/>
          <table:table-cell table:style-name="ce20" office:value-type="float" office:value="113051" calcext:value-type="float">
            <text:p>113.051</text:p>
          </table:table-cell>
          <table:table-cell table:style-name="ce20"/>
          <table:table-cell table:style-name="ce20" office:value-type="float" office:value="-2274" calcext:value-type="float">
            <text:p>-2.274</text:p>
          </table:table-cell>
          <table:table-cell table:style-name="ce20"/>
          <table:table-cell table:style-name="ce20" office:value-type="float" office:value="10335770" calcext:value-type="float">
            <text:p>10.335.770</text:p>
          </table:table-cell>
          <table:table-cell table:style-name="ce20"/>
          <table:table-cell table:style-name="ce20" office:value-type="float" office:value="87020" calcext:value-type="float">
            <text:p>87.020</text:p>
          </table:table-cell>
          <table:table-cell table:style-name="ce20"/>
          <table:table-cell table:style-name="ce20" office:value-type="float" office:value="-26031" calcext:value-type="float">
            <text:p>-26.0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56804" calcext:value-type="float">
            <text:p>-56.804</text:p>
          </table:table-cell>
          <table:table-cell table:style-name="ce21"/>
          <table:table-cell table:style-name="ce21" office:value-type="float" office:value="264963" calcext:value-type="float">
            <text:p>264.963</text:p>
          </table:table-cell>
          <table:table-cell table:style-name="ce21"/>
          <table:table-cell table:style-name="ce21" office:value-type="float" office:value="-119023" calcext:value-type="float">
            <text:p>-119.023</text:p>
          </table:table-cell>
          <table:table-cell table:style-name="ce21"/>
          <table:table-cell table:style-name="ce21" office:value-type="float" office:value="19533481" calcext:value-type="float">
            <text:p>19.533.481</text:p>
          </table:table-cell>
          <table:table-cell table:style-name="ce21"/>
          <table:table-cell table:style-name="ce21" office:value-type="float" office:value="202744" calcext:value-type="float">
            <text:p>202.744</text:p>
          </table:table-cell>
          <table:table-cell table:style-name="ce21"/>
          <table:table-cell table:style-name="ce21" office:value-type="float" office:value="-62219" calcext:value-type="float">
            <text:p>-62.2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4928" calcext:value-type="float">
            <text:p>14.928</text:p>
          </table:table-cell>
          <table:table-cell table:style-name="ce20"/>
          <table:table-cell table:style-name="ce20" office:value-type="float" office:value="20485" calcext:value-type="float">
            <text:p>20.485</text:p>
          </table:table-cell>
          <table:table-cell table:style-name="ce20"/>
          <table:table-cell table:style-name="ce20" office:value-type="float" office:value="14028" calcext:value-type="float">
            <text:p>14.028</text:p>
          </table:table-cell>
          <table:table-cell table:style-name="ce20"/>
          <table:table-cell table:style-name="ce20" office:value-type="float" office:value="2066880" calcext:value-type="float">
            <text:p>2.066.880</text:p>
          </table:table-cell>
          <table:table-cell table:style-name="ce20"/>
          <table:table-cell table:style-name="ce20" office:value-type="float" office:value="19585" calcext:value-type="float">
            <text:p>19.585</text:p>
          </table:table-cell>
          <table:table-cell table:style-name="ce20"/>
          <table:table-cell table:style-name="ce20" office:value-type="float" office:value="-900" calcext:value-type="float">
            <text:p>-90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955" calcext:value-type="float">
            <text:p>3.955</text:p>
          </table:table-cell>
          <table:table-cell table:style-name="ce21"/>
          <table:table-cell table:style-name="ce21" office:value-type="float" office:value="54293" calcext:value-type="float">
            <text:p>54.293</text:p>
          </table:table-cell>
          <table:table-cell table:style-name="ce21"/>
          <table:table-cell table:style-name="ce21" office:value-type="float" office:value="7301" calcext:value-type="float">
            <text:p>7.301</text:p>
          </table:table-cell>
          <table:table-cell table:style-name="ce21"/>
          <table:table-cell table:style-name="ce21" office:value-type="float" office:value="5443120" calcext:value-type="float">
            <text:p>5.443.120</text:p>
          </table:table-cell>
          <table:table-cell table:style-name="ce21"/>
          <table:table-cell table:style-name="ce21" office:value-type="float" office:value="57639" calcext:value-type="float">
            <text:p>57.639</text:p>
          </table:table-cell>
          <table:table-cell table:style-name="ce21"/>
          <table:table-cell table:style-name="ce21" office:value-type="float" office:value="3346" calcext:value-type="float">
            <text:p>3.3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1739" calcext:value-type="float">
            <text:p>11.739</text:p>
          </table:table-cell>
          <table:table-cell table:style-name="ce20"/>
          <table:table-cell table:style-name="ce20" office:value-type="float" office:value="54527" calcext:value-type="float">
            <text:p>54.527</text:p>
          </table:table-cell>
          <table:table-cell table:style-name="ce20"/>
          <table:table-cell table:style-name="ce20" office:value-type="float" office:value="4789" calcext:value-type="float">
            <text:p>4.789</text:p>
          </table:table-cell>
          <table:table-cell table:style-name="ce20"/>
          <table:table-cell table:style-name="ce20" office:value-type="float" office:value="5513130" calcext:value-type="float">
            <text:p>5.513.130</text:p>
          </table:table-cell>
          <table:table-cell table:style-name="ce20"/>
          <table:table-cell table:style-name="ce20" office:value-type="float" office:value="47577" calcext:value-type="float">
            <text:p>47.577</text:p>
          </table:table-cell>
          <table:table-cell table:style-name="ce20"/>
          <table:table-cell table:style-name="ce20" office:value-type="float" office:value="-6950" calcext:value-type="float">
            <text:p>-6.9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86296" calcext:value-type="float">
            <text:p>86.296</text:p>
          </table:table-cell>
          <table:table-cell table:style-name="ce21"/>
          <table:table-cell table:style-name="ce21" office:value-type="float" office:value="92185" calcext:value-type="float">
            <text:p>92.185</text:p>
          </table:table-cell>
          <table:table-cell table:style-name="ce21"/>
          <table:table-cell table:style-name="ce21" office:value-type="float" office:value="109943" calcext:value-type="float">
            <text:p>109.943</text:p>
          </table:table-cell>
          <table:table-cell table:style-name="ce21"/>
          <table:table-cell table:style-name="ce21" office:value-type="float" office:value="10120242" calcext:value-type="float">
            <text:p>10.120.242</text:p>
          </table:table-cell>
          <table:table-cell table:style-name="ce21"/>
          <table:table-cell table:style-name="ce21" office:value-type="float" office:value="115832" calcext:value-type="float">
            <text:p>115.832</text:p>
          </table:table-cell>
          <table:table-cell table:style-name="ce21"/>
          <table:table-cell table:style-name="ce21" office:value-type="float" office:value="23647" calcext:value-type="float">
            <text:p>23.64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6567" calcext:value-type="float">
            <text:p>6.567</text:p>
          </table:table-cell>
          <table:table-cell table:style-name="ce20"/>
          <table:table-cell table:style-name="ce20" office:value-type="float" office:value="2254" calcext:value-type="float">
            <text:p>2.254</text:p>
          </table:table-cell>
          <table:table-cell table:style-name="ce20"/>
          <table:table-cell table:style-name="ce20" office:value-type="float" office:value="8541" calcext:value-type="float">
            <text:p>8.541</text:p>
          </table:table-cell>
          <table:table-cell table:style-name="ce20"/>
          <table:table-cell table:style-name="ce20" office:value-type="float" office:value="348450" calcext:value-type="float">
            <text:p>348.450</text:p>
          </table:table-cell>
          <table:table-cell table:style-name="ce20"/>
          <table:table-cell table:style-name="ce20" office:value-type="float" office:value="4228" calcext:value-type="float">
            <text:p>4.228</text:p>
          </table:table-cell>
          <table:table-cell table:style-name="ce20"/>
          <table:table-cell table:style-name="ce20" office:value-type="float" office:value="1974" calcext:value-type="float">
            <text:p>1.97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60" calcext:value-type="float">
            <text:p>160</text:p>
          </table:table-cell>
          <table:table-cell table:style-name="ce21"/>
          <table:table-cell table:style-name="ce21" office:value-type="float" office:value="274" calcext:value-type="float">
            <text:p>274</text:p>
          </table:table-cell>
          <table:table-cell table:style-name="ce21"/>
          <table:table-cell table:style-name="ce21" office:value-type="float" office:value="264" calcext:value-type="float">
            <text:p>264</text:p>
          </table:table-cell>
          <table:table-cell table:style-name="ce21"/>
          <table:table-cell table:style-name="ce21" office:value-type="float" office:value="38114" calcext:value-type="float">
            <text:p>38.114</text:p>
          </table:table-cell>
          <table:table-cell table:style-name="ce21"/>
          <table:table-cell table:style-name="ce21" office:value-type="float" office:value="378" calcext:value-type="float">
            <text:p>378</text:p>
          </table:table-cell>
          <table:table-cell table:style-name="ce21"/>
          <table:table-cell table:style-name="ce21" office:value-type="float" office:value="104" calcext:value-type="float">
            <text:p>1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8313" calcext:value-type="float">
            <text:p>18.313</text:p>
          </table:table-cell>
          <table:table-cell table:style-name="ce20"/>
          <table:table-cell table:style-name="ce20" office:value-type="float" office:value="40840" calcext:value-type="float">
            <text:p>40.840</text:p>
          </table:table-cell>
          <table:table-cell table:style-name="ce20"/>
          <table:table-cell table:style-name="ce20" office:value-type="float" office:value="32593" calcext:value-type="float">
            <text:p>32.593</text:p>
          </table:table-cell>
          <table:table-cell table:style-name="ce20"/>
          <table:table-cell table:style-name="ce20" office:value-type="float" office:value="5295619" calcext:value-type="float">
            <text:p>5.295.619</text:p>
          </table:table-cell>
          <table:table-cell table:style-name="ce20"/>
          <table:table-cell table:style-name="ce20" office:value-type="float" office:value="55120" calcext:value-type="float">
            <text:p>55.120</text:p>
          </table:table-cell>
          <table:table-cell table:style-name="ce20"/>
          <table:table-cell table:style-name="ce20" office:value-type="float" office:value="14280" calcext:value-type="float">
            <text:p>14.2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39634" calcext:value-type="float">
            <text:p>39.634</text:p>
          </table:table-cell>
          <table:table-cell table:style-name="ce21"/>
          <table:table-cell table:style-name="ce21" office:value-type="float" office:value="67088" calcext:value-type="float">
            <text:p>67.088</text:p>
          </table:table-cell>
          <table:table-cell table:style-name="ce21"/>
          <table:table-cell table:style-name="ce21" office:value-type="float" office:value="60397" calcext:value-type="float">
            <text:p>60.397</text:p>
          </table:table-cell>
          <table:table-cell table:style-name="ce21"/>
          <table:table-cell table:style-name="ce21" office:value-type="float" office:value="8484130" calcext:value-type="float">
            <text:p>8.484.130</text:p>
          </table:table-cell>
          <table:table-cell table:style-name="ce21"/>
          <table:table-cell table:style-name="ce21" office:value-type="float" office:value="87851" calcext:value-type="float">
            <text:p>87.851</text:p>
          </table:table-cell>
          <table:table-cell table:style-name="ce21"/>
          <table:table-cell table:style-name="ce21" office:value-type="float" office:value="20763" calcext:value-type="float">
            <text:p>20.76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56931" calcext:value-type="float">
            <text:p>256.931</text:p>
          </table:table-cell>
          <table:table-cell table:style-name="ce20"/>
          <table:table-cell table:style-name="ce20" office:value-type="float" office:value="614313" calcext:value-type="float">
            <text:p>614.313</text:p>
          </table:table-cell>
          <table:table-cell table:style-name="ce20"/>
          <table:table-cell table:style-name="ce20" office:value-type="float" office:value="373536" calcext:value-type="float">
            <text:p>373.536</text:p>
          </table:table-cell>
          <table:table-cell table:style-name="ce20"/>
          <table:table-cell table:style-name="ce20" office:value-type="float" office:value="66273576" calcext:value-type="float">
            <text:p>66.273.576</text:p>
          </table:table-cell>
          <table:table-cell table:style-name="ce20"/>
          <table:table-cell table:style-name="ce20" office:value-type="float" office:value="730918" calcext:value-type="float">
            <text:p>730.918</text:p>
          </table:table-cell>
          <table:table-cell table:style-name="ce20"/>
          <table:table-cell table:style-name="ce20" office:value-type="float" office:value="116605" calcext:value-type="float">
            <text:p>116.6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37744" calcext:value-type="float">
            <text:p>37.744</text:p>
          </table:table-cell>
          <table:table-cell table:style-name="ce21"/>
          <table:table-cell table:style-name="ce21" office:value-type="float" office:value="-8277" calcext:value-type="float">
            <text:p>-8.277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3500295" calcext:value-type="float">
            <text:p>3.500.295</text:p>
          </table:table-cell>
          <table:table-cell table:style-name="ce21"/>
          <table:table-cell table:style-name="ce21" office:value-type="float" office:value="29467" calcext:value-type="float">
            <text:p>29.467</text:p>
          </table:table-cell>
          <table:table-cell table:style-name="ce21"/>
          <table:table-cell table:style-name="ce21" office:value-type="float" office:value="-8277" calcext:value-type="float">
            <text:p>-8.2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7" calcext:value-type="float">
            <text:p>-937</text:p>
          </table:table-cell>
          <table:table-cell table:style-name="ce20"/>
          <table:table-cell table:style-name="ce20" office:value-type="float" office:value="6504" calcext:value-type="float">
            <text:p>6.504</text:p>
          </table:table-cell>
          <table:table-cell table:style-name="ce20"/>
          <table:table-cell table:style-name="ce20" office:value-type="float" office:value="-177" calcext:value-type="float">
            <text:p>-177</text:p>
          </table:table-cell>
          <table:table-cell table:style-name="ce20"/>
          <table:table-cell table:style-name="ce20" office:value-type="float" office:value="622359" calcext:value-type="float">
            <text:p>622.359</text:p>
          </table:table-cell>
          <table:table-cell table:style-name="ce20"/>
          <table:table-cell table:style-name="ce20" office:value-type="float" office:value="7264" calcext:value-type="float">
            <text:p>7.264</text:p>
          </table:table-cell>
          <table:table-cell table:style-name="ce20"/>
          <table:table-cell table:style-name="ce20" office:value-type="float" office:value="760" calcext:value-type="float">
            <text:p>7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8384" calcext:value-type="float">
            <text:p>-48.38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263" calcext:value-type="float">
            <text:p>37.263</text:p>
          </table:table-cell>
          <table:table-cell table:style-name="ce21"/>
          <table:table-cell table:style-name="ce21" office:value-type="float" office:value="-51110" calcext:value-type="float">
            <text:p>-51.11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780744" calcext:value-type="float">
            <text:p>2.780.74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4537" calcext:value-type="float">
            <text:p>34.537</text:p>
          </table:table-cell>
          <table:table-cell table:style-name="ce21"/>
          <table:table-cell table:style-name="ce21" office:value-type="float" office:value="-2726" calcext:value-type="float">
            <text:p>-2.72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225" calcext:value-type="float">
            <text:p>225</text:p>
          </table:table-cell>
          <table:table-cell table:style-name="ce20"/>
          <table:table-cell table:style-name="ce20" office:value-type="float" office:value="19727" calcext:value-type="float">
            <text:p>19.727</text:p>
          </table:table-cell>
          <table:table-cell table:style-name="ce20"/>
          <table:table-cell table:style-name="ce20" office:value-type="float" office:value="1831" calcext:value-type="float">
            <text:p>1.831</text:p>
          </table:table-cell>
          <table:table-cell table:style-name="ce20"/>
          <table:table-cell table:style-name="ce20" office:value-type="float" office:value="2075301" calcext:value-type="float">
            <text:p>2.075.301</text:p>
          </table:table-cell>
          <table:table-cell table:style-name="ce20"/>
          <table:table-cell table:style-name="ce20" office:value-type="float" office:value="21333" calcext:value-type="float">
            <text:p>21.333</text:p>
          </table:table-cell>
          <table:table-cell table:style-name="ce20"/>
          <table:table-cell table:style-name="ce20" office:value-type="float" office:value="1606" calcext:value-type="float">
            <text:p>1.6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10783" calcext:value-type="float">
            <text:p>-10.783</text:p>
          </table:table-cell>
          <table:table-cell table:style-name="ce21"/>
          <table:table-cell table:style-name="ce21" office:value-type="float" office:value="46524" calcext:value-type="float">
            <text:p>46.524</text:p>
          </table:table-cell>
          <table:table-cell table:style-name="ce21"/>
          <table:table-cell table:style-name="ce21" office:value-type="float" office:value="-6169" calcext:value-type="float">
            <text:p>-6.169</text:p>
          </table:table-cell>
          <table:table-cell table:style-name="ce21"/>
          <table:table-cell table:style-name="ce21" office:value-type="float" office:value="3729633" calcext:value-type="float">
            <text:p>3.729.633</text:p>
          </table:table-cell>
          <table:table-cell table:style-name="ce21"/>
          <table:table-cell table:style-name="ce21" office:value-type="float" office:value="51138" calcext:value-type="float">
            <text:p>51.138</text:p>
          </table:table-cell>
          <table:table-cell table:style-name="ce21"/>
          <table:table-cell table:style-name="ce21" office:value-type="float" office:value="4614" calcext:value-type="float">
            <text:p>4.61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5027" calcext:value-type="float">
            <text:p>-15.027</text:p>
          </table:table-cell>
          <table:table-cell table:style-name="ce20"/>
          <table:table-cell table:style-name="ce20" office:value-type="float" office:value="21804" calcext:value-type="float">
            <text:p>21.804</text:p>
          </table:table-cell>
          <table:table-cell table:style-name="ce20"/>
          <table:table-cell table:style-name="ce20" office:value-type="float" office:value="-7897" calcext:value-type="float">
            <text:p>-7.897</text:p>
          </table:table-cell>
          <table:table-cell table:style-name="ce20"/>
          <table:table-cell table:style-name="ce20" office:value-type="float" office:value="2870324" calcext:value-type="float">
            <text:p>2.870.324</text:p>
          </table:table-cell>
          <table:table-cell table:style-name="ce20"/>
          <table:table-cell table:style-name="ce20" office:value-type="float" office:value="28934" calcext:value-type="float">
            <text:p>28.934</text:p>
          </table:table-cell>
          <table:table-cell table:style-name="ce20"/>
          <table:table-cell table:style-name="ce20" office:value-type="float" office:value="7130" calcext:value-type="float">
            <text:p>7.1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1655" calcext:value-type="float">
            <text:p>101.655</text:p>
          </table:table-cell>
          <table:table-cell table:style-name="ce21"/>
          <table:table-cell table:style-name="ce21" office:value-type="float" office:value="-37680" calcext:value-type="float">
            <text:p>-37.680</text:p>
          </table:table-cell>
          <table:table-cell table:style-name="ce21"/>
          <table:table-cell table:style-name="ce21" office:value-type="float" office:value="7001444" calcext:value-type="float">
            <text:p>7.001.444</text:p>
          </table:table-cell>
          <table:table-cell table:style-name="ce21"/>
          <table:table-cell table:style-name="ce21" office:value-type="float" office:value="63975" calcext:value-type="float">
            <text:p>63.975</text:p>
          </table:table-cell>
          <table:table-cell table:style-name="ce21"/>
          <table:table-cell table:style-name="ce21" office:value-type="float" office:value="-37680" calcext:value-type="float">
            <text:p>-37.68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370616" calcext:value-type="float">
            <text:p>370.616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26106" calcext:value-type="float">
            <text:p>426.106</text:p>
          </table:table-cell>
          <table:table-cell table:style-name="ce20"/>
          <table:table-cell table:style-name="ce20" office:value-type="float" office:value="1193357" calcext:value-type="float">
            <text:p>1.193.357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80810525" calcext:value-type="float">
            <text:p>80.810.525</text:p>
          </table:table-cell>
          <table:table-cell table:style-name="ce20"/>
          <table:table-cell table:style-name="ce20" office:value-type="float" office:value="1248847" calcext:value-type="float">
            <text:p>1.248.847</text:p>
          </table:table-cell>
          <table:table-cell table:style-name="ce20"/>
          <table:table-cell table:style-name="ce20" office:value-type="float" office:value="822741" calcext:value-type="float">
            <text:p>822.74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18589" calcext:value-type="float">
            <text:p>18.589</text:p>
          </table:table-cell>
          <table:table-cell table:style-name="ce21"/>
          <table:table-cell table:style-name="ce21" office:value-type="float" office:value="587665" calcext:value-type="float">
            <text:p>587.665</text:p>
          </table:table-cell>
          <table:table-cell table:style-name="ce21"/>
          <table:table-cell table:style-name="ce21" office:value-type="float" office:value="-233202" calcext:value-type="float">
            <text:p>-233.202</text:p>
          </table:table-cell>
          <table:table-cell table:style-name="ce21"/>
          <table:table-cell table:style-name="ce21" office:value-type="float" office:value="42216766" calcext:value-type="float">
            <text:p>42.216.766</text:p>
          </table:table-cell>
          <table:table-cell table:style-name="ce21"/>
          <table:table-cell table:style-name="ce21" office:value-type="float" office:value="335874" calcext:value-type="float">
            <text:p>335.874</text:p>
          </table:table-cell>
          <table:table-cell table:style-name="ce21"/>
          <table:table-cell table:style-name="ce21" office:value-type="float" office:value="-251791" calcext:value-type="float">
            <text:p>-251.7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16603" calcext:value-type="float">
            <text:p>-16.603</text:p>
          </table:table-cell>
          <table:table-cell table:style-name="ce20"/>
          <table:table-cell table:style-name="ce20" office:value-type="float" office:value="8998" calcext:value-type="float">
            <text:p>8.998</text:p>
          </table:table-cell>
          <table:table-cell table:style-name="ce20"/>
          <table:table-cell table:style-name="ce20" office:value-type="float" office:value="-2840" calcext:value-type="float">
            <text:p>-2.840</text:p>
          </table:table-cell>
          <table:table-cell table:style-name="ce20"/>
          <table:table-cell table:style-name="ce20" office:value-type="float" office:value="1798506" calcext:value-type="float">
            <text:p>1.798.506</text:p>
          </table:table-cell>
          <table:table-cell table:style-name="ce20"/>
          <table:table-cell table:style-name="ce20" office:value-type="float" office:value="22761" calcext:value-type="float">
            <text:p>22.761</text:p>
          </table:table-cell>
          <table:table-cell table:style-name="ce20"/>
          <table:table-cell table:style-name="ce20" office:value-type="float" office:value="13763" calcext:value-type="float">
            <text:p>13.76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175" calcext:value-type="float">
            <text:p>1.17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35" calcext:value-type="float">
            <text:p>335</text:p>
          </table:table-cell>
          <table:table-cell table:style-name="ce21"/>
          <table:table-cell table:style-name="ce21" office:value-type="float" office:value="1383" calcext:value-type="float">
            <text:p>1.38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74794" calcext:value-type="float">
            <text:p>74.79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543" calcext:value-type="float">
            <text:p>543</text:p>
          </table:table-cell>
          <table:table-cell table:style-name="ce21"/>
          <table:table-cell table:style-name="ce21" office:value-type="float" office:value="208" calcext:value-type="float">
            <text:p>2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9362" calcext:value-type="float">
            <text:p>9.362</text:p>
          </table:table-cell>
          <table:table-cell table:style-name="ce20"/>
          <table:table-cell table:style-name="ce20" office:value-type="float" office:value="120053" calcext:value-type="float">
            <text:p>120.053</text:p>
          </table:table-cell>
          <table:table-cell table:style-name="ce20"/>
          <table:table-cell table:style-name="ce20" office:value-type="float" office:value="-16649" calcext:value-type="float">
            <text:p>-16.649</text:p>
          </table:table-cell>
          <table:table-cell table:style-name="ce20"/>
          <table:table-cell table:style-name="ce20" office:value-type="float" office:value="9491823" calcext:value-type="float">
            <text:p>9.491.823</text:p>
          </table:table-cell>
          <table:table-cell table:style-name="ce20"/>
          <table:table-cell table:style-name="ce20" office:value-type="float" office:value="94042" calcext:value-type="float">
            <text:p>94.042</text:p>
          </table:table-cell>
          <table:table-cell table:style-name="ce20"/>
          <table:table-cell table:style-name="ce20" office:value-type="float" office:value="-26011" calcext:value-type="float">
            <text:p>-26.0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53" calcext:value-type="float">
            <text:p>25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8300" calcext:value-type="float">
            <text:p>38.300</text:p>
          </table:table-cell>
          <table:table-cell table:style-name="ce21"/>
          <table:table-cell table:style-name="ce21" office:value-type="float" office:value="227" calcext:value-type="float">
            <text:p>22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-26" calcext:value-type="float">
            <text:p>-26</text:p>
          </table:table-cell>
          <table:table-cell table:style-name="ce21" office:value-type="string" calcext:value-type="string">
            <text:p>e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46" calcext:value-type="float">
            <text:p>146</text:p>
          </table:table-cell>
          <table:table-cell table:style-name="ce21"/>
          <table:table-cell table:style-name="ce21" office:value-type="float" office:value="244" calcext:value-type="float">
            <text:p>244</text:p>
          </table:table-cell>
          <table:table-cell table:style-name="ce21"/>
          <table:table-cell table:style-name="ce21" office:value-type="float" office:value="137" calcext:value-type="float">
            <text:p>137</text:p>
          </table:table-cell>
          <table:table-cell table:style-name="ce21"/>
          <table:table-cell table:style-name="ce21" office:value-type="float" office:value="34453" calcext:value-type="float">
            <text:p>34.453</text:p>
          </table:table-cell>
          <table:table-cell table:style-name="ce21"/>
          <table:table-cell table:style-name="ce21" office:value-type="float" office:value="235" calcext:value-type="float">
            <text:p>235</text:p>
          </table:table-cell>
          <table:table-cell table:style-name="ce21"/>
          <table:table-cell table:style-name="ce21" office:value-type="float" office:value="-9" calcext:value-type="float">
            <text:p>-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18286" calcext:value-type="float">
            <text:p>-18.286</text:p>
          </table:table-cell>
          <table:table-cell table:style-name="ce20"/>
          <table:table-cell table:style-name="ce20" office:value-type="float" office:value="25751" calcext:value-type="float">
            <text:p>25.751</text:p>
          </table:table-cell>
          <table:table-cell table:style-name="ce20"/>
          <table:table-cell table:style-name="ce20" office:value-type="float" office:value="-7463" calcext:value-type="float">
            <text:p>-7.463</text:p>
          </table:table-cell>
          <table:table-cell table:style-name="ce20"/>
          <table:table-cell table:style-name="ce20" office:value-type="float" office:value="2972732" calcext:value-type="float">
            <text:p>2.972.732</text:p>
          </table:table-cell>
          <table:table-cell table:style-name="ce20"/>
          <table:table-cell table:style-name="ce20" office:value-type="float" office:value="36574" calcext:value-type="float">
            <text:p>36.574</text:p>
          </table:table-cell>
          <table:table-cell table:style-name="ce20"/>
          <table:table-cell table:style-name="ce20" office:value-type="float" office:value="10823" calcext:value-type="float">
            <text:p>10.82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640" calcext:value-type="float">
            <text:p>1.640</text:p>
          </table:table-cell>
          <table:table-cell table:style-name="ce21"/>
          <table:table-cell table:style-name="ce21" office:value-type="float" office:value="57250" calcext:value-type="float">
            <text:p>57.250</text:p>
          </table:table-cell>
          <table:table-cell table:style-name="ce21"/>
          <table:table-cell table:style-name="ce21" office:value-type="float" office:value="83372" calcext:value-type="float">
            <text:p>83.372</text:p>
          </table:table-cell>
          <table:table-cell table:style-name="ce21"/>
          <table:table-cell table:style-name="ce21" office:value-type="float" office:value="9898085" calcext:value-type="float">
            <text:p>9.898.085</text:p>
          </table:table-cell>
          <table:table-cell table:style-name="ce21"/>
          <table:table-cell table:style-name="ce21" office:value-type="float" office:value="138982" calcext:value-type="float">
            <text:p>138.982</text:p>
          </table:table-cell>
          <table:table-cell table:style-name="ce21"/>
          <table:table-cell table:style-name="ce21" office:value-type="float" office:value="81732" calcext:value-type="float">
            <text:p>81.732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0" table:style-name="ta24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19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366768" calcext:value-type="float">
            <text:p>1.366.768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653033" calcext:value-type="float">
            <text:p>4.653.033</text:p>
          </table:table-cell>
          <table:table-cell table:style-name="ce20"/>
          <table:table-cell table:style-name="ce20" office:value-type="float" office:value="879971" calcext:value-type="float">
            <text:p>879.971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6135629" calcext:value-type="float">
            <text:p>446.135.62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166236" calcext:value-type="float">
            <text:p>4.166.236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-486797" calcext:value-type="float">
            <text:p>-486.797</text:p>
          </table:table-cell>
          <table:table-cell table:style-name="ce20" office:value-type="string" calcext:value-type="string">
            <text:p>be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58009" calcext:value-type="float">
            <text:p>58.009</text:p>
          </table:table-cell>
          <table:table-cell table:style-name="ce21"/>
          <table:table-cell table:style-name="ce21" office:value-type="float" office:value="108783" calcext:value-type="float">
            <text:p>108.783</text:p>
          </table:table-cell>
          <table:table-cell table:style-name="ce21"/>
          <table:table-cell table:style-name="ce21" office:value-type="float" office:value="66921" calcext:value-type="float">
            <text:p>66.921</text:p>
          </table:table-cell>
          <table:table-cell table:style-name="ce21"/>
          <table:table-cell table:style-name="ce21" office:value-type="float" office:value="11455519" calcext:value-type="float">
            <text:p>11.455.519</text:p>
          </table:table-cell>
          <table:table-cell table:style-name="ce21"/>
          <table:table-cell table:style-name="ce21" office:value-type="float" office:value="117695" calcext:value-type="float">
            <text:p>117.695</text:p>
          </table:table-cell>
          <table:table-cell table:style-name="ce21"/>
          <table:table-cell table:style-name="ce21" office:value-type="float" office:value="8912" calcext:value-type="float">
            <text:p>8.91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-48357" calcext:value-type="float">
            <text:p>-48.357</text:p>
          </table:table-cell>
          <table:table-cell table:style-name="ce20"/>
          <table:table-cell table:style-name="ce20" office:value-type="float" office:value="108083" calcext:value-type="float">
            <text:p>108.083</text:p>
          </table:table-cell>
          <table:table-cell table:style-name="ce20"/>
          <table:table-cell table:style-name="ce20" office:value-type="float" office:value="-94902" calcext:value-type="float">
            <text:p>-94.902</text:p>
          </table:table-cell>
          <table:table-cell table:style-name="ce20"/>
          <table:table-cell table:style-name="ce20" office:value-type="float" office:value="6664177" calcext:value-type="float">
            <text:p>6.664.177</text:p>
          </table:table-cell>
          <table:table-cell table:style-name="ce20"/>
          <table:table-cell table:style-name="ce20" office:value-type="float" office:value="61538" calcext:value-type="float">
            <text:p>61.538</text:p>
          </table:table-cell>
          <table:table-cell table:style-name="ce20"/>
          <table:table-cell table:style-name="ce20" office:value-type="float" office:value="-46545" calcext:value-type="float">
            <text:p>-46.54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44270" calcext:value-type="float">
            <text:p>44.270</text:p>
          </table:table-cell>
          <table:table-cell table:style-name="ce21"/>
          <table:table-cell table:style-name="ce21" office:value-type="float" office:value="112362" calcext:value-type="float">
            <text:p>112.362</text:p>
          </table:table-cell>
          <table:table-cell table:style-name="ce21"/>
          <table:table-cell table:style-name="ce21" office:value-type="float" office:value="44139" calcext:value-type="float">
            <text:p>44.139</text:p>
          </table:table-cell>
          <table:table-cell table:style-name="ce21"/>
          <table:table-cell table:style-name="ce21" office:value-type="float" office:value="10649800" calcext:value-type="float">
            <text:p>10.649.800</text:p>
          </table:table-cell>
          <table:table-cell table:style-name="ce21"/>
          <table:table-cell table:style-name="ce21" office:value-type="float" office:value="112231" calcext:value-type="float">
            <text:p>112.231</text:p>
          </table:table-cell>
          <table:table-cell table:style-name="ce21"/>
          <table:table-cell table:style-name="ce21" office:value-type="float" office:value="-131" calcext:value-type="float">
            <text:p>-1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9473" calcext:value-type="float">
            <text:p>9.473</text:p>
          </table:table-cell>
          <table:table-cell table:style-name="ce20"/>
          <table:table-cell table:style-name="ce20" office:value-type="float" office:value="53958" calcext:value-type="float">
            <text:p>53.958</text:p>
          </table:table-cell>
          <table:table-cell table:style-name="ce20"/>
          <table:table-cell table:style-name="ce20" office:value-type="float" office:value="16682" calcext:value-type="float">
            <text:p>16.682</text:p>
          </table:table-cell>
          <table:table-cell table:style-name="ce20"/>
          <table:table-cell table:style-name="ce20" office:value-type="float" office:value="5806081" calcext:value-type="float">
            <text:p>5.806.081</text:p>
          </table:table-cell>
          <table:table-cell table:style-name="ce20"/>
          <table:table-cell table:style-name="ce20" office:value-type="float" office:value="61167" calcext:value-type="float">
            <text:p>61.167</text:p>
          </table:table-cell>
          <table:table-cell table:style-name="ce20"/>
          <table:table-cell table:style-name="ce20" office:value-type="float" office:value="7209" calcext:value-type="float">
            <text:p>7.2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308928" calcext:value-type="float">
            <text:p>308.928</text:p>
          </table:table-cell>
          <table:table-cell table:style-name="ce21"/>
          <table:table-cell table:style-name="ce21" office:value-type="float" office:value="939520" calcext:value-type="float">
            <text:p>939.520</text:p>
          </table:table-cell>
          <table:table-cell table:style-name="ce21"/>
          <table:table-cell table:style-name="ce21" office:value-type="float" office:value="147498" calcext:value-type="float">
            <text:p>147.498</text:p>
          </table:table-cell>
          <table:table-cell table:style-name="ce21"/>
          <table:table-cell table:style-name="ce21" office:value-type="float" office:value="83019213" calcext:value-type="float">
            <text:p>83.019.213</text:p>
          </table:table-cell>
          <table:table-cell table:style-name="ce21"/>
          <table:table-cell table:style-name="ce21" office:value-type="float" office:value="778090" calcext:value-type="float">
            <text:p>778.090</text:p>
          </table:table-cell>
          <table:table-cell table:style-name="ce21"/>
          <table:table-cell table:style-name="ce21" office:value-type="float" office:value="-161430" calcext:value-type="float">
            <text:p>-161.43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308928" calcext:value-type="float">
            <text:p>308.928</text:p>
          </table:table-cell>
          <table:table-cell table:style-name="ce20"/>
          <table:table-cell table:style-name="ce20" office:value-type="float" office:value="939520" calcext:value-type="float">
            <text:p>939.520</text:p>
          </table:table-cell>
          <table:table-cell table:style-name="ce20"/>
          <table:table-cell table:style-name="ce20" office:value-type="float" office:value="147498" calcext:value-type="float">
            <text:p>147.498</text:p>
          </table:table-cell>
          <table:table-cell table:style-name="ce20"/>
          <table:table-cell table:style-name="ce20" office:value-type="float" office:value="83019213" calcext:value-type="float">
            <text:p>83.019.213</text:p>
          </table:table-cell>
          <table:table-cell table:style-name="ce20"/>
          <table:table-cell table:style-name="ce20" office:value-type="float" office:value="778090" calcext:value-type="float">
            <text:p>778.090</text:p>
          </table:table-cell>
          <table:table-cell table:style-name="ce20"/>
          <table:table-cell table:style-name="ce20" office:value-type="float" office:value="-161430" calcext:value-type="float">
            <text:p>-161.4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5458" calcext:value-type="float">
            <text:p>5.458</text:p>
          </table:table-cell>
          <table:table-cell table:style-name="ce21"/>
          <table:table-cell table:style-name="ce21" office:value-type="float" office:value="15401" calcext:value-type="float">
            <text:p>15.401</text:p>
          </table:table-cell>
          <table:table-cell table:style-name="ce21"/>
          <table:table-cell table:style-name="ce21" office:value-type="float" office:value="4156" calcext:value-type="float">
            <text:p>4.156</text:p>
          </table:table-cell>
          <table:table-cell table:style-name="ce21"/>
          <table:table-cell table:style-name="ce21" office:value-type="float" office:value="1324820" calcext:value-type="float">
            <text:p>1.324.820</text:p>
          </table:table-cell>
          <table:table-cell table:style-name="ce21"/>
          <table:table-cell table:style-name="ce21" office:value-type="float" office:value="14099" calcext:value-type="float">
            <text:p>14.099</text:p>
          </table:table-cell>
          <table:table-cell table:style-name="ce21"/>
          <table:table-cell table:style-name="ce21" office:value-type="float" office:value="-1302" calcext:value-type="float">
            <text:p>-1.3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43959" calcext:value-type="float">
            <text:p>43.959</text:p>
          </table:table-cell>
          <table:table-cell table:style-name="ce20"/>
          <table:table-cell table:style-name="ce20" office:value-type="float" office:value="30959" calcext:value-type="float">
            <text:p>30.959</text:p>
          </table:table-cell>
          <table:table-cell table:style-name="ce20"/>
          <table:table-cell table:style-name="ce20" office:value-type="float" office:value="72289" calcext:value-type="float">
            <text:p>72.289</text:p>
          </table:table-cell>
          <table:table-cell table:style-name="ce20"/>
          <table:table-cell table:style-name="ce20" office:value-type="float" office:value="4940311" calcext:value-type="float">
            <text:p>4.940.311</text:p>
          </table:table-cell>
          <table:table-cell table:style-name="ce20"/>
          <table:table-cell table:style-name="ce20" office:value-type="float" office:value="59289" calcext:value-type="float">
            <text:p>59.289</text:p>
          </table:table-cell>
          <table:table-cell table:style-name="ce20"/>
          <table:table-cell table:style-name="ce20" office:value-type="float" office:value="28330" calcext:value-type="float">
            <text:p>28.33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35168" calcext:value-type="float">
            <text:p>35.168</text:p>
          </table:table-cell>
          <table:table-cell table:style-name="ce21"/>
          <table:table-cell table:style-name="ce21" office:value-type="float" office:value="124965" calcext:value-type="float">
            <text:p>124.965</text:p>
          </table:table-cell>
          <table:table-cell table:style-name="ce21"/>
          <table:table-cell table:style-name="ce21" office:value-type="float" office:value="-6034" calcext:value-type="float">
            <text:p>-6.034</text:p>
          </table:table-cell>
          <table:table-cell table:style-name="ce21"/>
          <table:table-cell table:style-name="ce21" office:value-type="float" office:value="10724599" calcext:value-type="float">
            <text:p>10.724.599</text:p>
          </table:table-cell>
          <table:table-cell table:style-name="ce21"/>
          <table:table-cell table:style-name="ce21" office:value-type="float" office:value="83763" calcext:value-type="float">
            <text:p>83.763</text:p>
          </table:table-cell>
          <table:table-cell table:style-name="ce21"/>
          <table:table-cell table:style-name="ce21" office:value-type="float" office:value="-41202" calcext:value-type="float">
            <text:p>-41.2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456454" calcext:value-type="float">
            <text:p>456.454</text:p>
          </table:table-cell>
          <table:table-cell table:style-name="ce20"/>
          <table:table-cell table:style-name="ce20" office:value-type="float" office:value="416102" calcext:value-type="float">
            <text:p>416.102</text:p>
          </table:table-cell>
          <table:table-cell table:style-name="ce20"/>
          <table:table-cell table:style-name="ce20" office:value-type="float" office:value="399099" calcext:value-type="float">
            <text:p>399.099</text:p>
          </table:table-cell>
          <table:table-cell table:style-name="ce20"/>
          <table:table-cell table:style-name="ce20" office:value-type="float" office:value="46918951" calcext:value-type="float">
            <text:p>46.918.951</text:p>
          </table:table-cell>
          <table:table-cell table:style-name="ce20"/>
          <table:table-cell table:style-name="ce20" office:value-type="float" office:value="358747" calcext:value-type="float">
            <text:p>358.747</text:p>
          </table:table-cell>
          <table:table-cell table:style-name="ce20"/>
          <table:table-cell table:style-name="ce20" office:value-type="float" office:value="-57355" calcext:value-type="float">
            <text:p>-57.3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42560" calcext:value-type="float">
            <text:p>42.560</text:p>
          </table:table-cell>
          <table:table-cell table:style-name="ce21"/>
          <table:table-cell table:style-name="ce21" office:value-type="float" office:value="613388" calcext:value-type="float">
            <text:p>613.388</text:p>
          </table:table-cell>
          <table:table-cell table:style-name="ce21"/>
          <table:table-cell table:style-name="ce21" office:value-type="float" office:value="183180" calcext:value-type="float">
            <text:p>183.180</text:p>
          </table:table-cell>
          <table:table-cell table:style-name="ce21"/>
          <table:table-cell table:style-name="ce21" office:value-type="float" office:value="67290471" calcext:value-type="float">
            <text:p>67.290.471</text:p>
          </table:table-cell>
          <table:table-cell table:style-name="ce21"/>
          <table:table-cell table:style-name="ce21" office:value-type="float" office:value="754008" calcext:value-type="float">
            <text:p>754.008</text:p>
          </table:table-cell>
          <table:table-cell table:style-name="ce21"/>
          <table:table-cell table:style-name="ce21" office:value-type="float" office:value="140620" calcext:value-type="float">
            <text:p>140.6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19506" calcext:value-type="float">
            <text:p>-19.506</text:p>
          </table:table-cell>
          <table:table-cell table:style-name="ce21"/>
          <table:table-cell table:style-name="ce21" office:value-type="float" office:value="51794" calcext:value-type="float">
            <text:p>51.794</text:p>
          </table:table-cell>
          <table:table-cell table:style-name="ce21"/>
          <table:table-cell table:style-name="ce21" office:value-type="float" office:value="-35165" calcext:value-type="float">
            <text:p>-35.165</text:p>
          </table:table-cell>
          <table:table-cell table:style-name="ce21"/>
          <table:table-cell table:style-name="ce21" office:value-type="float" office:value="3968676" calcext:value-type="float">
            <text:p>3.968.676</text:p>
          </table:table-cell>
          <table:table-cell table:style-name="ce21"/>
          <table:table-cell table:style-name="ce21" office:value-type="float" office:value="36135" calcext:value-type="float">
            <text:p>36.135</text:p>
          </table:table-cell>
          <table:table-cell table:style-name="ce21"/>
          <table:table-cell table:style-name="ce21" office:value-type="float" office:value="-15659" calcext:value-type="float">
            <text:p>-15.6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39148" calcext:value-type="float">
            <text:p>39.148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34417" calcext:value-type="float">
            <text:p>634.417</text:p>
          </table:table-cell>
          <table:table-cell table:style-name="ce20"/>
          <table:table-cell table:style-name="ce20" office:value-type="float" office:value="-175185" calcext:value-type="float">
            <text:p>-175.185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59816673" calcext:value-type="float">
            <text:p>59.816.67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20084" calcext:value-type="float">
            <text:p>420.084</text:p>
          </table:table-cell>
          <table:table-cell table:style-name="ce20"/>
          <table:table-cell table:style-name="ce20" office:value-type="float" office:value="-214333" calcext:value-type="float">
            <text:p>-214.3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8797" calcext:value-type="float">
            <text:p>8.797</text:p>
          </table:table-cell>
          <table:table-cell table:style-name="ce21"/>
          <table:table-cell table:style-name="ce21" office:value-type="float" office:value="6239" calcext:value-type="float">
            <text:p>6.239</text:p>
          </table:table-cell>
          <table:table-cell table:style-name="ce21"/>
          <table:table-cell table:style-name="ce21" office:value-type="float" office:value="12106" calcext:value-type="float">
            <text:p>12.106</text:p>
          </table:table-cell>
          <table:table-cell table:style-name="ce21"/>
          <table:table-cell table:style-name="ce21" office:value-type="float" office:value="875899" calcext:value-type="float">
            <text:p>875.899</text:p>
          </table:table-cell>
          <table:table-cell table:style-name="ce21"/>
          <table:table-cell table:style-name="ce21" office:value-type="float" office:value="9548" calcext:value-type="float">
            <text:p>9.548</text:p>
          </table:table-cell>
          <table:table-cell table:style-name="ce21"/>
          <table:table-cell table:style-name="ce21" office:value-type="float" office:value="3309" calcext:value-type="float">
            <text:p>3.3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3360" calcext:value-type="float">
            <text:p>-3.360</text:p>
          </table:table-cell>
          <table:table-cell table:style-name="ce20"/>
          <table:table-cell table:style-name="ce20" office:value-type="float" office:value="27719" calcext:value-type="float">
            <text:p>27.719</text:p>
          </table:table-cell>
          <table:table-cell table:style-name="ce20"/>
          <table:table-cell table:style-name="ce20" office:value-type="float" office:value="-12293" calcext:value-type="float">
            <text:p>-12.293</text:p>
          </table:table-cell>
          <table:table-cell table:style-name="ce20"/>
          <table:table-cell table:style-name="ce20" office:value-type="float" office:value="1919968" calcext:value-type="float">
            <text:p>1.919.968</text:p>
          </table:table-cell>
          <table:table-cell table:style-name="ce20"/>
          <table:table-cell table:style-name="ce20" office:value-type="float" office:value="18786" calcext:value-type="float">
            <text:p>18.786</text:p>
          </table:table-cell>
          <table:table-cell table:style-name="ce20"/>
          <table:table-cell table:style-name="ce20" office:value-type="float" office:value="-8933" calcext:value-type="float">
            <text:p>-8.93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11085" calcext:value-type="float">
            <text:p>11.085</text:p>
          </table:table-cell>
          <table:table-cell table:style-name="ce21"/>
          <table:table-cell table:style-name="ce21" office:value-type="float" office:value="38281" calcext:value-type="float">
            <text:p>38.281</text:p>
          </table:table-cell>
          <table:table-cell table:style-name="ce21"/>
          <table:table-cell table:style-name="ce21" office:value-type="float" office:value="-2223" calcext:value-type="float">
            <text:p>-2.223</text:p>
          </table:table-cell>
          <table:table-cell table:style-name="ce21"/>
          <table:table-cell table:style-name="ce21" office:value-type="float" office:value="2812200" calcext:value-type="float">
            <text:p>2.812.200</text:p>
          </table:table-cell>
          <table:table-cell table:style-name="ce21"/>
          <table:table-cell table:style-name="ce21" office:value-type="float" office:value="24973" calcext:value-type="float">
            <text:p>24.973</text:p>
          </table:table-cell>
          <table:table-cell table:style-name="ce21"/>
          <table:table-cell table:style-name="ce21" office:value-type="float" office:value="-13308" calcext:value-type="float">
            <text:p>-13.3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0267" calcext:value-type="float">
            <text:p>10.267</text:p>
          </table:table-cell>
          <table:table-cell table:style-name="ce20"/>
          <table:table-cell table:style-name="ce20" office:value-type="float" office:value="4283" calcext:value-type="float">
            <text:p>4.283</text:p>
          </table:table-cell>
          <table:table-cell table:style-name="ce20"/>
          <table:table-cell table:style-name="ce20" office:value-type="float" office:value="12214" calcext:value-type="float">
            <text:p>12.214</text:p>
          </table:table-cell>
          <table:table-cell table:style-name="ce20"/>
          <table:table-cell table:style-name="ce20" office:value-type="float" office:value="613894" calcext:value-type="float">
            <text:p>613.894</text:p>
          </table:table-cell>
          <table:table-cell table:style-name="ce20"/>
          <table:table-cell table:style-name="ce20" office:value-type="float" office:value="6230" calcext:value-type="float">
            <text:p>6.230</text:p>
          </table:table-cell>
          <table:table-cell table:style-name="ce20"/>
          <table:table-cell table:style-name="ce20" office:value-type="float" office:value="1947" calcext:value-type="float">
            <text:p>1.9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25896" calcext:value-type="float">
            <text:p>25.896</text:p>
          </table:table-cell>
          <table:table-cell table:style-name="ce21"/>
          <table:table-cell table:style-name="ce21" office:value-type="float" office:value="129892" calcext:value-type="float">
            <text:p>129.892</text:p>
          </table:table-cell>
          <table:table-cell table:style-name="ce21"/>
          <table:table-cell table:style-name="ce21" office:value-type="float" office:value="-10896" calcext:value-type="float">
            <text:p>-10.896</text:p>
          </table:table-cell>
          <table:table-cell table:style-name="ce21"/>
          <table:table-cell table:style-name="ce21" office:value-type="float" office:value="9700272" calcext:value-type="float">
            <text:p>9.700.272</text:p>
          </table:table-cell>
          <table:table-cell table:style-name="ce21"/>
          <table:table-cell table:style-name="ce21" office:value-type="float" office:value="93100" calcext:value-type="float">
            <text:p>93.100</text:p>
          </table:table-cell>
          <table:table-cell table:style-name="ce21"/>
          <table:table-cell table:style-name="ce21" office:value-type="float" office:value="-36792" calcext:value-type="float">
            <text:p>-36.7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1225" calcext:value-type="float">
            <text:p>21.225</text:p>
          </table:table-cell>
          <table:table-cell table:style-name="ce20"/>
          <table:table-cell table:style-name="ce20" office:value-type="float" office:value="3688" calcext:value-type="float">
            <text:p>3.688</text:p>
          </table:table-cell>
          <table:table-cell table:style-name="ce20"/>
          <table:table-cell table:style-name="ce20" office:value-type="float" office:value="21887" calcext:value-type="float">
            <text:p>21.887</text:p>
          </table:table-cell>
          <table:table-cell table:style-name="ce20"/>
          <table:table-cell table:style-name="ce20" office:value-type="float" office:value="492968" calcext:value-type="float">
            <text:p>492.968</text:p>
          </table:table-cell>
          <table:table-cell table:style-name="ce20"/>
          <table:table-cell table:style-name="ce20" office:value-type="float" office:value="4350" calcext:value-type="float">
            <text:p>4.350</text:p>
          </table:table-cell>
          <table:table-cell table:style-name="ce20"/>
          <table:table-cell table:style-name="ce20" office:value-type="float" office:value="662" calcext:value-type="float">
            <text:p>66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107627" calcext:value-type="float">
            <text:p>107.627</text:p>
          </table:table-cell>
          <table:table-cell table:style-name="ce21"/>
          <table:table-cell table:style-name="ce21" office:value-type="float" office:value="151885" calcext:value-type="float">
            <text:p>151.885</text:p>
          </table:table-cell>
          <table:table-cell table:style-name="ce21"/>
          <table:table-cell table:style-name="ce21" office:value-type="float" office:value="125422" calcext:value-type="float">
            <text:p>125.422</text:p>
          </table:table-cell>
          <table:table-cell table:style-name="ce21"/>
          <table:table-cell table:style-name="ce21" office:value-type="float" office:value="17282163" calcext:value-type="float">
            <text:p>17.282.163</text:p>
          </table:table-cell>
          <table:table-cell table:style-name="ce21"/>
          <table:table-cell table:style-name="ce21" office:value-type="float" office:value="169680" calcext:value-type="float">
            <text:p>169.680</text:p>
          </table:table-cell>
          <table:table-cell table:style-name="ce21"/>
          <table:table-cell table:style-name="ce21" office:value-type="float" office:value="17795" calcext:value-type="float">
            <text:p>17.79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40723" calcext:value-type="float">
            <text:p>40.723</text:p>
          </table:table-cell>
          <table:table-cell table:style-name="ce20"/>
          <table:table-cell table:style-name="ce20" office:value-type="float" office:value="83386" calcext:value-type="float">
            <text:p>83.386</text:p>
          </table:table-cell>
          <table:table-cell table:style-name="ce20"/>
          <table:table-cell table:style-name="ce20" office:value-type="float" office:value="42289" calcext:value-type="float">
            <text:p>42.289</text:p>
          </table:table-cell>
          <table:table-cell table:style-name="ce20"/>
          <table:table-cell table:style-name="ce20" office:value-type="float" office:value="8858775" calcext:value-type="float">
            <text:p>8.858.775</text:p>
          </table:table-cell>
          <table:table-cell table:style-name="ce20"/>
          <table:table-cell table:style-name="ce20" office:value-type="float" office:value="84952" calcext:value-type="float">
            <text:p>84.952</text:p>
          </table:table-cell>
          <table:table-cell table:style-name="ce20"/>
          <table:table-cell table:style-name="ce20" office:value-type="float" office:value="1566" calcext:value-type="float">
            <text:p>1.5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20081" calcext:value-type="float">
            <text:p>20.081</text:p>
          </table:table-cell>
          <table:table-cell table:style-name="ce21" office:value-type="string" calcext:value-type="string">
            <text:p>bep</text:p>
          </table:table-cell>
          <table:table-cell table:style-name="ce21" office:value-type="float" office:value="409709" calcext:value-type="float">
            <text:p>409.709</text:p>
          </table:table-cell>
          <table:table-cell table:style-name="ce21"/>
          <table:table-cell table:style-name="ce21" office:value-type="float" office:value="-14674" calcext:value-type="float">
            <text:p>-14.67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7972812" calcext:value-type="float">
            <text:p>37.972.812</text:p>
          </table:table-cell>
          <table:table-cell table:style-name="ce21"/>
          <table:table-cell table:style-name="ce21" office:value-type="float" office:value="374954" calcext:value-type="float">
            <text:p>374.954</text:p>
          </table:table-cell>
          <table:table-cell table:style-name="ce21"/>
          <table:table-cell table:style-name="ce21" office:value-type="float" office:value="-34755" calcext:value-type="float">
            <text:p>-34.755</text:p>
          </table:table-cell>
          <table:table-cell table:style-name="ce21" office:value-type="string" calcext:value-type="string">
            <text:p>be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67113" calcext:value-type="float">
            <text:p>67.113</text:p>
          </table:table-cell>
          <table:table-cell table:style-name="ce20"/>
          <table:table-cell table:style-name="ce20" office:value-type="float" office:value="111793" calcext:value-type="float">
            <text:p>111.793</text:p>
          </table:table-cell>
          <table:table-cell table:style-name="ce20"/>
          <table:table-cell table:style-name="ce20" office:value-type="float" office:value="41899" calcext:value-type="float">
            <text:p>41.899</text:p>
          </table:table-cell>
          <table:table-cell table:style-name="ce20"/>
          <table:table-cell table:style-name="ce20" office:value-type="float" office:value="10333496" calcext:value-type="float">
            <text:p>10.333.496</text:p>
          </table:table-cell>
          <table:table-cell table:style-name="ce20"/>
          <table:table-cell table:style-name="ce20" office:value-type="float" office:value="86579" calcext:value-type="float">
            <text:p>86.579</text:p>
          </table:table-cell>
          <table:table-cell table:style-name="ce20"/>
          <table:table-cell table:style-name="ce20" office:value-type="float" office:value="-25214" calcext:value-type="float">
            <text:p>-25.21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25451" calcext:value-type="float">
            <text:p>-25.451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59889" calcext:value-type="float">
            <text:p>259.889</text:p>
          </table:table-cell>
          <table:table-cell table:style-name="ce21"/>
          <table:table-cell table:style-name="ce21" office:value-type="float" office:value="-85620" calcext:value-type="float">
            <text:p>-85.62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414458" calcext:value-type="float">
            <text:p>19.414.458</text:p>
          </table:table-cell>
          <table:table-cell table:style-name="ce21"/>
          <table:table-cell table:style-name="ce21" office:value-type="float" office:value="199720" calcext:value-type="float">
            <text:p>199.720</text:p>
          </table:table-cell>
          <table:table-cell table:style-name="ce21"/>
          <table:table-cell table:style-name="ce21" office:value-type="float" office:value="-60169" calcext:value-type="float">
            <text:p>-60.16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6213" calcext:value-type="float">
            <text:p>16.213</text:p>
          </table:table-cell>
          <table:table-cell table:style-name="ce20"/>
          <table:table-cell table:style-name="ce20" office:value-type="float" office:value="20588" calcext:value-type="float">
            <text:p>20.588</text:p>
          </table:table-cell>
          <table:table-cell table:style-name="ce20"/>
          <table:table-cell table:style-name="ce20" office:value-type="float" office:value="14953" calcext:value-type="float">
            <text:p>14.953</text:p>
          </table:table-cell>
          <table:table-cell table:style-name="ce20"/>
          <table:table-cell table:style-name="ce20" office:value-type="float" office:value="2080908" calcext:value-type="float">
            <text:p>2.080.908</text:p>
          </table:table-cell>
          <table:table-cell table:style-name="ce20"/>
          <table:table-cell table:style-name="ce20" office:value-type="float" office:value="19328" calcext:value-type="float">
            <text:p>19.328</text:p>
          </table:table-cell>
          <table:table-cell table:style-name="ce20"/>
          <table:table-cell table:style-name="ce20" office:value-type="float" office:value="-1260" calcext:value-type="float">
            <text:p>-1.26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3632" calcext:value-type="float">
            <text:p>3.632</text:p>
          </table:table-cell>
          <table:table-cell table:style-name="ce21"/>
          <table:table-cell table:style-name="ce21" office:value-type="float" office:value="53234" calcext:value-type="float">
            <text:p>53.234</text:p>
          </table:table-cell>
          <table:table-cell table:style-name="ce21"/>
          <table:table-cell table:style-name="ce21" office:value-type="float" office:value="7452" calcext:value-type="float">
            <text:p>7.452</text:p>
          </table:table-cell>
          <table:table-cell table:style-name="ce21"/>
          <table:table-cell table:style-name="ce21" office:value-type="float" office:value="5450421" calcext:value-type="float">
            <text:p>5.450.421</text:p>
          </table:table-cell>
          <table:table-cell table:style-name="ce21"/>
          <table:table-cell table:style-name="ce21" office:value-type="float" office:value="57054" calcext:value-type="float">
            <text:p>57.054</text:p>
          </table:table-cell>
          <table:table-cell table:style-name="ce21"/>
          <table:table-cell table:style-name="ce21" office:value-type="float" office:value="3820" calcext:value-type="float">
            <text:p>3.8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5709" calcext:value-type="float">
            <text:p>15.709</text:p>
          </table:table-cell>
          <table:table-cell table:style-name="ce20"/>
          <table:table-cell table:style-name="ce20" office:value-type="float" office:value="53949" calcext:value-type="float">
            <text:p>53.949</text:p>
          </table:table-cell>
          <table:table-cell table:style-name="ce20"/>
          <table:table-cell table:style-name="ce20" office:value-type="float" office:value="7373" calcext:value-type="float">
            <text:p>7.373</text:p>
          </table:table-cell>
          <table:table-cell table:style-name="ce20"/>
          <table:table-cell table:style-name="ce20" office:value-type="float" office:value="5517919" calcext:value-type="float">
            <text:p>5.517.919</text:p>
          </table:table-cell>
          <table:table-cell table:style-name="ce20"/>
          <table:table-cell table:style-name="ce20" office:value-type="float" office:value="45613" calcext:value-type="float">
            <text:p>45.613</text:p>
          </table:table-cell>
          <table:table-cell table:style-name="ce20"/>
          <table:table-cell table:style-name="ce20" office:value-type="float" office:value="-8336" calcext:value-type="float">
            <text:p>-8.33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71647" calcext:value-type="float">
            <text:p>71.647</text:p>
          </table:table-cell>
          <table:table-cell table:style-name="ce21"/>
          <table:table-cell table:style-name="ce21" office:value-type="float" office:value="88766" calcext:value-type="float">
            <text:p>88.766</text:p>
          </table:table-cell>
          <table:table-cell table:style-name="ce21"/>
          <table:table-cell table:style-name="ce21" office:value-type="float" office:value="97404" calcext:value-type="float">
            <text:p>97.404</text:p>
          </table:table-cell>
          <table:table-cell table:style-name="ce21"/>
          <table:table-cell table:style-name="ce21" office:value-type="float" office:value="10230185" calcext:value-type="float">
            <text:p>10.230.185</text:p>
          </table:table-cell>
          <table:table-cell table:style-name="ce21"/>
          <table:table-cell table:style-name="ce21" office:value-type="float" office:value="114523" calcext:value-type="float">
            <text:p>114.523</text:p>
          </table:table-cell>
          <table:table-cell table:style-name="ce21"/>
          <table:table-cell table:style-name="ce21" office:value-type="float" office:value="25757" calcext:value-type="float">
            <text:p>25.75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4966" calcext:value-type="float">
            <text:p>4.966</text:p>
          </table:table-cell>
          <table:table-cell table:style-name="ce20"/>
          <table:table-cell table:style-name="ce20" office:value-type="float" office:value="2275" calcext:value-type="float">
            <text:p>2.275</text:p>
          </table:table-cell>
          <table:table-cell table:style-name="ce20"/>
          <table:table-cell table:style-name="ce20" office:value-type="float" office:value="7143" calcext:value-type="float">
            <text:p>7.143</text:p>
          </table:table-cell>
          <table:table-cell table:style-name="ce20"/>
          <table:table-cell table:style-name="ce20" office:value-type="float" office:value="356991" calcext:value-type="float">
            <text:p>356.991</text:p>
          </table:table-cell>
          <table:table-cell table:style-name="ce20"/>
          <table:table-cell table:style-name="ce20" office:value-type="float" office:value="4452" calcext:value-type="float">
            <text:p>4.452</text:p>
          </table:table-cell>
          <table:table-cell table:style-name="ce20"/>
          <table:table-cell table:style-name="ce20" office:value-type="float" office:value="2177" calcext:value-type="float">
            <text:p>2.1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76" calcext:value-type="float">
            <text:p>276</text:p>
          </table:table-cell>
          <table:table-cell table:style-name="ce21"/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369" calcext:value-type="float">
            <text:p>369</text:p>
          </table:table-cell>
          <table:table-cell table:style-name="ce21"/>
          <table:table-cell table:style-name="ce21" office:value-type="float" office:value="38378" calcext:value-type="float">
            <text:p>38.378</text:p>
          </table:table-cell>
          <table:table-cell table:style-name="ce21"/>
          <table:table-cell table:style-name="ce21" office:value-type="float" office:value="356" calcext:value-type="float">
            <text:p>356</text:p>
          </table:table-cell>
          <table:table-cell table:style-name="ce21"/>
          <table:table-cell table:style-name="ce21" office:value-type="float" office:value="93" calcext:value-type="float">
            <text:p>9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25557" calcext:value-type="float">
            <text:p>25.557</text:p>
          </table:table-cell>
          <table:table-cell table:style-name="ce20"/>
          <table:table-cell table:style-name="ce20" office:value-type="float" office:value="40684" calcext:value-type="float">
            <text:p>40.684</text:p>
          </table:table-cell>
          <table:table-cell table:style-name="ce20"/>
          <table:table-cell table:style-name="ce20" office:value-type="float" office:value="39368" calcext:value-type="float">
            <text:p>39.368</text:p>
          </table:table-cell>
          <table:table-cell table:style-name="ce20"/>
          <table:table-cell table:style-name="ce20" office:value-type="float" office:value="5328212" calcext:value-type="float">
            <text:p>5.328.212</text:p>
          </table:table-cell>
          <table:table-cell table:style-name="ce20"/>
          <table:table-cell table:style-name="ce20" office:value-type="float" office:value="54495" calcext:value-type="float">
            <text:p>54.495</text:p>
          </table:table-cell>
          <table:table-cell table:style-name="ce20"/>
          <table:table-cell table:style-name="ce20" office:value-type="float" office:value="13811" calcext:value-type="float">
            <text:p>13.8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43114" calcext:value-type="float">
            <text:p>43.114</text:p>
          </table:table-cell>
          <table:table-cell table:style-name="ce21"/>
          <table:table-cell table:style-name="ce21" office:value-type="float" office:value="67780" calcext:value-type="float">
            <text:p>67.780</text:p>
          </table:table-cell>
          <table:table-cell table:style-name="ce21"/>
          <table:table-cell table:style-name="ce21" office:value-type="float" office:value="61506" calcext:value-type="float">
            <text:p>61.506</text:p>
          </table:table-cell>
          <table:table-cell table:style-name="ce21"/>
          <table:table-cell table:style-name="ce21" office:value-type="float" office:value="8544527" calcext:value-type="float">
            <text:p>8.544.527</text:p>
          </table:table-cell>
          <table:table-cell table:style-name="ce21"/>
          <table:table-cell table:style-name="ce21" office:value-type="float" office:value="86172" calcext:value-type="float">
            <text:p>86.172</text:p>
          </table:table-cell>
          <table:table-cell table:style-name="ce21"/>
          <table:table-cell table:style-name="ce21" office:value-type="float" office:value="18392" calcext:value-type="float">
            <text:p>18.39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float" office:value="270352" calcext:value-type="float">
            <text:p>270.352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604621" calcext:value-type="float">
            <text:p>604.621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378430" calcext:value-type="float">
            <text:p>378.430</text:p>
          </table:table-cell>
          <table:table-cell table:style-name="ce20"/>
          <table:table-cell table:style-name="ce20" office:value-type="float" office:value="66647112" calcext:value-type="float">
            <text:p>66.647.112</text:p>
          </table:table-cell>
          <table:table-cell table:style-name="ce20"/>
          <table:table-cell table:style-name="ce20" office:value-type="float" office:value="712699" calcext:value-type="float">
            <text:p>712.699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108078" calcext:value-type="float">
            <text:p>108.078</text:p>
          </table:table-cell>
          <table:table-cell table:style-name="ce20" office:value-type="string" calcext:value-type="string">
            <text:p>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492018" calcext:value-type="float">
            <text:p>3.492.018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7" calcext:value-type="float">
            <text:p>-937</text:p>
          </table:table-cell>
          <table:table-cell table:style-name="ce20"/>
          <table:table-cell table:style-name="ce20" office:value-type="float" office:value="6595" calcext:value-type="float">
            <text:p>6.595</text:p>
          </table:table-cell>
          <table:table-cell table:style-name="ce20"/>
          <table:table-cell table:style-name="ce20" office:value-type="float" office:value="-309" calcext:value-type="float">
            <text:p>-309</text:p>
          </table:table-cell>
          <table:table-cell table:style-name="ce20"/>
          <table:table-cell table:style-name="ce20" office:value-type="float" office:value="622182" calcext:value-type="float">
            <text:p>622.182</text:p>
          </table:table-cell>
          <table:table-cell table:style-name="ce20"/>
          <table:table-cell table:style-name="ce20" office:value-type="float" office:value="7223" calcext:value-type="float">
            <text:p>7.223</text:p>
          </table:table-cell>
          <table:table-cell table:style-name="ce20"/>
          <table:table-cell table:style-name="ce20" office:value-type="float" office:value="628" calcext:value-type="float">
            <text:p>6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0874" calcext:value-type="float">
            <text:p>-40.87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6411" calcext:value-type="float">
            <text:p>36.411</text:p>
          </table:table-cell>
          <table:table-cell table:style-name="ce21"/>
          <table:table-cell table:style-name="ce21" office:value-type="float" office:value="-44862" calcext:value-type="float">
            <text:p>-44.862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729634" calcext:value-type="float">
            <text:p>2.729.634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2423" calcext:value-type="float">
            <text:p>32.423</text:p>
          </table:table-cell>
          <table:table-cell table:style-name="ce21"/>
          <table:table-cell table:style-name="ce21" office:value-type="float" office:value="-3988" calcext:value-type="float">
            <text:p>-3.98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76" calcext:value-type="float">
            <text:p>-276</text:p>
          </table:table-cell>
          <table:table-cell table:style-name="ce20"/>
          <table:table-cell table:style-name="ce20" office:value-type="float" office:value="20446" calcext:value-type="float">
            <text:p>20.446</text:p>
          </table:table-cell>
          <table:table-cell table:style-name="ce20"/>
          <table:table-cell table:style-name="ce20" office:value-type="float" office:value="-877" calcext:value-type="float">
            <text:p>-877</text:p>
          </table:table-cell>
          <table:table-cell table:style-name="ce20"/>
          <table:table-cell table:style-name="ce20" office:value-type="float" office:value="2077132" calcext:value-type="float">
            <text:p>2.077.132</text:p>
          </table:table-cell>
          <table:table-cell table:style-name="ce20"/>
          <table:table-cell table:style-name="ce20" office:value-type="float" office:value="19845" calcext:value-type="float">
            <text:p>19.845</text:p>
          </table:table-cell>
          <table:table-cell table:style-name="ce20"/>
          <table:table-cell table:style-name="ce20" office:value-type="float" office:value="-601" calcext:value-type="float">
            <text:p>-6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8243" calcext:value-type="float">
            <text:p>-8.243</text:p>
          </table:table-cell>
          <table:table-cell table:style-name="ce21"/>
          <table:table-cell table:style-name="ce21" office:value-type="float" office:value="46659" calcext:value-type="float">
            <text:p>46.659</text:p>
          </table:table-cell>
          <table:table-cell table:style-name="ce21"/>
          <table:table-cell table:style-name="ce21" office:value-type="float" office:value="-6606" calcext:value-type="float">
            <text:p>-6.606</text:p>
          </table:table-cell>
          <table:table-cell table:style-name="ce21"/>
          <table:table-cell table:style-name="ce21" office:value-type="float" office:value="3723464" calcext:value-type="float">
            <text:p>3.723.464</text:p>
          </table:table-cell>
          <table:table-cell table:style-name="ce21"/>
          <table:table-cell table:style-name="ce21" office:value-type="float" office:value="48296" calcext:value-type="float">
            <text:p>48.296</text:p>
          </table:table-cell>
          <table:table-cell table:style-name="ce21"/>
          <table:table-cell table:style-name="ce21" office:value-type="float" office:value="1637" calcext:value-type="float">
            <text:p>1.63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23096" calcext:value-type="float">
            <text:p>-23.096</text:p>
          </table:table-cell>
          <table:table-cell table:style-name="ce20"/>
          <table:table-cell table:style-name="ce20" office:value-type="float" office:value="21937" calcext:value-type="float">
            <text:p>21.937</text:p>
          </table:table-cell>
          <table:table-cell table:style-name="ce20"/>
          <table:table-cell table:style-name="ce20" office:value-type="float" office:value="-16472" calcext:value-type="float">
            <text:p>-16.472</text:p>
          </table:table-cell>
          <table:table-cell table:style-name="ce20"/>
          <table:table-cell table:style-name="ce20" office:value-type="float" office:value="2862427" calcext:value-type="float">
            <text:p>2.862.427</text:p>
          </table:table-cell>
          <table:table-cell table:style-name="ce20"/>
          <table:table-cell table:style-name="ce20" office:value-type="float" office:value="28561" calcext:value-type="float">
            <text:p>28.561</text:p>
          </table:table-cell>
          <table:table-cell table:style-name="ce20"/>
          <table:table-cell table:style-name="ce20" office:value-type="float" office:value="6624" calcext:value-type="float">
            <text:p>6.62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01458" calcext:value-type="float">
            <text:p>101.458</text:p>
          </table:table-cell>
          <table:table-cell table:style-name="ce21"/>
          <table:table-cell table:style-name="ce21" office:value-type="float" office:value="-37059" calcext:value-type="float">
            <text:p>-37.059</text:p>
          </table:table-cell>
          <table:table-cell table:style-name="ce21"/>
          <table:table-cell table:style-name="ce21" office:value-type="float" office:value="6963764" calcext:value-type="float">
            <text:p>6.963.764</text:p>
          </table:table-cell>
          <table:table-cell table:style-name="ce21"/>
          <table:table-cell table:style-name="ce21" office:value-type="float" office:value="64399" calcext:value-type="float">
            <text:p>64.399</text:p>
          </table:table-cell>
          <table:table-cell table:style-name="ce21"/>
          <table:table-cell table:style-name="ce21" office:value-type="float" office:value="-37059" calcext:value-type="float">
            <text:p>-37.05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403404" calcext:value-type="float">
            <text:p>403.404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35941" calcext:value-type="float">
            <text:p>435.941</text:p>
          </table:table-cell>
          <table:table-cell table:style-name="ce20"/>
          <table:table-cell table:style-name="ce20" office:value-type="float" office:value="1151115" calcext:value-type="float">
            <text:p>1.151.115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82003882" calcext:value-type="float">
            <text:p>82.003.882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1183652" calcext:value-type="float">
            <text:p>1.183.652</text:p>
          </table:table-cell>
          <table:table-cell table:style-name="ce20"/>
          <table:table-cell table:style-name="ce20" office:value-type="float" office:value="747711" calcext:value-type="float">
            <text:p>747.7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21512" calcext:value-type="float">
            <text:p>21.512</text:p>
          </table:table-cell>
          <table:table-cell table:style-name="ce21"/>
          <table:table-cell table:style-name="ce21" office:value-type="float" office:value="581114" calcext:value-type="float">
            <text:p>581.114</text:p>
          </table:table-cell>
          <table:table-cell table:style-name="ce21"/>
          <table:table-cell table:style-name="ce21" office:value-type="float" office:value="-250785" calcext:value-type="float">
            <text:p>-250.785</text:p>
          </table:table-cell>
          <table:table-cell table:style-name="ce21"/>
          <table:table-cell table:style-name="ce21" office:value-type="float" office:value="41983564" calcext:value-type="float">
            <text:p>41.983.564</text:p>
          </table:table-cell>
          <table:table-cell table:style-name="ce21"/>
          <table:table-cell table:style-name="ce21" office:value-type="float" office:value="308817" calcext:value-type="float">
            <text:p>308.817</text:p>
          </table:table-cell>
          <table:table-cell table:style-name="ce21"/>
          <table:table-cell table:style-name="ce21" office:value-type="float" office:value="-272297" calcext:value-type="float">
            <text:p>-272.29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25919" calcext:value-type="float">
            <text:p>-25.919</text:p>
          </table:table-cell>
          <table:table-cell table:style-name="ce20"/>
          <table:table-cell table:style-name="ce20" office:value-type="float" office:value="9430" calcext:value-type="float">
            <text:p>9.430</text:p>
          </table:table-cell>
          <table:table-cell table:style-name="ce20"/>
          <table:table-cell table:style-name="ce20" office:value-type="float" office:value="-13551" calcext:value-type="float">
            <text:p>-13.551</text:p>
          </table:table-cell>
          <table:table-cell table:style-name="ce20"/>
          <table:table-cell table:style-name="ce20" office:value-type="float" office:value="1795666" calcext:value-type="float">
            <text:p>1.795.666</text:p>
          </table:table-cell>
          <table:table-cell table:style-name="ce20"/>
          <table:table-cell table:style-name="ce20" office:value-type="float" office:value="21798" calcext:value-type="float">
            <text:p>21.798</text:p>
          </table:table-cell>
          <table:table-cell table:style-name="ce20"/>
          <table:table-cell table:style-name="ce20" office:value-type="float" office:value="12368" calcext:value-type="float">
            <text:p>12.3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128" calcext:value-type="float">
            <text:p>1.12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01" calcext:value-type="float">
            <text:p>301</text:p>
          </table:table-cell>
          <table:table-cell table:style-name="ce21"/>
          <table:table-cell table:style-name="ce21" office:value-type="float" office:value="1366" calcext:value-type="float">
            <text:p>1.366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76177" calcext:value-type="float">
            <text:p>76.177</text:p>
          </table:table-cell>
          <table:table-cell table:style-name="ce21"/>
          <table:table-cell table:style-name="ce21" office:value-type="float" office:value="539" calcext:value-type="float">
            <text:p>539</text:p>
          </table:table-cell>
          <table:table-cell table:style-name="ce21"/>
          <table:table-cell table:style-name="ce21" office:value-type="float" office:value="238" calcext:value-type="float">
            <text:p>23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float" office:value="-33956" calcext:value-type="float">
            <text:p>-33.956</text:p>
          </table:table-cell>
          <table:table-cell table:style-name="ce20"/>
          <table:table-cell table:style-name="ce20" office:value-type="float" office:value="120470" calcext:value-type="float">
            <text:p>120.470</text:p>
          </table:table-cell>
          <table:table-cell table:style-name="ce20"/>
          <table:table-cell table:style-name="ce20" office:value-type="float" office:value="-66824" calcext:value-type="float">
            <text:p>-66.824</text:p>
          </table:table-cell>
          <table:table-cell table:style-name="ce20"/>
          <table:table-cell table:style-name="ce20" office:value-type="float" office:value="9475174" calcext:value-type="float">
            <text:p>9.475.174</text:p>
          </table:table-cell>
          <table:table-cell table:style-name="ce20"/>
          <table:table-cell table:style-name="ce20" office:value-type="float" office:value="87602" calcext:value-type="float">
            <text:p>87.602</text:p>
          </table:table-cell>
          <table:table-cell table:style-name="ce20"/>
          <table:table-cell table:style-name="ce20" office:value-type="float" office:value="-32868" calcext:value-type="float">
            <text:p>-32.8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8300" calcext:value-type="float">
            <text:p>38.30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64" calcext:value-type="float">
            <text:p>164</text:p>
          </table:table-cell>
          <table:table-cell table:style-name="ce21"/>
          <table:table-cell table:style-name="ce21" office:value-type="float" office:value="251" calcext:value-type="float">
            <text:p>251</text:p>
          </table:table-cell>
          <table:table-cell table:style-name="ce21"/>
          <table:table-cell table:style-name="ce21" office:value-type="float" office:value="145" calcext:value-type="float">
            <text:p>145</text:p>
          </table:table-cell>
          <table:table-cell table:style-name="ce21"/>
          <table:table-cell table:style-name="ce21" office:value-type="float" office:value="34590" calcext:value-type="float">
            <text:p>34.590</text:p>
          </table:table-cell>
          <table:table-cell table:style-name="ce21"/>
          <table:table-cell table:style-name="ce21" office:value-type="float" office:value="232" calcext:value-type="float">
            <text:p>232</text:p>
          </table:table-cell>
          <table:table-cell table:style-name="ce21"/>
          <table:table-cell table:style-name="ce21" office:value-type="float" office:value="-19" calcext:value-type="float">
            <text:p>-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-15430" calcext:value-type="float">
            <text:p>-15.430</text:p>
          </table:table-cell>
          <table:table-cell table:style-name="ce20"/>
          <table:table-cell table:style-name="ce20" office:value-type="float" office:value="26186" calcext:value-type="float">
            <text:p>26.186</text:p>
          </table:table-cell>
          <table:table-cell table:style-name="ce20"/>
          <table:table-cell table:style-name="ce20" office:value-type="float" office:value="-5575" calcext:value-type="float">
            <text:p>-5.575</text:p>
          </table:table-cell>
          <table:table-cell table:style-name="ce20"/>
          <table:table-cell table:style-name="ce20" office:value-type="float" office:value="2965269" calcext:value-type="float">
            <text:p>2.965.269</text:p>
          </table:table-cell>
          <table:table-cell table:style-name="ce20"/>
          <table:table-cell table:style-name="ce20" office:value-type="float" office:value="36041" calcext:value-type="float">
            <text:p>36.041</text:p>
          </table:table-cell>
          <table:table-cell table:style-name="ce20"/>
          <table:table-cell table:style-name="ce20" office:value-type="float" office:value="9855" calcext:value-type="float">
            <text:p>9.8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388" calcext:value-type="float">
            <text:p>388</text:p>
          </table:table-cell>
          <table:table-cell table:style-name="ce21"/>
          <table:table-cell table:style-name="ce21" office:value-type="float" office:value="55916" calcext:value-type="float">
            <text:p>55.916</text:p>
          </table:table-cell>
          <table:table-cell table:style-name="ce21"/>
          <table:table-cell table:style-name="ce21" office:value-type="float" office:value="85651" calcext:value-type="float">
            <text:p>85.651</text:p>
          </table:table-cell>
          <table:table-cell table:style-name="ce21"/>
          <table:table-cell table:style-name="ce21" office:value-type="float" office:value="9981457" calcext:value-type="float">
            <text:p>9.981.457</text:p>
          </table:table-cell>
          <table:table-cell table:style-name="ce21"/>
          <table:table-cell table:style-name="ce21" office:value-type="float" office:value="141179" calcext:value-type="float">
            <text:p>141.179</text:p>
          </table:table-cell>
          <table:table-cell table:style-name="ce21"/>
          <table:table-cell table:style-name="ce21" office:value-type="float" office:value="85263" calcext:value-type="float">
            <text:p>85.263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1" table:style-name="ta25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20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79338" calcext:value-type="float">
            <text:p>179.338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5185351" calcext:value-type="float">
            <text:p>5.185.351</text:p>
          </table:table-cell>
          <table:table-cell table:style-name="ce20"/>
          <table:table-cell table:style-name="ce20" office:value-type="float" office:value="-936117" calcext:value-type="float">
            <text:p>-936.117</text:p>
          </table:table-cell>
          <table:table-cell table:style-name="ce20" office:value-type="string" calcext:value-type="string">
            <text:p>be</text:p>
          </table:table-cell>
          <table:table-cell table:style-name="ce20" office:value-type="float" office:value="447015600" calcext:value-type="float">
            <text:p>447.015.600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4069896" calcext:value-type="float">
            <text:p>4.069.896</text:p>
          </table:table-cell>
          <table:table-cell table:style-name="ce20"/>
          <table:table-cell table:style-name="ce20" office:value-type="float" office:value="-1115455" calcext:value-type="float">
            <text:p>-1.115.4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44873" calcext:value-type="float">
            <text:p>44.873</text:p>
          </table:table-cell>
          <table:table-cell table:style-name="ce21"/>
          <table:table-cell table:style-name="ce21" office:value-type="float" office:value="126896" calcext:value-type="float">
            <text:p>126.896</text:p>
          </table:table-cell>
          <table:table-cell table:style-name="ce21"/>
          <table:table-cell table:style-name="ce21" office:value-type="float" office:value="32327" calcext:value-type="float">
            <text:p>32.327</text:p>
          </table:table-cell>
          <table:table-cell table:style-name="ce21"/>
          <table:table-cell table:style-name="ce21" office:value-type="float" office:value="11522440" calcext:value-type="float">
            <text:p>11.522.440</text:p>
          </table:table-cell>
          <table:table-cell table:style-name="ce21"/>
          <table:table-cell table:style-name="ce21" office:value-type="float" office:value="114350" calcext:value-type="float">
            <text:p>114.350</text:p>
          </table:table-cell>
          <table:table-cell table:style-name="ce21"/>
          <table:table-cell table:style-name="ce21" office:value-type="float" office:value="-12546" calcext:value-type="float">
            <text:p>-12.5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28491" calcext:value-type="float">
            <text:p>28.491</text:p>
          </table:table-cell>
          <table:table-cell table:style-name="ce20"/>
          <table:table-cell table:style-name="ce20" office:value-type="float" office:value="124735" calcext:value-type="float">
            <text:p>124.735</text:p>
          </table:table-cell>
          <table:table-cell table:style-name="ce20"/>
          <table:table-cell table:style-name="ce20" office:value-type="float" office:value="-37158" calcext:value-type="float">
            <text:p>-37.158</text:p>
          </table:table-cell>
          <table:table-cell table:style-name="ce20"/>
          <table:table-cell table:style-name="ce20" office:value-type="float" office:value="6569275" calcext:value-type="float">
            <text:p>6.569.275</text:p>
          </table:table-cell>
          <table:table-cell table:style-name="ce20"/>
          <table:table-cell table:style-name="ce20" office:value-type="float" office:value="59086" calcext:value-type="float">
            <text:p>59.086</text:p>
          </table:table-cell>
          <table:table-cell table:style-name="ce20"/>
          <table:table-cell table:style-name="ce20" office:value-type="float" office:value="-65649" calcext:value-type="float">
            <text:p>-65.64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26927" calcext:value-type="float">
            <text:p>26.927</text:p>
          </table:table-cell>
          <table:table-cell table:style-name="ce21"/>
          <table:table-cell table:style-name="ce21" office:value-type="float" office:value="129289" calcext:value-type="float">
            <text:p>129.289</text:p>
          </table:table-cell>
          <table:table-cell table:style-name="ce21"/>
          <table:table-cell table:style-name="ce21" office:value-type="float" office:value="7838" calcext:value-type="float">
            <text:p>7.838</text:p>
          </table:table-cell>
          <table:table-cell table:style-name="ce21"/>
          <table:table-cell table:style-name="ce21" office:value-type="float" office:value="10693939" calcext:value-type="float">
            <text:p>10.693.939</text:p>
          </table:table-cell>
          <table:table-cell table:style-name="ce21"/>
          <table:table-cell table:style-name="ce21" office:value-type="float" office:value="110200" calcext:value-type="float">
            <text:p>110.200</text:p>
          </table:table-cell>
          <table:table-cell table:style-name="ce21"/>
          <table:table-cell table:style-name="ce21" office:value-type="float" office:value="-19089" calcext:value-type="float">
            <text:p>-19.08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10990" calcext:value-type="float">
            <text:p>10.990</text:p>
          </table:table-cell>
          <table:table-cell table:style-name="ce20"/>
          <table:table-cell table:style-name="ce20" office:value-type="float" office:value="54645" calcext:value-type="float">
            <text:p>54.645</text:p>
          </table:table-cell>
          <table:table-cell table:style-name="ce20"/>
          <table:table-cell table:style-name="ce20" office:value-type="float" office:value="17282" calcext:value-type="float">
            <text:p>17.282</text:p>
          </table:table-cell>
          <table:table-cell table:style-name="ce20"/>
          <table:table-cell table:style-name="ce20" office:value-type="float" office:value="5822763" calcext:value-type="float">
            <text:p>5.822.763</text:p>
          </table:table-cell>
          <table:table-cell table:style-name="ce20"/>
          <table:table-cell table:style-name="ce20" office:value-type="float" office:value="60937" calcext:value-type="float">
            <text:p>60.937</text:p>
          </table:table-cell>
          <table:table-cell table:style-name="ce20"/>
          <table:table-cell table:style-name="ce20" office:value-type="float" office:value="6292" calcext:value-type="float">
            <text:p>6.2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00748" calcext:value-type="float">
            <text:p>200.748</text:p>
          </table:table-cell>
          <table:table-cell table:style-name="ce21"/>
          <table:table-cell table:style-name="ce21" office:value-type="float" office:value="985572" calcext:value-type="float">
            <text:p>985.572</text:p>
          </table:table-cell>
          <table:table-cell table:style-name="ce21"/>
          <table:table-cell table:style-name="ce21" office:value-type="float" office:value="-11680" calcext:value-type="float">
            <text:p>-11.680</text:p>
          </table:table-cell>
          <table:table-cell table:style-name="ce21"/>
          <table:table-cell table:style-name="ce21" office:value-type="float" office:value="83166711" calcext:value-type="float">
            <text:p>83.166.711</text:p>
          </table:table-cell>
          <table:table-cell table:style-name="ce21"/>
          <table:table-cell table:style-name="ce21" office:value-type="float" office:value="773144" calcext:value-type="float">
            <text:p>773.144</text:p>
          </table:table-cell>
          <table:table-cell table:style-name="ce21"/>
          <table:table-cell table:style-name="ce21" office:value-type="float" office:value="-212428" calcext:value-type="float">
            <text:p>-212.4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00748" calcext:value-type="float">
            <text:p>200.748</text:p>
          </table:table-cell>
          <table:table-cell table:style-name="ce20"/>
          <table:table-cell table:style-name="ce20" office:value-type="float" office:value="985572" calcext:value-type="float">
            <text:p>985.572</text:p>
          </table:table-cell>
          <table:table-cell table:style-name="ce20"/>
          <table:table-cell table:style-name="ce20" office:value-type="float" office:value="-11680" calcext:value-type="float">
            <text:p>-11.680</text:p>
          </table:table-cell>
          <table:table-cell table:style-name="ce20"/>
          <table:table-cell table:style-name="ce20" office:value-type="float" office:value="83166711" calcext:value-type="float">
            <text:p>83.166.711</text:p>
          </table:table-cell>
          <table:table-cell table:style-name="ce20"/>
          <table:table-cell table:style-name="ce20" office:value-type="float" office:value="773144" calcext:value-type="float">
            <text:p>773.144</text:p>
          </table:table-cell>
          <table:table-cell table:style-name="ce20"/>
          <table:table-cell table:style-name="ce20" office:value-type="float" office:value="-212428" calcext:value-type="float">
            <text:p>-212.42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3694" calcext:value-type="float">
            <text:p>3.694</text:p>
          </table:table-cell>
          <table:table-cell table:style-name="ce21"/>
          <table:table-cell table:style-name="ce21" office:value-type="float" office:value="15811" calcext:value-type="float">
            <text:p>15.811</text:p>
          </table:table-cell>
          <table:table-cell table:style-name="ce21"/>
          <table:table-cell table:style-name="ce21" office:value-type="float" office:value="1092" calcext:value-type="float">
            <text:p>1.092</text:p>
          </table:table-cell>
          <table:table-cell table:style-name="ce21"/>
          <table:table-cell table:style-name="ce21" office:value-type="float" office:value="1328976" calcext:value-type="float">
            <text:p>1.328.976</text:p>
          </table:table-cell>
          <table:table-cell table:style-name="ce21"/>
          <table:table-cell table:style-name="ce21" office:value-type="float" office:value="13209" calcext:value-type="float">
            <text:p>13.209</text:p>
          </table:table-cell>
          <table:table-cell table:style-name="ce21"/>
          <table:table-cell table:style-name="ce21" office:value-type="float" office:value="-2602" calcext:value-type="float">
            <text:p>-2.6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30721" calcext:value-type="float">
            <text:p>30.721</text:p>
          </table:table-cell>
          <table:table-cell table:style-name="ce20"/>
          <table:table-cell table:style-name="ce20" office:value-type="float" office:value="32387" calcext:value-type="float">
            <text:p>32.387</text:p>
          </table:table-cell>
          <table:table-cell table:style-name="ce20"/>
          <table:table-cell table:style-name="ce20" office:value-type="float" office:value="54293" calcext:value-type="float">
            <text:p>54.293</text:p>
          </table:table-cell>
          <table:table-cell table:style-name="ce20"/>
          <table:table-cell table:style-name="ce20" office:value-type="float" office:value="5012600" calcext:value-type="float">
            <text:p>5.012.600</text:p>
          </table:table-cell>
          <table:table-cell table:style-name="ce20"/>
          <table:table-cell table:style-name="ce20" office:value-type="float" office:value="55959" calcext:value-type="float">
            <text:p>55.959</text:p>
          </table:table-cell>
          <table:table-cell table:style-name="ce20"/>
          <table:table-cell table:style-name="ce20" office:value-type="float" office:value="23572" calcext:value-type="float">
            <text:p>23.57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6350" calcext:value-type="float">
            <text:p>6.350</text:p>
          </table:table-cell>
          <table:table-cell table:style-name="ce21"/>
          <table:table-cell table:style-name="ce21" office:value-type="float" office:value="131047" calcext:value-type="float">
            <text:p>131.047</text:p>
          </table:table-cell>
          <table:table-cell table:style-name="ce21"/>
          <table:table-cell table:style-name="ce21" office:value-type="float" office:value="-39933" calcext:value-type="float">
            <text:p>-39.933</text:p>
          </table:table-cell>
          <table:table-cell table:style-name="ce21"/>
          <table:table-cell table:style-name="ce21" office:value-type="float" office:value="10718565" calcext:value-type="float">
            <text:p>10.718.565</text:p>
          </table:table-cell>
          <table:table-cell table:style-name="ce21"/>
          <table:table-cell table:style-name="ce21" office:value-type="float" office:value="84764" calcext:value-type="float">
            <text:p>84.764</text:p>
          </table:table-cell>
          <table:table-cell table:style-name="ce21"/>
          <table:table-cell table:style-name="ce21" office:value-type="float" office:value="-46283" calcext:value-type="float">
            <text:p>-46.28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234560" calcext:value-type="float">
            <text:p>234.560</text:p>
          </table:table-cell>
          <table:table-cell table:style-name="ce20"/>
          <table:table-cell table:style-name="ce20" office:value-type="float" office:value="492447" calcext:value-type="float">
            <text:p>492.447</text:p>
          </table:table-cell>
          <table:table-cell table:style-name="ce20"/>
          <table:table-cell table:style-name="ce20" office:value-type="float" office:value="82748" calcext:value-type="float">
            <text:p>82.748</text:p>
          </table:table-cell>
          <table:table-cell table:style-name="ce20"/>
          <table:table-cell table:style-name="ce20" office:value-type="float" office:value="47318050" calcext:value-type="float">
            <text:p>47.318.050</text:p>
          </table:table-cell>
          <table:table-cell table:style-name="ce20"/>
          <table:table-cell table:style-name="ce20" office:value-type="float" office:value="340635" calcext:value-type="float">
            <text:p>340.635</text:p>
          </table:table-cell>
          <table:table-cell table:style-name="ce20"/>
          <table:table-cell table:style-name="ce20" office:value-type="float" office:value="-151812" calcext:value-type="float">
            <text:p>-151.81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88206" calcext:value-type="float">
            <text:p>188.206</text:p>
          </table:table-cell>
          <table:table-cell table:style-name="ce21"/>
          <table:table-cell table:style-name="ce21" office:value-type="float" office:value="669064" calcext:value-type="float">
            <text:p>669.064</text:p>
          </table:table-cell>
          <table:table-cell table:style-name="ce21"/>
          <table:table-cell table:style-name="ce21" office:value-type="float" office:value="254917" calcext:value-type="float">
            <text:p>254.917</text:p>
          </table:table-cell>
          <table:table-cell table:style-name="ce21"/>
          <table:table-cell table:style-name="ce21" office:value-type="float" office:value="67473651" calcext:value-type="float">
            <text:p>67.473.651</text:p>
          </table:table-cell>
          <table:table-cell table:style-name="ce21"/>
          <table:table-cell table:style-name="ce21" office:value-type="float" office:value="735775" calcext:value-type="float">
            <text:p>735.775</text:p>
          </table:table-cell>
          <table:table-cell table:style-name="ce21"/>
          <table:table-cell table:style-name="ce21" office:value-type="float" office:value="66711" calcext:value-type="float">
            <text:p>66.71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19307" calcext:value-type="float">
            <text:p>-19.307</text:p>
          </table:table-cell>
          <table:table-cell table:style-name="ce21"/>
          <table:table-cell table:style-name="ce21" office:value-type="float" office:value="57023" calcext:value-type="float">
            <text:p>57.023</text:p>
          </table:table-cell>
          <table:table-cell table:style-name="ce21"/>
          <table:table-cell table:style-name="ce21" office:value-type="float" office:value="-40485" calcext:value-type="float">
            <text:p>-40.485</text:p>
          </table:table-cell>
          <table:table-cell table:style-name="ce21"/>
          <table:table-cell table:style-name="ce21" office:value-type="float" office:value="3933511" calcext:value-type="float">
            <text:p>3.933.511</text:p>
          </table:table-cell>
          <table:table-cell table:style-name="ce21"/>
          <table:table-cell table:style-name="ce21" office:value-type="float" office:value="35845" calcext:value-type="float">
            <text:p>35.845</text:p>
          </table:table-cell>
          <table:table-cell table:style-name="ce21"/>
          <table:table-cell table:style-name="ce21" office:value-type="float" office:value="-21178" calcext:value-type="float">
            <text:p>-21.1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-69850" calcext:value-type="float">
            <text:p>-69.850</text:p>
          </table:table-cell>
          <table:table-cell table:style-name="ce20"/>
          <table:table-cell table:style-name="ce20" office:value-type="float" office:value="740317" calcext:value-type="float">
            <text:p>740.317</text:p>
          </table:table-cell>
          <table:table-cell table:style-name="ce20"/>
          <table:table-cell table:style-name="ce20" office:value-type="float" office:value="-405275" calcext:value-type="float">
            <text:p>-405.275</text:p>
          </table:table-cell>
          <table:table-cell table:style-name="ce20"/>
          <table:table-cell table:style-name="ce20" office:value-type="float" office:value="59641488" calcext:value-type="float">
            <text:p>59.641.488</text:p>
          </table:table-cell>
          <table:table-cell table:style-name="ce20"/>
          <table:table-cell table:style-name="ce20" office:value-type="float" office:value="404892" calcext:value-type="float">
            <text:p>404.892</text:p>
          </table:table-cell>
          <table:table-cell table:style-name="ce20"/>
          <table:table-cell table:style-name="ce20" office:value-type="float" office:value="-335425" calcext:value-type="float">
            <text:p>-335.4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4494" calcext:value-type="float">
            <text:p>4.494</text:p>
          </table:table-cell>
          <table:table-cell table:style-name="ce21"/>
          <table:table-cell table:style-name="ce21" office:value-type="float" office:value="6422" calcext:value-type="float">
            <text:p>6.422</text:p>
          </table:table-cell>
          <table:table-cell table:style-name="ce21"/>
          <table:table-cell table:style-name="ce21" office:value-type="float" office:value="8002" calcext:value-type="float">
            <text:p>8.002</text:p>
          </table:table-cell>
          <table:table-cell table:style-name="ce21"/>
          <table:table-cell table:style-name="ce21" office:value-type="float" office:value="888005" calcext:value-type="float">
            <text:p>888.005</text:p>
          </table:table-cell>
          <table:table-cell table:style-name="ce21"/>
          <table:table-cell table:style-name="ce21" office:value-type="float" office:value="9930" calcext:value-type="float">
            <text:p>9.930</text:p>
          </table:table-cell>
          <table:table-cell table:style-name="ce21"/>
          <table:table-cell table:style-name="ce21" office:value-type="float" office:value="3508" calcext:value-type="float">
            <text:p>3.5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3150" calcext:value-type="float">
            <text:p>-3.150</text:p>
          </table:table-cell>
          <table:table-cell table:style-name="ce20"/>
          <table:table-cell table:style-name="ce20" office:value-type="float" office:value="28854" calcext:value-type="float">
            <text:p>28.854</text:p>
          </table:table-cell>
          <table:table-cell table:style-name="ce20"/>
          <table:table-cell table:style-name="ce20" office:value-type="float" office:value="-14452" calcext:value-type="float">
            <text:p>-14.452</text:p>
          </table:table-cell>
          <table:table-cell table:style-name="ce20"/>
          <table:table-cell table:style-name="ce20" office:value-type="float" office:value="1907675" calcext:value-type="float">
            <text:p>1.907.675</text:p>
          </table:table-cell>
          <table:table-cell table:style-name="ce20"/>
          <table:table-cell table:style-name="ce20" office:value-type="float" office:value="17552" calcext:value-type="float">
            <text:p>17.552</text:p>
          </table:table-cell>
          <table:table-cell table:style-name="ce20"/>
          <table:table-cell table:style-name="ce20" office:value-type="float" office:value="-11302" calcext:value-type="float">
            <text:p>-11.30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20775" calcext:value-type="float">
            <text:p>20.775</text:p>
          </table:table-cell>
          <table:table-cell table:style-name="ce21"/>
          <table:table-cell table:style-name="ce21" office:value-type="float" office:value="43547" calcext:value-type="float">
            <text:p>43.547</text:p>
          </table:table-cell>
          <table:table-cell table:style-name="ce21"/>
          <table:table-cell table:style-name="ce21" office:value-type="float" office:value="784" calcext:value-type="float">
            <text:p>784</text:p>
          </table:table-cell>
          <table:table-cell table:style-name="ce21"/>
          <table:table-cell table:style-name="ce21" office:value-type="float" office:value="2809977" calcext:value-type="float">
            <text:p>2.809.977</text:p>
          </table:table-cell>
          <table:table-cell table:style-name="ce21"/>
          <table:table-cell table:style-name="ce21" office:value-type="float" office:value="23556" calcext:value-type="float">
            <text:p>23.556</text:p>
          </table:table-cell>
          <table:table-cell table:style-name="ce21"/>
          <table:table-cell table:style-name="ce21" office:value-type="float" office:value="-19991" calcext:value-type="float">
            <text:p>-19.9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6772" calcext:value-type="float">
            <text:p>6.772</text:p>
          </table:table-cell>
          <table:table-cell table:style-name="ce20"/>
          <table:table-cell table:style-name="ce20" office:value-type="float" office:value="4609" calcext:value-type="float">
            <text:p>4.609</text:p>
          </table:table-cell>
          <table:table-cell table:style-name="ce20"/>
          <table:table-cell table:style-name="ce20" office:value-type="float" office:value="8622" calcext:value-type="float">
            <text:p>8.622</text:p>
          </table:table-cell>
          <table:table-cell table:style-name="ce20"/>
          <table:table-cell table:style-name="ce20" office:value-type="float" office:value="626108" calcext:value-type="float">
            <text:p>626.108</text:p>
          </table:table-cell>
          <table:table-cell table:style-name="ce20"/>
          <table:table-cell table:style-name="ce20" office:value-type="float" office:value="6459" calcext:value-type="float">
            <text:p>6.459</text:p>
          </table:table-cell>
          <table:table-cell table:style-name="ce20"/>
          <table:table-cell table:style-name="ce20" office:value-type="float" office:value="1850" calcext:value-type="float">
            <text:p>1.8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9604" calcext:value-type="float">
            <text:p>9.604</text:p>
          </table:table-cell>
          <table:table-cell table:style-name="ce21"/>
          <table:table-cell table:style-name="ce21" office:value-type="float" office:value="141326" calcext:value-type="float">
            <text:p>141.326</text:p>
          </table:table-cell>
          <table:table-cell table:style-name="ce21"/>
          <table:table-cell table:style-name="ce21" office:value-type="float" office:value="-37915" calcext:value-type="float">
            <text:p>-37.915</text:p>
          </table:table-cell>
          <table:table-cell table:style-name="ce21"/>
          <table:table-cell table:style-name="ce21" office:value-type="float" office:value="9689376" calcext:value-type="float">
            <text:p>9.689.376</text:p>
          </table:table-cell>
          <table:table-cell table:style-name="ce21"/>
          <table:table-cell table:style-name="ce21" office:value-type="float" office:value="93807" calcext:value-type="float">
            <text:p>93.807</text:p>
          </table:table-cell>
          <table:table-cell table:style-name="ce21"/>
          <table:table-cell table:style-name="ce21" office:value-type="float" office:value="-47519" calcext:value-type="float">
            <text:p>-47.5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947" calcext:value-type="float">
            <text:p>947</text:p>
          </table:table-cell>
          <table:table-cell table:style-name="ce20"/>
          <table:table-cell table:style-name="ce20" office:value-type="float" office:value="4091" calcext:value-type="float">
            <text:p>4.091</text:p>
          </table:table-cell>
          <table:table-cell table:style-name="ce20"/>
          <table:table-cell table:style-name="ce20" office:value-type="float" office:value="1270" calcext:value-type="float">
            <text:p>1.270</text:p>
          </table:table-cell>
          <table:table-cell table:style-name="ce20"/>
          <table:table-cell table:style-name="ce20" office:value-type="float" office:value="514855" calcext:value-type="float">
            <text:p>514.855</text:p>
          </table:table-cell>
          <table:table-cell table:style-name="ce20"/>
          <table:table-cell table:style-name="ce20" office:value-type="float" office:value="4414" calcext:value-type="float">
            <text:p>4.414</text:p>
          </table:table-cell>
          <table:table-cell table:style-name="ce20"/>
          <table:table-cell table:style-name="ce20" office:value-type="float" office:value="323" calcext:value-type="float">
            <text:p>32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67827" calcext:value-type="float">
            <text:p>67.827</text:p>
          </table:table-cell>
          <table:table-cell table:style-name="ce21"/>
          <table:table-cell table:style-name="ce21" office:value-type="float" office:value="168678" calcext:value-type="float">
            <text:p>168.678</text:p>
          </table:table-cell>
          <table:table-cell table:style-name="ce21"/>
          <table:table-cell table:style-name="ce21" office:value-type="float" office:value="67830" calcext:value-type="float">
            <text:p>67.830</text:p>
          </table:table-cell>
          <table:table-cell table:style-name="ce21"/>
          <table:table-cell table:style-name="ce21" office:value-type="float" office:value="17407585" calcext:value-type="float">
            <text:p>17.407.585</text:p>
          </table:table-cell>
          <table:table-cell table:style-name="ce21"/>
          <table:table-cell table:style-name="ce21" office:value-type="float" office:value="168681" calcext:value-type="float">
            <text:p>168.681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39596" calcext:value-type="float">
            <text:p>39.596</text:p>
          </table:table-cell>
          <table:table-cell table:style-name="ce20"/>
          <table:table-cell table:style-name="ce20" office:value-type="float" office:value="91599" calcext:value-type="float">
            <text:p>91.599</text:p>
          </table:table-cell>
          <table:table-cell table:style-name="ce20"/>
          <table:table-cell table:style-name="ce20" office:value-type="float" office:value="31600" calcext:value-type="float">
            <text:p>31.600</text:p>
          </table:table-cell>
          <table:table-cell table:style-name="ce20"/>
          <table:table-cell table:style-name="ce20" office:value-type="float" office:value="8901064" calcext:value-type="float">
            <text:p>8.901.064</text:p>
          </table:table-cell>
          <table:table-cell table:style-name="ce20"/>
          <table:table-cell table:style-name="ce20" office:value-type="float" office:value="83603" calcext:value-type="float">
            <text:p>83.603</text:p>
          </table:table-cell>
          <table:table-cell table:style-name="ce20"/>
          <table:table-cell table:style-name="ce20" office:value-type="float" office:value="-7996" calcext:value-type="float">
            <text:p>-7.9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-762735" calcext:value-type="float">
            <text:p>-762.735</text:p>
          </table:table-cell>
          <table:table-cell table:style-name="ce21" office:value-type="string" calcext:value-type="string">
            <text:p>be</text:p>
          </table:table-cell>
          <table:table-cell table:style-name="ce21" office:value-type="float" office:value="477355" calcext:value-type="float">
            <text:p>477.355</text:p>
          </table:table-cell>
          <table:table-cell table:style-name="ce21"/>
          <table:table-cell table:style-name="ce21" office:value-type="float" office:value="-884781" calcext:value-type="float">
            <text:p>-884.781</text:p>
          </table:table-cell>
          <table:table-cell table:style-name="ce21" office:value-type="string" calcext:value-type="string">
            <text:p>be</text:p>
          </table:table-cell>
          <table:table-cell table:style-name="ce21" office:value-type="float" office:value="37958138" calcext:value-type="float">
            <text:p>37.958.13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55309" calcext:value-type="float">
            <text:p>355.309</text:p>
          </table:table-cell>
          <table:table-cell table:style-name="ce21"/>
          <table:table-cell table:style-name="ce21" office:value-type="float" office:value="-122046" calcext:value-type="float">
            <text:p>-122.0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57768" calcext:value-type="float">
            <text:p>57.768</text:p>
          </table:table-cell>
          <table:table-cell table:style-name="ce20"/>
          <table:table-cell table:style-name="ce20" office:value-type="float" office:value="123396" calcext:value-type="float">
            <text:p>123.396</text:p>
          </table:table-cell>
          <table:table-cell table:style-name="ce20"/>
          <table:table-cell table:style-name="ce20" office:value-type="float" office:value="18902" calcext:value-type="float">
            <text:p>18.902</text:p>
          </table:table-cell>
          <table:table-cell table:style-name="ce20"/>
          <table:table-cell table:style-name="ce20" office:value-type="float" office:value="10375395" calcext:value-type="float">
            <text:p>10.375.395</text:p>
          </table:table-cell>
          <table:table-cell table:style-name="ce20"/>
          <table:table-cell table:style-name="ce20" office:value-type="float" office:value="84530" calcext:value-type="float">
            <text:p>84.530</text:p>
          </table:table-cell>
          <table:table-cell table:style-name="ce20"/>
          <table:table-cell table:style-name="ce20" office:value-type="float" office:value="-38866" calcext:value-type="float">
            <text:p>-38.86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27220" calcext:value-type="float">
            <text:p>-27.22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98258" calcext:value-type="float">
            <text:p>298.258</text:p>
          </table:table-cell>
          <table:table-cell table:style-name="ce21"/>
          <table:table-cell table:style-name="ce21" office:value-type="float" office:value="-127176" calcext:value-type="float">
            <text:p>-127.176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328838" calcext:value-type="float">
            <text:p>19.328.83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8302" calcext:value-type="float">
            <text:p>198.302</text:p>
          </table:table-cell>
          <table:table-cell table:style-name="ce21"/>
          <table:table-cell table:style-name="ce21" office:value-type="float" office:value="-99956" calcext:value-type="float">
            <text:p>-99.95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8365" calcext:value-type="float">
            <text:p>18.365</text:p>
          </table:table-cell>
          <table:table-cell table:style-name="ce20"/>
          <table:table-cell table:style-name="ce20" office:value-type="float" office:value="24016" calcext:value-type="float">
            <text:p>24.016</text:p>
          </table:table-cell>
          <table:table-cell table:style-name="ce20"/>
          <table:table-cell table:style-name="ce20" office:value-type="float" office:value="13116" calcext:value-type="float">
            <text:p>13.116</text:p>
          </table:table-cell>
          <table:table-cell table:style-name="ce20"/>
          <table:table-cell table:style-name="ce20" office:value-type="float" office:value="2095861" calcext:value-type="float">
            <text:p>2.095.861</text:p>
          </table:table-cell>
          <table:table-cell table:style-name="ce20"/>
          <table:table-cell table:style-name="ce20" office:value-type="float" office:value="18767" calcext:value-type="float">
            <text:p>18.767</text:p>
          </table:table-cell>
          <table:table-cell table:style-name="ce20"/>
          <table:table-cell table:style-name="ce20" office:value-type="float" office:value="-5249" calcext:value-type="float">
            <text:p>-5.24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4347" calcext:value-type="float">
            <text:p>4.347</text:p>
          </table:table-cell>
          <table:table-cell table:style-name="ce21"/>
          <table:table-cell table:style-name="ce21" office:value-type="float" office:value="59089" calcext:value-type="float">
            <text:p>59.089</text:p>
          </table:table-cell>
          <table:table-cell table:style-name="ce21"/>
          <table:table-cell table:style-name="ce21" office:value-type="float" office:value="1908" calcext:value-type="float">
            <text:p>1.908</text:p>
          </table:table-cell>
          <table:table-cell table:style-name="ce21"/>
          <table:table-cell table:style-name="ce21" office:value-type="float" office:value="5457873" calcext:value-type="float">
            <text:p>5.457.873</text:p>
          </table:table-cell>
          <table:table-cell table:style-name="ce21"/>
          <table:table-cell table:style-name="ce21" office:value-type="float" office:value="56650" calcext:value-type="float">
            <text:p>56.650</text:p>
          </table:table-cell>
          <table:table-cell table:style-name="ce21"/>
          <table:table-cell table:style-name="ce21" office:value-type="float" office:value="-2439" calcext:value-type="float">
            <text:p>-2.43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17526" calcext:value-type="float">
            <text:p>17.526</text:p>
          </table:table-cell>
          <table:table-cell table:style-name="ce20"/>
          <table:table-cell table:style-name="ce20" office:value-type="float" office:value="55488" calcext:value-type="float">
            <text:p>55.488</text:p>
          </table:table-cell>
          <table:table-cell table:style-name="ce20"/>
          <table:table-cell table:style-name="ce20" office:value-type="float" office:value="8501" calcext:value-type="float">
            <text:p>8.501</text:p>
          </table:table-cell>
          <table:table-cell table:style-name="ce20"/>
          <table:table-cell table:style-name="ce20" office:value-type="float" office:value="5525292" calcext:value-type="float">
            <text:p>5.525.292</text:p>
          </table:table-cell>
          <table:table-cell table:style-name="ce20"/>
          <table:table-cell table:style-name="ce20" office:value-type="float" office:value="46463" calcext:value-type="float">
            <text:p>46.463</text:p>
          </table:table-cell>
          <table:table-cell table:style-name="ce20"/>
          <table:table-cell table:style-name="ce20" office:value-type="float" office:value="-9025" calcext:value-type="float">
            <text:p>-9.02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36753" calcext:value-type="float">
            <text:p>36.753</text:p>
          </table:table-cell>
          <table:table-cell table:style-name="ce21"/>
          <table:table-cell table:style-name="ce21" office:value-type="float" office:value="98124" calcext:value-type="float">
            <text:p>98.124</text:p>
          </table:table-cell>
          <table:table-cell table:style-name="ce21"/>
          <table:table-cell table:style-name="ce21" office:value-type="float" office:value="51706" calcext:value-type="float">
            <text:p>51.706</text:p>
          </table:table-cell>
          <table:table-cell table:style-name="ce21"/>
          <table:table-cell table:style-name="ce21" office:value-type="float" office:value="10327589" calcext:value-type="float">
            <text:p>10.327.589</text:p>
          </table:table-cell>
          <table:table-cell table:style-name="ce21"/>
          <table:table-cell table:style-name="ce21" office:value-type="float" office:value="113077" calcext:value-type="float">
            <text:p>113.077</text:p>
          </table:table-cell>
          <table:table-cell table:style-name="ce21"/>
          <table:table-cell table:style-name="ce21" office:value-type="float" office:value="14953" calcext:value-type="float">
            <text:p>14.9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2450" calcext:value-type="float">
            <text:p>2.450</text:p>
          </table:table-cell>
          <table:table-cell table:style-name="ce20"/>
          <table:table-cell table:style-name="ce20" office:value-type="float" office:value="2304" calcext:value-type="float">
            <text:p>2.304</text:p>
          </table:table-cell>
          <table:table-cell table:style-name="ce20"/>
          <table:table-cell table:style-name="ce20" office:value-type="float" office:value="4658" calcext:value-type="float">
            <text:p>4.658</text:p>
          </table:table-cell>
          <table:table-cell table:style-name="ce20"/>
          <table:table-cell table:style-name="ce20" office:value-type="float" office:value="364134" calcext:value-type="float">
            <text:p>364.134</text:p>
          </table:table-cell>
          <table:table-cell table:style-name="ce20"/>
          <table:table-cell table:style-name="ce20" office:value-type="float" office:value="4512" calcext:value-type="float">
            <text:p>4.512</text:p>
          </table:table-cell>
          <table:table-cell table:style-name="ce20"/>
          <table:table-cell table:style-name="ce20" office:value-type="float" office:value="2208" calcext:value-type="float">
            <text:p>2.20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74" calcext:value-type="float">
            <text:p>274</text:p>
          </table:table-cell>
          <table:table-cell table:style-name="ce21"/>
          <table:table-cell table:style-name="ce21" office:value-type="float" office:value="319" calcext:value-type="float">
            <text:p>319</text:p>
          </table:table-cell>
          <table:table-cell table:style-name="ce21"/>
          <table:table-cell table:style-name="ce21" office:value-type="float" office:value="308" calcext:value-type="float">
            <text:p>308</text:p>
          </table:table-cell>
          <table:table-cell table:style-name="ce21"/>
          <table:table-cell table:style-name="ce21" office:value-type="float" office:value="38747" calcext:value-type="float">
            <text:p>38.747</text:p>
          </table:table-cell>
          <table:table-cell table:style-name="ce21"/>
          <table:table-cell table:style-name="ce21" office:value-type="float" office:value="353" calcext:value-type="float">
            <text:p>353</text:p>
          </table:table-cell>
          <table:table-cell table:style-name="ce21"/>
          <table:table-cell table:style-name="ce21" office:value-type="float" office:value="34" calcext:value-type="float">
            <text:p>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1421" calcext:value-type="float">
            <text:p>11.421</text:p>
          </table:table-cell>
          <table:table-cell table:style-name="ce20"/>
          <table:table-cell table:style-name="ce20" office:value-type="float" office:value="40611" calcext:value-type="float">
            <text:p>40.611</text:p>
          </table:table-cell>
          <table:table-cell table:style-name="ce20"/>
          <table:table-cell table:style-name="ce20" office:value-type="float" office:value="23789" calcext:value-type="float">
            <text:p>23.789</text:p>
          </table:table-cell>
          <table:table-cell table:style-name="ce20"/>
          <table:table-cell table:style-name="ce20" office:value-type="float" office:value="5367580" calcext:value-type="float">
            <text:p>5.367.580</text:p>
          </table:table-cell>
          <table:table-cell table:style-name="ce20"/>
          <table:table-cell table:style-name="ce20" office:value-type="float" office:value="52979" calcext:value-type="float">
            <text:p>52.979</text:p>
          </table:table-cell>
          <table:table-cell table:style-name="ce20"/>
          <table:table-cell table:style-name="ce20" office:value-type="float" office:value="12368" calcext:value-type="float">
            <text:p>12.3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54548" calcext:value-type="float">
            <text:p>54.548</text:p>
          </table:table-cell>
          <table:table-cell table:style-name="ce21"/>
          <table:table-cell table:style-name="ce21" office:value-type="float" office:value="76195" calcext:value-type="float">
            <text:p>76.195</text:p>
          </table:table-cell>
          <table:table-cell table:style-name="ce21"/>
          <table:table-cell table:style-name="ce21" office:value-type="float" office:value="64267" calcext:value-type="float">
            <text:p>64.267</text:p>
          </table:table-cell>
          <table:table-cell table:style-name="ce21"/>
          <table:table-cell table:style-name="ce21" office:value-type="float" office:value="8606033" calcext:value-type="float">
            <text:p>8.606.033</text:p>
          </table:table-cell>
          <table:table-cell table:style-name="ce21"/>
          <table:table-cell table:style-name="ce21" office:value-type="float" office:value="85914" calcext:value-type="float">
            <text:p>85.914</text:p>
          </table:table-cell>
          <table:table-cell table:style-name="ce21"/>
          <table:table-cell table:style-name="ce21" office:value-type="float" office:value="9719" calcext:value-type="float">
            <text:p>9.71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67025542" calcext:value-type="float">
            <text:p>67.025.542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8" calcext:value-type="float">
            <text:p>-938</text:p>
          </table:table-cell>
          <table:table-cell table:style-name="ce20"/>
          <table:table-cell table:style-name="ce20" office:value-type="float" office:value="7293" calcext:value-type="float">
            <text:p>7.293</text:p>
          </table:table-cell>
          <table:table-cell table:style-name="ce20"/>
          <table:table-cell table:style-name="ce20" office:value-type="float" office:value="-1134" calcext:value-type="float">
            <text:p>-1.134</text:p>
          </table:table-cell>
          <table:table-cell table:style-name="ce20"/>
          <table:table-cell table:style-name="ce20" office:value-type="float" office:value="621873" calcext:value-type="float">
            <text:p>621.873</text:p>
          </table:table-cell>
          <table:table-cell table:style-name="ce20"/>
          <table:table-cell table:style-name="ce20" office:value-type="float" office:value="7097" calcext:value-type="float">
            <text:p>7.097</text:p>
          </table:table-cell>
          <table:table-cell table:style-name="ce20"/>
          <table:table-cell table:style-name="ce20" office:value-type="float" office:value="-196" calcext:value-type="float">
            <text:p>-1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31110" calcext:value-type="float">
            <text:p>-31.11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40717" calcext:value-type="float">
            <text:p>40.717</text:p>
          </table:table-cell>
          <table:table-cell table:style-name="ce21"/>
          <table:table-cell table:style-name="ce21" office:value-type="float" office:value="-41097" calcext:value-type="float">
            <text:p>-41.09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684772" calcext:value-type="float">
            <text:p>2.684.772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0730" calcext:value-type="float">
            <text:p>30.730</text:p>
          </table:table-cell>
          <table:table-cell table:style-name="ce21"/>
          <table:table-cell table:style-name="ce21" office:value-type="float" office:value="-9987" calcext:value-type="float">
            <text:p>-9.98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755" calcext:value-type="float">
            <text:p>-755</text:p>
          </table:table-cell>
          <table:table-cell table:style-name="ce20"/>
          <table:table-cell table:style-name="ce20" office:value-type="float" office:value="25723" calcext:value-type="float">
            <text:p>25.723</text:p>
          </table:table-cell>
          <table:table-cell table:style-name="ce20"/>
          <table:table-cell table:style-name="ce20" office:value-type="float" office:value="-7447" calcext:value-type="float">
            <text:p>-7.447</text:p>
          </table:table-cell>
          <table:table-cell table:style-name="ce20"/>
          <table:table-cell table:style-name="ce20" office:value-type="float" office:value="2076255" calcext:value-type="float">
            <text:p>2.076.255</text:p>
          </table:table-cell>
          <table:table-cell table:style-name="ce20"/>
          <table:table-cell table:style-name="ce20" office:value-type="float" office:value="19031" calcext:value-type="float">
            <text:p>19.031</text:p>
          </table:table-cell>
          <table:table-cell table:style-name="ce20"/>
          <table:table-cell table:style-name="ce20" office:value-type="float" office:value="-6692" calcext:value-type="float">
            <text:p>-6.69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15732" calcext:value-type="float">
            <text:p>15.732</text:p>
          </table:table-cell>
          <table:table-cell table:style-name="ce21"/>
          <table:table-cell table:style-name="ce21" office:value-type="float" office:value="50537" calcext:value-type="float">
            <text:p>50.537</text:p>
          </table:table-cell>
          <table:table-cell table:style-name="ce21"/>
          <table:table-cell table:style-name="ce21" office:value-type="float" office:value="11715" calcext:value-type="float">
            <text:p>11.715</text:p>
          </table:table-cell>
          <table:table-cell table:style-name="ce21"/>
          <table:table-cell table:style-name="ce21" office:value-type="float" office:value="3716858" calcext:value-type="float">
            <text:p>3.716.858</text:p>
          </table:table-cell>
          <table:table-cell table:style-name="ce21"/>
          <table:table-cell table:style-name="ce21" office:value-type="float" office:value="46520" calcext:value-type="float">
            <text:p>46.520</text:p>
          </table:table-cell>
          <table:table-cell table:style-name="ce21"/>
          <table:table-cell table:style-name="ce21" office:value-type="float" office:value="-4017" calcext:value-type="float">
            <text:p>-4.0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16684" calcext:value-type="float">
            <text:p>-16.684</text:p>
          </table:table-cell>
          <table:table-cell table:style-name="ce20"/>
          <table:table-cell table:style-name="ce20" office:value-type="float" office:value="27605" calcext:value-type="float">
            <text:p>27.605</text:p>
          </table:table-cell>
          <table:table-cell table:style-name="ce20"/>
          <table:table-cell table:style-name="ce20" office:value-type="float" office:value="-16214" calcext:value-type="float">
            <text:p>-16.214</text:p>
          </table:table-cell>
          <table:table-cell table:style-name="ce20"/>
          <table:table-cell table:style-name="ce20" office:value-type="float" office:value="2845955" calcext:value-type="float">
            <text:p>2.845.955</text:p>
          </table:table-cell>
          <table:table-cell table:style-name="ce20"/>
          <table:table-cell table:style-name="ce20" office:value-type="float" office:value="28075" calcext:value-type="float">
            <text:p>28.075</text:p>
          </table:table-cell>
          <table:table-cell table:style-name="ce20"/>
          <table:table-cell table:style-name="ce20" office:value-type="float" office:value="470" calcext:value-type="float">
            <text:p>47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16850" calcext:value-type="float">
            <text:p>116.850</text:p>
          </table:table-cell>
          <table:table-cell table:style-name="ce21"/>
          <table:table-cell table:style-name="ce21" office:value-type="float" office:value="-55158" calcext:value-type="float">
            <text:p>-55.158</text:p>
          </table:table-cell>
          <table:table-cell table:style-name="ce21"/>
          <table:table-cell table:style-name="ce21" office:value-type="float" office:value="6926705" calcext:value-type="float">
            <text:p>6.926.705</text:p>
          </table:table-cell>
          <table:table-cell table:style-name="ce21"/>
          <table:table-cell table:style-name="ce21" office:value-type="float" office:value="61692" calcext:value-type="float">
            <text:p>61.692</text:p>
          </table:table-cell>
          <table:table-cell table:style-name="ce21"/>
          <table:table-cell table:style-name="ce21" office:value-type="float" office:value="-55158" calcext:value-type="float">
            <text:p>-55.1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459365" calcext:value-type="float">
            <text:p>459.365</text:p>
          </table:table-cell>
          <table:table-cell table:style-name="ce20"/>
          <table:table-cell table:style-name="ce20" office:value-type="float" office:value="83154997" calcext:value-type="float">
            <text:p>83.154.997</text:p>
          </table:table-cell>
          <table:table-cell table:style-name="ce20"/>
          <table:table-cell table:style-name="ce20" office:value-type="float" office:value="1112859" calcext:value-type="float">
            <text:p>1.112.859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float" office:value="9316" calcext:value-type="float">
            <text:p>9.316</text:p>
          </table:table-cell>
          <table:table-cell table:style-name="ce21"/>
          <table:table-cell table:style-name="ce21" office:value-type="float" office:value="616835" calcext:value-type="float">
            <text:p>616.835</text:p>
          </table:table-cell>
          <table:table-cell table:style-name="ce21"/>
          <table:table-cell table:style-name="ce21" office:value-type="float" office:value="-314062" calcext:value-type="float">
            <text:p>-314.062</text:p>
          </table:table-cell>
          <table:table-cell table:style-name="ce21"/>
          <table:table-cell table:style-name="ce21" office:value-type="float" office:value="41732779" calcext:value-type="float">
            <text:p>41.732.779</text:p>
          </table:table-cell>
          <table:table-cell table:style-name="ce21"/>
          <table:table-cell table:style-name="ce21" office:value-type="float" office:value="293457" calcext:value-type="float">
            <text:p>293.457</text:p>
          </table:table-cell>
          <table:table-cell table:style-name="ce21"/>
          <table:table-cell table:style-name="ce21" office:value-type="float" office:value="-323378" calcext:value-type="float">
            <text:p>-323.37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2819" calcext:value-type="float">
            <text:p>2.819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14457" calcext:value-type="float">
            <text:p>14.457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16071" calcext:value-type="float">
            <text:p>16.071</text:p>
          </table:table-cell>
          <table:table-cell table:style-name="ce20"/>
          <table:table-cell table:style-name="ce20" office:value-type="float" office:value="1782115" calcext:value-type="float">
            <text:p>1.782.115</text:p>
          </table:table-cell>
          <table:table-cell table:style-name="ce20"/>
          <table:table-cell table:style-name="ce20" office:value-type="float" office:value="27709" calcext:value-type="float">
            <text:p>27.709</text:p>
          </table:table-cell>
          <table:table-cell table:style-name="ce20" office:value-type="string" calcext:value-type="string">
            <text:p>p</text:p>
          </table:table-cell>
          <table:table-cell table:style-name="ce20" office:value-type="float" office:value="13252" calcext:value-type="float">
            <text:p>13.252</text:p>
          </table:table-cell>
          <table:table-cell table:style-name="ce20" office:value-type="string" calcext:value-type="string">
            <text:p>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77543" calcext:value-type="float">
            <text:p>77.54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9408350" calcext:value-type="float">
            <text:p>9.408.350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70" calcext:value-type="float">
            <text:p>70</text:p>
          </table:table-cell>
          <table:table-cell table:style-name="ce21"/>
          <table:table-cell table:style-name="ce21" office:value-type="float" office:value="34735" calcext:value-type="float">
            <text:p>34.73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3374" calcext:value-type="float">
            <text:p>3.374</text:p>
          </table:table-cell>
          <table:table-cell table:style-name="ce20"/>
          <table:table-cell table:style-name="ce20" office:value-type="float" office:value="36170" calcext:value-type="float">
            <text:p>36.170</text:p>
          </table:table-cell>
          <table:table-cell table:style-name="ce20"/>
          <table:table-cell table:style-name="ce20" office:value-type="float" office:value="3557" calcext:value-type="float">
            <text:p>3.557</text:p>
          </table:table-cell>
          <table:table-cell table:style-name="ce20"/>
          <table:table-cell table:style-name="ce20" office:value-type="float" office:value="2959694" calcext:value-type="float">
            <text:p>2.959.694</text:p>
          </table:table-cell>
          <table:table-cell table:style-name="ce20"/>
          <table:table-cell table:style-name="ce20" office:value-type="float" office:value="36353" calcext:value-type="float">
            <text:p>36.353</text:p>
          </table:table-cell>
          <table:table-cell table:style-name="ce20"/>
          <table:table-cell table:style-name="ce20" office:value-type="float" office:value="183" calcext:value-type="float">
            <text:p>1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101" calcext:value-type="float">
            <text:p>1.101</text:p>
          </table:table-cell>
          <table:table-cell table:style-name="ce21"/>
          <table:table-cell table:style-name="ce21" office:value-type="float" office:value="75647" calcext:value-type="float">
            <text:p>75.647</text:p>
          </table:table-cell>
          <table:table-cell table:style-name="ce21"/>
          <table:table-cell table:style-name="ce21" office:value-type="float" office:value="52025" calcext:value-type="float">
            <text:p>52.025</text:p>
          </table:table-cell>
          <table:table-cell table:style-name="ce21"/>
          <table:table-cell table:style-name="ce21" office:value-type="float" office:value="10067108" calcext:value-type="float">
            <text:p>10.067.108</text:p>
          </table:table-cell>
          <table:table-cell table:style-name="ce21"/>
          <table:table-cell table:style-name="ce21" office:value-type="float" office:value="126571" calcext:value-type="float">
            <text:p>126.571</text:p>
          </table:table-cell>
          <table:table-cell table:style-name="ce21"/>
          <table:table-cell table:style-name="ce21" office:value-type="float" office:value="50924" calcext:value-type="float">
            <text:p>50.924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</text:p>
          </table:table-cell>
          <table:table-cell table:style-name="ce4" office:value-type="string" calcext:value-type="string">
            <text:p>break in time series, 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2" table:style-name="ta26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21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1173671" calcext:value-type="float">
            <text:p>1.173.671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5297333" calcext:value-type="float">
            <text:p>5.297.333</text:p>
          </table:table-cell>
          <table:table-cell table:style-name="ce20"/>
          <table:table-cell table:style-name="ce20" office:value-type="float" office:value="-35168" calcext:value-type="float">
            <text:p>-35.168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45872542" calcext:value-type="float">
            <text:p>445.872.542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4088494" calcext:value-type="float">
            <text:p>4.088.494</text:p>
          </table:table-cell>
          <table:table-cell table:style-name="ce20"/>
          <table:table-cell table:style-name="ce20" office:value-type="float" office:value="-1208839" calcext:value-type="float">
            <text:p>-1.208.83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56838" calcext:value-type="float">
            <text:p>56.838</text:p>
          </table:table-cell>
          <table:table-cell table:style-name="ce21"/>
          <table:table-cell table:style-name="ce21" office:value-type="float" office:value="112331" calcext:value-type="float">
            <text:p>112.331</text:p>
          </table:table-cell>
          <table:table-cell table:style-name="ce21"/>
          <table:table-cell table:style-name="ce21" office:value-type="float" office:value="62856" calcext:value-type="float">
            <text:p>62.856</text:p>
          </table:table-cell>
          <table:table-cell table:style-name="ce21"/>
          <table:table-cell table:style-name="ce21" office:value-type="float" office:value="11554767" calcext:value-type="float">
            <text:p>11.554.767</text:p>
          </table:table-cell>
          <table:table-cell table:style-name="ce21"/>
          <table:table-cell table:style-name="ce21" office:value-type="float" office:value="118349" calcext:value-type="float">
            <text:p>118.349</text:p>
          </table:table-cell>
          <table:table-cell table:style-name="ce21"/>
          <table:table-cell table:style-name="ce21" office:value-type="float" office:value="6018" calcext:value-type="float">
            <text:p>6.01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40684" calcext:value-type="float">
            <text:p>40.684</text:p>
          </table:table-cell>
          <table:table-cell table:style-name="ce20"/>
          <table:table-cell table:style-name="ce20" office:value-type="float" office:value="148995" calcext:value-type="float">
            <text:p>148.995</text:p>
          </table:table-cell>
          <table:table-cell table:style-name="ce20"/>
          <table:table-cell table:style-name="ce20" office:value-type="float" office:value="-49633" calcext:value-type="float">
            <text:p>-49.633</text:p>
          </table:table-cell>
          <table:table-cell table:style-name="ce20"/>
          <table:table-cell table:style-name="ce20" office:value-type="float" office:value="6532117" calcext:value-type="float">
            <text:p>6.532.117</text:p>
          </table:table-cell>
          <table:table-cell table:style-name="ce20"/>
          <table:table-cell table:style-name="ce20" office:value-type="float" office:value="58678" calcext:value-type="float">
            <text:p>58.678</text:p>
          </table:table-cell>
          <table:table-cell table:style-name="ce20"/>
          <table:table-cell table:style-name="ce20" office:value-type="float" office:value="-90317" calcext:value-type="float">
            <text:p>-90.3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49969" calcext:value-type="float">
            <text:p>49.96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39891" calcext:value-type="float">
            <text:p>139.891</text:p>
          </table:table-cell>
          <table:table-cell table:style-name="ce21"/>
          <table:table-cell table:style-name="ce21" office:value-type="float" office:value="21871" calcext:value-type="float">
            <text:p>21.87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494836" calcext:value-type="float">
            <text:p>10.494.836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11793" calcext:value-type="float">
            <text:p>111.793</text:p>
          </table:table-cell>
          <table:table-cell table:style-name="ce21"/>
          <table:table-cell table:style-name="ce21" office:value-type="float" office:value="-28098" calcext:value-type="float">
            <text:p>-28.09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7054" calcext:value-type="float">
            <text:p>27.054</text:p>
          </table:table-cell>
          <table:table-cell table:style-name="ce20"/>
          <table:table-cell table:style-name="ce20" office:value-type="float" office:value="57152" calcext:value-type="float">
            <text:p>57.152</text:p>
          </table:table-cell>
          <table:table-cell table:style-name="ce20"/>
          <table:table-cell table:style-name="ce20" office:value-type="float" office:value="33375" calcext:value-type="float">
            <text:p>33.375</text:p>
          </table:table-cell>
          <table:table-cell table:style-name="ce20"/>
          <table:table-cell table:style-name="ce20" office:value-type="float" office:value="5840045" calcext:value-type="float">
            <text:p>5.840.045</text:p>
          </table:table-cell>
          <table:table-cell table:style-name="ce20"/>
          <table:table-cell table:style-name="ce20" office:value-type="float" office:value="63473" calcext:value-type="float">
            <text:p>63.473</text:p>
          </table:table-cell>
          <table:table-cell table:style-name="ce20"/>
          <table:table-cell table:style-name="ce20" office:value-type="float" office:value="6321" calcext:value-type="float">
            <text:p>6.32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310288" calcext:value-type="float">
            <text:p>310.288</text:p>
          </table:table-cell>
          <table:table-cell table:style-name="ce21"/>
          <table:table-cell table:style-name="ce21" office:value-type="float" office:value="1023687" calcext:value-type="float">
            <text:p>1.023.687</text:p>
          </table:table-cell>
          <table:table-cell table:style-name="ce21"/>
          <table:table-cell table:style-name="ce21" office:value-type="float" office:value="82093" calcext:value-type="float">
            <text:p>82.093</text:p>
          </table:table-cell>
          <table:table-cell table:style-name="ce21"/>
          <table:table-cell table:style-name="ce21" office:value-type="float" office:value="83155031" calcext:value-type="float">
            <text:p>83.155.031</text:p>
          </table:table-cell>
          <table:table-cell table:style-name="ce21"/>
          <table:table-cell table:style-name="ce21" office:value-type="float" office:value="795492" calcext:value-type="float">
            <text:p>795.492</text:p>
          </table:table-cell>
          <table:table-cell table:style-name="ce21"/>
          <table:table-cell table:style-name="ce21" office:value-type="float" office:value="-228195" calcext:value-type="float">
            <text:p>-228.19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310288" calcext:value-type="float">
            <text:p>310.288</text:p>
          </table:table-cell>
          <table:table-cell table:style-name="ce20"/>
          <table:table-cell table:style-name="ce20" office:value-type="float" office:value="1023687" calcext:value-type="float">
            <text:p>1.023.687</text:p>
          </table:table-cell>
          <table:table-cell table:style-name="ce20"/>
          <table:table-cell table:style-name="ce20" office:value-type="float" office:value="82093" calcext:value-type="float">
            <text:p>82.093</text:p>
          </table:table-cell>
          <table:table-cell table:style-name="ce20"/>
          <table:table-cell table:style-name="ce20" office:value-type="float" office:value="83155031" calcext:value-type="float">
            <text:p>83.155.031</text:p>
          </table:table-cell>
          <table:table-cell table:style-name="ce20"/>
          <table:table-cell table:style-name="ce20" office:value-type="float" office:value="795492" calcext:value-type="float">
            <text:p>795.492</text:p>
          </table:table-cell>
          <table:table-cell table:style-name="ce20"/>
          <table:table-cell table:style-name="ce20" office:value-type="float" office:value="-228195" calcext:value-type="float">
            <text:p>-228.19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7043" calcext:value-type="float">
            <text:p>7.043</text:p>
          </table:table-cell>
          <table:table-cell table:style-name="ce21"/>
          <table:table-cell table:style-name="ce21" office:value-type="float" office:value="18587" calcext:value-type="float">
            <text:p>18.587</text:p>
          </table:table-cell>
          <table:table-cell table:style-name="ce21"/>
          <table:table-cell table:style-name="ce21" office:value-type="float" office:value="1728" calcext:value-type="float">
            <text:p>1.728</text:p>
          </table:table-cell>
          <table:table-cell table:style-name="ce21"/>
          <table:table-cell table:style-name="ce21" office:value-type="float" office:value="1330068" calcext:value-type="float">
            <text:p>1.330.068</text:p>
          </table:table-cell>
          <table:table-cell table:style-name="ce21"/>
          <table:table-cell table:style-name="ce21" office:value-type="float" office:value="13272" calcext:value-type="float">
            <text:p>13.272</text:p>
          </table:table-cell>
          <table:table-cell table:style-name="ce21"/>
          <table:table-cell table:style-name="ce21" office:value-type="float" office:value="-5315" calcext:value-type="float">
            <text:p>-5.31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61123" calcext:value-type="float">
            <text:p>61.123</text:p>
          </table:table-cell>
          <table:table-cell table:style-name="ce20"/>
          <table:table-cell table:style-name="ce20" office:value-type="float" office:value="34292" calcext:value-type="float">
            <text:p>34.292</text:p>
          </table:table-cell>
          <table:table-cell table:style-name="ce20"/>
          <table:table-cell table:style-name="ce20" office:value-type="float" office:value="87384" calcext:value-type="float">
            <text:p>87.384</text:p>
          </table:table-cell>
          <table:table-cell table:style-name="ce20"/>
          <table:table-cell table:style-name="ce20" office:value-type="float" office:value="5066893" calcext:value-type="float">
            <text:p>5.066.893</text:p>
          </table:table-cell>
          <table:table-cell table:style-name="ce20"/>
          <table:table-cell table:style-name="ce20" office:value-type="float" office:value="60553" calcext:value-type="float">
            <text:p>60.553</text:p>
          </table:table-cell>
          <table:table-cell table:style-name="ce20"/>
          <table:table-cell table:style-name="ce20" office:value-type="float" office:value="26261" calcext:value-type="float">
            <text:p>26.26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-160273" calcext:value-type="float">
            <text:p>-160.273</text:p>
          </table:table-cell>
          <table:table-cell table:style-name="ce21"/>
          <table:table-cell table:style-name="ce21" office:value-type="float" office:value="143923" calcext:value-type="float">
            <text:p>143.923</text:p>
          </table:table-cell>
          <table:table-cell table:style-name="ce21"/>
          <table:table-cell table:style-name="ce21" office:value-type="float" office:value="-218850" calcext:value-type="float">
            <text:p>-218.850</text:p>
          </table:table-cell>
          <table:table-cell table:style-name="ce21"/>
          <table:table-cell table:style-name="ce21" office:value-type="float" office:value="10678632" calcext:value-type="float">
            <text:p>10.678.632</text:p>
          </table:table-cell>
          <table:table-cell table:style-name="ce21"/>
          <table:table-cell table:style-name="ce21" office:value-type="float" office:value="85346" calcext:value-type="float">
            <text:p>85.346</text:p>
          </table:table-cell>
          <table:table-cell table:style-name="ce21"/>
          <table:table-cell table:style-name="ce21" office:value-type="float" office:value="-58577" calcext:value-type="float">
            <text:p>-58.57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198371" calcext:value-type="float">
            <text:p>198.371</text:p>
          </table:table-cell>
          <table:table-cell table:style-name="ce20"/>
          <table:table-cell table:style-name="ce20" office:value-type="float" office:value="449149" calcext:value-type="float">
            <text:p>449.149</text:p>
          </table:table-cell>
          <table:table-cell table:style-name="ce20"/>
          <table:table-cell table:style-name="ce20" office:value-type="float" office:value="86045" calcext:value-type="float">
            <text:p>86.045</text:p>
          </table:table-cell>
          <table:table-cell table:style-name="ce20"/>
          <table:table-cell table:style-name="ce20" office:value-type="float" office:value="47400798" calcext:value-type="float">
            <text:p>47.400.798</text:p>
          </table:table-cell>
          <table:table-cell table:style-name="ce20"/>
          <table:table-cell table:style-name="ce20" office:value-type="float" office:value="336823" calcext:value-type="float">
            <text:p>336.823</text:p>
          </table:table-cell>
          <table:table-cell table:style-name="ce20"/>
          <table:table-cell table:style-name="ce20" office:value-type="float" office:value="-112326" calcext:value-type="float">
            <text:p>-112.32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47662" calcext:value-type="float">
            <text:p>147.662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61779" calcext:value-type="float">
            <text:p>661.779</text:p>
          </table:table-cell>
          <table:table-cell table:style-name="ce21"/>
          <table:table-cell table:style-name="ce21" office:value-type="float" office:value="228485" calcext:value-type="float">
            <text:p>228.485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7728568" calcext:value-type="float">
            <text:p>67.728.568</text:p>
          </table:table-cell>
          <table:table-cell table:style-name="ce21"/>
          <table:table-cell table:style-name="ce21" office:value-type="float" office:value="742602" calcext:value-type="float">
            <text:p>742.602</text:p>
          </table:table-cell>
          <table:table-cell table:style-name="ce21"/>
          <table:table-cell table:style-name="ce21" office:value-type="float" office:value="80823" calcext:value-type="float">
            <text:p>80.82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-4517" calcext:value-type="float">
            <text:p>-4.517</text:p>
          </table:table-cell>
          <table:table-cell table:style-name="ce21"/>
          <table:table-cell table:style-name="ce21" office:value-type="float" office:value="62712" calcext:value-type="float">
            <text:p>62.712</text:p>
          </table:table-cell>
          <table:table-cell table:style-name="ce21"/>
          <table:table-cell table:style-name="ce21" office:value-type="float" office:value="-30721" calcext:value-type="float">
            <text:p>-30.721</text:p>
          </table:table-cell>
          <table:table-cell table:style-name="ce21"/>
          <table:table-cell table:style-name="ce21" office:value-type="float" office:value="3893026" calcext:value-type="float">
            <text:p>3.893.026</text:p>
          </table:table-cell>
          <table:table-cell table:style-name="ce21"/>
          <table:table-cell table:style-name="ce21" office:value-type="float" office:value="36508" calcext:value-type="float">
            <text:p>36.508</text:p>
          </table:table-cell>
          <table:table-cell table:style-name="ce21"/>
          <table:table-cell table:style-name="ce21" office:value-type="float" office:value="-26204" calcext:value-type="float">
            <text:p>-26.2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95017" calcext:value-type="float">
            <text:p>95.017</text:p>
          </table:table-cell>
          <table:table-cell table:style-name="ce20"/>
          <table:table-cell table:style-name="ce20" office:value-type="float" office:value="701346" calcext:value-type="float">
            <text:p>701.346</text:p>
          </table:table-cell>
          <table:table-cell table:style-name="ce20"/>
          <table:table-cell table:style-name="ce20" office:value-type="float" office:value="-206080" calcext:value-type="float">
            <text:p>-206.080</text:p>
          </table:table-cell>
          <table:table-cell table:style-name="ce20"/>
          <table:table-cell table:style-name="ce20" office:value-type="float" office:value="59236213" calcext:value-type="float">
            <text:p>59.236.213</text:p>
          </table:table-cell>
          <table:table-cell table:style-name="ce20"/>
          <table:table-cell table:style-name="ce20" office:value-type="float" office:value="400249" calcext:value-type="float">
            <text:p>400.249</text:p>
          </table:table-cell>
          <table:table-cell table:style-name="ce20"/>
          <table:table-cell table:style-name="ce20" office:value-type="float" office:value="-301097" calcext:value-type="float">
            <text:p>-301.09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5591" calcext:value-type="float">
            <text:p>5.591</text:p>
          </table:table-cell>
          <table:table-cell table:style-name="ce21"/>
          <table:table-cell table:style-name="ce21" office:value-type="float" office:value="7202" calcext:value-type="float">
            <text:p>7.202</text:p>
          </table:table-cell>
          <table:table-cell table:style-name="ce21"/>
          <table:table-cell table:style-name="ce21" office:value-type="float" office:value="8698" calcext:value-type="float">
            <text:p>8.698</text:p>
          </table:table-cell>
          <table:table-cell table:style-name="ce21"/>
          <table:table-cell table:style-name="ce21" office:value-type="float" office:value="896007" calcext:value-type="float">
            <text:p>896.007</text:p>
          </table:table-cell>
          <table:table-cell table:style-name="ce21"/>
          <table:table-cell table:style-name="ce21" office:value-type="float" office:value="10309" calcext:value-type="float">
            <text:p>10.309</text:p>
          </table:table-cell>
          <table:table-cell table:style-name="ce21"/>
          <table:table-cell table:style-name="ce21" office:value-type="float" office:value="3107" calcext:value-type="float">
            <text:p>3.1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-286" calcext:value-type="float">
            <text:p>-286</text:p>
          </table:table-cell>
          <table:table-cell table:style-name="ce20"/>
          <table:table-cell table:style-name="ce20" office:value-type="float" office:value="34600" calcext:value-type="float">
            <text:p>34.600</text:p>
          </table:table-cell>
          <table:table-cell table:style-name="ce20"/>
          <table:table-cell table:style-name="ce20" office:value-type="float" office:value="-17466" calcext:value-type="float">
            <text:p>-17.466</text:p>
          </table:table-cell>
          <table:table-cell table:style-name="ce20"/>
          <table:table-cell table:style-name="ce20" office:value-type="float" office:value="1893223" calcext:value-type="float">
            <text:p>1.893.223</text:p>
          </table:table-cell>
          <table:table-cell table:style-name="ce20"/>
          <table:table-cell table:style-name="ce20" office:value-type="float" office:value="17420" calcext:value-type="float">
            <text:p>17.420</text:p>
          </table:table-cell>
          <table:table-cell table:style-name="ce20"/>
          <table:table-cell table:style-name="ce20" office:value-type="float" office:value="-17180" calcext:value-type="float">
            <text:p>-17.1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19653" calcext:value-type="float">
            <text:p>19.653</text:p>
          </table:table-cell>
          <table:table-cell table:style-name="ce21"/>
          <table:table-cell table:style-name="ce21" office:value-type="float" office:value="47746" calcext:value-type="float">
            <text:p>47.746</text:p>
          </table:table-cell>
          <table:table-cell table:style-name="ce21"/>
          <table:table-cell table:style-name="ce21" office:value-type="float" office:value="-4763" calcext:value-type="float">
            <text:p>-4.763</text:p>
          </table:table-cell>
          <table:table-cell table:style-name="ce21"/>
          <table:table-cell table:style-name="ce21" office:value-type="float" office:value="2810761" calcext:value-type="float">
            <text:p>2.810.761</text:p>
          </table:table-cell>
          <table:table-cell table:style-name="ce21"/>
          <table:table-cell table:style-name="ce21" office:value-type="float" office:value="23330" calcext:value-type="float">
            <text:p>23.330</text:p>
          </table:table-cell>
          <table:table-cell table:style-name="ce21"/>
          <table:table-cell table:style-name="ce21" office:value-type="float" office:value="-24416" calcext:value-type="float">
            <text:p>-24.4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8466" calcext:value-type="float">
            <text:p>8.466</text:p>
          </table:table-cell>
          <table:table-cell table:style-name="ce20"/>
          <table:table-cell table:style-name="ce20" office:value-type="float" office:value="4489" calcext:value-type="float">
            <text:p>4.489</text:p>
          </table:table-cell>
          <table:table-cell table:style-name="ce20"/>
          <table:table-cell table:style-name="ce20" office:value-type="float" office:value="10667" calcext:value-type="float">
            <text:p>10.667</text:p>
          </table:table-cell>
          <table:table-cell table:style-name="ce20"/>
          <table:table-cell table:style-name="ce20" office:value-type="float" office:value="634730" calcext:value-type="float">
            <text:p>634.730</text:p>
          </table:table-cell>
          <table:table-cell table:style-name="ce20"/>
          <table:table-cell table:style-name="ce20" office:value-type="float" office:value="6690" calcext:value-type="float">
            <text:p>6.690</text:p>
          </table:table-cell>
          <table:table-cell table:style-name="ce20"/>
          <table:table-cell table:style-name="ce20" office:value-type="float" office:value="2201" calcext:value-type="float">
            <text:p>2.20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21070" calcext:value-type="float">
            <text:p>21.070</text:p>
          </table:table-cell>
          <table:table-cell table:style-name="ce21"/>
          <table:table-cell table:style-name="ce21" office:value-type="float" office:value="156131" calcext:value-type="float">
            <text:p>156.131</text:p>
          </table:table-cell>
          <table:table-cell table:style-name="ce21"/>
          <table:table-cell table:style-name="ce21" office:value-type="float" office:value="-41058" calcext:value-type="float">
            <text:p>-41.058</text:p>
          </table:table-cell>
          <table:table-cell table:style-name="ce21"/>
          <table:table-cell table:style-name="ce21" office:value-type="float" office:value="9651461" calcext:value-type="float">
            <text:p>9.651.461</text:p>
          </table:table-cell>
          <table:table-cell table:style-name="ce21"/>
          <table:table-cell table:style-name="ce21" office:value-type="float" office:value="94003" calcext:value-type="float">
            <text:p>94.003</text:p>
          </table:table-cell>
          <table:table-cell table:style-name="ce21"/>
          <table:table-cell table:style-name="ce21" office:value-type="float" office:value="-62128" calcext:value-type="float">
            <text:p>-62.12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3817" calcext:value-type="float">
            <text:p>3.817</text:p>
          </table:table-cell>
          <table:table-cell table:style-name="ce20"/>
          <table:table-cell table:style-name="ce20" office:value-type="float" office:value="4163" calcext:value-type="float">
            <text:p>4.163</text:p>
          </table:table-cell>
          <table:table-cell table:style-name="ce20"/>
          <table:table-cell table:style-name="ce20" office:value-type="float" office:value="4049" calcext:value-type="float">
            <text:p>4.049</text:p>
          </table:table-cell>
          <table:table-cell table:style-name="ce20"/>
          <table:table-cell table:style-name="ce20" office:value-type="float" office:value="516125" calcext:value-type="float">
            <text:p>516.125</text:p>
          </table:table-cell>
          <table:table-cell table:style-name="ce20"/>
          <table:table-cell table:style-name="ce20" office:value-type="float" office:value="4395" calcext:value-type="float">
            <text:p>4.395</text:p>
          </table:table-cell>
          <table:table-cell table:style-name="ce20"/>
          <table:table-cell table:style-name="ce20" office:value-type="float" office:value="232" calcext:value-type="float">
            <text:p>23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106788" calcext:value-type="float">
            <text:p>106.788</text:p>
          </table:table-cell>
          <table:table-cell table:style-name="ce21"/>
          <table:table-cell table:style-name="ce21" office:value-type="float" office:value="170972" calcext:value-type="float">
            <text:p>170.972</text:p>
          </table:table-cell>
          <table:table-cell table:style-name="ce21"/>
          <table:table-cell table:style-name="ce21" office:value-type="float" office:value="115257" calcext:value-type="float">
            <text:p>115.257</text:p>
          </table:table-cell>
          <table:table-cell table:style-name="ce21"/>
          <table:table-cell table:style-name="ce21" office:value-type="float" office:value="17475415" calcext:value-type="float">
            <text:p>17.475.415</text:p>
          </table:table-cell>
          <table:table-cell table:style-name="ce21"/>
          <table:table-cell table:style-name="ce21" office:value-type="float" office:value="179441" calcext:value-type="float">
            <text:p>179.441</text:p>
          </table:table-cell>
          <table:table-cell table:style-name="ce21"/>
          <table:table-cell table:style-name="ce21" office:value-type="float" office:value="8469" calcext:value-type="float">
            <text:p>8.46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52149" calcext:value-type="float">
            <text:p>52.149</text:p>
          </table:table-cell>
          <table:table-cell table:style-name="ce20"/>
          <table:table-cell table:style-name="ce20" office:value-type="float" office:value="91962" calcext:value-type="float">
            <text:p>91.962</text:p>
          </table:table-cell>
          <table:table-cell table:style-name="ce20"/>
          <table:table-cell table:style-name="ce20" office:value-type="float" office:value="46265" calcext:value-type="float">
            <text:p>46.265</text:p>
          </table:table-cell>
          <table:table-cell table:style-name="ce20"/>
          <table:table-cell table:style-name="ce20" office:value-type="float" office:value="8932664" calcext:value-type="float">
            <text:p>8.932.664</text:p>
          </table:table-cell>
          <table:table-cell table:style-name="ce20"/>
          <table:table-cell table:style-name="ce20" office:value-type="float" office:value="86078" calcext:value-type="float">
            <text:p>86.078</text:p>
          </table:table-cell>
          <table:table-cell table:style-name="ce20"/>
          <table:table-cell table:style-name="ce20" office:value-type="float" office:value="-5884" calcext:value-type="float">
            <text:p>-5.88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4410" calcext:value-type="float">
            <text:p>4.410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519517" calcext:value-type="float">
            <text:p>519.517</text:p>
          </table:table-cell>
          <table:table-cell table:style-name="ce21"/>
          <table:table-cell table:style-name="ce21" office:value-type="float" office:value="-183596" calcext:value-type="float">
            <text:p>-183.596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7073357" calcext:value-type="float">
            <text:p>37.073.357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331511" calcext:value-type="float">
            <text:p>331.511</text:p>
          </table:table-cell>
          <table:table-cell table:style-name="ce21"/>
          <table:table-cell table:style-name="ce21" office:value-type="float" office:value="-188006" calcext:value-type="float">
            <text:p>-188.00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72079" calcext:value-type="float">
            <text:p>72.079</text:p>
          </table:table-cell>
          <table:table-cell table:style-name="ce20"/>
          <table:table-cell table:style-name="ce20" office:value-type="float" office:value="124841" calcext:value-type="float">
            <text:p>124.841</text:p>
          </table:table-cell>
          <table:table-cell table:style-name="ce20"/>
          <table:table-cell table:style-name="ce20" office:value-type="float" office:value="26820" calcext:value-type="float">
            <text:p>26.820</text:p>
          </table:table-cell>
          <table:table-cell table:style-name="ce20"/>
          <table:table-cell table:style-name="ce20" office:value-type="float" office:value="10394297" calcext:value-type="float">
            <text:p>10.394.297</text:p>
          </table:table-cell>
          <table:table-cell table:style-name="ce20"/>
          <table:table-cell table:style-name="ce20" office:value-type="float" office:value="79582" calcext:value-type="float">
            <text:p>79.582</text:p>
          </table:table-cell>
          <table:table-cell table:style-name="ce20"/>
          <table:table-cell table:style-name="ce20" office:value-type="float" office:value="-45259" calcext:value-type="float">
            <text:p>-45.25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-16871" calcext:value-type="float">
            <text:p>-16.871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335527" calcext:value-type="float">
            <text:p>335.527</text:p>
          </table:table-cell>
          <table:table-cell table:style-name="ce21"/>
          <table:table-cell table:style-name="ce21" office:value-type="float" office:value="-159207" calcext:value-type="float">
            <text:p>-159.207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201662" calcext:value-type="float">
            <text:p>19.201.662</text:p>
          </table:table-cell>
          <table:table-cell table:style-name="ce21"/>
          <table:table-cell table:style-name="ce21" office:value-type="float" office:value="193191" calcext:value-type="float">
            <text:p>193.191</text:p>
          </table:table-cell>
          <table:table-cell table:style-name="ce21"/>
          <table:table-cell table:style-name="ce21" office:value-type="float" office:value="-142336" calcext:value-type="float">
            <text:p>-142.33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2480" calcext:value-type="float">
            <text:p>2.480</text:p>
          </table:table-cell>
          <table:table-cell table:style-name="ce20"/>
          <table:table-cell table:style-name="ce20" office:value-type="float" office:value="23261" calcext:value-type="float">
            <text:p>23.261</text:p>
          </table:table-cell>
          <table:table-cell table:style-name="ce20"/>
          <table:table-cell table:style-name="ce20" office:value-type="float" office:value="-1797" calcext:value-type="float">
            <text:p>-1.797</text:p>
          </table:table-cell>
          <table:table-cell table:style-name="ce20"/>
          <table:table-cell table:style-name="ce20" office:value-type="float" office:value="2108977" calcext:value-type="float">
            <text:p>2.108.977</text:p>
          </table:table-cell>
          <table:table-cell table:style-name="ce20"/>
          <table:table-cell table:style-name="ce20" office:value-type="float" office:value="18984" calcext:value-type="float">
            <text:p>18.984</text:p>
          </table:table-cell>
          <table:table-cell table:style-name="ce20"/>
          <table:table-cell table:style-name="ce20" office:value-type="float" office:value="-4277" calcext:value-type="float">
            <text:p>-4.2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-8173" calcext:value-type="float">
            <text:p>-8.173</text:p>
          </table:table-cell>
          <table:table-cell table:style-name="ce21"/>
          <table:table-cell table:style-name="ce21" office:value-type="float" office:value="73461" calcext:value-type="float">
            <text:p>73.461</text:p>
          </table:table-cell>
          <table:table-cell table:style-name="ce21"/>
          <table:table-cell table:style-name="ce21" office:value-type="float" office:value="-25069" calcext:value-type="float">
            <text:p>-25.069</text:p>
          </table:table-cell>
          <table:table-cell table:style-name="ce21"/>
          <table:table-cell table:style-name="ce21" office:value-type="float" office:value="5459781" calcext:value-type="float">
            <text:p>5.459.781</text:p>
          </table:table-cell>
          <table:table-cell table:style-name="ce21"/>
          <table:table-cell table:style-name="ce21" office:value-type="float" office:value="56565" calcext:value-type="float">
            <text:p>56.565</text:p>
          </table:table-cell>
          <table:table-cell table:style-name="ce21"/>
          <table:table-cell table:style-name="ce21" office:value-type="float" office:value="-16896" calcext:value-type="float">
            <text:p>-16.8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22513" calcext:value-type="float">
            <text:p>22.513</text:p>
          </table:table-cell>
          <table:table-cell table:style-name="ce20"/>
          <table:table-cell table:style-name="ce20" office:value-type="float" office:value="57659" calcext:value-type="float">
            <text:p>57.659</text:p>
          </table:table-cell>
          <table:table-cell table:style-name="ce20"/>
          <table:table-cell table:style-name="ce20" office:value-type="float" office:value="14448" calcext:value-type="float">
            <text:p>14.448</text:p>
          </table:table-cell>
          <table:table-cell table:style-name="ce20"/>
          <table:table-cell table:style-name="ce20" office:value-type="float" office:value="5533793" calcext:value-type="float">
            <text:p>5.533.793</text:p>
          </table:table-cell>
          <table:table-cell table:style-name="ce20"/>
          <table:table-cell table:style-name="ce20" office:value-type="float" office:value="49594" calcext:value-type="float">
            <text:p>49.594</text:p>
          </table:table-cell>
          <table:table-cell table:style-name="ce20"/>
          <table:table-cell table:style-name="ce20" office:value-type="float" office:value="-8065" calcext:value-type="float">
            <text:p>-8.06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0726" calcext:value-type="float">
            <text:p>50.726</text:p>
          </table:table-cell>
          <table:table-cell table:style-name="ce21"/>
          <table:table-cell table:style-name="ce21" office:value-type="float" office:value="91958" calcext:value-type="float">
            <text:p>91.958</text:p>
          </table:table-cell>
          <table:table-cell table:style-name="ce21"/>
          <table:table-cell table:style-name="ce21" office:value-type="float" office:value="73031" calcext:value-type="float">
            <text:p>73.031</text:p>
          </table:table-cell>
          <table:table-cell table:style-name="ce21"/>
          <table:table-cell table:style-name="ce21" office:value-type="float" office:value="10379295" calcext:value-type="float">
            <text:p>10.379.295</text:p>
          </table:table-cell>
          <table:table-cell table:style-name="ce21"/>
          <table:table-cell table:style-name="ce21" office:value-type="float" office:value="114263" calcext:value-type="float">
            <text:p>114.263</text:p>
          </table:table-cell>
          <table:table-cell table:style-name="ce21"/>
          <table:table-cell table:style-name="ce21" office:value-type="float" office:value="22305" calcext:value-type="float">
            <text:p>22.30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4910" calcext:value-type="float">
            <text:p>4.910</text:p>
          </table:table-cell>
          <table:table-cell table:style-name="ce20"/>
          <table:table-cell table:style-name="ce20" office:value-type="float" office:value="2333" calcext:value-type="float">
            <text:p>2.333</text:p>
          </table:table-cell>
          <table:table-cell table:style-name="ce20"/>
          <table:table-cell table:style-name="ce20" office:value-type="float" office:value="7456" calcext:value-type="float">
            <text:p>7.456</text:p>
          </table:table-cell>
          <table:table-cell table:style-name="ce20"/>
          <table:table-cell table:style-name="ce20" office:value-type="float" office:value="368792" calcext:value-type="float">
            <text:p>368.792</text:p>
          </table:table-cell>
          <table:table-cell table:style-name="ce20"/>
          <table:table-cell table:style-name="ce20" office:value-type="float" office:value="4879" calcext:value-type="float">
            <text:p>4.879</text:p>
          </table:table-cell>
          <table:table-cell table:style-name="ce20"/>
          <table:table-cell table:style-name="ce20" office:value-type="float" office:value="2546" calcext:value-type="float">
            <text:p>2.5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149" calcext:value-type="float">
            <text:p>149</text:p>
          </table:table-cell>
          <table:table-cell table:style-name="ce21"/>
          <table:table-cell table:style-name="ce21" office:value-type="float" office:value="271" calcext:value-type="float">
            <text:p>271</text:p>
          </table:table-cell>
          <table:table-cell table:style-name="ce21"/>
          <table:table-cell table:style-name="ce21" office:value-type="float" office:value="253" calcext:value-type="float">
            <text:p>253</text:p>
          </table:table-cell>
          <table:table-cell table:style-name="ce21"/>
          <table:table-cell table:style-name="ce21" office:value-type="float" office:value="39055" calcext:value-type="float">
            <text:p>39.055</text:p>
          </table:table-cell>
          <table:table-cell table:style-name="ce21"/>
          <table:table-cell table:style-name="ce21" office:value-type="float" office:value="375" calcext:value-type="float">
            <text:p>375</text:p>
          </table:table-cell>
          <table:table-cell table:style-name="ce21"/>
          <table:table-cell table:style-name="ce21" office:value-type="float" office:value="104" calcext:value-type="float">
            <text:p>10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19843" calcext:value-type="float">
            <text:p>19.843</text:p>
          </table:table-cell>
          <table:table-cell table:style-name="ce20"/>
          <table:table-cell table:style-name="ce20" office:value-type="float" office:value="42002" calcext:value-type="float">
            <text:p>42.002</text:p>
          </table:table-cell>
          <table:table-cell table:style-name="ce20"/>
          <table:table-cell table:style-name="ce20" office:value-type="float" office:value="33901" calcext:value-type="float">
            <text:p>33.901</text:p>
          </table:table-cell>
          <table:table-cell table:style-name="ce20"/>
          <table:table-cell table:style-name="ce20" office:value-type="float" office:value="5391369" calcext:value-type="float">
            <text:p>5.391.369</text:p>
          </table:table-cell>
          <table:table-cell table:style-name="ce20"/>
          <table:table-cell table:style-name="ce20" office:value-type="float" office:value="56060" calcext:value-type="float">
            <text:p>56.060</text:p>
          </table:table-cell>
          <table:table-cell table:style-name="ce20"/>
          <table:table-cell table:style-name="ce20" office:value-type="float" office:value="14058" calcext:value-type="float">
            <text:p>14.05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50039" calcext:value-type="float">
            <text:p>50.039</text:p>
          </table:table-cell>
          <table:table-cell table:style-name="ce21"/>
          <table:table-cell table:style-name="ce21" office:value-type="float" office:value="71192" calcext:value-type="float">
            <text:p>71.192</text:p>
          </table:table-cell>
          <table:table-cell table:style-name="ce21"/>
          <table:table-cell table:style-name="ce21" office:value-type="float" office:value="68491" calcext:value-type="float">
            <text:p>68.491</text:p>
          </table:table-cell>
          <table:table-cell table:style-name="ce21"/>
          <table:table-cell table:style-name="ce21" office:value-type="float" office:value="8670300" calcext:value-type="float">
            <text:p>8.670.300</text:p>
          </table:table-cell>
          <table:table-cell table:style-name="ce21"/>
          <table:table-cell table:style-name="ce21" office:value-type="float" office:value="89644" calcext:value-type="float">
            <text:p>89.644</text:p>
          </table:table-cell>
          <table:table-cell table:style-name="ce21"/>
          <table:table-cell table:style-name="ce21" office:value-type="float" office:value="18452" calcext:value-type="float">
            <text:p>18.45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37" calcext:value-type="float">
            <text:p>-937</text:p>
          </table:table-cell>
          <table:table-cell table:style-name="ce20"/>
          <table:table-cell table:style-name="ce20" office:value-type="float" office:value="9152" calcext:value-type="float">
            <text:p>9.152</text:p>
          </table:table-cell>
          <table:table-cell table:style-name="ce20"/>
          <table:table-cell table:style-name="ce20" office:value-type="float" office:value="-3056" calcext:value-type="float">
            <text:p>-3.056</text:p>
          </table:table-cell>
          <table:table-cell table:style-name="ce20"/>
          <table:table-cell table:style-name="ce20" office:value-type="float" office:value="620739" calcext:value-type="float">
            <text:p>620.739</text:p>
          </table:table-cell>
          <table:table-cell table:style-name="ce20"/>
          <table:table-cell table:style-name="ce20" office:value-type="float" office:value="7033" calcext:value-type="float">
            <text:p>7.033</text:p>
          </table:table-cell>
          <table:table-cell table:style-name="ce20"/>
          <table:table-cell table:style-name="ce20" office:value-type="float" office:value="-2119" calcext:value-type="float">
            <text:p>-2.11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62411" calcext:value-type="float">
            <text:p>-62.411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45464" calcext:value-type="float">
            <text:p>45.464</text:p>
          </table:table-cell>
          <table:table-cell table:style-name="ce21"/>
          <table:table-cell table:style-name="ce21" office:value-type="float" office:value="-78645" calcext:value-type="float">
            <text:p>-78.64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643675" calcext:value-type="float">
            <text:p>2.643.67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9230" calcext:value-type="float">
            <text:p>29.230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-16234" calcext:value-type="float">
            <text:p>-16.234</text:p>
          </table:table-cell>
          <table:table-cell table:style-name="ce21" office:value-type="string" calcext:value-type="string">
            <text:p>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21826" calcext:value-type="float">
            <text:p>-221.826</text:p>
          </table:table-cell>
          <table:table-cell table:style-name="ce20"/>
          <table:table-cell table:style-name="ce20" office:value-type="float" office:value="28516" calcext:value-type="float">
            <text:p>28.516</text:p>
          </table:table-cell>
          <table:table-cell table:style-name="ce20"/>
          <table:table-cell table:style-name="ce20" office:value-type="float" office:value="-231694" calcext:value-type="float">
            <text:p>-231.694</text:p>
          </table:table-cell>
          <table:table-cell table:style-name="ce20"/>
          <table:table-cell table:style-name="ce20" office:value-type="float" office:value="2068808" calcext:value-type="float">
            <text:p>2.068.808</text:p>
          </table:table-cell>
          <table:table-cell table:style-name="ce20"/>
          <table:table-cell table:style-name="ce20" office:value-type="float" office:value="18648" calcext:value-type="float">
            <text:p>18.648</text:p>
          </table:table-cell>
          <table:table-cell table:style-name="ce20"/>
          <table:table-cell table:style-name="ce20" office:value-type="float" office:value="-9868" calcext:value-type="float">
            <text:p>-9.8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25966" calcext:value-type="float">
            <text:p>-25.966</text:p>
          </table:table-cell>
          <table:table-cell table:style-name="ce21"/>
          <table:table-cell table:style-name="ce21" office:value-type="float" office:value="59906" calcext:value-type="float">
            <text:p>59.906</text:p>
          </table:table-cell>
          <table:table-cell table:style-name="ce21"/>
          <table:table-cell table:style-name="ce21" office:value-type="float" office:value="-39926" calcext:value-type="float">
            <text:p>-39.926</text:p>
          </table:table-cell>
          <table:table-cell table:style-name="ce21"/>
          <table:table-cell table:style-name="ce21" office:value-type="float" office:value="3728573" calcext:value-type="float">
            <text:p>3.728.573</text:p>
          </table:table-cell>
          <table:table-cell table:style-name="ce21"/>
          <table:table-cell table:style-name="ce21" office:value-type="float" office:value="45946" calcext:value-type="float">
            <text:p>45.946</text:p>
          </table:table-cell>
          <table:table-cell table:style-name="ce21"/>
          <table:table-cell table:style-name="ce21" office:value-type="float" office:value="-13960" calcext:value-type="float">
            <text:p>-13.96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2853" calcext:value-type="float">
            <text:p>-32.853</text:p>
          </table:table-cell>
          <table:table-cell table:style-name="ce20"/>
          <table:table-cell table:style-name="ce20" office:value-type="float" office:value="30507" calcext:value-type="float">
            <text:p>30.507</text:p>
          </table:table-cell>
          <table:table-cell table:style-name="ce20"/>
          <table:table-cell table:style-name="ce20" office:value-type="float" office:value="-36149" calcext:value-type="float">
            <text:p>-36.149</text:p>
          </table:table-cell>
          <table:table-cell table:style-name="ce20"/>
          <table:table-cell table:style-name="ce20" office:value-type="float" office:value="2829741" calcext:value-type="float">
            <text:p>2.829.741</text:p>
          </table:table-cell>
          <table:table-cell table:style-name="ce20"/>
          <table:table-cell table:style-name="ce20" office:value-type="float" office:value="27211" calcext:value-type="float">
            <text:p>27.211</text:p>
          </table:table-cell>
          <table:table-cell table:style-name="ce20"/>
          <table:table-cell table:style-name="ce20" office:value-type="float" office:value="-3296" calcext:value-type="float">
            <text:p>-3.2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136622" calcext:value-type="float">
            <text:p>136.622</text:p>
          </table:table-cell>
          <table:table-cell table:style-name="ce21"/>
          <table:table-cell table:style-name="ce21" office:value-type="float" office:value="-74442" calcext:value-type="float">
            <text:p>-74.442</text:p>
          </table:table-cell>
          <table:table-cell table:style-name="ce21"/>
          <table:table-cell table:style-name="ce21" office:value-type="float" office:value="6871547" calcext:value-type="float">
            <text:p>6.871.547</text:p>
          </table:table-cell>
          <table:table-cell table:style-name="ce21"/>
          <table:table-cell table:style-name="ce21" office:value-type="float" office:value="62180" calcext:value-type="float">
            <text:p>62.180</text:p>
          </table:table-cell>
          <table:table-cell table:style-name="ce21"/>
          <table:table-cell table:style-name="ce21" office:value-type="float" office:value="-74442" calcext:value-type="float">
            <text:p>-74.44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065911" calcext:value-type="float">
            <text:p>1.065.911</text:p>
          </table:table-cell>
          <table:table-cell table:style-name="ce20"/>
          <table:table-cell table:style-name="ce20" office:value-type="float" office:value="83614362" calcext:value-type="float">
            <text:p>83.614.362</text:p>
          </table:table-cell>
          <table:table-cell table:style-name="ce20"/>
          <table:table-cell table:style-name="ce20" office:value-type="float" office:value="1079842" calcext:value-type="float">
            <text:p>1.079.842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714263" calcext:value-type="float">
            <text:p>714.263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float" office:value="-34026" calcext:value-type="float">
            <text:p>-34.026</text:p>
          </table:table-cell>
          <table:table-cell table:style-name="ce20"/>
          <table:table-cell table:style-name="ce20" office:value-type="float" office:value="13019" calcext:value-type="float">
            <text:p>13.019</text:p>
          </table:table-cell>
          <table:table-cell table:style-name="ce20"/>
          <table:table-cell table:style-name="ce20" office:value-type="float" office:value="-24215" calcext:value-type="float">
            <text:p>-24.215</text:p>
          </table:table-cell>
          <table:table-cell table:style-name="ce20"/>
          <table:table-cell table:style-name="ce20" office:value-type="float" office:value="1798186" calcext:value-type="float">
            <text:p>1.798.186</text:p>
          </table:table-cell>
          <table:table-cell table:style-name="ce20"/>
          <table:table-cell table:style-name="ce20" office:value-type="float" office:value="22830" calcext:value-type="float">
            <text:p>22.830</text:p>
          </table:table-cell>
          <table:table-cell table:style-name="ce20"/>
          <table:table-cell table:style-name="ce20" office:value-type="float" office:value="9811" calcext:value-type="float">
            <text:p>9.8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86" calcext:value-type="float">
            <text:p>386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503" calcext:value-type="float">
            <text:p>503</text:p>
          </table:table-cell>
          <table:table-cell table:style-name="ce21"/>
          <table:table-cell table:style-name="ce21" office:value-type="float" office:value="117" calcext:value-type="float">
            <text:p>1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-1007" calcext:value-type="float">
            <text:p>-1.007</text:p>
          </table:table-cell>
          <table:table-cell table:style-name="ce21"/>
          <table:table-cell table:style-name="ce21" office:value-type="float" office:value="312" calcext:value-type="float">
            <text:p>312</text:p>
          </table:table-cell>
          <table:table-cell table:style-name="ce21"/>
          <table:table-cell table:style-name="ce21" office:value-type="float" office:value="-1107" calcext:value-type="float">
            <text:p>-1.107</text:p>
          </table:table-cell>
          <table:table-cell table:style-name="ce21"/>
          <table:table-cell table:style-name="ce21" office:value-type="float" office:value="34805" calcext:value-type="float">
            <text:p>34.805</text:p>
          </table:table-cell>
          <table:table-cell table:style-name="ce21"/>
          <table:table-cell table:style-name="ce21" office:value-type="float" office:value="212" calcext:value-type="float">
            <text:p>212</text:p>
          </table:table-cell>
          <table:table-cell table:style-name="ce21"/>
          <table:table-cell table:style-name="ce21" office:value-type="float" office:value="-100" calcext:value-type="float">
            <text:p>-1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963251" calcext:value-type="float">
            <text:p>2.963.25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827" calcext:value-type="float">
            <text:p>1.827</text:p>
          </table:table-cell>
          <table:table-cell table:style-name="ce21"/>
          <table:table-cell table:style-name="ce21" office:value-type="float" office:value="76878" calcext:value-type="float">
            <text:p>76.878</text:p>
          </table:table-cell>
          <table:table-cell table:style-name="ce21"/>
          <table:table-cell table:style-name="ce21" office:value-type="float" office:value="37233" calcext:value-type="float">
            <text:p>37.233</text:p>
          </table:table-cell>
          <table:table-cell table:style-name="ce21"/>
          <table:table-cell table:style-name="ce21" office:value-type="float" office:value="10119133" calcext:value-type="float">
            <text:p>10.119.133</text:p>
          </table:table-cell>
          <table:table-cell table:style-name="ce21"/>
          <table:table-cell table:style-name="ce21" office:value-type="float" office:value="112284" calcext:value-type="float">
            <text:p>112.284</text:p>
          </table:table-cell>
          <table:table-cell table:style-name="ce21"/>
          <table:table-cell table:style-name="ce21" office:value-type="float" office:value="35406" calcext:value-type="float">
            <text:p>35.406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p</text:p>
          </table:table-cell>
          <table:table-cell table:style-name="ce4" office:value-type="string" calcext:value-type="string">
            <text:p>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3" table:style-name="ta27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22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3002216" calcext:value-type="float">
            <text:p>3.002.216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5158399" calcext:value-type="float">
            <text:p>5.158.399</text:p>
          </table:table-cell>
          <table:table-cell table:style-name="ce20"/>
          <table:table-cell table:style-name="ce20" office:value-type="float" office:value="1723326" calcext:value-type="float">
            <text:p>1.723.326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45972024" calcext:value-type="float">
            <text:p>445.972.024</text:p>
          </table:table-cell>
          <table:table-cell table:style-name="ce20" office:value-type="string" calcext:value-type="string">
            <text:p>e</text:p>
          </table:table-cell>
          <table:table-cell table:style-name="ce20" office:value-type="float" office:value="3879509" calcext:value-type="float">
            <text:p>3.879.509</text:p>
          </table:table-cell>
          <table:table-cell table:style-name="ce20"/>
          <table:table-cell table:style-name="ce20" office:value-type="float" office:value="-1278890" calcext:value-type="float">
            <text:p>-1.278.8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127502" calcext:value-type="float">
            <text:p>127.502</text:p>
          </table:table-cell>
          <table:table-cell table:style-name="ce21"/>
          <table:table-cell table:style-name="ce21" office:value-type="float" office:value="116424" calcext:value-type="float">
            <text:p>116.424</text:p>
          </table:table-cell>
          <table:table-cell table:style-name="ce21"/>
          <table:table-cell table:style-name="ce21" office:value-type="float" office:value="125173" calcext:value-type="float">
            <text:p>125.173</text:p>
          </table:table-cell>
          <table:table-cell table:style-name="ce21"/>
          <table:table-cell table:style-name="ce21" office:value-type="float" office:value="11617623" calcext:value-type="float">
            <text:p>11.617.623</text:p>
          </table:table-cell>
          <table:table-cell table:style-name="ce21"/>
          <table:table-cell table:style-name="ce21" office:value-type="float" office:value="114095" calcext:value-type="float">
            <text:p>114.095</text:p>
          </table:table-cell>
          <table:table-cell table:style-name="ce21"/>
          <table:table-cell table:style-name="ce21" office:value-type="float" office:value="-2329" calcext:value-type="float">
            <text:p>-2.32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27444" calcext:value-type="float">
            <text:p>27.444</text:p>
          </table:table-cell>
          <table:table-cell table:style-name="ce20"/>
          <table:table-cell table:style-name="ce20" office:value-type="float" office:value="118814" calcext:value-type="float">
            <text:p>118.814</text:p>
          </table:table-cell>
          <table:table-cell table:style-name="ce20"/>
          <table:table-cell table:style-name="ce20" office:value-type="float" office:value="-34774" calcext:value-type="float">
            <text:p>-34.774</text:p>
          </table:table-cell>
          <table:table-cell table:style-name="ce20"/>
          <table:table-cell table:style-name="ce20" office:value-type="float" office:value="6482484" calcext:value-type="float">
            <text:p>6.482.484</text:p>
          </table:table-cell>
          <table:table-cell table:style-name="ce20"/>
          <table:table-cell table:style-name="ce20" office:value-type="float" office:value="56596" calcext:value-type="float">
            <text:p>56.596</text:p>
          </table:table-cell>
          <table:table-cell table:style-name="ce20"/>
          <table:table-cell table:style-name="ce20" office:value-type="float" office:value="-62218" calcext:value-type="float">
            <text:p>-62.21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329742" calcext:value-type="float">
            <text:p>329.742</text:p>
          </table:table-cell>
          <table:table-cell table:style-name="ce21"/>
          <table:table-cell table:style-name="ce21" office:value-type="float" office:value="120219" calcext:value-type="float">
            <text:p>120.219</text:p>
          </table:table-cell>
          <table:table-cell table:style-name="ce21"/>
          <table:table-cell table:style-name="ce21" office:value-type="float" office:value="310822" calcext:value-type="float">
            <text:p>310.822</text:p>
          </table:table-cell>
          <table:table-cell table:style-name="ce21"/>
          <table:table-cell table:style-name="ce21" office:value-type="float" office:value="10516707" calcext:value-type="float">
            <text:p>10.516.707</text:p>
          </table:table-cell>
          <table:table-cell table:style-name="ce21"/>
          <table:table-cell table:style-name="ce21" office:value-type="float" office:value="101299" calcext:value-type="float">
            <text:p>101.299</text:p>
          </table:table-cell>
          <table:table-cell table:style-name="ce21"/>
          <table:table-cell table:style-name="ce21" office:value-type="float" office:value="-18920" calcext:value-type="float">
            <text:p>-18.9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60239" calcext:value-type="float">
            <text:p>60.239</text:p>
          </table:table-cell>
          <table:table-cell table:style-name="ce20"/>
          <table:table-cell table:style-name="ce20" office:value-type="float" office:value="59435" calcext:value-type="float">
            <text:p>59.435</text:p>
          </table:table-cell>
          <table:table-cell table:style-name="ce20"/>
          <table:table-cell table:style-name="ce20" office:value-type="float" office:value="59234" calcext:value-type="float">
            <text:p>59.234</text:p>
          </table:table-cell>
          <table:table-cell table:style-name="ce20"/>
          <table:table-cell table:style-name="ce20" office:value-type="float" office:value="5873420" calcext:value-type="float">
            <text:p>5.873.420</text:p>
          </table:table-cell>
          <table:table-cell table:style-name="ce20"/>
          <table:table-cell table:style-name="ce20" office:value-type="float" office:value="58430" calcext:value-type="float">
            <text:p>58.430</text:p>
          </table:table-cell>
          <table:table-cell table:style-name="ce20"/>
          <table:table-cell table:style-name="ce20" office:value-type="float" office:value="-1005" calcext:value-type="float">
            <text:p>-1.0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208899" calcext:value-type="float">
            <text:p>208.899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66341" calcext:value-type="float">
            <text:p>1.066.341</text:p>
          </table:table-cell>
          <table:table-cell table:style-name="ce21"/>
          <table:table-cell table:style-name="ce21" office:value-type="float" office:value="-118623" calcext:value-type="float">
            <text:p>-118.623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3237124" calcext:value-type="float">
            <text:p>83.237.124</text:p>
          </table:table-cell>
          <table:table-cell table:style-name="ce21"/>
          <table:table-cell table:style-name="ce21" office:value-type="float" office:value="738819" calcext:value-type="float">
            <text:p>738.819</text:p>
          </table:table-cell>
          <table:table-cell table:style-name="ce21"/>
          <table:table-cell table:style-name="ce21" office:value-type="float" office:value="-327522" calcext:value-type="float">
            <text:p>-327.52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208899" calcext:value-type="float">
            <text:p>208.899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66341" calcext:value-type="float">
            <text:p>1.066.341</text:p>
          </table:table-cell>
          <table:table-cell table:style-name="ce20"/>
          <table:table-cell table:style-name="ce20" office:value-type="float" office:value="-118623" calcext:value-type="float">
            <text:p>-118.623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83237124" calcext:value-type="float">
            <text:p>83.237.124</text:p>
          </table:table-cell>
          <table:table-cell table:style-name="ce20"/>
          <table:table-cell table:style-name="ce20" office:value-type="float" office:value="738819" calcext:value-type="float">
            <text:p>738.819</text:p>
          </table:table-cell>
          <table:table-cell table:style-name="ce20"/>
          <table:table-cell table:style-name="ce20" office:value-type="float" office:value="-327522" calcext:value-type="float">
            <text:p>-327.52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39757" calcext:value-type="float">
            <text:p>39.757</text:p>
          </table:table-cell>
          <table:table-cell table:style-name="ce21"/>
          <table:table-cell table:style-name="ce21" office:value-type="float" office:value="17315" calcext:value-type="float">
            <text:p>17.315</text:p>
          </table:table-cell>
          <table:table-cell table:style-name="ce21"/>
          <table:table-cell table:style-name="ce21" office:value-type="float" office:value="34088" calcext:value-type="float">
            <text:p>34.088</text:p>
          </table:table-cell>
          <table:table-cell table:style-name="ce21"/>
          <table:table-cell table:style-name="ce21" office:value-type="float" office:value="1331796" calcext:value-type="float">
            <text:p>1.331.796</text:p>
          </table:table-cell>
          <table:table-cell table:style-name="ce21"/>
          <table:table-cell table:style-name="ce21" office:value-type="float" office:value="11646" calcext:value-type="float">
            <text:p>11.646</text:p>
          </table:table-cell>
          <table:table-cell table:style-name="ce21"/>
          <table:table-cell table:style-name="ce21" office:value-type="float" office:value="-5669" calcext:value-type="float">
            <text:p>-5.66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97707" calcext:value-type="float">
            <text:p>97.707</text:p>
          </table:table-cell>
          <table:table-cell table:style-name="ce20"/>
          <table:table-cell table:style-name="ce20" office:value-type="float" office:value="35000" calcext:value-type="float">
            <text:p>35.000</text:p>
          </table:table-cell>
          <table:table-cell table:style-name="ce20"/>
          <table:table-cell table:style-name="ce20" office:value-type="float" office:value="117118" calcext:value-type="float">
            <text:p>117.118</text:p>
          </table:table-cell>
          <table:table-cell table:style-name="ce20"/>
          <table:table-cell table:style-name="ce20" office:value-type="float" office:value="5154277" calcext:value-type="float">
            <text:p>5.154.277</text:p>
          </table:table-cell>
          <table:table-cell table:style-name="ce20"/>
          <table:table-cell table:style-name="ce20" office:value-type="float" office:value="54411" calcext:value-type="float">
            <text:p>54.411</text:p>
          </table:table-cell>
          <table:table-cell table:style-name="ce20"/>
          <table:table-cell table:style-name="ce20" office:value-type="float" office:value="19411" calcext:value-type="float">
            <text:p>19.41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18200" calcext:value-type="float">
            <text:p>18.200</text:p>
          </table:table-cell>
          <table:table-cell table:style-name="ce21"/>
          <table:table-cell table:style-name="ce21" office:value-type="float" office:value="139921" calcext:value-type="float">
            <text:p>139.921</text:p>
          </table:table-cell>
          <table:table-cell table:style-name="ce21"/>
          <table:table-cell table:style-name="ce21" office:value-type="float" office:value="-45800" calcext:value-type="float">
            <text:p>-45.800</text:p>
          </table:table-cell>
          <table:table-cell table:style-name="ce21"/>
          <table:table-cell table:style-name="ce21" office:value-type="float" office:value="10459782" calcext:value-type="float">
            <text:p>10.459.782</text:p>
          </table:table-cell>
          <table:table-cell table:style-name="ce21"/>
          <table:table-cell table:style-name="ce21" office:value-type="float" office:value="75921" calcext:value-type="float">
            <text:p>75.921</text:p>
          </table:table-cell>
          <table:table-cell table:style-name="ce21"/>
          <table:table-cell table:style-name="ce21" office:value-type="float" office:value="-64000" calcext:value-type="float">
            <text:p>-64.00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731768" calcext:value-type="float">
            <text:p>731.768</text:p>
          </table:table-cell>
          <table:table-cell table:style-name="ce20"/>
          <table:table-cell table:style-name="ce20" office:value-type="float" office:value="461954" calcext:value-type="float">
            <text:p>461.954</text:p>
          </table:table-cell>
          <table:table-cell table:style-name="ce20"/>
          <table:table-cell table:style-name="ce20" office:value-type="float" office:value="598518" calcext:value-type="float">
            <text:p>598.518</text:p>
          </table:table-cell>
          <table:table-cell table:style-name="ce20"/>
          <table:table-cell table:style-name="ce20" office:value-type="float" office:value="47486843" calcext:value-type="float">
            <text:p>47.486.843</text:p>
          </table:table-cell>
          <table:table-cell table:style-name="ce20"/>
          <table:table-cell table:style-name="ce20" office:value-type="float" office:value="328704" calcext:value-type="float">
            <text:p>328.704</text:p>
          </table:table-cell>
          <table:table-cell table:style-name="ce20"/>
          <table:table-cell table:style-name="ce20" office:value-type="float" office:value="-133250" calcext:value-type="float">
            <text:p>-133.2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34245" calcext:value-type="float">
            <text:p>134.245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75271" calcext:value-type="float">
            <text:p>675.271</text:p>
          </table:table-cell>
          <table:table-cell table:style-name="ce21"/>
          <table:table-cell table:style-name="ce21" office:value-type="float" office:value="185507" calcext:value-type="float">
            <text:p>185.507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8091703" calcext:value-type="float">
            <text:p>68.091.703</text:p>
          </table:table-cell>
          <table:table-cell table:style-name="ce21"/>
          <table:table-cell table:style-name="ce21" office:value-type="float" office:value="726533" calcext:value-type="float">
            <text:p>726.533</text:p>
          </table:table-cell>
          <table:table-cell table:style-name="ce21"/>
          <table:table-cell table:style-name="ce21" office:value-type="float" office:value="51262" calcext:value-type="float">
            <text:p>51.26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11685" calcext:value-type="float">
            <text:p>11.685</text:p>
          </table:table-cell>
          <table:table-cell table:style-name="ce21"/>
          <table:table-cell table:style-name="ce21" office:value-type="float" office:value="56979" calcext:value-type="float">
            <text:p>56.979</text:p>
          </table:table-cell>
          <table:table-cell table:style-name="ce21"/>
          <table:table-cell table:style-name="ce21" office:value-type="float" office:value="-11411" calcext:value-type="float">
            <text:p>-11.411</text:p>
          </table:table-cell>
          <table:table-cell table:style-name="ce21"/>
          <table:table-cell table:style-name="ce21" office:value-type="float" office:value="3862305" calcext:value-type="float">
            <text:p>3.862.305</text:p>
          </table:table-cell>
          <table:table-cell table:style-name="ce21"/>
          <table:table-cell table:style-name="ce21" office:value-type="float" office:value="33883" calcext:value-type="float">
            <text:p>33.883</text:p>
          </table:table-cell>
          <table:table-cell table:style-name="ce21"/>
          <table:table-cell table:style-name="ce21" office:value-type="float" office:value="-23096" calcext:value-type="float">
            <text:p>-23.09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88812" calcext:value-type="float">
            <text:p>288.812</text:p>
          </table:table-cell>
          <table:table-cell table:style-name="ce20"/>
          <table:table-cell table:style-name="ce20" office:value-type="float" office:value="715077" calcext:value-type="float">
            <text:p>715.077</text:p>
          </table:table-cell>
          <table:table-cell table:style-name="ce20"/>
          <table:table-cell table:style-name="ce20" office:value-type="float" office:value="-32932" calcext:value-type="float">
            <text:p>-32.932</text:p>
          </table:table-cell>
          <table:table-cell table:style-name="ce20"/>
          <table:table-cell table:style-name="ce20" office:value-type="float" office:value="59030133" calcext:value-type="float">
            <text:p>59.030.133</text:p>
          </table:table-cell>
          <table:table-cell table:style-name="ce20"/>
          <table:table-cell table:style-name="ce20" office:value-type="float" office:value="393333" calcext:value-type="float">
            <text:p>393.333</text:p>
          </table:table-cell>
          <table:table-cell table:style-name="ce20"/>
          <table:table-cell table:style-name="ce20" office:value-type="float" office:value="-321744" calcext:value-type="float">
            <text:p>-321.7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41477" calcext:value-type="float">
            <text:p>41.477</text:p>
          </table:table-cell>
          <table:table-cell table:style-name="ce21"/>
          <table:table-cell table:style-name="ce21" office:value-type="float" office:value="7295" calcext:value-type="float">
            <text:p>7.295</text:p>
          </table:table-cell>
          <table:table-cell table:style-name="ce21"/>
          <table:table-cell table:style-name="ce21" office:value-type="float" office:value="44379" calcext:value-type="float">
            <text:p>44.379</text:p>
          </table:table-cell>
          <table:table-cell table:style-name="ce21"/>
          <table:table-cell table:style-name="ce21" office:value-type="float" office:value="904705" calcext:value-type="float">
            <text:p>904.705</text:p>
          </table:table-cell>
          <table:table-cell table:style-name="ce21"/>
          <table:table-cell table:style-name="ce21" office:value-type="float" office:value="10197" calcext:value-type="float">
            <text:p>10.197</text:p>
          </table:table-cell>
          <table:table-cell table:style-name="ce21"/>
          <table:table-cell table:style-name="ce21" office:value-type="float" office:value="2902" calcext:value-type="float">
            <text:p>2.9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22028" calcext:value-type="float">
            <text:p>22.028</text:p>
          </table:table-cell>
          <table:table-cell table:style-name="ce20"/>
          <table:table-cell table:style-name="ce20" office:value-type="float" office:value="30731" calcext:value-type="float">
            <text:p>30.731</text:p>
          </table:table-cell>
          <table:table-cell table:style-name="ce20"/>
          <table:table-cell table:style-name="ce20" office:value-type="float" office:value="7251" calcext:value-type="float">
            <text:p>7.251</text:p>
          </table:table-cell>
          <table:table-cell table:style-name="ce20"/>
          <table:table-cell table:style-name="ce20" office:value-type="float" office:value="1875757" calcext:value-type="float">
            <text:p>1.875.757</text:p>
          </table:table-cell>
          <table:table-cell table:style-name="ce20"/>
          <table:table-cell table:style-name="ce20" office:value-type="float" office:value="15954" calcext:value-type="float">
            <text:p>15.954</text:p>
          </table:table-cell>
          <table:table-cell table:style-name="ce20"/>
          <table:table-cell table:style-name="ce20" office:value-type="float" office:value="-14777" calcext:value-type="float">
            <text:p>-14.7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72097" calcext:value-type="float">
            <text:p>72.097</text:p>
          </table:table-cell>
          <table:table-cell table:style-name="ce21"/>
          <table:table-cell table:style-name="ce21" office:value-type="float" office:value="42884" calcext:value-type="float">
            <text:p>42.884</text:p>
          </table:table-cell>
          <table:table-cell table:style-name="ce21"/>
          <table:table-cell table:style-name="ce21" office:value-type="float" office:value="51281" calcext:value-type="float">
            <text:p>51.281</text:p>
          </table:table-cell>
          <table:table-cell table:style-name="ce21"/>
          <table:table-cell table:style-name="ce21" office:value-type="float" office:value="2805998" calcext:value-type="float">
            <text:p>2.805.998</text:p>
          </table:table-cell>
          <table:table-cell table:style-name="ce21"/>
          <table:table-cell table:style-name="ce21" office:value-type="float" office:value="22068" calcext:value-type="float">
            <text:p>22.068</text:p>
          </table:table-cell>
          <table:table-cell table:style-name="ce21"/>
          <table:table-cell table:style-name="ce21" office:value-type="float" office:value="-20816" calcext:value-type="float">
            <text:p>-20.8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13366" calcext:value-type="float">
            <text:p>13.366</text:p>
          </table:table-cell>
          <table:table-cell table:style-name="ce20"/>
          <table:table-cell table:style-name="ce20" office:value-type="float" office:value="4449" calcext:value-type="float">
            <text:p>4.449</text:p>
          </table:table-cell>
          <table:table-cell table:style-name="ce20"/>
          <table:table-cell table:style-name="ce20" office:value-type="float" office:value="15412" calcext:value-type="float">
            <text:p>15.412</text:p>
          </table:table-cell>
          <table:table-cell table:style-name="ce20"/>
          <table:table-cell table:style-name="ce20" office:value-type="float" office:value="645397" calcext:value-type="float">
            <text:p>645.397</text:p>
          </table:table-cell>
          <table:table-cell table:style-name="ce20"/>
          <table:table-cell table:style-name="ce20" office:value-type="float" office:value="6495" calcext:value-type="float">
            <text:p>6.495</text:p>
          </table:table-cell>
          <table:table-cell table:style-name="ce20"/>
          <table:table-cell table:style-name="ce20" office:value-type="float" office:value="2046" calcext:value-type="float">
            <text:p>2.04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36495" calcext:value-type="float">
            <text:p>36.495</text:p>
          </table:table-cell>
          <table:table-cell table:style-name="ce21"/>
          <table:table-cell table:style-name="ce21" office:value-type="float" office:value="136823" calcext:value-type="float">
            <text:p>136.823</text:p>
          </table:table-cell>
          <table:table-cell table:style-name="ce21"/>
          <table:table-cell table:style-name="ce21" office:value-type="float" office:value="-10659" calcext:value-type="float">
            <text:p>-10.659</text:p>
          </table:table-cell>
          <table:table-cell table:style-name="ce21"/>
          <table:table-cell table:style-name="ce21" office:value-type="float" office:value="9610403" calcext:value-type="float">
            <text:p>9.610.403</text:p>
          </table:table-cell>
          <table:table-cell table:style-name="ce21"/>
          <table:table-cell table:style-name="ce21" office:value-type="float" office:value="89669" calcext:value-type="float">
            <text:p>89.669</text:p>
          </table:table-cell>
          <table:table-cell table:style-name="ce21"/>
          <table:table-cell table:style-name="ce21" office:value-type="float" office:value="-47154" calcext:value-type="float">
            <text:p>-47.15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1798" calcext:value-type="float">
            <text:p>21.798</text:p>
          </table:table-cell>
          <table:table-cell table:style-name="ce20"/>
          <table:table-cell table:style-name="ce20" office:value-type="float" office:value="4230" calcext:value-type="float">
            <text:p>4.230</text:p>
          </table:table-cell>
          <table:table-cell table:style-name="ce20"/>
          <table:table-cell table:style-name="ce20" office:value-type="float" office:value="21877" calcext:value-type="float">
            <text:p>21.877</text:p>
          </table:table-cell>
          <table:table-cell table:style-name="ce20"/>
          <table:table-cell table:style-name="ce20" office:value-type="float" office:value="520174" calcext:value-type="float">
            <text:p>520.174</text:p>
          </table:table-cell>
          <table:table-cell table:style-name="ce20"/>
          <table:table-cell table:style-name="ce20" office:value-type="float" office:value="4309" calcext:value-type="float">
            <text:p>4.309</text:p>
          </table:table-cell>
          <table:table-cell table:style-name="ce20"/>
          <table:table-cell table:style-name="ce20" office:value-type="float" office:value="79" calcext:value-type="float">
            <text:p>7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223227" calcext:value-type="float">
            <text:p>223.227</text:p>
          </table:table-cell>
          <table:table-cell table:style-name="ce21"/>
          <table:table-cell table:style-name="ce21" office:value-type="float" office:value="170112" calcext:value-type="float">
            <text:p>170.112</text:p>
          </table:table-cell>
          <table:table-cell table:style-name="ce21"/>
          <table:table-cell table:style-name="ce21" office:value-type="float" office:value="220619" calcext:value-type="float">
            <text:p>220.619</text:p>
          </table:table-cell>
          <table:table-cell table:style-name="ce21"/>
          <table:table-cell table:style-name="ce21" office:value-type="float" office:value="17590672" calcext:value-type="float">
            <text:p>17.590.672</text:p>
          </table:table-cell>
          <table:table-cell table:style-name="ce21"/>
          <table:table-cell table:style-name="ce21" office:value-type="float" office:value="167504" calcext:value-type="float">
            <text:p>167.504</text:p>
          </table:table-cell>
          <table:table-cell table:style-name="ce21"/>
          <table:table-cell table:style-name="ce21" office:value-type="float" office:value="-2608" calcext:value-type="float">
            <text:p>-2.60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136548" calcext:value-type="float">
            <text:p>136.548</text:p>
          </table:table-cell>
          <table:table-cell table:style-name="ce20"/>
          <table:table-cell table:style-name="ce20" office:value-type="float" office:value="93332" calcext:value-type="float">
            <text:p>93.332</text:p>
          </table:table-cell>
          <table:table-cell table:style-name="ce20"/>
          <table:table-cell table:style-name="ce20" office:value-type="float" office:value="125843" calcext:value-type="float">
            <text:p>125.843</text:p>
          </table:table-cell>
          <table:table-cell table:style-name="ce20"/>
          <table:table-cell table:style-name="ce20" office:value-type="float" office:value="8978929" calcext:value-type="float">
            <text:p>8.978.929</text:p>
          </table:table-cell>
          <table:table-cell table:style-name="ce20"/>
          <table:table-cell table:style-name="ce20" office:value-type="float" office:value="82627" calcext:value-type="float">
            <text:p>82.627</text:p>
          </table:table-cell>
          <table:table-cell table:style-name="ce20"/>
          <table:table-cell table:style-name="ce20" office:value-type="float" office:value="-10705" calcext:value-type="float">
            <text:p>-10.70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7291" calcext:value-type="float">
            <text:p>7.291</text:p>
          </table:table-cell>
          <table:table-cell table:style-name="ce21"/>
          <table:table-cell table:style-name="ce21" office:value-type="float" office:value="448448" calcext:value-type="float">
            <text:p>448.448</text:p>
          </table:table-cell>
          <table:table-cell table:style-name="ce21"/>
          <table:table-cell table:style-name="ce21" office:value-type="float" office:value="-136025" calcext:value-type="float">
            <text:p>-136.025</text:p>
          </table:table-cell>
          <table:table-cell table:style-name="ce21"/>
          <table:table-cell table:style-name="ce21" office:value-type="float" office:value="36889761" calcext:value-type="float">
            <text:p>36.889.761</text:p>
          </table:table-cell>
          <table:table-cell table:style-name="ce21"/>
          <table:table-cell table:style-name="ce21" office:value-type="float" office:value="305132" calcext:value-type="float">
            <text:p>305.132</text:p>
          </table:table-cell>
          <table:table-cell table:style-name="ce21"/>
          <table:table-cell table:style-name="ce21" office:value-type="float" office:value="-143316" calcext:value-type="float">
            <text:p>-143.31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36194" calcext:value-type="float">
            <text:p>136.194</text:p>
          </table:table-cell>
          <table:table-cell table:style-name="ce20"/>
          <table:table-cell table:style-name="ce20" office:value-type="float" office:value="124361" calcext:value-type="float">
            <text:p>124.361</text:p>
          </table:table-cell>
          <table:table-cell table:style-name="ce20"/>
          <table:table-cell table:style-name="ce20" office:value-type="float" office:value="95504" calcext:value-type="float">
            <text:p>95.504</text:p>
          </table:table-cell>
          <table:table-cell table:style-name="ce20"/>
          <table:table-cell table:style-name="ce20" office:value-type="float" office:value="10421117" calcext:value-type="float">
            <text:p>10.421.117</text:p>
          </table:table-cell>
          <table:table-cell table:style-name="ce20"/>
          <table:table-cell table:style-name="ce20" office:value-type="float" office:value="83671" calcext:value-type="float">
            <text:p>83.671</text:p>
          </table:table-cell>
          <table:table-cell table:style-name="ce20"/>
          <table:table-cell table:style-name="ce20" office:value-type="float" office:value="-40690" calcext:value-type="float">
            <text:p>-40.6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106813" calcext:value-type="float">
            <text:p>106.81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72953" calcext:value-type="float">
            <text:p>272.953</text:p>
          </table:table-cell>
          <table:table-cell table:style-name="ce21"/>
          <table:table-cell table:style-name="ce21" office:value-type="float" office:value="12093" calcext:value-type="float">
            <text:p>12.093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042455" calcext:value-type="float">
            <text:p>19.042.455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78233" calcext:value-type="float">
            <text:p>178.233</text:p>
          </table:table-cell>
          <table:table-cell table:style-name="ce21"/>
          <table:table-cell table:style-name="ce21" office:value-type="float" office:value="-94720" calcext:value-type="float">
            <text:p>-94.7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4657" calcext:value-type="float">
            <text:p>14.657</text:p>
          </table:table-cell>
          <table:table-cell table:style-name="ce20"/>
          <table:table-cell table:style-name="ce20" office:value-type="float" office:value="22492" calcext:value-type="float">
            <text:p>22.492</text:p>
          </table:table-cell>
          <table:table-cell table:style-name="ce20"/>
          <table:table-cell table:style-name="ce20" office:value-type="float" office:value="9792" calcext:value-type="float">
            <text:p>9.792</text:p>
          </table:table-cell>
          <table:table-cell table:style-name="ce20"/>
          <table:table-cell table:style-name="ce20" office:value-type="float" office:value="2107180" calcext:value-type="float">
            <text:p>2.107.180</text:p>
          </table:table-cell>
          <table:table-cell table:style-name="ce20"/>
          <table:table-cell table:style-name="ce20" office:value-type="float" office:value="17627" calcext:value-type="float">
            <text:p>17.627</text:p>
          </table:table-cell>
          <table:table-cell table:style-name="ce20"/>
          <table:table-cell table:style-name="ce20" office:value-type="float" office:value="-4865" calcext:value-type="float">
            <text:p>-4.86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995" calcext:value-type="float">
            <text:p>995</text:p>
          </table:table-cell>
          <table:table-cell table:style-name="ce21"/>
          <table:table-cell table:style-name="ce21" office:value-type="float" office:value="59583" calcext:value-type="float">
            <text:p>59.583</text:p>
          </table:table-cell>
          <table:table-cell table:style-name="ce21"/>
          <table:table-cell table:style-name="ce21" office:value-type="float" office:value="-5920" calcext:value-type="float">
            <text:p>-5.920</text:p>
          </table:table-cell>
          <table:table-cell table:style-name="ce21"/>
          <table:table-cell table:style-name="ce21" office:value-type="float" office:value="5434712" calcext:value-type="float">
            <text:p>5.434.712</text:p>
          </table:table-cell>
          <table:table-cell table:style-name="ce21"/>
          <table:table-cell table:style-name="ce21" office:value-type="float" office:value="52668" calcext:value-type="float">
            <text:p>52.668</text:p>
          </table:table-cell>
          <table:table-cell table:style-name="ce21"/>
          <table:table-cell table:style-name="ce21" office:value-type="float" office:value="-6915" calcext:value-type="float">
            <text:p>-6.91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33997" calcext:value-type="float">
            <text:p>33.997</text:p>
          </table:table-cell>
          <table:table-cell table:style-name="ce20"/>
          <table:table-cell table:style-name="ce20" office:value-type="float" office:value="63219" calcext:value-type="float">
            <text:p>63.219</text:p>
          </table:table-cell>
          <table:table-cell table:style-name="ce20"/>
          <table:table-cell table:style-name="ce20" office:value-type="float" office:value="15729" calcext:value-type="float">
            <text:p>15.729</text:p>
          </table:table-cell>
          <table:table-cell table:style-name="ce20"/>
          <table:table-cell table:style-name="ce20" office:value-type="float" office:value="5548241" calcext:value-type="float">
            <text:p>5.548.241</text:p>
          </table:table-cell>
          <table:table-cell table:style-name="ce20"/>
          <table:table-cell table:style-name="ce20" office:value-type="float" office:value="44951" calcext:value-type="float">
            <text:p>44.951</text:p>
          </table:table-cell>
          <table:table-cell table:style-name="ce20"/>
          <table:table-cell table:style-name="ce20" office:value-type="float" office:value="-18268" calcext:value-type="float">
            <text:p>-18.26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59233" calcext:value-type="float">
            <text:p>59.233</text:p>
          </table:table-cell>
          <table:table-cell table:style-name="ce21"/>
          <table:table-cell table:style-name="ce21" office:value-type="float" office:value="94737" calcext:value-type="float">
            <text:p>94.737</text:p>
          </table:table-cell>
          <table:table-cell table:style-name="ce21"/>
          <table:table-cell table:style-name="ce21" office:value-type="float" office:value="69230" calcext:value-type="float">
            <text:p>69.230</text:p>
          </table:table-cell>
          <table:table-cell table:style-name="ce21"/>
          <table:table-cell table:style-name="ce21" office:value-type="float" office:value="10452326" calcext:value-type="float">
            <text:p>10.452.326</text:p>
          </table:table-cell>
          <table:table-cell table:style-name="ce21"/>
          <table:table-cell table:style-name="ce21" office:value-type="float" office:value="104734" calcext:value-type="float">
            <text:p>104.734</text:p>
          </table:table-cell>
          <table:table-cell table:style-name="ce21"/>
          <table:table-cell table:style-name="ce21" office:value-type="float" office:value="9997" calcext:value-type="float">
            <text:p>9.99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9812" calcext:value-type="float">
            <text:p>9.812</text:p>
          </table:table-cell>
          <table:table-cell table:style-name="ce20"/>
          <table:table-cell table:style-name="ce20" office:value-type="float" office:value="2693" calcext:value-type="float">
            <text:p>2.693</text:p>
          </table:table-cell>
          <table:table-cell table:style-name="ce20"/>
          <table:table-cell table:style-name="ce20" office:value-type="float" office:value="11510" calcext:value-type="float">
            <text:p>11.510</text:p>
          </table:table-cell>
          <table:table-cell table:style-name="ce20"/>
          <table:table-cell table:style-name="ce20" office:value-type="float" office:value="376248" calcext:value-type="float">
            <text:p>376.248</text:p>
          </table:table-cell>
          <table:table-cell table:style-name="ce20"/>
          <table:table-cell table:style-name="ce20" office:value-type="float" office:value="4391" calcext:value-type="float">
            <text:p>4.391</text:p>
          </table:table-cell>
          <table:table-cell table:style-name="ce20"/>
          <table:table-cell table:style-name="ce20" office:value-type="float" office:value="1698" calcext:value-type="float">
            <text:p>1.69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84" calcext:value-type="float">
            <text:p>284</text:p>
          </table:table-cell>
          <table:table-cell table:style-name="ce21"/>
          <table:table-cell table:style-name="ce21" office:value-type="float" office:value="279" calcext:value-type="float">
            <text:p>279</text:p>
          </table:table-cell>
          <table:table-cell table:style-name="ce21"/>
          <table:table-cell table:style-name="ce21" office:value-type="float" office:value="369" calcext:value-type="float">
            <text:p>369</text:p>
          </table:table-cell>
          <table:table-cell table:style-name="ce21"/>
          <table:table-cell table:style-name="ce21" office:value-type="float" office:value="39308" calcext:value-type="float">
            <text:p>39.308</text:p>
          </table:table-cell>
          <table:table-cell table:style-name="ce21"/>
          <table:table-cell table:style-name="ce21" office:value-type="float" office:value="364" calcext:value-type="float">
            <text:p>364</text:p>
          </table:table-cell>
          <table:table-cell table:style-name="ce21"/>
          <table:table-cell table:style-name="ce21" office:value-type="float" office:value="85" calcext:value-type="float">
            <text:p>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58008" calcext:value-type="float">
            <text:p>58.008</text:p>
          </table:table-cell>
          <table:table-cell table:style-name="ce20"/>
          <table:table-cell table:style-name="ce20" office:value-type="float" office:value="45774" calcext:value-type="float">
            <text:p>45.774</text:p>
          </table:table-cell>
          <table:table-cell table:style-name="ce20"/>
          <table:table-cell table:style-name="ce20" office:value-type="float" office:value="63714" calcext:value-type="float">
            <text:p>63.714</text:p>
          </table:table-cell>
          <table:table-cell table:style-name="ce20"/>
          <table:table-cell table:style-name="ce20" office:value-type="float" office:value="5425270" calcext:value-type="float">
            <text:p>5.425.270</text:p>
          </table:table-cell>
          <table:table-cell table:style-name="ce20"/>
          <table:table-cell table:style-name="ce20" office:value-type="float" office:value="51480" calcext:value-type="float">
            <text:p>51.480</text:p>
          </table:table-cell>
          <table:table-cell table:style-name="ce20"/>
          <table:table-cell table:style-name="ce20" office:value-type="float" office:value="5706" calcext:value-type="float">
            <text:p>5.70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68648" calcext:value-type="float">
            <text:p>68.648</text:p>
          </table:table-cell>
          <table:table-cell table:style-name="ce21"/>
          <table:table-cell table:style-name="ce21" office:value-type="float" office:value="74425" calcext:value-type="float">
            <text:p>74.425</text:p>
          </table:table-cell>
          <table:table-cell table:style-name="ce21"/>
          <table:table-cell table:style-name="ce21" office:value-type="float" office:value="76594" calcext:value-type="float">
            <text:p>76.594</text:p>
          </table:table-cell>
          <table:table-cell table:style-name="ce21"/>
          <table:table-cell table:style-name="ce21" office:value-type="float" office:value="8738791" calcext:value-type="float">
            <text:p>8.738.791</text:p>
          </table:table-cell>
          <table:table-cell table:style-name="ce21"/>
          <table:table-cell table:style-name="ce21" office:value-type="float" office:value="82371" calcext:value-type="float">
            <text:p>82.371</text:p>
          </table:table-cell>
          <table:table-cell table:style-name="ce21"/>
          <table:table-cell table:style-name="ce21" office:value-type="float" office:value="7946" calcext:value-type="float">
            <text:p>7.9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-8581" calcext:value-type="float">
            <text:p>-8.581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41296" calcext:value-type="float">
            <text:p>41.296</text:p>
          </table:table-cell>
          <table:table-cell table:style-name="ce21"/>
          <table:table-cell table:style-name="ce21" office:value-type="float" office:value="-23190" calcext:value-type="float">
            <text:p>-23.190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3464384" calcext:value-type="float">
            <text:p>3.464.384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26687" calcext:value-type="float">
            <text:p>26.687</text:p>
          </table:table-cell>
          <table:table-cell table:style-name="ce21"/>
          <table:table-cell table:style-name="ce21" office:value-type="float" office:value="-14609" calcext:value-type="float">
            <text:p>-14.60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-941" calcext:value-type="float">
            <text:p>-941</text:p>
          </table:table-cell>
          <table:table-cell table:style-name="ce20"/>
          <table:table-cell table:style-name="ce20" office:value-type="float" office:value="7068" calcext:value-type="float">
            <text:p>7.068</text:p>
          </table:table-cell>
          <table:table-cell table:style-name="ce20"/>
          <table:table-cell table:style-name="ce20" office:value-type="float" office:value="-988" calcext:value-type="float">
            <text:p>-988</text:p>
          </table:table-cell>
          <table:table-cell table:style-name="ce20"/>
          <table:table-cell table:style-name="ce20" office:value-type="float" office:value="617683" calcext:value-type="float">
            <text:p>617.683</text:p>
          </table:table-cell>
          <table:table-cell table:style-name="ce20"/>
          <table:table-cell table:style-name="ce20" office:value-type="float" office:value="7021" calcext:value-type="float">
            <text:p>7.021</text:p>
          </table:table-cell>
          <table:table-cell table:style-name="ce20"/>
          <table:table-cell table:style-name="ce20" office:value-type="float" office:value="-47" calcext:value-type="float">
            <text:p>-4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43067" calcext:value-type="float">
            <text:p>-43.067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36157" calcext:value-type="float">
            <text:p>36.157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-52272" calcext:value-type="float">
            <text:p>-52.272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2565030" calcext:value-type="float">
            <text:p>2.565.030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6952" calcext:value-type="float">
            <text:p>26.952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-9205" calcext:value-type="float">
            <text:p>-9.205</text:p>
          </table:table-cell>
          <table:table-cell table:style-name="ce21" office:value-type="string" calcext:value-type="string">
            <text:p>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774" calcext:value-type="float">
            <text:p>-2.774</text:p>
          </table:table-cell>
          <table:table-cell table:style-name="ce20"/>
          <table:table-cell table:style-name="ce20" office:value-type="float" office:value="22459" calcext:value-type="float">
            <text:p>22.459</text:p>
          </table:table-cell>
          <table:table-cell table:style-name="ce20"/>
          <table:table-cell table:style-name="ce20" office:value-type="float" office:value="-7160" calcext:value-type="float">
            <text:p>-7.160</text:p>
          </table:table-cell>
          <table:table-cell table:style-name="ce20"/>
          <table:table-cell table:style-name="ce20" office:value-type="float" office:value="1837114" calcext:value-type="float">
            <text:p>1.837.114</text:p>
          </table:table-cell>
          <table:table-cell table:style-name="ce20"/>
          <table:table-cell table:style-name="ce20" office:value-type="float" office:value="18073" calcext:value-type="float">
            <text:p>18.073</text:p>
          </table:table-cell>
          <table:table-cell table:style-name="ce20"/>
          <table:table-cell table:style-name="ce20" office:value-type="float" office:value="-4386" calcext:value-type="float">
            <text:p>-4.38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54509" calcext:value-type="float">
            <text:p>54.509</text:p>
          </table:table-cell>
          <table:table-cell table:style-name="ce21"/>
          <table:table-cell table:style-name="ce21" office:value-type="float" office:value="49118" calcext:value-type="float">
            <text:p>49.118</text:p>
          </table:table-cell>
          <table:table-cell table:style-name="ce21"/>
          <table:table-cell table:style-name="ce21" office:value-type="float" office:value="47710" calcext:value-type="float">
            <text:p>47.710</text:p>
          </table:table-cell>
          <table:table-cell table:style-name="ce21"/>
          <table:table-cell table:style-name="ce21" office:value-type="float" office:value="3688647" calcext:value-type="float">
            <text:p>3.688.647</text:p>
          </table:table-cell>
          <table:table-cell table:style-name="ce21"/>
          <table:table-cell table:style-name="ce21" office:value-type="float" office:value="42319" calcext:value-type="float">
            <text:p>42.319</text:p>
          </table:table-cell>
          <table:table-cell table:style-name="ce21"/>
          <table:table-cell table:style-name="ce21" office:value-type="float" office:value="-6799" calcext:value-type="float">
            <text:p>-6.79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float" office:value="-32497" calcext:value-type="float">
            <text:p>-32.497</text:p>
          </table:table-cell>
          <table:table-cell table:style-name="ce20"/>
          <table:table-cell table:style-name="ce20" office:value-type="float" office:value="23998" calcext:value-type="float">
            <text:p>23.998</text:p>
          </table:table-cell>
          <table:table-cell table:style-name="ce20"/>
          <table:table-cell table:style-name="ce20" office:value-type="float" office:value="-31807" calcext:value-type="float">
            <text:p>-31.807</text:p>
          </table:table-cell>
          <table:table-cell table:style-name="ce20"/>
          <table:table-cell table:style-name="ce20" office:value-type="float" office:value="2793592" calcext:value-type="float">
            <text:p>2.793.592</text:p>
          </table:table-cell>
          <table:table-cell table:style-name="ce20"/>
          <table:table-cell table:style-name="ce20" office:value-type="float" office:value="24688" calcext:value-type="float">
            <text:p>24.688</text:p>
          </table:table-cell>
          <table:table-cell table:style-name="ce20"/>
          <table:table-cell table:style-name="ce20" office:value-type="float" office:value="690" calcext:value-type="float">
            <text:p>6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-109405" calcext:value-type="float">
            <text:p>-109.405</text:p>
          </table:table-cell>
          <table:table-cell table:style-name="ce21"/>
          <table:table-cell table:style-name="ce21" office:value-type="float" office:value="109203" calcext:value-type="float">
            <text:p>109.203</text:p>
          </table:table-cell>
          <table:table-cell table:style-name="ce21"/>
          <table:table-cell table:style-name="ce21" office:value-type="float" office:value="-155908" calcext:value-type="float">
            <text:p>-155.908</text:p>
          </table:table-cell>
          <table:table-cell table:style-name="ce21"/>
          <table:table-cell table:style-name="ce21" office:value-type="float" office:value="6797105" calcext:value-type="float">
            <text:p>6.797.105</text:p>
          </table:table-cell>
          <table:table-cell table:style-name="ce21"/>
          <table:table-cell table:style-name="ce21" office:value-type="float" office:value="62700" calcext:value-type="float">
            <text:p>62.700</text:p>
          </table:table-cell>
          <table:table-cell table:style-name="ce21"/>
          <table:table-cell table:style-name="ce21" office:value-type="float" office:value="-46503" calcext:value-type="float">
            <text:p>-46.50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68324" calcext:value-type="float">
            <text:p>68.324</text:p>
          </table:table-cell>
          <table:table-cell table:style-name="ce20"/>
          <table:table-cell table:style-name="ce20" office:value-type="float" office:value="504839" calcext:value-type="float">
            <text:p>504.839</text:p>
          </table:table-cell>
          <table:table-cell table:style-name="ce20"/>
          <table:table-cell table:style-name="ce20" office:value-type="float" office:value="599280" calcext:value-type="float">
            <text:p>599.280</text:p>
          </table:table-cell>
          <table:table-cell table:style-name="ce20"/>
          <table:table-cell table:style-name="ce20" office:value-type="float" office:value="84680273" calcext:value-type="float">
            <text:p>84.680.273</text:p>
          </table:table-cell>
          <table:table-cell table:style-name="ce20"/>
          <table:table-cell table:style-name="ce20" office:value-type="float" office:value="1035795" calcext:value-type="float">
            <text:p>1.035.795</text:p>
          </table:table-cell>
          <table:table-cell table:style-name="ce20"/>
          <table:table-cell table:style-name="ce20" office:value-type="float" office:value="530956" calcext:value-type="float">
            <text:p>530.9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0997698" calcext:value-type="float">
            <text:p>40.997.698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773971" calcext:value-type="float">
            <text:p>1.773.97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1922" calcext:value-type="float">
            <text:p>1.922</text:p>
          </table:table-cell>
          <table:table-cell table:style-name="ce21"/>
          <table:table-cell table:style-name="ce21" office:value-type="float" office:value="371" calcext:value-type="float">
            <text:p>371</text:p>
          </table:table-cell>
          <table:table-cell table:style-name="ce21"/>
          <table:table-cell table:style-name="ce21" office:value-type="float" office:value="2053" calcext:value-type="float">
            <text:p>2.053</text:p>
          </table:table-cell>
          <table:table-cell table:style-name="ce21"/>
          <table:table-cell table:style-name="ce21" office:value-type="float" office:value="79535" calcext:value-type="float">
            <text:p>79.535</text:p>
          </table:table-cell>
          <table:table-cell table:style-name="ce21"/>
          <table:table-cell table:style-name="ce21" office:value-type="float" office:value="502" calcext:value-type="float">
            <text:p>502</text:p>
          </table:table-cell>
          <table:table-cell table:style-name="ce21"/>
          <table:table-cell table:style-name="ce21" office:value-type="float" office:value="131" calcext:value-type="float">
            <text:p>13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float" office:value="172" calcext:value-type="float">
            <text:p>172</text:p>
          </table:table-cell>
          <table:table-cell table:style-name="ce21"/>
          <table:table-cell table:style-name="ce21" office:value-type="float" office:value="263" calcext:value-type="float">
            <text:p>263</text:p>
          </table:table-cell>
          <table:table-cell table:style-name="ce21"/>
          <table:table-cell table:style-name="ce21" office:value-type="float" office:value="114" calcext:value-type="float">
            <text:p>114</text:p>
          </table:table-cell>
          <table:table-cell table:style-name="ce21"/>
          <table:table-cell table:style-name="ce21" office:value-type="float" office:value="33698" calcext:value-type="float">
            <text:p>33.698</text:p>
          </table:table-cell>
          <table:table-cell table:style-name="ce21"/>
          <table:table-cell table:style-name="ce21" office:value-type="float" office:value="205" calcext:value-type="float">
            <text:p>205</text:p>
          </table:table-cell>
          <table:table-cell table:style-name="ce21"/>
          <table:table-cell table:style-name="ce21" office:value-type="float" office:value="-58" calcext:value-type="float">
            <text:p>-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6692" calcext:value-type="float">
            <text:p>26.692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36375" calcext:value-type="float">
            <text:p>36.375</text:p>
          </table:table-cell>
          <table:table-cell table:style-name="ce20"/>
          <table:table-cell table:style-name="ce20" office:value-type="float" office:value="9683" calcext:value-type="float">
            <text:p>9.683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-91257" calcext:value-type="float">
            <text:p>-91.257</text:p>
          </table:table-cell>
          <table:table-cell table:style-name="ce21"/>
          <table:table-cell table:style-name="ce21" office:value-type="float" office:value="60810" calcext:value-type="float">
            <text:p>60.810</text:p>
          </table:table-cell>
          <table:table-cell table:style-name="ce21"/>
          <table:table-cell table:style-name="ce21" office:value-type="float" office:value="-29221" calcext:value-type="float">
            <text:p>-29.221</text:p>
          </table:table-cell>
          <table:table-cell table:style-name="ce21"/>
          <table:table-cell table:style-name="ce21" office:value-type="float" office:value="10156366" calcext:value-type="float">
            <text:p>10.156.366</text:p>
          </table:table-cell>
          <table:table-cell table:style-name="ce21"/>
          <table:table-cell table:style-name="ce21" office:value-type="float" office:value="122846" calcext:value-type="float">
            <text:p>122.846</text:p>
          </table:table-cell>
          <table:table-cell table:style-name="ce21"/>
          <table:table-cell table:style-name="ce21" office:value-type="float" office:value="62036" calcext:value-type="float">
            <text:p>62.036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p</text:p>
          </table:table-cell>
          <table:table-cell table:style-name="ce4" office:value-type="string" calcext:value-type="string">
            <text:p>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4" table:style-name="ta28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23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float" office:value="2797372" calcext:value-type="float">
            <text:p>2.797.372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856197" calcext:value-type="float">
            <text:p>4.856.197</text:p>
          </table:table-cell>
          <table:table-cell table:style-name="ce20"/>
          <table:table-cell table:style-name="ce20" office:value-type="float" office:value="1610834" calcext:value-type="float">
            <text:p>1.610.834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447695350" calcext:value-type="float">
            <text:p>447.695.350</text:p>
          </table:table-cell>
          <table:table-cell table:style-name="ce20" office:value-type="string" calcext:value-type="string">
            <text:p>bep</text:p>
          </table:table-cell>
          <table:table-cell table:style-name="ce20" office:value-type="float" office:value="3669659" calcext:value-type="float">
            <text:p>3.669.659</text:p>
          </table:table-cell>
          <table:table-cell table:style-name="ce20"/>
          <table:table-cell table:style-name="ce20" office:value-type="float" office:value="-1186538" calcext:value-type="float">
            <text:p>-1.186.538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float" office:value="74826" calcext:value-type="float">
            <text:p>74.826</text:p>
          </table:table-cell>
          <table:table-cell table:style-name="ce21"/>
          <table:table-cell table:style-name="ce21" office:value-type="float" office:value="111311" calcext:value-type="float">
            <text:p>111.311</text:p>
          </table:table-cell>
          <table:table-cell table:style-name="ce21"/>
          <table:table-cell table:style-name="ce21" office:value-type="float" office:value="74300" calcext:value-type="float">
            <text:p>74.300</text:p>
          </table:table-cell>
          <table:table-cell table:style-name="ce21"/>
          <table:table-cell table:style-name="ce21" office:value-type="float" office:value="11742796" calcext:value-type="float">
            <text:p>11.742.796</text:p>
          </table:table-cell>
          <table:table-cell table:style-name="ce21"/>
          <table:table-cell table:style-name="ce21" office:value-type="float" office:value="110785" calcext:value-type="float">
            <text:p>110.785</text:p>
          </table:table-cell>
          <table:table-cell table:style-name="ce21"/>
          <table:table-cell table:style-name="ce21" office:value-type="float" office:value="-526" calcext:value-type="float">
            <text:p>-52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float" office:value="41580" calcext:value-type="float">
            <text:p>41.580</text:p>
          </table:table-cell>
          <table:table-cell table:style-name="ce20"/>
          <table:table-cell table:style-name="ce20" office:value-type="float" office:value="101006" calcext:value-type="float">
            <text:p>101.006</text:p>
          </table:table-cell>
          <table:table-cell table:style-name="ce20"/>
          <table:table-cell table:style-name="ce20" office:value-type="float" office:value="-2229" calcext:value-type="float">
            <text:p>-2.229</text:p>
          </table:table-cell>
          <table:table-cell table:style-name="ce20"/>
          <table:table-cell table:style-name="ce20" office:value-type="float" office:value="6447710" calcext:value-type="float">
            <text:p>6.447.710</text:p>
          </table:table-cell>
          <table:table-cell table:style-name="ce20"/>
          <table:table-cell table:style-name="ce20" office:value-type="float" office:value="57197" calcext:value-type="float">
            <text:p>57.197</text:p>
          </table:table-cell>
          <table:table-cell table:style-name="ce20"/>
          <table:table-cell table:style-name="ce20" office:value-type="float" office:value="-43809" calcext:value-type="float">
            <text:p>-43.80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float" office:value="94672" calcext:value-type="float">
            <text:p>94.672</text:p>
          </table:table-cell>
          <table:table-cell table:style-name="ce21"/>
          <table:table-cell table:style-name="ce21" office:value-type="float" office:value="112795" calcext:value-type="float">
            <text:p>112.795</text:p>
          </table:table-cell>
          <table:table-cell table:style-name="ce21"/>
          <table:table-cell table:style-name="ce21" office:value-type="float" office:value="73026" calcext:value-type="float">
            <text:p>73.026</text:p>
          </table:table-cell>
          <table:table-cell table:style-name="ce21"/>
          <table:table-cell table:style-name="ce21" office:value-type="float" office:value="10827529" calcext:value-type="float">
            <text:p>10.827.529</text:p>
          </table:table-cell>
          <table:table-cell table:style-name="ce21"/>
          <table:table-cell table:style-name="ce21" office:value-type="float" office:value="91149" calcext:value-type="float">
            <text:p>91.149</text:p>
          </table:table-cell>
          <table:table-cell table:style-name="ce21"/>
          <table:table-cell table:style-name="ce21" office:value-type="float" office:value="-21646" calcext:value-type="float">
            <text:p>-21.64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float" office:value="29510" calcext:value-type="float">
            <text:p>29.510</text:p>
          </table:table-cell>
          <table:table-cell table:style-name="ce20"/>
          <table:table-cell table:style-name="ce20" office:value-type="float" office:value="58384" calcext:value-type="float">
            <text:p>58.384</text:p>
          </table:table-cell>
          <table:table-cell table:style-name="ce20"/>
          <table:table-cell table:style-name="ce20" office:value-type="float" office:value="28595" calcext:value-type="float">
            <text:p>28.595</text:p>
          </table:table-cell>
          <table:table-cell table:style-name="ce20"/>
          <table:table-cell table:style-name="ce20" office:value-type="float" office:value="5932654" calcext:value-type="float">
            <text:p>5.932.654</text:p>
          </table:table-cell>
          <table:table-cell table:style-name="ce20"/>
          <table:table-cell table:style-name="ce20" office:value-type="float" office:value="57469" calcext:value-type="float">
            <text:p>57.469</text:p>
          </table:table-cell>
          <table:table-cell table:style-name="ce20"/>
          <table:table-cell table:style-name="ce20" office:value-type="float" office:value="-915" calcext:value-type="float">
            <text:p>-91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float" office:value="672761" calcext:value-type="float">
            <text:p>672.76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1028206" calcext:value-type="float">
            <text:p>1.028.206</text:p>
          </table:table-cell>
          <table:table-cell table:style-name="ce21"/>
          <table:table-cell table:style-name="ce21" office:value-type="float" office:value="337544" calcext:value-type="float">
            <text:p>337.544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83118501" calcext:value-type="float">
            <text:p>83.118.501</text:p>
          </table:table-cell>
          <table:table-cell table:style-name="ce21" office:value-type="string" calcext:value-type="string">
            <text:p>b</text:p>
          </table:table-cell>
          <table:table-cell table:style-name="ce21" office:value-type="float" office:value="692989" calcext:value-type="float">
            <text:p>692.989</text:p>
          </table:table-cell>
          <table:table-cell table:style-name="ce21"/>
          <table:table-cell table:style-name="ce21" office:value-type="float" office:value="-335217" calcext:value-type="float">
            <text:p>-335.21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float" office:value="672761" calcext:value-type="float">
            <text:p>672.76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1028206" calcext:value-type="float">
            <text:p>1.028.206</text:p>
          </table:table-cell>
          <table:table-cell table:style-name="ce20"/>
          <table:table-cell table:style-name="ce20" office:value-type="float" office:value="337544" calcext:value-type="float">
            <text:p>337.544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83118501" calcext:value-type="float">
            <text:p>83.118.501</text:p>
          </table:table-cell>
          <table:table-cell table:style-name="ce20" office:value-type="string" calcext:value-type="string">
            <text:p>b</text:p>
          </table:table-cell>
          <table:table-cell table:style-name="ce20" office:value-type="float" office:value="692989" calcext:value-type="float">
            <text:p>692.989</text:p>
          </table:table-cell>
          <table:table-cell table:style-name="ce20"/>
          <table:table-cell table:style-name="ce20" office:value-type="float" office:value="-335217" calcext:value-type="float">
            <text:p>-335.21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float" office:value="13856" calcext:value-type="float">
            <text:p>13.856</text:p>
          </table:table-cell>
          <table:table-cell table:style-name="ce21"/>
          <table:table-cell table:style-name="ce21" office:value-type="float" office:value="16002" calcext:value-type="float">
            <text:p>16.002</text:p>
          </table:table-cell>
          <table:table-cell table:style-name="ce21"/>
          <table:table-cell table:style-name="ce21" office:value-type="float" office:value="8803" calcext:value-type="float">
            <text:p>8.803</text:p>
          </table:table-cell>
          <table:table-cell table:style-name="ce21"/>
          <table:table-cell table:style-name="ce21" office:value-type="float" office:value="1365884" calcext:value-type="float">
            <text:p>1.365.884</text:p>
          </table:table-cell>
          <table:table-cell table:style-name="ce21"/>
          <table:table-cell table:style-name="ce21" office:value-type="float" office:value="10949" calcext:value-type="float">
            <text:p>10.949</text:p>
          </table:table-cell>
          <table:table-cell table:style-name="ce21"/>
          <table:table-cell table:style-name="ce21" office:value-type="float" office:value="-5053" calcext:value-type="float">
            <text:p>-5.05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float" office:value="60804" calcext:value-type="float">
            <text:p>60.804</text:p>
          </table:table-cell>
          <table:table-cell table:style-name="ce20"/>
          <table:table-cell table:style-name="ce20" office:value-type="float" office:value="34990" calcext:value-type="float">
            <text:p>34.990</text:p>
          </table:table-cell>
          <table:table-cell table:style-name="ce20"/>
          <table:table-cell table:style-name="ce20" office:value-type="float" office:value="80286" calcext:value-type="float">
            <text:p>80.286</text:p>
          </table:table-cell>
          <table:table-cell table:style-name="ce20"/>
          <table:table-cell table:style-name="ce20" office:value-type="float" office:value="5271395" calcext:value-type="float">
            <text:p>5.271.395</text:p>
          </table:table-cell>
          <table:table-cell table:style-name="ce20"/>
          <table:table-cell table:style-name="ce20" office:value-type="float" office:value="54472" calcext:value-type="float">
            <text:p>54.472</text:p>
          </table:table-cell>
          <table:table-cell table:style-name="ce20"/>
          <table:table-cell table:style-name="ce20" office:value-type="float" office:value="19482" calcext:value-type="float">
            <text:p>19.48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float" office:value="42658" calcext:value-type="float">
            <text:p>42.658</text:p>
          </table:table-cell>
          <table:table-cell table:style-name="ce21"/>
          <table:table-cell table:style-name="ce21" office:value-type="float" office:value="127169" calcext:value-type="float">
            <text:p>127.169</text:p>
          </table:table-cell>
          <table:table-cell table:style-name="ce21"/>
          <table:table-cell table:style-name="ce21" office:value-type="float" office:value="-13262" calcext:value-type="float">
            <text:p>-13.262</text:p>
          </table:table-cell>
          <table:table-cell table:style-name="ce21"/>
          <table:table-cell table:style-name="ce21" office:value-type="float" office:value="10413982" calcext:value-type="float">
            <text:p>10.413.982</text:p>
          </table:table-cell>
          <table:table-cell table:style-name="ce21"/>
          <table:table-cell table:style-name="ce21" office:value-type="float" office:value="71249" calcext:value-type="float">
            <text:p>71.249</text:p>
          </table:table-cell>
          <table:table-cell table:style-name="ce21"/>
          <table:table-cell table:style-name="ce21" office:value-type="float" office:value="-55920" calcext:value-type="float">
            <text:p>-55.920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float" office:value="647924" calcext:value-type="float">
            <text:p>647.924</text:p>
          </table:table-cell>
          <table:table-cell table:style-name="ce20"/>
          <table:table-cell table:style-name="ce20" office:value-type="float" office:value="433420" calcext:value-type="float">
            <text:p>433.420</text:p>
          </table:table-cell>
          <table:table-cell table:style-name="ce20"/>
          <table:table-cell table:style-name="ce20" office:value-type="float" office:value="534334" calcext:value-type="float">
            <text:p>534.334</text:p>
          </table:table-cell>
          <table:table-cell table:style-name="ce20"/>
          <table:table-cell table:style-name="ce20" office:value-type="float" office:value="48085361" calcext:value-type="float">
            <text:p>48.085.361</text:p>
          </table:table-cell>
          <table:table-cell table:style-name="ce20"/>
          <table:table-cell table:style-name="ce20" office:value-type="float" office:value="319830" calcext:value-type="float">
            <text:p>319.830</text:p>
          </table:table-cell>
          <table:table-cell table:style-name="ce20"/>
          <table:table-cell table:style-name="ce20" office:value-type="float" office:value="-113590" calcext:value-type="float">
            <text:p>-113.59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float" office:value="151245" calcext:value-type="float">
            <text:p>151.245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39426" calcext:value-type="float">
            <text:p>639.426</text:p>
          </table:table-cell>
          <table:table-cell table:style-name="ce21"/>
          <table:table-cell table:style-name="ce21" office:value-type="float" office:value="190152" calcext:value-type="float">
            <text:p>190.152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8277210" calcext:value-type="float">
            <text:p>68.277.210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678333" calcext:value-type="float">
            <text:p>678.333</text:p>
          </table:table-cell>
          <table:table-cell table:style-name="ce21"/>
          <table:table-cell table:style-name="ce21" office:value-type="float" office:value="38907" calcext:value-type="float">
            <text:p>38.907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float" office:value="30178" calcext:value-type="float">
            <text:p>30.178</text:p>
          </table:table-cell>
          <table:table-cell table:style-name="ce21"/>
          <table:table-cell table:style-name="ce21" office:value-type="float" office:value="51275" calcext:value-type="float">
            <text:p>51.275</text:p>
          </table:table-cell>
          <table:table-cell table:style-name="ce21"/>
          <table:table-cell table:style-name="ce21" office:value-type="float" office:value="11073" calcext:value-type="float">
            <text:p>11.073</text:p>
          </table:table-cell>
          <table:table-cell table:style-name="ce21"/>
          <table:table-cell table:style-name="ce21" office:value-type="float" office:value="3850894" calcext:value-type="float">
            <text:p>3.850.894</text:p>
          </table:table-cell>
          <table:table-cell table:style-name="ce21"/>
          <table:table-cell table:style-name="ce21" office:value-type="float" office:value="32170" calcext:value-type="float">
            <text:p>32.170</text:p>
          </table:table-cell>
          <table:table-cell table:style-name="ce21"/>
          <table:table-cell table:style-name="ce21" office:value-type="float" office:value="-19105" calcext:value-type="float">
            <text:p>-19.10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float" office:value="265204" calcext:value-type="float">
            <text:p>265.204</text:p>
          </table:table-cell>
          <table:table-cell table:style-name="ce20"/>
          <table:table-cell table:style-name="ce20" office:value-type="float" office:value="671065" calcext:value-type="float">
            <text:p>671.065</text:p>
          </table:table-cell>
          <table:table-cell table:style-name="ce20"/>
          <table:table-cell table:style-name="ce20" office:value-type="float" office:value="-25971" calcext:value-type="float">
            <text:p>-25.971</text:p>
          </table:table-cell>
          <table:table-cell table:style-name="ce20"/>
          <table:table-cell table:style-name="ce20" office:value-type="float" office:value="58997201" calcext:value-type="float">
            <text:p>58.997.201</text:p>
          </table:table-cell>
          <table:table-cell table:style-name="ce20"/>
          <table:table-cell table:style-name="ce20" office:value-type="float" office:value="379890" calcext:value-type="float">
            <text:p>379.890</text:p>
          </table:table-cell>
          <table:table-cell table:style-name="ce20"/>
          <table:table-cell table:style-name="ce20" office:value-type="float" office:value="-291175" calcext:value-type="float">
            <text:p>-291.17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float" office:value="13782" calcext:value-type="float">
            <text:p>13.782</text:p>
          </table:table-cell>
          <table:table-cell table:style-name="ce21"/>
          <table:table-cell table:style-name="ce21" office:value-type="float" office:value="6742" calcext:value-type="float">
            <text:p>6.742</text:p>
          </table:table-cell>
          <table:table-cell table:style-name="ce21"/>
          <table:table-cell table:style-name="ce21" office:value-type="float" office:value="17281" calcext:value-type="float">
            <text:p>17.281</text:p>
          </table:table-cell>
          <table:table-cell table:style-name="ce21"/>
          <table:table-cell table:style-name="ce21" office:value-type="float" office:value="949084" calcext:value-type="float">
            <text:p>949.084</text:p>
          </table:table-cell>
          <table:table-cell table:style-name="ce21"/>
          <table:table-cell table:style-name="ce21" office:value-type="float" office:value="10241" calcext:value-type="float">
            <text:p>10.241</text:p>
          </table:table-cell>
          <table:table-cell table:style-name="ce21"/>
          <table:table-cell table:style-name="ce21" office:value-type="float" office:value="3499" calcext:value-type="float">
            <text:p>3.49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float" office:value="2415" calcext:value-type="float">
            <text:p>2.415</text:p>
          </table:table-cell>
          <table:table-cell table:style-name="ce20"/>
          <table:table-cell table:style-name="ce20" office:value-type="float" office:value="28031" calcext:value-type="float">
            <text:p>28.031</text:p>
          </table:table-cell>
          <table:table-cell table:style-name="ce20"/>
          <table:table-cell table:style-name="ce20" office:value-type="float" office:value="-11126" calcext:value-type="float">
            <text:p>-11.126</text:p>
          </table:table-cell>
          <table:table-cell table:style-name="ce20"/>
          <table:table-cell table:style-name="ce20" office:value-type="float" office:value="1883008" calcext:value-type="float">
            <text:p>1.883.008</text:p>
          </table:table-cell>
          <table:table-cell table:style-name="ce20"/>
          <table:table-cell table:style-name="ce20" office:value-type="float" office:value="14490" calcext:value-type="float">
            <text:p>14.490</text:p>
          </table:table-cell>
          <table:table-cell table:style-name="ce20"/>
          <table:table-cell table:style-name="ce20" office:value-type="float" office:value="-13541" calcext:value-type="float">
            <text:p>-13.54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float" office:value="44994" calcext:value-type="float">
            <text:p>44.994</text:p>
          </table:table-cell>
          <table:table-cell table:style-name="ce21"/>
          <table:table-cell table:style-name="ce21" office:value-type="float" office:value="37005" calcext:value-type="float">
            <text:p>37.005</text:p>
          </table:table-cell>
          <table:table-cell table:style-name="ce21"/>
          <table:table-cell table:style-name="ce21" office:value-type="float" office:value="28612" calcext:value-type="float">
            <text:p>28.612</text:p>
          </table:table-cell>
          <table:table-cell table:style-name="ce21"/>
          <table:table-cell table:style-name="ce21" office:value-type="float" office:value="2857279" calcext:value-type="float">
            <text:p>2.857.279</text:p>
          </table:table-cell>
          <table:table-cell table:style-name="ce21"/>
          <table:table-cell table:style-name="ce21" office:value-type="float" office:value="20623" calcext:value-type="float">
            <text:p>20.623</text:p>
          </table:table-cell>
          <table:table-cell table:style-name="ce21"/>
          <table:table-cell table:style-name="ce21" office:value-type="float" office:value="-16382" calcext:value-type="float">
            <text:p>-16.38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float" office:value="9352" calcext:value-type="float">
            <text:p>9.352</text:p>
          </table:table-cell>
          <table:table-cell table:style-name="ce20"/>
          <table:table-cell table:style-name="ce20" office:value-type="float" office:value="4431" calcext:value-type="float">
            <text:p>4.431</text:p>
          </table:table-cell>
          <table:table-cell table:style-name="ce20"/>
          <table:table-cell table:style-name="ce20" office:value-type="float" office:value="11241" calcext:value-type="float">
            <text:p>11.241</text:p>
          </table:table-cell>
          <table:table-cell table:style-name="ce20"/>
          <table:table-cell table:style-name="ce20" office:value-type="float" office:value="660809" calcext:value-type="float">
            <text:p>660.809</text:p>
          </table:table-cell>
          <table:table-cell table:style-name="ce20"/>
          <table:table-cell table:style-name="ce20" office:value-type="float" office:value="6320" calcext:value-type="float">
            <text:p>6.320</text:p>
          </table:table-cell>
          <table:table-cell table:style-name="ce20"/>
          <table:table-cell table:style-name="ce20" office:value-type="float" office:value="1889" calcext:value-type="float">
            <text:p>1.889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float" office:value="26051" calcext:value-type="float">
            <text:p>26.051</text:p>
          </table:table-cell>
          <table:table-cell table:style-name="ce21"/>
          <table:table-cell table:style-name="ce21" office:value-type="float" office:value="128839" calcext:value-type="float">
            <text:p>128.839</text:p>
          </table:table-cell>
          <table:table-cell table:style-name="ce21"/>
          <table:table-cell table:style-name="ce21" office:value-type="float" office:value="-15117" calcext:value-type="float">
            <text:p>-15.117</text:p>
          </table:table-cell>
          <table:table-cell table:style-name="ce21"/>
          <table:table-cell table:style-name="ce21" office:value-type="float" office:value="9599744" calcext:value-type="float">
            <text:p>9.599.744</text:p>
          </table:table-cell>
          <table:table-cell table:style-name="ce21"/>
          <table:table-cell table:style-name="ce21" office:value-type="float" office:value="87671" calcext:value-type="float">
            <text:p>87.671</text:p>
          </table:table-cell>
          <table:table-cell table:style-name="ce21"/>
          <table:table-cell table:style-name="ce21" office:value-type="float" office:value="-41168" calcext:value-type="float">
            <text:p>-41.16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float" office:value="20960" calcext:value-type="float">
            <text:p>20.960</text:p>
          </table:table-cell>
          <table:table-cell table:style-name="ce20"/>
          <table:table-cell table:style-name="ce20" office:value-type="float" office:value="4030" calcext:value-type="float">
            <text:p>4.030</text:p>
          </table:table-cell>
          <table:table-cell table:style-name="ce20"/>
          <table:table-cell table:style-name="ce20" office:value-type="float" office:value="21392" calcext:value-type="float">
            <text:p>21.392</text:p>
          </table:table-cell>
          <table:table-cell table:style-name="ce20"/>
          <table:table-cell table:style-name="ce20" office:value-type="float" office:value="542051" calcext:value-type="float">
            <text:p>542.051</text:p>
          </table:table-cell>
          <table:table-cell table:style-name="ce20"/>
          <table:table-cell table:style-name="ce20" office:value-type="float" office:value="4462" calcext:value-type="float">
            <text:p>4.462</text:p>
          </table:table-cell>
          <table:table-cell table:style-name="ce20"/>
          <table:table-cell table:style-name="ce20" office:value-type="float" office:value="432" calcext:value-type="float">
            <text:p>432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float" office:value="136685" calcext:value-type="float">
            <text:p>136.685</text:p>
          </table:table-cell>
          <table:table-cell table:style-name="ce21"/>
          <table:table-cell table:style-name="ce21" office:value-type="float" office:value="169521" calcext:value-type="float">
            <text:p>169.521</text:p>
          </table:table-cell>
          <table:table-cell table:style-name="ce21"/>
          <table:table-cell table:style-name="ce21" office:value-type="float" office:value="131651" calcext:value-type="float">
            <text:p>131.651</text:p>
          </table:table-cell>
          <table:table-cell table:style-name="ce21"/>
          <table:table-cell table:style-name="ce21" office:value-type="float" office:value="17811291" calcext:value-type="float">
            <text:p>17.811.291</text:p>
          </table:table-cell>
          <table:table-cell table:style-name="ce21"/>
          <table:table-cell table:style-name="ce21" office:value-type="float" office:value="164487" calcext:value-type="float">
            <text:p>164.487</text:p>
          </table:table-cell>
          <table:table-cell table:style-name="ce21"/>
          <table:table-cell table:style-name="ce21" office:value-type="float" office:value="-5034" calcext:value-type="float">
            <text:p>-5.034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float" office:value="66133" calcext:value-type="float">
            <text:p>66.133</text:p>
          </table:table-cell>
          <table:table-cell table:style-name="ce20"/>
          <table:table-cell table:style-name="ce20" office:value-type="float" office:value="89760" calcext:value-type="float">
            <text:p>89.760</text:p>
          </table:table-cell>
          <table:table-cell table:style-name="ce20"/>
          <table:table-cell table:style-name="ce20" office:value-type="float" office:value="53978" calcext:value-type="float">
            <text:p>53.978</text:p>
          </table:table-cell>
          <table:table-cell table:style-name="ce20"/>
          <table:table-cell table:style-name="ce20" office:value-type="float" office:value="9104772" calcext:value-type="float">
            <text:p>9.104.772</text:p>
          </table:table-cell>
          <table:table-cell table:style-name="ce20"/>
          <table:table-cell table:style-name="ce20" office:value-type="float" office:value="77605" calcext:value-type="float">
            <text:p>77.605</text:p>
          </table:table-cell>
          <table:table-cell table:style-name="ce20"/>
          <table:table-cell table:style-name="ce20" office:value-type="float" office:value="-12155" calcext:value-type="float">
            <text:p>-12.155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float" office:value="3819" calcext:value-type="float">
            <text:p>3.819</text:p>
          </table:table-cell>
          <table:table-cell table:style-name="ce21"/>
          <table:table-cell table:style-name="ce21" office:value-type="float" office:value="409036" calcext:value-type="float">
            <text:p>409.036</text:p>
          </table:table-cell>
          <table:table-cell table:style-name="ce21"/>
          <table:table-cell table:style-name="ce21" office:value-type="float" office:value="-132766" calcext:value-type="float">
            <text:p>-132.766</text:p>
          </table:table-cell>
          <table:table-cell table:style-name="ce21"/>
          <table:table-cell table:style-name="ce21" office:value-type="float" office:value="36753736" calcext:value-type="float">
            <text:p>36.753.736</text:p>
          </table:table-cell>
          <table:table-cell table:style-name="ce21"/>
          <table:table-cell table:style-name="ce21" office:value-type="float" office:value="272451" calcext:value-type="float">
            <text:p>272.451</text:p>
          </table:table-cell>
          <table:table-cell table:style-name="ce21"/>
          <table:table-cell table:style-name="ce21" office:value-type="float" office:value="-136585" calcext:value-type="float">
            <text:p>-136.585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float" office:value="155701" calcext:value-type="float">
            <text:p>155.701</text:p>
          </table:table-cell>
          <table:table-cell table:style-name="ce20"/>
          <table:table-cell table:style-name="ce20" office:value-type="float" office:value="118295" calcext:value-type="float">
            <text:p>118.295</text:p>
          </table:table-cell>
          <table:table-cell table:style-name="ce20"/>
          <table:table-cell table:style-name="ce20" office:value-type="float" office:value="123105" calcext:value-type="float">
            <text:p>123.105</text:p>
          </table:table-cell>
          <table:table-cell table:style-name="ce20"/>
          <table:table-cell table:style-name="ce20" office:value-type="float" office:value="10516621" calcext:value-type="float">
            <text:p>10.516.621</text:p>
          </table:table-cell>
          <table:table-cell table:style-name="ce20"/>
          <table:table-cell table:style-name="ce20" office:value-type="float" office:value="85699" calcext:value-type="float">
            <text:p>85.699</text:p>
          </table:table-cell>
          <table:table-cell table:style-name="ce20"/>
          <table:table-cell table:style-name="ce20" office:value-type="float" office:value="-32596" calcext:value-type="float">
            <text:p>-32.59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float" office:value="97011" calcext:value-type="float">
            <text:p>97.011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244061" calcext:value-type="float">
            <text:p>244.061</text:p>
          </table:table-cell>
          <table:table-cell table:style-name="ce21"/>
          <table:table-cell table:style-name="ce21" office:value-type="float" office:value="13028" calcext:value-type="float">
            <text:p>13.02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9054548" calcext:value-type="float">
            <text:p>19.054.548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float" office:value="160078" calcext:value-type="float">
            <text:p>160.078</text:p>
          </table:table-cell>
          <table:table-cell table:style-name="ce21"/>
          <table:table-cell table:style-name="ce21" office:value-type="float" office:value="-83983" calcext:value-type="float">
            <text:p>-83.983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float" office:value="11528" calcext:value-type="float">
            <text:p>11.528</text:p>
          </table:table-cell>
          <table:table-cell table:style-name="ce20"/>
          <table:table-cell table:style-name="ce20" office:value-type="float" office:value="21540" calcext:value-type="float">
            <text:p>21.540</text:p>
          </table:table-cell>
          <table:table-cell table:style-name="ce20"/>
          <table:table-cell table:style-name="ce20" office:value-type="float" office:value="6977" calcext:value-type="float">
            <text:p>6.977</text:p>
          </table:table-cell>
          <table:table-cell table:style-name="ce20"/>
          <table:table-cell table:style-name="ce20" office:value-type="float" office:value="2116972" calcext:value-type="float">
            <text:p>2.116.972</text:p>
          </table:table-cell>
          <table:table-cell table:style-name="ce20"/>
          <table:table-cell table:style-name="ce20" office:value-type="float" office:value="16989" calcext:value-type="float">
            <text:p>16.989</text:p>
          </table:table-cell>
          <table:table-cell table:style-name="ce20"/>
          <table:table-cell table:style-name="ce20" office:value-type="float" office:value="-4551" calcext:value-type="float">
            <text:p>-4.55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float" office:value="1401" calcext:value-type="float">
            <text:p>1.401</text:p>
          </table:table-cell>
          <table:table-cell table:style-name="ce21"/>
          <table:table-cell table:style-name="ce21" office:value-type="float" office:value="54133" calcext:value-type="float">
            <text:p>54.133</text:p>
          </table:table-cell>
          <table:table-cell table:style-name="ce21"/>
          <table:table-cell table:style-name="ce21" office:value-type="float" office:value="-4105" calcext:value-type="float">
            <text:p>-4.105</text:p>
          </table:table-cell>
          <table:table-cell table:style-name="ce21"/>
          <table:table-cell table:style-name="ce21" office:value-type="float" office:value="5428792" calcext:value-type="float">
            <text:p>5.428.792</text:p>
          </table:table-cell>
          <table:table-cell table:style-name="ce21"/>
          <table:table-cell table:style-name="ce21" office:value-type="float" office:value="48627" calcext:value-type="float">
            <text:p>48.627</text:p>
          </table:table-cell>
          <table:table-cell table:style-name="ce21"/>
          <table:table-cell table:style-name="ce21" office:value-type="float" office:value="-5506" calcext:value-type="float">
            <text:p>-5.50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float" office:value="57837" calcext:value-type="float">
            <text:p>57.837</text:p>
          </table:table-cell>
          <table:table-cell table:style-name="ce20"/>
          <table:table-cell table:style-name="ce20" office:value-type="float" office:value="61339" calcext:value-type="float">
            <text:p>61.339</text:p>
          </table:table-cell>
          <table:table-cell table:style-name="ce20"/>
          <table:table-cell table:style-name="ce20" office:value-type="float" office:value="39881" calcext:value-type="float">
            <text:p>39.881</text:p>
          </table:table-cell>
          <table:table-cell table:style-name="ce20"/>
          <table:table-cell table:style-name="ce20" office:value-type="float" office:value="5563970" calcext:value-type="float">
            <text:p>5.563.970</text:p>
          </table:table-cell>
          <table:table-cell table:style-name="ce20"/>
          <table:table-cell table:style-name="ce20" office:value-type="float" office:value="43383" calcext:value-type="float">
            <text:p>43.383</text:p>
          </table:table-cell>
          <table:table-cell table:style-name="ce20"/>
          <table:table-cell table:style-name="ce20" office:value-type="float" office:value="-17956" calcext:value-type="float">
            <text:p>-17.956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float" office:value="24485" calcext:value-type="float">
            <text:p>24.485</text:p>
          </table:table-cell>
          <table:table-cell table:style-name="ce21"/>
          <table:table-cell table:style-name="ce21" office:value-type="float" office:value="94385" calcext:value-type="float">
            <text:p>94.385</text:p>
          </table:table-cell>
          <table:table-cell table:style-name="ce21"/>
          <table:table-cell table:style-name="ce21" office:value-type="float" office:value="30151" calcext:value-type="float">
            <text:p>30.151</text:p>
          </table:table-cell>
          <table:table-cell table:style-name="ce21"/>
          <table:table-cell table:style-name="ce21" office:value-type="float" office:value="10521556" calcext:value-type="float">
            <text:p>10.521.556</text:p>
          </table:table-cell>
          <table:table-cell table:style-name="ce21"/>
          <table:table-cell table:style-name="ce21" office:value-type="float" office:value="100051" calcext:value-type="float">
            <text:p>100.051</text:p>
          </table:table-cell>
          <table:table-cell table:style-name="ce21"/>
          <table:table-cell table:style-name="ce21" office:value-type="float" office:value="5666" calcext:value-type="float">
            <text:p>5.666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float" office:value="-5935" calcext:value-type="float">
            <text:p>-5.935</text:p>
          </table:table-cell>
          <table:table-cell table:style-name="ce20"/>
          <table:table-cell table:style-name="ce20" office:value-type="float" office:value="2571" calcext:value-type="float">
            <text:p>2.571</text:p>
          </table:table-cell>
          <table:table-cell table:style-name="ce20"/>
          <table:table-cell table:style-name="ce20" office:value-type="float" office:value="-4191" calcext:value-type="float">
            <text:p>-4.191</text:p>
          </table:table-cell>
          <table:table-cell table:style-name="ce20"/>
          <table:table-cell table:style-name="ce20" office:value-type="float" office:value="387758" calcext:value-type="float">
            <text:p>387.758</text:p>
          </table:table-cell>
          <table:table-cell table:style-name="ce20"/>
          <table:table-cell table:style-name="ce20" office:value-type="float" office:value="4315" calcext:value-type="float">
            <text:p>4.315</text:p>
          </table:table-cell>
          <table:table-cell table:style-name="ce20"/>
          <table:table-cell table:style-name="ce20" office:value-type="float" office:value="1744" calcext:value-type="float">
            <text:p>1.74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float" office:value="247" calcext:value-type="float">
            <text:p>247</text:p>
          </table:table-cell>
          <table:table-cell table:style-name="ce21"/>
          <table:table-cell table:style-name="ce21" office:value-type="float" office:value="270" calcext:value-type="float">
            <text:p>270</text:p>
          </table:table-cell>
          <table:table-cell table:style-name="ce21"/>
          <table:table-cell table:style-name="ce21" office:value-type="float" office:value="338" calcext:value-type="float">
            <text:p>338</text:p>
          </table:table-cell>
          <table:table-cell table:style-name="ce21"/>
          <table:table-cell table:style-name="ce21" office:value-type="float" office:value="39677" calcext:value-type="float">
            <text:p>39.677</text:p>
          </table:table-cell>
          <table:table-cell table:style-name="ce21"/>
          <table:table-cell table:style-name="ce21" office:value-type="float" office:value="361" calcext:value-type="float">
            <text:p>361</text:p>
          </table:table-cell>
          <table:table-cell table:style-name="ce21"/>
          <table:table-cell table:style-name="ce21" office:value-type="float" office:value="91" calcext:value-type="float">
            <text:p>9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float" office:value="53053" calcext:value-type="float">
            <text:p>53.053</text:p>
          </table:table-cell>
          <table:table-cell table:style-name="ce20"/>
          <table:table-cell table:style-name="ce20" office:value-type="float" office:value="43803" calcext:value-type="float">
            <text:p>43.803</text:p>
          </table:table-cell>
          <table:table-cell table:style-name="ce20"/>
          <table:table-cell table:style-name="ce20" office:value-type="float" office:value="61233" calcext:value-type="float">
            <text:p>61.233</text:p>
          </table:table-cell>
          <table:table-cell table:style-name="ce20"/>
          <table:table-cell table:style-name="ce20" office:value-type="float" office:value="5488984" calcext:value-type="float">
            <text:p>5.488.984</text:p>
          </table:table-cell>
          <table:table-cell table:style-name="ce20"/>
          <table:table-cell table:style-name="ce20" office:value-type="float" office:value="51983" calcext:value-type="float">
            <text:p>51.983</text:p>
          </table:table-cell>
          <table:table-cell table:style-name="ce20"/>
          <table:table-cell table:style-name="ce20" office:value-type="float" office:value="8180" calcext:value-type="float">
            <text:p>8.18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float" office:value="138671" calcext:value-type="float">
            <text:p>138.671</text:p>
          </table:table-cell>
          <table:table-cell table:style-name="ce21"/>
          <table:table-cell table:style-name="ce21" office:value-type="float" office:value="71822" calcext:value-type="float">
            <text:p>71.822</text:p>
          </table:table-cell>
          <table:table-cell table:style-name="ce21"/>
          <table:table-cell table:style-name="ce21" office:value-type="float" office:value="146873" calcext:value-type="float">
            <text:p>146.873</text:p>
          </table:table-cell>
          <table:table-cell table:style-name="ce21"/>
          <table:table-cell table:style-name="ce21" office:value-type="float" office:value="8815385" calcext:value-type="float">
            <text:p>8.815.385</text:p>
          </table:table-cell>
          <table:table-cell table:style-name="ce21"/>
          <table:table-cell table:style-name="ce21" office:value-type="float" office:value="80024" calcext:value-type="float">
            <text:p>80.024</text:p>
          </table:table-cell>
          <table:table-cell table:style-name="ce21"/>
          <table:table-cell table:style-name="ce21" office:value-type="float" office:value="8202" calcext:value-type="float">
            <text:p>8.20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float" office:value="-14609" calcext:value-type="float">
            <text:p>-14.609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34434" calcext:value-type="float">
            <text:p>34.434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-24105" calcext:value-type="float">
            <text:p>-24.105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3441194" calcext:value-type="float">
            <text:p>3.441.194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24938" calcext:value-type="float">
            <text:p>24.938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float" office:value="-9496" calcext:value-type="float">
            <text:p>-9.496</text:p>
          </table:table-cell>
          <table:table-cell table:style-name="ce21" office:value-type="string" calcext:value-type="string">
            <text:p>p</text:p>
          </table:table-cell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float" office:value="6304" calcext:value-type="float">
            <text:p>6.304</text:p>
          </table:table-cell>
          <table:table-cell table:style-name="ce20"/>
          <table:table-cell table:style-name="ce20" office:value-type="float" office:value="6327" calcext:value-type="float">
            <text:p>6.327</text:p>
          </table:table-cell>
          <table:table-cell table:style-name="ce20"/>
          <table:table-cell table:style-name="ce20" office:value-type="float" office:value="6985" calcext:value-type="float">
            <text:p>6.985</text:p>
          </table:table-cell>
          <table:table-cell table:style-name="ce20"/>
          <table:table-cell table:style-name="ce20" office:value-type="float" office:value="616695" calcext:value-type="float">
            <text:p>616.695</text:p>
          </table:table-cell>
          <table:table-cell table:style-name="ce20"/>
          <table:table-cell table:style-name="ce20" office:value-type="float" office:value="7008" calcext:value-type="float">
            <text:p>7.008</text:p>
          </table:table-cell>
          <table:table-cell table:style-name="ce20"/>
          <table:table-cell table:style-name="ce20" office:value-type="float" office:value="681" calcext:value-type="float">
            <text:p>68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float" office:value="-79813" calcext:value-type="float">
            <text:p>-79.813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33781" calcext:value-type="float">
            <text:p>33.781</text:p>
          </table:table-cell>
          <table:table-cell table:style-name="ce21"/>
          <table:table-cell table:style-name="ce21" office:value-type="float" office:value="-89471" calcext:value-type="float">
            <text:p>-89.471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2512758" calcext:value-type="float">
            <text:p>2.512.758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float" office:value="24123" calcext:value-type="float">
            <text:p>24.123</text:p>
          </table:table-cell>
          <table:table-cell table:style-name="ce21"/>
          <table:table-cell table:style-name="ce21" office:value-type="float" office:value="-9658" calcext:value-type="float">
            <text:p>-9.65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float" office:value="-257" calcext:value-type="float">
            <text:p>-257</text:p>
          </table:table-cell>
          <table:table-cell table:style-name="ce20"/>
          <table:table-cell table:style-name="ce20" office:value-type="float" office:value="20187" calcext:value-type="float">
            <text:p>20.187</text:p>
          </table:table-cell>
          <table:table-cell table:style-name="ce20"/>
          <table:table-cell table:style-name="ce20" office:value-type="float" office:value="-3707" calcext:value-type="float">
            <text:p>-3.707</text:p>
          </table:table-cell>
          <table:table-cell table:style-name="ce20"/>
          <table:table-cell table:style-name="ce20" office:value-type="float" office:value="1829954" calcext:value-type="float">
            <text:p>1.829.954</text:p>
          </table:table-cell>
          <table:table-cell table:style-name="ce20"/>
          <table:table-cell table:style-name="ce20" office:value-type="float" office:value="16737" calcext:value-type="float">
            <text:p>16.737</text:p>
          </table:table-cell>
          <table:table-cell table:style-name="ce20"/>
          <table:table-cell table:style-name="ce20" office:value-type="float" office:value="-3450" calcext:value-type="float">
            <text:p>-3.450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float" office:value="-39207" calcext:value-type="float">
            <text:p>-39.207</text:p>
          </table:table-cell>
          <table:table-cell table:style-name="ce21"/>
          <table:table-cell table:style-name="ce21" office:value-type="float" office:value="42756" calcext:value-type="float">
            <text:p>42.756</text:p>
          </table:table-cell>
          <table:table-cell table:style-name="ce21"/>
          <table:table-cell table:style-name="ce21" office:value-type="float" office:value="-41749" calcext:value-type="float">
            <text:p>-41.749</text:p>
          </table:table-cell>
          <table:table-cell table:style-name="ce21"/>
          <table:table-cell table:style-name="ce21" office:value-type="float" office:value="3736357" calcext:value-type="float">
            <text:p>3.736.357</text:p>
          </table:table-cell>
          <table:table-cell table:style-name="ce21"/>
          <table:table-cell table:style-name="ce21" office:value-type="float" office:value="40214" calcext:value-type="float">
            <text:p>40.214</text:p>
          </table:table-cell>
          <table:table-cell table:style-name="ce21"/>
          <table:table-cell table:style-name="ce21" office:value-type="float" office:value="-2542" calcext:value-type="float">
            <text:p>-2.542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1286" calcext:value-type="float">
            <text:p>21.286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761785" calcext:value-type="float">
            <text:p>2.761.785</text:p>
          </table:table-cell>
          <table:table-cell table:style-name="ce20"/>
          <table:table-cell table:style-name="ce20" office:value-type="float" office:value="23617" calcext:value-type="float">
            <text:p>23.617</text:p>
          </table:table-cell>
          <table:table-cell table:style-name="ce20"/>
          <table:table-cell table:style-name="ce20" office:value-type="float" office:value="2331" calcext:value-type="float">
            <text:p>2.331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97081" calcext:value-type="float">
            <text:p>97.081</text:p>
          </table:table-cell>
          <table:table-cell table:style-name="ce21"/>
          <table:table-cell table:style-name="ce21" office:value-type="float" office:value="-36029" calcext:value-type="float">
            <text:p>-36.029</text:p>
          </table:table-cell>
          <table:table-cell table:style-name="ce21"/>
          <table:table-cell table:style-name="ce21" office:value-type="float" office:value="6641197" calcext:value-type="float">
            <text:p>6.641.197</text:p>
          </table:table-cell>
          <table:table-cell table:style-name="ce21"/>
          <table:table-cell table:style-name="ce21" office:value-type="float" office:value="61052" calcext:value-type="float">
            <text:p>61.052</text:p>
          </table:table-cell>
          <table:table-cell table:style-name="ce21"/>
          <table:table-cell table:style-name="ce21" office:value-type="float" office:value="-36029" calcext:value-type="float">
            <text:p>-36.029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float" office:value="-339770" calcext:value-type="float">
            <text:p>-339.770</text:p>
          </table:table-cell>
          <table:table-cell table:style-name="ce20"/>
          <table:table-cell table:style-name="ce20" office:value-type="float" office:value="525814" calcext:value-type="float">
            <text:p>525.814</text:p>
          </table:table-cell>
          <table:table-cell table:style-name="ce20"/>
          <table:table-cell table:style-name="ce20" office:value-type="float" office:value="92824" calcext:value-type="float">
            <text:p>92.824</text:p>
          </table:table-cell>
          <table:table-cell table:style-name="ce20"/>
          <table:table-cell table:style-name="ce20" office:value-type="float" office:value="85279553" calcext:value-type="float">
            <text:p>85.279.553</text:p>
          </table:table-cell>
          <table:table-cell table:style-name="ce20"/>
          <table:table-cell table:style-name="ce20" office:value-type="float" office:value="958408" calcext:value-type="float">
            <text:p>958.408</text:p>
          </table:table-cell>
          <table:table-cell table:style-name="ce20"/>
          <table:table-cell table:style-name="ce20" office:value-type="float" office:value="432594" calcext:value-type="float">
            <text:p>432.594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float" office:value="3412" calcext:value-type="float">
            <text:p>3.412</text:p>
          </table:table-cell>
          <table:table-cell table:style-name="ce21"/>
          <table:table-cell table:style-name="ce21" office:value-type="float" office:value="357" calcext:value-type="float">
            <text:p>357</text:p>
          </table:table-cell>
          <table:table-cell table:style-name="ce21"/>
          <table:table-cell table:style-name="ce21" office:value-type="float" office:value="3513" calcext:value-type="float">
            <text:p>3.513</text:p>
          </table:table-cell>
          <table:table-cell table:style-name="ce21"/>
          <table:table-cell table:style-name="ce21" office:value-type="float" office:value="81588" calcext:value-type="float">
            <text:p>81.588</text:p>
          </table:table-cell>
          <table:table-cell table:style-name="ce21"/>
          <table:table-cell table:style-name="ce21" office:value-type="float" office:value="458" calcext:value-type="float">
            <text:p>458</text:p>
          </table:table-cell>
          <table:table-cell table:style-name="ce21"/>
          <table:table-cell table:style-name="ce21" office:value-type="float" office:value="101" calcext:value-type="float">
            <text:p>101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255" calcext:value-type="float">
            <text:p>25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247" calcext:value-type="float">
            <text:p>247</text:p>
          </table:table-cell>
          <table:table-cell table:style-name="ce21"/>
          <table:table-cell table:style-name="ce21" office:value-type="float" office:value="-8" calcext:value-type="float">
            <text:p>-8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3812" calcext:value-type="float">
            <text:p>33.812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float" office:value="1794" calcext:value-type="float">
            <text:p>1.794</text:p>
          </table:table-cell>
          <table:table-cell table:style-name="ce20"/>
          <table:table-cell table:style-name="ce20" office:value-type="float" office:value="24313" calcext:value-type="float">
            <text:p>24.313</text:p>
          </table:table-cell>
          <table:table-cell table:style-name="ce20"/>
          <table:table-cell table:style-name="ce20" office:value-type="float" office:value="14071" calcext:value-type="float">
            <text:p>14.071</text:p>
          </table:table-cell>
          <table:table-cell table:style-name="ce20"/>
          <table:table-cell table:style-name="ce20" office:value-type="float" office:value="2977130" calcext:value-type="float">
            <text:p>2.977.130</text:p>
          </table:table-cell>
          <table:table-cell table:style-name="ce20"/>
          <table:table-cell table:style-name="ce20" office:value-type="float" office:value="36590" calcext:value-type="float">
            <text:p>36.590</text:p>
          </table:table-cell>
          <table:table-cell table:style-name="ce20"/>
          <table:table-cell table:style-name="ce20" office:value-type="float" office:value="12277" calcext:value-type="float">
            <text:p>12.277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float" office:value="1155" calcext:value-type="float">
            <text:p>1.155</text:p>
          </table:table-cell>
          <table:table-cell table:style-name="ce21"/>
          <table:table-cell table:style-name="ce21" office:value-type="float" office:value="60150" calcext:value-type="float">
            <text:p>60.150</text:p>
          </table:table-cell>
          <table:table-cell table:style-name="ce21"/>
          <table:table-cell table:style-name="ce21" office:value-type="float" office:value="53625" calcext:value-type="float">
            <text:p>53.625</text:p>
          </table:table-cell>
          <table:table-cell table:style-name="ce21"/>
          <table:table-cell table:style-name="ce21" office:value-type="float" office:value="10127145" calcext:value-type="float">
            <text:p>10.127.145</text:p>
          </table:table-cell>
          <table:table-cell table:style-name="ce21"/>
          <table:table-cell table:style-name="ce21" office:value-type="float" office:value="112620" calcext:value-type="float">
            <text:p>112.620</text:p>
          </table:table-cell>
          <table:table-cell table:style-name="ce21"/>
          <table:table-cell table:style-name="ce21" office:value-type="float" office:value="52470" calcext:value-type="float">
            <text:p>52.470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bep</text:p>
          </table:table-cell>
          <table:table-cell table:style-name="ce4" office:value-type="string" calcext:value-type="string">
            <text:p>break in time series, 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reak in time series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p</text:p>
          </table:table-cell>
          <table:table-cell table:style-name="ce4" office:value-type="string" calcext:value-type="string">
            <text:p>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5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heet 65" table:style-name="ta29">
        <office:forms form:automatic-focus="false" form:apply-design-mode="false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number-columns-repeated="16371" table:default-cell-style-name="Default"/>
        <table:table-row table:style-name="ro4">
          <table:table-cell table:style-name="ce4" office:value-type="string" calcext:value-type="string">
            <text:p>Data extracted on 16/04/2025 20:10:47 from [ESTAT]</text:p>
          </table:table-cell>
          <table:table-cell table:number-columns-repeated="16383"/>
        </table:table-row>
        <table:table-row table:style-name="ro4">
          <table:table-cell table:style-name="ce4" office:value-type="string" calcext:value-type="string">
            <text:p>Dataset: </text:p>
          </table:table-cell>
          <table:table-cell table:style-name="ce6" office:value-type="string" calcext:value-type="string">
            <text:p>Population change - Demographic balance and crude rates at national level [demo_gind__custom_3013169]</text:p>
          </table:table-cell>
          <table:table-cell table:number-columns-repeated="16382"/>
        </table:table-row>
        <table:table-row table:style-name="ro4">
          <table:table-cell table:style-name="ce4" office:value-type="string" calcext:value-type="string">
            <text:p>Last updated: </text:p>
          </table:table-cell>
          <table:table-cell table:style-name="ce4" office:value-type="string" calcext:value-type="string">
            <text:p>27/03/2025 23:00</text:p>
          </table:table-cell>
          <table:table-cell table:number-columns-repeated="16382"/>
        </table:table-row>
        <table:table-row table:style-name="ro4">
          <table:table-cell table:number-columns-repeated="16384"/>
        </table:table-row>
        <table:table-row table:style-name="ro4">
          <table:table-cell table:style-name="ce6" office:value-type="string" calcext:value-type="string">
            <text:p>Time frequency</text:p>
          </table:table-cell>
          <table:table-cell/>
          <table:table-cell table:style-name="ce4" office:value-type="string" calcext:value-type="string">
            <text:p>Annual</text:p>
          </table:table-cell>
          <table:table-cell table:number-columns-repeated="16381"/>
        </table:table-row>
        <table:table-row table:style-name="ro4">
          <table:table-cell table:style-name="ce6" office:value-type="string" calcext:value-type="string">
            <text:p>Time</text:p>
          </table:table-cell>
          <table:table-cell/>
          <table:table-cell table:style-name="ce4" office:value-type="string" calcext:value-type="string">
            <text:p>2024</text:p>
          </table:table-cell>
          <table:table-cell table:number-columns-repeated="16381"/>
        </table:table-row>
        <table:table-row table:style-name="ro4">
          <table:table-cell table:number-columns-repeated="16384"/>
        </table:table-row>
        <table:table-row table:style-name="ro5">
          <table:table-cell table:style-name="ce15" office:value-type="string" calcext:value-type="string">
            <text:p>INDIC_DE (Labels)</text:p>
          </table:table-cell>
          <table:table-cell table:style-name="ce18" office:value-type="string" calcext:value-type="string" table:number-columns-spanned="2" table:number-rows-spanned="1">
            <text:p>Net migration plus statistical adjustment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Dea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Total population change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Population on 1 January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Live births - total</text:p>
          </table:table-cell>
          <table:covered-table-cell table:style-name="ce18"/>
          <table:table-cell table:style-name="ce18" office:value-type="string" calcext:value-type="string" table:number-columns-spanned="2" table:number-rows-spanned="1">
            <text:p>Natural change of population</text:p>
          </table:table-cell>
          <table:covered-table-cell table:style-name="ce18"/>
          <table:table-cell table:number-columns-repeated="16371"/>
        </table:table-row>
        <table:table-row table:style-name="ro4">
          <table:table-cell table:style-name="ce16" office:value-type="string" calcext:value-type="string">
            <text:p>GEO (Labels)</text:p>
          </table:table-cell>
          <table:table-cell table:style-name="ce19" table:number-columns-repeated="12"/>
          <table:table-cell table:number-columns-repeated="16371"/>
        </table:table-row>
        <table:table-row table:style-name="ro5">
          <table:table-cell table:style-name="ce17" office:value-type="string" calcext:value-type="string">
            <text:p>European Union - 27 countries (from 2020)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449306184" calcext:value-type="float">
            <text:p>449.306.184</text:p>
          </table:table-cell>
          <table:table-cell table:style-name="ce20" office:value-type="string" calcext:value-type="string">
            <text:p>ep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elgium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1817096" calcext:value-type="float">
            <text:p>11.817.096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ulgar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6445481" calcext:value-type="float">
            <text:p>6.445.48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zech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0900555" calcext:value-type="float">
            <text:p>10.900.55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Denmark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961249" calcext:value-type="float">
            <text:p>5.961.249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83456045" calcext:value-type="float">
            <text:p>83.456.04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Germany including former GDR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83456045" calcext:value-type="float">
            <text:p>83.456.045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Eston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374687" calcext:value-type="float">
            <text:p>1.374.68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reland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351681" calcext:value-type="float">
            <text:p>5.351.68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reec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0400720" calcext:value-type="float">
            <text:p>10.400.720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pain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48619695" calcext:value-type="float">
            <text:p>48.619.695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Franc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68467362" calcext:value-type="float">
            <text:p>68.467.362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etropolitan Franc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roat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861967" calcext:value-type="float">
            <text:p>3.861.96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taly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8971230" calcext:value-type="float">
            <text:p>58.971.230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Cyprus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966365" calcext:value-type="float">
            <text:p>966.36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atv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871882" calcext:value-type="float">
            <text:p>1.871.882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thuan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2885891" calcext:value-type="float">
            <text:p>2.885.891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Luxembourg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672050" calcext:value-type="float">
            <text:p>672.050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Hungary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9584627" calcext:value-type="float">
            <text:p>9.584.62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alt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63443" calcext:value-type="float">
            <text:p>563.443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Netherlands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7942942" calcext:value-type="float">
            <text:p>17.942.942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ustr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9158750" calcext:value-type="float">
            <text:p>9.158.750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Poland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6620970" calcext:value-type="float">
            <text:p>36.620.970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Portugal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0639726" calcext:value-type="float">
            <text:p>10.639.726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Roman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9067576" calcext:value-type="float">
            <text:p>19.067.576</text:p>
          </table:table-cell>
          <table:table-cell table:style-name="ce21" office:value-type="string" calcext:value-type="string">
            <text:p>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123949" calcext:value-type="float">
            <text:p>2.123.949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lovak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5424687" calcext:value-type="float">
            <text:p>5.424.68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Finland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603851" calcext:value-type="float">
            <text:p>5.603.85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eden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0551707" calcext:value-type="float">
            <text:p>10.551.70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Iceland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383567" calcext:value-type="float">
            <text:p>383.567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Liechtenstein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40015" calcext:value-type="float">
            <text:p>40.015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way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5550217" calcext:value-type="float">
            <text:p>5.550.217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witzerland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8962258" calcext:value-type="float">
            <text:p>8.962.258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United Kingdom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Bosnia and Herzegovin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417089" calcext:value-type="float">
            <text:p>3.417.089</text:p>
          </table:table-cell>
          <table:table-cell table:style-name="ce21" office:value-type="string" calcext:value-type="string">
            <text:p>p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Montenegro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623680" calcext:value-type="float">
            <text:p>623.680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ldov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2423287" calcext:value-type="float">
            <text:p>2.423.287</text:p>
          </table:table-cell>
          <table:table-cell table:style-name="ce21" office:value-type="string" calcext:value-type="string">
            <text:p>ep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North Macedo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1826247" calcext:value-type="float">
            <text:p>1.826.247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Georg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694608" calcext:value-type="float">
            <text:p>3.694.608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lba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erbi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6605168" calcext:value-type="float">
            <text:p>6.605.168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Türkiye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85372377" calcext:value-type="float">
            <text:p>85.372.377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Ukraine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Kosovo*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ndorra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85101" calcext:value-type="float">
            <text:p>85.101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Belarus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Monac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38367" calcext:value-type="float">
            <text:p>38.367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Russ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San Marino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5">
          <table:table-cell table:style-name="ce17" office:value-type="string" calcext:value-type="string">
            <text:p>Armenia</text:p>
          </table:table-cell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float" office:value="2991201" calcext:value-type="float">
            <text:p>2.991.201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style-name="ce20" office:value-type="string" calcext:value-type="string">
            <text:p>:</text:p>
          </table:table-cell>
          <table:table-cell table:style-name="ce20"/>
          <table:table-cell table:number-columns-repeated="16371"/>
        </table:table-row>
        <table:table-row table:style-name="ro5">
          <table:table-cell table:style-name="ce17" office:value-type="string" calcext:value-type="string">
            <text:p>Azerbaijan</text:p>
          </table:table-cell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float" office:value="10180770" calcext:value-type="float">
            <text:p>10.180.770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style-name="ce21" office:value-type="string" calcext:value-type="string">
            <text:p>:</text:p>
          </table:table-cell>
          <table:table-cell table:style-name="ce21"/>
          <table:table-cell table:number-columns-repeated="16371"/>
        </table:table-row>
        <table:table-row table:style-name="ro6">
          <table:table-cell table:number-columns-repeated="16384"/>
        </table:table-row>
        <table:table-row table:style-name="ro4">
          <table:table-cell table:style-name="ce6" office:value-type="string" calcext:value-type="string">
            <text:p>Special value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:</text:p>
          </table:table-cell>
          <table:table-cell table:style-name="ce4" office:value-type="string" calcext:value-type="string">
            <text:p>not available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Observation flags:</text:p>
          </table:table-cell>
          <table:table-cell table:number-columns-repeated="16383"/>
        </table:table-row>
        <table:table-row table:style-name="ro4">
          <table:table-cell table:style-name="ce6" office:value-type="string" calcext:value-type="string">
            <text:p>e</text:p>
          </table:table-cell>
          <table:table-cell table:style-name="ce4" office:value-type="string" calcext:value-type="string">
            <text:p>estimated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ep</text:p>
          </table:table-cell>
          <table:table-cell table:style-name="ce4" office:value-type="string" calcext:value-type="string">
            <text:p>estimated, provisional</text:p>
          </table:table-cell>
          <table:table-cell table:number-columns-repeated="16382"/>
        </table:table-row>
        <table:table-row table:style-name="ro4">
          <table:table-cell table:style-name="ce6" office:value-type="string" calcext:value-type="string">
            <text:p>p</text:p>
          </table:table-cell>
          <table:table-cell table:style-name="ce4" office:value-type="string" calcext:value-type="string">
            <text:p>provisional</text:p>
          </table:table-cell>
          <table:table-cell table:number-columns-repeated="16382"/>
        </table:table-row>
        <table:table-row table:style-name="ro6" table:number-rows-repeated="1048507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. </number:text>
      <number:month number:textual="true"/>
      <number:text> </number:text>
      <number:year/>
    </number:date-style>
    <number:date-style style:name="N119">
      <number:day number:style="long"/>
      <number:text>. </number:text>
      <number:month number:textual="true"/>
    </number:date-style>
    <number:date-style style:name="N120">
      <number:month number:textual="true"/>
      <number:text> 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10" number:min-decimal-places="0" number:decimal-replacement="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number:number-style style:name="N137">
      <number:number number:decimal-places="3" number:min-decimal-places="3" number:min-integer-digits="1" number:grouping="true"/>
    </number:number-style>
    <number:number-style style:name="N138">
      <number:number number:decimal-places="4" number:min-decimal-places="4" number:min-integer-digits="1" number:grouping="true"/>
    </number:number-style>
    <number:number-style style:name="N13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2" style:display-name="PageStyle_Sheet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ructure" style:display-name="PageStyle_Structur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" style:display-name="PageStyle_Sheet 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" style:display-name="PageStyle_Sheet 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" style:display-name="PageStyle_Sheet 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8" style:display-name="PageStyle_Sheet 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" style:display-name="PageStyle_Sheet 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7" style:display-name="PageStyle_Sheet 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1" style:display-name="PageStyle_Sheet 1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0" style:display-name="PageStyle_Sheet 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9" style:display-name="PageStyle_Sheet 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2" style:display-name="PageStyle_Sheet 1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4" style:display-name="PageStyle_Sheet 1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5" style:display-name="PageStyle_Sheet 1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3" style:display-name="PageStyle_Sheet 1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6" style:display-name="PageStyle_Sheet 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9" style:display-name="PageStyle_Sheet 1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7" style:display-name="PageStyle_Sheet 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8" style:display-name="PageStyle_Sheet 1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0" style:display-name="PageStyle_Sheet 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2" style:display-name="PageStyle_Sheet 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1" style:display-name="PageStyle_Sheet 2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4" style:display-name="PageStyle_Sheet 2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3" style:display-name="PageStyle_Sheet 2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5" style:display-name="PageStyle_Sheet 2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6" style:display-name="PageStyle_Sheet 2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8" style:display-name="PageStyle_Sheet 2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7" style:display-name="PageStyle_Sheet 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29" style:display-name="PageStyle_Sheet 2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0" style:display-name="PageStyle_Sheet 3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1" style:display-name="PageStyle_Sheet 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2" style:display-name="PageStyle_Sheet 3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4" style:display-name="PageStyle_Sheet 3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3" style:display-name="PageStyle_Sheet 3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5" style:display-name="PageStyle_Sheet 3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7" style:display-name="PageStyle_Sheet 3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6" style:display-name="PageStyle_Sheet 3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9" style:display-name="PageStyle_Sheet 3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38" style:display-name="PageStyle_Sheet 3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0" style:display-name="PageStyle_Sheet 4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1" style:display-name="PageStyle_Sheet 4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3" style:display-name="PageStyle_Sheet 4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2" style:display-name="PageStyle_Sheet 4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5" style:display-name="PageStyle_Sheet 4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4" style:display-name="PageStyle_Sheet 4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6" style:display-name="PageStyle_Sheet 4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8" style:display-name="PageStyle_Sheet 4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7" style:display-name="PageStyle_Sheet 4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49" style:display-name="PageStyle_Sheet 4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0" style:display-name="PageStyle_Sheet 5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2" style:display-name="PageStyle_Sheet 5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1" style:display-name="PageStyle_Sheet 5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3" style:display-name="PageStyle_Sheet 5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4" style:display-name="PageStyle_Sheet 5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5" style:display-name="PageStyle_Sheet 5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6" style:display-name="PageStyle_Sheet 5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8" style:display-name="PageStyle_Sheet 58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0" style:display-name="PageStyle_Sheet 6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7" style:display-name="PageStyle_Sheet 5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59" style:display-name="PageStyle_Sheet 5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1" style:display-name="PageStyle_Sheet 6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3" style:display-name="PageStyle_Sheet 6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2" style:display-name="PageStyle_Sheet 6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4" style:display-name="PageStyle_Sheet 6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65" style:display-name="PageStyle_Sheet 6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8:10:45</meta:creation-date>
    <meta:initial-creator>Apache POI</meta:initial-creator>
    <meta:generator>LibreOffice/24.2.3.2$Windows_X86_64 LibreOffice_project/433d9c2ded56988e8a90e6b2e771ee4e6a5ab2ba</meta:generator>
    <dc:date>2025-04-16T20:53:27.472000000</dc:date>
    <meta:editing-duration>PT39M31S</meta:editing-duration>
    <meta:editing-cycles>8</meta:editing-cycles>
    <meta:document-statistic meta:table-count="31" meta:cell-count="12603" meta:object-count="1"/>
  </office:meta>
</office:document-meta>
</file>